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92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6.77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8.7mm"/>
    </style:style>
    <style:style style:name="co6" style:family="table-column">
      <style:table-column-properties fo:break-before="auto" style:column-width="16.37mm"/>
    </style:style>
    <style:style style:name="co7" style:family="table-column">
      <style:table-column-properties fo:break-before="auto" style:column-width="11.57mm"/>
    </style:style>
    <style:style style:name="co8" style:family="table-column">
      <style:table-column-properties fo:break-before="auto" style:column-width="9.49mm"/>
    </style:style>
    <style:style style:name="co9" style:family="table-column">
      <style:table-column-properties fo:break-before="auto" style:column-width="12.7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8mm"/>
    </style:style>
    <style:style style:name="co12" style:family="table-column">
      <style:table-column-properties fo:break-before="auto" style:column-width="7.58mm"/>
    </style:style>
    <style:style style:name="co13" style:family="table-column">
      <style:table-column-properties fo:break-before="auto" style:column-width="18.77mm"/>
    </style:style>
    <style:style style:name="co14" style:family="table-column">
      <style:table-column-properties fo:break-before="auto" style:column-width="17.16mm"/>
    </style:style>
    <style:style style:name="co15" style:family="table-column">
      <style:table-column-properties fo:break-before="auto" style:column-width="18.29mm"/>
    </style:style>
    <style:style style:name="co16" style:family="table-column">
      <style:table-column-properties fo:break-before="auto" style:column-width="12.22mm"/>
    </style:style>
    <style:style style:name="co17" style:family="table-column">
      <style:table-column-properties fo:break-before="auto" style:column-width="9.82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17.34mm"/>
    </style:style>
    <style:style style:name="co20" style:family="table-column">
      <style:table-column-properties fo:break-before="auto" style:column-width="16.2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1.34mm"/>
    </style:style>
    <style:style style:name="co23" style:family="table-column">
      <style:table-column-properties fo:break-before="auto" style:column-width="28.2mm"/>
    </style:style>
    <style:style style:name="co24" style:family="table-column">
      <style:table-column-properties fo:break-before="auto" style:column-width="25.17mm"/>
    </style:style>
    <style:style style:name="co25" style:family="table-column">
      <style:table-column-properties fo:break-before="auto" style:column-width="30.6mm"/>
    </style:style>
    <style:style style:name="co26" style:family="table-column">
      <style:table-column-properties fo:break-before="auto" style:column-width="9.67mm"/>
    </style:style>
    <style:style style:name="co27" style:family="table-column">
      <style:table-column-properties fo:break-before="auto" style:column-width="14.61mm"/>
    </style:style>
    <style:style style:name="co28" style:family="table-column">
      <style:table-column-properties fo:break-before="auto" style:column-width="28.52mm"/>
    </style:style>
    <style:style style:name="co29" style:family="table-column">
      <style:table-column-properties fo:break-before="auto" style:column-width="22.77mm"/>
    </style:style>
    <style:style style:name="co30" style:family="table-column">
      <style:table-column-properties fo:break-before="auto" style:column-width="16.53mm"/>
    </style:style>
    <style:style style:name="co31" style:family="table-column">
      <style:table-column-properties fo:break-before="auto" style:column-width="21.17mm"/>
    </style:style>
    <style:style style:name="co32" style:family="table-column">
      <style:table-column-properties fo:break-before="auto" style:column-width="10.94mm"/>
    </style:style>
    <style:style style:name="co33" style:family="table-column">
      <style:table-column-properties fo:break-before="auto" style:column-width="26.44mm"/>
    </style:style>
    <style:style style:name="co34" style:family="table-column">
      <style:table-column-properties fo:break-before="auto" style:column-width="13.49mm"/>
    </style:style>
    <style:style style:name="co35" style:family="table-column">
      <style:table-column-properties fo:break-before="auto" style:column-width="18.45mm"/>
    </style:style>
    <style:style style:name="co36" style:family="table-column">
      <style:table-column-properties fo:break-before="auto" style:column-width="12.05mm"/>
    </style:style>
    <style:style style:name="co37" style:family="table-column">
      <style:table-column-properties fo:break-before="auto" style:column-width="27.39mm"/>
    </style:style>
    <style:style style:name="co38" style:family="table-column">
      <style:table-column-properties fo:break-before="auto" style:column-width="14.13mm"/>
    </style:style>
    <style:style style:name="co39" style:family="table-column">
      <style:table-column-properties fo:break-before="auto" style:column-width="23.09mm"/>
    </style:style>
    <style:style style:name="co40" style:family="table-column">
      <style:table-column-properties fo:break-before="auto" style:column-width="22.28mm"/>
    </style:style>
    <style:style style:name="co41" style:family="table-column">
      <style:table-column-properties fo:break-before="auto" style:column-width="14.45mm"/>
    </style:style>
    <style:style style:name="co42" style:family="table-column">
      <style:table-column-properties fo:break-before="auto" style:column-width="22.12mm"/>
    </style:style>
    <style:style style:name="co43" style:family="table-column">
      <style:table-column-properties fo:break-before="auto" style:column-width="10.62mm"/>
    </style:style>
    <style:style style:name="co44" style:family="table-column">
      <style:table-column-properties fo:break-before="auto" style:column-width="6.61mm"/>
    </style:style>
    <style:style style:name="co45" style:family="table-column">
      <style:table-column-properties fo:break-before="auto" style:column-width="5.82mm"/>
    </style:style>
    <style:style style:name="co46" style:family="table-column">
      <style:table-column-properties fo:break-before="auto" style:column-width="21.48mm"/>
    </style:style>
    <style:style style:name="co47" style:family="table-column">
      <style:table-column-properties fo:break-before="auto" style:column-width="13.58mm"/>
    </style:style>
    <style:style style:name="co48" style:family="table-column">
      <style:table-column-properties fo:break-before="auto" style:column-width="14.94mm"/>
    </style:style>
    <style:style style:name="co49" style:family="table-column">
      <style:table-column-properties fo:break-before="auto" style:column-width="10.78mm"/>
    </style:style>
    <style:style style:name="co50" style:family="table-column">
      <style:table-column-properties fo:break-before="auto" style:column-width="7.74mm"/>
    </style:style>
    <style:style style:name="co51" style:family="table-column">
      <style:table-column-properties fo:break-before="auto" style:column-width="10.46mm"/>
    </style:style>
    <style:style style:name="co52" style:family="table-column">
      <style:table-column-properties fo:break-before="auto" style:column-width="9.33mm"/>
    </style:style>
    <style:style style:name="co53" style:family="table-column">
      <style:table-column-properties fo:break-before="auto" style:column-width="5.98mm"/>
    </style:style>
    <style:style style:name="co54" style:family="table-column">
      <style:table-column-properties fo:break-before="auto" style:column-width="8.38mm"/>
    </style:style>
    <style:style style:name="co55" style:family="table-column">
      <style:table-column-properties fo:break-before="auto" style:column-width="17.82mm"/>
    </style:style>
    <style:style style:name="co56" style:family="table-column">
      <style:table-column-properties fo:break-before="auto" style:column-width="69.6mm"/>
    </style:style>
    <style:style style:name="co57" style:family="table-column">
      <style:table-column-properties fo:break-before="auto" style:column-width="12.45mm"/>
    </style:style>
    <style:style style:name="co58" style:family="table-column">
      <style:table-column-properties fo:break-before="auto" style:column-width="100.14mm"/>
    </style:style>
    <style:style style:name="co59" style:family="table-column">
      <style:table-column-properties fo:break-before="auto" style:column-width="13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 style:data-style-name="N107"/>
    <style:style style:name="ce10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2"/>
    <style:style style:name="ce15" style:family="table-cell" style:parent-style-name="Default" style:data-style-name="N108"/>
    <style:style style:name="ce16" style:family="table-cell" style:parent-style-name="Default" style:data-style-name="N109"/>
    <style:style style:name="ce17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map style:condition="cell-content()=[.$P3]" style:apply-style-name="destaque" style:base-cell-address="resumo.L3"/>
    </style:style>
    <style:style style:name="ce29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 style:data-style-name="N107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 style:data-style-name="N0"/>
    <style:style style:name="ce33" style:family="table-cell" style:parent-style-name="Default">
      <style:table-cell-properties fo:background-color="#83caff"/>
    </style:style>
    <style:style style:name="ce40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83caff"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83ca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Default"/>
        <table:table-column table:style-name="co9" table:default-cell-style-name="ce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4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1"/>
        <table:table-column table:style-name="co25" table:default-cell-style-name="ce11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0" office:value-type="string" calcext:value-type="string">
            <text:p>instance</text:p>
          </table:table-cell>
          <table:table-cell table:style-name="ce10" office:value-type="string" calcext:value-type="string">
            <text:p>frac</text:p>
          </table:table-cell>
          <table:table-cell table:style-name="ce10" office:value-type="string" calcext:value-type="string">
            <text:p>lb0</text:p>
          </table:table-cell>
          <table:table-cell table:style-name="ce10" office:value-type="string" calcext:value-type="string">
            <text:p>time0</text:p>
          </table:table-cell>
          <table:table-cell table:style-name="ce10" office:value-type="string" calcext:value-type="string">
            <text:p>heur</text:p>
          </table:table-cell>
          <table:table-cell table:style-name="ce10" office:value-type="string" calcext:value-type="string">
            <text:p>heur time</text:p>
          </table:table-cell>
          <table:table-cell table:style-name="ce10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0-1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0.029186" calcext:value-type="float">
            <text:p>0,0291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603302" calcext:value-type="float">
            <text:p>16033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.config</text:p>
          </table:table-cell>
          <table:table-cell table:formula="of:=CONCATENATE(&quot;r&quot;;[.B2];&quot;-&quot;;[.C2];&quot;-&quot;;[.E2];&quot;-&quot;;LEFT(RIGHT([.A2];6);1))" office:value-type="string" office:string-value="r20-100-10-1" calcext:value-type="string">
            <text:p>r20-100-10-1</text:p>
          </table:table-cell>
          <table:table-cell table:formula="of:=ROUND(([.F2]/[.G2])*100;2)" office:value-type="float" office:value="0" calcext:value-type="float">
            <text:p>0</text:p>
          </table:table-cell>
          <table:table-cell table:style-name="ce9" table:formula="of:=[.J2]" office:value-type="float" office:value="1" calcext:value-type="float">
            <text:p>1,0</text:p>
          </table:table-cell>
          <table:table-cell table:style-name="ce9" table:formula="of:=[.I2]" office:value-type="float" office:value="0.029186" calcext:value-type="float">
            <text:p>0,0</text:p>
          </table:table-cell>
          <table:table-cell table:formula="of:=[.U2]" office:value-type="float" office:value="1" calcext:value-type="float">
            <text:p>1</text:p>
          </table:table-cell>
          <table:table-cell table:formula="of:=[.V2]" office:value-type="float" office:value="0.000062" calcext:value-type="float">
            <text:p>6,2E-05</text:p>
          </table:table-cell>
          <table:table-cell table:formula="of:=ABS([.AE2]-CEILING([.AC2]))" office:value-type="float" office:value="0" calcext:value-type="float">
            <text:p>0</text:p>
          </table:table-cell>
          <table:table-cell/>
          <table:table-cell table:style-name="ce12" table:formula="of:=ROUND(AVERAGE([.AG2:.AG300]);2)" office:value-type="float" office:value="3.25" calcext:value-type="float">
            <text:p>3,25</text:p>
          </table:table-cell>
          <table:table-cell table:style-name="ce12" table:formula="of:=ROUND(AVERAGEIF([.AG2:.AG300];&quot;&gt;0&quot;;[.AG2:.AG300]);2)" office:value-type="float" office:value="3.96" calcext:value-type="float">
            <text:p>3,96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ra.config</text:p>
          </table:table-cell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62" calcext:value-type="float">
            <text:p>362</text:p>
          </table:table-cell>
          <table:table-cell table:style-name="Default" office:value-type="float" office:value="0.016982" calcext:value-type="float">
            <text:p>0,0169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561928" calcext:value-type="float">
            <text:p>15619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a.config</text:p>
          </table:table-cell>
          <table:table-cell table:formula="of:=CONCATENATE(&quot;r&quot;;[.B3];&quot;-&quot;;[.C3];&quot;-&quot;;[.E3];&quot;-&quot;;LEFT(RIGHT([.A3];6);1))" office:value-type="string" office:string-value="r20-100-10-2" calcext:value-type="string">
            <text:p>r20-100-10-2</text:p>
          </table:table-cell>
          <table:table-cell table:formula="of:=ROUND(([.F3]/[.G3])*100;2)" office:value-type="float" office:value="0" calcext:value-type="float">
            <text:p>0</text:p>
          </table:table-cell>
          <table:table-cell table:style-name="ce9" table:formula="of:=[.J3]" office:value-type="float" office:value="0" calcext:value-type="float">
            <text:p>0,0</text:p>
          </table:table-cell>
          <table:table-cell table:style-name="ce9" table:formula="of:=[.I3]" office:value-type="float" office:value="0.016982" calcext:value-type="float">
            <text:p>0,0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0.000058" calcext:value-type="float">
            <text:p>5,8E-05</text:p>
          </table:table-cell>
          <table:table-cell table:formula="of:=ABS([.AE3]-CEILING([.AC3])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402" calcext:value-type="float">
            <text:p>402</text:p>
          </table:table-cell>
          <table:table-cell office:value-type="float" office:value="514" calcext:value-type="float">
            <text:p>514</text:p>
          </table:table-cell>
          <table:table-cell table:style-name="Default" office:value-type="float" office:value="1.400763" calcext:value-type="float">
            <text:p>1,400763</text:p>
          </table:table-cell>
          <table:table-cell table:style-name="Default" office:value-type="float" office:value="-0.164827" calcext:value-type="float">
            <text:p>-0,16482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64827" calcext:value-type="float">
            <text:p>-0,1648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2047039" calcext:value-type="float">
            <text:p>2047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7" calcext:value-type="float">
            <text:p>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.config</text:p>
          </table:table-cell>
          <table:table-cell table:formula="of:=CONCATENATE(&quot;r&quot;;[.B4];&quot;-&quot;;[.C4];&quot;-&quot;;[.E4];&quot;-&quot;;LEFT(RIGHT([.A4];6);1))" office:value-type="string" office:string-value="r20-100-15-1" calcext:value-type="string">
            <text:p>r20-100-15-1</text:p>
          </table:table-cell>
          <table:table-cell table:formula="of:=ROUND(([.F4]/[.G4])*100;2)" office:value-type="float" office:value="33.58" calcext:value-type="float">
            <text:p>33,58</text:p>
          </table:table-cell>
          <table:table-cell table:style-name="ce9" table:formula="of:=[.J4]" office:value-type="float" office:value="-0.164827" calcext:value-type="float">
            <text:p>-0,2</text:p>
          </table:table-cell>
          <table:table-cell table:style-name="ce9" table:formula="of:=[.I4]" office:value-type="float" office:value="1.400763" calcext:value-type="float">
            <text:p>1,4</text:p>
          </table:table-cell>
          <table:table-cell table:formula="of:=[.U4]" office:value-type="float" office:value="2" calcext:value-type="float">
            <text:p>2</text:p>
          </table:table-cell>
          <table:table-cell table:formula="of:=[.V4]" office:value-type="float" office:value="0.00007" calcext:value-type="float">
            <text:p>7E-05</text:p>
          </table:table-cell>
          <table:table-cell table:formula="of:=ABS([.AE4]-CEILING([.AC4]))" office:value-type="float" office:value="2" calcext:value-type="float">
            <text:p>2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402" calcext:value-type="float">
            <text:p>402</text:p>
          </table:table-cell>
          <table:table-cell office:value-type="float" office:value="460" calcext:value-type="float">
            <text:p>460</text:p>
          </table:table-cell>
          <table:table-cell table:style-name="Default" office:value-type="float" office:value="0.617246" calcext:value-type="float">
            <text:p>0,617246</text:p>
          </table:table-cell>
          <table:table-cell table:style-name="Default" office:value-type="float" office:value="-0.06034" calcext:value-type="float">
            <text:p>-0,060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6034" calcext:value-type="float">
            <text:p>-0,060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1" calcext:value-type="float">
            <text:p>0,61</text:p>
          </table:table-cell>
          <table:table-cell office:value-type="float" office:value="2031415" calcext:value-type="float">
            <text:p>2031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.config</text:p>
          </table:table-cell>
          <table:table-cell table:formula="of:=CONCATENATE(&quot;r&quot;;[.B5];&quot;-&quot;;[.C5];&quot;-&quot;;[.E5];&quot;-&quot;;LEFT(RIGHT([.A5];6);1))" office:value-type="string" office:string-value="r20-100-15-2" calcext:value-type="string">
            <text:p>r20-100-15-2</text:p>
          </table:table-cell>
          <table:table-cell table:formula="of:=ROUND(([.F5]/[.G5])*100;2)" office:value-type="float" office:value="36.57" calcext:value-type="float">
            <text:p>36,57</text:p>
          </table:table-cell>
          <table:table-cell table:style-name="ce9" table:formula="of:=[.J5]" office:value-type="float" office:value="-0.06034" calcext:value-type="float">
            <text:p>-0,1</text:p>
          </table:table-cell>
          <table:table-cell table:style-name="ce9" table:formula="of:=[.I5]" office:value-type="float" office:value="0.617246" calcext:value-type="float">
            <text:p>0,6</text:p>
          </table:table-cell>
          <table:table-cell table:formula="of:=[.U5]" office:value-type="float" office:value="2" calcext:value-type="float">
            <text:p>2</text:p>
          </table:table-cell>
          <table:table-cell table:formula="of:=[.V5]" office:value-type="float" office:value="0.000071" calcext:value-type="float">
            <text:p>7,1E-05</text:p>
          </table:table-cell>
          <table:table-cell table:formula="of:=ABS([.AE5]-CEILING([.AC5]))" office:value-type="float" office:value="2" calcext:value-type="float">
            <text:p>2</text:p>
          </table:table-cell>
          <table:table-cell/>
          <table:table-cell table:formula="of:=COUNTIF([.AG2:.AG300];0)" office:value-type="float" office:value="18" calcext:value-type="float">
            <text:p>18</text:p>
          </table:table-cell>
          <table:table-cell table:style-name="ce13" table:formula="of:=[.AI5]/[.AI8]" office:value-type="percentage" office:value="0.18" calcext:value-type="percentage">
            <text:p>18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502" calcext:value-type="float">
            <text:p>502</text:p>
          </table:table-cell>
          <table:table-cell office:value-type="float" office:value="603" calcext:value-type="float">
            <text:p>603</text:p>
          </table:table-cell>
          <table:table-cell table:style-name="Default" office:value-type="float" office:value="0.382289" calcext:value-type="float">
            <text:p>0,382289</text:p>
          </table:table-cell>
          <table:table-cell table:style-name="Default" office:value-type="float" office:value="-0.3709" calcext:value-type="float">
            <text:p>-0,370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3709" calcext:value-type="float">
            <text:p>-0,37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2344838" calcext:value-type="float">
            <text:p>2344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.config</text:p>
          </table:table-cell>
          <table:table-cell table:formula="of:=CONCATENATE(&quot;r&quot;;[.B6];&quot;-&quot;;[.C6];&quot;-&quot;;[.E6];&quot;-&quot;;LEFT(RIGHT([.A6];6);1))" office:value-type="string" office:string-value="r20-100-20-1" calcext:value-type="string">
            <text:p>r20-100-20-1</text:p>
          </table:table-cell>
          <table:table-cell table:formula="of:=ROUND(([.F6]/[.G6])*100;2)" office:value-type="float" office:value="32.07" calcext:value-type="float">
            <text:p>32,07</text:p>
          </table:table-cell>
          <table:table-cell table:style-name="ce9" table:formula="of:=[.J6]" office:value-type="float" office:value="-0.3709" calcext:value-type="float">
            <text:p>-0,4</text:p>
          </table:table-cell>
          <table:table-cell table:style-name="ce9" table:formula="of:=[.I6]" office:value-type="float" office:value="0.382289" calcext:value-type="float">
            <text:p>0,4</text:p>
          </table:table-cell>
          <table:table-cell table:formula="of:=[.U6]" office:value-type="float" office:value="2" calcext:value-type="float">
            <text:p>2</text:p>
          </table:table-cell>
          <table:table-cell table:formula="of:=[.V6]" office:value-type="float" office:value="0.000075" calcext:value-type="float">
            <text:p>7,5E-05</text:p>
          </table:table-cell>
          <table:table-cell table:formula="of:=ABS([.AE6]-CEILING([.AC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502" calcext:value-type="float">
            <text:p>502</text:p>
          </table:table-cell>
          <table:table-cell office:value-type="float" office:value="594" calcext:value-type="float">
            <text:p>594</text:p>
          </table:table-cell>
          <table:table-cell table:style-name="Default" office:value-type="float" office:value="0.486496" calcext:value-type="float">
            <text:p>0,486496</text:p>
          </table:table-cell>
          <table:table-cell table:style-name="Default" office:value-type="float" office:value="-0.257265" calcext:value-type="float">
            <text:p>-0,2572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257265" calcext:value-type="float">
            <text:p>-0,2572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8" calcext:value-type="float">
            <text:p>0,48</text:p>
          </table:table-cell>
          <table:table-cell office:value-type="float" office:value="2416077" calcext:value-type="float">
            <text:p>2416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8" calcext:value-type="float">
            <text:p>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.config</text:p>
          </table:table-cell>
          <table:table-cell table:formula="of:=CONCATENATE(&quot;r&quot;;[.B7];&quot;-&quot;;[.C7];&quot;-&quot;;[.E7];&quot;-&quot;;LEFT(RIGHT([.A7];6);1))" office:value-type="string" office:string-value="r20-100-20-2" calcext:value-type="string">
            <text:p>r20-100-20-2</text:p>
          </table:table-cell>
          <table:table-cell table:formula="of:=ROUND(([.F7]/[.G7])*100;2)" office:value-type="float" office:value="32.87" calcext:value-type="float">
            <text:p>32,87</text:p>
          </table:table-cell>
          <table:table-cell table:style-name="ce9" table:formula="of:=[.J7]" office:value-type="float" office:value="-0.257265" calcext:value-type="float">
            <text:p>-0,3</text:p>
          </table:table-cell>
          <table:table-cell table:style-name="ce9" table:formula="of:=[.I7]" office:value-type="float" office:value="0.486496" calcext:value-type="float">
            <text:p>0,5</text:p>
          </table:table-cell>
          <table:table-cell table:formula="of:=[.U7]" office:value-type="float" office:value="1" calcext:value-type="float">
            <text:p>1</text:p>
          </table:table-cell>
          <table:table-cell table:formula="of:=[.V7]" office:value-type="float" office:value="0.00008" calcext:value-type="float">
            <text:p>8E-05</text:p>
          </table:table-cell>
          <table:table-cell table:formula="of:=ABS([.AE7]-CEILING([.AC7]))" office:value-type="float" office:value="1" calcext:value-type="float">
            <text:p>1</text:p>
          </table:table-cell>
          <table:table-cell/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  <table:table-cell office:value-type="float" office:value="602" calcext:value-type="float">
            <text:p>602</text:p>
          </table:table-cell>
          <table:table-cell office:value-type="float" office:value="718" calcext:value-type="float">
            <text:p>718</text:p>
          </table:table-cell>
          <table:table-cell table:style-name="Default" office:value-type="float" office:value="0.362996" calcext:value-type="float">
            <text:p>0,362996</text:p>
          </table:table-cell>
          <table:table-cell table:style-name="Default" office:value-type="float" office:value="-0.496624" calcext:value-type="float">
            <text:p>-0,4966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496624" calcext:value-type="float">
            <text:p>-0,4966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2721176" calcext:value-type="float">
            <text:p>2721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.config</text:p>
          </table:table-cell>
          <table:table-cell table:formula="of:=CONCATENATE(&quot;r&quot;;[.B8];&quot;-&quot;;[.C8];&quot;-&quot;;[.E8];&quot;-&quot;;LEFT(RIGHT([.A8];6);1))" office:value-type="string" office:string-value="r20-100-25-1" calcext:value-type="string">
            <text:p>r20-100-25-1</text:p>
          </table:table-cell>
          <table:table-cell table:formula="of:=ROUND(([.F8]/[.G8])*100;2)" office:value-type="float" office:value="29.73" calcext:value-type="float">
            <text:p>29,73</text:p>
          </table:table-cell>
          <table:table-cell table:style-name="ce9" table:formula="of:=[.J8]" office:value-type="float" office:value="-0.496624" calcext:value-type="float">
            <text:p>-0,5</text:p>
          </table:table-cell>
          <table:table-cell table:style-name="ce9" table:formula="of:=[.I8]" office:value-type="float" office:value="0.362996" calcext:value-type="float">
            <text:p>0,4</text:p>
          </table:table-cell>
          <table:table-cell table:formula="of:=[.U8]" office:value-type="float" office:value="1" calcext:value-type="float">
            <text:p>1</text:p>
          </table:table-cell>
          <table:table-cell table:formula="of:=[.V8]" office:value-type="float" office:value="0.000089" calcext:value-type="float">
            <text:p>8,9E-05</text:p>
          </table:table-cell>
          <table:table-cell table:formula="of:=ABS([.AE8]-CEILING([.AC8]))" office:value-type="float" office:value="1" calcext:value-type="float">
            <text:p>1</text:p>
          </table:table-cell>
          <table:table-cell/>
          <table:table-cell table:formula="of:=COUNTIF([.AG2:.AG300];&quot;&gt;=0&quot;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office:value-type="float" office:value="602" calcext:value-type="float">
            <text:p>602</text:p>
          </table:table-cell>
          <table:table-cell office:value-type="float" office:value="683" calcext:value-type="float">
            <text:p>683</text:p>
          </table:table-cell>
          <table:table-cell table:style-name="Default" office:value-type="float" office:value="0.334074" calcext:value-type="float">
            <text:p>0,334074</text:p>
          </table:table-cell>
          <table:table-cell table:style-name="Default" office:value-type="float" office:value="-0.447206" calcext:value-type="float">
            <text:p>-0,4472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447206" calcext:value-type="float">
            <text:p>-0,447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2723720" calcext:value-type="float">
            <text:p>2723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97" calcext:value-type="float">
            <text:p>9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.config</text:p>
          </table:table-cell>
          <table:table-cell table:formula="of:=CONCATENATE(&quot;r&quot;;[.B9];&quot;-&quot;;[.C9];&quot;-&quot;;[.E9];&quot;-&quot;;LEFT(RIGHT([.A9];6);1))" office:value-type="string" office:string-value="r20-100-25-2" calcext:value-type="string">
            <text:p>r20-100-25-2</text:p>
          </table:table-cell>
          <table:table-cell table:formula="of:=ROUND(([.F9]/[.G9])*100;2)" office:value-type="float" office:value="29.24" calcext:value-type="float">
            <text:p>29,24</text:p>
          </table:table-cell>
          <table:table-cell table:style-name="ce9" table:formula="of:=[.J9]" office:value-type="float" office:value="-0.447206" calcext:value-type="float">
            <text:p>-0,4</text:p>
          </table:table-cell>
          <table:table-cell table:style-name="ce9" table:formula="of:=[.I9]" office:value-type="float" office:value="0.334074" calcext:value-type="float">
            <text:p>0,3</text:p>
          </table:table-cell>
          <table:table-cell table:formula="of:=[.U9]" office:value-type="float" office:value="1" calcext:value-type="float">
            <text:p>1</text:p>
          </table:table-cell>
          <table:table-cell table:formula="of:=[.V9]" office:value-type="float" office:value="0.000097" calcext:value-type="float">
            <text:p>9,7E-05</text:p>
          </table:table-cell>
          <table:table-cell table:formula="of:=ABS([.AE9]-CEILING([.AC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table:style-name="Default" office:value-type="float" office:value="0.174734" calcext:value-type="float">
            <text:p>0,17473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1246510" calcext:value-type="float">
            <text:p>12465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10];&quot;-&quot;;[.C10];&quot;-&quot;;[.E10];&quot;-&quot;;LEFT(RIGHT([.A10];6);1))" office:value-type="string" office:string-value="r20-100-5-1" calcext:value-type="string">
            <text:p>r20-100-5-1</text:p>
          </table:table-cell>
          <table:table-cell table:formula="of:=ROUND(([.F10]/[.G10])*100;2)" office:value-type="float" office:value="0" calcext:value-type="float">
            <text:p>0</text:p>
          </table:table-cell>
          <table:table-cell table:style-name="ce9" table:formula="of:=[.J10]" office:value-type="float" office:value="1" calcext:value-type="float">
            <text:p>1,0</text:p>
          </table:table-cell>
          <table:table-cell table:style-name="ce9" table:formula="of:=[.I10]" office:value-type="float" office:value="0.174734" calcext:value-type="float">
            <text:p>0,2</text:p>
          </table:table-cell>
          <table:table-cell table:formula="of:=[.U10]" office:value-type="float" office:value="1" calcext:value-type="float">
            <text:p>1</text:p>
          </table:table-cell>
          <table:table-cell table:formula="of:=[.V10]" office:value-type="float" office:value="0.000072" calcext:value-type="float">
            <text:p>7,2E-05</text:p>
          </table:table-cell>
          <table:table-cell table:formula="of:=ABS([.AE10]-CEILING([.AC1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006306" calcext:value-type="float">
            <text:p>0,006306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7322" calcext:value-type="float">
            <text:p>1177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a.config</text:p>
          </table:table-cell>
          <table:table-cell table:formula="of:=CONCATENATE(&quot;r&quot;;[.B11];&quot;-&quot;;[.C11];&quot;-&quot;;[.E11];&quot;-&quot;;LEFT(RIGHT([.A11];6);1))" office:value-type="string" office:string-value="r20-100-5-2" calcext:value-type="string">
            <text:p>r20-100-5-2</text:p>
          </table:table-cell>
          <table:table-cell table:formula="of:=ROUND(([.F11]/[.G11])*100;2)" office:value-type="float" office:value="0" calcext:value-type="float">
            <text:p>0</text:p>
          </table:table-cell>
          <table:table-cell table:style-name="ce9" table:formula="of:=[.J11]" office:value-type="float" office:value="-0" calcext:value-type="float">
            <text:p>0,0</text:p>
          </table:table-cell>
          <table:table-cell table:style-name="ce9" table:formula="of:=[.I11]" office:value-type="float" office:value="0.006306" calcext:value-type="float">
            <text:p>0,0</text:p>
          </table:table-cell>
          <table:table-cell table:formula="of:=[.U11]" office:value-type="float" office:value="0" calcext:value-type="float">
            <text:p>0</text:p>
          </table:table-cell>
          <table:table-cell table:formula="of:=[.V11]" office:value-type="float" office:value="0.000055" calcext:value-type="float">
            <text:p>5,5E-05</text:p>
          </table:table-cell>
          <table:table-cell table:formula="of:=ABS([.AE11]-CEILING([.AC1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52" calcext:value-type="float">
            <text:p>352</text:p>
          </table:table-cell>
          <table:table-cell office:value-type="float" office:value="462" calcext:value-type="float">
            <text:p>462</text:p>
          </table:table-cell>
          <table:table-cell table:style-name="Default" office:value-type="float" office:value="1.10058" calcext:value-type="float">
            <text:p>1,10058</text:p>
          </table:table-cell>
          <table:table-cell table:style-name="Default" office:value-type="float" office:value="0.182802" calcext:value-type="float">
            <text:p>0,1828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82802" calcext:value-type="float">
            <text:p>0,182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2097925" calcext:value-type="float">
            <text:p>2097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.config</text:p>
          </table:table-cell>
          <table:table-cell table:formula="of:=CONCATENATE(&quot;r&quot;;[.B12];&quot;-&quot;;[.C12];&quot;-&quot;;[.E12];&quot;-&quot;;LEFT(RIGHT([.A12];6);1))" office:value-type="string" office:string-value="r20-150-10-1" calcext:value-type="string">
            <text:p>r20-150-10-1</text:p>
          </table:table-cell>
          <table:table-cell table:formula="of:=ROUND(([.F12]/[.G12])*100;2)" office:value-type="float" office:value="35.51" calcext:value-type="float">
            <text:p>35,51</text:p>
          </table:table-cell>
          <table:table-cell table:style-name="ce9" table:formula="of:=[.J12]" office:value-type="float" office:value="0.182802" calcext:value-type="float">
            <text:p>0,2</text:p>
          </table:table-cell>
          <table:table-cell table:style-name="ce9" table:formula="of:=[.I12]" office:value-type="float" office:value="1.10058" calcext:value-type="float">
            <text:p>1,1</text:p>
          </table:table-cell>
          <table:table-cell table:formula="of:=[.U12]" office:value-type="float" office:value="4" calcext:value-type="float">
            <text:p>4</text:p>
          </table:table-cell>
          <table:table-cell table:formula="of:=[.V12]" office:value-type="float" office:value="0.000077" calcext:value-type="float">
            <text:p>7,7E-05</text:p>
          </table:table-cell>
          <table:table-cell table:formula="of:=ABS([.AE12]-CEILING([.AC1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352" calcext:value-type="float">
            <text:p>352</text:p>
          </table:table-cell>
          <table:table-cell office:value-type="float" office:value="486" calcext:value-type="float">
            <text:p>486</text:p>
          </table:table-cell>
          <table:table-cell table:style-name="Default" office:value-type="float" office:value="0.611738" calcext:value-type="float">
            <text:p>0,611738</text:p>
          </table:table-cell>
          <table:table-cell table:style-name="Default" office:value-type="float" office:value="0.157229" calcext:value-type="float">
            <text:p>0,1572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57229" calcext:value-type="float">
            <text:p>0,157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2088565" calcext:value-type="float">
            <text:p>2088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.config</text:p>
          </table:table-cell>
          <table:table-cell table:formula="of:=CONCATENATE(&quot;r&quot;;[.B13];&quot;-&quot;;[.C13];&quot;-&quot;;[.E13];&quot;-&quot;;LEFT(RIGHT([.A13];6);1))" office:value-type="string" office:string-value="r20-150-10-2" calcext:value-type="string">
            <text:p>r20-150-10-2</text:p>
          </table:table-cell>
          <table:table-cell table:formula="of:=ROUND(([.F13]/[.G13])*100;2)" office:value-type="float" office:value="36.65" calcext:value-type="float">
            <text:p>36,65</text:p>
          </table:table-cell>
          <table:table-cell table:style-name="ce9" table:formula="of:=[.J13]" office:value-type="float" office:value="0.157229" calcext:value-type="float">
            <text:p>0,2</text:p>
          </table:table-cell>
          <table:table-cell table:style-name="ce9" table:formula="of:=[.I13]" office:value-type="float" office:value="0.611738" calcext:value-type="float">
            <text:p>0,6</text:p>
          </table:table-cell>
          <table:table-cell table:formula="of:=[.U13]" office:value-type="float" office:value="2" calcext:value-type="float">
            <text:p>2</text:p>
          </table:table-cell>
          <table:table-cell table:formula="of:=[.V13]" office:value-type="float" office:value="0.000074" calcext:value-type="float">
            <text:p>7,4E-05</text:p>
          </table:table-cell>
          <table:table-cell table:formula="of:=ABS([.AE13]-CEILING([.AC1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  <table:table-cell office:value-type="float" office:value="452" calcext:value-type="float">
            <text:p>452</text:p>
          </table:table-cell>
          <table:table-cell office:value-type="float" office:value="694" calcext:value-type="float">
            <text:p>694</text:p>
          </table:table-cell>
          <table:table-cell table:style-name="Default" office:value-type="float" office:value="1.828848" calcext:value-type="float">
            <text:p>1,828848</text:p>
          </table:table-cell>
          <table:table-cell table:style-name="Default" office:value-type="float" office:value="-0.035239" calcext:value-type="float">
            <text:p>-0,03523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35239" calcext:value-type="float">
            <text:p>-0,0352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82" calcext:value-type="float">
            <text:p>1,82</text:p>
          </table:table-cell>
          <table:table-cell office:value-type="float" office:value="2572159" calcext:value-type="float">
            <text:p>2572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.config</text:p>
          </table:table-cell>
          <table:table-cell table:formula="of:=CONCATENATE(&quot;r&quot;;[.B14];&quot;-&quot;;[.C14];&quot;-&quot;;[.E14];&quot;-&quot;;LEFT(RIGHT([.A14];6);1))" office:value-type="string" office:string-value="r20-150-15-1" calcext:value-type="string">
            <text:p>r20-150-15-1</text:p>
          </table:table-cell>
          <table:table-cell table:formula="of:=ROUND(([.F14]/[.G14])*100;2)" office:value-type="float" office:value="39.6" calcext:value-type="float">
            <text:p>39,6</text:p>
          </table:table-cell>
          <table:table-cell table:style-name="ce9" table:formula="of:=[.J14]" office:value-type="float" office:value="-0.035239" calcext:value-type="float">
            <text:p>0,0</text:p>
          </table:table-cell>
          <table:table-cell table:style-name="ce9" table:formula="of:=[.I14]" office:value-type="float" office:value="1.828848" calcext:value-type="float">
            <text:p>1,8</text:p>
          </table:table-cell>
          <table:table-cell table:formula="of:=[.U14]" office:value-type="float" office:value="2" calcext:value-type="float">
            <text:p>2</text:p>
          </table:table-cell>
          <table:table-cell table:formula="of:=[.V14]" office:value-type="float" office:value="0.000088" calcext:value-type="float">
            <text:p>8,8E-05</text:p>
          </table:table-cell>
          <table:table-cell table:formula="of:=ABS([.AE14]-CEILING([.AC1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452" calcext:value-type="float">
            <text:p>452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.37904" calcext:value-type="float">
            <text:p>1,37904</text:p>
          </table:table-cell>
          <table:table-cell table:style-name="Default" office:value-type="float" office:value="-0.048148" calcext:value-type="float">
            <text:p>-0,0481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48148" calcext:value-type="float">
            <text:p>-0,0481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2574783" calcext:value-type="float">
            <text:p>2574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.config</text:p>
          </table:table-cell>
          <table:table-cell table:formula="of:=CONCATENATE(&quot;r&quot;;[.B15];&quot;-&quot;;[.C15];&quot;-&quot;;[.E15];&quot;-&quot;;LEFT(RIGHT([.A15];6);1))" office:value-type="string" office:string-value="r20-150-15-2" calcext:value-type="string">
            <text:p>r20-150-15-2</text:p>
          </table:table-cell>
          <table:table-cell table:formula="of:=ROUND(([.F15]/[.G15])*100;2)" office:value-type="float" office:value="44.69" calcext:value-type="float">
            <text:p>44,69</text:p>
          </table:table-cell>
          <table:table-cell table:style-name="ce9" table:formula="of:=[.J15]" office:value-type="float" office:value="-0.048148" calcext:value-type="float">
            <text:p>0,0</text:p>
          </table:table-cell>
          <table:table-cell table:style-name="ce9" table:formula="of:=[.I15]" office:value-type="float" office:value="1.37904" calcext:value-type="float">
            <text:p>1,4</text:p>
          </table:table-cell>
          <table:table-cell table:formula="of:=[.U15]" office:value-type="float" office:value="2" calcext:value-type="float">
            <text:p>2</text:p>
          </table:table-cell>
          <table:table-cell table:formula="of:=[.V15]" office:value-type="float" office:value="0.000078" calcext:value-type="float">
            <text:p>7,8E-05</text:p>
          </table:table-cell>
          <table:table-cell table:formula="of:=ABS([.AE15]-CEILING([.AC15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552" calcext:value-type="float">
            <text:p>552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.016312" calcext:value-type="float">
            <text:p>1,016312</text:p>
          </table:table-cell>
          <table:table-cell table:style-name="Default" office:value-type="float" office:value="-0.195037" calcext:value-type="float">
            <text:p>-0,1950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95037" calcext:value-type="float">
            <text:p>-0,1950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66293" calcext:value-type="float">
            <text:p>2966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.config</text:p>
          </table:table-cell>
          <table:table-cell table:formula="of:=CONCATENATE(&quot;r&quot;;[.B16];&quot;-&quot;;[.C16];&quot;-&quot;;[.E16];&quot;-&quot;;LEFT(RIGHT([.A16];6);1))" office:value-type="string" office:string-value="r20-150-20-1" calcext:value-type="string">
            <text:p>r20-150-20-1</text:p>
          </table:table-cell>
          <table:table-cell table:formula="of:=ROUND(([.F16]/[.G16])*100;2)" office:value-type="float" office:value="40.94" calcext:value-type="float">
            <text:p>40,94</text:p>
          </table:table-cell>
          <table:table-cell table:style-name="ce9" table:formula="of:=[.J16]" office:value-type="float" office:value="-0.195037" calcext:value-type="float">
            <text:p>-0,2</text:p>
          </table:table-cell>
          <table:table-cell table:style-name="ce9" table:formula="of:=[.I16]" office:value-type="float" office:value="1.016312" calcext:value-type="float">
            <text:p>1,0</text:p>
          </table:table-cell>
          <table:table-cell table:formula="of:=[.U16]" office:value-type="float" office:value="2" calcext:value-type="float">
            <text:p>2</text:p>
          </table:table-cell>
          <table:table-cell table:formula="of:=[.V16]" office:value-type="float" office:value="0.0001" calcext:value-type="float">
            <text:p>0,0001</text:p>
          </table:table-cell>
          <table:table-cell table:formula="of:=ABS([.AE16]-CEILING([.AC1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552" calcext:value-type="float">
            <text:p>552</text:p>
          </table:table-cell>
          <table:table-cell office:value-type="float" office:value="743" calcext:value-type="float">
            <text:p>743</text:p>
          </table:table-cell>
          <table:table-cell table:style-name="Default" office:value-type="float" office:value="1.488565" calcext:value-type="float">
            <text:p>1,488565</text:p>
          </table:table-cell>
          <table:table-cell table:style-name="Default" office:value-type="float" office:value="-0.10068" calcext:value-type="float">
            <text:p>-0,1006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0068" calcext:value-type="float">
            <text:p>-0,100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49" calcext:value-type="float">
            <text:p>1,49</text:p>
          </table:table-cell>
          <table:table-cell office:value-type="float" office:value="3053094" calcext:value-type="float">
            <text:p>3053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.config</text:p>
          </table:table-cell>
          <table:table-cell table:formula="of:=CONCATENATE(&quot;r&quot;;[.B17];&quot;-&quot;;[.C17];&quot;-&quot;;[.E17];&quot;-&quot;;LEFT(RIGHT([.A17];6);1))" office:value-type="string" office:string-value="r20-150-20-2" calcext:value-type="string">
            <text:p>r20-150-20-2</text:p>
          </table:table-cell>
          <table:table-cell table:formula="of:=ROUND(([.F17]/[.G17])*100;2)" office:value-type="float" office:value="41.12" calcext:value-type="float">
            <text:p>41,12</text:p>
          </table:table-cell>
          <table:table-cell table:style-name="ce9" table:formula="of:=[.J17]" office:value-type="float" office:value="-0.10068" calcext:value-type="float">
            <text:p>-0,1</text:p>
          </table:table-cell>
          <table:table-cell table:style-name="ce9" table:formula="of:=[.I17]" office:value-type="float" office:value="1.488565" calcext:value-type="float">
            <text:p>1,5</text:p>
          </table:table-cell>
          <table:table-cell table:formula="of:=[.U17]" office:value-type="float" office:value="2" calcext:value-type="float">
            <text:p>2</text:p>
          </table:table-cell>
          <table:table-cell table:formula="of:=[.V17]" office:value-type="float" office:value="0.000094" calcext:value-type="float">
            <text:p>9,4E-05</text:p>
          </table:table-cell>
          <table:table-cell table:formula="of:=ABS([.AE17]-CEILING([.AC1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652" calcext:value-type="float">
            <text:p>652</text:p>
          </table:table-cell>
          <table:table-cell office:value-type="float" office:value="942" calcext:value-type="float">
            <text:p>942</text:p>
          </table:table-cell>
          <table:table-cell table:style-name="Default" office:value-type="float" office:value="0.820616" calcext:value-type="float">
            <text:p>0,820616</text:p>
          </table:table-cell>
          <table:table-cell table:style-name="Default" office:value-type="float" office:value="-0.283975" calcext:value-type="float">
            <text:p>-0,2839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283975" calcext:value-type="float">
            <text:p>-0,2839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3402298" calcext:value-type="float">
            <text:p>3402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.config</text:p>
          </table:table-cell>
          <table:table-cell table:formula="of:=CONCATENATE(&quot;r&quot;;[.B18];&quot;-&quot;;[.C18];&quot;-&quot;;[.E18];&quot;-&quot;;LEFT(RIGHT([.A18];6);1))" office:value-type="string" office:string-value="r20-150-25-1" calcext:value-type="string">
            <text:p>r20-150-25-1</text:p>
          </table:table-cell>
          <table:table-cell table:formula="of:=ROUND(([.F18]/[.G18])*100;2)" office:value-type="float" office:value="34.82" calcext:value-type="float">
            <text:p>34,82</text:p>
          </table:table-cell>
          <table:table-cell table:style-name="ce9" table:formula="of:=[.J18]" office:value-type="float" office:value="-0.283975" calcext:value-type="float">
            <text:p>-0,3</text:p>
          </table:table-cell>
          <table:table-cell table:style-name="ce9" table:formula="of:=[.I18]" office:value-type="float" office:value="0.820616" calcext:value-type="float">
            <text:p>0,8</text:p>
          </table:table-cell>
          <table:table-cell table:formula="of:=[.U18]" office:value-type="float" office:value="2" calcext:value-type="float">
            <text:p>2</text:p>
          </table:table-cell>
          <table:table-cell table:formula="of:=[.V18]" office:value-type="float" office:value="0.000116" calcext:value-type="float">
            <text:p>0,000116</text:p>
          </table:table-cell>
          <table:table-cell table:formula="of:=ABS([.AE18]-CEILING([.AC1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float" office:value="652" calcext:value-type="float">
            <text:p>652</text:p>
          </table:table-cell>
          <table:table-cell office:value-type="float" office:value="931" calcext:value-type="float">
            <text:p>931</text:p>
          </table:table-cell>
          <table:table-cell table:style-name="Default" office:value-type="float" office:value="1.153623" calcext:value-type="float">
            <text:p>1,153623</text:p>
          </table:table-cell>
          <table:table-cell table:style-name="Default" office:value-type="float" office:value="-0.242291" calcext:value-type="float">
            <text:p>-0,24229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242291" calcext:value-type="float">
            <text:p>-0,2422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,14</text:p>
          </table:table-cell>
          <table:table-cell office:value-type="float" office:value="1.15" calcext:value-type="float">
            <text:p>1,15</text:p>
          </table:table-cell>
          <table:table-cell office:value-type="float" office:value="3412730" calcext:value-type="float">
            <text:p>3412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.config</text:p>
          </table:table-cell>
          <table:table-cell table:formula="of:=CONCATENATE(&quot;r&quot;;[.B19];&quot;-&quot;;[.C19];&quot;-&quot;;[.E19];&quot;-&quot;;LEFT(RIGHT([.A19];6);1))" office:value-type="string" office:string-value="r20-150-25-2" calcext:value-type="string">
            <text:p>r20-150-25-2</text:p>
          </table:table-cell>
          <table:table-cell table:formula="of:=ROUND(([.F19]/[.G19])*100;2)" office:value-type="float" office:value="36.96" calcext:value-type="float">
            <text:p>36,96</text:p>
          </table:table-cell>
          <table:table-cell table:style-name="ce9" table:formula="of:=[.J19]" office:value-type="float" office:value="-0.242291" calcext:value-type="float">
            <text:p>-0,2</text:p>
          </table:table-cell>
          <table:table-cell table:style-name="ce9" table:formula="of:=[.I19]" office:value-type="float" office:value="1.153623" calcext:value-type="float">
            <text:p>1,2</text:p>
          </table:table-cell>
          <table:table-cell table:formula="of:=[.U19]" office:value-type="float" office:value="1" calcext:value-type="float">
            <text:p>1</text:p>
          </table:table-cell>
          <table:table-cell table:formula="of:=[.V19]" office:value-type="float" office:value="0.000109" calcext:value-type="float">
            <text:p>0,000109</text:p>
          </table:table-cell>
          <table:table-cell table:formula="of:=ABS([.AE19]-CEILING([.AC1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81" calcext:value-type="float">
            <text:p>181</text:p>
          </table:table-cell>
          <table:table-cell table:style-name="Default" office:value-type="float" office:value="0.280145" calcext:value-type="float">
            <text:p>0,28014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1652276" calcext:value-type="float">
            <text:p>1652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20];&quot;-&quot;;[.C20];&quot;-&quot;;[.E20];&quot;-&quot;;LEFT(RIGHT([.A20];6);1))" office:value-type="string" office:string-value="r20-150-5-1" calcext:value-type="string">
            <text:p>r20-150-5-1</text:p>
          </table:table-cell>
          <table:table-cell table:formula="of:=ROUND(([.F20]/[.G20])*100;2)" office:value-type="float" office:value="0" calcext:value-type="float">
            <text:p>0</text:p>
          </table:table-cell>
          <table:table-cell table:style-name="ce9" table:formula="of:=[.J20]" office:value-type="float" office:value="1" calcext:value-type="float">
            <text:p>1,0</text:p>
          </table:table-cell>
          <table:table-cell table:style-name="ce9" table:formula="of:=[.I20]" office:value-type="float" office:value="0.280145" calcext:value-type="float">
            <text:p>0,3</text:p>
          </table:table-cell>
          <table:table-cell table:formula="of:=[.U20]" office:value-type="float" office:value="1" calcext:value-type="float">
            <text:p>1</text:p>
          </table:table-cell>
          <table:table-cell table:formula="of:=[.V20]" office:value-type="float" office:value="0.000058" calcext:value-type="float">
            <text:p>5,8E-05</text:p>
          </table:table-cell>
          <table:table-cell table:formula="of:=ABS([.AE20]-CEILING([.AC2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03527" calcext:value-type="float">
            <text:p>0,0352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616963" calcext:value-type="float">
            <text:p>16169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21];&quot;-&quot;;[.C21];&quot;-&quot;;[.E21];&quot;-&quot;;LEFT(RIGHT([.A21];6);1))" office:value-type="string" office:string-value="r20-150-5-2" calcext:value-type="string">
            <text:p>r20-150-5-2</text:p>
          </table:table-cell>
          <table:table-cell table:formula="of:=ROUND(([.F21]/[.G21])*100;2)" office:value-type="float" office:value="0" calcext:value-type="float">
            <text:p>0</text:p>
          </table:table-cell>
          <table:table-cell table:style-name="ce9" table:formula="of:=[.J21]" office:value-type="float" office:value="1" calcext:value-type="float">
            <text:p>1,0</text:p>
          </table:table-cell>
          <table:table-cell table:style-name="ce9" table:formula="of:=[.I21]" office:value-type="float" office:value="0.03527" calcext:value-type="float">
            <text:p>0,0</text:p>
          </table:table-cell>
          <table:table-cell table:formula="of:=[.U21]" office:value-type="float" office:value="1" calcext:value-type="float">
            <text:p>1</text:p>
          </table:table-cell>
          <table:table-cell table:formula="of:=[.V21]" office:value-type="float" office:value="0.000052" calcext:value-type="float">
            <text:p>5,2E-05</text:p>
          </table:table-cell>
          <table:table-cell table:formula="of:=ABS([.AE21]-CEILING([.AC2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402" calcext:value-type="float">
            <text:p>402</text:p>
          </table:table-cell>
          <table:table-cell office:value-type="float" office:value="508" calcext:value-type="float">
            <text:p>508</text:p>
          </table:table-cell>
          <table:table-cell table:style-name="Default" office:value-type="float" office:value="1.114819" calcext:value-type="float">
            <text:p>1,114819</text:p>
          </table:table-cell>
          <table:table-cell table:style-name="Default" office:value-type="float" office:value="0.279348" calcext:value-type="float">
            <text:p>0,2793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79348" calcext:value-type="float">
            <text:p>0,2793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11" calcext:value-type="float">
            <text:p>1,11</text:p>
          </table:table-cell>
          <table:table-cell office:value-type="float" office:value="2556236" calcext:value-type="float">
            <text:p>2556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.config</text:p>
          </table:table-cell>
          <table:table-cell table:formula="of:=CONCATENATE(&quot;r&quot;;[.B22];&quot;-&quot;;[.C22];&quot;-&quot;;[.E22];&quot;-&quot;;LEFT(RIGHT([.A22];6);1))" office:value-type="string" office:string-value="r20-200-10-1" calcext:value-type="string">
            <text:p>r20-200-10-1</text:p>
          </table:table-cell>
          <table:table-cell table:formula="of:=ROUND(([.F22]/[.G22])*100;2)" office:value-type="float" office:value="32.84" calcext:value-type="float">
            <text:p>32,84</text:p>
          </table:table-cell>
          <table:table-cell table:style-name="ce9" table:formula="of:=[.J22]" office:value-type="float" office:value="0.279348" calcext:value-type="float">
            <text:p>0,3</text:p>
          </table:table-cell>
          <table:table-cell table:style-name="ce9" table:formula="of:=[.I22]" office:value-type="float" office:value="1.114819" calcext:value-type="float">
            <text:p>1,1</text:p>
          </table:table-cell>
          <table:table-cell table:formula="of:=[.U22]" office:value-type="float" office:value="4" calcext:value-type="float">
            <text:p>4</text:p>
          </table:table-cell>
          <table:table-cell table:formula="of:=[.V22]" office:value-type="float" office:value="0.000084" calcext:value-type="float">
            <text:p>8,4E-05</text:p>
          </table:table-cell>
          <table:table-cell table:formula="of:=ABS([.AE22]-CEILING([.AC2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402" calcext:value-type="float">
            <text:p>402</text:p>
          </table:table-cell>
          <table:table-cell office:value-type="float" office:value="452" calcext:value-type="float">
            <text:p>452</text:p>
          </table:table-cell>
          <table:table-cell table:style-name="Default" office:value-type="float" office:value="1.558162" calcext:value-type="float">
            <text:p>1,558162</text:p>
          </table:table-cell>
          <table:table-cell table:style-name="Default" office:value-type="float" office:value="0.152941" calcext:value-type="float">
            <text:p>0,15294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52941" calcext:value-type="float">
            <text:p>0,1529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5" calcext:value-type="float">
            <text:p>1,55</text:p>
          </table:table-cell>
          <table:table-cell office:value-type="float" office:value="2565708" calcext:value-type="float">
            <text:p>2565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8" calcext:value-type="float">
            <text:p>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.config</text:p>
          </table:table-cell>
          <table:table-cell table:formula="of:=CONCATENATE(&quot;r&quot;;[.B23];&quot;-&quot;;[.C23];&quot;-&quot;;[.E23];&quot;-&quot;;LEFT(RIGHT([.A23];6);1))" office:value-type="string" office:string-value="r20-200-10-2" calcext:value-type="string">
            <text:p>r20-200-10-2</text:p>
          </table:table-cell>
          <table:table-cell table:formula="of:=ROUND(([.F23]/[.G23])*100;2)" office:value-type="float" office:value="38.81" calcext:value-type="float">
            <text:p>38,81</text:p>
          </table:table-cell>
          <table:table-cell table:style-name="ce9" table:formula="of:=[.J23]" office:value-type="float" office:value="0.152941" calcext:value-type="float">
            <text:p>0,2</text:p>
          </table:table-cell>
          <table:table-cell table:style-name="ce9" table:formula="of:=[.I23]" office:value-type="float" office:value="1.558162" calcext:value-type="float">
            <text:p>1,6</text:p>
          </table:table-cell>
          <table:table-cell table:formula="of:=[.U23]" office:value-type="float" office:value="3" calcext:value-type="float">
            <text:p>3</text:p>
          </table:table-cell>
          <table:table-cell table:formula="of:=[.V23]" office:value-type="float" office:value="0.00008" calcext:value-type="float">
            <text:p>8E-05</text:p>
          </table:table-cell>
          <table:table-cell table:formula="of:=ABS([.AE23]-CEILING([.AC2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502" calcext:value-type="float">
            <text:p>502</text:p>
          </table:table-cell>
          <table:table-cell office:value-type="float" office:value="793" calcext:value-type="float">
            <text:p>793</text:p>
          </table:table-cell>
          <table:table-cell table:style-name="Default" office:value-type="float" office:value="2.47075" calcext:value-type="float">
            <text:p>2,47075</text:p>
          </table:table-cell>
          <table:table-cell table:style-name="Default" office:value-type="float" office:value="0.015565" calcext:value-type="float">
            <text:p>0,0155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15565" calcext:value-type="float">
            <text:p>0,0155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47" calcext:value-type="float">
            <text:p>2,47</text:p>
          </table:table-cell>
          <table:table-cell office:value-type="float" office:value="3100459" calcext:value-type="float">
            <text:p>310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07" calcext:value-type="float">
            <text:p>0,0001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.config</text:p>
          </table:table-cell>
          <table:table-cell table:formula="of:=CONCATENATE(&quot;r&quot;;[.B24];&quot;-&quot;;[.C24];&quot;-&quot;;[.E24];&quot;-&quot;;LEFT(RIGHT([.A24];6);1))" office:value-type="string" office:string-value="r20-200-15-1" calcext:value-type="string">
            <text:p>r20-200-15-1</text:p>
          </table:table-cell>
          <table:table-cell table:formula="of:=ROUND(([.F24]/[.G24])*100;2)" office:value-type="float" office:value="43.03" calcext:value-type="float">
            <text:p>43,03</text:p>
          </table:table-cell>
          <table:table-cell table:style-name="ce9" table:formula="of:=[.J24]" office:value-type="float" office:value="0.015565" calcext:value-type="float">
            <text:p>0,0</text:p>
          </table:table-cell>
          <table:table-cell table:style-name="ce9" table:formula="of:=[.I24]" office:value-type="float" office:value="2.47075" calcext:value-type="float">
            <text:p>2,5</text:p>
          </table:table-cell>
          <table:table-cell table:formula="of:=[.U24]" office:value-type="float" office:value="3" calcext:value-type="float">
            <text:p>3</text:p>
          </table:table-cell>
          <table:table-cell table:formula="of:=[.V24]" office:value-type="float" office:value="0.000107" calcext:value-type="float">
            <text:p>0,000107</text:p>
          </table:table-cell>
          <table:table-cell table:formula="of:=ABS([.AE24]-CEILING([.AC2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office:value-type="float" office:value="502" calcext:value-type="float">
            <text:p>502</text:p>
          </table:table-cell>
          <table:table-cell office:value-type="float" office:value="798" calcext:value-type="float">
            <text:p>798</text:p>
          </table:table-cell>
          <table:table-cell table:style-name="Default" office:value-type="float" office:value="2.150025" calcext:value-type="float">
            <text:p>2,150025</text:p>
          </table:table-cell>
          <table:table-cell table:style-name="Default" office:value-type="float" office:value="0.010744" calcext:value-type="float">
            <text:p>0,0107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10744" calcext:value-type="float">
            <text:p>0,0107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5" calcext:value-type="float">
            <text:p>2,15</text:p>
          </table:table-cell>
          <table:table-cell office:value-type="float" office:value="3101611" calcext:value-type="float">
            <text:p>3101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.config</text:p>
          </table:table-cell>
          <table:table-cell table:formula="of:=CONCATENATE(&quot;r&quot;;[.B25];&quot;-&quot;;[.C25];&quot;-&quot;;[.E25];&quot;-&quot;;LEFT(RIGHT([.A25];6);1))" office:value-type="string" office:string-value="r20-200-15-2" calcext:value-type="string">
            <text:p>r20-200-15-2</text:p>
          </table:table-cell>
          <table:table-cell table:formula="of:=ROUND(([.F25]/[.G25])*100;2)" office:value-type="float" office:value="46.22" calcext:value-type="float">
            <text:p>46,22</text:p>
          </table:table-cell>
          <table:table-cell table:style-name="ce9" table:formula="of:=[.J25]" office:value-type="float" office:value="0.010744" calcext:value-type="float">
            <text:p>0,0</text:p>
          </table:table-cell>
          <table:table-cell table:style-name="ce9" table:formula="of:=[.I25]" office:value-type="float" office:value="2.150025" calcext:value-type="float">
            <text:p>2,2</text:p>
          </table:table-cell>
          <table:table-cell table:formula="of:=[.U25]" office:value-type="float" office:value="2" calcext:value-type="float">
            <text:p>2</text:p>
          </table:table-cell>
          <table:table-cell table:formula="of:=[.V25]" office:value-type="float" office:value="0.000114" calcext:value-type="float">
            <text:p>0,000114</text:p>
          </table:table-cell>
          <table:table-cell table:formula="of:=ABS([.AE25]-CEILING([.AC2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965" calcext:value-type="float">
            <text:p>965</text:p>
          </table:table-cell>
          <table:table-cell table:style-name="Default" office:value-type="float" office:value="1.549941" calcext:value-type="float">
            <text:p>1,549941</text:p>
          </table:table-cell>
          <table:table-cell table:style-name="Default" office:value-type="float" office:value="-0.119943" calcext:value-type="float">
            <text:p>-0,1199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19943" calcext:value-type="float">
            <text:p>-0,119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 office:value-type="float" office:value="3558512" calcext:value-type="float">
            <text:p>3558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.config</text:p>
          </table:table-cell>
          <table:table-cell table:formula="of:=CONCATENATE(&quot;r&quot;;[.B26];&quot;-&quot;;[.C26];&quot;-&quot;;[.E26];&quot;-&quot;;LEFT(RIGHT([.A26];6);1))" office:value-type="string" office:string-value="r20-200-20-1" calcext:value-type="string">
            <text:p>r20-200-20-1</text:p>
          </table:table-cell>
          <table:table-cell table:formula="of:=ROUND(([.F26]/[.G26])*100;2)" office:value-type="float" office:value="44.35" calcext:value-type="float">
            <text:p>44,35</text:p>
          </table:table-cell>
          <table:table-cell table:style-name="ce9" table:formula="of:=[.J26]" office:value-type="float" office:value="-0.119943" calcext:value-type="float">
            <text:p>-0,1</text:p>
          </table:table-cell>
          <table:table-cell table:style-name="ce9" table:formula="of:=[.I26]" office:value-type="float" office:value="1.549941" calcext:value-type="float">
            <text:p>1,5</text:p>
          </table:table-cell>
          <table:table-cell table:formula="of:=[.U26]" office:value-type="float" office:value="3" calcext:value-type="float">
            <text:p>3</text:p>
          </table:table-cell>
          <table:table-cell table:formula="of:=[.V26]" office:value-type="float" office:value="0.000122" calcext:value-type="float">
            <text:p>0,000122</text:p>
          </table:table-cell>
          <table:table-cell table:formula="of:=ABS([.AE26]-CEILING([.AC26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602" calcext:value-type="float">
            <text:p>602</text:p>
          </table:table-cell>
          <table:table-cell office:value-type="float" office:value="977" calcext:value-type="float">
            <text:p>977</text:p>
          </table:table-cell>
          <table:table-cell table:style-name="Default" office:value-type="float" office:value="1.633861" calcext:value-type="float">
            <text:p>1,633861</text:p>
          </table:table-cell>
          <table:table-cell table:style-name="Default" office:value-type="float" office:value="-0.101293" calcext:value-type="float">
            <text:p>-0,10129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01293" calcext:value-type="float">
            <text:p>-0,1012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63" calcext:value-type="float">
            <text:p>1,63</text:p>
          </table:table-cell>
          <table:table-cell office:value-type="float" office:value="3551488" calcext:value-type="float">
            <text:p>3551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.config</text:p>
          </table:table-cell>
          <table:table-cell table:formula="of:=CONCATENATE(&quot;r&quot;;[.B27];&quot;-&quot;;[.C27];&quot;-&quot;;[.E27];&quot;-&quot;;LEFT(RIGHT([.A27];6);1))" office:value-type="string" office:string-value="r20-200-20-2" calcext:value-type="string">
            <text:p>r20-200-20-2</text:p>
          </table:table-cell>
          <table:table-cell table:formula="of:=ROUND(([.F27]/[.G27])*100;2)" office:value-type="float" office:value="43.19" calcext:value-type="float">
            <text:p>43,19</text:p>
          </table:table-cell>
          <table:table-cell table:style-name="ce9" table:formula="of:=[.J27]" office:value-type="float" office:value="-0.101293" calcext:value-type="float">
            <text:p>-0,1</text:p>
          </table:table-cell>
          <table:table-cell table:style-name="ce9" table:formula="of:=[.I27]" office:value-type="float" office:value="1.633861" calcext:value-type="float">
            <text:p>1,6</text:p>
          </table:table-cell>
          <table:table-cell table:formula="of:=[.U27]" office:value-type="float" office:value="1" calcext:value-type="float">
            <text:p>1</text:p>
          </table:table-cell>
          <table:table-cell table:formula="of:=[.V27]" office:value-type="float" office:value="0.00012" calcext:value-type="float">
            <text:p>0,00012</text:p>
          </table:table-cell>
          <table:table-cell table:formula="of:=ABS([.AE27]-CEILING([.AC2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91" calcext:value-type="float">
            <text:p>291</text:p>
          </table:table-cell>
          <table:table-cell office:value-type="float" office:value="702" calcext:value-type="float">
            <text:p>702</text:p>
          </table:table-cell>
          <table:table-cell office:value-type="float" office:value="1133" calcext:value-type="float">
            <text:p>1133</text:p>
          </table:table-cell>
          <table:table-cell table:style-name="Default" office:value-type="float" office:value="1.524155" calcext:value-type="float">
            <text:p>1,524155</text:p>
          </table:table-cell>
          <table:table-cell table:style-name="Default" office:value-type="float" office:value="-0.19935" calcext:value-type="float">
            <text:p>-0,1993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9935" calcext:value-type="float">
            <text:p>-0,199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1" calcext:value-type="float">
            <text:p>1,51</text:p>
          </table:table-cell>
          <table:table-cell office:value-type="float" office:value="4067977" calcext:value-type="float">
            <text:p>4067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.config</text:p>
          </table:table-cell>
          <table:table-cell table:formula="of:=CONCATENATE(&quot;r&quot;;[.B28];&quot;-&quot;;[.C28];&quot;-&quot;;[.E28];&quot;-&quot;;LEFT(RIGHT([.A28];6);1))" office:value-type="string" office:string-value="r20-200-25-1" calcext:value-type="string">
            <text:p>r20-200-25-1</text:p>
          </table:table-cell>
          <table:table-cell table:formula="of:=ROUND(([.F28]/[.G28])*100;2)" office:value-type="float" office:value="41.45" calcext:value-type="float">
            <text:p>41,45</text:p>
          </table:table-cell>
          <table:table-cell table:style-name="ce9" table:formula="of:=[.J28]" office:value-type="float" office:value="-0.19935" calcext:value-type="float">
            <text:p>-0,2</text:p>
          </table:table-cell>
          <table:table-cell table:style-name="ce9" table:formula="of:=[.I28]" office:value-type="float" office:value="1.524155" calcext:value-type="float">
            <text:p>1,5</text:p>
          </table:table-cell>
          <table:table-cell table:formula="of:=[.U28]" office:value-type="float" office:value="2" calcext:value-type="float">
            <text:p>2</text:p>
          </table:table-cell>
          <table:table-cell table:formula="of:=[.V28]" office:value-type="float" office:value="0.000145" calcext:value-type="float">
            <text:p>0,000145</text:p>
          </table:table-cell>
          <table:table-cell table:formula="of:=ABS([.AE28]-CEILING([.AC2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702" calcext:value-type="float">
            <text:p>702</text:p>
          </table:table-cell>
          <table:table-cell office:value-type="float" office:value="1181" calcext:value-type="float">
            <text:p>1181</text:p>
          </table:table-cell>
          <table:table-cell table:style-name="Default" office:value-type="float" office:value="1.377152" calcext:value-type="float">
            <text:p>1,377152</text:p>
          </table:table-cell>
          <table:table-cell table:style-name="Default" office:value-type="float" office:value="-0.162574" calcext:value-type="float">
            <text:p>-0,16257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62574" calcext:value-type="float">
            <text:p>-0,1625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37" calcext:value-type="float">
            <text:p>1,37</text:p>
          </table:table-cell>
          <table:table-cell office:value-type="float" office:value="4052993" calcext:value-type="float">
            <text:p>4052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.config</text:p>
          </table:table-cell>
          <table:table-cell table:formula="of:=CONCATENATE(&quot;r&quot;;[.B29];&quot;-&quot;;[.C29];&quot;-&quot;;[.E29];&quot;-&quot;;LEFT(RIGHT([.A29];6);1))" office:value-type="string" office:string-value="r20-200-25-2" calcext:value-type="string">
            <text:p>r20-200-25-2</text:p>
          </table:table-cell>
          <table:table-cell table:formula="of:=ROUND(([.F29]/[.G29])*100;2)" office:value-type="float" office:value="40.03" calcext:value-type="float">
            <text:p>40,03</text:p>
          </table:table-cell>
          <table:table-cell table:style-name="ce9" table:formula="of:=[.J29]" office:value-type="float" office:value="-0.162574" calcext:value-type="float">
            <text:p>-0,2</text:p>
          </table:table-cell>
          <table:table-cell table:style-name="ce9" table:formula="of:=[.I29]" office:value-type="float" office:value="1.377152" calcext:value-type="float">
            <text:p>1,4</text:p>
          </table:table-cell>
          <table:table-cell table:formula="of:=[.U29]" office:value-type="float" office:value="2" calcext:value-type="float">
            <text:p>2</text:p>
          </table:table-cell>
          <table:table-cell table:formula="of:=[.V29]" office:value-type="float" office:value="0.000133" calcext:value-type="float">
            <text:p>0,000133</text:p>
          </table:table-cell>
          <table:table-cell table:formula="of:=ABS([.AE29]-CEILING([.AC2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table:style-name="Default" office:value-type="float" office:value="0.417909" calcext:value-type="float">
            <text:p>0,41790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" calcext:value-type="float">
            <text:p>0,41</text:p>
          </table:table-cell>
          <table:table-cell office:value-type="float" office:value="2046287" calcext:value-type="float">
            <text:p>20462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30];&quot;-&quot;;[.C30];&quot;-&quot;;[.E30];&quot;-&quot;;LEFT(RIGHT([.A30];6);1))" office:value-type="string" office:string-value="r20-200-5-1" calcext:value-type="string">
            <text:p>r20-200-5-1</text:p>
          </table:table-cell>
          <table:table-cell table:formula="of:=ROUND(([.F30]/[.G30])*100;2)" office:value-type="float" office:value="0" calcext:value-type="float">
            <text:p>0</text:p>
          </table:table-cell>
          <table:table-cell table:style-name="ce9" table:formula="of:=[.J30]" office:value-type="float" office:value="1" calcext:value-type="float">
            <text:p>1,0</text:p>
          </table:table-cell>
          <table:table-cell table:style-name="ce9" table:formula="of:=[.I30]" office:value-type="float" office:value="0.417909" calcext:value-type="float">
            <text:p>0,4</text:p>
          </table:table-cell>
          <table:table-cell table:formula="of:=[.U30]" office:value-type="float" office:value="1" calcext:value-type="float">
            <text:p>1</text:p>
          </table:table-cell>
          <table:table-cell table:formula="of:=[.V30]" office:value-type="float" office:value="0.000071" calcext:value-type="float">
            <text:p>7,1E-05</text:p>
          </table:table-cell>
          <table:table-cell table:formula="of:=ABS([.AE30]-CEILING([.AC3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0.033488" calcext:value-type="float">
            <text:p>0,0334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2006266" calcext:value-type="float">
            <text:p>2006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31];&quot;-&quot;;[.C31];&quot;-&quot;;[.E31];&quot;-&quot;;LEFT(RIGHT([.A31];6);1))" office:value-type="string" office:string-value="r20-200-5-2" calcext:value-type="string">
            <text:p>r20-200-5-2</text:p>
          </table:table-cell>
          <table:table-cell table:formula="of:=ROUND(([.F31]/[.G31])*100;2)" office:value-type="float" office:value="0" calcext:value-type="float">
            <text:p>0</text:p>
          </table:table-cell>
          <table:table-cell table:style-name="ce9" table:formula="of:=[.J31]" office:value-type="float" office:value="1" calcext:value-type="float">
            <text:p>1,0</text:p>
          </table:table-cell>
          <table:table-cell table:style-name="ce9" table:formula="of:=[.I31]" office:value-type="float" office:value="0.033488" calcext:value-type="float">
            <text:p>0,0</text:p>
          </table:table-cell>
          <table:table-cell table:formula="of:=[.U31]" office:value-type="float" office:value="1" calcext:value-type="float">
            <text:p>1</text:p>
          </table:table-cell>
          <table:table-cell table:formula="of:=[.V31]" office:value-type="float" office:value="0.000061" calcext:value-type="float">
            <text:p>6,1E-05</text:p>
          </table:table-cell>
          <table:table-cell table:formula="of:=ABS([.AE31]-CEILING([.AC3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452" calcext:value-type="float">
            <text:p>452</text:p>
          </table:table-cell>
          <table:table-cell office:value-type="float" office:value="476" calcext:value-type="float">
            <text:p>476</text:p>
          </table:table-cell>
          <table:table-cell table:style-name="Default" office:value-type="float" office:value="1.430673" calcext:value-type="float">
            <text:p>1,430673</text:p>
          </table:table-cell>
          <table:table-cell table:style-name="Default" office:value-type="float" office:value="0.310796" calcext:value-type="float">
            <text:p>0,31079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10796" calcext:value-type="float">
            <text:p>0,3107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42" calcext:value-type="float">
            <text:p>1,42</text:p>
          </table:table-cell>
          <table:table-cell office:value-type="float" office:value="3025694" calcext:value-type="float">
            <text:p>3025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.config</text:p>
          </table:table-cell>
          <table:table-cell table:formula="of:=CONCATENATE(&quot;r&quot;;[.B32];&quot;-&quot;;[.C32];&quot;-&quot;;[.E32];&quot;-&quot;;LEFT(RIGHT([.A32];6);1))" office:value-type="string" office:string-value="r20-250-10-1" calcext:value-type="string">
            <text:p>r20-250-10-1</text:p>
          </table:table-cell>
          <table:table-cell table:formula="of:=ROUND(([.F32]/[.G32])*100;2)" office:value-type="float" office:value="31.42" calcext:value-type="float">
            <text:p>31,42</text:p>
          </table:table-cell>
          <table:table-cell table:style-name="ce9" table:formula="of:=[.J32]" office:value-type="float" office:value="0.310796" calcext:value-type="float">
            <text:p>0,3</text:p>
          </table:table-cell>
          <table:table-cell table:style-name="ce9" table:formula="of:=[.I32]" office:value-type="float" office:value="1.430673" calcext:value-type="float">
            <text:p>1,4</text:p>
          </table:table-cell>
          <table:table-cell table:formula="of:=[.U32]" office:value-type="float" office:value="5" calcext:value-type="float">
            <text:p>5</text:p>
          </table:table-cell>
          <table:table-cell table:formula="of:=[.V32]" office:value-type="float" office:value="0.0001" calcext:value-type="float">
            <text:p>0,0001</text:p>
          </table:table-cell>
          <table:table-cell table:formula="of:=ABS([.AE32]-CEILING([.AC32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table:style-name="Default" office:value-type="float" office:value="1.983133" calcext:value-type="float">
            <text:p>1,983133</text:p>
          </table:table-cell>
          <table:table-cell table:style-name="Default" office:value-type="float" office:value="0.180923" calcext:value-type="float">
            <text:p>0,1809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80923" calcext:value-type="float">
            <text:p>0,1809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,97</text:p>
          </table:table-cell>
          <table:table-cell office:value-type="float" office:value="1.98" calcext:value-type="float">
            <text:p>1,98</text:p>
          </table:table-cell>
          <table:table-cell office:value-type="float" office:value="3029558" calcext:value-type="float">
            <text:p>3029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129" calcext:value-type="float">
            <text:p>0,0001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33];&quot;-&quot;;[.C33];&quot;-&quot;;[.E33];&quot;-&quot;;LEFT(RIGHT([.A33];6);1))" office:value-type="string" office:string-value="r20-250-10-2" calcext:value-type="string">
            <text:p>r20-250-10-2</text:p>
          </table:table-cell>
          <table:table-cell table:formula="of:=ROUND(([.F33]/[.G33])*100;2)" office:value-type="float" office:value="38.5" calcext:value-type="float">
            <text:p>38,5</text:p>
          </table:table-cell>
          <table:table-cell table:style-name="ce9" table:formula="of:=[.J33]" office:value-type="float" office:value="0.180923" calcext:value-type="float">
            <text:p>0,2</text:p>
          </table:table-cell>
          <table:table-cell table:style-name="ce9" table:formula="of:=[.I33]" office:value-type="float" office:value="1.983133" calcext:value-type="float">
            <text:p>2,0</text:p>
          </table:table-cell>
          <table:table-cell table:formula="of:=[.U33]" office:value-type="float" office:value="5" calcext:value-type="float">
            <text:p>5</text:p>
          </table:table-cell>
          <table:table-cell table:formula="of:=[.V33]" office:value-type="float" office:value="0.000129" calcext:value-type="float">
            <text:p>0,000129</text:p>
          </table:table-cell>
          <table:table-cell table:formula="of:=ABS([.AE33]-CEILING([.AC33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office:value-type="float" office:value="552" calcext:value-type="float">
            <text:p>552</text:p>
          </table:table-cell>
          <table:table-cell office:value-type="float" office:value="869" calcext:value-type="float">
            <text:p>869</text:p>
          </table:table-cell>
          <table:table-cell table:style-name="Default" office:value-type="float" office:value="2.961944" calcext:value-type="float">
            <text:p>2,961944</text:p>
          </table:table-cell>
          <table:table-cell table:style-name="Default" office:value-type="float" office:value="0.067568" calcext:value-type="float">
            <text:p>0,06756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67568" calcext:value-type="float">
            <text:p>0,067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4" calcext:value-type="float">
            <text:p>2,94</text:p>
          </table:table-cell>
          <table:table-cell office:value-type="float" office:value="2.96" calcext:value-type="float">
            <text:p>2,96</text:p>
          </table:table-cell>
          <table:table-cell office:value-type="float" office:value="3646182" calcext:value-type="float">
            <text:p>3646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.config</text:p>
          </table:table-cell>
          <table:table-cell table:formula="of:=CONCATENATE(&quot;r&quot;;[.B34];&quot;-&quot;;[.C34];&quot;-&quot;;[.E34];&quot;-&quot;;LEFT(RIGHT([.A34];6);1))" office:value-type="string" office:string-value="r20-250-15-1" calcext:value-type="string">
            <text:p>r20-250-15-1</text:p>
          </table:table-cell>
          <table:table-cell table:formula="of:=ROUND(([.F34]/[.G34])*100;2)" office:value-type="float" office:value="45.11" calcext:value-type="float">
            <text:p>45,11</text:p>
          </table:table-cell>
          <table:table-cell table:style-name="ce9" table:formula="of:=[.J34]" office:value-type="float" office:value="0.067568" calcext:value-type="float">
            <text:p>0,1</text:p>
          </table:table-cell>
          <table:table-cell table:style-name="ce9" table:formula="of:=[.I34]" office:value-type="float" office:value="2.961944" calcext:value-type="float">
            <text:p>3,0</text:p>
          </table:table-cell>
          <table:table-cell table:formula="of:=[.U34]" office:value-type="float" office:value="3" calcext:value-type="float">
            <text:p>3</text:p>
          </table:table-cell>
          <table:table-cell table:formula="of:=[.V34]" office:value-type="float" office:value="0.00012" calcext:value-type="float">
            <text:p>0,00012</text:p>
          </table:table-cell>
          <table:table-cell table:formula="of:=ABS([.AE34]-CEILING([.AC3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552" calcext:value-type="float">
            <text:p>552</text:p>
          </table:table-cell>
          <table:table-cell office:value-type="float" office:value="974" calcext:value-type="float">
            <text:p>974</text:p>
          </table:table-cell>
          <table:table-cell table:style-name="Default" office:value-type="float" office:value="3.367379" calcext:value-type="float">
            <text:p>3,367379</text:p>
          </table:table-cell>
          <table:table-cell table:style-name="Default" office:value-type="float" office:value="0.031981" calcext:value-type="float">
            <text:p>0,0319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31981" calcext:value-type="float">
            <text:p>0,031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36" calcext:value-type="float">
            <text:p>3,36</text:p>
          </table:table-cell>
          <table:table-cell office:value-type="float" office:value="3658806" calcext:value-type="float">
            <text:p>36588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.config</text:p>
          </table:table-cell>
          <table:table-cell table:formula="of:=CONCATENATE(&quot;r&quot;;[.B35];&quot;-&quot;;[.C35];&quot;-&quot;;[.E35];&quot;-&quot;;LEFT(RIGHT([.A35];6);1))" office:value-type="string" office:string-value="r20-250-15-2" calcext:value-type="string">
            <text:p>r20-250-15-2</text:p>
          </table:table-cell>
          <table:table-cell table:formula="of:=ROUND(([.F35]/[.G35])*100;2)" office:value-type="float" office:value="48.73" calcext:value-type="float">
            <text:p>48,73</text:p>
          </table:table-cell>
          <table:table-cell table:style-name="ce9" table:formula="of:=[.J35]" office:value-type="float" office:value="0.031981" calcext:value-type="float">
            <text:p>0,0</text:p>
          </table:table-cell>
          <table:table-cell table:style-name="ce9" table:formula="of:=[.I35]" office:value-type="float" office:value="3.367379" calcext:value-type="float">
            <text:p>3,4</text:p>
          </table:table-cell>
          <table:table-cell table:formula="of:=[.U35]" office:value-type="float" office:value="1" calcext:value-type="float">
            <text:p>1</text:p>
          </table:table-cell>
          <table:table-cell table:formula="of:=[.V35]" office:value-type="float" office:value="0.000134" calcext:value-type="float">
            <text:p>0,000134</text:p>
          </table:table-cell>
          <table:table-cell table:formula="of:=ABS([.AE35]-CEILING([.AC3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office:value-type="float" office:value="652" calcext:value-type="float">
            <text:p>652</text:p>
          </table:table-cell>
          <table:table-cell office:value-type="float" office:value="1236" calcext:value-type="float">
            <text:p>1236</text:p>
          </table:table-cell>
          <table:table-cell table:style-name="Default" office:value-type="float" office:value="2.866837" calcext:value-type="float">
            <text:p>2,866837</text:p>
          </table:table-cell>
          <table:table-cell table:style-name="Default" office:value-type="float" office:value="-0.077712" calcext:value-type="float">
            <text:p>-0,0777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77712" calcext:value-type="float">
            <text:p>-0,0777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5" calcext:value-type="float">
            <text:p>2,85</text:p>
          </table:table-cell>
          <table:table-cell office:value-type="float" office:value="2.86" calcext:value-type="float">
            <text:p>2,86</text:p>
          </table:table-cell>
          <table:table-cell office:value-type="float" office:value="4171067" calcext:value-type="float">
            <text:p>417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.config</text:p>
          </table:table-cell>
          <table:table-cell table:formula="of:=CONCATENATE(&quot;r&quot;;[.B36];&quot;-&quot;;[.C36];&quot;-&quot;;[.E36];&quot;-&quot;;LEFT(RIGHT([.A36];6);1))" office:value-type="string" office:string-value="r20-250-20-1" calcext:value-type="string">
            <text:p>r20-250-20-1</text:p>
          </table:table-cell>
          <table:table-cell table:formula="of:=ROUND(([.F36]/[.G36])*100;2)" office:value-type="float" office:value="44.79" calcext:value-type="float">
            <text:p>44,79</text:p>
          </table:table-cell>
          <table:table-cell table:style-name="ce9" table:formula="of:=[.J36]" office:value-type="float" office:value="-0.077712" calcext:value-type="float">
            <text:p>-0,1</text:p>
          </table:table-cell>
          <table:table-cell table:style-name="ce9" table:formula="of:=[.I36]" office:value-type="float" office:value="2.866837" calcext:value-type="float">
            <text:p>2,9</text:p>
          </table:table-cell>
          <table:table-cell table:formula="of:=[.U36]" office:value-type="float" office:value="2" calcext:value-type="float">
            <text:p>2</text:p>
          </table:table-cell>
          <table:table-cell table:formula="of:=[.V36]" office:value-type="float" office:value="0.000136" calcext:value-type="float">
            <text:p>0,000136</text:p>
          </table:table-cell>
          <table:table-cell table:formula="of:=ABS([.AE36]-CEILING([.AC3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309" calcext:value-type="float">
            <text:p>309</text:p>
          </table:table-cell>
          <table:table-cell office:value-type="float" office:value="652" calcext:value-type="float">
            <text:p>652</text:p>
          </table:table-cell>
          <table:table-cell office:value-type="float" office:value="1172" calcext:value-type="float">
            <text:p>1172</text:p>
          </table:table-cell>
          <table:table-cell table:style-name="Default" office:value-type="float" office:value="5.163322" calcext:value-type="float">
            <text:p>5,163322</text:p>
          </table:table-cell>
          <table:table-cell table:style-name="Default" office:value-type="float" office:value="-0.045382" calcext:value-type="float">
            <text:p>-0,04538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45382" calcext:value-type="float">
            <text:p>-0,0453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5" calcext:value-type="float">
            <text:p>5,15</text:p>
          </table:table-cell>
          <table:table-cell office:value-type="float" office:value="5.16" calcext:value-type="float">
            <text:p>5,16</text:p>
          </table:table-cell>
          <table:table-cell office:value-type="float" office:value="4279816" calcext:value-type="float">
            <text:p>4279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.config</text:p>
          </table:table-cell>
          <table:table-cell table:formula="of:=CONCATENATE(&quot;r&quot;;[.B37];&quot;-&quot;;[.C37];&quot;-&quot;;[.E37];&quot;-&quot;;LEFT(RIGHT([.A37];6);1))" office:value-type="string" office:string-value="r20-250-20-2" calcext:value-type="string">
            <text:p>r20-250-20-2</text:p>
          </table:table-cell>
          <table:table-cell table:formula="of:=ROUND(([.F37]/[.G37])*100;2)" office:value-type="float" office:value="47.39" calcext:value-type="float">
            <text:p>47,39</text:p>
          </table:table-cell>
          <table:table-cell table:style-name="ce9" table:formula="of:=[.J37]" office:value-type="float" office:value="-0.045382" calcext:value-type="float">
            <text:p>0,0</text:p>
          </table:table-cell>
          <table:table-cell table:style-name="ce9" table:formula="of:=[.I37]" office:value-type="float" office:value="5.163322" calcext:value-type="float">
            <text:p>5,2</text:p>
          </table:table-cell>
          <table:table-cell table:formula="of:=[.U37]" office:value-type="float" office:value="2" calcext:value-type="float">
            <text:p>2</text:p>
          </table:table-cell>
          <table:table-cell table:formula="of:=[.V37]" office:value-type="float" office:value="0.000201" calcext:value-type="float">
            <text:p>0,000201</text:p>
          </table:table-cell>
          <table:table-cell table:formula="of:=ABS([.AE37]-CEILING([.AC3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office:value-type="float" office:value="752" calcext:value-type="float">
            <text:p>752</text:p>
          </table:table-cell>
          <table:table-cell office:value-type="float" office:value="1424" calcext:value-type="float">
            <text:p>1424</text:p>
          </table:table-cell>
          <table:table-cell table:style-name="Default" office:value-type="float" office:value="3.690446" calcext:value-type="float">
            <text:p>3,690446</text:p>
          </table:table-cell>
          <table:table-cell table:style-name="Default" office:value-type="float" office:value="-0.138255" calcext:value-type="float">
            <text:p>-0,13825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38255" calcext:value-type="float">
            <text:p>-0,138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8" calcext:value-type="float">
            <text:p>3,68</text:p>
          </table:table-cell>
          <table:table-cell office:value-type="float" office:value="3.69" calcext:value-type="float">
            <text:p>3,69</text:p>
          </table:table-cell>
          <table:table-cell office:value-type="float" office:value="4739070" calcext:value-type="float">
            <text:p>4739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.config</text:p>
          </table:table-cell>
          <table:table-cell table:formula="of:=CONCATENATE(&quot;r&quot;;[.B38];&quot;-&quot;;[.C38];&quot;-&quot;;[.E38];&quot;-&quot;;LEFT(RIGHT([.A38];6);1))" office:value-type="string" office:string-value="r20-250-25-1" calcext:value-type="string">
            <text:p>r20-250-25-1</text:p>
          </table:table-cell>
          <table:table-cell table:formula="of:=ROUND(([.F38]/[.G38])*100;2)" office:value-type="float" office:value="43.88" calcext:value-type="float">
            <text:p>43,88</text:p>
          </table:table-cell>
          <table:table-cell table:style-name="ce9" table:formula="of:=[.J38]" office:value-type="float" office:value="-0.138255" calcext:value-type="float">
            <text:p>-0,1</text:p>
          </table:table-cell>
          <table:table-cell table:style-name="ce9" table:formula="of:=[.I38]" office:value-type="float" office:value="3.690446" calcext:value-type="float">
            <text:p>3,7</text:p>
          </table:table-cell>
          <table:table-cell table:formula="of:=[.U38]" office:value-type="float" office:value="2" calcext:value-type="float">
            <text:p>2</text:p>
          </table:table-cell>
          <table:table-cell table:formula="of:=[.V38]" office:value-type="float" office:value="0.000156" calcext:value-type="float">
            <text:p>0,000156</text:p>
          </table:table-cell>
          <table:table-cell table:formula="of:=ABS([.AE38]-CEILING([.AC3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331" calcext:value-type="float">
            <text:p>331</text:p>
          </table:table-cell>
          <table:table-cell office:value-type="float" office:value="752" calcext:value-type="float">
            <text:p>752</text:p>
          </table:table-cell>
          <table:table-cell office:value-type="float" office:value="1300" calcext:value-type="float">
            <text:p>1300</text:p>
          </table:table-cell>
          <table:table-cell table:style-name="Default" office:value-type="float" office:value="1.820474" calcext:value-type="float">
            <text:p>1,820474</text:p>
          </table:table-cell>
          <table:table-cell table:style-name="Default" office:value-type="float" office:value="-0.098569" calcext:value-type="float">
            <text:p>-0,09856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98569" calcext:value-type="float">
            <text:p>-0,0985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office:value-type="float" office:value="1.81" calcext:value-type="float">
            <text:p>1,81</text:p>
          </table:table-cell>
          <table:table-cell office:value-type="float" office:value="4739510" calcext:value-type="float">
            <text:p>4739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a.config</text:p>
          </table:table-cell>
          <table:table-cell table:formula="of:=CONCATENATE(&quot;r&quot;;[.B39];&quot;-&quot;;[.C39];&quot;-&quot;;[.E39];&quot;-&quot;;LEFT(RIGHT([.A39];6);1))" office:value-type="string" office:string-value="r20-250-25-2" calcext:value-type="string">
            <text:p>r20-250-25-2</text:p>
          </table:table-cell>
          <table:table-cell table:formula="of:=ROUND(([.F39]/[.G39])*100;2)" office:value-type="float" office:value="44.02" calcext:value-type="float">
            <text:p>44,02</text:p>
          </table:table-cell>
          <table:table-cell table:style-name="ce9" table:formula="of:=[.J39]" office:value-type="float" office:value="-0.098569" calcext:value-type="float">
            <text:p>-0,1</text:p>
          </table:table-cell>
          <table:table-cell table:style-name="ce9" table:formula="of:=[.I39]" office:value-type="float" office:value="1.820474" calcext:value-type="float">
            <text:p>1,8</text:p>
          </table:table-cell>
          <table:table-cell table:formula="of:=[.U39]" office:value-type="float" office:value="2" calcext:value-type="float">
            <text:p>2</text:p>
          </table:table-cell>
          <table:table-cell table:formula="of:=[.V39]" office:value-type="float" office:value="0.000218" calcext:value-type="float">
            <text:p>0,000218</text:p>
          </table:table-cell>
          <table:table-cell table:formula="of:=ABS([.AE39]-CEILING([.AC3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35" calcext:value-type="float">
            <text:p>235</text:p>
          </table:table-cell>
          <table:table-cell table:style-name="Default" office:value-type="float" office:value="0.41447" calcext:value-type="float">
            <text:p>0,4144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" calcext:value-type="float">
            <text:p>0,41</text:p>
          </table:table-cell>
          <table:table-cell office:value-type="float" office:value="2447968" calcext:value-type="float">
            <text:p>24479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40];&quot;-&quot;;[.C40];&quot;-&quot;;[.E40];&quot;-&quot;;LEFT(RIGHT([.A40];6);1))" office:value-type="string" office:string-value="r20-250-5-1" calcext:value-type="string">
            <text:p>r20-250-5-1</text:p>
          </table:table-cell>
          <table:table-cell table:formula="of:=ROUND(([.F40]/[.G40])*100;2)" office:value-type="float" office:value="0" calcext:value-type="float">
            <text:p>0</text:p>
          </table:table-cell>
          <table:table-cell table:style-name="ce9" table:formula="of:=[.J40]" office:value-type="float" office:value="1" calcext:value-type="float">
            <text:p>1,0</text:p>
          </table:table-cell>
          <table:table-cell table:style-name="ce9" table:formula="of:=[.I40]" office:value-type="float" office:value="0.41447" calcext:value-type="float">
            <text:p>0,4</text:p>
          </table:table-cell>
          <table:table-cell table:formula="of:=[.U40]" office:value-type="float" office:value="1" calcext:value-type="float">
            <text:p>1</text:p>
          </table:table-cell>
          <table:table-cell table:formula="of:=[.V40]" office:value-type="float" office:value="0.000067" calcext:value-type="float">
            <text:p>6,7E-05</text:p>
          </table:table-cell>
          <table:table-cell table:formula="of:=ABS([.AE40]-CEILING([.AC4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156" calcext:value-type="float">
            <text:p>156</text:p>
          </table:table-cell>
          <table:table-cell table:style-name="Default" office:value-type="float" office:value="0.024564" calcext:value-type="float">
            <text:p>0,02456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2404778" calcext:value-type="float">
            <text:p>2404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41];&quot;-&quot;;[.C41];&quot;-&quot;;[.E41];&quot;-&quot;;LEFT(RIGHT([.A41];6);1))" office:value-type="string" office:string-value="r20-250-5-2" calcext:value-type="string">
            <text:p>r20-250-5-2</text:p>
          </table:table-cell>
          <table:table-cell table:formula="of:=ROUND(([.F41]/[.G41])*100;2)" office:value-type="float" office:value="0" calcext:value-type="float">
            <text:p>0</text:p>
          </table:table-cell>
          <table:table-cell table:style-name="ce9" table:formula="of:=[.J41]" office:value-type="float" office:value="1" calcext:value-type="float">
            <text:p>1,0</text:p>
          </table:table-cell>
          <table:table-cell table:style-name="ce9" table:formula="of:=[.I41]" office:value-type="float" office:value="0.024564" calcext:value-type="float">
            <text:p>0,0</text:p>
          </table:table-cell>
          <table:table-cell table:formula="of:=[.U41]" office:value-type="float" office:value="1" calcext:value-type="float">
            <text:p>1</text:p>
          </table:table-cell>
          <table:table-cell table:formula="of:=[.V41]" office:value-type="float" office:value="0.000082" calcext:value-type="float">
            <text:p>8,2E-05</text:p>
          </table:table-cell>
          <table:table-cell table:formula="of:=ABS([.AE41]-CEILING([.AC4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25" calcext:value-type="float">
            <text:p>225</text:p>
          </table:table-cell>
          <table:table-cell table:style-name="Default" office:value-type="float" office:value="0.015959" calcext:value-type="float">
            <text:p>0,0159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110961" calcext:value-type="float">
            <text:p>11109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a.config</text:p>
          </table:table-cell>
          <table:table-cell table:formula="of:=CONCATENATE(&quot;r&quot;;[.B42];&quot;-&quot;;[.C42];&quot;-&quot;;[.E42];&quot;-&quot;;LEFT(RIGHT([.A42];6);1))" office:value-type="string" office:string-value="r20-50-10-1" calcext:value-type="string">
            <text:p>r20-50-10-1</text:p>
          </table:table-cell>
          <table:table-cell table:formula="of:=ROUND(([.F42]/[.G42])*100;2)" office:value-type="float" office:value="0" calcext:value-type="float">
            <text:p>0</text:p>
          </table:table-cell>
          <table:table-cell table:style-name="ce9" table:formula="of:=[.J42]" office:value-type="float" office:value="0" calcext:value-type="float">
            <text:p>0,0</text:p>
          </table:table-cell>
          <table:table-cell table:style-name="ce9" table:formula="of:=[.I42]" office:value-type="float" office:value="0.015959" calcext:value-type="float">
            <text:p>0,0</text:p>
          </table:table-cell>
          <table:table-cell table:formula="of:=[.U42]" office:value-type="float" office:value="0" calcext:value-type="float">
            <text:p>0</text:p>
          </table:table-cell>
          <table:table-cell table:formula="of:=[.V42]" office:value-type="float" office:value="0.000046" calcext:value-type="float">
            <text:p>4,6E-05</text:p>
          </table:table-cell>
          <table:table-cell table:formula="of:=ABS([.AE42]-CEILING([.AC4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89" calcext:value-type="float">
            <text:p>189</text:p>
          </table:table-cell>
          <table:table-cell table:style-name="Default" office:value-type="float" office:value="0.008159" calcext:value-type="float">
            <text:p>0,008159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2033" calcext:value-type="float">
            <text:p>11120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a.config</text:p>
          </table:table-cell>
          <table:table-cell table:formula="of:=CONCATENATE(&quot;r&quot;;[.B43];&quot;-&quot;;[.C43];&quot;-&quot;;[.E43];&quot;-&quot;;LEFT(RIGHT([.A43];6);1))" office:value-type="string" office:string-value="r20-50-10-2" calcext:value-type="string">
            <text:p>r20-50-10-2</text:p>
          </table:table-cell>
          <table:table-cell table:formula="of:=ROUND(([.F43]/[.G43])*100;2)" office:value-type="float" office:value="0" calcext:value-type="float">
            <text:p>0</text:p>
          </table:table-cell>
          <table:table-cell table:style-name="ce9" table:formula="of:=[.J43]" office:value-type="float" office:value="-0" calcext:value-type="float">
            <text:p>0,0</text:p>
          </table:table-cell>
          <table:table-cell table:style-name="ce9" table:formula="of:=[.I43]" office:value-type="float" office:value="0.008159" calcext:value-type="float">
            <text:p>0,0</text:p>
          </table:table-cell>
          <table:table-cell table:formula="of:=[.U43]" office:value-type="float" office:value="0" calcext:value-type="float">
            <text:p>0</text:p>
          </table:table-cell>
          <table:table-cell table:formula="of:=[.V43]" office:value-type="float" office:value="0.000076" calcext:value-type="float">
            <text:p>7,6E-05</text:p>
          </table:table-cell>
          <table:table-cell table:formula="of:=ABS([.AE43]-CEILING([.AC4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0.019102" calcext:value-type="float">
            <text:p>0,019102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420004" calcext:value-type="float">
            <text:p>1420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a.config</text:p>
          </table:table-cell>
          <table:table-cell table:formula="of:=CONCATENATE(&quot;r&quot;;[.B44];&quot;-&quot;;[.C44];&quot;-&quot;;[.E44];&quot;-&quot;;LEFT(RIGHT([.A44];6);1))" office:value-type="string" office:string-value="r20-50-15-1" calcext:value-type="string">
            <text:p>r20-50-15-1</text:p>
          </table:table-cell>
          <table:table-cell table:formula="of:=ROUND(([.F44]/[.G44])*100;2)" office:value-type="float" office:value="0" calcext:value-type="float">
            <text:p>0</text:p>
          </table:table-cell>
          <table:table-cell table:style-name="ce9" table:formula="of:=[.J44]" office:value-type="float" office:value="-0" calcext:value-type="float">
            <text:p>0,0</text:p>
          </table:table-cell>
          <table:table-cell table:style-name="ce9" table:formula="of:=[.I44]" office:value-type="float" office:value="0.019102" calcext:value-type="float">
            <text:p>0,0</text:p>
          </table:table-cell>
          <table:table-cell table:formula="of:=[.U44]" office:value-type="float" office:value="0" calcext:value-type="float">
            <text:p>0</text:p>
          </table:table-cell>
          <table:table-cell table:formula="of:=[.V44]" office:value-type="float" office:value="0.000052" calcext:value-type="float">
            <text:p>5,2E-05</text:p>
          </table:table-cell>
          <table:table-cell table:formula="of:=ABS([.AE44]-CEILING([.AC4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352" calcext:value-type="float">
            <text:p>352</text:p>
          </table:table-cell>
          <table:table-cell office:value-type="float" office:value="213" calcext:value-type="float">
            <text:p>213</text:p>
          </table:table-cell>
          <table:table-cell table:style-name="Default" office:value-type="float" office:value="0.038603" calcext:value-type="float">
            <text:p>0,038603</text:p>
          </table:table-cell>
          <table:table-cell table:style-name="Default" office:value-type="float" office:value="-0.435541" calcext:value-type="float">
            <text:p>-0,43554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435541" calcext:value-type="float">
            <text:p>-0,4355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1428891" calcext:value-type="float">
            <text:p>142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a.config</text:p>
          </table:table-cell>
          <table:table-cell table:formula="of:=CONCATENATE(&quot;r&quot;;[.B45];&quot;-&quot;;[.C45];&quot;-&quot;;[.E45];&quot;-&quot;;LEFT(RIGHT([.A45];6);1))" office:value-type="string" office:string-value="r20-50-15-2" calcext:value-type="string">
            <text:p>r20-50-15-2</text:p>
          </table:table-cell>
          <table:table-cell table:formula="of:=ROUND(([.F45]/[.G45])*100;2)" office:value-type="float" office:value="23.3" calcext:value-type="float">
            <text:p>23,3</text:p>
          </table:table-cell>
          <table:table-cell table:style-name="ce9" table:formula="of:=[.J45]" office:value-type="float" office:value="-0.435541" calcext:value-type="float">
            <text:p>-0,4</text:p>
          </table:table-cell>
          <table:table-cell table:style-name="ce9" table:formula="of:=[.I45]" office:value-type="float" office:value="0.038603" calcext:value-type="float">
            <text:p>0,0</text:p>
          </table:table-cell>
          <table:table-cell table:formula="of:=[.U45]" office:value-type="float" office:value="0" calcext:value-type="float">
            <text:p>0</text:p>
          </table:table-cell>
          <table:table-cell table:formula="of:=[.V45]" office:value-type="float" office:value="0.000057" calcext:value-type="float">
            <text:p>5,7E-05</text:p>
          </table:table-cell>
          <table:table-cell table:formula="of:=ABS([.AE45]-CEILING([.AC4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0.033784" calcext:value-type="float">
            <text:p>0,0337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735051" calcext:value-type="float">
            <text:p>17350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a.config</text:p>
          </table:table-cell>
          <table:table-cell table:formula="of:=CONCATENATE(&quot;r&quot;;[.B46];&quot;-&quot;;[.C46];&quot;-&quot;;[.E46];&quot;-&quot;;LEFT(RIGHT([.A46];6);1))" office:value-type="string" office:string-value="r20-50-20-1" calcext:value-type="string">
            <text:p>r20-50-20-1</text:p>
          </table:table-cell>
          <table:table-cell table:formula="of:=ROUND(([.F46]/[.G46])*100;2)" office:value-type="float" office:value="0" calcext:value-type="float">
            <text:p>0</text:p>
          </table:table-cell>
          <table:table-cell table:style-name="ce9" table:formula="of:=[.J46]" office:value-type="float" office:value="0" calcext:value-type="float">
            <text:p>0,0</text:p>
          </table:table-cell>
          <table:table-cell table:style-name="ce9" table:formula="of:=[.I46]" office:value-type="float" office:value="0.033784" calcext:value-type="float">
            <text:p>0,0</text:p>
          </table:table-cell>
          <table:table-cell table:formula="of:=[.U46]" office:value-type="float" office:value="0" calcext:value-type="float">
            <text:p>0</text:p>
          </table:table-cell>
          <table:table-cell table:formula="of:=[.V46]" office:value-type="float" office:value="0.000059" calcext:value-type="float">
            <text:p>5,9E-05</text:p>
          </table:table-cell>
          <table:table-cell table:formula="of:=ABS([.AE46]-CEILING([.AC4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52" calcext:value-type="float">
            <text:p>45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0.070017" calcext:value-type="float">
            <text:p>0,070017</text:p>
          </table:table-cell>
          <table:table-cell table:style-name="Default" office:value-type="float" office:value="-0.691581" calcext:value-type="float">
            <text:p>-0,6915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691581" calcext:value-type="float">
            <text:p>-0,691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1745530" calcext:value-type="float">
            <text:p>1745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.config</text:p>
          </table:table-cell>
          <table:table-cell table:formula="of:=CONCATENATE(&quot;r&quot;;[.B47];&quot;-&quot;;[.C47];&quot;-&quot;;[.E47];&quot;-&quot;;LEFT(RIGHT([.A47];6);1))" office:value-type="string" office:string-value="r20-50-20-2" calcext:value-type="string">
            <text:p>r20-50-20-2</text:p>
          </table:table-cell>
          <table:table-cell table:formula="of:=ROUND(([.F47]/[.G47])*100;2)" office:value-type="float" office:value="21.68" calcext:value-type="float">
            <text:p>21,68</text:p>
          </table:table-cell>
          <table:table-cell table:style-name="ce9" table:formula="of:=[.J47]" office:value-type="float" office:value="-0.691581" calcext:value-type="float">
            <text:p>-0,7</text:p>
          </table:table-cell>
          <table:table-cell table:style-name="ce9" table:formula="of:=[.I47]" office:value-type="float" office:value="0.070017" calcext:value-type="float">
            <text:p>0,1</text:p>
          </table:table-cell>
          <table:table-cell table:formula="of:=[.U47]" office:value-type="float" office:value="1" calcext:value-type="float">
            <text:p>1</text:p>
          </table:table-cell>
          <table:table-cell table:formula="of:=[.V47]" office:value-type="float" office:value="0.000062" calcext:value-type="float">
            <text:p>6,2E-05</text:p>
          </table:table-cell>
          <table:table-cell table:formula="of:=ABS([.AE47]-CEILING([.AC4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float" office:value="552" calcext:value-type="float">
            <text:p>552</text:p>
          </table:table-cell>
          <table:table-cell office:value-type="float" office:value="368" calcext:value-type="float">
            <text:p>368</text:p>
          </table:table-cell>
          <table:table-cell table:style-name="Default" office:value-type="float" office:value="0.064321" calcext:value-type="float">
            <text:p>0,064321</text:p>
          </table:table-cell>
          <table:table-cell table:style-name="Default" office:value-type="float" office:value="-1.116188" calcext:value-type="float">
            <text:p>-1,11618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116188" calcext:value-type="float">
            <text:p>-1,1161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2036138" calcext:value-type="float">
            <text:p>2036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.config</text:p>
          </table:table-cell>
          <table:table-cell table:formula="of:=CONCATENATE(&quot;r&quot;;[.B48];&quot;-&quot;;[.C48];&quot;-&quot;;[.E48];&quot;-&quot;;LEFT(RIGHT([.A48];6);1))" office:value-type="string" office:string-value="r20-50-25-1" calcext:value-type="string">
            <text:p>r20-50-25-1</text:p>
          </table:table-cell>
          <table:table-cell table:formula="of:=ROUND(([.F48]/[.G48])*100;2)" office:value-type="float" office:value="20.11" calcext:value-type="float">
            <text:p>20,11</text:p>
          </table:table-cell>
          <table:table-cell table:style-name="ce9" table:formula="of:=[.J48]" office:value-type="float" office:value="-1.116188" calcext:value-type="float">
            <text:p>-1,1</text:p>
          </table:table-cell>
          <table:table-cell table:style-name="ce9" table:formula="of:=[.I48]" office:value-type="float" office:value="0.064321" calcext:value-type="float">
            <text:p>0,1</text:p>
          </table:table-cell>
          <table:table-cell table:formula="of:=[.U48]" office:value-type="float" office:value="1" calcext:value-type="float">
            <text:p>1</text:p>
          </table:table-cell>
          <table:table-cell table:formula="of:=[.V48]" office:value-type="float" office:value="0.000066" calcext:value-type="float">
            <text:p>6,6E-05</text:p>
          </table:table-cell>
          <table:table-cell table:formula="of:=ABS([.AE48]-CEILING([.AC4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552" calcext:value-type="float">
            <text:p>552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0.172143" calcext:value-type="float">
            <text:p>0,172143</text:p>
          </table:table-cell>
          <table:table-cell table:style-name="Default" office:value-type="float" office:value="-0.975611" calcext:value-type="float">
            <text:p>-0,97561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975611" calcext:value-type="float">
            <text:p>-0,9756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2065186" calcext:value-type="float">
            <text:p>2065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.config</text:p>
          </table:table-cell>
          <table:table-cell table:formula="of:=CONCATENATE(&quot;r&quot;;[.B49];&quot;-&quot;;[.C49];&quot;-&quot;;[.E49];&quot;-&quot;;LEFT(RIGHT([.A49];6);1))" office:value-type="string" office:string-value="r20-50-25-2" calcext:value-type="string">
            <text:p>r20-50-25-2</text:p>
          </table:table-cell>
          <table:table-cell table:formula="of:=ROUND(([.F49]/[.G49])*100;2)" office:value-type="float" office:value="18.66" calcext:value-type="float">
            <text:p>18,66</text:p>
          </table:table-cell>
          <table:table-cell table:style-name="ce9" table:formula="of:=[.J49]" office:value-type="float" office:value="-0.975611" calcext:value-type="float">
            <text:p>-1,0</text:p>
          </table:table-cell>
          <table:table-cell table:style-name="ce9" table:formula="of:=[.I49]" office:value-type="float" office:value="0.172143" calcext:value-type="float">
            <text:p>0,2</text:p>
          </table:table-cell>
          <table:table-cell table:formula="of:=[.U49]" office:value-type="float" office:value="1" calcext:value-type="float">
            <text:p>1</text:p>
          </table:table-cell>
          <table:table-cell table:formula="of:=[.V49]" office:value-type="float" office:value="0.000066" calcext:value-type="float">
            <text:p>6,6E-05</text:p>
          </table:table-cell>
          <table:table-cell table:formula="of:=ABS([.AE49]-CEILING([.AC4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0.008219" calcext:value-type="float">
            <text:p>0,0082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16720" calcext:value-type="float">
            <text:p>8167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a.config</text:p>
          </table:table-cell>
          <table:table-cell table:formula="of:=CONCATENATE(&quot;r&quot;;[.B50];&quot;-&quot;;[.C50];&quot;-&quot;;[.E50];&quot;-&quot;;LEFT(RIGHT([.A50];6);1))" office:value-type="string" office:string-value="r20-50-5-1" calcext:value-type="string">
            <text:p>r20-50-5-1</text:p>
          </table:table-cell>
          <table:table-cell table:formula="of:=ROUND(([.F50]/[.G50])*100;2)" office:value-type="float" office:value="0" calcext:value-type="float">
            <text:p>0</text:p>
          </table:table-cell>
          <table:table-cell table:style-name="ce9" table:formula="of:=[.J50]" office:value-type="float" office:value="0" calcext:value-type="float">
            <text:p>0,0</text:p>
          </table:table-cell>
          <table:table-cell table:style-name="ce9" table:formula="of:=[.I50]" office:value-type="float" office:value="0.008219" calcext:value-type="float">
            <text:p>0,0</text:p>
          </table:table-cell>
          <table:table-cell table:formula="of:=[.U50]" office:value-type="float" office:value="0" calcext:value-type="float">
            <text:p>0</text:p>
          </table:table-cell>
          <table:table-cell table:formula="of:=[.V50]" office:value-type="float" office:value="0.000066" calcext:value-type="float">
            <text:p>6,6E-05</text:p>
          </table:table-cell>
          <table:table-cell table:formula="of:=ABS([.AE50]-CEILING([.AC5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0.005532" calcext:value-type="float">
            <text:p>0,0055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8483" calcext:value-type="float">
            <text:p>8084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04" calcext:value-type="float">
            <text:p>4E-0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a.config</text:p>
          </table:table-cell>
          <table:table-cell table:formula="of:=CONCATENATE(&quot;r&quot;;[.B51];&quot;-&quot;;[.C51];&quot;-&quot;;[.E51];&quot;-&quot;;LEFT(RIGHT([.A51];6);1))" office:value-type="string" office:string-value="r20-50-5-2" calcext:value-type="string">
            <text:p>r20-50-5-2</text:p>
          </table:table-cell>
          <table:table-cell table:formula="of:=ROUND(([.F51]/[.G51])*100;2)" office:value-type="float" office:value="0" calcext:value-type="float">
            <text:p>0</text:p>
          </table:table-cell>
          <table:table-cell table:style-name="ce9" table:formula="of:=[.J51]" office:value-type="float" office:value="0" calcext:value-type="float">
            <text:p>0,0</text:p>
          </table:table-cell>
          <table:table-cell table:style-name="ce9" table:formula="of:=[.I51]" office:value-type="float" office:value="0.005532" calcext:value-type="float">
            <text:p>0,0</text:p>
          </table:table-cell>
          <table:table-cell table:formula="of:=[.U51]" office:value-type="float" office:value="0" calcext:value-type="float">
            <text:p>0</text:p>
          </table:table-cell>
          <table:table-cell table:formula="of:=[.V51]" office:value-type="float" office:value="0.00004" calcext:value-type="float">
            <text:p>4E-05</text:p>
          </table:table-cell>
          <table:table-cell table:formula="of:=ABS([.AE51]-CEILING([.AC5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0.055995" calcext:value-type="float">
            <text:p>0,05599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245850" calcext:value-type="float">
            <text:p>1245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.config</text:p>
          </table:table-cell>
          <table:table-cell table:formula="of:=CONCATENATE(&quot;r&quot;;[.B52];&quot;-&quot;;[.C52];&quot;-&quot;;[.E52];&quot;-&quot;;LEFT(RIGHT([.A52];6);1))" office:value-type="string" office:string-value="r4-100-10-1" calcext:value-type="string">
            <text:p>r4-100-10-1</text:p>
          </table:table-cell>
          <table:table-cell table:formula="of:=ROUND(([.F52]/[.G52])*100;2)" office:value-type="float" office:value="26.76" calcext:value-type="float">
            <text:p>26,76</text:p>
          </table:table-cell>
          <table:table-cell table:style-name="ce9" table:formula="of:=[.J52]" office:value-type="float" office:value="1" calcext:value-type="float">
            <text:p>1,0</text:p>
          </table:table-cell>
          <table:table-cell table:style-name="ce9" table:formula="of:=[.I52]" office:value-type="float" office:value="0.055995" calcext:value-type="float">
            <text:p>0,1</text:p>
          </table:table-cell>
          <table:table-cell table:formula="of:=[.U52]" office:value-type="float" office:value="5" calcext:value-type="float">
            <text:p>5</text:p>
          </table:table-cell>
          <table:table-cell table:formula="of:=[.V52]" office:value-type="float" office:value="0.000057" calcext:value-type="float">
            <text:p>5,7E-05</text:p>
          </table:table-cell>
          <table:table-cell table:formula="of:=ABS([.AE52]-CEILING([.AC52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0.043496" calcext:value-type="float">
            <text:p>0,043496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1219562" calcext:value-type="float">
            <text:p>1219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53];&quot;-&quot;;[.C53];&quot;-&quot;;[.E53];&quot;-&quot;;LEFT(RIGHT([.A53];6);1))" office:value-type="string" office:string-value="r4-100-10-2" calcext:value-type="string">
            <text:p>r4-100-10-2</text:p>
          </table:table-cell>
          <table:table-cell table:formula="of:=ROUND(([.F53]/[.G53])*100;2)" office:value-type="float" office:value="29.58" calcext:value-type="float">
            <text:p>29,58</text:p>
          </table:table-cell>
          <table:table-cell table:style-name="ce9" table:formula="of:=[.J53]" office:value-type="float" office:value="0.333333" calcext:value-type="float">
            <text:p>0,3</text:p>
          </table:table-cell>
          <table:table-cell table:style-name="ce9" table:formula="of:=[.I53]" office:value-type="float" office:value="0.043496" calcext:value-type="float">
            <text:p>0,0</text:p>
          </table:table-cell>
          <table:table-cell table:formula="of:=[.U53]" office:value-type="float" office:value="6" calcext:value-type="float">
            <text:p>6</text:p>
          </table:table-cell>
          <table:table-cell table:formula="of:=[.V53]" office:value-type="float" office:value="0.000052" calcext:value-type="float">
            <text:p>5,2E-05</text:p>
          </table:table-cell>
          <table:table-cell table:formula="of:=ABS([.AE53]-CEILING([.AC53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0.187479" calcext:value-type="float">
            <text:p>0,187479</text:p>
          </table:table-cell>
          <table:table-cell table:style-name="Default" office:value-type="float" office:value="0.545623" calcext:value-type="float">
            <text:p>0,5456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545623" calcext:value-type="float">
            <text:p>0,5456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1454413" calcext:value-type="float">
            <text:p>1454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.config</text:p>
          </table:table-cell>
          <table:table-cell table:formula="of:=CONCATENATE(&quot;r&quot;;[.B54];&quot;-&quot;;[.C54];&quot;-&quot;;[.E54];&quot;-&quot;;LEFT(RIGHT([.A54];6);1))" office:value-type="string" office:string-value="r4-100-15-1" calcext:value-type="string">
            <text:p>r4-100-15-1</text:p>
          </table:table-cell>
          <table:table-cell table:formula="of:=ROUND(([.F54]/[.G54])*100;2)" office:value-type="float" office:value="37.65" calcext:value-type="float">
            <text:p>37,65</text:p>
          </table:table-cell>
          <table:table-cell table:style-name="ce9" table:formula="of:=[.J54]" office:value-type="float" office:value="0.545623" calcext:value-type="float">
            <text:p>0,5</text:p>
          </table:table-cell>
          <table:table-cell table:style-name="ce9" table:formula="of:=[.I54]" office:value-type="float" office:value="0.187479" calcext:value-type="float">
            <text:p>0,2</text:p>
          </table:table-cell>
          <table:table-cell table:formula="of:=[.U54]" office:value-type="float" office:value="6" calcext:value-type="float">
            <text:p>6</text:p>
          </table:table-cell>
          <table:table-cell table:formula="of:=[.V54]" office:value-type="float" office:value="0.000073" calcext:value-type="float">
            <text:p>7,3E-05</text:p>
          </table:table-cell>
          <table:table-cell table:formula="of:=ABS([.AE54]-CEILING([.AC54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  <table:table-cell office:value-type="float" office:value="110" calcext:value-type="float">
            <text:p>110</text:p>
          </table:table-cell>
          <table:table-cell table:style-name="Default" office:value-type="float" office:value="0.112099" calcext:value-type="float">
            <text:p>0,11209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423996" calcext:value-type="float">
            <text:p>1423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.config</text:p>
          </table:table-cell>
          <table:table-cell table:formula="of:=CONCATENATE(&quot;r&quot;;[.B55];&quot;-&quot;;[.C55];&quot;-&quot;;[.E55];&quot;-&quot;;LEFT(RIGHT([.A55];6);1))" office:value-type="string" office:string-value="r4-100-15-2" calcext:value-type="string">
            <text:p>r4-100-15-2</text:p>
          </table:table-cell>
          <table:table-cell table:formula="of:=ROUND(([.F55]/[.G55])*100;2)" office:value-type="float" office:value="38.27" calcext:value-type="float">
            <text:p>38,27</text:p>
          </table:table-cell>
          <table:table-cell table:style-name="ce9" table:formula="of:=[.J55]" office:value-type="float" office:value="0.333333" calcext:value-type="float">
            <text:p>0,3</text:p>
          </table:table-cell>
          <table:table-cell table:style-name="ce9" table:formula="of:=[.I55]" office:value-type="float" office:value="0.112099" calcext:value-type="float">
            <text:p>0,1</text:p>
          </table:table-cell>
          <table:table-cell table:formula="of:=[.U55]" office:value-type="float" office:value="7" calcext:value-type="float">
            <text:p>7</text:p>
          </table:table-cell>
          <table:table-cell table:formula="of:=[.V55]" office:value-type="float" office:value="0.000063" calcext:value-type="float">
            <text:p>6,3E-05</text:p>
          </table:table-cell>
          <table:table-cell table:formula="of:=ABS([.AE55]-CEILING([.AC55])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108" calcext:value-type="float">
            <text:p>108</text:p>
          </table:table-cell>
          <table:table-cell table:style-name="Default" office:value-type="float" office:value="0.224582" calcext:value-type="float">
            <text:p>0,224582</text:p>
          </table:table-cell>
          <table:table-cell table:style-name="Default" office:value-type="float" office:value="0.320957" calcext:value-type="float">
            <text:p>0,3209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20957" calcext:value-type="float">
            <text:p>0,320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1628741" calcext:value-type="float">
            <text:p>16287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.config</text:p>
          </table:table-cell>
          <table:table-cell table:formula="of:=CONCATENATE(&quot;r&quot;;[.B56];&quot;-&quot;;[.C56];&quot;-&quot;;[.E56];&quot;-&quot;;LEFT(RIGHT([.A56];6);1))" office:value-type="string" office:string-value="r4-100-20-1" calcext:value-type="string">
            <text:p>r4-100-20-1</text:p>
          </table:table-cell>
          <table:table-cell table:formula="of:=ROUND(([.F56]/[.G56])*100;2)" office:value-type="float" office:value="43.96" calcext:value-type="float">
            <text:p>43,96</text:p>
          </table:table-cell>
          <table:table-cell table:style-name="ce9" table:formula="of:=[.J56]" office:value-type="float" office:value="0.320957" calcext:value-type="float">
            <text:p>0,3</text:p>
          </table:table-cell>
          <table:table-cell table:style-name="ce9" table:formula="of:=[.I56]" office:value-type="float" office:value="0.224582" calcext:value-type="float">
            <text:p>0,2</text:p>
          </table:table-cell>
          <table:table-cell table:formula="of:=[.U56]" office:value-type="float" office:value="7" calcext:value-type="float">
            <text:p>7</text:p>
          </table:table-cell>
          <table:table-cell table:formula="of:=[.V56]" office:value-type="float" office:value="0.000071" calcext:value-type="float">
            <text:p>7,1E-05</text:p>
          </table:table-cell>
          <table:table-cell table:formula="of:=ABS([.AE56]-CEILING([.AC56])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0.312642" calcext:value-type="float">
            <text:p>0,31264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1" calcext:value-type="float">
            <text:p>0,31</text:p>
          </table:table-cell>
          <table:table-cell office:value-type="float" office:value="1640749" calcext:value-type="float">
            <text:p>1640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.config</text:p>
          </table:table-cell>
          <table:table-cell table:formula="of:=CONCATENATE(&quot;r&quot;;[.B57];&quot;-&quot;;[.C57];&quot;-&quot;;[.E57];&quot;-&quot;;LEFT(RIGHT([.A57];6);1))" office:value-type="string" office:string-value="r4-100-20-2" calcext:value-type="string">
            <text:p>r4-100-20-2</text:p>
          </table:table-cell>
          <table:table-cell table:formula="of:=ROUND(([.F57]/[.G57])*100;2)" office:value-type="float" office:value="43.96" calcext:value-type="float">
            <text:p>43,96</text:p>
          </table:table-cell>
          <table:table-cell table:style-name="ce9" table:formula="of:=[.J57]" office:value-type="float" office:value="0.333333" calcext:value-type="float">
            <text:p>0,3</text:p>
          </table:table-cell>
          <table:table-cell table:style-name="ce9" table:formula="of:=[.I57]" office:value-type="float" office:value="0.312642" calcext:value-type="float">
            <text:p>0,3</text:p>
          </table:table-cell>
          <table:table-cell table:formula="of:=[.U57]" office:value-type="float" office:value="7" calcext:value-type="float">
            <text:p>7</text:p>
          </table:table-cell>
          <table:table-cell table:formula="of:=[.V57]" office:value-type="float" office:value="0.000075" calcext:value-type="float">
            <text:p>7,5E-05</text:p>
          </table:table-cell>
          <table:table-cell table:formula="of:=ABS([.AE57]-CEILING([.AC57])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192999" calcext:value-type="float">
            <text:p>0,192999</text:p>
          </table:table-cell>
          <table:table-cell table:style-name="Default" office:value-type="float" office:value="0.290462" calcext:value-type="float">
            <text:p>0,2904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90462" calcext:value-type="float">
            <text:p>0,2904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1809410" calcext:value-type="float">
            <text:p>1809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.config</text:p>
          </table:table-cell>
          <table:table-cell table:formula="of:=CONCATENATE(&quot;r&quot;;[.B58];&quot;-&quot;;[.C58];&quot;-&quot;;[.E58];&quot;-&quot;;LEFT(RIGHT([.A58];6);1))" office:value-type="string" office:string-value="r4-100-25-1" calcext:value-type="string">
            <text:p>r4-100-25-1</text:p>
          </table:table-cell>
          <table:table-cell table:formula="of:=ROUND(([.F58]/[.G58])*100;2)" office:value-type="float" office:value="50.5" calcext:value-type="float">
            <text:p>50,5</text:p>
          </table:table-cell>
          <table:table-cell table:style-name="ce9" table:formula="of:=[.J58]" office:value-type="float" office:value="0.290462" calcext:value-type="float">
            <text:p>0,3</text:p>
          </table:table-cell>
          <table:table-cell table:style-name="ce9" table:formula="of:=[.I58]" office:value-type="float" office:value="0.192999" calcext:value-type="float">
            <text:p>0,2</text:p>
          </table:table-cell>
          <table:table-cell table:formula="of:=[.U58]" office:value-type="float" office:value="8" calcext:value-type="float">
            <text:p>8</text:p>
          </table:table-cell>
          <table:table-cell table:formula="of:=[.V58]" office:value-type="float" office:value="0.000088" calcext:value-type="float">
            <text:p>8,8E-05</text:p>
          </table:table-cell>
          <table:table-cell table:formula="of:=ABS([.AE58]-CEILING([.AC58])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table:style-name="Default" office:value-type="float" office:value="0.205623" calcext:value-type="float">
            <text:p>0,205623</text:p>
          </table:table-cell>
          <table:table-cell table:style-name="Default" office:value-type="float" office:value="0.239171" calcext:value-type="float">
            <text:p>0,2391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39171" calcext:value-type="float">
            <text:p>0,239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809322" calcext:value-type="float">
            <text:p>1809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.config</text:p>
          </table:table-cell>
          <table:table-cell table:formula="of:=CONCATENATE(&quot;r&quot;;[.B59];&quot;-&quot;;[.C59];&quot;-&quot;;[.E59];&quot;-&quot;;LEFT(RIGHT([.A59];6);1))" office:value-type="string" office:string-value="r4-100-25-2" calcext:value-type="string">
            <text:p>r4-100-25-2</text:p>
          </table:table-cell>
          <table:table-cell table:formula="of:=ROUND(([.F59]/[.G59])*100;2)" office:value-type="float" office:value="50.5" calcext:value-type="float">
            <text:p>50,5</text:p>
          </table:table-cell>
          <table:table-cell table:style-name="ce9" table:formula="of:=[.J59]" office:value-type="float" office:value="0.239171" calcext:value-type="float">
            <text:p>0,2</text:p>
          </table:table-cell>
          <table:table-cell table:style-name="ce9" table:formula="of:=[.I59]" office:value-type="float" office:value="0.205623" calcext:value-type="float">
            <text:p>0,2</text:p>
          </table:table-cell>
          <table:table-cell table:formula="of:=[.U59]" office:value-type="float" office:value="7" calcext:value-type="float">
            <text:p>7</text:p>
          </table:table-cell>
          <table:table-cell table:formula="of:=[.V59]" office:value-type="float" office:value="0.000082" calcext:value-type="float">
            <text:p>8,2E-05</text:p>
          </table:table-cell>
          <table:table-cell table:formula="of:=ABS([.AE59]-CEILING([.AC59])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0.014549" calcext:value-type="float">
            <text:p>0,01454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043729" calcext:value-type="float">
            <text:p>1043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.config</text:p>
          </table:table-cell>
          <table:table-cell table:formula="of:=CONCATENATE(&quot;r&quot;;[.B60];&quot;-&quot;;[.C60];&quot;-&quot;;[.E60];&quot;-&quot;;LEFT(RIGHT([.A60];6);1))" office:value-type="string" office:string-value="r4-100-5-1" calcext:value-type="string">
            <text:p>r4-100-5-1</text:p>
          </table:table-cell>
          <table:table-cell table:formula="of:=ROUND(([.F60]/[.G60])*100;2)" office:value-type="float" office:value="13.11" calcext:value-type="float">
            <text:p>13,11</text:p>
          </table:table-cell>
          <table:table-cell table:style-name="ce9" table:formula="of:=[.J60]" office:value-type="float" office:value="1" calcext:value-type="float">
            <text:p>1,0</text:p>
          </table:table-cell>
          <table:table-cell table:style-name="ce9" table:formula="of:=[.I60]" office:value-type="float" office:value="0.014549" calcext:value-type="float">
            <text:p>0,0</text:p>
          </table:table-cell>
          <table:table-cell table:formula="of:=[.U60]" office:value-type="float" office:value="5" calcext:value-type="float">
            <text:p>5</text:p>
          </table:table-cell>
          <table:table-cell table:formula="of:=[.V60]" office:value-type="float" office:value="0.000047" calcext:value-type="float">
            <text:p>4,7E-05</text:p>
          </table:table-cell>
          <table:table-cell table:formula="of:=ABS([.AE60]-CEILING([.AC60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0.014813" calcext:value-type="float">
            <text:p>0,014813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024645" calcext:value-type="float">
            <text:p>1024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.config</text:p>
          </table:table-cell>
          <table:table-cell table:formula="of:=CONCATENATE(&quot;r&quot;;[.B61];&quot;-&quot;;[.C61];&quot;-&quot;;[.E61];&quot;-&quot;;LEFT(RIGHT([.A61];6);1))" office:value-type="string" office:string-value="r4-100-5-2" calcext:value-type="string">
            <text:p>r4-100-5-2</text:p>
          </table:table-cell>
          <table:table-cell table:formula="of:=ROUND(([.F61]/[.G61])*100;2)" office:value-type="float" office:value="18.03" calcext:value-type="float">
            <text:p>18,03</text:p>
          </table:table-cell>
          <table:table-cell table:style-name="ce9" table:formula="of:=[.J61]" office:value-type="float" office:value="0.333333" calcext:value-type="float">
            <text:p>0,3</text:p>
          </table:table-cell>
          <table:table-cell table:style-name="ce9" table:formula="of:=[.I61]" office:value-type="float" office:value="0.014813" calcext:value-type="float">
            <text:p>0,0</text:p>
          </table:table-cell>
          <table:table-cell table:formula="of:=[.U61]" office:value-type="float" office:value="2" calcext:value-type="float">
            <text:p>2</text:p>
          </table:table-cell>
          <table:table-cell table:formula="of:=[.V61]" office:value-type="float" office:value="0.000071" calcext:value-type="float">
            <text:p>7,1E-05</text:p>
          </table:table-cell>
          <table:table-cell table:formula="of:=ABS([.AE61]-CEILING([.AC6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0.062794" calcext:value-type="float">
            <text:p>0,06279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1715276" calcext:value-type="float">
            <text:p>1715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62];&quot;-&quot;;[.C62];&quot;-&quot;;[.E62];&quot;-&quot;;LEFT(RIGHT([.A62];6);1))" office:value-type="string" office:string-value="r4-150-10-1" calcext:value-type="string">
            <text:p>r4-150-10-1</text:p>
          </table:table-cell>
          <table:table-cell table:formula="of:=ROUND(([.F62]/[.G62])*100;2)" office:value-type="float" office:value="19.79" calcext:value-type="float">
            <text:p>19,79</text:p>
          </table:table-cell>
          <table:table-cell table:style-name="ce9" table:formula="of:=[.J62]" office:value-type="float" office:value="1" calcext:value-type="float">
            <text:p>1,0</text:p>
          </table:table-cell>
          <table:table-cell table:style-name="ce9" table:formula="of:=[.I62]" office:value-type="float" office:value="0.062794" calcext:value-type="float">
            <text:p>0,1</text:p>
          </table:table-cell>
          <table:table-cell table:formula="of:=[.U62]" office:value-type="float" office:value="6" calcext:value-type="float">
            <text:p>6</text:p>
          </table:table-cell>
          <table:table-cell table:formula="of:=[.V62]" office:value-type="float" office:value="0.000071" calcext:value-type="float">
            <text:p>7,1E-05</text:p>
          </table:table-cell>
          <table:table-cell table:formula="of:=ABS([.AE62]-CEILING([.AC62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0.061955" calcext:value-type="float">
            <text:p>0,061955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684890" calcext:value-type="float">
            <text:p>1684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.config</text:p>
          </table:table-cell>
          <table:table-cell table:formula="of:=CONCATENATE(&quot;r&quot;;[.B63];&quot;-&quot;;[.C63];&quot;-&quot;;[.E63];&quot;-&quot;;LEFT(RIGHT([.A63];6);1))" office:value-type="string" office:string-value="r4-150-10-2" calcext:value-type="string">
            <text:p>r4-150-10-2</text:p>
          </table:table-cell>
          <table:table-cell table:formula="of:=ROUND(([.F63]/[.G63])*100;2)" office:value-type="float" office:value="21.88" calcext:value-type="float">
            <text:p>21,88</text:p>
          </table:table-cell>
          <table:table-cell table:style-name="ce9" table:formula="of:=[.J63]" office:value-type="float" office:value="0.333333" calcext:value-type="float">
            <text:p>0,3</text:p>
          </table:table-cell>
          <table:table-cell table:style-name="ce9" table:formula="of:=[.I63]" office:value-type="float" office:value="0.061955" calcext:value-type="float">
            <text:p>0,1</text:p>
          </table:table-cell>
          <table:table-cell table:formula="of:=[.U63]" office:value-type="float" office:value="5" calcext:value-type="float">
            <text:p>5</text:p>
          </table:table-cell>
          <table:table-cell table:formula="of:=[.V63]" office:value-type="float" office:value="0.000065" calcext:value-type="float">
            <text:p>6,5E-05</text:p>
          </table:table-cell>
          <table:table-cell table:formula="of:=ABS([.AE63]-CEILING([.AC63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0.118119" calcext:value-type="float">
            <text:p>0,118119</text:p>
          </table:table-cell>
          <table:table-cell table:style-name="Default" office:value-type="float" office:value="0.576158" calcext:value-type="float">
            <text:p>0,5761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576158" calcext:value-type="float">
            <text:p>0,5761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1953884" calcext:value-type="float">
            <text:p>19538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.config</text:p>
          </table:table-cell>
          <table:table-cell table:formula="of:=CONCATENATE(&quot;r&quot;;[.B64];&quot;-&quot;;[.C64];&quot;-&quot;;[.E64];&quot;-&quot;;LEFT(RIGHT([.A64];6);1))" office:value-type="string" office:string-value="r4-150-15-1" calcext:value-type="string">
            <text:p>r4-150-15-1</text:p>
          </table:table-cell>
          <table:table-cell table:formula="of:=ROUND(([.F64]/[.G64])*100;2)" office:value-type="float" office:value="29.25" calcext:value-type="float">
            <text:p>29,25</text:p>
          </table:table-cell>
          <table:table-cell table:style-name="ce9" table:formula="of:=[.J64]" office:value-type="float" office:value="0.576158" calcext:value-type="float">
            <text:p>0,6</text:p>
          </table:table-cell>
          <table:table-cell table:style-name="ce9" table:formula="of:=[.I64]" office:value-type="float" office:value="0.118119" calcext:value-type="float">
            <text:p>0,1</text:p>
          </table:table-cell>
          <table:table-cell table:formula="of:=[.U64]" office:value-type="float" office:value="8" calcext:value-type="float">
            <text:p>8</text:p>
          </table:table-cell>
          <table:table-cell table:formula="of:=[.V64]" office:value-type="float" office:value="0.000094" calcext:value-type="float">
            <text:p>9,4E-05</text:p>
          </table:table-cell>
          <table:table-cell table:formula="of:=ABS([.AE64]-CEILING([.AC64])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0.114265" calcext:value-type="float">
            <text:p>0,114265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1950420" calcext:value-type="float">
            <text:p>1950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.config</text:p>
          </table:table-cell>
          <table:table-cell table:formula="of:=CONCATENATE(&quot;r&quot;;[.B65];&quot;-&quot;;[.C65];&quot;-&quot;;[.E65];&quot;-&quot;;LEFT(RIGHT([.A65];6);1))" office:value-type="string" office:string-value="r4-150-15-2" calcext:value-type="string">
            <text:p>r4-150-15-2</text:p>
          </table:table-cell>
          <table:table-cell table:formula="of:=ROUND(([.F65]/[.G65])*100;2)" office:value-type="float" office:value="29.25" calcext:value-type="float">
            <text:p>29,25</text:p>
          </table:table-cell>
          <table:table-cell table:style-name="ce9" table:formula="of:=[.J65]" office:value-type="float" office:value="0.333333" calcext:value-type="float">
            <text:p>0,3</text:p>
          </table:table-cell>
          <table:table-cell table:style-name="ce9" table:formula="of:=[.I65]" office:value-type="float" office:value="0.114265" calcext:value-type="float">
            <text:p>0,1</text:p>
          </table:table-cell>
          <table:table-cell table:formula="of:=[.U65]" office:value-type="float" office:value="8" calcext:value-type="float">
            <text:p>8</text:p>
          </table:table-cell>
          <table:table-cell table:formula="of:=[.V65]" office:value-type="float" office:value="0.000084" calcext:value-type="float">
            <text:p>8,4E-05</text:p>
          </table:table-cell>
          <table:table-cell table:formula="of:=ABS([.AE65]-CEILING([.AC65])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0.175624" calcext:value-type="float">
            <text:p>0,175624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2227285" calcext:value-type="float">
            <text:p>2227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.config</text:p>
          </table:table-cell>
          <table:table-cell table:formula="of:=CONCATENATE(&quot;r&quot;;[.B66];&quot;-&quot;;[.C66];&quot;-&quot;;[.E66];&quot;-&quot;;LEFT(RIGHT([.A66];6);1))" office:value-type="string" office:string-value="r4-150-20-1" calcext:value-type="string">
            <text:p>r4-150-20-1</text:p>
          </table:table-cell>
          <table:table-cell table:formula="of:=ROUND(([.F66]/[.G66])*100;2)" office:value-type="float" office:value="34.48" calcext:value-type="float">
            <text:p>34,48</text:p>
          </table:table-cell>
          <table:table-cell table:style-name="ce9" table:formula="of:=[.J66]" office:value-type="float" office:value="0.333333" calcext:value-type="float">
            <text:p>0,3</text:p>
          </table:table-cell>
          <table:table-cell table:style-name="ce9" table:formula="of:=[.I66]" office:value-type="float" office:value="0.175624" calcext:value-type="float">
            <text:p>0,2</text:p>
          </table:table-cell>
          <table:table-cell table:formula="of:=[.U66]" office:value-type="float" office:value="8" calcext:value-type="float">
            <text:p>8</text:p>
          </table:table-cell>
          <table:table-cell table:formula="of:=[.V66]" office:value-type="float" office:value="0.000099" calcext:value-type="float">
            <text:p>9,9E-05</text:p>
          </table:table-cell>
          <table:table-cell table:formula="of:=ABS([.AE66]-CEILING([.AC66])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0.198434" calcext:value-type="float">
            <text:p>0,198434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2229141" calcext:value-type="float">
            <text:p>2229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0.00009" calcext:value-type="float">
            <text:p>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.config</text:p>
          </table:table-cell>
          <table:table-cell table:formula="of:=CONCATENATE(&quot;r&quot;;[.B67];&quot;-&quot;;[.C67];&quot;-&quot;;[.E67];&quot;-&quot;;LEFT(RIGHT([.A67];6);1))" office:value-type="string" office:string-value="r4-150-20-2" calcext:value-type="string">
            <text:p>r4-150-20-2</text:p>
          </table:table-cell>
          <table:table-cell table:formula="of:=ROUND(([.F67]/[.G67])*100;2)" office:value-type="float" office:value="34.48" calcext:value-type="float">
            <text:p>34,48</text:p>
          </table:table-cell>
          <table:table-cell table:style-name="ce9" table:formula="of:=[.J67]" office:value-type="float" office:value="0.333333" calcext:value-type="float">
            <text:p>0,3</text:p>
          </table:table-cell>
          <table:table-cell table:style-name="ce9" table:formula="of:=[.I67]" office:value-type="float" office:value="0.198434" calcext:value-type="float">
            <text:p>0,2</text:p>
          </table:table-cell>
          <table:table-cell table:formula="of:=[.U67]" office:value-type="float" office:value="8" calcext:value-type="float">
            <text:p>8</text:p>
          </table:table-cell>
          <table:table-cell table:formula="of:=[.V67]" office:value-type="float" office:value="0.00009" calcext:value-type="float">
            <text:p>9E-05</text:p>
          </table:table-cell>
          <table:table-cell table:formula="of:=ABS([.AE67]-CEILING([.AC67])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0.259409" calcext:value-type="float">
            <text:p>0,25940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2482807" calcext:value-type="float">
            <text:p>2482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0" calcext:value-type="float">
            <text:p>10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.config</text:p>
          </table:table-cell>
          <table:table-cell table:formula="of:=CONCATENATE(&quot;r&quot;;[.B68];&quot;-&quot;;[.C68];&quot;-&quot;;[.E68];&quot;-&quot;;LEFT(RIGHT([.A68];6);1))" office:value-type="string" office:string-value="r4-150-25-1" calcext:value-type="string">
            <text:p>r4-150-25-1</text:p>
          </table:table-cell>
          <table:table-cell table:formula="of:=ROUND(([.F68]/[.G68])*100;2)" office:value-type="float" office:value="40.48" calcext:value-type="float">
            <text:p>40,48</text:p>
          </table:table-cell>
          <table:table-cell table:style-name="ce9" table:formula="of:=[.J68]" office:value-type="float" office:value="0.333333" calcext:value-type="float">
            <text:p>0,3</text:p>
          </table:table-cell>
          <table:table-cell table:style-name="ce9" table:formula="of:=[.I68]" office:value-type="float" office:value="0.259409" calcext:value-type="float">
            <text:p>0,3</text:p>
          </table:table-cell>
          <table:table-cell table:formula="of:=[.U68]" office:value-type="float" office:value="10" calcext:value-type="float">
            <text:p>10</text:p>
          </table:table-cell>
          <table:table-cell table:formula="of:=[.V68]" office:value-type="float" office:value="0.000114" calcext:value-type="float">
            <text:p>0,000114</text:p>
          </table:table-cell>
          <table:table-cell table:formula="of:=ABS([.AE68]-CEILING([.AC68])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0.378618" calcext:value-type="float">
            <text:p>0,378618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7" calcext:value-type="float">
            <text:p>0,37</text:p>
          </table:table-cell>
          <table:table-cell office:value-type="float" office:value="2489671" calcext:value-type="float">
            <text:p>2489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.config</text:p>
          </table:table-cell>
          <table:table-cell table:formula="of:=CONCATENATE(&quot;r&quot;;[.B69];&quot;-&quot;;[.C69];&quot;-&quot;;[.E69];&quot;-&quot;;LEFT(RIGHT([.A69];6);1))" office:value-type="string" office:string-value="r4-150-25-2" calcext:value-type="string">
            <text:p>r4-150-25-2</text:p>
          </table:table-cell>
          <table:table-cell table:formula="of:=ROUND(([.F69]/[.G69])*100;2)" office:value-type="float" office:value="40.48" calcext:value-type="float">
            <text:p>40,48</text:p>
          </table:table-cell>
          <table:table-cell table:style-name="ce9" table:formula="of:=[.J69]" office:value-type="float" office:value="0.333333" calcext:value-type="float">
            <text:p>0,3</text:p>
          </table:table-cell>
          <table:table-cell table:style-name="ce9" table:formula="of:=[.I69]" office:value-type="float" office:value="0.378618" calcext:value-type="float">
            <text:p>0,4</text:p>
          </table:table-cell>
          <table:table-cell table:formula="of:=[.U69]" office:value-type="float" office:value="9" calcext:value-type="float">
            <text:p>9</text:p>
          </table:table-cell>
          <table:table-cell table:formula="of:=[.V69]" office:value-type="float" office:value="0.000112" calcext:value-type="float">
            <text:p>0,000112</text:p>
          </table:table-cell>
          <table:table-cell table:formula="of:=ABS([.AE69]-CEILING([.AC69])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0.018749" calcext:value-type="float">
            <text:p>0,01874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447900" calcext:value-type="float">
            <text:p>1447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.config</text:p>
          </table:table-cell>
          <table:table-cell table:formula="of:=CONCATENATE(&quot;r&quot;;[.B70];&quot;-&quot;;[.C70];&quot;-&quot;;[.E70];&quot;-&quot;;LEFT(RIGHT([.A70];6);1))" office:value-type="string" office:string-value="r4-150-5-1" calcext:value-type="string">
            <text:p>r4-150-5-1</text:p>
          </table:table-cell>
          <table:table-cell table:formula="of:=ROUND(([.F70]/[.G70])*100;2)" office:value-type="float" office:value="9.3" calcext:value-type="float">
            <text:p>9,3</text:p>
          </table:table-cell>
          <table:table-cell table:style-name="ce9" table:formula="of:=[.J70]" office:value-type="float" office:value="1" calcext:value-type="float">
            <text:p>1,0</text:p>
          </table:table-cell>
          <table:table-cell table:style-name="ce9" table:formula="of:=[.I70]" office:value-type="float" office:value="0.018749" calcext:value-type="float">
            <text:p>0,0</text:p>
          </table:table-cell>
          <table:table-cell table:formula="of:=[.U70]" office:value-type="float" office:value="3" calcext:value-type="float">
            <text:p>3</text:p>
          </table:table-cell>
          <table:table-cell table:formula="of:=[.V70]" office:value-type="float" office:value="0.000073" calcext:value-type="float">
            <text:p>7,3E-05</text:p>
          </table:table-cell>
          <table:table-cell table:formula="of:=ABS([.AE70]-CEILING([.AC7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0.017148" calcext:value-type="float">
            <text:p>0,017148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411692" calcext:value-type="float">
            <text:p>1411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6" calcext:value-type="float">
            <text:p>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.config</text:p>
          </table:table-cell>
          <table:table-cell table:formula="of:=CONCATENATE(&quot;r&quot;;[.B71];&quot;-&quot;;[.C71];&quot;-&quot;;[.E71];&quot;-&quot;;LEFT(RIGHT([.A71];6);1))" office:value-type="string" office:string-value="r4-150-5-2" calcext:value-type="string">
            <text:p>r4-150-5-2</text:p>
          </table:table-cell>
          <table:table-cell table:formula="of:=ROUND(([.F71]/[.G71])*100;2)" office:value-type="float" office:value="12.79" calcext:value-type="float">
            <text:p>12,79</text:p>
          </table:table-cell>
          <table:table-cell table:style-name="ce9" table:formula="of:=[.J71]" office:value-type="float" office:value="0.333333" calcext:value-type="float">
            <text:p>0,3</text:p>
          </table:table-cell>
          <table:table-cell table:style-name="ce9" table:formula="of:=[.I71]" office:value-type="float" office:value="0.017148" calcext:value-type="float">
            <text:p>0,0</text:p>
          </table:table-cell>
          <table:table-cell table:formula="of:=[.U71]" office:value-type="float" office:value="3" calcext:value-type="float">
            <text:p>3</text:p>
          </table:table-cell>
          <table:table-cell table:formula="of:=[.V71]" office:value-type="float" office:value="0.00006" calcext:value-type="float">
            <text:p>6E-05</text:p>
          </table:table-cell>
          <table:table-cell table:formula="of:=ABS([.AE71]-CEILING([.AC71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42" calcext:value-type="float">
            <text:p>242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0.071536" calcext:value-type="float">
            <text:p>0,07153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2173158" calcext:value-type="float">
            <text:p>2173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72];&quot;-&quot;;[.C72];&quot;-&quot;;[.E72];&quot;-&quot;;LEFT(RIGHT([.A72];6);1))" office:value-type="string" office:string-value="r4-200-10-1" calcext:value-type="string">
            <text:p>r4-200-10-1</text:p>
          </table:table-cell>
          <table:table-cell table:formula="of:=ROUND(([.F72]/[.G72])*100;2)" office:value-type="float" office:value="16.12" calcext:value-type="float">
            <text:p>16,12</text:p>
          </table:table-cell>
          <table:table-cell table:style-name="ce9" table:formula="of:=[.J72]" office:value-type="float" office:value="1" calcext:value-type="float">
            <text:p>1,0</text:p>
          </table:table-cell>
          <table:table-cell table:style-name="ce9" table:formula="of:=[.I72]" office:value-type="float" office:value="0.071536" calcext:value-type="float">
            <text:p>0,1</text:p>
          </table:table-cell>
          <table:table-cell table:formula="of:=[.U72]" office:value-type="float" office:value="6" calcext:value-type="float">
            <text:p>6</text:p>
          </table:table-cell>
          <table:table-cell table:formula="of:=[.V72]" office:value-type="float" office:value="0.000082" calcext:value-type="float">
            <text:p>8,2E-05</text:p>
          </table:table-cell>
          <table:table-cell table:formula="of:=ABS([.AE72]-CEILING([.AC72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42" calcext:value-type="float">
            <text:p>242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073145" calcext:value-type="float">
            <text:p>0,073145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2131670" calcext:value-type="float">
            <text:p>21316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.config</text:p>
          </table:table-cell>
          <table:table-cell table:formula="of:=CONCATENATE(&quot;r&quot;;[.B73];&quot;-&quot;;[.C73];&quot;-&quot;;[.E73];&quot;-&quot;;LEFT(RIGHT([.A73];6);1))" office:value-type="string" office:string-value="r4-200-10-2" calcext:value-type="string">
            <text:p>r4-200-10-2</text:p>
          </table:table-cell>
          <table:table-cell table:formula="of:=ROUND(([.F73]/[.G73])*100;2)" office:value-type="float" office:value="17.36" calcext:value-type="float">
            <text:p>17,36</text:p>
          </table:table-cell>
          <table:table-cell table:style-name="ce9" table:formula="of:=[.J73]" office:value-type="float" office:value="0.333333" calcext:value-type="float">
            <text:p>0,3</text:p>
          </table:table-cell>
          <table:table-cell table:style-name="ce9" table:formula="of:=[.I73]" office:value-type="float" office:value="0.073145" calcext:value-type="float">
            <text:p>0,1</text:p>
          </table:table-cell>
          <table:table-cell table:formula="of:=[.U73]" office:value-type="float" office:value="5" calcext:value-type="float">
            <text:p>5</text:p>
          </table:table-cell>
          <table:table-cell table:formula="of:=[.V73]" office:value-type="float" office:value="0.000078" calcext:value-type="float">
            <text:p>7,8E-05</text:p>
          </table:table-cell>
          <table:table-cell table:formula="of:=ABS([.AE73]-CEILING([.AC73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62" calcext:value-type="float">
            <text:p>262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0.13955" calcext:value-type="float">
            <text:p>0,13955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2484468" calcext:value-type="float">
            <text:p>2484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0.000114" calcext:value-type="float">
            <text:p>0,0001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.config</text:p>
          </table:table-cell>
          <table:table-cell table:formula="of:=CONCATENATE(&quot;r&quot;;[.B74];&quot;-&quot;;[.C74];&quot;-&quot;;[.E74];&quot;-&quot;;LEFT(RIGHT([.A74];6);1))" office:value-type="string" office:string-value="r4-200-15-1" calcext:value-type="string">
            <text:p>r4-200-15-1</text:p>
          </table:table-cell>
          <table:table-cell table:formula="of:=ROUND(([.F74]/[.G74])*100;2)" office:value-type="float" office:value="23.66" calcext:value-type="float">
            <text:p>23,66</text:p>
          </table:table-cell>
          <table:table-cell table:style-name="ce9" table:formula="of:=[.J74]" office:value-type="float" office:value="0.333333" calcext:value-type="float">
            <text:p>0,3</text:p>
          </table:table-cell>
          <table:table-cell table:style-name="ce9" table:formula="of:=[.I74]" office:value-type="float" office:value="0.13955" calcext:value-type="float">
            <text:p>0,1</text:p>
          </table:table-cell>
          <table:table-cell table:formula="of:=[.U74]" office:value-type="float" office:value="8" calcext:value-type="float">
            <text:p>8</text:p>
          </table:table-cell>
          <table:table-cell table:formula="of:=[.V74]" office:value-type="float" office:value="0.000114" calcext:value-type="float">
            <text:p>0,000114</text:p>
          </table:table-cell>
          <table:table-cell table:formula="of:=ABS([.AE74]-CEILING([.AC74])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0.141498" calcext:value-type="float">
            <text:p>0,141498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2482532" calcext:value-type="float">
            <text:p>2482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.config</text:p>
          </table:table-cell>
          <table:table-cell table:formula="of:=CONCATENATE(&quot;r&quot;;[.B75];&quot;-&quot;;[.C75];&quot;-&quot;;[.E75];&quot;-&quot;;LEFT(RIGHT([.A75];6);1))" office:value-type="string" office:string-value="r4-200-15-2" calcext:value-type="string">
            <text:p>r4-200-15-2</text:p>
          </table:table-cell>
          <table:table-cell table:formula="of:=ROUND(([.F75]/[.G75])*100;2)" office:value-type="float" office:value="23.66" calcext:value-type="float">
            <text:p>23,66</text:p>
          </table:table-cell>
          <table:table-cell table:style-name="ce9" table:formula="of:=[.J75]" office:value-type="float" office:value="0.333333" calcext:value-type="float">
            <text:p>0,3</text:p>
          </table:table-cell>
          <table:table-cell table:style-name="ce9" table:formula="of:=[.I75]" office:value-type="float" office:value="0.141498" calcext:value-type="float">
            <text:p>0,1</text:p>
          </table:table-cell>
          <table:table-cell table:formula="of:=[.U75]" office:value-type="float" office:value="7" calcext:value-type="float">
            <text:p>7</text:p>
          </table:table-cell>
          <table:table-cell table:formula="of:=[.V75]" office:value-type="float" office:value="0.000099" calcext:value-type="float">
            <text:p>9,9E-05</text:p>
          </table:table-cell>
          <table:table-cell table:formula="of:=ABS([.AE75]-CEILING([.AC75])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0.244832" calcext:value-type="float">
            <text:p>0,24483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2848306" calcext:value-type="float">
            <text:p>2848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0.000123" calcext:value-type="float">
            <text:p>0,0001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.config</text:p>
          </table:table-cell>
          <table:table-cell table:formula="of:=CONCATENATE(&quot;r&quot;;[.B76];&quot;-&quot;;[.C76];&quot;-&quot;;[.E76];&quot;-&quot;;LEFT(RIGHT([.A76];6);1))" office:value-type="string" office:string-value="r4-200-20-1" calcext:value-type="string">
            <text:p>r4-200-20-1</text:p>
          </table:table-cell>
          <table:table-cell table:formula="of:=ROUND(([.F76]/[.G76])*100;2)" office:value-type="float" office:value="28.37" calcext:value-type="float">
            <text:p>28,37</text:p>
          </table:table-cell>
          <table:table-cell table:style-name="ce9" table:formula="of:=[.J76]" office:value-type="float" office:value="0.333333" calcext:value-type="float">
            <text:p>0,3</text:p>
          </table:table-cell>
          <table:table-cell table:style-name="ce9" table:formula="of:=[.I76]" office:value-type="float" office:value="0.244832" calcext:value-type="float">
            <text:p>0,2</text:p>
          </table:table-cell>
          <table:table-cell table:formula="of:=[.U76]" office:value-type="float" office:value="8" calcext:value-type="float">
            <text:p>8</text:p>
          </table:table-cell>
          <table:table-cell table:formula="of:=[.V76]" office:value-type="float" office:value="0.000123" calcext:value-type="float">
            <text:p>0,000123</text:p>
          </table:table-cell>
          <table:table-cell table:formula="of:=ABS([.AE76]-CEILING([.AC76])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0.259121" calcext:value-type="float">
            <text:p>0,25912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2839978" calcext:value-type="float">
            <text:p>28399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.config</text:p>
          </table:table-cell>
          <table:table-cell table:formula="of:=CONCATENATE(&quot;r&quot;;[.B77];&quot;-&quot;;[.C77];&quot;-&quot;;[.E77];&quot;-&quot;;LEFT(RIGHT([.A77];6);1))" office:value-type="string" office:string-value="r4-200-20-2" calcext:value-type="string">
            <text:p>r4-200-20-2</text:p>
          </table:table-cell>
          <table:table-cell table:formula="of:=ROUND(([.F77]/[.G77])*100;2)" office:value-type="float" office:value="28.37" calcext:value-type="float">
            <text:p>28,37</text:p>
          </table:table-cell>
          <table:table-cell table:style-name="ce9" table:formula="of:=[.J77]" office:value-type="float" office:value="0.333333" calcext:value-type="float">
            <text:p>0,3</text:p>
          </table:table-cell>
          <table:table-cell table:style-name="ce9" table:formula="of:=[.I77]" office:value-type="float" office:value="0.259121" calcext:value-type="float">
            <text:p>0,3</text:p>
          </table:table-cell>
          <table:table-cell table:formula="of:=[.U77]" office:value-type="float" office:value="7" calcext:value-type="float">
            <text:p>7</text:p>
          </table:table-cell>
          <table:table-cell table:formula="of:=[.V77]" office:value-type="float" office:value="0.000111" calcext:value-type="float">
            <text:p>0,000111</text:p>
          </table:table-cell>
          <table:table-cell table:formula="of:=ABS([.AE77]-CEILING([.AC77])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02" calcext:value-type="float">
            <text:p>302</text:p>
          </table:table-cell>
          <table:table-cell office:value-type="float" office:value="115" calcext:value-type="float">
            <text:p>115</text:p>
          </table:table-cell>
          <table:table-cell table:style-name="Default" office:value-type="float" office:value="0.369233" calcext:value-type="float">
            <text:p>0,369233</text:p>
          </table:table-cell>
          <table:table-cell table:style-name="Default" office:value-type="float" office:value="0.419006" calcext:value-type="float">
            <text:p>0,4190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419006" calcext:value-type="float">
            <text:p>0,419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3160230" calcext:value-type="float">
            <text:p>3160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0" calcext:value-type="float">
            <text:p>10</text:p>
          </table:table-cell>
          <table:table-cell office:value-type="float" office:value="0.000234" calcext:value-type="float">
            <text:p>0,0002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.config</text:p>
          </table:table-cell>
          <table:table-cell table:formula="of:=CONCATENATE(&quot;r&quot;;[.B78];&quot;-&quot;;[.C78];&quot;-&quot;;[.E78];&quot;-&quot;;LEFT(RIGHT([.A78];6);1))" office:value-type="string" office:string-value="r4-200-25-1" calcext:value-type="string">
            <text:p>r4-200-25-1</text:p>
          </table:table-cell>
          <table:table-cell table:formula="of:=ROUND(([.F78]/[.G78])*100;2)" office:value-type="float" office:value="33.77" calcext:value-type="float">
            <text:p>33,77</text:p>
          </table:table-cell>
          <table:table-cell table:style-name="ce9" table:formula="of:=[.J78]" office:value-type="float" office:value="0.419006" calcext:value-type="float">
            <text:p>0,4</text:p>
          </table:table-cell>
          <table:table-cell table:style-name="ce9" table:formula="of:=[.I78]" office:value-type="float" office:value="0.369233" calcext:value-type="float">
            <text:p>0,4</text:p>
          </table:table-cell>
          <table:table-cell table:formula="of:=[.U78]" office:value-type="float" office:value="10" calcext:value-type="float">
            <text:p>10</text:p>
          </table:table-cell>
          <table:table-cell table:formula="of:=[.V78]" office:value-type="float" office:value="0.000234" calcext:value-type="float">
            <text:p>0,000234</text:p>
          </table:table-cell>
          <table:table-cell table:formula="of:=ABS([.AE78]-CEILING([.AC78])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02" calcext:value-type="float">
            <text:p>302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0.416934" calcext:value-type="float">
            <text:p>0,416934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1" calcext:value-type="float">
            <text:p>0,41</text:p>
          </table:table-cell>
          <table:table-cell office:value-type="float" office:value="3176414" calcext:value-type="float">
            <text:p>3176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.config</text:p>
          </table:table-cell>
          <table:table-cell table:formula="of:=CONCATENATE(&quot;r&quot;;[.B79];&quot;-&quot;;[.C79];&quot;-&quot;;[.E79];&quot;-&quot;;LEFT(RIGHT([.A79];6);1))" office:value-type="string" office:string-value="r4-200-25-2" calcext:value-type="string">
            <text:p>r4-200-25-2</text:p>
          </table:table-cell>
          <table:table-cell table:formula="of:=ROUND(([.F79]/[.G79])*100;2)" office:value-type="float" office:value="33.77" calcext:value-type="float">
            <text:p>33,77</text:p>
          </table:table-cell>
          <table:table-cell table:style-name="ce9" table:formula="of:=[.J79]" office:value-type="float" office:value="0.333333" calcext:value-type="float">
            <text:p>0,3</text:p>
          </table:table-cell>
          <table:table-cell table:style-name="ce9" table:formula="of:=[.I79]" office:value-type="float" office:value="0.416934" calcext:value-type="float">
            <text:p>0,4</text:p>
          </table:table-cell>
          <table:table-cell table:formula="of:=[.U79]" office:value-type="float" office:value="9" calcext:value-type="float">
            <text:p>9</text:p>
          </table:table-cell>
          <table:table-cell table:formula="of:=[.V79]" office:value-type="float" office:value="0.000143" calcext:value-type="float">
            <text:p>0,000143</text:p>
          </table:table-cell>
          <table:table-cell table:formula="of:=ABS([.AE79]-CEILING([.AC79])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0.020083" calcext:value-type="float">
            <text:p>0,02008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851010" calcext:value-type="float">
            <text:p>185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.config</text:p>
          </table:table-cell>
          <table:table-cell table:formula="of:=CONCATENATE(&quot;r&quot;;[.B80];&quot;-&quot;;[.C80];&quot;-&quot;;[.E80];&quot;-&quot;;LEFT(RIGHT([.A80];6);1))" office:value-type="string" office:string-value="r4-200-5-1" calcext:value-type="string">
            <text:p>r4-200-5-1</text:p>
          </table:table-cell>
          <table:table-cell table:formula="of:=ROUND(([.F80]/[.G80])*100;2)" office:value-type="float" office:value="7.21" calcext:value-type="float">
            <text:p>7,21</text:p>
          </table:table-cell>
          <table:table-cell table:style-name="ce9" table:formula="of:=[.J80]" office:value-type="float" office:value="1" calcext:value-type="float">
            <text:p>1,0</text:p>
          </table:table-cell>
          <table:table-cell table:style-name="ce9" table:formula="of:=[.I80]" office:value-type="float" office:value="0.020083" calcext:value-type="float">
            <text:p>0,0</text:p>
          </table:table-cell>
          <table:table-cell table:formula="of:=[.U80]" office:value-type="float" office:value="4" calcext:value-type="float">
            <text:p>4</text:p>
          </table:table-cell>
          <table:table-cell table:formula="of:=[.V80]" office:value-type="float" office:value="0.000064" calcext:value-type="float">
            <text:p>6,4E-05</text:p>
          </table:table-cell>
          <table:table-cell table:formula="of:=ABS([.AE80]-CEILING([.AC80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20024" calcext:value-type="float">
            <text:p>0,020024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793601" calcext:value-type="float">
            <text:p>1793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.config</text:p>
          </table:table-cell>
          <table:table-cell table:formula="of:=CONCATENATE(&quot;r&quot;;[.B81];&quot;-&quot;;[.C81];&quot;-&quot;;[.E81];&quot;-&quot;;LEFT(RIGHT([.A81];6);1))" office:value-type="string" office:string-value="r4-200-5-2" calcext:value-type="string">
            <text:p>r4-200-5-2</text:p>
          </table:table-cell>
          <table:table-cell table:formula="of:=ROUND(([.F81]/[.G81])*100;2)" office:value-type="float" office:value="9.91" calcext:value-type="float">
            <text:p>9,91</text:p>
          </table:table-cell>
          <table:table-cell table:style-name="ce9" table:formula="of:=[.J81]" office:value-type="float" office:value="0.333333" calcext:value-type="float">
            <text:p>0,3</text:p>
          </table:table-cell>
          <table:table-cell table:style-name="ce9" table:formula="of:=[.I81]" office:value-type="float" office:value="0.020024" calcext:value-type="float">
            <text:p>0,0</text:p>
          </table:table-cell>
          <table:table-cell table:formula="of:=[.U81]" office:value-type="float" office:value="3" calcext:value-type="float">
            <text:p>3</text:p>
          </table:table-cell>
          <table:table-cell table:formula="of:=[.V81]" office:value-type="float" office:value="0.000061" calcext:value-type="float">
            <text:p>6,1E-05</text:p>
          </table:table-cell>
          <table:table-cell table:formula="of:=ABS([.AE81]-CEILING([.AC81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0.084144" calcext:value-type="float">
            <text:p>0,08414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2651200" calcext:value-type="float">
            <text:p>265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82];&quot;-&quot;;[.C82];&quot;-&quot;;[.E82];&quot;-&quot;;LEFT(RIGHT([.A82];6);1))" office:value-type="string" office:string-value="r4-250-10-1" calcext:value-type="string">
            <text:p>r4-250-10-1</text:p>
          </table:table-cell>
          <table:table-cell table:formula="of:=ROUND(([.F82]/[.G82])*100;2)" office:value-type="float" office:value="13.7" calcext:value-type="float">
            <text:p>13,7</text:p>
          </table:table-cell>
          <table:table-cell table:style-name="ce9" table:formula="of:=[.J82]" office:value-type="float" office:value="1" calcext:value-type="float">
            <text:p>1,0</text:p>
          </table:table-cell>
          <table:table-cell table:style-name="ce9" table:formula="of:=[.I82]" office:value-type="float" office:value="0.084144" calcext:value-type="float">
            <text:p>0,1</text:p>
          </table:table-cell>
          <table:table-cell table:formula="of:=[.U82]" office:value-type="float" office:value="6" calcext:value-type="float">
            <text:p>6</text:p>
          </table:table-cell>
          <table:table-cell table:formula="of:=[.V82]" office:value-type="float" office:value="0.000103" calcext:value-type="float">
            <text:p>0,000103</text:p>
          </table:table-cell>
          <table:table-cell table:formula="of:=ABS([.AE82]-CEILING([.AC82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table:style-name="Default" office:value-type="float" office:value="0.09289" calcext:value-type="float">
            <text:p>0,0928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2599921" calcext:value-type="float">
            <text:p>2599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83];&quot;-&quot;;[.C83];&quot;-&quot;;[.E83];&quot;-&quot;;LEFT(RIGHT([.A83];6);1))" office:value-type="string" office:string-value="r4-250-10-2" calcext:value-type="string">
            <text:p>r4-250-10-2</text:p>
          </table:table-cell>
          <table:table-cell table:formula="of:=ROUND(([.F83]/[.G83])*100;2)" office:value-type="float" office:value="14.38" calcext:value-type="float">
            <text:p>14,38</text:p>
          </table:table-cell>
          <table:table-cell table:style-name="ce9" table:formula="of:=[.J83]" office:value-type="float" office:value="0.333333" calcext:value-type="float">
            <text:p>0,3</text:p>
          </table:table-cell>
          <table:table-cell table:style-name="ce9" table:formula="of:=[.I83]" office:value-type="float" office:value="0.09289" calcext:value-type="float">
            <text:p>0,1</text:p>
          </table:table-cell>
          <table:table-cell table:formula="of:=[.U83]" office:value-type="float" office:value="6" calcext:value-type="float">
            <text:p>6</text:p>
          </table:table-cell>
          <table:table-cell table:formula="of:=[.V83]" office:value-type="float" office:value="0.000103" calcext:value-type="float">
            <text:p>0,000103</text:p>
          </table:table-cell>
          <table:table-cell table:formula="of:=ABS([.AE83]-CEILING([.AC83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312" calcext:value-type="float">
            <text:p>312</text:p>
          </table:table-cell>
          <table:table-cell office:value-type="float" office:value="167" calcext:value-type="float">
            <text:p>167</text:p>
          </table:table-cell>
          <table:table-cell table:style-name="Default" office:value-type="float" office:value="0.271835" calcext:value-type="float">
            <text:p>0,271835</text:p>
          </table:table-cell>
          <table:table-cell table:style-name="Default" office:value-type="float" office:value="0.713943" calcext:value-type="float">
            <text:p>0,7139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713943" calcext:value-type="float">
            <text:p>0,713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3073579" calcext:value-type="float">
            <text:p>30735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.config</text:p>
          </table:table-cell>
          <table:table-cell table:formula="of:=CONCATENATE(&quot;r&quot;;[.B84];&quot;-&quot;;[.C84];&quot;-&quot;;[.E84];&quot;-&quot;;LEFT(RIGHT([.A84];6);1))" office:value-type="string" office:string-value="r4-250-15-1" calcext:value-type="string">
            <text:p>r4-250-15-1</text:p>
          </table:table-cell>
          <table:table-cell table:formula="of:=ROUND(([.F84]/[.G84])*100;2)" office:value-type="float" office:value="19.55" calcext:value-type="float">
            <text:p>19,55</text:p>
          </table:table-cell>
          <table:table-cell table:style-name="ce9" table:formula="of:=[.J84]" office:value-type="float" office:value="0.713943" calcext:value-type="float">
            <text:p>0,7</text:p>
          </table:table-cell>
          <table:table-cell table:style-name="ce9" table:formula="of:=[.I84]" office:value-type="float" office:value="0.271835" calcext:value-type="float">
            <text:p>0,3</text:p>
          </table:table-cell>
          <table:table-cell table:formula="of:=[.U84]" office:value-type="float" office:value="8" calcext:value-type="float">
            <text:p>8</text:p>
          </table:table-cell>
          <table:table-cell table:formula="of:=[.V84]" office:value-type="float" office:value="0.000143" calcext:value-type="float">
            <text:p>0,000143</text:p>
          </table:table-cell>
          <table:table-cell table:formula="of:=ABS([.AE84]-CEILING([.AC84])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312" calcext:value-type="float">
            <text:p>31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0.193802" calcext:value-type="float">
            <text:p>0,19380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3033165" calcext:value-type="float">
            <text:p>3033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.config</text:p>
          </table:table-cell>
          <table:table-cell table:formula="of:=CONCATENATE(&quot;r&quot;;[.B85];&quot;-&quot;;[.C85];&quot;-&quot;;[.E85];&quot;-&quot;;LEFT(RIGHT([.A85];6);1))" office:value-type="string" office:string-value="r4-250-15-2" calcext:value-type="string">
            <text:p>r4-250-15-2</text:p>
          </table:table-cell>
          <table:table-cell table:formula="of:=ROUND(([.F85]/[.G85])*100;2)" office:value-type="float" office:value="19.87" calcext:value-type="float">
            <text:p>19,87</text:p>
          </table:table-cell>
          <table:table-cell table:style-name="ce9" table:formula="of:=[.J85]" office:value-type="float" office:value="0.333333" calcext:value-type="float">
            <text:p>0,3</text:p>
          </table:table-cell>
          <table:table-cell table:style-name="ce9" table:formula="of:=[.I85]" office:value-type="float" office:value="0.193802" calcext:value-type="float">
            <text:p>0,2</text:p>
          </table:table-cell>
          <table:table-cell table:formula="of:=[.U85]" office:value-type="float" office:value="5" calcext:value-type="float">
            <text:p>5</text:p>
          </table:table-cell>
          <table:table-cell table:formula="of:=[.V85]" office:value-type="float" office:value="0.00012" calcext:value-type="float">
            <text:p>0,00012</text:p>
          </table:table-cell>
          <table:table-cell table:formula="of:=ABS([.AE85]-CEILING([.AC85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0.295054" calcext:value-type="float">
            <text:p>0,295054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9" calcext:value-type="float">
            <text:p>0,29</text:p>
          </table:table-cell>
          <table:table-cell office:value-type="float" office:value="3457509" calcext:value-type="float">
            <text:p>3457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0" calcext:value-type="float">
            <text:p>10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.config</text:p>
          </table:table-cell>
          <table:table-cell table:formula="of:=CONCATENATE(&quot;r&quot;;[.B86];&quot;-&quot;;[.C86];&quot;-&quot;;[.E86];&quot;-&quot;;LEFT(RIGHT([.A86];6);1))" office:value-type="string" office:string-value="r4-250-20-1" calcext:value-type="string">
            <text:p>r4-250-20-1</text:p>
          </table:table-cell>
          <table:table-cell table:formula="of:=ROUND(([.F86]/[.G86])*100;2)" office:value-type="float" office:value="24.1" calcext:value-type="float">
            <text:p>24,1</text:p>
          </table:table-cell>
          <table:table-cell table:style-name="ce9" table:formula="of:=[.J86]" office:value-type="float" office:value="0.333333" calcext:value-type="float">
            <text:p>0,3</text:p>
          </table:table-cell>
          <table:table-cell table:style-name="ce9" table:formula="of:=[.I86]" office:value-type="float" office:value="0.295054" calcext:value-type="float">
            <text:p>0,3</text:p>
          </table:table-cell>
          <table:table-cell table:formula="of:=[.U86]" office:value-type="float" office:value="10" calcext:value-type="float">
            <text:p>10</text:p>
          </table:table-cell>
          <table:table-cell table:formula="of:=[.V86]" office:value-type="float" office:value="0.000149" calcext:value-type="float">
            <text:p>0,000149</text:p>
          </table:table-cell>
          <table:table-cell table:formula="of:=ABS([.AE86]-CEILING([.AC86])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0.288032" calcext:value-type="float">
            <text:p>0,28803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3450157" calcext:value-type="float">
            <text:p>3450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0" calcext:value-type="float">
            <text:p>10</text:p>
          </table:table-cell>
          <table:table-cell office:value-type="float" office:value="0.000152" calcext:value-type="float">
            <text:p>0,0001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.config</text:p>
          </table:table-cell>
          <table:table-cell table:formula="of:=CONCATENATE(&quot;r&quot;;[.B87];&quot;-&quot;;[.C87];&quot;-&quot;;[.E87];&quot;-&quot;;LEFT(RIGHT([.A87];6);1))" office:value-type="string" office:string-value="r4-250-20-2" calcext:value-type="string">
            <text:p>r4-250-20-2</text:p>
          </table:table-cell>
          <table:table-cell table:formula="of:=ROUND(([.F87]/[.G87])*100;2)" office:value-type="float" office:value="24.1" calcext:value-type="float">
            <text:p>24,1</text:p>
          </table:table-cell>
          <table:table-cell table:style-name="ce9" table:formula="of:=[.J87]" office:value-type="float" office:value="0.333333" calcext:value-type="float">
            <text:p>0,3</text:p>
          </table:table-cell>
          <table:table-cell table:style-name="ce9" table:formula="of:=[.I87]" office:value-type="float" office:value="0.288032" calcext:value-type="float">
            <text:p>0,3</text:p>
          </table:table-cell>
          <table:table-cell table:formula="of:=[.U87]" office:value-type="float" office:value="10" calcext:value-type="float">
            <text:p>10</text:p>
          </table:table-cell>
          <table:table-cell table:formula="of:=[.V87]" office:value-type="float" office:value="0.000152" calcext:value-type="float">
            <text:p>0,000152</text:p>
          </table:table-cell>
          <table:table-cell table:formula="of:=ABS([.AE87]-CEILING([.AC87])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0.461894" calcext:value-type="float">
            <text:p>0,461894</text:p>
          </table:table-cell>
          <table:table-cell table:style-name="Default" office:value-type="float" office:value="0.523504" calcext:value-type="float">
            <text:p>0,5235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523504" calcext:value-type="float">
            <text:p>0,5235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3849394" calcext:value-type="float">
            <text:p>3849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3" calcext:value-type="float">
            <text:p>13</text:p>
          </table:table-cell>
          <table:table-cell office:value-type="float" office:value="0.000175" calcext:value-type="float">
            <text:p>0,0001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.config</text:p>
          </table:table-cell>
          <table:table-cell table:formula="of:=CONCATENATE(&quot;r&quot;;[.B88];&quot;-&quot;;[.C88];&quot;-&quot;;[.E88];&quot;-&quot;;LEFT(RIGHT([.A88];6);1))" office:value-type="string" office:string-value="r4-250-25-1" calcext:value-type="string">
            <text:p>r4-250-25-1</text:p>
          </table:table-cell>
          <table:table-cell table:formula="of:=ROUND(([.F88]/[.G88])*100;2)" office:value-type="float" office:value="28.98" calcext:value-type="float">
            <text:p>28,98</text:p>
          </table:table-cell>
          <table:table-cell table:style-name="ce9" table:formula="of:=[.J88]" office:value-type="float" office:value="0.523504" calcext:value-type="float">
            <text:p>0,5</text:p>
          </table:table-cell>
          <table:table-cell table:style-name="ce9" table:formula="of:=[.I88]" office:value-type="float" office:value="0.461894" calcext:value-type="float">
            <text:p>0,5</text:p>
          </table:table-cell>
          <table:table-cell table:formula="of:=[.U88]" office:value-type="float" office:value="13" calcext:value-type="float">
            <text:p>13</text:p>
          </table:table-cell>
          <table:table-cell table:formula="of:=[.V88]" office:value-type="float" office:value="0.000175" calcext:value-type="float">
            <text:p>0,000175</text:p>
          </table:table-cell>
          <table:table-cell table:formula="of:=ABS([.AE88]-CEILING([.AC88])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0.594438" calcext:value-type="float">
            <text:p>0,594438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3856786" calcext:value-type="float">
            <text:p>38567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.config</text:p>
          </table:table-cell>
          <table:table-cell table:formula="of:=CONCATENATE(&quot;r&quot;;[.B89];&quot;-&quot;;[.C89];&quot;-&quot;;[.E89];&quot;-&quot;;LEFT(RIGHT([.A89];6);1))" office:value-type="string" office:string-value="r4-250-25-2" calcext:value-type="string">
            <text:p>r4-250-25-2</text:p>
          </table:table-cell>
          <table:table-cell table:formula="of:=ROUND(([.F89]/[.G89])*100;2)" office:value-type="float" office:value="28.98" calcext:value-type="float">
            <text:p>28,98</text:p>
          </table:table-cell>
          <table:table-cell table:style-name="ce9" table:formula="of:=[.J89]" office:value-type="float" office:value="0.333333" calcext:value-type="float">
            <text:p>0,3</text:p>
          </table:table-cell>
          <table:table-cell table:style-name="ce9" table:formula="of:=[.I89]" office:value-type="float" office:value="0.594438" calcext:value-type="float">
            <text:p>0,6</text:p>
          </table:table-cell>
          <table:table-cell table:formula="of:=[.U89]" office:value-type="float" office:value="8" calcext:value-type="float">
            <text:p>8</text:p>
          </table:table-cell>
          <table:table-cell table:formula="of:=[.V89]" office:value-type="float" office:value="0.000163" calcext:value-type="float">
            <text:p>0,000163</text:p>
          </table:table-cell>
          <table:table-cell table:formula="of:=ABS([.AE89]-CEILING([.AC89])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0.024473" calcext:value-type="float">
            <text:p>0,02447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2221349" calcext:value-type="float">
            <text:p>2221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.config</text:p>
          </table:table-cell>
          <table:table-cell table:formula="of:=CONCATENATE(&quot;r&quot;;[.B90];&quot;-&quot;;[.C90];&quot;-&quot;;[.E90];&quot;-&quot;;LEFT(RIGHT([.A90];6);1))" office:value-type="string" office:string-value="r4-250-5-1" calcext:value-type="string">
            <text:p>r4-250-5-1</text:p>
          </table:table-cell>
          <table:table-cell table:formula="of:=ROUND(([.F90]/[.G90])*100;2)" office:value-type="float" office:value="5.88" calcext:value-type="float">
            <text:p>5,88</text:p>
          </table:table-cell>
          <table:table-cell table:style-name="ce9" table:formula="of:=[.J90]" office:value-type="float" office:value="1" calcext:value-type="float">
            <text:p>1,0</text:p>
          </table:table-cell>
          <table:table-cell table:style-name="ce9" table:formula="of:=[.I90]" office:value-type="float" office:value="0.024473" calcext:value-type="float">
            <text:p>0,0</text:p>
          </table:table-cell>
          <table:table-cell table:formula="of:=[.U90]" office:value-type="float" office:value="4" calcext:value-type="float">
            <text:p>4</text:p>
          </table:table-cell>
          <table:table-cell table:formula="of:=[.V90]" office:value-type="float" office:value="0.000068" calcext:value-type="float">
            <text:p>6,8E-05</text:p>
          </table:table-cell>
          <table:table-cell table:formula="of:=ABS([.AE90]-CEILING([.AC90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0.023829" calcext:value-type="float">
            <text:p>0,02382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2177750" calcext:value-type="float">
            <text:p>2177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.config</text:p>
          </table:table-cell>
          <table:table-cell table:formula="of:=CONCATENATE(&quot;r&quot;;[.B91];&quot;-&quot;;[.C91];&quot;-&quot;;[.E91];&quot;-&quot;;LEFT(RIGHT([.A91];6);1))" office:value-type="string" office:string-value="r4-250-5-2" calcext:value-type="string">
            <text:p>r4-250-5-2</text:p>
          </table:table-cell>
          <table:table-cell table:formula="of:=ROUND(([.F91]/[.G91])*100;2)" office:value-type="float" office:value="8.09" calcext:value-type="float">
            <text:p>8,09</text:p>
          </table:table-cell>
          <table:table-cell table:style-name="ce9" table:formula="of:=[.J91]" office:value-type="float" office:value="0.333333" calcext:value-type="float">
            <text:p>0,3</text:p>
          </table:table-cell>
          <table:table-cell table:style-name="ce9" table:formula="of:=[.I91]" office:value-type="float" office:value="0.023829" calcext:value-type="float">
            <text:p>0,0</text:p>
          </table:table-cell>
          <table:table-cell table:formula="of:=[.U91]" office:value-type="float" office:value="4" calcext:value-type="float">
            <text:p>4</text:p>
          </table:table-cell>
          <table:table-cell table:formula="of:=[.V91]" office:value-type="float" office:value="0.000071" calcext:value-type="float">
            <text:p>7,1E-05</text:p>
          </table:table-cell>
          <table:table-cell table:formula="of:=ABS([.AE91]-CEILING([.AC91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0.037959" calcext:value-type="float">
            <text:p>0,03795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780745" calcext:value-type="float">
            <text:p>780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.config</text:p>
          </table:table-cell>
          <table:table-cell table:formula="of:=CONCATENATE(&quot;r&quot;;[.B92];&quot;-&quot;;[.C92];&quot;-&quot;;[.E92];&quot;-&quot;;LEFT(RIGHT([.A92];6);1))" office:value-type="string" office:string-value="r4-50-10-1" calcext:value-type="string">
            <text:p>r4-50-10-1</text:p>
          </table:table-cell>
          <table:table-cell table:formula="of:=ROUND(([.F92]/[.G92])*100;2)" office:value-type="float" office:value="39.13" calcext:value-type="float">
            <text:p>39,13</text:p>
          </table:table-cell>
          <table:table-cell table:style-name="ce9" table:formula="of:=[.J92]" office:value-type="float" office:value="1" calcext:value-type="float">
            <text:p>1,0</text:p>
          </table:table-cell>
          <table:table-cell table:style-name="ce9" table:formula="of:=[.I92]" office:value-type="float" office:value="0.037959" calcext:value-type="float">
            <text:p>0,0</text:p>
          </table:table-cell>
          <table:table-cell table:formula="of:=[.U92]" office:value-type="float" office:value="5" calcext:value-type="float">
            <text:p>5</text:p>
          </table:table-cell>
          <table:table-cell table:formula="of:=[.V92]" office:value-type="float" office:value="0.000043" calcext:value-type="float">
            <text:p>4,3E-05</text:p>
          </table:table-cell>
          <table:table-cell table:formula="of:=ABS([.AE92]-CEILING([.AC92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table:style-name="Default" office:value-type="float" office:value="0.037146" calcext:value-type="float">
            <text:p>0,037146</text:p>
          </table:table-cell>
          <table:table-cell table:style-name="Default" office:value-type="float" office:value="0.327079" calcext:value-type="float">
            <text:p>0,3270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27079" calcext:value-type="float">
            <text:p>0,3270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769402" calcext:value-type="float">
            <text:p>769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.config</text:p>
          </table:table-cell>
          <table:table-cell table:formula="of:=CONCATENATE(&quot;r&quot;;[.B93];&quot;-&quot;;[.C93];&quot;-&quot;;[.E93];&quot;-&quot;;LEFT(RIGHT([.A93];6);1))" office:value-type="string" office:string-value="r4-50-10-2" calcext:value-type="string">
            <text:p>r4-50-10-2</text:p>
          </table:table-cell>
          <table:table-cell table:formula="of:=ROUND(([.F93]/[.G93])*100;2)" office:value-type="float" office:value="45.65" calcext:value-type="float">
            <text:p>45,65</text:p>
          </table:table-cell>
          <table:table-cell table:style-name="ce9" table:formula="of:=[.J93]" office:value-type="float" office:value="0.327079" calcext:value-type="float">
            <text:p>0,3</text:p>
          </table:table-cell>
          <table:table-cell table:style-name="ce9" table:formula="of:=[.I93]" office:value-type="float" office:value="0.037146" calcext:value-type="float">
            <text:p>0,0</text:p>
          </table:table-cell>
          <table:table-cell table:formula="of:=[.U93]" office:value-type="float" office:value="5" calcext:value-type="float">
            <text:p>5</text:p>
          </table:table-cell>
          <table:table-cell table:formula="of:=[.V93]" office:value-type="float" office:value="0.000043" calcext:value-type="float">
            <text:p>4,3E-05</text:p>
          </table:table-cell>
          <table:table-cell table:formula="of:=ABS([.AE93]-CEILING([.AC93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0.042063" calcext:value-type="float">
            <text:p>0,042063</text:p>
          </table:table-cell>
          <table:table-cell table:style-name="Default" office:value-type="float" office:value="0.189402" calcext:value-type="float">
            <text:p>0,1894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89402" calcext:value-type="float">
            <text:p>0,1894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888457" calcext:value-type="float">
            <text:p>888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.config</text:p>
          </table:table-cell>
          <table:table-cell table:formula="of:=CONCATENATE(&quot;r&quot;;[.B94];&quot;-&quot;;[.C94];&quot;-&quot;;[.E94];&quot;-&quot;;LEFT(RIGHT([.A94];6);1))" office:value-type="string" office:string-value="r4-50-15-1" calcext:value-type="string">
            <text:p>r4-50-15-1</text:p>
          </table:table-cell>
          <table:table-cell table:formula="of:=ROUND(([.F94]/[.G94])*100;2)" office:value-type="float" office:value="50" calcext:value-type="float">
            <text:p>50</text:p>
          </table:table-cell>
          <table:table-cell table:style-name="ce9" table:formula="of:=[.J94]" office:value-type="float" office:value="0.189402" calcext:value-type="float">
            <text:p>0,2</text:p>
          </table:table-cell>
          <table:table-cell table:style-name="ce9" table:formula="of:=[.I94]" office:value-type="float" office:value="0.042063" calcext:value-type="float">
            <text:p>0,0</text:p>
          </table:table-cell>
          <table:table-cell table:formula="of:=[.U94]" office:value-type="float" office:value="4" calcext:value-type="float">
            <text:p>4</text:p>
          </table:table-cell>
          <table:table-cell table:formula="of:=[.V94]" office:value-type="float" office:value="0.000048" calcext:value-type="float">
            <text:p>4,8E-05</text:p>
          </table:table-cell>
          <table:table-cell table:formula="of:=ABS([.AE94]-CEILING([.AC94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0.029749" calcext:value-type="float">
            <text:p>0,029749</text:p>
          </table:table-cell>
          <table:table-cell table:style-name="Default" office:value-type="float" office:value="0.209157" calcext:value-type="float">
            <text:p>0,2091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09157" calcext:value-type="float">
            <text:p>0,2091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881185" calcext:value-type="float">
            <text:p>881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.config</text:p>
          </table:table-cell>
          <table:table-cell table:formula="of:=CONCATENATE(&quot;r&quot;;[.B95];&quot;-&quot;;[.C95];&quot;-&quot;;[.E95];&quot;-&quot;;LEFT(RIGHT([.A95];6);1))" office:value-type="string" office:string-value="r4-50-15-2" calcext:value-type="string">
            <text:p>r4-50-15-2</text:p>
          </table:table-cell>
          <table:table-cell table:formula="of:=ROUND(([.F95]/[.G95])*100;2)" office:value-type="float" office:value="51.79" calcext:value-type="float">
            <text:p>51,79</text:p>
          </table:table-cell>
          <table:table-cell table:style-name="ce9" table:formula="of:=[.J95]" office:value-type="float" office:value="0.209157" calcext:value-type="float">
            <text:p>0,2</text:p>
          </table:table-cell>
          <table:table-cell table:style-name="ce9" table:formula="of:=[.I95]" office:value-type="float" office:value="0.029749" calcext:value-type="float">
            <text:p>0,0</text:p>
          </table:table-cell>
          <table:table-cell table:formula="of:=[.U95]" office:value-type="float" office:value="5" calcext:value-type="float">
            <text:p>5</text:p>
          </table:table-cell>
          <table:table-cell table:formula="of:=[.V95]" office:value-type="float" office:value="0.000051" calcext:value-type="float">
            <text:p>5,1E-05</text:p>
          </table:table-cell>
          <table:table-cell table:formula="of:=ABS([.AE95]-CEILING([.AC95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0.068375" calcext:value-type="float">
            <text:p>0,068375</text:p>
          </table:table-cell>
          <table:table-cell table:style-name="Default" office:value-type="float" office:value="0.010242" calcext:value-type="float">
            <text:p>0,0102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10242" calcext:value-type="float">
            <text:p>0,0102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1020578" calcext:value-type="float">
            <text:p>1020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.config</text:p>
          </table:table-cell>
          <table:table-cell table:formula="of:=CONCATENATE(&quot;r&quot;;[.B96];&quot;-&quot;;[.C96];&quot;-&quot;;[.E96];&quot;-&quot;;LEFT(RIGHT([.A96];6);1))" office:value-type="string" office:string-value="r4-50-20-1" calcext:value-type="string">
            <text:p>r4-50-20-1</text:p>
          </table:table-cell>
          <table:table-cell table:formula="of:=ROUND(([.F96]/[.G96])*100;2)" office:value-type="float" office:value="56.06" calcext:value-type="float">
            <text:p>56,06</text:p>
          </table:table-cell>
          <table:table-cell table:style-name="ce9" table:formula="of:=[.J96]" office:value-type="float" office:value="0.010242" calcext:value-type="float">
            <text:p>0,0</text:p>
          </table:table-cell>
          <table:table-cell table:style-name="ce9" table:formula="of:=[.I96]" office:value-type="float" office:value="0.068375" calcext:value-type="float">
            <text:p>0,1</text:p>
          </table:table-cell>
          <table:table-cell table:formula="of:=[.U96]" office:value-type="float" office:value="5" calcext:value-type="float">
            <text:p>5</text:p>
          </table:table-cell>
          <table:table-cell table:formula="of:=[.V96]" office:value-type="float" office:value="0.000052" calcext:value-type="float">
            <text:p>5,2E-05</text:p>
          </table:table-cell>
          <table:table-cell table:formula="of:=ABS([.AE96]-CEILING([.AC96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0.056932" calcext:value-type="float">
            <text:p>0,056932</text:p>
          </table:table-cell>
          <table:table-cell table:style-name="Default" office:value-type="float" office:value="0.026873" calcext:value-type="float">
            <text:p>0,0268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26873" calcext:value-type="float">
            <text:p>0,0268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016746" calcext:value-type="float">
            <text:p>1016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.config</text:p>
          </table:table-cell>
          <table:table-cell table:formula="of:=CONCATENATE(&quot;r&quot;;[.B97];&quot;-&quot;;[.C97];&quot;-&quot;;[.E97];&quot;-&quot;;LEFT(RIGHT([.A97];6);1))" office:value-type="string" office:string-value="r4-50-20-2" calcext:value-type="string">
            <text:p>r4-50-20-2</text:p>
          </table:table-cell>
          <table:table-cell table:formula="of:=ROUND(([.F97]/[.G97])*100;2)" office:value-type="float" office:value="54.55" calcext:value-type="float">
            <text:p>54,55</text:p>
          </table:table-cell>
          <table:table-cell table:style-name="ce9" table:formula="of:=[.J97]" office:value-type="float" office:value="0.026873" calcext:value-type="float">
            <text:p>0,0</text:p>
          </table:table-cell>
          <table:table-cell table:style-name="ce9" table:formula="of:=[.I97]" office:value-type="float" office:value="0.056932" calcext:value-type="float">
            <text:p>0,1</text:p>
          </table:table-cell>
          <table:table-cell table:formula="of:=[.U97]" office:value-type="float" office:value="3" calcext:value-type="float">
            <text:p>3</text:p>
          </table:table-cell>
          <table:table-cell table:formula="of:=[.V97]" office:value-type="float" office:value="0.000068" calcext:value-type="float">
            <text:p>6,8E-05</text:p>
          </table:table-cell>
          <table:table-cell table:formula="of:=ABS([.AE97]-CEILING([.AC9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0.044666" calcext:value-type="float">
            <text:p>0,044666</text:p>
          </table:table-cell>
          <table:table-cell table:style-name="Default" office:value-type="float" office:value="-0.357859" calcext:value-type="float">
            <text:p>-0,3578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357859" calcext:value-type="float">
            <text:p>-0,3578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1134577" calcext:value-type="float">
            <text:p>1134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.config</text:p>
          </table:table-cell>
          <table:table-cell table:formula="of:=CONCATENATE(&quot;r&quot;;[.B98];&quot;-&quot;;[.C98];&quot;-&quot;;[.E98];&quot;-&quot;;LEFT(RIGHT([.A98];6);1))" office:value-type="string" office:string-value="r4-50-25-1" calcext:value-type="string">
            <text:p>r4-50-25-1</text:p>
          </table:table-cell>
          <table:table-cell table:formula="of:=ROUND(([.F98]/[.G98])*100;2)" office:value-type="float" office:value="54.61" calcext:value-type="float">
            <text:p>54,61</text:p>
          </table:table-cell>
          <table:table-cell table:style-name="ce9" table:formula="of:=[.J98]" office:value-type="float" office:value="-0.357859" calcext:value-type="float">
            <text:p>-0,4</text:p>
          </table:table-cell>
          <table:table-cell table:style-name="ce9" table:formula="of:=[.I98]" office:value-type="float" office:value="0.044666" calcext:value-type="float">
            <text:p>0,0</text:p>
          </table:table-cell>
          <table:table-cell table:formula="of:=[.U98]" office:value-type="float" office:value="6" calcext:value-type="float">
            <text:p>6</text:p>
          </table:table-cell>
          <table:table-cell table:formula="of:=[.V98]" office:value-type="float" office:value="0.000057" calcext:value-type="float">
            <text:p>5,7E-05</text:p>
          </table:table-cell>
          <table:table-cell table:formula="of:=ABS([.AE98]-CEILING([.AC98])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0.0542" calcext:value-type="float">
            <text:p>0,0542</text:p>
          </table:table-cell>
          <table:table-cell table:style-name="Default" office:value-type="float" office:value="-0.325305" calcext:value-type="float">
            <text:p>-0,32530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325305" calcext:value-type="float">
            <text:p>-0,3253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1140521" calcext:value-type="float">
            <text:p>1140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006" calcext:value-type="float">
            <text:p>6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.config</text:p>
          </table:table-cell>
          <table:table-cell table:formula="of:=CONCATENATE(&quot;r&quot;;[.B99];&quot;-&quot;;[.C99];&quot;-&quot;;[.E99];&quot;-&quot;;LEFT(RIGHT([.A99];6);1))" office:value-type="string" office:string-value="r4-50-25-2" calcext:value-type="string">
            <text:p>r4-50-25-2</text:p>
          </table:table-cell>
          <table:table-cell table:formula="of:=ROUND(([.F99]/[.G99])*100;2)" office:value-type="float" office:value="52.63" calcext:value-type="float">
            <text:p>52,63</text:p>
          </table:table-cell>
          <table:table-cell table:style-name="ce9" table:formula="of:=[.J99]" office:value-type="float" office:value="-0.325305" calcext:value-type="float">
            <text:p>-0,3</text:p>
          </table:table-cell>
          <table:table-cell table:style-name="ce9" table:formula="of:=[.I99]" office:value-type="float" office:value="0.0542" calcext:value-type="float">
            <text:p>0,1</text:p>
          </table:table-cell>
          <table:table-cell table:formula="of:=[.U99]" office:value-type="float" office:value="3" calcext:value-type="float">
            <text:p>3</text:p>
          </table:table-cell>
          <table:table-cell table:formula="of:=[.V99]" office:value-type="float" office:value="0.00006" calcext:value-type="float">
            <text:p>6E-05</text:p>
          </table:table-cell>
          <table:table-cell table:formula="of:=ABS([.AE99]-CEILING([.AC99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012204" calcext:value-type="float">
            <text:p>0,01220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651857" calcext:value-type="float">
            <text:p>651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.config</text:p>
          </table:table-cell>
          <table:table-cell table:formula="of:=CONCATENATE(&quot;r&quot;;[.B100];&quot;-&quot;;[.C100];&quot;-&quot;;[.E100];&quot;-&quot;;LEFT(RIGHT([.A100];6);1))" office:value-type="string" office:string-value="r4-50-5-1" calcext:value-type="string">
            <text:p>r4-50-5-1</text:p>
          </table:table-cell>
          <table:table-cell table:formula="of:=ROUND(([.F100]/[.G100])*100;2)" office:value-type="float" office:value="26.39" calcext:value-type="float">
            <text:p>26,39</text:p>
          </table:table-cell>
          <table:table-cell table:style-name="ce9" table:formula="of:=[.J100]" office:value-type="float" office:value="1" calcext:value-type="float">
            <text:p>1,0</text:p>
          </table:table-cell>
          <table:table-cell table:style-name="ce9" table:formula="of:=[.I100]" office:value-type="float" office:value="0.012204" calcext:value-type="float">
            <text:p>0,0</text:p>
          </table:table-cell>
          <table:table-cell table:formula="of:=[.U100]" office:value-type="float" office:value="4" calcext:value-type="float">
            <text:p>4</text:p>
          </table:table-cell>
          <table:table-cell table:formula="of:=[.V100]" office:value-type="float" office:value="0.000055" calcext:value-type="float">
            <text:p>5,5E-05</text:p>
          </table:table-cell>
          <table:table-cell table:formula="of:=ABS([.AE100]-CEILING([.AC100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0.008889" calcext:value-type="float">
            <text:p>0,00888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637881" calcext:value-type="float">
            <text:p>637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.config</text:p>
          </table:table-cell>
          <table:table-cell table:formula="of:=CONCATENATE(&quot;r&quot;;[.B101];&quot;-&quot;;[.C101];&quot;-&quot;;[.E101];&quot;-&quot;;LEFT(RIGHT([.A101];6);1))" office:value-type="string" office:string-value="r4-50-5-2" calcext:value-type="string">
            <text:p>r4-50-5-2</text:p>
          </table:table-cell>
          <table:table-cell table:formula="of:=ROUND(([.F101]/[.G101])*100;2)" office:value-type="float" office:value="30.56" calcext:value-type="float">
            <text:p>30,56</text:p>
          </table:table-cell>
          <table:table-cell table:style-name="ce9" table:formula="of:=[.J101]" office:value-type="float" office:value="0.333333" calcext:value-type="float">
            <text:p>0,3</text:p>
          </table:table-cell>
          <table:table-cell table:style-name="ce9" table:formula="of:=[.I101]" office:value-type="float" office:value="0.008889" calcext:value-type="float">
            <text:p>0,0</text:p>
          </table:table-cell>
          <table:table-cell table:formula="of:=[.U101]" office:value-type="float" office:value="2" calcext:value-type="float">
            <text:p>2</text:p>
          </table:table-cell>
          <table:table-cell table:formula="of:=[.V101]" office:value-type="float" office:value="0.000037" calcext:value-type="float">
            <text:p>3,7E-05</text:p>
          </table:table-cell>
          <table:table-cell table:formula="of:=ABS([.AE101]-CEILING([.AC101]))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1048474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bcpa-t6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6" table:default-cell-style-name="ce14"/>
        <table:table-column table:style-name="co27" table:default-cell-style-name="ce14"/>
        <table:table-column table:style-name="co10" table:number-columns-repeated="2" table:default-cell-style-name="Default"/>
        <table:table-column table:style-name="co27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1"/>
        <table:table-column table:style-name="co25" table:default-cell-style-name="ce11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0" office:value-type="string" calcext:value-type="string">
            <text:p>instance</text:p>
          </table:table-cell>
          <table:table-cell table:style-name="ce10" office:value-type="string" calcext:value-type="string">
            <text:p>frac</text:p>
          </table:table-cell>
          <table:table-cell table:style-name="ce10" office:value-type="string" calcext:value-type="string">
            <text:p>lb0</text:p>
          </table:table-cell>
          <table:table-cell table:style-name="ce10" office:value-type="string" calcext:value-type="string">
            <text:p>time0</text:p>
          </table:table-cell>
          <table:table-cell table:style-name="ce10" office:value-type="string" calcext:value-type="string">
            <text:p>heur</text:p>
          </table:table-cell>
          <table:table-cell table:style-name="ce10" office:value-type="string" calcext:value-type="string">
            <text:p>heur time</text:p>
          </table:table-cell>
          <table:table-cell table:style-name="ce10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0-1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0.029294" calcext:value-type="float">
            <text:p>0,02929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1603302" calcext:value-type="float">
            <text:p>16033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06149" calcext:value-type="float">
            <text:p>0,0061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t600.config</text:p>
          </table:table-cell>
          <table:table-cell table:formula="of:=CONCATENATE(&quot;r&quot;;[.B2];&quot;-&quot;;[.C2];&quot;-&quot;;[.E2];&quot;-&quot;;LEFT(RIGHT([.A2];6);1))" office:value-type="string" office:string-value="r20-100-10-1" calcext:value-type="string">
            <text:p>r20-100-10-1</text:p>
          </table:table-cell>
          <table:table-cell table:formula="of:=ROUND(([.F2]/[.G2])*100;2)" office:value-type="float" office:value="0" calcext:value-type="float">
            <text:p>0</text:p>
          </table:table-cell>
          <table:table-cell table:style-name="ce9" table:formula="of:=[.J2]" office:value-type="float" office:value="1" calcext:value-type="float">
            <text:p>1,0</text:p>
          </table:table-cell>
          <table:table-cell table:style-name="ce9" table:formula="of:=[.I2]" office:value-type="float" office:value="0.029294" calcext:value-type="float">
            <text:p>0,0</text:p>
          </table:table-cell>
          <table:table-cell table:formula="of:=[.U2]" office:value-type="float" office:value="1" calcext:value-type="float">
            <text:p>1</text:p>
          </table:table-cell>
          <table:table-cell table:formula="of:=[.V2]" office:value-type="float" office:value="0.006149" calcext:value-type="float">
            <text:p>0,006149</text:p>
          </table:table-cell>
          <table:table-cell table:formula="of:=ABS([.AE2]-CEILING([.AC2]))" office:value-type="float" office:value="0" calcext:value-type="float">
            <text:p>0</text:p>
          </table:table-cell>
          <table:table-cell/>
          <table:table-cell table:style-name="ce12" table:formula="of:=ROUND(AVERAGE([.AG2:.AG300]);2)" office:value-type="float" office:value="1.38" calcext:value-type="float">
            <text:p>1,38</text:p>
          </table:table-cell>
          <table:table-cell table:style-name="ce12" table:formula="of:=ROUND(AVERAGEIF([.AG2:.AG300];&quot;&gt;0&quot;;[.AG2:.AG300]);2)" office:value-type="float" office:value="1.94" calcext:value-type="float">
            <text:p>1,94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Bcpa-t600.config</text:p>
          </table:table-cell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62" calcext:value-type="float">
            <text:p>362</text:p>
          </table:table-cell>
          <table:table-cell table:style-name="Default" office:value-type="float" office:value="0.014943" calcext:value-type="float">
            <text:p>0,0149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561928" calcext:value-type="float">
            <text:p>15619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5899" calcext:value-type="float">
            <text:p>0,00589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cpa-t600.config</text:p>
          </table:table-cell>
          <table:table-cell table:formula="of:=CONCATENATE(&quot;r&quot;;[.B3];&quot;-&quot;;[.C3];&quot;-&quot;;[.E3];&quot;-&quot;;LEFT(RIGHT([.A3];6);1))" office:value-type="string" office:string-value="r20-100-10-2" calcext:value-type="string">
            <text:p>r20-100-10-2</text:p>
          </table:table-cell>
          <table:table-cell table:formula="of:=ROUND(([.F3]/[.G3])*100;2)" office:value-type="float" office:value="0" calcext:value-type="float">
            <text:p>0</text:p>
          </table:table-cell>
          <table:table-cell table:style-name="ce9" table:formula="of:=[.J3]" office:value-type="float" office:value="0" calcext:value-type="float">
            <text:p>0,0</text:p>
          </table:table-cell>
          <table:table-cell table:style-name="ce9" table:formula="of:=[.I3]" office:value-type="float" office:value="0.014943" calcext:value-type="float">
            <text:p>0,0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0.005899" calcext:value-type="float">
            <text:p>0,005899</text:p>
          </table:table-cell>
          <table:table-cell table:formula="of:=ABS([.AE3]-CEILING([.AC3])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lder: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402" calcext:value-type="float">
            <text:p>402</text:p>
          </table:table-cell>
          <table:table-cell office:value-type="float" office:value="514" calcext:value-type="float">
            <text:p>514</text:p>
          </table:table-cell>
          <table:table-cell table:style-name="Default" office:value-type="float" office:value="1.356156" calcext:value-type="float">
            <text:p>1,356156</text:p>
          </table:table-cell>
          <table:table-cell table:style-name="Default" office:value-type="float" office:value="-0.164827" calcext:value-type="float">
            <text:p>-0,16482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64827" calcext:value-type="float">
            <text:p>-0,1648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,35</text:p>
          </table:table-cell>
          <table:table-cell office:value-type="float" office:value="1.96" calcext:value-type="float">
            <text:p>1,96</text:p>
          </table:table-cell>
          <table:table-cell office:value-type="float" office:value="2047039" calcext:value-type="float">
            <text:p>2047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620703" calcext:value-type="float">
            <text:p>0,6207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t600.config</text:p>
          </table:table-cell>
          <table:table-cell table:formula="of:=CONCATENATE(&quot;r&quot;;[.B4];&quot;-&quot;;[.C4];&quot;-&quot;;[.E4];&quot;-&quot;;LEFT(RIGHT([.A4];6);1))" office:value-type="string" office:string-value="r20-100-15-1" calcext:value-type="string">
            <text:p>r20-100-15-1</text:p>
          </table:table-cell>
          <table:table-cell table:formula="of:=ROUND(([.F4]/[.G4])*100;2)" office:value-type="float" office:value="33.58" calcext:value-type="float">
            <text:p>33,58</text:p>
          </table:table-cell>
          <table:table-cell table:style-name="ce9" table:formula="of:=[.J4]" office:value-type="float" office:value="-0.164827" calcext:value-type="float">
            <text:p>-0,2</text:p>
          </table:table-cell>
          <table:table-cell table:style-name="ce9" table:formula="of:=[.I4]" office:value-type="float" office:value="1.356156" calcext:value-type="float">
            <text:p>1,4</text:p>
          </table:table-cell>
          <table:table-cell table:formula="of:=[.U4]" office:value-type="float" office:value="1" calcext:value-type="float">
            <text:p>1</text:p>
          </table:table-cell>
          <table:table-cell table:formula="of:=[.V4]" office:value-type="float" office:value="0.620703" calcext:value-type="float">
            <text:p>0,620703</text:p>
          </table:table-cell>
          <table:table-cell table:formula="of:=ABS([.AE4]-CEILING([.AC4]))" office:value-type="float" office:value="1" calcext:value-type="float">
            <text:p>1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bcpa is solved by SCIP with default settings (heuristics, cuts, propagations, preprocessings)</text:p>
          </table:table-cell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402" calcext:value-type="float">
            <text:p>402</text:p>
          </table:table-cell>
          <table:table-cell office:value-type="float" office:value="460" calcext:value-type="float">
            <text:p>460</text:p>
          </table:table-cell>
          <table:table-cell table:style-name="Default" office:value-type="float" office:value="0.610945" calcext:value-type="float">
            <text:p>0,610945</text:p>
          </table:table-cell>
          <table:table-cell table:style-name="Default" office:value-type="float" office:value="-0.06034" calcext:value-type="float">
            <text:p>-0,060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6034" calcext:value-type="float">
            <text:p>-0,060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,61</text:p>
          </table:table-cell>
          <table:table-cell office:value-type="float" office:value="1.12" calcext:value-type="float">
            <text:p>1,12</text:p>
          </table:table-cell>
          <table:table-cell office:value-type="float" office:value="2031415" calcext:value-type="float">
            <text:p>2031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519213" calcext:value-type="float">
            <text:p>0,5192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t600.config</text:p>
          </table:table-cell>
          <table:table-cell table:formula="of:=CONCATENATE(&quot;r&quot;;[.B5];&quot;-&quot;;[.C5];&quot;-&quot;;[.E5];&quot;-&quot;;LEFT(RIGHT([.A5];6);1))" office:value-type="string" office:string-value="r20-100-15-2" calcext:value-type="string">
            <text:p>r20-100-15-2</text:p>
          </table:table-cell>
          <table:table-cell table:formula="of:=ROUND(([.F5]/[.G5])*100;2)" office:value-type="float" office:value="36.57" calcext:value-type="float">
            <text:p>36,57</text:p>
          </table:table-cell>
          <table:table-cell table:style-name="ce9" table:formula="of:=[.J5]" office:value-type="float" office:value="-0.06034" calcext:value-type="float">
            <text:p>-0,1</text:p>
          </table:table-cell>
          <table:table-cell table:style-name="ce9" table:formula="of:=[.I5]" office:value-type="float" office:value="0.610945" calcext:value-type="float">
            <text:p>0,6</text:p>
          </table:table-cell>
          <table:table-cell table:formula="of:=[.U5]" office:value-type="float" office:value="1" calcext:value-type="float">
            <text:p>1</text:p>
          </table:table-cell>
          <table:table-cell table:formula="of:=[.V5]" office:value-type="float" office:value="0.519213" calcext:value-type="float">
            <text:p>0,519213</text:p>
          </table:table-cell>
          <table:table-cell table:formula="of:=ABS([.AE5]-CEILING([.AC5]))" office:value-type="float" office:value="1" calcext:value-type="float">
            <text:p>1</text:p>
          </table:table-cell>
          <table:table-cell/>
          <table:table-cell table:formula="of:=COUNTIF([.AG2:.AG300];0)" office:value-type="float" office:value="29" calcext:value-type="float">
            <text:p>29</text:p>
          </table:table-cell>
          <table:table-cell table:style-name="ce13" table:formula="of:=[.AI5]/[.AI8]" office:value-type="percentage" office:value="0.29" calcext:value-type="percentage">
            <text:p>29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502" calcext:value-type="float">
            <text:p>502</text:p>
          </table:table-cell>
          <table:table-cell office:value-type="float" office:value="603" calcext:value-type="float">
            <text:p>603</text:p>
          </table:table-cell>
          <table:table-cell table:style-name="Default" office:value-type="float" office:value="0.381402" calcext:value-type="float">
            <text:p>0,381402</text:p>
          </table:table-cell>
          <table:table-cell table:style-name="Default" office:value-type="float" office:value="-0.3709" calcext:value-type="float">
            <text:p>-0,370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3709" calcext:value-type="float">
            <text:p>-0,37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,37</text:p>
          </table:table-cell>
          <table:table-cell office:value-type="float" office:value="1.73" calcext:value-type="float">
            <text:p>1,73</text:p>
          </table:table-cell>
          <table:table-cell office:value-type="float" office:value="2344838" calcext:value-type="float">
            <text:p>2344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.379808" calcext:value-type="float">
            <text:p>1,3798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-t600.config</text:p>
          </table:table-cell>
          <table:table-cell table:formula="of:=CONCATENATE(&quot;r&quot;;[.B6];&quot;-&quot;;[.C6];&quot;-&quot;;[.E6];&quot;-&quot;;LEFT(RIGHT([.A6];6);1))" office:value-type="string" office:string-value="r20-100-20-1" calcext:value-type="string">
            <text:p>r20-100-20-1</text:p>
          </table:table-cell>
          <table:table-cell table:formula="of:=ROUND(([.F6]/[.G6])*100;2)" office:value-type="float" office:value="32.07" calcext:value-type="float">
            <text:p>32,07</text:p>
          </table:table-cell>
          <table:table-cell table:style-name="ce9" table:formula="of:=[.J6]" office:value-type="float" office:value="-0.3709" calcext:value-type="float">
            <text:p>-0,4</text:p>
          </table:table-cell>
          <table:table-cell table:style-name="ce9" table:formula="of:=[.I6]" office:value-type="float" office:value="0.381402" calcext:value-type="float">
            <text:p>0,4</text:p>
          </table:table-cell>
          <table:table-cell table:formula="of:=[.U6]" office:value-type="float" office:value="1" calcext:value-type="float">
            <text:p>1</text:p>
          </table:table-cell>
          <table:table-cell table:formula="of:=[.V6]" office:value-type="float" office:value="1.379808" calcext:value-type="float">
            <text:p>1,379808</text:p>
          </table:table-cell>
          <table:table-cell table:formula="of:=ABS([.AE6]-CEILING([.AC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502" calcext:value-type="float">
            <text:p>502</text:p>
          </table:table-cell>
          <table:table-cell office:value-type="float" office:value="594" calcext:value-type="float">
            <text:p>594</text:p>
          </table:table-cell>
          <table:table-cell table:style-name="Default" office:value-type="float" office:value="0.485151" calcext:value-type="float">
            <text:p>0,485151</text:p>
          </table:table-cell>
          <table:table-cell table:style-name="Default" office:value-type="float" office:value="-0.257265" calcext:value-type="float">
            <text:p>-0,2572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257265" calcext:value-type="float">
            <text:p>-0,2572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1.58" calcext:value-type="float">
            <text:p>1,58</text:p>
          </table:table-cell>
          <table:table-cell office:value-type="float" office:value="2416077" calcext:value-type="float">
            <text:p>2416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.126059" calcext:value-type="float">
            <text:p>1,1260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-t600.config</text:p>
          </table:table-cell>
          <table:table-cell table:formula="of:=CONCATENATE(&quot;r&quot;;[.B7];&quot;-&quot;;[.C7];&quot;-&quot;;[.E7];&quot;-&quot;;LEFT(RIGHT([.A7];6);1))" office:value-type="string" office:string-value="r20-100-20-2" calcext:value-type="string">
            <text:p>r20-100-20-2</text:p>
          </table:table-cell>
          <table:table-cell table:formula="of:=ROUND(([.F7]/[.G7])*100;2)" office:value-type="float" office:value="32.87" calcext:value-type="float">
            <text:p>32,87</text:p>
          </table:table-cell>
          <table:table-cell table:style-name="ce9" table:formula="of:=[.J7]" office:value-type="float" office:value="-0.257265" calcext:value-type="float">
            <text:p>-0,3</text:p>
          </table:table-cell>
          <table:table-cell table:style-name="ce9" table:formula="of:=[.I7]" office:value-type="float" office:value="0.485151" calcext:value-type="float">
            <text:p>0,5</text:p>
          </table:table-cell>
          <table:table-cell table:formula="of:=[.U7]" office:value-type="float" office:value="1" calcext:value-type="float">
            <text:p>1</text:p>
          </table:table-cell>
          <table:table-cell table:formula="of:=[.V7]" office:value-type="float" office:value="1.126059" calcext:value-type="float">
            <text:p>1,126059</text:p>
          </table:table-cell>
          <table:table-cell table:formula="of:=ABS([.AE7]-CEILING([.AC7]))" office:value-type="float" office:value="1" calcext:value-type="float">
            <text:p>1</text:p>
          </table:table-cell>
          <table:table-cell/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  <table:table-cell office:value-type="float" office:value="602" calcext:value-type="float">
            <text:p>602</text:p>
          </table:table-cell>
          <table:table-cell office:value-type="float" office:value="718" calcext:value-type="float">
            <text:p>718</text:p>
          </table:table-cell>
          <table:table-cell table:style-name="Default" office:value-type="float" office:value="0.364682" calcext:value-type="float">
            <text:p>0,364682</text:p>
          </table:table-cell>
          <table:table-cell table:style-name="Default" office:value-type="float" office:value="-0.496624" calcext:value-type="float">
            <text:p>-0,4966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496624" calcext:value-type="float">
            <text:p>-0,4966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10.15" calcext:value-type="float">
            <text:p>10,15</text:p>
          </table:table-cell>
          <table:table-cell office:value-type="float" office:value="2721176" calcext:value-type="float">
            <text:p>2721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0.16943" calcext:value-type="float">
            <text:p>10,169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cpa-t600.config</text:p>
          </table:table-cell>
          <table:table-cell table:formula="of:=CONCATENATE(&quot;r&quot;;[.B8];&quot;-&quot;;[.C8];&quot;-&quot;;[.E8];&quot;-&quot;;LEFT(RIGHT([.A8];6);1))" office:value-type="string" office:string-value="r20-100-25-1" calcext:value-type="string">
            <text:p>r20-100-25-1</text:p>
          </table:table-cell>
          <table:table-cell table:formula="of:=ROUND(([.F8]/[.G8])*100;2)" office:value-type="float" office:value="29.73" calcext:value-type="float">
            <text:p>29,73</text:p>
          </table:table-cell>
          <table:table-cell table:style-name="ce9" table:formula="of:=[.J8]" office:value-type="float" office:value="-0.496624" calcext:value-type="float">
            <text:p>-0,5</text:p>
          </table:table-cell>
          <table:table-cell table:style-name="ce9" table:formula="of:=[.I8]" office:value-type="float" office:value="0.364682" calcext:value-type="float">
            <text:p>0,4</text:p>
          </table:table-cell>
          <table:table-cell table:formula="of:=[.U8]" office:value-type="float" office:value="1" calcext:value-type="float">
            <text:p>1</text:p>
          </table:table-cell>
          <table:table-cell table:formula="of:=[.V8]" office:value-type="float" office:value="10.16943" calcext:value-type="float">
            <text:p>10,16943</text:p>
          </table:table-cell>
          <table:table-cell table:formula="of:=ABS([.AE8]-CEILING([.AC8]))" office:value-type="float" office:value="1" calcext:value-type="float">
            <text:p>1</text:p>
          </table:table-cell>
          <table:table-cell/>
          <table:table-cell table:formula="of:=COUNTIF([.AG2:.AG300];&quot;&gt;=0&quot;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office:value-type="float" office:value="602" calcext:value-type="float">
            <text:p>602</text:p>
          </table:table-cell>
          <table:table-cell office:value-type="float" office:value="683" calcext:value-type="float">
            <text:p>683</text:p>
          </table:table-cell>
          <table:table-cell table:style-name="Default" office:value-type="float" office:value="0.339656" calcext:value-type="float">
            <text:p>0,339656</text:p>
          </table:table-cell>
          <table:table-cell table:style-name="Default" office:value-type="float" office:value="-0.447206" calcext:value-type="float">
            <text:p>-0,4472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447206" calcext:value-type="float">
            <text:p>-0,447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,34</text:p>
          </table:table-cell>
          <table:table-cell office:value-type="float" office:value="1.66" calcext:value-type="float">
            <text:p>1,66</text:p>
          </table:table-cell>
          <table:table-cell office:value-type="float" office:value="2723720" calcext:value-type="float">
            <text:p>2723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.346341" calcext:value-type="float">
            <text:p>1,3463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cpa-t600.config</text:p>
          </table:table-cell>
          <table:table-cell table:formula="of:=CONCATENATE(&quot;r&quot;;[.B9];&quot;-&quot;;[.C9];&quot;-&quot;;[.E9];&quot;-&quot;;LEFT(RIGHT([.A9];6);1))" office:value-type="string" office:string-value="r20-100-25-2" calcext:value-type="string">
            <text:p>r20-100-25-2</text:p>
          </table:table-cell>
          <table:table-cell table:formula="of:=ROUND(([.F9]/[.G9])*100;2)" office:value-type="float" office:value="29.24" calcext:value-type="float">
            <text:p>29,24</text:p>
          </table:table-cell>
          <table:table-cell table:style-name="ce9" table:formula="of:=[.J9]" office:value-type="float" office:value="-0.447206" calcext:value-type="float">
            <text:p>-0,4</text:p>
          </table:table-cell>
          <table:table-cell table:style-name="ce9" table:formula="of:=[.I9]" office:value-type="float" office:value="0.339656" calcext:value-type="float">
            <text:p>0,3</text:p>
          </table:table-cell>
          <table:table-cell table:formula="of:=[.U9]" office:value-type="float" office:value="1" calcext:value-type="float">
            <text:p>1</text:p>
          </table:table-cell>
          <table:table-cell table:formula="of:=[.V9]" office:value-type="float" office:value="1.346341" calcext:value-type="float">
            <text:p>1,346341</text:p>
          </table:table-cell>
          <table:table-cell table:formula="of:=ABS([.AE9]-CEILING([.AC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table:style-name="Default" office:value-type="float" office:value="0.173383" calcext:value-type="float">
            <text:p>0,1733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1246510" calcext:value-type="float">
            <text:p>12465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04975" calcext:value-type="float">
            <text:p>0,0049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a-t600.config</text:p>
          </table:table-cell>
          <table:table-cell table:formula="of:=CONCATENATE(&quot;r&quot;;[.B10];&quot;-&quot;;[.C10];&quot;-&quot;;[.E10];&quot;-&quot;;LEFT(RIGHT([.A10];6);1))" office:value-type="string" office:string-value="r20-100-5-1" calcext:value-type="string">
            <text:p>r20-100-5-1</text:p>
          </table:table-cell>
          <table:table-cell table:formula="of:=ROUND(([.F10]/[.G10])*100;2)" office:value-type="float" office:value="0" calcext:value-type="float">
            <text:p>0</text:p>
          </table:table-cell>
          <table:table-cell table:style-name="ce9" table:formula="of:=[.J10]" office:value-type="float" office:value="1" calcext:value-type="float">
            <text:p>1,0</text:p>
          </table:table-cell>
          <table:table-cell table:style-name="ce9" table:formula="of:=[.I10]" office:value-type="float" office:value="0.173383" calcext:value-type="float">
            <text:p>0,2</text:p>
          </table:table-cell>
          <table:table-cell table:formula="of:=[.U10]" office:value-type="float" office:value="1" calcext:value-type="float">
            <text:p>1</text:p>
          </table:table-cell>
          <table:table-cell table:formula="of:=[.V10]" office:value-type="float" office:value="0.004975" calcext:value-type="float">
            <text:p>0,004975</text:p>
          </table:table-cell>
          <table:table-cell table:formula="of:=ABS([.AE10]-CEILING([.AC1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006135" calcext:value-type="float">
            <text:p>0,006135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1177287" calcext:value-type="float">
            <text:p>11772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4995" calcext:value-type="float">
            <text:p>0,00499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cpa-t600.config</text:p>
          </table:table-cell>
          <table:table-cell table:formula="of:=CONCATENATE(&quot;r&quot;;[.B11];&quot;-&quot;;[.C11];&quot;-&quot;;[.E11];&quot;-&quot;;LEFT(RIGHT([.A11];6);1))" office:value-type="string" office:string-value="r20-100-5-2" calcext:value-type="string">
            <text:p>r20-100-5-2</text:p>
          </table:table-cell>
          <table:table-cell table:formula="of:=ROUND(([.F11]/[.G11])*100;2)" office:value-type="float" office:value="0" calcext:value-type="float">
            <text:p>0</text:p>
          </table:table-cell>
          <table:table-cell table:style-name="ce9" table:formula="of:=[.J11]" office:value-type="float" office:value="-0" calcext:value-type="float">
            <text:p>0,0</text:p>
          </table:table-cell>
          <table:table-cell table:style-name="ce9" table:formula="of:=[.I11]" office:value-type="float" office:value="0.006135" calcext:value-type="float">
            <text:p>0,0</text:p>
          </table:table-cell>
          <table:table-cell table:formula="of:=[.U11]" office:value-type="float" office:value="0" calcext:value-type="float">
            <text:p>0</text:p>
          </table:table-cell>
          <table:table-cell table:formula="of:=[.V11]" office:value-type="float" office:value="0.004995" calcext:value-type="float">
            <text:p>0,004995</text:p>
          </table:table-cell>
          <table:table-cell table:formula="of:=ABS([.AE11]-CEILING([.AC1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52" calcext:value-type="float">
            <text:p>352</text:p>
          </table:table-cell>
          <table:table-cell office:value-type="float" office:value="462" calcext:value-type="float">
            <text:p>462</text:p>
          </table:table-cell>
          <table:table-cell table:style-name="Default" office:value-type="float" office:value="1.089433" calcext:value-type="float">
            <text:p>1,089433</text:p>
          </table:table-cell>
          <table:table-cell table:style-name="Default" office:value-type="float" office:value="0.182802" calcext:value-type="float">
            <text:p>0,1828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82802" calcext:value-type="float">
            <text:p>0,182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,09</text:p>
          </table:table-cell>
          <table:table-cell office:value-type="float" office:value="1.14" calcext:value-type="float">
            <text:p>1,14</text:p>
          </table:table-cell>
          <table:table-cell office:value-type="float" office:value="2097925" calcext:value-type="float">
            <text:p>2097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52906" calcext:value-type="float">
            <text:p>0,0529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t600.config</text:p>
          </table:table-cell>
          <table:table-cell table:formula="of:=CONCATENATE(&quot;r&quot;;[.B12];&quot;-&quot;;[.C12];&quot;-&quot;;[.E12];&quot;-&quot;;LEFT(RIGHT([.A12];6);1))" office:value-type="string" office:string-value="r20-150-10-1" calcext:value-type="string">
            <text:p>r20-150-10-1</text:p>
          </table:table-cell>
          <table:table-cell table:formula="of:=ROUND(([.F12]/[.G12])*100;2)" office:value-type="float" office:value="35.51" calcext:value-type="float">
            <text:p>35,51</text:p>
          </table:table-cell>
          <table:table-cell table:style-name="ce9" table:formula="of:=[.J12]" office:value-type="float" office:value="0.182802" calcext:value-type="float">
            <text:p>0,2</text:p>
          </table:table-cell>
          <table:table-cell table:style-name="ce9" table:formula="of:=[.I12]" office:value-type="float" office:value="1.089433" calcext:value-type="float">
            <text:p>1,1</text:p>
          </table:table-cell>
          <table:table-cell table:formula="of:=[.U12]" office:value-type="float" office:value="1" calcext:value-type="float">
            <text:p>1</text:p>
          </table:table-cell>
          <table:table-cell table:formula="of:=[.V12]" office:value-type="float" office:value="0.052906" calcext:value-type="float">
            <text:p>0,052906</text:p>
          </table:table-cell>
          <table:table-cell table:formula="of:=ABS([.AE12]-CEILING([.AC1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352" calcext:value-type="float">
            <text:p>352</text:p>
          </table:table-cell>
          <table:table-cell office:value-type="float" office:value="486" calcext:value-type="float">
            <text:p>486</text:p>
          </table:table-cell>
          <table:table-cell table:style-name="Default" office:value-type="float" office:value="0.616319" calcext:value-type="float">
            <text:p>0,616319</text:p>
          </table:table-cell>
          <table:table-cell table:style-name="Default" office:value-type="float" office:value="0.157229" calcext:value-type="float">
            <text:p>0,1572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57229" calcext:value-type="float">
            <text:p>0,157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,61</text:p>
          </table:table-cell>
          <table:table-cell office:value-type="float" office:value="0.65" calcext:value-type="float">
            <text:p>0,65</text:p>
          </table:table-cell>
          <table:table-cell office:value-type="float" office:value="2088565" calcext:value-type="float">
            <text:p>2088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54369" calcext:value-type="float">
            <text:p>0,0543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t600.config</text:p>
          </table:table-cell>
          <table:table-cell table:formula="of:=CONCATENATE(&quot;r&quot;;[.B13];&quot;-&quot;;[.C13];&quot;-&quot;;[.E13];&quot;-&quot;;LEFT(RIGHT([.A13];6);1))" office:value-type="string" office:string-value="r20-150-10-2" calcext:value-type="string">
            <text:p>r20-150-10-2</text:p>
          </table:table-cell>
          <table:table-cell table:formula="of:=ROUND(([.F13]/[.G13])*100;2)" office:value-type="float" office:value="36.65" calcext:value-type="float">
            <text:p>36,65</text:p>
          </table:table-cell>
          <table:table-cell table:style-name="ce9" table:formula="of:=[.J13]" office:value-type="float" office:value="0.157229" calcext:value-type="float">
            <text:p>0,2</text:p>
          </table:table-cell>
          <table:table-cell table:style-name="ce9" table:formula="of:=[.I13]" office:value-type="float" office:value="0.616319" calcext:value-type="float">
            <text:p>0,6</text:p>
          </table:table-cell>
          <table:table-cell table:formula="of:=[.U13]" office:value-type="float" office:value="1" calcext:value-type="float">
            <text:p>1</text:p>
          </table:table-cell>
          <table:table-cell table:formula="of:=[.V13]" office:value-type="float" office:value="0.054369" calcext:value-type="float">
            <text:p>0,054369</text:p>
          </table:table-cell>
          <table:table-cell table:formula="of:=ABS([.AE13]-CEILING([.AC1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  <table:table-cell office:value-type="float" office:value="452" calcext:value-type="float">
            <text:p>452</text:p>
          </table:table-cell>
          <table:table-cell office:value-type="float" office:value="694" calcext:value-type="float">
            <text:p>694</text:p>
          </table:table-cell>
          <table:table-cell table:style-name="Default" office:value-type="float" office:value="1.809154" calcext:value-type="float">
            <text:p>1,809154</text:p>
          </table:table-cell>
          <table:table-cell table:style-name="Default" office:value-type="float" office:value="-0.035239" calcext:value-type="float">
            <text:p>-0,03523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35239" calcext:value-type="float">
            <text:p>-0,0352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1" calcext:value-type="float">
            <text:p>1,81</text:p>
          </table:table-cell>
          <table:table-cell office:value-type="float" office:value="2.45" calcext:value-type="float">
            <text:p>2,45</text:p>
          </table:table-cell>
          <table:table-cell office:value-type="float" office:value="2572159" calcext:value-type="float">
            <text:p>2572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668557" calcext:value-type="float">
            <text:p>0,6685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t600.config</text:p>
          </table:table-cell>
          <table:table-cell table:formula="of:=CONCATENATE(&quot;r&quot;;[.B14];&quot;-&quot;;[.C14];&quot;-&quot;;[.E14];&quot;-&quot;;LEFT(RIGHT([.A14];6);1))" office:value-type="string" office:string-value="r20-150-15-1" calcext:value-type="string">
            <text:p>r20-150-15-1</text:p>
          </table:table-cell>
          <table:table-cell table:formula="of:=ROUND(([.F14]/[.G14])*100;2)" office:value-type="float" office:value="39.6" calcext:value-type="float">
            <text:p>39,6</text:p>
          </table:table-cell>
          <table:table-cell table:style-name="ce9" table:formula="of:=[.J14]" office:value-type="float" office:value="-0.035239" calcext:value-type="float">
            <text:p>0,0</text:p>
          </table:table-cell>
          <table:table-cell table:style-name="ce9" table:formula="of:=[.I14]" office:value-type="float" office:value="1.809154" calcext:value-type="float">
            <text:p>1,8</text:p>
          </table:table-cell>
          <table:table-cell table:formula="of:=[.U14]" office:value-type="float" office:value="1" calcext:value-type="float">
            <text:p>1</text:p>
          </table:table-cell>
          <table:table-cell table:formula="of:=[.V14]" office:value-type="float" office:value="0.668557" calcext:value-type="float">
            <text:p>0,668557</text:p>
          </table:table-cell>
          <table:table-cell table:formula="of:=ABS([.AE14]-CEILING([.AC1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452" calcext:value-type="float">
            <text:p>452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.383035" calcext:value-type="float">
            <text:p>1,383035</text:p>
          </table:table-cell>
          <table:table-cell table:style-name="Default" office:value-type="float" office:value="-0.048148" calcext:value-type="float">
            <text:p>-0,0481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48148" calcext:value-type="float">
            <text:p>-0,0481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,37</text:p>
          </table:table-cell>
          <table:table-cell office:value-type="float" office:value="2.01" calcext:value-type="float">
            <text:p>2,01</text:p>
          </table:table-cell>
          <table:table-cell office:value-type="float" office:value="2574783" calcext:value-type="float">
            <text:p>2574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651364" calcext:value-type="float">
            <text:p>0,6513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t600.config</text:p>
          </table:table-cell>
          <table:table-cell table:formula="of:=CONCATENATE(&quot;r&quot;;[.B15];&quot;-&quot;;[.C15];&quot;-&quot;;[.E15];&quot;-&quot;;LEFT(RIGHT([.A15];6);1))" office:value-type="string" office:string-value="r20-150-15-2" calcext:value-type="string">
            <text:p>r20-150-15-2</text:p>
          </table:table-cell>
          <table:table-cell table:formula="of:=ROUND(([.F15]/[.G15])*100;2)" office:value-type="float" office:value="44.69" calcext:value-type="float">
            <text:p>44,69</text:p>
          </table:table-cell>
          <table:table-cell table:style-name="ce9" table:formula="of:=[.J15]" office:value-type="float" office:value="-0.048148" calcext:value-type="float">
            <text:p>0,0</text:p>
          </table:table-cell>
          <table:table-cell table:style-name="ce9" table:formula="of:=[.I15]" office:value-type="float" office:value="1.383035" calcext:value-type="float">
            <text:p>1,4</text:p>
          </table:table-cell>
          <table:table-cell table:formula="of:=[.U15]" office:value-type="float" office:value="1" calcext:value-type="float">
            <text:p>1</text:p>
          </table:table-cell>
          <table:table-cell table:formula="of:=[.V15]" office:value-type="float" office:value="0.651364" calcext:value-type="float">
            <text:p>0,651364</text:p>
          </table:table-cell>
          <table:table-cell table:formula="of:=ABS([.AE15]-CEILING([.AC1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552" calcext:value-type="float">
            <text:p>552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.00351" calcext:value-type="float">
            <text:p>1,00351</text:p>
          </table:table-cell>
          <table:table-cell table:style-name="Default" office:value-type="float" office:value="-0.195037" calcext:value-type="float">
            <text:p>-0,1950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95037" calcext:value-type="float">
            <text:p>-0,1950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2" calcext:value-type="float">
            <text:p>5,22</text:p>
          </table:table-cell>
          <table:table-cell office:value-type="float" office:value="2966293" calcext:value-type="float">
            <text:p>2966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4.249735" calcext:value-type="float">
            <text:p>4,2497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-t600.config</text:p>
          </table:table-cell>
          <table:table-cell table:formula="of:=CONCATENATE(&quot;r&quot;;[.B16];&quot;-&quot;;[.C16];&quot;-&quot;;[.E16];&quot;-&quot;;LEFT(RIGHT([.A16];6);1))" office:value-type="string" office:string-value="r20-150-20-1" calcext:value-type="string">
            <text:p>r20-150-20-1</text:p>
          </table:table-cell>
          <table:table-cell table:formula="of:=ROUND(([.F16]/[.G16])*100;2)" office:value-type="float" office:value="40.94" calcext:value-type="float">
            <text:p>40,94</text:p>
          </table:table-cell>
          <table:table-cell table:style-name="ce9" table:formula="of:=[.J16]" office:value-type="float" office:value="-0.195037" calcext:value-type="float">
            <text:p>-0,2</text:p>
          </table:table-cell>
          <table:table-cell table:style-name="ce9" table:formula="of:=[.I16]" office:value-type="float" office:value="1.00351" calcext:value-type="float">
            <text:p>1,0</text:p>
          </table:table-cell>
          <table:table-cell table:formula="of:=[.U16]" office:value-type="float" office:value="1" calcext:value-type="float">
            <text:p>1</text:p>
          </table:table-cell>
          <table:table-cell table:formula="of:=[.V16]" office:value-type="float" office:value="4.249735" calcext:value-type="float">
            <text:p>4,249735</text:p>
          </table:table-cell>
          <table:table-cell table:formula="of:=ABS([.AE16]-CEILING([.AC1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552" calcext:value-type="float">
            <text:p>552</text:p>
          </table:table-cell>
          <table:table-cell office:value-type="float" office:value="743" calcext:value-type="float">
            <text:p>743</text:p>
          </table:table-cell>
          <table:table-cell table:style-name="Default" office:value-type="float" office:value="1.496047" calcext:value-type="float">
            <text:p>1,496047</text:p>
          </table:table-cell>
          <table:table-cell table:style-name="Default" office:value-type="float" office:value="-0.10068" calcext:value-type="float">
            <text:p>-0,1006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0068" calcext:value-type="float">
            <text:p>-0,100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9" calcext:value-type="float">
            <text:p>1,49</text:p>
          </table:table-cell>
          <table:table-cell office:value-type="float" office:value="2.65" calcext:value-type="float">
            <text:p>2,65</text:p>
          </table:table-cell>
          <table:table-cell office:value-type="float" office:value="3053094" calcext:value-type="float">
            <text:p>3053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.20474" calcext:value-type="float">
            <text:p>1,204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-t600.config</text:p>
          </table:table-cell>
          <table:table-cell table:formula="of:=CONCATENATE(&quot;r&quot;;[.B17];&quot;-&quot;;[.C17];&quot;-&quot;;[.E17];&quot;-&quot;;LEFT(RIGHT([.A17];6);1))" office:value-type="string" office:string-value="r20-150-20-2" calcext:value-type="string">
            <text:p>r20-150-20-2</text:p>
          </table:table-cell>
          <table:table-cell table:formula="of:=ROUND(([.F17]/[.G17])*100;2)" office:value-type="float" office:value="41.12" calcext:value-type="float">
            <text:p>41,12</text:p>
          </table:table-cell>
          <table:table-cell table:style-name="ce9" table:formula="of:=[.J17]" office:value-type="float" office:value="-0.10068" calcext:value-type="float">
            <text:p>-0,1</text:p>
          </table:table-cell>
          <table:table-cell table:style-name="ce9" table:formula="of:=[.I17]" office:value-type="float" office:value="1.496047" calcext:value-type="float">
            <text:p>1,5</text:p>
          </table:table-cell>
          <table:table-cell table:formula="of:=[.U17]" office:value-type="float" office:value="1" calcext:value-type="float">
            <text:p>1</text:p>
          </table:table-cell>
          <table:table-cell table:formula="of:=[.V17]" office:value-type="float" office:value="1.20474" calcext:value-type="float">
            <text:p>1,20474</text:p>
          </table:table-cell>
          <table:table-cell table:formula="of:=ABS([.AE17]-CEILING([.AC1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652" calcext:value-type="float">
            <text:p>652</text:p>
          </table:table-cell>
          <table:table-cell office:value-type="float" office:value="942" calcext:value-type="float">
            <text:p>942</text:p>
          </table:table-cell>
          <table:table-cell table:style-name="Default" office:value-type="float" office:value="0.822338" calcext:value-type="float">
            <text:p>0,822338</text:p>
          </table:table-cell>
          <table:table-cell table:style-name="Default" office:value-type="float" office:value="-0.283975" calcext:value-type="float">
            <text:p>-0,2839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283975" calcext:value-type="float">
            <text:p>-0,2839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 office:value-type="float" office:value="8.52" calcext:value-type="float">
            <text:p>8,52</text:p>
          </table:table-cell>
          <table:table-cell office:value-type="float" office:value="3402298" calcext:value-type="float">
            <text:p>3402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7.760586" calcext:value-type="float">
            <text:p>7,7605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cpa-t600.config</text:p>
          </table:table-cell>
          <table:table-cell table:formula="of:=CONCATENATE(&quot;r&quot;;[.B18];&quot;-&quot;;[.C18];&quot;-&quot;;[.E18];&quot;-&quot;;LEFT(RIGHT([.A18];6);1))" office:value-type="string" office:string-value="r20-150-25-1" calcext:value-type="string">
            <text:p>r20-150-25-1</text:p>
          </table:table-cell>
          <table:table-cell table:formula="of:=ROUND(([.F18]/[.G18])*100;2)" office:value-type="float" office:value="34.82" calcext:value-type="float">
            <text:p>34,82</text:p>
          </table:table-cell>
          <table:table-cell table:style-name="ce9" table:formula="of:=[.J18]" office:value-type="float" office:value="-0.283975" calcext:value-type="float">
            <text:p>-0,3</text:p>
          </table:table-cell>
          <table:table-cell table:style-name="ce9" table:formula="of:=[.I18]" office:value-type="float" office:value="0.822338" calcext:value-type="float">
            <text:p>0,8</text:p>
          </table:table-cell>
          <table:table-cell table:formula="of:=[.U18]" office:value-type="float" office:value="1" calcext:value-type="float">
            <text:p>1</text:p>
          </table:table-cell>
          <table:table-cell table:formula="of:=[.V18]" office:value-type="float" office:value="7.760586" calcext:value-type="float">
            <text:p>7,760586</text:p>
          </table:table-cell>
          <table:table-cell table:formula="of:=ABS([.AE18]-CEILING([.AC1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float" office:value="652" calcext:value-type="float">
            <text:p>652</text:p>
          </table:table-cell>
          <table:table-cell office:value-type="float" office:value="931" calcext:value-type="float">
            <text:p>931</text:p>
          </table:table-cell>
          <table:table-cell table:style-name="Default" office:value-type="float" office:value="1.164088" calcext:value-type="float">
            <text:p>1,164088</text:p>
          </table:table-cell>
          <table:table-cell table:style-name="Default" office:value-type="float" office:value="-0.242291" calcext:value-type="float">
            <text:p>-0,24229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242291" calcext:value-type="float">
            <text:p>-0,2422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,15</text:p>
          </table:table-cell>
          <table:table-cell office:value-type="float" office:value="6" calcext:value-type="float">
            <text:p>6</text:p>
          </table:table-cell>
          <table:table-cell office:value-type="float" office:value="3412730" calcext:value-type="float">
            <text:p>3412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4.862261" calcext:value-type="float">
            <text:p>4,8622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cpa-t600.config</text:p>
          </table:table-cell>
          <table:table-cell table:formula="of:=CONCATENATE(&quot;r&quot;;[.B19];&quot;-&quot;;[.C19];&quot;-&quot;;[.E19];&quot;-&quot;;LEFT(RIGHT([.A19];6);1))" office:value-type="string" office:string-value="r20-150-25-2" calcext:value-type="string">
            <text:p>r20-150-25-2</text:p>
          </table:table-cell>
          <table:table-cell table:formula="of:=ROUND(([.F19]/[.G19])*100;2)" office:value-type="float" office:value="36.96" calcext:value-type="float">
            <text:p>36,96</text:p>
          </table:table-cell>
          <table:table-cell table:style-name="ce9" table:formula="of:=[.J19]" office:value-type="float" office:value="-0.242291" calcext:value-type="float">
            <text:p>-0,2</text:p>
          </table:table-cell>
          <table:table-cell table:style-name="ce9" table:formula="of:=[.I19]" office:value-type="float" office:value="1.164088" calcext:value-type="float">
            <text:p>1,2</text:p>
          </table:table-cell>
          <table:table-cell table:formula="of:=[.U19]" office:value-type="float" office:value="1" calcext:value-type="float">
            <text:p>1</text:p>
          </table:table-cell>
          <table:table-cell table:formula="of:=[.V19]" office:value-type="float" office:value="4.862261" calcext:value-type="float">
            <text:p>4,862261</text:p>
          </table:table-cell>
          <table:table-cell table:formula="of:=ABS([.AE19]-CEILING([.AC1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81" calcext:value-type="float">
            <text:p>181</text:p>
          </table:table-cell>
          <table:table-cell table:style-name="Default" office:value-type="float" office:value="0.277034" calcext:value-type="float">
            <text:p>0,27703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1652276" calcext:value-type="float">
            <text:p>1652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06282" calcext:value-type="float">
            <text:p>0,0062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a-t600.config</text:p>
          </table:table-cell>
          <table:table-cell table:formula="of:=CONCATENATE(&quot;r&quot;;[.B20];&quot;-&quot;;[.C20];&quot;-&quot;;[.E20];&quot;-&quot;;LEFT(RIGHT([.A20];6);1))" office:value-type="string" office:string-value="r20-150-5-1" calcext:value-type="string">
            <text:p>r20-150-5-1</text:p>
          </table:table-cell>
          <table:table-cell table:formula="of:=ROUND(([.F20]/[.G20])*100;2)" office:value-type="float" office:value="0" calcext:value-type="float">
            <text:p>0</text:p>
          </table:table-cell>
          <table:table-cell table:style-name="ce9" table:formula="of:=[.J20]" office:value-type="float" office:value="1" calcext:value-type="float">
            <text:p>1,0</text:p>
          </table:table-cell>
          <table:table-cell table:style-name="ce9" table:formula="of:=[.I20]" office:value-type="float" office:value="0.277034" calcext:value-type="float">
            <text:p>0,3</text:p>
          </table:table-cell>
          <table:table-cell table:formula="of:=[.U20]" office:value-type="float" office:value="1" calcext:value-type="float">
            <text:p>1</text:p>
          </table:table-cell>
          <table:table-cell table:formula="of:=[.V20]" office:value-type="float" office:value="0.006282" calcext:value-type="float">
            <text:p>0,006282</text:p>
          </table:table-cell>
          <table:table-cell table:formula="of:=ABS([.AE20]-CEILING([.AC2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03398" calcext:value-type="float">
            <text:p>0,0339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1616963" calcext:value-type="float">
            <text:p>16169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06237" calcext:value-type="float">
            <text:p>0,0062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a-t600.config</text:p>
          </table:table-cell>
          <table:table-cell table:formula="of:=CONCATENATE(&quot;r&quot;;[.B21];&quot;-&quot;;[.C21];&quot;-&quot;;[.E21];&quot;-&quot;;LEFT(RIGHT([.A21];6);1))" office:value-type="string" office:string-value="r20-150-5-2" calcext:value-type="string">
            <text:p>r20-150-5-2</text:p>
          </table:table-cell>
          <table:table-cell table:formula="of:=ROUND(([.F21]/[.G21])*100;2)" office:value-type="float" office:value="0" calcext:value-type="float">
            <text:p>0</text:p>
          </table:table-cell>
          <table:table-cell table:style-name="ce9" table:formula="of:=[.J21]" office:value-type="float" office:value="1" calcext:value-type="float">
            <text:p>1,0</text:p>
          </table:table-cell>
          <table:table-cell table:style-name="ce9" table:formula="of:=[.I21]" office:value-type="float" office:value="0.03398" calcext:value-type="float">
            <text:p>0,0</text:p>
          </table:table-cell>
          <table:table-cell table:formula="of:=[.U21]" office:value-type="float" office:value="1" calcext:value-type="float">
            <text:p>1</text:p>
          </table:table-cell>
          <table:table-cell table:formula="of:=[.V21]" office:value-type="float" office:value="0.006237" calcext:value-type="float">
            <text:p>0,006237</text:p>
          </table:table-cell>
          <table:table-cell table:formula="of:=ABS([.AE21]-CEILING([.AC2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402" calcext:value-type="float">
            <text:p>402</text:p>
          </table:table-cell>
          <table:table-cell office:value-type="float" office:value="508" calcext:value-type="float">
            <text:p>508</text:p>
          </table:table-cell>
          <table:table-cell table:style-name="Default" office:value-type="float" office:value="1.113772" calcext:value-type="float">
            <text:p>1,113772</text:p>
          </table:table-cell>
          <table:table-cell table:style-name="Default" office:value-type="float" office:value="0.279348" calcext:value-type="float">
            <text:p>0,2793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79348" calcext:value-type="float">
            <text:p>0,2793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office:value-type="float" office:value="1.94" calcext:value-type="float">
            <text:p>1,94</text:p>
          </table:table-cell>
          <table:table-cell office:value-type="float" office:value="2556236" calcext:value-type="float">
            <text:p>2556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853276" calcext:value-type="float">
            <text:p>0,8532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t600.config</text:p>
          </table:table-cell>
          <table:table-cell table:formula="of:=CONCATENATE(&quot;r&quot;;[.B22];&quot;-&quot;;[.C22];&quot;-&quot;;[.E22];&quot;-&quot;;LEFT(RIGHT([.A22];6);1))" office:value-type="string" office:string-value="r20-200-10-1" calcext:value-type="string">
            <text:p>r20-200-10-1</text:p>
          </table:table-cell>
          <table:table-cell table:formula="of:=ROUND(([.F22]/[.G22])*100;2)" office:value-type="float" office:value="32.84" calcext:value-type="float">
            <text:p>32,84</text:p>
          </table:table-cell>
          <table:table-cell table:style-name="ce9" table:formula="of:=[.J22]" office:value-type="float" office:value="0.279348" calcext:value-type="float">
            <text:p>0,3</text:p>
          </table:table-cell>
          <table:table-cell table:style-name="ce9" table:formula="of:=[.I22]" office:value-type="float" office:value="1.113772" calcext:value-type="float">
            <text:p>1,1</text:p>
          </table:table-cell>
          <table:table-cell table:formula="of:=[.U22]" office:value-type="float" office:value="1" calcext:value-type="float">
            <text:p>1</text:p>
          </table:table-cell>
          <table:table-cell table:formula="of:=[.V22]" office:value-type="float" office:value="0.853276" calcext:value-type="float">
            <text:p>0,853276</text:p>
          </table:table-cell>
          <table:table-cell table:formula="of:=ABS([.AE22]-CEILING([.AC2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402" calcext:value-type="float">
            <text:p>402</text:p>
          </table:table-cell>
          <table:table-cell office:value-type="float" office:value="452" calcext:value-type="float">
            <text:p>452</text:p>
          </table:table-cell>
          <table:table-cell table:style-name="Default" office:value-type="float" office:value="1.558572" calcext:value-type="float">
            <text:p>1,558572</text:p>
          </table:table-cell>
          <table:table-cell table:style-name="Default" office:value-type="float" office:value="0.152941" calcext:value-type="float">
            <text:p>0,15294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52941" calcext:value-type="float">
            <text:p>0,1529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,55</text:p>
          </table:table-cell>
          <table:table-cell office:value-type="float" office:value="1.64" calcext:value-type="float">
            <text:p>1,64</text:p>
          </table:table-cell>
          <table:table-cell office:value-type="float" office:value="2565708" calcext:value-type="float">
            <text:p>2565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101988" calcext:value-type="float">
            <text:p>0,1019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t600.config</text:p>
          </table:table-cell>
          <table:table-cell table:formula="of:=CONCATENATE(&quot;r&quot;;[.B23];&quot;-&quot;;[.C23];&quot;-&quot;;[.E23];&quot;-&quot;;LEFT(RIGHT([.A23];6);1))" office:value-type="string" office:string-value="r20-200-10-2" calcext:value-type="string">
            <text:p>r20-200-10-2</text:p>
          </table:table-cell>
          <table:table-cell table:formula="of:=ROUND(([.F23]/[.G23])*100;2)" office:value-type="float" office:value="38.81" calcext:value-type="float">
            <text:p>38,81</text:p>
          </table:table-cell>
          <table:table-cell table:style-name="ce9" table:formula="of:=[.J23]" office:value-type="float" office:value="0.152941" calcext:value-type="float">
            <text:p>0,2</text:p>
          </table:table-cell>
          <table:table-cell table:style-name="ce9" table:formula="of:=[.I23]" office:value-type="float" office:value="1.558572" calcext:value-type="float">
            <text:p>1,6</text:p>
          </table:table-cell>
          <table:table-cell table:formula="of:=[.U23]" office:value-type="float" office:value="1" calcext:value-type="float">
            <text:p>1</text:p>
          </table:table-cell>
          <table:table-cell table:formula="of:=[.V23]" office:value-type="float" office:value="0.101988" calcext:value-type="float">
            <text:p>0,101988</text:p>
          </table:table-cell>
          <table:table-cell table:formula="of:=ABS([.AE23]-CEILING([.AC2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502" calcext:value-type="float">
            <text:p>502</text:p>
          </table:table-cell>
          <table:table-cell office:value-type="float" office:value="793" calcext:value-type="float">
            <text:p>793</text:p>
          </table:table-cell>
          <table:table-cell table:style-name="Default" office:value-type="float" office:value="2.477608" calcext:value-type="float">
            <text:p>2,477608</text:p>
          </table:table-cell>
          <table:table-cell table:style-name="Default" office:value-type="float" office:value="0.015565" calcext:value-type="float">
            <text:p>0,0155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15565" calcext:value-type="float">
            <text:p>0,0155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7" calcext:value-type="float">
            <text:p>2,47</text:p>
          </table:table-cell>
          <table:table-cell office:value-type="float" office:value="8.99" calcext:value-type="float">
            <text:p>8,99</text:p>
          </table:table-cell>
          <table:table-cell office:value-type="float" office:value="3100459" calcext:value-type="float">
            <text:p>310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.549003" calcext:value-type="float">
            <text:p>6,5490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t600.config</text:p>
          </table:table-cell>
          <table:table-cell table:formula="of:=CONCATENATE(&quot;r&quot;;[.B24];&quot;-&quot;;[.C24];&quot;-&quot;;[.E24];&quot;-&quot;;LEFT(RIGHT([.A24];6);1))" office:value-type="string" office:string-value="r20-200-15-1" calcext:value-type="string">
            <text:p>r20-200-15-1</text:p>
          </table:table-cell>
          <table:table-cell table:formula="of:=ROUND(([.F24]/[.G24])*100;2)" office:value-type="float" office:value="43.03" calcext:value-type="float">
            <text:p>43,03</text:p>
          </table:table-cell>
          <table:table-cell table:style-name="ce9" table:formula="of:=[.J24]" office:value-type="float" office:value="0.015565" calcext:value-type="float">
            <text:p>0,0</text:p>
          </table:table-cell>
          <table:table-cell table:style-name="ce9" table:formula="of:=[.I24]" office:value-type="float" office:value="2.477608" calcext:value-type="float">
            <text:p>2,5</text:p>
          </table:table-cell>
          <table:table-cell table:formula="of:=[.U24]" office:value-type="float" office:value="1" calcext:value-type="float">
            <text:p>1</text:p>
          </table:table-cell>
          <table:table-cell table:formula="of:=[.V24]" office:value-type="float" office:value="6.549003" calcext:value-type="float">
            <text:p>6,549003</text:p>
          </table:table-cell>
          <table:table-cell table:formula="of:=ABS([.AE24]-CEILING([.AC2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office:value-type="float" office:value="502" calcext:value-type="float">
            <text:p>502</text:p>
          </table:table-cell>
          <table:table-cell office:value-type="float" office:value="798" calcext:value-type="float">
            <text:p>798</text:p>
          </table:table-cell>
          <table:table-cell table:style-name="Default" office:value-type="float" office:value="2.129818" calcext:value-type="float">
            <text:p>2,129818</text:p>
          </table:table-cell>
          <table:table-cell table:style-name="Default" office:value-type="float" office:value="0.010744" calcext:value-type="float">
            <text:p>0,0107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10744" calcext:value-type="float">
            <text:p>0,0107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1" calcext:value-type="float">
            <text:p>2,11</text:p>
          </table:table-cell>
          <table:table-cell office:value-type="float" office:value="3.17" calcext:value-type="float">
            <text:p>3,17</text:p>
          </table:table-cell>
          <table:table-cell office:value-type="float" office:value="3101611" calcext:value-type="float">
            <text:p>3101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.091296" calcext:value-type="float">
            <text:p>1,091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t600.config</text:p>
          </table:table-cell>
          <table:table-cell table:formula="of:=CONCATENATE(&quot;r&quot;;[.B25];&quot;-&quot;;[.C25];&quot;-&quot;;[.E25];&quot;-&quot;;LEFT(RIGHT([.A25];6);1))" office:value-type="string" office:string-value="r20-200-15-2" calcext:value-type="string">
            <text:p>r20-200-15-2</text:p>
          </table:table-cell>
          <table:table-cell table:formula="of:=ROUND(([.F25]/[.G25])*100;2)" office:value-type="float" office:value="46.22" calcext:value-type="float">
            <text:p>46,22</text:p>
          </table:table-cell>
          <table:table-cell table:style-name="ce9" table:formula="of:=[.J25]" office:value-type="float" office:value="0.010744" calcext:value-type="float">
            <text:p>0,0</text:p>
          </table:table-cell>
          <table:table-cell table:style-name="ce9" table:formula="of:=[.I25]" office:value-type="float" office:value="2.129818" calcext:value-type="float">
            <text:p>2,1</text:p>
          </table:table-cell>
          <table:table-cell table:formula="of:=[.U25]" office:value-type="float" office:value="1" calcext:value-type="float">
            <text:p>1</text:p>
          </table:table-cell>
          <table:table-cell table:formula="of:=[.V25]" office:value-type="float" office:value="1.091296" calcext:value-type="float">
            <text:p>1,091296</text:p>
          </table:table-cell>
          <table:table-cell table:formula="of:=ABS([.AE25]-CEILING([.AC2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965" calcext:value-type="float">
            <text:p>965</text:p>
          </table:table-cell>
          <table:table-cell table:style-name="Default" office:value-type="float" office:value="1.558822" calcext:value-type="float">
            <text:p>1,558822</text:p>
          </table:table-cell>
          <table:table-cell table:style-name="Default" office:value-type="float" office:value="-0.119943" calcext:value-type="float">
            <text:p>-0,1199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19943" calcext:value-type="float">
            <text:p>-0,119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,55</text:p>
          </table:table-cell>
          <table:table-cell office:value-type="float" office:value="9.53" calcext:value-type="float">
            <text:p>9,53</text:p>
          </table:table-cell>
          <table:table-cell office:value-type="float" office:value="3558512" calcext:value-type="float">
            <text:p>3558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8.042351" calcext:value-type="float">
            <text:p>8,0423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-t600.config</text:p>
          </table:table-cell>
          <table:table-cell table:formula="of:=CONCATENATE(&quot;r&quot;;[.B26];&quot;-&quot;;[.C26];&quot;-&quot;;[.E26];&quot;-&quot;;LEFT(RIGHT([.A26];6);1))" office:value-type="string" office:string-value="r20-200-20-1" calcext:value-type="string">
            <text:p>r20-200-20-1</text:p>
          </table:table-cell>
          <table:table-cell table:formula="of:=ROUND(([.F26]/[.G26])*100;2)" office:value-type="float" office:value="44.35" calcext:value-type="float">
            <text:p>44,35</text:p>
          </table:table-cell>
          <table:table-cell table:style-name="ce9" table:formula="of:=[.J26]" office:value-type="float" office:value="-0.119943" calcext:value-type="float">
            <text:p>-0,1</text:p>
          </table:table-cell>
          <table:table-cell table:style-name="ce9" table:formula="of:=[.I26]" office:value-type="float" office:value="1.558822" calcext:value-type="float">
            <text:p>1,6</text:p>
          </table:table-cell>
          <table:table-cell table:formula="of:=[.U26]" office:value-type="float" office:value="1" calcext:value-type="float">
            <text:p>1</text:p>
          </table:table-cell>
          <table:table-cell table:formula="of:=[.V26]" office:value-type="float" office:value="8.042351" calcext:value-type="float">
            <text:p>8,042351</text:p>
          </table:table-cell>
          <table:table-cell table:formula="of:=ABS([.AE26]-CEILING([.AC2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602" calcext:value-type="float">
            <text:p>602</text:p>
          </table:table-cell>
          <table:table-cell office:value-type="float" office:value="977" calcext:value-type="float">
            <text:p>977</text:p>
          </table:table-cell>
          <table:table-cell table:style-name="Default" office:value-type="float" office:value="1.626546" calcext:value-type="float">
            <text:p>1,626546</text:p>
          </table:table-cell>
          <table:table-cell table:style-name="Default" office:value-type="float" office:value="-0.101293" calcext:value-type="float">
            <text:p>-0,10129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01293" calcext:value-type="float">
            <text:p>-0,1012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,61</text:p>
          </table:table-cell>
          <table:table-cell office:value-type="float" office:value="2.59" calcext:value-type="float">
            <text:p>2,59</text:p>
          </table:table-cell>
          <table:table-cell office:value-type="float" office:value="3551488" calcext:value-type="float">
            <text:p>3551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995051" calcext:value-type="float">
            <text:p>0,9950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-t600.config</text:p>
          </table:table-cell>
          <table:table-cell table:formula="of:=CONCATENATE(&quot;r&quot;;[.B27];&quot;-&quot;;[.C27];&quot;-&quot;;[.E27];&quot;-&quot;;LEFT(RIGHT([.A27];6);1))" office:value-type="string" office:string-value="r20-200-20-2" calcext:value-type="string">
            <text:p>r20-200-20-2</text:p>
          </table:table-cell>
          <table:table-cell table:formula="of:=ROUND(([.F27]/[.G27])*100;2)" office:value-type="float" office:value="43.19" calcext:value-type="float">
            <text:p>43,19</text:p>
          </table:table-cell>
          <table:table-cell table:style-name="ce9" table:formula="of:=[.J27]" office:value-type="float" office:value="-0.101293" calcext:value-type="float">
            <text:p>-0,1</text:p>
          </table:table-cell>
          <table:table-cell table:style-name="ce9" table:formula="of:=[.I27]" office:value-type="float" office:value="1.626546" calcext:value-type="float">
            <text:p>1,6</text:p>
          </table:table-cell>
          <table:table-cell table:formula="of:=[.U27]" office:value-type="float" office:value="1" calcext:value-type="float">
            <text:p>1</text:p>
          </table:table-cell>
          <table:table-cell table:formula="of:=[.V27]" office:value-type="float" office:value="0.995051" calcext:value-type="float">
            <text:p>0,995051</text:p>
          </table:table-cell>
          <table:table-cell table:formula="of:=ABS([.AE27]-CEILING([.AC2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91" calcext:value-type="float">
            <text:p>291</text:p>
          </table:table-cell>
          <table:table-cell office:value-type="float" office:value="702" calcext:value-type="float">
            <text:p>702</text:p>
          </table:table-cell>
          <table:table-cell office:value-type="float" office:value="1133" calcext:value-type="float">
            <text:p>1133</text:p>
          </table:table-cell>
          <table:table-cell table:style-name="Default" office:value-type="float" office:value="1.526438" calcext:value-type="float">
            <text:p>1,526438</text:p>
          </table:table-cell>
          <table:table-cell table:style-name="Default" office:value-type="float" office:value="-0.19935" calcext:value-type="float">
            <text:p>-0,1993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9935" calcext:value-type="float">
            <text:p>-0,199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,51</text:p>
          </table:table-cell>
          <table:table-cell office:value-type="float" office:value="10.95" calcext:value-type="float">
            <text:p>10,95</text:p>
          </table:table-cell>
          <table:table-cell office:value-type="float" office:value="4067977" calcext:value-type="float">
            <text:p>4067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9.466502" calcext:value-type="float">
            <text:p>9,4665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cpa-t600.config</text:p>
          </table:table-cell>
          <table:table-cell table:formula="of:=CONCATENATE(&quot;r&quot;;[.B28];&quot;-&quot;;[.C28];&quot;-&quot;;[.E28];&quot;-&quot;;LEFT(RIGHT([.A28];6);1))" office:value-type="string" office:string-value="r20-200-25-1" calcext:value-type="string">
            <text:p>r20-200-25-1</text:p>
          </table:table-cell>
          <table:table-cell table:formula="of:=ROUND(([.F28]/[.G28])*100;2)" office:value-type="float" office:value="41.45" calcext:value-type="float">
            <text:p>41,45</text:p>
          </table:table-cell>
          <table:table-cell table:style-name="ce9" table:formula="of:=[.J28]" office:value-type="float" office:value="-0.19935" calcext:value-type="float">
            <text:p>-0,2</text:p>
          </table:table-cell>
          <table:table-cell table:style-name="ce9" table:formula="of:=[.I28]" office:value-type="float" office:value="1.526438" calcext:value-type="float">
            <text:p>1,5</text:p>
          </table:table-cell>
          <table:table-cell table:formula="of:=[.U28]" office:value-type="float" office:value="1" calcext:value-type="float">
            <text:p>1</text:p>
          </table:table-cell>
          <table:table-cell table:formula="of:=[.V28]" office:value-type="float" office:value="9.466502" calcext:value-type="float">
            <text:p>9,466502</text:p>
          </table:table-cell>
          <table:table-cell table:formula="of:=ABS([.AE28]-CEILING([.AC2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702" calcext:value-type="float">
            <text:p>702</text:p>
          </table:table-cell>
          <table:table-cell office:value-type="float" office:value="1181" calcext:value-type="float">
            <text:p>1181</text:p>
          </table:table-cell>
          <table:table-cell table:style-name="Default" office:value-type="float" office:value="1.375009" calcext:value-type="float">
            <text:p>1,375009</text:p>
          </table:table-cell>
          <table:table-cell table:style-name="Default" office:value-type="float" office:value="-0.162574" calcext:value-type="float">
            <text:p>-0,16257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62574" calcext:value-type="float">
            <text:p>-0,1625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,36</text:p>
          </table:table-cell>
          <table:table-cell office:value-type="float" office:value="2.61" calcext:value-type="float">
            <text:p>2,61</text:p>
          </table:table-cell>
          <table:table-cell office:value-type="float" office:value="4052993" calcext:value-type="float">
            <text:p>4052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.256342" calcext:value-type="float">
            <text:p>1,2563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cpa-t600.config</text:p>
          </table:table-cell>
          <table:table-cell table:formula="of:=CONCATENATE(&quot;r&quot;;[.B29];&quot;-&quot;;[.C29];&quot;-&quot;;[.E29];&quot;-&quot;;LEFT(RIGHT([.A29];6);1))" office:value-type="string" office:string-value="r20-200-25-2" calcext:value-type="string">
            <text:p>r20-200-25-2</text:p>
          </table:table-cell>
          <table:table-cell table:formula="of:=ROUND(([.F29]/[.G29])*100;2)" office:value-type="float" office:value="40.03" calcext:value-type="float">
            <text:p>40,03</text:p>
          </table:table-cell>
          <table:table-cell table:style-name="ce9" table:formula="of:=[.J29]" office:value-type="float" office:value="-0.162574" calcext:value-type="float">
            <text:p>-0,2</text:p>
          </table:table-cell>
          <table:table-cell table:style-name="ce9" table:formula="of:=[.I29]" office:value-type="float" office:value="1.375009" calcext:value-type="float">
            <text:p>1,4</text:p>
          </table:table-cell>
          <table:table-cell table:formula="of:=[.U29]" office:value-type="float" office:value="1" calcext:value-type="float">
            <text:p>1</text:p>
          </table:table-cell>
          <table:table-cell table:formula="of:=[.V29]" office:value-type="float" office:value="1.256342" calcext:value-type="float">
            <text:p>1,256342</text:p>
          </table:table-cell>
          <table:table-cell table:formula="of:=ABS([.AE29]-CEILING([.AC2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table:style-name="Default" office:value-type="float" office:value="0.419283" calcext:value-type="float">
            <text:p>0,4192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float" office:value="2046287" calcext:value-type="float">
            <text:p>20462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07264" calcext:value-type="float">
            <text:p>0,0072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a-t600.config</text:p>
          </table:table-cell>
          <table:table-cell table:formula="of:=CONCATENATE(&quot;r&quot;;[.B30];&quot;-&quot;;[.C30];&quot;-&quot;;[.E30];&quot;-&quot;;LEFT(RIGHT([.A30];6);1))" office:value-type="string" office:string-value="r20-200-5-1" calcext:value-type="string">
            <text:p>r20-200-5-1</text:p>
          </table:table-cell>
          <table:table-cell table:formula="of:=ROUND(([.F30]/[.G30])*100;2)" office:value-type="float" office:value="0" calcext:value-type="float">
            <text:p>0</text:p>
          </table:table-cell>
          <table:table-cell table:style-name="ce9" table:formula="of:=[.J30]" office:value-type="float" office:value="1" calcext:value-type="float">
            <text:p>1,0</text:p>
          </table:table-cell>
          <table:table-cell table:style-name="ce9" table:formula="of:=[.I30]" office:value-type="float" office:value="0.419283" calcext:value-type="float">
            <text:p>0,4</text:p>
          </table:table-cell>
          <table:table-cell table:formula="of:=[.U30]" office:value-type="float" office:value="1" calcext:value-type="float">
            <text:p>1</text:p>
          </table:table-cell>
          <table:table-cell table:formula="of:=[.V30]" office:value-type="float" office:value="0.007264" calcext:value-type="float">
            <text:p>0,007264</text:p>
          </table:table-cell>
          <table:table-cell table:formula="of:=ABS([.AE30]-CEILING([.AC3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0.03287" calcext:value-type="float">
            <text:p>0,0328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2006266" calcext:value-type="float">
            <text:p>2006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07425" calcext:value-type="float">
            <text:p>0,0074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a-t600.config</text:p>
          </table:table-cell>
          <table:table-cell table:formula="of:=CONCATENATE(&quot;r&quot;;[.B31];&quot;-&quot;;[.C31];&quot;-&quot;;[.E31];&quot;-&quot;;LEFT(RIGHT([.A31];6);1))" office:value-type="string" office:string-value="r20-200-5-2" calcext:value-type="string">
            <text:p>r20-200-5-2</text:p>
          </table:table-cell>
          <table:table-cell table:formula="of:=ROUND(([.F31]/[.G31])*100;2)" office:value-type="float" office:value="0" calcext:value-type="float">
            <text:p>0</text:p>
          </table:table-cell>
          <table:table-cell table:style-name="ce9" table:formula="of:=[.J31]" office:value-type="float" office:value="1" calcext:value-type="float">
            <text:p>1,0</text:p>
          </table:table-cell>
          <table:table-cell table:style-name="ce9" table:formula="of:=[.I31]" office:value-type="float" office:value="0.03287" calcext:value-type="float">
            <text:p>0,0</text:p>
          </table:table-cell>
          <table:table-cell table:formula="of:=[.U31]" office:value-type="float" office:value="1" calcext:value-type="float">
            <text:p>1</text:p>
          </table:table-cell>
          <table:table-cell table:formula="of:=[.V31]" office:value-type="float" office:value="0.007425" calcext:value-type="float">
            <text:p>0,007425</text:p>
          </table:table-cell>
          <table:table-cell table:formula="of:=ABS([.AE31]-CEILING([.AC3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452" calcext:value-type="float">
            <text:p>452</text:p>
          </table:table-cell>
          <table:table-cell office:value-type="float" office:value="476" calcext:value-type="float">
            <text:p>476</text:p>
          </table:table-cell>
          <table:table-cell table:style-name="Default" office:value-type="float" office:value="1.424921" calcext:value-type="float">
            <text:p>1,424921</text:p>
          </table:table-cell>
          <table:table-cell table:style-name="Default" office:value-type="float" office:value="0.310796" calcext:value-type="float">
            <text:p>0,31079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10796" calcext:value-type="float">
            <text:p>0,3107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1" calcext:value-type="float">
            <text:p>1,41</text:p>
          </table:table-cell>
          <table:table-cell office:value-type="float" office:value="1.47" calcext:value-type="float">
            <text:p>1,47</text:p>
          </table:table-cell>
          <table:table-cell office:value-type="float" office:value="3025694" calcext:value-type="float">
            <text:p>3025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63351" calcext:value-type="float">
            <text:p>0,0633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t600.config</text:p>
          </table:table-cell>
          <table:table-cell table:formula="of:=CONCATENATE(&quot;r&quot;;[.B32];&quot;-&quot;;[.C32];&quot;-&quot;;[.E32];&quot;-&quot;;LEFT(RIGHT([.A32];6);1))" office:value-type="string" office:string-value="r20-250-10-1" calcext:value-type="string">
            <text:p>r20-250-10-1</text:p>
          </table:table-cell>
          <table:table-cell table:formula="of:=ROUND(([.F32]/[.G32])*100;2)" office:value-type="float" office:value="31.42" calcext:value-type="float">
            <text:p>31,42</text:p>
          </table:table-cell>
          <table:table-cell table:style-name="ce9" table:formula="of:=[.J32]" office:value-type="float" office:value="0.310796" calcext:value-type="float">
            <text:p>0,3</text:p>
          </table:table-cell>
          <table:table-cell table:style-name="ce9" table:formula="of:=[.I32]" office:value-type="float" office:value="1.424921" calcext:value-type="float">
            <text:p>1,4</text:p>
          </table:table-cell>
          <table:table-cell table:formula="of:=[.U32]" office:value-type="float" office:value="1" calcext:value-type="float">
            <text:p>1</text:p>
          </table:table-cell>
          <table:table-cell table:formula="of:=[.V32]" office:value-type="float" office:value="0.063351" calcext:value-type="float">
            <text:p>0,063351</text:p>
          </table:table-cell>
          <table:table-cell table:formula="of:=ABS([.AE32]-CEILING([.AC3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table:style-name="Default" office:value-type="float" office:value="1.931408" calcext:value-type="float">
            <text:p>1,931408</text:p>
          </table:table-cell>
          <table:table-cell table:style-name="Default" office:value-type="float" office:value="0.180923" calcext:value-type="float">
            <text:p>0,1809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80923" calcext:value-type="float">
            <text:p>0,1809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,92</text:p>
          </table:table-cell>
          <table:table-cell office:value-type="float" office:value="1.99" calcext:value-type="float">
            <text:p>1,99</text:p>
          </table:table-cell>
          <table:table-cell office:value-type="float" office:value="3029558" calcext:value-type="float">
            <text:p>3029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73198" calcext:value-type="float">
            <text:p>0,0731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t600.config</text:p>
          </table:table-cell>
          <table:table-cell table:formula="of:=CONCATENATE(&quot;r&quot;;[.B33];&quot;-&quot;;[.C33];&quot;-&quot;;[.E33];&quot;-&quot;;LEFT(RIGHT([.A33];6);1))" office:value-type="string" office:string-value="r20-250-10-2" calcext:value-type="string">
            <text:p>r20-250-10-2</text:p>
          </table:table-cell>
          <table:table-cell table:formula="of:=ROUND(([.F33]/[.G33])*100;2)" office:value-type="float" office:value="38.5" calcext:value-type="float">
            <text:p>38,5</text:p>
          </table:table-cell>
          <table:table-cell table:style-name="ce9" table:formula="of:=[.J33]" office:value-type="float" office:value="0.180923" calcext:value-type="float">
            <text:p>0,2</text:p>
          </table:table-cell>
          <table:table-cell table:style-name="ce9" table:formula="of:=[.I33]" office:value-type="float" office:value="1.931408" calcext:value-type="float">
            <text:p>1,9</text:p>
          </table:table-cell>
          <table:table-cell table:formula="of:=[.U33]" office:value-type="float" office:value="1" calcext:value-type="float">
            <text:p>1</text:p>
          </table:table-cell>
          <table:table-cell table:formula="of:=[.V33]" office:value-type="float" office:value="0.073198" calcext:value-type="float">
            <text:p>0,073198</text:p>
          </table:table-cell>
          <table:table-cell table:formula="of:=ABS([.AE33]-CEILING([.AC3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office:value-type="float" office:value="552" calcext:value-type="float">
            <text:p>552</text:p>
          </table:table-cell>
          <table:table-cell office:value-type="float" office:value="869" calcext:value-type="float">
            <text:p>869</text:p>
          </table:table-cell>
          <table:table-cell table:style-name="Default" office:value-type="float" office:value="2.968476" calcext:value-type="float">
            <text:p>2,968476</text:p>
          </table:table-cell>
          <table:table-cell table:style-name="Default" office:value-type="float" office:value="0.067568" calcext:value-type="float">
            <text:p>0,06756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67568" calcext:value-type="float">
            <text:p>0,067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6" calcext:value-type="float">
            <text:p>2,96</text:p>
          </table:table-cell>
          <table:table-cell office:value-type="float" office:value="11.43" calcext:value-type="float">
            <text:p>11,43</text:p>
          </table:table-cell>
          <table:table-cell office:value-type="float" office:value="3646182" calcext:value-type="float">
            <text:p>3646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8.481022" calcext:value-type="float">
            <text:p>8,4810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t600.config</text:p>
          </table:table-cell>
          <table:table-cell table:formula="of:=CONCATENATE(&quot;r&quot;;[.B34];&quot;-&quot;;[.C34];&quot;-&quot;;[.E34];&quot;-&quot;;LEFT(RIGHT([.A34];6);1))" office:value-type="string" office:string-value="r20-250-15-1" calcext:value-type="string">
            <text:p>r20-250-15-1</text:p>
          </table:table-cell>
          <table:table-cell table:formula="of:=ROUND(([.F34]/[.G34])*100;2)" office:value-type="float" office:value="45.11" calcext:value-type="float">
            <text:p>45,11</text:p>
          </table:table-cell>
          <table:table-cell table:style-name="ce9" table:formula="of:=[.J34]" office:value-type="float" office:value="0.067568" calcext:value-type="float">
            <text:p>0,1</text:p>
          </table:table-cell>
          <table:table-cell table:style-name="ce9" table:formula="of:=[.I34]" office:value-type="float" office:value="2.968476" calcext:value-type="float">
            <text:p>3,0</text:p>
          </table:table-cell>
          <table:table-cell table:formula="of:=[.U34]" office:value-type="float" office:value="1" calcext:value-type="float">
            <text:p>1</text:p>
          </table:table-cell>
          <table:table-cell table:formula="of:=[.V34]" office:value-type="float" office:value="8.481022" calcext:value-type="float">
            <text:p>8,481022</text:p>
          </table:table-cell>
          <table:table-cell table:formula="of:=ABS([.AE34]-CEILING([.AC3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552" calcext:value-type="float">
            <text:p>552</text:p>
          </table:table-cell>
          <table:table-cell office:value-type="float" office:value="974" calcext:value-type="float">
            <text:p>974</text:p>
          </table:table-cell>
          <table:table-cell table:style-name="Default" office:value-type="float" office:value="3.393068" calcext:value-type="float">
            <text:p>3,393068</text:p>
          </table:table-cell>
          <table:table-cell table:style-name="Default" office:value-type="float" office:value="0.031981" calcext:value-type="float">
            <text:p>0,0319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31981" calcext:value-type="float">
            <text:p>0,031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,39</text:p>
          </table:table-cell>
          <table:table-cell office:value-type="float" office:value="3.53" calcext:value-type="float">
            <text:p>3,53</text:p>
          </table:table-cell>
          <table:table-cell office:value-type="float" office:value="3658806" calcext:value-type="float">
            <text:p>36588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147709" calcext:value-type="float">
            <text:p>0,1477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t600.config</text:p>
          </table:table-cell>
          <table:table-cell table:formula="of:=CONCATENATE(&quot;r&quot;;[.B35];&quot;-&quot;;[.C35];&quot;-&quot;;[.E35];&quot;-&quot;;LEFT(RIGHT([.A35];6);1))" office:value-type="string" office:string-value="r20-250-15-2" calcext:value-type="string">
            <text:p>r20-250-15-2</text:p>
          </table:table-cell>
          <table:table-cell table:formula="of:=ROUND(([.F35]/[.G35])*100;2)" office:value-type="float" office:value="48.73" calcext:value-type="float">
            <text:p>48,73</text:p>
          </table:table-cell>
          <table:table-cell table:style-name="ce9" table:formula="of:=[.J35]" office:value-type="float" office:value="0.031981" calcext:value-type="float">
            <text:p>0,0</text:p>
          </table:table-cell>
          <table:table-cell table:style-name="ce9" table:formula="of:=[.I35]" office:value-type="float" office:value="3.393068" calcext:value-type="float">
            <text:p>3,4</text:p>
          </table:table-cell>
          <table:table-cell table:formula="of:=[.U35]" office:value-type="float" office:value="1" calcext:value-type="float">
            <text:p>1</text:p>
          </table:table-cell>
          <table:table-cell table:formula="of:=[.V35]" office:value-type="float" office:value="0.147709" calcext:value-type="float">
            <text:p>0,147709</text:p>
          </table:table-cell>
          <table:table-cell table:formula="of:=ABS([.AE35]-CEILING([.AC3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office:value-type="float" office:value="652" calcext:value-type="float">
            <text:p>652</text:p>
          </table:table-cell>
          <table:table-cell office:value-type="float" office:value="1236" calcext:value-type="float">
            <text:p>1236</text:p>
          </table:table-cell>
          <table:table-cell table:style-name="Default" office:value-type="float" office:value="2.87514" calcext:value-type="float">
            <text:p>2,87514</text:p>
          </table:table-cell>
          <table:table-cell table:style-name="Default" office:value-type="float" office:value="-0.077712" calcext:value-type="float">
            <text:p>-0,0777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77712" calcext:value-type="float">
            <text:p>-0,0777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5" calcext:value-type="float">
            <text:p>2,85</text:p>
          </table:table-cell>
          <table:table-cell office:value-type="float" office:value="16.95" calcext:value-type="float">
            <text:p>16,95</text:p>
          </table:table-cell>
          <table:table-cell office:value-type="float" office:value="4171067" calcext:value-type="float">
            <text:p>417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4.124979" calcext:value-type="float">
            <text:p>14,1249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-t600.config</text:p>
          </table:table-cell>
          <table:table-cell table:formula="of:=CONCATENATE(&quot;r&quot;;[.B36];&quot;-&quot;;[.C36];&quot;-&quot;;[.E36];&quot;-&quot;;LEFT(RIGHT([.A36];6);1))" office:value-type="string" office:string-value="r20-250-20-1" calcext:value-type="string">
            <text:p>r20-250-20-1</text:p>
          </table:table-cell>
          <table:table-cell table:formula="of:=ROUND(([.F36]/[.G36])*100;2)" office:value-type="float" office:value="44.79" calcext:value-type="float">
            <text:p>44,79</text:p>
          </table:table-cell>
          <table:table-cell table:style-name="ce9" table:formula="of:=[.J36]" office:value-type="float" office:value="-0.077712" calcext:value-type="float">
            <text:p>-0,1</text:p>
          </table:table-cell>
          <table:table-cell table:style-name="ce9" table:formula="of:=[.I36]" office:value-type="float" office:value="2.87514" calcext:value-type="float">
            <text:p>2,9</text:p>
          </table:table-cell>
          <table:table-cell table:formula="of:=[.U36]" office:value-type="float" office:value="1" calcext:value-type="float">
            <text:p>1</text:p>
          </table:table-cell>
          <table:table-cell table:formula="of:=[.V36]" office:value-type="float" office:value="14.124979" calcext:value-type="float">
            <text:p>14,124979</text:p>
          </table:table-cell>
          <table:table-cell table:formula="of:=ABS([.AE36]-CEILING([.AC3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309" calcext:value-type="float">
            <text:p>309</text:p>
          </table:table-cell>
          <table:table-cell office:value-type="float" office:value="652" calcext:value-type="float">
            <text:p>652</text:p>
          </table:table-cell>
          <table:table-cell office:value-type="float" office:value="1172" calcext:value-type="float">
            <text:p>1172</text:p>
          </table:table-cell>
          <table:table-cell table:style-name="Default" office:value-type="float" office:value="5.169826" calcext:value-type="float">
            <text:p>5,169826</text:p>
          </table:table-cell>
          <table:table-cell table:style-name="Default" office:value-type="float" office:value="-0.045382" calcext:value-type="float">
            <text:p>-0,04538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45382" calcext:value-type="float">
            <text:p>-0,0453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5" calcext:value-type="float">
            <text:p>5,15</text:p>
          </table:table-cell>
          <table:table-cell office:value-type="float" office:value="5.86" calcext:value-type="float">
            <text:p>5,86</text:p>
          </table:table-cell>
          <table:table-cell office:value-type="float" office:value="4279816" calcext:value-type="float">
            <text:p>4279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728284" calcext:value-type="float">
            <text:p>0,7282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-t600.config</text:p>
          </table:table-cell>
          <table:table-cell table:formula="of:=CONCATENATE(&quot;r&quot;;[.B37];&quot;-&quot;;[.C37];&quot;-&quot;;[.E37];&quot;-&quot;;LEFT(RIGHT([.A37];6);1))" office:value-type="string" office:string-value="r20-250-20-2" calcext:value-type="string">
            <text:p>r20-250-20-2</text:p>
          </table:table-cell>
          <table:table-cell table:formula="of:=ROUND(([.F37]/[.G37])*100;2)" office:value-type="float" office:value="47.39" calcext:value-type="float">
            <text:p>47,39</text:p>
          </table:table-cell>
          <table:table-cell table:style-name="ce9" table:formula="of:=[.J37]" office:value-type="float" office:value="-0.045382" calcext:value-type="float">
            <text:p>0,0</text:p>
          </table:table-cell>
          <table:table-cell table:style-name="ce9" table:formula="of:=[.I37]" office:value-type="float" office:value="5.169826" calcext:value-type="float">
            <text:p>5,2</text:p>
          </table:table-cell>
          <table:table-cell table:formula="of:=[.U37]" office:value-type="float" office:value="1" calcext:value-type="float">
            <text:p>1</text:p>
          </table:table-cell>
          <table:table-cell table:formula="of:=[.V37]" office:value-type="float" office:value="0.728284" calcext:value-type="float">
            <text:p>0,728284</text:p>
          </table:table-cell>
          <table:table-cell table:formula="of:=ABS([.AE37]-CEILING([.AC3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office:value-type="float" office:value="752" calcext:value-type="float">
            <text:p>752</text:p>
          </table:table-cell>
          <table:table-cell office:value-type="float" office:value="1424" calcext:value-type="float">
            <text:p>1424</text:p>
          </table:table-cell>
          <table:table-cell table:style-name="Default" office:value-type="float" office:value="3.680894" calcext:value-type="float">
            <text:p>3,680894</text:p>
          </table:table-cell>
          <table:table-cell table:style-name="Default" office:value-type="float" office:value="-0.138255" calcext:value-type="float">
            <text:p>-0,13825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38255" calcext:value-type="float">
            <text:p>-0,138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7" calcext:value-type="float">
            <text:p>3,67</text:p>
          </table:table-cell>
          <table:table-cell office:value-type="float" office:value="15.92" calcext:value-type="float">
            <text:p>15,92</text:p>
          </table:table-cell>
          <table:table-cell office:value-type="float" office:value="4739070" calcext:value-type="float">
            <text:p>4739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2.265093" calcext:value-type="float">
            <text:p>12,2650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cpa-t600.config</text:p>
          </table:table-cell>
          <table:table-cell table:formula="of:=CONCATENATE(&quot;r&quot;;[.B38];&quot;-&quot;;[.C38];&quot;-&quot;;[.E38];&quot;-&quot;;LEFT(RIGHT([.A38];6);1))" office:value-type="string" office:string-value="r20-250-25-1" calcext:value-type="string">
            <text:p>r20-250-25-1</text:p>
          </table:table-cell>
          <table:table-cell table:formula="of:=ROUND(([.F38]/[.G38])*100;2)" office:value-type="float" office:value="43.88" calcext:value-type="float">
            <text:p>43,88</text:p>
          </table:table-cell>
          <table:table-cell table:style-name="ce9" table:formula="of:=[.J38]" office:value-type="float" office:value="-0.138255" calcext:value-type="float">
            <text:p>-0,1</text:p>
          </table:table-cell>
          <table:table-cell table:style-name="ce9" table:formula="of:=[.I38]" office:value-type="float" office:value="3.680894" calcext:value-type="float">
            <text:p>3,7</text:p>
          </table:table-cell>
          <table:table-cell table:formula="of:=[.U38]" office:value-type="float" office:value="1" calcext:value-type="float">
            <text:p>1</text:p>
          </table:table-cell>
          <table:table-cell table:formula="of:=[.V38]" office:value-type="float" office:value="12.265093" calcext:value-type="float">
            <text:p>12,265093</text:p>
          </table:table-cell>
          <table:table-cell table:formula="of:=ABS([.AE38]-CEILING([.AC3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331" calcext:value-type="float">
            <text:p>331</text:p>
          </table:table-cell>
          <table:table-cell office:value-type="float" office:value="752" calcext:value-type="float">
            <text:p>752</text:p>
          </table:table-cell>
          <table:table-cell office:value-type="float" office:value="1300" calcext:value-type="float">
            <text:p>1300</text:p>
          </table:table-cell>
          <table:table-cell table:style-name="Default" office:value-type="float" office:value="1.8061" calcext:value-type="float">
            <text:p>1,8061</text:p>
          </table:table-cell>
          <table:table-cell table:style-name="Default" office:value-type="float" office:value="-0.098569" calcext:value-type="float">
            <text:p>-0,09856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98569" calcext:value-type="float">
            <text:p>-0,0985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9" calcext:value-type="float">
            <text:p>1,79</text:p>
          </table:table-cell>
          <table:table-cell office:value-type="float" office:value="12.36" calcext:value-type="float">
            <text:p>12,36</text:p>
          </table:table-cell>
          <table:table-cell office:value-type="float" office:value="4739510" calcext:value-type="float">
            <text:p>4739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10.584944" calcext:value-type="float">
            <text:p>10,5849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cpa-t600.config</text:p>
          </table:table-cell>
          <table:table-cell table:formula="of:=CONCATENATE(&quot;r&quot;;[.B39];&quot;-&quot;;[.C39];&quot;-&quot;;[.E39];&quot;-&quot;;LEFT(RIGHT([.A39];6);1))" office:value-type="string" office:string-value="r20-250-25-2" calcext:value-type="string">
            <text:p>r20-250-25-2</text:p>
          </table:table-cell>
          <table:table-cell table:formula="of:=ROUND(([.F39]/[.G39])*100;2)" office:value-type="float" office:value="44.02" calcext:value-type="float">
            <text:p>44,02</text:p>
          </table:table-cell>
          <table:table-cell table:style-name="ce9" table:formula="of:=[.J39]" office:value-type="float" office:value="-0.098569" calcext:value-type="float">
            <text:p>-0,1</text:p>
          </table:table-cell>
          <table:table-cell table:style-name="ce9" table:formula="of:=[.I39]" office:value-type="float" office:value="1.8061" calcext:value-type="float">
            <text:p>1,8</text:p>
          </table:table-cell>
          <table:table-cell table:formula="of:=[.U39]" office:value-type="float" office:value="1" calcext:value-type="float">
            <text:p>1</text:p>
          </table:table-cell>
          <table:table-cell table:formula="of:=[.V39]" office:value-type="float" office:value="10.584944" calcext:value-type="float">
            <text:p>10,584944</text:p>
          </table:table-cell>
          <table:table-cell table:formula="of:=ABS([.AE39]-CEILING([.AC3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35" calcext:value-type="float">
            <text:p>235</text:p>
          </table:table-cell>
          <table:table-cell table:style-name="Default" office:value-type="float" office:value="0.418155" calcext:value-type="float">
            <text:p>0,41815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float" office:value="2447968" calcext:value-type="float">
            <text:p>24479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08653" calcext:value-type="float">
            <text:p>0,0086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a-t600.config</text:p>
          </table:table-cell>
          <table:table-cell table:formula="of:=CONCATENATE(&quot;r&quot;;[.B40];&quot;-&quot;;[.C40];&quot;-&quot;;[.E40];&quot;-&quot;;LEFT(RIGHT([.A40];6);1))" office:value-type="string" office:string-value="r20-250-5-1" calcext:value-type="string">
            <text:p>r20-250-5-1</text:p>
          </table:table-cell>
          <table:table-cell table:formula="of:=ROUND(([.F40]/[.G40])*100;2)" office:value-type="float" office:value="0" calcext:value-type="float">
            <text:p>0</text:p>
          </table:table-cell>
          <table:table-cell table:style-name="ce9" table:formula="of:=[.J40]" office:value-type="float" office:value="1" calcext:value-type="float">
            <text:p>1,0</text:p>
          </table:table-cell>
          <table:table-cell table:style-name="ce9" table:formula="of:=[.I40]" office:value-type="float" office:value="0.418155" calcext:value-type="float">
            <text:p>0,4</text:p>
          </table:table-cell>
          <table:table-cell table:formula="of:=[.U40]" office:value-type="float" office:value="1" calcext:value-type="float">
            <text:p>1</text:p>
          </table:table-cell>
          <table:table-cell table:formula="of:=[.V40]" office:value-type="float" office:value="0.008653" calcext:value-type="float">
            <text:p>0,008653</text:p>
          </table:table-cell>
          <table:table-cell table:formula="of:=ABS([.AE40]-CEILING([.AC4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156" calcext:value-type="float">
            <text:p>156</text:p>
          </table:table-cell>
          <table:table-cell table:style-name="Default" office:value-type="float" office:value="0.023713" calcext:value-type="float">
            <text:p>0,02371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2404778" calcext:value-type="float">
            <text:p>2404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0.008714" calcext:value-type="float">
            <text:p>0,0087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a-t600.config</text:p>
          </table:table-cell>
          <table:table-cell table:formula="of:=CONCATENATE(&quot;r&quot;;[.B41];&quot;-&quot;;[.C41];&quot;-&quot;;[.E41];&quot;-&quot;;LEFT(RIGHT([.A41];6);1))" office:value-type="string" office:string-value="r20-250-5-2" calcext:value-type="string">
            <text:p>r20-250-5-2</text:p>
          </table:table-cell>
          <table:table-cell table:formula="of:=ROUND(([.F41]/[.G41])*100;2)" office:value-type="float" office:value="0" calcext:value-type="float">
            <text:p>0</text:p>
          </table:table-cell>
          <table:table-cell table:style-name="ce9" table:formula="of:=[.J41]" office:value-type="float" office:value="1" calcext:value-type="float">
            <text:p>1,0</text:p>
          </table:table-cell>
          <table:table-cell table:style-name="ce9" table:formula="of:=[.I41]" office:value-type="float" office:value="0.023713" calcext:value-type="float">
            <text:p>0,0</text:p>
          </table:table-cell>
          <table:table-cell table:formula="of:=[.U41]" office:value-type="float" office:value="1" calcext:value-type="float">
            <text:p>1</text:p>
          </table:table-cell>
          <table:table-cell table:formula="of:=[.V41]" office:value-type="float" office:value="0.008714" calcext:value-type="float">
            <text:p>0,008714</text:p>
          </table:table-cell>
          <table:table-cell table:formula="of:=ABS([.AE41]-CEILING([.AC4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25" calcext:value-type="float">
            <text:p>225</text:p>
          </table:table-cell>
          <table:table-cell table:style-name="Default" office:value-type="float" office:value="0.014191" calcext:value-type="float">
            <text:p>0,01419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1109737" calcext:value-type="float">
            <text:p>11097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4183" calcext:value-type="float">
            <text:p>0,004183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cpa-t600.config</text:p>
          </table:table-cell>
          <table:table-cell table:formula="of:=CONCATENATE(&quot;r&quot;;[.B42];&quot;-&quot;;[.C42];&quot;-&quot;;[.E42];&quot;-&quot;;LEFT(RIGHT([.A42];6);1))" office:value-type="string" office:string-value="r20-50-10-1" calcext:value-type="string">
            <text:p>r20-50-10-1</text:p>
          </table:table-cell>
          <table:table-cell table:formula="of:=ROUND(([.F42]/[.G42])*100;2)" office:value-type="float" office:value="0" calcext:value-type="float">
            <text:p>0</text:p>
          </table:table-cell>
          <table:table-cell table:style-name="ce9" table:formula="of:=[.J42]" office:value-type="float" office:value="0" calcext:value-type="float">
            <text:p>0,0</text:p>
          </table:table-cell>
          <table:table-cell table:style-name="ce9" table:formula="of:=[.I42]" office:value-type="float" office:value="0.014191" calcext:value-type="float">
            <text:p>0,0</text:p>
          </table:table-cell>
          <table:table-cell table:formula="of:=[.U42]" office:value-type="float" office:value="0" calcext:value-type="float">
            <text:p>0</text:p>
          </table:table-cell>
          <table:table-cell table:formula="of:=[.V42]" office:value-type="float" office:value="0.004183" calcext:value-type="float">
            <text:p>0,004183</text:p>
          </table:table-cell>
          <table:table-cell table:formula="of:=ABS([.AE42]-CEILING([.AC4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89" calcext:value-type="float">
            <text:p>189</text:p>
          </table:table-cell>
          <table:table-cell table:style-name="Default" office:value-type="float" office:value="0.008856" calcext:value-type="float">
            <text:p>0,008856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0809" calcext:value-type="float">
            <text:p>1110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4748" calcext:value-type="float">
            <text:p>0,004748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cpa-t600.config</text:p>
          </table:table-cell>
          <table:table-cell table:formula="of:=CONCATENATE(&quot;r&quot;;[.B43];&quot;-&quot;;[.C43];&quot;-&quot;;[.E43];&quot;-&quot;;LEFT(RIGHT([.A43];6);1))" office:value-type="string" office:string-value="r20-50-10-2" calcext:value-type="string">
            <text:p>r20-50-10-2</text:p>
          </table:table-cell>
          <table:table-cell table:formula="of:=ROUND(([.F43]/[.G43])*100;2)" office:value-type="float" office:value="0" calcext:value-type="float">
            <text:p>0</text:p>
          </table:table-cell>
          <table:table-cell table:style-name="ce9" table:formula="of:=[.J43]" office:value-type="float" office:value="-0" calcext:value-type="float">
            <text:p>0,0</text:p>
          </table:table-cell>
          <table:table-cell table:style-name="ce9" table:formula="of:=[.I43]" office:value-type="float" office:value="0.008856" calcext:value-type="float">
            <text:p>0,0</text:p>
          </table:table-cell>
          <table:table-cell table:formula="of:=[.U43]" office:value-type="float" office:value="0" calcext:value-type="float">
            <text:p>0</text:p>
          </table:table-cell>
          <table:table-cell table:formula="of:=[.V43]" office:value-type="float" office:value="0.004748" calcext:value-type="float">
            <text:p>0,004748</text:p>
          </table:table-cell>
          <table:table-cell table:formula="of:=ABS([.AE43]-CEILING([.AC4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0.019954" calcext:value-type="float">
            <text:p>0,019954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420004" calcext:value-type="float">
            <text:p>1420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4961" calcext:value-type="float">
            <text:p>0,00496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bcpa-t600.config</text:p>
          </table:table-cell>
          <table:table-cell table:formula="of:=CONCATENATE(&quot;r&quot;;[.B44];&quot;-&quot;;[.C44];&quot;-&quot;;[.E44];&quot;-&quot;;LEFT(RIGHT([.A44];6);1))" office:value-type="string" office:string-value="r20-50-15-1" calcext:value-type="string">
            <text:p>r20-50-15-1</text:p>
          </table:table-cell>
          <table:table-cell table:formula="of:=ROUND(([.F44]/[.G44])*100;2)" office:value-type="float" office:value="0" calcext:value-type="float">
            <text:p>0</text:p>
          </table:table-cell>
          <table:table-cell table:style-name="ce9" table:formula="of:=[.J44]" office:value-type="float" office:value="-0" calcext:value-type="float">
            <text:p>0,0</text:p>
          </table:table-cell>
          <table:table-cell table:style-name="ce9" table:formula="of:=[.I44]" office:value-type="float" office:value="0.019954" calcext:value-type="float">
            <text:p>0,0</text:p>
          </table:table-cell>
          <table:table-cell table:formula="of:=[.U44]" office:value-type="float" office:value="0" calcext:value-type="float">
            <text:p>0</text:p>
          </table:table-cell>
          <table:table-cell table:formula="of:=[.V44]" office:value-type="float" office:value="0.004961" calcext:value-type="float">
            <text:p>0,004961</text:p>
          </table:table-cell>
          <table:table-cell table:formula="of:=ABS([.AE44]-CEILING([.AC4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352" calcext:value-type="float">
            <text:p>352</text:p>
          </table:table-cell>
          <table:table-cell office:value-type="float" office:value="213" calcext:value-type="float">
            <text:p>213</text:p>
          </table:table-cell>
          <table:table-cell table:style-name="Default" office:value-type="float" office:value="0.037861" calcext:value-type="float">
            <text:p>0,037861</text:p>
          </table:table-cell>
          <table:table-cell table:style-name="Default" office:value-type="float" office:value="-0.435541" calcext:value-type="float">
            <text:p>-0,43554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435541" calcext:value-type="float">
            <text:p>-0,4355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1428891" calcext:value-type="float">
            <text:p>142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50559" calcext:value-type="float">
            <text:p>0,05055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bcpa-t600.config</text:p>
          </table:table-cell>
          <table:table-cell table:formula="of:=CONCATENATE(&quot;r&quot;;[.B45];&quot;-&quot;;[.C45];&quot;-&quot;;[.E45];&quot;-&quot;;LEFT(RIGHT([.A45];6);1))" office:value-type="string" office:string-value="r20-50-15-2" calcext:value-type="string">
            <text:p>r20-50-15-2</text:p>
          </table:table-cell>
          <table:table-cell table:formula="of:=ROUND(([.F45]/[.G45])*100;2)" office:value-type="float" office:value="23.3" calcext:value-type="float">
            <text:p>23,3</text:p>
          </table:table-cell>
          <table:table-cell table:style-name="ce9" table:formula="of:=[.J45]" office:value-type="float" office:value="-0.435541" calcext:value-type="float">
            <text:p>-0,4</text:p>
          </table:table-cell>
          <table:table-cell table:style-name="ce9" table:formula="of:=[.I45]" office:value-type="float" office:value="0.037861" calcext:value-type="float">
            <text:p>0,0</text:p>
          </table:table-cell>
          <table:table-cell table:formula="of:=[.U45]" office:value-type="float" office:value="0" calcext:value-type="float">
            <text:p>0</text:p>
          </table:table-cell>
          <table:table-cell table:formula="of:=[.V45]" office:value-type="float" office:value="0.050559" calcext:value-type="float">
            <text:p>0,050559</text:p>
          </table:table-cell>
          <table:table-cell table:formula="of:=ABS([.AE45]-CEILING([.AC4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0.031032" calcext:value-type="float">
            <text:p>0,0310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735051" calcext:value-type="float">
            <text:p>17350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59" calcext:value-type="float">
            <text:p>0,005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bcpa-t600.config</text:p>
          </table:table-cell>
          <table:table-cell table:formula="of:=CONCATENATE(&quot;r&quot;;[.B46];&quot;-&quot;;[.C46];&quot;-&quot;;[.E46];&quot;-&quot;;LEFT(RIGHT([.A46];6);1))" office:value-type="string" office:string-value="r20-50-20-1" calcext:value-type="string">
            <text:p>r20-50-20-1</text:p>
          </table:table-cell>
          <table:table-cell table:formula="of:=ROUND(([.F46]/[.G46])*100;2)" office:value-type="float" office:value="0" calcext:value-type="float">
            <text:p>0</text:p>
          </table:table-cell>
          <table:table-cell table:style-name="ce9" table:formula="of:=[.J46]" office:value-type="float" office:value="0" calcext:value-type="float">
            <text:p>0,0</text:p>
          </table:table-cell>
          <table:table-cell table:style-name="ce9" table:formula="of:=[.I46]" office:value-type="float" office:value="0.031032" calcext:value-type="float">
            <text:p>0,0</text:p>
          </table:table-cell>
          <table:table-cell table:formula="of:=[.U46]" office:value-type="float" office:value="0" calcext:value-type="float">
            <text:p>0</text:p>
          </table:table-cell>
          <table:table-cell table:formula="of:=[.V46]" office:value-type="float" office:value="0.0059" calcext:value-type="float">
            <text:p>0,0059</text:p>
          </table:table-cell>
          <table:table-cell table:formula="of:=ABS([.AE46]-CEILING([.AC4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52" calcext:value-type="float">
            <text:p>45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0.073077" calcext:value-type="float">
            <text:p>0,073077</text:p>
          </table:table-cell>
          <table:table-cell table:style-name="Default" office:value-type="float" office:value="-0.691581" calcext:value-type="float">
            <text:p>-0,6915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691581" calcext:value-type="float">
            <text:p>-0,691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0.42" calcext:value-type="float">
            <text:p>0,42</text:p>
          </table:table-cell>
          <table:table-cell office:value-type="float" office:value="1745530" calcext:value-type="float">
            <text:p>1745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364358" calcext:value-type="float">
            <text:p>0,364358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bcpa-t600.config</text:p>
          </table:table-cell>
          <table:table-cell table:formula="of:=CONCATENATE(&quot;r&quot;;[.B47];&quot;-&quot;;[.C47];&quot;-&quot;;[.E47];&quot;-&quot;;LEFT(RIGHT([.A47];6);1))" office:value-type="string" office:string-value="r20-50-20-2" calcext:value-type="string">
            <text:p>r20-50-20-2</text:p>
          </table:table-cell>
          <table:table-cell table:formula="of:=ROUND(([.F47]/[.G47])*100;2)" office:value-type="float" office:value="21.68" calcext:value-type="float">
            <text:p>21,68</text:p>
          </table:table-cell>
          <table:table-cell table:style-name="ce9" table:formula="of:=[.J47]" office:value-type="float" office:value="-0.691581" calcext:value-type="float">
            <text:p>-0,7</text:p>
          </table:table-cell>
          <table:table-cell table:style-name="ce9" table:formula="of:=[.I47]" office:value-type="float" office:value="0.073077" calcext:value-type="float">
            <text:p>0,1</text:p>
          </table:table-cell>
          <table:table-cell table:formula="of:=[.U47]" office:value-type="float" office:value="0" calcext:value-type="float">
            <text:p>0</text:p>
          </table:table-cell>
          <table:table-cell table:formula="of:=[.V47]" office:value-type="float" office:value="0.364358" calcext:value-type="float">
            <text:p>0,364358</text:p>
          </table:table-cell>
          <table:table-cell table:formula="of:=ABS([.AE47]-CEILING([.AC47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float" office:value="552" calcext:value-type="float">
            <text:p>552</text:p>
          </table:table-cell>
          <table:table-cell office:value-type="float" office:value="368" calcext:value-type="float">
            <text:p>368</text:p>
          </table:table-cell>
          <table:table-cell table:style-name="Default" office:value-type="float" office:value="0.066219" calcext:value-type="float">
            <text:p>0,066219</text:p>
          </table:table-cell>
          <table:table-cell table:style-name="Default" office:value-type="float" office:value="-1.116188" calcext:value-type="float">
            <text:p>-1,11618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116188" calcext:value-type="float">
            <text:p>-1,1161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45" calcext:value-type="float">
            <text:p>0,45</text:p>
          </table:table-cell>
          <table:table-cell office:value-type="float" office:value="2036138" calcext:value-type="float">
            <text:p>2036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414434" calcext:value-type="float">
            <text:p>0,414434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bcpa-t600.config</text:p>
          </table:table-cell>
          <table:table-cell table:formula="of:=CONCATENATE(&quot;r&quot;;[.B48];&quot;-&quot;;[.C48];&quot;-&quot;;[.E48];&quot;-&quot;;LEFT(RIGHT([.A48];6);1))" office:value-type="string" office:string-value="r20-50-25-1" calcext:value-type="string">
            <text:p>r20-50-25-1</text:p>
          </table:table-cell>
          <table:table-cell table:formula="of:=ROUND(([.F48]/[.G48])*100;2)" office:value-type="float" office:value="20.11" calcext:value-type="float">
            <text:p>20,11</text:p>
          </table:table-cell>
          <table:table-cell table:style-name="ce9" table:formula="of:=[.J48]" office:value-type="float" office:value="-1.116188" calcext:value-type="float">
            <text:p>-1,1</text:p>
          </table:table-cell>
          <table:table-cell table:style-name="ce9" table:formula="of:=[.I48]" office:value-type="float" office:value="0.066219" calcext:value-type="float">
            <text:p>0,1</text:p>
          </table:table-cell>
          <table:table-cell table:formula="of:=[.U48]" office:value-type="float" office:value="0" calcext:value-type="float">
            <text:p>0</text:p>
          </table:table-cell>
          <table:table-cell table:formula="of:=[.V48]" office:value-type="float" office:value="0.414434" calcext:value-type="float">
            <text:p>0,414434</text:p>
          </table:table-cell>
          <table:table-cell table:formula="of:=ABS([.AE48]-CEILING([.AC4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552" calcext:value-type="float">
            <text:p>552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0.173698" calcext:value-type="float">
            <text:p>0,173698</text:p>
          </table:table-cell>
          <table:table-cell table:style-name="Default" office:value-type="float" office:value="-0.975611" calcext:value-type="float">
            <text:p>-0,97561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975611" calcext:value-type="float">
            <text:p>-0,9756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0.48" calcext:value-type="float">
            <text:p>0,48</text:p>
          </table:table-cell>
          <table:table-cell office:value-type="float" office:value="2065186" calcext:value-type="float">
            <text:p>2065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0" calcext:value-type="float">
            <text:p>0</text:p>
          </table:table-cell>
          <table:table-cell office:value-type="float" office:value="0.333089" calcext:value-type="float">
            <text:p>0,33308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bcpa-t600.config</text:p>
          </table:table-cell>
          <table:table-cell table:formula="of:=CONCATENATE(&quot;r&quot;;[.B49];&quot;-&quot;;[.C49];&quot;-&quot;;[.E49];&quot;-&quot;;LEFT(RIGHT([.A49];6);1))" office:value-type="string" office:string-value="r20-50-25-2" calcext:value-type="string">
            <text:p>r20-50-25-2</text:p>
          </table:table-cell>
          <table:table-cell table:formula="of:=ROUND(([.F49]/[.G49])*100;2)" office:value-type="float" office:value="18.66" calcext:value-type="float">
            <text:p>18,66</text:p>
          </table:table-cell>
          <table:table-cell table:style-name="ce9" table:formula="of:=[.J49]" office:value-type="float" office:value="-0.975611" calcext:value-type="float">
            <text:p>-1,0</text:p>
          </table:table-cell>
          <table:table-cell table:style-name="ce9" table:formula="of:=[.I49]" office:value-type="float" office:value="0.173698" calcext:value-type="float">
            <text:p>0,2</text:p>
          </table:table-cell>
          <table:table-cell table:formula="of:=[.U49]" office:value-type="float" office:value="-0" calcext:value-type="float">
            <text:p>0</text:p>
          </table:table-cell>
          <table:table-cell table:formula="of:=[.V49]" office:value-type="float" office:value="0.333089" calcext:value-type="float">
            <text:p>0,333089</text:p>
          </table:table-cell>
          <table:table-cell table:formula="of:=ABS([.AE49]-CEILING([.AC4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0.008065" calcext:value-type="float">
            <text:p>0,0080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16720" calcext:value-type="float">
            <text:p>8167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4921" calcext:value-type="float">
            <text:p>0,00492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cpa-t600.config</text:p>
          </table:table-cell>
          <table:table-cell table:formula="of:=CONCATENATE(&quot;r&quot;;[.B50];&quot;-&quot;;[.C50];&quot;-&quot;;[.E50];&quot;-&quot;;LEFT(RIGHT([.A50];6);1))" office:value-type="string" office:string-value="r20-50-5-1" calcext:value-type="string">
            <text:p>r20-50-5-1</text:p>
          </table:table-cell>
          <table:table-cell table:formula="of:=ROUND(([.F50]/[.G50])*100;2)" office:value-type="float" office:value="0" calcext:value-type="float">
            <text:p>0</text:p>
          </table:table-cell>
          <table:table-cell table:style-name="ce9" table:formula="of:=[.J50]" office:value-type="float" office:value="0" calcext:value-type="float">
            <text:p>0,0</text:p>
          </table:table-cell>
          <table:table-cell table:style-name="ce9" table:formula="of:=[.I50]" office:value-type="float" office:value="0.008065" calcext:value-type="float">
            <text:p>0,0</text:p>
          </table:table-cell>
          <table:table-cell table:formula="of:=[.U50]" office:value-type="float" office:value="0" calcext:value-type="float">
            <text:p>0</text:p>
          </table:table-cell>
          <table:table-cell table:formula="of:=[.V50]" office:value-type="float" office:value="0.004921" calcext:value-type="float">
            <text:p>0,004921</text:p>
          </table:table-cell>
          <table:table-cell table:formula="of:=ABS([.AE50]-CEILING([.AC5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0.005491" calcext:value-type="float">
            <text:p>0,00549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808483" calcext:value-type="float">
            <text:p>8084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0.004548" calcext:value-type="float">
            <text:p>0,004548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cpa-t600.config</text:p>
          </table:table-cell>
          <table:table-cell table:formula="of:=CONCATENATE(&quot;r&quot;;[.B51];&quot;-&quot;;[.C51];&quot;-&quot;;[.E51];&quot;-&quot;;LEFT(RIGHT([.A51];6);1))" office:value-type="string" office:string-value="r20-50-5-2" calcext:value-type="string">
            <text:p>r20-50-5-2</text:p>
          </table:table-cell>
          <table:table-cell table:formula="of:=ROUND(([.F51]/[.G51])*100;2)" office:value-type="float" office:value="0" calcext:value-type="float">
            <text:p>0</text:p>
          </table:table-cell>
          <table:table-cell table:style-name="ce9" table:formula="of:=[.J51]" office:value-type="float" office:value="0" calcext:value-type="float">
            <text:p>0,0</text:p>
          </table:table-cell>
          <table:table-cell table:style-name="ce9" table:formula="of:=[.I51]" office:value-type="float" office:value="0.005491" calcext:value-type="float">
            <text:p>0,0</text:p>
          </table:table-cell>
          <table:table-cell table:formula="of:=[.U51]" office:value-type="float" office:value="0" calcext:value-type="float">
            <text:p>0</text:p>
          </table:table-cell>
          <table:table-cell table:formula="of:=[.V51]" office:value-type="float" office:value="0.004548" calcext:value-type="float">
            <text:p>0,004548</text:p>
          </table:table-cell>
          <table:table-cell table:formula="of:=ABS([.AE51]-CEILING([.AC5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0.055446" calcext:value-type="float">
            <text:p>0,05544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74" calcext:value-type="float">
            <text:p>0,74</text:p>
          </table:table-cell>
          <table:table-cell office:value-type="float" office:value="1245850" calcext:value-type="float">
            <text:p>1245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0.765129" calcext:value-type="float">
            <text:p>0,7651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t600.config</text:p>
          </table:table-cell>
          <table:table-cell table:formula="of:=CONCATENATE(&quot;r&quot;;[.B52];&quot;-&quot;;[.C52];&quot;-&quot;;[.E52];&quot;-&quot;;LEFT(RIGHT([.A52];6);1))" office:value-type="string" office:string-value="r4-100-10-1" calcext:value-type="string">
            <text:p>r4-100-10-1</text:p>
          </table:table-cell>
          <table:table-cell table:formula="of:=ROUND(([.F52]/[.G52])*100;2)" office:value-type="float" office:value="26.76" calcext:value-type="float">
            <text:p>26,76</text:p>
          </table:table-cell>
          <table:table-cell table:style-name="ce9" table:formula="of:=[.J52]" office:value-type="float" office:value="1" calcext:value-type="float">
            <text:p>1,0</text:p>
          </table:table-cell>
          <table:table-cell table:style-name="ce9" table:formula="of:=[.I52]" office:value-type="float" office:value="0.055446" calcext:value-type="float">
            <text:p>0,1</text:p>
          </table:table-cell>
          <table:table-cell table:formula="of:=[.U52]" office:value-type="float" office:value="4" calcext:value-type="float">
            <text:p>4</text:p>
          </table:table-cell>
          <table:table-cell table:formula="of:=[.V52]" office:value-type="float" office:value="0.765129" calcext:value-type="float">
            <text:p>0,765129</text:p>
          </table:table-cell>
          <table:table-cell table:formula="of:=ABS([.AE52]-CEILING([.AC5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0.043225" calcext:value-type="float">
            <text:p>0,043225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0.42" calcext:value-type="float">
            <text:p>0,42</text:p>
          </table:table-cell>
          <table:table-cell office:value-type="float" office:value="1219562" calcext:value-type="float">
            <text:p>1219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0.40285" calcext:value-type="float">
            <text:p>0,402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pa-t600.config</text:p>
          </table:table-cell>
          <table:table-cell table:formula="of:=CONCATENATE(&quot;r&quot;;[.B53];&quot;-&quot;;[.C53];&quot;-&quot;;[.E53];&quot;-&quot;;LEFT(RIGHT([.A53];6);1))" office:value-type="string" office:string-value="r4-100-10-2" calcext:value-type="string">
            <text:p>r4-100-10-2</text:p>
          </table:table-cell>
          <table:table-cell table:formula="of:=ROUND(([.F53]/[.G53])*100;2)" office:value-type="float" office:value="29.58" calcext:value-type="float">
            <text:p>29,58</text:p>
          </table:table-cell>
          <table:table-cell table:style-name="ce9" table:formula="of:=[.J53]" office:value-type="float" office:value="0.333333" calcext:value-type="float">
            <text:p>0,3</text:p>
          </table:table-cell>
          <table:table-cell table:style-name="ce9" table:formula="of:=[.I53]" office:value-type="float" office:value="0.043225" calcext:value-type="float">
            <text:p>0,0</text:p>
          </table:table-cell>
          <table:table-cell table:formula="of:=[.U53]" office:value-type="float" office:value="3" calcext:value-type="float">
            <text:p>3</text:p>
          </table:table-cell>
          <table:table-cell table:formula="of:=[.V53]" office:value-type="float" office:value="0.40285" calcext:value-type="float">
            <text:p>0,40285</text:p>
          </table:table-cell>
          <table:table-cell table:formula="of:=ABS([.AE53]-CEILING([.AC5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0.189273" calcext:value-type="float">
            <text:p>0,189273</text:p>
          </table:table-cell>
          <table:table-cell table:style-name="Default" office:value-type="float" office:value="0.545623" calcext:value-type="float">
            <text:p>0,5456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545623" calcext:value-type="float">
            <text:p>0,5456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8.68" calcext:value-type="float">
            <text:p>8,68</text:p>
          </table:table-cell>
          <table:table-cell office:value-type="float" office:value="1454413" calcext:value-type="float">
            <text:p>1454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9.309166" calcext:value-type="float">
            <text:p>9,309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t600.config</text:p>
          </table:table-cell>
          <table:table-cell table:formula="of:=CONCATENATE(&quot;r&quot;;[.B54];&quot;-&quot;;[.C54];&quot;-&quot;;[.E54];&quot;-&quot;;LEFT(RIGHT([.A54];6);1))" office:value-type="string" office:string-value="r4-100-15-1" calcext:value-type="string">
            <text:p>r4-100-15-1</text:p>
          </table:table-cell>
          <table:table-cell table:formula="of:=ROUND(([.F54]/[.G54])*100;2)" office:value-type="float" office:value="37.65" calcext:value-type="float">
            <text:p>37,65</text:p>
          </table:table-cell>
          <table:table-cell table:style-name="ce9" table:formula="of:=[.J54]" office:value-type="float" office:value="0.545623" calcext:value-type="float">
            <text:p>0,5</text:p>
          </table:table-cell>
          <table:table-cell table:style-name="ce9" table:formula="of:=[.I54]" office:value-type="float" office:value="0.189273" calcext:value-type="float">
            <text:p>0,2</text:p>
          </table:table-cell>
          <table:table-cell table:formula="of:=[.U54]" office:value-type="float" office:value="4" calcext:value-type="float">
            <text:p>4</text:p>
          </table:table-cell>
          <table:table-cell table:formula="of:=[.V54]" office:value-type="float" office:value="9.309166" calcext:value-type="float">
            <text:p>9,309166</text:p>
          </table:table-cell>
          <table:table-cell table:formula="of:=ABS([.AE54]-CEILING([.AC54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  <table:table-cell office:value-type="float" office:value="110" calcext:value-type="float">
            <text:p>110</text:p>
          </table:table-cell>
          <table:table-cell table:style-name="Default" office:value-type="float" office:value="0.1095" calcext:value-type="float">
            <text:p>0,1095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.27" calcext:value-type="float">
            <text:p>1,27</text:p>
          </table:table-cell>
          <table:table-cell office:value-type="float" office:value="1423996" calcext:value-type="float">
            <text:p>1423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1.270109" calcext:value-type="float">
            <text:p>1,2701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pa-t600.config</text:p>
          </table:table-cell>
          <table:table-cell table:formula="of:=CONCATENATE(&quot;r&quot;;[.B55];&quot;-&quot;;[.C55];&quot;-&quot;;[.E55];&quot;-&quot;;LEFT(RIGHT([.A55];6);1))" office:value-type="string" office:string-value="r4-100-15-2" calcext:value-type="string">
            <text:p>r4-100-15-2</text:p>
          </table:table-cell>
          <table:table-cell table:formula="of:=ROUND(([.F55]/[.G55])*100;2)" office:value-type="float" office:value="38.27" calcext:value-type="float">
            <text:p>38,27</text:p>
          </table:table-cell>
          <table:table-cell table:style-name="ce9" table:formula="of:=[.J55]" office:value-type="float" office:value="0.333333" calcext:value-type="float">
            <text:p>0,3</text:p>
          </table:table-cell>
          <table:table-cell table:style-name="ce9" table:formula="of:=[.I55]" office:value-type="float" office:value="0.1095" calcext:value-type="float">
            <text:p>0,1</text:p>
          </table:table-cell>
          <table:table-cell table:formula="of:=[.U55]" office:value-type="float" office:value="3" calcext:value-type="float">
            <text:p>3</text:p>
          </table:table-cell>
          <table:table-cell table:formula="of:=[.V55]" office:value-type="float" office:value="1.270109" calcext:value-type="float">
            <text:p>1,270109</text:p>
          </table:table-cell>
          <table:table-cell table:formula="of:=ABS([.AE55]-CEILING([.AC55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108" calcext:value-type="float">
            <text:p>108</text:p>
          </table:table-cell>
          <table:table-cell table:style-name="Default" office:value-type="float" office:value="0.221436" calcext:value-type="float">
            <text:p>0,221436</text:p>
          </table:table-cell>
          <table:table-cell table:style-name="Default" office:value-type="float" office:value="0.320957" calcext:value-type="float">
            <text:p>0,3209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20957" calcext:value-type="float">
            <text:p>0,320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41.64" calcext:value-type="float">
            <text:p>41,64</text:p>
          </table:table-cell>
          <table:table-cell office:value-type="float" office:value="1628741" calcext:value-type="float">
            <text:p>16287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44.99886" calcext:value-type="float">
            <text:p>44,998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t600.config</text:p>
          </table:table-cell>
          <table:table-cell table:formula="of:=CONCATENATE(&quot;r&quot;;[.B56];&quot;-&quot;;[.C56];&quot;-&quot;;[.E56];&quot;-&quot;;LEFT(RIGHT([.A56];6);1))" office:value-type="string" office:string-value="r4-100-20-1" calcext:value-type="string">
            <text:p>r4-100-20-1</text:p>
          </table:table-cell>
          <table:table-cell table:formula="of:=ROUND(([.F56]/[.G56])*100;2)" office:value-type="float" office:value="43.96" calcext:value-type="float">
            <text:p>43,96</text:p>
          </table:table-cell>
          <table:table-cell table:style-name="ce9" table:formula="of:=[.J56]" office:value-type="float" office:value="0.320957" calcext:value-type="float">
            <text:p>0,3</text:p>
          </table:table-cell>
          <table:table-cell table:style-name="ce9" table:formula="of:=[.I56]" office:value-type="float" office:value="0.221436" calcext:value-type="float">
            <text:p>0,2</text:p>
          </table:table-cell>
          <table:table-cell table:formula="of:=[.U56]" office:value-type="float" office:value="4" calcext:value-type="float">
            <text:p>4</text:p>
          </table:table-cell>
          <table:table-cell table:formula="of:=[.V56]" office:value-type="float" office:value="44.99886" calcext:value-type="float">
            <text:p>44,99886</text:p>
          </table:table-cell>
          <table:table-cell table:formula="of:=ABS([.AE56]-CEILING([.AC56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0.306496" calcext:value-type="float">
            <text:p>0,306496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2.61" calcext:value-type="float">
            <text:p>2,61</text:p>
          </table:table-cell>
          <table:table-cell office:value-type="float" office:value="1640749" calcext:value-type="float">
            <text:p>1640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2.40765" calcext:value-type="float">
            <text:p>2,407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pa-t600.config</text:p>
          </table:table-cell>
          <table:table-cell table:formula="of:=CONCATENATE(&quot;r&quot;;[.B57];&quot;-&quot;;[.C57];&quot;-&quot;;[.E57];&quot;-&quot;;LEFT(RIGHT([.A57];6);1))" office:value-type="string" office:string-value="r4-100-20-2" calcext:value-type="string">
            <text:p>r4-100-20-2</text:p>
          </table:table-cell>
          <table:table-cell table:formula="of:=ROUND(([.F57]/[.G57])*100;2)" office:value-type="float" office:value="43.96" calcext:value-type="float">
            <text:p>43,96</text:p>
          </table:table-cell>
          <table:table-cell table:style-name="ce9" table:formula="of:=[.J57]" office:value-type="float" office:value="0.333333" calcext:value-type="float">
            <text:p>0,3</text:p>
          </table:table-cell>
          <table:table-cell table:style-name="ce9" table:formula="of:=[.I57]" office:value-type="float" office:value="0.306496" calcext:value-type="float">
            <text:p>0,3</text:p>
          </table:table-cell>
          <table:table-cell table:formula="of:=[.U57]" office:value-type="float" office:value="3" calcext:value-type="float">
            <text:p>3</text:p>
          </table:table-cell>
          <table:table-cell table:formula="of:=[.V57]" office:value-type="float" office:value="2.40765" calcext:value-type="float">
            <text:p>2,40765</text:p>
          </table:table-cell>
          <table:table-cell table:formula="of:=ABS([.AE57]-CEILING([.AC5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190774" calcext:value-type="float">
            <text:p>0,190774</text:p>
          </table:table-cell>
          <table:table-cell table:style-name="Default" office:value-type="float" office:value="0.290462" calcext:value-type="float">
            <text:p>0,2904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90462" calcext:value-type="float">
            <text:p>0,2904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379.52" calcext:value-type="float">
            <text:p>379,52</text:p>
          </table:table-cell>
          <table:table-cell office:value-type="float" office:value="1809410" calcext:value-type="float">
            <text:p>1809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402.071064" calcext:value-type="float">
            <text:p>402,0710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pa-t600.config</text:p>
          </table:table-cell>
          <table:table-cell table:formula="of:=CONCATENATE(&quot;r&quot;;[.B58];&quot;-&quot;;[.C58];&quot;-&quot;;[.E58];&quot;-&quot;;LEFT(RIGHT([.A58];6);1))" office:value-type="string" office:string-value="r4-100-25-1" calcext:value-type="string">
            <text:p>r4-100-25-1</text:p>
          </table:table-cell>
          <table:table-cell table:formula="of:=ROUND(([.F58]/[.G58])*100;2)" office:value-type="float" office:value="50.5" calcext:value-type="float">
            <text:p>50,5</text:p>
          </table:table-cell>
          <table:table-cell table:style-name="ce9" table:formula="of:=[.J58]" office:value-type="float" office:value="0.290462" calcext:value-type="float">
            <text:p>0,3</text:p>
          </table:table-cell>
          <table:table-cell table:style-name="ce9" table:formula="of:=[.I58]" office:value-type="float" office:value="0.190774" calcext:value-type="float">
            <text:p>0,2</text:p>
          </table:table-cell>
          <table:table-cell table:formula="of:=[.U58]" office:value-type="float" office:value="4" calcext:value-type="float">
            <text:p>4</text:p>
          </table:table-cell>
          <table:table-cell table:formula="of:=[.V58]" office:value-type="float" office:value="402.071064" calcext:value-type="float">
            <text:p>402,071064</text:p>
          </table:table-cell>
          <table:table-cell table:formula="of:=ABS([.AE58]-CEILING([.AC58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table:style-name="Default" office:value-type="float" office:value="0.204136" calcext:value-type="float">
            <text:p>0,204136</text:p>
          </table:table-cell>
          <table:table-cell table:style-name="Default" office:value-type="float" office:value="0.239171" calcext:value-type="float">
            <text:p>0,2391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39171" calcext:value-type="float">
            <text:p>0,239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9.3" calcext:value-type="float">
            <text:p>9,3</text:p>
          </table:table-cell>
          <table:table-cell office:value-type="float" office:value="1809322" calcext:value-type="float">
            <text:p>1809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9.677946" calcext:value-type="float">
            <text:p>9,6779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cpa-t600.config</text:p>
          </table:table-cell>
          <table:table-cell table:formula="of:=CONCATENATE(&quot;r&quot;;[.B59];&quot;-&quot;;[.C59];&quot;-&quot;;[.E59];&quot;-&quot;;LEFT(RIGHT([.A59];6);1))" office:value-type="string" office:string-value="r4-100-25-2" calcext:value-type="string">
            <text:p>r4-100-25-2</text:p>
          </table:table-cell>
          <table:table-cell table:formula="of:=ROUND(([.F59]/[.G59])*100;2)" office:value-type="float" office:value="50.5" calcext:value-type="float">
            <text:p>50,5</text:p>
          </table:table-cell>
          <table:table-cell table:style-name="ce9" table:formula="of:=[.J59]" office:value-type="float" office:value="0.239171" calcext:value-type="float">
            <text:p>0,2</text:p>
          </table:table-cell>
          <table:table-cell table:style-name="ce9" table:formula="of:=[.I59]" office:value-type="float" office:value="0.204136" calcext:value-type="float">
            <text:p>0,2</text:p>
          </table:table-cell>
          <table:table-cell table:formula="of:=[.U59]" office:value-type="float" office:value="3" calcext:value-type="float">
            <text:p>3</text:p>
          </table:table-cell>
          <table:table-cell table:formula="of:=[.V59]" office:value-type="float" office:value="9.677946" calcext:value-type="float">
            <text:p>9,677946</text:p>
          </table:table-cell>
          <table:table-cell table:formula="of:=ABS([.AE59]-CEILING([.AC5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0.013893" calcext:value-type="float">
            <text:p>0,01389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1043729" calcext:value-type="float">
            <text:p>1043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0.034492" calcext:value-type="float">
            <text:p>0,0344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t600.config</text:p>
          </table:table-cell>
          <table:table-cell table:formula="of:=CONCATENATE(&quot;r&quot;;[.B60];&quot;-&quot;;[.C60];&quot;-&quot;;[.E60];&quot;-&quot;;LEFT(RIGHT([.A60];6);1))" office:value-type="string" office:string-value="r4-100-5-1" calcext:value-type="string">
            <text:p>r4-100-5-1</text:p>
          </table:table-cell>
          <table:table-cell table:formula="of:=ROUND(([.F60]/[.G60])*100;2)" office:value-type="float" office:value="13.11" calcext:value-type="float">
            <text:p>13,11</text:p>
          </table:table-cell>
          <table:table-cell table:style-name="ce9" table:formula="of:=[.J60]" office:value-type="float" office:value="1" calcext:value-type="float">
            <text:p>1,0</text:p>
          </table:table-cell>
          <table:table-cell table:style-name="ce9" table:formula="of:=[.I60]" office:value-type="float" office:value="0.013893" calcext:value-type="float">
            <text:p>0,0</text:p>
          </table:table-cell>
          <table:table-cell table:formula="of:=[.U60]" office:value-type="float" office:value="3" calcext:value-type="float">
            <text:p>3</text:p>
          </table:table-cell>
          <table:table-cell table:formula="of:=[.V60]" office:value-type="float" office:value="0.034492" calcext:value-type="float">
            <text:p>0,034492</text:p>
          </table:table-cell>
          <table:table-cell table:formula="of:=ABS([.AE60]-CEILING([.AC6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0.014088" calcext:value-type="float">
            <text:p>0,014088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1024645" calcext:value-type="float">
            <text:p>1024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039405" calcext:value-type="float">
            <text:p>0,0394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pa-t600.config</text:p>
          </table:table-cell>
          <table:table-cell table:formula="of:=CONCATENATE(&quot;r&quot;;[.B61];&quot;-&quot;;[.C61];&quot;-&quot;;[.E61];&quot;-&quot;;LEFT(RIGHT([.A61];6);1))" office:value-type="string" office:string-value="r4-100-5-2" calcext:value-type="string">
            <text:p>r4-100-5-2</text:p>
          </table:table-cell>
          <table:table-cell table:formula="of:=ROUND(([.F61]/[.G61])*100;2)" office:value-type="float" office:value="18.03" calcext:value-type="float">
            <text:p>18,03</text:p>
          </table:table-cell>
          <table:table-cell table:style-name="ce9" table:formula="of:=[.J61]" office:value-type="float" office:value="0.333333" calcext:value-type="float">
            <text:p>0,3</text:p>
          </table:table-cell>
          <table:table-cell table:style-name="ce9" table:formula="of:=[.I61]" office:value-type="float" office:value="0.014088" calcext:value-type="float">
            <text:p>0,0</text:p>
          </table:table-cell>
          <table:table-cell table:formula="of:=[.U61]" office:value-type="float" office:value="2" calcext:value-type="float">
            <text:p>2</text:p>
          </table:table-cell>
          <table:table-cell table:formula="of:=[.V61]" office:value-type="float" office:value="0.039405" calcext:value-type="float">
            <text:p>0,039405</text:p>
          </table:table-cell>
          <table:table-cell table:formula="of:=ABS([.AE61]-CEILING([.AC6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0.061208" calcext:value-type="float">
            <text:p>0,06120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75" calcext:value-type="float">
            <text:p>0,75</text:p>
          </table:table-cell>
          <table:table-cell office:value-type="float" office:value="1715276" calcext:value-type="float">
            <text:p>1715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0.750103" calcext:value-type="float">
            <text:p>0,750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t600.config</text:p>
          </table:table-cell>
          <table:table-cell table:formula="of:=CONCATENATE(&quot;r&quot;;[.B62];&quot;-&quot;;[.C62];&quot;-&quot;;[.E62];&quot;-&quot;;LEFT(RIGHT([.A62];6);1))" office:value-type="string" office:string-value="r4-150-10-1" calcext:value-type="string">
            <text:p>r4-150-10-1</text:p>
          </table:table-cell>
          <table:table-cell table:formula="of:=ROUND(([.F62]/[.G62])*100;2)" office:value-type="float" office:value="19.79" calcext:value-type="float">
            <text:p>19,79</text:p>
          </table:table-cell>
          <table:table-cell table:style-name="ce9" table:formula="of:=[.J62]" office:value-type="float" office:value="1" calcext:value-type="float">
            <text:p>1,0</text:p>
          </table:table-cell>
          <table:table-cell table:style-name="ce9" table:formula="of:=[.I62]" office:value-type="float" office:value="0.061208" calcext:value-type="float">
            <text:p>0,1</text:p>
          </table:table-cell>
          <table:table-cell table:formula="of:=[.U62]" office:value-type="float" office:value="4" calcext:value-type="float">
            <text:p>4</text:p>
          </table:table-cell>
          <table:table-cell table:formula="of:=[.V62]" office:value-type="float" office:value="0.750103" calcext:value-type="float">
            <text:p>0,750103</text:p>
          </table:table-cell>
          <table:table-cell table:formula="of:=ABS([.AE62]-CEILING([.AC6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0.063206" calcext:value-type="float">
            <text:p>0,063206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1684890" calcext:value-type="float">
            <text:p>1684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0.554298" calcext:value-type="float">
            <text:p>0,5542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pa-t600.config</text:p>
          </table:table-cell>
          <table:table-cell table:formula="of:=CONCATENATE(&quot;r&quot;;[.B63];&quot;-&quot;;[.C63];&quot;-&quot;;[.E63];&quot;-&quot;;LEFT(RIGHT([.A63];6);1))" office:value-type="string" office:string-value="r4-150-10-2" calcext:value-type="string">
            <text:p>r4-150-10-2</text:p>
          </table:table-cell>
          <table:table-cell table:formula="of:=ROUND(([.F63]/[.G63])*100;2)" office:value-type="float" office:value="21.88" calcext:value-type="float">
            <text:p>21,88</text:p>
          </table:table-cell>
          <table:table-cell table:style-name="ce9" table:formula="of:=[.J63]" office:value-type="float" office:value="0.333333" calcext:value-type="float">
            <text:p>0,3</text:p>
          </table:table-cell>
          <table:table-cell table:style-name="ce9" table:formula="of:=[.I63]" office:value-type="float" office:value="0.063206" calcext:value-type="float">
            <text:p>0,1</text:p>
          </table:table-cell>
          <table:table-cell table:formula="of:=[.U63]" office:value-type="float" office:value="3" calcext:value-type="float">
            <text:p>3</text:p>
          </table:table-cell>
          <table:table-cell table:formula="of:=[.V63]" office:value-type="float" office:value="0.554298" calcext:value-type="float">
            <text:p>0,554298</text:p>
          </table:table-cell>
          <table:table-cell table:formula="of:=ABS([.AE63]-CEILING([.AC6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0.120783" calcext:value-type="float">
            <text:p>0,120783</text:p>
          </table:table-cell>
          <table:table-cell table:style-name="Default" office:value-type="float" office:value="0.576158" calcext:value-type="float">
            <text:p>0,5761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576158" calcext:value-type="float">
            <text:p>0,5761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9.35" calcext:value-type="float">
            <text:p>9,35</text:p>
          </table:table-cell>
          <table:table-cell office:value-type="float" office:value="1953884" calcext:value-type="float">
            <text:p>19538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9.750226" calcext:value-type="float">
            <text:p>9,7502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t600.config</text:p>
          </table:table-cell>
          <table:table-cell table:formula="of:=CONCATENATE(&quot;r&quot;;[.B64];&quot;-&quot;;[.C64];&quot;-&quot;;[.E64];&quot;-&quot;;LEFT(RIGHT([.A64];6);1))" office:value-type="string" office:string-value="r4-150-15-1" calcext:value-type="string">
            <text:p>r4-150-15-1</text:p>
          </table:table-cell>
          <table:table-cell table:formula="of:=ROUND(([.F64]/[.G64])*100;2)" office:value-type="float" office:value="29.25" calcext:value-type="float">
            <text:p>29,25</text:p>
          </table:table-cell>
          <table:table-cell table:style-name="ce9" table:formula="of:=[.J64]" office:value-type="float" office:value="0.576158" calcext:value-type="float">
            <text:p>0,6</text:p>
          </table:table-cell>
          <table:table-cell table:style-name="ce9" table:formula="of:=[.I64]" office:value-type="float" office:value="0.120783" calcext:value-type="float">
            <text:p>0,1</text:p>
          </table:table-cell>
          <table:table-cell table:formula="of:=[.U64]" office:value-type="float" office:value="4" calcext:value-type="float">
            <text:p>4</text:p>
          </table:table-cell>
          <table:table-cell table:formula="of:=[.V64]" office:value-type="float" office:value="9.750226" calcext:value-type="float">
            <text:p>9,750226</text:p>
          </table:table-cell>
          <table:table-cell table:formula="of:=ABS([.AE64]-CEILING([.AC64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0.115764" calcext:value-type="float">
            <text:p>0,115764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1.2" calcext:value-type="float">
            <text:p>1,2</text:p>
          </table:table-cell>
          <table:table-cell office:value-type="float" office:value="1950420" calcext:value-type="float">
            <text:p>1950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1.137634" calcext:value-type="float">
            <text:p>1,1376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pa-t600.config</text:p>
          </table:table-cell>
          <table:table-cell table:formula="of:=CONCATENATE(&quot;r&quot;;[.B65];&quot;-&quot;;[.C65];&quot;-&quot;;[.E65];&quot;-&quot;;LEFT(RIGHT([.A65];6);1))" office:value-type="string" office:string-value="r4-150-15-2" calcext:value-type="string">
            <text:p>r4-150-15-2</text:p>
          </table:table-cell>
          <table:table-cell table:formula="of:=ROUND(([.F65]/[.G65])*100;2)" office:value-type="float" office:value="29.25" calcext:value-type="float">
            <text:p>29,25</text:p>
          </table:table-cell>
          <table:table-cell table:style-name="ce9" table:formula="of:=[.J65]" office:value-type="float" office:value="0.333333" calcext:value-type="float">
            <text:p>0,3</text:p>
          </table:table-cell>
          <table:table-cell table:style-name="ce9" table:formula="of:=[.I65]" office:value-type="float" office:value="0.115764" calcext:value-type="float">
            <text:p>0,1</text:p>
          </table:table-cell>
          <table:table-cell table:formula="of:=[.U65]" office:value-type="float" office:value="3" calcext:value-type="float">
            <text:p>3</text:p>
          </table:table-cell>
          <table:table-cell table:formula="of:=[.V65]" office:value-type="float" office:value="1.137634" calcext:value-type="float">
            <text:p>1,137634</text:p>
          </table:table-cell>
          <table:table-cell table:formula="of:=ABS([.AE65]-CEILING([.AC65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0.176625" calcext:value-type="float">
            <text:p>0,176625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60.35" calcext:value-type="float">
            <text:p>60,35</text:p>
          </table:table-cell>
          <table:table-cell office:value-type="float" office:value="2227285" calcext:value-type="float">
            <text:p>2227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63.766713" calcext:value-type="float">
            <text:p>63,7667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t600.config</text:p>
          </table:table-cell>
          <table:table-cell table:formula="of:=CONCATENATE(&quot;r&quot;;[.B66];&quot;-&quot;;[.C66];&quot;-&quot;;[.E66];&quot;-&quot;;LEFT(RIGHT([.A66];6);1))" office:value-type="string" office:string-value="r4-150-20-1" calcext:value-type="string">
            <text:p>r4-150-20-1</text:p>
          </table:table-cell>
          <table:table-cell table:formula="of:=ROUND(([.F66]/[.G66])*100;2)" office:value-type="float" office:value="34.48" calcext:value-type="float">
            <text:p>34,48</text:p>
          </table:table-cell>
          <table:table-cell table:style-name="ce9" table:formula="of:=[.J66]" office:value-type="float" office:value="0.333333" calcext:value-type="float">
            <text:p>0,3</text:p>
          </table:table-cell>
          <table:table-cell table:style-name="ce9" table:formula="of:=[.I66]" office:value-type="float" office:value="0.176625" calcext:value-type="float">
            <text:p>0,2</text:p>
          </table:table-cell>
          <table:table-cell table:formula="of:=[.U66]" office:value-type="float" office:value="4" calcext:value-type="float">
            <text:p>4</text:p>
          </table:table-cell>
          <table:table-cell table:formula="of:=[.V66]" office:value-type="float" office:value="63.766713" calcext:value-type="float">
            <text:p>63,766713</text:p>
          </table:table-cell>
          <table:table-cell table:formula="of:=ABS([.AE66]-CEILING([.AC66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0.195758" calcext:value-type="float">
            <text:p>0,195758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6.2" calcext:value-type="float">
            <text:p>6,2</text:p>
          </table:table-cell>
          <table:table-cell office:value-type="float" office:value="2229141" calcext:value-type="float">
            <text:p>2229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.333221" calcext:value-type="float">
            <text:p>6,3332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pa-t600.config</text:p>
          </table:table-cell>
          <table:table-cell table:formula="of:=CONCATENATE(&quot;r&quot;;[.B67];&quot;-&quot;;[.C67];&quot;-&quot;;[.E67];&quot;-&quot;;LEFT(RIGHT([.A67];6);1))" office:value-type="string" office:string-value="r4-150-20-2" calcext:value-type="string">
            <text:p>r4-150-20-2</text:p>
          </table:table-cell>
          <table:table-cell table:formula="of:=ROUND(([.F67]/[.G67])*100;2)" office:value-type="float" office:value="34.48" calcext:value-type="float">
            <text:p>34,48</text:p>
          </table:table-cell>
          <table:table-cell table:style-name="ce9" table:formula="of:=[.J67]" office:value-type="float" office:value="0.333333" calcext:value-type="float">
            <text:p>0,3</text:p>
          </table:table-cell>
          <table:table-cell table:style-name="ce9" table:formula="of:=[.I67]" office:value-type="float" office:value="0.195758" calcext:value-type="float">
            <text:p>0,2</text:p>
          </table:table-cell>
          <table:table-cell table:formula="of:=[.U67]" office:value-type="float" office:value="3" calcext:value-type="float">
            <text:p>3</text:p>
          </table:table-cell>
          <table:table-cell table:formula="of:=[.V67]" office:value-type="float" office:value="6.333221" calcext:value-type="float">
            <text:p>6,333221</text:p>
          </table:table-cell>
          <table:table-cell table:formula="of:=ABS([.AE67]-CEILING([.AC6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0.260912" calcext:value-type="float">
            <text:p>0,26091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185.53" calcext:value-type="float">
            <text:p>185,53</text:p>
          </table:table-cell>
          <table:table-cell office:value-type="float" office:value="2482807" calcext:value-type="float">
            <text:p>2482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192.510783" calcext:value-type="float">
            <text:p>192,5107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pa-t600.config</text:p>
          </table:table-cell>
          <table:table-cell table:formula="of:=CONCATENATE(&quot;r&quot;;[.B68];&quot;-&quot;;[.C68];&quot;-&quot;;[.E68];&quot;-&quot;;LEFT(RIGHT([.A68];6);1))" office:value-type="string" office:string-value="r4-150-25-1" calcext:value-type="string">
            <text:p>r4-150-25-1</text:p>
          </table:table-cell>
          <table:table-cell table:formula="of:=ROUND(([.F68]/[.G68])*100;2)" office:value-type="float" office:value="40.48" calcext:value-type="float">
            <text:p>40,48</text:p>
          </table:table-cell>
          <table:table-cell table:style-name="ce9" table:formula="of:=[.J68]" office:value-type="float" office:value="0.333333" calcext:value-type="float">
            <text:p>0,3</text:p>
          </table:table-cell>
          <table:table-cell table:style-name="ce9" table:formula="of:=[.I68]" office:value-type="float" office:value="0.260912" calcext:value-type="float">
            <text:p>0,3</text:p>
          </table:table-cell>
          <table:table-cell table:formula="of:=[.U68]" office:value-type="float" office:value="4" calcext:value-type="float">
            <text:p>4</text:p>
          </table:table-cell>
          <table:table-cell table:formula="of:=[.V68]" office:value-type="float" office:value="192.510783" calcext:value-type="float">
            <text:p>192,510783</text:p>
          </table:table-cell>
          <table:table-cell table:formula="of:=ABS([.AE68]-CEILING([.AC68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0.367392" calcext:value-type="float">
            <text:p>0,36739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99.19" calcext:value-type="float">
            <text:p>99,19</text:p>
          </table:table-cell>
          <table:table-cell office:value-type="float" office:value="2489671" calcext:value-type="float">
            <text:p>2489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103.88148" calcext:value-type="float">
            <text:p>103,881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cpa-t600.config</text:p>
          </table:table-cell>
          <table:table-cell table:formula="of:=CONCATENATE(&quot;r&quot;;[.B69];&quot;-&quot;;[.C69];&quot;-&quot;;[.E69];&quot;-&quot;;LEFT(RIGHT([.A69];6);1))" office:value-type="string" office:string-value="r4-150-25-2" calcext:value-type="string">
            <text:p>r4-150-25-2</text:p>
          </table:table-cell>
          <table:table-cell table:formula="of:=ROUND(([.F69]/[.G69])*100;2)" office:value-type="float" office:value="40.48" calcext:value-type="float">
            <text:p>40,48</text:p>
          </table:table-cell>
          <table:table-cell table:style-name="ce9" table:formula="of:=[.J69]" office:value-type="float" office:value="0.333333" calcext:value-type="float">
            <text:p>0,3</text:p>
          </table:table-cell>
          <table:table-cell table:style-name="ce9" table:formula="of:=[.I69]" office:value-type="float" office:value="0.367392" calcext:value-type="float">
            <text:p>0,4</text:p>
          </table:table-cell>
          <table:table-cell table:formula="of:=[.U69]" office:value-type="float" office:value="4" calcext:value-type="float">
            <text:p>4</text:p>
          </table:table-cell>
          <table:table-cell table:formula="of:=[.V69]" office:value-type="float" office:value="103.88148" calcext:value-type="float">
            <text:p>103,88148</text:p>
          </table:table-cell>
          <table:table-cell table:formula="of:=ABS([.AE69]-CEILING([.AC69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0.016875" calcext:value-type="float">
            <text:p>0,01687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1447900" calcext:value-type="float">
            <text:p>1447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028907" calcext:value-type="float">
            <text:p>0,0289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pa-t600.config</text:p>
          </table:table-cell>
          <table:table-cell table:formula="of:=CONCATENATE(&quot;r&quot;;[.B70];&quot;-&quot;;[.C70];&quot;-&quot;;[.E70];&quot;-&quot;;LEFT(RIGHT([.A70];6);1))" office:value-type="string" office:string-value="r4-150-5-1" calcext:value-type="string">
            <text:p>r4-150-5-1</text:p>
          </table:table-cell>
          <table:table-cell table:formula="of:=ROUND(([.F70]/[.G70])*100;2)" office:value-type="float" office:value="9.3" calcext:value-type="float">
            <text:p>9,3</text:p>
          </table:table-cell>
          <table:table-cell table:style-name="ce9" table:formula="of:=[.J70]" office:value-type="float" office:value="1" calcext:value-type="float">
            <text:p>1,0</text:p>
          </table:table-cell>
          <table:table-cell table:style-name="ce9" table:formula="of:=[.I70]" office:value-type="float" office:value="0.016875" calcext:value-type="float">
            <text:p>0,0</text:p>
          </table:table-cell>
          <table:table-cell table:formula="of:=[.U70]" office:value-type="float" office:value="2" calcext:value-type="float">
            <text:p>2</text:p>
          </table:table-cell>
          <table:table-cell table:formula="of:=[.V70]" office:value-type="float" office:value="0.028907" calcext:value-type="float">
            <text:p>0,028907</text:p>
          </table:table-cell>
          <table:table-cell table:formula="of:=ABS([.AE70]-CEILING([.AC7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0.015301" calcext:value-type="float">
            <text:p>0,01530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1411692" calcext:value-type="float">
            <text:p>1411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041294" calcext:value-type="float">
            <text:p>0,0412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pa-t600.config</text:p>
          </table:table-cell>
          <table:table-cell table:formula="of:=CONCATENATE(&quot;r&quot;;[.B71];&quot;-&quot;;[.C71];&quot;-&quot;;[.E71];&quot;-&quot;;LEFT(RIGHT([.A71];6);1))" office:value-type="string" office:string-value="r4-150-5-2" calcext:value-type="string">
            <text:p>r4-150-5-2</text:p>
          </table:table-cell>
          <table:table-cell table:formula="of:=ROUND(([.F71]/[.G71])*100;2)" office:value-type="float" office:value="12.79" calcext:value-type="float">
            <text:p>12,79</text:p>
          </table:table-cell>
          <table:table-cell table:style-name="ce9" table:formula="of:=[.J71]" office:value-type="float" office:value="0.333333" calcext:value-type="float">
            <text:p>0,3</text:p>
          </table:table-cell>
          <table:table-cell table:style-name="ce9" table:formula="of:=[.I71]" office:value-type="float" office:value="0.015301" calcext:value-type="float">
            <text:p>0,0</text:p>
          </table:table-cell>
          <table:table-cell table:formula="of:=[.U71]" office:value-type="float" office:value="2" calcext:value-type="float">
            <text:p>2</text:p>
          </table:table-cell>
          <table:table-cell table:formula="of:=[.V71]" office:value-type="float" office:value="0.041294" calcext:value-type="float">
            <text:p>0,041294</text:p>
          </table:table-cell>
          <table:table-cell table:formula="of:=ABS([.AE71]-CEILING([.AC7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42" calcext:value-type="float">
            <text:p>242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0.070785" calcext:value-type="float">
            <text:p>0,07078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1.02" calcext:value-type="float">
            <text:p>1,02</text:p>
          </table:table-cell>
          <table:table-cell office:value-type="float" office:value="2173158" calcext:value-type="float">
            <text:p>2173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0.997377" calcext:value-type="float">
            <text:p>0,9973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t600.config</text:p>
          </table:table-cell>
          <table:table-cell table:formula="of:=CONCATENATE(&quot;r&quot;;[.B72];&quot;-&quot;;[.C72];&quot;-&quot;;[.E72];&quot;-&quot;;LEFT(RIGHT([.A72];6);1))" office:value-type="string" office:string-value="r4-200-10-1" calcext:value-type="string">
            <text:p>r4-200-10-1</text:p>
          </table:table-cell>
          <table:table-cell table:formula="of:=ROUND(([.F72]/[.G72])*100;2)" office:value-type="float" office:value="16.12" calcext:value-type="float">
            <text:p>16,12</text:p>
          </table:table-cell>
          <table:table-cell table:style-name="ce9" table:formula="of:=[.J72]" office:value-type="float" office:value="1" calcext:value-type="float">
            <text:p>1,0</text:p>
          </table:table-cell>
          <table:table-cell table:style-name="ce9" table:formula="of:=[.I72]" office:value-type="float" office:value="0.070785" calcext:value-type="float">
            <text:p>0,1</text:p>
          </table:table-cell>
          <table:table-cell table:formula="of:=[.U72]" office:value-type="float" office:value="4" calcext:value-type="float">
            <text:p>4</text:p>
          </table:table-cell>
          <table:table-cell table:formula="of:=[.V72]" office:value-type="float" office:value="0.997377" calcext:value-type="float">
            <text:p>0,997377</text:p>
          </table:table-cell>
          <table:table-cell table:formula="of:=ABS([.AE72]-CEILING([.AC7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42" calcext:value-type="float">
            <text:p>242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073928" calcext:value-type="float">
            <text:p>0,073928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0.75" calcext:value-type="float">
            <text:p>0,75</text:p>
          </table:table-cell>
          <table:table-cell office:value-type="float" office:value="2131670" calcext:value-type="float">
            <text:p>21316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0.697166" calcext:value-type="float">
            <text:p>0,697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pa-t600.config</text:p>
          </table:table-cell>
          <table:table-cell table:formula="of:=CONCATENATE(&quot;r&quot;;[.B73];&quot;-&quot;;[.C73];&quot;-&quot;;[.E73];&quot;-&quot;;LEFT(RIGHT([.A73];6);1))" office:value-type="string" office:string-value="r4-200-10-2" calcext:value-type="string">
            <text:p>r4-200-10-2</text:p>
          </table:table-cell>
          <table:table-cell table:formula="of:=ROUND(([.F73]/[.G73])*100;2)" office:value-type="float" office:value="17.36" calcext:value-type="float">
            <text:p>17,36</text:p>
          </table:table-cell>
          <table:table-cell table:style-name="ce9" table:formula="of:=[.J73]" office:value-type="float" office:value="0.333333" calcext:value-type="float">
            <text:p>0,3</text:p>
          </table:table-cell>
          <table:table-cell table:style-name="ce9" table:formula="of:=[.I73]" office:value-type="float" office:value="0.073928" calcext:value-type="float">
            <text:p>0,1</text:p>
          </table:table-cell>
          <table:table-cell table:formula="of:=[.U73]" office:value-type="float" office:value="3" calcext:value-type="float">
            <text:p>3</text:p>
          </table:table-cell>
          <table:table-cell table:formula="of:=[.V73]" office:value-type="float" office:value="0.697166" calcext:value-type="float">
            <text:p>0,697166</text:p>
          </table:table-cell>
          <table:table-cell table:formula="of:=ABS([.AE73]-CEILING([.AC7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62" calcext:value-type="float">
            <text:p>262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0.141337" calcext:value-type="float">
            <text:p>0,141337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33.57" calcext:value-type="float">
            <text:p>33,57</text:p>
          </table:table-cell>
          <table:table-cell office:value-type="float" office:value="2484468" calcext:value-type="float">
            <text:p>2484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float" office:value="35.601518" calcext:value-type="float">
            <text:p>35,6015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t600.config</text:p>
          </table:table-cell>
          <table:table-cell table:formula="of:=CONCATENATE(&quot;r&quot;;[.B74];&quot;-&quot;;[.C74];&quot;-&quot;;[.E74];&quot;-&quot;;LEFT(RIGHT([.A74];6);1))" office:value-type="string" office:string-value="r4-200-15-1" calcext:value-type="string">
            <text:p>r4-200-15-1</text:p>
          </table:table-cell>
          <table:table-cell table:formula="of:=ROUND(([.F74]/[.G74])*100;2)" office:value-type="float" office:value="23.66" calcext:value-type="float">
            <text:p>23,66</text:p>
          </table:table-cell>
          <table:table-cell table:style-name="ce9" table:formula="of:=[.J74]" office:value-type="float" office:value="0.333333" calcext:value-type="float">
            <text:p>0,3</text:p>
          </table:table-cell>
          <table:table-cell table:style-name="ce9" table:formula="of:=[.I74]" office:value-type="float" office:value="0.141337" calcext:value-type="float">
            <text:p>0,1</text:p>
          </table:table-cell>
          <table:table-cell table:formula="of:=[.U74]" office:value-type="float" office:value="5" calcext:value-type="float">
            <text:p>5</text:p>
          </table:table-cell>
          <table:table-cell table:formula="of:=[.V74]" office:value-type="float" office:value="35.601518" calcext:value-type="float">
            <text:p>35,601518</text:p>
          </table:table-cell>
          <table:table-cell table:formula="of:=ABS([.AE74]-CEILING([.AC74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0.140511" calcext:value-type="float">
            <text:p>0,14051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5.56" calcext:value-type="float">
            <text:p>5,56</text:p>
          </table:table-cell>
          <table:table-cell office:value-type="float" office:value="2482532" calcext:value-type="float">
            <text:p>2482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5.763025" calcext:value-type="float">
            <text:p>5,7630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pa-t600.config</text:p>
          </table:table-cell>
          <table:table-cell table:formula="of:=CONCATENATE(&quot;r&quot;;[.B75];&quot;-&quot;;[.C75];&quot;-&quot;;[.E75];&quot;-&quot;;LEFT(RIGHT([.A75];6);1))" office:value-type="string" office:string-value="r4-200-15-2" calcext:value-type="string">
            <text:p>r4-200-15-2</text:p>
          </table:table-cell>
          <table:table-cell table:formula="of:=ROUND(([.F75]/[.G75])*100;2)" office:value-type="float" office:value="23.66" calcext:value-type="float">
            <text:p>23,66</text:p>
          </table:table-cell>
          <table:table-cell table:style-name="ce9" table:formula="of:=[.J75]" office:value-type="float" office:value="0.333333" calcext:value-type="float">
            <text:p>0,3</text:p>
          </table:table-cell>
          <table:table-cell table:style-name="ce9" table:formula="of:=[.I75]" office:value-type="float" office:value="0.140511" calcext:value-type="float">
            <text:p>0,1</text:p>
          </table:table-cell>
          <table:table-cell table:formula="of:=[.U75]" office:value-type="float" office:value="4" calcext:value-type="float">
            <text:p>4</text:p>
          </table:table-cell>
          <table:table-cell table:formula="of:=[.V75]" office:value-type="float" office:value="5.763025" calcext:value-type="float">
            <text:p>5,763025</text:p>
          </table:table-cell>
          <table:table-cell table:formula="of:=ABS([.AE75]-CEILING([.AC7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0.244615" calcext:value-type="float">
            <text:p>0,244615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182.51" calcext:value-type="float">
            <text:p>182,51</text:p>
          </table:table-cell>
          <table:table-cell office:value-type="float" office:value="2848306" calcext:value-type="float">
            <text:p>2848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float" office:value="190.970257" calcext:value-type="float">
            <text:p>190,9702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pa-t600.config</text:p>
          </table:table-cell>
          <table:table-cell table:formula="of:=CONCATENATE(&quot;r&quot;;[.B76];&quot;-&quot;;[.C76];&quot;-&quot;;[.E76];&quot;-&quot;;LEFT(RIGHT([.A76];6);1))" office:value-type="string" office:string-value="r4-200-20-1" calcext:value-type="string">
            <text:p>r4-200-20-1</text:p>
          </table:table-cell>
          <table:table-cell table:formula="of:=ROUND(([.F76]/[.G76])*100;2)" office:value-type="float" office:value="28.37" calcext:value-type="float">
            <text:p>28,37</text:p>
          </table:table-cell>
          <table:table-cell table:style-name="ce9" table:formula="of:=[.J76]" office:value-type="float" office:value="0.333333" calcext:value-type="float">
            <text:p>0,3</text:p>
          </table:table-cell>
          <table:table-cell table:style-name="ce9" table:formula="of:=[.I76]" office:value-type="float" office:value="0.244615" calcext:value-type="float">
            <text:p>0,2</text:p>
          </table:table-cell>
          <table:table-cell table:formula="of:=[.U76]" office:value-type="float" office:value="5" calcext:value-type="float">
            <text:p>5</text:p>
          </table:table-cell>
          <table:table-cell table:formula="of:=[.V76]" office:value-type="float" office:value="190.970257" calcext:value-type="float">
            <text:p>190,970257</text:p>
          </table:table-cell>
          <table:table-cell table:formula="of:=ABS([.AE76]-CEILING([.AC76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0.258586" calcext:value-type="float">
            <text:p>0,258586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15.76" calcext:value-type="float">
            <text:p>15,76</text:p>
          </table:table-cell>
          <table:table-cell office:value-type="float" office:value="2839978" calcext:value-type="float">
            <text:p>28399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16.106918" calcext:value-type="float">
            <text:p>16,1069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cpa-t600.config</text:p>
          </table:table-cell>
          <table:table-cell table:formula="of:=CONCATENATE(&quot;r&quot;;[.B77];&quot;-&quot;;[.C77];&quot;-&quot;;[.E77];&quot;-&quot;;LEFT(RIGHT([.A77];6);1))" office:value-type="string" office:string-value="r4-200-20-2" calcext:value-type="string">
            <text:p>r4-200-20-2</text:p>
          </table:table-cell>
          <table:table-cell table:formula="of:=ROUND(([.F77]/[.G77])*100;2)" office:value-type="float" office:value="28.37" calcext:value-type="float">
            <text:p>28,37</text:p>
          </table:table-cell>
          <table:table-cell table:style-name="ce9" table:formula="of:=[.J77]" office:value-type="float" office:value="0.333333" calcext:value-type="float">
            <text:p>0,3</text:p>
          </table:table-cell>
          <table:table-cell table:style-name="ce9" table:formula="of:=[.I77]" office:value-type="float" office:value="0.258586" calcext:value-type="float">
            <text:p>0,3</text:p>
          </table:table-cell>
          <table:table-cell table:formula="of:=[.U77]" office:value-type="float" office:value="4" calcext:value-type="float">
            <text:p>4</text:p>
          </table:table-cell>
          <table:table-cell table:formula="of:=[.V77]" office:value-type="float" office:value="16.106918" calcext:value-type="float">
            <text:p>16,106918</text:p>
          </table:table-cell>
          <table:table-cell table:formula="of:=ABS([.AE77]-CEILING([.AC77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02" calcext:value-type="float">
            <text:p>302</text:p>
          </table:table-cell>
          <table:table-cell office:value-type="float" office:value="115" calcext:value-type="float">
            <text:p>115</text:p>
          </table:table-cell>
          <table:table-cell table:style-name="Default" office:value-type="float" office:value="0.362499" calcext:value-type="float">
            <text:p>0,362499</text:p>
          </table:table-cell>
          <table:table-cell table:style-name="Default" office:value-type="float" office:value="0.419006" calcext:value-type="float">
            <text:p>0,4190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419006" calcext:value-type="float">
            <text:p>0,419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600.36" calcext:value-type="float">
            <text:p>600,36</text:p>
          </table:table-cell>
          <table:table-cell office:value-type="float" office:value="3160230" calcext:value-type="float">
            <text:p>3160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float" office:value="620.420224" calcext:value-type="float">
            <text:p>620,420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cpa-t600.config</text:p>
          </table:table-cell>
          <table:table-cell table:formula="of:=CONCATENATE(&quot;r&quot;;[.B78];&quot;-&quot;;[.C78];&quot;-&quot;;[.E78];&quot;-&quot;;LEFT(RIGHT([.A78];6);1))" office:value-type="string" office:string-value="r4-200-25-1" calcext:value-type="string">
            <text:p>r4-200-25-1</text:p>
          </table:table-cell>
          <table:table-cell table:formula="of:=ROUND(([.F78]/[.G78])*100;2)" office:value-type="float" office:value="33.77" calcext:value-type="float">
            <text:p>33,77</text:p>
          </table:table-cell>
          <table:table-cell table:style-name="ce9" table:formula="of:=[.J78]" office:value-type="float" office:value="0.419006" calcext:value-type="float">
            <text:p>0,4</text:p>
          </table:table-cell>
          <table:table-cell table:style-name="ce9" table:formula="of:=[.I78]" office:value-type="float" office:value="0.362499" calcext:value-type="float">
            <text:p>0,4</text:p>
          </table:table-cell>
          <table:table-cell table:formula="of:=[.U78]" office:value-type="float" office:value="5" calcext:value-type="float">
            <text:p>5</text:p>
          </table:table-cell>
          <table:table-cell table:formula="of:=[.V78]" office:value-type="float" office:value="620.420224" calcext:value-type="float">
            <text:p>620,420224</text:p>
          </table:table-cell>
          <table:table-cell table:formula="of:=ABS([.AE78]-CEILING([.AC78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02" calcext:value-type="float">
            <text:p>302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0.418514" calcext:value-type="float">
            <text:p>0,418514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,41</text:p>
          </table:table-cell>
          <table:table-cell office:value-type="float" office:value="50.86" calcext:value-type="float">
            <text:p>50,86</text:p>
          </table:table-cell>
          <table:table-cell office:value-type="float" office:value="3176414" calcext:value-type="float">
            <text:p>3176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51.997039" calcext:value-type="float">
            <text:p>51,9970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cpa-t600.config</text:p>
          </table:table-cell>
          <table:table-cell table:formula="of:=CONCATENATE(&quot;r&quot;;[.B79];&quot;-&quot;;[.C79];&quot;-&quot;;[.E79];&quot;-&quot;;LEFT(RIGHT([.A79];6);1))" office:value-type="string" office:string-value="r4-200-25-2" calcext:value-type="string">
            <text:p>r4-200-25-2</text:p>
          </table:table-cell>
          <table:table-cell table:formula="of:=ROUND(([.F79]/[.G79])*100;2)" office:value-type="float" office:value="33.77" calcext:value-type="float">
            <text:p>33,77</text:p>
          </table:table-cell>
          <table:table-cell table:style-name="ce9" table:formula="of:=[.J79]" office:value-type="float" office:value="0.333333" calcext:value-type="float">
            <text:p>0,3</text:p>
          </table:table-cell>
          <table:table-cell table:style-name="ce9" table:formula="of:=[.I79]" office:value-type="float" office:value="0.418514" calcext:value-type="float">
            <text:p>0,4</text:p>
          </table:table-cell>
          <table:table-cell table:formula="of:=[.U79]" office:value-type="float" office:value="4" calcext:value-type="float">
            <text:p>4</text:p>
          </table:table-cell>
          <table:table-cell table:formula="of:=[.V79]" office:value-type="float" office:value="51.997039" calcext:value-type="float">
            <text:p>51,997039</text:p>
          </table:table-cell>
          <table:table-cell table:formula="of:=ABS([.AE79]-CEILING([.AC79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0.021921" calcext:value-type="float">
            <text:p>0,02192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1851010" calcext:value-type="float">
            <text:p>185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0.041602" calcext:value-type="float">
            <text:p>0,0416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t600.config</text:p>
          </table:table-cell>
          <table:table-cell table:formula="of:=CONCATENATE(&quot;r&quot;;[.B80];&quot;-&quot;;[.C80];&quot;-&quot;;[.E80];&quot;-&quot;;LEFT(RIGHT([.A80];6);1))" office:value-type="string" office:string-value="r4-200-5-1" calcext:value-type="string">
            <text:p>r4-200-5-1</text:p>
          </table:table-cell>
          <table:table-cell table:formula="of:=ROUND(([.F80]/[.G80])*100;2)" office:value-type="float" office:value="7.21" calcext:value-type="float">
            <text:p>7,21</text:p>
          </table:table-cell>
          <table:table-cell table:style-name="ce9" table:formula="of:=[.J80]" office:value-type="float" office:value="1" calcext:value-type="float">
            <text:p>1,0</text:p>
          </table:table-cell>
          <table:table-cell table:style-name="ce9" table:formula="of:=[.I80]" office:value-type="float" office:value="0.021921" calcext:value-type="float">
            <text:p>0,0</text:p>
          </table:table-cell>
          <table:table-cell table:formula="of:=[.U80]" office:value-type="float" office:value="3" calcext:value-type="float">
            <text:p>3</text:p>
          </table:table-cell>
          <table:table-cell table:formula="of:=[.V80]" office:value-type="float" office:value="0.041602" calcext:value-type="float">
            <text:p>0,041602</text:p>
          </table:table-cell>
          <table:table-cell table:formula="of:=ABS([.AE80]-CEILING([.AC8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20962" calcext:value-type="float">
            <text:p>0,02096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1793601" calcext:value-type="float">
            <text:p>1793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06507" calcext:value-type="float">
            <text:p>0,065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pa-t600.config</text:p>
          </table:table-cell>
          <table:table-cell table:formula="of:=CONCATENATE(&quot;r&quot;;[.B81];&quot;-&quot;;[.C81];&quot;-&quot;;[.E81];&quot;-&quot;;LEFT(RIGHT([.A81];6);1))" office:value-type="string" office:string-value="r4-200-5-2" calcext:value-type="string">
            <text:p>r4-200-5-2</text:p>
          </table:table-cell>
          <table:table-cell table:formula="of:=ROUND(([.F81]/[.G81])*100;2)" office:value-type="float" office:value="9.91" calcext:value-type="float">
            <text:p>9,91</text:p>
          </table:table-cell>
          <table:table-cell table:style-name="ce9" table:formula="of:=[.J81]" office:value-type="float" office:value="0.333333" calcext:value-type="float">
            <text:p>0,3</text:p>
          </table:table-cell>
          <table:table-cell table:style-name="ce9" table:formula="of:=[.I81]" office:value-type="float" office:value="0.020962" calcext:value-type="float">
            <text:p>0,0</text:p>
          </table:table-cell>
          <table:table-cell table:formula="of:=[.U81]" office:value-type="float" office:value="2" calcext:value-type="float">
            <text:p>2</text:p>
          </table:table-cell>
          <table:table-cell table:formula="of:=[.V81]" office:value-type="float" office:value="0.06507" calcext:value-type="float">
            <text:p>0,06507</text:p>
          </table:table-cell>
          <table:table-cell table:formula="of:=ABS([.AE81]-CEILING([.AC8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0.083338" calcext:value-type="float">
            <text:p>0,08333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.51" calcext:value-type="float">
            <text:p>1,51</text:p>
          </table:table-cell>
          <table:table-cell office:value-type="float" office:value="2651200" calcext:value-type="float">
            <text:p>265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1.47396" calcext:value-type="float">
            <text:p>1,473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t600.config</text:p>
          </table:table-cell>
          <table:table-cell table:formula="of:=CONCATENATE(&quot;r&quot;;[.B82];&quot;-&quot;;[.C82];&quot;-&quot;;[.E82];&quot;-&quot;;LEFT(RIGHT([.A82];6);1))" office:value-type="string" office:string-value="r4-250-10-1" calcext:value-type="string">
            <text:p>r4-250-10-1</text:p>
          </table:table-cell>
          <table:table-cell table:formula="of:=ROUND(([.F82]/[.G82])*100;2)" office:value-type="float" office:value="13.7" calcext:value-type="float">
            <text:p>13,7</text:p>
          </table:table-cell>
          <table:table-cell table:style-name="ce9" table:formula="of:=[.J82]" office:value-type="float" office:value="1" calcext:value-type="float">
            <text:p>1,0</text:p>
          </table:table-cell>
          <table:table-cell table:style-name="ce9" table:formula="of:=[.I82]" office:value-type="float" office:value="0.083338" calcext:value-type="float">
            <text:p>0,1</text:p>
          </table:table-cell>
          <table:table-cell table:formula="of:=[.U82]" office:value-type="float" office:value="4" calcext:value-type="float">
            <text:p>4</text:p>
          </table:table-cell>
          <table:table-cell table:formula="of:=[.V82]" office:value-type="float" office:value="1.47396" calcext:value-type="float">
            <text:p>1,47396</text:p>
          </table:table-cell>
          <table:table-cell table:formula="of:=ABS([.AE82]-CEILING([.AC8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table:style-name="Default" office:value-type="float" office:value="0.096824" calcext:value-type="float">
            <text:p>0,096824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0.8" calcext:value-type="float">
            <text:p>0,8</text:p>
          </table:table-cell>
          <table:table-cell office:value-type="float" office:value="2599921" calcext:value-type="float">
            <text:p>2599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0.733888" calcext:value-type="float">
            <text:p>0,7338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pa-t600.config</text:p>
          </table:table-cell>
          <table:table-cell table:formula="of:=CONCATENATE(&quot;r&quot;;[.B83];&quot;-&quot;;[.C83];&quot;-&quot;;[.E83];&quot;-&quot;;LEFT(RIGHT([.A83];6);1))" office:value-type="string" office:string-value="r4-250-10-2" calcext:value-type="string">
            <text:p>r4-250-10-2</text:p>
          </table:table-cell>
          <table:table-cell table:formula="of:=ROUND(([.F83]/[.G83])*100;2)" office:value-type="float" office:value="14.38" calcext:value-type="float">
            <text:p>14,38</text:p>
          </table:table-cell>
          <table:table-cell table:style-name="ce9" table:formula="of:=[.J83]" office:value-type="float" office:value="0.333333" calcext:value-type="float">
            <text:p>0,3</text:p>
          </table:table-cell>
          <table:table-cell table:style-name="ce9" table:formula="of:=[.I83]" office:value-type="float" office:value="0.096824" calcext:value-type="float">
            <text:p>0,1</text:p>
          </table:table-cell>
          <table:table-cell table:formula="of:=[.U83]" office:value-type="float" office:value="3" calcext:value-type="float">
            <text:p>3</text:p>
          </table:table-cell>
          <table:table-cell table:formula="of:=[.V83]" office:value-type="float" office:value="0.733888" calcext:value-type="float">
            <text:p>0,733888</text:p>
          </table:table-cell>
          <table:table-cell table:formula="of:=ABS([.AE83]-CEILING([.AC8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312" calcext:value-type="float">
            <text:p>312</text:p>
          </table:table-cell>
          <table:table-cell office:value-type="float" office:value="167" calcext:value-type="float">
            <text:p>167</text:p>
          </table:table-cell>
          <table:table-cell table:style-name="Default" office:value-type="float" office:value="0.279534" calcext:value-type="float">
            <text:p>0,279534</text:p>
          </table:table-cell>
          <table:table-cell table:style-name="Default" office:value-type="float" office:value="0.713943" calcext:value-type="float">
            <text:p>0,7139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713943" calcext:value-type="float">
            <text:p>0,713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29.83" calcext:value-type="float">
            <text:p>29,83</text:p>
          </table:table-cell>
          <table:table-cell office:value-type="float" office:value="3073579" calcext:value-type="float">
            <text:p>30735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float" office:value="30.773338" calcext:value-type="float">
            <text:p>30,7733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cpa-t600.config</text:p>
          </table:table-cell>
          <table:table-cell table:formula="of:=CONCATENATE(&quot;r&quot;;[.B84];&quot;-&quot;;[.C84];&quot;-&quot;;[.E84];&quot;-&quot;;LEFT(RIGHT([.A84];6);1))" office:value-type="string" office:string-value="r4-250-15-1" calcext:value-type="string">
            <text:p>r4-250-15-1</text:p>
          </table:table-cell>
          <table:table-cell table:formula="of:=ROUND(([.F84]/[.G84])*100;2)" office:value-type="float" office:value="19.55" calcext:value-type="float">
            <text:p>19,55</text:p>
          </table:table-cell>
          <table:table-cell table:style-name="ce9" table:formula="of:=[.J84]" office:value-type="float" office:value="0.713943" calcext:value-type="float">
            <text:p>0,7</text:p>
          </table:table-cell>
          <table:table-cell table:style-name="ce9" table:formula="of:=[.I84]" office:value-type="float" office:value="0.279534" calcext:value-type="float">
            <text:p>0,3</text:p>
          </table:table-cell>
          <table:table-cell table:formula="of:=[.U84]" office:value-type="float" office:value="5" calcext:value-type="float">
            <text:p>5</text:p>
          </table:table-cell>
          <table:table-cell table:formula="of:=[.V84]" office:value-type="float" office:value="30.773338" calcext:value-type="float">
            <text:p>30,773338</text:p>
          </table:table-cell>
          <table:table-cell table:formula="of:=ABS([.AE84]-CEILING([.AC84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312" calcext:value-type="float">
            <text:p>31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0.191741" calcext:value-type="float">
            <text:p>0,19174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6.65" calcext:value-type="float">
            <text:p>6,65</text:p>
          </table:table-cell>
          <table:table-cell office:value-type="float" office:value="3033165" calcext:value-type="float">
            <text:p>3033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6.769081" calcext:value-type="float">
            <text:p>6,7690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-t600.config</text:p>
          </table:table-cell>
          <table:table-cell table:formula="of:=CONCATENATE(&quot;r&quot;;[.B85];&quot;-&quot;;[.C85];&quot;-&quot;;[.E85];&quot;-&quot;;LEFT(RIGHT([.A85];6);1))" office:value-type="string" office:string-value="r4-250-15-2" calcext:value-type="string">
            <text:p>r4-250-15-2</text:p>
          </table:table-cell>
          <table:table-cell table:formula="of:=ROUND(([.F85]/[.G85])*100;2)" office:value-type="float" office:value="19.87" calcext:value-type="float">
            <text:p>19,87</text:p>
          </table:table-cell>
          <table:table-cell table:style-name="ce9" table:formula="of:=[.J85]" office:value-type="float" office:value="0.333333" calcext:value-type="float">
            <text:p>0,3</text:p>
          </table:table-cell>
          <table:table-cell table:style-name="ce9" table:formula="of:=[.I85]" office:value-type="float" office:value="0.191741" calcext:value-type="float">
            <text:p>0,2</text:p>
          </table:table-cell>
          <table:table-cell table:formula="of:=[.U85]" office:value-type="float" office:value="4" calcext:value-type="float">
            <text:p>4</text:p>
          </table:table-cell>
          <table:table-cell table:formula="of:=[.V85]" office:value-type="float" office:value="6.769081" calcext:value-type="float">
            <text:p>6,769081</text:p>
          </table:table-cell>
          <table:table-cell table:formula="of:=ABS([.AE85]-CEILING([.AC8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0.298522" calcext:value-type="float">
            <text:p>0,29852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,29</text:p>
          </table:table-cell>
          <table:table-cell office:value-type="float" office:value="359.01" calcext:value-type="float">
            <text:p>359,01</text:p>
          </table:table-cell>
          <table:table-cell office:value-type="float" office:value="3457509" calcext:value-type="float">
            <text:p>3457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float" office:value="371.522194" calcext:value-type="float">
            <text:p>371,5221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pa-t600.config</text:p>
          </table:table-cell>
          <table:table-cell table:formula="of:=CONCATENATE(&quot;r&quot;;[.B86];&quot;-&quot;;[.C86];&quot;-&quot;;[.E86];&quot;-&quot;;LEFT(RIGHT([.A86];6);1))" office:value-type="string" office:string-value="r4-250-20-1" calcext:value-type="string">
            <text:p>r4-250-20-1</text:p>
          </table:table-cell>
          <table:table-cell table:formula="of:=ROUND(([.F86]/[.G86])*100;2)" office:value-type="float" office:value="24.1" calcext:value-type="float">
            <text:p>24,1</text:p>
          </table:table-cell>
          <table:table-cell table:style-name="ce9" table:formula="of:=[.J86]" office:value-type="float" office:value="0.333333" calcext:value-type="float">
            <text:p>0,3</text:p>
          </table:table-cell>
          <table:table-cell table:style-name="ce9" table:formula="of:=[.I86]" office:value-type="float" office:value="0.298522" calcext:value-type="float">
            <text:p>0,3</text:p>
          </table:table-cell>
          <table:table-cell table:formula="of:=[.U86]" office:value-type="float" office:value="5" calcext:value-type="float">
            <text:p>5</text:p>
          </table:table-cell>
          <table:table-cell table:formula="of:=[.V86]" office:value-type="float" office:value="371.522194" calcext:value-type="float">
            <text:p>371,522194</text:p>
          </table:table-cell>
          <table:table-cell table:formula="of:=ABS([.AE86]-CEILING([.AC86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0.288386" calcext:value-type="float">
            <text:p>0,288386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 office:value-type="float" office:value="20.62" calcext:value-type="float">
            <text:p>20,62</text:p>
          </table:table-cell>
          <table:table-cell office:value-type="float" office:value="3450157" calcext:value-type="float">
            <text:p>3450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21.024441" calcext:value-type="float">
            <text:p>21,0244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cpa-t600.config</text:p>
          </table:table-cell>
          <table:table-cell table:formula="of:=CONCATENATE(&quot;r&quot;;[.B87];&quot;-&quot;;[.C87];&quot;-&quot;;[.E87];&quot;-&quot;;LEFT(RIGHT([.A87];6);1))" office:value-type="string" office:string-value="r4-250-20-2" calcext:value-type="string">
            <text:p>r4-250-20-2</text:p>
          </table:table-cell>
          <table:table-cell table:formula="of:=ROUND(([.F87]/[.G87])*100;2)" office:value-type="float" office:value="24.1" calcext:value-type="float">
            <text:p>24,1</text:p>
          </table:table-cell>
          <table:table-cell table:style-name="ce9" table:formula="of:=[.J87]" office:value-type="float" office:value="0.333333" calcext:value-type="float">
            <text:p>0,3</text:p>
          </table:table-cell>
          <table:table-cell table:style-name="ce9" table:formula="of:=[.I87]" office:value-type="float" office:value="0.288386" calcext:value-type="float">
            <text:p>0,3</text:p>
          </table:table-cell>
          <table:table-cell table:formula="of:=[.U87]" office:value-type="float" office:value="4" calcext:value-type="float">
            <text:p>4</text:p>
          </table:table-cell>
          <table:table-cell table:formula="of:=[.V87]" office:value-type="float" office:value="21.024441" calcext:value-type="float">
            <text:p>21,024441</text:p>
          </table:table-cell>
          <table:table-cell table:formula="of:=ABS([.AE87]-CEILING([.AC87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0.46566" calcext:value-type="float">
            <text:p>0,46566</text:p>
          </table:table-cell>
          <table:table-cell table:style-name="Default" office:value-type="float" office:value="0.523504" calcext:value-type="float">
            <text:p>0,5235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523504" calcext:value-type="float">
            <text:p>0,5235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600.47" calcext:value-type="float">
            <text:p>600,47</text:p>
          </table:table-cell>
          <table:table-cell office:value-type="float" office:value="3849394" calcext:value-type="float">
            <text:p>3849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6" calcext:value-type="float">
            <text:p>6</text:p>
          </table:table-cell>
          <table:table-cell office:value-type="float" office:value="616.832196" calcext:value-type="float">
            <text:p>616,8321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pa-t600.config</text:p>
          </table:table-cell>
          <table:table-cell table:formula="of:=CONCATENATE(&quot;r&quot;;[.B88];&quot;-&quot;;[.C88];&quot;-&quot;;[.E88];&quot;-&quot;;LEFT(RIGHT([.A88];6);1))" office:value-type="string" office:string-value="r4-250-25-1" calcext:value-type="string">
            <text:p>r4-250-25-1</text:p>
          </table:table-cell>
          <table:table-cell table:formula="of:=ROUND(([.F88]/[.G88])*100;2)" office:value-type="float" office:value="28.98" calcext:value-type="float">
            <text:p>28,98</text:p>
          </table:table-cell>
          <table:table-cell table:style-name="ce9" table:formula="of:=[.J88]" office:value-type="float" office:value="0.523504" calcext:value-type="float">
            <text:p>0,5</text:p>
          </table:table-cell>
          <table:table-cell table:style-name="ce9" table:formula="of:=[.I88]" office:value-type="float" office:value="0.46566" calcext:value-type="float">
            <text:p>0,5</text:p>
          </table:table-cell>
          <table:table-cell table:formula="of:=[.U88]" office:value-type="float" office:value="6" calcext:value-type="float">
            <text:p>6</text:p>
          </table:table-cell>
          <table:table-cell table:formula="of:=[.V88]" office:value-type="float" office:value="616.832196" calcext:value-type="float">
            <text:p>616,832196</text:p>
          </table:table-cell>
          <table:table-cell table:formula="of:=ABS([.AE88]-CEILING([.AC88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0.588851" calcext:value-type="float">
            <text:p>0,58885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69.03" calcext:value-type="float">
            <text:p>69,03</text:p>
          </table:table-cell>
          <table:table-cell office:value-type="float" office:value="3856786" calcext:value-type="float">
            <text:p>38567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70.480869" calcext:value-type="float">
            <text:p>70,4808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cpa-t600.config</text:p>
          </table:table-cell>
          <table:table-cell table:formula="of:=CONCATENATE(&quot;r&quot;;[.B89];&quot;-&quot;;[.C89];&quot;-&quot;;[.E89];&quot;-&quot;;LEFT(RIGHT([.A89];6);1))" office:value-type="string" office:string-value="r4-250-25-2" calcext:value-type="string">
            <text:p>r4-250-25-2</text:p>
          </table:table-cell>
          <table:table-cell table:formula="of:=ROUND(([.F89]/[.G89])*100;2)" office:value-type="float" office:value="28.98" calcext:value-type="float">
            <text:p>28,98</text:p>
          </table:table-cell>
          <table:table-cell table:style-name="ce9" table:formula="of:=[.J89]" office:value-type="float" office:value="0.333333" calcext:value-type="float">
            <text:p>0,3</text:p>
          </table:table-cell>
          <table:table-cell table:style-name="ce9" table:formula="of:=[.I89]" office:value-type="float" office:value="0.588851" calcext:value-type="float">
            <text:p>0,6</text:p>
          </table:table-cell>
          <table:table-cell table:formula="of:=[.U89]" office:value-type="float" office:value="4" calcext:value-type="float">
            <text:p>4</text:p>
          </table:table-cell>
          <table:table-cell table:formula="of:=[.V89]" office:value-type="float" office:value="70.480869" calcext:value-type="float">
            <text:p>70,480869</text:p>
          </table:table-cell>
          <table:table-cell table:formula="of:=ABS([.AE89]-CEILING([.AC89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0.02368" calcext:value-type="float">
            <text:p>0,0236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2221349" calcext:value-type="float">
            <text:p>2221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0.052247" calcext:value-type="float">
            <text:p>0,0522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-t600.config</text:p>
          </table:table-cell>
          <table:table-cell table:formula="of:=CONCATENATE(&quot;r&quot;;[.B90];&quot;-&quot;;[.C90];&quot;-&quot;;[.E90];&quot;-&quot;;LEFT(RIGHT([.A90];6);1))" office:value-type="string" office:string-value="r4-250-5-1" calcext:value-type="string">
            <text:p>r4-250-5-1</text:p>
          </table:table-cell>
          <table:table-cell table:formula="of:=ROUND(([.F90]/[.G90])*100;2)" office:value-type="float" office:value="5.88" calcext:value-type="float">
            <text:p>5,88</text:p>
          </table:table-cell>
          <table:table-cell table:style-name="ce9" table:formula="of:=[.J90]" office:value-type="float" office:value="1" calcext:value-type="float">
            <text:p>1,0</text:p>
          </table:table-cell>
          <table:table-cell table:style-name="ce9" table:formula="of:=[.I90]" office:value-type="float" office:value="0.02368" calcext:value-type="float">
            <text:p>0,0</text:p>
          </table:table-cell>
          <table:table-cell table:formula="of:=[.U90]" office:value-type="float" office:value="3" calcext:value-type="float">
            <text:p>3</text:p>
          </table:table-cell>
          <table:table-cell table:formula="of:=[.V90]" office:value-type="float" office:value="0.052247" calcext:value-type="float">
            <text:p>0,052247</text:p>
          </table:table-cell>
          <table:table-cell table:formula="of:=ABS([.AE90]-CEILING([.AC9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0.024534" calcext:value-type="float">
            <text:p>0,024534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2177750" calcext:value-type="float">
            <text:p>2177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045238" calcext:value-type="float">
            <text:p>0,0452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pa-t600.config</text:p>
          </table:table-cell>
          <table:table-cell table:formula="of:=CONCATENATE(&quot;r&quot;;[.B91];&quot;-&quot;;[.C91];&quot;-&quot;;[.E91];&quot;-&quot;;LEFT(RIGHT([.A91];6);1))" office:value-type="string" office:string-value="r4-250-5-2" calcext:value-type="string">
            <text:p>r4-250-5-2</text:p>
          </table:table-cell>
          <table:table-cell table:formula="of:=ROUND(([.F91]/[.G91])*100;2)" office:value-type="float" office:value="8.09" calcext:value-type="float">
            <text:p>8,09</text:p>
          </table:table-cell>
          <table:table-cell table:style-name="ce9" table:formula="of:=[.J91]" office:value-type="float" office:value="0.333333" calcext:value-type="float">
            <text:p>0,3</text:p>
          </table:table-cell>
          <table:table-cell table:style-name="ce9" table:formula="of:=[.I91]" office:value-type="float" office:value="0.024534" calcext:value-type="float">
            <text:p>0,0</text:p>
          </table:table-cell>
          <table:table-cell table:formula="of:=[.U91]" office:value-type="float" office:value="2" calcext:value-type="float">
            <text:p>2</text:p>
          </table:table-cell>
          <table:table-cell table:formula="of:=[.V91]" office:value-type="float" office:value="0.045238" calcext:value-type="float">
            <text:p>0,045238</text:p>
          </table:table-cell>
          <table:table-cell table:formula="of:=ABS([.AE91]-CEILING([.AC9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0.037691" calcext:value-type="float">
            <text:p>0,03769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office:value-type="float" office:value="780745" calcext:value-type="float">
            <text:p>780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187775" calcext:value-type="float">
            <text:p>0,1877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pa-t600.config</text:p>
          </table:table-cell>
          <table:table-cell table:formula="of:=CONCATENATE(&quot;r&quot;;[.B92];&quot;-&quot;;[.C92];&quot;-&quot;;[.E92];&quot;-&quot;;LEFT(RIGHT([.A92];6);1))" office:value-type="string" office:string-value="r4-50-10-1" calcext:value-type="string">
            <text:p>r4-50-10-1</text:p>
          </table:table-cell>
          <table:table-cell table:formula="of:=ROUND(([.F92]/[.G92])*100;2)" office:value-type="float" office:value="39.13" calcext:value-type="float">
            <text:p>39,13</text:p>
          </table:table-cell>
          <table:table-cell table:style-name="ce9" table:formula="of:=[.J92]" office:value-type="float" office:value="1" calcext:value-type="float">
            <text:p>1,0</text:p>
          </table:table-cell>
          <table:table-cell table:style-name="ce9" table:formula="of:=[.I92]" office:value-type="float" office:value="0.037691" calcext:value-type="float">
            <text:p>0,0</text:p>
          </table:table-cell>
          <table:table-cell table:formula="of:=[.U92]" office:value-type="float" office:value="2" calcext:value-type="float">
            <text:p>2</text:p>
          </table:table-cell>
          <table:table-cell table:formula="of:=[.V92]" office:value-type="float" office:value="0.187775" calcext:value-type="float">
            <text:p>0,187775</text:p>
          </table:table-cell>
          <table:table-cell table:formula="of:=ABS([.AE92]-CEILING([.AC9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table:style-name="Default" office:value-type="float" office:value="0.035706" calcext:value-type="float">
            <text:p>0,035706</text:p>
          </table:table-cell>
          <table:table-cell table:style-name="Default" office:value-type="float" office:value="0.327079" calcext:value-type="float">
            <text:p>0,3270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27079" calcext:value-type="float">
            <text:p>0,3270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21" calcext:value-type="float">
            <text:p>0,21</text:p>
          </table:table-cell>
          <table:table-cell office:value-type="float" office:value="769402" calcext:value-type="float">
            <text:p>769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198216" calcext:value-type="float">
            <text:p>0,198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pa-t600.config</text:p>
          </table:table-cell>
          <table:table-cell table:formula="of:=CONCATENATE(&quot;r&quot;;[.B93];&quot;-&quot;;[.C93];&quot;-&quot;;[.E93];&quot;-&quot;;LEFT(RIGHT([.A93];6);1))" office:value-type="string" office:string-value="r4-50-10-2" calcext:value-type="string">
            <text:p>r4-50-10-2</text:p>
          </table:table-cell>
          <table:table-cell table:formula="of:=ROUND(([.F93]/[.G93])*100;2)" office:value-type="float" office:value="45.65" calcext:value-type="float">
            <text:p>45,65</text:p>
          </table:table-cell>
          <table:table-cell table:style-name="ce9" table:formula="of:=[.J93]" office:value-type="float" office:value="0.327079" calcext:value-type="float">
            <text:p>0,3</text:p>
          </table:table-cell>
          <table:table-cell table:style-name="ce9" table:formula="of:=[.I93]" office:value-type="float" office:value="0.035706" calcext:value-type="float">
            <text:p>0,0</text:p>
          </table:table-cell>
          <table:table-cell table:formula="of:=[.U93]" office:value-type="float" office:value="2" calcext:value-type="float">
            <text:p>2</text:p>
          </table:table-cell>
          <table:table-cell table:formula="of:=[.V93]" office:value-type="float" office:value="0.198216" calcext:value-type="float">
            <text:p>0,198216</text:p>
          </table:table-cell>
          <table:table-cell table:formula="of:=ABS([.AE93]-CEILING([.AC9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0.042534" calcext:value-type="float">
            <text:p>0,042534</text:p>
          </table:table-cell>
          <table:table-cell table:style-name="Default" office:value-type="float" office:value="0.189402" calcext:value-type="float">
            <text:p>0,1894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89402" calcext:value-type="float">
            <text:p>0,1894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77" calcext:value-type="float">
            <text:p>0,77</text:p>
          </table:table-cell>
          <table:table-cell office:value-type="float" office:value="888457" calcext:value-type="float">
            <text:p>888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810408" calcext:value-type="float">
            <text:p>0,8104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-t600.config</text:p>
          </table:table-cell>
          <table:table-cell table:formula="of:=CONCATENATE(&quot;r&quot;;[.B94];&quot;-&quot;;[.C94];&quot;-&quot;;[.E94];&quot;-&quot;;LEFT(RIGHT([.A94];6);1))" office:value-type="string" office:string-value="r4-50-15-1" calcext:value-type="string">
            <text:p>r4-50-15-1</text:p>
          </table:table-cell>
          <table:table-cell table:formula="of:=ROUND(([.F94]/[.G94])*100;2)" office:value-type="float" office:value="50" calcext:value-type="float">
            <text:p>50</text:p>
          </table:table-cell>
          <table:table-cell table:style-name="ce9" table:formula="of:=[.J94]" office:value-type="float" office:value="0.189402" calcext:value-type="float">
            <text:p>0,2</text:p>
          </table:table-cell>
          <table:table-cell table:style-name="ce9" table:formula="of:=[.I94]" office:value-type="float" office:value="0.042534" calcext:value-type="float">
            <text:p>0,0</text:p>
          </table:table-cell>
          <table:table-cell table:formula="of:=[.U94]" office:value-type="float" office:value="2" calcext:value-type="float">
            <text:p>2</text:p>
          </table:table-cell>
          <table:table-cell table:formula="of:=[.V94]" office:value-type="float" office:value="0.810408" calcext:value-type="float">
            <text:p>0,810408</text:p>
          </table:table-cell>
          <table:table-cell table:formula="of:=ABS([.AE94]-CEILING([.AC9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0.029157" calcext:value-type="float">
            <text:p>0,029157</text:p>
          </table:table-cell>
          <table:table-cell table:style-name="Default" office:value-type="float" office:value="0.209157" calcext:value-type="float">
            <text:p>0,2091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09157" calcext:value-type="float">
            <text:p>0,2091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881185" calcext:value-type="float">
            <text:p>881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283813" calcext:value-type="float">
            <text:p>0,2838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pa-t600.config</text:p>
          </table:table-cell>
          <table:table-cell table:formula="of:=CONCATENATE(&quot;r&quot;;[.B95];&quot;-&quot;;[.C95];&quot;-&quot;;[.E95];&quot;-&quot;;LEFT(RIGHT([.A95];6);1))" office:value-type="string" office:string-value="r4-50-15-2" calcext:value-type="string">
            <text:p>r4-50-15-2</text:p>
          </table:table-cell>
          <table:table-cell table:formula="of:=ROUND(([.F95]/[.G95])*100;2)" office:value-type="float" office:value="51.79" calcext:value-type="float">
            <text:p>51,79</text:p>
          </table:table-cell>
          <table:table-cell table:style-name="ce9" table:formula="of:=[.J95]" office:value-type="float" office:value="0.209157" calcext:value-type="float">
            <text:p>0,2</text:p>
          </table:table-cell>
          <table:table-cell table:style-name="ce9" table:formula="of:=[.I95]" office:value-type="float" office:value="0.029157" calcext:value-type="float">
            <text:p>0,0</text:p>
          </table:table-cell>
          <table:table-cell table:formula="of:=[.U95]" office:value-type="float" office:value="2" calcext:value-type="float">
            <text:p>2</text:p>
          </table:table-cell>
          <table:table-cell table:formula="of:=[.V95]" office:value-type="float" office:value="0.283813" calcext:value-type="float">
            <text:p>0,283813</text:p>
          </table:table-cell>
          <table:table-cell table:formula="of:=ABS([.AE95]-CEILING([.AC9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0.06813" calcext:value-type="float">
            <text:p>0,06813</text:p>
          </table:table-cell>
          <table:table-cell table:style-name="Default" office:value-type="float" office:value="0.010242" calcext:value-type="float">
            <text:p>0,0102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10242" calcext:value-type="float">
            <text:p>0,0102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.45" calcext:value-type="float">
            <text:p>2,45</text:p>
          </table:table-cell>
          <table:table-cell office:value-type="float" office:value="1020578" calcext:value-type="float">
            <text:p>1020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2.576784" calcext:value-type="float">
            <text:p>2,5767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cpa-t600.config</text:p>
          </table:table-cell>
          <table:table-cell table:formula="of:=CONCATENATE(&quot;r&quot;;[.B96];&quot;-&quot;;[.C96];&quot;-&quot;;[.E96];&quot;-&quot;;LEFT(RIGHT([.A96];6);1))" office:value-type="string" office:string-value="r4-50-20-1" calcext:value-type="string">
            <text:p>r4-50-20-1</text:p>
          </table:table-cell>
          <table:table-cell table:formula="of:=ROUND(([.F96]/[.G96])*100;2)" office:value-type="float" office:value="56.06" calcext:value-type="float">
            <text:p>56,06</text:p>
          </table:table-cell>
          <table:table-cell table:style-name="ce9" table:formula="of:=[.J96]" office:value-type="float" office:value="0.010242" calcext:value-type="float">
            <text:p>0,0</text:p>
          </table:table-cell>
          <table:table-cell table:style-name="ce9" table:formula="of:=[.I96]" office:value-type="float" office:value="0.06813" calcext:value-type="float">
            <text:p>0,1</text:p>
          </table:table-cell>
          <table:table-cell table:formula="of:=[.U96]" office:value-type="float" office:value="2" calcext:value-type="float">
            <text:p>2</text:p>
          </table:table-cell>
          <table:table-cell table:formula="of:=[.V96]" office:value-type="float" office:value="2.576784" calcext:value-type="float">
            <text:p>2,576784</text:p>
          </table:table-cell>
          <table:table-cell table:formula="of:=ABS([.AE96]-CEILING([.AC9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0.054826" calcext:value-type="float">
            <text:p>0,054826</text:p>
          </table:table-cell>
          <table:table-cell table:style-name="Default" office:value-type="float" office:value="0.026873" calcext:value-type="float">
            <text:p>0,0268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26873" calcext:value-type="float">
            <text:p>0,0268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65" calcext:value-type="float">
            <text:p>0,65</text:p>
          </table:table-cell>
          <table:table-cell office:value-type="float" office:value="1016746" calcext:value-type="float">
            <text:p>1016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645889" calcext:value-type="float">
            <text:p>0,6458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cpa-t600.config</text:p>
          </table:table-cell>
          <table:table-cell table:formula="of:=CONCATENATE(&quot;r&quot;;[.B97];&quot;-&quot;;[.C97];&quot;-&quot;;[.E97];&quot;-&quot;;LEFT(RIGHT([.A97];6);1))" office:value-type="string" office:string-value="r4-50-20-2" calcext:value-type="string">
            <text:p>r4-50-20-2</text:p>
          </table:table-cell>
          <table:table-cell table:formula="of:=ROUND(([.F97]/[.G97])*100;2)" office:value-type="float" office:value="54.55" calcext:value-type="float">
            <text:p>54,55</text:p>
          </table:table-cell>
          <table:table-cell table:style-name="ce9" table:formula="of:=[.J97]" office:value-type="float" office:value="0.026873" calcext:value-type="float">
            <text:p>0,0</text:p>
          </table:table-cell>
          <table:table-cell table:style-name="ce9" table:formula="of:=[.I97]" office:value-type="float" office:value="0.054826" calcext:value-type="float">
            <text:p>0,1</text:p>
          </table:table-cell>
          <table:table-cell table:formula="of:=[.U97]" office:value-type="float" office:value="2" calcext:value-type="float">
            <text:p>2</text:p>
          </table:table-cell>
          <table:table-cell table:formula="of:=[.V97]" office:value-type="float" office:value="0.645889" calcext:value-type="float">
            <text:p>0,645889</text:p>
          </table:table-cell>
          <table:table-cell table:formula="of:=ABS([.AE97]-CEILING([.AC9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0.045094" calcext:value-type="float">
            <text:p>0,045094</text:p>
          </table:table-cell>
          <table:table-cell table:style-name="Default" office:value-type="float" office:value="-0.357859" calcext:value-type="float">
            <text:p>-0,3578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357859" calcext:value-type="float">
            <text:p>-0,3578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1.99" calcext:value-type="float">
            <text:p>1,99</text:p>
          </table:table-cell>
          <table:table-cell office:value-type="float" office:value="1134577" calcext:value-type="float">
            <text:p>1134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2.193987" calcext:value-type="float">
            <text:p>2,1939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-t600.config</text:p>
          </table:table-cell>
          <table:table-cell table:formula="of:=CONCATENATE(&quot;r&quot;;[.B98];&quot;-&quot;;[.C98];&quot;-&quot;;[.E98];&quot;-&quot;;LEFT(RIGHT([.A98];6);1))" office:value-type="string" office:string-value="r4-50-25-1" calcext:value-type="string">
            <text:p>r4-50-25-1</text:p>
          </table:table-cell>
          <table:table-cell table:formula="of:=ROUND(([.F98]/[.G98])*100;2)" office:value-type="float" office:value="54.61" calcext:value-type="float">
            <text:p>54,61</text:p>
          </table:table-cell>
          <table:table-cell table:style-name="ce9" table:formula="of:=[.J98]" office:value-type="float" office:value="-0.357859" calcext:value-type="float">
            <text:p>-0,4</text:p>
          </table:table-cell>
          <table:table-cell table:style-name="ce9" table:formula="of:=[.I98]" office:value-type="float" office:value="0.045094" calcext:value-type="float">
            <text:p>0,0</text:p>
          </table:table-cell>
          <table:table-cell table:formula="of:=[.U98]" office:value-type="float" office:value="2" calcext:value-type="float">
            <text:p>2</text:p>
          </table:table-cell>
          <table:table-cell table:formula="of:=[.V98]" office:value-type="float" office:value="2.193987" calcext:value-type="float">
            <text:p>2,193987</text:p>
          </table:table-cell>
          <table:table-cell table:formula="of:=ABS([.AE98]-CEILING([.AC9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0.052641" calcext:value-type="float">
            <text:p>0,052641</text:p>
          </table:table-cell>
          <table:table-cell table:style-name="Default" office:value-type="float" office:value="-0.325305" calcext:value-type="float">
            <text:p>-0,32530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325305" calcext:value-type="float">
            <text:p>-0,3253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.19" calcext:value-type="float">
            <text:p>1,19</text:p>
          </table:table-cell>
          <table:table-cell office:value-type="float" office:value="1140521" calcext:value-type="float">
            <text:p>1140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1.238509" calcext:value-type="float">
            <text:p>1,2385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cpa-t600.config</text:p>
          </table:table-cell>
          <table:table-cell table:formula="of:=CONCATENATE(&quot;r&quot;;[.B99];&quot;-&quot;;[.C99];&quot;-&quot;;[.E99];&quot;-&quot;;LEFT(RIGHT([.A99];6);1))" office:value-type="string" office:string-value="r4-50-25-2" calcext:value-type="string">
            <text:p>r4-50-25-2</text:p>
          </table:table-cell>
          <table:table-cell table:formula="of:=ROUND(([.F99]/[.G99])*100;2)" office:value-type="float" office:value="52.63" calcext:value-type="float">
            <text:p>52,63</text:p>
          </table:table-cell>
          <table:table-cell table:style-name="ce9" table:formula="of:=[.J99]" office:value-type="float" office:value="-0.325305" calcext:value-type="float">
            <text:p>-0,3</text:p>
          </table:table-cell>
          <table:table-cell table:style-name="ce9" table:formula="of:=[.I99]" office:value-type="float" office:value="0.052641" calcext:value-type="float">
            <text:p>0,1</text:p>
          </table:table-cell>
          <table:table-cell table:formula="of:=[.U99]" office:value-type="float" office:value="2" calcext:value-type="float">
            <text:p>2</text:p>
          </table:table-cell>
          <table:table-cell table:formula="of:=[.V99]" office:value-type="float" office:value="1.238509" calcext:value-type="float">
            <text:p>1,238509</text:p>
          </table:table-cell>
          <table:table-cell table:formula="of:=ABS([.AE99]-CEILING([.AC9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010704" calcext:value-type="float">
            <text:p>0,01070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651857" calcext:value-type="float">
            <text:p>651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031983" calcext:value-type="float">
            <text:p>0,0319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pa-t600.config</text:p>
          </table:table-cell>
          <table:table-cell table:formula="of:=CONCATENATE(&quot;r&quot;;[.B100];&quot;-&quot;;[.C100];&quot;-&quot;;[.E100];&quot;-&quot;;LEFT(RIGHT([.A100];6);1))" office:value-type="string" office:string-value="r4-50-5-1" calcext:value-type="string">
            <text:p>r4-50-5-1</text:p>
          </table:table-cell>
          <table:table-cell table:formula="of:=ROUND(([.F100]/[.G100])*100;2)" office:value-type="float" office:value="26.39" calcext:value-type="float">
            <text:p>26,39</text:p>
          </table:table-cell>
          <table:table-cell table:style-name="ce9" table:formula="of:=[.J100]" office:value-type="float" office:value="1" calcext:value-type="float">
            <text:p>1,0</text:p>
          </table:table-cell>
          <table:table-cell table:style-name="ce9" table:formula="of:=[.I100]" office:value-type="float" office:value="0.010704" calcext:value-type="float">
            <text:p>0,0</text:p>
          </table:table-cell>
          <table:table-cell table:formula="of:=[.U100]" office:value-type="float" office:value="2" calcext:value-type="float">
            <text:p>2</text:p>
          </table:table-cell>
          <table:table-cell table:formula="of:=[.V100]" office:value-type="float" office:value="0.031983" calcext:value-type="float">
            <text:p>0,031983</text:p>
          </table:table-cell>
          <table:table-cell table:formula="of:=ABS([.AE100]-CEILING([.AC10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0.010309" calcext:value-type="float">
            <text:p>0,01030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637881" calcext:value-type="float">
            <text:p>637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float" office:value="0.03596" calcext:value-type="float">
            <text:p>0,035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pa-t600.config</text:p>
          </table:table-cell>
          <table:table-cell table:formula="of:=CONCATENATE(&quot;r&quot;;[.B101];&quot;-&quot;;[.C101];&quot;-&quot;;[.E101];&quot;-&quot;;LEFT(RIGHT([.A101];6);1))" office:value-type="string" office:string-value="r4-50-5-2" calcext:value-type="string">
            <text:p>r4-50-5-2</text:p>
          </table:table-cell>
          <table:table-cell table:formula="of:=ROUND(([.F101]/[.G101])*100;2)" office:value-type="float" office:value="30.56" calcext:value-type="float">
            <text:p>30,56</text:p>
          </table:table-cell>
          <table:table-cell table:style-name="ce9" table:formula="of:=[.J101]" office:value-type="float" office:value="0.333333" calcext:value-type="float">
            <text:p>0,3</text:p>
          </table:table-cell>
          <table:table-cell table:style-name="ce9" table:formula="of:=[.I101]" office:value-type="float" office:value="0.010309" calcext:value-type="float">
            <text:p>0,0</text:p>
          </table:table-cell>
          <table:table-cell table:formula="of:=[.U101]" office:value-type="float" office:value="2" calcext:value-type="float">
            <text:p>2</text:p>
          </table:table-cell>
          <table:table-cell table:formula="of:=[.V101]" office:value-type="float" office:value="0.03596" calcext:value-type="float">
            <text:p>0,03596</text:p>
          </table:table-cell>
          <table:table-cell table:formula="of:=ABS([.AE101]-CEILING([.AC101]))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1048474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blpl-t3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5"/>
        <table:table-column table:style-name="co30" table:default-cell-style-name="ce15"/>
        <table:table-column table:style-name="co10" table:number-columns-repeated="2" table:default-cell-style-name="Default"/>
        <table:table-column table:style-name="co30" table:default-cell-style-name="ce1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1"/>
        <table:table-column table:style-name="co25" table:default-cell-style-name="ce11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0" office:value-type="string" calcext:value-type="string">
            <text:p>instance</text:p>
          </table:table-cell>
          <table:table-cell table:style-name="ce10" office:value-type="string" calcext:value-type="string">
            <text:p>frac</text:p>
          </table:table-cell>
          <table:table-cell table:style-name="ce10" office:value-type="string" calcext:value-type="string">
            <text:p>lb0</text:p>
          </table:table-cell>
          <table:table-cell table:style-name="ce10" office:value-type="string" calcext:value-type="string">
            <text:p>time0</text:p>
          </table:table-cell>
          <table:table-cell table:style-name="ce10" office:value-type="string" calcext:value-type="string">
            <text:p>heur</text:p>
          </table:table-cell>
          <table:table-cell table:style-name="ce10" office:value-type="string" calcext:value-type="string">
            <text:p>heur time</text:p>
          </table:table-cell>
          <table:table-cell table:style-name="ce10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0-1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0.029093" calcext:value-type="float">
            <text:p>0,02909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299.85" calcext:value-type="float">
            <text:p>299,85</text:p>
          </table:table-cell>
          <table:table-cell office:value-type="float" office:value="1603302" calcext:value-type="float">
            <text:p>16033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321" calcext:value-type="float">
            <text:p>300,0003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2];&quot;-&quot;;[.C2];&quot;-&quot;;[.E2];&quot;-&quot;;LEFT(RIGHT([.A2];6);1))" office:value-type="string" office:string-value="r20-100-10-1" calcext:value-type="string">
            <text:p>r20-100-10-1</text:p>
          </table:table-cell>
          <table:table-cell table:formula="of:=ROUND(([.F2]/[.G2])*100;2)" office:value-type="float" office:value="0" calcext:value-type="float">
            <text:p>0</text:p>
          </table:table-cell>
          <table:table-cell table:style-name="ce9" table:formula="of:=[.J2]" office:value-type="float" office:value="1" calcext:value-type="float">
            <text:p>1,0</text:p>
          </table:table-cell>
          <table:table-cell table:style-name="ce9" table:formula="of:=[.I2]" office:value-type="float" office:value="0.029093" calcext:value-type="float">
            <text:p>0,0</text:p>
          </table:table-cell>
          <table:table-cell table:formula="of:=[.U2]" office:value-type="float" office:value="1" calcext:value-type="float">
            <text:p>1</text:p>
          </table:table-cell>
          <table:table-cell table:formula="of:=[.V2]" office:value-type="float" office:value="300.000321" calcext:value-type="float">
            <text:p>300,000321</text:p>
          </table:table-cell>
          <table:table-cell table:formula="of:=ABS([.AE2]-CEILING([.AC2]))" office:value-type="float" office:value="0" calcext:value-type="float">
            <text:p>0</text:p>
          </table:table-cell>
          <table:table-cell/>
          <table:table-cell table:style-name="ce12" table:formula="of:=ROUND(AVERAGE([.AG2:.AG300]);2)" office:value-type="float" office:value="1.84" calcext:value-type="float">
            <text:p>1,84</text:p>
          </table:table-cell>
          <table:table-cell table:style-name="ce12" table:formula="of:=ROUND(AVERAGEIF([.AG2:.AG300];&quot;&gt;0&quot;;[.AG2:.AG300]);2)" office:value-type="float" office:value="2.45" calcext:value-type="float">
            <text:p>2,45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Blpl-t300.config</text:p>
          </table:table-cell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62" calcext:value-type="float">
            <text:p>362</text:p>
          </table:table-cell>
          <table:table-cell table:style-name="Default" office:value-type="float" office:value="0.016099" calcext:value-type="float">
            <text:p>0,0160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299.85" calcext:value-type="float">
            <text:p>299,85</text:p>
          </table:table-cell>
          <table:table-cell office:value-type="float" office:value="1561928" calcext:value-type="float">
            <text:p>15619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329" calcext:value-type="float">
            <text:p>300,0003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lpl-t300.config</text:p>
          </table:table-cell>
          <table:table-cell table:formula="of:=CONCATENATE(&quot;r&quot;;[.B3];&quot;-&quot;;[.C3];&quot;-&quot;;[.E3];&quot;-&quot;;LEFT(RIGHT([.A3];6);1))" office:value-type="string" office:string-value="r20-100-10-2" calcext:value-type="string">
            <text:p>r20-100-10-2</text:p>
          </table:table-cell>
          <table:table-cell table:formula="of:=ROUND(([.F3]/[.G3])*100;2)" office:value-type="float" office:value="0" calcext:value-type="float">
            <text:p>0</text:p>
          </table:table-cell>
          <table:table-cell table:style-name="ce9" table:formula="of:=[.J3]" office:value-type="float" office:value="0" calcext:value-type="float">
            <text:p>0,0</text:p>
          </table:table-cell>
          <table:table-cell table:style-name="ce9" table:formula="of:=[.I3]" office:value-type="float" office:value="0.016099" calcext:value-type="float">
            <text:p>0,0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300.000329" calcext:value-type="float">
            <text:p>300,000329</text:p>
          </table:table-cell>
          <table:table-cell table:formula="of:=ABS([.AE3]-CEILING([.AC3])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402" calcext:value-type="float">
            <text:p>402</text:p>
          </table:table-cell>
          <table:table-cell office:value-type="float" office:value="514" calcext:value-type="float">
            <text:p>514</text:p>
          </table:table-cell>
          <table:table-cell table:style-name="Default" office:value-type="float" office:value="1.390486" calcext:value-type="float">
            <text:p>1,390486</text:p>
          </table:table-cell>
          <table:table-cell table:style-name="Default" office:value-type="float" office:value="-0.164827" calcext:value-type="float">
            <text:p>-0,16482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64827" calcext:value-type="float">
            <text:p>-0,1648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,39</text:p>
          </table:table-cell>
          <table:table-cell office:value-type="float" office:value="301.28" calcext:value-type="float">
            <text:p>301,28</text:p>
          </table:table-cell>
          <table:table-cell office:value-type="float" office:value="2047039" calcext:value-type="float">
            <text:p>2047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734" calcext:value-type="float">
            <text:p>300,00073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t300.config</text:p>
          </table:table-cell>
          <table:table-cell table:formula="of:=CONCATENATE(&quot;r&quot;;[.B4];&quot;-&quot;;[.C4];&quot;-&quot;;[.E4];&quot;-&quot;;LEFT(RIGHT([.A4];6);1))" office:value-type="string" office:string-value="r20-100-15-1" calcext:value-type="string">
            <text:p>r20-100-15-1</text:p>
          </table:table-cell>
          <table:table-cell table:formula="of:=ROUND(([.F4]/[.G4])*100;2)" office:value-type="float" office:value="33.58" calcext:value-type="float">
            <text:p>33,58</text:p>
          </table:table-cell>
          <table:table-cell table:style-name="ce9" table:formula="of:=[.J4]" office:value-type="float" office:value="-0.164827" calcext:value-type="float">
            <text:p>-0,2</text:p>
          </table:table-cell>
          <table:table-cell table:style-name="ce9" table:formula="of:=[.I4]" office:value-type="float" office:value="1.390486" calcext:value-type="float">
            <text:p>1,4</text:p>
          </table:table-cell>
          <table:table-cell table:formula="of:=[.U4]" office:value-type="float" office:value="1" calcext:value-type="float">
            <text:p>1</text:p>
          </table:table-cell>
          <table:table-cell table:formula="of:=[.V4]" office:value-type="float" office:value="300.000734" calcext:value-type="float">
            <text:p>300,000734</text:p>
          </table:table-cell>
          <table:table-cell table:formula="of:=ABS([.AE4]-CEILING([.AC4]))" office:value-type="float" office:value="1" calcext:value-type="float">
            <text:p>1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402" calcext:value-type="float">
            <text:p>402</text:p>
          </table:table-cell>
          <table:table-cell office:value-type="float" office:value="460" calcext:value-type="float">
            <text:p>460</text:p>
          </table:table-cell>
          <table:table-cell table:style-name="Default" office:value-type="float" office:value="0.63939" calcext:value-type="float">
            <text:p>0,63939</text:p>
          </table:table-cell>
          <table:table-cell table:style-name="Default" office:value-type="float" office:value="-0.06034" calcext:value-type="float">
            <text:p>-0,060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6034" calcext:value-type="float">
            <text:p>-0,060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,63</text:p>
          </table:table-cell>
          <table:table-cell office:value-type="float" office:value="300.55" calcext:value-type="float">
            <text:p>300,55</text:p>
          </table:table-cell>
          <table:table-cell office:value-type="float" office:value="2031415" calcext:value-type="float">
            <text:p>2031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41" calcext:value-type="float">
            <text:p>300,0004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t300.config</text:p>
          </table:table-cell>
          <table:table-cell table:formula="of:=CONCATENATE(&quot;r&quot;;[.B5];&quot;-&quot;;[.C5];&quot;-&quot;;[.E5];&quot;-&quot;;LEFT(RIGHT([.A5];6);1))" office:value-type="string" office:string-value="r20-100-15-2" calcext:value-type="string">
            <text:p>r20-100-15-2</text:p>
          </table:table-cell>
          <table:table-cell table:formula="of:=ROUND(([.F5]/[.G5])*100;2)" office:value-type="float" office:value="36.57" calcext:value-type="float">
            <text:p>36,57</text:p>
          </table:table-cell>
          <table:table-cell table:style-name="ce9" table:formula="of:=[.J5]" office:value-type="float" office:value="-0.06034" calcext:value-type="float">
            <text:p>-0,1</text:p>
          </table:table-cell>
          <table:table-cell table:style-name="ce9" table:formula="of:=[.I5]" office:value-type="float" office:value="0.63939" calcext:value-type="float">
            <text:p>0,6</text:p>
          </table:table-cell>
          <table:table-cell table:formula="of:=[.U5]" office:value-type="float" office:value="1" calcext:value-type="float">
            <text:p>1</text:p>
          </table:table-cell>
          <table:table-cell table:formula="of:=[.V5]" office:value-type="float" office:value="300.00041" calcext:value-type="float">
            <text:p>300,00041</text:p>
          </table:table-cell>
          <table:table-cell table:formula="of:=ABS([.AE5]-CEILING([.AC5]))" office:value-type="float" office:value="1" calcext:value-type="float">
            <text:p>1</text:p>
          </table:table-cell>
          <table:table-cell/>
          <table:table-cell table:formula="of:=COUNTIF([.AG2:.AG300];0)" office:value-type="float" office:value="25" calcext:value-type="float">
            <text:p>25</text:p>
          </table:table-cell>
          <table:table-cell table:style-name="ce13" table:formula="of:=[.AI5]/[.AI8]" office:value-type="percentage" office:value="0.25" calcext:value-type="percentage">
            <text:p>25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502" calcext:value-type="float">
            <text:p>502</text:p>
          </table:table-cell>
          <table:table-cell office:value-type="float" office:value="603" calcext:value-type="float">
            <text:p>603</text:p>
          </table:table-cell>
          <table:table-cell table:style-name="Default" office:value-type="float" office:value="0.379727" calcext:value-type="float">
            <text:p>0,379727</text:p>
          </table:table-cell>
          <table:table-cell table:style-name="Default" office:value-type="float" office:value="-0.3709" calcext:value-type="float">
            <text:p>-0,370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3709" calcext:value-type="float">
            <text:p>-0,37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float" office:value="300.32" calcext:value-type="float">
            <text:p>300,32</text:p>
          </table:table-cell>
          <table:table-cell office:value-type="float" office:value="2344838" calcext:value-type="float">
            <text:p>2344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336" calcext:value-type="float">
            <text:p>300,00033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pl-t300.config</text:p>
          </table:table-cell>
          <table:table-cell table:formula="of:=CONCATENATE(&quot;r&quot;;[.B6];&quot;-&quot;;[.C6];&quot;-&quot;;[.E6];&quot;-&quot;;LEFT(RIGHT([.A6];6);1))" office:value-type="string" office:string-value="r20-100-20-1" calcext:value-type="string">
            <text:p>r20-100-20-1</text:p>
          </table:table-cell>
          <table:table-cell table:formula="of:=ROUND(([.F6]/[.G6])*100;2)" office:value-type="float" office:value="32.07" calcext:value-type="float">
            <text:p>32,07</text:p>
          </table:table-cell>
          <table:table-cell table:style-name="ce9" table:formula="of:=[.J6]" office:value-type="float" office:value="-0.3709" calcext:value-type="float">
            <text:p>-0,4</text:p>
          </table:table-cell>
          <table:table-cell table:style-name="ce9" table:formula="of:=[.I6]" office:value-type="float" office:value="0.379727" calcext:value-type="float">
            <text:p>0,4</text:p>
          </table:table-cell>
          <table:table-cell table:formula="of:=[.U6]" office:value-type="float" office:value="2" calcext:value-type="float">
            <text:p>2</text:p>
          </table:table-cell>
          <table:table-cell table:formula="of:=[.V6]" office:value-type="float" office:value="300.000336" calcext:value-type="float">
            <text:p>300,000336</text:p>
          </table:table-cell>
          <table:table-cell table:formula="of:=ABS([.AE6]-CEILING([.AC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502" calcext:value-type="float">
            <text:p>502</text:p>
          </table:table-cell>
          <table:table-cell office:value-type="float" office:value="594" calcext:value-type="float">
            <text:p>594</text:p>
          </table:table-cell>
          <table:table-cell table:style-name="Default" office:value-type="float" office:value="0.482166" calcext:value-type="float">
            <text:p>0,482166</text:p>
          </table:table-cell>
          <table:table-cell table:style-name="Default" office:value-type="float" office:value="-0.257265" calcext:value-type="float">
            <text:p>-0,2572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257265" calcext:value-type="float">
            <text:p>-0,2572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300.43" calcext:value-type="float">
            <text:p>300,43</text:p>
          </table:table-cell>
          <table:table-cell office:value-type="float" office:value="2416077" calcext:value-type="float">
            <text:p>2416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826" calcext:value-type="float">
            <text:p>300,0008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pl-t300.config</text:p>
          </table:table-cell>
          <table:table-cell table:formula="of:=CONCATENATE(&quot;r&quot;;[.B7];&quot;-&quot;;[.C7];&quot;-&quot;;[.E7];&quot;-&quot;;LEFT(RIGHT([.A7];6);1))" office:value-type="string" office:string-value="r20-100-20-2" calcext:value-type="string">
            <text:p>r20-100-20-2</text:p>
          </table:table-cell>
          <table:table-cell table:formula="of:=ROUND(([.F7]/[.G7])*100;2)" office:value-type="float" office:value="32.87" calcext:value-type="float">
            <text:p>32,87</text:p>
          </table:table-cell>
          <table:table-cell table:style-name="ce9" table:formula="of:=[.J7]" office:value-type="float" office:value="-0.257265" calcext:value-type="float">
            <text:p>-0,3</text:p>
          </table:table-cell>
          <table:table-cell table:style-name="ce9" table:formula="of:=[.I7]" office:value-type="float" office:value="0.482166" calcext:value-type="float">
            <text:p>0,5</text:p>
          </table:table-cell>
          <table:table-cell table:formula="of:=[.U7]" office:value-type="float" office:value="1" calcext:value-type="float">
            <text:p>1</text:p>
          </table:table-cell>
          <table:table-cell table:formula="of:=[.V7]" office:value-type="float" office:value="300.000826" calcext:value-type="float">
            <text:p>300,000826</text:p>
          </table:table-cell>
          <table:table-cell table:formula="of:=ABS([.AE7]-CEILING([.AC7]))" office:value-type="float" office:value="1" calcext:value-type="float">
            <text:p>1</text:p>
          </table:table-cell>
          <table:table-cell/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  <table:table-cell office:value-type="float" office:value="602" calcext:value-type="float">
            <text:p>602</text:p>
          </table:table-cell>
          <table:table-cell office:value-type="float" office:value="718" calcext:value-type="float">
            <text:p>718</text:p>
          </table:table-cell>
          <table:table-cell table:style-name="Default" office:value-type="float" office:value="0.362838" calcext:value-type="float">
            <text:p>0,362838</text:p>
          </table:table-cell>
          <table:table-cell table:style-name="Default" office:value-type="float" office:value="-0.496624" calcext:value-type="float">
            <text:p>-0,4966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496624" calcext:value-type="float">
            <text:p>-0,4966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300.34" calcext:value-type="float">
            <text:p>300,34</text:p>
          </table:table-cell>
          <table:table-cell office:value-type="float" office:value="2721176" calcext:value-type="float">
            <text:p>2721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091" calcext:value-type="float">
            <text:p>300,00009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pl-t300.config</text:p>
          </table:table-cell>
          <table:table-cell table:formula="of:=CONCATENATE(&quot;r&quot;;[.B8];&quot;-&quot;;[.C8];&quot;-&quot;;[.E8];&quot;-&quot;;LEFT(RIGHT([.A8];6);1))" office:value-type="string" office:string-value="r20-100-25-1" calcext:value-type="string">
            <text:p>r20-100-25-1</text:p>
          </table:table-cell>
          <table:table-cell table:formula="of:=ROUND(([.F8]/[.G8])*100;2)" office:value-type="float" office:value="29.73" calcext:value-type="float">
            <text:p>29,73</text:p>
          </table:table-cell>
          <table:table-cell table:style-name="ce9" table:formula="of:=[.J8]" office:value-type="float" office:value="-0.496624" calcext:value-type="float">
            <text:p>-0,5</text:p>
          </table:table-cell>
          <table:table-cell table:style-name="ce9" table:formula="of:=[.I8]" office:value-type="float" office:value="0.362838" calcext:value-type="float">
            <text:p>0,4</text:p>
          </table:table-cell>
          <table:table-cell table:formula="of:=[.U8]" office:value-type="float" office:value="1" calcext:value-type="float">
            <text:p>1</text:p>
          </table:table-cell>
          <table:table-cell table:formula="of:=[.V8]" office:value-type="float" office:value="300.000091" calcext:value-type="float">
            <text:p>300,000091</text:p>
          </table:table-cell>
          <table:table-cell table:formula="of:=ABS([.AE8]-CEILING([.AC8]))" office:value-type="float" office:value="1" calcext:value-type="float">
            <text:p>1</text:p>
          </table:table-cell>
          <table:table-cell/>
          <table:table-cell table:formula="of:=COUNTIF([.AG2:.AG300];&quot;&gt;=0&quot;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office:value-type="float" office:value="602" calcext:value-type="float">
            <text:p>602</text:p>
          </table:table-cell>
          <table:table-cell office:value-type="float" office:value="683" calcext:value-type="float">
            <text:p>683</text:p>
          </table:table-cell>
          <table:table-cell table:style-name="Default" office:value-type="float" office:value="0.336513" calcext:value-type="float">
            <text:p>0,336513</text:p>
          </table:table-cell>
          <table:table-cell table:style-name="Default" office:value-type="float" office:value="-0.447206" calcext:value-type="float">
            <text:p>-0,4472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447206" calcext:value-type="float">
            <text:p>-0,447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300.28" calcext:value-type="float">
            <text:p>300,28</text:p>
          </table:table-cell>
          <table:table-cell office:value-type="float" office:value="2723720" calcext:value-type="float">
            <text:p>2723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71" calcext:value-type="float">
            <text:p>300,0007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pl-t300.config</text:p>
          </table:table-cell>
          <table:table-cell table:formula="of:=CONCATENATE(&quot;r&quot;;[.B9];&quot;-&quot;;[.C9];&quot;-&quot;;[.E9];&quot;-&quot;;LEFT(RIGHT([.A9];6);1))" office:value-type="string" office:string-value="r20-100-25-2" calcext:value-type="string">
            <text:p>r20-100-25-2</text:p>
          </table:table-cell>
          <table:table-cell table:formula="of:=ROUND(([.F9]/[.G9])*100;2)" office:value-type="float" office:value="29.24" calcext:value-type="float">
            <text:p>29,24</text:p>
          </table:table-cell>
          <table:table-cell table:style-name="ce9" table:formula="of:=[.J9]" office:value-type="float" office:value="-0.447206" calcext:value-type="float">
            <text:p>-0,4</text:p>
          </table:table-cell>
          <table:table-cell table:style-name="ce9" table:formula="of:=[.I9]" office:value-type="float" office:value="0.336513" calcext:value-type="float">
            <text:p>0,3</text:p>
          </table:table-cell>
          <table:table-cell table:formula="of:=[.U9]" office:value-type="float" office:value="1" calcext:value-type="float">
            <text:p>1</text:p>
          </table:table-cell>
          <table:table-cell table:formula="of:=[.V9]" office:value-type="float" office:value="300.00071" calcext:value-type="float">
            <text:p>300,00071</text:p>
          </table:table-cell>
          <table:table-cell table:formula="of:=ABS([.AE9]-CEILING([.AC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table:style-name="Default" office:value-type="float" office:value="0.176286" calcext:value-type="float">
            <text:p>0,17628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299.59" calcext:value-type="float">
            <text:p>299,59</text:p>
          </table:table-cell>
          <table:table-cell office:value-type="float" office:value="1246510" calcext:value-type="float">
            <text:p>12465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41" calcext:value-type="float">
            <text:p>300,0001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pl-t300.config</text:p>
          </table:table-cell>
          <table:table-cell table:formula="of:=CONCATENATE(&quot;r&quot;;[.B10];&quot;-&quot;;[.C10];&quot;-&quot;;[.E10];&quot;-&quot;;LEFT(RIGHT([.A10];6);1))" office:value-type="string" office:string-value="r20-100-5-1" calcext:value-type="string">
            <text:p>r20-100-5-1</text:p>
          </table:table-cell>
          <table:table-cell table:formula="of:=ROUND(([.F10]/[.G10])*100;2)" office:value-type="float" office:value="0" calcext:value-type="float">
            <text:p>0</text:p>
          </table:table-cell>
          <table:table-cell table:style-name="ce9" table:formula="of:=[.J10]" office:value-type="float" office:value="1" calcext:value-type="float">
            <text:p>1,0</text:p>
          </table:table-cell>
          <table:table-cell table:style-name="ce9" table:formula="of:=[.I10]" office:value-type="float" office:value="0.176286" calcext:value-type="float">
            <text:p>0,2</text:p>
          </table:table-cell>
          <table:table-cell table:formula="of:=[.U10]" office:value-type="float" office:value="1" calcext:value-type="float">
            <text:p>1</text:p>
          </table:table-cell>
          <table:table-cell table:formula="of:=[.V10]" office:value-type="float" office:value="300.000141" calcext:value-type="float">
            <text:p>300,000141</text:p>
          </table:table-cell>
          <table:table-cell table:formula="of:=ABS([.AE10]-CEILING([.AC1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006661" calcext:value-type="float">
            <text:p>0,006661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.48" calcext:value-type="float">
            <text:p>299,48</text:p>
          </table:table-cell>
          <table:table-cell office:value-type="float" office:value="1177287" calcext:value-type="float">
            <text:p>11772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144" calcext:value-type="float">
            <text:p>300,000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lpl-t300.config</text:p>
          </table:table-cell>
          <table:table-cell table:formula="of:=CONCATENATE(&quot;r&quot;;[.B11];&quot;-&quot;;[.C11];&quot;-&quot;;[.E11];&quot;-&quot;;LEFT(RIGHT([.A11];6);1))" office:value-type="string" office:string-value="r20-100-5-2" calcext:value-type="string">
            <text:p>r20-100-5-2</text:p>
          </table:table-cell>
          <table:table-cell table:formula="of:=ROUND(([.F11]/[.G11])*100;2)" office:value-type="float" office:value="0" calcext:value-type="float">
            <text:p>0</text:p>
          </table:table-cell>
          <table:table-cell table:style-name="ce9" table:formula="of:=[.J11]" office:value-type="float" office:value="-0" calcext:value-type="float">
            <text:p>0,0</text:p>
          </table:table-cell>
          <table:table-cell table:style-name="ce9" table:formula="of:=[.I11]" office:value-type="float" office:value="0.006661" calcext:value-type="float">
            <text:p>0,0</text:p>
          </table:table-cell>
          <table:table-cell table:formula="of:=[.U11]" office:value-type="float" office:value="0" calcext:value-type="float">
            <text:p>0</text:p>
          </table:table-cell>
          <table:table-cell table:formula="of:=[.V11]" office:value-type="float" office:value="300.000144" calcext:value-type="float">
            <text:p>300,000144</text:p>
          </table:table-cell>
          <table:table-cell table:formula="of:=ABS([.AE11]-CEILING([.AC1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52" calcext:value-type="float">
            <text:p>352</text:p>
          </table:table-cell>
          <table:table-cell office:value-type="float" office:value="462" calcext:value-type="float">
            <text:p>462</text:p>
          </table:table-cell>
          <table:table-cell table:style-name="Default" office:value-type="float" office:value="1.10703" calcext:value-type="float">
            <text:p>1,10703</text:p>
          </table:table-cell>
          <table:table-cell table:style-name="Default" office:value-type="float" office:value="0.182802" calcext:value-type="float">
            <text:p>0,1828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82802" calcext:value-type="float">
            <text:p>0,182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office:value-type="float" office:value="301.02" calcext:value-type="float">
            <text:p>301,02</text:p>
          </table:table-cell>
          <table:table-cell office:value-type="float" office:value="2097925" calcext:value-type="float">
            <text:p>2097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46" calcext:value-type="float">
            <text:p>300,0001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12];&quot;-&quot;;[.C12];&quot;-&quot;;[.E12];&quot;-&quot;;LEFT(RIGHT([.A12];6);1))" office:value-type="string" office:string-value="r20-150-10-1" calcext:value-type="string">
            <text:p>r20-150-10-1</text:p>
          </table:table-cell>
          <table:table-cell table:formula="of:=ROUND(([.F12]/[.G12])*100;2)" office:value-type="float" office:value="35.51" calcext:value-type="float">
            <text:p>35,51</text:p>
          </table:table-cell>
          <table:table-cell table:style-name="ce9" table:formula="of:=[.J12]" office:value-type="float" office:value="0.182802" calcext:value-type="float">
            <text:p>0,2</text:p>
          </table:table-cell>
          <table:table-cell table:style-name="ce9" table:formula="of:=[.I12]" office:value-type="float" office:value="1.10703" calcext:value-type="float">
            <text:p>1,1</text:p>
          </table:table-cell>
          <table:table-cell table:formula="of:=[.U12]" office:value-type="float" office:value="1" calcext:value-type="float">
            <text:p>1</text:p>
          </table:table-cell>
          <table:table-cell table:formula="of:=[.V12]" office:value-type="float" office:value="300.000146" calcext:value-type="float">
            <text:p>300,000146</text:p>
          </table:table-cell>
          <table:table-cell table:formula="of:=ABS([.AE12]-CEILING([.AC1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352" calcext:value-type="float">
            <text:p>352</text:p>
          </table:table-cell>
          <table:table-cell office:value-type="float" office:value="486" calcext:value-type="float">
            <text:p>486</text:p>
          </table:table-cell>
          <table:table-cell table:style-name="Default" office:value-type="float" office:value="0.619918" calcext:value-type="float">
            <text:p>0,619918</text:p>
          </table:table-cell>
          <table:table-cell table:style-name="Default" office:value-type="float" office:value="0.157229" calcext:value-type="float">
            <text:p>0,1572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57229" calcext:value-type="float">
            <text:p>0,157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,61</text:p>
          </table:table-cell>
          <table:table-cell office:value-type="float" office:value="300.54" calcext:value-type="float">
            <text:p>300,54</text:p>
          </table:table-cell>
          <table:table-cell office:value-type="float" office:value="2088565" calcext:value-type="float">
            <text:p>2088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212" calcext:value-type="float">
            <text:p>300,0002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13];&quot;-&quot;;[.C13];&quot;-&quot;;[.E13];&quot;-&quot;;LEFT(RIGHT([.A13];6);1))" office:value-type="string" office:string-value="r20-150-10-2" calcext:value-type="string">
            <text:p>r20-150-10-2</text:p>
          </table:table-cell>
          <table:table-cell table:formula="of:=ROUND(([.F13]/[.G13])*100;2)" office:value-type="float" office:value="36.65" calcext:value-type="float">
            <text:p>36,65</text:p>
          </table:table-cell>
          <table:table-cell table:style-name="ce9" table:formula="of:=[.J13]" office:value-type="float" office:value="0.157229" calcext:value-type="float">
            <text:p>0,2</text:p>
          </table:table-cell>
          <table:table-cell table:style-name="ce9" table:formula="of:=[.I13]" office:value-type="float" office:value="0.619918" calcext:value-type="float">
            <text:p>0,6</text:p>
          </table:table-cell>
          <table:table-cell table:formula="of:=[.U13]" office:value-type="float" office:value="1" calcext:value-type="float">
            <text:p>1</text:p>
          </table:table-cell>
          <table:table-cell table:formula="of:=[.V13]" office:value-type="float" office:value="300.000212" calcext:value-type="float">
            <text:p>300,000212</text:p>
          </table:table-cell>
          <table:table-cell table:formula="of:=ABS([.AE13]-CEILING([.AC1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  <table:table-cell office:value-type="float" office:value="452" calcext:value-type="float">
            <text:p>452</text:p>
          </table:table-cell>
          <table:table-cell office:value-type="float" office:value="694" calcext:value-type="float">
            <text:p>694</text:p>
          </table:table-cell>
          <table:table-cell table:style-name="Default" office:value-type="float" office:value="1.815536" calcext:value-type="float">
            <text:p>1,815536</text:p>
          </table:table-cell>
          <table:table-cell table:style-name="Default" office:value-type="float" office:value="-0.035239" calcext:value-type="float">
            <text:p>-0,03523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35239" calcext:value-type="float">
            <text:p>-0,0352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1" calcext:value-type="float">
            <text:p>1,81</text:p>
          </table:table-cell>
          <table:table-cell office:value-type="float" office:value="301.76" calcext:value-type="float">
            <text:p>301,76</text:p>
          </table:table-cell>
          <table:table-cell office:value-type="float" office:value="2572159" calcext:value-type="float">
            <text:p>2572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699" calcext:value-type="float">
            <text:p>300,00069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t300.config</text:p>
          </table:table-cell>
          <table:table-cell table:formula="of:=CONCATENATE(&quot;r&quot;;[.B14];&quot;-&quot;;[.C14];&quot;-&quot;;[.E14];&quot;-&quot;;LEFT(RIGHT([.A14];6);1))" office:value-type="string" office:string-value="r20-150-15-1" calcext:value-type="string">
            <text:p>r20-150-15-1</text:p>
          </table:table-cell>
          <table:table-cell table:formula="of:=ROUND(([.F14]/[.G14])*100;2)" office:value-type="float" office:value="39.6" calcext:value-type="float">
            <text:p>39,6</text:p>
          </table:table-cell>
          <table:table-cell table:style-name="ce9" table:formula="of:=[.J14]" office:value-type="float" office:value="-0.035239" calcext:value-type="float">
            <text:p>0,0</text:p>
          </table:table-cell>
          <table:table-cell table:style-name="ce9" table:formula="of:=[.I14]" office:value-type="float" office:value="1.815536" calcext:value-type="float">
            <text:p>1,8</text:p>
          </table:table-cell>
          <table:table-cell table:formula="of:=[.U14]" office:value-type="float" office:value="2" calcext:value-type="float">
            <text:p>2</text:p>
          </table:table-cell>
          <table:table-cell table:formula="of:=[.V14]" office:value-type="float" office:value="300.000699" calcext:value-type="float">
            <text:p>300,000699</text:p>
          </table:table-cell>
          <table:table-cell table:formula="of:=ABS([.AE14]-CEILING([.AC1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452" calcext:value-type="float">
            <text:p>452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.390165" calcext:value-type="float">
            <text:p>1,390165</text:p>
          </table:table-cell>
          <table:table-cell table:style-name="Default" office:value-type="float" office:value="-0.048148" calcext:value-type="float">
            <text:p>-0,0481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48148" calcext:value-type="float">
            <text:p>-0,0481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,38</text:p>
          </table:table-cell>
          <table:table-cell office:value-type="float" office:value="301.32" calcext:value-type="float">
            <text:p>301,32</text:p>
          </table:table-cell>
          <table:table-cell office:value-type="float" office:value="2574783" calcext:value-type="float">
            <text:p>2574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906" calcext:value-type="float">
            <text:p>300,0009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t300.config</text:p>
          </table:table-cell>
          <table:table-cell table:formula="of:=CONCATENATE(&quot;r&quot;;[.B15];&quot;-&quot;;[.C15];&quot;-&quot;;[.E15];&quot;-&quot;;LEFT(RIGHT([.A15];6);1))" office:value-type="string" office:string-value="r20-150-15-2" calcext:value-type="string">
            <text:p>r20-150-15-2</text:p>
          </table:table-cell>
          <table:table-cell table:formula="of:=ROUND(([.F15]/[.G15])*100;2)" office:value-type="float" office:value="44.69" calcext:value-type="float">
            <text:p>44,69</text:p>
          </table:table-cell>
          <table:table-cell table:style-name="ce9" table:formula="of:=[.J15]" office:value-type="float" office:value="-0.048148" calcext:value-type="float">
            <text:p>0,0</text:p>
          </table:table-cell>
          <table:table-cell table:style-name="ce9" table:formula="of:=[.I15]" office:value-type="float" office:value="1.390165" calcext:value-type="float">
            <text:p>1,4</text:p>
          </table:table-cell>
          <table:table-cell table:formula="of:=[.U15]" office:value-type="float" office:value="1" calcext:value-type="float">
            <text:p>1</text:p>
          </table:table-cell>
          <table:table-cell table:formula="of:=[.V15]" office:value-type="float" office:value="300.000906" calcext:value-type="float">
            <text:p>300,000906</text:p>
          </table:table-cell>
          <table:table-cell table:formula="of:=ABS([.AE15]-CEILING([.AC1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552" calcext:value-type="float">
            <text:p>552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.024155" calcext:value-type="float">
            <text:p>1,024155</text:p>
          </table:table-cell>
          <table:table-cell table:style-name="Default" office:value-type="float" office:value="-0.195037" calcext:value-type="float">
            <text:p>-0,1950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95037" calcext:value-type="float">
            <text:p>-0,1950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,02</text:p>
          </table:table-cell>
          <table:table-cell office:value-type="float" office:value="301.01" calcext:value-type="float">
            <text:p>301,01</text:p>
          </table:table-cell>
          <table:table-cell office:value-type="float" office:value="2966293" calcext:value-type="float">
            <text:p>2966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052" calcext:value-type="float">
            <text:p>300,00005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pl-t300.config</text:p>
          </table:table-cell>
          <table:table-cell table:formula="of:=CONCATENATE(&quot;r&quot;;[.B16];&quot;-&quot;;[.C16];&quot;-&quot;;[.E16];&quot;-&quot;;LEFT(RIGHT([.A16];6);1))" office:value-type="string" office:string-value="r20-150-20-1" calcext:value-type="string">
            <text:p>r20-150-20-1</text:p>
          </table:table-cell>
          <table:table-cell table:formula="of:=ROUND(([.F16]/[.G16])*100;2)" office:value-type="float" office:value="40.94" calcext:value-type="float">
            <text:p>40,94</text:p>
          </table:table-cell>
          <table:table-cell table:style-name="ce9" table:formula="of:=[.J16]" office:value-type="float" office:value="-0.195037" calcext:value-type="float">
            <text:p>-0,2</text:p>
          </table:table-cell>
          <table:table-cell table:style-name="ce9" table:formula="of:=[.I16]" office:value-type="float" office:value="1.024155" calcext:value-type="float">
            <text:p>1,0</text:p>
          </table:table-cell>
          <table:table-cell table:formula="of:=[.U16]" office:value-type="float" office:value="2" calcext:value-type="float">
            <text:p>2</text:p>
          </table:table-cell>
          <table:table-cell table:formula="of:=[.V16]" office:value-type="float" office:value="300.000052" calcext:value-type="float">
            <text:p>300,000052</text:p>
          </table:table-cell>
          <table:table-cell table:formula="of:=ABS([.AE16]-CEILING([.AC1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552" calcext:value-type="float">
            <text:p>552</text:p>
          </table:table-cell>
          <table:table-cell office:value-type="float" office:value="743" calcext:value-type="float">
            <text:p>743</text:p>
          </table:table-cell>
          <table:table-cell table:style-name="Default" office:value-type="float" office:value="1.501333" calcext:value-type="float">
            <text:p>1,501333</text:p>
          </table:table-cell>
          <table:table-cell table:style-name="Default" office:value-type="float" office:value="-0.10068" calcext:value-type="float">
            <text:p>-0,1006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0068" calcext:value-type="float">
            <text:p>-0,100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301.48" calcext:value-type="float">
            <text:p>301,48</text:p>
          </table:table-cell>
          <table:table-cell office:value-type="float" office:value="3053094" calcext:value-type="float">
            <text:p>3053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25" calcext:value-type="float">
            <text:p>300,00012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pl-t300.config</text:p>
          </table:table-cell>
          <table:table-cell table:formula="of:=CONCATENATE(&quot;r&quot;;[.B17];&quot;-&quot;;[.C17];&quot;-&quot;;[.E17];&quot;-&quot;;LEFT(RIGHT([.A17];6);1))" office:value-type="string" office:string-value="r20-150-20-2" calcext:value-type="string">
            <text:p>r20-150-20-2</text:p>
          </table:table-cell>
          <table:table-cell table:formula="of:=ROUND(([.F17]/[.G17])*100;2)" office:value-type="float" office:value="41.12" calcext:value-type="float">
            <text:p>41,12</text:p>
          </table:table-cell>
          <table:table-cell table:style-name="ce9" table:formula="of:=[.J17]" office:value-type="float" office:value="-0.10068" calcext:value-type="float">
            <text:p>-0,1</text:p>
          </table:table-cell>
          <table:table-cell table:style-name="ce9" table:formula="of:=[.I17]" office:value-type="float" office:value="1.501333" calcext:value-type="float">
            <text:p>1,5</text:p>
          </table:table-cell>
          <table:table-cell table:formula="of:=[.U17]" office:value-type="float" office:value="1" calcext:value-type="float">
            <text:p>1</text:p>
          </table:table-cell>
          <table:table-cell table:formula="of:=[.V17]" office:value-type="float" office:value="300.000125" calcext:value-type="float">
            <text:p>300,000125</text:p>
          </table:table-cell>
          <table:table-cell table:formula="of:=ABS([.AE17]-CEILING([.AC1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652" calcext:value-type="float">
            <text:p>652</text:p>
          </table:table-cell>
          <table:table-cell office:value-type="float" office:value="942" calcext:value-type="float">
            <text:p>942</text:p>
          </table:table-cell>
          <table:table-cell table:style-name="Default" office:value-type="float" office:value="0.819375" calcext:value-type="float">
            <text:p>0,819375</text:p>
          </table:table-cell>
          <table:table-cell table:style-name="Default" office:value-type="float" office:value="-0.283975" calcext:value-type="float">
            <text:p>-0,2839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283975" calcext:value-type="float">
            <text:p>-0,2839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300.79" calcext:value-type="float">
            <text:p>300,79</text:p>
          </table:table-cell>
          <table:table-cell office:value-type="float" office:value="3402298" calcext:value-type="float">
            <text:p>3402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96" calcext:value-type="float">
            <text:p>300,0009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pl-t300.config</text:p>
          </table:table-cell>
          <table:table-cell table:formula="of:=CONCATENATE(&quot;r&quot;;[.B18];&quot;-&quot;;[.C18];&quot;-&quot;;[.E18];&quot;-&quot;;LEFT(RIGHT([.A18];6);1))" office:value-type="string" office:string-value="r20-150-25-1" calcext:value-type="string">
            <text:p>r20-150-25-1</text:p>
          </table:table-cell>
          <table:table-cell table:formula="of:=ROUND(([.F18]/[.G18])*100;2)" office:value-type="float" office:value="34.82" calcext:value-type="float">
            <text:p>34,82</text:p>
          </table:table-cell>
          <table:table-cell table:style-name="ce9" table:formula="of:=[.J18]" office:value-type="float" office:value="-0.283975" calcext:value-type="float">
            <text:p>-0,3</text:p>
          </table:table-cell>
          <table:table-cell table:style-name="ce9" table:formula="of:=[.I18]" office:value-type="float" office:value="0.819375" calcext:value-type="float">
            <text:p>0,8</text:p>
          </table:table-cell>
          <table:table-cell table:formula="of:=[.U18]" office:value-type="float" office:value="2" calcext:value-type="float">
            <text:p>2</text:p>
          </table:table-cell>
          <table:table-cell table:formula="of:=[.V18]" office:value-type="float" office:value="300.00096" calcext:value-type="float">
            <text:p>300,00096</text:p>
          </table:table-cell>
          <table:table-cell table:formula="of:=ABS([.AE18]-CEILING([.AC1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float" office:value="652" calcext:value-type="float">
            <text:p>652</text:p>
          </table:table-cell>
          <table:table-cell office:value-type="float" office:value="931" calcext:value-type="float">
            <text:p>931</text:p>
          </table:table-cell>
          <table:table-cell table:style-name="Default" office:value-type="float" office:value="1.1399" calcext:value-type="float">
            <text:p>1,1399</text:p>
          </table:table-cell>
          <table:table-cell table:style-name="Default" office:value-type="float" office:value="-0.242291" calcext:value-type="float">
            <text:p>-0,24229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242291" calcext:value-type="float">
            <text:p>-0,2422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,12</text:p>
          </table:table-cell>
          <table:table-cell office:value-type="float" office:value="301.12" calcext:value-type="float">
            <text:p>301,12</text:p>
          </table:table-cell>
          <table:table-cell office:value-type="float" office:value="3412730" calcext:value-type="float">
            <text:p>3412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1587" calcext:value-type="float">
            <text:p>300,00158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pl-t300.config</text:p>
          </table:table-cell>
          <table:table-cell table:formula="of:=CONCATENATE(&quot;r&quot;;[.B19];&quot;-&quot;;[.C19];&quot;-&quot;;[.E19];&quot;-&quot;;LEFT(RIGHT([.A19];6);1))" office:value-type="string" office:string-value="r20-150-25-2" calcext:value-type="string">
            <text:p>r20-150-25-2</text:p>
          </table:table-cell>
          <table:table-cell table:formula="of:=ROUND(([.F19]/[.G19])*100;2)" office:value-type="float" office:value="36.96" calcext:value-type="float">
            <text:p>36,96</text:p>
          </table:table-cell>
          <table:table-cell table:style-name="ce9" table:formula="of:=[.J19]" office:value-type="float" office:value="-0.242291" calcext:value-type="float">
            <text:p>-0,2</text:p>
          </table:table-cell>
          <table:table-cell table:style-name="ce9" table:formula="of:=[.I19]" office:value-type="float" office:value="1.1399" calcext:value-type="float">
            <text:p>1,1</text:p>
          </table:table-cell>
          <table:table-cell table:formula="of:=[.U19]" office:value-type="float" office:value="1" calcext:value-type="float">
            <text:p>1</text:p>
          </table:table-cell>
          <table:table-cell table:formula="of:=[.V19]" office:value-type="float" office:value="300.001587" calcext:value-type="float">
            <text:p>300,001587</text:p>
          </table:table-cell>
          <table:table-cell table:formula="of:=ABS([.AE19]-CEILING([.AC1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81" calcext:value-type="float">
            <text:p>181</text:p>
          </table:table-cell>
          <table:table-cell table:style-name="Default" office:value-type="float" office:value="0.2732" calcext:value-type="float">
            <text:p>0,273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299.87" calcext:value-type="float">
            <text:p>299,87</text:p>
          </table:table-cell>
          <table:table-cell office:value-type="float" office:value="1652276" calcext:value-type="float">
            <text:p>1652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37" calcext:value-type="float">
            <text:p>300,0001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pl-t300.config</text:p>
          </table:table-cell>
          <table:table-cell table:formula="of:=CONCATENATE(&quot;r&quot;;[.B20];&quot;-&quot;;[.C20];&quot;-&quot;;[.E20];&quot;-&quot;;LEFT(RIGHT([.A20];6);1))" office:value-type="string" office:string-value="r20-150-5-1" calcext:value-type="string">
            <text:p>r20-150-5-1</text:p>
          </table:table-cell>
          <table:table-cell table:formula="of:=ROUND(([.F20]/[.G20])*100;2)" office:value-type="float" office:value="0" calcext:value-type="float">
            <text:p>0</text:p>
          </table:table-cell>
          <table:table-cell table:style-name="ce9" table:formula="of:=[.J20]" office:value-type="float" office:value="1" calcext:value-type="float">
            <text:p>1,0</text:p>
          </table:table-cell>
          <table:table-cell table:style-name="ce9" table:formula="of:=[.I20]" office:value-type="float" office:value="0.2732" calcext:value-type="float">
            <text:p>0,3</text:p>
          </table:table-cell>
          <table:table-cell table:formula="of:=[.U20]" office:value-type="float" office:value="1" calcext:value-type="float">
            <text:p>1</text:p>
          </table:table-cell>
          <table:table-cell table:formula="of:=[.V20]" office:value-type="float" office:value="300.000137" calcext:value-type="float">
            <text:p>300,000137</text:p>
          </table:table-cell>
          <table:table-cell table:formula="of:=ABS([.AE20]-CEILING([.AC2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032869" calcext:value-type="float">
            <text:p>0,0328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299.7" calcext:value-type="float">
            <text:p>299,7</text:p>
          </table:table-cell>
          <table:table-cell office:value-type="float" office:value="1616963" calcext:value-type="float">
            <text:p>16169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73" calcext:value-type="float">
            <text:p>300,0001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pl-t300.config</text:p>
          </table:table-cell>
          <table:table-cell table:formula="of:=CONCATENATE(&quot;r&quot;;[.B21];&quot;-&quot;;[.C21];&quot;-&quot;;[.E21];&quot;-&quot;;LEFT(RIGHT([.A21];6);1))" office:value-type="string" office:string-value="r20-150-5-2" calcext:value-type="string">
            <text:p>r20-150-5-2</text:p>
          </table:table-cell>
          <table:table-cell table:formula="of:=ROUND(([.F21]/[.G21])*100;2)" office:value-type="float" office:value="0" calcext:value-type="float">
            <text:p>0</text:p>
          </table:table-cell>
          <table:table-cell table:style-name="ce9" table:formula="of:=[.J21]" office:value-type="float" office:value="1" calcext:value-type="float">
            <text:p>1,0</text:p>
          </table:table-cell>
          <table:table-cell table:style-name="ce9" table:formula="of:=[.I21]" office:value-type="float" office:value="0.032869" calcext:value-type="float">
            <text:p>0,0</text:p>
          </table:table-cell>
          <table:table-cell table:formula="of:=[.U21]" office:value-type="float" office:value="1" calcext:value-type="float">
            <text:p>1</text:p>
          </table:table-cell>
          <table:table-cell table:formula="of:=[.V21]" office:value-type="float" office:value="300.000173" calcext:value-type="float">
            <text:p>300,000173</text:p>
          </table:table-cell>
          <table:table-cell table:formula="of:=ABS([.AE21]-CEILING([.AC2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402" calcext:value-type="float">
            <text:p>402</text:p>
          </table:table-cell>
          <table:table-cell office:value-type="float" office:value="508" calcext:value-type="float">
            <text:p>508</text:p>
          </table:table-cell>
          <table:table-cell table:style-name="Default" office:value-type="float" office:value="1.109182" calcext:value-type="float">
            <text:p>1,109182</text:p>
          </table:table-cell>
          <table:table-cell table:style-name="Default" office:value-type="float" office:value="0.279348" calcext:value-type="float">
            <text:p>0,2793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79348" calcext:value-type="float">
            <text:p>0,2793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office:value-type="float" office:value="301.01" calcext:value-type="float">
            <text:p>301,01</text:p>
          </table:table-cell>
          <table:table-cell office:value-type="float" office:value="2556236" calcext:value-type="float">
            <text:p>2556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466" calcext:value-type="float">
            <text:p>300,00046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22];&quot;-&quot;;[.C22];&quot;-&quot;;[.E22];&quot;-&quot;;LEFT(RIGHT([.A22];6);1))" office:value-type="string" office:string-value="r20-200-10-1" calcext:value-type="string">
            <text:p>r20-200-10-1</text:p>
          </table:table-cell>
          <table:table-cell table:formula="of:=ROUND(([.F22]/[.G22])*100;2)" office:value-type="float" office:value="32.84" calcext:value-type="float">
            <text:p>32,84</text:p>
          </table:table-cell>
          <table:table-cell table:style-name="ce9" table:formula="of:=[.J22]" office:value-type="float" office:value="0.279348" calcext:value-type="float">
            <text:p>0,3</text:p>
          </table:table-cell>
          <table:table-cell table:style-name="ce9" table:formula="of:=[.I22]" office:value-type="float" office:value="1.109182" calcext:value-type="float">
            <text:p>1,1</text:p>
          </table:table-cell>
          <table:table-cell table:formula="of:=[.U22]" office:value-type="float" office:value="1" calcext:value-type="float">
            <text:p>1</text:p>
          </table:table-cell>
          <table:table-cell table:formula="of:=[.V22]" office:value-type="float" office:value="300.000466" calcext:value-type="float">
            <text:p>300,000466</text:p>
          </table:table-cell>
          <table:table-cell table:formula="of:=ABS([.AE22]-CEILING([.AC2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402" calcext:value-type="float">
            <text:p>402</text:p>
          </table:table-cell>
          <table:table-cell office:value-type="float" office:value="452" calcext:value-type="float">
            <text:p>452</text:p>
          </table:table-cell>
          <table:table-cell table:style-name="Default" office:value-type="float" office:value="1.554073" calcext:value-type="float">
            <text:p>1,554073</text:p>
          </table:table-cell>
          <table:table-cell table:style-name="Default" office:value-type="float" office:value="0.152941" calcext:value-type="float">
            <text:p>0,15294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52941" calcext:value-type="float">
            <text:p>0,1529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,55</text:p>
          </table:table-cell>
          <table:table-cell office:value-type="float" office:value="301.49" calcext:value-type="float">
            <text:p>301,49</text:p>
          </table:table-cell>
          <table:table-cell office:value-type="float" office:value="2565708" calcext:value-type="float">
            <text:p>2565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216" calcext:value-type="float">
            <text:p>300,0002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23];&quot;-&quot;;[.C23];&quot;-&quot;;[.E23];&quot;-&quot;;LEFT(RIGHT([.A23];6);1))" office:value-type="string" office:string-value="r20-200-10-2" calcext:value-type="string">
            <text:p>r20-200-10-2</text:p>
          </table:table-cell>
          <table:table-cell table:formula="of:=ROUND(([.F23]/[.G23])*100;2)" office:value-type="float" office:value="38.81" calcext:value-type="float">
            <text:p>38,81</text:p>
          </table:table-cell>
          <table:table-cell table:style-name="ce9" table:formula="of:=[.J23]" office:value-type="float" office:value="0.152941" calcext:value-type="float">
            <text:p>0,2</text:p>
          </table:table-cell>
          <table:table-cell table:style-name="ce9" table:formula="of:=[.I23]" office:value-type="float" office:value="1.554073" calcext:value-type="float">
            <text:p>1,6</text:p>
          </table:table-cell>
          <table:table-cell table:formula="of:=[.U23]" office:value-type="float" office:value="1" calcext:value-type="float">
            <text:p>1</text:p>
          </table:table-cell>
          <table:table-cell table:formula="of:=[.V23]" office:value-type="float" office:value="300.000216" calcext:value-type="float">
            <text:p>300,000216</text:p>
          </table:table-cell>
          <table:table-cell table:formula="of:=ABS([.AE23]-CEILING([.AC2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502" calcext:value-type="float">
            <text:p>502</text:p>
          </table:table-cell>
          <table:table-cell office:value-type="float" office:value="793" calcext:value-type="float">
            <text:p>793</text:p>
          </table:table-cell>
          <table:table-cell table:style-name="Default" office:value-type="float" office:value="2.472424" calcext:value-type="float">
            <text:p>2,472424</text:p>
          </table:table-cell>
          <table:table-cell table:style-name="Default" office:value-type="float" office:value="0.015565" calcext:value-type="float">
            <text:p>0,0155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15565" calcext:value-type="float">
            <text:p>0,0155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7" calcext:value-type="float">
            <text:p>2,47</text:p>
          </table:table-cell>
          <table:table-cell office:value-type="float" office:value="302.4" calcext:value-type="float">
            <text:p>302,4</text:p>
          </table:table-cell>
          <table:table-cell office:value-type="float" office:value="3100459" calcext:value-type="float">
            <text:p>310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593" calcext:value-type="float">
            <text:p>300,00059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t300.config</text:p>
          </table:table-cell>
          <table:table-cell table:formula="of:=CONCATENATE(&quot;r&quot;;[.B24];&quot;-&quot;;[.C24];&quot;-&quot;;[.E24];&quot;-&quot;;LEFT(RIGHT([.A24];6);1))" office:value-type="string" office:string-value="r20-200-15-1" calcext:value-type="string">
            <text:p>r20-200-15-1</text:p>
          </table:table-cell>
          <table:table-cell table:formula="of:=ROUND(([.F24]/[.G24])*100;2)" office:value-type="float" office:value="43.03" calcext:value-type="float">
            <text:p>43,03</text:p>
          </table:table-cell>
          <table:table-cell table:style-name="ce9" table:formula="of:=[.J24]" office:value-type="float" office:value="0.015565" calcext:value-type="float">
            <text:p>0,0</text:p>
          </table:table-cell>
          <table:table-cell table:style-name="ce9" table:formula="of:=[.I24]" office:value-type="float" office:value="2.472424" calcext:value-type="float">
            <text:p>2,5</text:p>
          </table:table-cell>
          <table:table-cell table:formula="of:=[.U24]" office:value-type="float" office:value="2" calcext:value-type="float">
            <text:p>2</text:p>
          </table:table-cell>
          <table:table-cell table:formula="of:=[.V24]" office:value-type="float" office:value="300.000593" calcext:value-type="float">
            <text:p>300,000593</text:p>
          </table:table-cell>
          <table:table-cell table:formula="of:=ABS([.AE24]-CEILING([.AC2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office:value-type="float" office:value="502" calcext:value-type="float">
            <text:p>502</text:p>
          </table:table-cell>
          <table:table-cell office:value-type="float" office:value="798" calcext:value-type="float">
            <text:p>798</text:p>
          </table:table-cell>
          <table:table-cell table:style-name="Default" office:value-type="float" office:value="2.132228" calcext:value-type="float">
            <text:p>2,132228</text:p>
          </table:table-cell>
          <table:table-cell table:style-name="Default" office:value-type="float" office:value="0.010744" calcext:value-type="float">
            <text:p>0,0107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10744" calcext:value-type="float">
            <text:p>0,0107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,13</text:p>
          </table:table-cell>
          <table:table-cell office:value-type="float" office:value="302.08" calcext:value-type="float">
            <text:p>302,08</text:p>
          </table:table-cell>
          <table:table-cell office:value-type="float" office:value="3101611" calcext:value-type="float">
            <text:p>3101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062" calcext:value-type="float">
            <text:p>300,00006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t300.config</text:p>
          </table:table-cell>
          <table:table-cell table:formula="of:=CONCATENATE(&quot;r&quot;;[.B25];&quot;-&quot;;[.C25];&quot;-&quot;;[.E25];&quot;-&quot;;LEFT(RIGHT([.A25];6);1))" office:value-type="string" office:string-value="r20-200-15-2" calcext:value-type="string">
            <text:p>r20-200-15-2</text:p>
          </table:table-cell>
          <table:table-cell table:formula="of:=ROUND(([.F25]/[.G25])*100;2)" office:value-type="float" office:value="46.22" calcext:value-type="float">
            <text:p>46,22</text:p>
          </table:table-cell>
          <table:table-cell table:style-name="ce9" table:formula="of:=[.J25]" office:value-type="float" office:value="0.010744" calcext:value-type="float">
            <text:p>0,0</text:p>
          </table:table-cell>
          <table:table-cell table:style-name="ce9" table:formula="of:=[.I25]" office:value-type="float" office:value="2.132228" calcext:value-type="float">
            <text:p>2,1</text:p>
          </table:table-cell>
          <table:table-cell table:formula="of:=[.U25]" office:value-type="float" office:value="1" calcext:value-type="float">
            <text:p>1</text:p>
          </table:table-cell>
          <table:table-cell table:formula="of:=[.V25]" office:value-type="float" office:value="300.000062" calcext:value-type="float">
            <text:p>300,000062</text:p>
          </table:table-cell>
          <table:table-cell table:formula="of:=ABS([.AE25]-CEILING([.AC2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965" calcext:value-type="float">
            <text:p>965</text:p>
          </table:table-cell>
          <table:table-cell table:style-name="Default" office:value-type="float" office:value="1.556245" calcext:value-type="float">
            <text:p>1,556245</text:p>
          </table:table-cell>
          <table:table-cell table:style-name="Default" office:value-type="float" office:value="-0.119943" calcext:value-type="float">
            <text:p>-0,1199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19943" calcext:value-type="float">
            <text:p>-0,119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,55</text:p>
          </table:table-cell>
          <table:table-cell office:value-type="float" office:value="301.53" calcext:value-type="float">
            <text:p>301,53</text:p>
          </table:table-cell>
          <table:table-cell office:value-type="float" office:value="3558512" calcext:value-type="float">
            <text:p>3558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1809" calcext:value-type="float">
            <text:p>300,00180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pl-t300.config</text:p>
          </table:table-cell>
          <table:table-cell table:formula="of:=CONCATENATE(&quot;r&quot;;[.B26];&quot;-&quot;;[.C26];&quot;-&quot;;[.E26];&quot;-&quot;;LEFT(RIGHT([.A26];6);1))" office:value-type="string" office:string-value="r20-200-20-1" calcext:value-type="string">
            <text:p>r20-200-20-1</text:p>
          </table:table-cell>
          <table:table-cell table:formula="of:=ROUND(([.F26]/[.G26])*100;2)" office:value-type="float" office:value="44.35" calcext:value-type="float">
            <text:p>44,35</text:p>
          </table:table-cell>
          <table:table-cell table:style-name="ce9" table:formula="of:=[.J26]" office:value-type="float" office:value="-0.119943" calcext:value-type="float">
            <text:p>-0,1</text:p>
          </table:table-cell>
          <table:table-cell table:style-name="ce9" table:formula="of:=[.I26]" office:value-type="float" office:value="1.556245" calcext:value-type="float">
            <text:p>1,6</text:p>
          </table:table-cell>
          <table:table-cell table:formula="of:=[.U26]" office:value-type="float" office:value="2" calcext:value-type="float">
            <text:p>2</text:p>
          </table:table-cell>
          <table:table-cell table:formula="of:=[.V26]" office:value-type="float" office:value="300.001809" calcext:value-type="float">
            <text:p>300,001809</text:p>
          </table:table-cell>
          <table:table-cell table:formula="of:=ABS([.AE26]-CEILING([.AC2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602" calcext:value-type="float">
            <text:p>602</text:p>
          </table:table-cell>
          <table:table-cell office:value-type="float" office:value="977" calcext:value-type="float">
            <text:p>977</text:p>
          </table:table-cell>
          <table:table-cell table:style-name="Default" office:value-type="float" office:value="1.626484" calcext:value-type="float">
            <text:p>1,626484</text:p>
          </table:table-cell>
          <table:table-cell table:style-name="Default" office:value-type="float" office:value="-0.101293" calcext:value-type="float">
            <text:p>-0,10129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01293" calcext:value-type="float">
            <text:p>-0,1012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,61</text:p>
          </table:table-cell>
          <table:table-cell office:value-type="float" office:value="301.6" calcext:value-type="float">
            <text:p>301,6</text:p>
          </table:table-cell>
          <table:table-cell office:value-type="float" office:value="3551488" calcext:value-type="float">
            <text:p>3551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2038" calcext:value-type="float">
            <text:p>300,0020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pl-t300.config</text:p>
          </table:table-cell>
          <table:table-cell table:formula="of:=CONCATENATE(&quot;r&quot;;[.B27];&quot;-&quot;;[.C27];&quot;-&quot;;[.E27];&quot;-&quot;;LEFT(RIGHT([.A27];6);1))" office:value-type="string" office:string-value="r20-200-20-2" calcext:value-type="string">
            <text:p>r20-200-20-2</text:p>
          </table:table-cell>
          <table:table-cell table:formula="of:=ROUND(([.F27]/[.G27])*100;2)" office:value-type="float" office:value="43.19" calcext:value-type="float">
            <text:p>43,19</text:p>
          </table:table-cell>
          <table:table-cell table:style-name="ce9" table:formula="of:=[.J27]" office:value-type="float" office:value="-0.101293" calcext:value-type="float">
            <text:p>-0,1</text:p>
          </table:table-cell>
          <table:table-cell table:style-name="ce9" table:formula="of:=[.I27]" office:value-type="float" office:value="1.626484" calcext:value-type="float">
            <text:p>1,6</text:p>
          </table:table-cell>
          <table:table-cell table:formula="of:=[.U27]" office:value-type="float" office:value="1" calcext:value-type="float">
            <text:p>1</text:p>
          </table:table-cell>
          <table:table-cell table:formula="of:=[.V27]" office:value-type="float" office:value="300.002038" calcext:value-type="float">
            <text:p>300,002038</text:p>
          </table:table-cell>
          <table:table-cell table:formula="of:=ABS([.AE27]-CEILING([.AC2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91" calcext:value-type="float">
            <text:p>291</text:p>
          </table:table-cell>
          <table:table-cell office:value-type="float" office:value="702" calcext:value-type="float">
            <text:p>702</text:p>
          </table:table-cell>
          <table:table-cell office:value-type="float" office:value="1133" calcext:value-type="float">
            <text:p>1133</text:p>
          </table:table-cell>
          <table:table-cell table:style-name="Default" office:value-type="float" office:value="1.517294" calcext:value-type="float">
            <text:p>1,517294</text:p>
          </table:table-cell>
          <table:table-cell table:style-name="Default" office:value-type="float" office:value="-0.19935" calcext:value-type="float">
            <text:p>-0,1993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9935" calcext:value-type="float">
            <text:p>-0,199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301.51" calcext:value-type="float">
            <text:p>301,51</text:p>
          </table:table-cell>
          <table:table-cell office:value-type="float" office:value="4067977" calcext:value-type="float">
            <text:p>4067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4312" calcext:value-type="float">
            <text:p>300,00431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pl-t300.config</text:p>
          </table:table-cell>
          <table:table-cell table:formula="of:=CONCATENATE(&quot;r&quot;;[.B28];&quot;-&quot;;[.C28];&quot;-&quot;;[.E28];&quot;-&quot;;LEFT(RIGHT([.A28];6);1))" office:value-type="string" office:string-value="r20-200-25-1" calcext:value-type="string">
            <text:p>r20-200-25-1</text:p>
          </table:table-cell>
          <table:table-cell table:formula="of:=ROUND(([.F28]/[.G28])*100;2)" office:value-type="float" office:value="41.45" calcext:value-type="float">
            <text:p>41,45</text:p>
          </table:table-cell>
          <table:table-cell table:style-name="ce9" table:formula="of:=[.J28]" office:value-type="float" office:value="-0.19935" calcext:value-type="float">
            <text:p>-0,2</text:p>
          </table:table-cell>
          <table:table-cell table:style-name="ce9" table:formula="of:=[.I28]" office:value-type="float" office:value="1.517294" calcext:value-type="float">
            <text:p>1,5</text:p>
          </table:table-cell>
          <table:table-cell table:formula="of:=[.U28]" office:value-type="float" office:value="2" calcext:value-type="float">
            <text:p>2</text:p>
          </table:table-cell>
          <table:table-cell table:formula="of:=[.V28]" office:value-type="float" office:value="300.004312" calcext:value-type="float">
            <text:p>300,004312</text:p>
          </table:table-cell>
          <table:table-cell table:formula="of:=ABS([.AE28]-CEILING([.AC2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702" calcext:value-type="float">
            <text:p>702</text:p>
          </table:table-cell>
          <table:table-cell office:value-type="float" office:value="1181" calcext:value-type="float">
            <text:p>1181</text:p>
          </table:table-cell>
          <table:table-cell table:style-name="Default" office:value-type="float" office:value="1.368996" calcext:value-type="float">
            <text:p>1,368996</text:p>
          </table:table-cell>
          <table:table-cell table:style-name="Default" office:value-type="float" office:value="-0.162574" calcext:value-type="float">
            <text:p>-0,16257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62574" calcext:value-type="float">
            <text:p>-0,1625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,36</text:p>
          </table:table-cell>
          <table:table-cell office:value-type="float" office:value="301.36" calcext:value-type="float">
            <text:p>301,36</text:p>
          </table:table-cell>
          <table:table-cell office:value-type="float" office:value="4052993" calcext:value-type="float">
            <text:p>4052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1388" calcext:value-type="float">
            <text:p>300,00138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pl-t300.config</text:p>
          </table:table-cell>
          <table:table-cell table:formula="of:=CONCATENATE(&quot;r&quot;;[.B29];&quot;-&quot;;[.C29];&quot;-&quot;;[.E29];&quot;-&quot;;LEFT(RIGHT([.A29];6);1))" office:value-type="string" office:string-value="r20-200-25-2" calcext:value-type="string">
            <text:p>r20-200-25-2</text:p>
          </table:table-cell>
          <table:table-cell table:formula="of:=ROUND(([.F29]/[.G29])*100;2)" office:value-type="float" office:value="40.03" calcext:value-type="float">
            <text:p>40,03</text:p>
          </table:table-cell>
          <table:table-cell table:style-name="ce9" table:formula="of:=[.J29]" office:value-type="float" office:value="-0.162574" calcext:value-type="float">
            <text:p>-0,2</text:p>
          </table:table-cell>
          <table:table-cell table:style-name="ce9" table:formula="of:=[.I29]" office:value-type="float" office:value="1.368996" calcext:value-type="float">
            <text:p>1,4</text:p>
          </table:table-cell>
          <table:table-cell table:formula="of:=[.U29]" office:value-type="float" office:value="2" calcext:value-type="float">
            <text:p>2</text:p>
          </table:table-cell>
          <table:table-cell table:formula="of:=[.V29]" office:value-type="float" office:value="300.001388" calcext:value-type="float">
            <text:p>300,001388</text:p>
          </table:table-cell>
          <table:table-cell table:formula="of:=ABS([.AE29]-CEILING([.AC2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table:style-name="Default" office:value-type="float" office:value="0.414397" calcext:value-type="float">
            <text:p>0,41439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300.06" calcext:value-type="float">
            <text:p>300,06</text:p>
          </table:table-cell>
          <table:table-cell office:value-type="float" office:value="2046287" calcext:value-type="float">
            <text:p>20462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63" calcext:value-type="float">
            <text:p>300,0001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pl-t300.config</text:p>
          </table:table-cell>
          <table:table-cell table:formula="of:=CONCATENATE(&quot;r&quot;;[.B30];&quot;-&quot;;[.C30];&quot;-&quot;;[.E30];&quot;-&quot;;LEFT(RIGHT([.A30];6);1))" office:value-type="string" office:string-value="r20-200-5-1" calcext:value-type="string">
            <text:p>r20-200-5-1</text:p>
          </table:table-cell>
          <table:table-cell table:formula="of:=ROUND(([.F30]/[.G30])*100;2)" office:value-type="float" office:value="0" calcext:value-type="float">
            <text:p>0</text:p>
          </table:table-cell>
          <table:table-cell table:style-name="ce9" table:formula="of:=[.J30]" office:value-type="float" office:value="1" calcext:value-type="float">
            <text:p>1,0</text:p>
          </table:table-cell>
          <table:table-cell table:style-name="ce9" table:formula="of:=[.I30]" office:value-type="float" office:value="0.414397" calcext:value-type="float">
            <text:p>0,4</text:p>
          </table:table-cell>
          <table:table-cell table:formula="of:=[.U30]" office:value-type="float" office:value="1" calcext:value-type="float">
            <text:p>1</text:p>
          </table:table-cell>
          <table:table-cell table:formula="of:=[.V30]" office:value-type="float" office:value="300.000163" calcext:value-type="float">
            <text:p>300,000163</text:p>
          </table:table-cell>
          <table:table-cell table:formula="of:=ABS([.AE30]-CEILING([.AC3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0.03414" calcext:value-type="float">
            <text:p>0,0341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299.74" calcext:value-type="float">
            <text:p>299,74</text:p>
          </table:table-cell>
          <table:table-cell office:value-type="float" office:value="2006266" calcext:value-type="float">
            <text:p>2006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56" calcext:value-type="float">
            <text:p>300,00015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pl-t300.config</text:p>
          </table:table-cell>
          <table:table-cell table:formula="of:=CONCATENATE(&quot;r&quot;;[.B31];&quot;-&quot;;[.C31];&quot;-&quot;;[.E31];&quot;-&quot;;LEFT(RIGHT([.A31];6);1))" office:value-type="string" office:string-value="r20-200-5-2" calcext:value-type="string">
            <text:p>r20-200-5-2</text:p>
          </table:table-cell>
          <table:table-cell table:formula="of:=ROUND(([.F31]/[.G31])*100;2)" office:value-type="float" office:value="0" calcext:value-type="float">
            <text:p>0</text:p>
          </table:table-cell>
          <table:table-cell table:style-name="ce9" table:formula="of:=[.J31]" office:value-type="float" office:value="1" calcext:value-type="float">
            <text:p>1,0</text:p>
          </table:table-cell>
          <table:table-cell table:style-name="ce9" table:formula="of:=[.I31]" office:value-type="float" office:value="0.03414" calcext:value-type="float">
            <text:p>0,0</text:p>
          </table:table-cell>
          <table:table-cell table:formula="of:=[.U31]" office:value-type="float" office:value="1" calcext:value-type="float">
            <text:p>1</text:p>
          </table:table-cell>
          <table:table-cell table:formula="of:=[.V31]" office:value-type="float" office:value="300.000156" calcext:value-type="float">
            <text:p>300,000156</text:p>
          </table:table-cell>
          <table:table-cell table:formula="of:=ABS([.AE31]-CEILING([.AC3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452" calcext:value-type="float">
            <text:p>452</text:p>
          </table:table-cell>
          <table:table-cell office:value-type="float" office:value="476" calcext:value-type="float">
            <text:p>476</text:p>
          </table:table-cell>
          <table:table-cell table:style-name="Default" office:value-type="float" office:value="1.433983" calcext:value-type="float">
            <text:p>1,433983</text:p>
          </table:table-cell>
          <table:table-cell table:style-name="Default" office:value-type="float" office:value="0.310796" calcext:value-type="float">
            <text:p>0,31079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10796" calcext:value-type="float">
            <text:p>0,3107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,42</text:p>
          </table:table-cell>
          <table:table-cell office:value-type="float" office:value="301.35" calcext:value-type="float">
            <text:p>301,35</text:p>
          </table:table-cell>
          <table:table-cell office:value-type="float" office:value="3025694" calcext:value-type="float">
            <text:p>3025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83" calcext:value-type="float">
            <text:p>300,00018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32];&quot;-&quot;;[.C32];&quot;-&quot;;[.E32];&quot;-&quot;;LEFT(RIGHT([.A32];6);1))" office:value-type="string" office:string-value="r20-250-10-1" calcext:value-type="string">
            <text:p>r20-250-10-1</text:p>
          </table:table-cell>
          <table:table-cell table:formula="of:=ROUND(([.F32]/[.G32])*100;2)" office:value-type="float" office:value="31.42" calcext:value-type="float">
            <text:p>31,42</text:p>
          </table:table-cell>
          <table:table-cell table:style-name="ce9" table:formula="of:=[.J32]" office:value-type="float" office:value="0.310796" calcext:value-type="float">
            <text:p>0,3</text:p>
          </table:table-cell>
          <table:table-cell table:style-name="ce9" table:formula="of:=[.I32]" office:value-type="float" office:value="1.433983" calcext:value-type="float">
            <text:p>1,4</text:p>
          </table:table-cell>
          <table:table-cell table:formula="of:=[.U32]" office:value-type="float" office:value="1" calcext:value-type="float">
            <text:p>1</text:p>
          </table:table-cell>
          <table:table-cell table:formula="of:=[.V32]" office:value-type="float" office:value="300.000183" calcext:value-type="float">
            <text:p>300,000183</text:p>
          </table:table-cell>
          <table:table-cell table:formula="of:=ABS([.AE32]-CEILING([.AC3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table:style-name="Default" office:value-type="float" office:value="2.022638" calcext:value-type="float">
            <text:p>2,022638</text:p>
          </table:table-cell>
          <table:table-cell table:style-name="Default" office:value-type="float" office:value="0.180923" calcext:value-type="float">
            <text:p>0,1809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80923" calcext:value-type="float">
            <text:p>0,1809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,02</text:p>
          </table:table-cell>
          <table:table-cell office:value-type="float" office:value="301.96" calcext:value-type="float">
            <text:p>301,96</text:p>
          </table:table-cell>
          <table:table-cell office:value-type="float" office:value="3029558" calcext:value-type="float">
            <text:p>3029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696" calcext:value-type="float">
            <text:p>300,0006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33];&quot;-&quot;;[.C33];&quot;-&quot;;[.E33];&quot;-&quot;;LEFT(RIGHT([.A33];6);1))" office:value-type="string" office:string-value="r20-250-10-2" calcext:value-type="string">
            <text:p>r20-250-10-2</text:p>
          </table:table-cell>
          <table:table-cell table:formula="of:=ROUND(([.F33]/[.G33])*100;2)" office:value-type="float" office:value="38.5" calcext:value-type="float">
            <text:p>38,5</text:p>
          </table:table-cell>
          <table:table-cell table:style-name="ce9" table:formula="of:=[.J33]" office:value-type="float" office:value="0.180923" calcext:value-type="float">
            <text:p>0,2</text:p>
          </table:table-cell>
          <table:table-cell table:style-name="ce9" table:formula="of:=[.I33]" office:value-type="float" office:value="2.022638" calcext:value-type="float">
            <text:p>2,0</text:p>
          </table:table-cell>
          <table:table-cell table:formula="of:=[.U33]" office:value-type="float" office:value="1" calcext:value-type="float">
            <text:p>1</text:p>
          </table:table-cell>
          <table:table-cell table:formula="of:=[.V33]" office:value-type="float" office:value="300.000696" calcext:value-type="float">
            <text:p>300,000696</text:p>
          </table:table-cell>
          <table:table-cell table:formula="of:=ABS([.AE33]-CEILING([.AC3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office:value-type="float" office:value="552" calcext:value-type="float">
            <text:p>552</text:p>
          </table:table-cell>
          <table:table-cell office:value-type="float" office:value="869" calcext:value-type="float">
            <text:p>869</text:p>
          </table:table-cell>
          <table:table-cell table:style-name="Default" office:value-type="float" office:value="2.971044" calcext:value-type="float">
            <text:p>2,971044</text:p>
          </table:table-cell>
          <table:table-cell table:style-name="Default" office:value-type="float" office:value="0.067568" calcext:value-type="float">
            <text:p>0,06756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67568" calcext:value-type="float">
            <text:p>0,067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6" calcext:value-type="float">
            <text:p>2,96</text:p>
          </table:table-cell>
          <table:table-cell office:value-type="float" office:value="302.93" calcext:value-type="float">
            <text:p>302,93</text:p>
          </table:table-cell>
          <table:table-cell office:value-type="float" office:value="3646182" calcext:value-type="float">
            <text:p>3646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1096" calcext:value-type="float">
            <text:p>300,00109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t300.config</text:p>
          </table:table-cell>
          <table:table-cell table:formula="of:=CONCATENATE(&quot;r&quot;;[.B34];&quot;-&quot;;[.C34];&quot;-&quot;;[.E34];&quot;-&quot;;LEFT(RIGHT([.A34];6);1))" office:value-type="string" office:string-value="r20-250-15-1" calcext:value-type="string">
            <text:p>r20-250-15-1</text:p>
          </table:table-cell>
          <table:table-cell table:formula="of:=ROUND(([.F34]/[.G34])*100;2)" office:value-type="float" office:value="45.11" calcext:value-type="float">
            <text:p>45,11</text:p>
          </table:table-cell>
          <table:table-cell table:style-name="ce9" table:formula="of:=[.J34]" office:value-type="float" office:value="0.067568" calcext:value-type="float">
            <text:p>0,1</text:p>
          </table:table-cell>
          <table:table-cell table:style-name="ce9" table:formula="of:=[.I34]" office:value-type="float" office:value="2.971044" calcext:value-type="float">
            <text:p>3,0</text:p>
          </table:table-cell>
          <table:table-cell table:formula="of:=[.U34]" office:value-type="float" office:value="2" calcext:value-type="float">
            <text:p>2</text:p>
          </table:table-cell>
          <table:table-cell table:formula="of:=[.V34]" office:value-type="float" office:value="300.001096" calcext:value-type="float">
            <text:p>300,001096</text:p>
          </table:table-cell>
          <table:table-cell table:formula="of:=ABS([.AE34]-CEILING([.AC3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552" calcext:value-type="float">
            <text:p>552</text:p>
          </table:table-cell>
          <table:table-cell office:value-type="float" office:value="974" calcext:value-type="float">
            <text:p>974</text:p>
          </table:table-cell>
          <table:table-cell table:style-name="Default" office:value-type="float" office:value="3.38759" calcext:value-type="float">
            <text:p>3,38759</text:p>
          </table:table-cell>
          <table:table-cell table:style-name="Default" office:value-type="float" office:value="0.031981" calcext:value-type="float">
            <text:p>0,0319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31981" calcext:value-type="float">
            <text:p>0,031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303.36" calcext:value-type="float">
            <text:p>303,36</text:p>
          </table:table-cell>
          <table:table-cell office:value-type="float" office:value="3658806" calcext:value-type="float">
            <text:p>36588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722" calcext:value-type="float">
            <text:p>300,0007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t300.config</text:p>
          </table:table-cell>
          <table:table-cell table:formula="of:=CONCATENATE(&quot;r&quot;;[.B35];&quot;-&quot;;[.C35];&quot;-&quot;;[.E35];&quot;-&quot;;LEFT(RIGHT([.A35];6);1))" office:value-type="string" office:string-value="r20-250-15-2" calcext:value-type="string">
            <text:p>r20-250-15-2</text:p>
          </table:table-cell>
          <table:table-cell table:formula="of:=ROUND(([.F35]/[.G35])*100;2)" office:value-type="float" office:value="48.73" calcext:value-type="float">
            <text:p>48,73</text:p>
          </table:table-cell>
          <table:table-cell table:style-name="ce9" table:formula="of:=[.J35]" office:value-type="float" office:value="0.031981" calcext:value-type="float">
            <text:p>0,0</text:p>
          </table:table-cell>
          <table:table-cell table:style-name="ce9" table:formula="of:=[.I35]" office:value-type="float" office:value="3.38759" calcext:value-type="float">
            <text:p>3,4</text:p>
          </table:table-cell>
          <table:table-cell table:formula="of:=[.U35]" office:value-type="float" office:value="1" calcext:value-type="float">
            <text:p>1</text:p>
          </table:table-cell>
          <table:table-cell table:formula="of:=[.V35]" office:value-type="float" office:value="300.000722" calcext:value-type="float">
            <text:p>300,000722</text:p>
          </table:table-cell>
          <table:table-cell table:formula="of:=ABS([.AE35]-CEILING([.AC3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office:value-type="float" office:value="652" calcext:value-type="float">
            <text:p>652</text:p>
          </table:table-cell>
          <table:table-cell office:value-type="float" office:value="1236" calcext:value-type="float">
            <text:p>1236</text:p>
          </table:table-cell>
          <table:table-cell table:style-name="Default" office:value-type="float" office:value="2.872847" calcext:value-type="float">
            <text:p>2,872847</text:p>
          </table:table-cell>
          <table:table-cell table:style-name="Default" office:value-type="float" office:value="-0.077712" calcext:value-type="float">
            <text:p>-0,0777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77712" calcext:value-type="float">
            <text:p>-0,0777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5" calcext:value-type="float">
            <text:p>2,85</text:p>
          </table:table-cell>
          <table:table-cell office:value-type="float" office:value="302.84" calcext:value-type="float">
            <text:p>302,84</text:p>
          </table:table-cell>
          <table:table-cell office:value-type="float" office:value="4171067" calcext:value-type="float">
            <text:p>417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1763" calcext:value-type="float">
            <text:p>300,00176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pl-t300.config</text:p>
          </table:table-cell>
          <table:table-cell table:formula="of:=CONCATENATE(&quot;r&quot;;[.B36];&quot;-&quot;;[.C36];&quot;-&quot;;[.E36];&quot;-&quot;;LEFT(RIGHT([.A36];6);1))" office:value-type="string" office:string-value="r20-250-20-1" calcext:value-type="string">
            <text:p>r20-250-20-1</text:p>
          </table:table-cell>
          <table:table-cell table:formula="of:=ROUND(([.F36]/[.G36])*100;2)" office:value-type="float" office:value="44.79" calcext:value-type="float">
            <text:p>44,79</text:p>
          </table:table-cell>
          <table:table-cell table:style-name="ce9" table:formula="of:=[.J36]" office:value-type="float" office:value="-0.077712" calcext:value-type="float">
            <text:p>-0,1</text:p>
          </table:table-cell>
          <table:table-cell table:style-name="ce9" table:formula="of:=[.I36]" office:value-type="float" office:value="2.872847" calcext:value-type="float">
            <text:p>2,9</text:p>
          </table:table-cell>
          <table:table-cell table:formula="of:=[.U36]" office:value-type="float" office:value="2" calcext:value-type="float">
            <text:p>2</text:p>
          </table:table-cell>
          <table:table-cell table:formula="of:=[.V36]" office:value-type="float" office:value="300.001763" calcext:value-type="float">
            <text:p>300,001763</text:p>
          </table:table-cell>
          <table:table-cell table:formula="of:=ABS([.AE36]-CEILING([.AC3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309" calcext:value-type="float">
            <text:p>309</text:p>
          </table:table-cell>
          <table:table-cell office:value-type="float" office:value="652" calcext:value-type="float">
            <text:p>652</text:p>
          </table:table-cell>
          <table:table-cell office:value-type="float" office:value="1172" calcext:value-type="float">
            <text:p>1172</text:p>
          </table:table-cell>
          <table:table-cell table:style-name="Default" office:value-type="float" office:value="5.14859" calcext:value-type="float">
            <text:p>5,14859</text:p>
          </table:table-cell>
          <table:table-cell table:style-name="Default" office:value-type="float" office:value="-0.045382" calcext:value-type="float">
            <text:p>-0,04538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45382" calcext:value-type="float">
            <text:p>-0,0453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4" calcext:value-type="float">
            <text:p>5,14</text:p>
          </table:table-cell>
          <table:table-cell office:value-type="float" office:value="305.13" calcext:value-type="float">
            <text:p>305,13</text:p>
          </table:table-cell>
          <table:table-cell office:value-type="float" office:value="4279816" calcext:value-type="float">
            <text:p>4279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2063" calcext:value-type="float">
            <text:p>300,00206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pl-t300.config</text:p>
          </table:table-cell>
          <table:table-cell table:formula="of:=CONCATENATE(&quot;r&quot;;[.B37];&quot;-&quot;;[.C37];&quot;-&quot;;[.E37];&quot;-&quot;;LEFT(RIGHT([.A37];6);1))" office:value-type="string" office:string-value="r20-250-20-2" calcext:value-type="string">
            <text:p>r20-250-20-2</text:p>
          </table:table-cell>
          <table:table-cell table:formula="of:=ROUND(([.F37]/[.G37])*100;2)" office:value-type="float" office:value="47.39" calcext:value-type="float">
            <text:p>47,39</text:p>
          </table:table-cell>
          <table:table-cell table:style-name="ce9" table:formula="of:=[.J37]" office:value-type="float" office:value="-0.045382" calcext:value-type="float">
            <text:p>0,0</text:p>
          </table:table-cell>
          <table:table-cell table:style-name="ce9" table:formula="of:=[.I37]" office:value-type="float" office:value="5.14859" calcext:value-type="float">
            <text:p>5,1</text:p>
          </table:table-cell>
          <table:table-cell table:formula="of:=[.U37]" office:value-type="float" office:value="1" calcext:value-type="float">
            <text:p>1</text:p>
          </table:table-cell>
          <table:table-cell table:formula="of:=[.V37]" office:value-type="float" office:value="300.002063" calcext:value-type="float">
            <text:p>300,002063</text:p>
          </table:table-cell>
          <table:table-cell table:formula="of:=ABS([.AE37]-CEILING([.AC3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office:value-type="float" office:value="752" calcext:value-type="float">
            <text:p>752</text:p>
          </table:table-cell>
          <table:table-cell office:value-type="float" office:value="1424" calcext:value-type="float">
            <text:p>1424</text:p>
          </table:table-cell>
          <table:table-cell table:style-name="Default" office:value-type="float" office:value="3.678286" calcext:value-type="float">
            <text:p>3,678286</text:p>
          </table:table-cell>
          <table:table-cell table:style-name="Default" office:value-type="float" office:value="-0.138255" calcext:value-type="float">
            <text:p>-0,13825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38255" calcext:value-type="float">
            <text:p>-0,138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6" calcext:value-type="float">
            <text:p>3,66</text:p>
          </table:table-cell>
          <table:table-cell office:value-type="float" office:value="303.66" calcext:value-type="float">
            <text:p>303,66</text:p>
          </table:table-cell>
          <table:table-cell office:value-type="float" office:value="4739070" calcext:value-type="float">
            <text:p>4739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1151" calcext:value-type="float">
            <text:p>300,00115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pl-t300.config</text:p>
          </table:table-cell>
          <table:table-cell table:formula="of:=CONCATENATE(&quot;r&quot;;[.B38];&quot;-&quot;;[.C38];&quot;-&quot;;[.E38];&quot;-&quot;;LEFT(RIGHT([.A38];6);1))" office:value-type="string" office:string-value="r20-250-25-1" calcext:value-type="string">
            <text:p>r20-250-25-1</text:p>
          </table:table-cell>
          <table:table-cell table:formula="of:=ROUND(([.F38]/[.G38])*100;2)" office:value-type="float" office:value="43.88" calcext:value-type="float">
            <text:p>43,88</text:p>
          </table:table-cell>
          <table:table-cell table:style-name="ce9" table:formula="of:=[.J38]" office:value-type="float" office:value="-0.138255" calcext:value-type="float">
            <text:p>-0,1</text:p>
          </table:table-cell>
          <table:table-cell table:style-name="ce9" table:formula="of:=[.I38]" office:value-type="float" office:value="3.678286" calcext:value-type="float">
            <text:p>3,7</text:p>
          </table:table-cell>
          <table:table-cell table:formula="of:=[.U38]" office:value-type="float" office:value="2" calcext:value-type="float">
            <text:p>2</text:p>
          </table:table-cell>
          <table:table-cell table:formula="of:=[.V38]" office:value-type="float" office:value="300.001151" calcext:value-type="float">
            <text:p>300,001151</text:p>
          </table:table-cell>
          <table:table-cell table:formula="of:=ABS([.AE38]-CEILING([.AC3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331" calcext:value-type="float">
            <text:p>331</text:p>
          </table:table-cell>
          <table:table-cell office:value-type="float" office:value="752" calcext:value-type="float">
            <text:p>752</text:p>
          </table:table-cell>
          <table:table-cell office:value-type="float" office:value="1300" calcext:value-type="float">
            <text:p>1300</text:p>
          </table:table-cell>
          <table:table-cell table:style-name="Default" office:value-type="float" office:value="1.798664" calcext:value-type="float">
            <text:p>1,798664</text:p>
          </table:table-cell>
          <table:table-cell table:style-name="Default" office:value-type="float" office:value="-0.098569" calcext:value-type="float">
            <text:p>-0,09856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98569" calcext:value-type="float">
            <text:p>-0,0985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9" calcext:value-type="float">
            <text:p>1,79</text:p>
          </table:table-cell>
          <table:table-cell office:value-type="float" office:value="301.77" calcext:value-type="float">
            <text:p>301,77</text:p>
          </table:table-cell>
          <table:table-cell office:value-type="float" office:value="4739510" calcext:value-type="float">
            <text:p>4739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1576" calcext:value-type="float">
            <text:p>300,00157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pl-t300.config</text:p>
          </table:table-cell>
          <table:table-cell table:formula="of:=CONCATENATE(&quot;r&quot;;[.B39];&quot;-&quot;;[.C39];&quot;-&quot;;[.E39];&quot;-&quot;;LEFT(RIGHT([.A39];6);1))" office:value-type="string" office:string-value="r20-250-25-2" calcext:value-type="string">
            <text:p>r20-250-25-2</text:p>
          </table:table-cell>
          <table:table-cell table:formula="of:=ROUND(([.F39]/[.G39])*100;2)" office:value-type="float" office:value="44.02" calcext:value-type="float">
            <text:p>44,02</text:p>
          </table:table-cell>
          <table:table-cell table:style-name="ce9" table:formula="of:=[.J39]" office:value-type="float" office:value="-0.098569" calcext:value-type="float">
            <text:p>-0,1</text:p>
          </table:table-cell>
          <table:table-cell table:style-name="ce9" table:formula="of:=[.I39]" office:value-type="float" office:value="1.798664" calcext:value-type="float">
            <text:p>1,8</text:p>
          </table:table-cell>
          <table:table-cell table:formula="of:=[.U39]" office:value-type="float" office:value="2" calcext:value-type="float">
            <text:p>2</text:p>
          </table:table-cell>
          <table:table-cell table:formula="of:=[.V39]" office:value-type="float" office:value="300.001576" calcext:value-type="float">
            <text:p>300,001576</text:p>
          </table:table-cell>
          <table:table-cell table:formula="of:=ABS([.AE39]-CEILING([.AC3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35" calcext:value-type="float">
            <text:p>235</text:p>
          </table:table-cell>
          <table:table-cell table:style-name="Default" office:value-type="float" office:value="0.416748" calcext:value-type="float">
            <text:p>0,41674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300.2" calcext:value-type="float">
            <text:p>300,2</text:p>
          </table:table-cell>
          <table:table-cell office:value-type="float" office:value="2447968" calcext:value-type="float">
            <text:p>24479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343" calcext:value-type="float">
            <text:p>300,0003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pl-t300.config</text:p>
          </table:table-cell>
          <table:table-cell table:formula="of:=CONCATENATE(&quot;r&quot;;[.B40];&quot;-&quot;;[.C40];&quot;-&quot;;[.E40];&quot;-&quot;;LEFT(RIGHT([.A40];6);1))" office:value-type="string" office:string-value="r20-250-5-1" calcext:value-type="string">
            <text:p>r20-250-5-1</text:p>
          </table:table-cell>
          <table:table-cell table:formula="of:=ROUND(([.F40]/[.G40])*100;2)" office:value-type="float" office:value="0" calcext:value-type="float">
            <text:p>0</text:p>
          </table:table-cell>
          <table:table-cell table:style-name="ce9" table:formula="of:=[.J40]" office:value-type="float" office:value="1" calcext:value-type="float">
            <text:p>1,0</text:p>
          </table:table-cell>
          <table:table-cell table:style-name="ce9" table:formula="of:=[.I40]" office:value-type="float" office:value="0.416748" calcext:value-type="float">
            <text:p>0,4</text:p>
          </table:table-cell>
          <table:table-cell table:formula="of:=[.U40]" office:value-type="float" office:value="1" calcext:value-type="float">
            <text:p>1</text:p>
          </table:table-cell>
          <table:table-cell table:formula="of:=[.V40]" office:value-type="float" office:value="300.000343" calcext:value-type="float">
            <text:p>300,000343</text:p>
          </table:table-cell>
          <table:table-cell table:formula="of:=ABS([.AE40]-CEILING([.AC4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156" calcext:value-type="float">
            <text:p>156</text:p>
          </table:table-cell>
          <table:table-cell table:style-name="Default" office:value-type="float" office:value="0.022395" calcext:value-type="float">
            <text:p>0,02239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299.81" calcext:value-type="float">
            <text:p>299,81</text:p>
          </table:table-cell>
          <table:table-cell office:value-type="float" office:value="2404778" calcext:value-type="float">
            <text:p>2404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147" calcext:value-type="float">
            <text:p>300,0001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pl-t300.config</text:p>
          </table:table-cell>
          <table:table-cell table:formula="of:=CONCATENATE(&quot;r&quot;;[.B41];&quot;-&quot;;[.C41];&quot;-&quot;;[.E41];&quot;-&quot;;LEFT(RIGHT([.A41];6);1))" office:value-type="string" office:string-value="r20-250-5-2" calcext:value-type="string">
            <text:p>r20-250-5-2</text:p>
          </table:table-cell>
          <table:table-cell table:formula="of:=ROUND(([.F41]/[.G41])*100;2)" office:value-type="float" office:value="0" calcext:value-type="float">
            <text:p>0</text:p>
          </table:table-cell>
          <table:table-cell table:style-name="ce9" table:formula="of:=[.J41]" office:value-type="float" office:value="1" calcext:value-type="float">
            <text:p>1,0</text:p>
          </table:table-cell>
          <table:table-cell table:style-name="ce9" table:formula="of:=[.I41]" office:value-type="float" office:value="0.022395" calcext:value-type="float">
            <text:p>0,0</text:p>
          </table:table-cell>
          <table:table-cell table:formula="of:=[.U41]" office:value-type="float" office:value="1" calcext:value-type="float">
            <text:p>1</text:p>
          </table:table-cell>
          <table:table-cell table:formula="of:=[.V41]" office:value-type="float" office:value="300.000147" calcext:value-type="float">
            <text:p>300,000147</text:p>
          </table:table-cell>
          <table:table-cell table:formula="of:=ABS([.AE41]-CEILING([.AC4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25" calcext:value-type="float">
            <text:p>225</text:p>
          </table:table-cell>
          <table:table-cell table:style-name="Default" office:value-type="float" office:value="0.014753" calcext:value-type="float">
            <text:p>0,0147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299.74" calcext:value-type="float">
            <text:p>299,74</text:p>
          </table:table-cell>
          <table:table-cell office:value-type="float" office:value="1109737" calcext:value-type="float">
            <text:p>11097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147" calcext:value-type="float">
            <text:p>300,0001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lpl-t300.config</text:p>
          </table:table-cell>
          <table:table-cell table:formula="of:=CONCATENATE(&quot;r&quot;;[.B42];&quot;-&quot;;[.C42];&quot;-&quot;;[.E42];&quot;-&quot;;LEFT(RIGHT([.A42];6);1))" office:value-type="string" office:string-value="r20-50-10-1" calcext:value-type="string">
            <text:p>r20-50-10-1</text:p>
          </table:table-cell>
          <table:table-cell table:formula="of:=ROUND(([.F42]/[.G42])*100;2)" office:value-type="float" office:value="0" calcext:value-type="float">
            <text:p>0</text:p>
          </table:table-cell>
          <table:table-cell table:style-name="ce9" table:formula="of:=[.J42]" office:value-type="float" office:value="0" calcext:value-type="float">
            <text:p>0,0</text:p>
          </table:table-cell>
          <table:table-cell table:style-name="ce9" table:formula="of:=[.I42]" office:value-type="float" office:value="0.014753" calcext:value-type="float">
            <text:p>0,0</text:p>
          </table:table-cell>
          <table:table-cell table:formula="of:=[.U42]" office:value-type="float" office:value="0" calcext:value-type="float">
            <text:p>0</text:p>
          </table:table-cell>
          <table:table-cell table:formula="of:=[.V42]" office:value-type="float" office:value="300.000147" calcext:value-type="float">
            <text:p>300,000147</text:p>
          </table:table-cell>
          <table:table-cell table:formula="of:=ABS([.AE42]-CEILING([.AC4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89" calcext:value-type="float">
            <text:p>189</text:p>
          </table:table-cell>
          <table:table-cell table:style-name="Default" office:value-type="float" office:value="0.007837" calcext:value-type="float">
            <text:p>0,007837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.7" calcext:value-type="float">
            <text:p>299,7</text:p>
          </table:table-cell>
          <table:table-cell office:value-type="float" office:value="1110809" calcext:value-type="float">
            <text:p>1110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109" calcext:value-type="float">
            <text:p>300,000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lpl-t300.config</text:p>
          </table:table-cell>
          <table:table-cell table:formula="of:=CONCATENATE(&quot;r&quot;;[.B43];&quot;-&quot;;[.C43];&quot;-&quot;;[.E43];&quot;-&quot;;LEFT(RIGHT([.A43];6);1))" office:value-type="string" office:string-value="r20-50-10-2" calcext:value-type="string">
            <text:p>r20-50-10-2</text:p>
          </table:table-cell>
          <table:table-cell table:formula="of:=ROUND(([.F43]/[.G43])*100;2)" office:value-type="float" office:value="0" calcext:value-type="float">
            <text:p>0</text:p>
          </table:table-cell>
          <table:table-cell table:style-name="ce9" table:formula="of:=[.J43]" office:value-type="float" office:value="-0" calcext:value-type="float">
            <text:p>0,0</text:p>
          </table:table-cell>
          <table:table-cell table:style-name="ce9" table:formula="of:=[.I43]" office:value-type="float" office:value="0.007837" calcext:value-type="float">
            <text:p>0,0</text:p>
          </table:table-cell>
          <table:table-cell table:formula="of:=[.U43]" office:value-type="float" office:value="0" calcext:value-type="float">
            <text:p>0</text:p>
          </table:table-cell>
          <table:table-cell table:formula="of:=[.V43]" office:value-type="float" office:value="300.000109" calcext:value-type="float">
            <text:p>300,000109</text:p>
          </table:table-cell>
          <table:table-cell table:formula="of:=ABS([.AE43]-CEILING([.AC4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0.019947" calcext:value-type="float">
            <text:p>0,019947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299.88" calcext:value-type="float">
            <text:p>299,88</text:p>
          </table:table-cell>
          <table:table-cell office:value-type="float" office:value="1420004" calcext:value-type="float">
            <text:p>1420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99" calcext:value-type="float">
            <text:p>300,000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blpl-t300.config</text:p>
          </table:table-cell>
          <table:table-cell table:formula="of:=CONCATENATE(&quot;r&quot;;[.B44];&quot;-&quot;;[.C44];&quot;-&quot;;[.E44];&quot;-&quot;;LEFT(RIGHT([.A44];6);1))" office:value-type="string" office:string-value="r20-50-15-1" calcext:value-type="string">
            <text:p>r20-50-15-1</text:p>
          </table:table-cell>
          <table:table-cell table:formula="of:=ROUND(([.F44]/[.G44])*100;2)" office:value-type="float" office:value="0" calcext:value-type="float">
            <text:p>0</text:p>
          </table:table-cell>
          <table:table-cell table:style-name="ce9" table:formula="of:=[.J44]" office:value-type="float" office:value="-0" calcext:value-type="float">
            <text:p>0,0</text:p>
          </table:table-cell>
          <table:table-cell table:style-name="ce9" table:formula="of:=[.I44]" office:value-type="float" office:value="0.019947" calcext:value-type="float">
            <text:p>0,0</text:p>
          </table:table-cell>
          <table:table-cell table:formula="of:=[.U44]" office:value-type="float" office:value="0" calcext:value-type="float">
            <text:p>0</text:p>
          </table:table-cell>
          <table:table-cell table:formula="of:=[.V44]" office:value-type="float" office:value="300.000099" calcext:value-type="float">
            <text:p>300,000099</text:p>
          </table:table-cell>
          <table:table-cell table:formula="of:=ABS([.AE44]-CEILING([.AC4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352" calcext:value-type="float">
            <text:p>352</text:p>
          </table:table-cell>
          <table:table-cell office:value-type="float" office:value="213" calcext:value-type="float">
            <text:p>213</text:p>
          </table:table-cell>
          <table:table-cell table:style-name="Default" office:value-type="float" office:value="0.038298" calcext:value-type="float">
            <text:p>0,038298</text:p>
          </table:table-cell>
          <table:table-cell table:style-name="Default" office:value-type="float" office:value="-0.435541" calcext:value-type="float">
            <text:p>-0,43554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435541" calcext:value-type="float">
            <text:p>-0,4355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99.91" calcext:value-type="float">
            <text:p>299,91</text:p>
          </table:table-cell>
          <table:table-cell office:value-type="float" office:value="1428891" calcext:value-type="float">
            <text:p>142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157" calcext:value-type="float">
            <text:p>300,000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blpl-t300.config</text:p>
          </table:table-cell>
          <table:table-cell table:formula="of:=CONCATENATE(&quot;r&quot;;[.B45];&quot;-&quot;;[.C45];&quot;-&quot;;[.E45];&quot;-&quot;;LEFT(RIGHT([.A45];6);1))" office:value-type="string" office:string-value="r20-50-15-2" calcext:value-type="string">
            <text:p>r20-50-15-2</text:p>
          </table:table-cell>
          <table:table-cell table:formula="of:=ROUND(([.F45]/[.G45])*100;2)" office:value-type="float" office:value="23.3" calcext:value-type="float">
            <text:p>23,3</text:p>
          </table:table-cell>
          <table:table-cell table:style-name="ce9" table:formula="of:=[.J45]" office:value-type="float" office:value="-0.435541" calcext:value-type="float">
            <text:p>-0,4</text:p>
          </table:table-cell>
          <table:table-cell table:style-name="ce9" table:formula="of:=[.I45]" office:value-type="float" office:value="0.038298" calcext:value-type="float">
            <text:p>0,0</text:p>
          </table:table-cell>
          <table:table-cell table:formula="of:=[.U45]" office:value-type="float" office:value="0" calcext:value-type="float">
            <text:p>0</text:p>
          </table:table-cell>
          <table:table-cell table:formula="of:=[.V45]" office:value-type="float" office:value="300.000157" calcext:value-type="float">
            <text:p>300,000157</text:p>
          </table:table-cell>
          <table:table-cell table:formula="of:=ABS([.AE45]-CEILING([.AC4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0.033683" calcext:value-type="float">
            <text:p>0,0336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299.9" calcext:value-type="float">
            <text:p>299,9</text:p>
          </table:table-cell>
          <table:table-cell office:value-type="float" office:value="1735051" calcext:value-type="float">
            <text:p>17350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531" calcext:value-type="float">
            <text:p>300,000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blpl-t300.config</text:p>
          </table:table-cell>
          <table:table-cell table:formula="of:=CONCATENATE(&quot;r&quot;;[.B46];&quot;-&quot;;[.C46];&quot;-&quot;;[.E46];&quot;-&quot;;LEFT(RIGHT([.A46];6);1))" office:value-type="string" office:string-value="r20-50-20-1" calcext:value-type="string">
            <text:p>r20-50-20-1</text:p>
          </table:table-cell>
          <table:table-cell table:formula="of:=ROUND(([.F46]/[.G46])*100;2)" office:value-type="float" office:value="0" calcext:value-type="float">
            <text:p>0</text:p>
          </table:table-cell>
          <table:table-cell table:style-name="ce9" table:formula="of:=[.J46]" office:value-type="float" office:value="0" calcext:value-type="float">
            <text:p>0,0</text:p>
          </table:table-cell>
          <table:table-cell table:style-name="ce9" table:formula="of:=[.I46]" office:value-type="float" office:value="0.033683" calcext:value-type="float">
            <text:p>0,0</text:p>
          </table:table-cell>
          <table:table-cell table:formula="of:=[.U46]" office:value-type="float" office:value="0" calcext:value-type="float">
            <text:p>0</text:p>
          </table:table-cell>
          <table:table-cell table:formula="of:=[.V46]" office:value-type="float" office:value="300.000531" calcext:value-type="float">
            <text:p>300,000531</text:p>
          </table:table-cell>
          <table:table-cell table:formula="of:=ABS([.AE46]-CEILING([.AC4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52" calcext:value-type="float">
            <text:p>45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0.069539" calcext:value-type="float">
            <text:p>0,069539</text:p>
          </table:table-cell>
          <table:table-cell table:style-name="Default" office:value-type="float" office:value="-0.691581" calcext:value-type="float">
            <text:p>-0,6915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691581" calcext:value-type="float">
            <text:p>-0,691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99.99" calcext:value-type="float">
            <text:p>299,99</text:p>
          </table:table-cell>
          <table:table-cell office:value-type="float" office:value="1745530" calcext:value-type="float">
            <text:p>1745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817" calcext:value-type="float">
            <text:p>300,0008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pl-t300.config</text:p>
          </table:table-cell>
          <table:table-cell table:formula="of:=CONCATENATE(&quot;r&quot;;[.B47];&quot;-&quot;;[.C47];&quot;-&quot;;[.E47];&quot;-&quot;;LEFT(RIGHT([.A47];6);1))" office:value-type="string" office:string-value="r20-50-20-2" calcext:value-type="string">
            <text:p>r20-50-20-2</text:p>
          </table:table-cell>
          <table:table-cell table:formula="of:=ROUND(([.F47]/[.G47])*100;2)" office:value-type="float" office:value="21.68" calcext:value-type="float">
            <text:p>21,68</text:p>
          </table:table-cell>
          <table:table-cell table:style-name="ce9" table:formula="of:=[.J47]" office:value-type="float" office:value="-0.691581" calcext:value-type="float">
            <text:p>-0,7</text:p>
          </table:table-cell>
          <table:table-cell table:style-name="ce9" table:formula="of:=[.I47]" office:value-type="float" office:value="0.069539" calcext:value-type="float">
            <text:p>0,1</text:p>
          </table:table-cell>
          <table:table-cell table:formula="of:=[.U47]" office:value-type="float" office:value="1" calcext:value-type="float">
            <text:p>1</text:p>
          </table:table-cell>
          <table:table-cell table:formula="of:=[.V47]" office:value-type="float" office:value="300.000817" calcext:value-type="float">
            <text:p>300,000817</text:p>
          </table:table-cell>
          <table:table-cell table:formula="of:=ABS([.AE47]-CEILING([.AC4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float" office:value="552" calcext:value-type="float">
            <text:p>552</text:p>
          </table:table-cell>
          <table:table-cell office:value-type="float" office:value="368" calcext:value-type="float">
            <text:p>368</text:p>
          </table:table-cell>
          <table:table-cell table:style-name="Default" office:value-type="float" office:value="0.062814" calcext:value-type="float">
            <text:p>0,062814</text:p>
          </table:table-cell>
          <table:table-cell table:style-name="Default" office:value-type="float" office:value="-1.116188" calcext:value-type="float">
            <text:p>-1,11618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116188" calcext:value-type="float">
            <text:p>-1,1161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300.02" calcext:value-type="float">
            <text:p>300,02</text:p>
          </table:table-cell>
          <table:table-cell office:value-type="float" office:value="2036138" calcext:value-type="float">
            <text:p>2036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437" calcext:value-type="float">
            <text:p>300,00043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pl-t300.config</text:p>
          </table:table-cell>
          <table:table-cell table:formula="of:=CONCATENATE(&quot;r&quot;;[.B48];&quot;-&quot;;[.C48];&quot;-&quot;;[.E48];&quot;-&quot;;LEFT(RIGHT([.A48];6);1))" office:value-type="string" office:string-value="r20-50-25-1" calcext:value-type="string">
            <text:p>r20-50-25-1</text:p>
          </table:table-cell>
          <table:table-cell table:formula="of:=ROUND(([.F48]/[.G48])*100;2)" office:value-type="float" office:value="20.11" calcext:value-type="float">
            <text:p>20,11</text:p>
          </table:table-cell>
          <table:table-cell table:style-name="ce9" table:formula="of:=[.J48]" office:value-type="float" office:value="-1.116188" calcext:value-type="float">
            <text:p>-1,1</text:p>
          </table:table-cell>
          <table:table-cell table:style-name="ce9" table:formula="of:=[.I48]" office:value-type="float" office:value="0.062814" calcext:value-type="float">
            <text:p>0,1</text:p>
          </table:table-cell>
          <table:table-cell table:formula="of:=[.U48]" office:value-type="float" office:value="1" calcext:value-type="float">
            <text:p>1</text:p>
          </table:table-cell>
          <table:table-cell table:formula="of:=[.V48]" office:value-type="float" office:value="300.000437" calcext:value-type="float">
            <text:p>300,000437</text:p>
          </table:table-cell>
          <table:table-cell table:formula="of:=ABS([.AE48]-CEILING([.AC4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552" calcext:value-type="float">
            <text:p>552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0.174424" calcext:value-type="float">
            <text:p>0,174424</text:p>
          </table:table-cell>
          <table:table-cell table:style-name="Default" office:value-type="float" office:value="-0.975611" calcext:value-type="float">
            <text:p>-0,97561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975611" calcext:value-type="float">
            <text:p>-0,9756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300.12" calcext:value-type="float">
            <text:p>300,12</text:p>
          </table:table-cell>
          <table:table-cell office:value-type="float" office:value="2065186" calcext:value-type="float">
            <text:p>2065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000308" calcext:value-type="float">
            <text:p>300,00030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pl-t300.config</text:p>
          </table:table-cell>
          <table:table-cell table:formula="of:=CONCATENATE(&quot;r&quot;;[.B49];&quot;-&quot;;[.C49];&quot;-&quot;;[.E49];&quot;-&quot;;LEFT(RIGHT([.A49];6);1))" office:value-type="string" office:string-value="r20-50-25-2" calcext:value-type="string">
            <text:p>r20-50-25-2</text:p>
          </table:table-cell>
          <table:table-cell table:formula="of:=ROUND(([.F49]/[.G49])*100;2)" office:value-type="float" office:value="18.66" calcext:value-type="float">
            <text:p>18,66</text:p>
          </table:table-cell>
          <table:table-cell table:style-name="ce9" table:formula="of:=[.J49]" office:value-type="float" office:value="-0.975611" calcext:value-type="float">
            <text:p>-1,0</text:p>
          </table:table-cell>
          <table:table-cell table:style-name="ce9" table:formula="of:=[.I49]" office:value-type="float" office:value="0.174424" calcext:value-type="float">
            <text:p>0,2</text:p>
          </table:table-cell>
          <table:table-cell table:formula="of:=[.U49]" office:value-type="float" office:value="1" calcext:value-type="float">
            <text:p>1</text:p>
          </table:table-cell>
          <table:table-cell table:formula="of:=[.V49]" office:value-type="float" office:value="300.000308" calcext:value-type="float">
            <text:p>300,000308</text:p>
          </table:table-cell>
          <table:table-cell table:formula="of:=ABS([.AE49]-CEILING([.AC4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0.009112" calcext:value-type="float">
            <text:p>0,009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.11" calcext:value-type="float">
            <text:p>299,11</text:p>
          </table:table-cell>
          <table:table-cell office:value-type="float" office:value="816720" calcext:value-type="float">
            <text:p>8167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49" calcext:value-type="float">
            <text:p>300,000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lpl-t300.config</text:p>
          </table:table-cell>
          <table:table-cell table:formula="of:=CONCATENATE(&quot;r&quot;;[.B50];&quot;-&quot;;[.C50];&quot;-&quot;;[.E50];&quot;-&quot;;LEFT(RIGHT([.A50];6);1))" office:value-type="string" office:string-value="r20-50-5-1" calcext:value-type="string">
            <text:p>r20-50-5-1</text:p>
          </table:table-cell>
          <table:table-cell table:formula="of:=ROUND(([.F50]/[.G50])*100;2)" office:value-type="float" office:value="0" calcext:value-type="float">
            <text:p>0</text:p>
          </table:table-cell>
          <table:table-cell table:style-name="ce9" table:formula="of:=[.J50]" office:value-type="float" office:value="0" calcext:value-type="float">
            <text:p>0,0</text:p>
          </table:table-cell>
          <table:table-cell table:style-name="ce9" table:formula="of:=[.I50]" office:value-type="float" office:value="0.009112" calcext:value-type="float">
            <text:p>0,0</text:p>
          </table:table-cell>
          <table:table-cell table:formula="of:=[.U50]" office:value-type="float" office:value="0" calcext:value-type="float">
            <text:p>0</text:p>
          </table:table-cell>
          <table:table-cell table:formula="of:=[.V50]" office:value-type="float" office:value="300.000049" calcext:value-type="float">
            <text:p>300,000049</text:p>
          </table:table-cell>
          <table:table-cell table:formula="of:=ABS([.AE50]-CEILING([.AC5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0.005597" calcext:value-type="float">
            <text:p>0,0055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.14" calcext:value-type="float">
            <text:p>299,14</text:p>
          </table:table-cell>
          <table:table-cell office:value-type="float" office:value="808483" calcext:value-type="float">
            <text:p>8084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00062" calcext:value-type="float">
            <text:p>300,0000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lpl-t300.config</text:p>
          </table:table-cell>
          <table:table-cell table:formula="of:=CONCATENATE(&quot;r&quot;;[.B51];&quot;-&quot;;[.C51];&quot;-&quot;;[.E51];&quot;-&quot;;LEFT(RIGHT([.A51];6);1))" office:value-type="string" office:string-value="r20-50-5-2" calcext:value-type="string">
            <text:p>r20-50-5-2</text:p>
          </table:table-cell>
          <table:table-cell table:formula="of:=ROUND(([.F51]/[.G51])*100;2)" office:value-type="float" office:value="0" calcext:value-type="float">
            <text:p>0</text:p>
          </table:table-cell>
          <table:table-cell table:style-name="ce9" table:formula="of:=[.J51]" office:value-type="float" office:value="0" calcext:value-type="float">
            <text:p>0,0</text:p>
          </table:table-cell>
          <table:table-cell table:style-name="ce9" table:formula="of:=[.I51]" office:value-type="float" office:value="0.005597" calcext:value-type="float">
            <text:p>0,0</text:p>
          </table:table-cell>
          <table:table-cell table:formula="of:=[.U51]" office:value-type="float" office:value="0" calcext:value-type="float">
            <text:p>0</text:p>
          </table:table-cell>
          <table:table-cell table:formula="of:=[.V51]" office:value-type="float" office:value="300.000062" calcext:value-type="float">
            <text:p>300,000062</text:p>
          </table:table-cell>
          <table:table-cell table:formula="of:=ABS([.AE51]-CEILING([.AC5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0.057487" calcext:value-type="float">
            <text:p>0,05748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99.96" calcext:value-type="float">
            <text:p>299,96</text:p>
          </table:table-cell>
          <table:table-cell office:value-type="float" office:value="1245850" calcext:value-type="float">
            <text:p>1245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112" calcext:value-type="float">
            <text:p>300,0001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t300.config</text:p>
          </table:table-cell>
          <table:table-cell table:formula="of:=CONCATENATE(&quot;r&quot;;[.B52];&quot;-&quot;;[.C52];&quot;-&quot;;[.E52];&quot;-&quot;;LEFT(RIGHT([.A52];6);1))" office:value-type="string" office:string-value="r4-100-10-1" calcext:value-type="string">
            <text:p>r4-100-10-1</text:p>
          </table:table-cell>
          <table:table-cell table:formula="of:=ROUND(([.F52]/[.G52])*100;2)" office:value-type="float" office:value="26.76" calcext:value-type="float">
            <text:p>26,76</text:p>
          </table:table-cell>
          <table:table-cell table:style-name="ce9" table:formula="of:=[.J52]" office:value-type="float" office:value="1" calcext:value-type="float">
            <text:p>1,0</text:p>
          </table:table-cell>
          <table:table-cell table:style-name="ce9" table:formula="of:=[.I52]" office:value-type="float" office:value="0.057487" calcext:value-type="float">
            <text:p>0,1</text:p>
          </table:table-cell>
          <table:table-cell table:formula="of:=[.U52]" office:value-type="float" office:value="3" calcext:value-type="float">
            <text:p>3</text:p>
          </table:table-cell>
          <table:table-cell table:formula="of:=[.V52]" office:value-type="float" office:value="300.000112" calcext:value-type="float">
            <text:p>300,000112</text:p>
          </table:table-cell>
          <table:table-cell table:formula="of:=ABS([.AE52]-CEILING([.AC52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0.042002" calcext:value-type="float">
            <text:p>0,04200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99.96" calcext:value-type="float">
            <text:p>299,96</text:p>
          </table:table-cell>
          <table:table-cell office:value-type="float" office:value="1219562" calcext:value-type="float">
            <text:p>1219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607" calcext:value-type="float">
            <text:p>300,0006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pl-t300.config</text:p>
          </table:table-cell>
          <table:table-cell table:formula="of:=CONCATENATE(&quot;r&quot;;[.B53];&quot;-&quot;;[.C53];&quot;-&quot;;[.E53];&quot;-&quot;;LEFT(RIGHT([.A53];6);1))" office:value-type="string" office:string-value="r4-100-10-2" calcext:value-type="string">
            <text:p>r4-100-10-2</text:p>
          </table:table-cell>
          <table:table-cell table:formula="of:=ROUND(([.F53]/[.G53])*100;2)" office:value-type="float" office:value="29.58" calcext:value-type="float">
            <text:p>29,58</text:p>
          </table:table-cell>
          <table:table-cell table:style-name="ce9" table:formula="of:=[.J53]" office:value-type="float" office:value="0.333333" calcext:value-type="float">
            <text:p>0,3</text:p>
          </table:table-cell>
          <table:table-cell table:style-name="ce9" table:formula="of:=[.I53]" office:value-type="float" office:value="0.042002" calcext:value-type="float">
            <text:p>0,0</text:p>
          </table:table-cell>
          <table:table-cell table:formula="of:=[.U53]" office:value-type="float" office:value="3" calcext:value-type="float">
            <text:p>3</text:p>
          </table:table-cell>
          <table:table-cell table:formula="of:=[.V53]" office:value-type="float" office:value="300.000607" calcext:value-type="float">
            <text:p>300,000607</text:p>
          </table:table-cell>
          <table:table-cell table:formula="of:=ABS([.AE53]-CEILING([.AC5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0.185774" calcext:value-type="float">
            <text:p>0,185774</text:p>
          </table:table-cell>
          <table:table-cell table:style-name="Default" office:value-type="float" office:value="0.545623" calcext:value-type="float">
            <text:p>0,5456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545623" calcext:value-type="float">
            <text:p>0,5456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300.12" calcext:value-type="float">
            <text:p>300,12</text:p>
          </table:table-cell>
          <table:table-cell office:value-type="float" office:value="1454413" calcext:value-type="float">
            <text:p>1454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0401" calcext:value-type="float">
            <text:p>300,00040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pl-t300.config</text:p>
          </table:table-cell>
          <table:table-cell table:formula="of:=CONCATENATE(&quot;r&quot;;[.B54];&quot;-&quot;;[.C54];&quot;-&quot;;[.E54];&quot;-&quot;;LEFT(RIGHT([.A54];6);1))" office:value-type="string" office:string-value="r4-100-15-1" calcext:value-type="string">
            <text:p>r4-100-15-1</text:p>
          </table:table-cell>
          <table:table-cell table:formula="of:=ROUND(([.F54]/[.G54])*100;2)" office:value-type="float" office:value="37.65" calcext:value-type="float">
            <text:p>37,65</text:p>
          </table:table-cell>
          <table:table-cell table:style-name="ce9" table:formula="of:=[.J54]" office:value-type="float" office:value="0.545623" calcext:value-type="float">
            <text:p>0,5</text:p>
          </table:table-cell>
          <table:table-cell table:style-name="ce9" table:formula="of:=[.I54]" office:value-type="float" office:value="0.185774" calcext:value-type="float">
            <text:p>0,2</text:p>
          </table:table-cell>
          <table:table-cell table:formula="of:=[.U54]" office:value-type="float" office:value="4" calcext:value-type="float">
            <text:p>4</text:p>
          </table:table-cell>
          <table:table-cell table:formula="of:=[.V54]" office:value-type="float" office:value="300.000401" calcext:value-type="float">
            <text:p>300,000401</text:p>
          </table:table-cell>
          <table:table-cell table:formula="of:=ABS([.AE54]-CEILING([.AC54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  <table:table-cell office:value-type="float" office:value="110" calcext:value-type="float">
            <text:p>110</text:p>
          </table:table-cell>
          <table:table-cell table:style-name="Default" office:value-type="float" office:value="0.108754" calcext:value-type="float">
            <text:p>0,108754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300.06" calcext:value-type="float">
            <text:p>300,06</text:p>
          </table:table-cell>
          <table:table-cell office:value-type="float" office:value="1423996" calcext:value-type="float">
            <text:p>1423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0353" calcext:value-type="float">
            <text:p>300,0003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55];&quot;-&quot;;[.C55];&quot;-&quot;;[.E55];&quot;-&quot;;LEFT(RIGHT([.A55];6);1))" office:value-type="string" office:string-value="r4-100-15-2" calcext:value-type="string">
            <text:p>r4-100-15-2</text:p>
          </table:table-cell>
          <table:table-cell table:formula="of:=ROUND(([.F55]/[.G55])*100;2)" office:value-type="float" office:value="38.27" calcext:value-type="float">
            <text:p>38,27</text:p>
          </table:table-cell>
          <table:table-cell table:style-name="ce9" table:formula="of:=[.J55]" office:value-type="float" office:value="0.333333" calcext:value-type="float">
            <text:p>0,3</text:p>
          </table:table-cell>
          <table:table-cell table:style-name="ce9" table:formula="of:=[.I55]" office:value-type="float" office:value="0.108754" calcext:value-type="float">
            <text:p>0,1</text:p>
          </table:table-cell>
          <table:table-cell table:formula="of:=[.U55]" office:value-type="float" office:value="4" calcext:value-type="float">
            <text:p>4</text:p>
          </table:table-cell>
          <table:table-cell table:formula="of:=[.V55]" office:value-type="float" office:value="300.000353" calcext:value-type="float">
            <text:p>300,000353</text:p>
          </table:table-cell>
          <table:table-cell table:formula="of:=ABS([.AE55]-CEILING([.AC5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108" calcext:value-type="float">
            <text:p>108</text:p>
          </table:table-cell>
          <table:table-cell table:style-name="Default" office:value-type="float" office:value="0.223934" calcext:value-type="float">
            <text:p>0,223934</text:p>
          </table:table-cell>
          <table:table-cell table:style-name="Default" office:value-type="float" office:value="0.320957" calcext:value-type="float">
            <text:p>0,3209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20957" calcext:value-type="float">
            <text:p>0,320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300.2" calcext:value-type="float">
            <text:p>300,2</text:p>
          </table:table-cell>
          <table:table-cell office:value-type="float" office:value="1628741" calcext:value-type="float">
            <text:p>16287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00693" calcext:value-type="float">
            <text:p>300,00069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t300.config</text:p>
          </table:table-cell>
          <table:table-cell table:formula="of:=CONCATENATE(&quot;r&quot;;[.B56];&quot;-&quot;;[.C56];&quot;-&quot;;[.E56];&quot;-&quot;;LEFT(RIGHT([.A56];6);1))" office:value-type="string" office:string-value="r4-100-20-1" calcext:value-type="string">
            <text:p>r4-100-20-1</text:p>
          </table:table-cell>
          <table:table-cell table:formula="of:=ROUND(([.F56]/[.G56])*100;2)" office:value-type="float" office:value="43.96" calcext:value-type="float">
            <text:p>43,96</text:p>
          </table:table-cell>
          <table:table-cell table:style-name="ce9" table:formula="of:=[.J56]" office:value-type="float" office:value="0.320957" calcext:value-type="float">
            <text:p>0,3</text:p>
          </table:table-cell>
          <table:table-cell table:style-name="ce9" table:formula="of:=[.I56]" office:value-type="float" office:value="0.223934" calcext:value-type="float">
            <text:p>0,2</text:p>
          </table:table-cell>
          <table:table-cell table:formula="of:=[.U56]" office:value-type="float" office:value="5" calcext:value-type="float">
            <text:p>5</text:p>
          </table:table-cell>
          <table:table-cell table:formula="of:=[.V56]" office:value-type="float" office:value="300.000693" calcext:value-type="float">
            <text:p>300,000693</text:p>
          </table:table-cell>
          <table:table-cell table:formula="of:=ABS([.AE56]-CEILING([.AC56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0.304183" calcext:value-type="float">
            <text:p>0,304183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300.28" calcext:value-type="float">
            <text:p>300,28</text:p>
          </table:table-cell>
          <table:table-cell office:value-type="float" office:value="1640749" calcext:value-type="float">
            <text:p>1640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0354" calcext:value-type="float">
            <text:p>300,00035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t300.config</text:p>
          </table:table-cell>
          <table:table-cell table:formula="of:=CONCATENATE(&quot;r&quot;;[.B57];&quot;-&quot;;[.C57];&quot;-&quot;;[.E57];&quot;-&quot;;LEFT(RIGHT([.A57];6);1))" office:value-type="string" office:string-value="r4-100-20-2" calcext:value-type="string">
            <text:p>r4-100-20-2</text:p>
          </table:table-cell>
          <table:table-cell table:formula="of:=ROUND(([.F57]/[.G57])*100;2)" office:value-type="float" office:value="43.96" calcext:value-type="float">
            <text:p>43,96</text:p>
          </table:table-cell>
          <table:table-cell table:style-name="ce9" table:formula="of:=[.J57]" office:value-type="float" office:value="0.333333" calcext:value-type="float">
            <text:p>0,3</text:p>
          </table:table-cell>
          <table:table-cell table:style-name="ce9" table:formula="of:=[.I57]" office:value-type="float" office:value="0.304183" calcext:value-type="float">
            <text:p>0,3</text:p>
          </table:table-cell>
          <table:table-cell table:formula="of:=[.U57]" office:value-type="float" office:value="4" calcext:value-type="float">
            <text:p>4</text:p>
          </table:table-cell>
          <table:table-cell table:formula="of:=[.V57]" office:value-type="float" office:value="300.000354" calcext:value-type="float">
            <text:p>300,000354</text:p>
          </table:table-cell>
          <table:table-cell table:formula="of:=ABS([.AE57]-CEILING([.AC57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189666" calcext:value-type="float">
            <text:p>0,189666</text:p>
          </table:table-cell>
          <table:table-cell table:style-name="Default" office:value-type="float" office:value="0.290462" calcext:value-type="float">
            <text:p>0,2904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90462" calcext:value-type="float">
            <text:p>0,2904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300.17" calcext:value-type="float">
            <text:p>300,17</text:p>
          </table:table-cell>
          <table:table-cell office:value-type="float" office:value="1809410" calcext:value-type="float">
            <text:p>1809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6" calcext:value-type="float">
            <text:p>6</text:p>
          </table:table-cell>
          <table:table-cell office:value-type="float" office:value="300.000073" calcext:value-type="float">
            <text:p>300,00007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pl-t300.config</text:p>
          </table:table-cell>
          <table:table-cell table:formula="of:=CONCATENATE(&quot;r&quot;;[.B58];&quot;-&quot;;[.C58];&quot;-&quot;;[.E58];&quot;-&quot;;LEFT(RIGHT([.A58];6);1))" office:value-type="string" office:string-value="r4-100-25-1" calcext:value-type="string">
            <text:p>r4-100-25-1</text:p>
          </table:table-cell>
          <table:table-cell table:formula="of:=ROUND(([.F58]/[.G58])*100;2)" office:value-type="float" office:value="50.5" calcext:value-type="float">
            <text:p>50,5</text:p>
          </table:table-cell>
          <table:table-cell table:style-name="ce9" table:formula="of:=[.J58]" office:value-type="float" office:value="0.290462" calcext:value-type="float">
            <text:p>0,3</text:p>
          </table:table-cell>
          <table:table-cell table:style-name="ce9" table:formula="of:=[.I58]" office:value-type="float" office:value="0.189666" calcext:value-type="float">
            <text:p>0,2</text:p>
          </table:table-cell>
          <table:table-cell table:formula="of:=[.U58]" office:value-type="float" office:value="6" calcext:value-type="float">
            <text:p>6</text:p>
          </table:table-cell>
          <table:table-cell table:formula="of:=[.V58]" office:value-type="float" office:value="300.000073" calcext:value-type="float">
            <text:p>300,000073</text:p>
          </table:table-cell>
          <table:table-cell table:formula="of:=ABS([.AE58]-CEILING([.AC58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table:style-name="Default" office:value-type="float" office:value="0.203536" calcext:value-type="float">
            <text:p>0,203536</text:p>
          </table:table-cell>
          <table:table-cell table:style-name="Default" office:value-type="float" office:value="0.239171" calcext:value-type="float">
            <text:p>0,2391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39171" calcext:value-type="float">
            <text:p>0,239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300.17" calcext:value-type="float">
            <text:p>300,17</text:p>
          </table:table-cell>
          <table:table-cell office:value-type="float" office:value="1809322" calcext:value-type="float">
            <text:p>1809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00429" calcext:value-type="float">
            <text:p>300,00042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pl-t300.config</text:p>
          </table:table-cell>
          <table:table-cell table:formula="of:=CONCATENATE(&quot;r&quot;;[.B59];&quot;-&quot;;[.C59];&quot;-&quot;;[.E59];&quot;-&quot;;LEFT(RIGHT([.A59];6);1))" office:value-type="string" office:string-value="r4-100-25-2" calcext:value-type="string">
            <text:p>r4-100-25-2</text:p>
          </table:table-cell>
          <table:table-cell table:formula="of:=ROUND(([.F59]/[.G59])*100;2)" office:value-type="float" office:value="50.5" calcext:value-type="float">
            <text:p>50,5</text:p>
          </table:table-cell>
          <table:table-cell table:style-name="ce9" table:formula="of:=[.J59]" office:value-type="float" office:value="0.239171" calcext:value-type="float">
            <text:p>0,2</text:p>
          </table:table-cell>
          <table:table-cell table:style-name="ce9" table:formula="of:=[.I59]" office:value-type="float" office:value="0.203536" calcext:value-type="float">
            <text:p>0,2</text:p>
          </table:table-cell>
          <table:table-cell table:formula="of:=[.U59]" office:value-type="float" office:value="5" calcext:value-type="float">
            <text:p>5</text:p>
          </table:table-cell>
          <table:table-cell table:formula="of:=[.V59]" office:value-type="float" office:value="300.000429" calcext:value-type="float">
            <text:p>300,000429</text:p>
          </table:table-cell>
          <table:table-cell table:formula="of:=ABS([.AE59]-CEILING([.AC59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0.014928" calcext:value-type="float">
            <text:p>0,01492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74" calcext:value-type="float">
            <text:p>299,74</text:p>
          </table:table-cell>
          <table:table-cell office:value-type="float" office:value="1043729" calcext:value-type="float">
            <text:p>1043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16" calcext:value-type="float">
            <text:p>300,000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t300.config</text:p>
          </table:table-cell>
          <table:table-cell table:formula="of:=CONCATENATE(&quot;r&quot;;[.B60];&quot;-&quot;;[.C60];&quot;-&quot;;[.E60];&quot;-&quot;;LEFT(RIGHT([.A60];6);1))" office:value-type="string" office:string-value="r4-100-5-1" calcext:value-type="string">
            <text:p>r4-100-5-1</text:p>
          </table:table-cell>
          <table:table-cell table:formula="of:=ROUND(([.F60]/[.G60])*100;2)" office:value-type="float" office:value="13.11" calcext:value-type="float">
            <text:p>13,11</text:p>
          </table:table-cell>
          <table:table-cell table:style-name="ce9" table:formula="of:=[.J60]" office:value-type="float" office:value="1" calcext:value-type="float">
            <text:p>1,0</text:p>
          </table:table-cell>
          <table:table-cell table:style-name="ce9" table:formula="of:=[.I60]" office:value-type="float" office:value="0.014928" calcext:value-type="float">
            <text:p>0,0</text:p>
          </table:table-cell>
          <table:table-cell table:formula="of:=[.U60]" office:value-type="float" office:value="2" calcext:value-type="float">
            <text:p>2</text:p>
          </table:table-cell>
          <table:table-cell table:formula="of:=[.V60]" office:value-type="float" office:value="300.00016" calcext:value-type="float">
            <text:p>300,00016</text:p>
          </table:table-cell>
          <table:table-cell table:formula="of:=ABS([.AE60]-CEILING([.AC6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0.015578" calcext:value-type="float">
            <text:p>0,015578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77" calcext:value-type="float">
            <text:p>299,77</text:p>
          </table:table-cell>
          <table:table-cell office:value-type="float" office:value="1024645" calcext:value-type="float">
            <text:p>1024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225" calcext:value-type="float">
            <text:p>300,000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t300.config</text:p>
          </table:table-cell>
          <table:table-cell table:formula="of:=CONCATENATE(&quot;r&quot;;[.B61];&quot;-&quot;;[.C61];&quot;-&quot;;[.E61];&quot;-&quot;;LEFT(RIGHT([.A61];6);1))" office:value-type="string" office:string-value="r4-100-5-2" calcext:value-type="string">
            <text:p>r4-100-5-2</text:p>
          </table:table-cell>
          <table:table-cell table:formula="of:=ROUND(([.F61]/[.G61])*100;2)" office:value-type="float" office:value="18.03" calcext:value-type="float">
            <text:p>18,03</text:p>
          </table:table-cell>
          <table:table-cell table:style-name="ce9" table:formula="of:=[.J61]" office:value-type="float" office:value="0.333333" calcext:value-type="float">
            <text:p>0,3</text:p>
          </table:table-cell>
          <table:table-cell table:style-name="ce9" table:formula="of:=[.I61]" office:value-type="float" office:value="0.015578" calcext:value-type="float">
            <text:p>0,0</text:p>
          </table:table-cell>
          <table:table-cell table:formula="of:=[.U61]" office:value-type="float" office:value="2" calcext:value-type="float">
            <text:p>2</text:p>
          </table:table-cell>
          <table:table-cell table:formula="of:=[.V61]" office:value-type="float" office:value="300.000225" calcext:value-type="float">
            <text:p>300,000225</text:p>
          </table:table-cell>
          <table:table-cell table:formula="of:=ABS([.AE61]-CEILING([.AC6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0.063111" calcext:value-type="float">
            <text:p>0,0631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99.98" calcext:value-type="float">
            <text:p>299,98</text:p>
          </table:table-cell>
          <table:table-cell office:value-type="float" office:value="1715276" calcext:value-type="float">
            <text:p>1715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085" calcext:value-type="float">
            <text:p>300,0008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t300.config</text:p>
          </table:table-cell>
          <table:table-cell table:formula="of:=CONCATENATE(&quot;r&quot;;[.B62];&quot;-&quot;;[.C62];&quot;-&quot;;[.E62];&quot;-&quot;;LEFT(RIGHT([.A62];6);1))" office:value-type="string" office:string-value="r4-150-10-1" calcext:value-type="string">
            <text:p>r4-150-10-1</text:p>
          </table:table-cell>
          <table:table-cell table:formula="of:=ROUND(([.F62]/[.G62])*100;2)" office:value-type="float" office:value="19.79" calcext:value-type="float">
            <text:p>19,79</text:p>
          </table:table-cell>
          <table:table-cell table:style-name="ce9" table:formula="of:=[.J62]" office:value-type="float" office:value="1" calcext:value-type="float">
            <text:p>1,0</text:p>
          </table:table-cell>
          <table:table-cell table:style-name="ce9" table:formula="of:=[.I62]" office:value-type="float" office:value="0.063111" calcext:value-type="float">
            <text:p>0,1</text:p>
          </table:table-cell>
          <table:table-cell table:formula="of:=[.U62]" office:value-type="float" office:value="4" calcext:value-type="float">
            <text:p>4</text:p>
          </table:table-cell>
          <table:table-cell table:formula="of:=[.V62]" office:value-type="float" office:value="300.00085" calcext:value-type="float">
            <text:p>300,00085</text:p>
          </table:table-cell>
          <table:table-cell table:formula="of:=ABS([.AE62]-CEILING([.AC6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0.061643" calcext:value-type="float">
            <text:p>0,061643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300" calcext:value-type="float">
            <text:p>300</text:p>
          </table:table-cell>
          <table:table-cell office:value-type="float" office:value="1684890" calcext:value-type="float">
            <text:p>1684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1301" calcext:value-type="float">
            <text:p>300,0013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pl-t300.config</text:p>
          </table:table-cell>
          <table:table-cell table:formula="of:=CONCATENATE(&quot;r&quot;;[.B63];&quot;-&quot;;[.C63];&quot;-&quot;;[.E63];&quot;-&quot;;LEFT(RIGHT([.A63];6);1))" office:value-type="string" office:string-value="r4-150-10-2" calcext:value-type="string">
            <text:p>r4-150-10-2</text:p>
          </table:table-cell>
          <table:table-cell table:formula="of:=ROUND(([.F63]/[.G63])*100;2)" office:value-type="float" office:value="21.88" calcext:value-type="float">
            <text:p>21,88</text:p>
          </table:table-cell>
          <table:table-cell table:style-name="ce9" table:formula="of:=[.J63]" office:value-type="float" office:value="0.333333" calcext:value-type="float">
            <text:p>0,3</text:p>
          </table:table-cell>
          <table:table-cell table:style-name="ce9" table:formula="of:=[.I63]" office:value-type="float" office:value="0.061643" calcext:value-type="float">
            <text:p>0,1</text:p>
          </table:table-cell>
          <table:table-cell table:formula="of:=[.U63]" office:value-type="float" office:value="3" calcext:value-type="float">
            <text:p>3</text:p>
          </table:table-cell>
          <table:table-cell table:formula="of:=[.V63]" office:value-type="float" office:value="300.001301" calcext:value-type="float">
            <text:p>300,001301</text:p>
          </table:table-cell>
          <table:table-cell table:formula="of:=ABS([.AE63]-CEILING([.AC6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0.118854" calcext:value-type="float">
            <text:p>0,118854</text:p>
          </table:table-cell>
          <table:table-cell table:style-name="Default" office:value-type="float" office:value="0.576158" calcext:value-type="float">
            <text:p>0,5761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576158" calcext:value-type="float">
            <text:p>0,5761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300.08" calcext:value-type="float">
            <text:p>300,08</text:p>
          </table:table-cell>
          <table:table-cell office:value-type="float" office:value="1953884" calcext:value-type="float">
            <text:p>19538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00493" calcext:value-type="float">
            <text:p>300,00049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64];&quot;-&quot;;[.C64];&quot;-&quot;;[.E64];&quot;-&quot;;LEFT(RIGHT([.A64];6);1))" office:value-type="string" office:string-value="r4-150-15-1" calcext:value-type="string">
            <text:p>r4-150-15-1</text:p>
          </table:table-cell>
          <table:table-cell table:formula="of:=ROUND(([.F64]/[.G64])*100;2)" office:value-type="float" office:value="29.25" calcext:value-type="float">
            <text:p>29,25</text:p>
          </table:table-cell>
          <table:table-cell table:style-name="ce9" table:formula="of:=[.J64]" office:value-type="float" office:value="0.576158" calcext:value-type="float">
            <text:p>0,6</text:p>
          </table:table-cell>
          <table:table-cell table:style-name="ce9" table:formula="of:=[.I64]" office:value-type="float" office:value="0.118854" calcext:value-type="float">
            <text:p>0,1</text:p>
          </table:table-cell>
          <table:table-cell table:formula="of:=[.U64]" office:value-type="float" office:value="5" calcext:value-type="float">
            <text:p>5</text:p>
          </table:table-cell>
          <table:table-cell table:formula="of:=[.V64]" office:value-type="float" office:value="300.000493" calcext:value-type="float">
            <text:p>300,000493</text:p>
          </table:table-cell>
          <table:table-cell table:formula="of:=ABS([.AE64]-CEILING([.AC64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0.113699" calcext:value-type="float">
            <text:p>0,11369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300.09" calcext:value-type="float">
            <text:p>300,09</text:p>
          </table:table-cell>
          <table:table-cell office:value-type="float" office:value="1950420" calcext:value-type="float">
            <text:p>1950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0199" calcext:value-type="float">
            <text:p>300,00019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-t300.config</text:p>
          </table:table-cell>
          <table:table-cell table:formula="of:=CONCATENATE(&quot;r&quot;;[.B65];&quot;-&quot;;[.C65];&quot;-&quot;;[.E65];&quot;-&quot;;LEFT(RIGHT([.A65];6);1))" office:value-type="string" office:string-value="r4-150-15-2" calcext:value-type="string">
            <text:p>r4-150-15-2</text:p>
          </table:table-cell>
          <table:table-cell table:formula="of:=ROUND(([.F65]/[.G65])*100;2)" office:value-type="float" office:value="29.25" calcext:value-type="float">
            <text:p>29,25</text:p>
          </table:table-cell>
          <table:table-cell table:style-name="ce9" table:formula="of:=[.J65]" office:value-type="float" office:value="0.333333" calcext:value-type="float">
            <text:p>0,3</text:p>
          </table:table-cell>
          <table:table-cell table:style-name="ce9" table:formula="of:=[.I65]" office:value-type="float" office:value="0.113699" calcext:value-type="float">
            <text:p>0,1</text:p>
          </table:table-cell>
          <table:table-cell table:formula="of:=[.U65]" office:value-type="float" office:value="4" calcext:value-type="float">
            <text:p>4</text:p>
          </table:table-cell>
          <table:table-cell table:formula="of:=[.V65]" office:value-type="float" office:value="300.000199" calcext:value-type="float">
            <text:p>300,000199</text:p>
          </table:table-cell>
          <table:table-cell table:formula="of:=ABS([.AE65]-CEILING([.AC6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0.176679" calcext:value-type="float">
            <text:p>0,17667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300.16" calcext:value-type="float">
            <text:p>300,16</text:p>
          </table:table-cell>
          <table:table-cell office:value-type="float" office:value="2227285" calcext:value-type="float">
            <text:p>2227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6" calcext:value-type="float">
            <text:p>6</text:p>
          </table:table-cell>
          <table:table-cell office:value-type="float" office:value="300.003189" calcext:value-type="float">
            <text:p>300,00318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pl-t300.config</text:p>
          </table:table-cell>
          <table:table-cell table:formula="of:=CONCATENATE(&quot;r&quot;;[.B66];&quot;-&quot;;[.C66];&quot;-&quot;;[.E66];&quot;-&quot;;LEFT(RIGHT([.A66];6);1))" office:value-type="string" office:string-value="r4-150-20-1" calcext:value-type="string">
            <text:p>r4-150-20-1</text:p>
          </table:table-cell>
          <table:table-cell table:formula="of:=ROUND(([.F66]/[.G66])*100;2)" office:value-type="float" office:value="34.48" calcext:value-type="float">
            <text:p>34,48</text:p>
          </table:table-cell>
          <table:table-cell table:style-name="ce9" table:formula="of:=[.J66]" office:value-type="float" office:value="0.333333" calcext:value-type="float">
            <text:p>0,3</text:p>
          </table:table-cell>
          <table:table-cell table:style-name="ce9" table:formula="of:=[.I66]" office:value-type="float" office:value="0.176679" calcext:value-type="float">
            <text:p>0,2</text:p>
          </table:table-cell>
          <table:table-cell table:formula="of:=[.U66]" office:value-type="float" office:value="6" calcext:value-type="float">
            <text:p>6</text:p>
          </table:table-cell>
          <table:table-cell table:formula="of:=[.V66]" office:value-type="float" office:value="300.003189" calcext:value-type="float">
            <text:p>300,003189</text:p>
          </table:table-cell>
          <table:table-cell table:formula="of:=ABS([.AE66]-CEILING([.AC66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0.198542" calcext:value-type="float">
            <text:p>0,19854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300.19" calcext:value-type="float">
            <text:p>300,19</text:p>
          </table:table-cell>
          <table:table-cell office:value-type="float" office:value="2229141" calcext:value-type="float">
            <text:p>2229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03261" calcext:value-type="float">
            <text:p>300,00326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t300.config</text:p>
          </table:table-cell>
          <table:table-cell table:formula="of:=CONCATENATE(&quot;r&quot;;[.B67];&quot;-&quot;;[.C67];&quot;-&quot;;[.E67];&quot;-&quot;;LEFT(RIGHT([.A67];6);1))" office:value-type="string" office:string-value="r4-150-20-2" calcext:value-type="string">
            <text:p>r4-150-20-2</text:p>
          </table:table-cell>
          <table:table-cell table:formula="of:=ROUND(([.F67]/[.G67])*100;2)" office:value-type="float" office:value="34.48" calcext:value-type="float">
            <text:p>34,48</text:p>
          </table:table-cell>
          <table:table-cell table:style-name="ce9" table:formula="of:=[.J67]" office:value-type="float" office:value="0.333333" calcext:value-type="float">
            <text:p>0,3</text:p>
          </table:table-cell>
          <table:table-cell table:style-name="ce9" table:formula="of:=[.I67]" office:value-type="float" office:value="0.198542" calcext:value-type="float">
            <text:p>0,2</text:p>
          </table:table-cell>
          <table:table-cell table:formula="of:=[.U67]" office:value-type="float" office:value="5" calcext:value-type="float">
            <text:p>5</text:p>
          </table:table-cell>
          <table:table-cell table:formula="of:=[.V67]" office:value-type="float" office:value="300.003261" calcext:value-type="float">
            <text:p>300,003261</text:p>
          </table:table-cell>
          <table:table-cell table:formula="of:=ABS([.AE67]-CEILING([.AC67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0.257511" calcext:value-type="float">
            <text:p>0,25751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300.23" calcext:value-type="float">
            <text:p>300,23</text:p>
          </table:table-cell>
          <table:table-cell office:value-type="float" office:value="2482807" calcext:value-type="float">
            <text:p>2482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7" calcext:value-type="float">
            <text:p>7</text:p>
          </table:table-cell>
          <table:table-cell office:value-type="float" office:value="300.006249" calcext:value-type="float">
            <text:p>300,00624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pl-t300.config</text:p>
          </table:table-cell>
          <table:table-cell table:formula="of:=CONCATENATE(&quot;r&quot;;[.B68];&quot;-&quot;;[.C68];&quot;-&quot;;[.E68];&quot;-&quot;;LEFT(RIGHT([.A68];6);1))" office:value-type="string" office:string-value="r4-150-25-1" calcext:value-type="string">
            <text:p>r4-150-25-1</text:p>
          </table:table-cell>
          <table:table-cell table:formula="of:=ROUND(([.F68]/[.G68])*100;2)" office:value-type="float" office:value="40.48" calcext:value-type="float">
            <text:p>40,48</text:p>
          </table:table-cell>
          <table:table-cell table:style-name="ce9" table:formula="of:=[.J68]" office:value-type="float" office:value="0.333333" calcext:value-type="float">
            <text:p>0,3</text:p>
          </table:table-cell>
          <table:table-cell table:style-name="ce9" table:formula="of:=[.I68]" office:value-type="float" office:value="0.257511" calcext:value-type="float">
            <text:p>0,3</text:p>
          </table:table-cell>
          <table:table-cell table:formula="of:=[.U68]" office:value-type="float" office:value="7" calcext:value-type="float">
            <text:p>7</text:p>
          </table:table-cell>
          <table:table-cell table:formula="of:=[.V68]" office:value-type="float" office:value="300.006249" calcext:value-type="float">
            <text:p>300,006249</text:p>
          </table:table-cell>
          <table:table-cell table:formula="of:=ABS([.AE68]-CEILING([.AC68])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0.363831" calcext:value-type="float">
            <text:p>0,36383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300.34" calcext:value-type="float">
            <text:p>300,34</text:p>
          </table:table-cell>
          <table:table-cell office:value-type="float" office:value="2489671" calcext:value-type="float">
            <text:p>2489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0495" calcext:value-type="float">
            <text:p>300,0049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pl-t300.config</text:p>
          </table:table-cell>
          <table:table-cell table:formula="of:=CONCATENATE(&quot;r&quot;;[.B69];&quot;-&quot;;[.C69];&quot;-&quot;;[.E69];&quot;-&quot;;LEFT(RIGHT([.A69];6);1))" office:value-type="string" office:string-value="r4-150-25-2" calcext:value-type="string">
            <text:p>r4-150-25-2</text:p>
          </table:table-cell>
          <table:table-cell table:formula="of:=ROUND(([.F69]/[.G69])*100;2)" office:value-type="float" office:value="40.48" calcext:value-type="float">
            <text:p>40,48</text:p>
          </table:table-cell>
          <table:table-cell table:style-name="ce9" table:formula="of:=[.J69]" office:value-type="float" office:value="0.333333" calcext:value-type="float">
            <text:p>0,3</text:p>
          </table:table-cell>
          <table:table-cell table:style-name="ce9" table:formula="of:=[.I69]" office:value-type="float" office:value="0.363831" calcext:value-type="float">
            <text:p>0,4</text:p>
          </table:table-cell>
          <table:table-cell table:formula="of:=[.U69]" office:value-type="float" office:value="5" calcext:value-type="float">
            <text:p>5</text:p>
          </table:table-cell>
          <table:table-cell table:formula="of:=[.V69]" office:value-type="float" office:value="300.00495" calcext:value-type="float">
            <text:p>300,00495</text:p>
          </table:table-cell>
          <table:table-cell table:formula="of:=ABS([.AE69]-CEILING([.AC69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0.018467" calcext:value-type="float">
            <text:p>0,0184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84" calcext:value-type="float">
            <text:p>299,84</text:p>
          </table:table-cell>
          <table:table-cell office:value-type="float" office:value="1447900" calcext:value-type="float">
            <text:p>1447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088" calcext:value-type="float">
            <text:p>300,0000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t300.config</text:p>
          </table:table-cell>
          <table:table-cell table:formula="of:=CONCATENATE(&quot;r&quot;;[.B70];&quot;-&quot;;[.C70];&quot;-&quot;;[.E70];&quot;-&quot;;LEFT(RIGHT([.A70];6);1))" office:value-type="string" office:string-value="r4-150-5-1" calcext:value-type="string">
            <text:p>r4-150-5-1</text:p>
          </table:table-cell>
          <table:table-cell table:formula="of:=ROUND(([.F70]/[.G70])*100;2)" office:value-type="float" office:value="9.3" calcext:value-type="float">
            <text:p>9,3</text:p>
          </table:table-cell>
          <table:table-cell table:style-name="ce9" table:formula="of:=[.J70]" office:value-type="float" office:value="1" calcext:value-type="float">
            <text:p>1,0</text:p>
          </table:table-cell>
          <table:table-cell table:style-name="ce9" table:formula="of:=[.I70]" office:value-type="float" office:value="0.018467" calcext:value-type="float">
            <text:p>0,0</text:p>
          </table:table-cell>
          <table:table-cell table:formula="of:=[.U70]" office:value-type="float" office:value="2" calcext:value-type="float">
            <text:p>2</text:p>
          </table:table-cell>
          <table:table-cell table:formula="of:=[.V70]" office:value-type="float" office:value="300.000088" calcext:value-type="float">
            <text:p>300,000088</text:p>
          </table:table-cell>
          <table:table-cell table:formula="of:=ABS([.AE70]-CEILING([.AC7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0.016751" calcext:value-type="float">
            <text:p>0,01675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87" calcext:value-type="float">
            <text:p>299,87</text:p>
          </table:table-cell>
          <table:table-cell office:value-type="float" office:value="1411692" calcext:value-type="float">
            <text:p>1411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357" calcext:value-type="float">
            <text:p>300,0003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t300.config</text:p>
          </table:table-cell>
          <table:table-cell table:formula="of:=CONCATENATE(&quot;r&quot;;[.B71];&quot;-&quot;;[.C71];&quot;-&quot;;[.E71];&quot;-&quot;;LEFT(RIGHT([.A71];6);1))" office:value-type="string" office:string-value="r4-150-5-2" calcext:value-type="string">
            <text:p>r4-150-5-2</text:p>
          </table:table-cell>
          <table:table-cell table:formula="of:=ROUND(([.F71]/[.G71])*100;2)" office:value-type="float" office:value="12.79" calcext:value-type="float">
            <text:p>12,79</text:p>
          </table:table-cell>
          <table:table-cell table:style-name="ce9" table:formula="of:=[.J71]" office:value-type="float" office:value="0.333333" calcext:value-type="float">
            <text:p>0,3</text:p>
          </table:table-cell>
          <table:table-cell table:style-name="ce9" table:formula="of:=[.I71]" office:value-type="float" office:value="0.016751" calcext:value-type="float">
            <text:p>0,0</text:p>
          </table:table-cell>
          <table:table-cell table:formula="of:=[.U71]" office:value-type="float" office:value="2" calcext:value-type="float">
            <text:p>2</text:p>
          </table:table-cell>
          <table:table-cell table:formula="of:=[.V71]" office:value-type="float" office:value="300.000357" calcext:value-type="float">
            <text:p>300,000357</text:p>
          </table:table-cell>
          <table:table-cell table:formula="of:=ABS([.AE71]-CEILING([.AC7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42" calcext:value-type="float">
            <text:p>242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0.071363" calcext:value-type="float">
            <text:p>0,07136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300" calcext:value-type="float">
            <text:p>300</text:p>
          </table:table-cell>
          <table:table-cell office:value-type="float" office:value="2173158" calcext:value-type="float">
            <text:p>2173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0601" calcext:value-type="float">
            <text:p>300,0006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t300.config</text:p>
          </table:table-cell>
          <table:table-cell table:formula="of:=CONCATENATE(&quot;r&quot;;[.B72];&quot;-&quot;;[.C72];&quot;-&quot;;[.E72];&quot;-&quot;;LEFT(RIGHT([.A72];6);1))" office:value-type="string" office:string-value="r4-200-10-1" calcext:value-type="string">
            <text:p>r4-200-10-1</text:p>
          </table:table-cell>
          <table:table-cell table:formula="of:=ROUND(([.F72]/[.G72])*100;2)" office:value-type="float" office:value="16.12" calcext:value-type="float">
            <text:p>16,12</text:p>
          </table:table-cell>
          <table:table-cell table:style-name="ce9" table:formula="of:=[.J72]" office:value-type="float" office:value="1" calcext:value-type="float">
            <text:p>1,0</text:p>
          </table:table-cell>
          <table:table-cell table:style-name="ce9" table:formula="of:=[.I72]" office:value-type="float" office:value="0.071363" calcext:value-type="float">
            <text:p>0,1</text:p>
          </table:table-cell>
          <table:table-cell table:formula="of:=[.U72]" office:value-type="float" office:value="4" calcext:value-type="float">
            <text:p>4</text:p>
          </table:table-cell>
          <table:table-cell table:formula="of:=[.V72]" office:value-type="float" office:value="300.000601" calcext:value-type="float">
            <text:p>300,000601</text:p>
          </table:table-cell>
          <table:table-cell table:formula="of:=ABS([.AE72]-CEILING([.AC7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42" calcext:value-type="float">
            <text:p>242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072408" calcext:value-type="float">
            <text:p>0,072408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300.04" calcext:value-type="float">
            <text:p>300,04</text:p>
          </table:table-cell>
          <table:table-cell office:value-type="float" office:value="2131670" calcext:value-type="float">
            <text:p>21316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1827" calcext:value-type="float">
            <text:p>300,0018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pl-t300.config</text:p>
          </table:table-cell>
          <table:table-cell table:formula="of:=CONCATENATE(&quot;r&quot;;[.B73];&quot;-&quot;;[.C73];&quot;-&quot;;[.E73];&quot;-&quot;;LEFT(RIGHT([.A73];6);1))" office:value-type="string" office:string-value="r4-200-10-2" calcext:value-type="string">
            <text:p>r4-200-10-2</text:p>
          </table:table-cell>
          <table:table-cell table:formula="of:=ROUND(([.F73]/[.G73])*100;2)" office:value-type="float" office:value="17.36" calcext:value-type="float">
            <text:p>17,36</text:p>
          </table:table-cell>
          <table:table-cell table:style-name="ce9" table:formula="of:=[.J73]" office:value-type="float" office:value="0.333333" calcext:value-type="float">
            <text:p>0,3</text:p>
          </table:table-cell>
          <table:table-cell table:style-name="ce9" table:formula="of:=[.I73]" office:value-type="float" office:value="0.072408" calcext:value-type="float">
            <text:p>0,1</text:p>
          </table:table-cell>
          <table:table-cell table:formula="of:=[.U73]" office:value-type="float" office:value="3" calcext:value-type="float">
            <text:p>3</text:p>
          </table:table-cell>
          <table:table-cell table:formula="of:=[.V73]" office:value-type="float" office:value="300.001827" calcext:value-type="float">
            <text:p>300,001827</text:p>
          </table:table-cell>
          <table:table-cell table:formula="of:=ABS([.AE73]-CEILING([.AC7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62" calcext:value-type="float">
            <text:p>262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0.147197" calcext:value-type="float">
            <text:p>0,147197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300.13" calcext:value-type="float">
            <text:p>300,13</text:p>
          </table:table-cell>
          <table:table-cell office:value-type="float" office:value="2484468" calcext:value-type="float">
            <text:p>2484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00908" calcext:value-type="float">
            <text:p>300,00090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74];&quot;-&quot;;[.C74];&quot;-&quot;;[.E74];&quot;-&quot;;LEFT(RIGHT([.A74];6);1))" office:value-type="string" office:string-value="r4-200-15-1" calcext:value-type="string">
            <text:p>r4-200-15-1</text:p>
          </table:table-cell>
          <table:table-cell table:formula="of:=ROUND(([.F74]/[.G74])*100;2)" office:value-type="float" office:value="23.66" calcext:value-type="float">
            <text:p>23,66</text:p>
          </table:table-cell>
          <table:table-cell table:style-name="ce9" table:formula="of:=[.J74]" office:value-type="float" office:value="0.333333" calcext:value-type="float">
            <text:p>0,3</text:p>
          </table:table-cell>
          <table:table-cell table:style-name="ce9" table:formula="of:=[.I74]" office:value-type="float" office:value="0.147197" calcext:value-type="float">
            <text:p>0,1</text:p>
          </table:table-cell>
          <table:table-cell table:formula="of:=[.U74]" office:value-type="float" office:value="5" calcext:value-type="float">
            <text:p>5</text:p>
          </table:table-cell>
          <table:table-cell table:formula="of:=[.V74]" office:value-type="float" office:value="300.000908" calcext:value-type="float">
            <text:p>300,000908</text:p>
          </table:table-cell>
          <table:table-cell table:formula="of:=ABS([.AE74]-CEILING([.AC74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0.14018" calcext:value-type="float">
            <text:p>0,14018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300.1" calcext:value-type="float">
            <text:p>300,1</text:p>
          </table:table-cell>
          <table:table-cell office:value-type="float" office:value="2482532" calcext:value-type="float">
            <text:p>2482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01058" calcext:value-type="float">
            <text:p>300,00105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75];&quot;-&quot;;[.C75];&quot;-&quot;;[.E75];&quot;-&quot;;LEFT(RIGHT([.A75];6);1))" office:value-type="string" office:string-value="r4-200-15-2" calcext:value-type="string">
            <text:p>r4-200-15-2</text:p>
          </table:table-cell>
          <table:table-cell table:formula="of:=ROUND(([.F75]/[.G75])*100;2)" office:value-type="float" office:value="23.66" calcext:value-type="float">
            <text:p>23,66</text:p>
          </table:table-cell>
          <table:table-cell table:style-name="ce9" table:formula="of:=[.J75]" office:value-type="float" office:value="0.333333" calcext:value-type="float">
            <text:p>0,3</text:p>
          </table:table-cell>
          <table:table-cell table:style-name="ce9" table:formula="of:=[.I75]" office:value-type="float" office:value="0.14018" calcext:value-type="float">
            <text:p>0,1</text:p>
          </table:table-cell>
          <table:table-cell table:formula="of:=[.U75]" office:value-type="float" office:value="5" calcext:value-type="float">
            <text:p>5</text:p>
          </table:table-cell>
          <table:table-cell table:formula="of:=[.V75]" office:value-type="float" office:value="300.001058" calcext:value-type="float">
            <text:p>300,001058</text:p>
          </table:table-cell>
          <table:table-cell table:formula="of:=ABS([.AE75]-CEILING([.AC75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0.242583" calcext:value-type="float">
            <text:p>0,242583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300.22" calcext:value-type="float">
            <text:p>300,22</text:p>
          </table:table-cell>
          <table:table-cell office:value-type="float" office:value="2848306" calcext:value-type="float">
            <text:p>2848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6" calcext:value-type="float">
            <text:p>6</text:p>
          </table:table-cell>
          <table:table-cell office:value-type="float" office:value="300.006449" calcext:value-type="float">
            <text:p>300,00644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t300.config</text:p>
          </table:table-cell>
          <table:table-cell table:formula="of:=CONCATENATE(&quot;r&quot;;[.B76];&quot;-&quot;;[.C76];&quot;-&quot;;[.E76];&quot;-&quot;;LEFT(RIGHT([.A76];6);1))" office:value-type="string" office:string-value="r4-200-20-1" calcext:value-type="string">
            <text:p>r4-200-20-1</text:p>
          </table:table-cell>
          <table:table-cell table:formula="of:=ROUND(([.F76]/[.G76])*100;2)" office:value-type="float" office:value="28.37" calcext:value-type="float">
            <text:p>28,37</text:p>
          </table:table-cell>
          <table:table-cell table:style-name="ce9" table:formula="of:=[.J76]" office:value-type="float" office:value="0.333333" calcext:value-type="float">
            <text:p>0,3</text:p>
          </table:table-cell>
          <table:table-cell table:style-name="ce9" table:formula="of:=[.I76]" office:value-type="float" office:value="0.242583" calcext:value-type="float">
            <text:p>0,2</text:p>
          </table:table-cell>
          <table:table-cell table:formula="of:=[.U76]" office:value-type="float" office:value="6" calcext:value-type="float">
            <text:p>6</text:p>
          </table:table-cell>
          <table:table-cell table:formula="of:=[.V76]" office:value-type="float" office:value="300.006449" calcext:value-type="float">
            <text:p>300,006449</text:p>
          </table:table-cell>
          <table:table-cell table:formula="of:=ABS([.AE76]-CEILING([.AC76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0.256319" calcext:value-type="float">
            <text:p>0,25631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300.23" calcext:value-type="float">
            <text:p>300,23</text:p>
          </table:table-cell>
          <table:table-cell office:value-type="float" office:value="2839978" calcext:value-type="float">
            <text:p>28399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04656" calcext:value-type="float">
            <text:p>300,00465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t300.config</text:p>
          </table:table-cell>
          <table:table-cell table:formula="of:=CONCATENATE(&quot;r&quot;;[.B77];&quot;-&quot;;[.C77];&quot;-&quot;;[.E77];&quot;-&quot;;LEFT(RIGHT([.A77];6);1))" office:value-type="string" office:string-value="r4-200-20-2" calcext:value-type="string">
            <text:p>r4-200-20-2</text:p>
          </table:table-cell>
          <table:table-cell table:formula="of:=ROUND(([.F77]/[.G77])*100;2)" office:value-type="float" office:value="28.37" calcext:value-type="float">
            <text:p>28,37</text:p>
          </table:table-cell>
          <table:table-cell table:style-name="ce9" table:formula="of:=[.J77]" office:value-type="float" office:value="0.333333" calcext:value-type="float">
            <text:p>0,3</text:p>
          </table:table-cell>
          <table:table-cell table:style-name="ce9" table:formula="of:=[.I77]" office:value-type="float" office:value="0.256319" calcext:value-type="float">
            <text:p>0,3</text:p>
          </table:table-cell>
          <table:table-cell table:formula="of:=[.U77]" office:value-type="float" office:value="5" calcext:value-type="float">
            <text:p>5</text:p>
          </table:table-cell>
          <table:table-cell table:formula="of:=[.V77]" office:value-type="float" office:value="300.004656" calcext:value-type="float">
            <text:p>300,004656</text:p>
          </table:table-cell>
          <table:table-cell table:formula="of:=ABS([.AE77]-CEILING([.AC77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02" calcext:value-type="float">
            <text:p>302</text:p>
          </table:table-cell>
          <table:table-cell office:value-type="float" office:value="115" calcext:value-type="float">
            <text:p>115</text:p>
          </table:table-cell>
          <table:table-cell table:style-name="Default" office:value-type="float" office:value="0.365832" calcext:value-type="float">
            <text:p>0,365832</text:p>
          </table:table-cell>
          <table:table-cell table:style-name="Default" office:value-type="float" office:value="0.419006" calcext:value-type="float">
            <text:p>0,4190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419006" calcext:value-type="float">
            <text:p>0,419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300.36" calcext:value-type="float">
            <text:p>300,36</text:p>
          </table:table-cell>
          <table:table-cell office:value-type="float" office:value="3160230" calcext:value-type="float">
            <text:p>3160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7" calcext:value-type="float">
            <text:p>7</text:p>
          </table:table-cell>
          <table:table-cell office:value-type="float" office:value="300.009923" calcext:value-type="float">
            <text:p>300,00992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pl-t300.config</text:p>
          </table:table-cell>
          <table:table-cell table:formula="of:=CONCATENATE(&quot;r&quot;;[.B78];&quot;-&quot;;[.C78];&quot;-&quot;;[.E78];&quot;-&quot;;LEFT(RIGHT([.A78];6);1))" office:value-type="string" office:string-value="r4-200-25-1" calcext:value-type="string">
            <text:p>r4-200-25-1</text:p>
          </table:table-cell>
          <table:table-cell table:formula="of:=ROUND(([.F78]/[.G78])*100;2)" office:value-type="float" office:value="33.77" calcext:value-type="float">
            <text:p>33,77</text:p>
          </table:table-cell>
          <table:table-cell table:style-name="ce9" table:formula="of:=[.J78]" office:value-type="float" office:value="0.419006" calcext:value-type="float">
            <text:p>0,4</text:p>
          </table:table-cell>
          <table:table-cell table:style-name="ce9" table:formula="of:=[.I78]" office:value-type="float" office:value="0.365832" calcext:value-type="float">
            <text:p>0,4</text:p>
          </table:table-cell>
          <table:table-cell table:formula="of:=[.U78]" office:value-type="float" office:value="7" calcext:value-type="float">
            <text:p>7</text:p>
          </table:table-cell>
          <table:table-cell table:formula="of:=[.V78]" office:value-type="float" office:value="300.009923" calcext:value-type="float">
            <text:p>300,009923</text:p>
          </table:table-cell>
          <table:table-cell table:formula="of:=ABS([.AE78]-CEILING([.AC78])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02" calcext:value-type="float">
            <text:p>302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0.414572" calcext:value-type="float">
            <text:p>0,41457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,41</text:p>
          </table:table-cell>
          <table:table-cell office:value-type="float" office:value="300.41" calcext:value-type="float">
            <text:p>300,41</text:p>
          </table:table-cell>
          <table:table-cell office:value-type="float" office:value="3176414" calcext:value-type="float">
            <text:p>3176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6" calcext:value-type="float">
            <text:p>6</text:p>
          </table:table-cell>
          <table:table-cell office:value-type="float" office:value="300.009577" calcext:value-type="float">
            <text:p>300,00957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pl-t300.config</text:p>
          </table:table-cell>
          <table:table-cell table:formula="of:=CONCATENATE(&quot;r&quot;;[.B79];&quot;-&quot;;[.C79];&quot;-&quot;;[.E79];&quot;-&quot;;LEFT(RIGHT([.A79];6);1))" office:value-type="string" office:string-value="r4-200-25-2" calcext:value-type="string">
            <text:p>r4-200-25-2</text:p>
          </table:table-cell>
          <table:table-cell table:formula="of:=ROUND(([.F79]/[.G79])*100;2)" office:value-type="float" office:value="33.77" calcext:value-type="float">
            <text:p>33,77</text:p>
          </table:table-cell>
          <table:table-cell table:style-name="ce9" table:formula="of:=[.J79]" office:value-type="float" office:value="0.333333" calcext:value-type="float">
            <text:p>0,3</text:p>
          </table:table-cell>
          <table:table-cell table:style-name="ce9" table:formula="of:=[.I79]" office:value-type="float" office:value="0.414572" calcext:value-type="float">
            <text:p>0,4</text:p>
          </table:table-cell>
          <table:table-cell table:formula="of:=[.U79]" office:value-type="float" office:value="6" calcext:value-type="float">
            <text:p>6</text:p>
          </table:table-cell>
          <table:table-cell table:formula="of:=[.V79]" office:value-type="float" office:value="300.009577" calcext:value-type="float">
            <text:p>300,009577</text:p>
          </table:table-cell>
          <table:table-cell table:formula="of:=ABS([.AE79]-CEILING([.AC79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0.022338" calcext:value-type="float">
            <text:p>0,02233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9" calcext:value-type="float">
            <text:p>299,9</text:p>
          </table:table-cell>
          <table:table-cell office:value-type="float" office:value="1851010" calcext:value-type="float">
            <text:p>185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29" calcext:value-type="float">
            <text:p>300,000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t300.config</text:p>
          </table:table-cell>
          <table:table-cell table:formula="of:=CONCATENATE(&quot;r&quot;;[.B80];&quot;-&quot;;[.C80];&quot;-&quot;;[.E80];&quot;-&quot;;LEFT(RIGHT([.A80];6);1))" office:value-type="string" office:string-value="r4-200-5-1" calcext:value-type="string">
            <text:p>r4-200-5-1</text:p>
          </table:table-cell>
          <table:table-cell table:formula="of:=ROUND(([.F80]/[.G80])*100;2)" office:value-type="float" office:value="7.21" calcext:value-type="float">
            <text:p>7,21</text:p>
          </table:table-cell>
          <table:table-cell table:style-name="ce9" table:formula="of:=[.J80]" office:value-type="float" office:value="1" calcext:value-type="float">
            <text:p>1,0</text:p>
          </table:table-cell>
          <table:table-cell table:style-name="ce9" table:formula="of:=[.I80]" office:value-type="float" office:value="0.022338" calcext:value-type="float">
            <text:p>0,0</text:p>
          </table:table-cell>
          <table:table-cell table:formula="of:=[.U80]" office:value-type="float" office:value="3" calcext:value-type="float">
            <text:p>3</text:p>
          </table:table-cell>
          <table:table-cell table:formula="of:=[.V80]" office:value-type="float" office:value="300.00029" calcext:value-type="float">
            <text:p>300,00029</text:p>
          </table:table-cell>
          <table:table-cell table:formula="of:=ABS([.AE80]-CEILING([.AC8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20321" calcext:value-type="float">
            <text:p>0,02032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89" calcext:value-type="float">
            <text:p>299,89</text:p>
          </table:table-cell>
          <table:table-cell office:value-type="float" office:value="1793601" calcext:value-type="float">
            <text:p>1793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502" calcext:value-type="float">
            <text:p>300,0005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t300.config</text:p>
          </table:table-cell>
          <table:table-cell table:formula="of:=CONCATENATE(&quot;r&quot;;[.B81];&quot;-&quot;;[.C81];&quot;-&quot;;[.E81];&quot;-&quot;;LEFT(RIGHT([.A81];6);1))" office:value-type="string" office:string-value="r4-200-5-2" calcext:value-type="string">
            <text:p>r4-200-5-2</text:p>
          </table:table-cell>
          <table:table-cell table:formula="of:=ROUND(([.F81]/[.G81])*100;2)" office:value-type="float" office:value="9.91" calcext:value-type="float">
            <text:p>9,91</text:p>
          </table:table-cell>
          <table:table-cell table:style-name="ce9" table:formula="of:=[.J81]" office:value-type="float" office:value="0.333333" calcext:value-type="float">
            <text:p>0,3</text:p>
          </table:table-cell>
          <table:table-cell table:style-name="ce9" table:formula="of:=[.I81]" office:value-type="float" office:value="0.020321" calcext:value-type="float">
            <text:p>0,0</text:p>
          </table:table-cell>
          <table:table-cell table:formula="of:=[.U81]" office:value-type="float" office:value="2" calcext:value-type="float">
            <text:p>2</text:p>
          </table:table-cell>
          <table:table-cell table:formula="of:=[.V81]" office:value-type="float" office:value="300.000502" calcext:value-type="float">
            <text:p>300,000502</text:p>
          </table:table-cell>
          <table:table-cell table:formula="of:=ABS([.AE81]-CEILING([.AC8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0.084499" calcext:value-type="float">
            <text:p>0,08449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300.03" calcext:value-type="float">
            <text:p>300,03</text:p>
          </table:table-cell>
          <table:table-cell office:value-type="float" office:value="2651200" calcext:value-type="float">
            <text:p>265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0872" calcext:value-type="float">
            <text:p>300,0008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pl-t300.config</text:p>
          </table:table-cell>
          <table:table-cell table:formula="of:=CONCATENATE(&quot;r&quot;;[.B82];&quot;-&quot;;[.C82];&quot;-&quot;;[.E82];&quot;-&quot;;LEFT(RIGHT([.A82];6);1))" office:value-type="string" office:string-value="r4-250-10-1" calcext:value-type="string">
            <text:p>r4-250-10-1</text:p>
          </table:table-cell>
          <table:table-cell table:formula="of:=ROUND(([.F82]/[.G82])*100;2)" office:value-type="float" office:value="13.7" calcext:value-type="float">
            <text:p>13,7</text:p>
          </table:table-cell>
          <table:table-cell table:style-name="ce9" table:formula="of:=[.J82]" office:value-type="float" office:value="1" calcext:value-type="float">
            <text:p>1,0</text:p>
          </table:table-cell>
          <table:table-cell table:style-name="ce9" table:formula="of:=[.I82]" office:value-type="float" office:value="0.084499" calcext:value-type="float">
            <text:p>0,1</text:p>
          </table:table-cell>
          <table:table-cell table:formula="of:=[.U82]" office:value-type="float" office:value="4" calcext:value-type="float">
            <text:p>4</text:p>
          </table:table-cell>
          <table:table-cell table:formula="of:=[.V82]" office:value-type="float" office:value="300.000872" calcext:value-type="float">
            <text:p>300,000872</text:p>
          </table:table-cell>
          <table:table-cell table:formula="of:=ABS([.AE82]-CEILING([.AC8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table:style-name="Default" office:value-type="float" office:value="0.093421" calcext:value-type="float">
            <text:p>0,09342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300.05" calcext:value-type="float">
            <text:p>300,05</text:p>
          </table:table-cell>
          <table:table-cell office:value-type="float" office:value="2599921" calcext:value-type="float">
            <text:p>2599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2056" calcext:value-type="float">
            <text:p>300,00205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pl-t300.config</text:p>
          </table:table-cell>
          <table:table-cell table:formula="of:=CONCATENATE(&quot;r&quot;;[.B83];&quot;-&quot;;[.C83];&quot;-&quot;;[.E83];&quot;-&quot;;LEFT(RIGHT([.A83];6);1))" office:value-type="string" office:string-value="r4-250-10-2" calcext:value-type="string">
            <text:p>r4-250-10-2</text:p>
          </table:table-cell>
          <table:table-cell table:formula="of:=ROUND(([.F83]/[.G83])*100;2)" office:value-type="float" office:value="14.38" calcext:value-type="float">
            <text:p>14,38</text:p>
          </table:table-cell>
          <table:table-cell table:style-name="ce9" table:formula="of:=[.J83]" office:value-type="float" office:value="0.333333" calcext:value-type="float">
            <text:p>0,3</text:p>
          </table:table-cell>
          <table:table-cell table:style-name="ce9" table:formula="of:=[.I83]" office:value-type="float" office:value="0.093421" calcext:value-type="float">
            <text:p>0,1</text:p>
          </table:table-cell>
          <table:table-cell table:formula="of:=[.U83]" office:value-type="float" office:value="3" calcext:value-type="float">
            <text:p>3</text:p>
          </table:table-cell>
          <table:table-cell table:formula="of:=[.V83]" office:value-type="float" office:value="300.002056" calcext:value-type="float">
            <text:p>300,002056</text:p>
          </table:table-cell>
          <table:table-cell table:formula="of:=ABS([.AE83]-CEILING([.AC8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312" calcext:value-type="float">
            <text:p>312</text:p>
          </table:table-cell>
          <table:table-cell office:value-type="float" office:value="167" calcext:value-type="float">
            <text:p>167</text:p>
          </table:table-cell>
          <table:table-cell table:style-name="Default" office:value-type="float" office:value="0.268633" calcext:value-type="float">
            <text:p>0,268633</text:p>
          </table:table-cell>
          <table:table-cell table:style-name="Default" office:value-type="float" office:value="0.713943" calcext:value-type="float">
            <text:p>0,7139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713943" calcext:value-type="float">
            <text:p>0,713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300.24" calcext:value-type="float">
            <text:p>300,24</text:p>
          </table:table-cell>
          <table:table-cell office:value-type="float" office:value="3073579" calcext:value-type="float">
            <text:p>30735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02285" calcext:value-type="float">
            <text:p>300,00228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pl-t300.config</text:p>
          </table:table-cell>
          <table:table-cell table:formula="of:=CONCATENATE(&quot;r&quot;;[.B84];&quot;-&quot;;[.C84];&quot;-&quot;;[.E84];&quot;-&quot;;LEFT(RIGHT([.A84];6);1))" office:value-type="string" office:string-value="r4-250-15-1" calcext:value-type="string">
            <text:p>r4-250-15-1</text:p>
          </table:table-cell>
          <table:table-cell table:formula="of:=ROUND(([.F84]/[.G84])*100;2)" office:value-type="float" office:value="19.55" calcext:value-type="float">
            <text:p>19,55</text:p>
          </table:table-cell>
          <table:table-cell table:style-name="ce9" table:formula="of:=[.J84]" office:value-type="float" office:value="0.713943" calcext:value-type="float">
            <text:p>0,7</text:p>
          </table:table-cell>
          <table:table-cell table:style-name="ce9" table:formula="of:=[.I84]" office:value-type="float" office:value="0.268633" calcext:value-type="float">
            <text:p>0,3</text:p>
          </table:table-cell>
          <table:table-cell table:formula="of:=[.U84]" office:value-type="float" office:value="5" calcext:value-type="float">
            <text:p>5</text:p>
          </table:table-cell>
          <table:table-cell table:formula="of:=[.V84]" office:value-type="float" office:value="300.002285" calcext:value-type="float">
            <text:p>300,002285</text:p>
          </table:table-cell>
          <table:table-cell table:formula="of:=ABS([.AE84]-CEILING([.AC84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312" calcext:value-type="float">
            <text:p>31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0.19047" calcext:value-type="float">
            <text:p>0,19047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300.18" calcext:value-type="float">
            <text:p>300,18</text:p>
          </table:table-cell>
          <table:table-cell office:value-type="float" office:value="3033165" calcext:value-type="float">
            <text:p>3033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4" calcext:value-type="float">
            <text:p>4</text:p>
          </table:table-cell>
          <table:table-cell office:value-type="float" office:value="300.001663" calcext:value-type="float">
            <text:p>300,0016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pl-t300.config</text:p>
          </table:table-cell>
          <table:table-cell table:formula="of:=CONCATENATE(&quot;r&quot;;[.B85];&quot;-&quot;;[.C85];&quot;-&quot;;[.E85];&quot;-&quot;;LEFT(RIGHT([.A85];6);1))" office:value-type="string" office:string-value="r4-250-15-2" calcext:value-type="string">
            <text:p>r4-250-15-2</text:p>
          </table:table-cell>
          <table:table-cell table:formula="of:=ROUND(([.F85]/[.G85])*100;2)" office:value-type="float" office:value="19.87" calcext:value-type="float">
            <text:p>19,87</text:p>
          </table:table-cell>
          <table:table-cell table:style-name="ce9" table:formula="of:=[.J85]" office:value-type="float" office:value="0.333333" calcext:value-type="float">
            <text:p>0,3</text:p>
          </table:table-cell>
          <table:table-cell table:style-name="ce9" table:formula="of:=[.I85]" office:value-type="float" office:value="0.19047" calcext:value-type="float">
            <text:p>0,2</text:p>
          </table:table-cell>
          <table:table-cell table:formula="of:=[.U85]" office:value-type="float" office:value="4" calcext:value-type="float">
            <text:p>4</text:p>
          </table:table-cell>
          <table:table-cell table:formula="of:=[.V85]" office:value-type="float" office:value="300.001663" calcext:value-type="float">
            <text:p>300,001663</text:p>
          </table:table-cell>
          <table:table-cell table:formula="of:=ABS([.AE85]-CEILING([.AC8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0.297243" calcext:value-type="float">
            <text:p>0,297243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,29</text:p>
          </table:table-cell>
          <table:table-cell office:value-type="float" office:value="300.28" calcext:value-type="float">
            <text:p>300,28</text:p>
          </table:table-cell>
          <table:table-cell office:value-type="float" office:value="3457509" calcext:value-type="float">
            <text:p>3457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6" calcext:value-type="float">
            <text:p>6</text:p>
          </table:table-cell>
          <table:table-cell office:value-type="float" office:value="300.00476" calcext:value-type="float">
            <text:p>300,0047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pl-t300.config</text:p>
          </table:table-cell>
          <table:table-cell table:formula="of:=CONCATENATE(&quot;r&quot;;[.B86];&quot;-&quot;;[.C86];&quot;-&quot;;[.E86];&quot;-&quot;;LEFT(RIGHT([.A86];6);1))" office:value-type="string" office:string-value="r4-250-20-1" calcext:value-type="string">
            <text:p>r4-250-20-1</text:p>
          </table:table-cell>
          <table:table-cell table:formula="of:=ROUND(([.F86]/[.G86])*100;2)" office:value-type="float" office:value="24.1" calcext:value-type="float">
            <text:p>24,1</text:p>
          </table:table-cell>
          <table:table-cell table:style-name="ce9" table:formula="of:=[.J86]" office:value-type="float" office:value="0.333333" calcext:value-type="float">
            <text:p>0,3</text:p>
          </table:table-cell>
          <table:table-cell table:style-name="ce9" table:formula="of:=[.I86]" office:value-type="float" office:value="0.297243" calcext:value-type="float">
            <text:p>0,3</text:p>
          </table:table-cell>
          <table:table-cell table:formula="of:=[.U86]" office:value-type="float" office:value="6" calcext:value-type="float">
            <text:p>6</text:p>
          </table:table-cell>
          <table:table-cell table:formula="of:=[.V86]" office:value-type="float" office:value="300.00476" calcext:value-type="float">
            <text:p>300,00476</text:p>
          </table:table-cell>
          <table:table-cell table:formula="of:=ABS([.AE86]-CEILING([.AC86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0.288857" calcext:value-type="float">
            <text:p>0,288857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 office:value-type="float" office:value="300.28" calcext:value-type="float">
            <text:p>300,28</text:p>
          </table:table-cell>
          <table:table-cell office:value-type="float" office:value="3450157" calcext:value-type="float">
            <text:p>3450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00.008497" calcext:value-type="float">
            <text:p>300,00849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t300.config</text:p>
          </table:table-cell>
          <table:table-cell table:formula="of:=CONCATENATE(&quot;r&quot;;[.B87];&quot;-&quot;;[.C87];&quot;-&quot;;[.E87];&quot;-&quot;;LEFT(RIGHT([.A87];6);1))" office:value-type="string" office:string-value="r4-250-20-2" calcext:value-type="string">
            <text:p>r4-250-20-2</text:p>
          </table:table-cell>
          <table:table-cell table:formula="of:=ROUND(([.F87]/[.G87])*100;2)" office:value-type="float" office:value="24.1" calcext:value-type="float">
            <text:p>24,1</text:p>
          </table:table-cell>
          <table:table-cell table:style-name="ce9" table:formula="of:=[.J87]" office:value-type="float" office:value="0.333333" calcext:value-type="float">
            <text:p>0,3</text:p>
          </table:table-cell>
          <table:table-cell table:style-name="ce9" table:formula="of:=[.I87]" office:value-type="float" office:value="0.288857" calcext:value-type="float">
            <text:p>0,3</text:p>
          </table:table-cell>
          <table:table-cell table:formula="of:=[.U87]" office:value-type="float" office:value="5" calcext:value-type="float">
            <text:p>5</text:p>
          </table:table-cell>
          <table:table-cell table:formula="of:=[.V87]" office:value-type="float" office:value="300.008497" calcext:value-type="float">
            <text:p>300,008497</text:p>
          </table:table-cell>
          <table:table-cell table:formula="of:=ABS([.AE87]-CEILING([.AC87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0.467188" calcext:value-type="float">
            <text:p>0,467188</text:p>
          </table:table-cell>
          <table:table-cell table:style-name="Default" office:value-type="float" office:value="0.523504" calcext:value-type="float">
            <text:p>0,5235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523504" calcext:value-type="float">
            <text:p>0,5235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300.46" calcext:value-type="float">
            <text:p>300,46</text:p>
          </table:table-cell>
          <table:table-cell office:value-type="float" office:value="3849394" calcext:value-type="float">
            <text:p>3849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7" calcext:value-type="float">
            <text:p>7</text:p>
          </table:table-cell>
          <table:table-cell office:value-type="float" office:value="300.00998" calcext:value-type="float">
            <text:p>300,0099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pl-t300.config</text:p>
          </table:table-cell>
          <table:table-cell table:formula="of:=CONCATENATE(&quot;r&quot;;[.B88];&quot;-&quot;;[.C88];&quot;-&quot;;[.E88];&quot;-&quot;;LEFT(RIGHT([.A88];6);1))" office:value-type="string" office:string-value="r4-250-25-1" calcext:value-type="string">
            <text:p>r4-250-25-1</text:p>
          </table:table-cell>
          <table:table-cell table:formula="of:=ROUND(([.F88]/[.G88])*100;2)" office:value-type="float" office:value="28.98" calcext:value-type="float">
            <text:p>28,98</text:p>
          </table:table-cell>
          <table:table-cell table:style-name="ce9" table:formula="of:=[.J88]" office:value-type="float" office:value="0.523504" calcext:value-type="float">
            <text:p>0,5</text:p>
          </table:table-cell>
          <table:table-cell table:style-name="ce9" table:formula="of:=[.I88]" office:value-type="float" office:value="0.467188" calcext:value-type="float">
            <text:p>0,5</text:p>
          </table:table-cell>
          <table:table-cell table:formula="of:=[.U88]" office:value-type="float" office:value="7" calcext:value-type="float">
            <text:p>7</text:p>
          </table:table-cell>
          <table:table-cell table:formula="of:=[.V88]" office:value-type="float" office:value="300.00998" calcext:value-type="float">
            <text:p>300,00998</text:p>
          </table:table-cell>
          <table:table-cell table:formula="of:=ABS([.AE88]-CEILING([.AC88])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0.583869" calcext:value-type="float">
            <text:p>0,58386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300.58" calcext:value-type="float">
            <text:p>300,58</text:p>
          </table:table-cell>
          <table:table-cell office:value-type="float" office:value="3856786" calcext:value-type="float">
            <text:p>38567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6" calcext:value-type="float">
            <text:p>6</text:p>
          </table:table-cell>
          <table:table-cell office:value-type="float" office:value="300.000617" calcext:value-type="float">
            <text:p>300,00061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pl-t300.config</text:p>
          </table:table-cell>
          <table:table-cell table:formula="of:=CONCATENATE(&quot;r&quot;;[.B89];&quot;-&quot;;[.C89];&quot;-&quot;;[.E89];&quot;-&quot;;LEFT(RIGHT([.A89];6);1))" office:value-type="string" office:string-value="r4-250-25-2" calcext:value-type="string">
            <text:p>r4-250-25-2</text:p>
          </table:table-cell>
          <table:table-cell table:formula="of:=ROUND(([.F89]/[.G89])*100;2)" office:value-type="float" office:value="28.98" calcext:value-type="float">
            <text:p>28,98</text:p>
          </table:table-cell>
          <table:table-cell table:style-name="ce9" table:formula="of:=[.J89]" office:value-type="float" office:value="0.333333" calcext:value-type="float">
            <text:p>0,3</text:p>
          </table:table-cell>
          <table:table-cell table:style-name="ce9" table:formula="of:=[.I89]" office:value-type="float" office:value="0.583869" calcext:value-type="float">
            <text:p>0,6</text:p>
          </table:table-cell>
          <table:table-cell table:formula="of:=[.U89]" office:value-type="float" office:value="6" calcext:value-type="float">
            <text:p>6</text:p>
          </table:table-cell>
          <table:table-cell table:formula="of:=[.V89]" office:value-type="float" office:value="300.000617" calcext:value-type="float">
            <text:p>300,000617</text:p>
          </table:table-cell>
          <table:table-cell table:formula="of:=ABS([.AE89]-CEILING([.AC89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0.023477" calcext:value-type="float">
            <text:p>0,02347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9" calcext:value-type="float">
            <text:p>299,9</text:p>
          </table:table-cell>
          <table:table-cell office:value-type="float" office:value="2221349" calcext:value-type="float">
            <text:p>2221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117" calcext:value-type="float">
            <text:p>300,0001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-t300.config</text:p>
          </table:table-cell>
          <table:table-cell table:formula="of:=CONCATENATE(&quot;r&quot;;[.B90];&quot;-&quot;;[.C90];&quot;-&quot;;[.E90];&quot;-&quot;;LEFT(RIGHT([.A90];6);1))" office:value-type="string" office:string-value="r4-250-5-1" calcext:value-type="string">
            <text:p>r4-250-5-1</text:p>
          </table:table-cell>
          <table:table-cell table:formula="of:=ROUND(([.F90]/[.G90])*100;2)" office:value-type="float" office:value="5.88" calcext:value-type="float">
            <text:p>5,88</text:p>
          </table:table-cell>
          <table:table-cell table:style-name="ce9" table:formula="of:=[.J90]" office:value-type="float" office:value="1" calcext:value-type="float">
            <text:p>1,0</text:p>
          </table:table-cell>
          <table:table-cell table:style-name="ce9" table:formula="of:=[.I90]" office:value-type="float" office:value="0.023477" calcext:value-type="float">
            <text:p>0,0</text:p>
          </table:table-cell>
          <table:table-cell table:formula="of:=[.U90]" office:value-type="float" office:value="3" calcext:value-type="float">
            <text:p>3</text:p>
          </table:table-cell>
          <table:table-cell table:formula="of:=[.V90]" office:value-type="float" office:value="300.000117" calcext:value-type="float">
            <text:p>300,000117</text:p>
          </table:table-cell>
          <table:table-cell table:formula="of:=ABS([.AE90]-CEILING([.AC9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0.023853" calcext:value-type="float">
            <text:p>0,023853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99.89" calcext:value-type="float">
            <text:p>299,89</text:p>
          </table:table-cell>
          <table:table-cell office:value-type="float" office:value="2177750" calcext:value-type="float">
            <text:p>2177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126" calcext:value-type="float">
            <text:p>300,0001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t300.config</text:p>
          </table:table-cell>
          <table:table-cell table:formula="of:=CONCATENATE(&quot;r&quot;;[.B91];&quot;-&quot;;[.C91];&quot;-&quot;;[.E91];&quot;-&quot;;LEFT(RIGHT([.A91];6);1))" office:value-type="string" office:string-value="r4-250-5-2" calcext:value-type="string">
            <text:p>r4-250-5-2</text:p>
          </table:table-cell>
          <table:table-cell table:formula="of:=ROUND(([.F91]/[.G91])*100;2)" office:value-type="float" office:value="8.09" calcext:value-type="float">
            <text:p>8,09</text:p>
          </table:table-cell>
          <table:table-cell table:style-name="ce9" table:formula="of:=[.J91]" office:value-type="float" office:value="0.333333" calcext:value-type="float">
            <text:p>0,3</text:p>
          </table:table-cell>
          <table:table-cell table:style-name="ce9" table:formula="of:=[.I91]" office:value-type="float" office:value="0.023853" calcext:value-type="float">
            <text:p>0,0</text:p>
          </table:table-cell>
          <table:table-cell table:formula="of:=[.U91]" office:value-type="float" office:value="2" calcext:value-type="float">
            <text:p>2</text:p>
          </table:table-cell>
          <table:table-cell table:formula="of:=[.V91]" office:value-type="float" office:value="300.000126" calcext:value-type="float">
            <text:p>300,000126</text:p>
          </table:table-cell>
          <table:table-cell table:formula="of:=ABS([.AE91]-CEILING([.AC9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0.038999" calcext:value-type="float">
            <text:p>0,03899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99.83" calcext:value-type="float">
            <text:p>299,83</text:p>
          </table:table-cell>
          <table:table-cell office:value-type="float" office:value="780745" calcext:value-type="float">
            <text:p>780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154" calcext:value-type="float">
            <text:p>300,0001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pl-t300.config</text:p>
          </table:table-cell>
          <table:table-cell table:formula="of:=CONCATENATE(&quot;r&quot;;[.B92];&quot;-&quot;;[.C92];&quot;-&quot;;[.E92];&quot;-&quot;;LEFT(RIGHT([.A92];6);1))" office:value-type="string" office:string-value="r4-50-10-1" calcext:value-type="string">
            <text:p>r4-50-10-1</text:p>
          </table:table-cell>
          <table:table-cell table:formula="of:=ROUND(([.F92]/[.G92])*100;2)" office:value-type="float" office:value="39.13" calcext:value-type="float">
            <text:p>39,13</text:p>
          </table:table-cell>
          <table:table-cell table:style-name="ce9" table:formula="of:=[.J92]" office:value-type="float" office:value="1" calcext:value-type="float">
            <text:p>1,0</text:p>
          </table:table-cell>
          <table:table-cell table:style-name="ce9" table:formula="of:=[.I92]" office:value-type="float" office:value="0.038999" calcext:value-type="float">
            <text:p>0,0</text:p>
          </table:table-cell>
          <table:table-cell table:formula="of:=[.U92]" office:value-type="float" office:value="2" calcext:value-type="float">
            <text:p>2</text:p>
          </table:table-cell>
          <table:table-cell table:formula="of:=[.V92]" office:value-type="float" office:value="300.000154" calcext:value-type="float">
            <text:p>300,000154</text:p>
          </table:table-cell>
          <table:table-cell table:formula="of:=ABS([.AE92]-CEILING([.AC9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table:style-name="Default" office:value-type="float" office:value="0.037404" calcext:value-type="float">
            <text:p>0,037404</text:p>
          </table:table-cell>
          <table:table-cell table:style-name="Default" office:value-type="float" office:value="0.327079" calcext:value-type="float">
            <text:p>0,3270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27079" calcext:value-type="float">
            <text:p>0,3270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99.87" calcext:value-type="float">
            <text:p>299,87</text:p>
          </table:table-cell>
          <table:table-cell office:value-type="float" office:value="769402" calcext:value-type="float">
            <text:p>769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102" calcext:value-type="float">
            <text:p>300,00010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pl-t300.config</text:p>
          </table:table-cell>
          <table:table-cell table:formula="of:=CONCATENATE(&quot;r&quot;;[.B93];&quot;-&quot;;[.C93];&quot;-&quot;;[.E93];&quot;-&quot;;LEFT(RIGHT([.A93];6);1))" office:value-type="string" office:string-value="r4-50-10-2" calcext:value-type="string">
            <text:p>r4-50-10-2</text:p>
          </table:table-cell>
          <table:table-cell table:formula="of:=ROUND(([.F93]/[.G93])*100;2)" office:value-type="float" office:value="45.65" calcext:value-type="float">
            <text:p>45,65</text:p>
          </table:table-cell>
          <table:table-cell table:style-name="ce9" table:formula="of:=[.J93]" office:value-type="float" office:value="0.327079" calcext:value-type="float">
            <text:p>0,3</text:p>
          </table:table-cell>
          <table:table-cell table:style-name="ce9" table:formula="of:=[.I93]" office:value-type="float" office:value="0.037404" calcext:value-type="float">
            <text:p>0,0</text:p>
          </table:table-cell>
          <table:table-cell table:formula="of:=[.U93]" office:value-type="float" office:value="2" calcext:value-type="float">
            <text:p>2</text:p>
          </table:table-cell>
          <table:table-cell table:formula="of:=[.V93]" office:value-type="float" office:value="300.000102" calcext:value-type="float">
            <text:p>300,000102</text:p>
          </table:table-cell>
          <table:table-cell table:formula="of:=ABS([.AE93]-CEILING([.AC9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0.043674" calcext:value-type="float">
            <text:p>0,043674</text:p>
          </table:table-cell>
          <table:table-cell table:style-name="Default" office:value-type="float" office:value="0.189402" calcext:value-type="float">
            <text:p>0,1894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89402" calcext:value-type="float">
            <text:p>0,1894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99.94" calcext:value-type="float">
            <text:p>299,94</text:p>
          </table:table-cell>
          <table:table-cell office:value-type="float" office:value="888457" calcext:value-type="float">
            <text:p>888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11" calcext:value-type="float">
            <text:p>300,000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pl-t300.config</text:p>
          </table:table-cell>
          <table:table-cell table:formula="of:=CONCATENATE(&quot;r&quot;;[.B94];&quot;-&quot;;[.C94];&quot;-&quot;;[.E94];&quot;-&quot;;LEFT(RIGHT([.A94];6);1))" office:value-type="string" office:string-value="r4-50-15-1" calcext:value-type="string">
            <text:p>r4-50-15-1</text:p>
          </table:table-cell>
          <table:table-cell table:formula="of:=ROUND(([.F94]/[.G94])*100;2)" office:value-type="float" office:value="50" calcext:value-type="float">
            <text:p>50</text:p>
          </table:table-cell>
          <table:table-cell table:style-name="ce9" table:formula="of:=[.J94]" office:value-type="float" office:value="0.189402" calcext:value-type="float">
            <text:p>0,2</text:p>
          </table:table-cell>
          <table:table-cell table:style-name="ce9" table:formula="of:=[.I94]" office:value-type="float" office:value="0.043674" calcext:value-type="float">
            <text:p>0,0</text:p>
          </table:table-cell>
          <table:table-cell table:formula="of:=[.U94]" office:value-type="float" office:value="3" calcext:value-type="float">
            <text:p>3</text:p>
          </table:table-cell>
          <table:table-cell table:formula="of:=[.V94]" office:value-type="float" office:value="300.00011" calcext:value-type="float">
            <text:p>300,00011</text:p>
          </table:table-cell>
          <table:table-cell table:formula="of:=ABS([.AE94]-CEILING([.AC9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0.028667" calcext:value-type="float">
            <text:p>0,028667</text:p>
          </table:table-cell>
          <table:table-cell table:style-name="Default" office:value-type="float" office:value="0.209157" calcext:value-type="float">
            <text:p>0,2091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09157" calcext:value-type="float">
            <text:p>0,2091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99.93" calcext:value-type="float">
            <text:p>299,93</text:p>
          </table:table-cell>
          <table:table-cell office:value-type="float" office:value="881185" calcext:value-type="float">
            <text:p>881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18" calcext:value-type="float">
            <text:p>300,0001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pl-t300.config</text:p>
          </table:table-cell>
          <table:table-cell table:formula="of:=CONCATENATE(&quot;r&quot;;[.B95];&quot;-&quot;;[.C95];&quot;-&quot;;[.E95];&quot;-&quot;;LEFT(RIGHT([.A95];6);1))" office:value-type="string" office:string-value="r4-50-15-2" calcext:value-type="string">
            <text:p>r4-50-15-2</text:p>
          </table:table-cell>
          <table:table-cell table:formula="of:=ROUND(([.F95]/[.G95])*100;2)" office:value-type="float" office:value="51.79" calcext:value-type="float">
            <text:p>51,79</text:p>
          </table:table-cell>
          <table:table-cell table:style-name="ce9" table:formula="of:=[.J95]" office:value-type="float" office:value="0.209157" calcext:value-type="float">
            <text:p>0,2</text:p>
          </table:table-cell>
          <table:table-cell table:style-name="ce9" table:formula="of:=[.I95]" office:value-type="float" office:value="0.028667" calcext:value-type="float">
            <text:p>0,0</text:p>
          </table:table-cell>
          <table:table-cell table:formula="of:=[.U95]" office:value-type="float" office:value="2" calcext:value-type="float">
            <text:p>2</text:p>
          </table:table-cell>
          <table:table-cell table:formula="of:=[.V95]" office:value-type="float" office:value="300.00018" calcext:value-type="float">
            <text:p>300,00018</text:p>
          </table:table-cell>
          <table:table-cell table:formula="of:=ABS([.AE95]-CEILING([.AC9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0.06922" calcext:value-type="float">
            <text:p>0,06922</text:p>
          </table:table-cell>
          <table:table-cell table:style-name="Default" office:value-type="float" office:value="0.010242" calcext:value-type="float">
            <text:p>0,0102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10242" calcext:value-type="float">
            <text:p>0,0102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 office:value-type="float" office:value="1020578" calcext:value-type="float">
            <text:p>1020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686" calcext:value-type="float">
            <text:p>300,00068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pl-t300.config</text:p>
          </table:table-cell>
          <table:table-cell table:formula="of:=CONCATENATE(&quot;r&quot;;[.B96];&quot;-&quot;;[.C96];&quot;-&quot;;[.E96];&quot;-&quot;;LEFT(RIGHT([.A96];6);1))" office:value-type="string" office:string-value="r4-50-20-1" calcext:value-type="string">
            <text:p>r4-50-20-1</text:p>
          </table:table-cell>
          <table:table-cell table:formula="of:=ROUND(([.F96]/[.G96])*100;2)" office:value-type="float" office:value="56.06" calcext:value-type="float">
            <text:p>56,06</text:p>
          </table:table-cell>
          <table:table-cell table:style-name="ce9" table:formula="of:=[.J96]" office:value-type="float" office:value="0.010242" calcext:value-type="float">
            <text:p>0,0</text:p>
          </table:table-cell>
          <table:table-cell table:style-name="ce9" table:formula="of:=[.I96]" office:value-type="float" office:value="0.06922" calcext:value-type="float">
            <text:p>0,1</text:p>
          </table:table-cell>
          <table:table-cell table:formula="of:=[.U96]" office:value-type="float" office:value="3" calcext:value-type="float">
            <text:p>3</text:p>
          </table:table-cell>
          <table:table-cell table:formula="of:=[.V96]" office:value-type="float" office:value="300.000686" calcext:value-type="float">
            <text:p>300,000686</text:p>
          </table:table-cell>
          <table:table-cell table:formula="of:=ABS([.AE96]-CEILING([.AC9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0.05428" calcext:value-type="float">
            <text:p>0,05428</text:p>
          </table:table-cell>
          <table:table-cell table:style-name="Default" office:value-type="float" office:value="0.026873" calcext:value-type="float">
            <text:p>0,0268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26873" calcext:value-type="float">
            <text:p>0,0268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300" calcext:value-type="float">
            <text:p>300</text:p>
          </table:table-cell>
          <table:table-cell office:value-type="float" office:value="1016746" calcext:value-type="float">
            <text:p>1016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109" calcext:value-type="float">
            <text:p>300,00010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pl-t300.config</text:p>
          </table:table-cell>
          <table:table-cell table:formula="of:=CONCATENATE(&quot;r&quot;;[.B97];&quot;-&quot;;[.C97];&quot;-&quot;;[.E97];&quot;-&quot;;LEFT(RIGHT([.A97];6);1))" office:value-type="string" office:string-value="r4-50-20-2" calcext:value-type="string">
            <text:p>r4-50-20-2</text:p>
          </table:table-cell>
          <table:table-cell table:formula="of:=ROUND(([.F97]/[.G97])*100;2)" office:value-type="float" office:value="54.55" calcext:value-type="float">
            <text:p>54,55</text:p>
          </table:table-cell>
          <table:table-cell table:style-name="ce9" table:formula="of:=[.J97]" office:value-type="float" office:value="0.026873" calcext:value-type="float">
            <text:p>0,0</text:p>
          </table:table-cell>
          <table:table-cell table:style-name="ce9" table:formula="of:=[.I97]" office:value-type="float" office:value="0.05428" calcext:value-type="float">
            <text:p>0,1</text:p>
          </table:table-cell>
          <table:table-cell table:formula="of:=[.U97]" office:value-type="float" office:value="2" calcext:value-type="float">
            <text:p>2</text:p>
          </table:table-cell>
          <table:table-cell table:formula="of:=[.V97]" office:value-type="float" office:value="300.000109" calcext:value-type="float">
            <text:p>300,000109</text:p>
          </table:table-cell>
          <table:table-cell table:formula="of:=ABS([.AE97]-CEILING([.AC9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0.044972" calcext:value-type="float">
            <text:p>0,044972</text:p>
          </table:table-cell>
          <table:table-cell table:style-name="Default" office:value-type="float" office:value="-0.357859" calcext:value-type="float">
            <text:p>-0,3578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357859" calcext:value-type="float">
            <text:p>-0,3578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99.98" calcext:value-type="float">
            <text:p>299,98</text:p>
          </table:table-cell>
          <table:table-cell office:value-type="float" office:value="1134577" calcext:value-type="float">
            <text:p>1134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9" calcext:value-type="float">
            <text:p>300,000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pl-t300.config</text:p>
          </table:table-cell>
          <table:table-cell table:formula="of:=CONCATENATE(&quot;r&quot;;[.B98];&quot;-&quot;;[.C98];&quot;-&quot;;[.E98];&quot;-&quot;;LEFT(RIGHT([.A98];6);1))" office:value-type="string" office:string-value="r4-50-25-1" calcext:value-type="string">
            <text:p>r4-50-25-1</text:p>
          </table:table-cell>
          <table:table-cell table:formula="of:=ROUND(([.F98]/[.G98])*100;2)" office:value-type="float" office:value="54.61" calcext:value-type="float">
            <text:p>54,61</text:p>
          </table:table-cell>
          <table:table-cell table:style-name="ce9" table:formula="of:=[.J98]" office:value-type="float" office:value="-0.357859" calcext:value-type="float">
            <text:p>-0,4</text:p>
          </table:table-cell>
          <table:table-cell table:style-name="ce9" table:formula="of:=[.I98]" office:value-type="float" office:value="0.044972" calcext:value-type="float">
            <text:p>0,0</text:p>
          </table:table-cell>
          <table:table-cell table:formula="of:=[.U98]" office:value-type="float" office:value="3" calcext:value-type="float">
            <text:p>3</text:p>
          </table:table-cell>
          <table:table-cell table:formula="of:=[.V98]" office:value-type="float" office:value="300.0009" calcext:value-type="float">
            <text:p>300,0009</text:p>
          </table:table-cell>
          <table:table-cell table:formula="of:=ABS([.AE98]-CEILING([.AC98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0.052309" calcext:value-type="float">
            <text:p>0,052309</text:p>
          </table:table-cell>
          <table:table-cell table:style-name="Default" office:value-type="float" office:value="-0.325305" calcext:value-type="float">
            <text:p>-0,32530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325305" calcext:value-type="float">
            <text:p>-0,3253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300.01" calcext:value-type="float">
            <text:p>300,01</text:p>
          </table:table-cell>
          <table:table-cell office:value-type="float" office:value="1140521" calcext:value-type="float">
            <text:p>1140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0.000524" calcext:value-type="float">
            <text:p>300,00052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pl-t300.config</text:p>
          </table:table-cell>
          <table:table-cell table:formula="of:=CONCATENATE(&quot;r&quot;;[.B99];&quot;-&quot;;[.C99];&quot;-&quot;;[.E99];&quot;-&quot;;LEFT(RIGHT([.A99];6);1))" office:value-type="string" office:string-value="r4-50-25-2" calcext:value-type="string">
            <text:p>r4-50-25-2</text:p>
          </table:table-cell>
          <table:table-cell table:formula="of:=ROUND(([.F99]/[.G99])*100;2)" office:value-type="float" office:value="52.63" calcext:value-type="float">
            <text:p>52,63</text:p>
          </table:table-cell>
          <table:table-cell table:style-name="ce9" table:formula="of:=[.J99]" office:value-type="float" office:value="-0.325305" calcext:value-type="float">
            <text:p>-0,3</text:p>
          </table:table-cell>
          <table:table-cell table:style-name="ce9" table:formula="of:=[.I99]" office:value-type="float" office:value="0.052309" calcext:value-type="float">
            <text:p>0,1</text:p>
          </table:table-cell>
          <table:table-cell table:formula="of:=[.U99]" office:value-type="float" office:value="3" calcext:value-type="float">
            <text:p>3</text:p>
          </table:table-cell>
          <table:table-cell table:formula="of:=[.V99]" office:value-type="float" office:value="300.000524" calcext:value-type="float">
            <text:p>300,000524</text:p>
          </table:table-cell>
          <table:table-cell table:formula="of:=ABS([.AE99]-CEILING([.AC99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012046" calcext:value-type="float">
            <text:p>0,01204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9.32" calcext:value-type="float">
            <text:p>299,32</text:p>
          </table:table-cell>
          <table:table-cell office:value-type="float" office:value="651857" calcext:value-type="float">
            <text:p>651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054" calcext:value-type="float">
            <text:p>300,0000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t300.config</text:p>
          </table:table-cell>
          <table:table-cell table:formula="of:=CONCATENATE(&quot;r&quot;;[.B100];&quot;-&quot;;[.C100];&quot;-&quot;;[.E100];&quot;-&quot;;LEFT(RIGHT([.A100];6);1))" office:value-type="string" office:string-value="r4-50-5-1" calcext:value-type="string">
            <text:p>r4-50-5-1</text:p>
          </table:table-cell>
          <table:table-cell table:formula="of:=ROUND(([.F100]/[.G100])*100;2)" office:value-type="float" office:value="26.39" calcext:value-type="float">
            <text:p>26,39</text:p>
          </table:table-cell>
          <table:table-cell table:style-name="ce9" table:formula="of:=[.J100]" office:value-type="float" office:value="1" calcext:value-type="float">
            <text:p>1,0</text:p>
          </table:table-cell>
          <table:table-cell table:style-name="ce9" table:formula="of:=[.I100]" office:value-type="float" office:value="0.012046" calcext:value-type="float">
            <text:p>0,0</text:p>
          </table:table-cell>
          <table:table-cell table:formula="of:=[.U100]" office:value-type="float" office:value="2" calcext:value-type="float">
            <text:p>2</text:p>
          </table:table-cell>
          <table:table-cell table:formula="of:=[.V100]" office:value-type="float" office:value="300.000054" calcext:value-type="float">
            <text:p>300,000054</text:p>
          </table:table-cell>
          <table:table-cell table:formula="of:=ABS([.AE100]-CEILING([.AC10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0.008932" calcext:value-type="float">
            <text:p>0,00893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99.53" calcext:value-type="float">
            <text:p>299,53</text:p>
          </table:table-cell>
          <table:table-cell office:value-type="float" office:value="637881" calcext:value-type="float">
            <text:p>637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000076" calcext:value-type="float">
            <text:p>300,0000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pl-t300.config</text:p>
          </table:table-cell>
          <table:table-cell table:formula="of:=CONCATENATE(&quot;r&quot;;[.B101];&quot;-&quot;;[.C101];&quot;-&quot;;[.E101];&quot;-&quot;;LEFT(RIGHT([.A101];6);1))" office:value-type="string" office:string-value="r4-50-5-2" calcext:value-type="string">
            <text:p>r4-50-5-2</text:p>
          </table:table-cell>
          <table:table-cell table:formula="of:=ROUND(([.F101]/[.G101])*100;2)" office:value-type="float" office:value="30.56" calcext:value-type="float">
            <text:p>30,56</text:p>
          </table:table-cell>
          <table:table-cell table:style-name="ce9" table:formula="of:=[.J101]" office:value-type="float" office:value="0.333333" calcext:value-type="float">
            <text:p>0,3</text:p>
          </table:table-cell>
          <table:table-cell table:style-name="ce9" table:formula="of:=[.I101]" office:value-type="float" office:value="0.008932" calcext:value-type="float">
            <text:p>0,0</text:p>
          </table:table-cell>
          <table:table-cell table:formula="of:=[.U101]" office:value-type="float" office:value="2" calcext:value-type="float">
            <text:p>2</text:p>
          </table:table-cell>
          <table:table-cell table:formula="of:=[.V101]" office:value-type="float" office:value="300.000076" calcext:value-type="float">
            <text:p>300,000076</text:p>
          </table:table-cell>
          <table:table-cell table:formula="of:=ABS([.AE101]-CEILING([.AC101]))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9"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</table:table-row>
        <table:table-row table:style-name="ro1" table:number-rows-repeated="1048465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bpl-t3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4" table:default-cell-style-name="ce16"/>
        <table:table-column table:style-name="co35" table:default-cell-style-name="ce16"/>
        <table:table-column table:style-name="co10" table:number-columns-repeated="2" table:default-cell-style-name="Default"/>
        <table:table-column table:style-name="co35" table:default-cell-style-name="ce1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1"/>
        <table:table-column table:style-name="co25" table:default-cell-style-name="ce11"/>
        <table:table-column table:style-name="co21" table:default-cell-style-name="Default"/>
        <table:table-column table:style-name="co3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0" office:value-type="string" calcext:value-type="string">
            <text:p>instance</text:p>
          </table:table-cell>
          <table:table-cell table:style-name="ce10" office:value-type="string" calcext:value-type="string">
            <text:p>frac</text:p>
          </table:table-cell>
          <table:table-cell table:style-name="ce10" office:value-type="string" calcext:value-type="string">
            <text:p>lb0</text:p>
          </table:table-cell>
          <table:table-cell table:style-name="ce10" office:value-type="string" calcext:value-type="string">
            <text:p>time0</text:p>
          </table:table-cell>
          <table:table-cell table:style-name="ce10" office:value-type="string" calcext:value-type="string">
            <text:p>heur</text:p>
          </table:table-cell>
          <table:table-cell table:style-name="ce10" office:value-type="string" calcext:value-type="string">
            <text:p>heur time</text:p>
          </table:table-cell>
          <table:table-cell table:style-name="ce10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0-1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0.029508" calcext:value-type="float">
            <text:p>0,02950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289.44" calcext:value-type="float">
            <text:p>289,44</text:p>
          </table:table-cell>
          <table:table-cell office:value-type="float" office:value="1603302" calcext:value-type="float">
            <text:p>16033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42994" calcext:value-type="float">
            <text:p>300,429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t300.config</text:p>
          </table:table-cell>
          <table:table-cell table:formula="of:=CONCATENATE(&quot;r&quot;;[.B2];&quot;-&quot;;[.C2];&quot;-&quot;;[.E2];&quot;-&quot;;LEFT(RIGHT([.A2];6);1))" office:value-type="string" office:string-value="r20-100-10-1" calcext:value-type="string">
            <text:p>r20-100-10-1</text:p>
          </table:table-cell>
          <table:table-cell table:formula="of:=ROUND(([.F2]/[.G2])*100;2)" office:value-type="float" office:value="0" calcext:value-type="float">
            <text:p>0</text:p>
          </table:table-cell>
          <table:table-cell table:style-name="ce9" table:formula="of:=[.J2]" office:value-type="float" office:value="1" calcext:value-type="float">
            <text:p>1,0</text:p>
          </table:table-cell>
          <table:table-cell table:style-name="ce9" table:formula="of:=[.I2]" office:value-type="float" office:value="0.029508" calcext:value-type="float">
            <text:p>0,0</text:p>
          </table:table-cell>
          <table:table-cell table:formula="of:=[.U2]" office:value-type="float" office:value="1" calcext:value-type="float">
            <text:p>1</text:p>
          </table:table-cell>
          <table:table-cell table:formula="of:=[.V2]" office:value-type="float" office:value="300.42994" calcext:value-type="float">
            <text:p>300,42994</text:p>
          </table:table-cell>
          <table:table-cell table:formula="of:=ABS([.AE2]-CEILING([.AC2]))" office:value-type="float" office:value="0" calcext:value-type="float">
            <text:p>0</text:p>
          </table:table-cell>
          <table:table-cell/>
          <table:table-cell table:style-name="ce12" table:formula="of:=ROUND(AVERAGE([.AG2:.AG300]);2)" office:value-type="float" office:value="1.52" calcext:value-type="float">
            <text:p>1,52</text:p>
          </table:table-cell>
          <table:table-cell table:style-name="ce12" table:formula="of:=ROUND(AVERAGEIF([.AG2:.AG300];&quot;&gt;0&quot;;[.AG2:.AG300]);2)" office:value-type="float" office:value="2.14" calcext:value-type="float">
            <text:p>2,14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Sbpl-t300</text:p>
          </table:table-cell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62" calcext:value-type="float">
            <text:p>362</text:p>
          </table:table-cell>
          <table:table-cell table:style-name="Default" office:value-type="float" office:value="0.014786" calcext:value-type="float">
            <text:p>0,0147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285.87" calcext:value-type="float">
            <text:p>285,87</text:p>
          </table:table-cell>
          <table:table-cell office:value-type="float" office:value="1561928" calcext:value-type="float">
            <text:p>15619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82439" calcext:value-type="float">
            <text:p>300,0824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bpl-t300.config</text:p>
          </table:table-cell>
          <table:table-cell table:formula="of:=CONCATENATE(&quot;r&quot;;[.B3];&quot;-&quot;;[.C3];&quot;-&quot;;[.E3];&quot;-&quot;;LEFT(RIGHT([.A3];6);1))" office:value-type="string" office:string-value="r20-100-10-2" calcext:value-type="string">
            <text:p>r20-100-10-2</text:p>
          </table:table-cell>
          <table:table-cell table:formula="of:=ROUND(([.F3]/[.G3])*100;2)" office:value-type="float" office:value="0" calcext:value-type="float">
            <text:p>0</text:p>
          </table:table-cell>
          <table:table-cell table:style-name="ce9" table:formula="of:=[.J3]" office:value-type="float" office:value="0" calcext:value-type="float">
            <text:p>0,0</text:p>
          </table:table-cell>
          <table:table-cell table:style-name="ce9" table:formula="of:=[.I3]" office:value-type="float" office:value="0.014786" calcext:value-type="float">
            <text:p>0,0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300.082439" calcext:value-type="float">
            <text:p>300,082439</text:p>
          </table:table-cell>
          <table:table-cell table:formula="of:=ABS([.AE3]-CEILING([.AC3])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402" calcext:value-type="float">
            <text:p>402</text:p>
          </table:table-cell>
          <table:table-cell office:value-type="float" office:value="514" calcext:value-type="float">
            <text:p>514</text:p>
          </table:table-cell>
          <table:table-cell table:style-name="Default" office:value-type="float" office:value="1.394623" calcext:value-type="float">
            <text:p>1,394623</text:p>
          </table:table-cell>
          <table:table-cell table:style-name="Default" office:value-type="float" office:value="-0.164827" calcext:value-type="float">
            <text:p>-0,16482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64827" calcext:value-type="float">
            <text:p>-0,1648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,39</text:p>
          </table:table-cell>
          <table:table-cell office:value-type="float" office:value="299.29" calcext:value-type="float">
            <text:p>299,29</text:p>
          </table:table-cell>
          <table:table-cell office:value-type="float" office:value="2047039" calcext:value-type="float">
            <text:p>2047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328667" calcext:value-type="float">
            <text:p>301,32866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t300.config</text:p>
          </table:table-cell>
          <table:table-cell table:formula="of:=CONCATENATE(&quot;r&quot;;[.B4];&quot;-&quot;;[.C4];&quot;-&quot;;[.E4];&quot;-&quot;;LEFT(RIGHT([.A4];6);1))" office:value-type="string" office:string-value="r20-100-15-1" calcext:value-type="string">
            <text:p>r20-100-15-1</text:p>
          </table:table-cell>
          <table:table-cell table:formula="of:=ROUND(([.F4]/[.G4])*100;2)" office:value-type="float" office:value="33.58" calcext:value-type="float">
            <text:p>33,58</text:p>
          </table:table-cell>
          <table:table-cell table:style-name="ce9" table:formula="of:=[.J4]" office:value-type="float" office:value="-0.164827" calcext:value-type="float">
            <text:p>-0,2</text:p>
          </table:table-cell>
          <table:table-cell table:style-name="ce9" table:formula="of:=[.I4]" office:value-type="float" office:value="1.394623" calcext:value-type="float">
            <text:p>1,4</text:p>
          </table:table-cell>
          <table:table-cell table:formula="of:=[.U4]" office:value-type="float" office:value="1" calcext:value-type="float">
            <text:p>1</text:p>
          </table:table-cell>
          <table:table-cell table:formula="of:=[.V4]" office:value-type="float" office:value="301.328667" calcext:value-type="float">
            <text:p>301,328667</text:p>
          </table:table-cell>
          <table:table-cell table:formula="of:=ABS([.AE4]-CEILING([.AC4]))" office:value-type="float" office:value="1" calcext:value-type="float">
            <text:p>1</text:p>
          </table:table-cell>
          <table:table-cell/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402" calcext:value-type="float">
            <text:p>402</text:p>
          </table:table-cell>
          <table:table-cell office:value-type="float" office:value="460" calcext:value-type="float">
            <text:p>460</text:p>
          </table:table-cell>
          <table:table-cell table:style-name="Default" office:value-type="float" office:value="0.609274" calcext:value-type="float">
            <text:p>0,609274</text:p>
          </table:table-cell>
          <table:table-cell table:style-name="Default" office:value-type="float" office:value="-0.06034" calcext:value-type="float">
            <text:p>-0,0603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6034" calcext:value-type="float">
            <text:p>-0,060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,61</text:p>
          </table:table-cell>
          <table:table-cell office:value-type="float" office:value="294.93" calcext:value-type="float">
            <text:p>294,93</text:p>
          </table:table-cell>
          <table:table-cell office:value-type="float" office:value="2031415" calcext:value-type="float">
            <text:p>2031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1305" calcext:value-type="float">
            <text:p>300,0130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t300.config</text:p>
          </table:table-cell>
          <table:table-cell table:formula="of:=CONCATENATE(&quot;r&quot;;[.B5];&quot;-&quot;;[.C5];&quot;-&quot;;[.E5];&quot;-&quot;;LEFT(RIGHT([.A5];6);1))" office:value-type="string" office:string-value="r20-100-15-2" calcext:value-type="string">
            <text:p>r20-100-15-2</text:p>
          </table:table-cell>
          <table:table-cell table:formula="of:=ROUND(([.F5]/[.G5])*100;2)" office:value-type="float" office:value="36.57" calcext:value-type="float">
            <text:p>36,57</text:p>
          </table:table-cell>
          <table:table-cell table:style-name="ce9" table:formula="of:=[.J5]" office:value-type="float" office:value="-0.06034" calcext:value-type="float">
            <text:p>-0,1</text:p>
          </table:table-cell>
          <table:table-cell table:style-name="ce9" table:formula="of:=[.I5]" office:value-type="float" office:value="0.609274" calcext:value-type="float">
            <text:p>0,6</text:p>
          </table:table-cell>
          <table:table-cell table:formula="of:=[.U5]" office:value-type="float" office:value="1" calcext:value-type="float">
            <text:p>1</text:p>
          </table:table-cell>
          <table:table-cell table:formula="of:=[.V5]" office:value-type="float" office:value="300.01305" calcext:value-type="float">
            <text:p>300,01305</text:p>
          </table:table-cell>
          <table:table-cell table:formula="of:=ABS([.AE5]-CEILING([.AC5]))" office:value-type="float" office:value="1" calcext:value-type="float">
            <text:p>1</text:p>
          </table:table-cell>
          <table:table-cell/>
          <table:table-cell table:formula="of:=COUNTIF([.AG2:.AG300];0)" office:value-type="float" office:value="29" calcext:value-type="float">
            <text:p>29</text:p>
          </table:table-cell>
          <table:table-cell table:style-name="ce13" table:formula="of:=[.AI5]/[.AI8]" office:value-type="percentage" office:value="0.29" calcext:value-type="percentage">
            <text:p>29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502" calcext:value-type="float">
            <text:p>502</text:p>
          </table:table-cell>
          <table:table-cell office:value-type="float" office:value="603" calcext:value-type="float">
            <text:p>603</text:p>
          </table:table-cell>
          <table:table-cell table:style-name="Default" office:value-type="float" office:value="0.38462" calcext:value-type="float">
            <text:p>0,38462</text:p>
          </table:table-cell>
          <table:table-cell table:style-name="Default" office:value-type="float" office:value="-0.3709" calcext:value-type="float">
            <text:p>-0,370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3709" calcext:value-type="float">
            <text:p>-0,37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,37</text:p>
          </table:table-cell>
          <table:table-cell office:value-type="float" office:value="295.5" calcext:value-type="float">
            <text:p>295,5</text:p>
          </table:table-cell>
          <table:table-cell office:value-type="float" office:value="2344838" calcext:value-type="float">
            <text:p>2344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158001" calcext:value-type="float">
            <text:p>300,15800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pl-t300.config</text:p>
          </table:table-cell>
          <table:table-cell table:formula="of:=CONCATENATE(&quot;r&quot;;[.B6];&quot;-&quot;;[.C6];&quot;-&quot;;[.E6];&quot;-&quot;;LEFT(RIGHT([.A6];6);1))" office:value-type="string" office:string-value="r20-100-20-1" calcext:value-type="string">
            <text:p>r20-100-20-1</text:p>
          </table:table-cell>
          <table:table-cell table:formula="of:=ROUND(([.F6]/[.G6])*100;2)" office:value-type="float" office:value="32.07" calcext:value-type="float">
            <text:p>32,07</text:p>
          </table:table-cell>
          <table:table-cell table:style-name="ce9" table:formula="of:=[.J6]" office:value-type="float" office:value="-0.3709" calcext:value-type="float">
            <text:p>-0,4</text:p>
          </table:table-cell>
          <table:table-cell table:style-name="ce9" table:formula="of:=[.I6]" office:value-type="float" office:value="0.38462" calcext:value-type="float">
            <text:p>0,4</text:p>
          </table:table-cell>
          <table:table-cell table:formula="of:=[.U6]" office:value-type="float" office:value="1" calcext:value-type="float">
            <text:p>1</text:p>
          </table:table-cell>
          <table:table-cell table:formula="of:=[.V6]" office:value-type="float" office:value="300.158001" calcext:value-type="float">
            <text:p>300,158001</text:p>
          </table:table-cell>
          <table:table-cell table:formula="of:=ABS([.AE6]-CEILING([.AC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502" calcext:value-type="float">
            <text:p>502</text:p>
          </table:table-cell>
          <table:table-cell office:value-type="float" office:value="594" calcext:value-type="float">
            <text:p>594</text:p>
          </table:table-cell>
          <table:table-cell table:style-name="Default" office:value-type="float" office:value="0.481487" calcext:value-type="float">
            <text:p>0,481487</text:p>
          </table:table-cell>
          <table:table-cell table:style-name="Default" office:value-type="float" office:value="-0.257265" calcext:value-type="float">
            <text:p>-0,2572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257265" calcext:value-type="float">
            <text:p>-0,2572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297.05" calcext:value-type="float">
            <text:p>297,05</text:p>
          </table:table-cell>
          <table:table-cell office:value-type="float" office:value="2416077" calcext:value-type="float">
            <text:p>2416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2.930512" calcext:value-type="float">
            <text:p>302,9305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pl-t300.config</text:p>
          </table:table-cell>
          <table:table-cell table:formula="of:=CONCATENATE(&quot;r&quot;;[.B7];&quot;-&quot;;[.C7];&quot;-&quot;;[.E7];&quot;-&quot;;LEFT(RIGHT([.A7];6);1))" office:value-type="string" office:string-value="r20-100-20-2" calcext:value-type="string">
            <text:p>r20-100-20-2</text:p>
          </table:table-cell>
          <table:table-cell table:formula="of:=ROUND(([.F7]/[.G7])*100;2)" office:value-type="float" office:value="32.87" calcext:value-type="float">
            <text:p>32,87</text:p>
          </table:table-cell>
          <table:table-cell table:style-name="ce9" table:formula="of:=[.J7]" office:value-type="float" office:value="-0.257265" calcext:value-type="float">
            <text:p>-0,3</text:p>
          </table:table-cell>
          <table:table-cell table:style-name="ce9" table:formula="of:=[.I7]" office:value-type="float" office:value="0.481487" calcext:value-type="float">
            <text:p>0,5</text:p>
          </table:table-cell>
          <table:table-cell table:formula="of:=[.U7]" office:value-type="float" office:value="1" calcext:value-type="float">
            <text:p>1</text:p>
          </table:table-cell>
          <table:table-cell table:formula="of:=[.V7]" office:value-type="float" office:value="302.930512" calcext:value-type="float">
            <text:p>302,930512</text:p>
          </table:table-cell>
          <table:table-cell table:formula="of:=ABS([.AE7]-CEILING([.AC7]))" office:value-type="float" office:value="1" calcext:value-type="float">
            <text:p>1</text:p>
          </table:table-cell>
          <table:table-cell/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  <table:table-cell office:value-type="float" office:value="602" calcext:value-type="float">
            <text:p>602</text:p>
          </table:table-cell>
          <table:table-cell office:value-type="float" office:value="718" calcext:value-type="float">
            <text:p>718</text:p>
          </table:table-cell>
          <table:table-cell table:style-name="Default" office:value-type="float" office:value="0.368191" calcext:value-type="float">
            <text:p>0,368191</text:p>
          </table:table-cell>
          <table:table-cell table:style-name="Default" office:value-type="float" office:value="-0.496624" calcext:value-type="float">
            <text:p>-0,49662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496624" calcext:value-type="float">
            <text:p>-0,4966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295.96" calcext:value-type="float">
            <text:p>295,96</text:p>
          </table:table-cell>
          <table:table-cell office:value-type="float" office:value="2721176" calcext:value-type="float">
            <text:p>2721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903662" calcext:value-type="float">
            <text:p>300,90366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pl-t300.config</text:p>
          </table:table-cell>
          <table:table-cell table:formula="of:=CONCATENATE(&quot;r&quot;;[.B8];&quot;-&quot;;[.C8];&quot;-&quot;;[.E8];&quot;-&quot;;LEFT(RIGHT([.A8];6);1))" office:value-type="string" office:string-value="r20-100-25-1" calcext:value-type="string">
            <text:p>r20-100-25-1</text:p>
          </table:table-cell>
          <table:table-cell table:formula="of:=ROUND(([.F8]/[.G8])*100;2)" office:value-type="float" office:value="29.73" calcext:value-type="float">
            <text:p>29,73</text:p>
          </table:table-cell>
          <table:table-cell table:style-name="ce9" table:formula="of:=[.J8]" office:value-type="float" office:value="-0.496624" calcext:value-type="float">
            <text:p>-0,5</text:p>
          </table:table-cell>
          <table:table-cell table:style-name="ce9" table:formula="of:=[.I8]" office:value-type="float" office:value="0.368191" calcext:value-type="float">
            <text:p>0,4</text:p>
          </table:table-cell>
          <table:table-cell table:formula="of:=[.U8]" office:value-type="float" office:value="1" calcext:value-type="float">
            <text:p>1</text:p>
          </table:table-cell>
          <table:table-cell table:formula="of:=[.V8]" office:value-type="float" office:value="300.903662" calcext:value-type="float">
            <text:p>300,903662</text:p>
          </table:table-cell>
          <table:table-cell table:formula="of:=ABS([.AE8]-CEILING([.AC8]))" office:value-type="float" office:value="1" calcext:value-type="float">
            <text:p>1</text:p>
          </table:table-cell>
          <table:table-cell/>
          <table:table-cell table:formula="of:=COUNTIF([.AG2:.AG300];&quot;&gt;=0&quot;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office:value-type="float" office:value="602" calcext:value-type="float">
            <text:p>602</text:p>
          </table:table-cell>
          <table:table-cell office:value-type="float" office:value="683" calcext:value-type="float">
            <text:p>683</text:p>
          </table:table-cell>
          <table:table-cell table:style-name="Default" office:value-type="float" office:value="0.332343" calcext:value-type="float">
            <text:p>0,332343</text:p>
          </table:table-cell>
          <table:table-cell table:style-name="Default" office:value-type="float" office:value="-0.447206" calcext:value-type="float">
            <text:p>-0,4472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447206" calcext:value-type="float">
            <text:p>-0,447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295.75" calcext:value-type="float">
            <text:p>295,75</text:p>
          </table:table-cell>
          <table:table-cell office:value-type="float" office:value="2723720" calcext:value-type="float">
            <text:p>2723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942934" calcext:value-type="float">
            <text:p>300,94293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pl-t300.config</text:p>
          </table:table-cell>
          <table:table-cell table:formula="of:=CONCATENATE(&quot;r&quot;;[.B9];&quot;-&quot;;[.C9];&quot;-&quot;;[.E9];&quot;-&quot;;LEFT(RIGHT([.A9];6);1))" office:value-type="string" office:string-value="r20-100-25-2" calcext:value-type="string">
            <text:p>r20-100-25-2</text:p>
          </table:table-cell>
          <table:table-cell table:formula="of:=ROUND(([.F9]/[.G9])*100;2)" office:value-type="float" office:value="29.24" calcext:value-type="float">
            <text:p>29,24</text:p>
          </table:table-cell>
          <table:table-cell table:style-name="ce9" table:formula="of:=[.J9]" office:value-type="float" office:value="-0.447206" calcext:value-type="float">
            <text:p>-0,4</text:p>
          </table:table-cell>
          <table:table-cell table:style-name="ce9" table:formula="of:=[.I9]" office:value-type="float" office:value="0.332343" calcext:value-type="float">
            <text:p>0,3</text:p>
          </table:table-cell>
          <table:table-cell table:formula="of:=[.U9]" office:value-type="float" office:value="1" calcext:value-type="float">
            <text:p>1</text:p>
          </table:table-cell>
          <table:table-cell table:formula="of:=[.V9]" office:value-type="float" office:value="300.942934" calcext:value-type="float">
            <text:p>300,942934</text:p>
          </table:table-cell>
          <table:table-cell table:formula="of:=ABS([.AE9]-CEILING([.AC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table:style-name="Default" office:value-type="float" office:value="0.17518" calcext:value-type="float">
            <text:p>0,1751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268.56" calcext:value-type="float">
            <text:p>268,56</text:p>
          </table:table-cell>
          <table:table-cell office:value-type="float" office:value="1246510" calcext:value-type="float">
            <text:p>12465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13196" calcext:value-type="float">
            <text:p>300,0131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pl-t300.config</text:p>
          </table:table-cell>
          <table:table-cell table:formula="of:=CONCATENATE(&quot;r&quot;;[.B10];&quot;-&quot;;[.C10];&quot;-&quot;;[.E10];&quot;-&quot;;LEFT(RIGHT([.A10];6);1))" office:value-type="string" office:string-value="r20-100-5-1" calcext:value-type="string">
            <text:p>r20-100-5-1</text:p>
          </table:table-cell>
          <table:table-cell table:formula="of:=ROUND(([.F10]/[.G10])*100;2)" office:value-type="float" office:value="0" calcext:value-type="float">
            <text:p>0</text:p>
          </table:table-cell>
          <table:table-cell table:style-name="ce9" table:formula="of:=[.J10]" office:value-type="float" office:value="1" calcext:value-type="float">
            <text:p>1,0</text:p>
          </table:table-cell>
          <table:table-cell table:style-name="ce9" table:formula="of:=[.I10]" office:value-type="float" office:value="0.17518" calcext:value-type="float">
            <text:p>0,2</text:p>
          </table:table-cell>
          <table:table-cell table:formula="of:=[.U10]" office:value-type="float" office:value="1" calcext:value-type="float">
            <text:p>1</text:p>
          </table:table-cell>
          <table:table-cell table:formula="of:=[.V10]" office:value-type="float" office:value="300.013196" calcext:value-type="float">
            <text:p>300,013196</text:p>
          </table:table-cell>
          <table:table-cell table:formula="of:=ABS([.AE10]-CEILING([.AC1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0.006246" calcext:value-type="float">
            <text:p>0,006246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.04" calcext:value-type="float">
            <text:p>255,04</text:p>
          </table:table-cell>
          <table:table-cell office:value-type="float" office:value="1177287" calcext:value-type="float">
            <text:p>11772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61023" calcext:value-type="float">
            <text:p>300,0610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bpl-t300.config</text:p>
          </table:table-cell>
          <table:table-cell table:formula="of:=CONCATENATE(&quot;r&quot;;[.B11];&quot;-&quot;;[.C11];&quot;-&quot;;[.E11];&quot;-&quot;;LEFT(RIGHT([.A11];6);1))" office:value-type="string" office:string-value="r20-100-5-2" calcext:value-type="string">
            <text:p>r20-100-5-2</text:p>
          </table:table-cell>
          <table:table-cell table:formula="of:=ROUND(([.F11]/[.G11])*100;2)" office:value-type="float" office:value="0" calcext:value-type="float">
            <text:p>0</text:p>
          </table:table-cell>
          <table:table-cell table:style-name="ce9" table:formula="of:=[.J11]" office:value-type="float" office:value="-0" calcext:value-type="float">
            <text:p>0,0</text:p>
          </table:table-cell>
          <table:table-cell table:style-name="ce9" table:formula="of:=[.I11]" office:value-type="float" office:value="0.006246" calcext:value-type="float">
            <text:p>0,0</text:p>
          </table:table-cell>
          <table:table-cell table:formula="of:=[.U11]" office:value-type="float" office:value="0" calcext:value-type="float">
            <text:p>0</text:p>
          </table:table-cell>
          <table:table-cell table:formula="of:=[.V11]" office:value-type="float" office:value="300.061023" calcext:value-type="float">
            <text:p>300,061023</text:p>
          </table:table-cell>
          <table:table-cell table:formula="of:=ABS([.AE11]-CEILING([.AC1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52" calcext:value-type="float">
            <text:p>352</text:p>
          </table:table-cell>
          <table:table-cell office:value-type="float" office:value="462" calcext:value-type="float">
            <text:p>462</text:p>
          </table:table-cell>
          <table:table-cell table:style-name="Default" office:value-type="float" office:value="1.102549" calcext:value-type="float">
            <text:p>1,102549</text:p>
          </table:table-cell>
          <table:table-cell table:style-name="Default" office:value-type="float" office:value="0.182802" calcext:value-type="float">
            <text:p>0,1828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82802" calcext:value-type="float">
            <text:p>0,182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,09</text:p>
          </table:table-cell>
          <table:table-cell office:value-type="float" office:value="291.34" calcext:value-type="float">
            <text:p>291,34</text:p>
          </table:table-cell>
          <table:table-cell office:value-type="float" office:value="2097925" calcext:value-type="float">
            <text:p>2097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564914" calcext:value-type="float">
            <text:p>300,5649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t300.config</text:p>
          </table:table-cell>
          <table:table-cell table:formula="of:=CONCATENATE(&quot;r&quot;;[.B12];&quot;-&quot;;[.C12];&quot;-&quot;;[.E12];&quot;-&quot;;LEFT(RIGHT([.A12];6);1))" office:value-type="string" office:string-value="r20-150-10-1" calcext:value-type="string">
            <text:p>r20-150-10-1</text:p>
          </table:table-cell>
          <table:table-cell table:formula="of:=ROUND(([.F12]/[.G12])*100;2)" office:value-type="float" office:value="35.51" calcext:value-type="float">
            <text:p>35,51</text:p>
          </table:table-cell>
          <table:table-cell table:style-name="ce9" table:formula="of:=[.J12]" office:value-type="float" office:value="0.182802" calcext:value-type="float">
            <text:p>0,2</text:p>
          </table:table-cell>
          <table:table-cell table:style-name="ce9" table:formula="of:=[.I12]" office:value-type="float" office:value="1.102549" calcext:value-type="float">
            <text:p>1,1</text:p>
          </table:table-cell>
          <table:table-cell table:formula="of:=[.U12]" office:value-type="float" office:value="1" calcext:value-type="float">
            <text:p>1</text:p>
          </table:table-cell>
          <table:table-cell table:formula="of:=[.V12]" office:value-type="float" office:value="300.564914" calcext:value-type="float">
            <text:p>300,564914</text:p>
          </table:table-cell>
          <table:table-cell table:formula="of:=ABS([.AE12]-CEILING([.AC1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352" calcext:value-type="float">
            <text:p>352</text:p>
          </table:table-cell>
          <table:table-cell office:value-type="float" office:value="486" calcext:value-type="float">
            <text:p>486</text:p>
          </table:table-cell>
          <table:table-cell table:style-name="Default" office:value-type="float" office:value="0.610067" calcext:value-type="float">
            <text:p>0,610067</text:p>
          </table:table-cell>
          <table:table-cell table:style-name="Default" office:value-type="float" office:value="0.157229" calcext:value-type="float">
            <text:p>0,1572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57229" calcext:value-type="float">
            <text:p>0,157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,61</text:p>
          </table:table-cell>
          <table:table-cell office:value-type="float" office:value="286.27" calcext:value-type="float">
            <text:p>286,27</text:p>
          </table:table-cell>
          <table:table-cell office:value-type="float" office:value="2088565" calcext:value-type="float">
            <text:p>2088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348619" calcext:value-type="float">
            <text:p>300,3486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t300.config</text:p>
          </table:table-cell>
          <table:table-cell table:formula="of:=CONCATENATE(&quot;r&quot;;[.B13];&quot;-&quot;;[.C13];&quot;-&quot;;[.E13];&quot;-&quot;;LEFT(RIGHT([.A13];6);1))" office:value-type="string" office:string-value="r20-150-10-2" calcext:value-type="string">
            <text:p>r20-150-10-2</text:p>
          </table:table-cell>
          <table:table-cell table:formula="of:=ROUND(([.F13]/[.G13])*100;2)" office:value-type="float" office:value="36.65" calcext:value-type="float">
            <text:p>36,65</text:p>
          </table:table-cell>
          <table:table-cell table:style-name="ce9" table:formula="of:=[.J13]" office:value-type="float" office:value="0.157229" calcext:value-type="float">
            <text:p>0,2</text:p>
          </table:table-cell>
          <table:table-cell table:style-name="ce9" table:formula="of:=[.I13]" office:value-type="float" office:value="0.610067" calcext:value-type="float">
            <text:p>0,6</text:p>
          </table:table-cell>
          <table:table-cell table:formula="of:=[.U13]" office:value-type="float" office:value="1" calcext:value-type="float">
            <text:p>1</text:p>
          </table:table-cell>
          <table:table-cell table:formula="of:=[.V13]" office:value-type="float" office:value="300.348619" calcext:value-type="float">
            <text:p>300,348619</text:p>
          </table:table-cell>
          <table:table-cell table:formula="of:=ABS([.AE13]-CEILING([.AC1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  <table:table-cell office:value-type="float" office:value="452" calcext:value-type="float">
            <text:p>452</text:p>
          </table:table-cell>
          <table:table-cell office:value-type="float" office:value="694" calcext:value-type="float">
            <text:p>694</text:p>
          </table:table-cell>
          <table:table-cell table:style-name="Default" office:value-type="float" office:value="1.825997" calcext:value-type="float">
            <text:p>1,825997</text:p>
          </table:table-cell>
          <table:table-cell table:style-name="Default" office:value-type="float" office:value="-0.035239" calcext:value-type="float">
            <text:p>-0,03523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35239" calcext:value-type="float">
            <text:p>-0,0352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,82</text:p>
          </table:table-cell>
          <table:table-cell office:value-type="float" office:value="299.55" calcext:value-type="float">
            <text:p>299,55</text:p>
          </table:table-cell>
          <table:table-cell office:value-type="float" office:value="2572159" calcext:value-type="float">
            <text:p>2572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480732" calcext:value-type="float">
            <text:p>300,48073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t300.config</text:p>
          </table:table-cell>
          <table:table-cell table:formula="of:=CONCATENATE(&quot;r&quot;;[.B14];&quot;-&quot;;[.C14];&quot;-&quot;;[.E14];&quot;-&quot;;LEFT(RIGHT([.A14];6);1))" office:value-type="string" office:string-value="r20-150-15-1" calcext:value-type="string">
            <text:p>r20-150-15-1</text:p>
          </table:table-cell>
          <table:table-cell table:formula="of:=ROUND(([.F14]/[.G14])*100;2)" office:value-type="float" office:value="39.6" calcext:value-type="float">
            <text:p>39,6</text:p>
          </table:table-cell>
          <table:table-cell table:style-name="ce9" table:formula="of:=[.J14]" office:value-type="float" office:value="-0.035239" calcext:value-type="float">
            <text:p>0,0</text:p>
          </table:table-cell>
          <table:table-cell table:style-name="ce9" table:formula="of:=[.I14]" office:value-type="float" office:value="1.825997" calcext:value-type="float">
            <text:p>1,8</text:p>
          </table:table-cell>
          <table:table-cell table:formula="of:=[.U14]" office:value-type="float" office:value="1" calcext:value-type="float">
            <text:p>1</text:p>
          </table:table-cell>
          <table:table-cell table:formula="of:=[.V14]" office:value-type="float" office:value="300.480732" calcext:value-type="float">
            <text:p>300,480732</text:p>
          </table:table-cell>
          <table:table-cell table:formula="of:=ABS([.AE14]-CEILING([.AC14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452" calcext:value-type="float">
            <text:p>452</text:p>
          </table:table-cell>
          <table:table-cell office:value-type="float" office:value="600" calcext:value-type="float">
            <text:p>600</text:p>
          </table:table-cell>
          <table:table-cell table:style-name="Default" office:value-type="float" office:value="1.380649" calcext:value-type="float">
            <text:p>1,380649</text:p>
          </table:table-cell>
          <table:table-cell table:style-name="Default" office:value-type="float" office:value="-0.048148" calcext:value-type="float">
            <text:p>-0,0481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48148" calcext:value-type="float">
            <text:p>-0,0481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,37</text:p>
          </table:table-cell>
          <table:table-cell office:value-type="float" office:value="298.02" calcext:value-type="float">
            <text:p>298,02</text:p>
          </table:table-cell>
          <table:table-cell office:value-type="float" office:value="2574783" calcext:value-type="float">
            <text:p>2574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311167" calcext:value-type="float">
            <text:p>301,31116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t300.config</text:p>
          </table:table-cell>
          <table:table-cell table:formula="of:=CONCATENATE(&quot;r&quot;;[.B15];&quot;-&quot;;[.C15];&quot;-&quot;;[.E15];&quot;-&quot;;LEFT(RIGHT([.A15];6);1))" office:value-type="string" office:string-value="r20-150-15-2" calcext:value-type="string">
            <text:p>r20-150-15-2</text:p>
          </table:table-cell>
          <table:table-cell table:formula="of:=ROUND(([.F15]/[.G15])*100;2)" office:value-type="float" office:value="44.69" calcext:value-type="float">
            <text:p>44,69</text:p>
          </table:table-cell>
          <table:table-cell table:style-name="ce9" table:formula="of:=[.J15]" office:value-type="float" office:value="-0.048148" calcext:value-type="float">
            <text:p>0,0</text:p>
          </table:table-cell>
          <table:table-cell table:style-name="ce9" table:formula="of:=[.I15]" office:value-type="float" office:value="1.380649" calcext:value-type="float">
            <text:p>1,4</text:p>
          </table:table-cell>
          <table:table-cell table:formula="of:=[.U15]" office:value-type="float" office:value="1" calcext:value-type="float">
            <text:p>1</text:p>
          </table:table-cell>
          <table:table-cell table:formula="of:=[.V15]" office:value-type="float" office:value="301.311167" calcext:value-type="float">
            <text:p>301,311167</text:p>
          </table:table-cell>
          <table:table-cell table:formula="of:=ABS([.AE15]-CEILING([.AC1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552" calcext:value-type="float">
            <text:p>552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.017702" calcext:value-type="float">
            <text:p>1,017702</text:p>
          </table:table-cell>
          <table:table-cell table:style-name="Default" office:value-type="float" office:value="-0.195037" calcext:value-type="float">
            <text:p>-0,1950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95037" calcext:value-type="float">
            <text:p>-0,1950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,01</text:p>
          </table:table-cell>
          <table:table-cell office:value-type="float" office:value="298.77" calcext:value-type="float">
            <text:p>298,77</text:p>
          </table:table-cell>
          <table:table-cell office:value-type="float" office:value="2966293" calcext:value-type="float">
            <text:p>2966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891199" calcext:value-type="float">
            <text:p>300,89119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pl-t300.config</text:p>
          </table:table-cell>
          <table:table-cell table:formula="of:=CONCATENATE(&quot;r&quot;;[.B16];&quot;-&quot;;[.C16];&quot;-&quot;;[.E16];&quot;-&quot;;LEFT(RIGHT([.A16];6);1))" office:value-type="string" office:string-value="r20-150-20-1" calcext:value-type="string">
            <text:p>r20-150-20-1</text:p>
          </table:table-cell>
          <table:table-cell table:formula="of:=ROUND(([.F16]/[.G16])*100;2)" office:value-type="float" office:value="40.94" calcext:value-type="float">
            <text:p>40,94</text:p>
          </table:table-cell>
          <table:table-cell table:style-name="ce9" table:formula="of:=[.J16]" office:value-type="float" office:value="-0.195037" calcext:value-type="float">
            <text:p>-0,2</text:p>
          </table:table-cell>
          <table:table-cell table:style-name="ce9" table:formula="of:=[.I16]" office:value-type="float" office:value="1.017702" calcext:value-type="float">
            <text:p>1,0</text:p>
          </table:table-cell>
          <table:table-cell table:formula="of:=[.U16]" office:value-type="float" office:value="1" calcext:value-type="float">
            <text:p>1</text:p>
          </table:table-cell>
          <table:table-cell table:formula="of:=[.V16]" office:value-type="float" office:value="300.891199" calcext:value-type="float">
            <text:p>300,891199</text:p>
          </table:table-cell>
          <table:table-cell table:formula="of:=ABS([.AE16]-CEILING([.AC1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552" calcext:value-type="float">
            <text:p>552</text:p>
          </table:table-cell>
          <table:table-cell office:value-type="float" office:value="743" calcext:value-type="float">
            <text:p>743</text:p>
          </table:table-cell>
          <table:table-cell table:style-name="Default" office:value-type="float" office:value="1.47086" calcext:value-type="float">
            <text:p>1,47086</text:p>
          </table:table-cell>
          <table:table-cell table:style-name="Default" office:value-type="float" office:value="-0.10068" calcext:value-type="float">
            <text:p>-0,1006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0068" calcext:value-type="float">
            <text:p>-0,100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6" calcext:value-type="float">
            <text:p>1,46</text:p>
          </table:table-cell>
          <table:table-cell office:value-type="float" office:value="301.7" calcext:value-type="float">
            <text:p>301,7</text:p>
          </table:table-cell>
          <table:table-cell office:value-type="float" office:value="3053094" calcext:value-type="float">
            <text:p>3053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2.230623" calcext:value-type="float">
            <text:p>302,23062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pl-t300.config</text:p>
          </table:table-cell>
          <table:table-cell table:formula="of:=CONCATENATE(&quot;r&quot;;[.B17];&quot;-&quot;;[.C17];&quot;-&quot;;[.E17];&quot;-&quot;;LEFT(RIGHT([.A17];6);1))" office:value-type="string" office:string-value="r20-150-20-2" calcext:value-type="string">
            <text:p>r20-150-20-2</text:p>
          </table:table-cell>
          <table:table-cell table:formula="of:=ROUND(([.F17]/[.G17])*100;2)" office:value-type="float" office:value="41.12" calcext:value-type="float">
            <text:p>41,12</text:p>
          </table:table-cell>
          <table:table-cell table:style-name="ce9" table:formula="of:=[.J17]" office:value-type="float" office:value="-0.10068" calcext:value-type="float">
            <text:p>-0,1</text:p>
          </table:table-cell>
          <table:table-cell table:style-name="ce9" table:formula="of:=[.I17]" office:value-type="float" office:value="1.47086" calcext:value-type="float">
            <text:p>1,5</text:p>
          </table:table-cell>
          <table:table-cell table:formula="of:=[.U17]" office:value-type="float" office:value="1" calcext:value-type="float">
            <text:p>1</text:p>
          </table:table-cell>
          <table:table-cell table:formula="of:=[.V17]" office:value-type="float" office:value="302.230623" calcext:value-type="float">
            <text:p>302,230623</text:p>
          </table:table-cell>
          <table:table-cell table:formula="of:=ABS([.AE17]-CEILING([.AC1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652" calcext:value-type="float">
            <text:p>652</text:p>
          </table:table-cell>
          <table:table-cell office:value-type="float" office:value="942" calcext:value-type="float">
            <text:p>942</text:p>
          </table:table-cell>
          <table:table-cell table:style-name="Default" office:value-type="float" office:value="0.823211" calcext:value-type="float">
            <text:p>0,823211</text:p>
          </table:table-cell>
          <table:table-cell table:style-name="Default" office:value-type="float" office:value="-0.283975" calcext:value-type="float">
            <text:p>-0,2839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283975" calcext:value-type="float">
            <text:p>-0,2839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 office:value-type="float" office:value="301.3" calcext:value-type="float">
            <text:p>301,3</text:p>
          </table:table-cell>
          <table:table-cell office:value-type="float" office:value="3402298" calcext:value-type="float">
            <text:p>3402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733174" calcext:value-type="float">
            <text:p>301,73317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pl-t300.config</text:p>
          </table:table-cell>
          <table:table-cell table:formula="of:=CONCATENATE(&quot;r&quot;;[.B18];&quot;-&quot;;[.C18];&quot;-&quot;;[.E18];&quot;-&quot;;LEFT(RIGHT([.A18];6);1))" office:value-type="string" office:string-value="r20-150-25-1" calcext:value-type="string">
            <text:p>r20-150-25-1</text:p>
          </table:table-cell>
          <table:table-cell table:formula="of:=ROUND(([.F18]/[.G18])*100;2)" office:value-type="float" office:value="34.82" calcext:value-type="float">
            <text:p>34,82</text:p>
          </table:table-cell>
          <table:table-cell table:style-name="ce9" table:formula="of:=[.J18]" office:value-type="float" office:value="-0.283975" calcext:value-type="float">
            <text:p>-0,3</text:p>
          </table:table-cell>
          <table:table-cell table:style-name="ce9" table:formula="of:=[.I18]" office:value-type="float" office:value="0.823211" calcext:value-type="float">
            <text:p>0,8</text:p>
          </table:table-cell>
          <table:table-cell table:formula="of:=[.U18]" office:value-type="float" office:value="1" calcext:value-type="float">
            <text:p>1</text:p>
          </table:table-cell>
          <table:table-cell table:formula="of:=[.V18]" office:value-type="float" office:value="301.733174" calcext:value-type="float">
            <text:p>301,733174</text:p>
          </table:table-cell>
          <table:table-cell table:formula="of:=ABS([.AE18]-CEILING([.AC1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241" calcext:value-type="float">
            <text:p>241</text:p>
          </table:table-cell>
          <table:table-cell office:value-type="float" office:value="652" calcext:value-type="float">
            <text:p>652</text:p>
          </table:table-cell>
          <table:table-cell office:value-type="float" office:value="931" calcext:value-type="float">
            <text:p>931</text:p>
          </table:table-cell>
          <table:table-cell table:style-name="Default" office:value-type="float" office:value="1.149598" calcext:value-type="float">
            <text:p>1,149598</text:p>
          </table:table-cell>
          <table:table-cell table:style-name="Default" office:value-type="float" office:value="-0.242291" calcext:value-type="float">
            <text:p>-0,24229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242291" calcext:value-type="float">
            <text:p>-0,2422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,14</text:p>
          </table:table-cell>
          <table:table-cell office:value-type="float" office:value="299.63" calcext:value-type="float">
            <text:p>299,63</text:p>
          </table:table-cell>
          <table:table-cell office:value-type="float" office:value="3412730" calcext:value-type="float">
            <text:p>3412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897661" calcext:value-type="float">
            <text:p>300,89766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pl-t300.config</text:p>
          </table:table-cell>
          <table:table-cell table:formula="of:=CONCATENATE(&quot;r&quot;;[.B19];&quot;-&quot;;[.C19];&quot;-&quot;;[.E19];&quot;-&quot;;LEFT(RIGHT([.A19];6);1))" office:value-type="string" office:string-value="r20-150-25-2" calcext:value-type="string">
            <text:p>r20-150-25-2</text:p>
          </table:table-cell>
          <table:table-cell table:formula="of:=ROUND(([.F19]/[.G19])*100;2)" office:value-type="float" office:value="36.96" calcext:value-type="float">
            <text:p>36,96</text:p>
          </table:table-cell>
          <table:table-cell table:style-name="ce9" table:formula="of:=[.J19]" office:value-type="float" office:value="-0.242291" calcext:value-type="float">
            <text:p>-0,2</text:p>
          </table:table-cell>
          <table:table-cell table:style-name="ce9" table:formula="of:=[.I19]" office:value-type="float" office:value="1.149598" calcext:value-type="float">
            <text:p>1,1</text:p>
          </table:table-cell>
          <table:table-cell table:formula="of:=[.U19]" office:value-type="float" office:value="1" calcext:value-type="float">
            <text:p>1</text:p>
          </table:table-cell>
          <table:table-cell table:formula="of:=[.V19]" office:value-type="float" office:value="300.897661" calcext:value-type="float">
            <text:p>300,897661</text:p>
          </table:table-cell>
          <table:table-cell table:formula="of:=ABS([.AE19]-CEILING([.AC1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81" calcext:value-type="float">
            <text:p>181</text:p>
          </table:table-cell>
          <table:table-cell table:style-name="Default" office:value-type="float" office:value="0.272676" calcext:value-type="float">
            <text:p>0,27267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269.82" calcext:value-type="float">
            <text:p>269,82</text:p>
          </table:table-cell>
          <table:table-cell office:value-type="float" office:value="1652276" calcext:value-type="float">
            <text:p>1652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27915" calcext:value-type="float">
            <text:p>300,0279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pl-t300.config</text:p>
          </table:table-cell>
          <table:table-cell table:formula="of:=CONCATENATE(&quot;r&quot;;[.B20];&quot;-&quot;;[.C20];&quot;-&quot;;[.E20];&quot;-&quot;;LEFT(RIGHT([.A20];6);1))" office:value-type="string" office:string-value="r20-150-5-1" calcext:value-type="string">
            <text:p>r20-150-5-1</text:p>
          </table:table-cell>
          <table:table-cell table:formula="of:=ROUND(([.F20]/[.G20])*100;2)" office:value-type="float" office:value="0" calcext:value-type="float">
            <text:p>0</text:p>
          </table:table-cell>
          <table:table-cell table:style-name="ce9" table:formula="of:=[.J20]" office:value-type="float" office:value="1" calcext:value-type="float">
            <text:p>1,0</text:p>
          </table:table-cell>
          <table:table-cell table:style-name="ce9" table:formula="of:=[.I20]" office:value-type="float" office:value="0.272676" calcext:value-type="float">
            <text:p>0,3</text:p>
          </table:table-cell>
          <table:table-cell table:formula="of:=[.U20]" office:value-type="float" office:value="1" calcext:value-type="float">
            <text:p>1</text:p>
          </table:table-cell>
          <table:table-cell table:formula="of:=[.V20]" office:value-type="float" office:value="300.027915" calcext:value-type="float">
            <text:p>300,027915</text:p>
          </table:table-cell>
          <table:table-cell table:formula="of:=ABS([.AE20]-CEILING([.AC2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033668" calcext:value-type="float">
            <text:p>0,03366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264.9" calcext:value-type="float">
            <text:p>264,9</text:p>
          </table:table-cell>
          <table:table-cell office:value-type="float" office:value="1616963" calcext:value-type="float">
            <text:p>16169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15006" calcext:value-type="float">
            <text:p>300,0150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pl-t300.config</text:p>
          </table:table-cell>
          <table:table-cell table:formula="of:=CONCATENATE(&quot;r&quot;;[.B21];&quot;-&quot;;[.C21];&quot;-&quot;;[.E21];&quot;-&quot;;LEFT(RIGHT([.A21];6);1))" office:value-type="string" office:string-value="r20-150-5-2" calcext:value-type="string">
            <text:p>r20-150-5-2</text:p>
          </table:table-cell>
          <table:table-cell table:formula="of:=ROUND(([.F21]/[.G21])*100;2)" office:value-type="float" office:value="0" calcext:value-type="float">
            <text:p>0</text:p>
          </table:table-cell>
          <table:table-cell table:style-name="ce9" table:formula="of:=[.J21]" office:value-type="float" office:value="1" calcext:value-type="float">
            <text:p>1,0</text:p>
          </table:table-cell>
          <table:table-cell table:style-name="ce9" table:formula="of:=[.I21]" office:value-type="float" office:value="0.033668" calcext:value-type="float">
            <text:p>0,0</text:p>
          </table:table-cell>
          <table:table-cell table:formula="of:=[.U21]" office:value-type="float" office:value="1" calcext:value-type="float">
            <text:p>1</text:p>
          </table:table-cell>
          <table:table-cell table:formula="of:=[.V21]" office:value-type="float" office:value="300.015006" calcext:value-type="float">
            <text:p>300,015006</text:p>
          </table:table-cell>
          <table:table-cell table:formula="of:=ABS([.AE21]-CEILING([.AC2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402" calcext:value-type="float">
            <text:p>402</text:p>
          </table:table-cell>
          <table:table-cell office:value-type="float" office:value="508" calcext:value-type="float">
            <text:p>508</text:p>
          </table:table-cell>
          <table:table-cell table:style-name="Default" office:value-type="float" office:value="1.112113" calcext:value-type="float">
            <text:p>1,112113</text:p>
          </table:table-cell>
          <table:table-cell table:style-name="Default" office:value-type="float" office:value="0.279348" calcext:value-type="float">
            <text:p>0,27934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79348" calcext:value-type="float">
            <text:p>0,2793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office:value-type="float" office:value="282.64" calcext:value-type="float">
            <text:p>282,64</text:p>
          </table:table-cell>
          <table:table-cell office:value-type="float" office:value="2556236" calcext:value-type="float">
            <text:p>2556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237875" calcext:value-type="float">
            <text:p>300,2378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t300.config</text:p>
          </table:table-cell>
          <table:table-cell table:formula="of:=CONCATENATE(&quot;r&quot;;[.B22];&quot;-&quot;;[.C22];&quot;-&quot;;[.E22];&quot;-&quot;;LEFT(RIGHT([.A22];6);1))" office:value-type="string" office:string-value="r20-200-10-1" calcext:value-type="string">
            <text:p>r20-200-10-1</text:p>
          </table:table-cell>
          <table:table-cell table:formula="of:=ROUND(([.F22]/[.G22])*100;2)" office:value-type="float" office:value="32.84" calcext:value-type="float">
            <text:p>32,84</text:p>
          </table:table-cell>
          <table:table-cell table:style-name="ce9" table:formula="of:=[.J22]" office:value-type="float" office:value="0.279348" calcext:value-type="float">
            <text:p>0,3</text:p>
          </table:table-cell>
          <table:table-cell table:style-name="ce9" table:formula="of:=[.I22]" office:value-type="float" office:value="1.112113" calcext:value-type="float">
            <text:p>1,1</text:p>
          </table:table-cell>
          <table:table-cell table:formula="of:=[.U22]" office:value-type="float" office:value="1" calcext:value-type="float">
            <text:p>1</text:p>
          </table:table-cell>
          <table:table-cell table:formula="of:=[.V22]" office:value-type="float" office:value="300.237875" calcext:value-type="float">
            <text:p>300,237875</text:p>
          </table:table-cell>
          <table:table-cell table:formula="of:=ABS([.AE22]-CEILING([.AC2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402" calcext:value-type="float">
            <text:p>402</text:p>
          </table:table-cell>
          <table:table-cell office:value-type="float" office:value="452" calcext:value-type="float">
            <text:p>452</text:p>
          </table:table-cell>
          <table:table-cell table:style-name="Default" office:value-type="float" office:value="1.543652" calcext:value-type="float">
            <text:p>1,543652</text:p>
          </table:table-cell>
          <table:table-cell table:style-name="Default" office:value-type="float" office:value="0.152941" calcext:value-type="float">
            <text:p>0,15294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52941" calcext:value-type="float">
            <text:p>0,1529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4" calcext:value-type="float">
            <text:p>1,54</text:p>
          </table:table-cell>
          <table:table-cell office:value-type="float" office:value="283.21" calcext:value-type="float">
            <text:p>283,21</text:p>
          </table:table-cell>
          <table:table-cell office:value-type="float" office:value="2565708" calcext:value-type="float">
            <text:p>2565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17066" calcext:value-type="float">
            <text:p>300,1706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t300.config</text:p>
          </table:table-cell>
          <table:table-cell table:formula="of:=CONCATENATE(&quot;r&quot;;[.B23];&quot;-&quot;;[.C23];&quot;-&quot;;[.E23];&quot;-&quot;;LEFT(RIGHT([.A23];6);1))" office:value-type="string" office:string-value="r20-200-10-2" calcext:value-type="string">
            <text:p>r20-200-10-2</text:p>
          </table:table-cell>
          <table:table-cell table:formula="of:=ROUND(([.F23]/[.G23])*100;2)" office:value-type="float" office:value="38.81" calcext:value-type="float">
            <text:p>38,81</text:p>
          </table:table-cell>
          <table:table-cell table:style-name="ce9" table:formula="of:=[.J23]" office:value-type="float" office:value="0.152941" calcext:value-type="float">
            <text:p>0,2</text:p>
          </table:table-cell>
          <table:table-cell table:style-name="ce9" table:formula="of:=[.I23]" office:value-type="float" office:value="1.543652" calcext:value-type="float">
            <text:p>1,5</text:p>
          </table:table-cell>
          <table:table-cell table:formula="of:=[.U23]" office:value-type="float" office:value="1" calcext:value-type="float">
            <text:p>1</text:p>
          </table:table-cell>
          <table:table-cell table:formula="of:=[.V23]" office:value-type="float" office:value="300.17066" calcext:value-type="float">
            <text:p>300,17066</text:p>
          </table:table-cell>
          <table:table-cell table:formula="of:=ABS([.AE23]-CEILING([.AC2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216" calcext:value-type="float">
            <text:p>216</text:p>
          </table:table-cell>
          <table:table-cell office:value-type="float" office:value="502" calcext:value-type="float">
            <text:p>502</text:p>
          </table:table-cell>
          <table:table-cell office:value-type="float" office:value="793" calcext:value-type="float">
            <text:p>793</text:p>
          </table:table-cell>
          <table:table-cell table:style-name="Default" office:value-type="float" office:value="2.502954" calcext:value-type="float">
            <text:p>2,502954</text:p>
          </table:table-cell>
          <table:table-cell table:style-name="Default" office:value-type="float" office:value="0.015565" calcext:value-type="float">
            <text:p>0,0155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15565" calcext:value-type="float">
            <text:p>0,0155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9" calcext:value-type="float">
            <text:p>2,49</text:p>
          </table:table-cell>
          <table:table-cell office:value-type="float" office:value="303.15" calcext:value-type="float">
            <text:p>303,15</text:p>
          </table:table-cell>
          <table:table-cell office:value-type="float" office:value="3100459" calcext:value-type="float">
            <text:p>310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736646" calcext:value-type="float">
            <text:p>301,73664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t300.config</text:p>
          </table:table-cell>
          <table:table-cell table:formula="of:=CONCATENATE(&quot;r&quot;;[.B24];&quot;-&quot;;[.C24];&quot;-&quot;;[.E24];&quot;-&quot;;LEFT(RIGHT([.A24];6);1))" office:value-type="string" office:string-value="r20-200-15-1" calcext:value-type="string">
            <text:p>r20-200-15-1</text:p>
          </table:table-cell>
          <table:table-cell table:formula="of:=ROUND(([.F24]/[.G24])*100;2)" office:value-type="float" office:value="43.03" calcext:value-type="float">
            <text:p>43,03</text:p>
          </table:table-cell>
          <table:table-cell table:style-name="ce9" table:formula="of:=[.J24]" office:value-type="float" office:value="0.015565" calcext:value-type="float">
            <text:p>0,0</text:p>
          </table:table-cell>
          <table:table-cell table:style-name="ce9" table:formula="of:=[.I24]" office:value-type="float" office:value="2.502954" calcext:value-type="float">
            <text:p>2,5</text:p>
          </table:table-cell>
          <table:table-cell table:formula="of:=[.U24]" office:value-type="float" office:value="1" calcext:value-type="float">
            <text:p>1</text:p>
          </table:table-cell>
          <table:table-cell table:formula="of:=[.V24]" office:value-type="float" office:value="301.736646" calcext:value-type="float">
            <text:p>301,736646</text:p>
          </table:table-cell>
          <table:table-cell table:formula="of:=ABS([.AE24]-CEILING([.AC2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office:value-type="float" office:value="502" calcext:value-type="float">
            <text:p>502</text:p>
          </table:table-cell>
          <table:table-cell office:value-type="float" office:value="798" calcext:value-type="float">
            <text:p>798</text:p>
          </table:table-cell>
          <table:table-cell table:style-name="Default" office:value-type="float" office:value="2.124375" calcext:value-type="float">
            <text:p>2,124375</text:p>
          </table:table-cell>
          <table:table-cell table:style-name="Default" office:value-type="float" office:value="0.010744" calcext:value-type="float">
            <text:p>0,01074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10744" calcext:value-type="float">
            <text:p>0,0107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2" calcext:value-type="float">
            <text:p>2,12</text:p>
          </table:table-cell>
          <table:table-cell office:value-type="float" office:value="297.64" calcext:value-type="float">
            <text:p>297,64</text:p>
          </table:table-cell>
          <table:table-cell office:value-type="float" office:value="3101611" calcext:value-type="float">
            <text:p>3101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467415" calcext:value-type="float">
            <text:p>300,4674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t300.config</text:p>
          </table:table-cell>
          <table:table-cell table:formula="of:=CONCATENATE(&quot;r&quot;;[.B25];&quot;-&quot;;[.C25];&quot;-&quot;;[.E25];&quot;-&quot;;LEFT(RIGHT([.A25];6);1))" office:value-type="string" office:string-value="r20-200-15-2" calcext:value-type="string">
            <text:p>r20-200-15-2</text:p>
          </table:table-cell>
          <table:table-cell table:formula="of:=ROUND(([.F25]/[.G25])*100;2)" office:value-type="float" office:value="46.22" calcext:value-type="float">
            <text:p>46,22</text:p>
          </table:table-cell>
          <table:table-cell table:style-name="ce9" table:formula="of:=[.J25]" office:value-type="float" office:value="0.010744" calcext:value-type="float">
            <text:p>0,0</text:p>
          </table:table-cell>
          <table:table-cell table:style-name="ce9" table:formula="of:=[.I25]" office:value-type="float" office:value="2.124375" calcext:value-type="float">
            <text:p>2,1</text:p>
          </table:table-cell>
          <table:table-cell table:formula="of:=[.U25]" office:value-type="float" office:value="1" calcext:value-type="float">
            <text:p>1</text:p>
          </table:table-cell>
          <table:table-cell table:formula="of:=[.V25]" office:value-type="float" office:value="300.467415" calcext:value-type="float">
            <text:p>300,467415</text:p>
          </table:table-cell>
          <table:table-cell table:formula="of:=ABS([.AE25]-CEILING([.AC2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965" calcext:value-type="float">
            <text:p>965</text:p>
          </table:table-cell>
          <table:table-cell table:style-name="Default" office:value-type="float" office:value="1.539894" calcext:value-type="float">
            <text:p>1,539894</text:p>
          </table:table-cell>
          <table:table-cell table:style-name="Default" office:value-type="float" office:value="-0.119943" calcext:value-type="float">
            <text:p>-0,1199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19943" calcext:value-type="float">
            <text:p>-0,119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,52</text:p>
          </table:table-cell>
          <table:table-cell office:value-type="float" office:value="302.49" calcext:value-type="float">
            <text:p>302,49</text:p>
          </table:table-cell>
          <table:table-cell office:value-type="float" office:value="3558512" calcext:value-type="float">
            <text:p>3558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616837" calcext:value-type="float">
            <text:p>301,61683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pl-t300.config</text:p>
          </table:table-cell>
          <table:table-cell table:formula="of:=CONCATENATE(&quot;r&quot;;[.B26];&quot;-&quot;;[.C26];&quot;-&quot;;[.E26];&quot;-&quot;;LEFT(RIGHT([.A26];6);1))" office:value-type="string" office:string-value="r20-200-20-1" calcext:value-type="string">
            <text:p>r20-200-20-1</text:p>
          </table:table-cell>
          <table:table-cell table:formula="of:=ROUND(([.F26]/[.G26])*100;2)" office:value-type="float" office:value="44.35" calcext:value-type="float">
            <text:p>44,35</text:p>
          </table:table-cell>
          <table:table-cell table:style-name="ce9" table:formula="of:=[.J26]" office:value-type="float" office:value="-0.119943" calcext:value-type="float">
            <text:p>-0,1</text:p>
          </table:table-cell>
          <table:table-cell table:style-name="ce9" table:formula="of:=[.I26]" office:value-type="float" office:value="1.539894" calcext:value-type="float">
            <text:p>1,5</text:p>
          </table:table-cell>
          <table:table-cell table:formula="of:=[.U26]" office:value-type="float" office:value="1" calcext:value-type="float">
            <text:p>1</text:p>
          </table:table-cell>
          <table:table-cell table:formula="of:=[.V26]" office:value-type="float" office:value="301.616837" calcext:value-type="float">
            <text:p>301,616837</text:p>
          </table:table-cell>
          <table:table-cell table:formula="of:=ABS([.AE26]-CEILING([.AC26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602" calcext:value-type="float">
            <text:p>602</text:p>
          </table:table-cell>
          <table:table-cell office:value-type="float" office:value="977" calcext:value-type="float">
            <text:p>977</text:p>
          </table:table-cell>
          <table:table-cell table:style-name="Default" office:value-type="float" office:value="1.631403" calcext:value-type="float">
            <text:p>1,631403</text:p>
          </table:table-cell>
          <table:table-cell table:style-name="Default" office:value-type="float" office:value="-0.101293" calcext:value-type="float">
            <text:p>-0,10129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01293" calcext:value-type="float">
            <text:p>-0,1012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,62</text:p>
          </table:table-cell>
          <table:table-cell office:value-type="float" office:value="300.07" calcext:value-type="float">
            <text:p>300,07</text:p>
          </table:table-cell>
          <table:table-cell office:value-type="float" office:value="3551488" calcext:value-type="float">
            <text:p>3551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177202" calcext:value-type="float">
            <text:p>300,17720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pl-t300.config</text:p>
          </table:table-cell>
          <table:table-cell table:formula="of:=CONCATENATE(&quot;r&quot;;[.B27];&quot;-&quot;;[.C27];&quot;-&quot;;[.E27];&quot;-&quot;;LEFT(RIGHT([.A27];6);1))" office:value-type="string" office:string-value="r20-200-20-2" calcext:value-type="string">
            <text:p>r20-200-20-2</text:p>
          </table:table-cell>
          <table:table-cell table:formula="of:=ROUND(([.F27]/[.G27])*100;2)" office:value-type="float" office:value="43.19" calcext:value-type="float">
            <text:p>43,19</text:p>
          </table:table-cell>
          <table:table-cell table:style-name="ce9" table:formula="of:=[.J27]" office:value-type="float" office:value="-0.101293" calcext:value-type="float">
            <text:p>-0,1</text:p>
          </table:table-cell>
          <table:table-cell table:style-name="ce9" table:formula="of:=[.I27]" office:value-type="float" office:value="1.631403" calcext:value-type="float">
            <text:p>1,6</text:p>
          </table:table-cell>
          <table:table-cell table:formula="of:=[.U27]" office:value-type="float" office:value="1" calcext:value-type="float">
            <text:p>1</text:p>
          </table:table-cell>
          <table:table-cell table:formula="of:=[.V27]" office:value-type="float" office:value="300.177202" calcext:value-type="float">
            <text:p>300,177202</text:p>
          </table:table-cell>
          <table:table-cell table:formula="of:=ABS([.AE27]-CEILING([.AC2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91" calcext:value-type="float">
            <text:p>291</text:p>
          </table:table-cell>
          <table:table-cell office:value-type="float" office:value="702" calcext:value-type="float">
            <text:p>702</text:p>
          </table:table-cell>
          <table:table-cell office:value-type="float" office:value="1133" calcext:value-type="float">
            <text:p>1133</text:p>
          </table:table-cell>
          <table:table-cell table:style-name="Default" office:value-type="float" office:value="1.521422" calcext:value-type="float">
            <text:p>1,521422</text:p>
          </table:table-cell>
          <table:table-cell table:style-name="Default" office:value-type="float" office:value="-0.19935" calcext:value-type="float">
            <text:p>-0,1993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9935" calcext:value-type="float">
            <text:p>-0,199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307.32" calcext:value-type="float">
            <text:p>307,32</text:p>
          </table:table-cell>
          <table:table-cell office:value-type="float" office:value="4067977" calcext:value-type="float">
            <text:p>4067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6.758415" calcext:value-type="float">
            <text:p>306,7584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pl-t300.config</text:p>
          </table:table-cell>
          <table:table-cell table:formula="of:=CONCATENATE(&quot;r&quot;;[.B28];&quot;-&quot;;[.C28];&quot;-&quot;;[.E28];&quot;-&quot;;LEFT(RIGHT([.A28];6);1))" office:value-type="string" office:string-value="r20-200-25-1" calcext:value-type="string">
            <text:p>r20-200-25-1</text:p>
          </table:table-cell>
          <table:table-cell table:formula="of:=ROUND(([.F28]/[.G28])*100;2)" office:value-type="float" office:value="41.45" calcext:value-type="float">
            <text:p>41,45</text:p>
          </table:table-cell>
          <table:table-cell table:style-name="ce9" table:formula="of:=[.J28]" office:value-type="float" office:value="-0.19935" calcext:value-type="float">
            <text:p>-0,2</text:p>
          </table:table-cell>
          <table:table-cell table:style-name="ce9" table:formula="of:=[.I28]" office:value-type="float" office:value="1.521422" calcext:value-type="float">
            <text:p>1,5</text:p>
          </table:table-cell>
          <table:table-cell table:formula="of:=[.U28]" office:value-type="float" office:value="1" calcext:value-type="float">
            <text:p>1</text:p>
          </table:table-cell>
          <table:table-cell table:formula="of:=[.V28]" office:value-type="float" office:value="306.758415" calcext:value-type="float">
            <text:p>306,758415</text:p>
          </table:table-cell>
          <table:table-cell table:formula="of:=ABS([.AE28]-CEILING([.AC2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702" calcext:value-type="float">
            <text:p>702</text:p>
          </table:table-cell>
          <table:table-cell office:value-type="float" office:value="1181" calcext:value-type="float">
            <text:p>1181</text:p>
          </table:table-cell>
          <table:table-cell table:style-name="Default" office:value-type="float" office:value="1.355066" calcext:value-type="float">
            <text:p>1,355066</text:p>
          </table:table-cell>
          <table:table-cell table:style-name="Default" office:value-type="float" office:value="-0.162574" calcext:value-type="float">
            <text:p>-0,16257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62574" calcext:value-type="float">
            <text:p>-0,1625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,34</text:p>
          </table:table-cell>
          <table:table-cell office:value-type="float" office:value="302.11" calcext:value-type="float">
            <text:p>302,11</text:p>
          </table:table-cell>
          <table:table-cell office:value-type="float" office:value="4052993" calcext:value-type="float">
            <text:p>4052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2.374725" calcext:value-type="float">
            <text:p>302,37472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pl-t300.config</text:p>
          </table:table-cell>
          <table:table-cell table:formula="of:=CONCATENATE(&quot;r&quot;;[.B29];&quot;-&quot;;[.C29];&quot;-&quot;;[.E29];&quot;-&quot;;LEFT(RIGHT([.A29];6);1))" office:value-type="string" office:string-value="r20-200-25-2" calcext:value-type="string">
            <text:p>r20-200-25-2</text:p>
          </table:table-cell>
          <table:table-cell table:formula="of:=ROUND(([.F29]/[.G29])*100;2)" office:value-type="float" office:value="40.03" calcext:value-type="float">
            <text:p>40,03</text:p>
          </table:table-cell>
          <table:table-cell table:style-name="ce9" table:formula="of:=[.J29]" office:value-type="float" office:value="-0.162574" calcext:value-type="float">
            <text:p>-0,2</text:p>
          </table:table-cell>
          <table:table-cell table:style-name="ce9" table:formula="of:=[.I29]" office:value-type="float" office:value="1.355066" calcext:value-type="float">
            <text:p>1,4</text:p>
          </table:table-cell>
          <table:table-cell table:formula="of:=[.U29]" office:value-type="float" office:value="1" calcext:value-type="float">
            <text:p>1</text:p>
          </table:table-cell>
          <table:table-cell table:formula="of:=[.V29]" office:value-type="float" office:value="302.374725" calcext:value-type="float">
            <text:p>302,374725</text:p>
          </table:table-cell>
          <table:table-cell table:formula="of:=ABS([.AE29]-CEILING([.AC2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table:style-name="Default" office:value-type="float" office:value="0.417755" calcext:value-type="float">
            <text:p>0,41775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270.16" calcext:value-type="float">
            <text:p>270,16</text:p>
          </table:table-cell>
          <table:table-cell office:value-type="float" office:value="2046287" calcext:value-type="float">
            <text:p>20462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10132" calcext:value-type="float">
            <text:p>300,101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pl-t300.config</text:p>
          </table:table-cell>
          <table:table-cell table:formula="of:=CONCATENATE(&quot;r&quot;;[.B30];&quot;-&quot;;[.C30];&quot;-&quot;;[.E30];&quot;-&quot;;LEFT(RIGHT([.A30];6);1))" office:value-type="string" office:string-value="r20-200-5-1" calcext:value-type="string">
            <text:p>r20-200-5-1</text:p>
          </table:table-cell>
          <table:table-cell table:formula="of:=ROUND(([.F30]/[.G30])*100;2)" office:value-type="float" office:value="0" calcext:value-type="float">
            <text:p>0</text:p>
          </table:table-cell>
          <table:table-cell table:style-name="ce9" table:formula="of:=[.J30]" office:value-type="float" office:value="1" calcext:value-type="float">
            <text:p>1,0</text:p>
          </table:table-cell>
          <table:table-cell table:style-name="ce9" table:formula="of:=[.I30]" office:value-type="float" office:value="0.417755" calcext:value-type="float">
            <text:p>0,4</text:p>
          </table:table-cell>
          <table:table-cell table:formula="of:=[.U30]" office:value-type="float" office:value="1" calcext:value-type="float">
            <text:p>1</text:p>
          </table:table-cell>
          <table:table-cell table:formula="of:=[.V30]" office:value-type="float" office:value="300.10132" calcext:value-type="float">
            <text:p>300,10132</text:p>
          </table:table-cell>
          <table:table-cell table:formula="of:=ABS([.AE30]-CEILING([.AC3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0.034196" calcext:value-type="float">
            <text:p>0,0341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265.89" calcext:value-type="float">
            <text:p>265,89</text:p>
          </table:table-cell>
          <table:table-cell office:value-type="float" office:value="2006266" calcext:value-type="float">
            <text:p>2006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38331" calcext:value-type="float">
            <text:p>300,0383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pl-t300.config</text:p>
          </table:table-cell>
          <table:table-cell table:formula="of:=CONCATENATE(&quot;r&quot;;[.B31];&quot;-&quot;;[.C31];&quot;-&quot;;[.E31];&quot;-&quot;;LEFT(RIGHT([.A31];6);1))" office:value-type="string" office:string-value="r20-200-5-2" calcext:value-type="string">
            <text:p>r20-200-5-2</text:p>
          </table:table-cell>
          <table:table-cell table:formula="of:=ROUND(([.F31]/[.G31])*100;2)" office:value-type="float" office:value="0" calcext:value-type="float">
            <text:p>0</text:p>
          </table:table-cell>
          <table:table-cell table:style-name="ce9" table:formula="of:=[.J31]" office:value-type="float" office:value="1" calcext:value-type="float">
            <text:p>1,0</text:p>
          </table:table-cell>
          <table:table-cell table:style-name="ce9" table:formula="of:=[.I31]" office:value-type="float" office:value="0.034196" calcext:value-type="float">
            <text:p>0,0</text:p>
          </table:table-cell>
          <table:table-cell table:formula="of:=[.U31]" office:value-type="float" office:value="1" calcext:value-type="float">
            <text:p>1</text:p>
          </table:table-cell>
          <table:table-cell table:formula="of:=[.V31]" office:value-type="float" office:value="300.038331" calcext:value-type="float">
            <text:p>300,038331</text:p>
          </table:table-cell>
          <table:table-cell table:formula="of:=ABS([.AE31]-CEILING([.AC3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452" calcext:value-type="float">
            <text:p>452</text:p>
          </table:table-cell>
          <table:table-cell office:value-type="float" office:value="476" calcext:value-type="float">
            <text:p>476</text:p>
          </table:table-cell>
          <table:table-cell table:style-name="Default" office:value-type="float" office:value="1.440131" calcext:value-type="float">
            <text:p>1,440131</text:p>
          </table:table-cell>
          <table:table-cell table:style-name="Default" office:value-type="float" office:value="0.310796" calcext:value-type="float">
            <text:p>0,31079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10796" calcext:value-type="float">
            <text:p>0,3107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,43</text:p>
          </table:table-cell>
          <table:table-cell office:value-type="float" office:value="286.52" calcext:value-type="float">
            <text:p>286,52</text:p>
          </table:table-cell>
          <table:table-cell office:value-type="float" office:value="3025694" calcext:value-type="float">
            <text:p>3025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190066" calcext:value-type="float">
            <text:p>300,19006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t300.config</text:p>
          </table:table-cell>
          <table:table-cell table:formula="of:=CONCATENATE(&quot;r&quot;;[.B32];&quot;-&quot;;[.C32];&quot;-&quot;;[.E32];&quot;-&quot;;LEFT(RIGHT([.A32];6);1))" office:value-type="string" office:string-value="r20-250-10-1" calcext:value-type="string">
            <text:p>r20-250-10-1</text:p>
          </table:table-cell>
          <table:table-cell table:formula="of:=ROUND(([.F32]/[.G32])*100;2)" office:value-type="float" office:value="31.42" calcext:value-type="float">
            <text:p>31,42</text:p>
          </table:table-cell>
          <table:table-cell table:style-name="ce9" table:formula="of:=[.J32]" office:value-type="float" office:value="0.310796" calcext:value-type="float">
            <text:p>0,3</text:p>
          </table:table-cell>
          <table:table-cell table:style-name="ce9" table:formula="of:=[.I32]" office:value-type="float" office:value="1.440131" calcext:value-type="float">
            <text:p>1,4</text:p>
          </table:table-cell>
          <table:table-cell table:formula="of:=[.U32]" office:value-type="float" office:value="1" calcext:value-type="float">
            <text:p>1</text:p>
          </table:table-cell>
          <table:table-cell table:formula="of:=[.V32]" office:value-type="float" office:value="300.190066" calcext:value-type="float">
            <text:p>300,190066</text:p>
          </table:table-cell>
          <table:table-cell table:formula="of:=ABS([.AE32]-CEILING([.AC3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table:style-name="Default" office:value-type="float" office:value="1.92779" calcext:value-type="float">
            <text:p>1,92779</text:p>
          </table:table-cell>
          <table:table-cell table:style-name="Default" office:value-type="float" office:value="0.180923" calcext:value-type="float">
            <text:p>0,1809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80923" calcext:value-type="float">
            <text:p>0,1809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,92</text:p>
          </table:table-cell>
          <table:table-cell office:value-type="float" office:value="279.58" calcext:value-type="float">
            <text:p>279,58</text:p>
          </table:table-cell>
          <table:table-cell office:value-type="float" office:value="3029558" calcext:value-type="float">
            <text:p>3029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18755" calcext:value-type="float">
            <text:p>300,0187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t300.config</text:p>
          </table:table-cell>
          <table:table-cell table:formula="of:=CONCATENATE(&quot;r&quot;;[.B33];&quot;-&quot;;[.C33];&quot;-&quot;;[.E33];&quot;-&quot;;LEFT(RIGHT([.A33];6);1))" office:value-type="string" office:string-value="r20-250-10-2" calcext:value-type="string">
            <text:p>r20-250-10-2</text:p>
          </table:table-cell>
          <table:table-cell table:formula="of:=ROUND(([.F33]/[.G33])*100;2)" office:value-type="float" office:value="38.5" calcext:value-type="float">
            <text:p>38,5</text:p>
          </table:table-cell>
          <table:table-cell table:style-name="ce9" table:formula="of:=[.J33]" office:value-type="float" office:value="0.180923" calcext:value-type="float">
            <text:p>0,2</text:p>
          </table:table-cell>
          <table:table-cell table:style-name="ce9" table:formula="of:=[.I33]" office:value-type="float" office:value="1.92779" calcext:value-type="float">
            <text:p>1,9</text:p>
          </table:table-cell>
          <table:table-cell table:formula="of:=[.U33]" office:value-type="float" office:value="1" calcext:value-type="float">
            <text:p>1</text:p>
          </table:table-cell>
          <table:table-cell table:formula="of:=[.V33]" office:value-type="float" office:value="300.018755" calcext:value-type="float">
            <text:p>300,018755</text:p>
          </table:table-cell>
          <table:table-cell table:formula="of:=ABS([.AE33]-CEILING([.AC3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office:value-type="float" office:value="552" calcext:value-type="float">
            <text:p>552</text:p>
          </table:table-cell>
          <table:table-cell office:value-type="float" office:value="869" calcext:value-type="float">
            <text:p>869</text:p>
          </table:table-cell>
          <table:table-cell table:style-name="Default" office:value-type="float" office:value="2.969371" calcext:value-type="float">
            <text:p>2,969371</text:p>
          </table:table-cell>
          <table:table-cell table:style-name="Default" office:value-type="float" office:value="0.067568" calcext:value-type="float">
            <text:p>0,06756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67568" calcext:value-type="float">
            <text:p>0,067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6" calcext:value-type="float">
            <text:p>2,96</text:p>
          </table:table-cell>
          <table:table-cell office:value-type="float" office:value="302.68" calcext:value-type="float">
            <text:p>302,68</text:p>
          </table:table-cell>
          <table:table-cell office:value-type="float" office:value="3646182" calcext:value-type="float">
            <text:p>3646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678057" calcext:value-type="float">
            <text:p>301,67805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t300.config</text:p>
          </table:table-cell>
          <table:table-cell table:formula="of:=CONCATENATE(&quot;r&quot;;[.B34];&quot;-&quot;;[.C34];&quot;-&quot;;[.E34];&quot;-&quot;;LEFT(RIGHT([.A34];6);1))" office:value-type="string" office:string-value="r20-250-15-1" calcext:value-type="string">
            <text:p>r20-250-15-1</text:p>
          </table:table-cell>
          <table:table-cell table:formula="of:=ROUND(([.F34]/[.G34])*100;2)" office:value-type="float" office:value="45.11" calcext:value-type="float">
            <text:p>45,11</text:p>
          </table:table-cell>
          <table:table-cell table:style-name="ce9" table:formula="of:=[.J34]" office:value-type="float" office:value="0.067568" calcext:value-type="float">
            <text:p>0,1</text:p>
          </table:table-cell>
          <table:table-cell table:style-name="ce9" table:formula="of:=[.I34]" office:value-type="float" office:value="2.969371" calcext:value-type="float">
            <text:p>3,0</text:p>
          </table:table-cell>
          <table:table-cell table:formula="of:=[.U34]" office:value-type="float" office:value="1" calcext:value-type="float">
            <text:p>1</text:p>
          </table:table-cell>
          <table:table-cell table:formula="of:=[.V34]" office:value-type="float" office:value="301.678057" calcext:value-type="float">
            <text:p>301,678057</text:p>
          </table:table-cell>
          <table:table-cell table:formula="of:=ABS([.AE34]-CEILING([.AC3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552" calcext:value-type="float">
            <text:p>552</text:p>
          </table:table-cell>
          <table:table-cell office:value-type="float" office:value="974" calcext:value-type="float">
            <text:p>974</text:p>
          </table:table-cell>
          <table:table-cell table:style-name="Default" office:value-type="float" office:value="3.348678" calcext:value-type="float">
            <text:p>3,348678</text:p>
          </table:table-cell>
          <table:table-cell table:style-name="Default" office:value-type="float" office:value="0.031981" calcext:value-type="float">
            <text:p>0,0319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31981" calcext:value-type="float">
            <text:p>0,031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35" calcext:value-type="float">
            <text:p>3,35</text:p>
          </table:table-cell>
          <table:table-cell office:value-type="float" office:value="295.31" calcext:value-type="float">
            <text:p>295,31</text:p>
          </table:table-cell>
          <table:table-cell office:value-type="float" office:value="3658806" calcext:value-type="float">
            <text:p>36588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004432" calcext:value-type="float">
            <text:p>301,00443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t300.config</text:p>
          </table:table-cell>
          <table:table-cell table:formula="of:=CONCATENATE(&quot;r&quot;;[.B35];&quot;-&quot;;[.C35];&quot;-&quot;;[.E35];&quot;-&quot;;LEFT(RIGHT([.A35];6);1))" office:value-type="string" office:string-value="r20-250-15-2" calcext:value-type="string">
            <text:p>r20-250-15-2</text:p>
          </table:table-cell>
          <table:table-cell table:formula="of:=ROUND(([.F35]/[.G35])*100;2)" office:value-type="float" office:value="48.73" calcext:value-type="float">
            <text:p>48,73</text:p>
          </table:table-cell>
          <table:table-cell table:style-name="ce9" table:formula="of:=[.J35]" office:value-type="float" office:value="0.031981" calcext:value-type="float">
            <text:p>0,0</text:p>
          </table:table-cell>
          <table:table-cell table:style-name="ce9" table:formula="of:=[.I35]" office:value-type="float" office:value="3.348678" calcext:value-type="float">
            <text:p>3,3</text:p>
          </table:table-cell>
          <table:table-cell table:formula="of:=[.U35]" office:value-type="float" office:value="1" calcext:value-type="float">
            <text:p>1</text:p>
          </table:table-cell>
          <table:table-cell table:formula="of:=[.V35]" office:value-type="float" office:value="301.004432" calcext:value-type="float">
            <text:p>301,004432</text:p>
          </table:table-cell>
          <table:table-cell table:formula="of:=ABS([.AE35]-CEILING([.AC3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office:value-type="float" office:value="652" calcext:value-type="float">
            <text:p>652</text:p>
          </table:table-cell>
          <table:table-cell office:value-type="float" office:value="1236" calcext:value-type="float">
            <text:p>1236</text:p>
          </table:table-cell>
          <table:table-cell table:style-name="Default" office:value-type="float" office:value="2.871983" calcext:value-type="float">
            <text:p>2,871983</text:p>
          </table:table-cell>
          <table:table-cell table:style-name="Default" office:value-type="float" office:value="-0.077712" calcext:value-type="float">
            <text:p>-0,07771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77712" calcext:value-type="float">
            <text:p>-0,0777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5" calcext:value-type="float">
            <text:p>2,85</text:p>
          </table:table-cell>
          <table:table-cell office:value-type="float" office:value="303" calcext:value-type="float">
            <text:p>303</text:p>
          </table:table-cell>
          <table:table-cell office:value-type="float" office:value="4171067" calcext:value-type="float">
            <text:p>417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59462" calcext:value-type="float">
            <text:p>300,5946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pl-t300.config</text:p>
          </table:table-cell>
          <table:table-cell table:formula="of:=CONCATENATE(&quot;r&quot;;[.B36];&quot;-&quot;;[.C36];&quot;-&quot;;[.E36];&quot;-&quot;;LEFT(RIGHT([.A36];6);1))" office:value-type="string" office:string-value="r20-250-20-1" calcext:value-type="string">
            <text:p>r20-250-20-1</text:p>
          </table:table-cell>
          <table:table-cell table:formula="of:=ROUND(([.F36]/[.G36])*100;2)" office:value-type="float" office:value="44.79" calcext:value-type="float">
            <text:p>44,79</text:p>
          </table:table-cell>
          <table:table-cell table:style-name="ce9" table:formula="of:=[.J36]" office:value-type="float" office:value="-0.077712" calcext:value-type="float">
            <text:p>-0,1</text:p>
          </table:table-cell>
          <table:table-cell table:style-name="ce9" table:formula="of:=[.I36]" office:value-type="float" office:value="2.871983" calcext:value-type="float">
            <text:p>2,9</text:p>
          </table:table-cell>
          <table:table-cell table:formula="of:=[.U36]" office:value-type="float" office:value="2" calcext:value-type="float">
            <text:p>2</text:p>
          </table:table-cell>
          <table:table-cell table:formula="of:=[.V36]" office:value-type="float" office:value="300.59462" calcext:value-type="float">
            <text:p>300,59462</text:p>
          </table:table-cell>
          <table:table-cell table:formula="of:=ABS([.AE36]-CEILING([.AC3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309" calcext:value-type="float">
            <text:p>309</text:p>
          </table:table-cell>
          <table:table-cell office:value-type="float" office:value="652" calcext:value-type="float">
            <text:p>652</text:p>
          </table:table-cell>
          <table:table-cell office:value-type="float" office:value="1172" calcext:value-type="float">
            <text:p>1172</text:p>
          </table:table-cell>
          <table:table-cell table:style-name="Default" office:value-type="float" office:value="5.13932" calcext:value-type="float">
            <text:p>5,13932</text:p>
          </table:table-cell>
          <table:table-cell table:style-name="Default" office:value-type="float" office:value="-0.045382" calcext:value-type="float">
            <text:p>-0,04538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45382" calcext:value-type="float">
            <text:p>-0,0453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2" calcext:value-type="float">
            <text:p>5,12</text:p>
          </table:table-cell>
          <table:table-cell office:value-type="float" office:value="302.76" calcext:value-type="float">
            <text:p>302,76</text:p>
          </table:table-cell>
          <table:table-cell office:value-type="float" office:value="4279816" calcext:value-type="float">
            <text:p>42798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718286" calcext:value-type="float">
            <text:p>300,71828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pl-t300.config</text:p>
          </table:table-cell>
          <table:table-cell table:formula="of:=CONCATENATE(&quot;r&quot;;[.B37];&quot;-&quot;;[.C37];&quot;-&quot;;[.E37];&quot;-&quot;;LEFT(RIGHT([.A37];6);1))" office:value-type="string" office:string-value="r20-250-20-2" calcext:value-type="string">
            <text:p>r20-250-20-2</text:p>
          </table:table-cell>
          <table:table-cell table:formula="of:=ROUND(([.F37]/[.G37])*100;2)" office:value-type="float" office:value="47.39" calcext:value-type="float">
            <text:p>47,39</text:p>
          </table:table-cell>
          <table:table-cell table:style-name="ce9" table:formula="of:=[.J37]" office:value-type="float" office:value="-0.045382" calcext:value-type="float">
            <text:p>0,0</text:p>
          </table:table-cell>
          <table:table-cell table:style-name="ce9" table:formula="of:=[.I37]" office:value-type="float" office:value="5.13932" calcext:value-type="float">
            <text:p>5,1</text:p>
          </table:table-cell>
          <table:table-cell table:formula="of:=[.U37]" office:value-type="float" office:value="1" calcext:value-type="float">
            <text:p>1</text:p>
          </table:table-cell>
          <table:table-cell table:formula="of:=[.V37]" office:value-type="float" office:value="300.718286" calcext:value-type="float">
            <text:p>300,718286</text:p>
          </table:table-cell>
          <table:table-cell table:formula="of:=ABS([.AE37]-CEILING([.AC3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office:value-type="float" office:value="752" calcext:value-type="float">
            <text:p>752</text:p>
          </table:table-cell>
          <table:table-cell office:value-type="float" office:value="1424" calcext:value-type="float">
            <text:p>1424</text:p>
          </table:table-cell>
          <table:table-cell table:style-name="Default" office:value-type="float" office:value="3.695927" calcext:value-type="float">
            <text:p>3,695927</text:p>
          </table:table-cell>
          <table:table-cell table:style-name="Default" office:value-type="float" office:value="-0.138255" calcext:value-type="float">
            <text:p>-0,13825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138255" calcext:value-type="float">
            <text:p>-0,1382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8" calcext:value-type="float">
            <text:p>3,68</text:p>
          </table:table-cell>
          <table:table-cell office:value-type="float" office:value="304.33" calcext:value-type="float">
            <text:p>304,33</text:p>
          </table:table-cell>
          <table:table-cell office:value-type="float" office:value="4739070" calcext:value-type="float">
            <text:p>4739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2.047342" calcext:value-type="float">
            <text:p>302,04734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pl-t300.config</text:p>
          </table:table-cell>
          <table:table-cell table:formula="of:=CONCATENATE(&quot;r&quot;;[.B38];&quot;-&quot;;[.C38];&quot;-&quot;;[.E38];&quot;-&quot;;LEFT(RIGHT([.A38];6);1))" office:value-type="string" office:string-value="r20-250-25-1" calcext:value-type="string">
            <text:p>r20-250-25-1</text:p>
          </table:table-cell>
          <table:table-cell table:formula="of:=ROUND(([.F38]/[.G38])*100;2)" office:value-type="float" office:value="43.88" calcext:value-type="float">
            <text:p>43,88</text:p>
          </table:table-cell>
          <table:table-cell table:style-name="ce9" table:formula="of:=[.J38]" office:value-type="float" office:value="-0.138255" calcext:value-type="float">
            <text:p>-0,1</text:p>
          </table:table-cell>
          <table:table-cell table:style-name="ce9" table:formula="of:=[.I38]" office:value-type="float" office:value="3.695927" calcext:value-type="float">
            <text:p>3,7</text:p>
          </table:table-cell>
          <table:table-cell table:formula="of:=[.U38]" office:value-type="float" office:value="2" calcext:value-type="float">
            <text:p>2</text:p>
          </table:table-cell>
          <table:table-cell table:formula="of:=[.V38]" office:value-type="float" office:value="302.047342" calcext:value-type="float">
            <text:p>302,047342</text:p>
          </table:table-cell>
          <table:table-cell table:formula="of:=ABS([.AE38]-CEILING([.AC38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331" calcext:value-type="float">
            <text:p>331</text:p>
          </table:table-cell>
          <table:table-cell office:value-type="float" office:value="752" calcext:value-type="float">
            <text:p>752</text:p>
          </table:table-cell>
          <table:table-cell office:value-type="float" office:value="1300" calcext:value-type="float">
            <text:p>1300</text:p>
          </table:table-cell>
          <table:table-cell table:style-name="Default" office:value-type="float" office:value="1.807719" calcext:value-type="float">
            <text:p>1,807719</text:p>
          </table:table-cell>
          <table:table-cell table:style-name="Default" office:value-type="float" office:value="-0.098569" calcext:value-type="float">
            <text:p>-0,09856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098569" calcext:value-type="float">
            <text:p>-0,0985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9" calcext:value-type="float">
            <text:p>1,79</text:p>
          </table:table-cell>
          <table:table-cell office:value-type="float" office:value="301.81" calcext:value-type="float">
            <text:p>301,81</text:p>
          </table:table-cell>
          <table:table-cell office:value-type="float" office:value="4739510" calcext:value-type="float">
            <text:p>4739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1.220691" calcext:value-type="float">
            <text:p>301,22069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pl-t300.config</text:p>
          </table:table-cell>
          <table:table-cell table:formula="of:=CONCATENATE(&quot;r&quot;;[.B39];&quot;-&quot;;[.C39];&quot;-&quot;;[.E39];&quot;-&quot;;LEFT(RIGHT([.A39];6);1))" office:value-type="string" office:string-value="r20-250-25-2" calcext:value-type="string">
            <text:p>r20-250-25-2</text:p>
          </table:table-cell>
          <table:table-cell table:formula="of:=ROUND(([.F39]/[.G39])*100;2)" office:value-type="float" office:value="44.02" calcext:value-type="float">
            <text:p>44,02</text:p>
          </table:table-cell>
          <table:table-cell table:style-name="ce9" table:formula="of:=[.J39]" office:value-type="float" office:value="-0.098569" calcext:value-type="float">
            <text:p>-0,1</text:p>
          </table:table-cell>
          <table:table-cell table:style-name="ce9" table:formula="of:=[.I39]" office:value-type="float" office:value="1.807719" calcext:value-type="float">
            <text:p>1,8</text:p>
          </table:table-cell>
          <table:table-cell table:formula="of:=[.U39]" office:value-type="float" office:value="1" calcext:value-type="float">
            <text:p>1</text:p>
          </table:table-cell>
          <table:table-cell table:formula="of:=[.V39]" office:value-type="float" office:value="301.220691" calcext:value-type="float">
            <text:p>301,220691</text:p>
          </table:table-cell>
          <table:table-cell table:formula="of:=ABS([.AE39]-CEILING([.AC39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35" calcext:value-type="float">
            <text:p>235</text:p>
          </table:table-cell>
          <table:table-cell table:style-name="Default" office:value-type="float" office:value="0.418191" calcext:value-type="float">
            <text:p>0,41819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271.11" calcext:value-type="float">
            <text:p>271,11</text:p>
          </table:table-cell>
          <table:table-cell office:value-type="float" office:value="2447968" calcext:value-type="float">
            <text:p>24479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101753" calcext:value-type="float">
            <text:p>300,1017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pl-t300.config</text:p>
          </table:table-cell>
          <table:table-cell table:formula="of:=CONCATENATE(&quot;r&quot;;[.B40];&quot;-&quot;;[.C40];&quot;-&quot;;[.E40];&quot;-&quot;;LEFT(RIGHT([.A40];6);1))" office:value-type="string" office:string-value="r20-250-5-1" calcext:value-type="string">
            <text:p>r20-250-5-1</text:p>
          </table:table-cell>
          <table:table-cell table:formula="of:=ROUND(([.F40]/[.G40])*100;2)" office:value-type="float" office:value="0" calcext:value-type="float">
            <text:p>0</text:p>
          </table:table-cell>
          <table:table-cell table:style-name="ce9" table:formula="of:=[.J40]" office:value-type="float" office:value="1" calcext:value-type="float">
            <text:p>1,0</text:p>
          </table:table-cell>
          <table:table-cell table:style-name="ce9" table:formula="of:=[.I40]" office:value-type="float" office:value="0.418191" calcext:value-type="float">
            <text:p>0,4</text:p>
          </table:table-cell>
          <table:table-cell table:formula="of:=[.U40]" office:value-type="float" office:value="1" calcext:value-type="float">
            <text:p>1</text:p>
          </table:table-cell>
          <table:table-cell table:formula="of:=[.V40]" office:value-type="float" office:value="300.101753" calcext:value-type="float">
            <text:p>300,101753</text:p>
          </table:table-cell>
          <table:table-cell table:formula="of:=ABS([.AE40]-CEILING([.AC4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156" calcext:value-type="float">
            <text:p>156</text:p>
          </table:table-cell>
          <table:table-cell table:style-name="Default" office:value-type="float" office:value="0.024529" calcext:value-type="float">
            <text:p>0,02452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267.4" calcext:value-type="float">
            <text:p>267,4</text:p>
          </table:table-cell>
          <table:table-cell office:value-type="float" office:value="2404778" calcext:value-type="float">
            <text:p>2404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0.036386" calcext:value-type="float">
            <text:p>300,0363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pl-t300.config</text:p>
          </table:table-cell>
          <table:table-cell table:formula="of:=CONCATENATE(&quot;r&quot;;[.B41];&quot;-&quot;;[.C41];&quot;-&quot;;[.E41];&quot;-&quot;;LEFT(RIGHT([.A41];6);1))" office:value-type="string" office:string-value="r20-250-5-2" calcext:value-type="string">
            <text:p>r20-250-5-2</text:p>
          </table:table-cell>
          <table:table-cell table:formula="of:=ROUND(([.F41]/[.G41])*100;2)" office:value-type="float" office:value="0" calcext:value-type="float">
            <text:p>0</text:p>
          </table:table-cell>
          <table:table-cell table:style-name="ce9" table:formula="of:=[.J41]" office:value-type="float" office:value="1" calcext:value-type="float">
            <text:p>1,0</text:p>
          </table:table-cell>
          <table:table-cell table:style-name="ce9" table:formula="of:=[.I41]" office:value-type="float" office:value="0.024529" calcext:value-type="float">
            <text:p>0,0</text:p>
          </table:table-cell>
          <table:table-cell table:formula="of:=[.U41]" office:value-type="float" office:value="1" calcext:value-type="float">
            <text:p>1</text:p>
          </table:table-cell>
          <table:table-cell table:formula="of:=[.V41]" office:value-type="float" office:value="300.036386" calcext:value-type="float">
            <text:p>300,036386</text:p>
          </table:table-cell>
          <table:table-cell table:formula="of:=ABS([.AE41]-CEILING([.AC4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25" calcext:value-type="float">
            <text:p>225</text:p>
          </table:table-cell>
          <table:table-cell table:style-name="Default" office:value-type="float" office:value="0.014449" calcext:value-type="float">
            <text:p>0,0144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284.13" calcext:value-type="float">
            <text:p>284,13</text:p>
          </table:table-cell>
          <table:table-cell office:value-type="float" office:value="1109737" calcext:value-type="float">
            <text:p>11097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255153" calcext:value-type="float">
            <text:p>300,255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bpl-t300.config</text:p>
          </table:table-cell>
          <table:table-cell table:formula="of:=CONCATENATE(&quot;r&quot;;[.B42];&quot;-&quot;;[.C42];&quot;-&quot;;[.E42];&quot;-&quot;;LEFT(RIGHT([.A42];6);1))" office:value-type="string" office:string-value="r20-50-10-1" calcext:value-type="string">
            <text:p>r20-50-10-1</text:p>
          </table:table-cell>
          <table:table-cell table:formula="of:=ROUND(([.F42]/[.G42])*100;2)" office:value-type="float" office:value="0" calcext:value-type="float">
            <text:p>0</text:p>
          </table:table-cell>
          <table:table-cell table:style-name="ce9" table:formula="of:=[.J42]" office:value-type="float" office:value="0" calcext:value-type="float">
            <text:p>0,0</text:p>
          </table:table-cell>
          <table:table-cell table:style-name="ce9" table:formula="of:=[.I42]" office:value-type="float" office:value="0.014449" calcext:value-type="float">
            <text:p>0,0</text:p>
          </table:table-cell>
          <table:table-cell table:formula="of:=[.U42]" office:value-type="float" office:value="0" calcext:value-type="float">
            <text:p>0</text:p>
          </table:table-cell>
          <table:table-cell table:formula="of:=[.V42]" office:value-type="float" office:value="300.255153" calcext:value-type="float">
            <text:p>300,255153</text:p>
          </table:table-cell>
          <table:table-cell table:formula="of:=ABS([.AE42]-CEILING([.AC42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89" calcext:value-type="float">
            <text:p>189</text:p>
          </table:table-cell>
          <table:table-cell table:style-name="Default" office:value-type="float" office:value="0.008017" calcext:value-type="float">
            <text:p>0,008017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.09" calcext:value-type="float">
            <text:p>266,09</text:p>
          </table:table-cell>
          <table:table-cell office:value-type="float" office:value="1110809" calcext:value-type="float">
            <text:p>11108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52888" calcext:value-type="float">
            <text:p>300,0528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bpl-t300.config</text:p>
          </table:table-cell>
          <table:table-cell table:formula="of:=CONCATENATE(&quot;r&quot;;[.B43];&quot;-&quot;;[.C43];&quot;-&quot;;[.E43];&quot;-&quot;;LEFT(RIGHT([.A43];6);1))" office:value-type="string" office:string-value="r20-50-10-2" calcext:value-type="string">
            <text:p>r20-50-10-2</text:p>
          </table:table-cell>
          <table:table-cell table:formula="of:=ROUND(([.F43]/[.G43])*100;2)" office:value-type="float" office:value="0" calcext:value-type="float">
            <text:p>0</text:p>
          </table:table-cell>
          <table:table-cell table:style-name="ce9" table:formula="of:=[.J43]" office:value-type="float" office:value="-0" calcext:value-type="float">
            <text:p>0,0</text:p>
          </table:table-cell>
          <table:table-cell table:style-name="ce9" table:formula="of:=[.I43]" office:value-type="float" office:value="0.008017" calcext:value-type="float">
            <text:p>0,0</text:p>
          </table:table-cell>
          <table:table-cell table:formula="of:=[.U43]" office:value-type="float" office:value="0" calcext:value-type="float">
            <text:p>0</text:p>
          </table:table-cell>
          <table:table-cell table:formula="of:=[.V43]" office:value-type="float" office:value="300.052888" calcext:value-type="float">
            <text:p>300,052888</text:p>
          </table:table-cell>
          <table:table-cell table:formula="of:=ABS([.AE43]-CEILING([.AC43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0.02053" calcext:value-type="float">
            <text:p>0,02053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288.13" calcext:value-type="float">
            <text:p>288,13</text:p>
          </table:table-cell>
          <table:table-cell office:value-type="float" office:value="1420004" calcext:value-type="float">
            <text:p>1420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461924" calcext:value-type="float">
            <text:p>300,4619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bpl-t300.config</text:p>
          </table:table-cell>
          <table:table-cell table:formula="of:=CONCATENATE(&quot;r&quot;;[.B44];&quot;-&quot;;[.C44];&quot;-&quot;;[.E44];&quot;-&quot;;LEFT(RIGHT([.A44];6);1))" office:value-type="string" office:string-value="r20-50-15-1" calcext:value-type="string">
            <text:p>r20-50-15-1</text:p>
          </table:table-cell>
          <table:table-cell table:formula="of:=ROUND(([.F44]/[.G44])*100;2)" office:value-type="float" office:value="0" calcext:value-type="float">
            <text:p>0</text:p>
          </table:table-cell>
          <table:table-cell table:style-name="ce9" table:formula="of:=[.J44]" office:value-type="float" office:value="-0" calcext:value-type="float">
            <text:p>0,0</text:p>
          </table:table-cell>
          <table:table-cell table:style-name="ce9" table:formula="of:=[.I44]" office:value-type="float" office:value="0.02053" calcext:value-type="float">
            <text:p>0,0</text:p>
          </table:table-cell>
          <table:table-cell table:formula="of:=[.U44]" office:value-type="float" office:value="0" calcext:value-type="float">
            <text:p>0</text:p>
          </table:table-cell>
          <table:table-cell table:formula="of:=[.V44]" office:value-type="float" office:value="300.461924" calcext:value-type="float">
            <text:p>300,461924</text:p>
          </table:table-cell>
          <table:table-cell table:formula="of:=ABS([.AE44]-CEILING([.AC44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352" calcext:value-type="float">
            <text:p>352</text:p>
          </table:table-cell>
          <table:table-cell office:value-type="float" office:value="213" calcext:value-type="float">
            <text:p>213</text:p>
          </table:table-cell>
          <table:table-cell table:style-name="Default" office:value-type="float" office:value="0.036922" calcext:value-type="float">
            <text:p>0,036922</text:p>
          </table:table-cell>
          <table:table-cell table:style-name="Default" office:value-type="float" office:value="-0.435541" calcext:value-type="float">
            <text:p>-0,43554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435541" calcext:value-type="float">
            <text:p>-0,4355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81.63" calcext:value-type="float">
            <text:p>281,63</text:p>
          </table:table-cell>
          <table:table-cell office:value-type="float" office:value="1428891" calcext:value-type="float">
            <text:p>142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17035" calcext:value-type="float">
            <text:p>300,17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bpl-t300.config</text:p>
          </table:table-cell>
          <table:table-cell table:formula="of:=CONCATENATE(&quot;r&quot;;[.B45];&quot;-&quot;;[.C45];&quot;-&quot;;[.E45];&quot;-&quot;;LEFT(RIGHT([.A45];6);1))" office:value-type="string" office:string-value="r20-50-15-2" calcext:value-type="string">
            <text:p>r20-50-15-2</text:p>
          </table:table-cell>
          <table:table-cell table:formula="of:=ROUND(([.F45]/[.G45])*100;2)" office:value-type="float" office:value="23.3" calcext:value-type="float">
            <text:p>23,3</text:p>
          </table:table-cell>
          <table:table-cell table:style-name="ce9" table:formula="of:=[.J45]" office:value-type="float" office:value="-0.435541" calcext:value-type="float">
            <text:p>-0,4</text:p>
          </table:table-cell>
          <table:table-cell table:style-name="ce9" table:formula="of:=[.I45]" office:value-type="float" office:value="0.036922" calcext:value-type="float">
            <text:p>0,0</text:p>
          </table:table-cell>
          <table:table-cell table:formula="of:=[.U45]" office:value-type="float" office:value="0" calcext:value-type="float">
            <text:p>0</text:p>
          </table:table-cell>
          <table:table-cell table:formula="of:=[.V45]" office:value-type="float" office:value="300.17035" calcext:value-type="float">
            <text:p>300,17035</text:p>
          </table:table-cell>
          <table:table-cell table:formula="of:=ABS([.AE45]-CEILING([.AC45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0.03241" calcext:value-type="float">
            <text:p>0,032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288.26" calcext:value-type="float">
            <text:p>288,26</text:p>
          </table:table-cell>
          <table:table-cell office:value-type="float" office:value="1735051" calcext:value-type="float">
            <text:p>17350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58846" calcext:value-type="float">
            <text:p>300,0588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bpl-t300.config</text:p>
          </table:table-cell>
          <table:table-cell table:formula="of:=CONCATENATE(&quot;r&quot;;[.B46];&quot;-&quot;;[.C46];&quot;-&quot;;[.E46];&quot;-&quot;;LEFT(RIGHT([.A46];6);1))" office:value-type="string" office:string-value="r20-50-20-1" calcext:value-type="string">
            <text:p>r20-50-20-1</text:p>
          </table:table-cell>
          <table:table-cell table:formula="of:=ROUND(([.F46]/[.G46])*100;2)" office:value-type="float" office:value="0" calcext:value-type="float">
            <text:p>0</text:p>
          </table:table-cell>
          <table:table-cell table:style-name="ce9" table:formula="of:=[.J46]" office:value-type="float" office:value="0" calcext:value-type="float">
            <text:p>0,0</text:p>
          </table:table-cell>
          <table:table-cell table:style-name="ce9" table:formula="of:=[.I46]" office:value-type="float" office:value="0.03241" calcext:value-type="float">
            <text:p>0,0</text:p>
          </table:table-cell>
          <table:table-cell table:formula="of:=[.U46]" office:value-type="float" office:value="0" calcext:value-type="float">
            <text:p>0</text:p>
          </table:table-cell>
          <table:table-cell table:formula="of:=[.V46]" office:value-type="float" office:value="300.058846" calcext:value-type="float">
            <text:p>300,058846</text:p>
          </table:table-cell>
          <table:table-cell table:formula="of:=ABS([.AE46]-CEILING([.AC46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52" calcext:value-type="float">
            <text:p>45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0.069198" calcext:value-type="float">
            <text:p>0,069198</text:p>
          </table:table-cell>
          <table:table-cell table:style-name="Default" office:value-type="float" office:value="-0.691581" calcext:value-type="float">
            <text:p>-0,69158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691581" calcext:value-type="float">
            <text:p>-0,691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83.84" calcext:value-type="float">
            <text:p>283,84</text:p>
          </table:table-cell>
          <table:table-cell office:value-type="float" office:value="1745530" calcext:value-type="float">
            <text:p>1745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210052" calcext:value-type="float">
            <text:p>300,2100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sbpl-t300.config</text:p>
          </table:table-cell>
          <table:table-cell table:formula="of:=CONCATENATE(&quot;r&quot;;[.B47];&quot;-&quot;;[.C47];&quot;-&quot;;[.E47];&quot;-&quot;;LEFT(RIGHT([.A47];6);1))" office:value-type="string" office:string-value="r20-50-20-2" calcext:value-type="string">
            <text:p>r20-50-20-2</text:p>
          </table:table-cell>
          <table:table-cell table:formula="of:=ROUND(([.F47]/[.G47])*100;2)" office:value-type="float" office:value="21.68" calcext:value-type="float">
            <text:p>21,68</text:p>
          </table:table-cell>
          <table:table-cell table:style-name="ce9" table:formula="of:=[.J47]" office:value-type="float" office:value="-0.691581" calcext:value-type="float">
            <text:p>-0,7</text:p>
          </table:table-cell>
          <table:table-cell table:style-name="ce9" table:formula="of:=[.I47]" office:value-type="float" office:value="0.069198" calcext:value-type="float">
            <text:p>0,1</text:p>
          </table:table-cell>
          <table:table-cell table:formula="of:=[.U47]" office:value-type="float" office:value="0" calcext:value-type="float">
            <text:p>0</text:p>
          </table:table-cell>
          <table:table-cell table:formula="of:=[.V47]" office:value-type="float" office:value="300.210052" calcext:value-type="float">
            <text:p>300,210052</text:p>
          </table:table-cell>
          <table:table-cell table:formula="of:=ABS([.AE47]-CEILING([.AC47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float" office:value="552" calcext:value-type="float">
            <text:p>552</text:p>
          </table:table-cell>
          <table:table-cell office:value-type="float" office:value="368" calcext:value-type="float">
            <text:p>368</text:p>
          </table:table-cell>
          <table:table-cell table:style-name="Default" office:value-type="float" office:value="0.064567" calcext:value-type="float">
            <text:p>0,064567</text:p>
          </table:table-cell>
          <table:table-cell table:style-name="Default" office:value-type="float" office:value="-1.116188" calcext:value-type="float">
            <text:p>-1,11618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.116188" calcext:value-type="float">
            <text:p>-1,1161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89.95" calcext:value-type="float">
            <text:p>289,95</text:p>
          </table:table-cell>
          <table:table-cell office:value-type="float" office:value="2036138" calcext:value-type="float">
            <text:p>2036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196779" calcext:value-type="float">
            <text:p>300,1967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bpl-t300.config</text:p>
          </table:table-cell>
          <table:table-cell table:formula="of:=CONCATENATE(&quot;r&quot;;[.B48];&quot;-&quot;;[.C48];&quot;-&quot;;[.E48];&quot;-&quot;;LEFT(RIGHT([.A48];6);1))" office:value-type="string" office:string-value="r20-50-25-1" calcext:value-type="string">
            <text:p>r20-50-25-1</text:p>
          </table:table-cell>
          <table:table-cell table:formula="of:=ROUND(([.F48]/[.G48])*100;2)" office:value-type="float" office:value="20.11" calcext:value-type="float">
            <text:p>20,11</text:p>
          </table:table-cell>
          <table:table-cell table:style-name="ce9" table:formula="of:=[.J48]" office:value-type="float" office:value="-1.116188" calcext:value-type="float">
            <text:p>-1,1</text:p>
          </table:table-cell>
          <table:table-cell table:style-name="ce9" table:formula="of:=[.I48]" office:value-type="float" office:value="0.064567" calcext:value-type="float">
            <text:p>0,1</text:p>
          </table:table-cell>
          <table:table-cell table:formula="of:=[.U48]" office:value-type="float" office:value="0" calcext:value-type="float">
            <text:p>0</text:p>
          </table:table-cell>
          <table:table-cell table:formula="of:=[.V48]" office:value-type="float" office:value="300.196779" calcext:value-type="float">
            <text:p>300,196779</text:p>
          </table:table-cell>
          <table:table-cell table:formula="of:=ABS([.AE48]-CEILING([.AC48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552" calcext:value-type="float">
            <text:p>552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0.170987" calcext:value-type="float">
            <text:p>0,170987</text:p>
          </table:table-cell>
          <table:table-cell table:style-name="Default" office:value-type="float" office:value="-0.975611" calcext:value-type="float">
            <text:p>-0,97561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975611" calcext:value-type="float">
            <text:p>-0,9756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276.89" calcext:value-type="float">
            <text:p>276,89</text:p>
          </table:table-cell>
          <table:table-cell office:value-type="float" office:value="2065186" calcext:value-type="float">
            <text:p>2065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46818" calcext:value-type="float">
            <text:p>300,0468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bpl-t300.config</text:p>
          </table:table-cell>
          <table:table-cell table:formula="of:=CONCATENATE(&quot;r&quot;;[.B49];&quot;-&quot;;[.C49];&quot;-&quot;;[.E49];&quot;-&quot;;LEFT(RIGHT([.A49];6);1))" office:value-type="string" office:string-value="r20-50-25-2" calcext:value-type="string">
            <text:p>r20-50-25-2</text:p>
          </table:table-cell>
          <table:table-cell table:formula="of:=ROUND(([.F49]/[.G49])*100;2)" office:value-type="float" office:value="18.66" calcext:value-type="float">
            <text:p>18,66</text:p>
          </table:table-cell>
          <table:table-cell table:style-name="ce9" table:formula="of:=[.J49]" office:value-type="float" office:value="-0.975611" calcext:value-type="float">
            <text:p>-1,0</text:p>
          </table:table-cell>
          <table:table-cell table:style-name="ce9" table:formula="of:=[.I49]" office:value-type="float" office:value="0.170987" calcext:value-type="float">
            <text:p>0,2</text:p>
          </table:table-cell>
          <table:table-cell table:formula="of:=[.U49]" office:value-type="float" office:value="0" calcext:value-type="float">
            <text:p>0</text:p>
          </table:table-cell>
          <table:table-cell table:formula="of:=[.V49]" office:value-type="float" office:value="300.046818" calcext:value-type="float">
            <text:p>300,046818</text:p>
          </table:table-cell>
          <table:table-cell table:formula="of:=ABS([.AE49]-CEILING([.AC49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0.008658" calcext:value-type="float">
            <text:p>0,0086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.13" calcext:value-type="float">
            <text:p>269,13</text:p>
          </table:table-cell>
          <table:table-cell office:value-type="float" office:value="816720" calcext:value-type="float">
            <text:p>8167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32481" calcext:value-type="float">
            <text:p>300,0324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bpl-t300.config</text:p>
          </table:table-cell>
          <table:table-cell table:formula="of:=CONCATENATE(&quot;r&quot;;[.B50];&quot;-&quot;;[.C50];&quot;-&quot;;[.E50];&quot;-&quot;;LEFT(RIGHT([.A50];6);1))" office:value-type="string" office:string-value="r20-50-5-1" calcext:value-type="string">
            <text:p>r20-50-5-1</text:p>
          </table:table-cell>
          <table:table-cell table:formula="of:=ROUND(([.F50]/[.G50])*100;2)" office:value-type="float" office:value="0" calcext:value-type="float">
            <text:p>0</text:p>
          </table:table-cell>
          <table:table-cell table:style-name="ce9" table:formula="of:=[.J50]" office:value-type="float" office:value="0" calcext:value-type="float">
            <text:p>0,0</text:p>
          </table:table-cell>
          <table:table-cell table:style-name="ce9" table:formula="of:=[.I50]" office:value-type="float" office:value="0.008658" calcext:value-type="float">
            <text:p>0,0</text:p>
          </table:table-cell>
          <table:table-cell table:formula="of:=[.U50]" office:value-type="float" office:value="0" calcext:value-type="float">
            <text:p>0</text:p>
          </table:table-cell>
          <table:table-cell table:formula="of:=[.V50]" office:value-type="float" office:value="300.032481" calcext:value-type="float">
            <text:p>300,032481</text:p>
          </table:table-cell>
          <table:table-cell table:formula="of:=ABS([.AE50]-CEILING([.AC50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0.005727" calcext:value-type="float">
            <text:p>0,0057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.34" calcext:value-type="float">
            <text:p>269,34</text:p>
          </table:table-cell>
          <table:table-cell office:value-type="float" office:value="808483" calcext:value-type="float">
            <text:p>8084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0.033394" calcext:value-type="float">
            <text:p>300,0333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bpl-t300.config</text:p>
          </table:table-cell>
          <table:table-cell table:formula="of:=CONCATENATE(&quot;r&quot;;[.B51];&quot;-&quot;;[.C51];&quot;-&quot;;[.E51];&quot;-&quot;;LEFT(RIGHT([.A51];6);1))" office:value-type="string" office:string-value="r20-50-5-2" calcext:value-type="string">
            <text:p>r20-50-5-2</text:p>
          </table:table-cell>
          <table:table-cell table:formula="of:=ROUND(([.F51]/[.G51])*100;2)" office:value-type="float" office:value="0" calcext:value-type="float">
            <text:p>0</text:p>
          </table:table-cell>
          <table:table-cell table:style-name="ce9" table:formula="of:=[.J51]" office:value-type="float" office:value="0" calcext:value-type="float">
            <text:p>0,0</text:p>
          </table:table-cell>
          <table:table-cell table:style-name="ce9" table:formula="of:=[.I51]" office:value-type="float" office:value="0.005727" calcext:value-type="float">
            <text:p>0,0</text:p>
          </table:table-cell>
          <table:table-cell table:formula="of:=[.U51]" office:value-type="float" office:value="0" calcext:value-type="float">
            <text:p>0</text:p>
          </table:table-cell>
          <table:table-cell table:formula="of:=[.V51]" office:value-type="float" office:value="300.033394" calcext:value-type="float">
            <text:p>300,033394</text:p>
          </table:table-cell>
          <table:table-cell table:formula="of:=ABS([.AE51]-CEILING([.AC51]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0.056517" calcext:value-type="float">
            <text:p>0,05651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84.27" calcext:value-type="float">
            <text:p>284,27</text:p>
          </table:table-cell>
          <table:table-cell office:value-type="float" office:value="1245850" calcext:value-type="float">
            <text:p>1245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147698" calcext:value-type="float">
            <text:p>300,14769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t300.config</text:p>
          </table:table-cell>
          <table:table-cell table:formula="of:=CONCATENATE(&quot;r&quot;;[.B52];&quot;-&quot;;[.C52];&quot;-&quot;;[.E52];&quot;-&quot;;LEFT(RIGHT([.A52];6);1))" office:value-type="string" office:string-value="r4-100-10-1" calcext:value-type="string">
            <text:p>r4-100-10-1</text:p>
          </table:table-cell>
          <table:table-cell table:formula="of:=ROUND(([.F52]/[.G52])*100;2)" office:value-type="float" office:value="26.76" calcext:value-type="float">
            <text:p>26,76</text:p>
          </table:table-cell>
          <table:table-cell table:style-name="ce9" table:formula="of:=[.J52]" office:value-type="float" office:value="1" calcext:value-type="float">
            <text:p>1,0</text:p>
          </table:table-cell>
          <table:table-cell table:style-name="ce9" table:formula="of:=[.I52]" office:value-type="float" office:value="0.056517" calcext:value-type="float">
            <text:p>0,1</text:p>
          </table:table-cell>
          <table:table-cell table:formula="of:=[.U52]" office:value-type="float" office:value="3" calcext:value-type="float">
            <text:p>3</text:p>
          </table:table-cell>
          <table:table-cell table:formula="of:=[.V52]" office:value-type="float" office:value="300.147698" calcext:value-type="float">
            <text:p>300,147698</text:p>
          </table:table-cell>
          <table:table-cell table:formula="of:=ABS([.AE52]-CEILING([.AC52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0.043376" calcext:value-type="float">
            <text:p>0,043376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85.43" calcext:value-type="float">
            <text:p>285,43</text:p>
          </table:table-cell>
          <table:table-cell office:value-type="float" office:value="1219562" calcext:value-type="float">
            <text:p>1219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098136" calcext:value-type="float">
            <text:p>300,0981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t300.config</text:p>
          </table:table-cell>
          <table:table-cell table:formula="of:=CONCATENATE(&quot;r&quot;;[.B53];&quot;-&quot;;[.C53];&quot;-&quot;;[.E53];&quot;-&quot;;LEFT(RIGHT([.A53];6);1))" office:value-type="string" office:string-value="r4-100-10-2" calcext:value-type="string">
            <text:p>r4-100-10-2</text:p>
          </table:table-cell>
          <table:table-cell table:formula="of:=ROUND(([.F53]/[.G53])*100;2)" office:value-type="float" office:value="29.58" calcext:value-type="float">
            <text:p>29,58</text:p>
          </table:table-cell>
          <table:table-cell table:style-name="ce9" table:formula="of:=[.J53]" office:value-type="float" office:value="0.333333" calcext:value-type="float">
            <text:p>0,3</text:p>
          </table:table-cell>
          <table:table-cell table:style-name="ce9" table:formula="of:=[.I53]" office:value-type="float" office:value="0.043376" calcext:value-type="float">
            <text:p>0,0</text:p>
          </table:table-cell>
          <table:table-cell table:formula="of:=[.U53]" office:value-type="float" office:value="3" calcext:value-type="float">
            <text:p>3</text:p>
          </table:table-cell>
          <table:table-cell table:formula="of:=[.V53]" office:value-type="float" office:value="300.098136" calcext:value-type="float">
            <text:p>300,098136</text:p>
          </table:table-cell>
          <table:table-cell table:formula="of:=ABS([.AE53]-CEILING([.AC5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0.185532" calcext:value-type="float">
            <text:p>0,185532</text:p>
          </table:table-cell>
          <table:table-cell table:style-name="Default" office:value-type="float" office:value="0.545623" calcext:value-type="float">
            <text:p>0,5456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545623" calcext:value-type="float">
            <text:p>0,5456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285.19" calcext:value-type="float">
            <text:p>285,19</text:p>
          </table:table-cell>
          <table:table-cell office:value-type="float" office:value="1454413" calcext:value-type="float">
            <text:p>1454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070866" calcext:value-type="float">
            <text:p>300,07086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pl-t300.config</text:p>
          </table:table-cell>
          <table:table-cell table:formula="of:=CONCATENATE(&quot;r&quot;;[.B54];&quot;-&quot;;[.C54];&quot;-&quot;;[.E54];&quot;-&quot;;LEFT(RIGHT([.A54];6);1))" office:value-type="string" office:string-value="r4-100-15-1" calcext:value-type="string">
            <text:p>r4-100-15-1</text:p>
          </table:table-cell>
          <table:table-cell table:formula="of:=ROUND(([.F54]/[.G54])*100;2)" office:value-type="float" office:value="37.65" calcext:value-type="float">
            <text:p>37,65</text:p>
          </table:table-cell>
          <table:table-cell table:style-name="ce9" table:formula="of:=[.J54]" office:value-type="float" office:value="0.545623" calcext:value-type="float">
            <text:p>0,5</text:p>
          </table:table-cell>
          <table:table-cell table:style-name="ce9" table:formula="of:=[.I54]" office:value-type="float" office:value="0.185532" calcext:value-type="float">
            <text:p>0,2</text:p>
          </table:table-cell>
          <table:table-cell table:formula="of:=[.U54]" office:value-type="float" office:value="4" calcext:value-type="float">
            <text:p>4</text:p>
          </table:table-cell>
          <table:table-cell table:formula="of:=[.V54]" office:value-type="float" office:value="300.070866" calcext:value-type="float">
            <text:p>300,070866</text:p>
          </table:table-cell>
          <table:table-cell table:formula="of:=ABS([.AE54]-CEILING([.AC54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  <table:table-cell office:value-type="float" office:value="110" calcext:value-type="float">
            <text:p>110</text:p>
          </table:table-cell>
          <table:table-cell table:style-name="Default" office:value-type="float" office:value="0.110122" calcext:value-type="float">
            <text:p>0,11012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82.41" calcext:value-type="float">
            <text:p>282,41</text:p>
          </table:table-cell>
          <table:table-cell office:value-type="float" office:value="1423996" calcext:value-type="float">
            <text:p>1423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010798" calcext:value-type="float">
            <text:p>300,01079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pl-t300.config</text:p>
          </table:table-cell>
          <table:table-cell table:formula="of:=CONCATENATE(&quot;r&quot;;[.B55];&quot;-&quot;;[.C55];&quot;-&quot;;[.E55];&quot;-&quot;;LEFT(RIGHT([.A55];6);1))" office:value-type="string" office:string-value="r4-100-15-2" calcext:value-type="string">
            <text:p>r4-100-15-2</text:p>
          </table:table-cell>
          <table:table-cell table:formula="of:=ROUND(([.F55]/[.G55])*100;2)" office:value-type="float" office:value="38.27" calcext:value-type="float">
            <text:p>38,27</text:p>
          </table:table-cell>
          <table:table-cell table:style-name="ce9" table:formula="of:=[.J55]" office:value-type="float" office:value="0.333333" calcext:value-type="float">
            <text:p>0,3</text:p>
          </table:table-cell>
          <table:table-cell table:style-name="ce9" table:formula="of:=[.I55]" office:value-type="float" office:value="0.110122" calcext:value-type="float">
            <text:p>0,1</text:p>
          </table:table-cell>
          <table:table-cell table:formula="of:=[.U55]" office:value-type="float" office:value="3" calcext:value-type="float">
            <text:p>3</text:p>
          </table:table-cell>
          <table:table-cell table:formula="of:=[.V55]" office:value-type="float" office:value="300.010798" calcext:value-type="float">
            <text:p>300,010798</text:p>
          </table:table-cell>
          <table:table-cell table:formula="of:=ABS([.AE55]-CEILING([.AC55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108" calcext:value-type="float">
            <text:p>108</text:p>
          </table:table-cell>
          <table:table-cell table:style-name="Default" office:value-type="float" office:value="0.220925" calcext:value-type="float">
            <text:p>0,220925</text:p>
          </table:table-cell>
          <table:table-cell table:style-name="Default" office:value-type="float" office:value="0.320957" calcext:value-type="float">
            <text:p>0,3209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20957" calcext:value-type="float">
            <text:p>0,320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289.94" calcext:value-type="float">
            <text:p>289,94</text:p>
          </table:table-cell>
          <table:table-cell office:value-type="float" office:value="1628741" calcext:value-type="float">
            <text:p>16287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295398" calcext:value-type="float">
            <text:p>300,29539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pl-t300.config</text:p>
          </table:table-cell>
          <table:table-cell table:formula="of:=CONCATENATE(&quot;r&quot;;[.B56];&quot;-&quot;;[.C56];&quot;-&quot;;[.E56];&quot;-&quot;;LEFT(RIGHT([.A56];6);1))" office:value-type="string" office:string-value="r4-100-20-1" calcext:value-type="string">
            <text:p>r4-100-20-1</text:p>
          </table:table-cell>
          <table:table-cell table:formula="of:=ROUND(([.F56]/[.G56])*100;2)" office:value-type="float" office:value="43.96" calcext:value-type="float">
            <text:p>43,96</text:p>
          </table:table-cell>
          <table:table-cell table:style-name="ce9" table:formula="of:=[.J56]" office:value-type="float" office:value="0.320957" calcext:value-type="float">
            <text:p>0,3</text:p>
          </table:table-cell>
          <table:table-cell table:style-name="ce9" table:formula="of:=[.I56]" office:value-type="float" office:value="0.220925" calcext:value-type="float">
            <text:p>0,2</text:p>
          </table:table-cell>
          <table:table-cell table:formula="of:=[.U56]" office:value-type="float" office:value="4" calcext:value-type="float">
            <text:p>4</text:p>
          </table:table-cell>
          <table:table-cell table:formula="of:=[.V56]" office:value-type="float" office:value="300.295398" calcext:value-type="float">
            <text:p>300,295398</text:p>
          </table:table-cell>
          <table:table-cell table:formula="of:=ABS([.AE56]-CEILING([.AC56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0.304704" calcext:value-type="float">
            <text:p>0,304704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,29</text:p>
          </table:table-cell>
          <table:table-cell office:value-type="float" office:value="289.53" calcext:value-type="float">
            <text:p>289,53</text:p>
          </table:table-cell>
          <table:table-cell office:value-type="float" office:value="1640749" calcext:value-type="float">
            <text:p>1640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143552" calcext:value-type="float">
            <text:p>300,14355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pl-t300.config</text:p>
          </table:table-cell>
          <table:table-cell table:formula="of:=CONCATENATE(&quot;r&quot;;[.B57];&quot;-&quot;;[.C57];&quot;-&quot;;[.E57];&quot;-&quot;;LEFT(RIGHT([.A57];6);1))" office:value-type="string" office:string-value="r4-100-20-2" calcext:value-type="string">
            <text:p>r4-100-20-2</text:p>
          </table:table-cell>
          <table:table-cell table:formula="of:=ROUND(([.F57]/[.G57])*100;2)" office:value-type="float" office:value="43.96" calcext:value-type="float">
            <text:p>43,96</text:p>
          </table:table-cell>
          <table:table-cell table:style-name="ce9" table:formula="of:=[.J57]" office:value-type="float" office:value="0.333333" calcext:value-type="float">
            <text:p>0,3</text:p>
          </table:table-cell>
          <table:table-cell table:style-name="ce9" table:formula="of:=[.I57]" office:value-type="float" office:value="0.304704" calcext:value-type="float">
            <text:p>0,3</text:p>
          </table:table-cell>
          <table:table-cell table:formula="of:=[.U57]" office:value-type="float" office:value="3" calcext:value-type="float">
            <text:p>3</text:p>
          </table:table-cell>
          <table:table-cell table:formula="of:=[.V57]" office:value-type="float" office:value="300.143552" calcext:value-type="float">
            <text:p>300,143552</text:p>
          </table:table-cell>
          <table:table-cell table:formula="of:=ABS([.AE57]-CEILING([.AC57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0.191158" calcext:value-type="float">
            <text:p>0,191158</text:p>
          </table:table-cell>
          <table:table-cell table:style-name="Default" office:value-type="float" office:value="0.290462" calcext:value-type="float">
            <text:p>0,2904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90462" calcext:value-type="float">
            <text:p>0,2904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290.11" calcext:value-type="float">
            <text:p>290,11</text:p>
          </table:table-cell>
          <table:table-cell office:value-type="float" office:value="1809410" calcext:value-type="float">
            <text:p>1809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5" calcext:value-type="float">
            <text:p>5</text:p>
          </table:table-cell>
          <table:table-cell office:value-type="float" office:value="300.184288" calcext:value-type="float">
            <text:p>300,18428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pl-t300.config</text:p>
          </table:table-cell>
          <table:table-cell table:formula="of:=CONCATENATE(&quot;r&quot;;[.B58];&quot;-&quot;;[.C58];&quot;-&quot;;[.E58];&quot;-&quot;;LEFT(RIGHT([.A58];6);1))" office:value-type="string" office:string-value="r4-100-25-1" calcext:value-type="string">
            <text:p>r4-100-25-1</text:p>
          </table:table-cell>
          <table:table-cell table:formula="of:=ROUND(([.F58]/[.G58])*100;2)" office:value-type="float" office:value="50.5" calcext:value-type="float">
            <text:p>50,5</text:p>
          </table:table-cell>
          <table:table-cell table:style-name="ce9" table:formula="of:=[.J58]" office:value-type="float" office:value="0.290462" calcext:value-type="float">
            <text:p>0,3</text:p>
          </table:table-cell>
          <table:table-cell table:style-name="ce9" table:formula="of:=[.I58]" office:value-type="float" office:value="0.191158" calcext:value-type="float">
            <text:p>0,2</text:p>
          </table:table-cell>
          <table:table-cell table:formula="of:=[.U58]" office:value-type="float" office:value="5" calcext:value-type="float">
            <text:p>5</text:p>
          </table:table-cell>
          <table:table-cell table:formula="of:=[.V58]" office:value-type="float" office:value="300.184288" calcext:value-type="float">
            <text:p>300,184288</text:p>
          </table:table-cell>
          <table:table-cell table:formula="of:=ABS([.AE58]-CEILING([.AC58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table:style-name="Default" office:value-type="float" office:value="0.202373" calcext:value-type="float">
            <text:p>0,202373</text:p>
          </table:table-cell>
          <table:table-cell table:style-name="Default" office:value-type="float" office:value="0.239171" calcext:value-type="float">
            <text:p>0,2391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39171" calcext:value-type="float">
            <text:p>0,239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288.23" calcext:value-type="float">
            <text:p>288,23</text:p>
          </table:table-cell>
          <table:table-cell office:value-type="float" office:value="1809322" calcext:value-type="float">
            <text:p>1809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331896" calcext:value-type="float">
            <text:p>300,33189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pl-t300.config</text:p>
          </table:table-cell>
          <table:table-cell table:formula="of:=CONCATENATE(&quot;r&quot;;[.B59];&quot;-&quot;;[.C59];&quot;-&quot;;[.E59];&quot;-&quot;;LEFT(RIGHT([.A59];6);1))" office:value-type="string" office:string-value="r4-100-25-2" calcext:value-type="string">
            <text:p>r4-100-25-2</text:p>
          </table:table-cell>
          <table:table-cell table:formula="of:=ROUND(([.F59]/[.G59])*100;2)" office:value-type="float" office:value="50.5" calcext:value-type="float">
            <text:p>50,5</text:p>
          </table:table-cell>
          <table:table-cell table:style-name="ce9" table:formula="of:=[.J59]" office:value-type="float" office:value="0.239171" calcext:value-type="float">
            <text:p>0,2</text:p>
          </table:table-cell>
          <table:table-cell table:style-name="ce9" table:formula="of:=[.I59]" office:value-type="float" office:value="0.202373" calcext:value-type="float">
            <text:p>0,2</text:p>
          </table:table-cell>
          <table:table-cell table:formula="of:=[.U59]" office:value-type="float" office:value="3" calcext:value-type="float">
            <text:p>3</text:p>
          </table:table-cell>
          <table:table-cell table:formula="of:=[.V59]" office:value-type="float" office:value="300.331896" calcext:value-type="float">
            <text:p>300,331896</text:p>
          </table:table-cell>
          <table:table-cell table:formula="of:=ABS([.AE59]-CEILING([.AC5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0.014535" calcext:value-type="float">
            <text:p>0,01453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5.23" calcext:value-type="float">
            <text:p>275,23</text:p>
          </table:table-cell>
          <table:table-cell office:value-type="float" office:value="1043729" calcext:value-type="float">
            <text:p>1043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136698" calcext:value-type="float">
            <text:p>300,1366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t300.config</text:p>
          </table:table-cell>
          <table:table-cell table:formula="of:=CONCATENATE(&quot;r&quot;;[.B60];&quot;-&quot;;[.C60];&quot;-&quot;;[.E60];&quot;-&quot;;LEFT(RIGHT([.A60];6);1))" office:value-type="string" office:string-value="r4-100-5-1" calcext:value-type="string">
            <text:p>r4-100-5-1</text:p>
          </table:table-cell>
          <table:table-cell table:formula="of:=ROUND(([.F60]/[.G60])*100;2)" office:value-type="float" office:value="13.11" calcext:value-type="float">
            <text:p>13,11</text:p>
          </table:table-cell>
          <table:table-cell table:style-name="ce9" table:formula="of:=[.J60]" office:value-type="float" office:value="1" calcext:value-type="float">
            <text:p>1,0</text:p>
          </table:table-cell>
          <table:table-cell table:style-name="ce9" table:formula="of:=[.I60]" office:value-type="float" office:value="0.014535" calcext:value-type="float">
            <text:p>0,0</text:p>
          </table:table-cell>
          <table:table-cell table:formula="of:=[.U60]" office:value-type="float" office:value="2" calcext:value-type="float">
            <text:p>2</text:p>
          </table:table-cell>
          <table:table-cell table:formula="of:=[.V60]" office:value-type="float" office:value="300.136698" calcext:value-type="float">
            <text:p>300,136698</text:p>
          </table:table-cell>
          <table:table-cell table:formula="of:=ABS([.AE60]-CEILING([.AC6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0.014367" calcext:value-type="float">
            <text:p>0,014367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2.33" calcext:value-type="float">
            <text:p>272,33</text:p>
          </table:table-cell>
          <table:table-cell office:value-type="float" office:value="1024645" calcext:value-type="float">
            <text:p>1024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263" calcext:value-type="float">
            <text:p>300,02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t300.config</text:p>
          </table:table-cell>
          <table:table-cell table:formula="of:=CONCATENATE(&quot;r&quot;;[.B61];&quot;-&quot;;[.C61];&quot;-&quot;;[.E61];&quot;-&quot;;LEFT(RIGHT([.A61];6);1))" office:value-type="string" office:string-value="r4-100-5-2" calcext:value-type="string">
            <text:p>r4-100-5-2</text:p>
          </table:table-cell>
          <table:table-cell table:formula="of:=ROUND(([.F61]/[.G61])*100;2)" office:value-type="float" office:value="18.03" calcext:value-type="float">
            <text:p>18,03</text:p>
          </table:table-cell>
          <table:table-cell table:style-name="ce9" table:formula="of:=[.J61]" office:value-type="float" office:value="0.333333" calcext:value-type="float">
            <text:p>0,3</text:p>
          </table:table-cell>
          <table:table-cell table:style-name="ce9" table:formula="of:=[.I61]" office:value-type="float" office:value="0.014367" calcext:value-type="float">
            <text:p>0,0</text:p>
          </table:table-cell>
          <table:table-cell table:formula="of:=[.U61]" office:value-type="float" office:value="2" calcext:value-type="float">
            <text:p>2</text:p>
          </table:table-cell>
          <table:table-cell table:formula="of:=[.V61]" office:value-type="float" office:value="300.0263" calcext:value-type="float">
            <text:p>300,0263</text:p>
          </table:table-cell>
          <table:table-cell table:formula="of:=ABS([.AE61]-CEILING([.AC6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0.063645" calcext:value-type="float">
            <text:p>0,06364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86.27" calcext:value-type="float">
            <text:p>286,27</text:p>
          </table:table-cell>
          <table:table-cell office:value-type="float" office:value="1715276" calcext:value-type="float">
            <text:p>1715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22856" calcext:value-type="float">
            <text:p>300,2285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t300.config</text:p>
          </table:table-cell>
          <table:table-cell table:formula="of:=CONCATENATE(&quot;r&quot;;[.B62];&quot;-&quot;;[.C62];&quot;-&quot;;[.E62];&quot;-&quot;;LEFT(RIGHT([.A62];6);1))" office:value-type="string" office:string-value="r4-150-10-1" calcext:value-type="string">
            <text:p>r4-150-10-1</text:p>
          </table:table-cell>
          <table:table-cell table:formula="of:=ROUND(([.F62]/[.G62])*100;2)" office:value-type="float" office:value="19.79" calcext:value-type="float">
            <text:p>19,79</text:p>
          </table:table-cell>
          <table:table-cell table:style-name="ce9" table:formula="of:=[.J62]" office:value-type="float" office:value="1" calcext:value-type="float">
            <text:p>1,0</text:p>
          </table:table-cell>
          <table:table-cell table:style-name="ce9" table:formula="of:=[.I62]" office:value-type="float" office:value="0.063645" calcext:value-type="float">
            <text:p>0,1</text:p>
          </table:table-cell>
          <table:table-cell table:formula="of:=[.U62]" office:value-type="float" office:value="4" calcext:value-type="float">
            <text:p>4</text:p>
          </table:table-cell>
          <table:table-cell table:formula="of:=[.V62]" office:value-type="float" office:value="300.22856" calcext:value-type="float">
            <text:p>300,22856</text:p>
          </table:table-cell>
          <table:table-cell table:formula="of:=ABS([.AE62]-CEILING([.AC6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0.060197" calcext:value-type="float">
            <text:p>0,060197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87.52" calcext:value-type="float">
            <text:p>287,52</text:p>
          </table:table-cell>
          <table:table-cell office:value-type="float" office:value="1684890" calcext:value-type="float">
            <text:p>1684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286998" calcext:value-type="float">
            <text:p>300,2869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t300.config</text:p>
          </table:table-cell>
          <table:table-cell table:formula="of:=CONCATENATE(&quot;r&quot;;[.B63];&quot;-&quot;;[.C63];&quot;-&quot;;[.E63];&quot;-&quot;;LEFT(RIGHT([.A63];6);1))" office:value-type="string" office:string-value="r4-150-10-2" calcext:value-type="string">
            <text:p>r4-150-10-2</text:p>
          </table:table-cell>
          <table:table-cell table:formula="of:=ROUND(([.F63]/[.G63])*100;2)" office:value-type="float" office:value="21.88" calcext:value-type="float">
            <text:p>21,88</text:p>
          </table:table-cell>
          <table:table-cell table:style-name="ce9" table:formula="of:=[.J63]" office:value-type="float" office:value="0.333333" calcext:value-type="float">
            <text:p>0,3</text:p>
          </table:table-cell>
          <table:table-cell table:style-name="ce9" table:formula="of:=[.I63]" office:value-type="float" office:value="0.060197" calcext:value-type="float">
            <text:p>0,1</text:p>
          </table:table-cell>
          <table:table-cell table:formula="of:=[.U63]" office:value-type="float" office:value="3" calcext:value-type="float">
            <text:p>3</text:p>
          </table:table-cell>
          <table:table-cell table:formula="of:=[.V63]" office:value-type="float" office:value="300.286998" calcext:value-type="float">
            <text:p>300,286998</text:p>
          </table:table-cell>
          <table:table-cell table:formula="of:=ABS([.AE63]-CEILING([.AC6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0.116495" calcext:value-type="float">
            <text:p>0,116495</text:p>
          </table:table-cell>
          <table:table-cell table:style-name="Default" office:value-type="float" office:value="0.576158" calcext:value-type="float">
            <text:p>0,57615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576158" calcext:value-type="float">
            <text:p>0,5761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288.23" calcext:value-type="float">
            <text:p>288,23</text:p>
          </table:table-cell>
          <table:table-cell office:value-type="float" office:value="1953884" calcext:value-type="float">
            <text:p>19538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5" calcext:value-type="float">
            <text:p>5</text:p>
          </table:table-cell>
          <table:table-cell office:value-type="float" office:value="300.043739" calcext:value-type="float">
            <text:p>300,04373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t300.config</text:p>
          </table:table-cell>
          <table:table-cell table:formula="of:=CONCATENATE(&quot;r&quot;;[.B64];&quot;-&quot;;[.C64];&quot;-&quot;;[.E64];&quot;-&quot;;LEFT(RIGHT([.A64];6);1))" office:value-type="string" office:string-value="r4-150-15-1" calcext:value-type="string">
            <text:p>r4-150-15-1</text:p>
          </table:table-cell>
          <table:table-cell table:formula="of:=ROUND(([.F64]/[.G64])*100;2)" office:value-type="float" office:value="29.25" calcext:value-type="float">
            <text:p>29,25</text:p>
          </table:table-cell>
          <table:table-cell table:style-name="ce9" table:formula="of:=[.J64]" office:value-type="float" office:value="0.576158" calcext:value-type="float">
            <text:p>0,6</text:p>
          </table:table-cell>
          <table:table-cell table:style-name="ce9" table:formula="of:=[.I64]" office:value-type="float" office:value="0.116495" calcext:value-type="float">
            <text:p>0,1</text:p>
          </table:table-cell>
          <table:table-cell table:formula="of:=[.U64]" office:value-type="float" office:value="5" calcext:value-type="float">
            <text:p>5</text:p>
          </table:table-cell>
          <table:table-cell table:formula="of:=[.V64]" office:value-type="float" office:value="300.043739" calcext:value-type="float">
            <text:p>300,043739</text:p>
          </table:table-cell>
          <table:table-cell table:formula="of:=ABS([.AE64]-CEILING([.AC64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0.113311" calcext:value-type="float">
            <text:p>0,11331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287.36" calcext:value-type="float">
            <text:p>287,36</text:p>
          </table:table-cell>
          <table:table-cell office:value-type="float" office:value="1950420" calcext:value-type="float">
            <text:p>1950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194498" calcext:value-type="float">
            <text:p>300,19449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pl-t300.config</text:p>
          </table:table-cell>
          <table:table-cell table:formula="of:=CONCATENATE(&quot;r&quot;;[.B65];&quot;-&quot;;[.C65];&quot;-&quot;;[.E65];&quot;-&quot;;LEFT(RIGHT([.A65];6);1))" office:value-type="string" office:string-value="r4-150-15-2" calcext:value-type="string">
            <text:p>r4-150-15-2</text:p>
          </table:table-cell>
          <table:table-cell table:formula="of:=ROUND(([.F65]/[.G65])*100;2)" office:value-type="float" office:value="29.25" calcext:value-type="float">
            <text:p>29,25</text:p>
          </table:table-cell>
          <table:table-cell table:style-name="ce9" table:formula="of:=[.J65]" office:value-type="float" office:value="0.333333" calcext:value-type="float">
            <text:p>0,3</text:p>
          </table:table-cell>
          <table:table-cell table:style-name="ce9" table:formula="of:=[.I65]" office:value-type="float" office:value="0.113311" calcext:value-type="float">
            <text:p>0,1</text:p>
          </table:table-cell>
          <table:table-cell table:formula="of:=[.U65]" office:value-type="float" office:value="3" calcext:value-type="float">
            <text:p>3</text:p>
          </table:table-cell>
          <table:table-cell table:formula="of:=[.V65]" office:value-type="float" office:value="300.194498" calcext:value-type="float">
            <text:p>300,194498</text:p>
          </table:table-cell>
          <table:table-cell table:formula="of:=ABS([.AE65]-CEILING([.AC65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0.175524" calcext:value-type="float">
            <text:p>0,175524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290.14" calcext:value-type="float">
            <text:p>290,14</text:p>
          </table:table-cell>
          <table:table-cell office:value-type="float" office:value="2227285" calcext:value-type="float">
            <text:p>2227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5" calcext:value-type="float">
            <text:p>5</text:p>
          </table:table-cell>
          <table:table-cell office:value-type="float" office:value="300.287778" calcext:value-type="float">
            <text:p>300,28777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t300.config</text:p>
          </table:table-cell>
          <table:table-cell table:formula="of:=CONCATENATE(&quot;r&quot;;[.B66];&quot;-&quot;;[.C66];&quot;-&quot;;[.E66];&quot;-&quot;;LEFT(RIGHT([.A66];6);1))" office:value-type="string" office:string-value="r4-150-20-1" calcext:value-type="string">
            <text:p>r4-150-20-1</text:p>
          </table:table-cell>
          <table:table-cell table:formula="of:=ROUND(([.F66]/[.G66])*100;2)" office:value-type="float" office:value="34.48" calcext:value-type="float">
            <text:p>34,48</text:p>
          </table:table-cell>
          <table:table-cell table:style-name="ce9" table:formula="of:=[.J66]" office:value-type="float" office:value="0.333333" calcext:value-type="float">
            <text:p>0,3</text:p>
          </table:table-cell>
          <table:table-cell table:style-name="ce9" table:formula="of:=[.I66]" office:value-type="float" office:value="0.175524" calcext:value-type="float">
            <text:p>0,2</text:p>
          </table:table-cell>
          <table:table-cell table:formula="of:=[.U66]" office:value-type="float" office:value="5" calcext:value-type="float">
            <text:p>5</text:p>
          </table:table-cell>
          <table:table-cell table:formula="of:=[.V66]" office:value-type="float" office:value="300.287778" calcext:value-type="float">
            <text:p>300,287778</text:p>
          </table:table-cell>
          <table:table-cell table:formula="of:=ABS([.AE66]-CEILING([.AC66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0.196346" calcext:value-type="float">
            <text:p>0,196346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291.03" calcext:value-type="float">
            <text:p>291,03</text:p>
          </table:table-cell>
          <table:table-cell office:value-type="float" office:value="2229141" calcext:value-type="float">
            <text:p>2229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014414" calcext:value-type="float">
            <text:p>300,01441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pl-t300.config</text:p>
          </table:table-cell>
          <table:table-cell table:formula="of:=CONCATENATE(&quot;r&quot;;[.B67];&quot;-&quot;;[.C67];&quot;-&quot;;[.E67];&quot;-&quot;;LEFT(RIGHT([.A67];6);1))" office:value-type="string" office:string-value="r4-150-20-2" calcext:value-type="string">
            <text:p>r4-150-20-2</text:p>
          </table:table-cell>
          <table:table-cell table:formula="of:=ROUND(([.F67]/[.G67])*100;2)" office:value-type="float" office:value="34.48" calcext:value-type="float">
            <text:p>34,48</text:p>
          </table:table-cell>
          <table:table-cell table:style-name="ce9" table:formula="of:=[.J67]" office:value-type="float" office:value="0.333333" calcext:value-type="float">
            <text:p>0,3</text:p>
          </table:table-cell>
          <table:table-cell table:style-name="ce9" table:formula="of:=[.I67]" office:value-type="float" office:value="0.196346" calcext:value-type="float">
            <text:p>0,2</text:p>
          </table:table-cell>
          <table:table-cell table:formula="of:=[.U67]" office:value-type="float" office:value="4" calcext:value-type="float">
            <text:p>4</text:p>
          </table:table-cell>
          <table:table-cell table:formula="of:=[.V67]" office:value-type="float" office:value="300.014414" calcext:value-type="float">
            <text:p>300,014414</text:p>
          </table:table-cell>
          <table:table-cell table:formula="of:=ABS([.AE67]-CEILING([.AC67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0.258701" calcext:value-type="float">
            <text:p>0,25870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290.28" calcext:value-type="float">
            <text:p>290,28</text:p>
          </table:table-cell>
          <table:table-cell office:value-type="float" office:value="2482807" calcext:value-type="float">
            <text:p>2482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6" calcext:value-type="float">
            <text:p>6</text:p>
          </table:table-cell>
          <table:table-cell office:value-type="float" office:value="300.030113" calcext:value-type="float">
            <text:p>300,0301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pl-t300.config</text:p>
          </table:table-cell>
          <table:table-cell table:formula="of:=CONCATENATE(&quot;r&quot;;[.B68];&quot;-&quot;;[.C68];&quot;-&quot;;[.E68];&quot;-&quot;;LEFT(RIGHT([.A68];6);1))" office:value-type="string" office:string-value="r4-150-25-1" calcext:value-type="string">
            <text:p>r4-150-25-1</text:p>
          </table:table-cell>
          <table:table-cell table:formula="of:=ROUND(([.F68]/[.G68])*100;2)" office:value-type="float" office:value="40.48" calcext:value-type="float">
            <text:p>40,48</text:p>
          </table:table-cell>
          <table:table-cell table:style-name="ce9" table:formula="of:=[.J68]" office:value-type="float" office:value="0.333333" calcext:value-type="float">
            <text:p>0,3</text:p>
          </table:table-cell>
          <table:table-cell table:style-name="ce9" table:formula="of:=[.I68]" office:value-type="float" office:value="0.258701" calcext:value-type="float">
            <text:p>0,3</text:p>
          </table:table-cell>
          <table:table-cell table:formula="of:=[.U68]" office:value-type="float" office:value="6" calcext:value-type="float">
            <text:p>6</text:p>
          </table:table-cell>
          <table:table-cell table:formula="of:=[.V68]" office:value-type="float" office:value="300.030113" calcext:value-type="float">
            <text:p>300,030113</text:p>
          </table:table-cell>
          <table:table-cell table:formula="of:=ABS([.AE68]-CEILING([.AC68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0.366946" calcext:value-type="float">
            <text:p>0,366946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290.73" calcext:value-type="float">
            <text:p>290,73</text:p>
          </table:table-cell>
          <table:table-cell office:value-type="float" office:value="2489671" calcext:value-type="float">
            <text:p>2489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345911" calcext:value-type="float">
            <text:p>300,34591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pl-t300.config</text:p>
          </table:table-cell>
          <table:table-cell table:formula="of:=CONCATENATE(&quot;r&quot;;[.B69];&quot;-&quot;;[.C69];&quot;-&quot;;[.E69];&quot;-&quot;;LEFT(RIGHT([.A69];6);1))" office:value-type="string" office:string-value="r4-150-25-2" calcext:value-type="string">
            <text:p>r4-150-25-2</text:p>
          </table:table-cell>
          <table:table-cell table:formula="of:=ROUND(([.F69]/[.G69])*100;2)" office:value-type="float" office:value="40.48" calcext:value-type="float">
            <text:p>40,48</text:p>
          </table:table-cell>
          <table:table-cell table:style-name="ce9" table:formula="of:=[.J69]" office:value-type="float" office:value="0.333333" calcext:value-type="float">
            <text:p>0,3</text:p>
          </table:table-cell>
          <table:table-cell table:style-name="ce9" table:formula="of:=[.I69]" office:value-type="float" office:value="0.366946" calcext:value-type="float">
            <text:p>0,4</text:p>
          </table:table-cell>
          <table:table-cell table:formula="of:=[.U69]" office:value-type="float" office:value="4" calcext:value-type="float">
            <text:p>4</text:p>
          </table:table-cell>
          <table:table-cell table:formula="of:=[.V69]" office:value-type="float" office:value="300.345911" calcext:value-type="float">
            <text:p>300,345911</text:p>
          </table:table-cell>
          <table:table-cell table:formula="of:=ABS([.AE69]-CEILING([.AC69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0.01841" calcext:value-type="float">
            <text:p>0,0184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6.82" calcext:value-type="float">
            <text:p>276,82</text:p>
          </table:table-cell>
          <table:table-cell office:value-type="float" office:value="1447900" calcext:value-type="float">
            <text:p>1447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120394" calcext:value-type="float">
            <text:p>300,1203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t300.config</text:p>
          </table:table-cell>
          <table:table-cell table:formula="of:=CONCATENATE(&quot;r&quot;;[.B70];&quot;-&quot;;[.C70];&quot;-&quot;;[.E70];&quot;-&quot;;LEFT(RIGHT([.A70];6);1))" office:value-type="string" office:string-value="r4-150-5-1" calcext:value-type="string">
            <text:p>r4-150-5-1</text:p>
          </table:table-cell>
          <table:table-cell table:formula="of:=ROUND(([.F70]/[.G70])*100;2)" office:value-type="float" office:value="9.3" calcext:value-type="float">
            <text:p>9,3</text:p>
          </table:table-cell>
          <table:table-cell table:style-name="ce9" table:formula="of:=[.J70]" office:value-type="float" office:value="1" calcext:value-type="float">
            <text:p>1,0</text:p>
          </table:table-cell>
          <table:table-cell table:style-name="ce9" table:formula="of:=[.I70]" office:value-type="float" office:value="0.01841" calcext:value-type="float">
            <text:p>0,0</text:p>
          </table:table-cell>
          <table:table-cell table:formula="of:=[.U70]" office:value-type="float" office:value="2" calcext:value-type="float">
            <text:p>2</text:p>
          </table:table-cell>
          <table:table-cell table:formula="of:=[.V70]" office:value-type="float" office:value="300.120394" calcext:value-type="float">
            <text:p>300,120394</text:p>
          </table:table-cell>
          <table:table-cell table:formula="of:=ABS([.AE70]-CEILING([.AC7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0.015267" calcext:value-type="float">
            <text:p>0,015267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2.81" calcext:value-type="float">
            <text:p>272,81</text:p>
          </table:table-cell>
          <table:table-cell office:value-type="float" office:value="1411692" calcext:value-type="float">
            <text:p>1411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57779" calcext:value-type="float">
            <text:p>300,0577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t300.config</text:p>
          </table:table-cell>
          <table:table-cell table:formula="of:=CONCATENATE(&quot;r&quot;;[.B71];&quot;-&quot;;[.C71];&quot;-&quot;;[.E71];&quot;-&quot;;LEFT(RIGHT([.A71];6);1))" office:value-type="string" office:string-value="r4-150-5-2" calcext:value-type="string">
            <text:p>r4-150-5-2</text:p>
          </table:table-cell>
          <table:table-cell table:formula="of:=ROUND(([.F71]/[.G71])*100;2)" office:value-type="float" office:value="12.79" calcext:value-type="float">
            <text:p>12,79</text:p>
          </table:table-cell>
          <table:table-cell table:style-name="ce9" table:formula="of:=[.J71]" office:value-type="float" office:value="0.333333" calcext:value-type="float">
            <text:p>0,3</text:p>
          </table:table-cell>
          <table:table-cell table:style-name="ce9" table:formula="of:=[.I71]" office:value-type="float" office:value="0.015267" calcext:value-type="float">
            <text:p>0,0</text:p>
          </table:table-cell>
          <table:table-cell table:formula="of:=[.U71]" office:value-type="float" office:value="2" calcext:value-type="float">
            <text:p>2</text:p>
          </table:table-cell>
          <table:table-cell table:formula="of:=[.V71]" office:value-type="float" office:value="300.057779" calcext:value-type="float">
            <text:p>300,057779</text:p>
          </table:table-cell>
          <table:table-cell table:formula="of:=ABS([.AE71]-CEILING([.AC7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42" calcext:value-type="float">
            <text:p>242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0.073219" calcext:value-type="float">
            <text:p>0,07321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287.25" calcext:value-type="float">
            <text:p>287,25</text:p>
          </table:table-cell>
          <table:table-cell office:value-type="float" office:value="2173158" calcext:value-type="float">
            <text:p>2173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031102" calcext:value-type="float">
            <text:p>300,0311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t300.config</text:p>
          </table:table-cell>
          <table:table-cell table:formula="of:=CONCATENATE(&quot;r&quot;;[.B72];&quot;-&quot;;[.C72];&quot;-&quot;;[.E72];&quot;-&quot;;LEFT(RIGHT([.A72];6);1))" office:value-type="string" office:string-value="r4-200-10-1" calcext:value-type="string">
            <text:p>r4-200-10-1</text:p>
          </table:table-cell>
          <table:table-cell table:formula="of:=ROUND(([.F72]/[.G72])*100;2)" office:value-type="float" office:value="16.12" calcext:value-type="float">
            <text:p>16,12</text:p>
          </table:table-cell>
          <table:table-cell table:style-name="ce9" table:formula="of:=[.J72]" office:value-type="float" office:value="1" calcext:value-type="float">
            <text:p>1,0</text:p>
          </table:table-cell>
          <table:table-cell table:style-name="ce9" table:formula="of:=[.I72]" office:value-type="float" office:value="0.073219" calcext:value-type="float">
            <text:p>0,1</text:p>
          </table:table-cell>
          <table:table-cell table:formula="of:=[.U72]" office:value-type="float" office:value="4" calcext:value-type="float">
            <text:p>4</text:p>
          </table:table-cell>
          <table:table-cell table:formula="of:=[.V72]" office:value-type="float" office:value="300.031102" calcext:value-type="float">
            <text:p>300,031102</text:p>
          </table:table-cell>
          <table:table-cell table:formula="of:=ABS([.AE72]-CEILING([.AC7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42" calcext:value-type="float">
            <text:p>242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073975" calcext:value-type="float">
            <text:p>0,073975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288.76" calcext:value-type="float">
            <text:p>288,76</text:p>
          </table:table-cell>
          <table:table-cell office:value-type="float" office:value="2131670" calcext:value-type="float">
            <text:p>21316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117876" calcext:value-type="float">
            <text:p>300,1178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t300.config</text:p>
          </table:table-cell>
          <table:table-cell table:formula="of:=CONCATENATE(&quot;r&quot;;[.B73];&quot;-&quot;;[.C73];&quot;-&quot;;[.E73];&quot;-&quot;;LEFT(RIGHT([.A73];6);1))" office:value-type="string" office:string-value="r4-200-10-2" calcext:value-type="string">
            <text:p>r4-200-10-2</text:p>
          </table:table-cell>
          <table:table-cell table:formula="of:=ROUND(([.F73]/[.G73])*100;2)" office:value-type="float" office:value="17.36" calcext:value-type="float">
            <text:p>17,36</text:p>
          </table:table-cell>
          <table:table-cell table:style-name="ce9" table:formula="of:=[.J73]" office:value-type="float" office:value="0.333333" calcext:value-type="float">
            <text:p>0,3</text:p>
          </table:table-cell>
          <table:table-cell table:style-name="ce9" table:formula="of:=[.I73]" office:value-type="float" office:value="0.073975" calcext:value-type="float">
            <text:p>0,1</text:p>
          </table:table-cell>
          <table:table-cell table:formula="of:=[.U73]" office:value-type="float" office:value="3" calcext:value-type="float">
            <text:p>3</text:p>
          </table:table-cell>
          <table:table-cell table:formula="of:=[.V73]" office:value-type="float" office:value="300.117876" calcext:value-type="float">
            <text:p>300,117876</text:p>
          </table:table-cell>
          <table:table-cell table:formula="of:=ABS([.AE73]-CEILING([.AC7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62" calcext:value-type="float">
            <text:p>262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0.141551" calcext:value-type="float">
            <text:p>0,14155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290.73" calcext:value-type="float">
            <text:p>290,73</text:p>
          </table:table-cell>
          <table:table-cell office:value-type="float" office:value="2484468" calcext:value-type="float">
            <text:p>2484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5" calcext:value-type="float">
            <text:p>5</text:p>
          </table:table-cell>
          <table:table-cell office:value-type="float" office:value="300.19868" calcext:value-type="float">
            <text:p>300,1986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pl-t300.config</text:p>
          </table:table-cell>
          <table:table-cell table:formula="of:=CONCATENATE(&quot;r&quot;;[.B74];&quot;-&quot;;[.C74];&quot;-&quot;;[.E74];&quot;-&quot;;LEFT(RIGHT([.A74];6);1))" office:value-type="string" office:string-value="r4-200-15-1" calcext:value-type="string">
            <text:p>r4-200-15-1</text:p>
          </table:table-cell>
          <table:table-cell table:formula="of:=ROUND(([.F74]/[.G74])*100;2)" office:value-type="float" office:value="23.66" calcext:value-type="float">
            <text:p>23,66</text:p>
          </table:table-cell>
          <table:table-cell table:style-name="ce9" table:formula="of:=[.J74]" office:value-type="float" office:value="0.333333" calcext:value-type="float">
            <text:p>0,3</text:p>
          </table:table-cell>
          <table:table-cell table:style-name="ce9" table:formula="of:=[.I74]" office:value-type="float" office:value="0.141551" calcext:value-type="float">
            <text:p>0,1</text:p>
          </table:table-cell>
          <table:table-cell table:formula="of:=[.U74]" office:value-type="float" office:value="5" calcext:value-type="float">
            <text:p>5</text:p>
          </table:table-cell>
          <table:table-cell table:formula="of:=[.V74]" office:value-type="float" office:value="300.19868" calcext:value-type="float">
            <text:p>300,19868</text:p>
          </table:table-cell>
          <table:table-cell table:formula="of:=ABS([.AE74]-CEILING([.AC74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0.138624" calcext:value-type="float">
            <text:p>0,138624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291.44" calcext:value-type="float">
            <text:p>291,44</text:p>
          </table:table-cell>
          <table:table-cell office:value-type="float" office:value="2482532" calcext:value-type="float">
            <text:p>2482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316188" calcext:value-type="float">
            <text:p>300,31618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-t300.config</text:p>
          </table:table-cell>
          <table:table-cell table:formula="of:=CONCATENATE(&quot;r&quot;;[.B75];&quot;-&quot;;[.C75];&quot;-&quot;;[.E75];&quot;-&quot;;LEFT(RIGHT([.A75];6);1))" office:value-type="string" office:string-value="r4-200-15-2" calcext:value-type="string">
            <text:p>r4-200-15-2</text:p>
          </table:table-cell>
          <table:table-cell table:formula="of:=ROUND(([.F75]/[.G75])*100;2)" office:value-type="float" office:value="23.66" calcext:value-type="float">
            <text:p>23,66</text:p>
          </table:table-cell>
          <table:table-cell table:style-name="ce9" table:formula="of:=[.J75]" office:value-type="float" office:value="0.333333" calcext:value-type="float">
            <text:p>0,3</text:p>
          </table:table-cell>
          <table:table-cell table:style-name="ce9" table:formula="of:=[.I75]" office:value-type="float" office:value="0.138624" calcext:value-type="float">
            <text:p>0,1</text:p>
          </table:table-cell>
          <table:table-cell table:formula="of:=[.U75]" office:value-type="float" office:value="4" calcext:value-type="float">
            <text:p>4</text:p>
          </table:table-cell>
          <table:table-cell table:formula="of:=[.V75]" office:value-type="float" office:value="300.316188" calcext:value-type="float">
            <text:p>300,316188</text:p>
          </table:table-cell>
          <table:table-cell table:formula="of:=ABS([.AE75]-CEILING([.AC7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0.245311" calcext:value-type="float">
            <text:p>0,245311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291.79" calcext:value-type="float">
            <text:p>291,79</text:p>
          </table:table-cell>
          <table:table-cell office:value-type="float" office:value="2848306" calcext:value-type="float">
            <text:p>2848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5" calcext:value-type="float">
            <text:p>5</text:p>
          </table:table-cell>
          <table:table-cell office:value-type="float" office:value="300.219754" calcext:value-type="float">
            <text:p>300,21975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t300.config</text:p>
          </table:table-cell>
          <table:table-cell table:formula="of:=CONCATENATE(&quot;r&quot;;[.B76];&quot;-&quot;;[.C76];&quot;-&quot;;[.E76];&quot;-&quot;;LEFT(RIGHT([.A76];6);1))" office:value-type="string" office:string-value="r4-200-20-1" calcext:value-type="string">
            <text:p>r4-200-20-1</text:p>
          </table:table-cell>
          <table:table-cell table:formula="of:=ROUND(([.F76]/[.G76])*100;2)" office:value-type="float" office:value="28.37" calcext:value-type="float">
            <text:p>28,37</text:p>
          </table:table-cell>
          <table:table-cell table:style-name="ce9" table:formula="of:=[.J76]" office:value-type="float" office:value="0.333333" calcext:value-type="float">
            <text:p>0,3</text:p>
          </table:table-cell>
          <table:table-cell table:style-name="ce9" table:formula="of:=[.I76]" office:value-type="float" office:value="0.245311" calcext:value-type="float">
            <text:p>0,2</text:p>
          </table:table-cell>
          <table:table-cell table:formula="of:=[.U76]" office:value-type="float" office:value="5" calcext:value-type="float">
            <text:p>5</text:p>
          </table:table-cell>
          <table:table-cell table:formula="of:=[.V76]" office:value-type="float" office:value="300.219754" calcext:value-type="float">
            <text:p>300,219754</text:p>
          </table:table-cell>
          <table:table-cell table:formula="of:=ABS([.AE76]-CEILING([.AC76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0.257209" calcext:value-type="float">
            <text:p>0,25720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291.97" calcext:value-type="float">
            <text:p>291,97</text:p>
          </table:table-cell>
          <table:table-cell office:value-type="float" office:value="2839978" calcext:value-type="float">
            <text:p>28399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25512" calcext:value-type="float">
            <text:p>300,255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pl-t300.config</text:p>
          </table:table-cell>
          <table:table-cell table:formula="of:=CONCATENATE(&quot;r&quot;;[.B77];&quot;-&quot;;[.C77];&quot;-&quot;;[.E77];&quot;-&quot;;LEFT(RIGHT([.A77];6);1))" office:value-type="string" office:string-value="r4-200-20-2" calcext:value-type="string">
            <text:p>r4-200-20-2</text:p>
          </table:table-cell>
          <table:table-cell table:formula="of:=ROUND(([.F77]/[.G77])*100;2)" office:value-type="float" office:value="28.37" calcext:value-type="float">
            <text:p>28,37</text:p>
          </table:table-cell>
          <table:table-cell table:style-name="ce9" table:formula="of:=[.J77]" office:value-type="float" office:value="0.333333" calcext:value-type="float">
            <text:p>0,3</text:p>
          </table:table-cell>
          <table:table-cell table:style-name="ce9" table:formula="of:=[.I77]" office:value-type="float" office:value="0.257209" calcext:value-type="float">
            <text:p>0,3</text:p>
          </table:table-cell>
          <table:table-cell table:formula="of:=[.U77]" office:value-type="float" office:value="4" calcext:value-type="float">
            <text:p>4</text:p>
          </table:table-cell>
          <table:table-cell table:formula="of:=[.V77]" office:value-type="float" office:value="300.25512" calcext:value-type="float">
            <text:p>300,25512</text:p>
          </table:table-cell>
          <table:table-cell table:formula="of:=ABS([.AE77]-CEILING([.AC77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02" calcext:value-type="float">
            <text:p>302</text:p>
          </table:table-cell>
          <table:table-cell office:value-type="float" office:value="115" calcext:value-type="float">
            <text:p>115</text:p>
          </table:table-cell>
          <table:table-cell table:style-name="Default" office:value-type="float" office:value="0.364365" calcext:value-type="float">
            <text:p>0,364365</text:p>
          </table:table-cell>
          <table:table-cell table:style-name="Default" office:value-type="float" office:value="0.419006" calcext:value-type="float">
            <text:p>0,4190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419006" calcext:value-type="float">
            <text:p>0,419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291.82" calcext:value-type="float">
            <text:p>291,82</text:p>
          </table:table-cell>
          <table:table-cell office:value-type="float" office:value="3160230" calcext:value-type="float">
            <text:p>3160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6" calcext:value-type="float">
            <text:p>6</text:p>
          </table:table-cell>
          <table:table-cell office:value-type="float" office:value="300.089228" calcext:value-type="float">
            <text:p>300,08922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pl-t300.config</text:p>
          </table:table-cell>
          <table:table-cell table:formula="of:=CONCATENATE(&quot;r&quot;;[.B78];&quot;-&quot;;[.C78];&quot;-&quot;;[.E78];&quot;-&quot;;LEFT(RIGHT([.A78];6);1))" office:value-type="string" office:string-value="r4-200-25-1" calcext:value-type="string">
            <text:p>r4-200-25-1</text:p>
          </table:table-cell>
          <table:table-cell table:formula="of:=ROUND(([.F78]/[.G78])*100;2)" office:value-type="float" office:value="33.77" calcext:value-type="float">
            <text:p>33,77</text:p>
          </table:table-cell>
          <table:table-cell table:style-name="ce9" table:formula="of:=[.J78]" office:value-type="float" office:value="0.419006" calcext:value-type="float">
            <text:p>0,4</text:p>
          </table:table-cell>
          <table:table-cell table:style-name="ce9" table:formula="of:=[.I78]" office:value-type="float" office:value="0.364365" calcext:value-type="float">
            <text:p>0,4</text:p>
          </table:table-cell>
          <table:table-cell table:formula="of:=[.U78]" office:value-type="float" office:value="6" calcext:value-type="float">
            <text:p>6</text:p>
          </table:table-cell>
          <table:table-cell table:formula="of:=[.V78]" office:value-type="float" office:value="300.089228" calcext:value-type="float">
            <text:p>300,089228</text:p>
          </table:table-cell>
          <table:table-cell table:formula="of:=ABS([.AE78]-CEILING([.AC78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02" calcext:value-type="float">
            <text:p>302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0.416762" calcext:value-type="float">
            <text:p>0,416762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291.33" calcext:value-type="float">
            <text:p>291,33</text:p>
          </table:table-cell>
          <table:table-cell office:value-type="float" office:value="3176414" calcext:value-type="float">
            <text:p>3176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412515" calcext:value-type="float">
            <text:p>300,4125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pl-t300.config</text:p>
          </table:table-cell>
          <table:table-cell table:formula="of:=CONCATENATE(&quot;r&quot;;[.B79];&quot;-&quot;;[.C79];&quot;-&quot;;[.E79];&quot;-&quot;;LEFT(RIGHT([.A79];6);1))" office:value-type="string" office:string-value="r4-200-25-2" calcext:value-type="string">
            <text:p>r4-200-25-2</text:p>
          </table:table-cell>
          <table:table-cell table:formula="of:=ROUND(([.F79]/[.G79])*100;2)" office:value-type="float" office:value="33.77" calcext:value-type="float">
            <text:p>33,77</text:p>
          </table:table-cell>
          <table:table-cell table:style-name="ce9" table:formula="of:=[.J79]" office:value-type="float" office:value="0.333333" calcext:value-type="float">
            <text:p>0,3</text:p>
          </table:table-cell>
          <table:table-cell table:style-name="ce9" table:formula="of:=[.I79]" office:value-type="float" office:value="0.416762" calcext:value-type="float">
            <text:p>0,4</text:p>
          </table:table-cell>
          <table:table-cell table:formula="of:=[.U79]" office:value-type="float" office:value="4" calcext:value-type="float">
            <text:p>4</text:p>
          </table:table-cell>
          <table:table-cell table:formula="of:=[.V79]" office:value-type="float" office:value="300.412515" calcext:value-type="float">
            <text:p>300,412515</text:p>
          </table:table-cell>
          <table:table-cell table:formula="of:=ABS([.AE79]-CEILING([.AC79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0.022001" calcext:value-type="float">
            <text:p>0,02200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79.65" calcext:value-type="float">
            <text:p>279,65</text:p>
          </table:table-cell>
          <table:table-cell office:value-type="float" office:value="1851010" calcext:value-type="float">
            <text:p>185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04789" calcext:value-type="float">
            <text:p>300,047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t300.config</text:p>
          </table:table-cell>
          <table:table-cell table:formula="of:=CONCATENATE(&quot;r&quot;;[.B80];&quot;-&quot;;[.C80];&quot;-&quot;;[.E80];&quot;-&quot;;LEFT(RIGHT([.A80];6);1))" office:value-type="string" office:string-value="r4-200-5-1" calcext:value-type="string">
            <text:p>r4-200-5-1</text:p>
          </table:table-cell>
          <table:table-cell table:formula="of:=ROUND(([.F80]/[.G80])*100;2)" office:value-type="float" office:value="7.21" calcext:value-type="float">
            <text:p>7,21</text:p>
          </table:table-cell>
          <table:table-cell table:style-name="ce9" table:formula="of:=[.J80]" office:value-type="float" office:value="1" calcext:value-type="float">
            <text:p>1,0</text:p>
          </table:table-cell>
          <table:table-cell table:style-name="ce9" table:formula="of:=[.I80]" office:value-type="float" office:value="0.022001" calcext:value-type="float">
            <text:p>0,0</text:p>
          </table:table-cell>
          <table:table-cell table:formula="of:=[.U80]" office:value-type="float" office:value="3" calcext:value-type="float">
            <text:p>3</text:p>
          </table:table-cell>
          <table:table-cell table:formula="of:=[.V80]" office:value-type="float" office:value="300.04789" calcext:value-type="float">
            <text:p>300,04789</text:p>
          </table:table-cell>
          <table:table-cell table:formula="of:=ABS([.AE80]-CEILING([.AC8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0.019779" calcext:value-type="float">
            <text:p>0,01977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1.44" calcext:value-type="float">
            <text:p>271,44</text:p>
          </table:table-cell>
          <table:table-cell office:value-type="float" office:value="1793601" calcext:value-type="float">
            <text:p>1793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09137" calcext:value-type="float">
            <text:p>300,0091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t300.config</text:p>
          </table:table-cell>
          <table:table-cell table:formula="of:=CONCATENATE(&quot;r&quot;;[.B81];&quot;-&quot;;[.C81];&quot;-&quot;;[.E81];&quot;-&quot;;LEFT(RIGHT([.A81];6);1))" office:value-type="string" office:string-value="r4-200-5-2" calcext:value-type="string">
            <text:p>r4-200-5-2</text:p>
          </table:table-cell>
          <table:table-cell table:formula="of:=ROUND(([.F81]/[.G81])*100;2)" office:value-type="float" office:value="9.91" calcext:value-type="float">
            <text:p>9,91</text:p>
          </table:table-cell>
          <table:table-cell table:style-name="ce9" table:formula="of:=[.J81]" office:value-type="float" office:value="0.333333" calcext:value-type="float">
            <text:p>0,3</text:p>
          </table:table-cell>
          <table:table-cell table:style-name="ce9" table:formula="of:=[.I81]" office:value-type="float" office:value="0.019779" calcext:value-type="float">
            <text:p>0,0</text:p>
          </table:table-cell>
          <table:table-cell table:formula="of:=[.U81]" office:value-type="float" office:value="2" calcext:value-type="float">
            <text:p>2</text:p>
          </table:table-cell>
          <table:table-cell table:formula="of:=[.V81]" office:value-type="float" office:value="300.009137" calcext:value-type="float">
            <text:p>300,009137</text:p>
          </table:table-cell>
          <table:table-cell table:formula="of:=ABS([.AE81]-CEILING([.AC8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0.084082" calcext:value-type="float">
            <text:p>0,0840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289.28" calcext:value-type="float">
            <text:p>289,28</text:p>
          </table:table-cell>
          <table:table-cell office:value-type="float" office:value="2651200" calcext:value-type="float">
            <text:p>2651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174144" calcext:value-type="float">
            <text:p>300,17414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pl-t300.config</text:p>
          </table:table-cell>
          <table:table-cell table:formula="of:=CONCATENATE(&quot;r&quot;;[.B82];&quot;-&quot;;[.C82];&quot;-&quot;;[.E82];&quot;-&quot;;LEFT(RIGHT([.A82];6);1))" office:value-type="string" office:string-value="r4-250-10-1" calcext:value-type="string">
            <text:p>r4-250-10-1</text:p>
          </table:table-cell>
          <table:table-cell table:formula="of:=ROUND(([.F82]/[.G82])*100;2)" office:value-type="float" office:value="13.7" calcext:value-type="float">
            <text:p>13,7</text:p>
          </table:table-cell>
          <table:table-cell table:style-name="ce9" table:formula="of:=[.J82]" office:value-type="float" office:value="1" calcext:value-type="float">
            <text:p>1,0</text:p>
          </table:table-cell>
          <table:table-cell table:style-name="ce9" table:formula="of:=[.I82]" office:value-type="float" office:value="0.084082" calcext:value-type="float">
            <text:p>0,1</text:p>
          </table:table-cell>
          <table:table-cell table:formula="of:=[.U82]" office:value-type="float" office:value="4" calcext:value-type="float">
            <text:p>4</text:p>
          </table:table-cell>
          <table:table-cell table:formula="of:=[.V82]" office:value-type="float" office:value="300.174144" calcext:value-type="float">
            <text:p>300,174144</text:p>
          </table:table-cell>
          <table:table-cell table:formula="of:=ABS([.AE82]-CEILING([.AC82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table:style-name="Default" office:value-type="float" office:value="0.094247" calcext:value-type="float">
            <text:p>0,094247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288.66" calcext:value-type="float">
            <text:p>288,66</text:p>
          </table:table-cell>
          <table:table-cell office:value-type="float" office:value="2599921" calcext:value-type="float">
            <text:p>2599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373543" calcext:value-type="float">
            <text:p>300,37354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t300.config</text:p>
          </table:table-cell>
          <table:table-cell table:formula="of:=CONCATENATE(&quot;r&quot;;[.B83];&quot;-&quot;;[.C83];&quot;-&quot;;[.E83];&quot;-&quot;;LEFT(RIGHT([.A83];6);1))" office:value-type="string" office:string-value="r4-250-10-2" calcext:value-type="string">
            <text:p>r4-250-10-2</text:p>
          </table:table-cell>
          <table:table-cell table:formula="of:=ROUND(([.F83]/[.G83])*100;2)" office:value-type="float" office:value="14.38" calcext:value-type="float">
            <text:p>14,38</text:p>
          </table:table-cell>
          <table:table-cell table:style-name="ce9" table:formula="of:=[.J83]" office:value-type="float" office:value="0.333333" calcext:value-type="float">
            <text:p>0,3</text:p>
          </table:table-cell>
          <table:table-cell table:style-name="ce9" table:formula="of:=[.I83]" office:value-type="float" office:value="0.094247" calcext:value-type="float">
            <text:p>0,1</text:p>
          </table:table-cell>
          <table:table-cell table:formula="of:=[.U83]" office:value-type="float" office:value="3" calcext:value-type="float">
            <text:p>3</text:p>
          </table:table-cell>
          <table:table-cell table:formula="of:=[.V83]" office:value-type="float" office:value="300.373543" calcext:value-type="float">
            <text:p>300,373543</text:p>
          </table:table-cell>
          <table:table-cell table:formula="of:=ABS([.AE83]-CEILING([.AC83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312" calcext:value-type="float">
            <text:p>312</text:p>
          </table:table-cell>
          <table:table-cell office:value-type="float" office:value="167" calcext:value-type="float">
            <text:p>167</text:p>
          </table:table-cell>
          <table:table-cell table:style-name="Default" office:value-type="float" office:value="0.274263" calcext:value-type="float">
            <text:p>0,274263</text:p>
          </table:table-cell>
          <table:table-cell table:style-name="Default" office:value-type="float" office:value="0.713943" calcext:value-type="float">
            <text:p>0,71394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713943" calcext:value-type="float">
            <text:p>0,7139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293.18" calcext:value-type="float">
            <text:p>293,18</text:p>
          </table:table-cell>
          <table:table-cell office:value-type="float" office:value="3073579" calcext:value-type="float">
            <text:p>30735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5" calcext:value-type="float">
            <text:p>5</text:p>
          </table:table-cell>
          <table:table-cell office:value-type="float" office:value="300.217232" calcext:value-type="float">
            <text:p>300,2172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pl-t300.config</text:p>
          </table:table-cell>
          <table:table-cell table:formula="of:=CONCATENATE(&quot;r&quot;;[.B84];&quot;-&quot;;[.C84];&quot;-&quot;;[.E84];&quot;-&quot;;LEFT(RIGHT([.A84];6);1))" office:value-type="string" office:string-value="r4-250-15-1" calcext:value-type="string">
            <text:p>r4-250-15-1</text:p>
          </table:table-cell>
          <table:table-cell table:formula="of:=ROUND(([.F84]/[.G84])*100;2)" office:value-type="float" office:value="19.55" calcext:value-type="float">
            <text:p>19,55</text:p>
          </table:table-cell>
          <table:table-cell table:style-name="ce9" table:formula="of:=[.J84]" office:value-type="float" office:value="0.713943" calcext:value-type="float">
            <text:p>0,7</text:p>
          </table:table-cell>
          <table:table-cell table:style-name="ce9" table:formula="of:=[.I84]" office:value-type="float" office:value="0.274263" calcext:value-type="float">
            <text:p>0,3</text:p>
          </table:table-cell>
          <table:table-cell table:formula="of:=[.U84]" office:value-type="float" office:value="5" calcext:value-type="float">
            <text:p>5</text:p>
          </table:table-cell>
          <table:table-cell table:formula="of:=[.V84]" office:value-type="float" office:value="300.217232" calcext:value-type="float">
            <text:p>300,217232</text:p>
          </table:table-cell>
          <table:table-cell table:formula="of:=ABS([.AE84]-CEILING([.AC84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312" calcext:value-type="float">
            <text:p>312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0.190259" calcext:value-type="float">
            <text:p>0,19025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291.23" calcext:value-type="float">
            <text:p>291,23</text:p>
          </table:table-cell>
          <table:table-cell office:value-type="float" office:value="3033165" calcext:value-type="float">
            <text:p>3033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0.38768" calcext:value-type="float">
            <text:p>300,3876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-t300.config</text:p>
          </table:table-cell>
          <table:table-cell table:formula="of:=CONCATENATE(&quot;r&quot;;[.B85];&quot;-&quot;;[.C85];&quot;-&quot;;[.E85];&quot;-&quot;;LEFT(RIGHT([.A85];6);1))" office:value-type="string" office:string-value="r4-250-15-2" calcext:value-type="string">
            <text:p>r4-250-15-2</text:p>
          </table:table-cell>
          <table:table-cell table:formula="of:=ROUND(([.F85]/[.G85])*100;2)" office:value-type="float" office:value="19.87" calcext:value-type="float">
            <text:p>19,87</text:p>
          </table:table-cell>
          <table:table-cell table:style-name="ce9" table:formula="of:=[.J85]" office:value-type="float" office:value="0.333333" calcext:value-type="float">
            <text:p>0,3</text:p>
          </table:table-cell>
          <table:table-cell table:style-name="ce9" table:formula="of:=[.I85]" office:value-type="float" office:value="0.190259" calcext:value-type="float">
            <text:p>0,2</text:p>
          </table:table-cell>
          <table:table-cell table:formula="of:=[.U85]" office:value-type="float" office:value="4" calcext:value-type="float">
            <text:p>4</text:p>
          </table:table-cell>
          <table:table-cell table:formula="of:=[.V85]" office:value-type="float" office:value="300.38768" calcext:value-type="float">
            <text:p>300,38768</text:p>
          </table:table-cell>
          <table:table-cell table:formula="of:=ABS([.AE85]-CEILING([.AC85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0.299359" calcext:value-type="float">
            <text:p>0,29935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292.52" calcext:value-type="float">
            <text:p>292,52</text:p>
          </table:table-cell>
          <table:table-cell office:value-type="float" office:value="3457509" calcext:value-type="float">
            <text:p>3457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6" calcext:value-type="float">
            <text:p>6</text:p>
          </table:table-cell>
          <table:table-cell office:value-type="float" office:value="300.465226" calcext:value-type="float">
            <text:p>300,46522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pl-t300.config</text:p>
          </table:table-cell>
          <table:table-cell table:formula="of:=CONCATENATE(&quot;r&quot;;[.B86];&quot;-&quot;;[.C86];&quot;-&quot;;[.E86];&quot;-&quot;;LEFT(RIGHT([.A86];6);1))" office:value-type="string" office:string-value="r4-250-20-1" calcext:value-type="string">
            <text:p>r4-250-20-1</text:p>
          </table:table-cell>
          <table:table-cell table:formula="of:=ROUND(([.F86]/[.G86])*100;2)" office:value-type="float" office:value="24.1" calcext:value-type="float">
            <text:p>24,1</text:p>
          </table:table-cell>
          <table:table-cell table:style-name="ce9" table:formula="of:=[.J86]" office:value-type="float" office:value="0.333333" calcext:value-type="float">
            <text:p>0,3</text:p>
          </table:table-cell>
          <table:table-cell table:style-name="ce9" table:formula="of:=[.I86]" office:value-type="float" office:value="0.299359" calcext:value-type="float">
            <text:p>0,3</text:p>
          </table:table-cell>
          <table:table-cell table:formula="of:=[.U86]" office:value-type="float" office:value="6" calcext:value-type="float">
            <text:p>6</text:p>
          </table:table-cell>
          <table:table-cell table:formula="of:=[.V86]" office:value-type="float" office:value="300.465226" calcext:value-type="float">
            <text:p>300,465226</text:p>
          </table:table-cell>
          <table:table-cell table:formula="of:=ABS([.AE86]-CEILING([.AC86])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0.30459" calcext:value-type="float">
            <text:p>0,30459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292.27" calcext:value-type="float">
            <text:p>292,27</text:p>
          </table:table-cell>
          <table:table-cell office:value-type="float" office:value="3450157" calcext:value-type="float">
            <text:p>3450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5" calcext:value-type="float">
            <text:p>5</text:p>
          </table:table-cell>
          <table:table-cell office:value-type="float" office:value="300.551298" calcext:value-type="float">
            <text:p>300,55129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pl-t300.config</text:p>
          </table:table-cell>
          <table:table-cell table:formula="of:=CONCATENATE(&quot;r&quot;;[.B87];&quot;-&quot;;[.C87];&quot;-&quot;;[.E87];&quot;-&quot;;LEFT(RIGHT([.A87];6);1))" office:value-type="string" office:string-value="r4-250-20-2" calcext:value-type="string">
            <text:p>r4-250-20-2</text:p>
          </table:table-cell>
          <table:table-cell table:formula="of:=ROUND(([.F87]/[.G87])*100;2)" office:value-type="float" office:value="24.1" calcext:value-type="float">
            <text:p>24,1</text:p>
          </table:table-cell>
          <table:table-cell table:style-name="ce9" table:formula="of:=[.J87]" office:value-type="float" office:value="0.333333" calcext:value-type="float">
            <text:p>0,3</text:p>
          </table:table-cell>
          <table:table-cell table:style-name="ce9" table:formula="of:=[.I87]" office:value-type="float" office:value="0.30459" calcext:value-type="float">
            <text:p>0,3</text:p>
          </table:table-cell>
          <table:table-cell table:formula="of:=[.U87]" office:value-type="float" office:value="5" calcext:value-type="float">
            <text:p>5</text:p>
          </table:table-cell>
          <table:table-cell table:formula="of:=[.V87]" office:value-type="float" office:value="300.551298" calcext:value-type="float">
            <text:p>300,551298</text:p>
          </table:table-cell>
          <table:table-cell table:formula="of:=ABS([.AE87]-CEILING([.AC87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0.465416" calcext:value-type="float">
            <text:p>0,465416</text:p>
          </table:table-cell>
          <table:table-cell table:style-name="Default" office:value-type="float" office:value="0.523504" calcext:value-type="float">
            <text:p>0,52350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523504" calcext:value-type="float">
            <text:p>0,5235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293.24" calcext:value-type="float">
            <text:p>293,24</text:p>
          </table:table-cell>
          <table:table-cell office:value-type="float" office:value="3849394" calcext:value-type="float">
            <text:p>3849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7" calcext:value-type="float">
            <text:p>7</text:p>
          </table:table-cell>
          <table:table-cell office:value-type="float" office:value="300.16533" calcext:value-type="float">
            <text:p>300,1653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pl-t300.config</text:p>
          </table:table-cell>
          <table:table-cell table:formula="of:=CONCATENATE(&quot;r&quot;;[.B88];&quot;-&quot;;[.C88];&quot;-&quot;;[.E88];&quot;-&quot;;LEFT(RIGHT([.A88];6);1))" office:value-type="string" office:string-value="r4-250-25-1" calcext:value-type="string">
            <text:p>r4-250-25-1</text:p>
          </table:table-cell>
          <table:table-cell table:formula="of:=ROUND(([.F88]/[.G88])*100;2)" office:value-type="float" office:value="28.98" calcext:value-type="float">
            <text:p>28,98</text:p>
          </table:table-cell>
          <table:table-cell table:style-name="ce9" table:formula="of:=[.J88]" office:value-type="float" office:value="0.523504" calcext:value-type="float">
            <text:p>0,5</text:p>
          </table:table-cell>
          <table:table-cell table:style-name="ce9" table:formula="of:=[.I88]" office:value-type="float" office:value="0.465416" calcext:value-type="float">
            <text:p>0,5</text:p>
          </table:table-cell>
          <table:table-cell table:formula="of:=[.U88]" office:value-type="float" office:value="7" calcext:value-type="float">
            <text:p>7</text:p>
          </table:table-cell>
          <table:table-cell table:formula="of:=[.V88]" office:value-type="float" office:value="300.16533" calcext:value-type="float">
            <text:p>300,16533</text:p>
          </table:table-cell>
          <table:table-cell table:formula="of:=ABS([.AE88]-CEILING([.AC88])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0.594763" calcext:value-type="float">
            <text:p>0,594763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293.03" calcext:value-type="float">
            <text:p>293,03</text:p>
          </table:table-cell>
          <table:table-cell office:value-type="float" office:value="3856786" calcext:value-type="float">
            <text:p>38567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5" calcext:value-type="float">
            <text:p>5</text:p>
          </table:table-cell>
          <table:table-cell office:value-type="float" office:value="300.18749" calcext:value-type="float">
            <text:p>300,1874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pl-t300.config</text:p>
          </table:table-cell>
          <table:table-cell table:formula="of:=CONCATENATE(&quot;r&quot;;[.B89];&quot;-&quot;;[.C89];&quot;-&quot;;[.E89];&quot;-&quot;;LEFT(RIGHT([.A89];6);1))" office:value-type="string" office:string-value="r4-250-25-2" calcext:value-type="string">
            <text:p>r4-250-25-2</text:p>
          </table:table-cell>
          <table:table-cell table:formula="of:=ROUND(([.F89]/[.G89])*100;2)" office:value-type="float" office:value="28.98" calcext:value-type="float">
            <text:p>28,98</text:p>
          </table:table-cell>
          <table:table-cell table:style-name="ce9" table:formula="of:=[.J89]" office:value-type="float" office:value="0.333333" calcext:value-type="float">
            <text:p>0,3</text:p>
          </table:table-cell>
          <table:table-cell table:style-name="ce9" table:formula="of:=[.I89]" office:value-type="float" office:value="0.594763" calcext:value-type="float">
            <text:p>0,6</text:p>
          </table:table-cell>
          <table:table-cell table:formula="of:=[.U89]" office:value-type="float" office:value="5" calcext:value-type="float">
            <text:p>5</text:p>
          </table:table-cell>
          <table:table-cell table:formula="of:=[.V89]" office:value-type="float" office:value="300.18749" calcext:value-type="float">
            <text:p>300,18749</text:p>
          </table:table-cell>
          <table:table-cell table:formula="of:=ABS([.AE89]-CEILING([.AC89])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0.02537" calcext:value-type="float">
            <text:p>0,0253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75.62" calcext:value-type="float">
            <text:p>275,62</text:p>
          </table:table-cell>
          <table:table-cell office:value-type="float" office:value="2221349" calcext:value-type="float">
            <text:p>2221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188228" calcext:value-type="float">
            <text:p>300,1882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-t300.config</text:p>
          </table:table-cell>
          <table:table-cell table:formula="of:=CONCATENATE(&quot;r&quot;;[.B90];&quot;-&quot;;[.C90];&quot;-&quot;;[.E90];&quot;-&quot;;LEFT(RIGHT([.A90];6);1))" office:value-type="string" office:string-value="r4-250-5-1" calcext:value-type="string">
            <text:p>r4-250-5-1</text:p>
          </table:table-cell>
          <table:table-cell table:formula="of:=ROUND(([.F90]/[.G90])*100;2)" office:value-type="float" office:value="5.88" calcext:value-type="float">
            <text:p>5,88</text:p>
          </table:table-cell>
          <table:table-cell table:style-name="ce9" table:formula="of:=[.J90]" office:value-type="float" office:value="1" calcext:value-type="float">
            <text:p>1,0</text:p>
          </table:table-cell>
          <table:table-cell table:style-name="ce9" table:formula="of:=[.I90]" office:value-type="float" office:value="0.02537" calcext:value-type="float">
            <text:p>0,0</text:p>
          </table:table-cell>
          <table:table-cell table:formula="of:=[.U90]" office:value-type="float" office:value="3" calcext:value-type="float">
            <text:p>3</text:p>
          </table:table-cell>
          <table:table-cell table:formula="of:=[.V90]" office:value-type="float" office:value="300.188228" calcext:value-type="float">
            <text:p>300,188228</text:p>
          </table:table-cell>
          <table:table-cell table:formula="of:=ABS([.AE90]-CEILING([.AC90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0.024148" calcext:value-type="float">
            <text:p>0,024148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71.03" calcext:value-type="float">
            <text:p>271,03</text:p>
          </table:table-cell>
          <table:table-cell office:value-type="float" office:value="2177750" calcext:value-type="float">
            <text:p>2177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70783" calcext:value-type="float">
            <text:p>300,0707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t300.config</text:p>
          </table:table-cell>
          <table:table-cell table:formula="of:=CONCATENATE(&quot;r&quot;;[.B91];&quot;-&quot;;[.C91];&quot;-&quot;;[.E91];&quot;-&quot;;LEFT(RIGHT([.A91];6);1))" office:value-type="string" office:string-value="r4-250-5-2" calcext:value-type="string">
            <text:p>r4-250-5-2</text:p>
          </table:table-cell>
          <table:table-cell table:formula="of:=ROUND(([.F91]/[.G91])*100;2)" office:value-type="float" office:value="8.09" calcext:value-type="float">
            <text:p>8,09</text:p>
          </table:table-cell>
          <table:table-cell table:style-name="ce9" table:formula="of:=[.J91]" office:value-type="float" office:value="0.333333" calcext:value-type="float">
            <text:p>0,3</text:p>
          </table:table-cell>
          <table:table-cell table:style-name="ce9" table:formula="of:=[.I91]" office:value-type="float" office:value="0.024148" calcext:value-type="float">
            <text:p>0,0</text:p>
          </table:table-cell>
          <table:table-cell table:formula="of:=[.U91]" office:value-type="float" office:value="2" calcext:value-type="float">
            <text:p>2</text:p>
          </table:table-cell>
          <table:table-cell table:formula="of:=[.V91]" office:value-type="float" office:value="300.070783" calcext:value-type="float">
            <text:p>300,070783</text:p>
          </table:table-cell>
          <table:table-cell table:formula="of:=ABS([.AE91]-CEILING([.AC91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0.039607" calcext:value-type="float">
            <text:p>0,03960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8.26" calcext:value-type="float">
            <text:p>278,26</text:p>
          </table:table-cell>
          <table:table-cell office:value-type="float" office:value="780745" calcext:value-type="float">
            <text:p>780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61838" calcext:value-type="float">
            <text:p>300,0618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t300.config</text:p>
          </table:table-cell>
          <table:table-cell table:formula="of:=CONCATENATE(&quot;r&quot;;[.B92];&quot;-&quot;;[.C92];&quot;-&quot;;[.E92];&quot;-&quot;;LEFT(RIGHT([.A92];6);1))" office:value-type="string" office:string-value="r4-50-10-1" calcext:value-type="string">
            <text:p>r4-50-10-1</text:p>
          </table:table-cell>
          <table:table-cell table:formula="of:=ROUND(([.F92]/[.G92])*100;2)" office:value-type="float" office:value="39.13" calcext:value-type="float">
            <text:p>39,13</text:p>
          </table:table-cell>
          <table:table-cell table:style-name="ce9" table:formula="of:=[.J92]" office:value-type="float" office:value="1" calcext:value-type="float">
            <text:p>1,0</text:p>
          </table:table-cell>
          <table:table-cell table:style-name="ce9" table:formula="of:=[.I92]" office:value-type="float" office:value="0.039607" calcext:value-type="float">
            <text:p>0,0</text:p>
          </table:table-cell>
          <table:table-cell table:formula="of:=[.U92]" office:value-type="float" office:value="2" calcext:value-type="float">
            <text:p>2</text:p>
          </table:table-cell>
          <table:table-cell table:formula="of:=[.V92]" office:value-type="float" office:value="300.061838" calcext:value-type="float">
            <text:p>300,061838</text:p>
          </table:table-cell>
          <table:table-cell table:formula="of:=ABS([.AE92]-CEILING([.AC92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  <table:table-cell table:style-name="Default" office:value-type="float" office:value="0.03783" calcext:value-type="float">
            <text:p>0,03783</text:p>
          </table:table-cell>
          <table:table-cell table:style-name="Default" office:value-type="float" office:value="0.327079" calcext:value-type="float">
            <text:p>0,3270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27079" calcext:value-type="float">
            <text:p>0,3270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78.24" calcext:value-type="float">
            <text:p>278,24</text:p>
          </table:table-cell>
          <table:table-cell office:value-type="float" office:value="769402" calcext:value-type="float">
            <text:p>769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60378" calcext:value-type="float">
            <text:p>300,06037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pl-t300.config</text:p>
          </table:table-cell>
          <table:table-cell table:formula="of:=CONCATENATE(&quot;r&quot;;[.B93];&quot;-&quot;;[.C93];&quot;-&quot;;[.E93];&quot;-&quot;;LEFT(RIGHT([.A93];6);1))" office:value-type="string" office:string-value="r4-50-10-2" calcext:value-type="string">
            <text:p>r4-50-10-2</text:p>
          </table:table-cell>
          <table:table-cell table:formula="of:=ROUND(([.F93]/[.G93])*100;2)" office:value-type="float" office:value="45.65" calcext:value-type="float">
            <text:p>45,65</text:p>
          </table:table-cell>
          <table:table-cell table:style-name="ce9" table:formula="of:=[.J93]" office:value-type="float" office:value="0.327079" calcext:value-type="float">
            <text:p>0,3</text:p>
          </table:table-cell>
          <table:table-cell table:style-name="ce9" table:formula="of:=[.I93]" office:value-type="float" office:value="0.03783" calcext:value-type="float">
            <text:p>0,0</text:p>
          </table:table-cell>
          <table:table-cell table:formula="of:=[.U93]" office:value-type="float" office:value="2" calcext:value-type="float">
            <text:p>2</text:p>
          </table:table-cell>
          <table:table-cell table:formula="of:=[.V93]" office:value-type="float" office:value="300.060378" calcext:value-type="float">
            <text:p>300,060378</text:p>
          </table:table-cell>
          <table:table-cell table:formula="of:=ABS([.AE93]-CEILING([.AC93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0.043021" calcext:value-type="float">
            <text:p>0,043021</text:p>
          </table:table-cell>
          <table:table-cell table:style-name="Default" office:value-type="float" office:value="0.189402" calcext:value-type="float">
            <text:p>0,1894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189402" calcext:value-type="float">
            <text:p>0,1894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82.77" calcext:value-type="float">
            <text:p>282,77</text:p>
          </table:table-cell>
          <table:table-cell office:value-type="float" office:value="888457" calcext:value-type="float">
            <text:p>888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029153" calcext:value-type="float">
            <text:p>300,02915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pl-t300.config</text:p>
          </table:table-cell>
          <table:table-cell table:formula="of:=CONCATENATE(&quot;r&quot;;[.B94];&quot;-&quot;;[.C94];&quot;-&quot;;[.E94];&quot;-&quot;;LEFT(RIGHT([.A94];6);1))" office:value-type="string" office:string-value="r4-50-15-1" calcext:value-type="string">
            <text:p>r4-50-15-1</text:p>
          </table:table-cell>
          <table:table-cell table:formula="of:=ROUND(([.F94]/[.G94])*100;2)" office:value-type="float" office:value="50" calcext:value-type="float">
            <text:p>50</text:p>
          </table:table-cell>
          <table:table-cell table:style-name="ce9" table:formula="of:=[.J94]" office:value-type="float" office:value="0.189402" calcext:value-type="float">
            <text:p>0,2</text:p>
          </table:table-cell>
          <table:table-cell table:style-name="ce9" table:formula="of:=[.I94]" office:value-type="float" office:value="0.043021" calcext:value-type="float">
            <text:p>0,0</text:p>
          </table:table-cell>
          <table:table-cell table:formula="of:=[.U94]" office:value-type="float" office:value="3" calcext:value-type="float">
            <text:p>3</text:p>
          </table:table-cell>
          <table:table-cell table:formula="of:=[.V94]" office:value-type="float" office:value="300.029153" calcext:value-type="float">
            <text:p>300,029153</text:p>
          </table:table-cell>
          <table:table-cell table:formula="of:=ABS([.AE94]-CEILING([.AC94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0.027796" calcext:value-type="float">
            <text:p>0,027796</text:p>
          </table:table-cell>
          <table:table-cell table:style-name="Default" office:value-type="float" office:value="0.209157" calcext:value-type="float">
            <text:p>0,2091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209157" calcext:value-type="float">
            <text:p>0,2091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284.58" calcext:value-type="float">
            <text:p>284,58</text:p>
          </table:table-cell>
          <table:table-cell office:value-type="float" office:value="881185" calcext:value-type="float">
            <text:p>881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148579" calcext:value-type="float">
            <text:p>300,14857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pl-t300.config</text:p>
          </table:table-cell>
          <table:table-cell table:formula="of:=CONCATENATE(&quot;r&quot;;[.B95];&quot;-&quot;;[.C95];&quot;-&quot;;[.E95];&quot;-&quot;;LEFT(RIGHT([.A95];6);1))" office:value-type="string" office:string-value="r4-50-15-2" calcext:value-type="string">
            <text:p>r4-50-15-2</text:p>
          </table:table-cell>
          <table:table-cell table:formula="of:=ROUND(([.F95]/[.G95])*100;2)" office:value-type="float" office:value="51.79" calcext:value-type="float">
            <text:p>51,79</text:p>
          </table:table-cell>
          <table:table-cell table:style-name="ce9" table:formula="of:=[.J95]" office:value-type="float" office:value="0.209157" calcext:value-type="float">
            <text:p>0,2</text:p>
          </table:table-cell>
          <table:table-cell table:style-name="ce9" table:formula="of:=[.I95]" office:value-type="float" office:value="0.027796" calcext:value-type="float">
            <text:p>0,0</text:p>
          </table:table-cell>
          <table:table-cell table:formula="of:=[.U95]" office:value-type="float" office:value="2" calcext:value-type="float">
            <text:p>2</text:p>
          </table:table-cell>
          <table:table-cell table:formula="of:=[.V95]" office:value-type="float" office:value="300.148579" calcext:value-type="float">
            <text:p>300,148579</text:p>
          </table:table-cell>
          <table:table-cell table:formula="of:=ABS([.AE95]-CEILING([.AC95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0.069912" calcext:value-type="float">
            <text:p>0,069912</text:p>
          </table:table-cell>
          <table:table-cell table:style-name="Default" office:value-type="float" office:value="0.010242" calcext:value-type="float">
            <text:p>0,0102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10242" calcext:value-type="float">
            <text:p>0,0102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282.81" calcext:value-type="float">
            <text:p>282,81</text:p>
          </table:table-cell>
          <table:table-cell office:value-type="float" office:value="1020578" calcext:value-type="float">
            <text:p>1020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014439" calcext:value-type="float">
            <text:p>300,01443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pl-t300.config</text:p>
          </table:table-cell>
          <table:table-cell table:formula="of:=CONCATENATE(&quot;r&quot;;[.B96];&quot;-&quot;;[.C96];&quot;-&quot;;[.E96];&quot;-&quot;;LEFT(RIGHT([.A96];6);1))" office:value-type="string" office:string-value="r4-50-20-1" calcext:value-type="string">
            <text:p>r4-50-20-1</text:p>
          </table:table-cell>
          <table:table-cell table:formula="of:=ROUND(([.F96]/[.G96])*100;2)" office:value-type="float" office:value="56.06" calcext:value-type="float">
            <text:p>56,06</text:p>
          </table:table-cell>
          <table:table-cell table:style-name="ce9" table:formula="of:=[.J96]" office:value-type="float" office:value="0.010242" calcext:value-type="float">
            <text:p>0,0</text:p>
          </table:table-cell>
          <table:table-cell table:style-name="ce9" table:formula="of:=[.I96]" office:value-type="float" office:value="0.069912" calcext:value-type="float">
            <text:p>0,1</text:p>
          </table:table-cell>
          <table:table-cell table:formula="of:=[.U96]" office:value-type="float" office:value="3" calcext:value-type="float">
            <text:p>3</text:p>
          </table:table-cell>
          <table:table-cell table:formula="of:=[.V96]" office:value-type="float" office:value="300.014439" calcext:value-type="float">
            <text:p>300,014439</text:p>
          </table:table-cell>
          <table:table-cell table:formula="of:=ABS([.AE96]-CEILING([.AC96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0.054982" calcext:value-type="float">
            <text:p>0,054982</text:p>
          </table:table-cell>
          <table:table-cell table:style-name="Default" office:value-type="float" office:value="0.026873" calcext:value-type="float">
            <text:p>0,0268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026873" calcext:value-type="float">
            <text:p>0,0268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80.44" calcext:value-type="float">
            <text:p>280,44</text:p>
          </table:table-cell>
          <table:table-cell office:value-type="float" office:value="1016746" calcext:value-type="float">
            <text:p>1016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81291" calcext:value-type="float">
            <text:p>300,08129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pl-t300.config</text:p>
          </table:table-cell>
          <table:table-cell table:formula="of:=CONCATENATE(&quot;r&quot;;[.B97];&quot;-&quot;;[.C97];&quot;-&quot;;[.E97];&quot;-&quot;;LEFT(RIGHT([.A97];6);1))" office:value-type="string" office:string-value="r4-50-20-2" calcext:value-type="string">
            <text:p>r4-50-20-2</text:p>
          </table:table-cell>
          <table:table-cell table:formula="of:=ROUND(([.F97]/[.G97])*100;2)" office:value-type="float" office:value="54.55" calcext:value-type="float">
            <text:p>54,55</text:p>
          </table:table-cell>
          <table:table-cell table:style-name="ce9" table:formula="of:=[.J97]" office:value-type="float" office:value="0.026873" calcext:value-type="float">
            <text:p>0,0</text:p>
          </table:table-cell>
          <table:table-cell table:style-name="ce9" table:formula="of:=[.I97]" office:value-type="float" office:value="0.054982" calcext:value-type="float">
            <text:p>0,1</text:p>
          </table:table-cell>
          <table:table-cell table:formula="of:=[.U97]" office:value-type="float" office:value="2" calcext:value-type="float">
            <text:p>2</text:p>
          </table:table-cell>
          <table:table-cell table:formula="of:=[.V97]" office:value-type="float" office:value="300.081291" calcext:value-type="float">
            <text:p>300,081291</text:p>
          </table:table-cell>
          <table:table-cell table:formula="of:=ABS([.AE97]-CEILING([.AC97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0.044811" calcext:value-type="float">
            <text:p>0,044811</text:p>
          </table:table-cell>
          <table:table-cell table:style-name="Default" office:value-type="float" office:value="-0.357859" calcext:value-type="float">
            <text:p>-0,3578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357859" calcext:value-type="float">
            <text:p>-0,3578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284.81" calcext:value-type="float">
            <text:p>284,81</text:p>
          </table:table-cell>
          <table:table-cell office:value-type="float" office:value="1134577" calcext:value-type="float">
            <text:p>1134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0.138962" calcext:value-type="float">
            <text:p>300,13896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pl-t300.config</text:p>
          </table:table-cell>
          <table:table-cell table:formula="of:=CONCATENATE(&quot;r&quot;;[.B98];&quot;-&quot;;[.C98];&quot;-&quot;;[.E98];&quot;-&quot;;LEFT(RIGHT([.A98];6);1))" office:value-type="string" office:string-value="r4-50-25-1" calcext:value-type="string">
            <text:p>r4-50-25-1</text:p>
          </table:table-cell>
          <table:table-cell table:formula="of:=ROUND(([.F98]/[.G98])*100;2)" office:value-type="float" office:value="54.61" calcext:value-type="float">
            <text:p>54,61</text:p>
          </table:table-cell>
          <table:table-cell table:style-name="ce9" table:formula="of:=[.J98]" office:value-type="float" office:value="-0.357859" calcext:value-type="float">
            <text:p>-0,4</text:p>
          </table:table-cell>
          <table:table-cell table:style-name="ce9" table:formula="of:=[.I98]" office:value-type="float" office:value="0.044811" calcext:value-type="float">
            <text:p>0,0</text:p>
          </table:table-cell>
          <table:table-cell table:formula="of:=[.U98]" office:value-type="float" office:value="3" calcext:value-type="float">
            <text:p>3</text:p>
          </table:table-cell>
          <table:table-cell table:formula="of:=[.V98]" office:value-type="float" office:value="300.138962" calcext:value-type="float">
            <text:p>300,138962</text:p>
          </table:table-cell>
          <table:table-cell table:formula="of:=ABS([.AE98]-CEILING([.AC98])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0.054509" calcext:value-type="float">
            <text:p>0,054509</text:p>
          </table:table-cell>
          <table:table-cell table:style-name="Default" office:value-type="float" office:value="-0.325305" calcext:value-type="float">
            <text:p>-0,32530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0.325305" calcext:value-type="float">
            <text:p>-0,3253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82.91" calcext:value-type="float">
            <text:p>282,91</text:p>
          </table:table-cell>
          <table:table-cell office:value-type="float" office:value="1140521" calcext:value-type="float">
            <text:p>1140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74046" calcext:value-type="float">
            <text:p>300,07404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pl-t300.config</text:p>
          </table:table-cell>
          <table:table-cell table:formula="of:=CONCATENATE(&quot;r&quot;;[.B99];&quot;-&quot;;[.C99];&quot;-&quot;;[.E99];&quot;-&quot;;LEFT(RIGHT([.A99];6);1))" office:value-type="string" office:string-value="r4-50-25-2" calcext:value-type="string">
            <text:p>r4-50-25-2</text:p>
          </table:table-cell>
          <table:table-cell table:formula="of:=ROUND(([.F99]/[.G99])*100;2)" office:value-type="float" office:value="52.63" calcext:value-type="float">
            <text:p>52,63</text:p>
          </table:table-cell>
          <table:table-cell table:style-name="ce9" table:formula="of:=[.J99]" office:value-type="float" office:value="-0.325305" calcext:value-type="float">
            <text:p>-0,3</text:p>
          </table:table-cell>
          <table:table-cell table:style-name="ce9" table:formula="of:=[.I99]" office:value-type="float" office:value="0.054509" calcext:value-type="float">
            <text:p>0,1</text:p>
          </table:table-cell>
          <table:table-cell table:formula="of:=[.U99]" office:value-type="float" office:value="2" calcext:value-type="float">
            <text:p>2</text:p>
          </table:table-cell>
          <table:table-cell table:formula="of:=[.V99]" office:value-type="float" office:value="300.074046" calcext:value-type="float">
            <text:p>300,074046</text:p>
          </table:table-cell>
          <table:table-cell table:formula="of:=ABS([.AE99]-CEILING([.AC99])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012269" calcext:value-type="float">
            <text:p>0,01226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5.57" calcext:value-type="float">
            <text:p>275,57</text:p>
          </table:table-cell>
          <table:table-cell office:value-type="float" office:value="651857" calcext:value-type="float">
            <text:p>651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00345" calcext:value-type="float">
            <text:p>300,0003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t300.config</text:p>
          </table:table-cell>
          <table:table-cell table:formula="of:=CONCATENATE(&quot;r&quot;;[.B100];&quot;-&quot;;[.C100];&quot;-&quot;;[.E100];&quot;-&quot;;LEFT(RIGHT([.A100];6);1))" office:value-type="string" office:string-value="r4-50-5-1" calcext:value-type="string">
            <text:p>r4-50-5-1</text:p>
          </table:table-cell>
          <table:table-cell table:formula="of:=ROUND(([.F100]/[.G100])*100;2)" office:value-type="float" office:value="26.39" calcext:value-type="float">
            <text:p>26,39</text:p>
          </table:table-cell>
          <table:table-cell table:style-name="ce9" table:formula="of:=[.J100]" office:value-type="float" office:value="1" calcext:value-type="float">
            <text:p>1,0</text:p>
          </table:table-cell>
          <table:table-cell table:style-name="ce9" table:formula="of:=[.I100]" office:value-type="float" office:value="0.012269" calcext:value-type="float">
            <text:p>0,0</text:p>
          </table:table-cell>
          <table:table-cell table:formula="of:=[.U100]" office:value-type="float" office:value="2" calcext:value-type="float">
            <text:p>2</text:p>
          </table:table-cell>
          <table:table-cell table:formula="of:=[.V100]" office:value-type="float" office:value="300.000345" calcext:value-type="float">
            <text:p>300,000345</text:p>
          </table:table-cell>
          <table:table-cell table:formula="of:=ABS([.AE100]-CEILING([.AC100]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0.010373" calcext:value-type="float">
            <text:p>0,010373</text:p>
          </table:table-cell>
          <table:table-cell table:style-name="Default" office:value-type="float" office:value="0.333333" calcext:value-type="float">
            <text:p>0,3333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72.1" calcext:value-type="float">
            <text:p>272,1</text:p>
          </table:table-cell>
          <table:table-cell office:value-type="float" office:value="637881" calcext:value-type="float">
            <text:p>637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0.039186" calcext:value-type="float">
            <text:p>300,0391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pl-t300.config</text:p>
          </table:table-cell>
          <table:table-cell table:formula="of:=CONCATENATE(&quot;r&quot;;[.B101];&quot;-&quot;;[.C101];&quot;-&quot;;[.E101];&quot;-&quot;;LEFT(RIGHT([.A101];6);1))" office:value-type="string" office:string-value="r4-50-5-2" calcext:value-type="string">
            <text:p>r4-50-5-2</text:p>
          </table:table-cell>
          <table:table-cell table:formula="of:=ROUND(([.F101]/[.G101])*100;2)" office:value-type="float" office:value="30.56" calcext:value-type="float">
            <text:p>30,56</text:p>
          </table:table-cell>
          <table:table-cell table:style-name="ce9" table:formula="of:=[.J101]" office:value-type="float" office:value="0.333333" calcext:value-type="float">
            <text:p>0,3</text:p>
          </table:table-cell>
          <table:table-cell table:style-name="ce9" table:formula="of:=[.I101]" office:value-type="float" office:value="0.010373" calcext:value-type="float">
            <text:p>0,0</text:p>
          </table:table-cell>
          <table:table-cell table:formula="of:=[.U101]" office:value-type="float" office:value="2" calcext:value-type="float">
            <text:p>2</text:p>
          </table:table-cell>
          <table:table-cell table:formula="of:=[.V101]" office:value-type="float" office:value="300.039186" calcext:value-type="float">
            <text:p>300,039186</text:p>
          </table:table-cell>
          <table:table-cell table:formula="of:=ABS([.AE101]-CEILING([.AC101]))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9">
          <table:table-cell table:number-columns-repeated="8"/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</table:table-row>
        <table:table-row table:style-name="ro1" table:number-rows-repeated="1048465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exac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6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16" table:default-cell-style-name="Default"/>
        <table:table-column table:style-name="co43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47" table:default-cell-style-name="ce12"/>
        <table:table-column table:style-name="co21" table:default-cell-style-name="ce21"/>
        <table:table-column table:style-name="co21" table:default-cell-style-name="Default"/>
        <table:table-column table:style-name="co48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ce16"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0" office:value-type="string" calcext:value-type="string">
            <text:p>instance</text:p>
          </table:table-cell>
          <table:table-cell table:style-name="ce10" office:value-type="string" calcext:value-type="string">
            <text:p>frac</text:p>
          </table:table-cell>
          <table:table-cell table:style-name="ce10" office:value-type="string" calcext:value-type="string">
            <text:p>lb0</text:p>
          </table:table-cell>
          <table:table-cell table:style-name="ce10" office:value-type="string" calcext:value-type="string">
            <text:p>lb</text:p>
          </table:table-cell>
          <table:table-cell table:style-name="ce10" office:value-type="string" calcext:value-type="string">
            <text:p>ub</text:p>
          </table:table-cell>
          <table:table-cell table:style-name="ce10" office:value-type="string" calcext:value-type="string">
            <text:p>time</text:p>
          </table:table-cell>
          <table:table-cell table:style-name="ce17" office:value-type="string" calcext:value-type="string">
            <text:p>gap</text:p>
          </table:table-cell>
          <table:table-cell table:style-name="ce19" office:value-type="string" calcext:value-type="string">
            <text:p>nodes</text:p>
          </table:table-cell>
          <table:table-cell/>
          <table:table-cell table:style-name="ce11" office:value-type="string" calcext:value-type="string">
            <text:p>dist avg</text:p>
          </table:table-cell>
          <table:table-cell table:style-name="ce11"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0-1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302" calcext:value-type="float">
            <text:p>302</text:p>
          </table:table-cell>
          <table:table-cell office:value-type="float" office:value="1157" calcext:value-type="float">
            <text:p>1157</text:p>
          </table:table-cell>
          <table:table-cell office:value-type="float" office:value="0.39331" calcext:value-type="float">
            <text:p>0,393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18167182" calcext:value-type="float">
            <text:p>18167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];&quot;-&quot;;[.C2];&quot;-&quot;;[.E2];&quot;-&quot;;LEFT(RIGHT([.A2];6);1))" office:value-type="string" office:string-value="r20-100-10-1" calcext:value-type="string">
            <text:p>r20-100-10-1</text:p>
          </table:table-cell>
          <table:table-cell table:formula="of:=ROUND(([.F2]/[.G2])*100;2)" office:value-type="float" office:value="42.05" calcext:value-type="float">
            <text:p>42,05</text:p>
          </table:table-cell>
          <table:table-cell table:style-name="ce9" table:formula="of:=[.M2]" office:value-type="float" office:value="1" calcext:value-type="float">
            <text:p>1,0</text:p>
          </table:table-cell>
          <table:table-cell table:style-name="ce9" table:formula="of:=[.J2]" office:value-type="float" office:value="1" calcext:value-type="float">
            <text:p>1,0</text:p>
          </table:table-cell>
          <table:table-cell table:formula="of:=[.K2]" office:value-type="float" office:value="1" calcext:value-type="float">
            <text:p>1</text:p>
          </table:table-cell>
          <table:table-cell table:formula="of:=[.I2]" office:value-type="float" office:value="0.39331" calcext:value-type="float">
            <text:p>0,39331</text:p>
          </table:table-cell>
          <table:table-cell table:formula="of:=[.L2]" office:value-type="float" office:value="0" calcext:value-type="float">
            <text:p>0,00</text:p>
          </table:table-cell>
          <table:table-cell table:formula="of:=[.N2]" office:value-type="float" office:value="1" calcext:value-type="float">
            <text:p>1</text:p>
          </table:table-cell>
          <table:table-cell/>
          <table:table-cell table:style-name="ce12" table:formula="of:=ROUND(AVERAGE([.AG2:.AG300]);2)" office:value-type="float" office:value="0" calcext:value-type="float">
            <text:p>0,00</text:p>
          </table:table-cell>
          <table:table-cell table:style-name="ce12" table:formula="of:=ROUND(AVERAGEIF([.AG2:.AG300];&quot;&gt;0&quot;;[.AG2:.AG300]);2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02" calcext:value-type="float">
            <text:p>302</text:p>
          </table:table-cell>
          <table:table-cell office:value-type="float" office:value="949" calcext:value-type="float">
            <text:p>949</text:p>
          </table:table-cell>
          <table:table-cell office:value-type="float" office:value="0.219155" calcext:value-type="float">
            <text:p>0,2191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11273396" calcext:value-type="float">
            <text:p>112733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];&quot;-&quot;;[.C3];&quot;-&quot;;[.E3];&quot;-&quot;;LEFT(RIGHT([.A3];6);1))" office:value-type="string" office:string-value="r20-100-10-2" calcext:value-type="string">
            <text:p>r20-100-10-2</text:p>
          </table:table-cell>
          <table:table-cell table:formula="of:=ROUND(([.F3]/[.G3])*100;2)" office:value-type="float" office:value="40.4" calcext:value-type="float">
            <text:p>40,4</text:p>
          </table:table-cell>
          <table:table-cell table:style-name="ce9" table:formula="of:=[.M3]" office:value-type="float" office:value="0" calcext:value-type="float">
            <text:p>0,0</text:p>
          </table:table-cell>
          <table:table-cell table:style-name="ce9" table:formula="of:=[.J3]" office:value-type="float" office:value="0" calcext:value-type="float">
            <text:p>0,0</text:p>
          </table:table-cell>
          <table:table-cell table:formula="of:=[.K3]" office:value-type="float" office:value="0" calcext:value-type="float">
            <text:p>0</text:p>
          </table:table-cell>
          <table:table-cell table:formula="of:=[.I3]" office:value-type="float" office:value="0.219155" calcext:value-type="float">
            <text:p>0,219155</text:p>
          </table:table-cell>
          <table:table-cell table:formula="of:=[.L3]" office:value-type="float" office:value="0" calcext:value-type="float">
            <text:p>0,00</text:p>
          </table:table-cell>
          <table:table-cell table:formula="of:=[.N3]" office:value-type="float" office:value="1" calcext:value-type="float">
            <text:p>1</text:p>
          </table:table-cell>
          <table:table-cell/>
          <table:table-cell table:style-name="ce11" table:number-columns-repeated="2"/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402" calcext:value-type="float">
            <text:p>402</text:p>
          </table:table-cell>
          <table:table-cell office:value-type="float" office:value="1465" calcext:value-type="float">
            <text:p>1465</text:p>
          </table:table-cell>
          <table:table-cell office:value-type="float" office:value="1.896338" calcext:value-type="float">
            <text:p>1,896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86" calcext:value-type="float">
            <text:p>1,86</text:p>
          </table:table-cell>
          <table:table-cell office:value-type="float" office:value="29939164" calcext:value-type="float">
            <text:p>299391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];&quot;-&quot;;[.C4];&quot;-&quot;;[.E4];&quot;-&quot;;LEFT(RIGHT([.A4];6);1))" office:value-type="string" office:string-value="r20-100-15-1" calcext:value-type="string">
            <text:p>r20-100-15-1</text:p>
          </table:table-cell>
          <table:table-cell table:formula="of:=ROUND(([.F4]/[.G4])*100;2)" office:value-type="float" office:value="32.09" calcext:value-type="float">
            <text:p>32,09</text:p>
          </table:table-cell>
          <table:table-cell table:style-name="ce9" table:formula="of:=[.M4]" office:value-type="float" office:value="1" calcext:value-type="float">
            <text:p>1,0</text:p>
          </table:table-cell>
          <table:table-cell table:style-name="ce9" table:formula="of:=[.J4]" office:value-type="float" office:value="1" calcext:value-type="float">
            <text:p>1,0</text:p>
          </table:table-cell>
          <table:table-cell table:formula="of:=[.K4]" office:value-type="float" office:value="1" calcext:value-type="float">
            <text:p>1</text:p>
          </table:table-cell>
          <table:table-cell table:formula="of:=[.I4]" office:value-type="float" office:value="1.896338" calcext:value-type="float">
            <text:p>1,896338</text:p>
          </table:table-cell>
          <table:table-cell table:formula="of:=[.L4]" office:value-type="float" office:value="0" calcext:value-type="float">
            <text:p>0,00</text:p>
          </table:table-cell>
          <table:table-cell table:formula="of:=[.N4]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optimal</text:p>
          </table:table-cell>
          <table:table-cell table:style-name="ce11"/>
          <table:table-cell table:number-columns-repeated="2"/>
          <table:table-cell office:value-type="string" calcext:value-type="string">
            <text:p>scip default (with cuts, heur, preprocessing)</text:p>
          </table:table-cell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2584" calcext:value-type="float">
            <text:p>2584</text:p>
          </table:table-cell>
          <table:table-cell office:value-type="float" office:value="0.900751" calcext:value-type="float">
            <text:p>0,9007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3065932" calcext:value-type="float">
            <text:p>30659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];&quot;-&quot;;[.C5];&quot;-&quot;;[.E5];&quot;-&quot;;LEFT(RIGHT([.A5];6);1))" office:value-type="string" office:string-value="r20-100-15-2" calcext:value-type="string">
            <text:p>r20-100-15-2</text:p>
          </table:table-cell>
          <table:table-cell table:formula="of:=ROUND(([.F5]/[.G5])*100;2)" office:value-type="float" office:value="0" calcext:value-type="float">
            <text:p>0</text:p>
          </table:table-cell>
          <table:table-cell table:style-name="ce9" table:formula="of:=[.M5]" office:value-type="float" office:value="1" calcext:value-type="float">
            <text:p>1,0</text:p>
          </table:table-cell>
          <table:table-cell table:style-name="ce9" table:formula="of:=[.J5]" office:value-type="float" office:value="1" calcext:value-type="float">
            <text:p>1,0</text:p>
          </table:table-cell>
          <table:table-cell table:formula="of:=[.K5]" office:value-type="float" office:value="1" calcext:value-type="float">
            <text:p>1</text:p>
          </table:table-cell>
          <table:table-cell table:formula="of:=[.I5]" office:value-type="float" office:value="0.900751" calcext:value-type="float">
            <text:p>0,900751</text:p>
          </table:table-cell>
          <table:table-cell table:formula="of:=[.L5]" office:value-type="float" office:value="0" calcext:value-type="float">
            <text:p>0,00</text:p>
          </table:table-cell>
          <table:table-cell table:formula="of:=[.N5]" office:value-type="float" office:value="2" calcext:value-type="float">
            <text:p>2</text:p>
          </table:table-cell>
          <table:table-cell/>
          <table:table-cell table:style-name="ce11" table:formula="of:=COUNTIF([.AG2:.AG300];0)" office:value-type="float" office:value="60" calcext:value-type="float">
            <text:p>60</text:p>
          </table:table-cell>
          <table:table-cell table:style-name="ce13" table:formula="of:=[.AJ5]/[.AJ8]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502" calcext:value-type="float">
            <text:p>502</text:p>
          </table:table-cell>
          <table:table-cell office:value-type="float" office:value="1071" calcext:value-type="float">
            <text:p>1071</text:p>
          </table:table-cell>
          <table:table-cell office:value-type="float" office:value="5.450858" calcext:value-type="float">
            <text:p>5,450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70857" calcext:value-type="float">
            <text:p>-0,370857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37" calcext:value-type="float">
            <text:p>5,37</text:p>
          </table:table-cell>
          <table:table-cell office:value-type="float" office:value="21665169" calcext:value-type="float">
            <text:p>216651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6];&quot;-&quot;;[.C6];&quot;-&quot;;[.E6];&quot;-&quot;;LEFT(RIGHT([.A6];6);1))" office:value-type="string" office:string-value="r20-100-20-1" calcext:value-type="string">
            <text:p>r20-100-20-1</text:p>
          </table:table-cell>
          <table:table-cell table:formula="of:=ROUND(([.F6]/[.G6])*100;2)" office:value-type="float" office:value="16.73" calcext:value-type="float">
            <text:p>16,73</text:p>
          </table:table-cell>
          <table:table-cell table:style-name="ce9" table:formula="of:=[.M6]" office:value-type="float" office:value="-0.370857" calcext:value-type="float">
            <text:p>-0,4</text:p>
          </table:table-cell>
          <table:table-cell table:style-name="ce9" table:formula="of:=[.J6]" office:value-type="float" office:value="1" calcext:value-type="float">
            <text:p>1,0</text:p>
          </table:table-cell>
          <table:table-cell table:formula="of:=[.K6]" office:value-type="float" office:value="1" calcext:value-type="float">
            <text:p>1</text:p>
          </table:table-cell>
          <table:table-cell table:formula="of:=[.I6]" office:value-type="float" office:value="5.450858" calcext:value-type="float">
            <text:p>5,450858</text:p>
          </table:table-cell>
          <table:table-cell table:formula="of:=[.L6]" office:value-type="float" office:value="0" calcext:value-type="float">
            <text:p>0,00</text:p>
          </table:table-cell>
          <table:table-cell table:formula="of:=[.N6]" office:value-type="float" office:value="154" calcext:value-type="float">
            <text:p>154</text:p>
          </table:table-cell>
          <table:table-cell/>
          <table:table-cell table:style-name="ce11" office:value-type="string" calcext:value-type="string">
            <text:p>in root</text:p>
          </table:table-cell>
          <table:table-cell table:style-name="ce11" table:formula="of:=COUNTIFS([.AG2:.AG100];0;[.AH2:.AH100];1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502" calcext:value-type="float">
            <text:p>502</text:p>
          </table:table-cell>
          <table:table-cell office:value-type="float" office:value="1814" calcext:value-type="float">
            <text:p>1814</text:p>
          </table:table-cell>
          <table:table-cell office:value-type="float" office:value="3.450291" calcext:value-type="float">
            <text:p>3,450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57265" calcext:value-type="float">
            <text:p>-0,2572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,37</text:p>
          </table:table-cell>
          <table:table-cell office:value-type="float" office:value="3.38" calcext:value-type="float">
            <text:p>3,38</text:p>
          </table:table-cell>
          <table:table-cell office:value-type="float" office:value="34056129" calcext:value-type="float">
            <text:p>340561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7];&quot;-&quot;;[.C7];&quot;-&quot;;[.E7];&quot;-&quot;;LEFT(RIGHT([.A7];6);1))" office:value-type="string" office:string-value="r20-100-20-2" calcext:value-type="string">
            <text:p>r20-100-20-2</text:p>
          </table:table-cell>
          <table:table-cell table:formula="of:=ROUND(([.F7]/[.G7])*100;2)" office:value-type="float" office:value="24.7" calcext:value-type="float">
            <text:p>24,7</text:p>
          </table:table-cell>
          <table:table-cell table:style-name="ce9" table:formula="of:=[.M7]" office:value-type="float" office:value="-0.257265" calcext:value-type="float">
            <text:p>-0,3</text:p>
          </table:table-cell>
          <table:table-cell table:style-name="ce9" table:formula="of:=[.J7]" office:value-type="float" office:value="1" calcext:value-type="float">
            <text:p>1,0</text:p>
          </table:table-cell>
          <table:table-cell table:formula="of:=[.K7]" office:value-type="float" office:value="1" calcext:value-type="float">
            <text:p>1</text:p>
          </table:table-cell>
          <table:table-cell table:formula="of:=[.I7]" office:value-type="float" office:value="3.450291" calcext:value-type="float">
            <text:p>3,450291</text:p>
          </table:table-cell>
          <table:table-cell table:formula="of:=[.L7]" office:value-type="float" office:value="0" calcext:value-type="float">
            <text:p>0,00</text:p>
          </table:table-cell>
          <table:table-cell table:formula="of:=[.N7]"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total instances</text:p>
          </table:table-cell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float" office:value="602" calcext:value-type="float">
            <text:p>602</text:p>
          </table:table-cell>
          <table:table-cell office:value-type="float" office:value="1018" calcext:value-type="float">
            <text:p>1018</text:p>
          </table:table-cell>
          <table:table-cell office:value-type="float" office:value="1464.500147" calcext:value-type="float">
            <text:p>1464,500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496624" calcext:value-type="float">
            <text:p>-0,496624</text:p>
          </table:table-cell>
          <table:table-cell office:value-type="float" office:value="179737" calcext:value-type="float">
            <text:p>1797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2.23" calcext:value-type="float">
            <text:p>1452,23</text:p>
          </table:table-cell>
          <table:table-cell office:value-type="float" office:value="20998409" calcext:value-type="float">
            <text:p>20998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8];&quot;-&quot;;[.C8];&quot;-&quot;;[.E8];&quot;-&quot;;LEFT(RIGHT([.A8];6);1))" office:value-type="string" office:string-value="r20-100-25-1" calcext:value-type="string">
            <text:p>r20-100-25-1</text:p>
          </table:table-cell>
          <table:table-cell table:formula="of:=ROUND(([.F8]/[.G8])*100;2)" office:value-type="float" office:value="18.94" calcext:value-type="float">
            <text:p>18,94</text:p>
          </table:table-cell>
          <table:table-cell table:style-name="ce9" table:formula="of:=[.M8]" office:value-type="float" office:value="-0.496624" calcext:value-type="float">
            <text:p>-0,5</text:p>
          </table:table-cell>
          <table:table-cell table:style-name="ce9" table:formula="of:=[.J8]" office:value-type="float" office:value="1" calcext:value-type="float">
            <text:p>1,0</text:p>
          </table:table-cell>
          <table:table-cell table:formula="of:=[.K8]" office:value-type="float" office:value="1" calcext:value-type="float">
            <text:p>1</text:p>
          </table:table-cell>
          <table:table-cell table:formula="of:=[.I8]" office:value-type="float" office:value="1464.500147" calcext:value-type="float">
            <text:p>1464,500147</text:p>
          </table:table-cell>
          <table:table-cell table:formula="of:=[.L8]" office:value-type="float" office:value="0" calcext:value-type="float">
            <text:p>0,00</text:p>
          </table:table-cell>
          <table:table-cell table:formula="of:=[.N8]" office:value-type="float" office:value="179737" calcext:value-type="float">
            <text:p>179737</text:p>
          </table:table-cell>
          <table:table-cell/>
          <table:table-cell table:style-name="ce11" table:formula="of:=COUNTIF([.AG2:.AG300];&quot;&gt;=0&quot;)" office:value-type="float" office:value="60" calcext:value-type="float">
            <text:p>60</text:p>
          </table:table-cell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602" calcext:value-type="float">
            <text:p>602</text:p>
          </table:table-cell>
          <table:table-cell office:value-type="float" office:value="1116" calcext:value-type="float">
            <text:p>1116</text:p>
          </table:table-cell>
          <table:table-cell office:value-type="float" office:value="7.012399" calcext:value-type="float">
            <text:p>7,0123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446386" calcext:value-type="float">
            <text:p>-0,44638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97" calcext:value-type="float">
            <text:p>6,97</text:p>
          </table:table-cell>
          <table:table-cell office:value-type="float" office:value="18137830" calcext:value-type="float">
            <text:p>181378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9];&quot;-&quot;;[.C9];&quot;-&quot;;[.E9];&quot;-&quot;;LEFT(RIGHT([.A9];6);1))" office:value-type="string" office:string-value="r20-100-25-2" calcext:value-type="string">
            <text:p>r20-100-25-2</text:p>
          </table:table-cell>
          <table:table-cell table:formula="of:=ROUND(([.F9]/[.G9])*100;2)" office:value-type="float" office:value="21.93" calcext:value-type="float">
            <text:p>21,93</text:p>
          </table:table-cell>
          <table:table-cell table:style-name="ce9" table:formula="of:=[.M9]" office:value-type="float" office:value="-0.446386" calcext:value-type="float">
            <text:p>-0,4</text:p>
          </table:table-cell>
          <table:table-cell table:style-name="ce9" table:formula="of:=[.J9]" office:value-type="float" office:value="1" calcext:value-type="float">
            <text:p>1,0</text:p>
          </table:table-cell>
          <table:table-cell table:formula="of:=[.K9]" office:value-type="float" office:value="1" calcext:value-type="float">
            <text:p>1</text:p>
          </table:table-cell>
          <table:table-cell table:formula="of:=[.I9]" office:value-type="float" office:value="7.012399" calcext:value-type="float">
            <text:p>7,012399</text:p>
          </table:table-cell>
          <table:table-cell table:formula="of:=[.L9]" office:value-type="float" office:value="0" calcext:value-type="float">
            <text:p>0,00</text:p>
          </table:table-cell>
          <table:table-cell table:formula="of:=[.N9]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02" calcext:value-type="float">
            <text:p>202</text:p>
          </table:table-cell>
          <table:table-cell office:value-type="float" office:value="172" calcext:value-type="float">
            <text:p>172</text:p>
          </table:table-cell>
          <table:table-cell office:value-type="float" office:value="0.021043" calcext:value-type="float">
            <text:p>0,021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322954" calcext:value-type="float">
            <text:p>13229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0];&quot;-&quot;;[.C10];&quot;-&quot;;[.E10];&quot;-&quot;;LEFT(RIGHT([.A10];6);1))" office:value-type="string" office:string-value="r20-100-5-1" calcext:value-type="string">
            <text:p>r20-100-5-1</text:p>
          </table:table-cell>
          <table:table-cell table:formula="of:=ROUND(([.F10]/[.G10])*100;2)" office:value-type="float" office:value="48.51" calcext:value-type="float">
            <text:p>48,51</text:p>
          </table:table-cell>
          <table:table-cell table:style-name="ce9" table:formula="of:=[.M10]" office:value-type="float" office:value="1" calcext:value-type="float">
            <text:p>1,0</text:p>
          </table:table-cell>
          <table:table-cell table:style-name="ce9" table:formula="of:=[.J10]" office:value-type="float" office:value="1" calcext:value-type="float">
            <text:p>1,0</text:p>
          </table:table-cell>
          <table:table-cell table:formula="of:=[.K10]" office:value-type="float" office:value="1" calcext:value-type="float">
            <text:p>1</text:p>
          </table:table-cell>
          <table:table-cell table:formula="of:=[.I10]" office:value-type="float" office:value="0.021043" calcext:value-type="float">
            <text:p>0,021043</text:p>
          </table:table-cell>
          <table:table-cell table:formula="of:=[.L10]" office:value-type="float" office:value="0" calcext:value-type="float">
            <text:p>0,00</text:p>
          </table:table-cell>
          <table:table-cell table:formula="of:=[.N1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14" calcext:value-type="float">
            <text:p>114</text:p>
          </table:table-cell>
          <table:table-cell office:value-type="float" office:value="0.024434" calcext:value-type="float">
            <text:p>0,0244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329745" calcext:value-type="float">
            <text:p>13297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1];&quot;-&quot;;[.C11];&quot;-&quot;;[.E11];&quot;-&quot;;LEFT(RIGHT([.A11];6);1))" office:value-type="string" office:string-value="r20-100-5-2" calcext:value-type="string">
            <text:p>r20-100-5-2</text:p>
          </table:table-cell>
          <table:table-cell table:formula="of:=ROUND(([.F11]/[.G11])*100;2)" office:value-type="float" office:value="0" calcext:value-type="float">
            <text:p>0</text:p>
          </table:table-cell>
          <table:table-cell table:style-name="ce9" table:formula="of:=[.M11]" office:value-type="float" office:value="0" calcext:value-type="float">
            <text:p>0,0</text:p>
          </table:table-cell>
          <table:table-cell table:style-name="ce9" table:formula="of:=[.J11]" office:value-type="float" office:value="0" calcext:value-type="float">
            <text:p>0,0</text:p>
          </table:table-cell>
          <table:table-cell table:formula="of:=[.K11]" office:value-type="float" office:value="0" calcext:value-type="float">
            <text:p>0</text:p>
          </table:table-cell>
          <table:table-cell table:formula="of:=[.I11]" office:value-type="float" office:value="0.024434" calcext:value-type="float">
            <text:p>0,024434</text:p>
          </table:table-cell>
          <table:table-cell table:formula="of:=[.L11]" office:value-type="float" office:value="0" calcext:value-type="float">
            <text:p>0,00</text:p>
          </table:table-cell>
          <table:table-cell table:formula="of:=[.N1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352" calcext:value-type="float">
            <text:p>352</text:p>
          </table:table-cell>
          <table:table-cell office:value-type="float" office:value="1467" calcext:value-type="float">
            <text:p>1467</text:p>
          </table:table-cell>
          <table:table-cell office:value-type="float" office:value="0.493035" calcext:value-type="float">
            <text:p>0,493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17240933" calcext:value-type="float">
            <text:p>172409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2];&quot;-&quot;;[.C12];&quot;-&quot;;[.E12];&quot;-&quot;;LEFT(RIGHT([.A12];6);1))" office:value-type="string" office:string-value="r20-150-10-1" calcext:value-type="string">
            <text:p>r20-150-10-1</text:p>
          </table:table-cell>
          <table:table-cell table:formula="of:=ROUND(([.F12]/[.G12])*100;2)" office:value-type="float" office:value="44.03" calcext:value-type="float">
            <text:p>44,03</text:p>
          </table:table-cell>
          <table:table-cell table:style-name="ce9" table:formula="of:=[.M12]" office:value-type="float" office:value="1" calcext:value-type="float">
            <text:p>1,0</text:p>
          </table:table-cell>
          <table:table-cell table:style-name="ce9" table:formula="of:=[.J12]" office:value-type="float" office:value="1" calcext:value-type="float">
            <text:p>1,0</text:p>
          </table:table-cell>
          <table:table-cell table:formula="of:=[.K12]" office:value-type="float" office:value="1" calcext:value-type="float">
            <text:p>1</text:p>
          </table:table-cell>
          <table:table-cell table:formula="of:=[.I12]" office:value-type="float" office:value="0.493035" calcext:value-type="float">
            <text:p>0,493035</text:p>
          </table:table-cell>
          <table:table-cell table:formula="of:=[.L12]" office:value-type="float" office:value="0" calcext:value-type="float">
            <text:p>0,00</text:p>
          </table:table-cell>
          <table:table-cell table:formula="of:=[.N1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352" calcext:value-type="float">
            <text:p>352</text:p>
          </table:table-cell>
          <table:table-cell office:value-type="float" office:value="1039" calcext:value-type="float">
            <text:p>1039</text:p>
          </table:table-cell>
          <table:table-cell office:value-type="float" office:value="0.215491" calcext:value-type="float">
            <text:p>0,2154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9425740" calcext:value-type="float">
            <text:p>94257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3];&quot;-&quot;;[.C13];&quot;-&quot;;[.E13];&quot;-&quot;;LEFT(RIGHT([.A13];6);1))" office:value-type="string" office:string-value="r20-150-10-2" calcext:value-type="string">
            <text:p>r20-150-10-2</text:p>
          </table:table-cell>
          <table:table-cell table:formula="of:=ROUND(([.F13]/[.G13])*100;2)" office:value-type="float" office:value="46.88" calcext:value-type="float">
            <text:p>46,88</text:p>
          </table:table-cell>
          <table:table-cell table:style-name="ce9" table:formula="of:=[.M13]" office:value-type="float" office:value="1" calcext:value-type="float">
            <text:p>1,0</text:p>
          </table:table-cell>
          <table:table-cell table:style-name="ce9" table:formula="of:=[.J13]" office:value-type="float" office:value="1" calcext:value-type="float">
            <text:p>1,0</text:p>
          </table:table-cell>
          <table:table-cell table:formula="of:=[.K13]" office:value-type="float" office:value="1" calcext:value-type="float">
            <text:p>1</text:p>
          </table:table-cell>
          <table:table-cell table:formula="of:=[.I13]" office:value-type="float" office:value="0.215491" calcext:value-type="float">
            <text:p>0,215491</text:p>
          </table:table-cell>
          <table:table-cell table:formula="of:=[.L13]" office:value-type="float" office:value="0" calcext:value-type="float">
            <text:p>0,00</text:p>
          </table:table-cell>
          <table:table-cell table:formula="of:=[.N1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84" calcext:value-type="float">
            <text:p>184</text:p>
          </table:table-cell>
          <table:table-cell office:value-type="float" office:value="452" calcext:value-type="float">
            <text:p>452</text:p>
          </table:table-cell>
          <table:table-cell office:value-type="float" office:value="2603" calcext:value-type="float">
            <text:p>2603</text:p>
          </table:table-cell>
          <table:table-cell office:value-type="float" office:value="1.494295" calcext:value-type="float">
            <text:p>1,494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7" calcext:value-type="float">
            <text:p>1,47</text:p>
          </table:table-cell>
          <table:table-cell office:value-type="float" office:value="26738003" calcext:value-type="float">
            <text:p>26738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4];&quot;-&quot;;[.C14];&quot;-&quot;;[.E14];&quot;-&quot;;LEFT(RIGHT([.A14];6);1))" office:value-type="string" office:string-value="r20-150-15-1" calcext:value-type="string">
            <text:p>r20-150-15-1</text:p>
          </table:table-cell>
          <table:table-cell table:formula="of:=ROUND(([.F14]/[.G14])*100;2)" office:value-type="float" office:value="40.71" calcext:value-type="float">
            <text:p>40,71</text:p>
          </table:table-cell>
          <table:table-cell table:style-name="ce9" table:formula="of:=[.M14]" office:value-type="float" office:value="1" calcext:value-type="float">
            <text:p>1,0</text:p>
          </table:table-cell>
          <table:table-cell table:style-name="ce9" table:formula="of:=[.J14]" office:value-type="float" office:value="1" calcext:value-type="float">
            <text:p>1,0</text:p>
          </table:table-cell>
          <table:table-cell table:formula="of:=[.K14]" office:value-type="float" office:value="1" calcext:value-type="float">
            <text:p>1</text:p>
          </table:table-cell>
          <table:table-cell table:formula="of:=[.I14]" office:value-type="float" office:value="1.494295" calcext:value-type="float">
            <text:p>1,494295</text:p>
          </table:table-cell>
          <table:table-cell table:formula="of:=[.L14]" office:value-type="float" office:value="0" calcext:value-type="float">
            <text:p>0,00</text:p>
          </table:table-cell>
          <table:table-cell table:formula="of:=[.N1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3069" calcext:value-type="float">
            <text:p>3069</text:p>
          </table:table-cell>
          <table:table-cell office:value-type="float" office:value="1.062469" calcext:value-type="float">
            <text:p>1,062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4023216" calcext:value-type="float">
            <text:p>40232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5];&quot;-&quot;;[.C15];&quot;-&quot;;[.E15];&quot;-&quot;;LEFT(RIGHT([.A15];6);1))" office:value-type="string" office:string-value="r20-150-15-2" calcext:value-type="string">
            <text:p>r20-150-15-2</text:p>
          </table:table-cell>
          <table:table-cell table:formula="of:=ROUND(([.F15]/[.G15])*100;2)" office:value-type="float" office:value="0" calcext:value-type="float">
            <text:p>0</text:p>
          </table:table-cell>
          <table:table-cell table:style-name="ce9" table:formula="of:=[.M15]" office:value-type="float" office:value="1" calcext:value-type="float">
            <text:p>1,0</text:p>
          </table:table-cell>
          <table:table-cell table:style-name="ce9" table:formula="of:=[.J15]" office:value-type="float" office:value="1" calcext:value-type="float">
            <text:p>1,0</text:p>
          </table:table-cell>
          <table:table-cell table:formula="of:=[.K15]" office:value-type="float" office:value="1" calcext:value-type="float">
            <text:p>1</text:p>
          </table:table-cell>
          <table:table-cell table:formula="of:=[.I15]" office:value-type="float" office:value="1.062469" calcext:value-type="float">
            <text:p>1,062469</text:p>
          </table:table-cell>
          <table:table-cell table:formula="of:=[.L15]" office:value-type="float" office:value="0" calcext:value-type="float">
            <text:p>0,00</text:p>
          </table:table-cell>
          <table:table-cell table:formula="of:=[.N1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552" calcext:value-type="float">
            <text:p>552</text:p>
          </table:table-cell>
          <table:table-cell office:value-type="float" office:value="1255" calcext:value-type="float">
            <text:p>1255</text:p>
          </table:table-cell>
          <table:table-cell office:value-type="float" office:value="6.947862" calcext:value-type="float">
            <text:p>6,9478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94888" calcext:value-type="float">
            <text:p>-0,19488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93" calcext:value-type="float">
            <text:p>6,93</text:p>
          </table:table-cell>
          <table:table-cell office:value-type="float" office:value="15651974" calcext:value-type="float">
            <text:p>156519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6];&quot;-&quot;;[.C16];&quot;-&quot;;[.E16];&quot;-&quot;;LEFT(RIGHT([.A16];6);1))" office:value-type="string" office:string-value="r20-150-20-1" calcext:value-type="string">
            <text:p>r20-150-20-1</text:p>
          </table:table-cell>
          <table:table-cell table:formula="of:=ROUND(([.F16]/[.G16])*100;2)" office:value-type="float" office:value="37.14" calcext:value-type="float">
            <text:p>37,14</text:p>
          </table:table-cell>
          <table:table-cell table:style-name="ce9" table:formula="of:=[.M16]" office:value-type="float" office:value="-0.194888" calcext:value-type="float">
            <text:p>-0,2</text:p>
          </table:table-cell>
          <table:table-cell table:style-name="ce9" table:formula="of:=[.J16]" office:value-type="float" office:value="1" calcext:value-type="float">
            <text:p>1,0</text:p>
          </table:table-cell>
          <table:table-cell table:formula="of:=[.K16]" office:value-type="float" office:value="1" calcext:value-type="float">
            <text:p>1</text:p>
          </table:table-cell>
          <table:table-cell table:formula="of:=[.I16]" office:value-type="float" office:value="6.947862" calcext:value-type="float">
            <text:p>6,947862</text:p>
          </table:table-cell>
          <table:table-cell table:formula="of:=[.L16]" office:value-type="float" office:value="0" calcext:value-type="float">
            <text:p>0,00</text:p>
          </table:table-cell>
          <table:table-cell table:formula="of:=[.N16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3774" calcext:value-type="float">
            <text:p>3774</text:p>
          </table:table-cell>
          <table:table-cell office:value-type="float" office:value="2.894871" calcext:value-type="float">
            <text:p>2,8948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87" calcext:value-type="float">
            <text:p>2,87</text:p>
          </table:table-cell>
          <table:table-cell office:value-type="float" office:value="3594612" calcext:value-type="float">
            <text:p>35946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7];&quot;-&quot;;[.C17];&quot;-&quot;;[.E17];&quot;-&quot;;LEFT(RIGHT([.A17];6);1))" office:value-type="string" office:string-value="r20-150-20-2" calcext:value-type="string">
            <text:p>r20-150-20-2</text:p>
          </table:table-cell>
          <table:table-cell table:formula="of:=ROUND(([.F17]/[.G17])*100;2)" office:value-type="float" office:value="0" calcext:value-type="float">
            <text:p>0</text:p>
          </table:table-cell>
          <table:table-cell table:style-name="ce9" table:formula="of:=[.M17]" office:value-type="float" office:value="0" calcext:value-type="float">
            <text:p>0,0</text:p>
          </table:table-cell>
          <table:table-cell table:style-name="ce9" table:formula="of:=[.J17]" office:value-type="float" office:value="1" calcext:value-type="float">
            <text:p>1,0</text:p>
          </table:table-cell>
          <table:table-cell table:formula="of:=[.K17]" office:value-type="float" office:value="1" calcext:value-type="float">
            <text:p>1</text:p>
          </table:table-cell>
          <table:table-cell table:formula="of:=[.I17]" office:value-type="float" office:value="2.894871" calcext:value-type="float">
            <text:p>2,894871</text:p>
          </table:table-cell>
          <table:table-cell table:formula="of:=[.L17]" office:value-type="float" office:value="0" calcext:value-type="float">
            <text:p>0,00</text:p>
          </table:table-cell>
          <table:table-cell table:formula="of:=[.N1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652" calcext:value-type="float">
            <text:p>652</text:p>
          </table:table-cell>
          <table:table-cell office:value-type="float" office:value="933" calcext:value-type="float">
            <text:p>933</text:p>
          </table:table-cell>
          <table:table-cell office:value-type="float" office:value="58.354502" calcext:value-type="float">
            <text:p>58,354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83975" calcext:value-type="float">
            <text:p>-0,283975</text:p>
          </table:table-cell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  <table:table-cell office:value-type="float" office:value="58.15" calcext:value-type="float">
            <text:p>58,15</text:p>
          </table:table-cell>
          <table:table-cell office:value-type="float" office:value="58.16" calcext:value-type="float">
            <text:p>58,16</text:p>
          </table:table-cell>
          <table:table-cell office:value-type="float" office:value="4847375" calcext:value-type="float">
            <text:p>48473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8];&quot;-&quot;;[.C18];&quot;-&quot;;[.E18];&quot;-&quot;;LEFT(RIGHT([.A18];6);1))" office:value-type="string" office:string-value="r20-150-25-1" calcext:value-type="string">
            <text:p>r20-150-25-1</text:p>
          </table:table-cell>
          <table:table-cell table:formula="of:=ROUND(([.F18]/[.G18])*100;2)" office:value-type="float" office:value="24.54" calcext:value-type="float">
            <text:p>24,54</text:p>
          </table:table-cell>
          <table:table-cell table:style-name="ce9" table:formula="of:=[.M18]" office:value-type="float" office:value="-0.283975" calcext:value-type="float">
            <text:p>-0,3</text:p>
          </table:table-cell>
          <table:table-cell table:style-name="ce9" table:formula="of:=[.J18]" office:value-type="float" office:value="1" calcext:value-type="float">
            <text:p>1,0</text:p>
          </table:table-cell>
          <table:table-cell table:formula="of:=[.K18]" office:value-type="float" office:value="1" calcext:value-type="float">
            <text:p>1</text:p>
          </table:table-cell>
          <table:table-cell table:formula="of:=[.I18]" office:value-type="float" office:value="58.354502" calcext:value-type="float">
            <text:p>58,354502</text:p>
          </table:table-cell>
          <table:table-cell table:formula="of:=[.L18]" office:value-type="float" office:value="0" calcext:value-type="float">
            <text:p>0,00</text:p>
          </table:table-cell>
          <table:table-cell table:formula="of:=[.N18]" office:value-type="float" office:value="1341" calcext:value-type="float">
            <text:p>1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8831" calcext:value-type="float">
            <text:p>8831</text:p>
          </table:table-cell>
          <table:table-cell office:value-type="float" office:value="7.327682" calcext:value-type="float">
            <text:p>7,327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27" calcext:value-type="float">
            <text:p>7,27</text:p>
          </table:table-cell>
          <table:table-cell office:value-type="float" office:value="4379176" calcext:value-type="float">
            <text:p>43791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19];&quot;-&quot;;[.C19];&quot;-&quot;;[.E19];&quot;-&quot;;LEFT(RIGHT([.A19];6);1))" office:value-type="string" office:string-value="r20-150-25-2" calcext:value-type="string">
            <text:p>r20-150-25-2</text:p>
          </table:table-cell>
          <table:table-cell table:formula="of:=ROUND(([.F19]/[.G19])*100;2)" office:value-type="float" office:value="0" calcext:value-type="float">
            <text:p>0</text:p>
          </table:table-cell>
          <table:table-cell table:style-name="ce9" table:formula="of:=[.M19]" office:value-type="float" office:value="1" calcext:value-type="float">
            <text:p>1,0</text:p>
          </table:table-cell>
          <table:table-cell table:style-name="ce9" table:formula="of:=[.J19]" office:value-type="float" office:value="1" calcext:value-type="float">
            <text:p>1,0</text:p>
          </table:table-cell>
          <table:table-cell table:formula="of:=[.K19]" office:value-type="float" office:value="1" calcext:value-type="float">
            <text:p>1</text:p>
          </table:table-cell>
          <table:table-cell table:formula="of:=[.I19]" office:value-type="float" office:value="7.327682" calcext:value-type="float">
            <text:p>7,327682</text:p>
          </table:table-cell>
          <table:table-cell table:formula="of:=[.L19]" office:value-type="float" office:value="0" calcext:value-type="float">
            <text:p>0,00</text:p>
          </table:table-cell>
          <table:table-cell table:formula="of:=[.N19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252" calcext:value-type="float">
            <text:p>252</text:p>
          </table:table-cell>
          <table:table-cell office:value-type="float" office:value="189" calcext:value-type="float">
            <text:p>189</text:p>
          </table:table-cell>
          <table:table-cell office:value-type="float" office:value="0.025189" calcext:value-type="float">
            <text:p>0,0251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1691875" calcext:value-type="float">
            <text:p>1691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0];&quot;-&quot;;[.C20];&quot;-&quot;;[.E20];&quot;-&quot;;LEFT(RIGHT([.A20];6);1))" office:value-type="string" office:string-value="r20-150-5-1" calcext:value-type="string">
            <text:p>r20-150-5-1</text:p>
          </table:table-cell>
          <table:table-cell table:formula="of:=ROUND(([.F20]/[.G20])*100;2)" office:value-type="float" office:value="40.08" calcext:value-type="float">
            <text:p>40,08</text:p>
          </table:table-cell>
          <table:table-cell table:style-name="ce9" table:formula="of:=[.M20]" office:value-type="float" office:value="1" calcext:value-type="float">
            <text:p>1,0</text:p>
          </table:table-cell>
          <table:table-cell table:style-name="ce9" table:formula="of:=[.J20]" office:value-type="float" office:value="1" calcext:value-type="float">
            <text:p>1,0</text:p>
          </table:table-cell>
          <table:table-cell table:formula="of:=[.K20]" office:value-type="float" office:value="1" calcext:value-type="float">
            <text:p>1</text:p>
          </table:table-cell>
          <table:table-cell table:formula="of:=[.I20]" office:value-type="float" office:value="0.025189" calcext:value-type="float">
            <text:p>0,025189</text:p>
          </table:table-cell>
          <table:table-cell table:formula="of:=[.L20]" office:value-type="float" office:value="0" calcext:value-type="float">
            <text:p>0,00</text:p>
          </table:table-cell>
          <table:table-cell table:formula="of:=[.N2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0-1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203" calcext:value-type="float">
            <text:p>203</text:p>
          </table:table-cell>
          <table:table-cell office:value-type="float" office:value="0.025158" calcext:value-type="float">
            <text:p>0,025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1672862" calcext:value-type="float">
            <text:p>16728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1];&quot;-&quot;;[.C21];&quot;-&quot;;[.E21];&quot;-&quot;;LEFT(RIGHT([.A21];6);1))" office:value-type="string" office:string-value="r20-150-5-2" calcext:value-type="string">
            <text:p>r20-150-5-2</text:p>
          </table:table-cell>
          <table:table-cell table:formula="of:=ROUND(([.F21]/[.G21])*100;2)" office:value-type="float" office:value="38.1" calcext:value-type="float">
            <text:p>38,1</text:p>
          </table:table-cell>
          <table:table-cell table:style-name="ce9" table:formula="of:=[.M21]" office:value-type="float" office:value="1" calcext:value-type="float">
            <text:p>1,0</text:p>
          </table:table-cell>
          <table:table-cell table:style-name="ce9" table:formula="of:=[.J21]" office:value-type="float" office:value="1" calcext:value-type="float">
            <text:p>1,0</text:p>
          </table:table-cell>
          <table:table-cell table:formula="of:=[.K21]" office:value-type="float" office:value="1" calcext:value-type="float">
            <text:p>1</text:p>
          </table:table-cell>
          <table:table-cell table:formula="of:=[.I21]" office:value-type="float" office:value="0.025158" calcext:value-type="float">
            <text:p>0,025158</text:p>
          </table:table-cell>
          <table:table-cell table:formula="of:=[.L21]" office:value-type="float" office:value="0" calcext:value-type="float">
            <text:p>0,00</text:p>
          </table:table-cell>
          <table:table-cell table:formula="of:=[.N2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402" calcext:value-type="float">
            <text:p>402</text:p>
          </table:table-cell>
          <table:table-cell office:value-type="float" office:value="552" calcext:value-type="float">
            <text:p>552</text:p>
          </table:table-cell>
          <table:table-cell office:value-type="float" office:value="0.081261" calcext:value-type="float">
            <text:p>0,081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4159704" calcext:value-type="float">
            <text:p>41597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2];&quot;-&quot;;[.C22];&quot;-&quot;;[.E22];&quot;-&quot;;LEFT(RIGHT([.A22];6);1))" office:value-type="string" office:string-value="r20-200-10-1" calcext:value-type="string">
            <text:p>r20-200-10-1</text:p>
          </table:table-cell>
          <table:table-cell table:formula="of:=ROUND(([.F22]/[.G22])*100;2)" office:value-type="float" office:value="50.25" calcext:value-type="float">
            <text:p>50,25</text:p>
          </table:table-cell>
          <table:table-cell table:style-name="ce9" table:formula="of:=[.M22]" office:value-type="float" office:value="1" calcext:value-type="float">
            <text:p>1,0</text:p>
          </table:table-cell>
          <table:table-cell table:style-name="ce9" table:formula="of:=[.J22]" office:value-type="float" office:value="1" calcext:value-type="float">
            <text:p>1,0</text:p>
          </table:table-cell>
          <table:table-cell table:formula="of:=[.K22]" office:value-type="float" office:value="1" calcext:value-type="float">
            <text:p>1</text:p>
          </table:table-cell>
          <table:table-cell table:formula="of:=[.I22]" office:value-type="float" office:value="0.081261" calcext:value-type="float">
            <text:p>0,081261</text:p>
          </table:table-cell>
          <table:table-cell table:formula="of:=[.L22]" office:value-type="float" office:value="0" calcext:value-type="float">
            <text:p>0,00</text:p>
          </table:table-cell>
          <table:table-cell table:formula="of:=[.N2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402" calcext:value-type="float">
            <text:p>402</text:p>
          </table:table-cell>
          <table:table-cell office:value-type="float" office:value="825" calcext:value-type="float">
            <text:p>825</text:p>
          </table:table-cell>
          <table:table-cell office:value-type="float" office:value="0.09712" calcext:value-type="float">
            <text:p>0,09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4911880" calcext:value-type="float">
            <text:p>49118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3];&quot;-&quot;;[.C23];&quot;-&quot;;[.E23];&quot;-&quot;;LEFT(RIGHT([.A23];6);1))" office:value-type="string" office:string-value="r20-200-10-2" calcext:value-type="string">
            <text:p>r20-200-10-2</text:p>
          </table:table-cell>
          <table:table-cell table:formula="of:=ROUND(([.F23]/[.G23])*100;2)" office:value-type="float" office:value="38.81" calcext:value-type="float">
            <text:p>38,81</text:p>
          </table:table-cell>
          <table:table-cell table:style-name="ce9" table:formula="of:=[.M23]" office:value-type="float" office:value="1" calcext:value-type="float">
            <text:p>1,0</text:p>
          </table:table-cell>
          <table:table-cell table:style-name="ce9" table:formula="of:=[.J23]" office:value-type="float" office:value="1" calcext:value-type="float">
            <text:p>1,0</text:p>
          </table:table-cell>
          <table:table-cell table:formula="of:=[.K23]" office:value-type="float" office:value="1" calcext:value-type="float">
            <text:p>1</text:p>
          </table:table-cell>
          <table:table-cell table:formula="of:=[.I23]" office:value-type="float" office:value="0.09712" calcext:value-type="float">
            <text:p>0,09712</text:p>
          </table:table-cell>
          <table:table-cell table:formula="of:=[.L23]" office:value-type="float" office:value="0" calcext:value-type="float">
            <text:p>0,00</text:p>
          </table:table-cell>
          <table:table-cell table:formula="of:=[.N2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1723" calcext:value-type="float">
            <text:p>1723</text:p>
          </table:table-cell>
          <table:table-cell office:value-type="float" office:value="8.689662" calcext:value-type="float">
            <text:p>8,6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5565" calcext:value-type="float">
            <text:p>0,01556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67" calcext:value-type="float">
            <text:p>8,67</text:p>
          </table:table-cell>
          <table:table-cell office:value-type="float" office:value="23117852" calcext:value-type="float">
            <text:p>231178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4];&quot;-&quot;;[.C24];&quot;-&quot;;[.E24];&quot;-&quot;;LEFT(RIGHT([.A24];6);1))" office:value-type="string" office:string-value="r20-200-15-1" calcext:value-type="string">
            <text:p>r20-200-15-1</text:p>
          </table:table-cell>
          <table:table-cell table:formula="of:=ROUND(([.F24]/[.G24])*100;2)" office:value-type="float" office:value="0" calcext:value-type="float">
            <text:p>0</text:p>
          </table:table-cell>
          <table:table-cell table:style-name="ce9" table:formula="of:=[.M24]" office:value-type="float" office:value="0.015565" calcext:value-type="float">
            <text:p>0,0</text:p>
          </table:table-cell>
          <table:table-cell table:style-name="ce9" table:formula="of:=[.J24]" office:value-type="float" office:value="1" calcext:value-type="float">
            <text:p>1,0</text:p>
          </table:table-cell>
          <table:table-cell table:formula="of:=[.K24]" office:value-type="float" office:value="1" calcext:value-type="float">
            <text:p>1</text:p>
          </table:table-cell>
          <table:table-cell table:formula="of:=[.I24]" office:value-type="float" office:value="8.689662" calcext:value-type="float">
            <text:p>8,689662</text:p>
          </table:table-cell>
          <table:table-cell table:formula="of:=[.L24]" office:value-type="float" office:value="0" calcext:value-type="float">
            <text:p>0,00</text:p>
          </table:table-cell>
          <table:table-cell table:formula="of:=[.N24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502" calcext:value-type="float">
            <text:p>502</text:p>
          </table:table-cell>
          <table:table-cell office:value-type="float" office:value="2145" calcext:value-type="float">
            <text:p>2145</text:p>
          </table:table-cell>
          <table:table-cell office:value-type="float" office:value="1.167313" calcext:value-type="float">
            <text:p>1,167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20430697" calcext:value-type="float">
            <text:p>204306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5];&quot;-&quot;;[.C25];&quot;-&quot;;[.E25];&quot;-&quot;;LEFT(RIGHT([.A25];6);1))" office:value-type="string" office:string-value="r20-200-15-2" calcext:value-type="string">
            <text:p>r20-200-15-2</text:p>
          </table:table-cell>
          <table:table-cell table:formula="of:=ROUND(([.F25]/[.G25])*100;2)" office:value-type="float" office:value="45.82" calcext:value-type="float">
            <text:p>45,82</text:p>
          </table:table-cell>
          <table:table-cell table:style-name="ce9" table:formula="of:=[.M25]" office:value-type="float" office:value="1" calcext:value-type="float">
            <text:p>1,0</text:p>
          </table:table-cell>
          <table:table-cell table:style-name="ce9" table:formula="of:=[.J25]" office:value-type="float" office:value="1" calcext:value-type="float">
            <text:p>1,0</text:p>
          </table:table-cell>
          <table:table-cell table:formula="of:=[.K25]" office:value-type="float" office:value="1" calcext:value-type="float">
            <text:p>1</text:p>
          </table:table-cell>
          <table:table-cell table:formula="of:=[.I25]" office:value-type="float" office:value="1.167313" calcext:value-type="float">
            <text:p>1,167313</text:p>
          </table:table-cell>
          <table:table-cell table:formula="of:=[.L25]" office:value-type="float" office:value="0" calcext:value-type="float">
            <text:p>0,00</text:p>
          </table:table-cell>
          <table:table-cell table:formula="of:=[.N2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42" calcext:value-type="float">
            <text:p>242</text:p>
          </table:table-cell>
          <table:table-cell office:value-type="float" office:value="602" calcext:value-type="float">
            <text:p>602</text:p>
          </table:table-cell>
          <table:table-cell office:value-type="float" office:value="993" calcext:value-type="float">
            <text:p>993</text:p>
          </table:table-cell>
          <table:table-cell office:value-type="float" office:value="8.558273" calcext:value-type="float">
            <text:p>8,558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19943" calcext:value-type="float">
            <text:p>-0,11994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.53" calcext:value-type="float">
            <text:p>8,53</text:p>
          </table:table-cell>
          <table:table-cell office:value-type="float" office:value="8.54" calcext:value-type="float">
            <text:p>8,54</text:p>
          </table:table-cell>
          <table:table-cell office:value-type="float" office:value="4469426" calcext:value-type="float">
            <text:p>44694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6];&quot;-&quot;;[.C26];&quot;-&quot;;[.E26];&quot;-&quot;;LEFT(RIGHT([.A26];6);1))" office:value-type="string" office:string-value="r20-200-20-1" calcext:value-type="string">
            <text:p>r20-200-20-1</text:p>
          </table:table-cell>
          <table:table-cell table:formula="of:=ROUND(([.F26]/[.G26])*100;2)" office:value-type="float" office:value="40.2" calcext:value-type="float">
            <text:p>40,2</text:p>
          </table:table-cell>
          <table:table-cell table:style-name="ce9" table:formula="of:=[.M26]" office:value-type="float" office:value="-0.119943" calcext:value-type="float">
            <text:p>-0,1</text:p>
          </table:table-cell>
          <table:table-cell table:style-name="ce9" table:formula="of:=[.J26]" office:value-type="float" office:value="1" calcext:value-type="float">
            <text:p>1,0</text:p>
          </table:table-cell>
          <table:table-cell table:formula="of:=[.K26]" office:value-type="float" office:value="1" calcext:value-type="float">
            <text:p>1</text:p>
          </table:table-cell>
          <table:table-cell table:formula="of:=[.I26]" office:value-type="float" office:value="8.558273" calcext:value-type="float">
            <text:p>8,558273</text:p>
          </table:table-cell>
          <table:table-cell table:formula="of:=[.L26]" office:value-type="float" office:value="0" calcext:value-type="float">
            <text:p>0,00</text:p>
          </table:table-cell>
          <table:table-cell table:formula="of:=[.N26]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38" calcext:value-type="float">
            <text:p>238</text:p>
          </table:table-cell>
          <table:table-cell office:value-type="float" office:value="602" calcext:value-type="float">
            <text:p>602</text:p>
          </table:table-cell>
          <table:table-cell office:value-type="float" office:value="943" calcext:value-type="float">
            <text:p>943</text:p>
          </table:table-cell>
          <table:table-cell office:value-type="float" office:value="6.976808" calcext:value-type="float">
            <text:p>6,9768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01293" calcext:value-type="float">
            <text:p>-0,1012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96" calcext:value-type="float">
            <text:p>6,96</text:p>
          </table:table-cell>
          <table:table-cell office:value-type="float" office:value="6.97" calcext:value-type="float">
            <text:p>6,97</text:p>
          </table:table-cell>
          <table:table-cell office:value-type="float" office:value="4391994" calcext:value-type="float">
            <text:p>43919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7];&quot;-&quot;;[.C27];&quot;-&quot;;[.E27];&quot;-&quot;;LEFT(RIGHT([.A27];6);1))" office:value-type="string" office:string-value="r20-200-20-2" calcext:value-type="string">
            <text:p>r20-200-20-2</text:p>
          </table:table-cell>
          <table:table-cell table:formula="of:=ROUND(([.F27]/[.G27])*100;2)" office:value-type="float" office:value="39.53" calcext:value-type="float">
            <text:p>39,53</text:p>
          </table:table-cell>
          <table:table-cell table:style-name="ce9" table:formula="of:=[.M27]" office:value-type="float" office:value="-0.101293" calcext:value-type="float">
            <text:p>-0,1</text:p>
          </table:table-cell>
          <table:table-cell table:style-name="ce9" table:formula="of:=[.J27]" office:value-type="float" office:value="1" calcext:value-type="float">
            <text:p>1,0</text:p>
          </table:table-cell>
          <table:table-cell table:formula="of:=[.K27]" office:value-type="float" office:value="1" calcext:value-type="float">
            <text:p>1</text:p>
          </table:table-cell>
          <table:table-cell table:formula="of:=[.I27]" office:value-type="float" office:value="6.976808" calcext:value-type="float">
            <text:p>6,976808</text:p>
          </table:table-cell>
          <table:table-cell table:formula="of:=[.L27]" office:value-type="float" office:value="0" calcext:value-type="float">
            <text:p>0,00</text:p>
          </table:table-cell>
          <table:table-cell table:formula="of:=[.N27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32" calcext:value-type="float">
            <text:p>232</text:p>
          </table:table-cell>
          <table:table-cell office:value-type="float" office:value="702" calcext:value-type="float">
            <text:p>702</text:p>
          </table:table-cell>
          <table:table-cell office:value-type="float" office:value="1154" calcext:value-type="float">
            <text:p>1154</text:p>
          </table:table-cell>
          <table:table-cell office:value-type="float" office:value="45.537224" calcext:value-type="float">
            <text:p>45,537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9935" calcext:value-type="float">
            <text:p>-0,19935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5.45" calcext:value-type="float">
            <text:p>45,45</text:p>
          </table:table-cell>
          <table:table-cell office:value-type="float" office:value="45.46" calcext:value-type="float">
            <text:p>45,46</text:p>
          </table:table-cell>
          <table:table-cell office:value-type="float" office:value="5420600" calcext:value-type="float">
            <text:p>54206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8];&quot;-&quot;;[.C28];&quot;-&quot;;[.E28];&quot;-&quot;;LEFT(RIGHT([.A28];6);1))" office:value-type="string" office:string-value="r20-200-25-1" calcext:value-type="string">
            <text:p>r20-200-25-1</text:p>
          </table:table-cell>
          <table:table-cell table:formula="of:=ROUND(([.F28]/[.G28])*100;2)" office:value-type="float" office:value="33.05" calcext:value-type="float">
            <text:p>33,05</text:p>
          </table:table-cell>
          <table:table-cell table:style-name="ce9" table:formula="of:=[.M28]" office:value-type="float" office:value="-0.19935" calcext:value-type="float">
            <text:p>-0,2</text:p>
          </table:table-cell>
          <table:table-cell table:style-name="ce9" table:formula="of:=[.J28]" office:value-type="float" office:value="1" calcext:value-type="float">
            <text:p>1,0</text:p>
          </table:table-cell>
          <table:table-cell table:formula="of:=[.K28]" office:value-type="float" office:value="1" calcext:value-type="float">
            <text:p>1</text:p>
          </table:table-cell>
          <table:table-cell table:formula="of:=[.I28]" office:value-type="float" office:value="45.537224" calcext:value-type="float">
            <text:p>45,537224</text:p>
          </table:table-cell>
          <table:table-cell table:formula="of:=[.L28]" office:value-type="float" office:value="0" calcext:value-type="float">
            <text:p>0,00</text:p>
          </table:table-cell>
          <table:table-cell table:formula="of:=[.N28]" office:value-type="float" office:value="804" calcext:value-type="float">
            <text:p>8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7057" calcext:value-type="float">
            <text:p>7057</text:p>
          </table:table-cell>
          <table:table-cell office:value-type="float" office:value="4.299802" calcext:value-type="float">
            <text:p>4,2998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6" calcext:value-type="float">
            <text:p>4,26</text:p>
          </table:table-cell>
          <table:table-cell office:value-type="float" office:value="4660159" calcext:value-type="float">
            <text:p>46601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29];&quot;-&quot;;[.C29];&quot;-&quot;;[.E29];&quot;-&quot;;LEFT(RIGHT([.A29];6);1))" office:value-type="string" office:string-value="r20-200-25-2" calcext:value-type="string">
            <text:p>r20-200-25-2</text:p>
          </table:table-cell>
          <table:table-cell table:formula="of:=ROUND(([.F29]/[.G29])*100;2)" office:value-type="float" office:value="0" calcext:value-type="float">
            <text:p>0</text:p>
          </table:table-cell>
          <table:table-cell table:style-name="ce9" table:formula="of:=[.M29]" office:value-type="float" office:value="1" calcext:value-type="float">
            <text:p>1,0</text:p>
          </table:table-cell>
          <table:table-cell table:style-name="ce9" table:formula="of:=[.J29]" office:value-type="float" office:value="1" calcext:value-type="float">
            <text:p>1,0</text:p>
          </table:table-cell>
          <table:table-cell table:formula="of:=[.K29]" office:value-type="float" office:value="1" calcext:value-type="float">
            <text:p>1</text:p>
          </table:table-cell>
          <table:table-cell table:formula="of:=[.I29]" office:value-type="float" office:value="4.299802" calcext:value-type="float">
            <text:p>4,299802</text:p>
          </table:table-cell>
          <table:table-cell table:formula="of:=[.L29]" office:value-type="float" office:value="0" calcext:value-type="float">
            <text:p>0,00</text:p>
          </table:table-cell>
          <table:table-cell table:formula="of:=[.N29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302" calcext:value-type="float">
            <text:p>302</text:p>
          </table:table-cell>
          <table:table-cell office:value-type="float" office:value="176" calcext:value-type="float">
            <text:p>176</text:p>
          </table:table-cell>
          <table:table-cell office:value-type="float" office:value="0.036298" calcext:value-type="float">
            <text:p>0,036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2350121" calcext:value-type="float">
            <text:p>23501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0];&quot;-&quot;;[.C30];&quot;-&quot;;[.E30];&quot;-&quot;;LEFT(RIGHT([.A30];6);1))" office:value-type="string" office:string-value="r20-200-5-1" calcext:value-type="string">
            <text:p>r20-200-5-1</text:p>
          </table:table-cell>
          <table:table-cell table:formula="of:=ROUND(([.F30]/[.G30])*100;2)" office:value-type="float" office:value="33.77" calcext:value-type="float">
            <text:p>33,77</text:p>
          </table:table-cell>
          <table:table-cell table:style-name="ce9" table:formula="of:=[.M30]" office:value-type="float" office:value="1" calcext:value-type="float">
            <text:p>1,0</text:p>
          </table:table-cell>
          <table:table-cell table:style-name="ce9" table:formula="of:=[.J30]" office:value-type="float" office:value="1" calcext:value-type="float">
            <text:p>1,0</text:p>
          </table:table-cell>
          <table:table-cell table:formula="of:=[.K30]" office:value-type="float" office:value="1" calcext:value-type="float">
            <text:p>1</text:p>
          </table:table-cell>
          <table:table-cell table:formula="of:=[.I30]" office:value-type="float" office:value="0.036298" calcext:value-type="float">
            <text:p>0,036298</text:p>
          </table:table-cell>
          <table:table-cell table:formula="of:=[.L30]" office:value-type="float" office:value="0" calcext:value-type="float">
            <text:p>0,00</text:p>
          </table:table-cell>
          <table:table-cell table:formula="of:=[.N3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0-20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328" calcext:value-type="float">
            <text:p>328</text:p>
          </table:table-cell>
          <table:table-cell office:value-type="float" office:value="0.035131" calcext:value-type="float">
            <text:p>0,035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2148264" calcext:value-type="float">
            <text:p>21482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1];&quot;-&quot;;[.C31];&quot;-&quot;;[.E31];&quot;-&quot;;LEFT(RIGHT([.A31];6);1))" office:value-type="string" office:string-value="r20-200-5-2" calcext:value-type="string">
            <text:p>r20-200-5-2</text:p>
          </table:table-cell>
          <table:table-cell table:formula="of:=ROUND(([.F31]/[.G31])*100;2)" office:value-type="float" office:value="19.87" calcext:value-type="float">
            <text:p>19,87</text:p>
          </table:table-cell>
          <table:table-cell table:style-name="ce9" table:formula="of:=[.M31]" office:value-type="float" office:value="1" calcext:value-type="float">
            <text:p>1,0</text:p>
          </table:table-cell>
          <table:table-cell table:style-name="ce9" table:formula="of:=[.J31]" office:value-type="float" office:value="1" calcext:value-type="float">
            <text:p>1,0</text:p>
          </table:table-cell>
          <table:table-cell table:formula="of:=[.K31]" office:value-type="float" office:value="1" calcext:value-type="float">
            <text:p>1</text:p>
          </table:table-cell>
          <table:table-cell table:formula="of:=[.I31]" office:value-type="float" office:value="0.035131" calcext:value-type="float">
            <text:p>0,035131</text:p>
          </table:table-cell>
          <table:table-cell table:formula="of:=[.L31]" office:value-type="float" office:value="0" calcext:value-type="float">
            <text:p>0,00</text:p>
          </table:table-cell>
          <table:table-cell table:formula="of:=[.N3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452" calcext:value-type="float">
            <text:p>452</text:p>
          </table:table-cell>
          <table:table-cell office:value-type="float" office:value="1086" calcext:value-type="float">
            <text:p>1086</text:p>
          </table:table-cell>
          <table:table-cell office:value-type="float" office:value="0.123883" calcext:value-type="float">
            <text:p>0,1238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4507757" calcext:value-type="float">
            <text:p>45077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2];&quot;-&quot;;[.C32];&quot;-&quot;;[.E32];&quot;-&quot;;LEFT(RIGHT([.A32];6);1))" office:value-type="string" office:string-value="r20-250-10-1" calcext:value-type="string">
            <text:p>r20-250-10-1</text:p>
          </table:table-cell>
          <table:table-cell table:formula="of:=ROUND(([.F32]/[.G32])*100;2)" office:value-type="float" office:value="31.42" calcext:value-type="float">
            <text:p>31,42</text:p>
          </table:table-cell>
          <table:table-cell table:style-name="ce9" table:formula="of:=[.M32]" office:value-type="float" office:value="1" calcext:value-type="float">
            <text:p>1,0</text:p>
          </table:table-cell>
          <table:table-cell table:style-name="ce9" table:formula="of:=[.J32]" office:value-type="float" office:value="1" calcext:value-type="float">
            <text:p>1,0</text:p>
          </table:table-cell>
          <table:table-cell table:formula="of:=[.K32]" office:value-type="float" office:value="1" calcext:value-type="float">
            <text:p>1</text:p>
          </table:table-cell>
          <table:table-cell table:formula="of:=[.I32]" office:value-type="float" office:value="0.123883" calcext:value-type="float">
            <text:p>0,123883</text:p>
          </table:table-cell>
          <table:table-cell table:formula="of:=[.L32]" office:value-type="float" office:value="0" calcext:value-type="float">
            <text:p>0,00</text:p>
          </table:table-cell>
          <table:table-cell table:formula="of:=[.N3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float" office:value="452" calcext:value-type="float">
            <text:p>452</text:p>
          </table:table-cell>
          <table:table-cell office:value-type="float" office:value="405" calcext:value-type="float">
            <text:p>405</text:p>
          </table:table-cell>
          <table:table-cell office:value-type="float" office:value="0.079432" calcext:value-type="float">
            <text:p>0,079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4380611" calcext:value-type="float">
            <text:p>43806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3];&quot;-&quot;;[.C33];&quot;-&quot;;[.E33];&quot;-&quot;;LEFT(RIGHT([.A33];6);1))" office:value-type="string" office:string-value="r20-250-10-2" calcext:value-type="string">
            <text:p>r20-250-10-2</text:p>
          </table:table-cell>
          <table:table-cell table:formula="of:=ROUND(([.F33]/[.G33])*100;2)" office:value-type="float" office:value="44.03" calcext:value-type="float">
            <text:p>44,03</text:p>
          </table:table-cell>
          <table:table-cell table:style-name="ce9" table:formula="of:=[.M33]" office:value-type="float" office:value="1" calcext:value-type="float">
            <text:p>1,0</text:p>
          </table:table-cell>
          <table:table-cell table:style-name="ce9" table:formula="of:=[.J33]" office:value-type="float" office:value="1" calcext:value-type="float">
            <text:p>1,0</text:p>
          </table:table-cell>
          <table:table-cell table:formula="of:=[.K33]" office:value-type="float" office:value="1" calcext:value-type="float">
            <text:p>1</text:p>
          </table:table-cell>
          <table:table-cell table:formula="of:=[.I33]" office:value-type="float" office:value="0.079432" calcext:value-type="float">
            <text:p>0,079432</text:p>
          </table:table-cell>
          <table:table-cell table:formula="of:=[.L33]" office:value-type="float" office:value="0" calcext:value-type="float">
            <text:p>0,00</text:p>
          </table:table-cell>
          <table:table-cell table:formula="of:=[.N3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2959" calcext:value-type="float">
            <text:p>2959</text:p>
          </table:table-cell>
          <table:table-cell office:value-type="float" office:value="9.616947" calcext:value-type="float">
            <text:p>9,616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7568" calcext:value-type="float">
            <text:p>0,0675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.57" calcext:value-type="float">
            <text:p>9,57</text:p>
          </table:table-cell>
          <table:table-cell office:value-type="float" office:value="9.58" calcext:value-type="float">
            <text:p>9,58</text:p>
          </table:table-cell>
          <table:table-cell office:value-type="float" office:value="41604722" calcext:value-type="float">
            <text:p>416047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4];&quot;-&quot;;[.C34];&quot;-&quot;;[.E34];&quot;-&quot;;LEFT(RIGHT([.A34];6);1))" office:value-type="string" office:string-value="r20-250-15-1" calcext:value-type="string">
            <text:p>r20-250-15-1</text:p>
          </table:table-cell>
          <table:table-cell table:formula="of:=ROUND(([.F34]/[.G34])*100;2)" office:value-type="float" office:value="0" calcext:value-type="float">
            <text:p>0</text:p>
          </table:table-cell>
          <table:table-cell table:style-name="ce9" table:formula="of:=[.M34]" office:value-type="float" office:value="0.067568" calcext:value-type="float">
            <text:p>0,1</text:p>
          </table:table-cell>
          <table:table-cell table:style-name="ce9" table:formula="of:=[.J34]" office:value-type="float" office:value="1" calcext:value-type="float">
            <text:p>1,0</text:p>
          </table:table-cell>
          <table:table-cell table:formula="of:=[.K34]" office:value-type="float" office:value="1" calcext:value-type="float">
            <text:p>1</text:p>
          </table:table-cell>
          <table:table-cell table:formula="of:=[.I34]" office:value-type="float" office:value="9.616947" calcext:value-type="float">
            <text:p>9,616947</text:p>
          </table:table-cell>
          <table:table-cell table:formula="of:=[.L34]" office:value-type="float" office:value="0" calcext:value-type="float">
            <text:p>0,00</text:p>
          </table:table-cell>
          <table:table-cell table:formula="of:=[.N34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277" calcext:value-type="float">
            <text:p>277</text:p>
          </table:table-cell>
          <table:table-cell office:value-type="float" office:value="552" calcext:value-type="float">
            <text:p>552</text:p>
          </table:table-cell>
          <table:table-cell office:value-type="float" office:value="1110" calcext:value-type="float">
            <text:p>1110</text:p>
          </table:table-cell>
          <table:table-cell office:value-type="float" office:value="0.274433" calcext:value-type="float">
            <text:p>0,2744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12581795" calcext:value-type="float">
            <text:p>125817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5];&quot;-&quot;;[.C35];&quot;-&quot;;[.E35];&quot;-&quot;;LEFT(RIGHT([.A35];6);1))" office:value-type="string" office:string-value="r20-250-15-2" calcext:value-type="string">
            <text:p>r20-250-15-2</text:p>
          </table:table-cell>
          <table:table-cell table:formula="of:=ROUND(([.F35]/[.G35])*100;2)" office:value-type="float" office:value="50.18" calcext:value-type="float">
            <text:p>50,18</text:p>
          </table:table-cell>
          <table:table-cell table:style-name="ce9" table:formula="of:=[.M35]" office:value-type="float" office:value="1" calcext:value-type="float">
            <text:p>1,0</text:p>
          </table:table-cell>
          <table:table-cell table:style-name="ce9" table:formula="of:=[.J35]" office:value-type="float" office:value="1" calcext:value-type="float">
            <text:p>1,0</text:p>
          </table:table-cell>
          <table:table-cell table:formula="of:=[.K35]" office:value-type="float" office:value="1" calcext:value-type="float">
            <text:p>1</text:p>
          </table:table-cell>
          <table:table-cell table:formula="of:=[.I35]" office:value-type="float" office:value="0.274433" calcext:value-type="float">
            <text:p>0,274433</text:p>
          </table:table-cell>
          <table:table-cell table:formula="of:=[.L35]" office:value-type="float" office:value="0" calcext:value-type="float">
            <text:p>0,00</text:p>
          </table:table-cell>
          <table:table-cell table:formula="of:=[.N3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277" calcext:value-type="float">
            <text:p>277</text:p>
          </table:table-cell>
          <table:table-cell office:value-type="float" office:value="652" calcext:value-type="float">
            <text:p>652</text:p>
          </table:table-cell>
          <table:table-cell office:value-type="float" office:value="1138" calcext:value-type="float">
            <text:p>1138</text:p>
          </table:table-cell>
          <table:table-cell office:value-type="float" office:value="12.633524" calcext:value-type="float">
            <text:p>12,633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77712" calcext:value-type="float">
            <text:p>-0,07771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,6</text:p>
          </table:table-cell>
          <table:table-cell office:value-type="float" office:value="12.61" calcext:value-type="float">
            <text:p>12,61</text:p>
          </table:table-cell>
          <table:table-cell office:value-type="float" office:value="5071402" calcext:value-type="float">
            <text:p>5071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6];&quot;-&quot;;[.C36];&quot;-&quot;;[.E36];&quot;-&quot;;LEFT(RIGHT([.A36];6);1))" office:value-type="string" office:string-value="r20-250-20-1" calcext:value-type="string">
            <text:p>r20-250-20-1</text:p>
          </table:table-cell>
          <table:table-cell table:formula="of:=ROUND(([.F36]/[.G36])*100;2)" office:value-type="float" office:value="42.48" calcext:value-type="float">
            <text:p>42,48</text:p>
          </table:table-cell>
          <table:table-cell table:style-name="ce9" table:formula="of:=[.M36]" office:value-type="float" office:value="-0.077712" calcext:value-type="float">
            <text:p>-0,1</text:p>
          </table:table-cell>
          <table:table-cell table:style-name="ce9" table:formula="of:=[.J36]" office:value-type="float" office:value="1" calcext:value-type="float">
            <text:p>1,0</text:p>
          </table:table-cell>
          <table:table-cell table:formula="of:=[.K36]" office:value-type="float" office:value="1" calcext:value-type="float">
            <text:p>1</text:p>
          </table:table-cell>
          <table:table-cell table:formula="of:=[.I36]" office:value-type="float" office:value="12.633524" calcext:value-type="float">
            <text:p>12,633524</text:p>
          </table:table-cell>
          <table:table-cell table:formula="of:=[.L36]" office:value-type="float" office:value="0" calcext:value-type="float">
            <text:p>0,00</text:p>
          </table:table-cell>
          <table:table-cell table:formula="of:=[.N36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3180" calcext:value-type="float">
            <text:p>3180</text:p>
          </table:table-cell>
          <table:table-cell office:value-type="float" office:value="1.248996" calcext:value-type="float">
            <text:p>1,248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,22</text:p>
          </table:table-cell>
          <table:table-cell office:value-type="float" office:value="1.23" calcext:value-type="float">
            <text:p>1,23</text:p>
          </table:table-cell>
          <table:table-cell office:value-type="float" office:value="4918024" calcext:value-type="float">
            <text:p>4918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7];&quot;-&quot;;[.C37];&quot;-&quot;;[.E37];&quot;-&quot;;LEFT(RIGHT([.A37];6);1))" office:value-type="string" office:string-value="r20-250-20-2" calcext:value-type="string">
            <text:p>r20-250-20-2</text:p>
          </table:table-cell>
          <table:table-cell table:formula="of:=ROUND(([.F37]/[.G37])*100;2)" office:value-type="float" office:value="0" calcext:value-type="float">
            <text:p>0</text:p>
          </table:table-cell>
          <table:table-cell table:style-name="ce9" table:formula="of:=[.M37]" office:value-type="float" office:value="1" calcext:value-type="float">
            <text:p>1,0</text:p>
          </table:table-cell>
          <table:table-cell table:style-name="ce9" table:formula="of:=[.J37]" office:value-type="float" office:value="1" calcext:value-type="float">
            <text:p>1,0</text:p>
          </table:table-cell>
          <table:table-cell table:formula="of:=[.K37]" office:value-type="float" office:value="1" calcext:value-type="float">
            <text:p>1</text:p>
          </table:table-cell>
          <table:table-cell table:formula="of:=[.I37]" office:value-type="float" office:value="1.248996" calcext:value-type="float">
            <text:p>1,248996</text:p>
          </table:table-cell>
          <table:table-cell table:formula="of:=[.L37]" office:value-type="float" office:value="0" calcext:value-type="float">
            <text:p>0,00</text:p>
          </table:table-cell>
          <table:table-cell table:formula="of:=[.N3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1429" calcext:value-type="float">
            <text:p>1429</text:p>
          </table:table-cell>
          <table:table-cell office:value-type="float" office:value="45.113668" calcext:value-type="float">
            <text:p>45,1136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38255" calcext:value-type="float">
            <text:p>-0,138255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04" calcext:value-type="float">
            <text:p>45,04</text:p>
          </table:table-cell>
          <table:table-cell office:value-type="float" office:value="6497188" calcext:value-type="float">
            <text:p>64971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8];&quot;-&quot;;[.C38];&quot;-&quot;;[.E38];&quot;-&quot;;LEFT(RIGHT([.A38];6);1))" office:value-type="string" office:string-value="r20-250-25-1" calcext:value-type="string">
            <text:p>r20-250-25-1</text:p>
          </table:table-cell>
          <table:table-cell table:formula="of:=ROUND(([.F38]/[.G38])*100;2)" office:value-type="float" office:value="0" calcext:value-type="float">
            <text:p>0</text:p>
          </table:table-cell>
          <table:table-cell table:style-name="ce9" table:formula="of:=[.M38]" office:value-type="float" office:value="-0.138255" calcext:value-type="float">
            <text:p>-0,1</text:p>
          </table:table-cell>
          <table:table-cell table:style-name="ce9" table:formula="of:=[.J38]" office:value-type="float" office:value="1" calcext:value-type="float">
            <text:p>1,0</text:p>
          </table:table-cell>
          <table:table-cell table:formula="of:=[.K38]" office:value-type="float" office:value="1" calcext:value-type="float">
            <text:p>1</text:p>
          </table:table-cell>
          <table:table-cell table:formula="of:=[.I38]" office:value-type="float" office:value="45.113668" calcext:value-type="float">
            <text:p>45,113668</text:p>
          </table:table-cell>
          <table:table-cell table:formula="of:=[.L38]" office:value-type="float" office:value="0" calcext:value-type="float">
            <text:p>0,00</text:p>
          </table:table-cell>
          <table:table-cell table:formula="of:=[.N38]" office:value-type="float" office:value="840" calcext:value-type="float">
            <text:p>8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752" calcext:value-type="float">
            <text:p>752</text:p>
          </table:table-cell>
          <table:table-cell office:value-type="float" office:value="1403" calcext:value-type="float">
            <text:p>1403</text:p>
          </table:table-cell>
          <table:table-cell office:value-type="float" office:value="12.455923" calcext:value-type="float">
            <text:p>12,455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98569" calcext:value-type="float">
            <text:p>-0,098569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2.41" calcext:value-type="float">
            <text:p>12,41</text:p>
          </table:table-cell>
          <table:table-cell office:value-type="float" office:value="12.43" calcext:value-type="float">
            <text:p>12,43</text:p>
          </table:table-cell>
          <table:table-cell office:value-type="float" office:value="5900186" calcext:value-type="float">
            <text:p>59001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39];&quot;-&quot;;[.C39];&quot;-&quot;;[.E39];&quot;-&quot;;LEFT(RIGHT([.A39];6);1))" office:value-type="string" office:string-value="r20-250-25-2" calcext:value-type="string">
            <text:p>r20-250-25-2</text:p>
          </table:table-cell>
          <table:table-cell table:formula="of:=ROUND(([.F39]/[.G39])*100;2)" office:value-type="float" office:value="38.56" calcext:value-type="float">
            <text:p>38,56</text:p>
          </table:table-cell>
          <table:table-cell table:style-name="ce9" table:formula="of:=[.M39]" office:value-type="float" office:value="-0.098569" calcext:value-type="float">
            <text:p>-0,1</text:p>
          </table:table-cell>
          <table:table-cell table:style-name="ce9" table:formula="of:=[.J39]" office:value-type="float" office:value="1" calcext:value-type="float">
            <text:p>1,0</text:p>
          </table:table-cell>
          <table:table-cell table:formula="of:=[.K39]" office:value-type="float" office:value="1" calcext:value-type="float">
            <text:p>1</text:p>
          </table:table-cell>
          <table:table-cell table:formula="of:=[.I39]" office:value-type="float" office:value="12.455923" calcext:value-type="float">
            <text:p>12,455923</text:p>
          </table:table-cell>
          <table:table-cell table:formula="of:=[.L39]" office:value-type="float" office:value="0" calcext:value-type="float">
            <text:p>0,00</text:p>
          </table:table-cell>
          <table:table-cell table:formula="of:=[.N39]" office:value-type="float" office:value="283" calcext:value-type="float">
            <text:p>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80" calcext:value-type="float">
            <text:p>180</text:p>
          </table:table-cell>
          <table:table-cell office:value-type="float" office:value="0.040962" calcext:value-type="float">
            <text:p>0,0409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2686337" calcext:value-type="float">
            <text:p>26863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0];&quot;-&quot;;[.C40];&quot;-&quot;;[.E40];&quot;-&quot;;LEFT(RIGHT([.A40];6);1))" office:value-type="string" office:string-value="r20-250-5-1" calcext:value-type="string">
            <text:p>r20-250-5-1</text:p>
          </table:table-cell>
          <table:table-cell table:formula="of:=ROUND(([.F40]/[.G40])*100;2)" office:value-type="float" office:value="28.98" calcext:value-type="float">
            <text:p>28,98</text:p>
          </table:table-cell>
          <table:table-cell table:style-name="ce9" table:formula="of:=[.M40]" office:value-type="float" office:value="1" calcext:value-type="float">
            <text:p>1,0</text:p>
          </table:table-cell>
          <table:table-cell table:style-name="ce9" table:formula="of:=[.J40]" office:value-type="float" office:value="1" calcext:value-type="float">
            <text:p>1,0</text:p>
          </table:table-cell>
          <table:table-cell table:formula="of:=[.K40]" office:value-type="float" office:value="1" calcext:value-type="float">
            <text:p>1</text:p>
          </table:table-cell>
          <table:table-cell table:formula="of:=[.I40]" office:value-type="float" office:value="0.040962" calcext:value-type="float">
            <text:p>0,040962</text:p>
          </table:table-cell>
          <table:table-cell table:formula="of:=[.L40]" office:value-type="float" office:value="0" calcext:value-type="float">
            <text:p>0,00</text:p>
          </table:table-cell>
          <table:table-cell table:formula="of:=[.N4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0-2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352" calcext:value-type="float">
            <text:p>352</text:p>
          </table:table-cell>
          <table:table-cell office:value-type="float" office:value="238" calcext:value-type="float">
            <text:p>238</text:p>
          </table:table-cell>
          <table:table-cell office:value-type="float" office:value="0.040026" calcext:value-type="float">
            <text:p>0,0400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2538954" calcext:value-type="float">
            <text:p>25389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1];&quot;-&quot;;[.C41];&quot;-&quot;;[.E41];&quot;-&quot;;LEFT(RIGHT([.A41];6);1))" office:value-type="string" office:string-value="r20-250-5-2" calcext:value-type="string">
            <text:p>r20-250-5-2</text:p>
          </table:table-cell>
          <table:table-cell table:formula="of:=ROUND(([.F41]/[.G41])*100;2)" office:value-type="float" office:value="28.13" calcext:value-type="float">
            <text:p>28,13</text:p>
          </table:table-cell>
          <table:table-cell table:style-name="ce9" table:formula="of:=[.M41]" office:value-type="float" office:value="1" calcext:value-type="float">
            <text:p>1,0</text:p>
          </table:table-cell>
          <table:table-cell table:style-name="ce9" table:formula="of:=[.J41]" office:value-type="float" office:value="1" calcext:value-type="float">
            <text:p>1,0</text:p>
          </table:table-cell>
          <table:table-cell table:formula="of:=[.K41]" office:value-type="float" office:value="1" calcext:value-type="float">
            <text:p>1</text:p>
          </table:table-cell>
          <table:table-cell table:formula="of:=[.I41]" office:value-type="float" office:value="0.040026" calcext:value-type="float">
            <text:p>0,040026</text:p>
          </table:table-cell>
          <table:table-cell table:formula="of:=[.L41]" office:value-type="float" office:value="0" calcext:value-type="float">
            <text:p>0,00</text:p>
          </table:table-cell>
          <table:table-cell table:formula="of:=[.N4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878" calcext:value-type="float">
            <text:p>878</text:p>
          </table:table-cell>
          <table:table-cell office:value-type="float" office:value="0.216157" calcext:value-type="float">
            <text:p>0,2161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1036008" calcext:value-type="float">
            <text:p>110360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2];&quot;-&quot;;[.C42];&quot;-&quot;;[.E42];&quot;-&quot;;LEFT(RIGHT([.A42];6);1))" office:value-type="string" office:string-value="r20-50-10-1" calcext:value-type="string">
            <text:p>r20-50-10-1</text:p>
          </table:table-cell>
          <table:table-cell table:formula="of:=ROUND(([.F42]/[.G42])*100;2)" office:value-type="float" office:value="0" calcext:value-type="float">
            <text:p>0</text:p>
          </table:table-cell>
          <table:table-cell table:style-name="ce9" table:formula="of:=[.M42]" office:value-type="float" office:value="0" calcext:value-type="float">
            <text:p>0,0</text:p>
          </table:table-cell>
          <table:table-cell table:style-name="ce9" table:formula="of:=[.J42]" office:value-type="float" office:value="0" calcext:value-type="float">
            <text:p>0,0</text:p>
          </table:table-cell>
          <table:table-cell table:formula="of:=[.K42]" office:value-type="float" office:value="0" calcext:value-type="float">
            <text:p>0</text:p>
          </table:table-cell>
          <table:table-cell table:formula="of:=[.I42]" office:value-type="float" office:value="0.216157" calcext:value-type="float">
            <text:p>0,216157</text:p>
          </table:table-cell>
          <table:table-cell table:formula="of:=[.L42]" office:value-type="float" office:value="0" calcext:value-type="float">
            <text:p>0,00</text:p>
          </table:table-cell>
          <table:table-cell table:formula="of:=[.N4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06" calcext:value-type="float">
            <text:p>406</text:p>
          </table:table-cell>
          <table:table-cell office:value-type="float" office:value="0.068548" calcext:value-type="float">
            <text:p>0,0685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4298604" calcext:value-type="float">
            <text:p>42986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3];&quot;-&quot;;[.C43];&quot;-&quot;;[.E43];&quot;-&quot;;LEFT(RIGHT([.A43];6);1))" office:value-type="string" office:string-value="r20-50-10-2" calcext:value-type="string">
            <text:p>r20-50-10-2</text:p>
          </table:table-cell>
          <table:table-cell table:formula="of:=ROUND(([.F43]/[.G43])*100;2)" office:value-type="float" office:value="0" calcext:value-type="float">
            <text:p>0</text:p>
          </table:table-cell>
          <table:table-cell table:style-name="ce9" table:formula="of:=[.M43]" office:value-type="float" office:value="0" calcext:value-type="float">
            <text:p>0,0</text:p>
          </table:table-cell>
          <table:table-cell table:style-name="ce9" table:formula="of:=[.J43]" office:value-type="float" office:value="0" calcext:value-type="float">
            <text:p>0,0</text:p>
          </table:table-cell>
          <table:table-cell table:formula="of:=[.K43]" office:value-type="float" office:value="0" calcext:value-type="float">
            <text:p>0</text:p>
          </table:table-cell>
          <table:table-cell table:formula="of:=[.I43]" office:value-type="float" office:value="0.068548" calcext:value-type="float">
            <text:p>0,068548</text:p>
          </table:table-cell>
          <table:table-cell table:formula="of:=[.L43]" office:value-type="float" office:value="0" calcext:value-type="float">
            <text:p>0,00</text:p>
          </table:table-cell>
          <table:table-cell table:formula="of:=[.N4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846" calcext:value-type="float">
            <text:p>846</text:p>
          </table:table-cell>
          <table:table-cell office:value-type="float" office:value="0.502206" calcext:value-type="float">
            <text:p>0,5022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17229506" calcext:value-type="float">
            <text:p>172295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4];&quot;-&quot;;[.C44];&quot;-&quot;;[.E44];&quot;-&quot;;LEFT(RIGHT([.A44];6);1))" office:value-type="string" office:string-value="r20-50-15-1" calcext:value-type="string">
            <text:p>r20-50-15-1</text:p>
          </table:table-cell>
          <table:table-cell table:formula="of:=ROUND(([.F44]/[.G44])*100;2)" office:value-type="float" office:value="0" calcext:value-type="float">
            <text:p>0</text:p>
          </table:table-cell>
          <table:table-cell table:style-name="ce9" table:formula="of:=[.M44]" office:value-type="float" office:value="0" calcext:value-type="float">
            <text:p>0,0</text:p>
          </table:table-cell>
          <table:table-cell table:style-name="ce9" table:formula="of:=[.J44]" office:value-type="float" office:value="0" calcext:value-type="float">
            <text:p>0,0</text:p>
          </table:table-cell>
          <table:table-cell table:formula="of:=[.K44]" office:value-type="float" office:value="0" calcext:value-type="float">
            <text:p>0</text:p>
          </table:table-cell>
          <table:table-cell table:formula="of:=[.I44]" office:value-type="float" office:value="0.502206" calcext:value-type="float">
            <text:p>0,502206</text:p>
          </table:table-cell>
          <table:table-cell table:formula="of:=[.L44]" office:value-type="float" office:value="0" calcext:value-type="float">
            <text:p>0,00</text:p>
          </table:table-cell>
          <table:table-cell table:formula="of:=[.N4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352" calcext:value-type="float">
            <text:p>352</text:p>
          </table:table-cell>
          <table:table-cell office:value-type="float" office:value="901" calcext:value-type="float">
            <text:p>901</text:p>
          </table:table-cell>
          <table:table-cell office:value-type="float" office:value="0.299772" calcext:value-type="float">
            <text:p>0,299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12961157" calcext:value-type="float">
            <text:p>129611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5];&quot;-&quot;;[.C45];&quot;-&quot;;[.E45];&quot;-&quot;;LEFT(RIGHT([.A45];6);1))" office:value-type="string" office:string-value="r20-50-15-2" calcext:value-type="string">
            <text:p>r20-50-15-2</text:p>
          </table:table-cell>
          <table:table-cell table:formula="of:=ROUND(([.F45]/[.G45])*100;2)" office:value-type="float" office:value="25" calcext:value-type="float">
            <text:p>25</text:p>
          </table:table-cell>
          <table:table-cell table:style-name="ce9" table:formula="of:=[.M45]" office:value-type="float" office:value="0" calcext:value-type="float">
            <text:p>0,0</text:p>
          </table:table-cell>
          <table:table-cell table:style-name="ce9" table:formula="of:=[.J45]" office:value-type="float" office:value="0" calcext:value-type="float">
            <text:p>0,0</text:p>
          </table:table-cell>
          <table:table-cell table:formula="of:=[.K45]" office:value-type="float" office:value="0" calcext:value-type="float">
            <text:p>0</text:p>
          </table:table-cell>
          <table:table-cell table:formula="of:=[.I45]" office:value-type="float" office:value="0.299772" calcext:value-type="float">
            <text:p>0,299772</text:p>
          </table:table-cell>
          <table:table-cell table:formula="of:=[.L45]" office:value-type="float" office:value="0" calcext:value-type="float">
            <text:p>0,00</text:p>
          </table:table-cell>
          <table:table-cell table:formula="of:=[.N4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452" calcext:value-type="float">
            <text:p>452</text:p>
          </table:table-cell>
          <table:table-cell office:value-type="float" office:value="706" calcext:value-type="float">
            <text:p>706</text:p>
          </table:table-cell>
          <table:table-cell office:value-type="float" office:value="0.363565" calcext:value-type="float">
            <text:p>0,3635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office:value-type="float" office:value="20206779" calcext:value-type="float">
            <text:p>202067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6];&quot;-&quot;;[.C46];&quot;-&quot;;[.E46];&quot;-&quot;;LEFT(RIGHT([.A46];6);1))" office:value-type="string" office:string-value="r20-50-20-1" calcext:value-type="string">
            <text:p>r20-50-20-1</text:p>
          </table:table-cell>
          <table:table-cell table:formula="of:=ROUND(([.F46]/[.G46])*100;2)" office:value-type="float" office:value="22.79" calcext:value-type="float">
            <text:p>22,79</text:p>
          </table:table-cell>
          <table:table-cell table:style-name="ce9" table:formula="of:=[.M46]" office:value-type="float" office:value="0" calcext:value-type="float">
            <text:p>0,0</text:p>
          </table:table-cell>
          <table:table-cell table:style-name="ce9" table:formula="of:=[.J46]" office:value-type="float" office:value="0" calcext:value-type="float">
            <text:p>0,0</text:p>
          </table:table-cell>
          <table:table-cell table:formula="of:=[.K46]" office:value-type="float" office:value="0" calcext:value-type="float">
            <text:p>0</text:p>
          </table:table-cell>
          <table:table-cell table:formula="of:=[.I46]" office:value-type="float" office:value="0.363565" calcext:value-type="float">
            <text:p>0,363565</text:p>
          </table:table-cell>
          <table:table-cell table:formula="of:=[.L46]" office:value-type="float" office:value="0" calcext:value-type="float">
            <text:p>0,00</text:p>
          </table:table-cell>
          <table:table-cell table:formula="of:=[.N4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452" calcext:value-type="float">
            <text:p>452</text:p>
          </table:table-cell>
          <table:table-cell office:value-type="float" office:value="900" calcext:value-type="float">
            <text:p>900</text:p>
          </table:table-cell>
          <table:table-cell office:value-type="float" office:value="0.375279" calcext:value-type="float">
            <text:p>0,375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18845610" calcext:value-type="float">
            <text:p>188456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7];&quot;-&quot;;[.C47];&quot;-&quot;;[.E47];&quot;-&quot;;LEFT(RIGHT([.A47];6);1))" office:value-type="string" office:string-value="r20-50-20-2" calcext:value-type="string">
            <text:p>r20-50-20-2</text:p>
          </table:table-cell>
          <table:table-cell table:formula="of:=ROUND(([.F47]/[.G47])*100;2)" office:value-type="float" office:value="23.45" calcext:value-type="float">
            <text:p>23,45</text:p>
          </table:table-cell>
          <table:table-cell table:style-name="ce9" table:formula="of:=[.M47]" office:value-type="float" office:value="0" calcext:value-type="float">
            <text:p>0,0</text:p>
          </table:table-cell>
          <table:table-cell table:style-name="ce9" table:formula="of:=[.J47]" office:value-type="float" office:value="0" calcext:value-type="float">
            <text:p>0,0</text:p>
          </table:table-cell>
          <table:table-cell table:formula="of:=[.K47]" office:value-type="float" office:value="0" calcext:value-type="float">
            <text:p>0</text:p>
          </table:table-cell>
          <table:table-cell table:formula="of:=[.I47]" office:value-type="float" office:value="0.375279" calcext:value-type="float">
            <text:p>0,375279</text:p>
          </table:table-cell>
          <table:table-cell table:formula="of:=[.L47]" office:value-type="float" office:value="0" calcext:value-type="float">
            <text:p>0,00</text:p>
          </table:table-cell>
          <table:table-cell table:formula="of:=[.N4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552" calcext:value-type="float">
            <text:p>552</text:p>
          </table:table-cell>
          <table:table-cell office:value-type="float" office:value="1641" calcext:value-type="float">
            <text:p>1641</text:p>
          </table:table-cell>
          <table:table-cell office:value-type="float" office:value="0.665596" calcext:value-type="float">
            <text:p>0,6655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5868368" calcext:value-type="float">
            <text:p>58683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8];&quot;-&quot;;[.C48];&quot;-&quot;;[.E48];&quot;-&quot;;LEFT(RIGHT([.A48];6);1))" office:value-type="string" office:string-value="r20-50-25-1" calcext:value-type="string">
            <text:p>r20-50-25-1</text:p>
          </table:table-cell>
          <table:table-cell table:formula="of:=ROUND(([.F48]/[.G48])*100;2)" office:value-type="float" office:value="20.83" calcext:value-type="float">
            <text:p>20,83</text:p>
          </table:table-cell>
          <table:table-cell table:style-name="ce9" table:formula="of:=[.M48]" office:value-type="float" office:value="0" calcext:value-type="float">
            <text:p>0,0</text:p>
          </table:table-cell>
          <table:table-cell table:style-name="ce9" table:formula="of:=[.J48]" office:value-type="float" office:value="0" calcext:value-type="float">
            <text:p>0,0</text:p>
          </table:table-cell>
          <table:table-cell table:formula="of:=[.K48]" office:value-type="float" office:value="0" calcext:value-type="float">
            <text:p>0</text:p>
          </table:table-cell>
          <table:table-cell table:formula="of:=[.I48]" office:value-type="float" office:value="0.665596" calcext:value-type="float">
            <text:p>0,665596</text:p>
          </table:table-cell>
          <table:table-cell table:formula="of:=[.L48]" office:value-type="float" office:value="0" calcext:value-type="float">
            <text:p>0,00</text:p>
          </table:table-cell>
          <table:table-cell table:formula="of:=[.N4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552" calcext:value-type="float">
            <text:p>552</text:p>
          </table:table-cell>
          <table:table-cell office:value-type="float" office:value="880" calcext:value-type="float">
            <text:p>880</text:p>
          </table:table-cell>
          <table:table-cell office:value-type="float" office:value="0.330324" calcext:value-type="float">
            <text:p>0,3303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2" calcext:value-type="float">
            <text:p>0,32</text:p>
          </table:table-cell>
          <table:table-cell office:value-type="float" office:value="19263795" calcext:value-type="float">
            <text:p>192637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49];&quot;-&quot;;[.C49];&quot;-&quot;;[.E49];&quot;-&quot;;LEFT(RIGHT([.A49];6);1))" office:value-type="string" office:string-value="r20-50-25-2" calcext:value-type="string">
            <text:p>r20-50-25-2</text:p>
          </table:table-cell>
          <table:table-cell table:formula="of:=ROUND(([.F49]/[.G49])*100;2)" office:value-type="float" office:value="19.75" calcext:value-type="float">
            <text:p>19,75</text:p>
          </table:table-cell>
          <table:table-cell table:style-name="ce9" table:formula="of:=[.M49]" office:value-type="float" office:value="0" calcext:value-type="float">
            <text:p>0,0</text:p>
          </table:table-cell>
          <table:table-cell table:style-name="ce9" table:formula="of:=[.J49]" office:value-type="float" office:value="0" calcext:value-type="float">
            <text:p>0,0</text:p>
          </table:table-cell>
          <table:table-cell table:formula="of:=[.K49]" office:value-type="float" office:value="0" calcext:value-type="float">
            <text:p>0</text:p>
          </table:table-cell>
          <table:table-cell table:formula="of:=[.I49]" office:value-type="float" office:value="0.330324" calcext:value-type="float">
            <text:p>0,330324</text:p>
          </table:table-cell>
          <table:table-cell table:formula="of:=[.L49]" office:value-type="float" office:value="0" calcext:value-type="float">
            <text:p>0,00</text:p>
          </table:table-cell>
          <table:table-cell table:formula="of:=[.N4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52" calcext:value-type="float">
            <text:p>152</text:p>
          </table:table-cell>
          <table:table-cell office:value-type="float" office:value="255" calcext:value-type="float">
            <text:p>255</text:p>
          </table:table-cell>
          <table:table-cell office:value-type="float" office:value="0.030629" calcext:value-type="float">
            <text:p>0,0306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877195" calcext:value-type="float">
            <text:p>18771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0];&quot;-&quot;;[.C50];&quot;-&quot;;[.E50];&quot;-&quot;;LEFT(RIGHT([.A50];6);1))" office:value-type="string" office:string-value="r20-50-5-1" calcext:value-type="string">
            <text:p>r20-50-5-1</text:p>
          </table:table-cell>
          <table:table-cell table:formula="of:=ROUND(([.F50]/[.G50])*100;2)" office:value-type="float" office:value="40.79" calcext:value-type="float">
            <text:p>40,79</text:p>
          </table:table-cell>
          <table:table-cell table:style-name="ce9" table:formula="of:=[.M50]" office:value-type="float" office:value="0" calcext:value-type="float">
            <text:p>0,0</text:p>
          </table:table-cell>
          <table:table-cell table:style-name="ce9" table:formula="of:=[.J50]" office:value-type="float" office:value="0" calcext:value-type="float">
            <text:p>0,0</text:p>
          </table:table-cell>
          <table:table-cell table:formula="of:=[.K50]" office:value-type="float" office:value="0" calcext:value-type="float">
            <text:p>0</text:p>
          </table:table-cell>
          <table:table-cell table:formula="of:=[.I50]" office:value-type="float" office:value="0.030629" calcext:value-type="float">
            <text:p>0,030629</text:p>
          </table:table-cell>
          <table:table-cell table:formula="of:=[.L50]" office:value-type="float" office:value="0" calcext:value-type="float">
            <text:p>0,00</text:p>
          </table:table-cell>
          <table:table-cell table:formula="of:=[.N5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0.027064" calcext:value-type="float">
            <text:p>0,027064</text:p>
          </table:table-cell>
          <table:table-cell table:number-columns-repeated="4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1312210" calcext:value-type="float">
            <text:p>13122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1];&quot;-&quot;;[.C51];&quot;-&quot;;[.E51];&quot;-&quot;;LEFT(RIGHT([.A51];6);1))" office:value-type="string" office:string-value="r20-50-5-2" calcext:value-type="string">
            <text:p>r20-50-5-2</text:p>
          </table:table-cell>
          <table:table-cell table:formula="of:=ROUND(([.F51]/[.G51])*100;2)" office:value-type="float" office:value="0" calcext:value-type="float">
            <text:p>0</text:p>
          </table:table-cell>
          <table:table-cell table:style-name="ce9" table:formula="of:=[.M51]" office:value-type="float" office:value="-0" calcext:value-type="float">
            <text:p>0,0</text:p>
          </table:table-cell>
          <table:table-cell table:style-name="ce9" table:formula="of:=[.J51]" office:value-type="float" office:value="-0" calcext:value-type="float">
            <text:p>0,0</text:p>
          </table:table-cell>
          <table:table-cell table:formula="of:=[.K51]" office:value-type="float" office:value="-0" calcext:value-type="float">
            <text:p>0</text:p>
          </table:table-cell>
          <table:table-cell table:formula="of:=[.I51]" office:value-type="float" office:value="0.027064" calcext:value-type="float">
            <text:p>0,027064</text:p>
          </table:table-cell>
          <table:table-cell table:formula="of:=[.L51]" office:value-type="float" office:value="0" calcext:value-type="float">
            <text:p>0,00</text:p>
          </table:table-cell>
          <table:table-cell table:formula="of:=[.N5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088" calcext:value-type="float">
            <text:p>1088</text:p>
          </table:table-cell>
          <table:table-cell office:value-type="float" office:value="0.787273" calcext:value-type="float">
            <text:p>0,7872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7786775" calcext:value-type="float">
            <text:p>77867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2];&quot;-&quot;;[.C52];&quot;-&quot;;[.E52];&quot;-&quot;;LEFT(RIGHT([.A52];6);1))" office:value-type="string" office:string-value="r4-100-10-1" calcext:value-type="string">
            <text:p>r4-100-10-1</text:p>
          </table:table-cell>
          <table:table-cell table:formula="of:=ROUND(([.F52]/[.G52])*100;2)" office:value-type="float" office:value="0" calcext:value-type="float">
            <text:p>0</text:p>
          </table:table-cell>
          <table:table-cell table:style-name="ce9" table:formula="of:=[.M52]" office:value-type="float" office:value="1" calcext:value-type="float">
            <text:p>1,0</text:p>
          </table:table-cell>
          <table:table-cell table:style-name="ce9" table:formula="of:=[.J52]" office:value-type="float" office:value="3" calcext:value-type="float">
            <text:p>3,0</text:p>
          </table:table-cell>
          <table:table-cell table:formula="of:=[.K52]" office:value-type="float" office:value="3" calcext:value-type="float">
            <text:p>3</text:p>
          </table:table-cell>
          <table:table-cell table:formula="of:=[.I52]" office:value-type="float" office:value="0.787273" calcext:value-type="float">
            <text:p>0,787273</text:p>
          </table:table-cell>
          <table:table-cell table:formula="of:=[.L52]" office:value-type="float" office:value="0" calcext:value-type="float">
            <text:p>0,00</text:p>
          </table:table-cell>
          <table:table-cell table:formula="of:=[.N52]" office:value-type="float" office:value="670" calcext:value-type="float">
            <text:p>6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2" calcext:value-type="float">
            <text:p>142</text:p>
          </table:table-cell>
          <table:table-cell office:value-type="float" office:value="1001" calcext:value-type="float">
            <text:p>1001</text:p>
          </table:table-cell>
          <table:table-cell office:value-type="float" office:value="0.401309" calcext:value-type="float">
            <text:p>0,4013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79579" calcext:value-type="float">
            <text:p>0,37957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7" calcext:value-type="float">
            <text:p>0,37</text:p>
          </table:table-cell>
          <table:table-cell office:value-type="float" office:value="7145598" calcext:value-type="float">
            <text:p>71455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3];&quot;-&quot;;[.C53];&quot;-&quot;;[.E53];&quot;-&quot;;LEFT(RIGHT([.A53];6);1))" office:value-type="string" office:string-value="r4-100-10-2" calcext:value-type="string">
            <text:p>r4-100-10-2</text:p>
          </table:table-cell>
          <table:table-cell table:formula="of:=ROUND(([.F53]/[.G53])*100;2)" office:value-type="float" office:value="19.01" calcext:value-type="float">
            <text:p>19,01</text:p>
          </table:table-cell>
          <table:table-cell table:style-name="ce9" table:formula="of:=[.M53]" office:value-type="float" office:value="0.379579" calcext:value-type="float">
            <text:p>0,4</text:p>
          </table:table-cell>
          <table:table-cell table:style-name="ce9" table:formula="of:=[.J53]" office:value-type="float" office:value="3" calcext:value-type="float">
            <text:p>3,0</text:p>
          </table:table-cell>
          <table:table-cell table:formula="of:=[.K53]" office:value-type="float" office:value="3" calcext:value-type="float">
            <text:p>3</text:p>
          </table:table-cell>
          <table:table-cell table:formula="of:=[.I53]" office:value-type="float" office:value="0.401309" calcext:value-type="float">
            <text:p>0,401309</text:p>
          </table:table-cell>
          <table:table-cell table:formula="of:=[.L53]" office:value-type="float" office:value="0" calcext:value-type="float">
            <text:p>0,00</text:p>
          </table:table-cell>
          <table:table-cell table:formula="of:=[.N53]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office:value-type="float" office:value="1302" calcext:value-type="float">
            <text:p>1302</text:p>
          </table:table-cell>
          <table:table-cell office:value-type="float" office:value="9.383314" calcext:value-type="float">
            <text:p>9,3833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45623" calcext:value-type="float">
            <text:p>0,545623</text:p>
          </table:table-cell>
          <table:table-cell office:value-type="float" office:value="10394" calcext:value-type="float">
            <text:p>103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56" calcext:value-type="float">
            <text:p>8,56</text:p>
          </table:table-cell>
          <table:table-cell office:value-type="float" office:value="13326087" calcext:value-type="float">
            <text:p>133260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4];&quot;-&quot;;[.C54];&quot;-&quot;;[.E54];&quot;-&quot;;LEFT(RIGHT([.A54];6);1))" office:value-type="string" office:string-value="r4-100-15-1" calcext:value-type="string">
            <text:p>r4-100-15-1</text:p>
          </table:table-cell>
          <table:table-cell table:formula="of:=ROUND(([.F54]/[.G54])*100;2)" office:value-type="float" office:value="14.2" calcext:value-type="float">
            <text:p>14,2</text:p>
          </table:table-cell>
          <table:table-cell table:style-name="ce9" table:formula="of:=[.M54]" office:value-type="float" office:value="0.545623" calcext:value-type="float">
            <text:p>0,5</text:p>
          </table:table-cell>
          <table:table-cell table:style-name="ce9" table:formula="of:=[.J54]" office:value-type="float" office:value="4" calcext:value-type="float">
            <text:p>4,0</text:p>
          </table:table-cell>
          <table:table-cell table:formula="of:=[.K54]" office:value-type="float" office:value="4" calcext:value-type="float">
            <text:p>4</text:p>
          </table:table-cell>
          <table:table-cell table:formula="of:=[.I54]" office:value-type="float" office:value="9.383314" calcext:value-type="float">
            <text:p>9,383314</text:p>
          </table:table-cell>
          <table:table-cell table:formula="of:=[.L54]" office:value-type="float" office:value="0" calcext:value-type="float">
            <text:p>0,00</text:p>
          </table:table-cell>
          <table:table-cell table:formula="of:=[.N54]" office:value-type="float" office:value="10394" calcext:value-type="float">
            <text:p>10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office:value-type="float" office:value="998" calcext:value-type="float">
            <text:p>998</text:p>
          </table:table-cell>
          <table:table-cell office:value-type="float" office:value="1.23553" calcext:value-type="float">
            <text:p>1,235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4" calcext:value-type="float">
            <text:p>1,14</text:p>
          </table:table-cell>
          <table:table-cell office:value-type="float" office:value="9478588" calcext:value-type="float">
            <text:p>94785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5];&quot;-&quot;;[.C55];&quot;-&quot;;[.E55];&quot;-&quot;;LEFT(RIGHT([.A55];6);1))" office:value-type="string" office:string-value="r4-100-15-2" calcext:value-type="string">
            <text:p>r4-100-15-2</text:p>
          </table:table-cell>
          <table:table-cell table:formula="of:=ROUND(([.F55]/[.G55])*100;2)" office:value-type="float" office:value="27.78" calcext:value-type="float">
            <text:p>27,78</text:p>
          </table:table-cell>
          <table:table-cell table:style-name="ce9" table:formula="of:=[.M55]" office:value-type="float" office:value="0.333333" calcext:value-type="float">
            <text:p>0,3</text:p>
          </table:table-cell>
          <table:table-cell table:style-name="ce9" table:formula="of:=[.J55]" office:value-type="float" office:value="3" calcext:value-type="float">
            <text:p>3,0</text:p>
          </table:table-cell>
          <table:table-cell table:formula="of:=[.K55]" office:value-type="float" office:value="3" calcext:value-type="float">
            <text:p>3</text:p>
          </table:table-cell>
          <table:table-cell table:formula="of:=[.I55]" office:value-type="float" office:value="1.23553" calcext:value-type="float">
            <text:p>1,23553</text:p>
          </table:table-cell>
          <table:table-cell table:formula="of:=[.L55]" office:value-type="float" office:value="0" calcext:value-type="float">
            <text:p>0,00</text:p>
          </table:table-cell>
          <table:table-cell table:formula="of:=[.N55]" office:value-type="float" office:value="768" calcext:value-type="float">
            <text:p>7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float" office:value="1518" calcext:value-type="float">
            <text:p>1518</text:p>
          </table:table-cell>
          <table:table-cell office:value-type="float" office:value="41.660035" calcext:value-type="float">
            <text:p>41,6600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52829" calcext:value-type="float">
            <text:p>528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.48" calcext:value-type="float">
            <text:p>38,48</text:p>
          </table:table-cell>
          <table:table-cell office:value-type="float" office:value="11867656" calcext:value-type="float">
            <text:p>118676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6];&quot;-&quot;;[.C56];&quot;-&quot;;[.E56];&quot;-&quot;;LEFT(RIGHT([.A56];6);1))" office:value-type="string" office:string-value="r4-100-20-1" calcext:value-type="string">
            <text:p>r4-100-20-1</text:p>
          </table:table-cell>
          <table:table-cell table:formula="of:=ROUND(([.F56]/[.G56])*100;2)" office:value-type="float" office:value="24.73" calcext:value-type="float">
            <text:p>24,73</text:p>
          </table:table-cell>
          <table:table-cell table:style-name="ce9" table:formula="of:=[.M56]" office:value-type="float" office:value="0.333333" calcext:value-type="float">
            <text:p>0,3</text:p>
          </table:table-cell>
          <table:table-cell table:style-name="ce9" table:formula="of:=[.J56]" office:value-type="float" office:value="4" calcext:value-type="float">
            <text:p>4,0</text:p>
          </table:table-cell>
          <table:table-cell table:formula="of:=[.K56]" office:value-type="float" office:value="4" calcext:value-type="float">
            <text:p>4</text:p>
          </table:table-cell>
          <table:table-cell table:formula="of:=[.I56]" office:value-type="float" office:value="41.660035" calcext:value-type="float">
            <text:p>41,660035</text:p>
          </table:table-cell>
          <table:table-cell table:formula="of:=[.L56]" office:value-type="float" office:value="0" calcext:value-type="float">
            <text:p>0,00</text:p>
          </table:table-cell>
          <table:table-cell table:formula="of:=[.N56]" office:value-type="float" office:value="52829" calcext:value-type="float">
            <text:p>528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82" calcext:value-type="float">
            <text:p>182</text:p>
          </table:table-cell>
          <table:table-cell office:value-type="float" office:value="1211" calcext:value-type="float">
            <text:p>1211</text:p>
          </table:table-cell>
          <table:table-cell office:value-type="float" office:value="2.531872" calcext:value-type="float">
            <text:p>2,5318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0971" calcext:value-type="float">
            <text:p>0,320971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,38</text:p>
          </table:table-cell>
          <table:table-cell office:value-type="float" office:value="2.39" calcext:value-type="float">
            <text:p>2,39</text:p>
          </table:table-cell>
          <table:table-cell office:value-type="float" office:value="12271576" calcext:value-type="float">
            <text:p>122715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7];&quot;-&quot;;[.C57];&quot;-&quot;;[.E57];&quot;-&quot;;LEFT(RIGHT([.A57];6);1))" office:value-type="string" office:string-value="r4-100-20-2" calcext:value-type="string">
            <text:p>r4-100-20-2</text:p>
          </table:table-cell>
          <table:table-cell table:formula="of:=ROUND(([.F57]/[.G57])*100;2)" office:value-type="float" office:value="31.87" calcext:value-type="float">
            <text:p>31,87</text:p>
          </table:table-cell>
          <table:table-cell table:style-name="ce9" table:formula="of:=[.M57]" office:value-type="float" office:value="0.320971" calcext:value-type="float">
            <text:p>0,3</text:p>
          </table:table-cell>
          <table:table-cell table:style-name="ce9" table:formula="of:=[.J57]" office:value-type="float" office:value="3" calcext:value-type="float">
            <text:p>3,0</text:p>
          </table:table-cell>
          <table:table-cell table:formula="of:=[.K57]" office:value-type="float" office:value="3" calcext:value-type="float">
            <text:p>3</text:p>
          </table:table-cell>
          <table:table-cell table:formula="of:=[.I57]" office:value-type="float" office:value="2.531872" calcext:value-type="float">
            <text:p>2,531872</text:p>
          </table:table-cell>
          <table:table-cell table:formula="of:=[.L57]" office:value-type="float" office:value="0" calcext:value-type="float">
            <text:p>0,00</text:p>
          </table:table-cell>
          <table:table-cell table:formula="of:=[.N57]" office:value-type="float" office:value="1760" calcext:value-type="float">
            <text:p>1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02" calcext:value-type="float">
            <text:p>202</text:p>
          </table:table-cell>
          <table:table-cell office:value-type="float" office:value="1441" calcext:value-type="float">
            <text:p>1441</text:p>
          </table:table-cell>
          <table:table-cell office:value-type="float" office:value="660.782799" calcext:value-type="float">
            <text:p>660,7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0462" calcext:value-type="float">
            <text:p>0,290462</text:p>
          </table:table-cell>
          <table:table-cell office:value-type="float" office:value="465361" calcext:value-type="float">
            <text:p>465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.96" calcext:value-type="float">
            <text:p>627,96</text:p>
          </table:table-cell>
          <table:table-cell office:value-type="float" office:value="28561694" calcext:value-type="float">
            <text:p>285616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8];&quot;-&quot;;[.C58];&quot;-&quot;;[.E58];&quot;-&quot;;LEFT(RIGHT([.A58];6);1))" office:value-type="string" office:string-value="r4-100-25-1" calcext:value-type="string">
            <text:p>r4-100-25-1</text:p>
          </table:table-cell>
          <table:table-cell table:formula="of:=ROUND(([.F58]/[.G58])*100;2)" office:value-type="float" office:value="28.22" calcext:value-type="float">
            <text:p>28,22</text:p>
          </table:table-cell>
          <table:table-cell table:style-name="ce9" table:formula="of:=[.M58]" office:value-type="float" office:value="0.290462" calcext:value-type="float">
            <text:p>0,3</text:p>
          </table:table-cell>
          <table:table-cell table:style-name="ce9" table:formula="of:=[.J58]" office:value-type="float" office:value="4" calcext:value-type="float">
            <text:p>4,0</text:p>
          </table:table-cell>
          <table:table-cell table:formula="of:=[.K58]" office:value-type="float" office:value="4" calcext:value-type="float">
            <text:p>4</text:p>
          </table:table-cell>
          <table:table-cell table:formula="of:=[.I58]" office:value-type="float" office:value="660.782799" calcext:value-type="float">
            <text:p>660,782799</text:p>
          </table:table-cell>
          <table:table-cell table:formula="of:=[.L58]" office:value-type="float" office:value="0" calcext:value-type="float">
            <text:p>0,00</text:p>
          </table:table-cell>
          <table:table-cell table:formula="of:=[.N58]" office:value-type="float" office:value="465361" calcext:value-type="float">
            <text:p>465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02" calcext:value-type="float">
            <text:p>202</text:p>
          </table:table-cell>
          <table:table-cell office:value-type="float" office:value="1220" calcext:value-type="float">
            <text:p>1220</text:p>
          </table:table-cell>
          <table:table-cell office:value-type="float" office:value="12.615751" calcext:value-type="float">
            <text:p>12,6157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39171" calcext:value-type="float">
            <text:p>0,239171</text:p>
          </table:table-cell>
          <table:table-cell office:value-type="float" office:value="10986" calcext:value-type="float">
            <text:p>109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.94" calcext:value-type="float">
            <text:p>11,94</text:p>
          </table:table-cell>
          <table:table-cell office:value-type="float" office:value="15443142" calcext:value-type="float">
            <text:p>154431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59];&quot;-&quot;;[.C59];&quot;-&quot;;[.E59];&quot;-&quot;;LEFT(RIGHT([.A59];6);1))" office:value-type="string" office:string-value="r4-100-25-2" calcext:value-type="string">
            <text:p>r4-100-25-2</text:p>
          </table:table-cell>
          <table:table-cell table:formula="of:=ROUND(([.F59]/[.G59])*100;2)" office:value-type="float" office:value="30.2" calcext:value-type="float">
            <text:p>30,2</text:p>
          </table:table-cell>
          <table:table-cell table:style-name="ce9" table:formula="of:=[.M59]" office:value-type="float" office:value="0.239171" calcext:value-type="float">
            <text:p>0,2</text:p>
          </table:table-cell>
          <table:table-cell table:style-name="ce9" table:formula="of:=[.J59]" office:value-type="float" office:value="3" calcext:value-type="float">
            <text:p>3,0</text:p>
          </table:table-cell>
          <table:table-cell table:formula="of:=[.K59]" office:value-type="float" office:value="3" calcext:value-type="float">
            <text:p>3</text:p>
          </table:table-cell>
          <table:table-cell table:formula="of:=[.I59]" office:value-type="float" office:value="12.615751" calcext:value-type="float">
            <text:p>12,615751</text:p>
          </table:table-cell>
          <table:table-cell table:formula="of:=[.L59]" office:value-type="float" office:value="0" calcext:value-type="float">
            <text:p>0,00</text:p>
          </table:table-cell>
          <table:table-cell table:formula="of:=[.N59]" office:value-type="float" office:value="10986" calcext:value-type="float">
            <text:p>10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53" calcext:value-type="float">
            <text:p>453</text:p>
          </table:table-cell>
          <table:table-cell office:value-type="float" office:value="0.08739" calcext:value-type="float">
            <text:p>0,087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1061771" calcext:value-type="float">
            <text:p>10617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60];&quot;-&quot;;[.C60];&quot;-&quot;;[.E60];&quot;-&quot;;LEFT(RIGHT([.A60];6);1))" office:value-type="string" office:string-value="r4-100-5-1" calcext:value-type="string">
            <text:p>r4-100-5-1</text:p>
          </table:table-cell>
          <table:table-cell table:formula="of:=ROUND(([.F60]/[.G60])*100;2)" office:value-type="float" office:value="0" calcext:value-type="float">
            <text:p>0</text:p>
          </table:table-cell>
          <table:table-cell table:style-name="ce9" table:formula="of:=[.M60]" office:value-type="float" office:value="2" calcext:value-type="float">
            <text:p>2,0</text:p>
          </table:table-cell>
          <table:table-cell table:style-name="ce9" table:formula="of:=[.J60]" office:value-type="float" office:value="2" calcext:value-type="float">
            <text:p>2,0</text:p>
          </table:table-cell>
          <table:table-cell table:formula="of:=[.K60]" office:value-type="float" office:value="2" calcext:value-type="float">
            <text:p>2</text:p>
          </table:table-cell>
          <table:table-cell table:formula="of:=[.I60]" office:value-type="float" office:value="0.08739" calcext:value-type="float">
            <text:p>0,08739</text:p>
          </table:table-cell>
          <table:table-cell table:formula="of:=[.L60]" office:value-type="float" office:value="0" calcext:value-type="float">
            <text:p>0,00</text:p>
          </table:table-cell>
          <table:table-cell table:formula="of:=[.N60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83" calcext:value-type="float">
            <text:p>183</text:p>
          </table:table-cell>
          <table:table-cell office:value-type="float" office:value="0.043179" calcext:value-type="float">
            <text:p>0,0431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869687" calcext:value-type="float">
            <text:p>8696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formula="of:=CONCATENATE(&quot;r&quot;;[.B61];&quot;-&quot;;[.C61];&quot;-&quot;;[.E61];&quot;-&quot;;LEFT(RIGHT([.A61];6);1))" office:value-type="string" office:string-value="r4-100-5-2" calcext:value-type="string">
            <text:p>r4-100-5-2</text:p>
          </table:table-cell>
          <table:table-cell table:formula="of:=ROUND(([.F61]/[.G61])*100;2)" office:value-type="float" office:value="0" calcext:value-type="float">
            <text:p>0</text:p>
          </table:table-cell>
          <table:table-cell table:style-name="ce9" table:formula="of:=[.M61]" office:value-type="float" office:value="1" calcext:value-type="float">
            <text:p>1,0</text:p>
          </table:table-cell>
          <table:table-cell table:style-name="ce9" table:formula="of:=[.J61]" office:value-type="float" office:value="2" calcext:value-type="float">
            <text:p>2,0</text:p>
          </table:table-cell>
          <table:table-cell table:formula="of:=[.K61]" office:value-type="float" office:value="2" calcext:value-type="float">
            <text:p>2</text:p>
          </table:table-cell>
          <table:table-cell table:formula="of:=[.I61]" office:value-type="float" office:value="0.043179" calcext:value-type="float">
            <text:p>0,043179</text:p>
          </table:table-cell>
          <table:table-cell table:formula="of:=[.L61]" office:value-type="float" office:value="0" calcext:value-type="float">
            <text:p>0,00</text:p>
          </table:table-cell>
          <table:table-cell table:formula="of:=[.N6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0-1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2" calcext:value-type="float">
            <text:p>192</text:p>
          </table:table-cell>
          <table:table-cell office:value-type="float" office:value="1262" calcext:value-type="float">
            <text:p>1262</text:p>
          </table:table-cell>
          <table:table-cell office:value-type="float" office:value="1.214374" calcext:value-type="float">
            <text:p>1,2143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1" calcext:value-type="float">
            <text:p>1,11</text:p>
          </table:table-cell>
          <table:table-cell office:value-type="float" office:value="11155709" calcext:value-type="float">
            <text:p>111557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770" calcext:value-type="float">
            <text:p>770</text:p>
          </table:table-cell>
          <table:table-cell office:value-type="float" office:value="0.565358" calcext:value-type="float">
            <text:p>0,56535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36546" calcext:value-type="float">
            <text:p>0,43654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10368895" calcext:value-type="float">
            <text:p>103688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12" calcext:value-type="float">
            <text:p>212</text:p>
          </table:table-cell>
          <table:table-cell office:value-type="float" office:value="1331" calcext:value-type="float">
            <text:p>1331</text:p>
          </table:table-cell>
          <table:table-cell office:value-type="float" office:value="5.336184" calcext:value-type="float">
            <text:p>5,3361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76158" calcext:value-type="float">
            <text:p>0,576158</text:p>
          </table:table-cell>
          <table:table-cell office:value-type="float" office:value="3575" calcext:value-type="float">
            <text:p>35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07" calcext:value-type="float">
            <text:p>5,07</text:p>
          </table:table-cell>
          <table:table-cell office:value-type="float" office:value="14824925" calcext:value-type="float">
            <text:p>148249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12" calcext:value-type="float">
            <text:p>212</text:p>
          </table:table-cell>
          <table:table-cell office:value-type="float" office:value="1440" calcext:value-type="float">
            <text:p>1440</text:p>
          </table:table-cell>
          <table:table-cell office:value-type="float" office:value="1.352595" calcext:value-type="float">
            <text:p>1,3525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76759" calcext:value-type="float">
            <text:p>0,376759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12610051" calcext:value-type="float">
            <text:p>126100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32" calcext:value-type="float">
            <text:p>232</text:p>
          </table:table-cell>
          <table:table-cell office:value-type="float" office:value="1660" calcext:value-type="float">
            <text:p>1660</text:p>
          </table:table-cell>
          <table:table-cell office:value-type="float" office:value="24.448543" calcext:value-type="float">
            <text:p>24,4485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18348" calcext:value-type="float">
            <text:p>183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28" calcext:value-type="float">
            <text:p>23,28</text:p>
          </table:table-cell>
          <table:table-cell office:value-type="float" office:value="14931876" calcext:value-type="float">
            <text:p>149318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32" calcext:value-type="float">
            <text:p>232</text:p>
          </table:table-cell>
          <table:table-cell office:value-type="float" office:value="1428" calcext:value-type="float">
            <text:p>1428</text:p>
          </table:table-cell>
          <table:table-cell office:value-type="float" office:value="4.304828" calcext:value-type="float">
            <text:p>4,3048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15" calcext:value-type="float">
            <text:p>4,15</text:p>
          </table:table-cell>
          <table:table-cell office:value-type="float" office:value="15688544" calcext:value-type="float">
            <text:p>156885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office:value-type="float" office:value="1665" calcext:value-type="float">
            <text:p>1665</text:p>
          </table:table-cell>
          <table:table-cell office:value-type="float" office:value="728.716921" calcext:value-type="float">
            <text:p>728,7169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400743" calcext:value-type="float">
            <text:p>4007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9.76" calcext:value-type="float">
            <text:p>699,76</text:p>
          </table:table-cell>
          <table:table-cell office:value-type="float" office:value="29524398" calcext:value-type="float">
            <text:p>295243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52" calcext:value-type="float">
            <text:p>252</text:p>
          </table:table-cell>
          <table:table-cell office:value-type="float" office:value="1819" calcext:value-type="float">
            <text:p>1819</text:p>
          </table:table-cell>
          <table:table-cell office:value-type="float" office:value="104.169624" calcext:value-type="float">
            <text:p>104,1696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85757" calcext:value-type="float">
            <text:p>857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.12" calcext:value-type="float">
            <text:p>99,12</text:p>
          </table:table-cell>
          <table:table-cell office:value-type="float" office:value="18611240" calcext:value-type="float">
            <text:p>18611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150-1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0.106406" calcext:value-type="float">
            <text:p>0,1064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2243858" calcext:value-type="float">
            <text:p>22438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  <table:table-cell office:value-type="float" office:value="237" calcext:value-type="float">
            <text:p>237</text:p>
          </table:table-cell>
          <table:table-cell office:value-type="float" office:value="0.04267" calcext:value-type="float">
            <text:p>0,042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1809948" calcext:value-type="float">
            <text:p>18099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00-20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2" calcext:value-type="float">
            <text:p>242</text:p>
          </table:table-cell>
          <table:table-cell office:value-type="float" office:value="1178" calcext:value-type="float">
            <text:p>1178</text:p>
          </table:table-cell>
          <table:table-cell office:value-type="float" office:value="1.03622" calcext:value-type="float">
            <text:p>1,036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13380266" calcext:value-type="float">
            <text:p>13380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office:value-type="float" office:value="1049" calcext:value-type="float">
            <text:p>1049</text:p>
          </table:table-cell>
          <table:table-cell office:value-type="float" office:value="0.642026" calcext:value-type="float">
            <text:p>0,6420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74662" calcext:value-type="float">
            <text:p>0,37466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12837024" calcext:value-type="float">
            <text:p>12837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62" calcext:value-type="float">
            <text:p>262</text:p>
          </table:table-cell>
          <table:table-cell office:value-type="float" office:value="1762" calcext:value-type="float">
            <text:p>1762</text:p>
          </table:table-cell>
          <table:table-cell office:value-type="float" office:value="44.577128" calcext:value-type="float">
            <text:p>44,5771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70783" calcext:value-type="float">
            <text:p>0,670783</text:p>
          </table:table-cell>
          <table:table-cell office:value-type="float" office:value="37842" calcext:value-type="float">
            <text:p>378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.18" calcext:value-type="float">
            <text:p>42,18</text:p>
          </table:table-cell>
          <table:table-cell office:value-type="float" office:value="20100914" calcext:value-type="float">
            <text:p>201009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62" calcext:value-type="float">
            <text:p>262</text:p>
          </table:table-cell>
          <table:table-cell office:value-type="float" office:value="1441" calcext:value-type="float">
            <text:p>1441</text:p>
          </table:table-cell>
          <table:table-cell office:value-type="float" office:value="5.845116" calcext:value-type="float">
            <text:p>5,8451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4541" calcext:value-type="float">
            <text:p>45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55" calcext:value-type="float">
            <text:p>5,55</text:p>
          </table:table-cell>
          <table:table-cell office:value-type="float" office:value="15691936" calcext:value-type="float">
            <text:p>156919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82" calcext:value-type="float">
            <text:p>282</text:p>
          </table:table-cell>
          <table:table-cell office:value-type="float" office:value="1809" calcext:value-type="float">
            <text:p>1809</text:p>
          </table:table-cell>
          <table:table-cell office:value-type="float" office:value="368.257744" calcext:value-type="float">
            <text:p>368,257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206201" calcext:value-type="float">
            <text:p>206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3.81" calcext:value-type="float">
            <text:p>353,81</text:p>
          </table:table-cell>
          <table:table-cell office:value-type="float" office:value="32617214" calcext:value-type="float">
            <text:p>326172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1819" calcext:value-type="float">
            <text:p>1819</text:p>
          </table:table-cell>
          <table:table-cell office:value-type="float" office:value="18.381785" calcext:value-type="float">
            <text:p>18,3817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11493" calcext:value-type="float">
            <text:p>11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72" calcext:value-type="float">
            <text:p>17,72</text:p>
          </table:table-cell>
          <table:table-cell office:value-type="float" office:value="18578220" calcext:value-type="float">
            <text:p>185782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302" calcext:value-type="float">
            <text:p>302</text:p>
          </table:table-cell>
          <table:table-cell office:value-type="float" office:value="1906" calcext:value-type="float">
            <text:p>1906</text:p>
          </table:table-cell>
          <table:table-cell office:value-type="float" office:value="1052.686665" calcext:value-type="float">
            <text:p>1052,6866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19006" calcext:value-type="float">
            <text:p>0,419006</text:p>
          </table:table-cell>
          <table:table-cell office:value-type="float" office:value="600110" calcext:value-type="float">
            <text:p>600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6.02" calcext:value-type="float">
            <text:p>1016,02</text:p>
          </table:table-cell>
          <table:table-cell office:value-type="float" office:value="22392557" calcext:value-type="float">
            <text:p>223925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302" calcext:value-type="float">
            <text:p>302</text:p>
          </table:table-cell>
          <table:table-cell office:value-type="float" office:value="2289" calcext:value-type="float">
            <text:p>2289</text:p>
          </table:table-cell>
          <table:table-cell office:value-type="float" office:value="46.947228" calcext:value-type="float">
            <text:p>46,9472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25438" calcext:value-type="float">
            <text:p>254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.44" calcext:value-type="float">
            <text:p>45,44</text:p>
          </table:table-cell>
          <table:table-cell office:value-type="float" office:value="19540316" calcext:value-type="float">
            <text:p>195403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00-20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0.134455" calcext:value-type="float">
            <text:p>0,1344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027778" calcext:value-type="float">
            <text:p>1,02777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4259733" calcext:value-type="float">
            <text:p>4259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58" calcext:value-type="float">
            <text:p>158</text:p>
          </table:table-cell>
          <table:table-cell office:value-type="float" office:value="0.070552" calcext:value-type="float">
            <text:p>0,0705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2694243" calcext:value-type="float">
            <text:p>26942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50-2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92" calcext:value-type="float">
            <text:p>292</text:p>
          </table:table-cell>
          <table:table-cell office:value-type="float" office:value="1580" calcext:value-type="float">
            <text:p>1580</text:p>
          </table:table-cell>
          <table:table-cell office:value-type="float" office:value="1.202876" calcext:value-type="float">
            <text:p>1,2028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6" calcext:value-type="float">
            <text:p>1,16</text:p>
          </table:table-cell>
          <table:table-cell office:value-type="float" office:value="16105509" calcext:value-type="float">
            <text:p>161055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92" calcext:value-type="float">
            <text:p>292</text:p>
          </table:table-cell>
          <table:table-cell office:value-type="float" office:value="932" calcext:value-type="float">
            <text:p>932</text:p>
          </table:table-cell>
          <table:table-cell office:value-type="float" office:value="0.76507" calcext:value-type="float">
            <text:p>0,765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3057" calcext:value-type="float">
            <text:p>0,38305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15780948" calcext:value-type="float">
            <text:p>157809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12" calcext:value-type="float">
            <text:p>312</text:p>
          </table:table-cell>
          <table:table-cell office:value-type="float" office:value="1756" calcext:value-type="float">
            <text:p>1756</text:p>
          </table:table-cell>
          <table:table-cell office:value-type="float" office:value="26.746381" calcext:value-type="float">
            <text:p>26,7463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13943" calcext:value-type="float">
            <text:p>0,713943</text:p>
          </table:table-cell>
          <table:table-cell office:value-type="float" office:value="15132" calcext:value-type="float">
            <text:p>15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.69" calcext:value-type="float">
            <text:p>25,69</text:p>
          </table:table-cell>
          <table:table-cell office:value-type="float" office:value="22527106" calcext:value-type="float">
            <text:p>225271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12" calcext:value-type="float">
            <text:p>312</text:p>
          </table:table-cell>
          <table:table-cell office:value-type="float" office:value="1474" calcext:value-type="float">
            <text:p>1474</text:p>
          </table:table-cell>
          <table:table-cell office:value-type="float" office:value="5.744248" calcext:value-type="float">
            <text:p>5,7442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3275" calcext:value-type="float">
            <text:p>3275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,56</text:p>
          </table:table-cell>
          <table:table-cell office:value-type="float" office:value="5.57" calcext:value-type="float">
            <text:p>5,57</text:p>
          </table:table-cell>
          <table:table-cell office:value-type="float" office:value="19374585" calcext:value-type="float">
            <text:p>193745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32" calcext:value-type="float">
            <text:p>332</text:p>
          </table:table-cell>
          <table:table-cell office:value-type="float" office:value="1654" calcext:value-type="float">
            <text:p>1654</text:p>
          </table:table-cell>
          <table:table-cell office:value-type="float" office:value="230.942766" calcext:value-type="float">
            <text:p>230,9427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97189" calcext:value-type="float">
            <text:p>971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4.08" calcext:value-type="float">
            <text:p>224,08</text:p>
          </table:table-cell>
          <table:table-cell office:value-type="float" office:value="29480753" calcext:value-type="float">
            <text:p>294807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332" calcext:value-type="float">
            <text:p>332</text:p>
          </table:table-cell>
          <table:table-cell office:value-type="float" office:value="2086" calcext:value-type="float">
            <text:p>2086</text:p>
          </table:table-cell>
          <table:table-cell office:value-type="float" office:value="26.842588" calcext:value-type="float">
            <text:p>26,8425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17179" calcext:value-type="float">
            <text:p>171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.74" calcext:value-type="float">
            <text:p>25,74</text:p>
          </table:table-cell>
          <table:table-cell office:value-type="float" office:value="21857242" calcext:value-type="float">
            <text:p>218572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52" calcext:value-type="float">
            <text:p>352</text:p>
          </table:table-cell>
          <table:table-cell office:value-type="float" office:value="2478" calcext:value-type="float">
            <text:p>2478</text:p>
          </table:table-cell>
          <table:table-cell office:value-type="float" office:value="1840.492179" calcext:value-type="float">
            <text:p>1840,49217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.523504" calcext:value-type="float">
            <text:p>0,523504</text:p>
          </table:table-cell>
          <table:table-cell office:value-type="float" office:value="590440" calcext:value-type="float">
            <text:p>590440</text:p>
          </table:table-cell>
          <table:table-cell office:value-type="float" office:value="258757" calcext:value-type="float">
            <text:p>258757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305206105" calcext:value-type="float">
            <text:p>305206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352" calcext:value-type="float">
            <text:p>352</text:p>
          </table:table-cell>
          <table:table-cell office:value-type="float" office:value="2654" calcext:value-type="float">
            <text:p>2654</text:p>
          </table:table-cell>
          <table:table-cell office:value-type="float" office:value="42.904687" calcext:value-type="float">
            <text:p>42,9046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17140" calcext:value-type="float">
            <text:p>17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.75" calcext:value-type="float">
            <text:p>41,75</text:p>
          </table:table-cell>
          <table:table-cell office:value-type="float" office:value="22006953" calcext:value-type="float">
            <text:p>220069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50-2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222" calcext:value-type="float">
            <text:p>222</text:p>
          </table:table-cell>
          <table:table-cell office:value-type="float" office:value="0.152274" calcext:value-type="float">
            <text:p>0,1522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375" calcext:value-type="float">
            <text:p>1,13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3549325" calcext:value-type="float">
            <text:p>3549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05" calcext:value-type="float">
            <text:p>205</text:p>
          </table:table-cell>
          <table:table-cell office:value-type="float" office:value="0.048631" calcext:value-type="float">
            <text:p>0,0486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1792465" calcext:value-type="float">
            <text:p>17924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50-50-1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679" calcext:value-type="float">
            <text:p>679</text:p>
          </table:table-cell>
          <table:table-cell office:value-type="float" office:value="0.272702" calcext:value-type="float">
            <text:p>0,2727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4401209" calcext:value-type="float">
            <text:p>44012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686" calcext:value-type="float">
            <text:p>686</text:p>
          </table:table-cell>
          <table:table-cell office:value-type="float" office:value="0.198104" calcext:value-type="float">
            <text:p>0,1981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31874" calcext:value-type="float">
            <text:p>0,33187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4082415" calcext:value-type="float">
            <text:p>40824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38" calcext:value-type="float">
            <text:p>438</text:p>
          </table:table-cell>
          <table:table-cell office:value-type="float" office:value="0.662132" calcext:value-type="float">
            <text:p>0,6621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89402" calcext:value-type="float">
            <text:p>0,18940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,59</text:p>
          </table:table-cell>
          <table:table-cell office:value-type="float" office:value="0.6" calcext:value-type="float">
            <text:p>0,6</text:p>
          </table:table-cell>
          <table:table-cell office:value-type="float" office:value="6761068" calcext:value-type="float">
            <text:p>67610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519" calcext:value-type="float">
            <text:p>519</text:p>
          </table:table-cell>
          <table:table-cell office:value-type="float" office:value="0.325083" calcext:value-type="float">
            <text:p>0,3250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09157" calcext:value-type="float">
            <text:p>0,20915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9" calcext:value-type="float">
            <text:p>0,29</text:p>
          </table:table-cell>
          <table:table-cell office:value-type="float" office:value="6392500" calcext:value-type="float">
            <text:p>6392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30" calcext:value-type="float">
            <text:p>530</text:p>
          </table:table-cell>
          <table:table-cell office:value-type="float" office:value="3.929362" calcext:value-type="float">
            <text:p>3,9293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0242" calcext:value-type="float">
            <text:p>0,010242</text:p>
          </table:table-cell>
          <table:table-cell office:value-type="float" office:value="3628" calcext:value-type="float">
            <text:p>36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63" calcext:value-type="float">
            <text:p>3,63</text:p>
          </table:table-cell>
          <table:table-cell office:value-type="float" office:value="10926272" calcext:value-type="float">
            <text:p>109262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  <table:table-cell office:value-type="float" office:value="386" calcext:value-type="float">
            <text:p>386</text:p>
          </table:table-cell>
          <table:table-cell office:value-type="float" office:value="0.940602" calcext:value-type="float">
            <text:p>0,9406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6873" calcext:value-type="float">
            <text:p>0,026873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8285367" calcext:value-type="float">
            <text:p>82853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52" calcext:value-type="float">
            <text:p>152</text:p>
          </table:table-cell>
          <table:table-cell office:value-type="float" office:value="510" calcext:value-type="float">
            <text:p>510</text:p>
          </table:table-cell>
          <table:table-cell office:value-type="float" office:value="18.347797" calcext:value-type="float">
            <text:p>18,3477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357859" calcext:value-type="float">
            <text:p>-0,357859</text:p>
          </table:table-cell>
          <table:table-cell office:value-type="float" office:value="16745" calcext:value-type="float">
            <text:p>167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13" calcext:value-type="float">
            <text:p>17,13</text:p>
          </table:table-cell>
          <table:table-cell office:value-type="float" office:value="13359511" calcext:value-type="float">
            <text:p>133595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52" calcext:value-type="float">
            <text:p>152</text:p>
          </table:table-cell>
          <table:table-cell office:value-type="float" office:value="451" calcext:value-type="float">
            <text:p>451</text:p>
          </table:table-cell>
          <table:table-cell office:value-type="float" office:value="5.442024" calcext:value-type="float">
            <text:p>5,442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325305" calcext:value-type="float">
            <text:p>-0,325305</text:p>
          </table:table-cell>
          <table:table-cell office:value-type="float" office:value="6939" calcext:value-type="float">
            <text:p>69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92" calcext:value-type="float">
            <text:p>4,92</text:p>
          </table:table-cell>
          <table:table-cell office:value-type="float" office:value="10186308" calcext:value-type="float">
            <text:p>101863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50-50-5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 office:value-type="float" office:value="0.056958" calcext:value-type="float">
            <text:p>0,0569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680102" calcext:value-type="float">
            <text:p>6801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5" calcext:value-type="float">
            <text:p>155</text:p>
          </table:table-cell>
          <table:table-cell office:value-type="float" office:value="0.036081" calcext:value-type="float">
            <text:p>0,0360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581496" calcext:value-type="float">
            <text:p>5814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.config</text:p>
          </table:table-cell>
          <table:table-cell table:number-columns-repeated="2"/>
          <table:table-cell table:style-name="ce9" table:number-columns-repeated="2"/>
          <table:table-cell table:number-columns-repeated="10"/>
        </table:table-row>
        <table:table-row table:style-name="ro1" table:number-rows-repeated="20">
          <table:table-cell table:number-columns-repeated="28"/>
          <table:table-cell table:style-name="ce9" table:number-columns-repeated="2"/>
          <table:table-cell table:number-columns-repeated="10"/>
        </table:table-row>
        <table:table-row table:style-name="ro1" table:number-rows-repeated="1048454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resumo" table:style-name="ta1">
        <office:forms form:automatic-focus="false" form:apply-design-mode="false"/>
        <table:table-column table:style-name="co2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17" table:default-cell-style-name="Default"/>
        <table:table-column table:style-name="co51" table:default-cell-style-name="Default"/>
        <table:table-column table:style-name="co17" table:number-columns-repeated="3" table:default-cell-style-name="Default"/>
        <table:table-column table:style-name="co5" table:default-cell-style-name="ce11"/>
        <table:table-column table:style-name="co14" table:default-cell-style-name="ce11"/>
        <table:table-column table:style-name="co5" table:default-cell-style-name="ce11"/>
        <table:table-column table:style-name="co52" table:default-cell-style-name="ce11"/>
        <table:table-column table:style-name="co34" table:number-columns-repeated="4" table:default-cell-style-name="ce11"/>
        <table:table-column table:style-name="co53" table:default-cell-style-name="Default"/>
        <table:table-column table:style-name="co51" table:default-cell-style-name="Default"/>
        <table:table-column table:style-name="co54" table:default-cell-style-name="Default"/>
        <table:table-column table:style-name="co52" table:default-cell-style-name="Default"/>
        <table:table-column table:style-name="co21" table:default-cell-style-name="Default"/>
        <table:table-column table:style-name="co55" table:default-cell-style-name="Default"/>
        <table:table-column table:style-name="co7" table:number-columns-repeated="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8" table:default-cell-style-name="Default"/>
        <table:table-row table:style-name="ro1">
          <table:table-cell/>
          <table:table-cell table:formula="of:=AVERAGE([.B2:.B300])" office:value-type="float" office:value="27.5756" calcext:value-type="float">
            <text:p>27,5756</text:p>
          </table:table-cell>
          <table:table-cell table:number-columns-repeated="5"/>
          <table:table-cell table:style-name="ce35" office:value-type="string" calcext:value-type="string" table:number-columns-spanned="4" table:number-rows-spanned="1">
            <text:p>B&amp;B</text:p>
          </table:table-cell>
          <table:covered-table-cell table:number-columns-repeated="3"/>
          <table:table-cell table:style-name="ce27" office:value-type="string" calcext:value-type="string" table:number-columns-spanned="5" table:number-rows-spanned="1">
            <text:p>heur value</text:p>
          </table:table-cell>
          <table:covered-table-cell table:number-columns-repeated="4"/>
          <table:table-cell table:style-name="ce29" office:value-type="string" calcext:value-type="string" table:number-columns-spanned="4" table:number-rows-spanned="1">
            <text:p>dist</text:p>
          </table:table-cell>
          <table:covered-table-cell table:number-columns-repeated="3"/>
          <table:table-cell table:style-name="ce31" office:value-type="string" calcext:value-type="string" table:number-columns-spanned="4" table:number-rows-spanned="1">
            <text:p>gap relativo (heur-lb)/lb</text:p>
          </table:table-cell>
          <table:covered-table-cell table:number-columns-repeated="3" table:style-name="ce34"/>
          <table:table-cell table:style-name="ce27" office:value-type="string" calcext:value-type="string" table:number-columns-spanned="4" table:number-rows-spanned="1">
            <text:p>best</text:p>
          </table:table-cell>
          <table:covered-table-cell table:number-columns-repeated="3"/>
          <table:table-cell table:number-columns-repeated="10"/>
          <table:table-cell table:style-name="ce29" office:value-type="string" calcext:value-type="string" table:number-columns-spanned="2" table:number-rows-spanned="1">
            <text:p>%frac</text:p>
          </table:table-cell>
          <table:covered-table-cell table:style-name="ce11"/>
          <table:table-cell table:style-name="ce38" office:value-type="string" calcext:value-type="string" table:number-columns-spanned="2" table:number-rows-spanned="1">
            <text:p>time(s)</text:p>
          </table:table-cell>
          <table:covered-table-cell table:style-name="ce11"/>
          <table:table-cell table:style-name="ce29" office:value-type="string" calcext:value-type="string" table:number-columns-spanned="2" table:number-rows-spanned="1">
            <text:p>%gap(root)</text:p>
          </table:table-cell>
          <table:covered-table-cell table:style-name="ce11"/>
          <table:table-cell table:style-name="ce39" office:value-type="string" calcext:value-type="string">
            <text:p>%opt</text:p>
          </table:table-cell>
        </table:table-row>
        <table:table-row table:style-name="ro1">
          <table:table-cell table:formula="of:=[$ra.AA1]" office:value-type="string" office:string-value="instance" calcext:value-type="string">
            <text:p>instanc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root</text:p>
          </table:table-cell>
          <table:table-cell table:style-name="ce11" office:value-type="string" calcext:value-type="string">
            <text:p>rootTime</text:p>
          </table:table-cell>
          <table:table-cell table:style-name="ce21" office:value-type="string" calcext:value-type="string">
            <text:p>rootOpt</text:p>
          </table:table-cell>
          <table:table-cell table:style-name="ce12" office:value-type="string" calcext:value-type="string">
            <text:p>gap0</text:p>
          </table:table-cell>
          <table:table-cell table:style-name="ce12" office:value-type="string" calcext:value-type="string">
            <text:p>dist0</text:p>
          </table:table-cell>
          <table:table-cell table:style-name="ce34" office:value-type="string" calcext:value-type="string">
            <text:p>lb</text:p>
          </table:table-cell>
          <table:table-cell table:style-name="ce11" office:value-type="string" calcext:value-type="string">
            <text:p>ub</text:p>
          </table:table-cell>
          <table:table-cell table:style-name="ce34" office:value-type="string" calcext:value-type="string">
            <text:p>gap</text:p>
          </table:table-cell>
          <table:table-cell table:style-name="ce34" office:value-type="string" calcext:value-type="string">
            <text:p>ti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table:style-name="ce34" office:value-type="string" calcext:value-type="string">
            <text:p>ra</text:p>
          </table:table-cell>
          <table:table-cell table:style-name="ce34" office:value-type="string" calcext:value-type="string">
            <text:p>bcpa</text:p>
          </table:table-cell>
          <table:table-cell table:style-name="ce34" office:value-type="string" calcext:value-type="string">
            <text:p>blpl</text:p>
          </table:table-cell>
          <table:table-cell table:style-name="ce34" office:value-type="string" calcext:value-type="string">
            <text:p>sbp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table:formula="of:=CONCATENATE([.AD2];&quot;&amp;&quot;;[.AE2];&quot;&amp;&quot;;[.AF2];&quot;&amp;&quot;;[.AG2];&quot;&amp;&quot;;[.AH2];&quot;\\\hline&quot;)" office:value-type="string" office:string-value="G3&amp;ra&amp;bcpa&amp;blpl&amp;sbpl\\\hline" calcext:value-type="string">
            <text:p>G3&amp;ra&amp;bcpa&amp;blpl&amp;sbpl\\\hline</text:p>
          </table:table-cell>
          <table:table-cell/>
          <table:table-cell table:formula="of:=CONCATENATE([.A2];&quot;&amp;&quot;;[.B2];&quot;&amp;&quot;;[.C2];&quot;&amp;&quot;;[.H2];&quot;&amp;&quot;;[.I2];&quot;&amp;&quot;;[.L2];&quot;&amp;&quot;;[.M2];&quot;&amp;&quot;;[.N2];&quot;&amp;&quot;;[.O2];&quot;\\&quot;)" office:value-type="string" office:string-value="instance&amp;frac&amp;root&amp;lb&amp;ub&amp;ra&amp;bcpa&amp;blpl&amp;sbpl\\" calcext:value-type="string">
            <text:p>instance&amp;frac&amp;root&amp;lb&amp;ub&amp;ra&amp;bcpa&amp;blpl&amp;sbpl\\</text:p>
          </table:table-cell>
          <table:table-cell/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sd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sd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sd</text:p>
          </table:table-cell>
          <table:table-cell table:style-name="ce11"/>
        </table:table-row>
        <table:table-row table:style-name="ro2">
          <table:table-cell table:formula="of:=[$ra.AA2]" office:value-type="string" office:string-value="r20-100-10-1" calcext:value-type="string">
            <text:p>r20-100-10-1</text:p>
          </table:table-cell>
          <table:table-cell table:formula="of:=ROUND([$ra.AB2];2)" office:value-type="float" office:value="0" calcext:value-type="float">
            <text:p>0</text:p>
          </table:table-cell>
          <table:table-cell table:style-name="ce9" table:formula="of:=ROUND([$ra.AC2];1)" office:value-type="float" office:value="1" calcext:value-type="float">
            <text:p>1,0</text:p>
          </table:table-cell>
          <table:table-cell table:style-name="ce34" table:formula="of:=IF([ra.S2]=5;&quot;*&quot;;[ra.I2])" office:value-type="float" office:value="0.029186" calcext:value-type="float">
            <text:p>0,0</text:p>
          </table:table-cell>
          <table:table-cell table:style-name="ce21" table:formula="of:=IF([ra.S2]=11;1;&quot;&quot;)" office:value-type="float" office:value="1" calcext:value-type="float">
            <text:p>1</text:p>
          </table:table-cell>
          <table:table-cell table:style-name="ce14" table:formula="of:=IFERROR(IF([.I3]=0;ABS(CEILING([.C3]));ABS(([.I3]-CEILING([.C3]))/[.I3]));&quot;*&quot;)" office:value-type="float" office:value="0" calcext:value-type="float">
            <text:p>0,00</text:p>
          </table:table-cell>
          <table:table-cell table:style-name="ce14" table:formula="of:=IFERROR([.I3]-CEILING([.C3]);&quot;*&quot;)" office:value-type="float" office:value="0" calcext:value-type="float">
            <text:p>0,00</text:p>
          </table:table-cell>
          <table:table-cell table:style-name="ce34" table:formula="of:=ROUND([exact.J2];1)" office:value-type="float" office:value="1" calcext:value-type="float">
            <text:p>1,0</text:p>
          </table:table-cell>
          <table:table-cell table:style-name="ce11" table:formula="of:=[exact.K2]" office:value-type="float" office:value="1" calcext:value-type="float">
            <text:p>1</text:p>
          </table:table-cell>
          <table:table-cell table:style-name="ce34" table:formula="of:=IF([exact.L2]&lt;1000000;100*[exact.L2];&quot;*&quot;)" office:value-type="float" office:value="0" calcext:value-type="float">
            <text:p>0,0</text:p>
          </table:table-cell>
          <table:table-cell table:style-name="ce34" table:formula="of:=IF([exact.S2]=5;&quot;*&quot;;[exact.I2])" office:value-type="float" office:value="0.39331" calcext:value-type="float">
            <text:p>0,4</text:p>
          </table:table-cell>
          <table:table-cell table:style-name="ce18" table:formula="of:=[$ra.AE2]" office:value-type="float" office:value="1" calcext:value-type="float">
            <text:p>1</text:p>
          </table:table-cell>
          <table:table-cell table:style-name="ce18" table:formula="of:=[$'bcpa-t600'.AE2]" office:value-type="float" office:value="1" calcext:value-type="float">
            <text:p>1</text:p>
          </table:table-cell>
          <table:table-cell table:style-name="ce18" table:formula="of:=[$'blpl-t300'.AE2]" office:value-type="float" office:value="1" calcext:value-type="float">
            <text:p>1</text:p>
          </table:table-cell>
          <table:table-cell table:style-name="ce18" table:formula="of:=[$'sbpl-t300'.AE2]" office:value-type="float" office:value="1" calcext:value-type="float">
            <text:p>1</text:p>
          </table:table-cell>
          <table:table-cell table:formula="of:=MIN([.L3:.O3])" office:value-type="float" office:value="1" calcext:value-type="float">
            <text:p>1</text:p>
          </table:table-cell>
          <table:table-cell table:formula="of:=ABS([.L3]-CEILING([.$C3]))" office:value-type="float" office:value="0" calcext:value-type="float">
            <text:p>0</text:p>
          </table:table-cell>
          <table:table-cell table:formula="of:=IFERROR(ABS([.M3]-CEILING([.$C3]));&quot;-&quot;)" office:value-type="float" office:value="0" calcext:value-type="float">
            <text:p>0</text:p>
          </table:table-cell>
          <table:table-cell table:formula="of:=ABS([.N3]-CEILING([.$C3]))" office:value-type="float" office:value="0" calcext:value-type="float">
            <text:p>0</text:p>
          </table:table-cell>
          <table:table-cell table:formula="of:=ABS([.O3]-CEILING([.$C3]))" office:value-type="float" office:value="0" calcext:value-type="float">
            <text:p>0</text:p>
          </table:table-cell>
          <table:table-cell table:style-name="ce34" table:formula="of:=IFERROR(ABS(([.L3]-CEILING([.$C3]))/CEILING([.$C3]));IF([.Q3]&lt;&gt;&quot;*&quot;;[.Q3];&quot;*&quot;))" office:value-type="float" office:value="0" calcext:value-type="float">
            <text:p>0,0</text:p>
          </table:table-cell>
          <table:table-cell table:style-name="ce34" table:formula="of:=IFERROR(ABS(([.M3]-CEILING([.$C3]))/CEILING([.$C3]));IF([.R3]&lt;&gt;&quot;*&quot;;[.R3];&quot;*&quot;))" office:value-type="float" office:value="0" calcext:value-type="float">
            <text:p>0,0</text:p>
          </table:table-cell>
          <table:table-cell table:style-name="ce34" table:formula="of:=IFERROR(ABS(([.N3]-CEILING([.$C3]))/CEILING([.$C3]));IF([.S3]&lt;&gt;&quot;*&quot;;[.S3];&quot;*&quot;))" office:value-type="float" office:value="0" calcext:value-type="float">
            <text:p>0,0</text:p>
          </table:table-cell>
          <table:table-cell table:style-name="ce34" table:formula="of:=IFERROR(ABS(([.O3]-CEILING([.$C3]))/CEILING([.$C3]));IF([.T3]&lt;&gt;&quot;*&quot;;[.T3];&quot;*&quot;))" office:value-type="float" office:value="0" calcext:value-type="float">
            <text:p>0,0</text:p>
          </table:table-cell>
          <table:table-cell table:formula="of:=IF([.L3]=[.$P3];1;&quot;&quot;)" office:value-type="float" office:value="1" calcext:value-type="float">
            <text:p>1</text:p>
          </table:table-cell>
          <table:table-cell table:formula="of:=IF([.M3]=[.$P3];1;&quot;&quot;)" office:value-type="float" office:value="1" calcext:value-type="float">
            <text:p>1</text:p>
          </table:table-cell>
          <table:table-cell table:formula="of:=IF([.N3]=[.$P3];1;&quot;&quot;)" office:value-type="float" office:value="1" calcext:value-type="float">
            <text:p>1</text:p>
          </table:table-cell>
          <table:table-cell table:formula="of:=IF([.O3]=[.$P3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opt</text:p>
          </table:table-cell>
          <table:table-cell table:formula="of:=COUNTIF([.Q3:.Q300];0)" office:value-type="float" office:value="17" calcext:value-type="float">
            <text:p>17</text:p>
          </table:table-cell>
          <table:table-cell table:formula="of:=COUNTIF([.R3:.R300];0)" office:value-type="float" office:value="25" calcext:value-type="float">
            <text:p>25</text:p>
          </table:table-cell>
          <table:table-cell table:formula="of:=COUNTIF([.S3:.S300];0)" office:value-type="float" office:value="23" calcext:value-type="float">
            <text:p>23</text:p>
          </table:table-cell>
          <table:table-cell table:formula="of:=COUNTIF([.T3:.T300];0)" office:value-type="float" office:value="25" calcext:value-type="float">
            <text:p>25</text:p>
          </table:table-cell>
          <table:table-cell table:number-columns-repeated="2"/>
          <table:table-cell table:formula="of:=CONCATENATE([.A3];&quot;&amp;&quot;;[.B3];&quot;&amp;&quot;;IF([.E3]=1;CONCATENATE(&quot;\h{&quot;;[.C3];&quot;}&quot;);[.C3]);&quot;&amp;&quot;;[.H3];&quot;&amp;&quot;;IF([.J3]=0;CONCATENATE(&quot;\uu{&quot;;[.I3];&quot;}&quot;);[.I3]);&quot;&amp;&quot;;IF([.L3]=[.P3];CONCATENATE(&quot;\h{&quot;;[.L3];&quot;}&quot;);[.L3]);&quot;&amp;&quot;;IF([.M3]=[.P3];CONCATENATE(&quot;\h{&quot;;[.M3];&quot;}&quot;);[.M3]);&quot;&amp;&quot;;IF([.N3]=[.P3];CONCATENATE(&quot;\h{&quot;;[.N3];&quot;}&quot;);[.N3]);&quot;&amp;&quot;;IF([.O3]=[.P3];CONCATENATE(&quot;\h{&quot;;[.O3];&quot;}&quot;);[.O3]);&quot;\\\hline&quot;)" office:value-type="string" office:string-value="r20-100-10-1&amp;0&amp;\h{1}&amp;1&amp;\uu{1}&amp;\h{1}&amp;\h{1}&amp;\h{1}&amp;\h{1}\\\hline" calcext:value-type="string">
            <text:p>r20-100-10-1&amp;0&amp;\h{1}&amp;1&amp;\uu{1}&amp;\h{1}&amp;\h{1}&amp;\h{1}&amp;\h{1}\\\hline</text:p>
          </table:table-cell>
          <table:table-cell table:style-name="ce37" office:value-type="string" calcext:value-type="string">
            <text:p>G3</text:p>
          </table:table-cell>
          <table:table-cell table:style-name="ce11" table:formula="of:=[.AF13]" office:value-type="float" office:value="27.6" calcext:value-type="float">
            <text:p>27,6</text:p>
          </table:table-cell>
          <table:table-cell table:style-name="ce11" table:formula="of:=[.AF14]" office:value-type="float" office:value="16.6" calcext:value-type="float">
            <text:p>16,6</text:p>
          </table:table-cell>
          <table:table-cell table:style-name="ce11" table:formula="of:=[.AF17]" office:value-type="float" office:value="52.8" calcext:value-type="float">
            <text:p>52,8</text:p>
          </table:table-cell>
          <table:table-cell table:style-name="ce11" table:formula="of:=[.AF18]" office:value-type="float" office:value="206.1" calcext:value-type="float">
            <text:p>206,1</text:p>
          </table:table-cell>
          <table:table-cell table:style-name="ce11" table:formula="of:=[.AF23]" office:value-type="float" office:value="0.6" calcext:value-type="float">
            <text:p>0,6</text:p>
          </table:table-cell>
          <table:table-cell table:style-name="ce11" table:formula="of:=[.AF24]" office:value-type="float" office:value="0.4" calcext:value-type="float">
            <text:p>0,4</text:p>
          </table:table-cell>
          <table:table-cell table:formula="of:=CONCATENATE([.AF21];&quot;(&quot;;[.AF22];&quot;)&quot;)" office:value-type="string" office:string-value="99(16)" calcext:value-type="string">
            <text:p>99(16)</text:p>
          </table:table-cell>
        </table:table-row>
        <table:table-row table:style-name="ro2">
          <table:table-cell table:formula="of:=[$ra.AA3]" office:value-type="string" office:string-value="r20-100-10-2" calcext:value-type="string">
            <text:p>r20-100-10-2</text:p>
          </table:table-cell>
          <table:table-cell table:formula="of:=ROUND([$ra.AB3];2)" office:value-type="float" office:value="0" calcext:value-type="float">
            <text:p>0</text:p>
          </table:table-cell>
          <table:table-cell table:style-name="ce9" table:formula="of:=ROUND([$ra.AC3];1)" office:value-type="float" office:value="0" calcext:value-type="float">
            <text:p>0,0</text:p>
          </table:table-cell>
          <table:table-cell table:style-name="ce34" table:formula="of:=IF([ra.S3]=5;&quot;*&quot;;[ra.I3])" office:value-type="float" office:value="0.016982" calcext:value-type="float">
            <text:p>0,0</text:p>
          </table:table-cell>
          <table:table-cell table:style-name="ce21" table:formula="of:=IF([ra.S3]=11;1;&quot;&quot;)" office:value-type="float" office:value="1" calcext:value-type="float">
            <text:p>1</text:p>
          </table:table-cell>
          <table:table-cell table:style-name="ce14" table:formula="of:=IFERROR(IF([.I4]=0;ABS(CEILING([.C4]));ABS(([.I4]-CEILING([.C4]))/[.I4]));&quot;*&quot;)" office:value-type="float" office:value="0" calcext:value-type="float">
            <text:p>0,00</text:p>
          </table:table-cell>
          <table:table-cell table:style-name="ce14" table:formula="of:=IFERROR([.I4]-CEILING([.C4]);&quot;*&quot;)" office:value-type="float" office:value="0" calcext:value-type="float">
            <text:p>0,00</text:p>
          </table:table-cell>
          <table:table-cell table:style-name="ce34" table:formula="of:=ROUND([exact.J3];1)" office:value-type="float" office:value="0" calcext:value-type="float">
            <text:p>0,0</text:p>
          </table:table-cell>
          <table:table-cell table:style-name="ce11" table:formula="of:=[exact.K3]" office:value-type="float" office:value="0" calcext:value-type="float">
            <text:p>0</text:p>
          </table:table-cell>
          <table:table-cell table:style-name="ce34" table:formula="of:=IF([exact.L3]&lt;1000000;100*[exact.L3];&quot;*&quot;)" office:value-type="float" office:value="0" calcext:value-type="float">
            <text:p>0,0</text:p>
          </table:table-cell>
          <table:table-cell table:style-name="ce34" table:formula="of:=IF([exact.S3]=5;&quot;*&quot;;[exact.I3])" office:value-type="float" office:value="0.219155" calcext:value-type="float">
            <text:p>0,2</text:p>
          </table:table-cell>
          <table:table-cell table:style-name="ce18" table:formula="of:=[$ra.AE3]" office:value-type="float" office:value="0" calcext:value-type="float">
            <text:p>0</text:p>
          </table:table-cell>
          <table:table-cell table:style-name="ce18" table:formula="of:=[$'bcpa-t600'.AE3]" office:value-type="float" office:value="0" calcext:value-type="float">
            <text:p>0</text:p>
          </table:table-cell>
          <table:table-cell table:style-name="ce18" table:formula="of:=[$'blpl-t300'.AE3]" office:value-type="float" office:value="0" calcext:value-type="float">
            <text:p>0</text:p>
          </table:table-cell>
          <table:table-cell table:style-name="ce18" table:formula="of:=[$'sbpl-t300'.AE3]" office:value-type="float" office:value="0" calcext:value-type="float">
            <text:p>0</text:p>
          </table:table-cell>
          <table:table-cell table:formula="of:=MIN([.L4:.O4])" office:value-type="float" office:value="0" calcext:value-type="float">
            <text:p>0</text:p>
          </table:table-cell>
          <table:table-cell table:formula="of:=ABS([.L4]-CEILING([.$C4]))" office:value-type="float" office:value="0" calcext:value-type="float">
            <text:p>0</text:p>
          </table:table-cell>
          <table:table-cell table:formula="of:=IFERROR(ABS([.M4]-CEILING([.$C4]));&quot;-&quot;)" office:value-type="float" office:value="0" calcext:value-type="float">
            <text:p>0</text:p>
          </table:table-cell>
          <table:table-cell table:formula="of:=ABS([.N4]-CEILING([.$C4]))" office:value-type="float" office:value="0" calcext:value-type="float">
            <text:p>0</text:p>
          </table:table-cell>
          <table:table-cell table:formula="of:=ABS([.O4]-CEILING([.$C4]))" office:value-type="float" office:value="0" calcext:value-type="float">
            <text:p>0</text:p>
          </table:table-cell>
          <table:table-cell table:style-name="ce34" table:formula="of:=IFERROR(ABS(([.L4]-CEILING([.$C4]))/CEILING([.$C4]));IF([.Q4]&lt;&gt;&quot;*&quot;;[.Q4];&quot;*&quot;))" office:value-type="float" office:value="0" calcext:value-type="float">
            <text:p>0,0</text:p>
          </table:table-cell>
          <table:table-cell table:style-name="ce34" table:formula="of:=IFERROR(ABS(([.M4]-CEILING([.$C4]))/CEILING([.$C4]));IF([.R4]&lt;&gt;&quot;*&quot;;[.R4];&quot;*&quot;))" office:value-type="float" office:value="0" calcext:value-type="float">
            <text:p>0,0</text:p>
          </table:table-cell>
          <table:table-cell table:style-name="ce34" table:formula="of:=IFERROR(ABS(([.N4]-CEILING([.$C4]))/CEILING([.$C4]));IF([.S4]&lt;&gt;&quot;*&quot;;[.S4];&quot;*&quot;))" office:value-type="float" office:value="0" calcext:value-type="float">
            <text:p>0,0</text:p>
          </table:table-cell>
          <table:table-cell table:style-name="ce34" table:formula="of:=IFERROR(ABS(([.O4]-CEILING([.$C4]))/CEILING([.$C4]));IF([.T4]&lt;&gt;&quot;*&quot;;[.T4];&quot;*&quot;))" office:value-type="float" office:value="0" calcext:value-type="float">
            <text:p>0,0</text:p>
          </table:table-cell>
          <table:table-cell table:style-name="ce25" table:formula="of:=IF([.L4]=[.$P4];1;&quot;&quot;)" office:value-type="float" office:value="1" calcext:value-type="float">
            <text:p>1</text:p>
          </table:table-cell>
          <table:table-cell table:formula="of:=IF([.M4]=[.$P4];1;&quot;&quot;)" office:value-type="float" office:value="1" calcext:value-type="float">
            <text:p>1</text:p>
          </table:table-cell>
          <table:table-cell table:formula="of:=IF([.N4]=[.$P4];1;&quot;&quot;)" office:value-type="float" office:value="1" calcext:value-type="float">
            <text:p>1</text:p>
          </table:table-cell>
          <table:table-cell table:style-name="ce25" table:formula="of:=IF([.O4]=[.$P4];1;&quot;&quot;)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dist</text:p>
          </table:table-cell>
          <table:table-cell table:style-name="ce33" table:formula="of:=ROUND(AVERAGE([.Q3:.Q300]);1)" office:value-type="float" office:value="3.3" calcext:value-type="float">
            <text:p>3,3</text:p>
          </table:table-cell>
          <table:table-cell table:style-name="ce33" table:formula="of:=ROUND(AVERAGE([.R3:.R300]);1)" office:value-type="float" office:value="1.4" calcext:value-type="float">
            <text:p>1,4</text:p>
          </table:table-cell>
          <table:table-cell table:style-name="ce33" table:formula="of:=ROUND(AVERAGE([.S3:.S300]);1)" office:value-type="float" office:value="1.9" calcext:value-type="float">
            <text:p>1,9</text:p>
          </table:table-cell>
          <table:table-cell table:style-name="ce33" table:formula="of:=ROUND(AVERAGE([.T3:.T300]);1)" office:value-type="float" office:value="1.6" calcext:value-type="float">
            <text:p>1,6</text:p>
          </table:table-cell>
          <table:table-cell table:formula="of:=CONCATENATE([.AD4];&quot;&amp;&quot;;[.AE4];&quot;&amp;&quot;;[.AF4];&quot;&amp;&quot;;[.AG4];&quot;&amp;&quot;;[.AH4];&quot;\\\hline&quot;)" office:value-type="string" office:string-value="dist&amp;3,3&amp;1,4&amp;1,9&amp;1,6\\\hline" calcext:value-type="string">
            <text:p>dist&amp;3,3&amp;1,4&amp;1,9&amp;1,6\\\hline</text:p>
          </table:table-cell>
          <table:table-cell/>
          <table:table-cell table:formula="of:=CONCATENATE([.A4];&quot;&amp;&quot;;[.B4];&quot;&amp;&quot;;IF([.E4]=1;CONCATENATE(&quot;\h{&quot;;[.C4];&quot;}&quot;);[.C4]);&quot;&amp;&quot;;[.H4];&quot;&amp;&quot;;IF([.J4]=0;CONCATENATE(&quot;\uu{&quot;;[.I4];&quot;}&quot;);[.I4]);&quot;&amp;&quot;;IF([.L4]=[.P4];CONCATENATE(&quot;\h{&quot;;[.L4];&quot;}&quot;);[.L4]);&quot;&amp;&quot;;IF([.M4]=[.P4];CONCATENATE(&quot;\h{&quot;;[.M4];&quot;}&quot;);[.M4]);&quot;&amp;&quot;;IF([.N4]=[.P4];CONCATENATE(&quot;\h{&quot;;[.N4];&quot;}&quot;);[.N4]);&quot;&amp;&quot;;IF([.O4]=[.P4];CONCATENATE(&quot;\h{&quot;;[.O4];&quot;}&quot;);[.O4]);&quot;\\\hline&quot;)" office:value-type="string" office:string-value="r20-100-10-2&amp;0&amp;\h{0}&amp;0&amp;\uu{0}&amp;\h{0}&amp;\h{0}&amp;\h{0}&amp;\h{0}\\\hline" calcext:value-type="string">
            <text:p>r20-100-10-2&amp;0&amp;\h{0}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4]" office:value-type="string" office:string-value="r20-100-15-1" calcext:value-type="string">
            <text:p>r20-100-15-1</text:p>
          </table:table-cell>
          <table:table-cell table:formula="of:=ROUND([$ra.AB4];2)" office:value-type="float" office:value="33.58" calcext:value-type="float">
            <text:p>33,58</text:p>
          </table:table-cell>
          <table:table-cell table:style-name="ce9" table:formula="of:=ROUND([$ra.AC4];1)" office:value-type="float" office:value="-0.2" calcext:value-type="float">
            <text:p>-0,2</text:p>
          </table:table-cell>
          <table:table-cell table:style-name="ce34" table:formula="of:=IF([ra.S4]=5;&quot;*&quot;;[ra.I4])" office:value-type="float" office:value="1.400763" calcext:value-type="float">
            <text:p>1,4</text:p>
          </table:table-cell>
          <table:table-cell table:style-name="ce21" table:formula="of:=IF([ra.S4]=11;1;&quot;&quot;)">
            <text:p/>
          </table:table-cell>
          <table:table-cell table:style-name="ce14" table:formula="of:=IFERROR(IF([.I5]=0;ABS(CEILING([.C5]));ABS(([.I5]-CEILING([.C5]))/[.I5]));&quot;*&quot;)" office:value-type="float" office:value="1" calcext:value-type="float">
            <text:p>1,00</text:p>
          </table:table-cell>
          <table:table-cell table:style-name="ce14" table:formula="of:=IFERROR([.I5]-CEILING([.C5]);&quot;*&quot;)" office:value-type="float" office:value="1" calcext:value-type="float">
            <text:p>1,00</text:p>
          </table:table-cell>
          <table:table-cell table:style-name="ce34" table:formula="of:=ROUND([exact.J4];1)" office:value-type="float" office:value="1" calcext:value-type="float">
            <text:p>1,0</text:p>
          </table:table-cell>
          <table:table-cell table:style-name="ce11" table:formula="of:=[exact.K4]" office:value-type="float" office:value="1" calcext:value-type="float">
            <text:p>1</text:p>
          </table:table-cell>
          <table:table-cell table:style-name="ce34" table:formula="of:=IF([exact.L4]&lt;1000000;100*[exact.L4];&quot;*&quot;)" office:value-type="float" office:value="0" calcext:value-type="float">
            <text:p>0,0</text:p>
          </table:table-cell>
          <table:table-cell table:style-name="ce34" table:formula="of:=IF([exact.S4]=5;&quot;*&quot;;[exact.I4])" office:value-type="float" office:value="1.896338" calcext:value-type="float">
            <text:p>1,9</text:p>
          </table:table-cell>
          <table:table-cell table:style-name="ce18" table:formula="of:=[$ra.AE4]" office:value-type="float" office:value="2" calcext:value-type="float">
            <text:p>2</text:p>
          </table:table-cell>
          <table:table-cell table:style-name="ce18" table:formula="of:=[$'bcpa-t600'.AE4]" office:value-type="float" office:value="1" calcext:value-type="float">
            <text:p>1</text:p>
          </table:table-cell>
          <table:table-cell table:style-name="ce18" table:formula="of:=[$'blpl-t300'.AE4]" office:value-type="float" office:value="1" calcext:value-type="float">
            <text:p>1</text:p>
          </table:table-cell>
          <table:table-cell table:style-name="ce18" table:formula="of:=[$'sbpl-t300'.AE4]" office:value-type="float" office:value="1" calcext:value-type="float">
            <text:p>1</text:p>
          </table:table-cell>
          <table:table-cell table:formula="of:=MIN([.L5:.O5])" office:value-type="float" office:value="1" calcext:value-type="float">
            <text:p>1</text:p>
          </table:table-cell>
          <table:table-cell table:formula="of:=ABS([.L5]-CEILING([.$C5]))" office:value-type="float" office:value="2" calcext:value-type="float">
            <text:p>2</text:p>
          </table:table-cell>
          <table:table-cell table:formula="of:=IFERROR(ABS([.M5]-CEILING([.$C5]));&quot;-&quot;)" office:value-type="float" office:value="1" calcext:value-type="float">
            <text:p>1</text:p>
          </table:table-cell>
          <table:table-cell table:formula="of:=ABS([.N5]-CEILING([.$C5]))" office:value-type="float" office:value="1" calcext:value-type="float">
            <text:p>1</text:p>
          </table:table-cell>
          <table:table-cell table:formula="of:=ABS([.O5]-CEILING([.$C5]))" office:value-type="float" office:value="1" calcext:value-type="float">
            <text:p>1</text:p>
          </table:table-cell>
          <table:table-cell table:style-name="ce34" table:formula="of:=IFERROR(ABS(([.L5]-CEILING([.$C5]))/CEILING([.$C5]));IF([.Q5]&lt;&gt;&quot;*&quot;;[.Q5];&quot;*&quot;))" office:value-type="float" office:value="2" calcext:value-type="float">
            <text:p>2,0</text:p>
          </table:table-cell>
          <table:table-cell table:style-name="ce34" table:formula="of:=IFERROR(ABS(([.M5]-CEILING([.$C5]))/CEILING([.$C5]));IF([.R5]&lt;&gt;&quot;*&quot;;[.R5];&quot;*&quot;))" office:value-type="float" office:value="1" calcext:value-type="float">
            <text:p>1,0</text:p>
          </table:table-cell>
          <table:table-cell table:style-name="ce34" table:formula="of:=IFERROR(ABS(([.N5]-CEILING([.$C5]))/CEILING([.$C5]));IF([.S5]&lt;&gt;&quot;*&quot;;[.S5];&quot;*&quot;))" office:value-type="float" office:value="1" calcext:value-type="float">
            <text:p>1,0</text:p>
          </table:table-cell>
          <table:table-cell table:style-name="ce34" table:formula="of:=IFERROR(ABS(([.O5]-CEILING([.$C5]))/CEILING([.$C5]));IF([.T5]&lt;&gt;&quot;*&quot;;[.T5];&quot;*&quot;))" office:value-type="float" office:value="1" calcext:value-type="float">
            <text:p>1,0</text:p>
          </table:table-cell>
          <table:table-cell table:style-name="ce25" table:formula="of:=IF([.L5]=[.$P5];1;&quot;&quot;)">
            <text:p/>
          </table:table-cell>
          <table:table-cell table:formula="of:=IF([.M5]=[.$P5];1;&quot;&quot;)" office:value-type="float" office:value="1" calcext:value-type="float">
            <text:p>1</text:p>
          </table:table-cell>
          <table:table-cell table:style-name="ce25" table:formula="of:=IF([.N5]=[.$P5];1;&quot;&quot;)" office:value-type="float" office:value="1" calcext:value-type="float">
            <text:p>1</text:p>
          </table:table-cell>
          <table:table-cell table:style-name="ce25" table:formula="of:=IF([.O5]=[.$P5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best</text:p>
          </table:table-cell>
          <table:table-cell table:formula="of:=SUM([.Y3:.Y301])" office:value-type="float" office:value="25" calcext:value-type="float">
            <text:p>25</text:p>
          </table:table-cell>
          <table:table-cell table:formula="of:=SUM([.Z3:.Z301])" office:value-type="float" office:value="98" calcext:value-type="float">
            <text:p>98</text:p>
          </table:table-cell>
          <table:table-cell table:formula="of:=SUM([.AA3:.AA301])" office:value-type="float" office:value="61" calcext:value-type="float">
            <text:p>61</text:p>
          </table:table-cell>
          <table:table-cell table:formula="of:=SUM([.AB3:.AB301])" office:value-type="float" office:value="85" calcext:value-type="float">
            <text:p>85</text:p>
          </table:table-cell>
          <table:table-cell table:number-columns-repeated="2"/>
          <table:table-cell table:formula="of:=CONCATENATE([.A5];&quot;&amp;&quot;;[.B5];&quot;&amp;&quot;;IF([.E5]=1;CONCATENATE(&quot;\h{&quot;;[.C5];&quot;}&quot;);[.C5]);&quot;&amp;&quot;;[.H5];&quot;&amp;&quot;;IF([.J5]=0;CONCATENATE(&quot;\uu{&quot;;[.I5];&quot;}&quot;);[.I5]);&quot;&amp;&quot;;IF([.L5]=[.P5];CONCATENATE(&quot;\h{&quot;;[.L5];&quot;}&quot;);[.L5]);&quot;&amp;&quot;;IF([.M5]=[.P5];CONCATENATE(&quot;\h{&quot;;[.M5];&quot;}&quot;);[.M5]);&quot;&amp;&quot;;IF([.N5]=[.P5];CONCATENATE(&quot;\h{&quot;;[.N5];&quot;}&quot;);[.N5]);&quot;&amp;&quot;;IF([.O5]=[.P5];CONCATENATE(&quot;\h{&quot;;[.O5];&quot;}&quot;);[.O5]);&quot;\\\hline&quot;)" office:value-type="string" office:string-value="r20-100-15-1&amp;33,58&amp;-0,2&amp;1&amp;\uu{1}&amp;2&amp;\h{1}&amp;\h{1}&amp;\h{1}\\\hline" calcext:value-type="string">
            <text:p>r20-100-15-1&amp;33,58&amp;-0,2&amp;1&amp;\uu{1}&amp;2&amp;\h{1}&amp;\h{1}&amp;\h{1}\\\hline</text:p>
          </table:table-cell>
          <table:table-cell table:number-columns-repeated="8"/>
        </table:table-row>
        <table:table-row table:style-name="ro2">
          <table:table-cell table:formula="of:=[$ra.AA5]" office:value-type="string" office:string-value="r20-100-15-2" calcext:value-type="string">
            <text:p>r20-100-15-2</text:p>
          </table:table-cell>
          <table:table-cell table:formula="of:=ROUND([$ra.AB5];2)" office:value-type="float" office:value="36.57" calcext:value-type="float">
            <text:p>36,57</text:p>
          </table:table-cell>
          <table:table-cell table:style-name="ce9" table:formula="of:=ROUND([$ra.AC5];1)" office:value-type="float" office:value="-0.1" calcext:value-type="float">
            <text:p>-0,1</text:p>
          </table:table-cell>
          <table:table-cell table:style-name="ce34" table:formula="of:=IF([ra.S5]=5;&quot;*&quot;;[ra.I5])" office:value-type="float" office:value="0.617246" calcext:value-type="float">
            <text:p>0,6</text:p>
          </table:table-cell>
          <table:table-cell table:style-name="ce21" table:formula="of:=IF([ra.S5]=11;1;&quot;&quot;)">
            <text:p/>
          </table:table-cell>
          <table:table-cell table:style-name="ce14" table:formula="of:=IFERROR(IF([.I6]=0;ABS(CEILING([.C6]));ABS(([.I6]-CEILING([.C6]))/[.I6]));&quot;*&quot;)" office:value-type="float" office:value="1" calcext:value-type="float">
            <text:p>1,00</text:p>
          </table:table-cell>
          <table:table-cell table:style-name="ce14" table:formula="of:=IFERROR([.I6]-CEILING([.C6]);&quot;*&quot;)" office:value-type="float" office:value="1" calcext:value-type="float">
            <text:p>1,00</text:p>
          </table:table-cell>
          <table:table-cell table:style-name="ce34" table:formula="of:=ROUND([exact.J5];1)" office:value-type="float" office:value="1" calcext:value-type="float">
            <text:p>1,0</text:p>
          </table:table-cell>
          <table:table-cell table:style-name="ce11" table:formula="of:=[exact.K5]" office:value-type="float" office:value="1" calcext:value-type="float">
            <text:p>1</text:p>
          </table:table-cell>
          <table:table-cell table:style-name="ce34" table:formula="of:=IF([exact.L5]&lt;1000000;100*[exact.L5];&quot;*&quot;)" office:value-type="float" office:value="0" calcext:value-type="float">
            <text:p>0,0</text:p>
          </table:table-cell>
          <table:table-cell table:style-name="ce34" table:formula="of:=IF([exact.S5]=5;&quot;*&quot;;[exact.I5])" office:value-type="float" office:value="0.900751" calcext:value-type="float">
            <text:p>0,9</text:p>
          </table:table-cell>
          <table:table-cell table:style-name="ce18" table:formula="of:=[$ra.AE5]" office:value-type="float" office:value="2" calcext:value-type="float">
            <text:p>2</text:p>
          </table:table-cell>
          <table:table-cell table:style-name="ce18" table:formula="of:=[$'bcpa-t600'.AE5]" office:value-type="float" office:value="1" calcext:value-type="float">
            <text:p>1</text:p>
          </table:table-cell>
          <table:table-cell table:style-name="ce18" table:formula="of:=[$'blpl-t300'.AE5]" office:value-type="float" office:value="1" calcext:value-type="float">
            <text:p>1</text:p>
          </table:table-cell>
          <table:table-cell table:style-name="ce18" table:formula="of:=[$'sbpl-t300'.AE5]" office:value-type="float" office:value="1" calcext:value-type="float">
            <text:p>1</text:p>
          </table:table-cell>
          <table:table-cell table:formula="of:=MIN([.L6:.O6])" office:value-type="float" office:value="1" calcext:value-type="float">
            <text:p>1</text:p>
          </table:table-cell>
          <table:table-cell table:formula="of:=ABS([.L6]-CEILING([.$C6]))" office:value-type="float" office:value="2" calcext:value-type="float">
            <text:p>2</text:p>
          </table:table-cell>
          <table:table-cell table:formula="of:=IFERROR(ABS([.M6]-CEILING([.$C6]));&quot;-&quot;)" office:value-type="float" office:value="1" calcext:value-type="float">
            <text:p>1</text:p>
          </table:table-cell>
          <table:table-cell table:formula="of:=ABS([.N6]-CEILING([.$C6]))" office:value-type="float" office:value="1" calcext:value-type="float">
            <text:p>1</text:p>
          </table:table-cell>
          <table:table-cell table:formula="of:=ABS([.O6]-CEILING([.$C6]))" office:value-type="float" office:value="1" calcext:value-type="float">
            <text:p>1</text:p>
          </table:table-cell>
          <table:table-cell table:style-name="ce34" table:formula="of:=IFERROR(ABS(([.L6]-CEILING([.$C6]))/CEILING([.$C6]));IF([.Q6]&lt;&gt;&quot;*&quot;;[.Q6];&quot;*&quot;))" office:value-type="float" office:value="2" calcext:value-type="float">
            <text:p>2,0</text:p>
          </table:table-cell>
          <table:table-cell table:style-name="ce34" table:formula="of:=IFERROR(ABS(([.M6]-CEILING([.$C6]))/CEILING([.$C6]));IF([.R6]&lt;&gt;&quot;*&quot;;[.R6];&quot;*&quot;))" office:value-type="float" office:value="1" calcext:value-type="float">
            <text:p>1,0</text:p>
          </table:table-cell>
          <table:table-cell table:style-name="ce34" table:formula="of:=IFERROR(ABS(([.N6]-CEILING([.$C6]))/CEILING([.$C6]));IF([.S6]&lt;&gt;&quot;*&quot;;[.S6];&quot;*&quot;))" office:value-type="float" office:value="1" calcext:value-type="float">
            <text:p>1,0</text:p>
          </table:table-cell>
          <table:table-cell table:style-name="ce34" table:formula="of:=IFERROR(ABS(([.O6]-CEILING([.$C6]))/CEILING([.$C6]));IF([.T6]&lt;&gt;&quot;*&quot;;[.T6];&quot;*&quot;))" office:value-type="float" office:value="1" calcext:value-type="float">
            <text:p>1,0</text:p>
          </table:table-cell>
          <table:table-cell table:style-name="ce25" table:formula="of:=IF([.L6]=[.$P6];1;&quot;&quot;)">
            <text:p/>
          </table:table-cell>
          <table:table-cell table:formula="of:=IF([.M6]=[.$P6];1;&quot;&quot;)" office:value-type="float" office:value="1" calcext:value-type="float">
            <text:p>1</text:p>
          </table:table-cell>
          <table:table-cell table:formula="of:=IF([.N6]=[.$P6];1;&quot;&quot;)" office:value-type="float" office:value="1" calcext:value-type="float">
            <text:p>1</text:p>
          </table:table-cell>
          <table:table-cell table:style-name="ce25" table:formula="of:=IF([.O6]=[.$P6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formula="of:=COUNTIF([.B3:.B300];&quot;&gt;=0&quot;)" office:value-type="float" office:value="100" calcext:value-type="float">
            <text:p>100</text:p>
          </table:table-cell>
          <table:table-cell table:number-columns-repeated="5"/>
          <table:table-cell table:formula="of:=CONCATENATE([.A6];&quot;&amp;&quot;;[.B6];&quot;&amp;&quot;;IF([.E6]=1;CONCATENATE(&quot;\h{&quot;;[.C6];&quot;}&quot;);[.C6]);&quot;&amp;&quot;;[.H6];&quot;&amp;&quot;;IF([.J6]=0;CONCATENATE(&quot;\uu{&quot;;[.I6];&quot;}&quot;);[.I6]);&quot;&amp;&quot;;IF([.L6]=[.P6];CONCATENATE(&quot;\h{&quot;;[.L6];&quot;}&quot;);[.L6]);&quot;&amp;&quot;;IF([.M6]=[.P6];CONCATENATE(&quot;\h{&quot;;[.M6];&quot;}&quot;);[.M6]);&quot;&amp;&quot;;IF([.N6]=[.P6];CONCATENATE(&quot;\h{&quot;;[.N6];&quot;}&quot;);[.N6]);&quot;&amp;&quot;;IF([.O6]=[.P6];CONCATENATE(&quot;\h{&quot;;[.O6];&quot;}&quot;);[.O6]);&quot;\\\hline&quot;)" office:value-type="string" office:string-value="r20-100-15-2&amp;36,57&amp;-0,1&amp;1&amp;\uu{1}&amp;2&amp;\h{1}&amp;\h{1}&amp;\h{1}\\\hline" calcext:value-type="string">
            <text:p>r20-100-15-2&amp;36,57&amp;-0,1&amp;1&amp;\uu{1}&amp;2&amp;\h{1}&amp;\h{1}&amp;\h{1}\\\hline</text:p>
          </table:table-cell>
          <table:table-cell table:number-columns-repeated="8"/>
        </table:table-row>
        <table:table-row table:style-name="ro2">
          <table:table-cell table:formula="of:=[$ra.AA6]" office:value-type="string" office:string-value="r20-100-20-1" calcext:value-type="string">
            <text:p>r20-100-20-1</text:p>
          </table:table-cell>
          <table:table-cell table:formula="of:=ROUND([$ra.AB6];2)" office:value-type="float" office:value="32.07" calcext:value-type="float">
            <text:p>32,07</text:p>
          </table:table-cell>
          <table:table-cell table:style-name="ce9" table:formula="of:=ROUND([$ra.AC6];1)" office:value-type="float" office:value="-0.4" calcext:value-type="float">
            <text:p>-0,4</text:p>
          </table:table-cell>
          <table:table-cell table:style-name="ce34" table:formula="of:=IF([ra.S6]=5;&quot;*&quot;;[ra.I6])" office:value-type="float" office:value="0.382289" calcext:value-type="float">
            <text:p>0,4</text:p>
          </table:table-cell>
          <table:table-cell table:style-name="ce21" table:formula="of:=IF([ra.S6]=11;1;&quot;&quot;)">
            <text:p/>
          </table:table-cell>
          <table:table-cell table:style-name="ce14" table:formula="of:=IFERROR(IF([.I7]=0;ABS(CEILING([.C7]));ABS(([.I7]-CEILING([.C7]))/[.I7]));&quot;*&quot;)" office:value-type="float" office:value="1" calcext:value-type="float">
            <text:p>1,00</text:p>
          </table:table-cell>
          <table:table-cell table:style-name="ce14" table:formula="of:=IFERROR([.I7]-CEILING([.C7]);&quot;*&quot;)" office:value-type="float" office:value="1" calcext:value-type="float">
            <text:p>1,00</text:p>
          </table:table-cell>
          <table:table-cell table:style-name="ce34" table:formula="of:=ROUND([exact.J6];1)" office:value-type="float" office:value="1" calcext:value-type="float">
            <text:p>1,0</text:p>
          </table:table-cell>
          <table:table-cell table:style-name="ce11" table:formula="of:=[exact.K6]" office:value-type="float" office:value="1" calcext:value-type="float">
            <text:p>1</text:p>
          </table:table-cell>
          <table:table-cell table:style-name="ce34" table:formula="of:=IF([exact.L6]&lt;1000000;100*[exact.L6];&quot;*&quot;)" office:value-type="float" office:value="0" calcext:value-type="float">
            <text:p>0,0</text:p>
          </table:table-cell>
          <table:table-cell table:style-name="ce34" table:formula="of:=IF([exact.S6]=5;&quot;*&quot;;[exact.I6])" office:value-type="float" office:value="5.450858" calcext:value-type="float">
            <text:p>5,5</text:p>
          </table:table-cell>
          <table:table-cell table:style-name="ce18" table:formula="of:=[$ra.AE6]" office:value-type="float" office:value="2" calcext:value-type="float">
            <text:p>2</text:p>
          </table:table-cell>
          <table:table-cell table:style-name="ce18" table:formula="of:=[$'bcpa-t600'.AE6]" office:value-type="float" office:value="1" calcext:value-type="float">
            <text:p>1</text:p>
          </table:table-cell>
          <table:table-cell table:style-name="ce18" table:formula="of:=[$'blpl-t300'.AE6]" office:value-type="float" office:value="2" calcext:value-type="float">
            <text:p>2</text:p>
          </table:table-cell>
          <table:table-cell table:style-name="ce18" table:formula="of:=[$'sbpl-t300'.AE6]" office:value-type="float" office:value="1" calcext:value-type="float">
            <text:p>1</text:p>
          </table:table-cell>
          <table:table-cell table:formula="of:=MIN([.L7:.O7])" office:value-type="float" office:value="1" calcext:value-type="float">
            <text:p>1</text:p>
          </table:table-cell>
          <table:table-cell table:formula="of:=ABS([.L7]-CEILING([.$C7]))" office:value-type="float" office:value="2" calcext:value-type="float">
            <text:p>2</text:p>
          </table:table-cell>
          <table:table-cell table:formula="of:=IFERROR(ABS([.M7]-CEILING([.$C7]));&quot;-&quot;)" office:value-type="float" office:value="1" calcext:value-type="float">
            <text:p>1</text:p>
          </table:table-cell>
          <table:table-cell table:formula="of:=ABS([.N7]-CEILING([.$C7]))" office:value-type="float" office:value="2" calcext:value-type="float">
            <text:p>2</text:p>
          </table:table-cell>
          <table:table-cell table:formula="of:=ABS([.O7]-CEILING([.$C7]))" office:value-type="float" office:value="1" calcext:value-type="float">
            <text:p>1</text:p>
          </table:table-cell>
          <table:table-cell table:style-name="ce34" table:formula="of:=IFERROR(ABS(([.L7]-CEILING([.$C7]))/CEILING([.$C7]));IF([.Q7]&lt;&gt;&quot;*&quot;;[.Q7];&quot;*&quot;))" office:value-type="float" office:value="2" calcext:value-type="float">
            <text:p>2,0</text:p>
          </table:table-cell>
          <table:table-cell table:style-name="ce34" table:formula="of:=IFERROR(ABS(([.M7]-CEILING([.$C7]))/CEILING([.$C7]));IF([.R7]&lt;&gt;&quot;*&quot;;[.R7];&quot;*&quot;))" office:value-type="float" office:value="1" calcext:value-type="float">
            <text:p>1,0</text:p>
          </table:table-cell>
          <table:table-cell table:style-name="ce34" table:formula="of:=IFERROR(ABS(([.N7]-CEILING([.$C7]))/CEILING([.$C7]));IF([.S7]&lt;&gt;&quot;*&quot;;[.S7];&quot;*&quot;))" office:value-type="float" office:value="2" calcext:value-type="float">
            <text:p>2,0</text:p>
          </table:table-cell>
          <table:table-cell table:style-name="ce34" table:formula="of:=IFERROR(ABS(([.O7]-CEILING([.$C7]))/CEILING([.$C7]));IF([.T7]&lt;&gt;&quot;*&quot;;[.T7];&quot;*&quot;))" office:value-type="float" office:value="1" calcext:value-type="float">
            <text:p>1,0</text:p>
          </table:table-cell>
          <table:table-cell table:formula="of:=IF([.L7]=[.$P7];1;&quot;&quot;)">
            <text:p/>
          </table:table-cell>
          <table:table-cell table:formula="of:=IF([.M7]=[.$P7];1;&quot;&quot;)" office:value-type="float" office:value="1" calcext:value-type="float">
            <text:p>1</text:p>
          </table:table-cell>
          <table:table-cell table:formula="of:=IF([.N7]=[.$P7];1;&quot;&quot;)">
            <text:p/>
          </table:table-cell>
          <table:table-cell table:formula="of:=IF([.O7]=[.$P7];1;&quot;&quot;)" office:value-type="float" office:value="1" calcext:value-type="float">
            <text:p>1</text:p>
          </table:table-cell>
          <table:table-cell table:number-columns-repeated="8"/>
          <table:table-cell table:formula="of:=CONCATENATE([.A7];&quot;&amp;&quot;;[.B7];&quot;&amp;&quot;;IF([.E7]=1;CONCATENATE(&quot;\h{&quot;;[.C7];&quot;}&quot;);[.C7]);&quot;&amp;&quot;;[.H7];&quot;&amp;&quot;;IF([.J7]=0;CONCATENATE(&quot;\uu{&quot;;[.I7];&quot;}&quot;);[.I7]);&quot;&amp;&quot;;IF([.L7]=[.P7];CONCATENATE(&quot;\h{&quot;;[.L7];&quot;}&quot;);[.L7]);&quot;&amp;&quot;;IF([.M7]=[.P7];CONCATENATE(&quot;\h{&quot;;[.M7];&quot;}&quot;);[.M7]);&quot;&amp;&quot;;IF([.N7]=[.P7];CONCATENATE(&quot;\h{&quot;;[.N7];&quot;}&quot;);[.N7]);&quot;&amp;&quot;;IF([.O7]=[.P7];CONCATENATE(&quot;\h{&quot;;[.O7];&quot;}&quot;);[.O7]);&quot;\\\hline&quot;)" office:value-type="string" office:string-value="r20-100-20-1&amp;32,07&amp;-0,4&amp;1&amp;\uu{1}&amp;2&amp;\h{1}&amp;2&amp;\h{1}\\\hline" calcext:value-type="string">
            <text:p>r20-100-20-1&amp;32,07&amp;-0,4&amp;1&amp;\uu{1}&amp;2&amp;\h{1}&amp;2&amp;\h{1}\\\hline</text:p>
          </table:table-cell>
          <table:table-cell table:number-columns-repeated="8"/>
        </table:table-row>
        <table:table-row table:style-name="ro2">
          <table:table-cell table:formula="of:=[$ra.AA7]" office:value-type="string" office:string-value="r20-100-20-2" calcext:value-type="string">
            <text:p>r20-100-20-2</text:p>
          </table:table-cell>
          <table:table-cell table:formula="of:=ROUND([$ra.AB7];2)" office:value-type="float" office:value="32.87" calcext:value-type="float">
            <text:p>32,87</text:p>
          </table:table-cell>
          <table:table-cell table:style-name="ce9" table:formula="of:=ROUND([$ra.AC7];1)" office:value-type="float" office:value="-0.3" calcext:value-type="float">
            <text:p>-0,3</text:p>
          </table:table-cell>
          <table:table-cell table:style-name="ce34" table:formula="of:=IF([ra.S7]=5;&quot;*&quot;;[ra.I7])" office:value-type="float" office:value="0.486496" calcext:value-type="float">
            <text:p>0,5</text:p>
          </table:table-cell>
          <table:table-cell table:style-name="ce21" table:formula="of:=IF([ra.S7]=11;1;&quot;&quot;)">
            <text:p/>
          </table:table-cell>
          <table:table-cell table:style-name="ce14" table:formula="of:=IFERROR(IF([.I8]=0;ABS(CEILING([.C8]));ABS(([.I8]-CEILING([.C8]))/[.I8]));&quot;*&quot;)" office:value-type="float" office:value="1" calcext:value-type="float">
            <text:p>1,00</text:p>
          </table:table-cell>
          <table:table-cell table:style-name="ce14" table:formula="of:=IFERROR([.I8]-CEILING([.C8]);&quot;*&quot;)" office:value-type="float" office:value="1" calcext:value-type="float">
            <text:p>1,00</text:p>
          </table:table-cell>
          <table:table-cell table:style-name="ce34" table:formula="of:=ROUND([exact.J7];1)" office:value-type="float" office:value="1" calcext:value-type="float">
            <text:p>1,0</text:p>
          </table:table-cell>
          <table:table-cell table:style-name="ce11" table:formula="of:=[exact.K7]" office:value-type="float" office:value="1" calcext:value-type="float">
            <text:p>1</text:p>
          </table:table-cell>
          <table:table-cell table:style-name="ce34" table:formula="of:=IF([exact.L7]&lt;1000000;100*[exact.L7];&quot;*&quot;)" office:value-type="float" office:value="0" calcext:value-type="float">
            <text:p>0,0</text:p>
          </table:table-cell>
          <table:table-cell table:style-name="ce34" table:formula="of:=IF([exact.S7]=5;&quot;*&quot;;[exact.I7])" office:value-type="float" office:value="3.450291" calcext:value-type="float">
            <text:p>3,5</text:p>
          </table:table-cell>
          <table:table-cell table:style-name="ce18" table:formula="of:=[$ra.AE7]" office:value-type="float" office:value="1" calcext:value-type="float">
            <text:p>1</text:p>
          </table:table-cell>
          <table:table-cell table:style-name="ce18" table:formula="of:=[$'bcpa-t600'.AE7]" office:value-type="float" office:value="1" calcext:value-type="float">
            <text:p>1</text:p>
          </table:table-cell>
          <table:table-cell table:style-name="ce18" table:formula="of:=[$'blpl-t300'.AE7]" office:value-type="float" office:value="1" calcext:value-type="float">
            <text:p>1</text:p>
          </table:table-cell>
          <table:table-cell table:style-name="ce18" table:formula="of:=[$'sbpl-t300'.AE7]" office:value-type="float" office:value="1" calcext:value-type="float">
            <text:p>1</text:p>
          </table:table-cell>
          <table:table-cell table:formula="of:=MIN([.L8:.O8])" office:value-type="float" office:value="1" calcext:value-type="float">
            <text:p>1</text:p>
          </table:table-cell>
          <table:table-cell table:formula="of:=ABS([.L8]-CEILING([.$C8]))" office:value-type="float" office:value="1" calcext:value-type="float">
            <text:p>1</text:p>
          </table:table-cell>
          <table:table-cell table:formula="of:=IFERROR(ABS([.M8]-CEILING([.$C8]));&quot;-&quot;)" office:value-type="float" office:value="1" calcext:value-type="float">
            <text:p>1</text:p>
          </table:table-cell>
          <table:table-cell table:formula="of:=ABS([.N8]-CEILING([.$C8]))" office:value-type="float" office:value="1" calcext:value-type="float">
            <text:p>1</text:p>
          </table:table-cell>
          <table:table-cell table:formula="of:=ABS([.O8]-CEILING([.$C8]))" office:value-type="float" office:value="1" calcext:value-type="float">
            <text:p>1</text:p>
          </table:table-cell>
          <table:table-cell table:style-name="ce34" table:formula="of:=IFERROR(ABS(([.L8]-CEILING([.$C8]))/CEILING([.$C8]));IF([.Q8]&lt;&gt;&quot;*&quot;;[.Q8];&quot;*&quot;))" office:value-type="float" office:value="1" calcext:value-type="float">
            <text:p>1,0</text:p>
          </table:table-cell>
          <table:table-cell table:style-name="ce34" table:formula="of:=IFERROR(ABS(([.M8]-CEILING([.$C8]))/CEILING([.$C8]));IF([.R8]&lt;&gt;&quot;*&quot;;[.R8];&quot;*&quot;))" office:value-type="float" office:value="1" calcext:value-type="float">
            <text:p>1,0</text:p>
          </table:table-cell>
          <table:table-cell table:style-name="ce34" table:formula="of:=IFERROR(ABS(([.N8]-CEILING([.$C8]))/CEILING([.$C8]));IF([.S8]&lt;&gt;&quot;*&quot;;[.S8];&quot;*&quot;))" office:value-type="float" office:value="1" calcext:value-type="float">
            <text:p>1,0</text:p>
          </table:table-cell>
          <table:table-cell table:style-name="ce34" table:formula="of:=IFERROR(ABS(([.O8]-CEILING([.$C8]))/CEILING([.$C8]));IF([.T8]&lt;&gt;&quot;*&quot;;[.T8];&quot;*&quot;))" office:value-type="float" office:value="1" calcext:value-type="float">
            <text:p>1,0</text:p>
          </table:table-cell>
          <table:table-cell table:formula="of:=IF([.L8]=[.$P8];1;&quot;&quot;)" office:value-type="float" office:value="1" calcext:value-type="float">
            <text:p>1</text:p>
          </table:table-cell>
          <table:table-cell table:formula="of:=IF([.M8]=[.$P8];1;&quot;&quot;)" office:value-type="float" office:value="1" calcext:value-type="float">
            <text:p>1</text:p>
          </table:table-cell>
          <table:table-cell table:formula="of:=IF([.N8]=[.$P8];1;&quot;&quot;)" office:value-type="float" office:value="1" calcext:value-type="float">
            <text:p>1</text:p>
          </table:table-cell>
          <table:table-cell table:formula="of:=IF([.O8]=[.$P8];1;&quot;&quot;)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%opt</text:p>
          </table:table-cell>
          <table:table-cell table:style-name="ce33" table:formula="of:=ROUND(100*([.AE3]/[.$AE$6]);1)" office:value-type="float" office:value="17" calcext:value-type="float">
            <text:p>17</text:p>
          </table:table-cell>
          <table:table-cell table:style-name="ce33" table:formula="of:=ROUND(100*([.AF3]/[.$AE$6]);1)" office:value-type="float" office:value="25" calcext:value-type="float">
            <text:p>25</text:p>
          </table:table-cell>
          <table:table-cell table:style-name="ce33" table:formula="of:=ROUND(100*([.AG3]/[.$AE$6]);1)" office:value-type="float" office:value="23" calcext:value-type="float">
            <text:p>23</text:p>
          </table:table-cell>
          <table:table-cell table:style-name="ce33" table:formula="of:=ROUND(100*([.AH3]/[.$AE$6]);1)" office:value-type="float" office:value="25" calcext:value-type="float">
            <text:p>25</text:p>
          </table:table-cell>
          <table:table-cell table:formula="of:=CONCATENATE([.AD8];&quot;&amp;&quot;;[.AE8];&quot;&amp;&quot;;[.AF8];&quot;&amp;&quot;;[.AG8];&quot;&amp;&quot;;[.AH8];&quot;\\\hline&quot;)" office:value-type="string" office:string-value="%opt&amp;17&amp;25&amp;23&amp;25\\\hline" calcext:value-type="string">
            <text:p>%opt&amp;17&amp;25&amp;23&amp;25\\\hline</text:p>
          </table:table-cell>
          <table:table-cell/>
          <table:table-cell table:formula="of:=CONCATENATE([.A8];&quot;&amp;&quot;;[.B8];&quot;&amp;&quot;;IF([.E8]=1;CONCATENATE(&quot;\h{&quot;;[.C8];&quot;}&quot;);[.C8]);&quot;&amp;&quot;;[.H8];&quot;&amp;&quot;;IF([.J8]=0;CONCATENATE(&quot;\uu{&quot;;[.I8];&quot;}&quot;);[.I8]);&quot;&amp;&quot;;IF([.L8]=[.P8];CONCATENATE(&quot;\h{&quot;;[.L8];&quot;}&quot;);[.L8]);&quot;&amp;&quot;;IF([.M8]=[.P8];CONCATENATE(&quot;\h{&quot;;[.M8];&quot;}&quot;);[.M8]);&quot;&amp;&quot;;IF([.N8]=[.P8];CONCATENATE(&quot;\h{&quot;;[.N8];&quot;}&quot;);[.N8]);&quot;&amp;&quot;;IF([.O8]=[.P8];CONCATENATE(&quot;\h{&quot;;[.O8];&quot;}&quot;);[.O8]);&quot;\\\hline&quot;)" office:value-type="string" office:string-value="r20-100-20-2&amp;32,87&amp;-0,3&amp;1&amp;\uu{1}&amp;\h{1}&amp;\h{1}&amp;\h{1}&amp;\h{1}\\\hline" calcext:value-type="string">
            <text:p>r20-100-20-2&amp;32,87&amp;-0,3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8]" office:value-type="string" office:string-value="r20-100-25-1" calcext:value-type="string">
            <text:p>r20-100-25-1</text:p>
          </table:table-cell>
          <table:table-cell table:formula="of:=ROUND([$ra.AB8];2)" office:value-type="float" office:value="29.73" calcext:value-type="float">
            <text:p>29,73</text:p>
          </table:table-cell>
          <table:table-cell table:style-name="ce9" table:formula="of:=ROUND([$ra.AC8];1)" office:value-type="float" office:value="-0.5" calcext:value-type="float">
            <text:p>-0,5</text:p>
          </table:table-cell>
          <table:table-cell table:style-name="ce34" table:formula="of:=IF([ra.S8]=5;&quot;*&quot;;[ra.I8])" office:value-type="float" office:value="0.362996" calcext:value-type="float">
            <text:p>0,4</text:p>
          </table:table-cell>
          <table:table-cell table:style-name="ce21" table:formula="of:=IF([ra.S8]=11;1;&quot;&quot;)">
            <text:p/>
          </table:table-cell>
          <table:table-cell table:style-name="ce14" table:formula="of:=IFERROR(IF([.I9]=0;ABS(CEILING([.C9]));ABS(([.I9]-CEILING([.C9]))/[.I9]));&quot;*&quot;)" office:value-type="float" office:value="1" calcext:value-type="float">
            <text:p>1,00</text:p>
          </table:table-cell>
          <table:table-cell table:style-name="ce14" table:formula="of:=IFERROR([.I9]-CEILING([.C9]);&quot;*&quot;)" office:value-type="float" office:value="1" calcext:value-type="float">
            <text:p>1,00</text:p>
          </table:table-cell>
          <table:table-cell table:style-name="ce34" table:formula="of:=ROUND([exact.J8];1)" office:value-type="float" office:value="1" calcext:value-type="float">
            <text:p>1,0</text:p>
          </table:table-cell>
          <table:table-cell table:style-name="ce11" table:formula="of:=[exact.K8]" office:value-type="float" office:value="1" calcext:value-type="float">
            <text:p>1</text:p>
          </table:table-cell>
          <table:table-cell table:style-name="ce34" table:formula="of:=IF([exact.L8]&lt;1000000;100*[exact.L8];&quot;*&quot;)" office:value-type="float" office:value="0" calcext:value-type="float">
            <text:p>0,0</text:p>
          </table:table-cell>
          <table:table-cell table:style-name="ce34" table:formula="of:=IF([exact.S8]=5;&quot;*&quot;;[exact.I8])" office:value-type="float" office:value="1464.500147" calcext:value-type="float">
            <text:p>1464,5</text:p>
          </table:table-cell>
          <table:table-cell table:style-name="ce18" table:formula="of:=[$ra.AE8]" office:value-type="float" office:value="1" calcext:value-type="float">
            <text:p>1</text:p>
          </table:table-cell>
          <table:table-cell table:style-name="ce18" table:formula="of:=[$'bcpa-t600'.AE8]" office:value-type="float" office:value="1" calcext:value-type="float">
            <text:p>1</text:p>
          </table:table-cell>
          <table:table-cell table:style-name="ce18" table:formula="of:=[$'blpl-t300'.AE8]" office:value-type="float" office:value="1" calcext:value-type="float">
            <text:p>1</text:p>
          </table:table-cell>
          <table:table-cell table:style-name="ce18" table:formula="of:=[$'sbpl-t300'.AE8]" office:value-type="float" office:value="1" calcext:value-type="float">
            <text:p>1</text:p>
          </table:table-cell>
          <table:table-cell table:formula="of:=MIN([.L9:.O9])" office:value-type="float" office:value="1" calcext:value-type="float">
            <text:p>1</text:p>
          </table:table-cell>
          <table:table-cell table:formula="of:=ABS([.L9]-CEILING([.$C9]))" office:value-type="float" office:value="1" calcext:value-type="float">
            <text:p>1</text:p>
          </table:table-cell>
          <table:table-cell table:formula="of:=IFERROR(ABS([.M9]-CEILING([.$C9]));&quot;-&quot;)" office:value-type="float" office:value="1" calcext:value-type="float">
            <text:p>1</text:p>
          </table:table-cell>
          <table:table-cell table:formula="of:=ABS([.N9]-CEILING([.$C9]))" office:value-type="float" office:value="1" calcext:value-type="float">
            <text:p>1</text:p>
          </table:table-cell>
          <table:table-cell table:formula="of:=ABS([.O9]-CEILING([.$C9]))" office:value-type="float" office:value="1" calcext:value-type="float">
            <text:p>1</text:p>
          </table:table-cell>
          <table:table-cell table:style-name="ce34" table:formula="of:=IFERROR(ABS(([.L9]-CEILING([.$C9]))/CEILING([.$C9]));IF([.Q9]&lt;&gt;&quot;*&quot;;[.Q9];&quot;*&quot;))" office:value-type="float" office:value="1" calcext:value-type="float">
            <text:p>1,0</text:p>
          </table:table-cell>
          <table:table-cell table:style-name="ce34" table:formula="of:=IFERROR(ABS(([.M9]-CEILING([.$C9]))/CEILING([.$C9]));IF([.R9]&lt;&gt;&quot;*&quot;;[.R9];&quot;*&quot;))" office:value-type="float" office:value="1" calcext:value-type="float">
            <text:p>1,0</text:p>
          </table:table-cell>
          <table:table-cell table:style-name="ce34" table:formula="of:=IFERROR(ABS(([.N9]-CEILING([.$C9]))/CEILING([.$C9]));IF([.S9]&lt;&gt;&quot;*&quot;;[.S9];&quot;*&quot;))" office:value-type="float" office:value="1" calcext:value-type="float">
            <text:p>1,0</text:p>
          </table:table-cell>
          <table:table-cell table:style-name="ce34" table:formula="of:=IFERROR(ABS(([.O9]-CEILING([.$C9]))/CEILING([.$C9]));IF([.T9]&lt;&gt;&quot;*&quot;;[.T9];&quot;*&quot;))" office:value-type="float" office:value="1" calcext:value-type="float">
            <text:p>1,0</text:p>
          </table:table-cell>
          <table:table-cell table:formula="of:=IF([.L9]=[.$P9];1;&quot;&quot;)" office:value-type="float" office:value="1" calcext:value-type="float">
            <text:p>1</text:p>
          </table:table-cell>
          <table:table-cell table:formula="of:=IF([.M9]=[.$P9];1;&quot;&quot;)" office:value-type="float" office:value="1" calcext:value-type="float">
            <text:p>1</text:p>
          </table:table-cell>
          <table:table-cell table:formula="of:=IF([.N9]=[.$P9];1;&quot;&quot;)" office:value-type="float" office:value="1" calcext:value-type="float">
            <text:p>1</text:p>
          </table:table-cell>
          <table:table-cell table:formula="of:=IF([.O9]=[.$P9];1;&quot;&quot;)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%best</text:p>
          </table:table-cell>
          <table:table-cell table:style-name="ce33" table:formula="of:=ROUND(100*([.AE5]/[.$AE$6]);1)" office:value-type="float" office:value="25" calcext:value-type="float">
            <text:p>25</text:p>
          </table:table-cell>
          <table:table-cell table:style-name="ce33" table:formula="of:=ROUND(100*([.AF5]/[.$AE$6]);1)" office:value-type="float" office:value="98" calcext:value-type="float">
            <text:p>98</text:p>
          </table:table-cell>
          <table:table-cell table:style-name="ce33" table:formula="of:=ROUND(100*([.AG5]/[.$AE$6]);1)" office:value-type="float" office:value="61" calcext:value-type="float">
            <text:p>61</text:p>
          </table:table-cell>
          <table:table-cell table:style-name="ce33" table:formula="of:=ROUND(100*([.AH5]/[.$AE$6]);1)" office:value-type="float" office:value="85" calcext:value-type="float">
            <text:p>85</text:p>
          </table:table-cell>
          <table:table-cell table:formula="of:=CONCATENATE([.AD9];&quot;&amp;&quot;;[.AE9];&quot;&amp;&quot;;[.AF9];&quot;&amp;&quot;;[.AG9];&quot;&amp;&quot;;[.AH9];&quot;\\\hline&quot;)" office:value-type="string" office:string-value="%best&amp;25&amp;98&amp;61&amp;85\\\hline" calcext:value-type="string">
            <text:p>%best&amp;25&amp;98&amp;61&amp;85\\\hline</text:p>
          </table:table-cell>
          <table:table-cell/>
          <table:table-cell table:formula="of:=CONCATENATE([.A9];&quot;&amp;&quot;;[.B9];&quot;&amp;&quot;;IF([.E9]=1;CONCATENATE(&quot;\h{&quot;;[.C9];&quot;}&quot;);[.C9]);&quot;&amp;&quot;;[.H9];&quot;&amp;&quot;;IF([.J9]=0;CONCATENATE(&quot;\uu{&quot;;[.I9];&quot;}&quot;);[.I9]);&quot;&amp;&quot;;IF([.L9]=[.P9];CONCATENATE(&quot;\h{&quot;;[.L9];&quot;}&quot;);[.L9]);&quot;&amp;&quot;;IF([.M9]=[.P9];CONCATENATE(&quot;\h{&quot;;[.M9];&quot;}&quot;);[.M9]);&quot;&amp;&quot;;IF([.N9]=[.P9];CONCATENATE(&quot;\h{&quot;;[.N9];&quot;}&quot;);[.N9]);&quot;&amp;&quot;;IF([.O9]=[.P9];CONCATENATE(&quot;\h{&quot;;[.O9];&quot;}&quot;);[.O9]);&quot;\\\hline&quot;)" office:value-type="string" office:string-value="r20-100-25-1&amp;29,73&amp;-0,5&amp;1&amp;\uu{1}&amp;\h{1}&amp;\h{1}&amp;\h{1}&amp;\h{1}\\\hline" calcext:value-type="string">
            <text:p>r20-100-25-1&amp;29,73&amp;-0,5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9]" office:value-type="string" office:string-value="r20-100-25-2" calcext:value-type="string">
            <text:p>r20-100-25-2</text:p>
          </table:table-cell>
          <table:table-cell table:formula="of:=ROUND([$ra.AB9];2)" office:value-type="float" office:value="29.24" calcext:value-type="float">
            <text:p>29,24</text:p>
          </table:table-cell>
          <table:table-cell table:style-name="ce9" table:formula="of:=ROUND([$ra.AC9];1)" office:value-type="float" office:value="-0.4" calcext:value-type="float">
            <text:p>-0,4</text:p>
          </table:table-cell>
          <table:table-cell table:style-name="ce34" table:formula="of:=IF([ra.S9]=5;&quot;*&quot;;[ra.I9])" office:value-type="float" office:value="0.334074" calcext:value-type="float">
            <text:p>0,3</text:p>
          </table:table-cell>
          <table:table-cell table:style-name="ce21" table:formula="of:=IF([ra.S9]=11;1;&quot;&quot;)">
            <text:p/>
          </table:table-cell>
          <table:table-cell table:style-name="ce14" table:formula="of:=IFERROR(IF([.I10]=0;ABS(CEILING([.C10]));ABS(([.I10]-CEILING([.C10]))/[.I10]));&quot;*&quot;)" office:value-type="float" office:value="1" calcext:value-type="float">
            <text:p>1,00</text:p>
          </table:table-cell>
          <table:table-cell table:style-name="ce14" table:formula="of:=IFERROR([.I10]-CEILING([.C10]);&quot;*&quot;)" office:value-type="float" office:value="1" calcext:value-type="float">
            <text:p>1,00</text:p>
          </table:table-cell>
          <table:table-cell table:style-name="ce34" table:formula="of:=ROUND([exact.J9];1)" office:value-type="float" office:value="1" calcext:value-type="float">
            <text:p>1,0</text:p>
          </table:table-cell>
          <table:table-cell table:style-name="ce11" table:formula="of:=[exact.K9]" office:value-type="float" office:value="1" calcext:value-type="float">
            <text:p>1</text:p>
          </table:table-cell>
          <table:table-cell table:style-name="ce34" table:formula="of:=IF([exact.L9]&lt;1000000;100*[exact.L9];&quot;*&quot;)" office:value-type="float" office:value="0" calcext:value-type="float">
            <text:p>0,0</text:p>
          </table:table-cell>
          <table:table-cell table:style-name="ce34" table:formula="of:=IF([exact.S9]=5;&quot;*&quot;;[exact.I9])" office:value-type="float" office:value="7.012399" calcext:value-type="float">
            <text:p>7,0</text:p>
          </table:table-cell>
          <table:table-cell table:style-name="ce18" table:formula="of:=[$ra.AE9]" office:value-type="float" office:value="1" calcext:value-type="float">
            <text:p>1</text:p>
          </table:table-cell>
          <table:table-cell table:style-name="ce18" table:formula="of:=[$'bcpa-t600'.AE9]" office:value-type="float" office:value="1" calcext:value-type="float">
            <text:p>1</text:p>
          </table:table-cell>
          <table:table-cell table:style-name="ce18" table:formula="of:=[$'blpl-t300'.AE9]" office:value-type="float" office:value="1" calcext:value-type="float">
            <text:p>1</text:p>
          </table:table-cell>
          <table:table-cell table:style-name="ce18" table:formula="of:=[$'sbpl-t300'.AE9]" office:value-type="float" office:value="1" calcext:value-type="float">
            <text:p>1</text:p>
          </table:table-cell>
          <table:table-cell table:formula="of:=MIN([.L10:.O10])" office:value-type="float" office:value="1" calcext:value-type="float">
            <text:p>1</text:p>
          </table:table-cell>
          <table:table-cell table:formula="of:=ABS([.L10]-CEILING([.$C10]))" office:value-type="float" office:value="1" calcext:value-type="float">
            <text:p>1</text:p>
          </table:table-cell>
          <table:table-cell table:formula="of:=IFERROR(ABS([.M10]-CEILING([.$C10]));&quot;-&quot;)" office:value-type="float" office:value="1" calcext:value-type="float">
            <text:p>1</text:p>
          </table:table-cell>
          <table:table-cell table:formula="of:=ABS([.N10]-CEILING([.$C10]))" office:value-type="float" office:value="1" calcext:value-type="float">
            <text:p>1</text:p>
          </table:table-cell>
          <table:table-cell table:formula="of:=ABS([.O10]-CEILING([.$C10]))" office:value-type="float" office:value="1" calcext:value-type="float">
            <text:p>1</text:p>
          </table:table-cell>
          <table:table-cell table:style-name="ce34" table:formula="of:=IFERROR(ABS(([.L10]-CEILING([.$C10]))/CEILING([.$C10]));IF([.Q10]&lt;&gt;&quot;*&quot;;[.Q10];&quot;*&quot;))" office:value-type="float" office:value="1" calcext:value-type="float">
            <text:p>1,0</text:p>
          </table:table-cell>
          <table:table-cell table:style-name="ce34" table:formula="of:=IFERROR(ABS(([.M10]-CEILING([.$C10]))/CEILING([.$C10]));IF([.R10]&lt;&gt;&quot;*&quot;;[.R10];&quot;*&quot;))" office:value-type="float" office:value="1" calcext:value-type="float">
            <text:p>1,0</text:p>
          </table:table-cell>
          <table:table-cell table:style-name="ce34" table:formula="of:=IFERROR(ABS(([.N10]-CEILING([.$C10]))/CEILING([.$C10]));IF([.S10]&lt;&gt;&quot;*&quot;;[.S10];&quot;*&quot;))" office:value-type="float" office:value="1" calcext:value-type="float">
            <text:p>1,0</text:p>
          </table:table-cell>
          <table:table-cell table:style-name="ce34" table:formula="of:=IFERROR(ABS(([.O10]-CEILING([.$C10]))/CEILING([.$C10]));IF([.T10]&lt;&gt;&quot;*&quot;;[.T10];&quot;*&quot;))" office:value-type="float" office:value="1" calcext:value-type="float">
            <text:p>1,0</text:p>
          </table:table-cell>
          <table:table-cell table:style-name="ce25" table:formula="of:=IF([.L10]=[.$P10];1;&quot;&quot;)" office:value-type="float" office:value="1" calcext:value-type="float">
            <text:p>1</text:p>
          </table:table-cell>
          <table:table-cell table:formula="of:=IF([.M10]=[.$P10];1;&quot;&quot;)" office:value-type="float" office:value="1" calcext:value-type="float">
            <text:p>1</text:p>
          </table:table-cell>
          <table:table-cell table:style-name="ce25" table:formula="of:=IF([.N10]=[.$P10];1;&quot;&quot;)" office:value-type="float" office:value="1" calcext:value-type="float">
            <text:p>1</text:p>
          </table:table-cell>
          <table:table-cell table:style-name="ce25" table:formula="of:=IF([.O10]=[.$P10];1;&quot;&quot;)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gap avg</text:p>
          </table:table-cell>
          <table:table-cell table:style-name="ce33" table:formula="of:=ROUND(AVERAGE([.U2:.U300]);1)" office:value-type="float" office:value="3.3" calcext:value-type="float">
            <text:p>3,3</text:p>
          </table:table-cell>
          <table:table-cell table:style-name="ce33" table:formula="of:=ROUND(AVERAGE([.V2:.V300]);1)" office:value-type="float" office:value="1.4" calcext:value-type="float">
            <text:p>1,4</text:p>
          </table:table-cell>
          <table:table-cell table:style-name="ce33" table:formula="of:=ROUND(AVERAGE([.W2:.W300]);1)" office:value-type="float" office:value="1.9" calcext:value-type="float">
            <text:p>1,9</text:p>
          </table:table-cell>
          <table:table-cell table:style-name="ce33" table:formula="of:=ROUND(AVERAGE([.X2:.X300]);1)" office:value-type="float" office:value="1.6" calcext:value-type="float">
            <text:p>1,6</text:p>
          </table:table-cell>
          <table:table-cell table:formula="of:=CONCATENATE([.AD10];&quot;&amp;&quot;;[.AE10];&quot;&amp;&quot;;[.AF10];&quot;&amp;&quot;;[.AG10];&quot;&amp;&quot;;[.AH10];&quot;\\\hline&quot;)" office:value-type="string" office:string-value="gap avg&amp;3,3&amp;1,4&amp;1,9&amp;1,6\\\hline" calcext:value-type="string">
            <text:p>gap avg&amp;3,3&amp;1,4&amp;1,9&amp;1,6\\\hline</text:p>
          </table:table-cell>
          <table:table-cell/>
          <table:table-cell table:formula="of:=CONCATENATE([.A10];&quot;&amp;&quot;;[.B10];&quot;&amp;&quot;;IF([.E10]=1;CONCATENATE(&quot;\h{&quot;;[.C10];&quot;}&quot;);[.C10]);&quot;&amp;&quot;;[.H10];&quot;&amp;&quot;;IF([.J10]=0;CONCATENATE(&quot;\uu{&quot;;[.I10];&quot;}&quot;);[.I10]);&quot;&amp;&quot;;IF([.L10]=[.P10];CONCATENATE(&quot;\h{&quot;;[.L10];&quot;}&quot;);[.L10]);&quot;&amp;&quot;;IF([.M10]=[.P10];CONCATENATE(&quot;\h{&quot;;[.M10];&quot;}&quot;);[.M10]);&quot;&amp;&quot;;IF([.N10]=[.P10];CONCATENATE(&quot;\h{&quot;;[.N10];&quot;}&quot;);[.N10]);&quot;&amp;&quot;;IF([.O10]=[.P10];CONCATENATE(&quot;\h{&quot;;[.O10];&quot;}&quot;);[.O10]);&quot;\\\hline&quot;)" office:value-type="string" office:string-value="r20-100-25-2&amp;29,24&amp;-0,4&amp;1&amp;\uu{1}&amp;\h{1}&amp;\h{1}&amp;\h{1}&amp;\h{1}\\\hline" calcext:value-type="string">
            <text:p>r20-100-25-2&amp;29,24&amp;-0,4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10]" office:value-type="string" office:string-value="r20-100-5-1" calcext:value-type="string">
            <text:p>r20-100-5-1</text:p>
          </table:table-cell>
          <table:table-cell table:formula="of:=ROUND([$ra.AB10];2)" office:value-type="float" office:value="0" calcext:value-type="float">
            <text:p>0</text:p>
          </table:table-cell>
          <table:table-cell table:style-name="ce9" table:formula="of:=ROUND([$ra.AC10];1)" office:value-type="float" office:value="1" calcext:value-type="float">
            <text:p>1,0</text:p>
          </table:table-cell>
          <table:table-cell table:style-name="ce34" table:formula="of:=IF([ra.S10]=5;&quot;*&quot;;[ra.I10])" office:value-type="float" office:value="0.174734" calcext:value-type="float">
            <text:p>0,2</text:p>
          </table:table-cell>
          <table:table-cell table:style-name="ce21" table:formula="of:=IF([ra.S10]=11;1;&quot;&quot;)" office:value-type="float" office:value="1" calcext:value-type="float">
            <text:p>1</text:p>
          </table:table-cell>
          <table:table-cell table:style-name="ce14" table:formula="of:=IFERROR(IF([.I11]=0;ABS(CEILING([.C11]));ABS(([.I11]-CEILING([.C11]))/[.I11]));&quot;*&quot;)" office:value-type="float" office:value="0" calcext:value-type="float">
            <text:p>0,00</text:p>
          </table:table-cell>
          <table:table-cell table:style-name="ce14" table:formula="of:=IFERROR([.I11]-CEILING([.C11]);&quot;*&quot;)" office:value-type="float" office:value="0" calcext:value-type="float">
            <text:p>0,00</text:p>
          </table:table-cell>
          <table:table-cell table:style-name="ce34" table:formula="of:=ROUND([exact.J10];1)" office:value-type="float" office:value="1" calcext:value-type="float">
            <text:p>1,0</text:p>
          </table:table-cell>
          <table:table-cell table:style-name="ce11" table:formula="of:=[exact.K10]" office:value-type="float" office:value="1" calcext:value-type="float">
            <text:p>1</text:p>
          </table:table-cell>
          <table:table-cell table:style-name="ce34" table:formula="of:=IF([exact.L10]&lt;1000000;100*[exact.L10];&quot;*&quot;)" office:value-type="float" office:value="0" calcext:value-type="float">
            <text:p>0,0</text:p>
          </table:table-cell>
          <table:table-cell table:style-name="ce34" table:formula="of:=IF([exact.S10]=5;&quot;*&quot;;[exact.I10])" office:value-type="float" office:value="0.021043" calcext:value-type="float">
            <text:p>0,0</text:p>
          </table:table-cell>
          <table:table-cell table:style-name="ce18" table:formula="of:=[$ra.AE10]" office:value-type="float" office:value="1" calcext:value-type="float">
            <text:p>1</text:p>
          </table:table-cell>
          <table:table-cell table:style-name="ce18" table:formula="of:=[$'bcpa-t600'.AE10]" office:value-type="float" office:value="1" calcext:value-type="float">
            <text:p>1</text:p>
          </table:table-cell>
          <table:table-cell table:style-name="ce18" table:formula="of:=[$'blpl-t300'.AE10]" office:value-type="float" office:value="1" calcext:value-type="float">
            <text:p>1</text:p>
          </table:table-cell>
          <table:table-cell table:style-name="ce18" table:formula="of:=[$'sbpl-t300'.AE10]" office:value-type="float" office:value="1" calcext:value-type="float">
            <text:p>1</text:p>
          </table:table-cell>
          <table:table-cell table:formula="of:=MIN([.L11:.O11])" office:value-type="float" office:value="1" calcext:value-type="float">
            <text:p>1</text:p>
          </table:table-cell>
          <table:table-cell table:formula="of:=ABS([.L11]-CEILING([.$C11]))" office:value-type="float" office:value="0" calcext:value-type="float">
            <text:p>0</text:p>
          </table:table-cell>
          <table:table-cell table:formula="of:=IFERROR(ABS([.M11]-CEILING([.$C11]));&quot;-&quot;)" office:value-type="float" office:value="0" calcext:value-type="float">
            <text:p>0</text:p>
          </table:table-cell>
          <table:table-cell table:formula="of:=ABS([.N11]-CEILING([.$C11]))" office:value-type="float" office:value="0" calcext:value-type="float">
            <text:p>0</text:p>
          </table:table-cell>
          <table:table-cell table:formula="of:=ABS([.O11]-CEILING([.$C11]))" office:value-type="float" office:value="0" calcext:value-type="float">
            <text:p>0</text:p>
          </table:table-cell>
          <table:table-cell table:style-name="ce34" table:formula="of:=IFERROR(ABS(([.L11]-CEILING([.$C11]))/CEILING([.$C11]));IF([.Q11]&lt;&gt;&quot;*&quot;;[.Q11];&quot;*&quot;))" office:value-type="float" office:value="0" calcext:value-type="float">
            <text:p>0,0</text:p>
          </table:table-cell>
          <table:table-cell table:style-name="ce34" table:formula="of:=IFERROR(ABS(([.M11]-CEILING([.$C11]))/CEILING([.$C11]));IF([.R11]&lt;&gt;&quot;*&quot;;[.R11];&quot;*&quot;))" office:value-type="float" office:value="0" calcext:value-type="float">
            <text:p>0,0</text:p>
          </table:table-cell>
          <table:table-cell table:style-name="ce34" table:formula="of:=IFERROR(ABS(([.N11]-CEILING([.$C11]))/CEILING([.$C11]));IF([.S11]&lt;&gt;&quot;*&quot;;[.S11];&quot;*&quot;))" office:value-type="float" office:value="0" calcext:value-type="float">
            <text:p>0,0</text:p>
          </table:table-cell>
          <table:table-cell table:style-name="ce34" table:formula="of:=IFERROR(ABS(([.O11]-CEILING([.$C11]))/CEILING([.$C11]));IF([.T11]&lt;&gt;&quot;*&quot;;[.T11];&quot;*&quot;))" office:value-type="float" office:value="0" calcext:value-type="float">
            <text:p>0,0</text:p>
          </table:table-cell>
          <table:table-cell table:formula="of:=IF([.L11]=[.$P11];1;&quot;&quot;)" office:value-type="float" office:value="1" calcext:value-type="float">
            <text:p>1</text:p>
          </table:table-cell>
          <table:table-cell table:formula="of:=IF([.M11]=[.$P11];1;&quot;&quot;)" office:value-type="float" office:value="1" calcext:value-type="float">
            <text:p>1</text:p>
          </table:table-cell>
          <table:table-cell table:formula="of:=IF([.N11]=[.$P11];1;&quot;&quot;)" office:value-type="float" office:value="1" calcext:value-type="float">
            <text:p>1</text:p>
          </table:table-cell>
          <table:table-cell table:formula="of:=IF([.O11]=[.$P11];1;&quot;&quot;)" office:value-type="float" office:value="1" calcext:value-type="float">
            <text:p>1</text:p>
          </table:table-cell>
          <table:table-cell table:number-columns-repeated="8"/>
          <table:table-cell table:formula="of:=CONCATENATE([.A11];&quot;&amp;&quot;;[.B11];&quot;&amp;&quot;;IF([.E11]=1;CONCATENATE(&quot;\h{&quot;;[.C11];&quot;}&quot;);[.C11]);&quot;&amp;&quot;;[.H11];&quot;&amp;&quot;;IF([.J11]=0;CONCATENATE(&quot;\uu{&quot;;[.I11];&quot;}&quot;);[.I11]);&quot;&amp;&quot;;IF([.L11]=[.P11];CONCATENATE(&quot;\h{&quot;;[.L11];&quot;}&quot;);[.L11]);&quot;&amp;&quot;;IF([.M11]=[.P11];CONCATENATE(&quot;\h{&quot;;[.M11];&quot;}&quot;);[.M11]);&quot;&amp;&quot;;IF([.N11]=[.P11];CONCATENATE(&quot;\h{&quot;;[.N11];&quot;}&quot;);[.N11]);&quot;&amp;&quot;;IF([.O11]=[.P11];CONCATENATE(&quot;\h{&quot;;[.O11];&quot;}&quot;);[.O11]);&quot;\\\hline&quot;)" office:value-type="string" office:string-value="r20-100-5-1&amp;0&amp;\h{1}&amp;1&amp;\uu{1}&amp;\h{1}&amp;\h{1}&amp;\h{1}&amp;\h{1}\\\hline" calcext:value-type="string">
            <text:p>r20-100-5-1&amp;0&amp;\h{1}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11]" office:value-type="string" office:string-value="r20-100-5-2" calcext:value-type="string">
            <text:p>r20-100-5-2</text:p>
          </table:table-cell>
          <table:table-cell table:formula="of:=ROUND([$ra.AB11];2)" office:value-type="float" office:value="0" calcext:value-type="float">
            <text:p>0</text:p>
          </table:table-cell>
          <table:table-cell table:style-name="ce9" table:formula="of:=ROUND([$ra.AC11];1)" office:value-type="float" office:value="-0" calcext:value-type="float">
            <text:p>0,0</text:p>
          </table:table-cell>
          <table:table-cell table:style-name="ce34" table:formula="of:=IF([ra.S11]=5;&quot;*&quot;;[ra.I11])" office:value-type="float" office:value="0.006306" calcext:value-type="float">
            <text:p>0,0</text:p>
          </table:table-cell>
          <table:table-cell table:style-name="ce21" table:formula="of:=IF([ra.S11]=11;1;&quot;&quot;)" office:value-type="float" office:value="1" calcext:value-type="float">
            <text:p>1</text:p>
          </table:table-cell>
          <table:table-cell table:style-name="ce14" table:formula="of:=IFERROR(IF([.I12]=0;ABS(CEILING([.C12]));ABS(([.I12]-CEILING([.C12]))/[.I12]));&quot;*&quot;)" office:value-type="float" office:value="0" calcext:value-type="float">
            <text:p>0,00</text:p>
          </table:table-cell>
          <table:table-cell table:style-name="ce14" table:formula="of:=IFERROR([.I12]-CEILING([.C12]);&quot;*&quot;)" office:value-type="float" office:value="0" calcext:value-type="float">
            <text:p>0,00</text:p>
          </table:table-cell>
          <table:table-cell table:style-name="ce34" table:formula="of:=ROUND([exact.J11];1)" office:value-type="float" office:value="0" calcext:value-type="float">
            <text:p>0,0</text:p>
          </table:table-cell>
          <table:table-cell table:style-name="ce11" table:formula="of:=[exact.K11]" office:value-type="float" office:value="0" calcext:value-type="float">
            <text:p>0</text:p>
          </table:table-cell>
          <table:table-cell table:style-name="ce34" table:formula="of:=IF([exact.L11]&lt;1000000;100*[exact.L11];&quot;*&quot;)" office:value-type="float" office:value="0" calcext:value-type="float">
            <text:p>0,0</text:p>
          </table:table-cell>
          <table:table-cell table:style-name="ce34" table:formula="of:=IF([exact.S11]=5;&quot;*&quot;;[exact.I11])" office:value-type="float" office:value="0.024434" calcext:value-type="float">
            <text:p>0,0</text:p>
          </table:table-cell>
          <table:table-cell table:style-name="ce18" table:formula="of:=[$ra.AE11]" office:value-type="float" office:value="0" calcext:value-type="float">
            <text:p>0</text:p>
          </table:table-cell>
          <table:table-cell table:style-name="ce18" table:formula="of:=[$'bcpa-t600'.AE11]" office:value-type="float" office:value="0" calcext:value-type="float">
            <text:p>0</text:p>
          </table:table-cell>
          <table:table-cell table:style-name="ce18" table:formula="of:=[$'blpl-t300'.AE11]" office:value-type="float" office:value="0" calcext:value-type="float">
            <text:p>0</text:p>
          </table:table-cell>
          <table:table-cell table:style-name="ce18" table:formula="of:=[$'sbpl-t300'.AE11]" office:value-type="float" office:value="0" calcext:value-type="float">
            <text:p>0</text:p>
          </table:table-cell>
          <table:table-cell table:formula="of:=MIN([.L12:.O12])" office:value-type="float" office:value="0" calcext:value-type="float">
            <text:p>0</text:p>
          </table:table-cell>
          <table:table-cell table:formula="of:=ABS([.L12]-CEILING([.$C12]))" office:value-type="float" office:value="0" calcext:value-type="float">
            <text:p>0</text:p>
          </table:table-cell>
          <table:table-cell table:formula="of:=IFERROR(ABS([.M12]-CEILING([.$C12]));&quot;-&quot;)" office:value-type="float" office:value="0" calcext:value-type="float">
            <text:p>0</text:p>
          </table:table-cell>
          <table:table-cell table:formula="of:=ABS([.N12]-CEILING([.$C12]))" office:value-type="float" office:value="0" calcext:value-type="float">
            <text:p>0</text:p>
          </table:table-cell>
          <table:table-cell table:formula="of:=ABS([.O12]-CEILING([.$C12]))" office:value-type="float" office:value="0" calcext:value-type="float">
            <text:p>0</text:p>
          </table:table-cell>
          <table:table-cell table:style-name="ce34" table:formula="of:=IFERROR(ABS(([.L12]-CEILING([.$C12]))/CEILING([.$C12]));IF([.Q12]&lt;&gt;&quot;*&quot;;[.Q12];&quot;*&quot;))" office:value-type="float" office:value="0" calcext:value-type="float">
            <text:p>0,0</text:p>
          </table:table-cell>
          <table:table-cell table:style-name="ce34" table:formula="of:=IFERROR(ABS(([.M12]-CEILING([.$C12]))/CEILING([.$C12]));IF([.R12]&lt;&gt;&quot;*&quot;;[.R12];&quot;*&quot;))" office:value-type="float" office:value="0" calcext:value-type="float">
            <text:p>0,0</text:p>
          </table:table-cell>
          <table:table-cell table:style-name="ce34" table:formula="of:=IFERROR(ABS(([.N12]-CEILING([.$C12]))/CEILING([.$C12]));IF([.S12]&lt;&gt;&quot;*&quot;;[.S12];&quot;*&quot;))" office:value-type="float" office:value="0" calcext:value-type="float">
            <text:p>0,0</text:p>
          </table:table-cell>
          <table:table-cell table:style-name="ce34" table:formula="of:=IFERROR(ABS(([.O12]-CEILING([.$C12]))/CEILING([.$C12]));IF([.T12]&lt;&gt;&quot;*&quot;;[.T12];&quot;*&quot;))" office:value-type="float" office:value="0" calcext:value-type="float">
            <text:p>0,0</text:p>
          </table:table-cell>
          <table:table-cell table:style-name="ce25" table:formula="of:=IF([.L12]=[.$P12];1;&quot;&quot;)" office:value-type="float" office:value="1" calcext:value-type="float">
            <text:p>1</text:p>
          </table:table-cell>
          <table:table-cell table:formula="of:=IF([.M12]=[.$P12];1;&quot;&quot;)" office:value-type="float" office:value="1" calcext:value-type="float">
            <text:p>1</text:p>
          </table:table-cell>
          <table:table-cell table:formula="of:=IF([.N12]=[.$P12];1;&quot;&quot;)" office:value-type="float" office:value="1" calcext:value-type="float">
            <text:p>1</text:p>
          </table:table-cell>
          <table:table-cell table:style-name="ce25" table:formula="of:=IF([.O12]=[.$P12];1;&quot;&quot;)" office:value-type="float" office:value="1" calcext:value-type="float">
            <text:p>1</text:p>
          </table:table-cell>
          <table:table-cell/>
          <table:table-cell table:style-name="ce40" office:value-type="string" calcext:value-type="string" table:number-columns-spanned="3" table:number-rows-spanned="1">
            <text:p>root LB</text:p>
          </table:table-cell>
          <table:covered-table-cell table:number-columns-repeated="2"/>
          <table:table-cell table:number-columns-repeated="4"/>
          <table:table-cell table:formula="of:=CONCATENATE([.A12];&quot;&amp;&quot;;[.B12];&quot;&amp;&quot;;IF([.E12]=1;CONCATENATE(&quot;\h{&quot;;[.C12];&quot;}&quot;);[.C12]);&quot;&amp;&quot;;[.H12];&quot;&amp;&quot;;IF([.J12]=0;CONCATENATE(&quot;\uu{&quot;;[.I12];&quot;}&quot;);[.I12]);&quot;&amp;&quot;;IF([.L12]=[.P12];CONCATENATE(&quot;\h{&quot;;[.L12];&quot;}&quot;);[.L12]);&quot;&amp;&quot;;IF([.M12]=[.P12];CONCATENATE(&quot;\h{&quot;;[.M12];&quot;}&quot;);[.M12]);&quot;&amp;&quot;;IF([.N12]=[.P12];CONCATENATE(&quot;\h{&quot;;[.N12];&quot;}&quot;);[.N12]);&quot;&amp;&quot;;IF([.O12]=[.P12];CONCATENATE(&quot;\h{&quot;;[.O12];&quot;}&quot;);[.O12]);&quot;\\\hline&quot;)" office:value-type="string" office:string-value="r20-100-5-2&amp;0&amp;\h{0}&amp;0&amp;\uu{0}&amp;\h{0}&amp;\h{0}&amp;\h{0}&amp;\h{0}\\\hline" calcext:value-type="string">
            <text:p>r20-100-5-2&amp;0&amp;\h{0}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12]" office:value-type="string" office:string-value="r20-150-10-1" calcext:value-type="string">
            <text:p>r20-150-10-1</text:p>
          </table:table-cell>
          <table:table-cell table:formula="of:=ROUND([$ra.AB12];2)" office:value-type="float" office:value="35.51" calcext:value-type="float">
            <text:p>35,51</text:p>
          </table:table-cell>
          <table:table-cell table:style-name="ce9" table:formula="of:=ROUND([$ra.AC12];1)" office:value-type="float" office:value="0.2" calcext:value-type="float">
            <text:p>0,2</text:p>
          </table:table-cell>
          <table:table-cell table:style-name="ce34" table:formula="of:=IF([ra.S12]=5;&quot;*&quot;;[ra.I12])" office:value-type="float" office:value="1.10058" calcext:value-type="float">
            <text:p>1,1</text:p>
          </table:table-cell>
          <table:table-cell table:style-name="ce21" table:formula="of:=IF([ra.S12]=11;1;&quot;&quot;)">
            <text:p/>
          </table:table-cell>
          <table:table-cell table:style-name="ce14" table:formula="of:=IFERROR(IF([.I13]=0;ABS(CEILING([.C13]));ABS(([.I13]-CEILING([.C13]))/[.I13]));&quot;*&quot;)" office:value-type="float" office:value="0" calcext:value-type="float">
            <text:p>0,00</text:p>
          </table:table-cell>
          <table:table-cell table:style-name="ce14" table:formula="of:=IFERROR([.I13]-CEILING([.C13]);&quot;*&quot;)" office:value-type="float" office:value="0" calcext:value-type="float">
            <text:p>0,00</text:p>
          </table:table-cell>
          <table:table-cell table:style-name="ce34" table:formula="of:=ROUND([exact.J12];1)" office:value-type="float" office:value="1" calcext:value-type="float">
            <text:p>1,0</text:p>
          </table:table-cell>
          <table:table-cell table:style-name="ce11" table:formula="of:=[exact.K12]" office:value-type="float" office:value="1" calcext:value-type="float">
            <text:p>1</text:p>
          </table:table-cell>
          <table:table-cell table:style-name="ce34" table:formula="of:=IF([exact.L12]&lt;1000000;100*[exact.L12];&quot;*&quot;)" office:value-type="float" office:value="0" calcext:value-type="float">
            <text:p>0,0</text:p>
          </table:table-cell>
          <table:table-cell table:style-name="ce34" table:formula="of:=IF([exact.S12]=5;&quot;*&quot;;[exact.I12])" office:value-type="float" office:value="0.493035" calcext:value-type="float">
            <text:p>0,5</text:p>
          </table:table-cell>
          <table:table-cell table:style-name="ce18" table:formula="of:=[$ra.AE12]" office:value-type="float" office:value="4" calcext:value-type="float">
            <text:p>4</text:p>
          </table:table-cell>
          <table:table-cell table:style-name="ce18" table:formula="of:=[$'bcpa-t600'.AE12]" office:value-type="float" office:value="1" calcext:value-type="float">
            <text:p>1</text:p>
          </table:table-cell>
          <table:table-cell table:style-name="ce18" table:formula="of:=[$'blpl-t300'.AE12]" office:value-type="float" office:value="1" calcext:value-type="float">
            <text:p>1</text:p>
          </table:table-cell>
          <table:table-cell table:style-name="ce18" table:formula="of:=[$'sbpl-t300'.AE12]" office:value-type="float" office:value="1" calcext:value-type="float">
            <text:p>1</text:p>
          </table:table-cell>
          <table:table-cell table:formula="of:=MIN([.L13:.O13])" office:value-type="float" office:value="1" calcext:value-type="float">
            <text:p>1</text:p>
          </table:table-cell>
          <table:table-cell table:formula="of:=ABS([.L13]-CEILING([.$C13]))" office:value-type="float" office:value="3" calcext:value-type="float">
            <text:p>3</text:p>
          </table:table-cell>
          <table:table-cell table:formula="of:=IFERROR(ABS([.M13]-CEILING([.$C13]));&quot;-&quot;)" office:value-type="float" office:value="0" calcext:value-type="float">
            <text:p>0</text:p>
          </table:table-cell>
          <table:table-cell table:formula="of:=ABS([.N13]-CEILING([.$C13]))" office:value-type="float" office:value="0" calcext:value-type="float">
            <text:p>0</text:p>
          </table:table-cell>
          <table:table-cell table:formula="of:=ABS([.O13]-CEILING([.$C13]))" office:value-type="float" office:value="0" calcext:value-type="float">
            <text:p>0</text:p>
          </table:table-cell>
          <table:table-cell table:style-name="ce34" table:formula="of:=IFERROR(ABS(([.L13]-CEILING([.$C13]))/CEILING([.$C13]));IF([.Q13]&lt;&gt;&quot;*&quot;;[.Q13];&quot;*&quot;))" office:value-type="float" office:value="3" calcext:value-type="float">
            <text:p>3,0</text:p>
          </table:table-cell>
          <table:table-cell table:style-name="ce34" table:formula="of:=IFERROR(ABS(([.M13]-CEILING([.$C13]))/CEILING([.$C13]));IF([.R13]&lt;&gt;&quot;*&quot;;[.R13];&quot;*&quot;))" office:value-type="float" office:value="0" calcext:value-type="float">
            <text:p>0,0</text:p>
          </table:table-cell>
          <table:table-cell table:style-name="ce34" table:formula="of:=IFERROR(ABS(([.N13]-CEILING([.$C13]))/CEILING([.$C13]));IF([.S13]&lt;&gt;&quot;*&quot;;[.S13];&quot;*&quot;))" office:value-type="float" office:value="0" calcext:value-type="float">
            <text:p>0,0</text:p>
          </table:table-cell>
          <table:table-cell table:style-name="ce34" table:formula="of:=IFERROR(ABS(([.O13]-CEILING([.$C13]))/CEILING([.$C13]));IF([.T13]&lt;&gt;&quot;*&quot;;[.T13];&quot;*&quot;))" office:value-type="float" office:value="0" calcext:value-type="float">
            <text:p>0,0</text:p>
          </table:table-cell>
          <table:table-cell table:formula="of:=IF([.L13]=[.$P13];1;&quot;&quot;)">
            <text:p/>
          </table:table-cell>
          <table:table-cell table:formula="of:=IF([.M13]=[.$P13];1;&quot;&quot;)" office:value-type="float" office:value="1" calcext:value-type="float">
            <text:p>1</text:p>
          </table:table-cell>
          <table:table-cell table:formula="of:=IF([.N13]=[.$P13];1;&quot;&quot;)" office:value-type="float" office:value="1" calcext:value-type="float">
            <text:p>1</text:p>
          </table:table-cell>
          <table:table-cell table:formula="of:=IF([.O13]=[.$P13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%frac</text:p>
          </table:table-cell>
          <table:table-cell office:value-type="string" calcext:value-type="string">
            <text:p>avg</text:p>
          </table:table-cell>
          <table:table-cell table:formula="of:=ROUND(AVERAGE([.B3:.B300]);1)" office:value-type="float" office:value="27.6" calcext:value-type="float">
            <text:p>27,6</text:p>
          </table:table-cell>
          <table:table-cell table:number-columns-repeated="4"/>
          <table:table-cell table:formula="of:=CONCATENATE([.A13];&quot;&amp;&quot;;[.B13];&quot;&amp;&quot;;IF([.E13]=1;CONCATENATE(&quot;\h{&quot;;[.C13];&quot;}&quot;);[.C13]);&quot;&amp;&quot;;[.H13];&quot;&amp;&quot;;IF([.J13]=0;CONCATENATE(&quot;\uu{&quot;;[.I13];&quot;}&quot;);[.I13]);&quot;&amp;&quot;;IF([.L13]=[.P13];CONCATENATE(&quot;\h{&quot;;[.L13];&quot;}&quot;);[.L13]);&quot;&amp;&quot;;IF([.M13]=[.P13];CONCATENATE(&quot;\h{&quot;;[.M13];&quot;}&quot;);[.M13]);&quot;&amp;&quot;;IF([.N13]=[.P13];CONCATENATE(&quot;\h{&quot;;[.N13];&quot;}&quot;);[.N13]);&quot;&amp;&quot;;IF([.O13]=[.P13];CONCATENATE(&quot;\h{&quot;;[.O13];&quot;}&quot;);[.O13]);&quot;\\\hline&quot;)" office:value-type="string" office:string-value="r20-150-10-1&amp;35,51&amp;0,2&amp;1&amp;\uu{1}&amp;4&amp;\h{1}&amp;\h{1}&amp;\h{1}\\\hline" calcext:value-type="string">
            <text:p>r20-150-10-1&amp;35,51&amp;0,2&amp;1&amp;\uu{1}&amp;4&amp;\h{1}&amp;\h{1}&amp;\h{1}\\\hline</text:p>
          </table:table-cell>
          <table:table-cell table:number-columns-repeated="8"/>
        </table:table-row>
        <table:table-row table:style-name="ro2">
          <table:table-cell table:formula="of:=[$ra.AA13]" office:value-type="string" office:string-value="r20-150-10-2" calcext:value-type="string">
            <text:p>r20-150-10-2</text:p>
          </table:table-cell>
          <table:table-cell table:formula="of:=ROUND([$ra.AB13];2)" office:value-type="float" office:value="36.65" calcext:value-type="float">
            <text:p>36,65</text:p>
          </table:table-cell>
          <table:table-cell table:style-name="ce9" table:formula="of:=ROUND([$ra.AC13];1)" office:value-type="float" office:value="0.2" calcext:value-type="float">
            <text:p>0,2</text:p>
          </table:table-cell>
          <table:table-cell table:style-name="ce34" table:formula="of:=IF([ra.S13]=5;&quot;*&quot;;[ra.I13])" office:value-type="float" office:value="0.611738" calcext:value-type="float">
            <text:p>0,6</text:p>
          </table:table-cell>
          <table:table-cell table:style-name="ce21" table:formula="of:=IF([ra.S13]=11;1;&quot;&quot;)">
            <text:p/>
          </table:table-cell>
          <table:table-cell table:style-name="ce14" table:formula="of:=IFERROR(IF([.I14]=0;ABS(CEILING([.C14]));ABS(([.I14]-CEILING([.C14]))/[.I14]));&quot;*&quot;)" office:value-type="float" office:value="0" calcext:value-type="float">
            <text:p>0,00</text:p>
          </table:table-cell>
          <table:table-cell table:style-name="ce14" table:formula="of:=IFERROR([.I14]-CEILING([.C14]);&quot;*&quot;)" office:value-type="float" office:value="0" calcext:value-type="float">
            <text:p>0,00</text:p>
          </table:table-cell>
          <table:table-cell table:style-name="ce34" table:formula="of:=ROUND([exact.J13];1)" office:value-type="float" office:value="1" calcext:value-type="float">
            <text:p>1,0</text:p>
          </table:table-cell>
          <table:table-cell table:style-name="ce11" table:formula="of:=[exact.K13]" office:value-type="float" office:value="1" calcext:value-type="float">
            <text:p>1</text:p>
          </table:table-cell>
          <table:table-cell table:style-name="ce34" table:formula="of:=IF([exact.L13]&lt;1000000;100*[exact.L13];&quot;*&quot;)" office:value-type="float" office:value="0" calcext:value-type="float">
            <text:p>0,0</text:p>
          </table:table-cell>
          <table:table-cell table:style-name="ce34" table:formula="of:=IF([exact.S13]=5;&quot;*&quot;;[exact.I13])" office:value-type="float" office:value="0.215491" calcext:value-type="float">
            <text:p>0,2</text:p>
          </table:table-cell>
          <table:table-cell table:style-name="ce18" table:formula="of:=[$ra.AE13]" office:value-type="float" office:value="2" calcext:value-type="float">
            <text:p>2</text:p>
          </table:table-cell>
          <table:table-cell table:style-name="ce18" table:formula="of:=[$'bcpa-t600'.AE13]" office:value-type="float" office:value="1" calcext:value-type="float">
            <text:p>1</text:p>
          </table:table-cell>
          <table:table-cell table:style-name="ce18" table:formula="of:=[$'blpl-t300'.AE13]" office:value-type="float" office:value="1" calcext:value-type="float">
            <text:p>1</text:p>
          </table:table-cell>
          <table:table-cell table:style-name="ce18" table:formula="of:=[$'sbpl-t300'.AE13]" office:value-type="float" office:value="1" calcext:value-type="float">
            <text:p>1</text:p>
          </table:table-cell>
          <table:table-cell table:formula="of:=MIN([.L14:.O14])" office:value-type="float" office:value="1" calcext:value-type="float">
            <text:p>1</text:p>
          </table:table-cell>
          <table:table-cell table:formula="of:=ABS([.L14]-CEILING([.$C14]))" office:value-type="float" office:value="1" calcext:value-type="float">
            <text:p>1</text:p>
          </table:table-cell>
          <table:table-cell table:formula="of:=IFERROR(ABS([.M14]-CEILING([.$C14]));&quot;-&quot;)" office:value-type="float" office:value="0" calcext:value-type="float">
            <text:p>0</text:p>
          </table:table-cell>
          <table:table-cell table:formula="of:=ABS([.N14]-CEILING([.$C14]))" office:value-type="float" office:value="0" calcext:value-type="float">
            <text:p>0</text:p>
          </table:table-cell>
          <table:table-cell table:formula="of:=ABS([.O14]-CEILING([.$C14]))" office:value-type="float" office:value="0" calcext:value-type="float">
            <text:p>0</text:p>
          </table:table-cell>
          <table:table-cell table:style-name="ce34" table:formula="of:=IFERROR(ABS(([.L14]-CEILING([.$C14]))/CEILING([.$C14]));IF([.Q14]&lt;&gt;&quot;*&quot;;[.Q14];&quot;*&quot;))" office:value-type="float" office:value="1" calcext:value-type="float">
            <text:p>1,0</text:p>
          </table:table-cell>
          <table:table-cell table:style-name="ce34" table:formula="of:=IFERROR(ABS(([.M14]-CEILING([.$C14]))/CEILING([.$C14]));IF([.R14]&lt;&gt;&quot;*&quot;;[.R14];&quot;*&quot;))" office:value-type="float" office:value="0" calcext:value-type="float">
            <text:p>0,0</text:p>
          </table:table-cell>
          <table:table-cell table:style-name="ce34" table:formula="of:=IFERROR(ABS(([.N14]-CEILING([.$C14]))/CEILING([.$C14]));IF([.S14]&lt;&gt;&quot;*&quot;;[.S14];&quot;*&quot;))" office:value-type="float" office:value="0" calcext:value-type="float">
            <text:p>0,0</text:p>
          </table:table-cell>
          <table:table-cell table:style-name="ce34" table:formula="of:=IFERROR(ABS(([.O14]-CEILING([.$C14]))/CEILING([.$C14]));IF([.T14]&lt;&gt;&quot;*&quot;;[.T14];&quot;*&quot;))" office:value-type="float" office:value="0" calcext:value-type="float">
            <text:p>0,0</text:p>
          </table:table-cell>
          <table:table-cell table:formula="of:=IF([.L14]=[.$P14];1;&quot;&quot;)">
            <text:p/>
          </table:table-cell>
          <table:table-cell table:formula="of:=IF([.M14]=[.$P14];1;&quot;&quot;)" office:value-type="float" office:value="1" calcext:value-type="float">
            <text:p>1</text:p>
          </table:table-cell>
          <table:table-cell table:formula="of:=IF([.N14]=[.$P14];1;&quot;&quot;)" office:value-type="float" office:value="1" calcext:value-type="float">
            <text:p>1</text:p>
          </table:table-cell>
          <table:table-cell table:style-name="ce25" table:formula="of:=IF([.O14]=[.$P14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B3:.B300]);1)" office:value-type="float" office:value="16.6" calcext:value-type="float">
            <text:p>16,6</text:p>
          </table:table-cell>
          <table:table-cell table:number-columns-repeated="4"/>
          <table:table-cell table:formula="of:=CONCATENATE([.A14];&quot;&amp;&quot;;[.B14];&quot;&amp;&quot;;IF([.E14]=1;CONCATENATE(&quot;\h{&quot;;[.C14];&quot;}&quot;);[.C14]);&quot;&amp;&quot;;[.H14];&quot;&amp;&quot;;IF([.J14]=0;CONCATENATE(&quot;\uu{&quot;;[.I14];&quot;}&quot;);[.I14]);&quot;&amp;&quot;;IF([.L14]=[.P14];CONCATENATE(&quot;\h{&quot;;[.L14];&quot;}&quot;);[.L14]);&quot;&amp;&quot;;IF([.M14]=[.P14];CONCATENATE(&quot;\h{&quot;;[.M14];&quot;}&quot;);[.M14]);&quot;&amp;&quot;;IF([.N14]=[.P14];CONCATENATE(&quot;\h{&quot;;[.N14];&quot;}&quot;);[.N14]);&quot;&amp;&quot;;IF([.O14]=[.P14];CONCATENATE(&quot;\h{&quot;;[.O14];&quot;}&quot;);[.O14]);&quot;\\\hline&quot;)" office:value-type="string" office:string-value="r20-150-10-2&amp;36,65&amp;0,2&amp;1&amp;\uu{1}&amp;2&amp;\h{1}&amp;\h{1}&amp;\h{1}\\\hline" calcext:value-type="string">
            <text:p>r20-150-10-2&amp;36,65&amp;0,2&amp;1&amp;\uu{1}&amp;2&amp;\h{1}&amp;\h{1}&amp;\h{1}\\\hline</text:p>
          </table:table-cell>
          <table:table-cell table:number-columns-repeated="8"/>
        </table:table-row>
        <table:table-row table:style-name="ro2">
          <table:table-cell table:formula="of:=[$ra.AA14]" office:value-type="string" office:string-value="r20-150-15-1" calcext:value-type="string">
            <text:p>r20-150-15-1</text:p>
          </table:table-cell>
          <table:table-cell table:formula="of:=ROUND([$ra.AB14];2)" office:value-type="float" office:value="39.6" calcext:value-type="float">
            <text:p>39,6</text:p>
          </table:table-cell>
          <table:table-cell table:style-name="ce9" table:formula="of:=ROUND([$ra.AC14];1)" office:value-type="float" office:value="-0" calcext:value-type="float">
            <text:p>0,0</text:p>
          </table:table-cell>
          <table:table-cell table:style-name="ce34" table:formula="of:=IF([ra.S14]=5;&quot;*&quot;;[ra.I14])" office:value-type="float" office:value="1.828848" calcext:value-type="float">
            <text:p>1,8</text:p>
          </table:table-cell>
          <table:table-cell table:style-name="ce21" table:formula="of:=IF([ra.S14]=11;1;&quot;&quot;)">
            <text:p/>
          </table:table-cell>
          <table:table-cell table:style-name="ce14" table:formula="of:=IFERROR(IF([.I15]=0;ABS(CEILING([.C15]));ABS(([.I15]-CEILING([.C15]))/[.I15]));&quot;*&quot;)" office:value-type="float" office:value="1" calcext:value-type="float">
            <text:p>1,00</text:p>
          </table:table-cell>
          <table:table-cell table:style-name="ce14" table:formula="of:=IFERROR([.I15]-CEILING([.C15]);&quot;*&quot;)" office:value-type="float" office:value="1" calcext:value-type="float">
            <text:p>1,00</text:p>
          </table:table-cell>
          <table:table-cell table:style-name="ce34" table:formula="of:=ROUND([exact.J14];1)" office:value-type="float" office:value="1" calcext:value-type="float">
            <text:p>1,0</text:p>
          </table:table-cell>
          <table:table-cell table:style-name="ce11" table:formula="of:=[exact.K14]" office:value-type="float" office:value="1" calcext:value-type="float">
            <text:p>1</text:p>
          </table:table-cell>
          <table:table-cell table:style-name="ce34" table:formula="of:=IF([exact.L14]&lt;1000000;100*[exact.L14];&quot;*&quot;)" office:value-type="float" office:value="0" calcext:value-type="float">
            <text:p>0,0</text:p>
          </table:table-cell>
          <table:table-cell table:style-name="ce34" table:formula="of:=IF([exact.S14]=5;&quot;*&quot;;[exact.I14])" office:value-type="float" office:value="1.494295" calcext:value-type="float">
            <text:p>1,5</text:p>
          </table:table-cell>
          <table:table-cell table:style-name="ce18" table:formula="of:=[$ra.AE14]" office:value-type="float" office:value="2" calcext:value-type="float">
            <text:p>2</text:p>
          </table:table-cell>
          <table:table-cell table:style-name="ce18" table:formula="of:=[$'bcpa-t600'.AE14]" office:value-type="float" office:value="1" calcext:value-type="float">
            <text:p>1</text:p>
          </table:table-cell>
          <table:table-cell table:style-name="ce18" table:formula="of:=[$'blpl-t300'.AE14]" office:value-type="float" office:value="2" calcext:value-type="float">
            <text:p>2</text:p>
          </table:table-cell>
          <table:table-cell table:style-name="ce18" table:formula="of:=[$'sbpl-t300'.AE14]" office:value-type="float" office:value="1" calcext:value-type="float">
            <text:p>1</text:p>
          </table:table-cell>
          <table:table-cell table:formula="of:=MIN([.L15:.O15])" office:value-type="float" office:value="1" calcext:value-type="float">
            <text:p>1</text:p>
          </table:table-cell>
          <table:table-cell table:formula="of:=ABS([.L15]-CEILING([.$C15]))" office:value-type="float" office:value="2" calcext:value-type="float">
            <text:p>2</text:p>
          </table:table-cell>
          <table:table-cell table:formula="of:=IFERROR(ABS([.M15]-CEILING([.$C15]));&quot;-&quot;)" office:value-type="float" office:value="1" calcext:value-type="float">
            <text:p>1</text:p>
          </table:table-cell>
          <table:table-cell table:formula="of:=ABS([.N15]-CEILING([.$C15]))" office:value-type="float" office:value="2" calcext:value-type="float">
            <text:p>2</text:p>
          </table:table-cell>
          <table:table-cell table:formula="of:=ABS([.O15]-CEILING([.$C15]))" office:value-type="float" office:value="1" calcext:value-type="float">
            <text:p>1</text:p>
          </table:table-cell>
          <table:table-cell table:style-name="ce34" table:formula="of:=IFERROR(ABS(([.L15]-CEILING([.$C15]))/CEILING([.$C15]));IF([.Q15]&lt;&gt;&quot;*&quot;;[.Q15];&quot;*&quot;))" office:value-type="float" office:value="2" calcext:value-type="float">
            <text:p>2,0</text:p>
          </table:table-cell>
          <table:table-cell table:style-name="ce34" table:formula="of:=IFERROR(ABS(([.M15]-CEILING([.$C15]))/CEILING([.$C15]));IF([.R15]&lt;&gt;&quot;*&quot;;[.R15];&quot;*&quot;))" office:value-type="float" office:value="1" calcext:value-type="float">
            <text:p>1,0</text:p>
          </table:table-cell>
          <table:table-cell table:style-name="ce34" table:formula="of:=IFERROR(ABS(([.N15]-CEILING([.$C15]))/CEILING([.$C15]));IF([.S15]&lt;&gt;&quot;*&quot;;[.S15];&quot;*&quot;))" office:value-type="float" office:value="2" calcext:value-type="float">
            <text:p>2,0</text:p>
          </table:table-cell>
          <table:table-cell table:style-name="ce34" table:formula="of:=IFERROR(ABS(([.O15]-CEILING([.$C15]))/CEILING([.$C15]));IF([.T15]&lt;&gt;&quot;*&quot;;[.T15];&quot;*&quot;))" office:value-type="float" office:value="1" calcext:value-type="float">
            <text:p>1,0</text:p>
          </table:table-cell>
          <table:table-cell table:formula="of:=IF([.L15]=[.$P15];1;&quot;&quot;)">
            <text:p/>
          </table:table-cell>
          <table:table-cell table:formula="of:=IF([.M15]=[.$P15];1;&quot;&quot;)" office:value-type="float" office:value="1" calcext:value-type="float">
            <text:p>1</text:p>
          </table:table-cell>
          <table:table-cell table:formula="of:=IF([.N15]=[.$P15];1;&quot;&quot;)">
            <text:p/>
          </table:table-cell>
          <table:table-cell table:style-name="ce25" table:formula="of:=IF([.O15]=[.$P15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Root time</text:p>
          </table:table-cell>
          <table:table-cell office:value-type="string" calcext:value-type="string">
            <text:p>avg</text:p>
          </table:table-cell>
          <table:table-cell table:formula="of:=ROUND(AVERAGE([.D3:.D300]);1)" office:value-type="float" office:value="0.6" calcext:value-type="float">
            <text:p>0,6</text:p>
          </table:table-cell>
          <table:table-cell table:number-columns-repeated="4"/>
          <table:table-cell table:formula="of:=CONCATENATE([.A15];&quot;&amp;&quot;;[.B15];&quot;&amp;&quot;;IF([.E15]=1;CONCATENATE(&quot;\h{&quot;;[.C15];&quot;}&quot;);[.C15]);&quot;&amp;&quot;;[.H15];&quot;&amp;&quot;;IF([.J15]=0;CONCATENATE(&quot;\uu{&quot;;[.I15];&quot;}&quot;);[.I15]);&quot;&amp;&quot;;IF([.L15]=[.P15];CONCATENATE(&quot;\h{&quot;;[.L15];&quot;}&quot;);[.L15]);&quot;&amp;&quot;;IF([.M15]=[.P15];CONCATENATE(&quot;\h{&quot;;[.M15];&quot;}&quot;);[.M15]);&quot;&amp;&quot;;IF([.N15]=[.P15];CONCATENATE(&quot;\h{&quot;;[.N15];&quot;}&quot;);[.N15]);&quot;&amp;&quot;;IF([.O15]=[.P15];CONCATENATE(&quot;\h{&quot;;[.O15];&quot;}&quot;);[.O15]);&quot;\\\hline&quot;)" office:value-type="string" office:string-value="r20-150-15-1&amp;39,6&amp;0&amp;1&amp;\uu{1}&amp;2&amp;\h{1}&amp;2&amp;\h{1}\\\hline" calcext:value-type="string">
            <text:p>r20-150-15-1&amp;39,6&amp;0&amp;1&amp;\uu{1}&amp;2&amp;\h{1}&amp;2&amp;\h{1}\\\hline</text:p>
          </table:table-cell>
          <table:table-cell table:number-columns-repeated="8"/>
        </table:table-row>
        <table:table-row table:style-name="ro2">
          <table:table-cell table:formula="of:=[$ra.AA15]" office:value-type="string" office:string-value="r20-150-15-2" calcext:value-type="string">
            <text:p>r20-150-15-2</text:p>
          </table:table-cell>
          <table:table-cell table:formula="of:=ROUND([$ra.AB15];2)" office:value-type="float" office:value="44.69" calcext:value-type="float">
            <text:p>44,69</text:p>
          </table:table-cell>
          <table:table-cell table:style-name="ce9" table:formula="of:=ROUND([$ra.AC15];1)" office:value-type="float" office:value="-0" calcext:value-type="float">
            <text:p>0,0</text:p>
          </table:table-cell>
          <table:table-cell table:style-name="ce34" table:formula="of:=IF([ra.S15]=5;&quot;*&quot;;[ra.I15])" office:value-type="float" office:value="1.37904" calcext:value-type="float">
            <text:p>1,4</text:p>
          </table:table-cell>
          <table:table-cell table:style-name="ce21" table:formula="of:=IF([ra.S15]=11;1;&quot;&quot;)">
            <text:p/>
          </table:table-cell>
          <table:table-cell table:style-name="ce14" table:formula="of:=IFERROR(IF([.I16]=0;ABS(CEILING([.C16]));ABS(([.I16]-CEILING([.C16]))/[.I16]));&quot;*&quot;)" office:value-type="float" office:value="1" calcext:value-type="float">
            <text:p>1,00</text:p>
          </table:table-cell>
          <table:table-cell table:style-name="ce14" table:formula="of:=IFERROR([.I16]-CEILING([.C16]);&quot;*&quot;)" office:value-type="float" office:value="1" calcext:value-type="float">
            <text:p>1,00</text:p>
          </table:table-cell>
          <table:table-cell table:style-name="ce34" table:formula="of:=ROUND([exact.J15];1)" office:value-type="float" office:value="1" calcext:value-type="float">
            <text:p>1,0</text:p>
          </table:table-cell>
          <table:table-cell table:style-name="ce11" table:formula="of:=[exact.K15]" office:value-type="float" office:value="1" calcext:value-type="float">
            <text:p>1</text:p>
          </table:table-cell>
          <table:table-cell table:style-name="ce34" table:formula="of:=IF([exact.L15]&lt;1000000;100*[exact.L15];&quot;*&quot;)" office:value-type="float" office:value="0" calcext:value-type="float">
            <text:p>0,0</text:p>
          </table:table-cell>
          <table:table-cell table:style-name="ce34" table:formula="of:=IF([exact.S15]=5;&quot;*&quot;;[exact.I15])" office:value-type="float" office:value="1.062469" calcext:value-type="float">
            <text:p>1,1</text:p>
          </table:table-cell>
          <table:table-cell table:style-name="ce18" table:formula="of:=[$ra.AE15]" office:value-type="float" office:value="2" calcext:value-type="float">
            <text:p>2</text:p>
          </table:table-cell>
          <table:table-cell table:style-name="ce18" table:formula="of:=[$'bcpa-t600'.AE15]" office:value-type="float" office:value="1" calcext:value-type="float">
            <text:p>1</text:p>
          </table:table-cell>
          <table:table-cell table:style-name="ce18" table:formula="of:=[$'blpl-t300'.AE15]" office:value-type="float" office:value="1" calcext:value-type="float">
            <text:p>1</text:p>
          </table:table-cell>
          <table:table-cell table:style-name="ce18" table:formula="of:=[$'sbpl-t300'.AE15]" office:value-type="float" office:value="1" calcext:value-type="float">
            <text:p>1</text:p>
          </table:table-cell>
          <table:table-cell table:formula="of:=MIN([.L16:.O16])" office:value-type="float" office:value="1" calcext:value-type="float">
            <text:p>1</text:p>
          </table:table-cell>
          <table:table-cell table:formula="of:=ABS([.L16]-CEILING([.$C16]))" office:value-type="float" office:value="2" calcext:value-type="float">
            <text:p>2</text:p>
          </table:table-cell>
          <table:table-cell table:formula="of:=IFERROR(ABS([.M16]-CEILING([.$C16]));&quot;-&quot;)" office:value-type="float" office:value="1" calcext:value-type="float">
            <text:p>1</text:p>
          </table:table-cell>
          <table:table-cell table:formula="of:=ABS([.N16]-CEILING([.$C16]))" office:value-type="float" office:value="1" calcext:value-type="float">
            <text:p>1</text:p>
          </table:table-cell>
          <table:table-cell table:formula="of:=ABS([.O16]-CEILING([.$C16]))" office:value-type="float" office:value="1" calcext:value-type="float">
            <text:p>1</text:p>
          </table:table-cell>
          <table:table-cell table:style-name="ce34" table:formula="of:=IFERROR(ABS(([.L16]-CEILING([.$C16]))/CEILING([.$C16]));IF([.Q16]&lt;&gt;&quot;*&quot;;[.Q16];&quot;*&quot;))" office:value-type="float" office:value="2" calcext:value-type="float">
            <text:p>2,0</text:p>
          </table:table-cell>
          <table:table-cell table:style-name="ce34" table:formula="of:=IFERROR(ABS(([.M16]-CEILING([.$C16]))/CEILING([.$C16]));IF([.R16]&lt;&gt;&quot;*&quot;;[.R16];&quot;*&quot;))" office:value-type="float" office:value="1" calcext:value-type="float">
            <text:p>1,0</text:p>
          </table:table-cell>
          <table:table-cell table:style-name="ce34" table:formula="of:=IFERROR(ABS(([.N16]-CEILING([.$C16]))/CEILING([.$C16]));IF([.S16]&lt;&gt;&quot;*&quot;;[.S16];&quot;*&quot;))" office:value-type="float" office:value="1" calcext:value-type="float">
            <text:p>1,0</text:p>
          </table:table-cell>
          <table:table-cell table:style-name="ce34" table:formula="of:=IFERROR(ABS(([.O16]-CEILING([.$C16]))/CEILING([.$C16]));IF([.T16]&lt;&gt;&quot;*&quot;;[.T16];&quot;*&quot;))" office:value-type="float" office:value="1" calcext:value-type="float">
            <text:p>1,0</text:p>
          </table:table-cell>
          <table:table-cell table:style-name="ce25" table:formula="of:=IF([.L16]=[.$P16];1;&quot;&quot;)">
            <text:p/>
          </table:table-cell>
          <table:table-cell table:formula="of:=IF([.M16]=[.$P16];1;&quot;&quot;)" office:value-type="float" office:value="1" calcext:value-type="float">
            <text:p>1</text:p>
          </table:table-cell>
          <table:table-cell table:style-name="ce25" table:formula="of:=IF([.N16]=[.$P16];1;&quot;&quot;)" office:value-type="float" office:value="1" calcext:value-type="float">
            <text:p>1</text:p>
          </table:table-cell>
          <table:table-cell table:style-name="ce25" table:formula="of:=IF([.O16]=[.$P16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D3:.D300]);1)" office:value-type="float" office:value="0.9" calcext:value-type="float">
            <text:p>0,9</text:p>
          </table:table-cell>
          <table:table-cell table:number-columns-repeated="4"/>
          <table:table-cell table:formula="of:=CONCATENATE([.A16];&quot;&amp;&quot;;[.B16];&quot;&amp;&quot;;IF([.E16]=1;CONCATENATE(&quot;\h{&quot;;[.C16];&quot;}&quot;);[.C16]);&quot;&amp;&quot;;[.H16];&quot;&amp;&quot;;IF([.J16]=0;CONCATENATE(&quot;\uu{&quot;;[.I16];&quot;}&quot;);[.I16]);&quot;&amp;&quot;;IF([.L16]=[.P16];CONCATENATE(&quot;\h{&quot;;[.L16];&quot;}&quot;);[.L16]);&quot;&amp;&quot;;IF([.M16]=[.P16];CONCATENATE(&quot;\h{&quot;;[.M16];&quot;}&quot;);[.M16]);&quot;&amp;&quot;;IF([.N16]=[.P16];CONCATENATE(&quot;\h{&quot;;[.N16];&quot;}&quot;);[.N16]);&quot;&amp;&quot;;IF([.O16]=[.P16];CONCATENATE(&quot;\h{&quot;;[.O16];&quot;}&quot;);[.O16]);&quot;\\\hline&quot;)" office:value-type="string" office:string-value="r20-150-15-2&amp;44,69&amp;0&amp;1&amp;\uu{1}&amp;2&amp;\h{1}&amp;\h{1}&amp;\h{1}\\\hline" calcext:value-type="string">
            <text:p>r20-150-15-2&amp;44,69&amp;0&amp;1&amp;\uu{1}&amp;2&amp;\h{1}&amp;\h{1}&amp;\h{1}\\\hline</text:p>
          </table:table-cell>
          <table:table-cell table:number-columns-repeated="8"/>
        </table:table-row>
        <table:table-row table:style-name="ro2">
          <table:table-cell table:formula="of:=[$ra.AA16]" office:value-type="string" office:string-value="r20-150-20-1" calcext:value-type="string">
            <text:p>r20-150-20-1</text:p>
          </table:table-cell>
          <table:table-cell table:formula="of:=ROUND([$ra.AB16];2)" office:value-type="float" office:value="40.94" calcext:value-type="float">
            <text:p>40,94</text:p>
          </table:table-cell>
          <table:table-cell table:style-name="ce9" table:formula="of:=ROUND([$ra.AC16];1)" office:value-type="float" office:value="-0.2" calcext:value-type="float">
            <text:p>-0,2</text:p>
          </table:table-cell>
          <table:table-cell table:style-name="ce34" table:formula="of:=IF([ra.S16]=5;&quot;*&quot;;[ra.I16])" office:value-type="float" office:value="1.016312" calcext:value-type="float">
            <text:p>1,0</text:p>
          </table:table-cell>
          <table:table-cell table:style-name="ce21" table:formula="of:=IF([ra.S16]=11;1;&quot;&quot;)">
            <text:p/>
          </table:table-cell>
          <table:table-cell table:style-name="ce14" table:formula="of:=IFERROR(IF([.I17]=0;ABS(CEILING([.C17]));ABS(([.I17]-CEILING([.C17]))/[.I17]));&quot;*&quot;)" office:value-type="float" office:value="1" calcext:value-type="float">
            <text:p>1,00</text:p>
          </table:table-cell>
          <table:table-cell table:style-name="ce14" table:formula="of:=IFERROR([.I17]-CEILING([.C17]);&quot;*&quot;)" office:value-type="float" office:value="1" calcext:value-type="float">
            <text:p>1,00</text:p>
          </table:table-cell>
          <table:table-cell table:style-name="ce34" table:formula="of:=ROUND([exact.J16];1)" office:value-type="float" office:value="1" calcext:value-type="float">
            <text:p>1,0</text:p>
          </table:table-cell>
          <table:table-cell table:style-name="ce11" table:formula="of:=[exact.K16]" office:value-type="float" office:value="1" calcext:value-type="float">
            <text:p>1</text:p>
          </table:table-cell>
          <table:table-cell table:style-name="ce34" table:formula="of:=IF([exact.L16]&lt;1000000;100*[exact.L16];&quot;*&quot;)" office:value-type="float" office:value="0" calcext:value-type="float">
            <text:p>0,0</text:p>
          </table:table-cell>
          <table:table-cell table:style-name="ce34" table:formula="of:=IF([exact.S16]=5;&quot;*&quot;;[exact.I16])" office:value-type="float" office:value="6.947862" calcext:value-type="float">
            <text:p>6,9</text:p>
          </table:table-cell>
          <table:table-cell table:style-name="ce18" table:formula="of:=[$ra.AE16]" office:value-type="float" office:value="2" calcext:value-type="float">
            <text:p>2</text:p>
          </table:table-cell>
          <table:table-cell table:style-name="ce18" table:formula="of:=[$'bcpa-t600'.AE16]" office:value-type="float" office:value="1" calcext:value-type="float">
            <text:p>1</text:p>
          </table:table-cell>
          <table:table-cell table:style-name="ce18" table:formula="of:=[$'blpl-t300'.AE16]" office:value-type="float" office:value="2" calcext:value-type="float">
            <text:p>2</text:p>
          </table:table-cell>
          <table:table-cell table:style-name="ce18" table:formula="of:=[$'sbpl-t300'.AE16]" office:value-type="float" office:value="1" calcext:value-type="float">
            <text:p>1</text:p>
          </table:table-cell>
          <table:table-cell table:formula="of:=MIN([.L17:.O17])" office:value-type="float" office:value="1" calcext:value-type="float">
            <text:p>1</text:p>
          </table:table-cell>
          <table:table-cell table:formula="of:=ABS([.L17]-CEILING([.$C17]))" office:value-type="float" office:value="2" calcext:value-type="float">
            <text:p>2</text:p>
          </table:table-cell>
          <table:table-cell table:formula="of:=IFERROR(ABS([.M17]-CEILING([.$C17]));&quot;-&quot;)" office:value-type="float" office:value="1" calcext:value-type="float">
            <text:p>1</text:p>
          </table:table-cell>
          <table:table-cell table:formula="of:=ABS([.N17]-CEILING([.$C17]))" office:value-type="float" office:value="2" calcext:value-type="float">
            <text:p>2</text:p>
          </table:table-cell>
          <table:table-cell table:formula="of:=ABS([.O17]-CEILING([.$C17]))" office:value-type="float" office:value="1" calcext:value-type="float">
            <text:p>1</text:p>
          </table:table-cell>
          <table:table-cell table:style-name="ce34" table:formula="of:=IFERROR(ABS(([.L17]-CEILING([.$C17]))/CEILING([.$C17]));IF([.Q17]&lt;&gt;&quot;*&quot;;[.Q17];&quot;*&quot;))" office:value-type="float" office:value="2" calcext:value-type="float">
            <text:p>2,0</text:p>
          </table:table-cell>
          <table:table-cell table:style-name="ce34" table:formula="of:=IFERROR(ABS(([.M17]-CEILING([.$C17]))/CEILING([.$C17]));IF([.R17]&lt;&gt;&quot;*&quot;;[.R17];&quot;*&quot;))" office:value-type="float" office:value="1" calcext:value-type="float">
            <text:p>1,0</text:p>
          </table:table-cell>
          <table:table-cell table:style-name="ce34" table:formula="of:=IFERROR(ABS(([.N17]-CEILING([.$C17]))/CEILING([.$C17]));IF([.S17]&lt;&gt;&quot;*&quot;;[.S17];&quot;*&quot;))" office:value-type="float" office:value="2" calcext:value-type="float">
            <text:p>2,0</text:p>
          </table:table-cell>
          <table:table-cell table:style-name="ce34" table:formula="of:=IFERROR(ABS(([.O17]-CEILING([.$C17]))/CEILING([.$C17]));IF([.T17]&lt;&gt;&quot;*&quot;;[.T17];&quot;*&quot;))" office:value-type="float" office:value="1" calcext:value-type="float">
            <text:p>1,0</text:p>
          </table:table-cell>
          <table:table-cell table:formula="of:=IF([.L17]=[.$P17];1;&quot;&quot;)">
            <text:p/>
          </table:table-cell>
          <table:table-cell table:formula="of:=IF([.M17]=[.$P17];1;&quot;&quot;)" office:value-type="float" office:value="1" calcext:value-type="float">
            <text:p>1</text:p>
          </table:table-cell>
          <table:table-cell table:formula="of:=IF([.N17]=[.$P17];1;&quot;&quot;)">
            <text:p/>
          </table:table-cell>
          <table:table-cell table:style-name="ce25" table:formula="of:=IF([.O17]=[.$P17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B&amp;Btime</text:p>
          </table:table-cell>
          <table:table-cell office:value-type="string" calcext:value-type="string">
            <text:p>avg</text:p>
          </table:table-cell>
          <table:table-cell table:style-name="ce25" table:formula="of:=IFERROR(ROUND(AVERAGE([.K3:.K300]);1);&quot;*&quot;)" office:value-type="float" office:value="52.8" calcext:value-type="float">
            <text:p>52,8</text:p>
          </table:table-cell>
          <table:table-cell table:number-columns-repeated="4"/>
          <table:table-cell table:formula="of:=CONCATENATE([.A17];&quot;&amp;&quot;;[.B17];&quot;&amp;&quot;;IF([.E17]=1;CONCATENATE(&quot;\h{&quot;;[.C17];&quot;}&quot;);[.C17]);&quot;&amp;&quot;;[.H17];&quot;&amp;&quot;;IF([.J17]=0;CONCATENATE(&quot;\uu{&quot;;[.I17];&quot;}&quot;);[.I17]);&quot;&amp;&quot;;IF([.L17]=[.P17];CONCATENATE(&quot;\h{&quot;;[.L17];&quot;}&quot;);[.L17]);&quot;&amp;&quot;;IF([.M17]=[.P17];CONCATENATE(&quot;\h{&quot;;[.M17];&quot;}&quot;);[.M17]);&quot;&amp;&quot;;IF([.N17]=[.P17];CONCATENATE(&quot;\h{&quot;;[.N17];&quot;}&quot;);[.N17]);&quot;&amp;&quot;;IF([.O17]=[.P17];CONCATENATE(&quot;\h{&quot;;[.O17];&quot;}&quot;);[.O17]);&quot;\\\hline&quot;)" office:value-type="string" office:string-value="r20-150-20-1&amp;40,94&amp;-0,2&amp;1&amp;\uu{1}&amp;2&amp;\h{1}&amp;2&amp;\h{1}\\\hline" calcext:value-type="string">
            <text:p>r20-150-20-1&amp;40,94&amp;-0,2&amp;1&amp;\uu{1}&amp;2&amp;\h{1}&amp;2&amp;\h{1}\\\hline</text:p>
          </table:table-cell>
          <table:table-cell table:number-columns-repeated="8"/>
        </table:table-row>
        <table:table-row table:style-name="ro2">
          <table:table-cell table:formula="of:=[$ra.AA17]" office:value-type="string" office:string-value="r20-150-20-2" calcext:value-type="string">
            <text:p>r20-150-20-2</text:p>
          </table:table-cell>
          <table:table-cell table:formula="of:=ROUND([$ra.AB17];2)" office:value-type="float" office:value="41.12" calcext:value-type="float">
            <text:p>41,12</text:p>
          </table:table-cell>
          <table:table-cell table:style-name="ce9" table:formula="of:=ROUND([$ra.AC17];1)" office:value-type="float" office:value="-0.1" calcext:value-type="float">
            <text:p>-0,1</text:p>
          </table:table-cell>
          <table:table-cell table:style-name="ce34" table:formula="of:=IF([ra.S17]=5;&quot;*&quot;;[ra.I17])" office:value-type="float" office:value="1.488565" calcext:value-type="float">
            <text:p>1,5</text:p>
          </table:table-cell>
          <table:table-cell table:style-name="ce21" table:formula="of:=IF([ra.S17]=11;1;&quot;&quot;)">
            <text:p/>
          </table:table-cell>
          <table:table-cell table:style-name="ce14" table:formula="of:=IFERROR(IF([.I18]=0;ABS(CEILING([.C18]));ABS(([.I18]-CEILING([.C18]))/[.I18]));&quot;*&quot;)" office:value-type="float" office:value="1" calcext:value-type="float">
            <text:p>1,00</text:p>
          </table:table-cell>
          <table:table-cell table:style-name="ce14" table:formula="of:=IFERROR([.I18]-CEILING([.C18]);&quot;*&quot;)" office:value-type="float" office:value="1" calcext:value-type="float">
            <text:p>1,00</text:p>
          </table:table-cell>
          <table:table-cell table:style-name="ce34" table:formula="of:=ROUND([exact.J17];1)" office:value-type="float" office:value="1" calcext:value-type="float">
            <text:p>1,0</text:p>
          </table:table-cell>
          <table:table-cell table:style-name="ce11" table:formula="of:=[exact.K17]" office:value-type="float" office:value="1" calcext:value-type="float">
            <text:p>1</text:p>
          </table:table-cell>
          <table:table-cell table:style-name="ce34" table:formula="of:=IF([exact.L17]&lt;1000000;100*[exact.L17];&quot;*&quot;)" office:value-type="float" office:value="0" calcext:value-type="float">
            <text:p>0,0</text:p>
          </table:table-cell>
          <table:table-cell table:style-name="ce34" table:formula="of:=IF([exact.S17]=5;&quot;*&quot;;[exact.I17])" office:value-type="float" office:value="2.894871" calcext:value-type="float">
            <text:p>2,9</text:p>
          </table:table-cell>
          <table:table-cell table:style-name="ce18" table:formula="of:=[$ra.AE17]" office:value-type="float" office:value="2" calcext:value-type="float">
            <text:p>2</text:p>
          </table:table-cell>
          <table:table-cell table:style-name="ce18" table:formula="of:=[$'bcpa-t600'.AE17]" office:value-type="float" office:value="1" calcext:value-type="float">
            <text:p>1</text:p>
          </table:table-cell>
          <table:table-cell table:style-name="ce18" table:formula="of:=[$'blpl-t300'.AE17]" office:value-type="float" office:value="1" calcext:value-type="float">
            <text:p>1</text:p>
          </table:table-cell>
          <table:table-cell table:style-name="ce18" table:formula="of:=[$'sbpl-t300'.AE17]" office:value-type="float" office:value="1" calcext:value-type="float">
            <text:p>1</text:p>
          </table:table-cell>
          <table:table-cell table:formula="of:=MIN([.L18:.O18])" office:value-type="float" office:value="1" calcext:value-type="float">
            <text:p>1</text:p>
          </table:table-cell>
          <table:table-cell table:formula="of:=ABS([.L18]-CEILING([.$C18]))" office:value-type="float" office:value="2" calcext:value-type="float">
            <text:p>2</text:p>
          </table:table-cell>
          <table:table-cell table:formula="of:=IFERROR(ABS([.M18]-CEILING([.$C18]));&quot;-&quot;)" office:value-type="float" office:value="1" calcext:value-type="float">
            <text:p>1</text:p>
          </table:table-cell>
          <table:table-cell table:formula="of:=ABS([.N18]-CEILING([.$C18]))" office:value-type="float" office:value="1" calcext:value-type="float">
            <text:p>1</text:p>
          </table:table-cell>
          <table:table-cell table:formula="of:=ABS([.O18]-CEILING([.$C18]))" office:value-type="float" office:value="1" calcext:value-type="float">
            <text:p>1</text:p>
          </table:table-cell>
          <table:table-cell table:style-name="ce34" table:formula="of:=IFERROR(ABS(([.L18]-CEILING([.$C18]))/CEILING([.$C18]));IF([.Q18]&lt;&gt;&quot;*&quot;;[.Q18];&quot;*&quot;))" office:value-type="float" office:value="2" calcext:value-type="float">
            <text:p>2,0</text:p>
          </table:table-cell>
          <table:table-cell table:style-name="ce34" table:formula="of:=IFERROR(ABS(([.M18]-CEILING([.$C18]))/CEILING([.$C18]));IF([.R18]&lt;&gt;&quot;*&quot;;[.R18];&quot;*&quot;))" office:value-type="float" office:value="1" calcext:value-type="float">
            <text:p>1,0</text:p>
          </table:table-cell>
          <table:table-cell table:style-name="ce34" table:formula="of:=IFERROR(ABS(([.N18]-CEILING([.$C18]))/CEILING([.$C18]));IF([.S18]&lt;&gt;&quot;*&quot;;[.S18];&quot;*&quot;))" office:value-type="float" office:value="1" calcext:value-type="float">
            <text:p>1,0</text:p>
          </table:table-cell>
          <table:table-cell table:style-name="ce34" table:formula="of:=IFERROR(ABS(([.O18]-CEILING([.$C18]))/CEILING([.$C18]));IF([.T18]&lt;&gt;&quot;*&quot;;[.T18];&quot;*&quot;))" office:value-type="float" office:value="1" calcext:value-type="float">
            <text:p>1,0</text:p>
          </table:table-cell>
          <table:table-cell table:formula="of:=IF([.L18]=[.$P18];1;&quot;&quot;)">
            <text:p/>
          </table:table-cell>
          <table:table-cell table:formula="of:=IF([.M18]=[.$P18];1;&quot;&quot;)" office:value-type="float" office:value="1" calcext:value-type="float">
            <text:p>1</text:p>
          </table:table-cell>
          <table:table-cell table:style-name="ce25" table:formula="of:=IF([.N18]=[.$P18];1;&quot;&quot;)" office:value-type="float" office:value="1" calcext:value-type="float">
            <text:p>1</text:p>
          </table:table-cell>
          <table:table-cell table:style-name="ce25" table:formula="of:=IF([.O18]=[.$P18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style-name="ce25" table:formula="of:=IFERROR(ROUND(STDEV([.K3:.K300]);1);&quot;*&quot;)" office:value-type="float" office:value="206.1" calcext:value-type="float">
            <text:p>206,1</text:p>
          </table:table-cell>
          <table:table-cell table:number-columns-repeated="4"/>
          <table:table-cell table:formula="of:=CONCATENATE([.A18];&quot;&amp;&quot;;[.B18];&quot;&amp;&quot;;IF([.E18]=1;CONCATENATE(&quot;\h{&quot;;[.C18];&quot;}&quot;);[.C18]);&quot;&amp;&quot;;[.H18];&quot;&amp;&quot;;IF([.J18]=0;CONCATENATE(&quot;\uu{&quot;;[.I18];&quot;}&quot;);[.I18]);&quot;&amp;&quot;;IF([.L18]=[.P18];CONCATENATE(&quot;\h{&quot;;[.L18];&quot;}&quot;);[.L18]);&quot;&amp;&quot;;IF([.M18]=[.P18];CONCATENATE(&quot;\h{&quot;;[.M18];&quot;}&quot;);[.M18]);&quot;&amp;&quot;;IF([.N18]=[.P18];CONCATENATE(&quot;\h{&quot;;[.N18];&quot;}&quot;);[.N18]);&quot;&amp;&quot;;IF([.O18]=[.P18];CONCATENATE(&quot;\h{&quot;;[.O18];&quot;}&quot;);[.O18]);&quot;\\\hline&quot;)" office:value-type="string" office:string-value="r20-150-20-2&amp;41,12&amp;-0,1&amp;1&amp;\uu{1}&amp;2&amp;\h{1}&amp;\h{1}&amp;\h{1}\\\hline" calcext:value-type="string">
            <text:p>r20-150-20-2&amp;41,12&amp;-0,1&amp;1&amp;\uu{1}&amp;2&amp;\h{1}&amp;\h{1}&amp;\h{1}\\\hline</text:p>
          </table:table-cell>
          <table:table-cell table:number-columns-repeated="8"/>
        </table:table-row>
        <table:table-row table:style-name="ro2">
          <table:table-cell table:formula="of:=[$ra.AA18]" office:value-type="string" office:string-value="r20-150-25-1" calcext:value-type="string">
            <text:p>r20-150-25-1</text:p>
          </table:table-cell>
          <table:table-cell table:formula="of:=ROUND([$ra.AB18];2)" office:value-type="float" office:value="34.82" calcext:value-type="float">
            <text:p>34,82</text:p>
          </table:table-cell>
          <table:table-cell table:style-name="ce9" table:formula="of:=ROUND([$ra.AC18];1)" office:value-type="float" office:value="-0.3" calcext:value-type="float">
            <text:p>-0,3</text:p>
          </table:table-cell>
          <table:table-cell table:style-name="ce34" table:formula="of:=IF([ra.S18]=5;&quot;*&quot;;[ra.I18])" office:value-type="float" office:value="0.820616" calcext:value-type="float">
            <text:p>0,8</text:p>
          </table:table-cell>
          <table:table-cell table:style-name="ce21" table:formula="of:=IF([ra.S18]=11;1;&quot;&quot;)">
            <text:p/>
          </table:table-cell>
          <table:table-cell table:style-name="ce14" table:formula="of:=IFERROR(IF([.I19]=0;ABS(CEILING([.C19]));ABS(([.I19]-CEILING([.C19]))/[.I19]));&quot;*&quot;)" office:value-type="float" office:value="1" calcext:value-type="float">
            <text:p>1,00</text:p>
          </table:table-cell>
          <table:table-cell table:style-name="ce14" table:formula="of:=IFERROR([.I19]-CEILING([.C19]);&quot;*&quot;)" office:value-type="float" office:value="1" calcext:value-type="float">
            <text:p>1,00</text:p>
          </table:table-cell>
          <table:table-cell table:style-name="ce34" table:formula="of:=ROUND([exact.J18];1)" office:value-type="float" office:value="1" calcext:value-type="float">
            <text:p>1,0</text:p>
          </table:table-cell>
          <table:table-cell table:style-name="ce11" table:formula="of:=[exact.K18]" office:value-type="float" office:value="1" calcext:value-type="float">
            <text:p>1</text:p>
          </table:table-cell>
          <table:table-cell table:style-name="ce34" table:formula="of:=IF([exact.L18]&lt;1000000;100*[exact.L18];&quot;*&quot;)" office:value-type="float" office:value="0" calcext:value-type="float">
            <text:p>0,0</text:p>
          </table:table-cell>
          <table:table-cell table:style-name="ce34" table:formula="of:=IF([exact.S18]=5;&quot;*&quot;;[exact.I18])" office:value-type="float" office:value="58.354502" calcext:value-type="float">
            <text:p>58,4</text:p>
          </table:table-cell>
          <table:table-cell table:style-name="ce18" table:formula="of:=[$ra.AE18]" office:value-type="float" office:value="2" calcext:value-type="float">
            <text:p>2</text:p>
          </table:table-cell>
          <table:table-cell table:style-name="ce18" table:formula="of:=[$'bcpa-t600'.AE18]" office:value-type="float" office:value="1" calcext:value-type="float">
            <text:p>1</text:p>
          </table:table-cell>
          <table:table-cell table:style-name="ce18" table:formula="of:=[$'blpl-t300'.AE18]" office:value-type="float" office:value="2" calcext:value-type="float">
            <text:p>2</text:p>
          </table:table-cell>
          <table:table-cell table:style-name="ce18" table:formula="of:=[$'sbpl-t300'.AE18]" office:value-type="float" office:value="1" calcext:value-type="float">
            <text:p>1</text:p>
          </table:table-cell>
          <table:table-cell table:formula="of:=MIN([.L19:.O19])" office:value-type="float" office:value="1" calcext:value-type="float">
            <text:p>1</text:p>
          </table:table-cell>
          <table:table-cell table:formula="of:=ABS([.L19]-CEILING([.$C19]))" office:value-type="float" office:value="2" calcext:value-type="float">
            <text:p>2</text:p>
          </table:table-cell>
          <table:table-cell table:formula="of:=IFERROR(ABS([.M19]-CEILING([.$C19]));&quot;-&quot;)" office:value-type="float" office:value="1" calcext:value-type="float">
            <text:p>1</text:p>
          </table:table-cell>
          <table:table-cell table:formula="of:=ABS([.N19]-CEILING([.$C19]))" office:value-type="float" office:value="2" calcext:value-type="float">
            <text:p>2</text:p>
          </table:table-cell>
          <table:table-cell table:formula="of:=ABS([.O19]-CEILING([.$C19]))" office:value-type="float" office:value="1" calcext:value-type="float">
            <text:p>1</text:p>
          </table:table-cell>
          <table:table-cell table:style-name="ce34" table:formula="of:=IFERROR(ABS(([.L19]-CEILING([.$C19]))/CEILING([.$C19]));IF([.Q19]&lt;&gt;&quot;*&quot;;[.Q19];&quot;*&quot;))" office:value-type="float" office:value="2" calcext:value-type="float">
            <text:p>2,0</text:p>
          </table:table-cell>
          <table:table-cell table:style-name="ce34" table:formula="of:=IFERROR(ABS(([.M19]-CEILING([.$C19]))/CEILING([.$C19]));IF([.R19]&lt;&gt;&quot;*&quot;;[.R19];&quot;*&quot;))" office:value-type="float" office:value="1" calcext:value-type="float">
            <text:p>1,0</text:p>
          </table:table-cell>
          <table:table-cell table:style-name="ce34" table:formula="of:=IFERROR(ABS(([.N19]-CEILING([.$C19]))/CEILING([.$C19]));IF([.S19]&lt;&gt;&quot;*&quot;;[.S19];&quot;*&quot;))" office:value-type="float" office:value="2" calcext:value-type="float">
            <text:p>2,0</text:p>
          </table:table-cell>
          <table:table-cell table:style-name="ce34" table:formula="of:=IFERROR(ABS(([.O19]-CEILING([.$C19]))/CEILING([.$C19]));IF([.T19]&lt;&gt;&quot;*&quot;;[.T19];&quot;*&quot;))" office:value-type="float" office:value="1" calcext:value-type="float">
            <text:p>1,0</text:p>
          </table:table-cell>
          <table:table-cell table:formula="of:=IF([.L19]=[.$P19];1;&quot;&quot;)">
            <text:p/>
          </table:table-cell>
          <table:table-cell table:formula="of:=IF([.M19]=[.$P19];1;&quot;&quot;)" office:value-type="float" office:value="1" calcext:value-type="float">
            <text:p>1</text:p>
          </table:table-cell>
          <table:table-cell table:formula="of:=IF([.N19]=[.$P19];1;&quot;&quot;)">
            <text:p/>
          </table:table-cell>
          <table:table-cell table:formula="of:=IF([.O19]=[.$P19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gap</text:p>
          </table:table-cell>
          <table:table-cell office:value-type="string" calcext:value-type="string">
            <text:p>avg</text:p>
          </table:table-cell>
          <table:table-cell table:formula="of:=ROUND(AVERAGE([.J3:.J300]);2)" office:value-type="float" office:value="0.5" calcext:value-type="float">
            <text:p>0,5</text:p>
          </table:table-cell>
          <table:table-cell table:number-columns-repeated="4"/>
          <table:table-cell table:formula="of:=CONCATENATE([.A19];&quot;&amp;&quot;;[.B19];&quot;&amp;&quot;;IF([.E19]=1;CONCATENATE(&quot;\h{&quot;;[.C19];&quot;}&quot;);[.C19]);&quot;&amp;&quot;;[.H19];&quot;&amp;&quot;;IF([.J19]=0;CONCATENATE(&quot;\uu{&quot;;[.I19];&quot;}&quot;);[.I19]);&quot;&amp;&quot;;IF([.L19]=[.P19];CONCATENATE(&quot;\h{&quot;;[.L19];&quot;}&quot;);[.L19]);&quot;&amp;&quot;;IF([.M19]=[.P19];CONCATENATE(&quot;\h{&quot;;[.M19];&quot;}&quot;);[.M19]);&quot;&amp;&quot;;IF([.N19]=[.P19];CONCATENATE(&quot;\h{&quot;;[.N19];&quot;}&quot;);[.N19]);&quot;&amp;&quot;;IF([.O19]=[.P19];CONCATENATE(&quot;\h{&quot;;[.O19];&quot;}&quot;);[.O19]);&quot;\\\hline&quot;)" office:value-type="string" office:string-value="r20-150-25-1&amp;34,82&amp;-0,3&amp;1&amp;\uu{1}&amp;2&amp;\h{1}&amp;2&amp;\h{1}\\\hline" calcext:value-type="string">
            <text:p>r20-150-25-1&amp;34,82&amp;-0,3&amp;1&amp;\uu{1}&amp;2&amp;\h{1}&amp;2&amp;\h{1}\\\hline</text:p>
          </table:table-cell>
          <table:table-cell table:number-columns-repeated="8"/>
        </table:table-row>
        <table:table-row table:style-name="ro2">
          <table:table-cell table:formula="of:=[$ra.AA19]" office:value-type="string" office:string-value="r20-150-25-2" calcext:value-type="string">
            <text:p>r20-150-25-2</text:p>
          </table:table-cell>
          <table:table-cell table:formula="of:=ROUND([$ra.AB19];2)" office:value-type="float" office:value="36.96" calcext:value-type="float">
            <text:p>36,96</text:p>
          </table:table-cell>
          <table:table-cell table:style-name="ce9" table:formula="of:=ROUND([$ra.AC19];1)" office:value-type="float" office:value="-0.2" calcext:value-type="float">
            <text:p>-0,2</text:p>
          </table:table-cell>
          <table:table-cell table:style-name="ce34" table:formula="of:=IF([ra.S19]=5;&quot;*&quot;;[ra.I19])" office:value-type="float" office:value="1.153623" calcext:value-type="float">
            <text:p>1,2</text:p>
          </table:table-cell>
          <table:table-cell table:style-name="ce21" table:formula="of:=IF([ra.S19]=11;1;&quot;&quot;)">
            <text:p/>
          </table:table-cell>
          <table:table-cell table:style-name="ce14" table:formula="of:=IFERROR(IF([.I20]=0;ABS(CEILING([.C20]));ABS(([.I20]-CEILING([.C20]))/[.I20]));&quot;*&quot;)" office:value-type="float" office:value="1" calcext:value-type="float">
            <text:p>1,00</text:p>
          </table:table-cell>
          <table:table-cell table:style-name="ce14" table:formula="of:=IFERROR([.I20]-CEILING([.C20]);&quot;*&quot;)" office:value-type="float" office:value="1" calcext:value-type="float">
            <text:p>1,00</text:p>
          </table:table-cell>
          <table:table-cell table:style-name="ce34" table:formula="of:=ROUND([exact.J19];1)" office:value-type="float" office:value="1" calcext:value-type="float">
            <text:p>1,0</text:p>
          </table:table-cell>
          <table:table-cell table:style-name="ce11" table:formula="of:=[exact.K19]" office:value-type="float" office:value="1" calcext:value-type="float">
            <text:p>1</text:p>
          </table:table-cell>
          <table:table-cell table:style-name="ce34" table:formula="of:=IF([exact.L19]&lt;1000000;100*[exact.L19];&quot;*&quot;)" office:value-type="float" office:value="0" calcext:value-type="float">
            <text:p>0,0</text:p>
          </table:table-cell>
          <table:table-cell table:style-name="ce34" table:formula="of:=IF([exact.S19]=5;&quot;*&quot;;[exact.I19])" office:value-type="float" office:value="7.327682" calcext:value-type="float">
            <text:p>7,3</text:p>
          </table:table-cell>
          <table:table-cell table:style-name="ce18" table:formula="of:=[$ra.AE19]" office:value-type="float" office:value="1" calcext:value-type="float">
            <text:p>1</text:p>
          </table:table-cell>
          <table:table-cell table:style-name="ce18" table:formula="of:=[$'bcpa-t600'.AE19]" office:value-type="float" office:value="1" calcext:value-type="float">
            <text:p>1</text:p>
          </table:table-cell>
          <table:table-cell table:style-name="ce18" table:formula="of:=[$'blpl-t300'.AE19]" office:value-type="float" office:value="1" calcext:value-type="float">
            <text:p>1</text:p>
          </table:table-cell>
          <table:table-cell table:style-name="ce18" table:formula="of:=[$'sbpl-t300'.AE19]" office:value-type="float" office:value="1" calcext:value-type="float">
            <text:p>1</text:p>
          </table:table-cell>
          <table:table-cell table:formula="of:=MIN([.L20:.O20])" office:value-type="float" office:value="1" calcext:value-type="float">
            <text:p>1</text:p>
          </table:table-cell>
          <table:table-cell table:formula="of:=ABS([.L20]-CEILING([.$C20]))" office:value-type="float" office:value="1" calcext:value-type="float">
            <text:p>1</text:p>
          </table:table-cell>
          <table:table-cell table:formula="of:=IFERROR(ABS([.M20]-CEILING([.$C20]));&quot;-&quot;)" office:value-type="float" office:value="1" calcext:value-type="float">
            <text:p>1</text:p>
          </table:table-cell>
          <table:table-cell table:formula="of:=ABS([.N20]-CEILING([.$C20]))" office:value-type="float" office:value="1" calcext:value-type="float">
            <text:p>1</text:p>
          </table:table-cell>
          <table:table-cell table:formula="of:=ABS([.O20]-CEILING([.$C20]))" office:value-type="float" office:value="1" calcext:value-type="float">
            <text:p>1</text:p>
          </table:table-cell>
          <table:table-cell table:style-name="ce34" table:formula="of:=IFERROR(ABS(([.L20]-CEILING([.$C20]))/CEILING([.$C20]));IF([.Q20]&lt;&gt;&quot;*&quot;;[.Q20];&quot;*&quot;))" office:value-type="float" office:value="1" calcext:value-type="float">
            <text:p>1,0</text:p>
          </table:table-cell>
          <table:table-cell table:style-name="ce34" table:formula="of:=IFERROR(ABS(([.M20]-CEILING([.$C20]))/CEILING([.$C20]));IF([.R20]&lt;&gt;&quot;*&quot;;[.R20];&quot;*&quot;))" office:value-type="float" office:value="1" calcext:value-type="float">
            <text:p>1,0</text:p>
          </table:table-cell>
          <table:table-cell table:style-name="ce34" table:formula="of:=IFERROR(ABS(([.N20]-CEILING([.$C20]))/CEILING([.$C20]));IF([.S20]&lt;&gt;&quot;*&quot;;[.S20];&quot;*&quot;))" office:value-type="float" office:value="1" calcext:value-type="float">
            <text:p>1,0</text:p>
          </table:table-cell>
          <table:table-cell table:style-name="ce34" table:formula="of:=IFERROR(ABS(([.O20]-CEILING([.$C20]))/CEILING([.$C20]));IF([.T20]&lt;&gt;&quot;*&quot;;[.T20];&quot;*&quot;))" office:value-type="float" office:value="1" calcext:value-type="float">
            <text:p>1,0</text:p>
          </table:table-cell>
          <table:table-cell table:style-name="ce25" table:formula="of:=IF([.L20]=[.$P20];1;&quot;&quot;)" office:value-type="float" office:value="1" calcext:value-type="float">
            <text:p>1</text:p>
          </table:table-cell>
          <table:table-cell table:formula="of:=IF([.M20]=[.$P20];1;&quot;&quot;)" office:value-type="float" office:value="1" calcext:value-type="float">
            <text:p>1</text:p>
          </table:table-cell>
          <table:table-cell table:style-name="ce25" table:formula="of:=IF([.N20]=[.$P20];1;&quot;&quot;)" office:value-type="float" office:value="1" calcext:value-type="float">
            <text:p>1</text:p>
          </table:table-cell>
          <table:table-cell table:style-name="ce25" table:formula="of:=IF([.O20]=[.$P20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J3:.J300]);2)" office:value-type="float" office:value="5" calcext:value-type="float">
            <text:p>5</text:p>
          </table:table-cell>
          <table:table-cell table:number-columns-repeated="4"/>
          <table:table-cell table:formula="of:=CONCATENATE([.A20];&quot;&amp;&quot;;[.B20];&quot;&amp;&quot;;IF([.E20]=1;CONCATENATE(&quot;\h{&quot;;[.C20];&quot;}&quot;);[.C20]);&quot;&amp;&quot;;[.H20];&quot;&amp;&quot;;IF([.J20]=0;CONCATENATE(&quot;\uu{&quot;;[.I20];&quot;}&quot;);[.I20]);&quot;&amp;&quot;;IF([.L20]=[.P20];CONCATENATE(&quot;\h{&quot;;[.L20];&quot;}&quot;);[.L20]);&quot;&amp;&quot;;IF([.M20]=[.P20];CONCATENATE(&quot;\h{&quot;;[.M20];&quot;}&quot;);[.M20]);&quot;&amp;&quot;;IF([.N20]=[.P20];CONCATENATE(&quot;\h{&quot;;[.N20];&quot;}&quot;);[.N20]);&quot;&amp;&quot;;IF([.O20]=[.P20];CONCATENATE(&quot;\h{&quot;;[.O20];&quot;}&quot;);[.O20]);&quot;\\\hline&quot;)" office:value-type="string" office:string-value="r20-150-25-2&amp;36,96&amp;-0,2&amp;1&amp;\uu{1}&amp;\h{1}&amp;\h{1}&amp;\h{1}&amp;\h{1}\\\hline" calcext:value-type="string">
            <text:p>r20-150-25-2&amp;36,96&amp;-0,2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20]" office:value-type="string" office:string-value="r20-150-5-1" calcext:value-type="string">
            <text:p>r20-150-5-1</text:p>
          </table:table-cell>
          <table:table-cell table:formula="of:=ROUND([$ra.AB20];2)" office:value-type="float" office:value="0" calcext:value-type="float">
            <text:p>0</text:p>
          </table:table-cell>
          <table:table-cell table:style-name="ce9" table:formula="of:=ROUND([$ra.AC20];1)" office:value-type="float" office:value="1" calcext:value-type="float">
            <text:p>1,0</text:p>
          </table:table-cell>
          <table:table-cell table:style-name="ce34" table:formula="of:=IF([ra.S20]=5;&quot;*&quot;;[ra.I20])" office:value-type="float" office:value="0.280145" calcext:value-type="float">
            <text:p>0,3</text:p>
          </table:table-cell>
          <table:table-cell table:style-name="ce21" table:formula="of:=IF([ra.S20]=11;1;&quot;&quot;)" office:value-type="float" office:value="1" calcext:value-type="float">
            <text:p>1</text:p>
          </table:table-cell>
          <table:table-cell table:style-name="ce14" table:formula="of:=IFERROR(IF([.I21]=0;ABS(CEILING([.C21]));ABS(([.I21]-CEILING([.C21]))/[.I21]));&quot;*&quot;)" office:value-type="float" office:value="0" calcext:value-type="float">
            <text:p>0,00</text:p>
          </table:table-cell>
          <table:table-cell table:style-name="ce14" table:formula="of:=IFERROR([.I21]-CEILING([.C21]);&quot;*&quot;)" office:value-type="float" office:value="0" calcext:value-type="float">
            <text:p>0,00</text:p>
          </table:table-cell>
          <table:table-cell table:style-name="ce34" table:formula="of:=ROUND([exact.J20];1)" office:value-type="float" office:value="1" calcext:value-type="float">
            <text:p>1,0</text:p>
          </table:table-cell>
          <table:table-cell table:style-name="ce11" table:formula="of:=[exact.K20]" office:value-type="float" office:value="1" calcext:value-type="float">
            <text:p>1</text:p>
          </table:table-cell>
          <table:table-cell table:style-name="ce34" table:formula="of:=IF([exact.L20]&lt;1000000;100*[exact.L20];&quot;*&quot;)" office:value-type="float" office:value="0" calcext:value-type="float">
            <text:p>0,0</text:p>
          </table:table-cell>
          <table:table-cell table:style-name="ce34" table:formula="of:=IF([exact.S20]=5;&quot;*&quot;;[exact.I20])" office:value-type="float" office:value="0.025189" calcext:value-type="float">
            <text:p>0,0</text:p>
          </table:table-cell>
          <table:table-cell table:style-name="ce18" table:formula="of:=[$ra.AE20]" office:value-type="float" office:value="1" calcext:value-type="float">
            <text:p>1</text:p>
          </table:table-cell>
          <table:table-cell table:style-name="ce18" table:formula="of:=[$'bcpa-t600'.AE20]" office:value-type="float" office:value="1" calcext:value-type="float">
            <text:p>1</text:p>
          </table:table-cell>
          <table:table-cell table:style-name="ce18" table:formula="of:=[$'blpl-t300'.AE20]" office:value-type="float" office:value="1" calcext:value-type="float">
            <text:p>1</text:p>
          </table:table-cell>
          <table:table-cell table:style-name="ce18" table:formula="of:=[$'sbpl-t300'.AE20]" office:value-type="float" office:value="1" calcext:value-type="float">
            <text:p>1</text:p>
          </table:table-cell>
          <table:table-cell table:formula="of:=MIN([.L21:.O21])" office:value-type="float" office:value="1" calcext:value-type="float">
            <text:p>1</text:p>
          </table:table-cell>
          <table:table-cell table:formula="of:=ABS([.L21]-CEILING([.$C21]))" office:value-type="float" office:value="0" calcext:value-type="float">
            <text:p>0</text:p>
          </table:table-cell>
          <table:table-cell table:formula="of:=IFERROR(ABS([.M21]-CEILING([.$C21]));&quot;-&quot;)" office:value-type="float" office:value="0" calcext:value-type="float">
            <text:p>0</text:p>
          </table:table-cell>
          <table:table-cell table:formula="of:=ABS([.N21]-CEILING([.$C21]))" office:value-type="float" office:value="0" calcext:value-type="float">
            <text:p>0</text:p>
          </table:table-cell>
          <table:table-cell table:formula="of:=ABS([.O21]-CEILING([.$C21]))" office:value-type="float" office:value="0" calcext:value-type="float">
            <text:p>0</text:p>
          </table:table-cell>
          <table:table-cell table:style-name="ce34" table:formula="of:=IFERROR(ABS(([.L21]-CEILING([.$C21]))/CEILING([.$C21]));IF([.Q21]&lt;&gt;&quot;*&quot;;[.Q21];&quot;*&quot;))" office:value-type="float" office:value="0" calcext:value-type="float">
            <text:p>0,0</text:p>
          </table:table-cell>
          <table:table-cell table:style-name="ce34" table:formula="of:=IFERROR(ABS(([.M21]-CEILING([.$C21]))/CEILING([.$C21]));IF([.R21]&lt;&gt;&quot;*&quot;;[.R21];&quot;*&quot;))" office:value-type="float" office:value="0" calcext:value-type="float">
            <text:p>0,0</text:p>
          </table:table-cell>
          <table:table-cell table:style-name="ce34" table:formula="of:=IFERROR(ABS(([.N21]-CEILING([.$C21]))/CEILING([.$C21]));IF([.S21]&lt;&gt;&quot;*&quot;;[.S21];&quot;*&quot;))" office:value-type="float" office:value="0" calcext:value-type="float">
            <text:p>0,0</text:p>
          </table:table-cell>
          <table:table-cell table:style-name="ce34" table:formula="of:=IFERROR(ABS(([.O21]-CEILING([.$C21]))/CEILING([.$C21]));IF([.T21]&lt;&gt;&quot;*&quot;;[.T21];&quot;*&quot;))" office:value-type="float" office:value="0" calcext:value-type="float">
            <text:p>0,0</text:p>
          </table:table-cell>
          <table:table-cell table:style-name="ce25" table:formula="of:=IF([.L21]=[.$P21];1;&quot;&quot;)" office:value-type="float" office:value="1" calcext:value-type="float">
            <text:p>1</text:p>
          </table:table-cell>
          <table:table-cell table:formula="of:=IF([.M21]=[.$P21];1;&quot;&quot;)" office:value-type="float" office:value="1" calcext:value-type="float">
            <text:p>1</text:p>
          </table:table-cell>
          <table:table-cell table:style-name="ce25" table:formula="of:=IF([.N21]=[.$P21];1;&quot;&quot;)" office:value-type="float" office:value="1" calcext:value-type="float">
            <text:p>1</text:p>
          </table:table-cell>
          <table:table-cell table:style-name="ce25" table:formula="of:=IF([.O21]=[.$P21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%opt</text:p>
          </table:table-cell>
          <table:table-cell office:value-type="string" calcext:value-type="string">
            <text:p>B&amp;B</text:p>
          </table:table-cell>
          <table:table-cell table:formula="of:=ROUND(100*COUNTIF([.J3:.J300];0)/[.AE6];1)" office:value-type="float" office:value="99" calcext:value-type="float">
            <text:p>99</text:p>
          </table:table-cell>
          <table:table-cell table:number-columns-repeated="4"/>
          <table:table-cell table:formula="of:=CONCATENATE([.A21];&quot;&amp;&quot;;[.B21];&quot;&amp;&quot;;IF([.E21]=1;CONCATENATE(&quot;\h{&quot;;[.C21];&quot;}&quot;);[.C21]);&quot;&amp;&quot;;[.H21];&quot;&amp;&quot;;IF([.J21]=0;CONCATENATE(&quot;\uu{&quot;;[.I21];&quot;}&quot;);[.I21]);&quot;&amp;&quot;;IF([.L21]=[.P21];CONCATENATE(&quot;\h{&quot;;[.L21];&quot;}&quot;);[.L21]);&quot;&amp;&quot;;IF([.M21]=[.P21];CONCATENATE(&quot;\h{&quot;;[.M21];&quot;}&quot;);[.M21]);&quot;&amp;&quot;;IF([.N21]=[.P21];CONCATENATE(&quot;\h{&quot;;[.N21];&quot;}&quot;);[.N21]);&quot;&amp;&quot;;IF([.O21]=[.P21];CONCATENATE(&quot;\h{&quot;;[.O21];&quot;}&quot;);[.O21]);&quot;\\\hline&quot;)" office:value-type="string" office:string-value="r20-150-5-1&amp;0&amp;\h{1}&amp;1&amp;\uu{1}&amp;\h{1}&amp;\h{1}&amp;\h{1}&amp;\h{1}\\\hline" calcext:value-type="string">
            <text:p>r20-150-5-1&amp;0&amp;\h{1}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21]" office:value-type="string" office:string-value="r20-150-5-2" calcext:value-type="string">
            <text:p>r20-150-5-2</text:p>
          </table:table-cell>
          <table:table-cell table:formula="of:=ROUND([$ra.AB21];2)" office:value-type="float" office:value="0" calcext:value-type="float">
            <text:p>0</text:p>
          </table:table-cell>
          <table:table-cell table:style-name="ce9" table:formula="of:=ROUND([$ra.AC21];1)" office:value-type="float" office:value="1" calcext:value-type="float">
            <text:p>1,0</text:p>
          </table:table-cell>
          <table:table-cell table:style-name="ce34" table:formula="of:=IF([ra.S21]=5;&quot;*&quot;;[ra.I21])" office:value-type="float" office:value="0.03527" calcext:value-type="float">
            <text:p>0,0</text:p>
          </table:table-cell>
          <table:table-cell table:style-name="ce21" table:formula="of:=IF([ra.S21]=11;1;&quot;&quot;)" office:value-type="float" office:value="1" calcext:value-type="float">
            <text:p>1</text:p>
          </table:table-cell>
          <table:table-cell table:style-name="ce14" table:formula="of:=IFERROR(IF([.I22]=0;ABS(CEILING([.C22]));ABS(([.I22]-CEILING([.C22]))/[.I22]));&quot;*&quot;)" office:value-type="float" office:value="0" calcext:value-type="float">
            <text:p>0,00</text:p>
          </table:table-cell>
          <table:table-cell table:style-name="ce14" table:formula="of:=IFERROR([.I22]-CEILING([.C22]);&quot;*&quot;)" office:value-type="float" office:value="0" calcext:value-type="float">
            <text:p>0,00</text:p>
          </table:table-cell>
          <table:table-cell table:style-name="ce34" table:formula="of:=ROUND([exact.J21];1)" office:value-type="float" office:value="1" calcext:value-type="float">
            <text:p>1,0</text:p>
          </table:table-cell>
          <table:table-cell table:style-name="ce11" table:formula="of:=[exact.K21]" office:value-type="float" office:value="1" calcext:value-type="float">
            <text:p>1</text:p>
          </table:table-cell>
          <table:table-cell table:style-name="ce34" table:formula="of:=IF([exact.L21]&lt;1000000;100*[exact.L21];&quot;*&quot;)" office:value-type="float" office:value="0" calcext:value-type="float">
            <text:p>0,0</text:p>
          </table:table-cell>
          <table:table-cell table:style-name="ce34" table:formula="of:=IF([exact.S21]=5;&quot;*&quot;;[exact.I21])" office:value-type="float" office:value="0.025158" calcext:value-type="float">
            <text:p>0,0</text:p>
          </table:table-cell>
          <table:table-cell table:style-name="ce18" table:formula="of:=[$ra.AE21]" office:value-type="float" office:value="1" calcext:value-type="float">
            <text:p>1</text:p>
          </table:table-cell>
          <table:table-cell table:style-name="ce18" table:formula="of:=[$'bcpa-t600'.AE21]" office:value-type="float" office:value="1" calcext:value-type="float">
            <text:p>1</text:p>
          </table:table-cell>
          <table:table-cell table:style-name="ce18" table:formula="of:=[$'blpl-t300'.AE21]" office:value-type="float" office:value="1" calcext:value-type="float">
            <text:p>1</text:p>
          </table:table-cell>
          <table:table-cell table:style-name="ce18" table:formula="of:=[$'sbpl-t300'.AE21]" office:value-type="float" office:value="1" calcext:value-type="float">
            <text:p>1</text:p>
          </table:table-cell>
          <table:table-cell table:formula="of:=MIN([.L22:.O22])" office:value-type="float" office:value="1" calcext:value-type="float">
            <text:p>1</text:p>
          </table:table-cell>
          <table:table-cell table:formula="of:=ABS([.L22]-CEILING([.$C22]))" office:value-type="float" office:value="0" calcext:value-type="float">
            <text:p>0</text:p>
          </table:table-cell>
          <table:table-cell table:formula="of:=IFERROR(ABS([.M22]-CEILING([.$C22]));&quot;-&quot;)" office:value-type="float" office:value="0" calcext:value-type="float">
            <text:p>0</text:p>
          </table:table-cell>
          <table:table-cell table:formula="of:=ABS([.N22]-CEILING([.$C22]))" office:value-type="float" office:value="0" calcext:value-type="float">
            <text:p>0</text:p>
          </table:table-cell>
          <table:table-cell table:formula="of:=ABS([.O22]-CEILING([.$C22]))" office:value-type="float" office:value="0" calcext:value-type="float">
            <text:p>0</text:p>
          </table:table-cell>
          <table:table-cell table:style-name="ce34" table:formula="of:=IFERROR(ABS(([.L22]-CEILING([.$C22]))/CEILING([.$C22]));IF([.Q22]&lt;&gt;&quot;*&quot;;[.Q22];&quot;*&quot;))" office:value-type="float" office:value="0" calcext:value-type="float">
            <text:p>0,0</text:p>
          </table:table-cell>
          <table:table-cell table:style-name="ce34" table:formula="of:=IFERROR(ABS(([.M22]-CEILING([.$C22]))/CEILING([.$C22]));IF([.R22]&lt;&gt;&quot;*&quot;;[.R22];&quot;*&quot;))" office:value-type="float" office:value="0" calcext:value-type="float">
            <text:p>0,0</text:p>
          </table:table-cell>
          <table:table-cell table:style-name="ce34" table:formula="of:=IFERROR(ABS(([.N22]-CEILING([.$C22]))/CEILING([.$C22]));IF([.S22]&lt;&gt;&quot;*&quot;;[.S22];&quot;*&quot;))" office:value-type="float" office:value="0" calcext:value-type="float">
            <text:p>0,0</text:p>
          </table:table-cell>
          <table:table-cell table:style-name="ce34" table:formula="of:=IFERROR(ABS(([.O22]-CEILING([.$C22]))/CEILING([.$C22]));IF([.T22]&lt;&gt;&quot;*&quot;;[.T22];&quot;*&quot;))" office:value-type="float" office:value="0" calcext:value-type="float">
            <text:p>0,0</text:p>
          </table:table-cell>
          <table:table-cell table:style-name="ce25" table:formula="of:=IF([.L22]=[.$P22];1;&quot;&quot;)" office:value-type="float" office:value="1" calcext:value-type="float">
            <text:p>1</text:p>
          </table:table-cell>
          <table:table-cell table:formula="of:=IF([.M22]=[.$P22];1;&quot;&quot;)" office:value-type="float" office:value="1" calcext:value-type="float">
            <text:p>1</text:p>
          </table:table-cell>
          <table:table-cell table:formula="of:=IF([.N22]=[.$P22];1;&quot;&quot;)" office:value-type="float" office:value="1" calcext:value-type="float">
            <text:p>1</text:p>
          </table:table-cell>
          <table:table-cell table:style-name="ce25" table:formula="of:=IF([.O22]=[.$P22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table:formula="of:=ROUND(100*COUNT([.E3:.E300])/[.AE6];1)" office:value-type="float" office:value="16" calcext:value-type="float">
            <text:p>16</text:p>
          </table:table-cell>
          <table:table-cell table:number-columns-repeated="4"/>
          <table:table-cell table:formula="of:=CONCATENATE([.A22];&quot;&amp;&quot;;[.B22];&quot;&amp;&quot;;IF([.E22]=1;CONCATENATE(&quot;\h{&quot;;[.C22];&quot;}&quot;);[.C22]);&quot;&amp;&quot;;[.H22];&quot;&amp;&quot;;IF([.J22]=0;CONCATENATE(&quot;\uu{&quot;;[.I22];&quot;}&quot;);[.I22]);&quot;&amp;&quot;;IF([.L22]=[.P22];CONCATENATE(&quot;\h{&quot;;[.L22];&quot;}&quot;);[.L22]);&quot;&amp;&quot;;IF([.M22]=[.P22];CONCATENATE(&quot;\h{&quot;;[.M22];&quot;}&quot;);[.M22]);&quot;&amp;&quot;;IF([.N22]=[.P22];CONCATENATE(&quot;\h{&quot;;[.N22];&quot;}&quot;);[.N22]);&quot;&amp;&quot;;IF([.O22]=[.P22];CONCATENATE(&quot;\h{&quot;;[.O22];&quot;}&quot;);[.O22]);&quot;\\\hline&quot;)" office:value-type="string" office:string-value="r20-150-5-2&amp;0&amp;\h{1}&amp;1&amp;\uu{1}&amp;\h{1}&amp;\h{1}&amp;\h{1}&amp;\h{1}\\\hline" calcext:value-type="string">
            <text:p>r20-150-5-2&amp;0&amp;\h{1}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22]" office:value-type="string" office:string-value="r20-200-10-1" calcext:value-type="string">
            <text:p>r20-200-10-1</text:p>
          </table:table-cell>
          <table:table-cell table:formula="of:=ROUND([$ra.AB22];2)" office:value-type="float" office:value="32.84" calcext:value-type="float">
            <text:p>32,84</text:p>
          </table:table-cell>
          <table:table-cell table:style-name="ce9" table:formula="of:=ROUND([$ra.AC22];1)" office:value-type="float" office:value="0.3" calcext:value-type="float">
            <text:p>0,3</text:p>
          </table:table-cell>
          <table:table-cell table:style-name="ce34" table:formula="of:=IF([ra.S22]=5;&quot;*&quot;;[ra.I22])" office:value-type="float" office:value="1.114819" calcext:value-type="float">
            <text:p>1,1</text:p>
          </table:table-cell>
          <table:table-cell table:style-name="ce21" table:formula="of:=IF([ra.S22]=11;1;&quot;&quot;)">
            <text:p/>
          </table:table-cell>
          <table:table-cell table:style-name="ce14" table:formula="of:=IFERROR(IF([.I23]=0;ABS(CEILING([.C23]));ABS(([.I23]-CEILING([.C23]))/[.I23]));&quot;*&quot;)" office:value-type="float" office:value="0" calcext:value-type="float">
            <text:p>0,00</text:p>
          </table:table-cell>
          <table:table-cell table:style-name="ce14" table:formula="of:=IFERROR([.I23]-CEILING([.C23]);&quot;*&quot;)" office:value-type="float" office:value="0" calcext:value-type="float">
            <text:p>0,00</text:p>
          </table:table-cell>
          <table:table-cell table:style-name="ce34" table:formula="of:=ROUND([exact.J22];1)" office:value-type="float" office:value="1" calcext:value-type="float">
            <text:p>1,0</text:p>
          </table:table-cell>
          <table:table-cell table:style-name="ce11" table:formula="of:=[exact.K22]" office:value-type="float" office:value="1" calcext:value-type="float">
            <text:p>1</text:p>
          </table:table-cell>
          <table:table-cell table:style-name="ce34" table:formula="of:=IF([exact.L22]&lt;1000000;100*[exact.L22];&quot;*&quot;)" office:value-type="float" office:value="0" calcext:value-type="float">
            <text:p>0,0</text:p>
          </table:table-cell>
          <table:table-cell table:style-name="ce34" table:formula="of:=IF([exact.S22]=5;&quot;*&quot;;[exact.I22])" office:value-type="float" office:value="0.081261" calcext:value-type="float">
            <text:p>0,1</text:p>
          </table:table-cell>
          <table:table-cell table:style-name="ce18" table:formula="of:=[$ra.AE22]" office:value-type="float" office:value="4" calcext:value-type="float">
            <text:p>4</text:p>
          </table:table-cell>
          <table:table-cell table:style-name="ce18" table:formula="of:=[$'bcpa-t600'.AE22]" office:value-type="float" office:value="1" calcext:value-type="float">
            <text:p>1</text:p>
          </table:table-cell>
          <table:table-cell table:style-name="ce18" table:formula="of:=[$'blpl-t300'.AE22]" office:value-type="float" office:value="1" calcext:value-type="float">
            <text:p>1</text:p>
          </table:table-cell>
          <table:table-cell table:style-name="ce18" table:formula="of:=[$'sbpl-t300'.AE22]" office:value-type="float" office:value="1" calcext:value-type="float">
            <text:p>1</text:p>
          </table:table-cell>
          <table:table-cell table:formula="of:=MIN([.L23:.O23])" office:value-type="float" office:value="1" calcext:value-type="float">
            <text:p>1</text:p>
          </table:table-cell>
          <table:table-cell table:formula="of:=ABS([.L23]-CEILING([.$C23]))" office:value-type="float" office:value="3" calcext:value-type="float">
            <text:p>3</text:p>
          </table:table-cell>
          <table:table-cell table:formula="of:=IFERROR(ABS([.M23]-CEILING([.$C23]));&quot;-&quot;)" office:value-type="float" office:value="0" calcext:value-type="float">
            <text:p>0</text:p>
          </table:table-cell>
          <table:table-cell table:formula="of:=ABS([.N23]-CEILING([.$C23]))" office:value-type="float" office:value="0" calcext:value-type="float">
            <text:p>0</text:p>
          </table:table-cell>
          <table:table-cell table:formula="of:=ABS([.O23]-CEILING([.$C23]))" office:value-type="float" office:value="0" calcext:value-type="float">
            <text:p>0</text:p>
          </table:table-cell>
          <table:table-cell table:style-name="ce34" table:formula="of:=IFERROR(ABS(([.L23]-CEILING([.$C23]))/CEILING([.$C23]));IF([.Q23]&lt;&gt;&quot;*&quot;;[.Q23];&quot;*&quot;))" office:value-type="float" office:value="3" calcext:value-type="float">
            <text:p>3,0</text:p>
          </table:table-cell>
          <table:table-cell table:style-name="ce34" table:formula="of:=IFERROR(ABS(([.M23]-CEILING([.$C23]))/CEILING([.$C23]));IF([.R23]&lt;&gt;&quot;*&quot;;[.R23];&quot;*&quot;))" office:value-type="float" office:value="0" calcext:value-type="float">
            <text:p>0,0</text:p>
          </table:table-cell>
          <table:table-cell table:style-name="ce34" table:formula="of:=IFERROR(ABS(([.N23]-CEILING([.$C23]))/CEILING([.$C23]));IF([.S23]&lt;&gt;&quot;*&quot;;[.S23];&quot;*&quot;))" office:value-type="float" office:value="0" calcext:value-type="float">
            <text:p>0,0</text:p>
          </table:table-cell>
          <table:table-cell table:style-name="ce34" table:formula="of:=IFERROR(ABS(([.O23]-CEILING([.$C23]))/CEILING([.$C23]));IF([.T23]&lt;&gt;&quot;*&quot;;[.T23];&quot;*&quot;))" office:value-type="float" office:value="0" calcext:value-type="float">
            <text:p>0,0</text:p>
          </table:table-cell>
          <table:table-cell table:style-name="ce25" table:formula="of:=IF([.L23]=[.$P23];1;&quot;&quot;)">
            <text:p/>
          </table:table-cell>
          <table:table-cell table:formula="of:=IF([.M23]=[.$P23];1;&quot;&quot;)" office:value-type="float" office:value="1" calcext:value-type="float">
            <text:p>1</text:p>
          </table:table-cell>
          <table:table-cell table:style-name="ce25" table:formula="of:=IF([.N23]=[.$P23];1;&quot;&quot;)" office:value-type="float" office:value="1" calcext:value-type="float">
            <text:p>1</text:p>
          </table:table-cell>
          <table:table-cell table:style-name="ce25" table:formula="of:=IF([.O23]=[.$P23];1;&quot;&quot;)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gap root</text:p>
          </table:table-cell>
          <table:table-cell office:value-type="string" calcext:value-type="string">
            <text:p>avg</text:p>
          </table:table-cell>
          <table:table-cell table:formula="of:=ROUND(AVERAGE([.F3:.F300]);1)" office:value-type="float" office:value="0.6" calcext:value-type="float">
            <text:p>0,6</text:p>
          </table:table-cell>
          <table:table-cell table:number-columns-repeated="4"/>
          <table:table-cell table:formula="of:=CONCATENATE([.A23];&quot;&amp;&quot;;[.B23];&quot;&amp;&quot;;IF([.E23]=1;CONCATENATE(&quot;\h{&quot;;[.C23];&quot;}&quot;);[.C23]);&quot;&amp;&quot;;[.H23];&quot;&amp;&quot;;IF([.J23]=0;CONCATENATE(&quot;\uu{&quot;;[.I23];&quot;}&quot;);[.I23]);&quot;&amp;&quot;;IF([.L23]=[.P23];CONCATENATE(&quot;\h{&quot;;[.L23];&quot;}&quot;);[.L23]);&quot;&amp;&quot;;IF([.M23]=[.P23];CONCATENATE(&quot;\h{&quot;;[.M23];&quot;}&quot;);[.M23]);&quot;&amp;&quot;;IF([.N23]=[.P23];CONCATENATE(&quot;\h{&quot;;[.N23];&quot;}&quot;);[.N23]);&quot;&amp;&quot;;IF([.O23]=[.P23];CONCATENATE(&quot;\h{&quot;;[.O23];&quot;}&quot;);[.O23]);&quot;\\\hline&quot;)" office:value-type="string" office:string-value="r20-200-10-1&amp;32,84&amp;0,3&amp;1&amp;\uu{1}&amp;4&amp;\h{1}&amp;\h{1}&amp;\h{1}\\\hline" calcext:value-type="string">
            <text:p>r20-200-10-1&amp;32,84&amp;0,3&amp;1&amp;\uu{1}&amp;4&amp;\h{1}&amp;\h{1}&amp;\h{1}\\\hline</text:p>
          </table:table-cell>
          <table:table-cell table:number-columns-repeated="8"/>
        </table:table-row>
        <table:table-row table:style-name="ro2">
          <table:table-cell table:formula="of:=[$ra.AA23]" office:value-type="string" office:string-value="r20-200-10-2" calcext:value-type="string">
            <text:p>r20-200-10-2</text:p>
          </table:table-cell>
          <table:table-cell table:formula="of:=ROUND([$ra.AB23];2)" office:value-type="float" office:value="38.81" calcext:value-type="float">
            <text:p>38,81</text:p>
          </table:table-cell>
          <table:table-cell table:style-name="ce9" table:formula="of:=ROUND([$ra.AC23];1)" office:value-type="float" office:value="0.2" calcext:value-type="float">
            <text:p>0,2</text:p>
          </table:table-cell>
          <table:table-cell table:style-name="ce34" table:formula="of:=IF([ra.S23]=5;&quot;*&quot;;[ra.I23])" office:value-type="float" office:value="1.558162" calcext:value-type="float">
            <text:p>1,6</text:p>
          </table:table-cell>
          <table:table-cell table:style-name="ce21" table:formula="of:=IF([ra.S23]=11;1;&quot;&quot;)">
            <text:p/>
          </table:table-cell>
          <table:table-cell table:style-name="ce14" table:formula="of:=IFERROR(IF([.I24]=0;ABS(CEILING([.C24]));ABS(([.I24]-CEILING([.C24]))/[.I24]));&quot;*&quot;)" office:value-type="float" office:value="0" calcext:value-type="float">
            <text:p>0,00</text:p>
          </table:table-cell>
          <table:table-cell table:style-name="ce14" table:formula="of:=IFERROR([.I24]-CEILING([.C24]);&quot;*&quot;)" office:value-type="float" office:value="0" calcext:value-type="float">
            <text:p>0,00</text:p>
          </table:table-cell>
          <table:table-cell table:style-name="ce34" table:formula="of:=ROUND([exact.J23];1)" office:value-type="float" office:value="1" calcext:value-type="float">
            <text:p>1,0</text:p>
          </table:table-cell>
          <table:table-cell table:style-name="ce11" table:formula="of:=[exact.K23]" office:value-type="float" office:value="1" calcext:value-type="float">
            <text:p>1</text:p>
          </table:table-cell>
          <table:table-cell table:style-name="ce34" table:formula="of:=IF([exact.L23]&lt;1000000;100*[exact.L23];&quot;*&quot;)" office:value-type="float" office:value="0" calcext:value-type="float">
            <text:p>0,0</text:p>
          </table:table-cell>
          <table:table-cell table:style-name="ce34" table:formula="of:=IF([exact.S23]=5;&quot;*&quot;;[exact.I23])" office:value-type="float" office:value="0.09712" calcext:value-type="float">
            <text:p>0,1</text:p>
          </table:table-cell>
          <table:table-cell table:style-name="ce18" table:formula="of:=[$ra.AE23]" office:value-type="float" office:value="3" calcext:value-type="float">
            <text:p>3</text:p>
          </table:table-cell>
          <table:table-cell table:style-name="ce18" table:formula="of:=[$'bcpa-t600'.AE23]" office:value-type="float" office:value="1" calcext:value-type="float">
            <text:p>1</text:p>
          </table:table-cell>
          <table:table-cell table:style-name="ce18" table:formula="of:=[$'blpl-t300'.AE23]" office:value-type="float" office:value="1" calcext:value-type="float">
            <text:p>1</text:p>
          </table:table-cell>
          <table:table-cell table:style-name="ce18" table:formula="of:=[$'sbpl-t300'.AE23]" office:value-type="float" office:value="1" calcext:value-type="float">
            <text:p>1</text:p>
          </table:table-cell>
          <table:table-cell table:formula="of:=MIN([.L24:.O24])" office:value-type="float" office:value="1" calcext:value-type="float">
            <text:p>1</text:p>
          </table:table-cell>
          <table:table-cell table:formula="of:=ABS([.L24]-CEILING([.$C24]))" office:value-type="float" office:value="2" calcext:value-type="float">
            <text:p>2</text:p>
          </table:table-cell>
          <table:table-cell table:formula="of:=IFERROR(ABS([.M24]-CEILING([.$C24]));&quot;-&quot;)" office:value-type="float" office:value="0" calcext:value-type="float">
            <text:p>0</text:p>
          </table:table-cell>
          <table:table-cell table:formula="of:=ABS([.N24]-CEILING([.$C24]))" office:value-type="float" office:value="0" calcext:value-type="float">
            <text:p>0</text:p>
          </table:table-cell>
          <table:table-cell table:formula="of:=ABS([.O24]-CEILING([.$C24]))" office:value-type="float" office:value="0" calcext:value-type="float">
            <text:p>0</text:p>
          </table:table-cell>
          <table:table-cell table:style-name="ce34" table:formula="of:=IFERROR(ABS(([.L24]-CEILING([.$C24]))/CEILING([.$C24]));IF([.Q24]&lt;&gt;&quot;*&quot;;[.Q24];&quot;*&quot;))" office:value-type="float" office:value="2" calcext:value-type="float">
            <text:p>2,0</text:p>
          </table:table-cell>
          <table:table-cell table:style-name="ce34" table:formula="of:=IFERROR(ABS(([.M24]-CEILING([.$C24]))/CEILING([.$C24]));IF([.R24]&lt;&gt;&quot;*&quot;;[.R24];&quot;*&quot;))" office:value-type="float" office:value="0" calcext:value-type="float">
            <text:p>0,0</text:p>
          </table:table-cell>
          <table:table-cell table:style-name="ce34" table:formula="of:=IFERROR(ABS(([.N24]-CEILING([.$C24]))/CEILING([.$C24]));IF([.S24]&lt;&gt;&quot;*&quot;;[.S24];&quot;*&quot;))" office:value-type="float" office:value="0" calcext:value-type="float">
            <text:p>0,0</text:p>
          </table:table-cell>
          <table:table-cell table:style-name="ce34" table:formula="of:=IFERROR(ABS(([.O24]-CEILING([.$C24]))/CEILING([.$C24]));IF([.T24]&lt;&gt;&quot;*&quot;;[.T24];&quot;*&quot;))" office:value-type="float" office:value="0" calcext:value-type="float">
            <text:p>0,0</text:p>
          </table:table-cell>
          <table:table-cell table:style-name="ce25" table:formula="of:=IF([.L24]=[.$P24];1;&quot;&quot;)">
            <text:p/>
          </table:table-cell>
          <table:table-cell table:formula="of:=IF([.M24]=[.$P24];1;&quot;&quot;)" office:value-type="float" office:value="1" calcext:value-type="float">
            <text:p>1</text:p>
          </table:table-cell>
          <table:table-cell table:style-name="ce25" table:formula="of:=IF([.N24]=[.$P24];1;&quot;&quot;)" office:value-type="float" office:value="1" calcext:value-type="float">
            <text:p>1</text:p>
          </table:table-cell>
          <table:table-cell table:style-name="ce25" table:formula="of:=IF([.O24]=[.$P24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F3:.F300]);1)" office:value-type="float" office:value="0.4" calcext:value-type="float">
            <text:p>0,4</text:p>
          </table:table-cell>
          <table:table-cell table:number-columns-repeated="4"/>
          <table:table-cell table:formula="of:=CONCATENATE([.A24];&quot;&amp;&quot;;[.B24];&quot;&amp;&quot;;IF([.E24]=1;CONCATENATE(&quot;\h{&quot;;[.C24];&quot;}&quot;);[.C24]);&quot;&amp;&quot;;[.H24];&quot;&amp;&quot;;IF([.J24]=0;CONCATENATE(&quot;\uu{&quot;;[.I24];&quot;}&quot;);[.I24]);&quot;&amp;&quot;;IF([.L24]=[.P24];CONCATENATE(&quot;\h{&quot;;[.L24];&quot;}&quot;);[.L24]);&quot;&amp;&quot;;IF([.M24]=[.P24];CONCATENATE(&quot;\h{&quot;;[.M24];&quot;}&quot;);[.M24]);&quot;&amp;&quot;;IF([.N24]=[.P24];CONCATENATE(&quot;\h{&quot;;[.N24];&quot;}&quot;);[.N24]);&quot;&amp;&quot;;IF([.O24]=[.P24];CONCATENATE(&quot;\h{&quot;;[.O24];&quot;}&quot;);[.O24]);&quot;\\\hline&quot;)" office:value-type="string" office:string-value="r20-200-10-2&amp;38,81&amp;0,2&amp;1&amp;\uu{1}&amp;3&amp;\h{1}&amp;\h{1}&amp;\h{1}\\\hline" calcext:value-type="string">
            <text:p>r20-200-10-2&amp;38,81&amp;0,2&amp;1&amp;\uu{1}&amp;3&amp;\h{1}&amp;\h{1}&amp;\h{1}\\\hline</text:p>
          </table:table-cell>
          <table:table-cell table:number-columns-repeated="8"/>
        </table:table-row>
        <table:table-row table:style-name="ro2">
          <table:table-cell table:formula="of:=[$ra.AA24]" office:value-type="string" office:string-value="r20-200-15-1" calcext:value-type="string">
            <text:p>r20-200-15-1</text:p>
          </table:table-cell>
          <table:table-cell table:formula="of:=ROUND([$ra.AB24];2)" office:value-type="float" office:value="43.03" calcext:value-type="float">
            <text:p>43,03</text:p>
          </table:table-cell>
          <table:table-cell table:style-name="ce9" table:formula="of:=ROUND([$ra.AC24];1)" office:value-type="float" office:value="0" calcext:value-type="float">
            <text:p>0,0</text:p>
          </table:table-cell>
          <table:table-cell table:style-name="ce34" table:formula="of:=IF([ra.S24]=5;&quot;*&quot;;[ra.I24])" office:value-type="float" office:value="2.47075" calcext:value-type="float">
            <text:p>2,5</text:p>
          </table:table-cell>
          <table:table-cell table:style-name="ce21" table:formula="of:=IF([ra.S24]=11;1;&quot;&quot;)">
            <text:p/>
          </table:table-cell>
          <table:table-cell table:style-name="ce14" table:formula="of:=IFERROR(IF([.I25]=0;ABS(CEILING([.C25]));ABS(([.I25]-CEILING([.C25]))/[.I25]));&quot;*&quot;)" office:value-type="float" office:value="1" calcext:value-type="float">
            <text:p>1,00</text:p>
          </table:table-cell>
          <table:table-cell table:style-name="ce14" table:formula="of:=IFERROR([.I25]-CEILING([.C25]);&quot;*&quot;)" office:value-type="float" office:value="1" calcext:value-type="float">
            <text:p>1,00</text:p>
          </table:table-cell>
          <table:table-cell table:style-name="ce34" table:formula="of:=ROUND([exact.J24];1)" office:value-type="float" office:value="1" calcext:value-type="float">
            <text:p>1,0</text:p>
          </table:table-cell>
          <table:table-cell table:style-name="ce11" table:formula="of:=[exact.K24]" office:value-type="float" office:value="1" calcext:value-type="float">
            <text:p>1</text:p>
          </table:table-cell>
          <table:table-cell table:style-name="ce34" table:formula="of:=IF([exact.L24]&lt;1000000;100*[exact.L24];&quot;*&quot;)" office:value-type="float" office:value="0" calcext:value-type="float">
            <text:p>0,0</text:p>
          </table:table-cell>
          <table:table-cell table:style-name="ce34" table:formula="of:=IF([exact.S24]=5;&quot;*&quot;;[exact.I24])" office:value-type="float" office:value="8.689662" calcext:value-type="float">
            <text:p>8,7</text:p>
          </table:table-cell>
          <table:table-cell table:style-name="ce18" table:formula="of:=[$ra.AE24]" office:value-type="float" office:value="3" calcext:value-type="float">
            <text:p>3</text:p>
          </table:table-cell>
          <table:table-cell table:style-name="ce18" table:formula="of:=[$'bcpa-t600'.AE24]" office:value-type="float" office:value="1" calcext:value-type="float">
            <text:p>1</text:p>
          </table:table-cell>
          <table:table-cell table:style-name="ce18" table:formula="of:=[$'blpl-t300'.AE24]" office:value-type="float" office:value="2" calcext:value-type="float">
            <text:p>2</text:p>
          </table:table-cell>
          <table:table-cell table:style-name="ce18" table:formula="of:=[$'sbpl-t300'.AE24]" office:value-type="float" office:value="1" calcext:value-type="float">
            <text:p>1</text:p>
          </table:table-cell>
          <table:table-cell table:formula="of:=MIN([.L25:.O25])" office:value-type="float" office:value="1" calcext:value-type="float">
            <text:p>1</text:p>
          </table:table-cell>
          <table:table-cell table:formula="of:=ABS([.L25]-CEILING([.$C25]))" office:value-type="float" office:value="3" calcext:value-type="float">
            <text:p>3</text:p>
          </table:table-cell>
          <table:table-cell table:formula="of:=IFERROR(ABS([.M25]-CEILING([.$C25]));&quot;-&quot;)" office:value-type="float" office:value="1" calcext:value-type="float">
            <text:p>1</text:p>
          </table:table-cell>
          <table:table-cell table:formula="of:=ABS([.N25]-CEILING([.$C25]))" office:value-type="float" office:value="2" calcext:value-type="float">
            <text:p>2</text:p>
          </table:table-cell>
          <table:table-cell table:formula="of:=ABS([.O25]-CEILING([.$C25]))" office:value-type="float" office:value="1" calcext:value-type="float">
            <text:p>1</text:p>
          </table:table-cell>
          <table:table-cell table:style-name="ce34" table:formula="of:=IFERROR(ABS(([.L25]-CEILING([.$C25]))/CEILING([.$C25]));IF([.Q25]&lt;&gt;&quot;*&quot;;[.Q25];&quot;*&quot;))" office:value-type="float" office:value="3" calcext:value-type="float">
            <text:p>3,0</text:p>
          </table:table-cell>
          <table:table-cell table:style-name="ce34" table:formula="of:=IFERROR(ABS(([.M25]-CEILING([.$C25]))/CEILING([.$C25]));IF([.R25]&lt;&gt;&quot;*&quot;;[.R25];&quot;*&quot;))" office:value-type="float" office:value="1" calcext:value-type="float">
            <text:p>1,0</text:p>
          </table:table-cell>
          <table:table-cell table:style-name="ce34" table:formula="of:=IFERROR(ABS(([.N25]-CEILING([.$C25]))/CEILING([.$C25]));IF([.S25]&lt;&gt;&quot;*&quot;;[.S25];&quot;*&quot;))" office:value-type="float" office:value="2" calcext:value-type="float">
            <text:p>2,0</text:p>
          </table:table-cell>
          <table:table-cell table:style-name="ce34" table:formula="of:=IFERROR(ABS(([.O25]-CEILING([.$C25]))/CEILING([.$C25]));IF([.T25]&lt;&gt;&quot;*&quot;;[.T25];&quot;*&quot;))" office:value-type="float" office:value="1" calcext:value-type="float">
            <text:p>1,0</text:p>
          </table:table-cell>
          <table:table-cell table:style-name="ce25" table:formula="of:=IF([.L25]=[.$P25];1;&quot;&quot;)">
            <text:p/>
          </table:table-cell>
          <table:table-cell table:formula="of:=IF([.M25]=[.$P25];1;&quot;&quot;)" office:value-type="float" office:value="1" calcext:value-type="float">
            <text:p>1</text:p>
          </table:table-cell>
          <table:table-cell table:style-name="ce25" table:formula="of:=IF([.N25]=[.$P25];1;&quot;&quot;)">
            <text:p/>
          </table:table-cell>
          <table:table-cell table:style-name="ce25" table:formula="of:=IF([.O25]=[.$P25];1;&quot;&quot;)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ist root</text:p>
          </table:table-cell>
          <table:table-cell office:value-type="string" calcext:value-type="string">
            <text:p>avg</text:p>
          </table:table-cell>
          <table:table-cell table:formula="of:=ROUND(AVERAGE([.G3:.G300]);1)" office:value-type="float" office:value="1.4" calcext:value-type="float">
            <text:p>1,4</text:p>
          </table:table-cell>
          <table:table-cell table:number-columns-repeated="4"/>
          <table:table-cell table:formula="of:=CONCATENATE([.A25];&quot;&amp;&quot;;[.B25];&quot;&amp;&quot;;IF([.E25]=1;CONCATENATE(&quot;\h{&quot;;[.C25];&quot;}&quot;);[.C25]);&quot;&amp;&quot;;[.H25];&quot;&amp;&quot;;IF([.J25]=0;CONCATENATE(&quot;\uu{&quot;;[.I25];&quot;}&quot;);[.I25]);&quot;&amp;&quot;;IF([.L25]=[.P25];CONCATENATE(&quot;\h{&quot;;[.L25];&quot;}&quot;);[.L25]);&quot;&amp;&quot;;IF([.M25]=[.P25];CONCATENATE(&quot;\h{&quot;;[.M25];&quot;}&quot;);[.M25]);&quot;&amp;&quot;;IF([.N25]=[.P25];CONCATENATE(&quot;\h{&quot;;[.N25];&quot;}&quot;);[.N25]);&quot;&amp;&quot;;IF([.O25]=[.P25];CONCATENATE(&quot;\h{&quot;;[.O25];&quot;}&quot;);[.O25]);&quot;\\\hline&quot;)" office:value-type="string" office:string-value="r20-200-15-1&amp;43,03&amp;0&amp;1&amp;\uu{1}&amp;3&amp;\h{1}&amp;2&amp;\h{1}\\\hline" calcext:value-type="string">
            <text:p>r20-200-15-1&amp;43,03&amp;0&amp;1&amp;\uu{1}&amp;3&amp;\h{1}&amp;2&amp;\h{1}\\\hline</text:p>
          </table:table-cell>
          <table:table-cell table:number-columns-repeated="8"/>
        </table:table-row>
        <table:table-row table:style-name="ro2">
          <table:table-cell table:formula="of:=[$ra.AA25]" office:value-type="string" office:string-value="r20-200-15-2" calcext:value-type="string">
            <text:p>r20-200-15-2</text:p>
          </table:table-cell>
          <table:table-cell table:formula="of:=ROUND([$ra.AB25];2)" office:value-type="float" office:value="46.22" calcext:value-type="float">
            <text:p>46,22</text:p>
          </table:table-cell>
          <table:table-cell table:style-name="ce9" table:formula="of:=ROUND([$ra.AC25];1)" office:value-type="float" office:value="0" calcext:value-type="float">
            <text:p>0,0</text:p>
          </table:table-cell>
          <table:table-cell table:style-name="ce34" table:formula="of:=IF([ra.S25]=5;&quot;*&quot;;[ra.I25])" office:value-type="float" office:value="2.150025" calcext:value-type="float">
            <text:p>2,2</text:p>
          </table:table-cell>
          <table:table-cell table:style-name="ce21" table:formula="of:=IF([ra.S25]=11;1;&quot;&quot;)">
            <text:p/>
          </table:table-cell>
          <table:table-cell table:style-name="ce14" table:formula="of:=IFERROR(IF([.I26]=0;ABS(CEILING([.C26]));ABS(([.I26]-CEILING([.C26]))/[.I26]));&quot;*&quot;)" office:value-type="float" office:value="1" calcext:value-type="float">
            <text:p>1,00</text:p>
          </table:table-cell>
          <table:table-cell table:style-name="ce14" table:formula="of:=IFERROR([.I26]-CEILING([.C26]);&quot;*&quot;)" office:value-type="float" office:value="1" calcext:value-type="float">
            <text:p>1,00</text:p>
          </table:table-cell>
          <table:table-cell table:style-name="ce34" table:formula="of:=ROUND([exact.J25];1)" office:value-type="float" office:value="1" calcext:value-type="float">
            <text:p>1,0</text:p>
          </table:table-cell>
          <table:table-cell table:style-name="ce11" table:formula="of:=[exact.K25]" office:value-type="float" office:value="1" calcext:value-type="float">
            <text:p>1</text:p>
          </table:table-cell>
          <table:table-cell table:style-name="ce34" table:formula="of:=IF([exact.L25]&lt;1000000;100*[exact.L25];&quot;*&quot;)" office:value-type="float" office:value="0" calcext:value-type="float">
            <text:p>0,0</text:p>
          </table:table-cell>
          <table:table-cell table:style-name="ce34" table:formula="of:=IF([exact.S25]=5;&quot;*&quot;;[exact.I25])" office:value-type="float" office:value="1.167313" calcext:value-type="float">
            <text:p>1,2</text:p>
          </table:table-cell>
          <table:table-cell table:style-name="ce18" table:formula="of:=[$ra.AE25]" office:value-type="float" office:value="2" calcext:value-type="float">
            <text:p>2</text:p>
          </table:table-cell>
          <table:table-cell table:style-name="ce18" table:formula="of:=[$'bcpa-t600'.AE25]" office:value-type="float" office:value="1" calcext:value-type="float">
            <text:p>1</text:p>
          </table:table-cell>
          <table:table-cell table:style-name="ce18" table:formula="of:=[$'blpl-t300'.AE25]" office:value-type="float" office:value="1" calcext:value-type="float">
            <text:p>1</text:p>
          </table:table-cell>
          <table:table-cell table:style-name="ce18" table:formula="of:=[$'sbpl-t300'.AE25]" office:value-type="float" office:value="1" calcext:value-type="float">
            <text:p>1</text:p>
          </table:table-cell>
          <table:table-cell table:formula="of:=MIN([.L26:.O26])" office:value-type="float" office:value="1" calcext:value-type="float">
            <text:p>1</text:p>
          </table:table-cell>
          <table:table-cell table:formula="of:=ABS([.L26]-CEILING([.$C26]))" office:value-type="float" office:value="2" calcext:value-type="float">
            <text:p>2</text:p>
          </table:table-cell>
          <table:table-cell table:formula="of:=IFERROR(ABS([.M26]-CEILING([.$C26]));&quot;-&quot;)" office:value-type="float" office:value="1" calcext:value-type="float">
            <text:p>1</text:p>
          </table:table-cell>
          <table:table-cell table:formula="of:=ABS([.N26]-CEILING([.$C26]))" office:value-type="float" office:value="1" calcext:value-type="float">
            <text:p>1</text:p>
          </table:table-cell>
          <table:table-cell table:formula="of:=ABS([.O26]-CEILING([.$C26]))" office:value-type="float" office:value="1" calcext:value-type="float">
            <text:p>1</text:p>
          </table:table-cell>
          <table:table-cell table:style-name="ce34" table:formula="of:=IFERROR(ABS(([.L26]-CEILING([.$C26]))/CEILING([.$C26]));IF([.Q26]&lt;&gt;&quot;*&quot;;[.Q26];&quot;*&quot;))" office:value-type="float" office:value="2" calcext:value-type="float">
            <text:p>2,0</text:p>
          </table:table-cell>
          <table:table-cell table:style-name="ce34" table:formula="of:=IFERROR(ABS(([.M26]-CEILING([.$C26]))/CEILING([.$C26]));IF([.R26]&lt;&gt;&quot;*&quot;;[.R26];&quot;*&quot;))" office:value-type="float" office:value="1" calcext:value-type="float">
            <text:p>1,0</text:p>
          </table:table-cell>
          <table:table-cell table:style-name="ce34" table:formula="of:=IFERROR(ABS(([.N26]-CEILING([.$C26]))/CEILING([.$C26]));IF([.S26]&lt;&gt;&quot;*&quot;;[.S26];&quot;*&quot;))" office:value-type="float" office:value="1" calcext:value-type="float">
            <text:p>1,0</text:p>
          </table:table-cell>
          <table:table-cell table:style-name="ce34" table:formula="of:=IFERROR(ABS(([.O26]-CEILING([.$C26]))/CEILING([.$C26]));IF([.T26]&lt;&gt;&quot;*&quot;;[.T26];&quot;*&quot;))" office:value-type="float" office:value="1" calcext:value-type="float">
            <text:p>1,0</text:p>
          </table:table-cell>
          <table:table-cell table:style-name="ce25" table:formula="of:=IF([.L26]=[.$P26];1;&quot;&quot;)">
            <text:p/>
          </table:table-cell>
          <table:table-cell table:formula="of:=IF([.M26]=[.$P26];1;&quot;&quot;)" office:value-type="float" office:value="1" calcext:value-type="float">
            <text:p>1</text:p>
          </table:table-cell>
          <table:table-cell table:style-name="ce25" table:formula="of:=IF([.N26]=[.$P26];1;&quot;&quot;)" office:value-type="float" office:value="1" calcext:value-type="float">
            <text:p>1</text:p>
          </table:table-cell>
          <table:table-cell table:style-name="ce25" table:formula="of:=IF([.O26]=[.$P26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G3:.G300]);1)" office:value-type="float" office:value="1.2" calcext:value-type="float">
            <text:p>1,2</text:p>
          </table:table-cell>
          <table:table-cell table:number-columns-repeated="4"/>
          <table:table-cell table:formula="of:=CONCATENATE([.A26];&quot;&amp;&quot;;[.B26];&quot;&amp;&quot;;IF([.E26]=1;CONCATENATE(&quot;\h{&quot;;[.C26];&quot;}&quot;);[.C26]);&quot;&amp;&quot;;[.H26];&quot;&amp;&quot;;IF([.J26]=0;CONCATENATE(&quot;\uu{&quot;;[.I26];&quot;}&quot;);[.I26]);&quot;&amp;&quot;;IF([.L26]=[.P26];CONCATENATE(&quot;\h{&quot;;[.L26];&quot;}&quot;);[.L26]);&quot;&amp;&quot;;IF([.M26]=[.P26];CONCATENATE(&quot;\h{&quot;;[.M26];&quot;}&quot;);[.M26]);&quot;&amp;&quot;;IF([.N26]=[.P26];CONCATENATE(&quot;\h{&quot;;[.N26];&quot;}&quot;);[.N26]);&quot;&amp;&quot;;IF([.O26]=[.P26];CONCATENATE(&quot;\h{&quot;;[.O26];&quot;}&quot;);[.O26]);&quot;\\\hline&quot;)" office:value-type="string" office:string-value="r20-200-15-2&amp;46,22&amp;0&amp;1&amp;\uu{1}&amp;2&amp;\h{1}&amp;\h{1}&amp;\h{1}\\\hline" calcext:value-type="string">
            <text:p>r20-200-15-2&amp;46,22&amp;0&amp;1&amp;\uu{1}&amp;2&amp;\h{1}&amp;\h{1}&amp;\h{1}\\\hline</text:p>
          </table:table-cell>
          <table:table-cell table:number-columns-repeated="8"/>
        </table:table-row>
        <table:table-row table:style-name="ro2">
          <table:table-cell table:formula="of:=[$ra.AA26]" office:value-type="string" office:string-value="r20-200-20-1" calcext:value-type="string">
            <text:p>r20-200-20-1</text:p>
          </table:table-cell>
          <table:table-cell table:formula="of:=ROUND([$ra.AB26];2)" office:value-type="float" office:value="44.35" calcext:value-type="float">
            <text:p>44,35</text:p>
          </table:table-cell>
          <table:table-cell table:style-name="ce9" table:formula="of:=ROUND([$ra.AC26];1)" office:value-type="float" office:value="-0.1" calcext:value-type="float">
            <text:p>-0,1</text:p>
          </table:table-cell>
          <table:table-cell table:style-name="ce34" table:formula="of:=IF([ra.S26]=5;&quot;*&quot;;[ra.I26])" office:value-type="float" office:value="1.549941" calcext:value-type="float">
            <text:p>1,5</text:p>
          </table:table-cell>
          <table:table-cell table:style-name="ce21" table:formula="of:=IF([ra.S26]=11;1;&quot;&quot;)">
            <text:p/>
          </table:table-cell>
          <table:table-cell table:style-name="ce14" table:formula="of:=IFERROR(IF([.I27]=0;ABS(CEILING([.C27]));ABS(([.I27]-CEILING([.C27]))/[.I27]));&quot;*&quot;)" office:value-type="float" office:value="1" calcext:value-type="float">
            <text:p>1,00</text:p>
          </table:table-cell>
          <table:table-cell table:style-name="ce14" table:formula="of:=IFERROR([.I27]-CEILING([.C27]);&quot;*&quot;)" office:value-type="float" office:value="1" calcext:value-type="float">
            <text:p>1,00</text:p>
          </table:table-cell>
          <table:table-cell table:style-name="ce34" table:formula="of:=ROUND([exact.J26];1)" office:value-type="float" office:value="1" calcext:value-type="float">
            <text:p>1,0</text:p>
          </table:table-cell>
          <table:table-cell table:style-name="ce11" table:formula="of:=[exact.K26]" office:value-type="float" office:value="1" calcext:value-type="float">
            <text:p>1</text:p>
          </table:table-cell>
          <table:table-cell table:style-name="ce34" table:formula="of:=IF([exact.L26]&lt;1000000;100*[exact.L26];&quot;*&quot;)" office:value-type="float" office:value="0" calcext:value-type="float">
            <text:p>0,0</text:p>
          </table:table-cell>
          <table:table-cell table:style-name="ce34" table:formula="of:=IF([exact.S26]=5;&quot;*&quot;;[exact.I26])" office:value-type="float" office:value="8.558273" calcext:value-type="float">
            <text:p>8,6</text:p>
          </table:table-cell>
          <table:table-cell table:style-name="ce18" table:formula="of:=[$ra.AE26]" office:value-type="float" office:value="3" calcext:value-type="float">
            <text:p>3</text:p>
          </table:table-cell>
          <table:table-cell table:style-name="ce18" table:formula="of:=[$'bcpa-t600'.AE26]" office:value-type="float" office:value="1" calcext:value-type="float">
            <text:p>1</text:p>
          </table:table-cell>
          <table:table-cell table:style-name="ce18" table:formula="of:=[$'blpl-t300'.AE26]" office:value-type="float" office:value="2" calcext:value-type="float">
            <text:p>2</text:p>
          </table:table-cell>
          <table:table-cell table:style-name="ce18" table:formula="of:=[$'sbpl-t300'.AE26]" office:value-type="float" office:value="1" calcext:value-type="float">
            <text:p>1</text:p>
          </table:table-cell>
          <table:table-cell table:formula="of:=MIN([.L27:.O27])" office:value-type="float" office:value="1" calcext:value-type="float">
            <text:p>1</text:p>
          </table:table-cell>
          <table:table-cell table:formula="of:=ABS([.L27]-CEILING([.$C27]))" office:value-type="float" office:value="3" calcext:value-type="float">
            <text:p>3</text:p>
          </table:table-cell>
          <table:table-cell table:formula="of:=IFERROR(ABS([.M27]-CEILING([.$C27]));&quot;-&quot;)" office:value-type="float" office:value="1" calcext:value-type="float">
            <text:p>1</text:p>
          </table:table-cell>
          <table:table-cell table:formula="of:=ABS([.N27]-CEILING([.$C27]))" office:value-type="float" office:value="2" calcext:value-type="float">
            <text:p>2</text:p>
          </table:table-cell>
          <table:table-cell table:formula="of:=ABS([.O27]-CEILING([.$C27]))" office:value-type="float" office:value="1" calcext:value-type="float">
            <text:p>1</text:p>
          </table:table-cell>
          <table:table-cell table:style-name="ce34" table:formula="of:=IFERROR(ABS(([.L27]-CEILING([.$C27]))/CEILING([.$C27]));IF([.Q27]&lt;&gt;&quot;*&quot;;[.Q27];&quot;*&quot;))" office:value-type="float" office:value="3" calcext:value-type="float">
            <text:p>3,0</text:p>
          </table:table-cell>
          <table:table-cell table:style-name="ce34" table:formula="of:=IFERROR(ABS(([.M27]-CEILING([.$C27]))/CEILING([.$C27]));IF([.R27]&lt;&gt;&quot;*&quot;;[.R27];&quot;*&quot;))" office:value-type="float" office:value="1" calcext:value-type="float">
            <text:p>1,0</text:p>
          </table:table-cell>
          <table:table-cell table:style-name="ce34" table:formula="of:=IFERROR(ABS(([.N27]-CEILING([.$C27]))/CEILING([.$C27]));IF([.S27]&lt;&gt;&quot;*&quot;;[.S27];&quot;*&quot;))" office:value-type="float" office:value="2" calcext:value-type="float">
            <text:p>2,0</text:p>
          </table:table-cell>
          <table:table-cell table:style-name="ce34" table:formula="of:=IFERROR(ABS(([.O27]-CEILING([.$C27]))/CEILING([.$C27]));IF([.T27]&lt;&gt;&quot;*&quot;;[.T27];&quot;*&quot;))" office:value-type="float" office:value="1" calcext:value-type="float">
            <text:p>1,0</text:p>
          </table:table-cell>
          <table:table-cell table:formula="of:=IF([.L27]=[.$P27];1;&quot;&quot;)">
            <text:p/>
          </table:table-cell>
          <table:table-cell table:formula="of:=IF([.M27]=[.$P27];1;&quot;&quot;)" office:value-type="float" office:value="1" calcext:value-type="float">
            <text:p>1</text:p>
          </table:table-cell>
          <table:table-cell table:formula="of:=IF([.N27]=[.$P27];1;&quot;&quot;)">
            <text:p/>
          </table:table-cell>
          <table:table-cell table:formula="of:=IF([.O27]=[.$P27];1;&quot;&quot;)" office:value-type="float" office:value="1" calcext:value-type="float">
            <text:p>1</text:p>
          </table:table-cell>
          <table:table-cell table:number-columns-repeated="8"/>
          <table:table-cell table:formula="of:=CONCATENATE([.A27];&quot;&amp;&quot;;[.B27];&quot;&amp;&quot;;IF([.E27]=1;CONCATENATE(&quot;\h{&quot;;[.C27];&quot;}&quot;);[.C27]);&quot;&amp;&quot;;[.H27];&quot;&amp;&quot;;IF([.J27]=0;CONCATENATE(&quot;\uu{&quot;;[.I27];&quot;}&quot;);[.I27]);&quot;&amp;&quot;;IF([.L27]=[.P27];CONCATENATE(&quot;\h{&quot;;[.L27];&quot;}&quot;);[.L27]);&quot;&amp;&quot;;IF([.M27]=[.P27];CONCATENATE(&quot;\h{&quot;;[.M27];&quot;}&quot;);[.M27]);&quot;&amp;&quot;;IF([.N27]=[.P27];CONCATENATE(&quot;\h{&quot;;[.N27];&quot;}&quot;);[.N27]);&quot;&amp;&quot;;IF([.O27]=[.P27];CONCATENATE(&quot;\h{&quot;;[.O27];&quot;}&quot;);[.O27]);&quot;\\\hline&quot;)" office:value-type="string" office:string-value="r20-200-20-1&amp;44,35&amp;-0,1&amp;1&amp;\uu{1}&amp;3&amp;\h{1}&amp;2&amp;\h{1}\\\hline" calcext:value-type="string">
            <text:p>r20-200-20-1&amp;44,35&amp;-0,1&amp;1&amp;\uu{1}&amp;3&amp;\h{1}&amp;2&amp;\h{1}\\\hline</text:p>
          </table:table-cell>
          <table:table-cell table:number-columns-repeated="8"/>
        </table:table-row>
        <table:table-row table:style-name="ro2">
          <table:table-cell table:formula="of:=[$ra.AA27]" office:value-type="string" office:string-value="r20-200-20-2" calcext:value-type="string">
            <text:p>r20-200-20-2</text:p>
          </table:table-cell>
          <table:table-cell table:formula="of:=ROUND([$ra.AB27];2)" office:value-type="float" office:value="43.19" calcext:value-type="float">
            <text:p>43,19</text:p>
          </table:table-cell>
          <table:table-cell table:style-name="ce9" table:formula="of:=ROUND([$ra.AC27];1)" office:value-type="float" office:value="-0.1" calcext:value-type="float">
            <text:p>-0,1</text:p>
          </table:table-cell>
          <table:table-cell table:style-name="ce34" table:formula="of:=IF([ra.S27]=5;&quot;*&quot;;[ra.I27])" office:value-type="float" office:value="1.633861" calcext:value-type="float">
            <text:p>1,6</text:p>
          </table:table-cell>
          <table:table-cell table:style-name="ce21" table:formula="of:=IF([ra.S27]=11;1;&quot;&quot;)">
            <text:p/>
          </table:table-cell>
          <table:table-cell table:style-name="ce14" table:formula="of:=IFERROR(IF([.I28]=0;ABS(CEILING([.C28]));ABS(([.I28]-CEILING([.C28]))/[.I28]));&quot;*&quot;)" office:value-type="float" office:value="1" calcext:value-type="float">
            <text:p>1,00</text:p>
          </table:table-cell>
          <table:table-cell table:style-name="ce14" table:formula="of:=IFERROR([.I28]-CEILING([.C28]);&quot;*&quot;)" office:value-type="float" office:value="1" calcext:value-type="float">
            <text:p>1,00</text:p>
          </table:table-cell>
          <table:table-cell table:style-name="ce34" table:formula="of:=ROUND([exact.J27];1)" office:value-type="float" office:value="1" calcext:value-type="float">
            <text:p>1,0</text:p>
          </table:table-cell>
          <table:table-cell table:style-name="ce11" table:formula="of:=[exact.K27]" office:value-type="float" office:value="1" calcext:value-type="float">
            <text:p>1</text:p>
          </table:table-cell>
          <table:table-cell table:style-name="ce34" table:formula="of:=IF([exact.L27]&lt;1000000;100*[exact.L27];&quot;*&quot;)" office:value-type="float" office:value="0" calcext:value-type="float">
            <text:p>0,0</text:p>
          </table:table-cell>
          <table:table-cell table:style-name="ce34" table:formula="of:=IF([exact.S27]=5;&quot;*&quot;;[exact.I27])" office:value-type="float" office:value="6.976808" calcext:value-type="float">
            <text:p>7,0</text:p>
          </table:table-cell>
          <table:table-cell table:style-name="ce18" table:formula="of:=[$ra.AE27]" office:value-type="float" office:value="1" calcext:value-type="float">
            <text:p>1</text:p>
          </table:table-cell>
          <table:table-cell table:style-name="ce18" table:formula="of:=[$'bcpa-t600'.AE27]" office:value-type="float" office:value="1" calcext:value-type="float">
            <text:p>1</text:p>
          </table:table-cell>
          <table:table-cell table:style-name="ce18" table:formula="of:=[$'blpl-t300'.AE27]" office:value-type="float" office:value="1" calcext:value-type="float">
            <text:p>1</text:p>
          </table:table-cell>
          <table:table-cell table:style-name="ce18" table:formula="of:=[$'sbpl-t300'.AE27]" office:value-type="float" office:value="1" calcext:value-type="float">
            <text:p>1</text:p>
          </table:table-cell>
          <table:table-cell table:formula="of:=MIN([.L28:.O28])" office:value-type="float" office:value="1" calcext:value-type="float">
            <text:p>1</text:p>
          </table:table-cell>
          <table:table-cell table:formula="of:=ABS([.L28]-CEILING([.$C28]))" office:value-type="float" office:value="1" calcext:value-type="float">
            <text:p>1</text:p>
          </table:table-cell>
          <table:table-cell table:formula="of:=IFERROR(ABS([.M28]-CEILING([.$C28]));&quot;-&quot;)" office:value-type="float" office:value="1" calcext:value-type="float">
            <text:p>1</text:p>
          </table:table-cell>
          <table:table-cell table:formula="of:=ABS([.N28]-CEILING([.$C28]))" office:value-type="float" office:value="1" calcext:value-type="float">
            <text:p>1</text:p>
          </table:table-cell>
          <table:table-cell table:formula="of:=ABS([.O28]-CEILING([.$C28]))" office:value-type="float" office:value="1" calcext:value-type="float">
            <text:p>1</text:p>
          </table:table-cell>
          <table:table-cell table:style-name="ce34" table:formula="of:=IFERROR(ABS(([.L28]-CEILING([.$C28]))/CEILING([.$C28]));IF([.Q28]&lt;&gt;&quot;*&quot;;[.Q28];&quot;*&quot;))" office:value-type="float" office:value="1" calcext:value-type="float">
            <text:p>1,0</text:p>
          </table:table-cell>
          <table:table-cell table:style-name="ce34" table:formula="of:=IFERROR(ABS(([.M28]-CEILING([.$C28]))/CEILING([.$C28]));IF([.R28]&lt;&gt;&quot;*&quot;;[.R28];&quot;*&quot;))" office:value-type="float" office:value="1" calcext:value-type="float">
            <text:p>1,0</text:p>
          </table:table-cell>
          <table:table-cell table:style-name="ce34" table:formula="of:=IFERROR(ABS(([.N28]-CEILING([.$C28]))/CEILING([.$C28]));IF([.S28]&lt;&gt;&quot;*&quot;;[.S28];&quot;*&quot;))" office:value-type="float" office:value="1" calcext:value-type="float">
            <text:p>1,0</text:p>
          </table:table-cell>
          <table:table-cell table:style-name="ce34" table:formula="of:=IFERROR(ABS(([.O28]-CEILING([.$C28]))/CEILING([.$C28]));IF([.T28]&lt;&gt;&quot;*&quot;;[.T28];&quot;*&quot;))" office:value-type="float" office:value="1" calcext:value-type="float">
            <text:p>1,0</text:p>
          </table:table-cell>
          <table:table-cell table:style-name="ce25" table:formula="of:=IF([.L28]=[.$P28];1;&quot;&quot;)" office:value-type="float" office:value="1" calcext:value-type="float">
            <text:p>1</text:p>
          </table:table-cell>
          <table:table-cell table:formula="of:=IF([.M28]=[.$P28];1;&quot;&quot;)" office:value-type="float" office:value="1" calcext:value-type="float">
            <text:p>1</text:p>
          </table:table-cell>
          <table:table-cell table:style-name="ce25" table:formula="of:=IF([.N28]=[.$P28];1;&quot;&quot;)" office:value-type="float" office:value="1" calcext:value-type="float">
            <text:p>1</text:p>
          </table:table-cell>
          <table:table-cell table:style-name="ce25" table:formula="of:=IF([.O28]=[.$P28];1;&quot;&quot;)" office:value-type="float" office:value="1" calcext:value-type="float">
            <text:p>1</text:p>
          </table:table-cell>
          <table:table-cell table:number-columns-repeated="8"/>
          <table:table-cell table:formula="of:=CONCATENATE([.A28];&quot;&amp;&quot;;[.B28];&quot;&amp;&quot;;IF([.E28]=1;CONCATENATE(&quot;\h{&quot;;[.C28];&quot;}&quot;);[.C28]);&quot;&amp;&quot;;[.H28];&quot;&amp;&quot;;IF([.J28]=0;CONCATENATE(&quot;\uu{&quot;;[.I28];&quot;}&quot;);[.I28]);&quot;&amp;&quot;;IF([.L28]=[.P28];CONCATENATE(&quot;\h{&quot;;[.L28];&quot;}&quot;);[.L28]);&quot;&amp;&quot;;IF([.M28]=[.P28];CONCATENATE(&quot;\h{&quot;;[.M28];&quot;}&quot;);[.M28]);&quot;&amp;&quot;;IF([.N28]=[.P28];CONCATENATE(&quot;\h{&quot;;[.N28];&quot;}&quot;);[.N28]);&quot;&amp;&quot;;IF([.O28]=[.P28];CONCATENATE(&quot;\h{&quot;;[.O28];&quot;}&quot;);[.O28]);&quot;\\\hline&quot;)" office:value-type="string" office:string-value="r20-200-20-2&amp;43,19&amp;-0,1&amp;1&amp;\uu{1}&amp;\h{1}&amp;\h{1}&amp;\h{1}&amp;\h{1}\\\hline" calcext:value-type="string">
            <text:p>r20-200-20-2&amp;43,19&amp;-0,1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28]" office:value-type="string" office:string-value="r20-200-25-1" calcext:value-type="string">
            <text:p>r20-200-25-1</text:p>
          </table:table-cell>
          <table:table-cell table:formula="of:=ROUND([$ra.AB28];2)" office:value-type="float" office:value="41.45" calcext:value-type="float">
            <text:p>41,45</text:p>
          </table:table-cell>
          <table:table-cell table:style-name="ce9" table:formula="of:=ROUND([$ra.AC28];1)" office:value-type="float" office:value="-0.2" calcext:value-type="float">
            <text:p>-0,2</text:p>
          </table:table-cell>
          <table:table-cell table:style-name="ce34" table:formula="of:=IF([ra.S28]=5;&quot;*&quot;;[ra.I28])" office:value-type="float" office:value="1.524155" calcext:value-type="float">
            <text:p>1,5</text:p>
          </table:table-cell>
          <table:table-cell table:style-name="ce21" table:formula="of:=IF([ra.S28]=11;1;&quot;&quot;)">
            <text:p/>
          </table:table-cell>
          <table:table-cell table:style-name="ce14" table:formula="of:=IFERROR(IF([.I29]=0;ABS(CEILING([.C29]));ABS(([.I29]-CEILING([.C29]))/[.I29]));&quot;*&quot;)" office:value-type="float" office:value="1" calcext:value-type="float">
            <text:p>1,00</text:p>
          </table:table-cell>
          <table:table-cell table:style-name="ce14" table:formula="of:=IFERROR([.I29]-CEILING([.C29]);&quot;*&quot;)" office:value-type="float" office:value="1" calcext:value-type="float">
            <text:p>1,00</text:p>
          </table:table-cell>
          <table:table-cell table:style-name="ce34" table:formula="of:=ROUND([exact.J28];1)" office:value-type="float" office:value="1" calcext:value-type="float">
            <text:p>1,0</text:p>
          </table:table-cell>
          <table:table-cell table:style-name="ce11" table:formula="of:=[exact.K28]" office:value-type="float" office:value="1" calcext:value-type="float">
            <text:p>1</text:p>
          </table:table-cell>
          <table:table-cell table:style-name="ce34" table:formula="of:=IF([exact.L28]&lt;1000000;100*[exact.L28];&quot;*&quot;)" office:value-type="float" office:value="0" calcext:value-type="float">
            <text:p>0,0</text:p>
          </table:table-cell>
          <table:table-cell table:style-name="ce34" table:formula="of:=IF([exact.S28]=5;&quot;*&quot;;[exact.I28])" office:value-type="float" office:value="45.537224" calcext:value-type="float">
            <text:p>45,5</text:p>
          </table:table-cell>
          <table:table-cell table:style-name="ce18" table:formula="of:=[$ra.AE28]" office:value-type="float" office:value="2" calcext:value-type="float">
            <text:p>2</text:p>
          </table:table-cell>
          <table:table-cell table:style-name="ce18" table:formula="of:=[$'bcpa-t600'.AE28]" office:value-type="float" office:value="1" calcext:value-type="float">
            <text:p>1</text:p>
          </table:table-cell>
          <table:table-cell table:style-name="ce18" table:formula="of:=[$'blpl-t300'.AE28]" office:value-type="float" office:value="2" calcext:value-type="float">
            <text:p>2</text:p>
          </table:table-cell>
          <table:table-cell table:style-name="ce18" table:formula="of:=[$'sbpl-t300'.AE28]" office:value-type="float" office:value="1" calcext:value-type="float">
            <text:p>1</text:p>
          </table:table-cell>
          <table:table-cell table:formula="of:=MIN([.L29:.O29])" office:value-type="float" office:value="1" calcext:value-type="float">
            <text:p>1</text:p>
          </table:table-cell>
          <table:table-cell table:formula="of:=ABS([.L29]-CEILING([.$C29]))" office:value-type="float" office:value="2" calcext:value-type="float">
            <text:p>2</text:p>
          </table:table-cell>
          <table:table-cell table:formula="of:=IFERROR(ABS([.M29]-CEILING([.$C29]));&quot;-&quot;)" office:value-type="float" office:value="1" calcext:value-type="float">
            <text:p>1</text:p>
          </table:table-cell>
          <table:table-cell table:formula="of:=ABS([.N29]-CEILING([.$C29]))" office:value-type="float" office:value="2" calcext:value-type="float">
            <text:p>2</text:p>
          </table:table-cell>
          <table:table-cell table:formula="of:=ABS([.O29]-CEILING([.$C29]))" office:value-type="float" office:value="1" calcext:value-type="float">
            <text:p>1</text:p>
          </table:table-cell>
          <table:table-cell table:style-name="ce34" table:formula="of:=IFERROR(ABS(([.L29]-CEILING([.$C29]))/CEILING([.$C29]));IF([.Q29]&lt;&gt;&quot;*&quot;;[.Q29];&quot;*&quot;))" office:value-type="float" office:value="2" calcext:value-type="float">
            <text:p>2,0</text:p>
          </table:table-cell>
          <table:table-cell table:style-name="ce34" table:formula="of:=IFERROR(ABS(([.M29]-CEILING([.$C29]))/CEILING([.$C29]));IF([.R29]&lt;&gt;&quot;*&quot;;[.R29];&quot;*&quot;))" office:value-type="float" office:value="1" calcext:value-type="float">
            <text:p>1,0</text:p>
          </table:table-cell>
          <table:table-cell table:style-name="ce34" table:formula="of:=IFERROR(ABS(([.N29]-CEILING([.$C29]))/CEILING([.$C29]));IF([.S29]&lt;&gt;&quot;*&quot;;[.S29];&quot;*&quot;))" office:value-type="float" office:value="2" calcext:value-type="float">
            <text:p>2,0</text:p>
          </table:table-cell>
          <table:table-cell table:style-name="ce34" table:formula="of:=IFERROR(ABS(([.O29]-CEILING([.$C29]))/CEILING([.$C29]));IF([.T29]&lt;&gt;&quot;*&quot;;[.T29];&quot;*&quot;))" office:value-type="float" office:value="1" calcext:value-type="float">
            <text:p>1,0</text:p>
          </table:table-cell>
          <table:table-cell table:formula="of:=IF([.L29]=[.$P29];1;&quot;&quot;)">
            <text:p/>
          </table:table-cell>
          <table:table-cell table:formula="of:=IF([.M29]=[.$P29];1;&quot;&quot;)" office:value-type="float" office:value="1" calcext:value-type="float">
            <text:p>1</text:p>
          </table:table-cell>
          <table:table-cell table:formula="of:=IF([.N29]=[.$P29];1;&quot;&quot;)">
            <text:p/>
          </table:table-cell>
          <table:table-cell table:formula="of:=IF([.O29]=[.$P29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Legenda:</text:p>
          </table:table-cell>
          <table:table-cell office:value-type="string" calcext:value-type="string">
            <text:p>Dist = |ub-teto(lb)|, para heur, usa-se lb=rootLB e ub=heur. Para B&amp;B, ub e lb são os bounds finais do B&amp;B</text:p>
          </table:table-cell>
          <table:table-cell table:number-columns-repeated="5"/>
          <table:table-cell table:formula="of:=CONCATENATE([.A29];&quot;&amp;&quot;;[.B29];&quot;&amp;&quot;;IF([.E29]=1;CONCATENATE(&quot;\h{&quot;;[.C29];&quot;}&quot;);[.C29]);&quot;&amp;&quot;;[.H29];&quot;&amp;&quot;;IF([.J29]=0;CONCATENATE(&quot;\uu{&quot;;[.I29];&quot;}&quot;);[.I29]);&quot;&amp;&quot;;IF([.L29]=[.P29];CONCATENATE(&quot;\h{&quot;;[.L29];&quot;}&quot;);[.L29]);&quot;&amp;&quot;;IF([.M29]=[.P29];CONCATENATE(&quot;\h{&quot;;[.M29];&quot;}&quot;);[.M29]);&quot;&amp;&quot;;IF([.N29]=[.P29];CONCATENATE(&quot;\h{&quot;;[.N29];&quot;}&quot;);[.N29]);&quot;&amp;&quot;;IF([.O29]=[.P29];CONCATENATE(&quot;\h{&quot;;[.O29];&quot;}&quot;);[.O29]);&quot;\\\hline&quot;)" office:value-type="string" office:string-value="r20-200-25-1&amp;41,45&amp;-0,2&amp;1&amp;\uu{1}&amp;2&amp;\h{1}&amp;2&amp;\h{1}\\\hline" calcext:value-type="string">
            <text:p>r20-200-25-1&amp;41,45&amp;-0,2&amp;1&amp;\uu{1}&amp;2&amp;\h{1}&amp;2&amp;\h{1}\\\hline</text:p>
          </table:table-cell>
          <table:table-cell table:number-columns-repeated="8"/>
        </table:table-row>
        <table:table-row table:style-name="ro2">
          <table:table-cell table:formula="of:=[$ra.AA29]" office:value-type="string" office:string-value="r20-200-25-2" calcext:value-type="string">
            <text:p>r20-200-25-2</text:p>
          </table:table-cell>
          <table:table-cell table:formula="of:=ROUND([$ra.AB29];2)" office:value-type="float" office:value="40.03" calcext:value-type="float">
            <text:p>40,03</text:p>
          </table:table-cell>
          <table:table-cell table:style-name="ce9" table:formula="of:=ROUND([$ra.AC29];1)" office:value-type="float" office:value="-0.2" calcext:value-type="float">
            <text:p>-0,2</text:p>
          </table:table-cell>
          <table:table-cell table:style-name="ce34" table:formula="of:=IF([ra.S29]=5;&quot;*&quot;;[ra.I29])" office:value-type="float" office:value="1.377152" calcext:value-type="float">
            <text:p>1,4</text:p>
          </table:table-cell>
          <table:table-cell table:style-name="ce21" table:formula="of:=IF([ra.S29]=11;1;&quot;&quot;)">
            <text:p/>
          </table:table-cell>
          <table:table-cell table:style-name="ce14" table:formula="of:=IFERROR(IF([.I30]=0;ABS(CEILING([.C30]));ABS(([.I30]-CEILING([.C30]))/[.I30]));&quot;*&quot;)" office:value-type="float" office:value="1" calcext:value-type="float">
            <text:p>1,00</text:p>
          </table:table-cell>
          <table:table-cell table:style-name="ce14" table:formula="of:=IFERROR([.I30]-CEILING([.C30]);&quot;*&quot;)" office:value-type="float" office:value="1" calcext:value-type="float">
            <text:p>1,00</text:p>
          </table:table-cell>
          <table:table-cell table:style-name="ce34" table:formula="of:=ROUND([exact.J29];1)" office:value-type="float" office:value="1" calcext:value-type="float">
            <text:p>1,0</text:p>
          </table:table-cell>
          <table:table-cell table:style-name="ce11" table:formula="of:=[exact.K29]" office:value-type="float" office:value="1" calcext:value-type="float">
            <text:p>1</text:p>
          </table:table-cell>
          <table:table-cell table:style-name="ce34" table:formula="of:=IF([exact.L29]&lt;1000000;100*[exact.L29];&quot;*&quot;)" office:value-type="float" office:value="0" calcext:value-type="float">
            <text:p>0,0</text:p>
          </table:table-cell>
          <table:table-cell table:style-name="ce34" table:formula="of:=IF([exact.S29]=5;&quot;*&quot;;[exact.I29])" office:value-type="float" office:value="4.299802" calcext:value-type="float">
            <text:p>4,3</text:p>
          </table:table-cell>
          <table:table-cell table:style-name="ce18" table:formula="of:=[$ra.AE29]" office:value-type="float" office:value="2" calcext:value-type="float">
            <text:p>2</text:p>
          </table:table-cell>
          <table:table-cell table:style-name="ce18" table:formula="of:=[$'bcpa-t600'.AE29]" office:value-type="float" office:value="1" calcext:value-type="float">
            <text:p>1</text:p>
          </table:table-cell>
          <table:table-cell table:style-name="ce18" table:formula="of:=[$'blpl-t300'.AE29]" office:value-type="float" office:value="2" calcext:value-type="float">
            <text:p>2</text:p>
          </table:table-cell>
          <table:table-cell table:style-name="ce18" table:formula="of:=[$'sbpl-t300'.AE29]" office:value-type="float" office:value="1" calcext:value-type="float">
            <text:p>1</text:p>
          </table:table-cell>
          <table:table-cell table:formula="of:=MIN([.L30:.O30])" office:value-type="float" office:value="1" calcext:value-type="float">
            <text:p>1</text:p>
          </table:table-cell>
          <table:table-cell table:formula="of:=ABS([.L30]-CEILING([.$C30]))" office:value-type="float" office:value="2" calcext:value-type="float">
            <text:p>2</text:p>
          </table:table-cell>
          <table:table-cell table:formula="of:=IFERROR(ABS([.M30]-CEILING([.$C30]));&quot;-&quot;)" office:value-type="float" office:value="1" calcext:value-type="float">
            <text:p>1</text:p>
          </table:table-cell>
          <table:table-cell table:formula="of:=ABS([.N30]-CEILING([.$C30]))" office:value-type="float" office:value="2" calcext:value-type="float">
            <text:p>2</text:p>
          </table:table-cell>
          <table:table-cell table:formula="of:=ABS([.O30]-CEILING([.$C30]))" office:value-type="float" office:value="1" calcext:value-type="float">
            <text:p>1</text:p>
          </table:table-cell>
          <table:table-cell table:style-name="ce34" table:formula="of:=IFERROR(ABS(([.L30]-CEILING([.$C30]))/CEILING([.$C30]));IF([.Q30]&lt;&gt;&quot;*&quot;;[.Q30];&quot;*&quot;))" office:value-type="float" office:value="2" calcext:value-type="float">
            <text:p>2,0</text:p>
          </table:table-cell>
          <table:table-cell table:style-name="ce34" table:formula="of:=IFERROR(ABS(([.M30]-CEILING([.$C30]))/CEILING([.$C30]));IF([.R30]&lt;&gt;&quot;*&quot;;[.R30];&quot;*&quot;))" office:value-type="float" office:value="1" calcext:value-type="float">
            <text:p>1,0</text:p>
          </table:table-cell>
          <table:table-cell table:style-name="ce34" table:formula="of:=IFERROR(ABS(([.N30]-CEILING([.$C30]))/CEILING([.$C30]));IF([.S30]&lt;&gt;&quot;*&quot;;[.S30];&quot;*&quot;))" office:value-type="float" office:value="2" calcext:value-type="float">
            <text:p>2,0</text:p>
          </table:table-cell>
          <table:table-cell table:style-name="ce34" table:formula="of:=IFERROR(ABS(([.O30]-CEILING([.$C30]))/CEILING([.$C30]));IF([.T30]&lt;&gt;&quot;*&quot;;[.T30];&quot;*&quot;))" office:value-type="float" office:value="1" calcext:value-type="float">
            <text:p>1,0</text:p>
          </table:table-cell>
          <table:table-cell table:formula="of:=IF([.L30]=[.$P30];1;&quot;&quot;)">
            <text:p/>
          </table:table-cell>
          <table:table-cell table:formula="of:=IF([.M30]=[.$P30];1;&quot;&quot;)" office:value-type="float" office:value="1" calcext:value-type="float">
            <text:p>1</text:p>
          </table:table-cell>
          <table:table-cell table:formula="of:=IF([.N30]=[.$P30];1;&quot;&quot;)">
            <text:p/>
          </table:table-cell>
          <table:table-cell table:formula="of:=IF([.O30]=[.$P30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p = (ub-teto(lb))/teto(lb), mas caso teto(lb)=0, usa-se |ub|. Para heur, ub=heur and lb=rootLB. Para B&amp;B, ub e lb são os bounds finais do B&amp;B</text:p>
          </table:table-cell>
          <table:table-cell table:number-columns-repeated="5"/>
          <table:table-cell table:formula="of:=CONCATENATE([.A30];&quot;&amp;&quot;;[.B30];&quot;&amp;&quot;;IF([.E30]=1;CONCATENATE(&quot;\h{&quot;;[.C30];&quot;}&quot;);[.C30]);&quot;&amp;&quot;;[.H30];&quot;&amp;&quot;;IF([.J30]=0;CONCATENATE(&quot;\uu{&quot;;[.I30];&quot;}&quot;);[.I30]);&quot;&amp;&quot;;IF([.L30]=[.P30];CONCATENATE(&quot;\h{&quot;;[.L30];&quot;}&quot;);[.L30]);&quot;&amp;&quot;;IF([.M30]=[.P30];CONCATENATE(&quot;\h{&quot;;[.M30];&quot;}&quot;);[.M30]);&quot;&amp;&quot;;IF([.N30]=[.P30];CONCATENATE(&quot;\h{&quot;;[.N30];&quot;}&quot;);[.N30]);&quot;&amp;&quot;;IF([.O30]=[.P30];CONCATENATE(&quot;\h{&quot;;[.O30];&quot;}&quot;);[.O30]);&quot;\\\hline&quot;)" office:value-type="string" office:string-value="r20-200-25-2&amp;40,03&amp;-0,2&amp;1&amp;\uu{1}&amp;2&amp;\h{1}&amp;2&amp;\h{1}\\\hline" calcext:value-type="string">
            <text:p>r20-200-25-2&amp;40,03&amp;-0,2&amp;1&amp;\uu{1}&amp;2&amp;\h{1}&amp;2&amp;\h{1}\\\hline</text:p>
          </table:table-cell>
          <table:table-cell table:number-columns-repeated="8"/>
        </table:table-row>
        <table:table-row table:style-name="ro2">
          <table:table-cell table:formula="of:=[$ra.AA30]" office:value-type="string" office:string-value="r20-200-5-1" calcext:value-type="string">
            <text:p>r20-200-5-1</text:p>
          </table:table-cell>
          <table:table-cell table:formula="of:=ROUND([$ra.AB30];2)" office:value-type="float" office:value="0" calcext:value-type="float">
            <text:p>0</text:p>
          </table:table-cell>
          <table:table-cell table:style-name="ce9" table:formula="of:=ROUND([$ra.AC30];1)" office:value-type="float" office:value="1" calcext:value-type="float">
            <text:p>1,0</text:p>
          </table:table-cell>
          <table:table-cell table:style-name="ce34" table:formula="of:=IF([ra.S30]=5;&quot;*&quot;;[ra.I30])" office:value-type="float" office:value="0.417909" calcext:value-type="float">
            <text:p>0,4</text:p>
          </table:table-cell>
          <table:table-cell table:style-name="ce21" table:formula="of:=IF([ra.S30]=11;1;&quot;&quot;)" office:value-type="float" office:value="1" calcext:value-type="float">
            <text:p>1</text:p>
          </table:table-cell>
          <table:table-cell table:style-name="ce14" table:formula="of:=IFERROR(IF([.I31]=0;ABS(CEILING([.C31]));ABS(([.I31]-CEILING([.C31]))/[.I31]));&quot;*&quot;)" office:value-type="float" office:value="0" calcext:value-type="float">
            <text:p>0,00</text:p>
          </table:table-cell>
          <table:table-cell table:style-name="ce14" table:formula="of:=IFERROR([.I31]-CEILING([.C31]);&quot;*&quot;)" office:value-type="float" office:value="0" calcext:value-type="float">
            <text:p>0,00</text:p>
          </table:table-cell>
          <table:table-cell table:style-name="ce34" table:formula="of:=ROUND([exact.J30];1)" office:value-type="float" office:value="1" calcext:value-type="float">
            <text:p>1,0</text:p>
          </table:table-cell>
          <table:table-cell table:style-name="ce11" table:formula="of:=[exact.K30]" office:value-type="float" office:value="1" calcext:value-type="float">
            <text:p>1</text:p>
          </table:table-cell>
          <table:table-cell table:style-name="ce34" table:formula="of:=IF([exact.L30]&lt;1000000;100*[exact.L30];&quot;*&quot;)" office:value-type="float" office:value="0" calcext:value-type="float">
            <text:p>0,0</text:p>
          </table:table-cell>
          <table:table-cell table:style-name="ce34" table:formula="of:=IF([exact.S30]=5;&quot;*&quot;;[exact.I30])" office:value-type="float" office:value="0.036298" calcext:value-type="float">
            <text:p>0,0</text:p>
          </table:table-cell>
          <table:table-cell table:style-name="ce18" table:formula="of:=[$ra.AE30]" office:value-type="float" office:value="1" calcext:value-type="float">
            <text:p>1</text:p>
          </table:table-cell>
          <table:table-cell table:style-name="ce18" table:formula="of:=[$'bcpa-t600'.AE30]" office:value-type="float" office:value="1" calcext:value-type="float">
            <text:p>1</text:p>
          </table:table-cell>
          <table:table-cell table:style-name="ce18" table:formula="of:=[$'blpl-t300'.AE30]" office:value-type="float" office:value="1" calcext:value-type="float">
            <text:p>1</text:p>
          </table:table-cell>
          <table:table-cell table:style-name="ce18" table:formula="of:=[$'sbpl-t300'.AE30]" office:value-type="float" office:value="1" calcext:value-type="float">
            <text:p>1</text:p>
          </table:table-cell>
          <table:table-cell table:formula="of:=MIN([.L31:.O31])" office:value-type="float" office:value="1" calcext:value-type="float">
            <text:p>1</text:p>
          </table:table-cell>
          <table:table-cell table:formula="of:=ABS([.L31]-CEILING([.$C31]))" office:value-type="float" office:value="0" calcext:value-type="float">
            <text:p>0</text:p>
          </table:table-cell>
          <table:table-cell table:formula="of:=IFERROR(ABS([.M31]-CEILING([.$C31]));&quot;-&quot;)" office:value-type="float" office:value="0" calcext:value-type="float">
            <text:p>0</text:p>
          </table:table-cell>
          <table:table-cell table:formula="of:=ABS([.N31]-CEILING([.$C31]))" office:value-type="float" office:value="0" calcext:value-type="float">
            <text:p>0</text:p>
          </table:table-cell>
          <table:table-cell table:formula="of:=ABS([.O31]-CEILING([.$C31]))" office:value-type="float" office:value="0" calcext:value-type="float">
            <text:p>0</text:p>
          </table:table-cell>
          <table:table-cell table:style-name="ce34" table:formula="of:=IFERROR(ABS(([.L31]-CEILING([.$C31]))/CEILING([.$C31]));IF([.Q31]&lt;&gt;&quot;*&quot;;[.Q31];&quot;*&quot;))" office:value-type="float" office:value="0" calcext:value-type="float">
            <text:p>0,0</text:p>
          </table:table-cell>
          <table:table-cell table:style-name="ce34" table:formula="of:=IFERROR(ABS(([.M31]-CEILING([.$C31]))/CEILING([.$C31]));IF([.R31]&lt;&gt;&quot;*&quot;;[.R31];&quot;*&quot;))" office:value-type="float" office:value="0" calcext:value-type="float">
            <text:p>0,0</text:p>
          </table:table-cell>
          <table:table-cell table:style-name="ce34" table:formula="of:=IFERROR(ABS(([.N31]-CEILING([.$C31]))/CEILING([.$C31]));IF([.S31]&lt;&gt;&quot;*&quot;;[.S31];&quot;*&quot;))" office:value-type="float" office:value="0" calcext:value-type="float">
            <text:p>0,0</text:p>
          </table:table-cell>
          <table:table-cell table:style-name="ce34" table:formula="of:=IFERROR(ABS(([.O31]-CEILING([.$C31]))/CEILING([.$C31]));IF([.T31]&lt;&gt;&quot;*&quot;;[.T31];&quot;*&quot;))" office:value-type="float" office:value="0" calcext:value-type="float">
            <text:p>0,0</text:p>
          </table:table-cell>
          <table:table-cell table:formula="of:=IF([.L31]=[.$P31];1;&quot;&quot;)" office:value-type="float" office:value="1" calcext:value-type="float">
            <text:p>1</text:p>
          </table:table-cell>
          <table:table-cell table:formula="of:=IF([.M31]=[.$P31];1;&quot;&quot;)" office:value-type="float" office:value="1" calcext:value-type="float">
            <text:p>1</text:p>
          </table:table-cell>
          <table:table-cell table:formula="of:=IF([.N31]=[.$P31];1;&quot;&quot;)" office:value-type="float" office:value="1" calcext:value-type="float">
            <text:p>1</text:p>
          </table:table-cell>
          <table:table-cell table:formula="of:=IF([.O31]=[.$P31];1;&quot;&quot;)" office:value-type="float" office:value="1" calcext:value-type="float">
            <text:p>1</text:p>
          </table:table-cell>
          <table:table-cell table:number-columns-repeated="8"/>
          <table:table-cell table:formula="of:=CONCATENATE([.A31];&quot;&amp;&quot;;[.B31];&quot;&amp;&quot;;IF([.E31]=1;CONCATENATE(&quot;\h{&quot;;[.C31];&quot;}&quot;);[.C31]);&quot;&amp;&quot;;[.H31];&quot;&amp;&quot;;IF([.J31]=0;CONCATENATE(&quot;\uu{&quot;;[.I31];&quot;}&quot;);[.I31]);&quot;&amp;&quot;;IF([.L31]=[.P31];CONCATENATE(&quot;\h{&quot;;[.L31];&quot;}&quot;);[.L31]);&quot;&amp;&quot;;IF([.M31]=[.P31];CONCATENATE(&quot;\h{&quot;;[.M31];&quot;}&quot;);[.M31]);&quot;&amp;&quot;;IF([.N31]=[.P31];CONCATENATE(&quot;\h{&quot;;[.N31];&quot;}&quot;);[.N31]);&quot;&amp;&quot;;IF([.O31]=[.P31];CONCATENATE(&quot;\h{&quot;;[.O31];&quot;}&quot;);[.O31]);&quot;\\\hline&quot;)" office:value-type="string" office:string-value="r20-200-5-1&amp;0&amp;\h{1}&amp;1&amp;\uu{1}&amp;\h{1}&amp;\h{1}&amp;\h{1}&amp;\h{1}\\\hline" calcext:value-type="string">
            <text:p>r20-200-5-1&amp;0&amp;\h{1}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31]" office:value-type="string" office:string-value="r20-200-5-2" calcext:value-type="string">
            <text:p>r20-200-5-2</text:p>
          </table:table-cell>
          <table:table-cell table:formula="of:=ROUND([$ra.AB31];2)" office:value-type="float" office:value="0" calcext:value-type="float">
            <text:p>0</text:p>
          </table:table-cell>
          <table:table-cell table:style-name="ce9" table:formula="of:=ROUND([$ra.AC31];1)" office:value-type="float" office:value="1" calcext:value-type="float">
            <text:p>1,0</text:p>
          </table:table-cell>
          <table:table-cell table:style-name="ce34" table:formula="of:=IF([ra.S31]=5;&quot;*&quot;;[ra.I31])" office:value-type="float" office:value="0.033488" calcext:value-type="float">
            <text:p>0,0</text:p>
          </table:table-cell>
          <table:table-cell table:style-name="ce21" table:formula="of:=IF([ra.S31]=11;1;&quot;&quot;)" office:value-type="float" office:value="1" calcext:value-type="float">
            <text:p>1</text:p>
          </table:table-cell>
          <table:table-cell table:style-name="ce14" table:formula="of:=IFERROR(IF([.I32]=0;ABS(CEILING([.C32]));ABS(([.I32]-CEILING([.C32]))/[.I32]));&quot;*&quot;)" office:value-type="float" office:value="0" calcext:value-type="float">
            <text:p>0,00</text:p>
          </table:table-cell>
          <table:table-cell table:style-name="ce14" table:formula="of:=IFERROR([.I32]-CEILING([.C32]);&quot;*&quot;)" office:value-type="float" office:value="0" calcext:value-type="float">
            <text:p>0,00</text:p>
          </table:table-cell>
          <table:table-cell table:style-name="ce34" table:formula="of:=ROUND([exact.J31];1)" office:value-type="float" office:value="1" calcext:value-type="float">
            <text:p>1,0</text:p>
          </table:table-cell>
          <table:table-cell table:style-name="ce11" table:formula="of:=[exact.K31]" office:value-type="float" office:value="1" calcext:value-type="float">
            <text:p>1</text:p>
          </table:table-cell>
          <table:table-cell table:style-name="ce34" table:formula="of:=IF([exact.L31]&lt;1000000;100*[exact.L31];&quot;*&quot;)" office:value-type="float" office:value="0" calcext:value-type="float">
            <text:p>0,0</text:p>
          </table:table-cell>
          <table:table-cell table:style-name="ce34" table:formula="of:=IF([exact.S31]=5;&quot;*&quot;;[exact.I31])" office:value-type="float" office:value="0.035131" calcext:value-type="float">
            <text:p>0,0</text:p>
          </table:table-cell>
          <table:table-cell table:style-name="ce18" table:formula="of:=[$ra.AE31]" office:value-type="float" office:value="1" calcext:value-type="float">
            <text:p>1</text:p>
          </table:table-cell>
          <table:table-cell table:style-name="ce18" table:formula="of:=[$'bcpa-t600'.AE31]" office:value-type="float" office:value="1" calcext:value-type="float">
            <text:p>1</text:p>
          </table:table-cell>
          <table:table-cell table:style-name="ce18" table:formula="of:=[$'blpl-t300'.AE31]" office:value-type="float" office:value="1" calcext:value-type="float">
            <text:p>1</text:p>
          </table:table-cell>
          <table:table-cell table:style-name="ce18" table:formula="of:=[$'sbpl-t300'.AE31]" office:value-type="float" office:value="1" calcext:value-type="float">
            <text:p>1</text:p>
          </table:table-cell>
          <table:table-cell table:formula="of:=MIN([.L32:.O32])" office:value-type="float" office:value="1" calcext:value-type="float">
            <text:p>1</text:p>
          </table:table-cell>
          <table:table-cell table:formula="of:=ABS([.L32]-CEILING([.$C32]))" office:value-type="float" office:value="0" calcext:value-type="float">
            <text:p>0</text:p>
          </table:table-cell>
          <table:table-cell table:formula="of:=IFERROR(ABS([.M32]-CEILING([.$C32]));&quot;-&quot;)" office:value-type="float" office:value="0" calcext:value-type="float">
            <text:p>0</text:p>
          </table:table-cell>
          <table:table-cell table:formula="of:=ABS([.N32]-CEILING([.$C32]))" office:value-type="float" office:value="0" calcext:value-type="float">
            <text:p>0</text:p>
          </table:table-cell>
          <table:table-cell table:formula="of:=ABS([.O32]-CEILING([.$C32]))" office:value-type="float" office:value="0" calcext:value-type="float">
            <text:p>0</text:p>
          </table:table-cell>
          <table:table-cell table:style-name="ce34" table:formula="of:=IFERROR(ABS(([.L32]-CEILING([.$C32]))/CEILING([.$C32]));IF([.Q32]&lt;&gt;&quot;*&quot;;[.Q32];&quot;*&quot;))" office:value-type="float" office:value="0" calcext:value-type="float">
            <text:p>0,0</text:p>
          </table:table-cell>
          <table:table-cell table:style-name="ce34" table:formula="of:=IFERROR(ABS(([.M32]-CEILING([.$C32]))/CEILING([.$C32]));IF([.R32]&lt;&gt;&quot;*&quot;;[.R32];&quot;*&quot;))" office:value-type="float" office:value="0" calcext:value-type="float">
            <text:p>0,0</text:p>
          </table:table-cell>
          <table:table-cell table:style-name="ce34" table:formula="of:=IFERROR(ABS(([.N32]-CEILING([.$C32]))/CEILING([.$C32]));IF([.S32]&lt;&gt;&quot;*&quot;;[.S32];&quot;*&quot;))" office:value-type="float" office:value="0" calcext:value-type="float">
            <text:p>0,0</text:p>
          </table:table-cell>
          <table:table-cell table:style-name="ce34" table:formula="of:=IFERROR(ABS(([.O32]-CEILING([.$C32]))/CEILING([.$C32]));IF([.T32]&lt;&gt;&quot;*&quot;;[.T32];&quot;*&quot;))" office:value-type="float" office:value="0" calcext:value-type="float">
            <text:p>0,0</text:p>
          </table:table-cell>
          <table:table-cell table:formula="of:=IF([.L32]=[.$P32];1;&quot;&quot;)" office:value-type="float" office:value="1" calcext:value-type="float">
            <text:p>1</text:p>
          </table:table-cell>
          <table:table-cell table:formula="of:=IF([.M32]=[.$P32];1;&quot;&quot;)" office:value-type="float" office:value="1" calcext:value-type="float">
            <text:p>1</text:p>
          </table:table-cell>
          <table:table-cell table:formula="of:=IF([.N32]=[.$P32];1;&quot;&quot;)" office:value-type="float" office:value="1" calcext:value-type="float">
            <text:p>1</text:p>
          </table:table-cell>
          <table:table-cell table:formula="of:=IF([.O32]=[.$P32];1;&quot;&quot;)" office:value-type="float" office:value="1" calcext:value-type="float">
            <text:p>1</text:p>
          </table:table-cell>
          <table:table-cell table:number-columns-repeated="8"/>
          <table:table-cell table:formula="of:=CONCATENATE([.A32];&quot;&amp;&quot;;[.B32];&quot;&amp;&quot;;IF([.E32]=1;CONCATENATE(&quot;\h{&quot;;[.C32];&quot;}&quot;);[.C32]);&quot;&amp;&quot;;[.H32];&quot;&amp;&quot;;IF([.J32]=0;CONCATENATE(&quot;\uu{&quot;;[.I32];&quot;}&quot;);[.I32]);&quot;&amp;&quot;;IF([.L32]=[.P32];CONCATENATE(&quot;\h{&quot;;[.L32];&quot;}&quot;);[.L32]);&quot;&amp;&quot;;IF([.M32]=[.P32];CONCATENATE(&quot;\h{&quot;;[.M32];&quot;}&quot;);[.M32]);&quot;&amp;&quot;;IF([.N32]=[.P32];CONCATENATE(&quot;\h{&quot;;[.N32];&quot;}&quot;);[.N32]);&quot;&amp;&quot;;IF([.O32]=[.P32];CONCATENATE(&quot;\h{&quot;;[.O32];&quot;}&quot;);[.O32]);&quot;\\\hline&quot;)" office:value-type="string" office:string-value="r20-200-5-2&amp;0&amp;\h{1}&amp;1&amp;\uu{1}&amp;\h{1}&amp;\h{1}&amp;\h{1}&amp;\h{1}\\\hline" calcext:value-type="string">
            <text:p>r20-200-5-2&amp;0&amp;\h{1}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32]" office:value-type="string" office:string-value="r20-250-10-1" calcext:value-type="string">
            <text:p>r20-250-10-1</text:p>
          </table:table-cell>
          <table:table-cell table:formula="of:=ROUND([$ra.AB32];2)" office:value-type="float" office:value="31.42" calcext:value-type="float">
            <text:p>31,42</text:p>
          </table:table-cell>
          <table:table-cell table:style-name="ce9" table:formula="of:=ROUND([$ra.AC32];1)" office:value-type="float" office:value="0.3" calcext:value-type="float">
            <text:p>0,3</text:p>
          </table:table-cell>
          <table:table-cell table:style-name="ce34" table:formula="of:=IF([ra.S32]=5;&quot;*&quot;;[ra.I32])" office:value-type="float" office:value="1.430673" calcext:value-type="float">
            <text:p>1,4</text:p>
          </table:table-cell>
          <table:table-cell table:style-name="ce21" table:formula="of:=IF([ra.S32]=11;1;&quot;&quot;)">
            <text:p/>
          </table:table-cell>
          <table:table-cell table:style-name="ce14" table:formula="of:=IFERROR(IF([.I33]=0;ABS(CEILING([.C33]));ABS(([.I33]-CEILING([.C33]))/[.I33]));&quot;*&quot;)" office:value-type="float" office:value="0" calcext:value-type="float">
            <text:p>0,00</text:p>
          </table:table-cell>
          <table:table-cell table:style-name="ce14" table:formula="of:=IFERROR([.I33]-CEILING([.C33]);&quot;*&quot;)" office:value-type="float" office:value="0" calcext:value-type="float">
            <text:p>0,00</text:p>
          </table:table-cell>
          <table:table-cell table:style-name="ce34" table:formula="of:=ROUND([exact.J32];1)" office:value-type="float" office:value="1" calcext:value-type="float">
            <text:p>1,0</text:p>
          </table:table-cell>
          <table:table-cell table:style-name="ce11" table:formula="of:=[exact.K32]" office:value-type="float" office:value="1" calcext:value-type="float">
            <text:p>1</text:p>
          </table:table-cell>
          <table:table-cell table:style-name="ce34" table:formula="of:=IF([exact.L32]&lt;1000000;100*[exact.L32];&quot;*&quot;)" office:value-type="float" office:value="0" calcext:value-type="float">
            <text:p>0,0</text:p>
          </table:table-cell>
          <table:table-cell table:style-name="ce34" table:formula="of:=IF([exact.S32]=5;&quot;*&quot;;[exact.I32])" office:value-type="float" office:value="0.123883" calcext:value-type="float">
            <text:p>0,1</text:p>
          </table:table-cell>
          <table:table-cell table:style-name="ce18" table:formula="of:=[$ra.AE32]" office:value-type="float" office:value="5" calcext:value-type="float">
            <text:p>5</text:p>
          </table:table-cell>
          <table:table-cell table:style-name="ce18" table:formula="of:=[$'bcpa-t600'.AE32]" office:value-type="float" office:value="1" calcext:value-type="float">
            <text:p>1</text:p>
          </table:table-cell>
          <table:table-cell table:style-name="ce18" table:formula="of:=[$'blpl-t300'.AE32]" office:value-type="float" office:value="1" calcext:value-type="float">
            <text:p>1</text:p>
          </table:table-cell>
          <table:table-cell table:style-name="ce18" table:formula="of:=[$'sbpl-t300'.AE32]" office:value-type="float" office:value="1" calcext:value-type="float">
            <text:p>1</text:p>
          </table:table-cell>
          <table:table-cell table:formula="of:=MIN([.L33:.O33])" office:value-type="float" office:value="1" calcext:value-type="float">
            <text:p>1</text:p>
          </table:table-cell>
          <table:table-cell table:formula="of:=ABS([.L33]-CEILING([.$C33]))" office:value-type="float" office:value="4" calcext:value-type="float">
            <text:p>4</text:p>
          </table:table-cell>
          <table:table-cell table:formula="of:=IFERROR(ABS([.M33]-CEILING([.$C33]));&quot;-&quot;)" office:value-type="float" office:value="0" calcext:value-type="float">
            <text:p>0</text:p>
          </table:table-cell>
          <table:table-cell table:formula="of:=ABS([.N33]-CEILING([.$C33]))" office:value-type="float" office:value="0" calcext:value-type="float">
            <text:p>0</text:p>
          </table:table-cell>
          <table:table-cell table:formula="of:=ABS([.O33]-CEILING([.$C33]))" office:value-type="float" office:value="0" calcext:value-type="float">
            <text:p>0</text:p>
          </table:table-cell>
          <table:table-cell table:style-name="ce34" table:formula="of:=IFERROR(ABS(([.L33]-CEILING([.$C33]))/CEILING([.$C33]));IF([.Q33]&lt;&gt;&quot;*&quot;;[.Q33];&quot;*&quot;))" office:value-type="float" office:value="4" calcext:value-type="float">
            <text:p>4,0</text:p>
          </table:table-cell>
          <table:table-cell table:style-name="ce34" table:formula="of:=IFERROR(ABS(([.M33]-CEILING([.$C33]))/CEILING([.$C33]));IF([.R33]&lt;&gt;&quot;*&quot;;[.R33];&quot;*&quot;))" office:value-type="float" office:value="0" calcext:value-type="float">
            <text:p>0,0</text:p>
          </table:table-cell>
          <table:table-cell table:style-name="ce34" table:formula="of:=IFERROR(ABS(([.N33]-CEILING([.$C33]))/CEILING([.$C33]));IF([.S33]&lt;&gt;&quot;*&quot;;[.S33];&quot;*&quot;))" office:value-type="float" office:value="0" calcext:value-type="float">
            <text:p>0,0</text:p>
          </table:table-cell>
          <table:table-cell table:style-name="ce34" table:formula="of:=IFERROR(ABS(([.O33]-CEILING([.$C33]))/CEILING([.$C33]));IF([.T33]&lt;&gt;&quot;*&quot;;[.T33];&quot;*&quot;))" office:value-type="float" office:value="0" calcext:value-type="float">
            <text:p>0,0</text:p>
          </table:table-cell>
          <table:table-cell table:formula="of:=IF([.L33]=[.$P33];1;&quot;&quot;)">
            <text:p/>
          </table:table-cell>
          <table:table-cell table:formula="of:=IF([.M33]=[.$P33];1;&quot;&quot;)" office:value-type="float" office:value="1" calcext:value-type="float">
            <text:p>1</text:p>
          </table:table-cell>
          <table:table-cell table:formula="of:=IF([.N33]=[.$P33];1;&quot;&quot;)" office:value-type="float" office:value="1" calcext:value-type="float">
            <text:p>1</text:p>
          </table:table-cell>
          <table:table-cell table:formula="of:=IF([.O33]=[.$P33];1;&quot;&quot;)" office:value-type="float" office:value="1" calcext:value-type="float">
            <text:p>1</text:p>
          </table:table-cell>
          <table:table-cell table:number-columns-repeated="8"/>
          <table:table-cell table:formula="of:=CONCATENATE([.A33];&quot;&amp;&quot;;[.B33];&quot;&amp;&quot;;IF([.E33]=1;CONCATENATE(&quot;\h{&quot;;[.C33];&quot;}&quot;);[.C33]);&quot;&amp;&quot;;[.H33];&quot;&amp;&quot;;IF([.J33]=0;CONCATENATE(&quot;\uu{&quot;;[.I33];&quot;}&quot;);[.I33]);&quot;&amp;&quot;;IF([.L33]=[.P33];CONCATENATE(&quot;\h{&quot;;[.L33];&quot;}&quot;);[.L33]);&quot;&amp;&quot;;IF([.M33]=[.P33];CONCATENATE(&quot;\h{&quot;;[.M33];&quot;}&quot;);[.M33]);&quot;&amp;&quot;;IF([.N33]=[.P33];CONCATENATE(&quot;\h{&quot;;[.N33];&quot;}&quot;);[.N33]);&quot;&amp;&quot;;IF([.O33]=[.P33];CONCATENATE(&quot;\h{&quot;;[.O33];&quot;}&quot;);[.O33]);&quot;\\\hline&quot;)" office:value-type="string" office:string-value="r20-250-10-1&amp;31,42&amp;0,3&amp;1&amp;\uu{1}&amp;5&amp;\h{1}&amp;\h{1}&amp;\h{1}\\\hline" calcext:value-type="string">
            <text:p>r20-250-10-1&amp;31,42&amp;0,3&amp;1&amp;\uu{1}&amp;5&amp;\h{1}&amp;\h{1}&amp;\h{1}\\\hline</text:p>
          </table:table-cell>
          <table:table-cell table:number-columns-repeated="8"/>
        </table:table-row>
        <table:table-row table:style-name="ro2">
          <table:table-cell table:formula="of:=[$ra.AA33]" office:value-type="string" office:string-value="r20-250-10-2" calcext:value-type="string">
            <text:p>r20-250-10-2</text:p>
          </table:table-cell>
          <table:table-cell table:formula="of:=ROUND([$ra.AB33];2)" office:value-type="float" office:value="38.5" calcext:value-type="float">
            <text:p>38,5</text:p>
          </table:table-cell>
          <table:table-cell table:style-name="ce9" table:formula="of:=ROUND([$ra.AC33];1)" office:value-type="float" office:value="0.2" calcext:value-type="float">
            <text:p>0,2</text:p>
          </table:table-cell>
          <table:table-cell table:style-name="ce34" table:formula="of:=IF([ra.S33]=5;&quot;*&quot;;[ra.I33])" office:value-type="float" office:value="1.983133" calcext:value-type="float">
            <text:p>2,0</text:p>
          </table:table-cell>
          <table:table-cell table:style-name="ce21" table:formula="of:=IF([ra.S33]=11;1;&quot;&quot;)">
            <text:p/>
          </table:table-cell>
          <table:table-cell table:style-name="ce14" table:formula="of:=IFERROR(IF([.I34]=0;ABS(CEILING([.C34]));ABS(([.I34]-CEILING([.C34]))/[.I34]));&quot;*&quot;)" office:value-type="float" office:value="0" calcext:value-type="float">
            <text:p>0,00</text:p>
          </table:table-cell>
          <table:table-cell table:style-name="ce14" table:formula="of:=IFERROR([.I34]-CEILING([.C34]);&quot;*&quot;)" office:value-type="float" office:value="0" calcext:value-type="float">
            <text:p>0,00</text:p>
          </table:table-cell>
          <table:table-cell table:style-name="ce34" table:formula="of:=ROUND([exact.J33];1)" office:value-type="float" office:value="1" calcext:value-type="float">
            <text:p>1,0</text:p>
          </table:table-cell>
          <table:table-cell table:style-name="ce11" table:formula="of:=[exact.K33]" office:value-type="float" office:value="1" calcext:value-type="float">
            <text:p>1</text:p>
          </table:table-cell>
          <table:table-cell table:style-name="ce34" table:formula="of:=IF([exact.L33]&lt;1000000;100*[exact.L33];&quot;*&quot;)" office:value-type="float" office:value="0" calcext:value-type="float">
            <text:p>0,0</text:p>
          </table:table-cell>
          <table:table-cell table:style-name="ce34" table:formula="of:=IF([exact.S33]=5;&quot;*&quot;;[exact.I33])" office:value-type="float" office:value="0.079432" calcext:value-type="float">
            <text:p>0,1</text:p>
          </table:table-cell>
          <table:table-cell table:style-name="ce18" table:formula="of:=[$ra.AE33]" office:value-type="float" office:value="5" calcext:value-type="float">
            <text:p>5</text:p>
          </table:table-cell>
          <table:table-cell table:style-name="ce18" table:formula="of:=[$'bcpa-t600'.AE33]" office:value-type="float" office:value="1" calcext:value-type="float">
            <text:p>1</text:p>
          </table:table-cell>
          <table:table-cell table:style-name="ce18" table:formula="of:=[$'blpl-t300'.AE33]" office:value-type="float" office:value="1" calcext:value-type="float">
            <text:p>1</text:p>
          </table:table-cell>
          <table:table-cell table:style-name="ce18" table:formula="of:=[$'sbpl-t300'.AE33]" office:value-type="float" office:value="1" calcext:value-type="float">
            <text:p>1</text:p>
          </table:table-cell>
          <table:table-cell table:formula="of:=MIN([.L34:.O34])" office:value-type="float" office:value="1" calcext:value-type="float">
            <text:p>1</text:p>
          </table:table-cell>
          <table:table-cell table:formula="of:=ABS([.L34]-CEILING([.$C34]))" office:value-type="float" office:value="4" calcext:value-type="float">
            <text:p>4</text:p>
          </table:table-cell>
          <table:table-cell table:formula="of:=IFERROR(ABS([.M34]-CEILING([.$C34]));&quot;-&quot;)" office:value-type="float" office:value="0" calcext:value-type="float">
            <text:p>0</text:p>
          </table:table-cell>
          <table:table-cell table:formula="of:=ABS([.N34]-CEILING([.$C34]))" office:value-type="float" office:value="0" calcext:value-type="float">
            <text:p>0</text:p>
          </table:table-cell>
          <table:table-cell table:formula="of:=ABS([.O34]-CEILING([.$C34]))" office:value-type="float" office:value="0" calcext:value-type="float">
            <text:p>0</text:p>
          </table:table-cell>
          <table:table-cell table:style-name="ce34" table:formula="of:=IFERROR(ABS(([.L34]-CEILING([.$C34]))/CEILING([.$C34]));IF([.Q34]&lt;&gt;&quot;*&quot;;[.Q34];&quot;*&quot;))" office:value-type="float" office:value="4" calcext:value-type="float">
            <text:p>4,0</text:p>
          </table:table-cell>
          <table:table-cell table:style-name="ce34" table:formula="of:=IFERROR(ABS(([.M34]-CEILING([.$C34]))/CEILING([.$C34]));IF([.R34]&lt;&gt;&quot;*&quot;;[.R34];&quot;*&quot;))" office:value-type="float" office:value="0" calcext:value-type="float">
            <text:p>0,0</text:p>
          </table:table-cell>
          <table:table-cell table:style-name="ce34" table:formula="of:=IFERROR(ABS(([.N34]-CEILING([.$C34]))/CEILING([.$C34]));IF([.S34]&lt;&gt;&quot;*&quot;;[.S34];&quot;*&quot;))" office:value-type="float" office:value="0" calcext:value-type="float">
            <text:p>0,0</text:p>
          </table:table-cell>
          <table:table-cell table:style-name="ce34" table:formula="of:=IFERROR(ABS(([.O34]-CEILING([.$C34]))/CEILING([.$C34]));IF([.T34]&lt;&gt;&quot;*&quot;;[.T34];&quot;*&quot;))" office:value-type="float" office:value="0" calcext:value-type="float">
            <text:p>0,0</text:p>
          </table:table-cell>
          <table:table-cell table:formula="of:=IF([.L34]=[.$P34];1;&quot;&quot;)">
            <text:p/>
          </table:table-cell>
          <table:table-cell table:formula="of:=IF([.M34]=[.$P34];1;&quot;&quot;)" office:value-type="float" office:value="1" calcext:value-type="float">
            <text:p>1</text:p>
          </table:table-cell>
          <table:table-cell table:formula="of:=IF([.N34]=[.$P34];1;&quot;&quot;)" office:value-type="float" office:value="1" calcext:value-type="float">
            <text:p>1</text:p>
          </table:table-cell>
          <table:table-cell table:formula="of:=IF([.O34]=[.$P34];1;&quot;&quot;)" office:value-type="float" office:value="1" calcext:value-type="float">
            <text:p>1</text:p>
          </table:table-cell>
          <table:table-cell table:number-columns-repeated="8"/>
          <table:table-cell table:formula="of:=CONCATENATE([.A34];&quot;&amp;&quot;;[.B34];&quot;&amp;&quot;;IF([.E34]=1;CONCATENATE(&quot;\h{&quot;;[.C34];&quot;}&quot;);[.C34]);&quot;&amp;&quot;;[.H34];&quot;&amp;&quot;;IF([.J34]=0;CONCATENATE(&quot;\uu{&quot;;[.I34];&quot;}&quot;);[.I34]);&quot;&amp;&quot;;IF([.L34]=[.P34];CONCATENATE(&quot;\h{&quot;;[.L34];&quot;}&quot;);[.L34]);&quot;&amp;&quot;;IF([.M34]=[.P34];CONCATENATE(&quot;\h{&quot;;[.M34];&quot;}&quot;);[.M34]);&quot;&amp;&quot;;IF([.N34]=[.P34];CONCATENATE(&quot;\h{&quot;;[.N34];&quot;}&quot;);[.N34]);&quot;&amp;&quot;;IF([.O34]=[.P34];CONCATENATE(&quot;\h{&quot;;[.O34];&quot;}&quot;);[.O34]);&quot;\\\hline&quot;)" office:value-type="string" office:string-value="r20-250-10-2&amp;38,5&amp;0,2&amp;1&amp;\uu{1}&amp;5&amp;\h{1}&amp;\h{1}&amp;\h{1}\\\hline" calcext:value-type="string">
            <text:p>r20-250-10-2&amp;38,5&amp;0,2&amp;1&amp;\uu{1}&amp;5&amp;\h{1}&amp;\h{1}&amp;\h{1}\\\hline</text:p>
          </table:table-cell>
          <table:table-cell table:number-columns-repeated="8"/>
        </table:table-row>
        <table:table-row table:style-name="ro2">
          <table:table-cell table:formula="of:=[$ra.AA34]" office:value-type="string" office:string-value="r20-250-15-1" calcext:value-type="string">
            <text:p>r20-250-15-1</text:p>
          </table:table-cell>
          <table:table-cell table:formula="of:=ROUND([$ra.AB34];2)" office:value-type="float" office:value="45.11" calcext:value-type="float">
            <text:p>45,11</text:p>
          </table:table-cell>
          <table:table-cell table:style-name="ce9" table:formula="of:=ROUND([$ra.AC34];1)" office:value-type="float" office:value="0.1" calcext:value-type="float">
            <text:p>0,1</text:p>
          </table:table-cell>
          <table:table-cell table:style-name="ce34" table:formula="of:=IF([ra.S34]=5;&quot;*&quot;;[ra.I34])" office:value-type="float" office:value="2.961944" calcext:value-type="float">
            <text:p>3,0</text:p>
          </table:table-cell>
          <table:table-cell table:style-name="ce21" table:formula="of:=IF([ra.S34]=11;1;&quot;&quot;)">
            <text:p/>
          </table:table-cell>
          <table:table-cell table:style-name="ce14" table:formula="of:=IFERROR(IF([.I35]=0;ABS(CEILING([.C35]));ABS(([.I35]-CEILING([.C35]))/[.I35]));&quot;*&quot;)" office:value-type="float" office:value="0" calcext:value-type="float">
            <text:p>0,00</text:p>
          </table:table-cell>
          <table:table-cell table:style-name="ce14" table:formula="of:=IFERROR([.I35]-CEILING([.C35]);&quot;*&quot;)" office:value-type="float" office:value="0" calcext:value-type="float">
            <text:p>0,00</text:p>
          </table:table-cell>
          <table:table-cell table:style-name="ce34" table:formula="of:=ROUND([exact.J34];1)" office:value-type="float" office:value="1" calcext:value-type="float">
            <text:p>1,0</text:p>
          </table:table-cell>
          <table:table-cell table:style-name="ce11" table:formula="of:=[exact.K34]" office:value-type="float" office:value="1" calcext:value-type="float">
            <text:p>1</text:p>
          </table:table-cell>
          <table:table-cell table:style-name="ce34" table:formula="of:=IF([exact.L34]&lt;1000000;100*[exact.L34];&quot;*&quot;)" office:value-type="float" office:value="0" calcext:value-type="float">
            <text:p>0,0</text:p>
          </table:table-cell>
          <table:table-cell table:style-name="ce34" table:formula="of:=IF([exact.S34]=5;&quot;*&quot;;[exact.I34])" office:value-type="float" office:value="9.616947" calcext:value-type="float">
            <text:p>9,6</text:p>
          </table:table-cell>
          <table:table-cell table:style-name="ce18" table:formula="of:=[$ra.AE34]" office:value-type="float" office:value="3" calcext:value-type="float">
            <text:p>3</text:p>
          </table:table-cell>
          <table:table-cell table:style-name="ce18" table:formula="of:=[$'bcpa-t600'.AE34]" office:value-type="float" office:value="1" calcext:value-type="float">
            <text:p>1</text:p>
          </table:table-cell>
          <table:table-cell table:style-name="ce18" table:formula="of:=[$'blpl-t300'.AE34]" office:value-type="float" office:value="2" calcext:value-type="float">
            <text:p>2</text:p>
          </table:table-cell>
          <table:table-cell table:style-name="ce18" table:formula="of:=[$'sbpl-t300'.AE34]" office:value-type="float" office:value="1" calcext:value-type="float">
            <text:p>1</text:p>
          </table:table-cell>
          <table:table-cell table:formula="of:=MIN([.L35:.O35])" office:value-type="float" office:value="1" calcext:value-type="float">
            <text:p>1</text:p>
          </table:table-cell>
          <table:table-cell table:formula="of:=ABS([.L35]-CEILING([.$C35]))" office:value-type="float" office:value="2" calcext:value-type="float">
            <text:p>2</text:p>
          </table:table-cell>
          <table:table-cell table:formula="of:=IFERROR(ABS([.M35]-CEILING([.$C35]));&quot;-&quot;)" office:value-type="float" office:value="0" calcext:value-type="float">
            <text:p>0</text:p>
          </table:table-cell>
          <table:table-cell table:formula="of:=ABS([.N35]-CEILING([.$C35]))" office:value-type="float" office:value="1" calcext:value-type="float">
            <text:p>1</text:p>
          </table:table-cell>
          <table:table-cell table:formula="of:=ABS([.O35]-CEILING([.$C35]))" office:value-type="float" office:value="0" calcext:value-type="float">
            <text:p>0</text:p>
          </table:table-cell>
          <table:table-cell table:style-name="ce34" table:formula="of:=IFERROR(ABS(([.L35]-CEILING([.$C35]))/CEILING([.$C35]));IF([.Q35]&lt;&gt;&quot;*&quot;;[.Q35];&quot;*&quot;))" office:value-type="float" office:value="2" calcext:value-type="float">
            <text:p>2,0</text:p>
          </table:table-cell>
          <table:table-cell table:style-name="ce34" table:formula="of:=IFERROR(ABS(([.M35]-CEILING([.$C35]))/CEILING([.$C35]));IF([.R35]&lt;&gt;&quot;*&quot;;[.R35];&quot;*&quot;))" office:value-type="float" office:value="0" calcext:value-type="float">
            <text:p>0,0</text:p>
          </table:table-cell>
          <table:table-cell table:style-name="ce34" table:formula="of:=IFERROR(ABS(([.N35]-CEILING([.$C35]))/CEILING([.$C35]));IF([.S35]&lt;&gt;&quot;*&quot;;[.S35];&quot;*&quot;))" office:value-type="float" office:value="1" calcext:value-type="float">
            <text:p>1,0</text:p>
          </table:table-cell>
          <table:table-cell table:style-name="ce34" table:formula="of:=IFERROR(ABS(([.O35]-CEILING([.$C35]))/CEILING([.$C35]));IF([.T35]&lt;&gt;&quot;*&quot;;[.T35];&quot;*&quot;))" office:value-type="float" office:value="0" calcext:value-type="float">
            <text:p>0,0</text:p>
          </table:table-cell>
          <table:table-cell table:formula="of:=IF([.L35]=[.$P35];1;&quot;&quot;)">
            <text:p/>
          </table:table-cell>
          <table:table-cell table:formula="of:=IF([.M35]=[.$P35];1;&quot;&quot;)" office:value-type="float" office:value="1" calcext:value-type="float">
            <text:p>1</text:p>
          </table:table-cell>
          <table:table-cell table:style-name="ce25" table:formula="of:=IF([.N35]=[.$P35];1;&quot;&quot;)">
            <text:p/>
          </table:table-cell>
          <table:table-cell table:style-name="ce25" table:formula="of:=IF([.O35]=[.$P35];1;&quot;&quot;)" office:value-type="float" office:value="1" calcext:value-type="float">
            <text:p>1</text:p>
          </table:table-cell>
          <table:table-cell table:number-columns-repeated="8"/>
          <table:table-cell table:formula="of:=CONCATENATE([.A35];&quot;&amp;&quot;;[.B35];&quot;&amp;&quot;;IF([.E35]=1;CONCATENATE(&quot;\h{&quot;;[.C35];&quot;}&quot;);[.C35]);&quot;&amp;&quot;;[.H35];&quot;&amp;&quot;;IF([.J35]=0;CONCATENATE(&quot;\uu{&quot;;[.I35];&quot;}&quot;);[.I35]);&quot;&amp;&quot;;IF([.L35]=[.P35];CONCATENATE(&quot;\h{&quot;;[.L35];&quot;}&quot;);[.L35]);&quot;&amp;&quot;;IF([.M35]=[.P35];CONCATENATE(&quot;\h{&quot;;[.M35];&quot;}&quot;);[.M35]);&quot;&amp;&quot;;IF([.N35]=[.P35];CONCATENATE(&quot;\h{&quot;;[.N35];&quot;}&quot;);[.N35]);&quot;&amp;&quot;;IF([.O35]=[.P35];CONCATENATE(&quot;\h{&quot;;[.O35];&quot;}&quot;);[.O35]);&quot;\\\hline&quot;)" office:value-type="string" office:string-value="r20-250-15-1&amp;45,11&amp;0,1&amp;1&amp;\uu{1}&amp;3&amp;\h{1}&amp;2&amp;\h{1}\\\hline" calcext:value-type="string">
            <text:p>r20-250-15-1&amp;45,11&amp;0,1&amp;1&amp;\uu{1}&amp;3&amp;\h{1}&amp;2&amp;\h{1}\\\hline</text:p>
          </table:table-cell>
          <table:table-cell table:number-columns-repeated="8"/>
        </table:table-row>
        <table:table-row table:style-name="ro2">
          <table:table-cell table:formula="of:=[$ra.AA35]" office:value-type="string" office:string-value="r20-250-15-2" calcext:value-type="string">
            <text:p>r20-250-15-2</text:p>
          </table:table-cell>
          <table:table-cell table:formula="of:=ROUND([$ra.AB35];2)" office:value-type="float" office:value="48.73" calcext:value-type="float">
            <text:p>48,73</text:p>
          </table:table-cell>
          <table:table-cell table:style-name="ce9" table:formula="of:=ROUND([$ra.AC35];1)" office:value-type="float" office:value="0" calcext:value-type="float">
            <text:p>0,0</text:p>
          </table:table-cell>
          <table:table-cell table:style-name="ce34" table:formula="of:=IF([ra.S35]=5;&quot;*&quot;;[ra.I35])" office:value-type="float" office:value="3.367379" calcext:value-type="float">
            <text:p>3,4</text:p>
          </table:table-cell>
          <table:table-cell table:style-name="ce21" table:formula="of:=IF([ra.S35]=11;1;&quot;&quot;)">
            <text:p/>
          </table:table-cell>
          <table:table-cell table:style-name="ce14" table:formula="of:=IFERROR(IF([.I36]=0;ABS(CEILING([.C36]));ABS(([.I36]-CEILING([.C36]))/[.I36]));&quot;*&quot;)" office:value-type="float" office:value="1" calcext:value-type="float">
            <text:p>1,00</text:p>
          </table:table-cell>
          <table:table-cell table:style-name="ce14" table:formula="of:=IFERROR([.I36]-CEILING([.C36]);&quot;*&quot;)" office:value-type="float" office:value="1" calcext:value-type="float">
            <text:p>1,00</text:p>
          </table:table-cell>
          <table:table-cell table:style-name="ce34" table:formula="of:=ROUND([exact.J35];1)" office:value-type="float" office:value="1" calcext:value-type="float">
            <text:p>1,0</text:p>
          </table:table-cell>
          <table:table-cell table:style-name="ce11" table:formula="of:=[exact.K35]" office:value-type="float" office:value="1" calcext:value-type="float">
            <text:p>1</text:p>
          </table:table-cell>
          <table:table-cell table:style-name="ce34" table:formula="of:=IF([exact.L35]&lt;1000000;100*[exact.L35];&quot;*&quot;)" office:value-type="float" office:value="0" calcext:value-type="float">
            <text:p>0,0</text:p>
          </table:table-cell>
          <table:table-cell table:style-name="ce34" table:formula="of:=IF([exact.S35]=5;&quot;*&quot;;[exact.I35])" office:value-type="float" office:value="0.274433" calcext:value-type="float">
            <text:p>0,3</text:p>
          </table:table-cell>
          <table:table-cell table:style-name="ce18" table:formula="of:=[$ra.AE35]" office:value-type="float" office:value="1" calcext:value-type="float">
            <text:p>1</text:p>
          </table:table-cell>
          <table:table-cell table:style-name="ce18" table:formula="of:=[$'bcpa-t600'.AE35]" office:value-type="float" office:value="1" calcext:value-type="float">
            <text:p>1</text:p>
          </table:table-cell>
          <table:table-cell table:style-name="ce18" table:formula="of:=[$'blpl-t300'.AE35]" office:value-type="float" office:value="1" calcext:value-type="float">
            <text:p>1</text:p>
          </table:table-cell>
          <table:table-cell table:style-name="ce18" table:formula="of:=[$'sbpl-t300'.AE35]" office:value-type="float" office:value="1" calcext:value-type="float">
            <text:p>1</text:p>
          </table:table-cell>
          <table:table-cell table:formula="of:=MIN([.L36:.O36])" office:value-type="float" office:value="1" calcext:value-type="float">
            <text:p>1</text:p>
          </table:table-cell>
          <table:table-cell table:formula="of:=ABS([.L36]-CEILING([.$C36]))" office:value-type="float" office:value="1" calcext:value-type="float">
            <text:p>1</text:p>
          </table:table-cell>
          <table:table-cell table:formula="of:=IFERROR(ABS([.M36]-CEILING([.$C36]));&quot;-&quot;)" office:value-type="float" office:value="1" calcext:value-type="float">
            <text:p>1</text:p>
          </table:table-cell>
          <table:table-cell table:formula="of:=ABS([.N36]-CEILING([.$C36]))" office:value-type="float" office:value="1" calcext:value-type="float">
            <text:p>1</text:p>
          </table:table-cell>
          <table:table-cell table:formula="of:=ABS([.O36]-CEILING([.$C36]))" office:value-type="float" office:value="1" calcext:value-type="float">
            <text:p>1</text:p>
          </table:table-cell>
          <table:table-cell table:style-name="ce34" table:formula="of:=IFERROR(ABS(([.L36]-CEILING([.$C36]))/CEILING([.$C36]));IF([.Q36]&lt;&gt;&quot;*&quot;;[.Q36];&quot;*&quot;))" office:value-type="float" office:value="1" calcext:value-type="float">
            <text:p>1,0</text:p>
          </table:table-cell>
          <table:table-cell table:style-name="ce34" table:formula="of:=IFERROR(ABS(([.M36]-CEILING([.$C36]))/CEILING([.$C36]));IF([.R36]&lt;&gt;&quot;*&quot;;[.R36];&quot;*&quot;))" office:value-type="float" office:value="1" calcext:value-type="float">
            <text:p>1,0</text:p>
          </table:table-cell>
          <table:table-cell table:style-name="ce34" table:formula="of:=IFERROR(ABS(([.N36]-CEILING([.$C36]))/CEILING([.$C36]));IF([.S36]&lt;&gt;&quot;*&quot;;[.S36];&quot;*&quot;))" office:value-type="float" office:value="1" calcext:value-type="float">
            <text:p>1,0</text:p>
          </table:table-cell>
          <table:table-cell table:style-name="ce34" table:formula="of:=IFERROR(ABS(([.O36]-CEILING([.$C36]))/CEILING([.$C36]));IF([.T36]&lt;&gt;&quot;*&quot;;[.T36];&quot;*&quot;))" office:value-type="float" office:value="1" calcext:value-type="float">
            <text:p>1,0</text:p>
          </table:table-cell>
          <table:table-cell table:formula="of:=IF([.L36]=[.$P36];1;&quot;&quot;)" office:value-type="float" office:value="1" calcext:value-type="float">
            <text:p>1</text:p>
          </table:table-cell>
          <table:table-cell table:formula="of:=IF([.M36]=[.$P36];1;&quot;&quot;)" office:value-type="float" office:value="1" calcext:value-type="float">
            <text:p>1</text:p>
          </table:table-cell>
          <table:table-cell table:formula="of:=IF([.N36]=[.$P36];1;&quot;&quot;)" office:value-type="float" office:value="1" calcext:value-type="float">
            <text:p>1</text:p>
          </table:table-cell>
          <table:table-cell table:formula="of:=IF([.O36]=[.$P36];1;&quot;&quot;)" office:value-type="float" office:value="1" calcext:value-type="float">
            <text:p>1</text:p>
          </table:table-cell>
          <table:table-cell table:number-columns-repeated="8"/>
          <table:table-cell table:formula="of:=CONCATENATE([.A36];&quot;&amp;&quot;;[.B36];&quot;&amp;&quot;;IF([.E36]=1;CONCATENATE(&quot;\h{&quot;;[.C36];&quot;}&quot;);[.C36]);&quot;&amp;&quot;;[.H36];&quot;&amp;&quot;;IF([.J36]=0;CONCATENATE(&quot;\uu{&quot;;[.I36];&quot;}&quot;);[.I36]);&quot;&amp;&quot;;IF([.L36]=[.P36];CONCATENATE(&quot;\h{&quot;;[.L36];&quot;}&quot;);[.L36]);&quot;&amp;&quot;;IF([.M36]=[.P36];CONCATENATE(&quot;\h{&quot;;[.M36];&quot;}&quot;);[.M36]);&quot;&amp;&quot;;IF([.N36]=[.P36];CONCATENATE(&quot;\h{&quot;;[.N36];&quot;}&quot;);[.N36]);&quot;&amp;&quot;;IF([.O36]=[.P36];CONCATENATE(&quot;\h{&quot;;[.O36];&quot;}&quot;);[.O36]);&quot;\\\hline&quot;)" office:value-type="string" office:string-value="r20-250-15-2&amp;48,73&amp;0&amp;1&amp;\uu{1}&amp;\h{1}&amp;\h{1}&amp;\h{1}&amp;\h{1}\\\hline" calcext:value-type="string">
            <text:p>r20-250-15-2&amp;48,73&amp;0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36]" office:value-type="string" office:string-value="r20-250-20-1" calcext:value-type="string">
            <text:p>r20-250-20-1</text:p>
          </table:table-cell>
          <table:table-cell table:formula="of:=ROUND([$ra.AB36];2)" office:value-type="float" office:value="44.79" calcext:value-type="float">
            <text:p>44,79</text:p>
          </table:table-cell>
          <table:table-cell table:style-name="ce9" table:formula="of:=ROUND([$ra.AC36];1)" office:value-type="float" office:value="-0.1" calcext:value-type="float">
            <text:p>-0,1</text:p>
          </table:table-cell>
          <table:table-cell table:style-name="ce34" table:formula="of:=IF([ra.S36]=5;&quot;*&quot;;[ra.I36])" office:value-type="float" office:value="2.866837" calcext:value-type="float">
            <text:p>2,9</text:p>
          </table:table-cell>
          <table:table-cell table:style-name="ce21" table:formula="of:=IF([ra.S36]=11;1;&quot;&quot;)">
            <text:p/>
          </table:table-cell>
          <table:table-cell table:style-name="ce14" table:formula="of:=IFERROR(IF([.I37]=0;ABS(CEILING([.C37]));ABS(([.I37]-CEILING([.C37]))/[.I37]));&quot;*&quot;)" office:value-type="float" office:value="1" calcext:value-type="float">
            <text:p>1,00</text:p>
          </table:table-cell>
          <table:table-cell table:style-name="ce14" table:formula="of:=IFERROR([.I37]-CEILING([.C37]);&quot;*&quot;)" office:value-type="float" office:value="1" calcext:value-type="float">
            <text:p>1,00</text:p>
          </table:table-cell>
          <table:table-cell table:style-name="ce34" table:formula="of:=ROUND([exact.J36];1)" office:value-type="float" office:value="1" calcext:value-type="float">
            <text:p>1,0</text:p>
          </table:table-cell>
          <table:table-cell table:style-name="ce11" table:formula="of:=[exact.K36]" office:value-type="float" office:value="1" calcext:value-type="float">
            <text:p>1</text:p>
          </table:table-cell>
          <table:table-cell table:style-name="ce34" table:formula="of:=IF([exact.L36]&lt;1000000;100*[exact.L36];&quot;*&quot;)" office:value-type="float" office:value="0" calcext:value-type="float">
            <text:p>0,0</text:p>
          </table:table-cell>
          <table:table-cell table:style-name="ce34" table:formula="of:=IF([exact.S36]=5;&quot;*&quot;;[exact.I36])" office:value-type="float" office:value="12.633524" calcext:value-type="float">
            <text:p>12,6</text:p>
          </table:table-cell>
          <table:table-cell table:style-name="ce18" table:formula="of:=[$ra.AE36]" office:value-type="float" office:value="2" calcext:value-type="float">
            <text:p>2</text:p>
          </table:table-cell>
          <table:table-cell table:style-name="ce18" table:formula="of:=[$'bcpa-t600'.AE36]" office:value-type="float" office:value="1" calcext:value-type="float">
            <text:p>1</text:p>
          </table:table-cell>
          <table:table-cell table:style-name="ce18" table:formula="of:=[$'blpl-t300'.AE36]" office:value-type="float" office:value="2" calcext:value-type="float">
            <text:p>2</text:p>
          </table:table-cell>
          <table:table-cell table:style-name="ce18" table:formula="of:=[$'sbpl-t300'.AE36]" office:value-type="float" office:value="2" calcext:value-type="float">
            <text:p>2</text:p>
          </table:table-cell>
          <table:table-cell table:formula="of:=MIN([.L37:.O37])" office:value-type="float" office:value="1" calcext:value-type="float">
            <text:p>1</text:p>
          </table:table-cell>
          <table:table-cell table:formula="of:=ABS([.L37]-CEILING([.$C37]))" office:value-type="float" office:value="2" calcext:value-type="float">
            <text:p>2</text:p>
          </table:table-cell>
          <table:table-cell table:formula="of:=IFERROR(ABS([.M37]-CEILING([.$C37]));&quot;-&quot;)" office:value-type="float" office:value="1" calcext:value-type="float">
            <text:p>1</text:p>
          </table:table-cell>
          <table:table-cell table:formula="of:=ABS([.N37]-CEILING([.$C37]))" office:value-type="float" office:value="2" calcext:value-type="float">
            <text:p>2</text:p>
          </table:table-cell>
          <table:table-cell table:formula="of:=ABS([.O37]-CEILING([.$C37]))" office:value-type="float" office:value="2" calcext:value-type="float">
            <text:p>2</text:p>
          </table:table-cell>
          <table:table-cell table:style-name="ce34" table:formula="of:=IFERROR(ABS(([.L37]-CEILING([.$C37]))/CEILING([.$C37]));IF([.Q37]&lt;&gt;&quot;*&quot;;[.Q37];&quot;*&quot;))" office:value-type="float" office:value="2" calcext:value-type="float">
            <text:p>2,0</text:p>
          </table:table-cell>
          <table:table-cell table:style-name="ce34" table:formula="of:=IFERROR(ABS(([.M37]-CEILING([.$C37]))/CEILING([.$C37]));IF([.R37]&lt;&gt;&quot;*&quot;;[.R37];&quot;*&quot;))" office:value-type="float" office:value="1" calcext:value-type="float">
            <text:p>1,0</text:p>
          </table:table-cell>
          <table:table-cell table:style-name="ce34" table:formula="of:=IFERROR(ABS(([.N37]-CEILING([.$C37]))/CEILING([.$C37]));IF([.S37]&lt;&gt;&quot;*&quot;;[.S37];&quot;*&quot;))" office:value-type="float" office:value="2" calcext:value-type="float">
            <text:p>2,0</text:p>
          </table:table-cell>
          <table:table-cell table:style-name="ce34" table:formula="of:=IFERROR(ABS(([.O37]-CEILING([.$C37]))/CEILING([.$C37]));IF([.T37]&lt;&gt;&quot;*&quot;;[.T37];&quot;*&quot;))" office:value-type="float" office:value="2" calcext:value-type="float">
            <text:p>2,0</text:p>
          </table:table-cell>
          <table:table-cell table:formula="of:=IF([.L37]=[.$P37];1;&quot;&quot;)">
            <text:p/>
          </table:table-cell>
          <table:table-cell table:formula="of:=IF([.M37]=[.$P37];1;&quot;&quot;)" office:value-type="float" office:value="1" calcext:value-type="float">
            <text:p>1</text:p>
          </table:table-cell>
          <table:table-cell table:formula="of:=IF([.N37]=[.$P37];1;&quot;&quot;)">
            <text:p/>
          </table:table-cell>
          <table:table-cell table:formula="of:=IF([.O37]=[.$P37];1;&quot;&quot;)">
            <text:p/>
          </table:table-cell>
          <table:table-cell table:number-columns-repeated="8"/>
          <table:table-cell table:formula="of:=CONCATENATE([.A37];&quot;&amp;&quot;;[.B37];&quot;&amp;&quot;;IF([.E37]=1;CONCATENATE(&quot;\h{&quot;;[.C37];&quot;}&quot;);[.C37]);&quot;&amp;&quot;;[.H37];&quot;&amp;&quot;;IF([.J37]=0;CONCATENATE(&quot;\uu{&quot;;[.I37];&quot;}&quot;);[.I37]);&quot;&amp;&quot;;IF([.L37]=[.P37];CONCATENATE(&quot;\h{&quot;;[.L37];&quot;}&quot;);[.L37]);&quot;&amp;&quot;;IF([.M37]=[.P37];CONCATENATE(&quot;\h{&quot;;[.M37];&quot;}&quot;);[.M37]);&quot;&amp;&quot;;IF([.N37]=[.P37];CONCATENATE(&quot;\h{&quot;;[.N37];&quot;}&quot;);[.N37]);&quot;&amp;&quot;;IF([.O37]=[.P37];CONCATENATE(&quot;\h{&quot;;[.O37];&quot;}&quot;);[.O37]);&quot;\\\hline&quot;)" office:value-type="string" office:string-value="r20-250-20-1&amp;44,79&amp;-0,1&amp;1&amp;\uu{1}&amp;2&amp;\h{1}&amp;2&amp;2\\\hline" calcext:value-type="string">
            <text:p>r20-250-20-1&amp;44,79&amp;-0,1&amp;1&amp;\uu{1}&amp;2&amp;\h{1}&amp;2&amp;2\\\hline</text:p>
          </table:table-cell>
          <table:table-cell table:number-columns-repeated="8"/>
        </table:table-row>
        <table:table-row table:style-name="ro2">
          <table:table-cell table:formula="of:=[$ra.AA37]" office:value-type="string" office:string-value="r20-250-20-2" calcext:value-type="string">
            <text:p>r20-250-20-2</text:p>
          </table:table-cell>
          <table:table-cell table:formula="of:=ROUND([$ra.AB37];2)" office:value-type="float" office:value="47.39" calcext:value-type="float">
            <text:p>47,39</text:p>
          </table:table-cell>
          <table:table-cell table:style-name="ce9" table:formula="of:=ROUND([$ra.AC37];1)" office:value-type="float" office:value="-0" calcext:value-type="float">
            <text:p>0,0</text:p>
          </table:table-cell>
          <table:table-cell table:style-name="ce34" table:formula="of:=IF([ra.S37]=5;&quot;*&quot;;[ra.I37])" office:value-type="float" office:value="5.163322" calcext:value-type="float">
            <text:p>5,2</text:p>
          </table:table-cell>
          <table:table-cell table:style-name="ce21" table:formula="of:=IF([ra.S37]=11;1;&quot;&quot;)">
            <text:p/>
          </table:table-cell>
          <table:table-cell table:style-name="ce14" table:formula="of:=IFERROR(IF([.I38]=0;ABS(CEILING([.C38]));ABS(([.I38]-CEILING([.C38]))/[.I38]));&quot;*&quot;)" office:value-type="float" office:value="1" calcext:value-type="float">
            <text:p>1,00</text:p>
          </table:table-cell>
          <table:table-cell table:style-name="ce14" table:formula="of:=IFERROR([.I38]-CEILING([.C38]);&quot;*&quot;)" office:value-type="float" office:value="1" calcext:value-type="float">
            <text:p>1,00</text:p>
          </table:table-cell>
          <table:table-cell table:style-name="ce34" table:formula="of:=ROUND([exact.J37];1)" office:value-type="float" office:value="1" calcext:value-type="float">
            <text:p>1,0</text:p>
          </table:table-cell>
          <table:table-cell table:style-name="ce11" table:formula="of:=[exact.K37]" office:value-type="float" office:value="1" calcext:value-type="float">
            <text:p>1</text:p>
          </table:table-cell>
          <table:table-cell table:style-name="ce34" table:formula="of:=IF([exact.L37]&lt;1000000;100*[exact.L37];&quot;*&quot;)" office:value-type="float" office:value="0" calcext:value-type="float">
            <text:p>0,0</text:p>
          </table:table-cell>
          <table:table-cell table:style-name="ce34" table:formula="of:=IF([exact.S37]=5;&quot;*&quot;;[exact.I37])" office:value-type="float" office:value="1.248996" calcext:value-type="float">
            <text:p>1,2</text:p>
          </table:table-cell>
          <table:table-cell table:style-name="ce18" table:formula="of:=[$ra.AE37]" office:value-type="float" office:value="2" calcext:value-type="float">
            <text:p>2</text:p>
          </table:table-cell>
          <table:table-cell table:style-name="ce18" table:formula="of:=[$'bcpa-t600'.AE37]" office:value-type="float" office:value="1" calcext:value-type="float">
            <text:p>1</text:p>
          </table:table-cell>
          <table:table-cell table:style-name="ce18" table:formula="of:=[$'blpl-t300'.AE37]" office:value-type="float" office:value="1" calcext:value-type="float">
            <text:p>1</text:p>
          </table:table-cell>
          <table:table-cell table:style-name="ce18" table:formula="of:=[$'sbpl-t300'.AE37]" office:value-type="float" office:value="1" calcext:value-type="float">
            <text:p>1</text:p>
          </table:table-cell>
          <table:table-cell table:formula="of:=MIN([.L38:.O38])" office:value-type="float" office:value="1" calcext:value-type="float">
            <text:p>1</text:p>
          </table:table-cell>
          <table:table-cell table:formula="of:=ABS([.L38]-CEILING([.$C38]))" office:value-type="float" office:value="2" calcext:value-type="float">
            <text:p>2</text:p>
          </table:table-cell>
          <table:table-cell table:formula="of:=IFERROR(ABS([.M38]-CEILING([.$C38]));&quot;-&quot;)" office:value-type="float" office:value="1" calcext:value-type="float">
            <text:p>1</text:p>
          </table:table-cell>
          <table:table-cell table:formula="of:=ABS([.N38]-CEILING([.$C38]))" office:value-type="float" office:value="1" calcext:value-type="float">
            <text:p>1</text:p>
          </table:table-cell>
          <table:table-cell table:formula="of:=ABS([.O38]-CEILING([.$C38]))" office:value-type="float" office:value="1" calcext:value-type="float">
            <text:p>1</text:p>
          </table:table-cell>
          <table:table-cell table:style-name="ce34" table:formula="of:=IFERROR(ABS(([.L38]-CEILING([.$C38]))/CEILING([.$C38]));IF([.Q38]&lt;&gt;&quot;*&quot;;[.Q38];&quot;*&quot;))" office:value-type="float" office:value="2" calcext:value-type="float">
            <text:p>2,0</text:p>
          </table:table-cell>
          <table:table-cell table:style-name="ce34" table:formula="of:=IFERROR(ABS(([.M38]-CEILING([.$C38]))/CEILING([.$C38]));IF([.R38]&lt;&gt;&quot;*&quot;;[.R38];&quot;*&quot;))" office:value-type="float" office:value="1" calcext:value-type="float">
            <text:p>1,0</text:p>
          </table:table-cell>
          <table:table-cell table:style-name="ce34" table:formula="of:=IFERROR(ABS(([.N38]-CEILING([.$C38]))/CEILING([.$C38]));IF([.S38]&lt;&gt;&quot;*&quot;;[.S38];&quot;*&quot;))" office:value-type="float" office:value="1" calcext:value-type="float">
            <text:p>1,0</text:p>
          </table:table-cell>
          <table:table-cell table:style-name="ce34" table:formula="of:=IFERROR(ABS(([.O38]-CEILING([.$C38]))/CEILING([.$C38]));IF([.T38]&lt;&gt;&quot;*&quot;;[.T38];&quot;*&quot;))" office:value-type="float" office:value="1" calcext:value-type="float">
            <text:p>1,0</text:p>
          </table:table-cell>
          <table:table-cell table:formula="of:=IF([.L38]=[.$P38];1;&quot;&quot;)">
            <text:p/>
          </table:table-cell>
          <table:table-cell table:formula="of:=IF([.M38]=[.$P38];1;&quot;&quot;)" office:value-type="float" office:value="1" calcext:value-type="float">
            <text:p>1</text:p>
          </table:table-cell>
          <table:table-cell table:style-name="ce25" table:formula="of:=IF([.N38]=[.$P38];1;&quot;&quot;)" office:value-type="float" office:value="1" calcext:value-type="float">
            <text:p>1</text:p>
          </table:table-cell>
          <table:table-cell table:formula="of:=IF([.O38]=[.$P38];1;&quot;&quot;)" office:value-type="float" office:value="1" calcext:value-type="float">
            <text:p>1</text:p>
          </table:table-cell>
          <table:table-cell table:number-columns-repeated="8"/>
          <table:table-cell table:formula="of:=CONCATENATE([.A38];&quot;&amp;&quot;;[.B38];&quot;&amp;&quot;;IF([.E38]=1;CONCATENATE(&quot;\h{&quot;;[.C38];&quot;}&quot;);[.C38]);&quot;&amp;&quot;;[.H38];&quot;&amp;&quot;;IF([.J38]=0;CONCATENATE(&quot;\uu{&quot;;[.I38];&quot;}&quot;);[.I38]);&quot;&amp;&quot;;IF([.L38]=[.P38];CONCATENATE(&quot;\h{&quot;;[.L38];&quot;}&quot;);[.L38]);&quot;&amp;&quot;;IF([.M38]=[.P38];CONCATENATE(&quot;\h{&quot;;[.M38];&quot;}&quot;);[.M38]);&quot;&amp;&quot;;IF([.N38]=[.P38];CONCATENATE(&quot;\h{&quot;;[.N38];&quot;}&quot;);[.N38]);&quot;&amp;&quot;;IF([.O38]=[.P38];CONCATENATE(&quot;\h{&quot;;[.O38];&quot;}&quot;);[.O38]);&quot;\\\hline&quot;)" office:value-type="string" office:string-value="r20-250-20-2&amp;47,39&amp;0&amp;1&amp;\uu{1}&amp;2&amp;\h{1}&amp;\h{1}&amp;\h{1}\\\hline" calcext:value-type="string">
            <text:p>r20-250-20-2&amp;47,39&amp;0&amp;1&amp;\uu{1}&amp;2&amp;\h{1}&amp;\h{1}&amp;\h{1}\\\hline</text:p>
          </table:table-cell>
          <table:table-cell table:number-columns-repeated="8"/>
        </table:table-row>
        <table:table-row table:style-name="ro2">
          <table:table-cell table:formula="of:=[$ra.AA38]" office:value-type="string" office:string-value="r20-250-25-1" calcext:value-type="string">
            <text:p>r20-250-25-1</text:p>
          </table:table-cell>
          <table:table-cell table:formula="of:=ROUND([$ra.AB38];2)" office:value-type="float" office:value="43.88" calcext:value-type="float">
            <text:p>43,88</text:p>
          </table:table-cell>
          <table:table-cell table:style-name="ce9" table:formula="of:=ROUND([$ra.AC38];1)" office:value-type="float" office:value="-0.1" calcext:value-type="float">
            <text:p>-0,1</text:p>
          </table:table-cell>
          <table:table-cell table:style-name="ce34" table:formula="of:=IF([ra.S38]=5;&quot;*&quot;;[ra.I38])" office:value-type="float" office:value="3.690446" calcext:value-type="float">
            <text:p>3,7</text:p>
          </table:table-cell>
          <table:table-cell table:style-name="ce21" table:formula="of:=IF([ra.S38]=11;1;&quot;&quot;)">
            <text:p/>
          </table:table-cell>
          <table:table-cell table:style-name="ce14" table:formula="of:=IFERROR(IF([.I39]=0;ABS(CEILING([.C39]));ABS(([.I39]-CEILING([.C39]))/[.I39]));&quot;*&quot;)" office:value-type="float" office:value="1" calcext:value-type="float">
            <text:p>1,00</text:p>
          </table:table-cell>
          <table:table-cell table:style-name="ce14" table:formula="of:=IFERROR([.I39]-CEILING([.C39]);&quot;*&quot;)" office:value-type="float" office:value="1" calcext:value-type="float">
            <text:p>1,00</text:p>
          </table:table-cell>
          <table:table-cell table:style-name="ce34" table:formula="of:=ROUND([exact.J38];1)" office:value-type="float" office:value="1" calcext:value-type="float">
            <text:p>1,0</text:p>
          </table:table-cell>
          <table:table-cell table:style-name="ce11" table:formula="of:=[exact.K38]" office:value-type="float" office:value="1" calcext:value-type="float">
            <text:p>1</text:p>
          </table:table-cell>
          <table:table-cell table:style-name="ce34" table:formula="of:=IF([exact.L38]&lt;1000000;100*[exact.L38];&quot;*&quot;)" office:value-type="float" office:value="0" calcext:value-type="float">
            <text:p>0,0</text:p>
          </table:table-cell>
          <table:table-cell table:style-name="ce34" table:formula="of:=IF([exact.S38]=5;&quot;*&quot;;[exact.I38])" office:value-type="float" office:value="45.113668" calcext:value-type="float">
            <text:p>45,1</text:p>
          </table:table-cell>
          <table:table-cell table:style-name="ce18" table:formula="of:=[$ra.AE38]" office:value-type="float" office:value="2" calcext:value-type="float">
            <text:p>2</text:p>
          </table:table-cell>
          <table:table-cell table:style-name="ce18" table:formula="of:=[$'bcpa-t600'.AE38]" office:value-type="float" office:value="1" calcext:value-type="float">
            <text:p>1</text:p>
          </table:table-cell>
          <table:table-cell table:style-name="ce18" table:formula="of:=[$'blpl-t300'.AE38]" office:value-type="float" office:value="2" calcext:value-type="float">
            <text:p>2</text:p>
          </table:table-cell>
          <table:table-cell table:style-name="ce18" table:formula="of:=[$'sbpl-t300'.AE38]" office:value-type="float" office:value="2" calcext:value-type="float">
            <text:p>2</text:p>
          </table:table-cell>
          <table:table-cell table:formula="of:=MIN([.L39:.O39])" office:value-type="float" office:value="1" calcext:value-type="float">
            <text:p>1</text:p>
          </table:table-cell>
          <table:table-cell table:formula="of:=ABS([.L39]-CEILING([.$C39]))" office:value-type="float" office:value="2" calcext:value-type="float">
            <text:p>2</text:p>
          </table:table-cell>
          <table:table-cell table:formula="of:=IFERROR(ABS([.M39]-CEILING([.$C39]));&quot;-&quot;)" office:value-type="float" office:value="1" calcext:value-type="float">
            <text:p>1</text:p>
          </table:table-cell>
          <table:table-cell table:formula="of:=ABS([.N39]-CEILING([.$C39]))" office:value-type="float" office:value="2" calcext:value-type="float">
            <text:p>2</text:p>
          </table:table-cell>
          <table:table-cell table:formula="of:=ABS([.O39]-CEILING([.$C39]))" office:value-type="float" office:value="2" calcext:value-type="float">
            <text:p>2</text:p>
          </table:table-cell>
          <table:table-cell table:style-name="ce34" table:formula="of:=IFERROR(ABS(([.L39]-CEILING([.$C39]))/CEILING([.$C39]));IF([.Q39]&lt;&gt;&quot;*&quot;;[.Q39];&quot;*&quot;))" office:value-type="float" office:value="2" calcext:value-type="float">
            <text:p>2,0</text:p>
          </table:table-cell>
          <table:table-cell table:style-name="ce34" table:formula="of:=IFERROR(ABS(([.M39]-CEILING([.$C39]))/CEILING([.$C39]));IF([.R39]&lt;&gt;&quot;*&quot;;[.R39];&quot;*&quot;))" office:value-type="float" office:value="1" calcext:value-type="float">
            <text:p>1,0</text:p>
          </table:table-cell>
          <table:table-cell table:style-name="ce34" table:formula="of:=IFERROR(ABS(([.N39]-CEILING([.$C39]))/CEILING([.$C39]));IF([.S39]&lt;&gt;&quot;*&quot;;[.S39];&quot;*&quot;))" office:value-type="float" office:value="2" calcext:value-type="float">
            <text:p>2,0</text:p>
          </table:table-cell>
          <table:table-cell table:style-name="ce34" table:formula="of:=IFERROR(ABS(([.O39]-CEILING([.$C39]))/CEILING([.$C39]));IF([.T39]&lt;&gt;&quot;*&quot;;[.T39];&quot;*&quot;))" office:value-type="float" office:value="2" calcext:value-type="float">
            <text:p>2,0</text:p>
          </table:table-cell>
          <table:table-cell table:formula="of:=IF([.L39]=[.$P39];1;&quot;&quot;)">
            <text:p/>
          </table:table-cell>
          <table:table-cell table:formula="of:=IF([.M39]=[.$P39];1;&quot;&quot;)" office:value-type="float" office:value="1" calcext:value-type="float">
            <text:p>1</text:p>
          </table:table-cell>
          <table:table-cell table:formula="of:=IF([.N39]=[.$P39];1;&quot;&quot;)">
            <text:p/>
          </table:table-cell>
          <table:table-cell table:formula="of:=IF([.O39]=[.$P39];1;&quot;&quot;)">
            <text:p/>
          </table:table-cell>
          <table:table-cell table:number-columns-repeated="8"/>
          <table:table-cell table:formula="of:=CONCATENATE([.A39];&quot;&amp;&quot;;[.B39];&quot;&amp;&quot;;IF([.E39]=1;CONCATENATE(&quot;\h{&quot;;[.C39];&quot;}&quot;);[.C39]);&quot;&amp;&quot;;[.H39];&quot;&amp;&quot;;IF([.J39]=0;CONCATENATE(&quot;\uu{&quot;;[.I39];&quot;}&quot;);[.I39]);&quot;&amp;&quot;;IF([.L39]=[.P39];CONCATENATE(&quot;\h{&quot;;[.L39];&quot;}&quot;);[.L39]);&quot;&amp;&quot;;IF([.M39]=[.P39];CONCATENATE(&quot;\h{&quot;;[.M39];&quot;}&quot;);[.M39]);&quot;&amp;&quot;;IF([.N39]=[.P39];CONCATENATE(&quot;\h{&quot;;[.N39];&quot;}&quot;);[.N39]);&quot;&amp;&quot;;IF([.O39]=[.P39];CONCATENATE(&quot;\h{&quot;;[.O39];&quot;}&quot;);[.O39]);&quot;\\\hline&quot;)" office:value-type="string" office:string-value="r20-250-25-1&amp;43,88&amp;-0,1&amp;1&amp;\uu{1}&amp;2&amp;\h{1}&amp;2&amp;2\\\hline" calcext:value-type="string">
            <text:p>r20-250-25-1&amp;43,88&amp;-0,1&amp;1&amp;\uu{1}&amp;2&amp;\h{1}&amp;2&amp;2\\\hline</text:p>
          </table:table-cell>
          <table:table-cell table:number-columns-repeated="8"/>
        </table:table-row>
        <table:table-row table:style-name="ro2">
          <table:table-cell table:formula="of:=[$ra.AA39]" office:value-type="string" office:string-value="r20-250-25-2" calcext:value-type="string">
            <text:p>r20-250-25-2</text:p>
          </table:table-cell>
          <table:table-cell table:formula="of:=ROUND([$ra.AB39];2)" office:value-type="float" office:value="44.02" calcext:value-type="float">
            <text:p>44,02</text:p>
          </table:table-cell>
          <table:table-cell table:style-name="ce9" table:formula="of:=ROUND([$ra.AC39];1)" office:value-type="float" office:value="-0.1" calcext:value-type="float">
            <text:p>-0,1</text:p>
          </table:table-cell>
          <table:table-cell table:style-name="ce34" table:formula="of:=IF([ra.S39]=5;&quot;*&quot;;[ra.I39])" office:value-type="float" office:value="1.820474" calcext:value-type="float">
            <text:p>1,8</text:p>
          </table:table-cell>
          <table:table-cell table:style-name="ce21" table:formula="of:=IF([ra.S39]=11;1;&quot;&quot;)">
            <text:p/>
          </table:table-cell>
          <table:table-cell table:style-name="ce14" table:formula="of:=IFERROR(IF([.I40]=0;ABS(CEILING([.C40]));ABS(([.I40]-CEILING([.C40]))/[.I40]));&quot;*&quot;)" office:value-type="float" office:value="1" calcext:value-type="float">
            <text:p>1,00</text:p>
          </table:table-cell>
          <table:table-cell table:style-name="ce14" table:formula="of:=IFERROR([.I40]-CEILING([.C40]);&quot;*&quot;)" office:value-type="float" office:value="1" calcext:value-type="float">
            <text:p>1,00</text:p>
          </table:table-cell>
          <table:table-cell table:style-name="ce34" table:formula="of:=ROUND([exact.J39];1)" office:value-type="float" office:value="1" calcext:value-type="float">
            <text:p>1,0</text:p>
          </table:table-cell>
          <table:table-cell table:style-name="ce11" table:formula="of:=[exact.K39]" office:value-type="float" office:value="1" calcext:value-type="float">
            <text:p>1</text:p>
          </table:table-cell>
          <table:table-cell table:style-name="ce34" table:formula="of:=IF([exact.L39]&lt;1000000;100*[exact.L39];&quot;*&quot;)" office:value-type="float" office:value="0" calcext:value-type="float">
            <text:p>0,0</text:p>
          </table:table-cell>
          <table:table-cell table:style-name="ce34" table:formula="of:=IF([exact.S39]=5;&quot;*&quot;;[exact.I39])" office:value-type="float" office:value="12.455923" calcext:value-type="float">
            <text:p>12,5</text:p>
          </table:table-cell>
          <table:table-cell table:style-name="ce18" table:formula="of:=[$ra.AE39]" office:value-type="float" office:value="2" calcext:value-type="float">
            <text:p>2</text:p>
          </table:table-cell>
          <table:table-cell table:style-name="ce18" table:formula="of:=[$'bcpa-t600'.AE39]" office:value-type="float" office:value="1" calcext:value-type="float">
            <text:p>1</text:p>
          </table:table-cell>
          <table:table-cell table:style-name="ce18" table:formula="of:=[$'blpl-t300'.AE39]" office:value-type="float" office:value="2" calcext:value-type="float">
            <text:p>2</text:p>
          </table:table-cell>
          <table:table-cell table:style-name="ce18" table:formula="of:=[$'sbpl-t300'.AE39]" office:value-type="float" office:value="1" calcext:value-type="float">
            <text:p>1</text:p>
          </table:table-cell>
          <table:table-cell table:formula="of:=MIN([.L40:.O40])" office:value-type="float" office:value="1" calcext:value-type="float">
            <text:p>1</text:p>
          </table:table-cell>
          <table:table-cell table:formula="of:=ABS([.L40]-CEILING([.$C40]))" office:value-type="float" office:value="2" calcext:value-type="float">
            <text:p>2</text:p>
          </table:table-cell>
          <table:table-cell table:formula="of:=IFERROR(ABS([.M40]-CEILING([.$C40]));&quot;-&quot;)" office:value-type="float" office:value="1" calcext:value-type="float">
            <text:p>1</text:p>
          </table:table-cell>
          <table:table-cell table:formula="of:=ABS([.N40]-CEILING([.$C40]))" office:value-type="float" office:value="2" calcext:value-type="float">
            <text:p>2</text:p>
          </table:table-cell>
          <table:table-cell table:formula="of:=ABS([.O40]-CEILING([.$C40]))" office:value-type="float" office:value="1" calcext:value-type="float">
            <text:p>1</text:p>
          </table:table-cell>
          <table:table-cell table:style-name="ce34" table:formula="of:=IFERROR(ABS(([.L40]-CEILING([.$C40]))/CEILING([.$C40]));IF([.Q40]&lt;&gt;&quot;*&quot;;[.Q40];&quot;*&quot;))" office:value-type="float" office:value="2" calcext:value-type="float">
            <text:p>2,0</text:p>
          </table:table-cell>
          <table:table-cell table:style-name="ce34" table:formula="of:=IFERROR(ABS(([.M40]-CEILING([.$C40]))/CEILING([.$C40]));IF([.R40]&lt;&gt;&quot;*&quot;;[.R40];&quot;*&quot;))" office:value-type="float" office:value="1" calcext:value-type="float">
            <text:p>1,0</text:p>
          </table:table-cell>
          <table:table-cell table:style-name="ce34" table:formula="of:=IFERROR(ABS(([.N40]-CEILING([.$C40]))/CEILING([.$C40]));IF([.S40]&lt;&gt;&quot;*&quot;;[.S40];&quot;*&quot;))" office:value-type="float" office:value="2" calcext:value-type="float">
            <text:p>2,0</text:p>
          </table:table-cell>
          <table:table-cell table:style-name="ce34" table:formula="of:=IFERROR(ABS(([.O40]-CEILING([.$C40]))/CEILING([.$C40]));IF([.T40]&lt;&gt;&quot;*&quot;;[.T40];&quot;*&quot;))" office:value-type="float" office:value="1" calcext:value-type="float">
            <text:p>1,0</text:p>
          </table:table-cell>
          <table:table-cell table:style-name="ce25" table:formula="of:=IF([.L40]=[.$P40];1;&quot;&quot;)">
            <text:p/>
          </table:table-cell>
          <table:table-cell table:formula="of:=IF([.M40]=[.$P40];1;&quot;&quot;)" office:value-type="float" office:value="1" calcext:value-type="float">
            <text:p>1</text:p>
          </table:table-cell>
          <table:table-cell table:style-name="ce25" table:formula="of:=IF([.N40]=[.$P40];1;&quot;&quot;)">
            <text:p/>
          </table:table-cell>
          <table:table-cell table:style-name="ce25" table:formula="of:=IF([.O40]=[.$P40];1;&quot;&quot;)" office:value-type="float" office:value="1" calcext:value-type="float">
            <text:p>1</text:p>
          </table:table-cell>
          <table:table-cell table:number-columns-repeated="8"/>
          <table:table-cell table:formula="of:=CONCATENATE([.A40];&quot;&amp;&quot;;[.B40];&quot;&amp;&quot;;IF([.E40]=1;CONCATENATE(&quot;\h{&quot;;[.C40];&quot;}&quot;);[.C40]);&quot;&amp;&quot;;[.H40];&quot;&amp;&quot;;IF([.J40]=0;CONCATENATE(&quot;\uu{&quot;;[.I40];&quot;}&quot;);[.I40]);&quot;&amp;&quot;;IF([.L40]=[.P40];CONCATENATE(&quot;\h{&quot;;[.L40];&quot;}&quot;);[.L40]);&quot;&amp;&quot;;IF([.M40]=[.P40];CONCATENATE(&quot;\h{&quot;;[.M40];&quot;}&quot;);[.M40]);&quot;&amp;&quot;;IF([.N40]=[.P40];CONCATENATE(&quot;\h{&quot;;[.N40];&quot;}&quot;);[.N40]);&quot;&amp;&quot;;IF([.O40]=[.P40];CONCATENATE(&quot;\h{&quot;;[.O40];&quot;}&quot;);[.O40]);&quot;\\\hline&quot;)" office:value-type="string" office:string-value="r20-250-25-2&amp;44,02&amp;-0,1&amp;1&amp;\uu{1}&amp;2&amp;\h{1}&amp;2&amp;\h{1}\\\hline" calcext:value-type="string">
            <text:p>r20-250-25-2&amp;44,02&amp;-0,1&amp;1&amp;\uu{1}&amp;2&amp;\h{1}&amp;2&amp;\h{1}\\\hline</text:p>
          </table:table-cell>
          <table:table-cell table:number-columns-repeated="8"/>
        </table:table-row>
        <table:table-row table:style-name="ro2">
          <table:table-cell table:formula="of:=[$ra.AA40]" office:value-type="string" office:string-value="r20-250-5-1" calcext:value-type="string">
            <text:p>r20-250-5-1</text:p>
          </table:table-cell>
          <table:table-cell table:formula="of:=ROUND([$ra.AB40];2)" office:value-type="float" office:value="0" calcext:value-type="float">
            <text:p>0</text:p>
          </table:table-cell>
          <table:table-cell table:style-name="ce9" table:formula="of:=ROUND([$ra.AC40];1)" office:value-type="float" office:value="1" calcext:value-type="float">
            <text:p>1,0</text:p>
          </table:table-cell>
          <table:table-cell table:style-name="ce34" table:formula="of:=IF([ra.S40]=5;&quot;*&quot;;[ra.I40])" office:value-type="float" office:value="0.41447" calcext:value-type="float">
            <text:p>0,4</text:p>
          </table:table-cell>
          <table:table-cell table:style-name="ce21" table:formula="of:=IF([ra.S40]=11;1;&quot;&quot;)" office:value-type="float" office:value="1" calcext:value-type="float">
            <text:p>1</text:p>
          </table:table-cell>
          <table:table-cell table:style-name="ce14" table:formula="of:=IFERROR(IF([.I41]=0;ABS(CEILING([.C41]));ABS(([.I41]-CEILING([.C41]))/[.I41]));&quot;*&quot;)" office:value-type="float" office:value="0" calcext:value-type="float">
            <text:p>0,00</text:p>
          </table:table-cell>
          <table:table-cell table:style-name="ce14" table:formula="of:=IFERROR([.I41]-CEILING([.C41]);&quot;*&quot;)" office:value-type="float" office:value="0" calcext:value-type="float">
            <text:p>0,00</text:p>
          </table:table-cell>
          <table:table-cell table:style-name="ce34" table:formula="of:=ROUND([exact.J40];1)" office:value-type="float" office:value="1" calcext:value-type="float">
            <text:p>1,0</text:p>
          </table:table-cell>
          <table:table-cell table:style-name="ce11" table:formula="of:=[exact.K40]" office:value-type="float" office:value="1" calcext:value-type="float">
            <text:p>1</text:p>
          </table:table-cell>
          <table:table-cell table:style-name="ce34" table:formula="of:=IF([exact.L40]&lt;1000000;100*[exact.L40];&quot;*&quot;)" office:value-type="float" office:value="0" calcext:value-type="float">
            <text:p>0,0</text:p>
          </table:table-cell>
          <table:table-cell table:style-name="ce34" table:formula="of:=IF([exact.S40]=5;&quot;*&quot;;[exact.I40])" office:value-type="float" office:value="0.040962" calcext:value-type="float">
            <text:p>0,0</text:p>
          </table:table-cell>
          <table:table-cell table:style-name="ce18" table:formula="of:=[$ra.AE40]" office:value-type="float" office:value="1" calcext:value-type="float">
            <text:p>1</text:p>
          </table:table-cell>
          <table:table-cell table:style-name="ce18" table:formula="of:=[$'bcpa-t600'.AE40]" office:value-type="float" office:value="1" calcext:value-type="float">
            <text:p>1</text:p>
          </table:table-cell>
          <table:table-cell table:style-name="ce18" table:formula="of:=[$'blpl-t300'.AE40]" office:value-type="float" office:value="1" calcext:value-type="float">
            <text:p>1</text:p>
          </table:table-cell>
          <table:table-cell table:style-name="ce18" table:formula="of:=[$'sbpl-t300'.AE40]" office:value-type="float" office:value="1" calcext:value-type="float">
            <text:p>1</text:p>
          </table:table-cell>
          <table:table-cell table:formula="of:=MIN([.L41:.O41])" office:value-type="float" office:value="1" calcext:value-type="float">
            <text:p>1</text:p>
          </table:table-cell>
          <table:table-cell table:formula="of:=ABS([.L41]-CEILING([.$C41]))" office:value-type="float" office:value="0" calcext:value-type="float">
            <text:p>0</text:p>
          </table:table-cell>
          <table:table-cell table:formula="of:=IFERROR(ABS([.M41]-CEILING([.$C41]));&quot;-&quot;)" office:value-type="float" office:value="0" calcext:value-type="float">
            <text:p>0</text:p>
          </table:table-cell>
          <table:table-cell table:formula="of:=ABS([.N41]-CEILING([.$C41]))" office:value-type="float" office:value="0" calcext:value-type="float">
            <text:p>0</text:p>
          </table:table-cell>
          <table:table-cell table:formula="of:=ABS([.O41]-CEILING([.$C41]))" office:value-type="float" office:value="0" calcext:value-type="float">
            <text:p>0</text:p>
          </table:table-cell>
          <table:table-cell table:style-name="ce34" table:formula="of:=IFERROR(ABS(([.L41]-CEILING([.$C41]))/CEILING([.$C41]));IF([.Q41]&lt;&gt;&quot;*&quot;;[.Q41];&quot;*&quot;))" office:value-type="float" office:value="0" calcext:value-type="float">
            <text:p>0,0</text:p>
          </table:table-cell>
          <table:table-cell table:style-name="ce34" table:formula="of:=IFERROR(ABS(([.M41]-CEILING([.$C41]))/CEILING([.$C41]));IF([.R41]&lt;&gt;&quot;*&quot;;[.R41];&quot;*&quot;))" office:value-type="float" office:value="0" calcext:value-type="float">
            <text:p>0,0</text:p>
          </table:table-cell>
          <table:table-cell table:style-name="ce34" table:formula="of:=IFERROR(ABS(([.N41]-CEILING([.$C41]))/CEILING([.$C41]));IF([.S41]&lt;&gt;&quot;*&quot;;[.S41];&quot;*&quot;))" office:value-type="float" office:value="0" calcext:value-type="float">
            <text:p>0,0</text:p>
          </table:table-cell>
          <table:table-cell table:style-name="ce34" table:formula="of:=IFERROR(ABS(([.O41]-CEILING([.$C41]))/CEILING([.$C41]));IF([.T41]&lt;&gt;&quot;*&quot;;[.T41];&quot;*&quot;))" office:value-type="float" office:value="0" calcext:value-type="float">
            <text:p>0,0</text:p>
          </table:table-cell>
          <table:table-cell table:style-name="ce25" table:formula="of:=IF([.L41]=[.$P41];1;&quot;&quot;)" office:value-type="float" office:value="1" calcext:value-type="float">
            <text:p>1</text:p>
          </table:table-cell>
          <table:table-cell table:formula="of:=IF([.M41]=[.$P41];1;&quot;&quot;)" office:value-type="float" office:value="1" calcext:value-type="float">
            <text:p>1</text:p>
          </table:table-cell>
          <table:table-cell table:formula="of:=IF([.N41]=[.$P41];1;&quot;&quot;)" office:value-type="float" office:value="1" calcext:value-type="float">
            <text:p>1</text:p>
          </table:table-cell>
          <table:table-cell table:style-name="ce25" table:formula="of:=IF([.O41]=[.$P41];1;&quot;&quot;)" office:value-type="float" office:value="1" calcext:value-type="float">
            <text:p>1</text:p>
          </table:table-cell>
          <table:table-cell table:number-columns-repeated="8"/>
          <table:table-cell table:formula="of:=CONCATENATE([.A41];&quot;&amp;&quot;;[.B41];&quot;&amp;&quot;;IF([.E41]=1;CONCATENATE(&quot;\h{&quot;;[.C41];&quot;}&quot;);[.C41]);&quot;&amp;&quot;;[.H41];&quot;&amp;&quot;;IF([.J41]=0;CONCATENATE(&quot;\uu{&quot;;[.I41];&quot;}&quot;);[.I41]);&quot;&amp;&quot;;IF([.L41]=[.P41];CONCATENATE(&quot;\h{&quot;;[.L41];&quot;}&quot;);[.L41]);&quot;&amp;&quot;;IF([.M41]=[.P41];CONCATENATE(&quot;\h{&quot;;[.M41];&quot;}&quot;);[.M41]);&quot;&amp;&quot;;IF([.N41]=[.P41];CONCATENATE(&quot;\h{&quot;;[.N41];&quot;}&quot;);[.N41]);&quot;&amp;&quot;;IF([.O41]=[.P41];CONCATENATE(&quot;\h{&quot;;[.O41];&quot;}&quot;);[.O41]);&quot;\\\hline&quot;)" office:value-type="string" office:string-value="r20-250-5-1&amp;0&amp;\h{1}&amp;1&amp;\uu{1}&amp;\h{1}&amp;\h{1}&amp;\h{1}&amp;\h{1}\\\hline" calcext:value-type="string">
            <text:p>r20-250-5-1&amp;0&amp;\h{1}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41]" office:value-type="string" office:string-value="r20-250-5-2" calcext:value-type="string">
            <text:p>r20-250-5-2</text:p>
          </table:table-cell>
          <table:table-cell table:formula="of:=ROUND([$ra.AB41];2)" office:value-type="float" office:value="0" calcext:value-type="float">
            <text:p>0</text:p>
          </table:table-cell>
          <table:table-cell table:style-name="ce9" table:formula="of:=ROUND([$ra.AC41];1)" office:value-type="float" office:value="1" calcext:value-type="float">
            <text:p>1,0</text:p>
          </table:table-cell>
          <table:table-cell table:style-name="ce34" table:formula="of:=IF([ra.S41]=5;&quot;*&quot;;[ra.I41])" office:value-type="float" office:value="0.024564" calcext:value-type="float">
            <text:p>0,0</text:p>
          </table:table-cell>
          <table:table-cell table:style-name="ce21" table:formula="of:=IF([ra.S41]=11;1;&quot;&quot;)" office:value-type="float" office:value="1" calcext:value-type="float">
            <text:p>1</text:p>
          </table:table-cell>
          <table:table-cell table:style-name="ce14" table:formula="of:=IFERROR(IF([.I42]=0;ABS(CEILING([.C42]));ABS(([.I42]-CEILING([.C42]))/[.I42]));&quot;*&quot;)" office:value-type="float" office:value="0" calcext:value-type="float">
            <text:p>0,00</text:p>
          </table:table-cell>
          <table:table-cell table:style-name="ce14" table:formula="of:=IFERROR([.I42]-CEILING([.C42]);&quot;*&quot;)" office:value-type="float" office:value="0" calcext:value-type="float">
            <text:p>0,00</text:p>
          </table:table-cell>
          <table:table-cell table:style-name="ce34" table:formula="of:=ROUND([exact.J41];1)" office:value-type="float" office:value="1" calcext:value-type="float">
            <text:p>1,0</text:p>
          </table:table-cell>
          <table:table-cell table:style-name="ce11" table:formula="of:=[exact.K41]" office:value-type="float" office:value="1" calcext:value-type="float">
            <text:p>1</text:p>
          </table:table-cell>
          <table:table-cell table:style-name="ce34" table:formula="of:=IF([exact.L41]&lt;1000000;100*[exact.L41];&quot;*&quot;)" office:value-type="float" office:value="0" calcext:value-type="float">
            <text:p>0,0</text:p>
          </table:table-cell>
          <table:table-cell table:style-name="ce34" table:formula="of:=IF([exact.S41]=5;&quot;*&quot;;[exact.I41])" office:value-type="float" office:value="0.040026" calcext:value-type="float">
            <text:p>0,0</text:p>
          </table:table-cell>
          <table:table-cell table:style-name="ce18" table:formula="of:=[$ra.AE41]" office:value-type="float" office:value="1" calcext:value-type="float">
            <text:p>1</text:p>
          </table:table-cell>
          <table:table-cell table:style-name="ce18" table:formula="of:=[$'bcpa-t600'.AE41]" office:value-type="float" office:value="1" calcext:value-type="float">
            <text:p>1</text:p>
          </table:table-cell>
          <table:table-cell table:style-name="ce18" table:formula="of:=[$'blpl-t300'.AE41]" office:value-type="float" office:value="1" calcext:value-type="float">
            <text:p>1</text:p>
          </table:table-cell>
          <table:table-cell table:style-name="ce18" table:formula="of:=[$'sbpl-t300'.AE41]" office:value-type="float" office:value="1" calcext:value-type="float">
            <text:p>1</text:p>
          </table:table-cell>
          <table:table-cell table:formula="of:=MIN([.L42:.O42])" office:value-type="float" office:value="1" calcext:value-type="float">
            <text:p>1</text:p>
          </table:table-cell>
          <table:table-cell table:formula="of:=ABS([.L42]-CEILING([.$C42]))" office:value-type="float" office:value="0" calcext:value-type="float">
            <text:p>0</text:p>
          </table:table-cell>
          <table:table-cell table:formula="of:=IFERROR(ABS([.M42]-CEILING([.$C42]));&quot;-&quot;)" office:value-type="float" office:value="0" calcext:value-type="float">
            <text:p>0</text:p>
          </table:table-cell>
          <table:table-cell table:formula="of:=ABS([.N42]-CEILING([.$C42]))" office:value-type="float" office:value="0" calcext:value-type="float">
            <text:p>0</text:p>
          </table:table-cell>
          <table:table-cell table:formula="of:=ABS([.O42]-CEILING([.$C42]))" office:value-type="float" office:value="0" calcext:value-type="float">
            <text:p>0</text:p>
          </table:table-cell>
          <table:table-cell table:style-name="ce34" table:formula="of:=IFERROR(ABS(([.L42]-CEILING([.$C42]))/CEILING([.$C42]));IF([.Q42]&lt;&gt;&quot;*&quot;;[.Q42];&quot;*&quot;))" office:value-type="float" office:value="0" calcext:value-type="float">
            <text:p>0,0</text:p>
          </table:table-cell>
          <table:table-cell table:style-name="ce34" table:formula="of:=IFERROR(ABS(([.M42]-CEILING([.$C42]))/CEILING([.$C42]));IF([.R42]&lt;&gt;&quot;*&quot;;[.R42];&quot;*&quot;))" office:value-type="float" office:value="0" calcext:value-type="float">
            <text:p>0,0</text:p>
          </table:table-cell>
          <table:table-cell table:style-name="ce34" table:formula="of:=IFERROR(ABS(([.N42]-CEILING([.$C42]))/CEILING([.$C42]));IF([.S42]&lt;&gt;&quot;*&quot;;[.S42];&quot;*&quot;))" office:value-type="float" office:value="0" calcext:value-type="float">
            <text:p>0,0</text:p>
          </table:table-cell>
          <table:table-cell table:style-name="ce34" table:formula="of:=IFERROR(ABS(([.O42]-CEILING([.$C42]))/CEILING([.$C42]));IF([.T42]&lt;&gt;&quot;*&quot;;[.T42];&quot;*&quot;))" office:value-type="float" office:value="0" calcext:value-type="float">
            <text:p>0,0</text:p>
          </table:table-cell>
          <table:table-cell table:style-name="ce25" table:formula="of:=IF([.L42]=[.$P42];1;&quot;&quot;)" office:value-type="float" office:value="1" calcext:value-type="float">
            <text:p>1</text:p>
          </table:table-cell>
          <table:table-cell table:formula="of:=IF([.M42]=[.$P42];1;&quot;&quot;)" office:value-type="float" office:value="1" calcext:value-type="float">
            <text:p>1</text:p>
          </table:table-cell>
          <table:table-cell table:style-name="ce25" table:formula="of:=IF([.N42]=[.$P42];1;&quot;&quot;)" office:value-type="float" office:value="1" calcext:value-type="float">
            <text:p>1</text:p>
          </table:table-cell>
          <table:table-cell table:style-name="ce25" table:formula="of:=IF([.O42]=[.$P42];1;&quot;&quot;)" office:value-type="float" office:value="1" calcext:value-type="float">
            <text:p>1</text:p>
          </table:table-cell>
          <table:table-cell table:number-columns-repeated="8"/>
          <table:table-cell table:formula="of:=CONCATENATE([.A42];&quot;&amp;&quot;;[.B42];&quot;&amp;&quot;;IF([.E42]=1;CONCATENATE(&quot;\h{&quot;;[.C42];&quot;}&quot;);[.C42]);&quot;&amp;&quot;;[.H42];&quot;&amp;&quot;;IF([.J42]=0;CONCATENATE(&quot;\uu{&quot;;[.I42];&quot;}&quot;);[.I42]);&quot;&amp;&quot;;IF([.L42]=[.P42];CONCATENATE(&quot;\h{&quot;;[.L42];&quot;}&quot;);[.L42]);&quot;&amp;&quot;;IF([.M42]=[.P42];CONCATENATE(&quot;\h{&quot;;[.M42];&quot;}&quot;);[.M42]);&quot;&amp;&quot;;IF([.N42]=[.P42];CONCATENATE(&quot;\h{&quot;;[.N42];&quot;}&quot;);[.N42]);&quot;&amp;&quot;;IF([.O42]=[.P42];CONCATENATE(&quot;\h{&quot;;[.O42];&quot;}&quot;);[.O42]);&quot;\\\hline&quot;)" office:value-type="string" office:string-value="r20-250-5-2&amp;0&amp;\h{1}&amp;1&amp;\uu{1}&amp;\h{1}&amp;\h{1}&amp;\h{1}&amp;\h{1}\\\hline" calcext:value-type="string">
            <text:p>r20-250-5-2&amp;0&amp;\h{1}&amp;1&amp;\uu{1}&amp;\h{1}&amp;\h{1}&amp;\h{1}&amp;\h{1}\\\hline</text:p>
          </table:table-cell>
          <table:table-cell table:number-columns-repeated="8"/>
        </table:table-row>
        <table:table-row table:style-name="ro2">
          <table:table-cell table:formula="of:=[$ra.AA42]" office:value-type="string" office:string-value="r20-50-10-1" calcext:value-type="string">
            <text:p>r20-50-10-1</text:p>
          </table:table-cell>
          <table:table-cell table:formula="of:=ROUND([$ra.AB42];2)" office:value-type="float" office:value="0" calcext:value-type="float">
            <text:p>0</text:p>
          </table:table-cell>
          <table:table-cell table:style-name="ce9" table:formula="of:=ROUND([$ra.AC42];1)" office:value-type="float" office:value="0" calcext:value-type="float">
            <text:p>0,0</text:p>
          </table:table-cell>
          <table:table-cell table:style-name="ce34" table:formula="of:=IF([ra.S42]=5;&quot;*&quot;;[ra.I42])" office:value-type="float" office:value="0.015959" calcext:value-type="float">
            <text:p>0,0</text:p>
          </table:table-cell>
          <table:table-cell table:style-name="ce21" table:formula="of:=IF([ra.S42]=11;1;&quot;&quot;)" office:value-type="float" office:value="1" calcext:value-type="float">
            <text:p>1</text:p>
          </table:table-cell>
          <table:table-cell table:style-name="ce14" table:formula="of:=IFERROR(IF([.I43]=0;ABS(CEILING([.C43]));ABS(([.I43]-CEILING([.C43]))/[.I43]));&quot;*&quot;)" office:value-type="float" office:value="0" calcext:value-type="float">
            <text:p>0,00</text:p>
          </table:table-cell>
          <table:table-cell table:style-name="ce14" table:formula="of:=IFERROR([.I43]-CEILING([.C43]);&quot;*&quot;)" office:value-type="float" office:value="0" calcext:value-type="float">
            <text:p>0,00</text:p>
          </table:table-cell>
          <table:table-cell table:style-name="ce34" table:formula="of:=ROUND([exact.J42];1)" office:value-type="float" office:value="0" calcext:value-type="float">
            <text:p>0,0</text:p>
          </table:table-cell>
          <table:table-cell table:style-name="ce11" table:formula="of:=[exact.K42]" office:value-type="float" office:value="0" calcext:value-type="float">
            <text:p>0</text:p>
          </table:table-cell>
          <table:table-cell table:style-name="ce34" table:formula="of:=IF([exact.L42]&lt;1000000;100*[exact.L42];&quot;*&quot;)" office:value-type="float" office:value="0" calcext:value-type="float">
            <text:p>0,0</text:p>
          </table:table-cell>
          <table:table-cell table:style-name="ce34" table:formula="of:=IF([exact.S42]=5;&quot;*&quot;;[exact.I42])" office:value-type="float" office:value="0.216157" calcext:value-type="float">
            <text:p>0,2</text:p>
          </table:table-cell>
          <table:table-cell table:style-name="ce18" table:formula="of:=[$ra.AE42]" office:value-type="float" office:value="0" calcext:value-type="float">
            <text:p>0</text:p>
          </table:table-cell>
          <table:table-cell table:style-name="ce18" table:formula="of:=[$'bcpa-t600'.AE42]" office:value-type="float" office:value="0" calcext:value-type="float">
            <text:p>0</text:p>
          </table:table-cell>
          <table:table-cell table:style-name="ce18" table:formula="of:=[$'blpl-t300'.AE42]" office:value-type="float" office:value="0" calcext:value-type="float">
            <text:p>0</text:p>
          </table:table-cell>
          <table:table-cell table:style-name="ce18" table:formula="of:=[$'sbpl-t300'.AE42]" office:value-type="float" office:value="0" calcext:value-type="float">
            <text:p>0</text:p>
          </table:table-cell>
          <table:table-cell table:formula="of:=MIN([.L43:.O43])" office:value-type="float" office:value="0" calcext:value-type="float">
            <text:p>0</text:p>
          </table:table-cell>
          <table:table-cell table:formula="of:=ABS([.L43]-CEILING([.$C43]))" office:value-type="float" office:value="0" calcext:value-type="float">
            <text:p>0</text:p>
          </table:table-cell>
          <table:table-cell table:formula="of:=IFERROR(ABS([.M43]-CEILING([.$C43]));&quot;-&quot;)" office:value-type="float" office:value="0" calcext:value-type="float">
            <text:p>0</text:p>
          </table:table-cell>
          <table:table-cell table:formula="of:=ABS([.N43]-CEILING([.$C43]))" office:value-type="float" office:value="0" calcext:value-type="float">
            <text:p>0</text:p>
          </table:table-cell>
          <table:table-cell table:formula="of:=ABS([.O43]-CEILING([.$C43]))" office:value-type="float" office:value="0" calcext:value-type="float">
            <text:p>0</text:p>
          </table:table-cell>
          <table:table-cell table:style-name="ce34" table:formula="of:=IFERROR(ABS(([.L43]-CEILING([.$C43]))/CEILING([.$C43]));IF([.Q43]&lt;&gt;&quot;*&quot;;[.Q43];&quot;*&quot;))" office:value-type="float" office:value="0" calcext:value-type="float">
            <text:p>0,0</text:p>
          </table:table-cell>
          <table:table-cell table:style-name="ce34" table:formula="of:=IFERROR(ABS(([.M43]-CEILING([.$C43]))/CEILING([.$C43]));IF([.R43]&lt;&gt;&quot;*&quot;;[.R43];&quot;*&quot;))" office:value-type="float" office:value="0" calcext:value-type="float">
            <text:p>0,0</text:p>
          </table:table-cell>
          <table:table-cell table:style-name="ce34" table:formula="of:=IFERROR(ABS(([.N43]-CEILING([.$C43]))/CEILING([.$C43]));IF([.S43]&lt;&gt;&quot;*&quot;;[.S43];&quot;*&quot;))" office:value-type="float" office:value="0" calcext:value-type="float">
            <text:p>0,0</text:p>
          </table:table-cell>
          <table:table-cell table:style-name="ce34" table:formula="of:=IFERROR(ABS(([.O43]-CEILING([.$C43]))/CEILING([.$C43]));IF([.T43]&lt;&gt;&quot;*&quot;;[.T43];&quot;*&quot;))" office:value-type="float" office:value="0" calcext:value-type="float">
            <text:p>0,0</text:p>
          </table:table-cell>
          <table:table-cell table:style-name="ce25" table:formula="of:=IF([.L43]=[.$P43];1;&quot;&quot;)" office:value-type="float" office:value="1" calcext:value-type="float">
            <text:p>1</text:p>
          </table:table-cell>
          <table:table-cell table:formula="of:=IF([.M43]=[.$P43];1;&quot;&quot;)" office:value-type="float" office:value="1" calcext:value-type="float">
            <text:p>1</text:p>
          </table:table-cell>
          <table:table-cell table:style-name="ce25" table:formula="of:=IF([.N43]=[.$P43];1;&quot;&quot;)" office:value-type="float" office:value="1" calcext:value-type="float">
            <text:p>1</text:p>
          </table:table-cell>
          <table:table-cell table:style-name="ce25" table:formula="of:=IF([.O43]=[.$P43];1;&quot;&quot;)" office:value-type="float" office:value="1" calcext:value-type="float">
            <text:p>1</text:p>
          </table:table-cell>
          <table:table-cell table:number-columns-repeated="8"/>
          <table:table-cell table:formula="of:=CONCATENATE([.A43];&quot;&amp;&quot;;[.B43];&quot;&amp;&quot;;IF([.E43]=1;CONCATENATE(&quot;\h{&quot;;[.C43];&quot;}&quot;);[.C43]);&quot;&amp;&quot;;[.H43];&quot;&amp;&quot;;IF([.J43]=0;CONCATENATE(&quot;\uu{&quot;;[.I43];&quot;}&quot;);[.I43]);&quot;&amp;&quot;;IF([.L43]=[.P43];CONCATENATE(&quot;\h{&quot;;[.L43];&quot;}&quot;);[.L43]);&quot;&amp;&quot;;IF([.M43]=[.P43];CONCATENATE(&quot;\h{&quot;;[.M43];&quot;}&quot;);[.M43]);&quot;&amp;&quot;;IF([.N43]=[.P43];CONCATENATE(&quot;\h{&quot;;[.N43];&quot;}&quot;);[.N43]);&quot;&amp;&quot;;IF([.O43]=[.P43];CONCATENATE(&quot;\h{&quot;;[.O43];&quot;}&quot;);[.O43]);&quot;\\\hline&quot;)" office:value-type="string" office:string-value="r20-50-10-1&amp;0&amp;\h{0}&amp;0&amp;\uu{0}&amp;\h{0}&amp;\h{0}&amp;\h{0}&amp;\h{0}\\\hline" calcext:value-type="string">
            <text:p>r20-50-10-1&amp;0&amp;\h{0}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43]" office:value-type="string" office:string-value="r20-50-10-2" calcext:value-type="string">
            <text:p>r20-50-10-2</text:p>
          </table:table-cell>
          <table:table-cell table:formula="of:=ROUND([$ra.AB43];2)" office:value-type="float" office:value="0" calcext:value-type="float">
            <text:p>0</text:p>
          </table:table-cell>
          <table:table-cell table:style-name="ce9" table:formula="of:=ROUND([$ra.AC43];1)" office:value-type="float" office:value="-0" calcext:value-type="float">
            <text:p>0,0</text:p>
          </table:table-cell>
          <table:table-cell table:style-name="ce34" table:formula="of:=IF([ra.S43]=5;&quot;*&quot;;[ra.I43])" office:value-type="float" office:value="0.008159" calcext:value-type="float">
            <text:p>0,0</text:p>
          </table:table-cell>
          <table:table-cell table:style-name="ce21" table:formula="of:=IF([ra.S43]=11;1;&quot;&quot;)" office:value-type="float" office:value="1" calcext:value-type="float">
            <text:p>1</text:p>
          </table:table-cell>
          <table:table-cell table:style-name="ce14" table:formula="of:=IFERROR(IF([.I44]=0;ABS(CEILING([.C44]));ABS(([.I44]-CEILING([.C44]))/[.I44]));&quot;*&quot;)" office:value-type="float" office:value="0" calcext:value-type="float">
            <text:p>0,00</text:p>
          </table:table-cell>
          <table:table-cell table:style-name="ce14" table:formula="of:=IFERROR([.I44]-CEILING([.C44]);&quot;*&quot;)" office:value-type="float" office:value="0" calcext:value-type="float">
            <text:p>0,00</text:p>
          </table:table-cell>
          <table:table-cell table:style-name="ce34" table:formula="of:=ROUND([exact.J43];1)" office:value-type="float" office:value="0" calcext:value-type="float">
            <text:p>0,0</text:p>
          </table:table-cell>
          <table:table-cell table:style-name="ce11" table:formula="of:=[exact.K43]" office:value-type="float" office:value="0" calcext:value-type="float">
            <text:p>0</text:p>
          </table:table-cell>
          <table:table-cell table:style-name="ce34" table:formula="of:=IF([exact.L43]&lt;1000000;100*[exact.L43];&quot;*&quot;)" office:value-type="float" office:value="0" calcext:value-type="float">
            <text:p>0,0</text:p>
          </table:table-cell>
          <table:table-cell table:style-name="ce34" table:formula="of:=IF([exact.S43]=5;&quot;*&quot;;[exact.I43])" office:value-type="float" office:value="0.068548" calcext:value-type="float">
            <text:p>0,1</text:p>
          </table:table-cell>
          <table:table-cell table:style-name="ce18" table:formula="of:=[$ra.AE43]" office:value-type="float" office:value="0" calcext:value-type="float">
            <text:p>0</text:p>
          </table:table-cell>
          <table:table-cell table:style-name="ce18" table:formula="of:=[$'bcpa-t600'.AE43]" office:value-type="float" office:value="0" calcext:value-type="float">
            <text:p>0</text:p>
          </table:table-cell>
          <table:table-cell table:style-name="ce18" table:formula="of:=[$'blpl-t300'.AE43]" office:value-type="float" office:value="0" calcext:value-type="float">
            <text:p>0</text:p>
          </table:table-cell>
          <table:table-cell table:style-name="ce18" table:formula="of:=[$'sbpl-t300'.AE43]" office:value-type="float" office:value="0" calcext:value-type="float">
            <text:p>0</text:p>
          </table:table-cell>
          <table:table-cell table:formula="of:=MIN([.L44:.O44])" office:value-type="float" office:value="0" calcext:value-type="float">
            <text:p>0</text:p>
          </table:table-cell>
          <table:table-cell table:formula="of:=ABS([.L44]-CEILING([.$C44]))" office:value-type="float" office:value="0" calcext:value-type="float">
            <text:p>0</text:p>
          </table:table-cell>
          <table:table-cell table:formula="of:=IFERROR(ABS([.M44]-CEILING([.$C44]));&quot;-&quot;)" office:value-type="float" office:value="0" calcext:value-type="float">
            <text:p>0</text:p>
          </table:table-cell>
          <table:table-cell table:formula="of:=ABS([.N44]-CEILING([.$C44]))" office:value-type="float" office:value="0" calcext:value-type="float">
            <text:p>0</text:p>
          </table:table-cell>
          <table:table-cell table:formula="of:=ABS([.O44]-CEILING([.$C44]))" office:value-type="float" office:value="0" calcext:value-type="float">
            <text:p>0</text:p>
          </table:table-cell>
          <table:table-cell table:style-name="ce34" table:formula="of:=IFERROR(ABS(([.L44]-CEILING([.$C44]))/CEILING([.$C44]));IF([.Q44]&lt;&gt;&quot;*&quot;;[.Q44];&quot;*&quot;))" office:value-type="float" office:value="0" calcext:value-type="float">
            <text:p>0,0</text:p>
          </table:table-cell>
          <table:table-cell table:style-name="ce34" table:formula="of:=IFERROR(ABS(([.M44]-CEILING([.$C44]))/CEILING([.$C44]));IF([.R44]&lt;&gt;&quot;*&quot;;[.R44];&quot;*&quot;))" office:value-type="float" office:value="0" calcext:value-type="float">
            <text:p>0,0</text:p>
          </table:table-cell>
          <table:table-cell table:style-name="ce34" table:formula="of:=IFERROR(ABS(([.N44]-CEILING([.$C44]))/CEILING([.$C44]));IF([.S44]&lt;&gt;&quot;*&quot;;[.S44];&quot;*&quot;))" office:value-type="float" office:value="0" calcext:value-type="float">
            <text:p>0,0</text:p>
          </table:table-cell>
          <table:table-cell table:style-name="ce34" table:formula="of:=IFERROR(ABS(([.O44]-CEILING([.$C44]))/CEILING([.$C44]));IF([.T44]&lt;&gt;&quot;*&quot;;[.T44];&quot;*&quot;))" office:value-type="float" office:value="0" calcext:value-type="float">
            <text:p>0,0</text:p>
          </table:table-cell>
          <table:table-cell table:style-name="ce25" table:formula="of:=IF([.L44]=[.$P44];1;&quot;&quot;)" office:value-type="float" office:value="1" calcext:value-type="float">
            <text:p>1</text:p>
          </table:table-cell>
          <table:table-cell table:formula="of:=IF([.M44]=[.$P44];1;&quot;&quot;)" office:value-type="float" office:value="1" calcext:value-type="float">
            <text:p>1</text:p>
          </table:table-cell>
          <table:table-cell table:style-name="ce25" table:formula="of:=IF([.N44]=[.$P44];1;&quot;&quot;)" office:value-type="float" office:value="1" calcext:value-type="float">
            <text:p>1</text:p>
          </table:table-cell>
          <table:table-cell table:style-name="ce25" table:formula="of:=IF([.O44]=[.$P44];1;&quot;&quot;)" office:value-type="float" office:value="1" calcext:value-type="float">
            <text:p>1</text:p>
          </table:table-cell>
          <table:table-cell table:number-columns-repeated="8"/>
          <table:table-cell table:formula="of:=CONCATENATE([.A44];&quot;&amp;&quot;;[.B44];&quot;&amp;&quot;;IF([.E44]=1;CONCATENATE(&quot;\h{&quot;;[.C44];&quot;}&quot;);[.C44]);&quot;&amp;&quot;;[.H44];&quot;&amp;&quot;;IF([.J44]=0;CONCATENATE(&quot;\uu{&quot;;[.I44];&quot;}&quot;);[.I44]);&quot;&amp;&quot;;IF([.L44]=[.P44];CONCATENATE(&quot;\h{&quot;;[.L44];&quot;}&quot;);[.L44]);&quot;&amp;&quot;;IF([.M44]=[.P44];CONCATENATE(&quot;\h{&quot;;[.M44];&quot;}&quot;);[.M44]);&quot;&amp;&quot;;IF([.N44]=[.P44];CONCATENATE(&quot;\h{&quot;;[.N44];&quot;}&quot;);[.N44]);&quot;&amp;&quot;;IF([.O44]=[.P44];CONCATENATE(&quot;\h{&quot;;[.O44];&quot;}&quot;);[.O44]);&quot;\\\hline&quot;)" office:value-type="string" office:string-value="r20-50-10-2&amp;0&amp;\h{0}&amp;0&amp;\uu{0}&amp;\h{0}&amp;\h{0}&amp;\h{0}&amp;\h{0}\\\hline" calcext:value-type="string">
            <text:p>r20-50-10-2&amp;0&amp;\h{0}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44]" office:value-type="string" office:string-value="r20-50-15-1" calcext:value-type="string">
            <text:p>r20-50-15-1</text:p>
          </table:table-cell>
          <table:table-cell table:formula="of:=ROUND([$ra.AB44];2)" office:value-type="float" office:value="0" calcext:value-type="float">
            <text:p>0</text:p>
          </table:table-cell>
          <table:table-cell table:style-name="ce9" table:formula="of:=ROUND([$ra.AC44];1)" office:value-type="float" office:value="-0" calcext:value-type="float">
            <text:p>0,0</text:p>
          </table:table-cell>
          <table:table-cell table:style-name="ce34" table:formula="of:=IF([ra.S44]=5;&quot;*&quot;;[ra.I44])" office:value-type="float" office:value="0.019102" calcext:value-type="float">
            <text:p>0,0</text:p>
          </table:table-cell>
          <table:table-cell table:style-name="ce21" table:formula="of:=IF([ra.S44]=11;1;&quot;&quot;)" office:value-type="float" office:value="1" calcext:value-type="float">
            <text:p>1</text:p>
          </table:table-cell>
          <table:table-cell table:style-name="ce14" table:formula="of:=IFERROR(IF([.I45]=0;ABS(CEILING([.C45]));ABS(([.I45]-CEILING([.C45]))/[.I45]));&quot;*&quot;)" office:value-type="float" office:value="0" calcext:value-type="float">
            <text:p>0,00</text:p>
          </table:table-cell>
          <table:table-cell table:style-name="ce14" table:formula="of:=IFERROR([.I45]-CEILING([.C45]);&quot;*&quot;)" office:value-type="float" office:value="0" calcext:value-type="float">
            <text:p>0,00</text:p>
          </table:table-cell>
          <table:table-cell table:style-name="ce34" table:formula="of:=ROUND([exact.J44];1)" office:value-type="float" office:value="0" calcext:value-type="float">
            <text:p>0,0</text:p>
          </table:table-cell>
          <table:table-cell table:style-name="ce11" table:formula="of:=[exact.K44]" office:value-type="float" office:value="0" calcext:value-type="float">
            <text:p>0</text:p>
          </table:table-cell>
          <table:table-cell table:style-name="ce34" table:formula="of:=IF([exact.L44]&lt;1000000;100*[exact.L44];&quot;*&quot;)" office:value-type="float" office:value="0" calcext:value-type="float">
            <text:p>0,0</text:p>
          </table:table-cell>
          <table:table-cell table:style-name="ce34" table:formula="of:=IF([exact.S44]=5;&quot;*&quot;;[exact.I44])" office:value-type="float" office:value="0.502206" calcext:value-type="float">
            <text:p>0,5</text:p>
          </table:table-cell>
          <table:table-cell table:style-name="ce18" table:formula="of:=[$ra.AE44]" office:value-type="float" office:value="0" calcext:value-type="float">
            <text:p>0</text:p>
          </table:table-cell>
          <table:table-cell table:style-name="ce18" table:formula="of:=[$'bcpa-t600'.AE44]" office:value-type="float" office:value="0" calcext:value-type="float">
            <text:p>0</text:p>
          </table:table-cell>
          <table:table-cell table:style-name="ce18" table:formula="of:=[$'blpl-t300'.AE44]" office:value-type="float" office:value="0" calcext:value-type="float">
            <text:p>0</text:p>
          </table:table-cell>
          <table:table-cell table:style-name="ce18" table:formula="of:=[$'sbpl-t300'.AE44]" office:value-type="float" office:value="0" calcext:value-type="float">
            <text:p>0</text:p>
          </table:table-cell>
          <table:table-cell table:formula="of:=MIN([.L45:.O45])" office:value-type="float" office:value="0" calcext:value-type="float">
            <text:p>0</text:p>
          </table:table-cell>
          <table:table-cell table:formula="of:=ABS([.L45]-CEILING([.$C45]))" office:value-type="float" office:value="0" calcext:value-type="float">
            <text:p>0</text:p>
          </table:table-cell>
          <table:table-cell table:formula="of:=IFERROR(ABS([.M45]-CEILING([.$C45]));&quot;-&quot;)" office:value-type="float" office:value="0" calcext:value-type="float">
            <text:p>0</text:p>
          </table:table-cell>
          <table:table-cell table:formula="of:=ABS([.N45]-CEILING([.$C45]))" office:value-type="float" office:value="0" calcext:value-type="float">
            <text:p>0</text:p>
          </table:table-cell>
          <table:table-cell table:formula="of:=ABS([.O45]-CEILING([.$C45]))" office:value-type="float" office:value="0" calcext:value-type="float">
            <text:p>0</text:p>
          </table:table-cell>
          <table:table-cell table:style-name="ce34" table:formula="of:=IFERROR(ABS(([.L45]-CEILING([.$C45]))/CEILING([.$C45]));IF([.Q45]&lt;&gt;&quot;*&quot;;[.Q45];&quot;*&quot;))" office:value-type="float" office:value="0" calcext:value-type="float">
            <text:p>0,0</text:p>
          </table:table-cell>
          <table:table-cell table:style-name="ce34" table:formula="of:=IFERROR(ABS(([.M45]-CEILING([.$C45]))/CEILING([.$C45]));IF([.R45]&lt;&gt;&quot;*&quot;;[.R45];&quot;*&quot;))" office:value-type="float" office:value="0" calcext:value-type="float">
            <text:p>0,0</text:p>
          </table:table-cell>
          <table:table-cell table:style-name="ce34" table:formula="of:=IFERROR(ABS(([.N45]-CEILING([.$C45]))/CEILING([.$C45]));IF([.S45]&lt;&gt;&quot;*&quot;;[.S45];&quot;*&quot;))" office:value-type="float" office:value="0" calcext:value-type="float">
            <text:p>0,0</text:p>
          </table:table-cell>
          <table:table-cell table:style-name="ce34" table:formula="of:=IFERROR(ABS(([.O45]-CEILING([.$C45]))/CEILING([.$C45]));IF([.T45]&lt;&gt;&quot;*&quot;;[.T45];&quot;*&quot;))" office:value-type="float" office:value="0" calcext:value-type="float">
            <text:p>0,0</text:p>
          </table:table-cell>
          <table:table-cell table:style-name="ce25" table:formula="of:=IF([.L45]=[.$P45];1;&quot;&quot;)" office:value-type="float" office:value="1" calcext:value-type="float">
            <text:p>1</text:p>
          </table:table-cell>
          <table:table-cell table:formula="of:=IF([.M45]=[.$P45];1;&quot;&quot;)" office:value-type="float" office:value="1" calcext:value-type="float">
            <text:p>1</text:p>
          </table:table-cell>
          <table:table-cell table:style-name="ce25" table:formula="of:=IF([.N45]=[.$P45];1;&quot;&quot;)" office:value-type="float" office:value="1" calcext:value-type="float">
            <text:p>1</text:p>
          </table:table-cell>
          <table:table-cell table:style-name="ce25" table:formula="of:=IF([.O45]=[.$P45];1;&quot;&quot;)" office:value-type="float" office:value="1" calcext:value-type="float">
            <text:p>1</text:p>
          </table:table-cell>
          <table:table-cell table:number-columns-repeated="8"/>
          <table:table-cell table:formula="of:=CONCATENATE([.A45];&quot;&amp;&quot;;[.B45];&quot;&amp;&quot;;IF([.E45]=1;CONCATENATE(&quot;\h{&quot;;[.C45];&quot;}&quot;);[.C45]);&quot;&amp;&quot;;[.H45];&quot;&amp;&quot;;IF([.J45]=0;CONCATENATE(&quot;\uu{&quot;;[.I45];&quot;}&quot;);[.I45]);&quot;&amp;&quot;;IF([.L45]=[.P45];CONCATENATE(&quot;\h{&quot;;[.L45];&quot;}&quot;);[.L45]);&quot;&amp;&quot;;IF([.M45]=[.P45];CONCATENATE(&quot;\h{&quot;;[.M45];&quot;}&quot;);[.M45]);&quot;&amp;&quot;;IF([.N45]=[.P45];CONCATENATE(&quot;\h{&quot;;[.N45];&quot;}&quot;);[.N45]);&quot;&amp;&quot;;IF([.O45]=[.P45];CONCATENATE(&quot;\h{&quot;;[.O45];&quot;}&quot;);[.O45]);&quot;\\\hline&quot;)" office:value-type="string" office:string-value="r20-50-15-1&amp;0&amp;\h{0}&amp;0&amp;\uu{0}&amp;\h{0}&amp;\h{0}&amp;\h{0}&amp;\h{0}\\\hline" calcext:value-type="string">
            <text:p>r20-50-15-1&amp;0&amp;\h{0}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45]" office:value-type="string" office:string-value="r20-50-15-2" calcext:value-type="string">
            <text:p>r20-50-15-2</text:p>
          </table:table-cell>
          <table:table-cell table:formula="of:=ROUND([$ra.AB45];2)" office:value-type="float" office:value="23.3" calcext:value-type="float">
            <text:p>23,3</text:p>
          </table:table-cell>
          <table:table-cell table:style-name="ce9" table:formula="of:=ROUND([$ra.AC45];1)" office:value-type="float" office:value="-0.4" calcext:value-type="float">
            <text:p>-0,4</text:p>
          </table:table-cell>
          <table:table-cell table:style-name="ce34" table:formula="of:=IF([ra.S45]=5;&quot;*&quot;;[ra.I45])" office:value-type="float" office:value="0.038603" calcext:value-type="float">
            <text:p>0,0</text:p>
          </table:table-cell>
          <table:table-cell table:style-name="ce21" table:formula="of:=IF([ra.S45]=11;1;&quot;&quot;)">
            <text:p/>
          </table:table-cell>
          <table:table-cell table:style-name="ce14" table:formula="of:=IFERROR(IF([.I46]=0;ABS(CEILING([.C46]));ABS(([.I46]-CEILING([.C46]))/[.I46]));&quot;*&quot;)" office:value-type="float" office:value="0" calcext:value-type="float">
            <text:p>0,00</text:p>
          </table:table-cell>
          <table:table-cell table:style-name="ce14" table:formula="of:=IFERROR([.I46]-CEILING([.C46]);&quot;*&quot;)" office:value-type="float" office:value="0" calcext:value-type="float">
            <text:p>0,00</text:p>
          </table:table-cell>
          <table:table-cell table:style-name="ce34" table:formula="of:=ROUND([exact.J45];1)" office:value-type="float" office:value="0" calcext:value-type="float">
            <text:p>0,0</text:p>
          </table:table-cell>
          <table:table-cell table:style-name="ce11" table:formula="of:=[exact.K45]" office:value-type="float" office:value="0" calcext:value-type="float">
            <text:p>0</text:p>
          </table:table-cell>
          <table:table-cell table:style-name="ce34" table:formula="of:=IF([exact.L45]&lt;1000000;100*[exact.L45];&quot;*&quot;)" office:value-type="float" office:value="0" calcext:value-type="float">
            <text:p>0,0</text:p>
          </table:table-cell>
          <table:table-cell table:style-name="ce34" table:formula="of:=IF([exact.S45]=5;&quot;*&quot;;[exact.I45])" office:value-type="float" office:value="0.299772" calcext:value-type="float">
            <text:p>0,3</text:p>
          </table:table-cell>
          <table:table-cell table:style-name="ce18" table:formula="of:=[$ra.AE45]" office:value-type="float" office:value="0" calcext:value-type="float">
            <text:p>0</text:p>
          </table:table-cell>
          <table:table-cell table:style-name="ce18" table:formula="of:=[$'bcpa-t600'.AE45]" office:value-type="float" office:value="0" calcext:value-type="float">
            <text:p>0</text:p>
          </table:table-cell>
          <table:table-cell table:style-name="ce18" table:formula="of:=[$'blpl-t300'.AE45]" office:value-type="float" office:value="0" calcext:value-type="float">
            <text:p>0</text:p>
          </table:table-cell>
          <table:table-cell table:style-name="ce18" table:formula="of:=[$'sbpl-t300'.AE45]" office:value-type="float" office:value="0" calcext:value-type="float">
            <text:p>0</text:p>
          </table:table-cell>
          <table:table-cell table:formula="of:=MIN([.L46:.O46])" office:value-type="float" office:value="0" calcext:value-type="float">
            <text:p>0</text:p>
          </table:table-cell>
          <table:table-cell table:formula="of:=ABS([.L46]-CEILING([.$C46]))" office:value-type="float" office:value="0" calcext:value-type="float">
            <text:p>0</text:p>
          </table:table-cell>
          <table:table-cell table:formula="of:=IFERROR(ABS([.M46]-CEILING([.$C46]));&quot;-&quot;)" office:value-type="float" office:value="0" calcext:value-type="float">
            <text:p>0</text:p>
          </table:table-cell>
          <table:table-cell table:formula="of:=ABS([.N46]-CEILING([.$C46]))" office:value-type="float" office:value="0" calcext:value-type="float">
            <text:p>0</text:p>
          </table:table-cell>
          <table:table-cell table:formula="of:=ABS([.O46]-CEILING([.$C46]))" office:value-type="float" office:value="0" calcext:value-type="float">
            <text:p>0</text:p>
          </table:table-cell>
          <table:table-cell table:style-name="ce34" table:formula="of:=IFERROR(ABS(([.L46]-CEILING([.$C46]))/CEILING([.$C46]));IF([.Q46]&lt;&gt;&quot;*&quot;;[.Q46];&quot;*&quot;))" office:value-type="float" office:value="0" calcext:value-type="float">
            <text:p>0,0</text:p>
          </table:table-cell>
          <table:table-cell table:style-name="ce34" table:formula="of:=IFERROR(ABS(([.M46]-CEILING([.$C46]))/CEILING([.$C46]));IF([.R46]&lt;&gt;&quot;*&quot;;[.R46];&quot;*&quot;))" office:value-type="float" office:value="0" calcext:value-type="float">
            <text:p>0,0</text:p>
          </table:table-cell>
          <table:table-cell table:style-name="ce34" table:formula="of:=IFERROR(ABS(([.N46]-CEILING([.$C46]))/CEILING([.$C46]));IF([.S46]&lt;&gt;&quot;*&quot;;[.S46];&quot;*&quot;))" office:value-type="float" office:value="0" calcext:value-type="float">
            <text:p>0,0</text:p>
          </table:table-cell>
          <table:table-cell table:style-name="ce34" table:formula="of:=IFERROR(ABS(([.O46]-CEILING([.$C46]))/CEILING([.$C46]));IF([.T46]&lt;&gt;&quot;*&quot;;[.T46];&quot;*&quot;))" office:value-type="float" office:value="0" calcext:value-type="float">
            <text:p>0,0</text:p>
          </table:table-cell>
          <table:table-cell table:style-name="ce25" table:formula="of:=IF([.L46]=[.$P46];1;&quot;&quot;)" office:value-type="float" office:value="1" calcext:value-type="float">
            <text:p>1</text:p>
          </table:table-cell>
          <table:table-cell table:formula="of:=IF([.M46]=[.$P46];1;&quot;&quot;)" office:value-type="float" office:value="1" calcext:value-type="float">
            <text:p>1</text:p>
          </table:table-cell>
          <table:table-cell table:style-name="ce25" table:formula="of:=IF([.N46]=[.$P46];1;&quot;&quot;)" office:value-type="float" office:value="1" calcext:value-type="float">
            <text:p>1</text:p>
          </table:table-cell>
          <table:table-cell table:style-name="ce25" table:formula="of:=IF([.O46]=[.$P46];1;&quot;&quot;)" office:value-type="float" office:value="1" calcext:value-type="float">
            <text:p>1</text:p>
          </table:table-cell>
          <table:table-cell table:number-columns-repeated="8"/>
          <table:table-cell table:formula="of:=CONCATENATE([.A46];&quot;&amp;&quot;;[.B46];&quot;&amp;&quot;;IF([.E46]=1;CONCATENATE(&quot;\h{&quot;;[.C46];&quot;}&quot;);[.C46]);&quot;&amp;&quot;;[.H46];&quot;&amp;&quot;;IF([.J46]=0;CONCATENATE(&quot;\uu{&quot;;[.I46];&quot;}&quot;);[.I46]);&quot;&amp;&quot;;IF([.L46]=[.P46];CONCATENATE(&quot;\h{&quot;;[.L46];&quot;}&quot;);[.L46]);&quot;&amp;&quot;;IF([.M46]=[.P46];CONCATENATE(&quot;\h{&quot;;[.M46];&quot;}&quot;);[.M46]);&quot;&amp;&quot;;IF([.N46]=[.P46];CONCATENATE(&quot;\h{&quot;;[.N46];&quot;}&quot;);[.N46]);&quot;&amp;&quot;;IF([.O46]=[.P46];CONCATENATE(&quot;\h{&quot;;[.O46];&quot;}&quot;);[.O46]);&quot;\\\hline&quot;)" office:value-type="string" office:string-value="r20-50-15-2&amp;23,3&amp;-0,4&amp;0&amp;\uu{0}&amp;\h{0}&amp;\h{0}&amp;\h{0}&amp;\h{0}\\\hline" calcext:value-type="string">
            <text:p>r20-50-15-2&amp;23,3&amp;-0,4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46]" office:value-type="string" office:string-value="r20-50-20-1" calcext:value-type="string">
            <text:p>r20-50-20-1</text:p>
          </table:table-cell>
          <table:table-cell table:formula="of:=ROUND([$ra.AB46];2)" office:value-type="float" office:value="0" calcext:value-type="float">
            <text:p>0</text:p>
          </table:table-cell>
          <table:table-cell table:style-name="ce9" table:formula="of:=ROUND([$ra.AC46];1)" office:value-type="float" office:value="0" calcext:value-type="float">
            <text:p>0,0</text:p>
          </table:table-cell>
          <table:table-cell table:style-name="ce34" table:formula="of:=IF([ra.S46]=5;&quot;*&quot;;[ra.I46])" office:value-type="float" office:value="0.033784" calcext:value-type="float">
            <text:p>0,0</text:p>
          </table:table-cell>
          <table:table-cell table:style-name="ce21" table:formula="of:=IF([ra.S46]=11;1;&quot;&quot;)" office:value-type="float" office:value="1" calcext:value-type="float">
            <text:p>1</text:p>
          </table:table-cell>
          <table:table-cell table:style-name="ce14" table:formula="of:=IFERROR(IF([.I47]=0;ABS(CEILING([.C47]));ABS(([.I47]-CEILING([.C47]))/[.I47]));&quot;*&quot;)" office:value-type="float" office:value="0" calcext:value-type="float">
            <text:p>0,00</text:p>
          </table:table-cell>
          <table:table-cell table:style-name="ce14" table:formula="of:=IFERROR([.I47]-CEILING([.C47]);&quot;*&quot;)" office:value-type="float" office:value="0" calcext:value-type="float">
            <text:p>0,00</text:p>
          </table:table-cell>
          <table:table-cell table:style-name="ce34" table:formula="of:=ROUND([exact.J46];1)" office:value-type="float" office:value="0" calcext:value-type="float">
            <text:p>0,0</text:p>
          </table:table-cell>
          <table:table-cell table:style-name="ce11" table:formula="of:=[exact.K46]" office:value-type="float" office:value="0" calcext:value-type="float">
            <text:p>0</text:p>
          </table:table-cell>
          <table:table-cell table:style-name="ce34" table:formula="of:=IF([exact.L46]&lt;1000000;100*[exact.L46];&quot;*&quot;)" office:value-type="float" office:value="0" calcext:value-type="float">
            <text:p>0,0</text:p>
          </table:table-cell>
          <table:table-cell table:style-name="ce34" table:formula="of:=IF([exact.S46]=5;&quot;*&quot;;[exact.I46])" office:value-type="float" office:value="0.363565" calcext:value-type="float">
            <text:p>0,4</text:p>
          </table:table-cell>
          <table:table-cell table:style-name="ce18" table:formula="of:=[$ra.AE46]" office:value-type="float" office:value="0" calcext:value-type="float">
            <text:p>0</text:p>
          </table:table-cell>
          <table:table-cell table:style-name="ce18" table:formula="of:=[$'bcpa-t600'.AE46]" office:value-type="float" office:value="0" calcext:value-type="float">
            <text:p>0</text:p>
          </table:table-cell>
          <table:table-cell table:style-name="ce18" table:formula="of:=[$'blpl-t300'.AE46]" office:value-type="float" office:value="0" calcext:value-type="float">
            <text:p>0</text:p>
          </table:table-cell>
          <table:table-cell table:style-name="ce18" table:formula="of:=[$'sbpl-t300'.AE46]" office:value-type="float" office:value="0" calcext:value-type="float">
            <text:p>0</text:p>
          </table:table-cell>
          <table:table-cell table:formula="of:=MIN([.L47:.O47])" office:value-type="float" office:value="0" calcext:value-type="float">
            <text:p>0</text:p>
          </table:table-cell>
          <table:table-cell table:formula="of:=ABS([.L47]-CEILING([.$C47]))" office:value-type="float" office:value="0" calcext:value-type="float">
            <text:p>0</text:p>
          </table:table-cell>
          <table:table-cell table:formula="of:=IFERROR(ABS([.M47]-CEILING([.$C47]));&quot;-&quot;)" office:value-type="float" office:value="0" calcext:value-type="float">
            <text:p>0</text:p>
          </table:table-cell>
          <table:table-cell table:formula="of:=ABS([.N47]-CEILING([.$C47]))" office:value-type="float" office:value="0" calcext:value-type="float">
            <text:p>0</text:p>
          </table:table-cell>
          <table:table-cell table:formula="of:=ABS([.O47]-CEILING([.$C47]))" office:value-type="float" office:value="0" calcext:value-type="float">
            <text:p>0</text:p>
          </table:table-cell>
          <table:table-cell table:style-name="ce34" table:formula="of:=IFERROR(ABS(([.L47]-CEILING([.$C47]))/CEILING([.$C47]));IF([.Q47]&lt;&gt;&quot;*&quot;;[.Q47];&quot;*&quot;))" office:value-type="float" office:value="0" calcext:value-type="float">
            <text:p>0,0</text:p>
          </table:table-cell>
          <table:table-cell table:style-name="ce34" table:formula="of:=IFERROR(ABS(([.M47]-CEILING([.$C47]))/CEILING([.$C47]));IF([.R47]&lt;&gt;&quot;*&quot;;[.R47];&quot;*&quot;))" office:value-type="float" office:value="0" calcext:value-type="float">
            <text:p>0,0</text:p>
          </table:table-cell>
          <table:table-cell table:style-name="ce34" table:formula="of:=IFERROR(ABS(([.N47]-CEILING([.$C47]))/CEILING([.$C47]));IF([.S47]&lt;&gt;&quot;*&quot;;[.S47];&quot;*&quot;))" office:value-type="float" office:value="0" calcext:value-type="float">
            <text:p>0,0</text:p>
          </table:table-cell>
          <table:table-cell table:style-name="ce34" table:formula="of:=IFERROR(ABS(([.O47]-CEILING([.$C47]))/CEILING([.$C47]));IF([.T47]&lt;&gt;&quot;*&quot;;[.T47];&quot;*&quot;))" office:value-type="float" office:value="0" calcext:value-type="float">
            <text:p>0,0</text:p>
          </table:table-cell>
          <table:table-cell table:style-name="ce25" table:formula="of:=IF([.L47]=[.$P47];1;&quot;&quot;)" office:value-type="float" office:value="1" calcext:value-type="float">
            <text:p>1</text:p>
          </table:table-cell>
          <table:table-cell table:formula="of:=IF([.M47]=[.$P47];1;&quot;&quot;)" office:value-type="float" office:value="1" calcext:value-type="float">
            <text:p>1</text:p>
          </table:table-cell>
          <table:table-cell table:style-name="ce25" table:formula="of:=IF([.N47]=[.$P47];1;&quot;&quot;)" office:value-type="float" office:value="1" calcext:value-type="float">
            <text:p>1</text:p>
          </table:table-cell>
          <table:table-cell table:style-name="ce25" table:formula="of:=IF([.O47]=[.$P47];1;&quot;&quot;)" office:value-type="float" office:value="1" calcext:value-type="float">
            <text:p>1</text:p>
          </table:table-cell>
          <table:table-cell table:number-columns-repeated="8"/>
          <table:table-cell table:formula="of:=CONCATENATE([.A47];&quot;&amp;&quot;;[.B47];&quot;&amp;&quot;;IF([.E47]=1;CONCATENATE(&quot;\h{&quot;;[.C47];&quot;}&quot;);[.C47]);&quot;&amp;&quot;;[.H47];&quot;&amp;&quot;;IF([.J47]=0;CONCATENATE(&quot;\uu{&quot;;[.I47];&quot;}&quot;);[.I47]);&quot;&amp;&quot;;IF([.L47]=[.P47];CONCATENATE(&quot;\h{&quot;;[.L47];&quot;}&quot;);[.L47]);&quot;&amp;&quot;;IF([.M47]=[.P47];CONCATENATE(&quot;\h{&quot;;[.M47];&quot;}&quot;);[.M47]);&quot;&amp;&quot;;IF([.N47]=[.P47];CONCATENATE(&quot;\h{&quot;;[.N47];&quot;}&quot;);[.N47]);&quot;&amp;&quot;;IF([.O47]=[.P47];CONCATENATE(&quot;\h{&quot;;[.O47];&quot;}&quot;);[.O47]);&quot;\\\hline&quot;)" office:value-type="string" office:string-value="r20-50-20-1&amp;0&amp;\h{0}&amp;0&amp;\uu{0}&amp;\h{0}&amp;\h{0}&amp;\h{0}&amp;\h{0}\\\hline" calcext:value-type="string">
            <text:p>r20-50-20-1&amp;0&amp;\h{0}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47]" office:value-type="string" office:string-value="r20-50-20-2" calcext:value-type="string">
            <text:p>r20-50-20-2</text:p>
          </table:table-cell>
          <table:table-cell table:formula="of:=ROUND([$ra.AB47];2)" office:value-type="float" office:value="21.68" calcext:value-type="float">
            <text:p>21,68</text:p>
          </table:table-cell>
          <table:table-cell table:style-name="ce9" table:formula="of:=ROUND([$ra.AC47];1)" office:value-type="float" office:value="-0.7" calcext:value-type="float">
            <text:p>-0,7</text:p>
          </table:table-cell>
          <table:table-cell table:style-name="ce34" table:formula="of:=IF([ra.S47]=5;&quot;*&quot;;[ra.I47])" office:value-type="float" office:value="0.070017" calcext:value-type="float">
            <text:p>0,1</text:p>
          </table:table-cell>
          <table:table-cell table:style-name="ce21" table:formula="of:=IF([ra.S47]=11;1;&quot;&quot;)">
            <text:p/>
          </table:table-cell>
          <table:table-cell table:style-name="ce14" table:formula="of:=IFERROR(IF([.I48]=0;ABS(CEILING([.C48]));ABS(([.I48]-CEILING([.C48]))/[.I48]));&quot;*&quot;)" office:value-type="float" office:value="0" calcext:value-type="float">
            <text:p>0,00</text:p>
          </table:table-cell>
          <table:table-cell table:style-name="ce14" table:formula="of:=IFERROR([.I48]-CEILING([.C48]);&quot;*&quot;)" office:value-type="float" office:value="0" calcext:value-type="float">
            <text:p>0,00</text:p>
          </table:table-cell>
          <table:table-cell table:style-name="ce34" table:formula="of:=ROUND([exact.J47];1)" office:value-type="float" office:value="0" calcext:value-type="float">
            <text:p>0,0</text:p>
          </table:table-cell>
          <table:table-cell table:style-name="ce11" table:formula="of:=[exact.K47]" office:value-type="float" office:value="0" calcext:value-type="float">
            <text:p>0</text:p>
          </table:table-cell>
          <table:table-cell table:style-name="ce34" table:formula="of:=IF([exact.L47]&lt;1000000;100*[exact.L47];&quot;*&quot;)" office:value-type="float" office:value="0" calcext:value-type="float">
            <text:p>0,0</text:p>
          </table:table-cell>
          <table:table-cell table:style-name="ce34" table:formula="of:=IF([exact.S47]=5;&quot;*&quot;;[exact.I47])" office:value-type="float" office:value="0.375279" calcext:value-type="float">
            <text:p>0,4</text:p>
          </table:table-cell>
          <table:table-cell table:style-name="ce18" table:formula="of:=[$ra.AE47]" office:value-type="float" office:value="1" calcext:value-type="float">
            <text:p>1</text:p>
          </table:table-cell>
          <table:table-cell table:style-name="ce18" table:formula="of:=[$'bcpa-t600'.AE47]" office:value-type="float" office:value="0" calcext:value-type="float">
            <text:p>0</text:p>
          </table:table-cell>
          <table:table-cell table:style-name="ce18" table:formula="of:=[$'blpl-t300'.AE47]" office:value-type="float" office:value="1" calcext:value-type="float">
            <text:p>1</text:p>
          </table:table-cell>
          <table:table-cell table:style-name="ce18" table:formula="of:=[$'sbpl-t300'.AE47]" office:value-type="float" office:value="0" calcext:value-type="float">
            <text:p>0</text:p>
          </table:table-cell>
          <table:table-cell table:formula="of:=MIN([.L48:.O48])" office:value-type="float" office:value="0" calcext:value-type="float">
            <text:p>0</text:p>
          </table:table-cell>
          <table:table-cell table:formula="of:=ABS([.L48]-CEILING([.$C48]))" office:value-type="float" office:value="1" calcext:value-type="float">
            <text:p>1</text:p>
          </table:table-cell>
          <table:table-cell table:formula="of:=IFERROR(ABS([.M48]-CEILING([.$C48]));&quot;-&quot;)" office:value-type="float" office:value="0" calcext:value-type="float">
            <text:p>0</text:p>
          </table:table-cell>
          <table:table-cell table:formula="of:=ABS([.N48]-CEILING([.$C48]))" office:value-type="float" office:value="1" calcext:value-type="float">
            <text:p>1</text:p>
          </table:table-cell>
          <table:table-cell table:formula="of:=ABS([.O48]-CEILING([.$C48]))" office:value-type="float" office:value="0" calcext:value-type="float">
            <text:p>0</text:p>
          </table:table-cell>
          <table:table-cell table:style-name="ce34" table:formula="of:=IFERROR(ABS(([.L48]-CEILING([.$C48]))/CEILING([.$C48]));IF([.Q48]&lt;&gt;&quot;*&quot;;[.Q48];&quot;*&quot;))" office:value-type="float" office:value="1" calcext:value-type="float">
            <text:p>1,0</text:p>
          </table:table-cell>
          <table:table-cell table:style-name="ce34" table:formula="of:=IFERROR(ABS(([.M48]-CEILING([.$C48]))/CEILING([.$C48]));IF([.R48]&lt;&gt;&quot;*&quot;;[.R48];&quot;*&quot;))" office:value-type="float" office:value="0" calcext:value-type="float">
            <text:p>0,0</text:p>
          </table:table-cell>
          <table:table-cell table:style-name="ce34" table:formula="of:=IFERROR(ABS(([.N48]-CEILING([.$C48]))/CEILING([.$C48]));IF([.S48]&lt;&gt;&quot;*&quot;;[.S48];&quot;*&quot;))" office:value-type="float" office:value="1" calcext:value-type="float">
            <text:p>1,0</text:p>
          </table:table-cell>
          <table:table-cell table:style-name="ce34" table:formula="of:=IFERROR(ABS(([.O48]-CEILING([.$C48]))/CEILING([.$C48]));IF([.T48]&lt;&gt;&quot;*&quot;;[.T48];&quot;*&quot;))" office:value-type="float" office:value="0" calcext:value-type="float">
            <text:p>0,0</text:p>
          </table:table-cell>
          <table:table-cell table:style-name="ce25" table:formula="of:=IF([.L48]=[.$P48];1;&quot;&quot;)">
            <text:p/>
          </table:table-cell>
          <table:table-cell table:formula="of:=IF([.M48]=[.$P48];1;&quot;&quot;)" office:value-type="float" office:value="1" calcext:value-type="float">
            <text:p>1</text:p>
          </table:table-cell>
          <table:table-cell table:style-name="ce25" table:formula="of:=IF([.N48]=[.$P48];1;&quot;&quot;)">
            <text:p/>
          </table:table-cell>
          <table:table-cell table:style-name="ce25" table:formula="of:=IF([.O48]=[.$P48];1;&quot;&quot;)" office:value-type="float" office:value="1" calcext:value-type="float">
            <text:p>1</text:p>
          </table:table-cell>
          <table:table-cell table:number-columns-repeated="8"/>
          <table:table-cell table:formula="of:=CONCATENATE([.A48];&quot;&amp;&quot;;[.B48];&quot;&amp;&quot;;IF([.E48]=1;CONCATENATE(&quot;\h{&quot;;[.C48];&quot;}&quot;);[.C48]);&quot;&amp;&quot;;[.H48];&quot;&amp;&quot;;IF([.J48]=0;CONCATENATE(&quot;\uu{&quot;;[.I48];&quot;}&quot;);[.I48]);&quot;&amp;&quot;;IF([.L48]=[.P48];CONCATENATE(&quot;\h{&quot;;[.L48];&quot;}&quot;);[.L48]);&quot;&amp;&quot;;IF([.M48]=[.P48];CONCATENATE(&quot;\h{&quot;;[.M48];&quot;}&quot;);[.M48]);&quot;&amp;&quot;;IF([.N48]=[.P48];CONCATENATE(&quot;\h{&quot;;[.N48];&quot;}&quot;);[.N48]);&quot;&amp;&quot;;IF([.O48]=[.P48];CONCATENATE(&quot;\h{&quot;;[.O48];&quot;}&quot;);[.O48]);&quot;\\\hline&quot;)" office:value-type="string" office:string-value="r20-50-20-2&amp;21,68&amp;-0,7&amp;0&amp;\uu{0}&amp;1&amp;\h{0}&amp;1&amp;\h{0}\\\hline" calcext:value-type="string">
            <text:p>r20-50-20-2&amp;21,68&amp;-0,7&amp;0&amp;\uu{0}&amp;1&amp;\h{0}&amp;1&amp;\h{0}\\\hline</text:p>
          </table:table-cell>
          <table:table-cell table:number-columns-repeated="8"/>
        </table:table-row>
        <table:table-row table:style-name="ro2">
          <table:table-cell table:formula="of:=[$ra.AA48]" office:value-type="string" office:string-value="r20-50-25-1" calcext:value-type="string">
            <text:p>r20-50-25-1</text:p>
          </table:table-cell>
          <table:table-cell table:formula="of:=ROUND([$ra.AB48];2)" office:value-type="float" office:value="20.11" calcext:value-type="float">
            <text:p>20,11</text:p>
          </table:table-cell>
          <table:table-cell table:style-name="ce9" table:formula="of:=ROUND([$ra.AC48];1)" office:value-type="float" office:value="-1.1" calcext:value-type="float">
            <text:p>-1,1</text:p>
          </table:table-cell>
          <table:table-cell table:style-name="ce34" table:formula="of:=IF([ra.S48]=5;&quot;*&quot;;[ra.I48])" office:value-type="float" office:value="0.064321" calcext:value-type="float">
            <text:p>0,1</text:p>
          </table:table-cell>
          <table:table-cell table:style-name="ce21" table:formula="of:=IF([ra.S48]=11;1;&quot;&quot;)">
            <text:p/>
          </table:table-cell>
          <table:table-cell table:style-name="ce14" table:formula="of:=IFERROR(IF([.I49]=0;ABS(CEILING([.C49]));ABS(([.I49]-CEILING([.C49]))/[.I49]));&quot;*&quot;)" office:value-type="float" office:value="1" calcext:value-type="float">
            <text:p>1,00</text:p>
          </table:table-cell>
          <table:table-cell table:style-name="ce14" table:formula="of:=IFERROR([.I49]-CEILING([.C49]);&quot;*&quot;)" office:value-type="float" office:value="1" calcext:value-type="float">
            <text:p>1,00</text:p>
          </table:table-cell>
          <table:table-cell table:style-name="ce34" table:formula="of:=ROUND([exact.J48];1)" office:value-type="float" office:value="0" calcext:value-type="float">
            <text:p>0,0</text:p>
          </table:table-cell>
          <table:table-cell table:style-name="ce11" table:formula="of:=[exact.K48]" office:value-type="float" office:value="0" calcext:value-type="float">
            <text:p>0</text:p>
          </table:table-cell>
          <table:table-cell table:style-name="ce34" table:formula="of:=IF([exact.L48]&lt;1000000;100*[exact.L48];&quot;*&quot;)" office:value-type="float" office:value="0" calcext:value-type="float">
            <text:p>0,0</text:p>
          </table:table-cell>
          <table:table-cell table:style-name="ce34" table:formula="of:=IF([exact.S48]=5;&quot;*&quot;;[exact.I48])" office:value-type="float" office:value="0.665596" calcext:value-type="float">
            <text:p>0,7</text:p>
          </table:table-cell>
          <table:table-cell table:style-name="ce18" table:formula="of:=[$ra.AE48]" office:value-type="float" office:value="1" calcext:value-type="float">
            <text:p>1</text:p>
          </table:table-cell>
          <table:table-cell table:style-name="ce18" table:formula="of:=[$'bcpa-t600'.AE48]" office:value-type="float" office:value="0" calcext:value-type="float">
            <text:p>0</text:p>
          </table:table-cell>
          <table:table-cell table:style-name="ce18" table:formula="of:=[$'blpl-t300'.AE48]" office:value-type="float" office:value="1" calcext:value-type="float">
            <text:p>1</text:p>
          </table:table-cell>
          <table:table-cell table:style-name="ce18" table:formula="of:=[$'sbpl-t300'.AE48]" office:value-type="float" office:value="0" calcext:value-type="float">
            <text:p>0</text:p>
          </table:table-cell>
          <table:table-cell table:formula="of:=MIN([.L49:.O49])" office:value-type="float" office:value="0" calcext:value-type="float">
            <text:p>0</text:p>
          </table:table-cell>
          <table:table-cell table:formula="of:=ABS([.L49]-CEILING([.$C49]))" office:value-type="float" office:value="2" calcext:value-type="float">
            <text:p>2</text:p>
          </table:table-cell>
          <table:table-cell table:formula="of:=IFERROR(ABS([.M49]-CEILING([.$C49]));&quot;-&quot;)" office:value-type="float" office:value="1" calcext:value-type="float">
            <text:p>1</text:p>
          </table:table-cell>
          <table:table-cell table:formula="of:=ABS([.N49]-CEILING([.$C49]))" office:value-type="float" office:value="2" calcext:value-type="float">
            <text:p>2</text:p>
          </table:table-cell>
          <table:table-cell table:formula="of:=ABS([.O49]-CEILING([.$C49]))" office:value-type="float" office:value="1" calcext:value-type="float">
            <text:p>1</text:p>
          </table:table-cell>
          <table:table-cell table:style-name="ce34" table:formula="of:=IFERROR(ABS(([.L49]-CEILING([.$C49]))/CEILING([.$C49]));IF([.Q49]&lt;&gt;&quot;*&quot;;[.Q49];&quot;*&quot;))" office:value-type="float" office:value="2" calcext:value-type="float">
            <text:p>2,0</text:p>
          </table:table-cell>
          <table:table-cell table:style-name="ce34" table:formula="of:=IFERROR(ABS(([.M49]-CEILING([.$C49]))/CEILING([.$C49]));IF([.R49]&lt;&gt;&quot;*&quot;;[.R49];&quot;*&quot;))" office:value-type="float" office:value="1" calcext:value-type="float">
            <text:p>1,0</text:p>
          </table:table-cell>
          <table:table-cell table:style-name="ce34" table:formula="of:=IFERROR(ABS(([.N49]-CEILING([.$C49]))/CEILING([.$C49]));IF([.S49]&lt;&gt;&quot;*&quot;;[.S49];&quot;*&quot;))" office:value-type="float" office:value="2" calcext:value-type="float">
            <text:p>2,0</text:p>
          </table:table-cell>
          <table:table-cell table:style-name="ce34" table:formula="of:=IFERROR(ABS(([.O49]-CEILING([.$C49]))/CEILING([.$C49]));IF([.T49]&lt;&gt;&quot;*&quot;;[.T49];&quot;*&quot;))" office:value-type="float" office:value="1" calcext:value-type="float">
            <text:p>1,0</text:p>
          </table:table-cell>
          <table:table-cell table:style-name="ce25" table:formula="of:=IF([.L49]=[.$P49];1;&quot;&quot;)">
            <text:p/>
          </table:table-cell>
          <table:table-cell table:formula="of:=IF([.M49]=[.$P49];1;&quot;&quot;)" office:value-type="float" office:value="1" calcext:value-type="float">
            <text:p>1</text:p>
          </table:table-cell>
          <table:table-cell table:style-name="ce25" table:formula="of:=IF([.N49]=[.$P49];1;&quot;&quot;)">
            <text:p/>
          </table:table-cell>
          <table:table-cell table:style-name="ce25" table:formula="of:=IF([.O49]=[.$P49];1;&quot;&quot;)" office:value-type="float" office:value="1" calcext:value-type="float">
            <text:p>1</text:p>
          </table:table-cell>
          <table:table-cell table:number-columns-repeated="8"/>
          <table:table-cell table:formula="of:=CONCATENATE([.A49];&quot;&amp;&quot;;[.B49];&quot;&amp;&quot;;IF([.E49]=1;CONCATENATE(&quot;\h{&quot;;[.C49];&quot;}&quot;);[.C49]);&quot;&amp;&quot;;[.H49];&quot;&amp;&quot;;IF([.J49]=0;CONCATENATE(&quot;\uu{&quot;;[.I49];&quot;}&quot;);[.I49]);&quot;&amp;&quot;;IF([.L49]=[.P49];CONCATENATE(&quot;\h{&quot;;[.L49];&quot;}&quot;);[.L49]);&quot;&amp;&quot;;IF([.M49]=[.P49];CONCATENATE(&quot;\h{&quot;;[.M49];&quot;}&quot;);[.M49]);&quot;&amp;&quot;;IF([.N49]=[.P49];CONCATENATE(&quot;\h{&quot;;[.N49];&quot;}&quot;);[.N49]);&quot;&amp;&quot;;IF([.O49]=[.P49];CONCATENATE(&quot;\h{&quot;;[.O49];&quot;}&quot;);[.O49]);&quot;\\\hline&quot;)" office:value-type="string" office:string-value="r20-50-25-1&amp;20,11&amp;-1,1&amp;0&amp;\uu{0}&amp;1&amp;\h{0}&amp;1&amp;\h{0}\\\hline" calcext:value-type="string">
            <text:p>r20-50-25-1&amp;20,11&amp;-1,1&amp;0&amp;\uu{0}&amp;1&amp;\h{0}&amp;1&amp;\h{0}\\\hline</text:p>
          </table:table-cell>
          <table:table-cell table:number-columns-repeated="8"/>
        </table:table-row>
        <table:table-row table:style-name="ro2">
          <table:table-cell table:formula="of:=[$ra.AA49]" office:value-type="string" office:string-value="r20-50-25-2" calcext:value-type="string">
            <text:p>r20-50-25-2</text:p>
          </table:table-cell>
          <table:table-cell table:formula="of:=ROUND([$ra.AB49];2)" office:value-type="float" office:value="18.66" calcext:value-type="float">
            <text:p>18,66</text:p>
          </table:table-cell>
          <table:table-cell table:style-name="ce9" table:formula="of:=ROUND([$ra.AC49];1)" office:value-type="float" office:value="-1" calcext:value-type="float">
            <text:p>-1,0</text:p>
          </table:table-cell>
          <table:table-cell table:style-name="ce34" table:formula="of:=IF([ra.S49]=5;&quot;*&quot;;[ra.I49])" office:value-type="float" office:value="0.172143" calcext:value-type="float">
            <text:p>0,2</text:p>
          </table:table-cell>
          <table:table-cell table:style-name="ce21" table:formula="of:=IF([ra.S49]=11;1;&quot;&quot;)">
            <text:p/>
          </table:table-cell>
          <table:table-cell table:style-name="ce14" table:formula="of:=IFERROR(IF([.I50]=0;ABS(CEILING([.C50]));ABS(([.I50]-CEILING([.C50]))/[.I50]));&quot;*&quot;)" office:value-type="float" office:value="1" calcext:value-type="float">
            <text:p>1,00</text:p>
          </table:table-cell>
          <table:table-cell table:style-name="ce14" table:formula="of:=IFERROR([.I50]-CEILING([.C50]);&quot;*&quot;)" office:value-type="float" office:value="1" calcext:value-type="float">
            <text:p>1,00</text:p>
          </table:table-cell>
          <table:table-cell table:style-name="ce34" table:formula="of:=ROUND([exact.J49];1)" office:value-type="float" office:value="0" calcext:value-type="float">
            <text:p>0,0</text:p>
          </table:table-cell>
          <table:table-cell table:style-name="ce11" table:formula="of:=[exact.K49]" office:value-type="float" office:value="0" calcext:value-type="float">
            <text:p>0</text:p>
          </table:table-cell>
          <table:table-cell table:style-name="ce34" table:formula="of:=IF([exact.L49]&lt;1000000;100*[exact.L49];&quot;*&quot;)" office:value-type="float" office:value="0" calcext:value-type="float">
            <text:p>0,0</text:p>
          </table:table-cell>
          <table:table-cell table:style-name="ce34" table:formula="of:=IF([exact.S49]=5;&quot;*&quot;;[exact.I49])" office:value-type="float" office:value="0.330324" calcext:value-type="float">
            <text:p>0,3</text:p>
          </table:table-cell>
          <table:table-cell table:style-name="ce18" table:formula="of:=[$ra.AE49]" office:value-type="float" office:value="1" calcext:value-type="float">
            <text:p>1</text:p>
          </table:table-cell>
          <table:table-cell table:style-name="ce18" table:formula="of:=[$'bcpa-t600'.AE49]" office:value-type="float" office:value="-0" calcext:value-type="float">
            <text:p>0</text:p>
          </table:table-cell>
          <table:table-cell table:style-name="ce18" table:formula="of:=[$'blpl-t300'.AE49]" office:value-type="float" office:value="1" calcext:value-type="float">
            <text:p>1</text:p>
          </table:table-cell>
          <table:table-cell table:style-name="ce18" table:formula="of:=[$'sbpl-t300'.AE49]" office:value-type="float" office:value="0" calcext:value-type="float">
            <text:p>0</text:p>
          </table:table-cell>
          <table:table-cell table:formula="of:=MIN([.L50:.O50])" office:value-type="float" office:value="-0" calcext:value-type="float">
            <text:p>0</text:p>
          </table:table-cell>
          <table:table-cell table:formula="of:=ABS([.L50]-CEILING([.$C50]))" office:value-type="float" office:value="2" calcext:value-type="float">
            <text:p>2</text:p>
          </table:table-cell>
          <table:table-cell table:formula="of:=IFERROR(ABS([.M50]-CEILING([.$C50]));&quot;-&quot;)" office:value-type="float" office:value="1" calcext:value-type="float">
            <text:p>1</text:p>
          </table:table-cell>
          <table:table-cell table:formula="of:=ABS([.N50]-CEILING([.$C50]))" office:value-type="float" office:value="2" calcext:value-type="float">
            <text:p>2</text:p>
          </table:table-cell>
          <table:table-cell table:formula="of:=ABS([.O50]-CEILING([.$C50]))" office:value-type="float" office:value="1" calcext:value-type="float">
            <text:p>1</text:p>
          </table:table-cell>
          <table:table-cell table:style-name="ce34" table:formula="of:=IFERROR(ABS(([.L50]-CEILING([.$C50]))/CEILING([.$C50]));IF([.Q50]&lt;&gt;&quot;*&quot;;[.Q50];&quot;*&quot;))" office:value-type="float" office:value="2" calcext:value-type="float">
            <text:p>2,0</text:p>
          </table:table-cell>
          <table:table-cell table:style-name="ce34" table:formula="of:=IFERROR(ABS(([.M50]-CEILING([.$C50]))/CEILING([.$C50]));IF([.R50]&lt;&gt;&quot;*&quot;;[.R50];&quot;*&quot;))" office:value-type="float" office:value="1" calcext:value-type="float">
            <text:p>1,0</text:p>
          </table:table-cell>
          <table:table-cell table:style-name="ce34" table:formula="of:=IFERROR(ABS(([.N50]-CEILING([.$C50]))/CEILING([.$C50]));IF([.S50]&lt;&gt;&quot;*&quot;;[.S50];&quot;*&quot;))" office:value-type="float" office:value="2" calcext:value-type="float">
            <text:p>2,0</text:p>
          </table:table-cell>
          <table:table-cell table:style-name="ce34" table:formula="of:=IFERROR(ABS(([.O50]-CEILING([.$C50]))/CEILING([.$C50]));IF([.T50]&lt;&gt;&quot;*&quot;;[.T50];&quot;*&quot;))" office:value-type="float" office:value="1" calcext:value-type="float">
            <text:p>1,0</text:p>
          </table:table-cell>
          <table:table-cell table:style-name="ce25" table:formula="of:=IF([.L50]=[.$P50];1;&quot;&quot;)">
            <text:p/>
          </table:table-cell>
          <table:table-cell table:formula="of:=IF([.M50]=[.$P50];1;&quot;&quot;)" office:value-type="float" office:value="1" calcext:value-type="float">
            <text:p>1</text:p>
          </table:table-cell>
          <table:table-cell table:style-name="ce25" table:formula="of:=IF([.N50]=[.$P50];1;&quot;&quot;)">
            <text:p/>
          </table:table-cell>
          <table:table-cell table:style-name="ce25" table:formula="of:=IF([.O50]=[.$P50];1;&quot;&quot;)" office:value-type="float" office:value="1" calcext:value-type="float">
            <text:p>1</text:p>
          </table:table-cell>
          <table:table-cell table:number-columns-repeated="8"/>
          <table:table-cell table:formula="of:=CONCATENATE([.A50];&quot;&amp;&quot;;[.B50];&quot;&amp;&quot;;IF([.E50]=1;CONCATENATE(&quot;\h{&quot;;[.C50];&quot;}&quot;);[.C50]);&quot;&amp;&quot;;[.H50];&quot;&amp;&quot;;IF([.J50]=0;CONCATENATE(&quot;\uu{&quot;;[.I50];&quot;}&quot;);[.I50]);&quot;&amp;&quot;;IF([.L50]=[.P50];CONCATENATE(&quot;\h{&quot;;[.L50];&quot;}&quot;);[.L50]);&quot;&amp;&quot;;IF([.M50]=[.P50];CONCATENATE(&quot;\h{&quot;;[.M50];&quot;}&quot;);[.M50]);&quot;&amp;&quot;;IF([.N50]=[.P50];CONCATENATE(&quot;\h{&quot;;[.N50];&quot;}&quot;);[.N50]);&quot;&amp;&quot;;IF([.O50]=[.P50];CONCATENATE(&quot;\h{&quot;;[.O50];&quot;}&quot;);[.O50]);&quot;\\\hline&quot;)" office:value-type="string" office:string-value="r20-50-25-2&amp;18,66&amp;-1&amp;0&amp;\uu{0}&amp;1&amp;\h{0}&amp;1&amp;\h{0}\\\hline" calcext:value-type="string">
            <text:p>r20-50-25-2&amp;18,66&amp;-1&amp;0&amp;\uu{0}&amp;1&amp;\h{0}&amp;1&amp;\h{0}\\\hline</text:p>
          </table:table-cell>
          <table:table-cell table:number-columns-repeated="8"/>
        </table:table-row>
        <table:table-row table:style-name="ro2">
          <table:table-cell table:formula="of:=[$ra.AA50]" office:value-type="string" office:string-value="r20-50-5-1" calcext:value-type="string">
            <text:p>r20-50-5-1</text:p>
          </table:table-cell>
          <table:table-cell table:formula="of:=ROUND([$ra.AB50];2)" office:value-type="float" office:value="0" calcext:value-type="float">
            <text:p>0</text:p>
          </table:table-cell>
          <table:table-cell table:style-name="ce9" table:formula="of:=ROUND([$ra.AC50];1)" office:value-type="float" office:value="0" calcext:value-type="float">
            <text:p>0,0</text:p>
          </table:table-cell>
          <table:table-cell table:style-name="ce34" table:formula="of:=IF([ra.S50]=5;&quot;*&quot;;[ra.I50])" office:value-type="float" office:value="0.008219" calcext:value-type="float">
            <text:p>0,0</text:p>
          </table:table-cell>
          <table:table-cell table:style-name="ce21" table:formula="of:=IF([ra.S50]=11;1;&quot;&quot;)" office:value-type="float" office:value="1" calcext:value-type="float">
            <text:p>1</text:p>
          </table:table-cell>
          <table:table-cell table:style-name="ce14" table:formula="of:=IFERROR(IF([.I51]=0;ABS(CEILING([.C51]));ABS(([.I51]-CEILING([.C51]))/[.I51]));&quot;*&quot;)" office:value-type="float" office:value="0" calcext:value-type="float">
            <text:p>0,00</text:p>
          </table:table-cell>
          <table:table-cell table:style-name="ce14" table:formula="of:=IFERROR([.I51]-CEILING([.C51]);&quot;*&quot;)" office:value-type="float" office:value="0" calcext:value-type="float">
            <text:p>0,00</text:p>
          </table:table-cell>
          <table:table-cell table:style-name="ce34" table:formula="of:=ROUND([exact.J50];1)" office:value-type="float" office:value="0" calcext:value-type="float">
            <text:p>0,0</text:p>
          </table:table-cell>
          <table:table-cell table:style-name="ce11" table:formula="of:=[exact.K50]" office:value-type="float" office:value="0" calcext:value-type="float">
            <text:p>0</text:p>
          </table:table-cell>
          <table:table-cell table:style-name="ce34" table:formula="of:=IF([exact.L50]&lt;1000000;100*[exact.L50];&quot;*&quot;)" office:value-type="float" office:value="0" calcext:value-type="float">
            <text:p>0,0</text:p>
          </table:table-cell>
          <table:table-cell table:style-name="ce34" table:formula="of:=IF([exact.S50]=5;&quot;*&quot;;[exact.I50])" office:value-type="float" office:value="0.030629" calcext:value-type="float">
            <text:p>0,0</text:p>
          </table:table-cell>
          <table:table-cell table:style-name="ce18" table:formula="of:=[$ra.AE50]" office:value-type="float" office:value="0" calcext:value-type="float">
            <text:p>0</text:p>
          </table:table-cell>
          <table:table-cell table:style-name="ce18" table:formula="of:=[$'bcpa-t600'.AE50]" office:value-type="float" office:value="0" calcext:value-type="float">
            <text:p>0</text:p>
          </table:table-cell>
          <table:table-cell table:style-name="ce18" table:formula="of:=[$'blpl-t300'.AE50]" office:value-type="float" office:value="0" calcext:value-type="float">
            <text:p>0</text:p>
          </table:table-cell>
          <table:table-cell table:style-name="ce18" table:formula="of:=[$'sbpl-t300'.AE50]" office:value-type="float" office:value="0" calcext:value-type="float">
            <text:p>0</text:p>
          </table:table-cell>
          <table:table-cell table:formula="of:=MIN([.L51:.O51])" office:value-type="float" office:value="0" calcext:value-type="float">
            <text:p>0</text:p>
          </table:table-cell>
          <table:table-cell table:formula="of:=ABS([.L51]-CEILING([.$C51]))" office:value-type="float" office:value="0" calcext:value-type="float">
            <text:p>0</text:p>
          </table:table-cell>
          <table:table-cell table:formula="of:=IFERROR(ABS([.M51]-CEILING([.$C51]));&quot;-&quot;)" office:value-type="float" office:value="0" calcext:value-type="float">
            <text:p>0</text:p>
          </table:table-cell>
          <table:table-cell table:formula="of:=ABS([.N51]-CEILING([.$C51]))" office:value-type="float" office:value="0" calcext:value-type="float">
            <text:p>0</text:p>
          </table:table-cell>
          <table:table-cell table:formula="of:=ABS([.O51]-CEILING([.$C51]))" office:value-type="float" office:value="0" calcext:value-type="float">
            <text:p>0</text:p>
          </table:table-cell>
          <table:table-cell table:style-name="ce34" table:formula="of:=IFERROR(ABS(([.L51]-CEILING([.$C51]))/CEILING([.$C51]));IF([.Q51]&lt;&gt;&quot;*&quot;;[.Q51];&quot;*&quot;))" office:value-type="float" office:value="0" calcext:value-type="float">
            <text:p>0,0</text:p>
          </table:table-cell>
          <table:table-cell table:style-name="ce34" table:formula="of:=IFERROR(ABS(([.M51]-CEILING([.$C51]))/CEILING([.$C51]));IF([.R51]&lt;&gt;&quot;*&quot;;[.R51];&quot;*&quot;))" office:value-type="float" office:value="0" calcext:value-type="float">
            <text:p>0,0</text:p>
          </table:table-cell>
          <table:table-cell table:style-name="ce34" table:formula="of:=IFERROR(ABS(([.N51]-CEILING([.$C51]))/CEILING([.$C51]));IF([.S51]&lt;&gt;&quot;*&quot;;[.S51];&quot;*&quot;))" office:value-type="float" office:value="0" calcext:value-type="float">
            <text:p>0,0</text:p>
          </table:table-cell>
          <table:table-cell table:style-name="ce34" table:formula="of:=IFERROR(ABS(([.O51]-CEILING([.$C51]))/CEILING([.$C51]));IF([.T51]&lt;&gt;&quot;*&quot;;[.T51];&quot;*&quot;))" office:value-type="float" office:value="0" calcext:value-type="float">
            <text:p>0,0</text:p>
          </table:table-cell>
          <table:table-cell table:style-name="ce25" table:formula="of:=IF([.L51]=[.$P51];1;&quot;&quot;)" office:value-type="float" office:value="1" calcext:value-type="float">
            <text:p>1</text:p>
          </table:table-cell>
          <table:table-cell table:formula="of:=IF([.M51]=[.$P51];1;&quot;&quot;)" office:value-type="float" office:value="1" calcext:value-type="float">
            <text:p>1</text:p>
          </table:table-cell>
          <table:table-cell table:style-name="ce25" table:formula="of:=IF([.N51]=[.$P51];1;&quot;&quot;)" office:value-type="float" office:value="1" calcext:value-type="float">
            <text:p>1</text:p>
          </table:table-cell>
          <table:table-cell table:style-name="ce25" table:formula="of:=IF([.O51]=[.$P51];1;&quot;&quot;)" office:value-type="float" office:value="1" calcext:value-type="float">
            <text:p>1</text:p>
          </table:table-cell>
          <table:table-cell table:number-columns-repeated="8"/>
          <table:table-cell table:formula="of:=CONCATENATE([.A51];&quot;&amp;&quot;;[.B51];&quot;&amp;&quot;;IF([.E51]=1;CONCATENATE(&quot;\h{&quot;;[.C51];&quot;}&quot;);[.C51]);&quot;&amp;&quot;;[.H51];&quot;&amp;&quot;;IF([.J51]=0;CONCATENATE(&quot;\uu{&quot;;[.I51];&quot;}&quot;);[.I51]);&quot;&amp;&quot;;IF([.L51]=[.P51];CONCATENATE(&quot;\h{&quot;;[.L51];&quot;}&quot;);[.L51]);&quot;&amp;&quot;;IF([.M51]=[.P51];CONCATENATE(&quot;\h{&quot;;[.M51];&quot;}&quot;);[.M51]);&quot;&amp;&quot;;IF([.N51]=[.P51];CONCATENATE(&quot;\h{&quot;;[.N51];&quot;}&quot;);[.N51]);&quot;&amp;&quot;;IF([.O51]=[.P51];CONCATENATE(&quot;\h{&quot;;[.O51];&quot;}&quot;);[.O51]);&quot;\\\hline&quot;)" office:value-type="string" office:string-value="r20-50-5-1&amp;0&amp;\h{0}&amp;0&amp;\uu{0}&amp;\h{0}&amp;\h{0}&amp;\h{0}&amp;\h{0}\\\hline" calcext:value-type="string">
            <text:p>r20-50-5-1&amp;0&amp;\h{0}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51]" office:value-type="string" office:string-value="r20-50-5-2" calcext:value-type="string">
            <text:p>r20-50-5-2</text:p>
          </table:table-cell>
          <table:table-cell table:formula="of:=ROUND([$ra.AB51];2)" office:value-type="float" office:value="0" calcext:value-type="float">
            <text:p>0</text:p>
          </table:table-cell>
          <table:table-cell table:style-name="ce9" table:formula="of:=ROUND([$ra.AC51];1)" office:value-type="float" office:value="0" calcext:value-type="float">
            <text:p>0,0</text:p>
          </table:table-cell>
          <table:table-cell table:style-name="ce34" table:formula="of:=IF([ra.S51]=5;&quot;*&quot;;[ra.I51])" office:value-type="float" office:value="0.005532" calcext:value-type="float">
            <text:p>0,0</text:p>
          </table:table-cell>
          <table:table-cell table:style-name="ce21" table:formula="of:=IF([ra.S51]=11;1;&quot;&quot;)" office:value-type="float" office:value="1" calcext:value-type="float">
            <text:p>1</text:p>
          </table:table-cell>
          <table:table-cell table:style-name="ce14" table:formula="of:=IFERROR(IF([.I52]=0;ABS(CEILING([.C52]));ABS(([.I52]-CEILING([.C52]))/[.I52]));&quot;*&quot;)" office:value-type="float" office:value="0" calcext:value-type="float">
            <text:p>0,00</text:p>
          </table:table-cell>
          <table:table-cell table:style-name="ce14" table:formula="of:=IFERROR([.I52]-CEILING([.C52]);&quot;*&quot;)" office:value-type="float" office:value="-0" calcext:value-type="float">
            <text:p>0,00</text:p>
          </table:table-cell>
          <table:table-cell table:style-name="ce34" table:formula="of:=ROUND([exact.J51];1)" office:value-type="float" office:value="-0" calcext:value-type="float">
            <text:p>0,0</text:p>
          </table:table-cell>
          <table:table-cell table:style-name="ce11" table:formula="of:=[exact.K51]" office:value-type="float" office:value="-0" calcext:value-type="float">
            <text:p>0</text:p>
          </table:table-cell>
          <table:table-cell table:style-name="ce34" table:formula="of:=IF([exact.L51]&lt;1000000;100*[exact.L51];&quot;*&quot;)" office:value-type="float" office:value="0" calcext:value-type="float">
            <text:p>0,0</text:p>
          </table:table-cell>
          <table:table-cell table:style-name="ce34" table:formula="of:=IF([exact.S51]=5;&quot;*&quot;;[exact.I51])" office:value-type="float" office:value="0.027064" calcext:value-type="float">
            <text:p>0,0</text:p>
          </table:table-cell>
          <table:table-cell table:style-name="ce18" table:formula="of:=[$ra.AE51]" office:value-type="float" office:value="0" calcext:value-type="float">
            <text:p>0</text:p>
          </table:table-cell>
          <table:table-cell table:style-name="ce18" table:formula="of:=[$'bcpa-t600'.AE51]" office:value-type="float" office:value="0" calcext:value-type="float">
            <text:p>0</text:p>
          </table:table-cell>
          <table:table-cell table:style-name="ce18" table:formula="of:=[$'blpl-t300'.AE51]" office:value-type="float" office:value="0" calcext:value-type="float">
            <text:p>0</text:p>
          </table:table-cell>
          <table:table-cell table:style-name="ce18" table:formula="of:=[$'sbpl-t300'.AE51]" office:value-type="float" office:value="0" calcext:value-type="float">
            <text:p>0</text:p>
          </table:table-cell>
          <table:table-cell table:formula="of:=MIN([.L52:.O52])" office:value-type="float" office:value="0" calcext:value-type="float">
            <text:p>0</text:p>
          </table:table-cell>
          <table:table-cell table:formula="of:=ABS([.L52]-CEILING([.$C52]))" office:value-type="float" office:value="0" calcext:value-type="float">
            <text:p>0</text:p>
          </table:table-cell>
          <table:table-cell table:formula="of:=IFERROR(ABS([.M52]-CEILING([.$C52]));&quot;-&quot;)" office:value-type="float" office:value="0" calcext:value-type="float">
            <text:p>0</text:p>
          </table:table-cell>
          <table:table-cell table:formula="of:=ABS([.N52]-CEILING([.$C52]))" office:value-type="float" office:value="0" calcext:value-type="float">
            <text:p>0</text:p>
          </table:table-cell>
          <table:table-cell table:formula="of:=ABS([.O52]-CEILING([.$C52]))" office:value-type="float" office:value="0" calcext:value-type="float">
            <text:p>0</text:p>
          </table:table-cell>
          <table:table-cell table:style-name="ce34" table:formula="of:=IFERROR(ABS(([.L52]-CEILING([.$C52]))/CEILING([.$C52]));IF([.Q52]&lt;&gt;&quot;*&quot;;[.Q52];&quot;*&quot;))" office:value-type="float" office:value="0" calcext:value-type="float">
            <text:p>0,0</text:p>
          </table:table-cell>
          <table:table-cell table:style-name="ce34" table:formula="of:=IFERROR(ABS(([.M52]-CEILING([.$C52]))/CEILING([.$C52]));IF([.R52]&lt;&gt;&quot;*&quot;;[.R52];&quot;*&quot;))" office:value-type="float" office:value="0" calcext:value-type="float">
            <text:p>0,0</text:p>
          </table:table-cell>
          <table:table-cell table:style-name="ce34" table:formula="of:=IFERROR(ABS(([.N52]-CEILING([.$C52]))/CEILING([.$C52]));IF([.S52]&lt;&gt;&quot;*&quot;;[.S52];&quot;*&quot;))" office:value-type="float" office:value="0" calcext:value-type="float">
            <text:p>0,0</text:p>
          </table:table-cell>
          <table:table-cell table:style-name="ce34" table:formula="of:=IFERROR(ABS(([.O52]-CEILING([.$C52]))/CEILING([.$C52]));IF([.T52]&lt;&gt;&quot;*&quot;;[.T52];&quot;*&quot;))" office:value-type="float" office:value="0" calcext:value-type="float">
            <text:p>0,0</text:p>
          </table:table-cell>
          <table:table-cell table:style-name="ce25" table:formula="of:=IF([.L52]=[.$P52];1;&quot;&quot;)" office:value-type="float" office:value="1" calcext:value-type="float">
            <text:p>1</text:p>
          </table:table-cell>
          <table:table-cell table:formula="of:=IF([.M52]=[.$P52];1;&quot;&quot;)" office:value-type="float" office:value="1" calcext:value-type="float">
            <text:p>1</text:p>
          </table:table-cell>
          <table:table-cell table:style-name="ce25" table:formula="of:=IF([.N52]=[.$P52];1;&quot;&quot;)" office:value-type="float" office:value="1" calcext:value-type="float">
            <text:p>1</text:p>
          </table:table-cell>
          <table:table-cell table:style-name="ce25" table:formula="of:=IF([.O52]=[.$P52];1;&quot;&quot;)" office:value-type="float" office:value="1" calcext:value-type="float">
            <text:p>1</text:p>
          </table:table-cell>
          <table:table-cell table:number-columns-repeated="8"/>
          <table:table-cell table:formula="of:=CONCATENATE([.A52];&quot;&amp;&quot;;[.B52];&quot;&amp;&quot;;IF([.E52]=1;CONCATENATE(&quot;\h{&quot;;[.C52];&quot;}&quot;);[.C52]);&quot;&amp;&quot;;[.H52];&quot;&amp;&quot;;IF([.J52]=0;CONCATENATE(&quot;\uu{&quot;;[.I52];&quot;}&quot;);[.I52]);&quot;&amp;&quot;;IF([.L52]=[.P52];CONCATENATE(&quot;\h{&quot;;[.L52];&quot;}&quot;);[.L52]);&quot;&amp;&quot;;IF([.M52]=[.P52];CONCATENATE(&quot;\h{&quot;;[.M52];&quot;}&quot;);[.M52]);&quot;&amp;&quot;;IF([.N52]=[.P52];CONCATENATE(&quot;\h{&quot;;[.N52];&quot;}&quot;);[.N52]);&quot;&amp;&quot;;IF([.O52]=[.P52];CONCATENATE(&quot;\h{&quot;;[.O52];&quot;}&quot;);[.O52]);&quot;\\\hline&quot;)" office:value-type="string" office:string-value="r20-50-5-2&amp;0&amp;\h{0}&amp;0&amp;\uu{0}&amp;\h{0}&amp;\h{0}&amp;\h{0}&amp;\h{0}\\\hline" calcext:value-type="string">
            <text:p>r20-50-5-2&amp;0&amp;\h{0}&amp;0&amp;\uu{0}&amp;\h{0}&amp;\h{0}&amp;\h{0}&amp;\h{0}\\\hline</text:p>
          </table:table-cell>
          <table:table-cell table:number-columns-repeated="8"/>
        </table:table-row>
        <table:table-row table:style-name="ro2">
          <table:table-cell table:formula="of:=[$ra.AA52]" office:value-type="string" office:string-value="r4-100-10-1" calcext:value-type="string">
            <text:p>r4-100-10-1</text:p>
          </table:table-cell>
          <table:table-cell table:formula="of:=ROUND([$ra.AB52];2)" office:value-type="float" office:value="26.76" calcext:value-type="float">
            <text:p>26,76</text:p>
          </table:table-cell>
          <table:table-cell table:style-name="ce9" table:formula="of:=ROUND([$ra.AC52];1)" office:value-type="float" office:value="1" calcext:value-type="float">
            <text:p>1,0</text:p>
          </table:table-cell>
          <table:table-cell table:style-name="ce34" table:formula="of:=IF([ra.S52]=5;&quot;*&quot;;[ra.I52])" office:value-type="float" office:value="0.055995" calcext:value-type="float">
            <text:p>0,1</text:p>
          </table:table-cell>
          <table:table-cell table:style-name="ce21" table:formula="of:=IF([ra.S52]=11;1;&quot;&quot;)">
            <text:p/>
          </table:table-cell>
          <table:table-cell table:style-name="ce14" table:formula="of:=IFERROR(IF([.I53]=0;ABS(CEILING([.C53]));ABS(([.I53]-CEILING([.C53]))/[.I53]));&quot;*&quot;)" office:value-type="float" office:value="0.666666666666667" calcext:value-type="float">
            <text:p>0,67</text:p>
          </table:table-cell>
          <table:table-cell table:style-name="ce14" table:formula="of:=IFERROR([.I53]-CEILING([.C53]);&quot;*&quot;)" office:value-type="float" office:value="2" calcext:value-type="float">
            <text:p>2,00</text:p>
          </table:table-cell>
          <table:table-cell table:style-name="ce34" table:formula="of:=ROUND([exact.J52];1)" office:value-type="float" office:value="3" calcext:value-type="float">
            <text:p>3,0</text:p>
          </table:table-cell>
          <table:table-cell table:style-name="ce11" table:formula="of:=[exact.K52]" office:value-type="float" office:value="3" calcext:value-type="float">
            <text:p>3</text:p>
          </table:table-cell>
          <table:table-cell table:style-name="ce34" table:formula="of:=IF([exact.L52]&lt;1000000;100*[exact.L52];&quot;*&quot;)" office:value-type="float" office:value="0" calcext:value-type="float">
            <text:p>0,0</text:p>
          </table:table-cell>
          <table:table-cell table:style-name="ce34" table:formula="of:=IF([exact.S52]=5;&quot;*&quot;;[exact.I52])" office:value-type="float" office:value="0.787273" calcext:value-type="float">
            <text:p>0,8</text:p>
          </table:table-cell>
          <table:table-cell table:style-name="ce18" table:formula="of:=[$ra.AE52]" office:value-type="float" office:value="5" calcext:value-type="float">
            <text:p>5</text:p>
          </table:table-cell>
          <table:table-cell table:style-name="ce18" table:formula="of:=[$'bcpa-t600'.AE52]" office:value-type="float" office:value="4" calcext:value-type="float">
            <text:p>4</text:p>
          </table:table-cell>
          <table:table-cell table:style-name="ce18" table:formula="of:=[$'blpl-t300'.AE52]" office:value-type="float" office:value="3" calcext:value-type="float">
            <text:p>3</text:p>
          </table:table-cell>
          <table:table-cell table:style-name="ce18" table:formula="of:=[$'sbpl-t300'.AE52]" office:value-type="float" office:value="3" calcext:value-type="float">
            <text:p>3</text:p>
          </table:table-cell>
          <table:table-cell table:formula="of:=MIN([.L53:.O53])" office:value-type="float" office:value="3" calcext:value-type="float">
            <text:p>3</text:p>
          </table:table-cell>
          <table:table-cell table:formula="of:=ABS([.L53]-CEILING([.$C53]))" office:value-type="float" office:value="4" calcext:value-type="float">
            <text:p>4</text:p>
          </table:table-cell>
          <table:table-cell table:formula="of:=IFERROR(ABS([.M53]-CEILING([.$C53]));&quot;-&quot;)" office:value-type="float" office:value="3" calcext:value-type="float">
            <text:p>3</text:p>
          </table:table-cell>
          <table:table-cell table:formula="of:=ABS([.N53]-CEILING([.$C53]))" office:value-type="float" office:value="2" calcext:value-type="float">
            <text:p>2</text:p>
          </table:table-cell>
          <table:table-cell table:formula="of:=ABS([.O53]-CEILING([.$C53]))" office:value-type="float" office:value="2" calcext:value-type="float">
            <text:p>2</text:p>
          </table:table-cell>
          <table:table-cell table:style-name="ce34" table:formula="of:=IFERROR(ABS(([.L53]-CEILING([.$C53]))/CEILING([.$C53]));IF([.Q53]&lt;&gt;&quot;*&quot;;[.Q53];&quot;*&quot;))" office:value-type="float" office:value="4" calcext:value-type="float">
            <text:p>4,0</text:p>
          </table:table-cell>
          <table:table-cell table:style-name="ce34" table:formula="of:=IFERROR(ABS(([.M53]-CEILING([.$C53]))/CEILING([.$C53]));IF([.R53]&lt;&gt;&quot;*&quot;;[.R53];&quot;*&quot;))" office:value-type="float" office:value="3" calcext:value-type="float">
            <text:p>3,0</text:p>
          </table:table-cell>
          <table:table-cell table:style-name="ce34" table:formula="of:=IFERROR(ABS(([.N53]-CEILING([.$C53]))/CEILING([.$C53]));IF([.S53]&lt;&gt;&quot;*&quot;;[.S53];&quot;*&quot;))" office:value-type="float" office:value="2" calcext:value-type="float">
            <text:p>2,0</text:p>
          </table:table-cell>
          <table:table-cell table:style-name="ce34" table:formula="of:=IFERROR(ABS(([.O53]-CEILING([.$C53]))/CEILING([.$C53]));IF([.T53]&lt;&gt;&quot;*&quot;;[.T53];&quot;*&quot;))" office:value-type="float" office:value="2" calcext:value-type="float">
            <text:p>2,0</text:p>
          </table:table-cell>
          <table:table-cell table:formula="of:=IF([.L53]=[.$P53];1;&quot;&quot;)">
            <text:p/>
          </table:table-cell>
          <table:table-cell table:formula="of:=IF([.M53]=[.$P53];1;&quot;&quot;)">
            <text:p/>
          </table:table-cell>
          <table:table-cell table:style-name="ce25" table:formula="of:=IF([.N53]=[.$P53];1;&quot;&quot;)" office:value-type="float" office:value="1" calcext:value-type="float">
            <text:p>1</text:p>
          </table:table-cell>
          <table:table-cell table:style-name="ce25" table:formula="of:=IF([.O53]=[.$P53];1;&quot;&quot;)" office:value-type="float" office:value="1" calcext:value-type="float">
            <text:p>1</text:p>
          </table:table-cell>
          <table:table-cell table:number-columns-repeated="8"/>
          <table:table-cell table:formula="of:=CONCATENATE([.A53];&quot;&amp;&quot;;[.B53];&quot;&amp;&quot;;IF([.E53]=1;CONCATENATE(&quot;\h{&quot;;[.C53];&quot;}&quot;);[.C53]);&quot;&amp;&quot;;[.H53];&quot;&amp;&quot;;IF([.J53]=0;CONCATENATE(&quot;\uu{&quot;;[.I53];&quot;}&quot;);[.I53]);&quot;&amp;&quot;;IF([.L53]=[.P53];CONCATENATE(&quot;\h{&quot;;[.L53];&quot;}&quot;);[.L53]);&quot;&amp;&quot;;IF([.M53]=[.P53];CONCATENATE(&quot;\h{&quot;;[.M53];&quot;}&quot;);[.M53]);&quot;&amp;&quot;;IF([.N53]=[.P53];CONCATENATE(&quot;\h{&quot;;[.N53];&quot;}&quot;);[.N53]);&quot;&amp;&quot;;IF([.O53]=[.P53];CONCATENATE(&quot;\h{&quot;;[.O53];&quot;}&quot;);[.O53]);&quot;\\\hline&quot;)" office:value-type="string" office:string-value="r4-100-10-1&amp;26,76&amp;1&amp;3&amp;\uu{3}&amp;5&amp;4&amp;\h{3}&amp;\h{3}\\\hline" calcext:value-type="string">
            <text:p>r4-100-10-1&amp;26,76&amp;1&amp;3&amp;\uu{3}&amp;5&amp;4&amp;\h{3}&amp;\h{3}\\\hline</text:p>
          </table:table-cell>
          <table:table-cell table:number-columns-repeated="8"/>
        </table:table-row>
        <table:table-row table:style-name="ro2">
          <table:table-cell table:formula="of:=[$ra.AA53]" office:value-type="string" office:string-value="r4-100-10-2" calcext:value-type="string">
            <text:p>r4-100-10-2</text:p>
          </table:table-cell>
          <table:table-cell table:formula="of:=ROUND([$ra.AB53];2)" office:value-type="float" office:value="29.58" calcext:value-type="float">
            <text:p>29,58</text:p>
          </table:table-cell>
          <table:table-cell table:style-name="ce9" table:formula="of:=ROUND([$ra.AC53];1)" office:value-type="float" office:value="0.3" calcext:value-type="float">
            <text:p>0,3</text:p>
          </table:table-cell>
          <table:table-cell table:style-name="ce34" table:formula="of:=IF([ra.S53]=5;&quot;*&quot;;[ra.I53])" office:value-type="float" office:value="0.043496" calcext:value-type="float">
            <text:p>0,0</text:p>
          </table:table-cell>
          <table:table-cell table:style-name="ce21" table:formula="of:=IF([ra.S53]=11;1;&quot;&quot;)">
            <text:p/>
          </table:table-cell>
          <table:table-cell table:style-name="ce14" table:formula="of:=IFERROR(IF([.I54]=0;ABS(CEILING([.C54]));ABS(([.I54]-CEILING([.C54]))/[.I54]));&quot;*&quot;)" office:value-type="float" office:value="0.666666666666667" calcext:value-type="float">
            <text:p>0,67</text:p>
          </table:table-cell>
          <table:table-cell table:style-name="ce14" table:formula="of:=IFERROR([.I54]-CEILING([.C54]);&quot;*&quot;)" office:value-type="float" office:value="2" calcext:value-type="float">
            <text:p>2,00</text:p>
          </table:table-cell>
          <table:table-cell table:style-name="ce34" table:formula="of:=ROUND([exact.J53];1)" office:value-type="float" office:value="3" calcext:value-type="float">
            <text:p>3,0</text:p>
          </table:table-cell>
          <table:table-cell table:style-name="ce11" table:formula="of:=[exact.K53]" office:value-type="float" office:value="3" calcext:value-type="float">
            <text:p>3</text:p>
          </table:table-cell>
          <table:table-cell table:style-name="ce34" table:formula="of:=IF([exact.L53]&lt;1000000;100*[exact.L53];&quot;*&quot;)" office:value-type="float" office:value="0" calcext:value-type="float">
            <text:p>0,0</text:p>
          </table:table-cell>
          <table:table-cell table:style-name="ce34" table:formula="of:=IF([exact.S53]=5;&quot;*&quot;;[exact.I53])" office:value-type="float" office:value="0.401309" calcext:value-type="float">
            <text:p>0,4</text:p>
          </table:table-cell>
          <table:table-cell table:style-name="ce18" table:formula="of:=[$ra.AE53]" office:value-type="float" office:value="6" calcext:value-type="float">
            <text:p>6</text:p>
          </table:table-cell>
          <table:table-cell table:style-name="ce18" table:formula="of:=[$'bcpa-t600'.AE53]" office:value-type="float" office:value="3" calcext:value-type="float">
            <text:p>3</text:p>
          </table:table-cell>
          <table:table-cell table:style-name="ce18" table:formula="of:=[$'blpl-t300'.AE53]" office:value-type="float" office:value="3" calcext:value-type="float">
            <text:p>3</text:p>
          </table:table-cell>
          <table:table-cell table:style-name="ce18" table:formula="of:=[$'sbpl-t300'.AE53]" office:value-type="float" office:value="3" calcext:value-type="float">
            <text:p>3</text:p>
          </table:table-cell>
          <table:table-cell table:formula="of:=MIN([.L54:.O54])" office:value-type="float" office:value="3" calcext:value-type="float">
            <text:p>3</text:p>
          </table:table-cell>
          <table:table-cell table:formula="of:=ABS([.L54]-CEILING([.$C54]))" office:value-type="float" office:value="5" calcext:value-type="float">
            <text:p>5</text:p>
          </table:table-cell>
          <table:table-cell table:formula="of:=IFERROR(ABS([.M54]-CEILING([.$C54]));&quot;-&quot;)" office:value-type="float" office:value="2" calcext:value-type="float">
            <text:p>2</text:p>
          </table:table-cell>
          <table:table-cell table:formula="of:=ABS([.N54]-CEILING([.$C54]))" office:value-type="float" office:value="2" calcext:value-type="float">
            <text:p>2</text:p>
          </table:table-cell>
          <table:table-cell table:formula="of:=ABS([.O54]-CEILING([.$C54]))" office:value-type="float" office:value="2" calcext:value-type="float">
            <text:p>2</text:p>
          </table:table-cell>
          <table:table-cell table:style-name="ce34" table:formula="of:=IFERROR(ABS(([.L54]-CEILING([.$C54]))/CEILING([.$C54]));IF([.Q54]&lt;&gt;&quot;*&quot;;[.Q54];&quot;*&quot;))" office:value-type="float" office:value="5" calcext:value-type="float">
            <text:p>5,0</text:p>
          </table:table-cell>
          <table:table-cell table:style-name="ce34" table:formula="of:=IFERROR(ABS(([.M54]-CEILING([.$C54]))/CEILING([.$C54]));IF([.R54]&lt;&gt;&quot;*&quot;;[.R54];&quot;*&quot;))" office:value-type="float" office:value="2" calcext:value-type="float">
            <text:p>2,0</text:p>
          </table:table-cell>
          <table:table-cell table:style-name="ce34" table:formula="of:=IFERROR(ABS(([.N54]-CEILING([.$C54]))/CEILING([.$C54]));IF([.S54]&lt;&gt;&quot;*&quot;;[.S54];&quot;*&quot;))" office:value-type="float" office:value="2" calcext:value-type="float">
            <text:p>2,0</text:p>
          </table:table-cell>
          <table:table-cell table:style-name="ce34" table:formula="of:=IFERROR(ABS(([.O54]-CEILING([.$C54]))/CEILING([.$C54]));IF([.T54]&lt;&gt;&quot;*&quot;;[.T54];&quot;*&quot;))" office:value-type="float" office:value="2" calcext:value-type="float">
            <text:p>2,0</text:p>
          </table:table-cell>
          <table:table-cell table:formula="of:=IF([.L54]=[.$P54];1;&quot;&quot;)">
            <text:p/>
          </table:table-cell>
          <table:table-cell table:formula="of:=IF([.M54]=[.$P54];1;&quot;&quot;)" office:value-type="float" office:value="1" calcext:value-type="float">
            <text:p>1</text:p>
          </table:table-cell>
          <table:table-cell table:style-name="ce25" table:formula="of:=IF([.N54]=[.$P54];1;&quot;&quot;)" office:value-type="float" office:value="1" calcext:value-type="float">
            <text:p>1</text:p>
          </table:table-cell>
          <table:table-cell table:style-name="ce25" table:formula="of:=IF([.O54]=[.$P54];1;&quot;&quot;)" office:value-type="float" office:value="1" calcext:value-type="float">
            <text:p>1</text:p>
          </table:table-cell>
          <table:table-cell table:number-columns-repeated="8"/>
          <table:table-cell table:formula="of:=CONCATENATE([.A54];&quot;&amp;&quot;;[.B54];&quot;&amp;&quot;;IF([.E54]=1;CONCATENATE(&quot;\h{&quot;;[.C54];&quot;}&quot;);[.C54]);&quot;&amp;&quot;;[.H54];&quot;&amp;&quot;;IF([.J54]=0;CONCATENATE(&quot;\uu{&quot;;[.I54];&quot;}&quot;);[.I54]);&quot;&amp;&quot;;IF([.L54]=[.P54];CONCATENATE(&quot;\h{&quot;;[.L54];&quot;}&quot;);[.L54]);&quot;&amp;&quot;;IF([.M54]=[.P54];CONCATENATE(&quot;\h{&quot;;[.M54];&quot;}&quot;);[.M54]);&quot;&amp;&quot;;IF([.N54]=[.P54];CONCATENATE(&quot;\h{&quot;;[.N54];&quot;}&quot;);[.N54]);&quot;&amp;&quot;;IF([.O54]=[.P54];CONCATENATE(&quot;\h{&quot;;[.O54];&quot;}&quot;);[.O54]);&quot;\\\hline&quot;)" office:value-type="string" office:string-value="r4-100-10-2&amp;29,58&amp;0,3&amp;3&amp;\uu{3}&amp;6&amp;\h{3}&amp;\h{3}&amp;\h{3}\\\hline" calcext:value-type="string">
            <text:p>r4-100-10-2&amp;29,58&amp;0,3&amp;3&amp;\uu{3}&amp;6&amp;\h{3}&amp;\h{3}&amp;\h{3}\\\hline</text:p>
          </table:table-cell>
          <table:table-cell table:number-columns-repeated="8"/>
        </table:table-row>
        <table:table-row table:style-name="ro2">
          <table:table-cell table:formula="of:=[$ra.AA54]" office:value-type="string" office:string-value="r4-100-15-1" calcext:value-type="string">
            <text:p>r4-100-15-1</text:p>
          </table:table-cell>
          <table:table-cell table:formula="of:=ROUND([$ra.AB54];2)" office:value-type="float" office:value="37.65" calcext:value-type="float">
            <text:p>37,65</text:p>
          </table:table-cell>
          <table:table-cell table:style-name="ce9" table:formula="of:=ROUND([$ra.AC54];1)" office:value-type="float" office:value="0.5" calcext:value-type="float">
            <text:p>0,5</text:p>
          </table:table-cell>
          <table:table-cell table:style-name="ce34" table:formula="of:=IF([ra.S54]=5;&quot;*&quot;;[ra.I54])" office:value-type="float" office:value="0.187479" calcext:value-type="float">
            <text:p>0,2</text:p>
          </table:table-cell>
          <table:table-cell table:style-name="ce21" table:formula="of:=IF([ra.S54]=11;1;&quot;&quot;)">
            <text:p/>
          </table:table-cell>
          <table:table-cell table:style-name="ce14" table:formula="of:=IFERROR(IF([.I55]=0;ABS(CEILING([.C55]));ABS(([.I55]-CEILING([.C55]))/[.I55]));&quot;*&quot;)" office:value-type="float" office:value="0.75" calcext:value-type="float">
            <text:p>0,75</text:p>
          </table:table-cell>
          <table:table-cell table:style-name="ce14" table:formula="of:=IFERROR([.I55]-CEILING([.C55]);&quot;*&quot;)" office:value-type="float" office:value="3" calcext:value-type="float">
            <text:p>3,00</text:p>
          </table:table-cell>
          <table:table-cell table:style-name="ce34" table:formula="of:=ROUND([exact.J54];1)" office:value-type="float" office:value="4" calcext:value-type="float">
            <text:p>4,0</text:p>
          </table:table-cell>
          <table:table-cell table:style-name="ce11" table:formula="of:=[exact.K54]" office:value-type="float" office:value="4" calcext:value-type="float">
            <text:p>4</text:p>
          </table:table-cell>
          <table:table-cell table:style-name="ce34" table:formula="of:=IF([exact.L54]&lt;1000000;100*[exact.L54];&quot;*&quot;)" office:value-type="float" office:value="0" calcext:value-type="float">
            <text:p>0,0</text:p>
          </table:table-cell>
          <table:table-cell table:style-name="ce34" table:formula="of:=IF([exact.S54]=5;&quot;*&quot;;[exact.I54])" office:value-type="float" office:value="9.383314" calcext:value-type="float">
            <text:p>9,4</text:p>
          </table:table-cell>
          <table:table-cell table:style-name="ce18" table:formula="of:=[$ra.AE54]" office:value-type="float" office:value="6" calcext:value-type="float">
            <text:p>6</text:p>
          </table:table-cell>
          <table:table-cell table:style-name="ce18" table:formula="of:=[$'bcpa-t600'.AE54]" office:value-type="float" office:value="4" calcext:value-type="float">
            <text:p>4</text:p>
          </table:table-cell>
          <table:table-cell table:style-name="ce18" table:formula="of:=[$'blpl-t300'.AE54]" office:value-type="float" office:value="4" calcext:value-type="float">
            <text:p>4</text:p>
          </table:table-cell>
          <table:table-cell table:style-name="ce18" table:formula="of:=[$'sbpl-t300'.AE54]" office:value-type="float" office:value="4" calcext:value-type="float">
            <text:p>4</text:p>
          </table:table-cell>
          <table:table-cell table:formula="of:=MIN([.L55:.O55])" office:value-type="float" office:value="4" calcext:value-type="float">
            <text:p>4</text:p>
          </table:table-cell>
          <table:table-cell table:formula="of:=ABS([.L55]-CEILING([.$C55]))" office:value-type="float" office:value="5" calcext:value-type="float">
            <text:p>5</text:p>
          </table:table-cell>
          <table:table-cell table:formula="of:=IFERROR(ABS([.M55]-CEILING([.$C55]));&quot;-&quot;)" office:value-type="float" office:value="3" calcext:value-type="float">
            <text:p>3</text:p>
          </table:table-cell>
          <table:table-cell table:formula="of:=ABS([.N55]-CEILING([.$C55]))" office:value-type="float" office:value="3" calcext:value-type="float">
            <text:p>3</text:p>
          </table:table-cell>
          <table:table-cell table:formula="of:=ABS([.O55]-CEILING([.$C55]))" office:value-type="float" office:value="3" calcext:value-type="float">
            <text:p>3</text:p>
          </table:table-cell>
          <table:table-cell table:style-name="ce34" table:formula="of:=IFERROR(ABS(([.L55]-CEILING([.$C55]))/CEILING([.$C55]));IF([.Q55]&lt;&gt;&quot;*&quot;;[.Q55];&quot;*&quot;))" office:value-type="float" office:value="5" calcext:value-type="float">
            <text:p>5,0</text:p>
          </table:table-cell>
          <table:table-cell table:style-name="ce34" table:formula="of:=IFERROR(ABS(([.M55]-CEILING([.$C55]))/CEILING([.$C55]));IF([.R55]&lt;&gt;&quot;*&quot;;[.R55];&quot;*&quot;))" office:value-type="float" office:value="3" calcext:value-type="float">
            <text:p>3,0</text:p>
          </table:table-cell>
          <table:table-cell table:style-name="ce34" table:formula="of:=IFERROR(ABS(([.N55]-CEILING([.$C55]))/CEILING([.$C55]));IF([.S55]&lt;&gt;&quot;*&quot;;[.S55];&quot;*&quot;))" office:value-type="float" office:value="3" calcext:value-type="float">
            <text:p>3,0</text:p>
          </table:table-cell>
          <table:table-cell table:style-name="ce34" table:formula="of:=IFERROR(ABS(([.O55]-CEILING([.$C55]))/CEILING([.$C55]));IF([.T55]&lt;&gt;&quot;*&quot;;[.T55];&quot;*&quot;))" office:value-type="float" office:value="3" calcext:value-type="float">
            <text:p>3,0</text:p>
          </table:table-cell>
          <table:table-cell table:formula="of:=IF([.L55]=[.$P55];1;&quot;&quot;)">
            <text:p/>
          </table:table-cell>
          <table:table-cell table:formula="of:=IF([.M55]=[.$P55];1;&quot;&quot;)" office:value-type="float" office:value="1" calcext:value-type="float">
            <text:p>1</text:p>
          </table:table-cell>
          <table:table-cell table:style-name="ce25" table:formula="of:=IF([.N55]=[.$P55];1;&quot;&quot;)" office:value-type="float" office:value="1" calcext:value-type="float">
            <text:p>1</text:p>
          </table:table-cell>
          <table:table-cell table:style-name="ce25" table:formula="of:=IF([.O55]=[.$P55];1;&quot;&quot;)" office:value-type="float" office:value="1" calcext:value-type="float">
            <text:p>1</text:p>
          </table:table-cell>
          <table:table-cell table:number-columns-repeated="8"/>
          <table:table-cell table:formula="of:=CONCATENATE([.A55];&quot;&amp;&quot;;[.B55];&quot;&amp;&quot;;IF([.E55]=1;CONCATENATE(&quot;\h{&quot;;[.C55];&quot;}&quot;);[.C55]);&quot;&amp;&quot;;[.H55];&quot;&amp;&quot;;IF([.J55]=0;CONCATENATE(&quot;\uu{&quot;;[.I55];&quot;}&quot;);[.I55]);&quot;&amp;&quot;;IF([.L55]=[.P55];CONCATENATE(&quot;\h{&quot;;[.L55];&quot;}&quot;);[.L55]);&quot;&amp;&quot;;IF([.M55]=[.P55];CONCATENATE(&quot;\h{&quot;;[.M55];&quot;}&quot;);[.M55]);&quot;&amp;&quot;;IF([.N55]=[.P55];CONCATENATE(&quot;\h{&quot;;[.N55];&quot;}&quot;);[.N55]);&quot;&amp;&quot;;IF([.O55]=[.P55];CONCATENATE(&quot;\h{&quot;;[.O55];&quot;}&quot;);[.O55]);&quot;\\\hline&quot;)" office:value-type="string" office:string-value="r4-100-15-1&amp;37,65&amp;0,5&amp;4&amp;\uu{4}&amp;6&amp;\h{4}&amp;\h{4}&amp;\h{4}\\\hline" calcext:value-type="string">
            <text:p>r4-100-15-1&amp;37,65&amp;0,5&amp;4&amp;\uu{4}&amp;6&amp;\h{4}&amp;\h{4}&amp;\h{4}\\\hline</text:p>
          </table:table-cell>
          <table:table-cell table:number-columns-repeated="8"/>
        </table:table-row>
        <table:table-row table:style-name="ro2">
          <table:table-cell table:formula="of:=[$ra.AA55]" office:value-type="string" office:string-value="r4-100-15-2" calcext:value-type="string">
            <text:p>r4-100-15-2</text:p>
          </table:table-cell>
          <table:table-cell table:formula="of:=ROUND([$ra.AB55];2)" office:value-type="float" office:value="38.27" calcext:value-type="float">
            <text:p>38,27</text:p>
          </table:table-cell>
          <table:table-cell table:style-name="ce9" table:formula="of:=ROUND([$ra.AC55];1)" office:value-type="float" office:value="0.3" calcext:value-type="float">
            <text:p>0,3</text:p>
          </table:table-cell>
          <table:table-cell table:style-name="ce34" table:formula="of:=IF([ra.S55]=5;&quot;*&quot;;[ra.I55])" office:value-type="float" office:value="0.112099" calcext:value-type="float">
            <text:p>0,1</text:p>
          </table:table-cell>
          <table:table-cell table:style-name="ce21" table:formula="of:=IF([ra.S55]=11;1;&quot;&quot;)">
            <text:p/>
          </table:table-cell>
          <table:table-cell table:style-name="ce14" table:formula="of:=IFERROR(IF([.I56]=0;ABS(CEILING([.C56]));ABS(([.I56]-CEILING([.C56]))/[.I56]));&quot;*&quot;)" office:value-type="float" office:value="0.666666666666667" calcext:value-type="float">
            <text:p>0,67</text:p>
          </table:table-cell>
          <table:table-cell table:style-name="ce14" table:formula="of:=IFERROR([.I56]-CEILING([.C56]);&quot;*&quot;)" office:value-type="float" office:value="2" calcext:value-type="float">
            <text:p>2,00</text:p>
          </table:table-cell>
          <table:table-cell table:style-name="ce34" table:formula="of:=ROUND([exact.J55];1)" office:value-type="float" office:value="3" calcext:value-type="float">
            <text:p>3,0</text:p>
          </table:table-cell>
          <table:table-cell table:style-name="ce11" table:formula="of:=[exact.K55]" office:value-type="float" office:value="3" calcext:value-type="float">
            <text:p>3</text:p>
          </table:table-cell>
          <table:table-cell table:style-name="ce34" table:formula="of:=IF([exact.L55]&lt;1000000;100*[exact.L55];&quot;*&quot;)" office:value-type="float" office:value="0" calcext:value-type="float">
            <text:p>0,0</text:p>
          </table:table-cell>
          <table:table-cell table:style-name="ce34" table:formula="of:=IF([exact.S55]=5;&quot;*&quot;;[exact.I55])" office:value-type="float" office:value="1.23553" calcext:value-type="float">
            <text:p>1,2</text:p>
          </table:table-cell>
          <table:table-cell table:style-name="ce18" table:formula="of:=[$ra.AE55]" office:value-type="float" office:value="7" calcext:value-type="float">
            <text:p>7</text:p>
          </table:table-cell>
          <table:table-cell table:style-name="ce18" table:formula="of:=[$'bcpa-t600'.AE55]" office:value-type="float" office:value="3" calcext:value-type="float">
            <text:p>3</text:p>
          </table:table-cell>
          <table:table-cell table:style-name="ce18" table:formula="of:=[$'blpl-t300'.AE55]" office:value-type="float" office:value="4" calcext:value-type="float">
            <text:p>4</text:p>
          </table:table-cell>
          <table:table-cell table:style-name="ce18" table:formula="of:=[$'sbpl-t300'.AE55]" office:value-type="float" office:value="3" calcext:value-type="float">
            <text:p>3</text:p>
          </table:table-cell>
          <table:table-cell table:formula="of:=MIN([.L56:.O56])" office:value-type="float" office:value="3" calcext:value-type="float">
            <text:p>3</text:p>
          </table:table-cell>
          <table:table-cell table:formula="of:=ABS([.L56]-CEILING([.$C56]))" office:value-type="float" office:value="6" calcext:value-type="float">
            <text:p>6</text:p>
          </table:table-cell>
          <table:table-cell table:formula="of:=IFERROR(ABS([.M56]-CEILING([.$C56]));&quot;-&quot;)" office:value-type="float" office:value="2" calcext:value-type="float">
            <text:p>2</text:p>
          </table:table-cell>
          <table:table-cell table:formula="of:=ABS([.N56]-CEILING([.$C56]))" office:value-type="float" office:value="3" calcext:value-type="float">
            <text:p>3</text:p>
          </table:table-cell>
          <table:table-cell table:formula="of:=ABS([.O56]-CEILING([.$C56]))" office:value-type="float" office:value="2" calcext:value-type="float">
            <text:p>2</text:p>
          </table:table-cell>
          <table:table-cell table:style-name="ce34" table:formula="of:=IFERROR(ABS(([.L56]-CEILING([.$C56]))/CEILING([.$C56]));IF([.Q56]&lt;&gt;&quot;*&quot;;[.Q56];&quot;*&quot;))" office:value-type="float" office:value="6" calcext:value-type="float">
            <text:p>6,0</text:p>
          </table:table-cell>
          <table:table-cell table:style-name="ce34" table:formula="of:=IFERROR(ABS(([.M56]-CEILING([.$C56]))/CEILING([.$C56]));IF([.R56]&lt;&gt;&quot;*&quot;;[.R56];&quot;*&quot;))" office:value-type="float" office:value="2" calcext:value-type="float">
            <text:p>2,0</text:p>
          </table:table-cell>
          <table:table-cell table:style-name="ce34" table:formula="of:=IFERROR(ABS(([.N56]-CEILING([.$C56]))/CEILING([.$C56]));IF([.S56]&lt;&gt;&quot;*&quot;;[.S56];&quot;*&quot;))" office:value-type="float" office:value="3" calcext:value-type="float">
            <text:p>3,0</text:p>
          </table:table-cell>
          <table:table-cell table:style-name="ce34" table:formula="of:=IFERROR(ABS(([.O56]-CEILING([.$C56]))/CEILING([.$C56]));IF([.T56]&lt;&gt;&quot;*&quot;;[.T56];&quot;*&quot;))" office:value-type="float" office:value="2" calcext:value-type="float">
            <text:p>2,0</text:p>
          </table:table-cell>
          <table:table-cell table:style-name="ce25" table:formula="of:=IF([.L56]=[.$P56];1;&quot;&quot;)">
            <text:p/>
          </table:table-cell>
          <table:table-cell table:formula="of:=IF([.M56]=[.$P56];1;&quot;&quot;)" office:value-type="float" office:value="1" calcext:value-type="float">
            <text:p>1</text:p>
          </table:table-cell>
          <table:table-cell table:style-name="ce25" table:formula="of:=IF([.N56]=[.$P56];1;&quot;&quot;)">
            <text:p/>
          </table:table-cell>
          <table:table-cell table:style-name="ce25" table:formula="of:=IF([.O56]=[.$P56];1;&quot;&quot;)" office:value-type="float" office:value="1" calcext:value-type="float">
            <text:p>1</text:p>
          </table:table-cell>
          <table:table-cell table:number-columns-repeated="8"/>
          <table:table-cell table:formula="of:=CONCATENATE([.A56];&quot;&amp;&quot;;[.B56];&quot;&amp;&quot;;IF([.E56]=1;CONCATENATE(&quot;\h{&quot;;[.C56];&quot;}&quot;);[.C56]);&quot;&amp;&quot;;[.H56];&quot;&amp;&quot;;IF([.J56]=0;CONCATENATE(&quot;\uu{&quot;;[.I56];&quot;}&quot;);[.I56]);&quot;&amp;&quot;;IF([.L56]=[.P56];CONCATENATE(&quot;\h{&quot;;[.L56];&quot;}&quot;);[.L56]);&quot;&amp;&quot;;IF([.M56]=[.P56];CONCATENATE(&quot;\h{&quot;;[.M56];&quot;}&quot;);[.M56]);&quot;&amp;&quot;;IF([.N56]=[.P56];CONCATENATE(&quot;\h{&quot;;[.N56];&quot;}&quot;);[.N56]);&quot;&amp;&quot;;IF([.O56]=[.P56];CONCATENATE(&quot;\h{&quot;;[.O56];&quot;}&quot;);[.O56]);&quot;\\\hline&quot;)" office:value-type="string" office:string-value="r4-100-15-2&amp;38,27&amp;0,3&amp;3&amp;\uu{3}&amp;7&amp;\h{3}&amp;4&amp;\h{3}\\\hline" calcext:value-type="string">
            <text:p>r4-100-15-2&amp;38,27&amp;0,3&amp;3&amp;\uu{3}&amp;7&amp;\h{3}&amp;4&amp;\h{3}\\\hline</text:p>
          </table:table-cell>
          <table:table-cell table:number-columns-repeated="8"/>
        </table:table-row>
        <table:table-row table:style-name="ro2">
          <table:table-cell table:formula="of:=[$ra.AA56]" office:value-type="string" office:string-value="r4-100-20-1" calcext:value-type="string">
            <text:p>r4-100-20-1</text:p>
          </table:table-cell>
          <table:table-cell table:formula="of:=ROUND([$ra.AB56];2)" office:value-type="float" office:value="43.96" calcext:value-type="float">
            <text:p>43,96</text:p>
          </table:table-cell>
          <table:table-cell table:style-name="ce9" table:formula="of:=ROUND([$ra.AC56];1)" office:value-type="float" office:value="0.3" calcext:value-type="float">
            <text:p>0,3</text:p>
          </table:table-cell>
          <table:table-cell table:style-name="ce34" table:formula="of:=IF([ra.S56]=5;&quot;*&quot;;[ra.I56])" office:value-type="float" office:value="0.224582" calcext:value-type="float">
            <text:p>0,2</text:p>
          </table:table-cell>
          <table:table-cell table:style-name="ce21" table:formula="of:=IF([ra.S56]=11;1;&quot;&quot;)">
            <text:p/>
          </table:table-cell>
          <table:table-cell table:style-name="ce14" table:formula="of:=IFERROR(IF([.I57]=0;ABS(CEILING([.C57]));ABS(([.I57]-CEILING([.C57]))/[.I57]));&quot;*&quot;)" office:value-type="float" office:value="0.75" calcext:value-type="float">
            <text:p>0,75</text:p>
          </table:table-cell>
          <table:table-cell table:style-name="ce14" table:formula="of:=IFERROR([.I57]-CEILING([.C57]);&quot;*&quot;)" office:value-type="float" office:value="3" calcext:value-type="float">
            <text:p>3,00</text:p>
          </table:table-cell>
          <table:table-cell table:style-name="ce34" table:formula="of:=ROUND([exact.J56];1)" office:value-type="float" office:value="4" calcext:value-type="float">
            <text:p>4,0</text:p>
          </table:table-cell>
          <table:table-cell table:style-name="ce11" table:formula="of:=[exact.K56]" office:value-type="float" office:value="4" calcext:value-type="float">
            <text:p>4</text:p>
          </table:table-cell>
          <table:table-cell table:style-name="ce34" table:formula="of:=IF([exact.L56]&lt;1000000;100*[exact.L56];&quot;*&quot;)" office:value-type="float" office:value="0" calcext:value-type="float">
            <text:p>0,0</text:p>
          </table:table-cell>
          <table:table-cell table:style-name="ce34" table:formula="of:=IF([exact.S56]=5;&quot;*&quot;;[exact.I56])" office:value-type="float" office:value="41.660035" calcext:value-type="float">
            <text:p>41,7</text:p>
          </table:table-cell>
          <table:table-cell table:style-name="ce18" table:formula="of:=[$ra.AE56]" office:value-type="float" office:value="7" calcext:value-type="float">
            <text:p>7</text:p>
          </table:table-cell>
          <table:table-cell table:style-name="ce18" table:formula="of:=[$'bcpa-t600'.AE56]" office:value-type="float" office:value="4" calcext:value-type="float">
            <text:p>4</text:p>
          </table:table-cell>
          <table:table-cell table:style-name="ce18" table:formula="of:=[$'blpl-t300'.AE56]" office:value-type="float" office:value="5" calcext:value-type="float">
            <text:p>5</text:p>
          </table:table-cell>
          <table:table-cell table:style-name="ce18" table:formula="of:=[$'sbpl-t300'.AE56]" office:value-type="float" office:value="4" calcext:value-type="float">
            <text:p>4</text:p>
          </table:table-cell>
          <table:table-cell table:formula="of:=MIN([.L57:.O57])" office:value-type="float" office:value="4" calcext:value-type="float">
            <text:p>4</text:p>
          </table:table-cell>
          <table:table-cell table:formula="of:=ABS([.L57]-CEILING([.$C57]))" office:value-type="float" office:value="6" calcext:value-type="float">
            <text:p>6</text:p>
          </table:table-cell>
          <table:table-cell table:formula="of:=IFERROR(ABS([.M57]-CEILING([.$C57]));&quot;-&quot;)" office:value-type="float" office:value="3" calcext:value-type="float">
            <text:p>3</text:p>
          </table:table-cell>
          <table:table-cell table:formula="of:=ABS([.N57]-CEILING([.$C57]))" office:value-type="float" office:value="4" calcext:value-type="float">
            <text:p>4</text:p>
          </table:table-cell>
          <table:table-cell table:formula="of:=ABS([.O57]-CEILING([.$C57]))" office:value-type="float" office:value="3" calcext:value-type="float">
            <text:p>3</text:p>
          </table:table-cell>
          <table:table-cell table:style-name="ce34" table:formula="of:=IFERROR(ABS(([.L57]-CEILING([.$C57]))/CEILING([.$C57]));IF([.Q57]&lt;&gt;&quot;*&quot;;[.Q57];&quot;*&quot;))" office:value-type="float" office:value="6" calcext:value-type="float">
            <text:p>6,0</text:p>
          </table:table-cell>
          <table:table-cell table:style-name="ce34" table:formula="of:=IFERROR(ABS(([.M57]-CEILING([.$C57]))/CEILING([.$C57]));IF([.R57]&lt;&gt;&quot;*&quot;;[.R57];&quot;*&quot;))" office:value-type="float" office:value="3" calcext:value-type="float">
            <text:p>3,0</text:p>
          </table:table-cell>
          <table:table-cell table:style-name="ce34" table:formula="of:=IFERROR(ABS(([.N57]-CEILING([.$C57]))/CEILING([.$C57]));IF([.S57]&lt;&gt;&quot;*&quot;;[.S57];&quot;*&quot;))" office:value-type="float" office:value="4" calcext:value-type="float">
            <text:p>4,0</text:p>
          </table:table-cell>
          <table:table-cell table:style-name="ce34" table:formula="of:=IFERROR(ABS(([.O57]-CEILING([.$C57]))/CEILING([.$C57]));IF([.T57]&lt;&gt;&quot;*&quot;;[.T57];&quot;*&quot;))" office:value-type="float" office:value="3" calcext:value-type="float">
            <text:p>3,0</text:p>
          </table:table-cell>
          <table:table-cell table:style-name="ce25" table:formula="of:=IF([.L57]=[.$P57];1;&quot;&quot;)">
            <text:p/>
          </table:table-cell>
          <table:table-cell table:formula="of:=IF([.M57]=[.$P57];1;&quot;&quot;)" office:value-type="float" office:value="1" calcext:value-type="float">
            <text:p>1</text:p>
          </table:table-cell>
          <table:table-cell table:formula="of:=IF([.N57]=[.$P57];1;&quot;&quot;)">
            <text:p/>
          </table:table-cell>
          <table:table-cell table:formula="of:=IF([.O57]=[.$P57];1;&quot;&quot;)" office:value-type="float" office:value="1" calcext:value-type="float">
            <text:p>1</text:p>
          </table:table-cell>
          <table:table-cell table:number-columns-repeated="8"/>
          <table:table-cell table:formula="of:=CONCATENATE([.A57];&quot;&amp;&quot;;[.B57];&quot;&amp;&quot;;IF([.E57]=1;CONCATENATE(&quot;\h{&quot;;[.C57];&quot;}&quot;);[.C57]);&quot;&amp;&quot;;[.H57];&quot;&amp;&quot;;IF([.J57]=0;CONCATENATE(&quot;\uu{&quot;;[.I57];&quot;}&quot;);[.I57]);&quot;&amp;&quot;;IF([.L57]=[.P57];CONCATENATE(&quot;\h{&quot;;[.L57];&quot;}&quot;);[.L57]);&quot;&amp;&quot;;IF([.M57]=[.P57];CONCATENATE(&quot;\h{&quot;;[.M57];&quot;}&quot;);[.M57]);&quot;&amp;&quot;;IF([.N57]=[.P57];CONCATENATE(&quot;\h{&quot;;[.N57];&quot;}&quot;);[.N57]);&quot;&amp;&quot;;IF([.O57]=[.P57];CONCATENATE(&quot;\h{&quot;;[.O57];&quot;}&quot;);[.O57]);&quot;\\\hline&quot;)" office:value-type="string" office:string-value="r4-100-20-1&amp;43,96&amp;0,3&amp;4&amp;\uu{4}&amp;7&amp;\h{4}&amp;5&amp;\h{4}\\\hline" calcext:value-type="string">
            <text:p>r4-100-20-1&amp;43,96&amp;0,3&amp;4&amp;\uu{4}&amp;7&amp;\h{4}&amp;5&amp;\h{4}\\\hline</text:p>
          </table:table-cell>
          <table:table-cell table:number-columns-repeated="8"/>
        </table:table-row>
        <table:table-row table:style-name="ro2">
          <table:table-cell table:formula="of:=[$ra.AA57]" office:value-type="string" office:string-value="r4-100-20-2" calcext:value-type="string">
            <text:p>r4-100-20-2</text:p>
          </table:table-cell>
          <table:table-cell table:formula="of:=ROUND([$ra.AB57];2)" office:value-type="float" office:value="43.96" calcext:value-type="float">
            <text:p>43,96</text:p>
          </table:table-cell>
          <table:table-cell table:style-name="ce9" table:formula="of:=ROUND([$ra.AC57];1)" office:value-type="float" office:value="0.3" calcext:value-type="float">
            <text:p>0,3</text:p>
          </table:table-cell>
          <table:table-cell table:style-name="ce34" table:formula="of:=IF([ra.S57]=5;&quot;*&quot;;[ra.I57])" office:value-type="float" office:value="0.312642" calcext:value-type="float">
            <text:p>0,3</text:p>
          </table:table-cell>
          <table:table-cell table:style-name="ce21" table:formula="of:=IF([ra.S57]=11;1;&quot;&quot;)">
            <text:p/>
          </table:table-cell>
          <table:table-cell table:style-name="ce14" table:formula="of:=IFERROR(IF([.I58]=0;ABS(CEILING([.C58]));ABS(([.I58]-CEILING([.C58]))/[.I58]));&quot;*&quot;)" office:value-type="float" office:value="0.666666666666667" calcext:value-type="float">
            <text:p>0,67</text:p>
          </table:table-cell>
          <table:table-cell table:style-name="ce14" table:formula="of:=IFERROR([.I58]-CEILING([.C58]);&quot;*&quot;)" office:value-type="float" office:value="2" calcext:value-type="float">
            <text:p>2,00</text:p>
          </table:table-cell>
          <table:table-cell table:style-name="ce34" table:formula="of:=ROUND([exact.J57];1)" office:value-type="float" office:value="3" calcext:value-type="float">
            <text:p>3,0</text:p>
          </table:table-cell>
          <table:table-cell table:style-name="ce11" table:formula="of:=[exact.K57]" office:value-type="float" office:value="3" calcext:value-type="float">
            <text:p>3</text:p>
          </table:table-cell>
          <table:table-cell table:style-name="ce34" table:formula="of:=IF([exact.L57]&lt;1000000;100*[exact.L57];&quot;*&quot;)" office:value-type="float" office:value="0" calcext:value-type="float">
            <text:p>0,0</text:p>
          </table:table-cell>
          <table:table-cell table:style-name="ce34" table:formula="of:=IF([exact.S57]=5;&quot;*&quot;;[exact.I57])" office:value-type="float" office:value="2.531872" calcext:value-type="float">
            <text:p>2,5</text:p>
          </table:table-cell>
          <table:table-cell table:style-name="ce18" table:formula="of:=[$ra.AE57]" office:value-type="float" office:value="7" calcext:value-type="float">
            <text:p>7</text:p>
          </table:table-cell>
          <table:table-cell table:style-name="ce18" table:formula="of:=[$'bcpa-t600'.AE57]" office:value-type="float" office:value="3" calcext:value-type="float">
            <text:p>3</text:p>
          </table:table-cell>
          <table:table-cell table:style-name="ce18" table:formula="of:=[$'blpl-t300'.AE57]" office:value-type="float" office:value="4" calcext:value-type="float">
            <text:p>4</text:p>
          </table:table-cell>
          <table:table-cell table:style-name="ce18" table:formula="of:=[$'sbpl-t300'.AE57]" office:value-type="float" office:value="3" calcext:value-type="float">
            <text:p>3</text:p>
          </table:table-cell>
          <table:table-cell table:formula="of:=MIN([.L58:.O58])" office:value-type="float" office:value="3" calcext:value-type="float">
            <text:p>3</text:p>
          </table:table-cell>
          <table:table-cell table:formula="of:=ABS([.L58]-CEILING([.$C58]))" office:value-type="float" office:value="6" calcext:value-type="float">
            <text:p>6</text:p>
          </table:table-cell>
          <table:table-cell table:formula="of:=IFERROR(ABS([.M58]-CEILING([.$C58]));&quot;-&quot;)" office:value-type="float" office:value="2" calcext:value-type="float">
            <text:p>2</text:p>
          </table:table-cell>
          <table:table-cell table:formula="of:=ABS([.N58]-CEILING([.$C58]))" office:value-type="float" office:value="3" calcext:value-type="float">
            <text:p>3</text:p>
          </table:table-cell>
          <table:table-cell table:formula="of:=ABS([.O58]-CEILING([.$C58]))" office:value-type="float" office:value="2" calcext:value-type="float">
            <text:p>2</text:p>
          </table:table-cell>
          <table:table-cell table:style-name="ce34" table:formula="of:=IFERROR(ABS(([.L58]-CEILING([.$C58]))/CEILING([.$C58]));IF([.Q58]&lt;&gt;&quot;*&quot;;[.Q58];&quot;*&quot;))" office:value-type="float" office:value="6" calcext:value-type="float">
            <text:p>6,0</text:p>
          </table:table-cell>
          <table:table-cell table:style-name="ce34" table:formula="of:=IFERROR(ABS(([.M58]-CEILING([.$C58]))/CEILING([.$C58]));IF([.R58]&lt;&gt;&quot;*&quot;;[.R58];&quot;*&quot;))" office:value-type="float" office:value="2" calcext:value-type="float">
            <text:p>2,0</text:p>
          </table:table-cell>
          <table:table-cell table:style-name="ce34" table:formula="of:=IFERROR(ABS(([.N58]-CEILING([.$C58]))/CEILING([.$C58]));IF([.S58]&lt;&gt;&quot;*&quot;;[.S58];&quot;*&quot;))" office:value-type="float" office:value="3" calcext:value-type="float">
            <text:p>3,0</text:p>
          </table:table-cell>
          <table:table-cell table:style-name="ce34" table:formula="of:=IFERROR(ABS(([.O58]-CEILING([.$C58]))/CEILING([.$C58]));IF([.T58]&lt;&gt;&quot;*&quot;;[.T58];&quot;*&quot;))" office:value-type="float" office:value="2" calcext:value-type="float">
            <text:p>2,0</text:p>
          </table:table-cell>
          <table:table-cell table:formula="of:=IF([.L58]=[.$P58];1;&quot;&quot;)">
            <text:p/>
          </table:table-cell>
          <table:table-cell table:formula="of:=IF([.M58]=[.$P58];1;&quot;&quot;)" office:value-type="float" office:value="1" calcext:value-type="float">
            <text:p>1</text:p>
          </table:table-cell>
          <table:table-cell table:formula="of:=IF([.N58]=[.$P58];1;&quot;&quot;)">
            <text:p/>
          </table:table-cell>
          <table:table-cell table:formula="of:=IF([.O58]=[.$P58];1;&quot;&quot;)" office:value-type="float" office:value="1" calcext:value-type="float">
            <text:p>1</text:p>
          </table:table-cell>
          <table:table-cell table:number-columns-repeated="8"/>
          <table:table-cell table:formula="of:=CONCATENATE([.A58];&quot;&amp;&quot;;[.B58];&quot;&amp;&quot;;IF([.E58]=1;CONCATENATE(&quot;\h{&quot;;[.C58];&quot;}&quot;);[.C58]);&quot;&amp;&quot;;[.H58];&quot;&amp;&quot;;IF([.J58]=0;CONCATENATE(&quot;\uu{&quot;;[.I58];&quot;}&quot;);[.I58]);&quot;&amp;&quot;;IF([.L58]=[.P58];CONCATENATE(&quot;\h{&quot;;[.L58];&quot;}&quot;);[.L58]);&quot;&amp;&quot;;IF([.M58]=[.P58];CONCATENATE(&quot;\h{&quot;;[.M58];&quot;}&quot;);[.M58]);&quot;&amp;&quot;;IF([.N58]=[.P58];CONCATENATE(&quot;\h{&quot;;[.N58];&quot;}&quot;);[.N58]);&quot;&amp;&quot;;IF([.O58]=[.P58];CONCATENATE(&quot;\h{&quot;;[.O58];&quot;}&quot;);[.O58]);&quot;\\\hline&quot;)" office:value-type="string" office:string-value="r4-100-20-2&amp;43,96&amp;0,3&amp;3&amp;\uu{3}&amp;7&amp;\h{3}&amp;4&amp;\h{3}\\\hline" calcext:value-type="string">
            <text:p>r4-100-20-2&amp;43,96&amp;0,3&amp;3&amp;\uu{3}&amp;7&amp;\h{3}&amp;4&amp;\h{3}\\\hline</text:p>
          </table:table-cell>
          <table:table-cell table:number-columns-repeated="8"/>
        </table:table-row>
        <table:table-row table:style-name="ro2">
          <table:table-cell table:formula="of:=[$ra.AA58]" office:value-type="string" office:string-value="r4-100-25-1" calcext:value-type="string">
            <text:p>r4-100-25-1</text:p>
          </table:table-cell>
          <table:table-cell table:formula="of:=ROUND([$ra.AB58];2)" office:value-type="float" office:value="50.5" calcext:value-type="float">
            <text:p>50,5</text:p>
          </table:table-cell>
          <table:table-cell table:style-name="ce9" table:formula="of:=ROUND([$ra.AC58];1)" office:value-type="float" office:value="0.3" calcext:value-type="float">
            <text:p>0,3</text:p>
          </table:table-cell>
          <table:table-cell table:style-name="ce34" table:formula="of:=IF([ra.S58]=5;&quot;*&quot;;[ra.I58])" office:value-type="float" office:value="0.192999" calcext:value-type="float">
            <text:p>0,2</text:p>
          </table:table-cell>
          <table:table-cell table:style-name="ce21" table:formula="of:=IF([ra.S58]=11;1;&quot;&quot;)">
            <text:p/>
          </table:table-cell>
          <table:table-cell table:style-name="ce14" table:formula="of:=IFERROR(IF([.I59]=0;ABS(CEILING([.C59]));ABS(([.I59]-CEILING([.C59]))/[.I59]));&quot;*&quot;)" office:value-type="float" office:value="0.75" calcext:value-type="float">
            <text:p>0,75</text:p>
          </table:table-cell>
          <table:table-cell table:style-name="ce14" table:formula="of:=IFERROR([.I59]-CEILING([.C59]);&quot;*&quot;)" office:value-type="float" office:value="3" calcext:value-type="float">
            <text:p>3,00</text:p>
          </table:table-cell>
          <table:table-cell table:style-name="ce34" table:formula="of:=ROUND([exact.J58];1)" office:value-type="float" office:value="4" calcext:value-type="float">
            <text:p>4,0</text:p>
          </table:table-cell>
          <table:table-cell table:style-name="ce11" table:formula="of:=[exact.K58]" office:value-type="float" office:value="4" calcext:value-type="float">
            <text:p>4</text:p>
          </table:table-cell>
          <table:table-cell table:style-name="ce34" table:formula="of:=IF([exact.L58]&lt;1000000;100*[exact.L58];&quot;*&quot;)" office:value-type="float" office:value="0" calcext:value-type="float">
            <text:p>0,0</text:p>
          </table:table-cell>
          <table:table-cell table:style-name="ce34" table:formula="of:=IF([exact.S58]=5;&quot;*&quot;;[exact.I58])" office:value-type="float" office:value="660.782799" calcext:value-type="float">
            <text:p>660,8</text:p>
          </table:table-cell>
          <table:table-cell table:style-name="ce18" table:formula="of:=[$ra.AE58]" office:value-type="float" office:value="8" calcext:value-type="float">
            <text:p>8</text:p>
          </table:table-cell>
          <table:table-cell table:style-name="ce18" table:formula="of:=[$'bcpa-t600'.AE58]" office:value-type="float" office:value="4" calcext:value-type="float">
            <text:p>4</text:p>
          </table:table-cell>
          <table:table-cell table:style-name="ce18" table:formula="of:=[$'blpl-t300'.AE58]" office:value-type="float" office:value="6" calcext:value-type="float">
            <text:p>6</text:p>
          </table:table-cell>
          <table:table-cell table:style-name="ce18" table:formula="of:=[$'sbpl-t300'.AE58]" office:value-type="float" office:value="5" calcext:value-type="float">
            <text:p>5</text:p>
          </table:table-cell>
          <table:table-cell table:formula="of:=MIN([.L59:.O59])" office:value-type="float" office:value="4" calcext:value-type="float">
            <text:p>4</text:p>
          </table:table-cell>
          <table:table-cell table:formula="of:=ABS([.L59]-CEILING([.$C59]))" office:value-type="float" office:value="7" calcext:value-type="float">
            <text:p>7</text:p>
          </table:table-cell>
          <table:table-cell table:formula="of:=IFERROR(ABS([.M59]-CEILING([.$C59]));&quot;-&quot;)" office:value-type="float" office:value="3" calcext:value-type="float">
            <text:p>3</text:p>
          </table:table-cell>
          <table:table-cell table:formula="of:=ABS([.N59]-CEILING([.$C59]))" office:value-type="float" office:value="5" calcext:value-type="float">
            <text:p>5</text:p>
          </table:table-cell>
          <table:table-cell table:formula="of:=ABS([.O59]-CEILING([.$C59]))" office:value-type="float" office:value="4" calcext:value-type="float">
            <text:p>4</text:p>
          </table:table-cell>
          <table:table-cell table:style-name="ce34" table:formula="of:=IFERROR(ABS(([.L59]-CEILING([.$C59]))/CEILING([.$C59]));IF([.Q59]&lt;&gt;&quot;*&quot;;[.Q59];&quot;*&quot;))" office:value-type="float" office:value="7" calcext:value-type="float">
            <text:p>7,0</text:p>
          </table:table-cell>
          <table:table-cell table:style-name="ce34" table:formula="of:=IFERROR(ABS(([.M59]-CEILING([.$C59]))/CEILING([.$C59]));IF([.R59]&lt;&gt;&quot;*&quot;;[.R59];&quot;*&quot;))" office:value-type="float" office:value="3" calcext:value-type="float">
            <text:p>3,0</text:p>
          </table:table-cell>
          <table:table-cell table:style-name="ce34" table:formula="of:=IFERROR(ABS(([.N59]-CEILING([.$C59]))/CEILING([.$C59]));IF([.S59]&lt;&gt;&quot;*&quot;;[.S59];&quot;*&quot;))" office:value-type="float" office:value="5" calcext:value-type="float">
            <text:p>5,0</text:p>
          </table:table-cell>
          <table:table-cell table:style-name="ce34" table:formula="of:=IFERROR(ABS(([.O59]-CEILING([.$C59]))/CEILING([.$C59]));IF([.T59]&lt;&gt;&quot;*&quot;;[.T59];&quot;*&quot;))" office:value-type="float" office:value="4" calcext:value-type="float">
            <text:p>4,0</text:p>
          </table:table-cell>
          <table:table-cell table:formula="of:=IF([.L59]=[.$P59];1;&quot;&quot;)">
            <text:p/>
          </table:table-cell>
          <table:table-cell table:formula="of:=IF([.M59]=[.$P59];1;&quot;&quot;)" office:value-type="float" office:value="1" calcext:value-type="float">
            <text:p>1</text:p>
          </table:table-cell>
          <table:table-cell table:formula="of:=IF([.N59]=[.$P59];1;&quot;&quot;)">
            <text:p/>
          </table:table-cell>
          <table:table-cell table:formula="of:=IF([.O59]=[.$P59];1;&quot;&quot;)">
            <text:p/>
          </table:table-cell>
          <table:table-cell table:number-columns-repeated="8"/>
          <table:table-cell table:formula="of:=CONCATENATE([.A59];&quot;&amp;&quot;;[.B59];&quot;&amp;&quot;;IF([.E59]=1;CONCATENATE(&quot;\h{&quot;;[.C59];&quot;}&quot;);[.C59]);&quot;&amp;&quot;;[.H59];&quot;&amp;&quot;;IF([.J59]=0;CONCATENATE(&quot;\uu{&quot;;[.I59];&quot;}&quot;);[.I59]);&quot;&amp;&quot;;IF([.L59]=[.P59];CONCATENATE(&quot;\h{&quot;;[.L59];&quot;}&quot;);[.L59]);&quot;&amp;&quot;;IF([.M59]=[.P59];CONCATENATE(&quot;\h{&quot;;[.M59];&quot;}&quot;);[.M59]);&quot;&amp;&quot;;IF([.N59]=[.P59];CONCATENATE(&quot;\h{&quot;;[.N59];&quot;}&quot;);[.N59]);&quot;&amp;&quot;;IF([.O59]=[.P59];CONCATENATE(&quot;\h{&quot;;[.O59];&quot;}&quot;);[.O59]);&quot;\\\hline&quot;)" office:value-type="string" office:string-value="r4-100-25-1&amp;50,5&amp;0,3&amp;4&amp;\uu{4}&amp;8&amp;\h{4}&amp;6&amp;5\\\hline" calcext:value-type="string">
            <text:p>r4-100-25-1&amp;50,5&amp;0,3&amp;4&amp;\uu{4}&amp;8&amp;\h{4}&amp;6&amp;5\\\hline</text:p>
          </table:table-cell>
          <table:table-cell table:number-columns-repeated="8"/>
        </table:table-row>
        <table:table-row table:style-name="ro2">
          <table:table-cell table:formula="of:=[$ra.AA59]" office:value-type="string" office:string-value="r4-100-25-2" calcext:value-type="string">
            <text:p>r4-100-25-2</text:p>
          </table:table-cell>
          <table:table-cell table:formula="of:=ROUND([$ra.AB59];2)" office:value-type="float" office:value="50.5" calcext:value-type="float">
            <text:p>50,5</text:p>
          </table:table-cell>
          <table:table-cell table:style-name="ce9" table:formula="of:=ROUND([$ra.AC59];1)" office:value-type="float" office:value="0.2" calcext:value-type="float">
            <text:p>0,2</text:p>
          </table:table-cell>
          <table:table-cell table:style-name="ce34" table:formula="of:=IF([ra.S59]=5;&quot;*&quot;;[ra.I59])" office:value-type="float" office:value="0.205623" calcext:value-type="float">
            <text:p>0,2</text:p>
          </table:table-cell>
          <table:table-cell table:style-name="ce21" table:formula="of:=IF([ra.S59]=11;1;&quot;&quot;)">
            <text:p/>
          </table:table-cell>
          <table:table-cell table:style-name="ce14" table:formula="of:=IFERROR(IF([.I60]=0;ABS(CEILING([.C60]));ABS(([.I60]-CEILING([.C60]))/[.I60]));&quot;*&quot;)" office:value-type="float" office:value="0.666666666666667" calcext:value-type="float">
            <text:p>0,67</text:p>
          </table:table-cell>
          <table:table-cell table:style-name="ce14" table:formula="of:=IFERROR([.I60]-CEILING([.C60]);&quot;*&quot;)" office:value-type="float" office:value="2" calcext:value-type="float">
            <text:p>2,00</text:p>
          </table:table-cell>
          <table:table-cell table:style-name="ce34" table:formula="of:=ROUND([exact.J59];1)" office:value-type="float" office:value="3" calcext:value-type="float">
            <text:p>3,0</text:p>
          </table:table-cell>
          <table:table-cell table:style-name="ce11" table:formula="of:=[exact.K59]" office:value-type="float" office:value="3" calcext:value-type="float">
            <text:p>3</text:p>
          </table:table-cell>
          <table:table-cell table:style-name="ce34" table:formula="of:=IF([exact.L59]&lt;1000000;100*[exact.L59];&quot;*&quot;)" office:value-type="float" office:value="0" calcext:value-type="float">
            <text:p>0,0</text:p>
          </table:table-cell>
          <table:table-cell table:style-name="ce34" table:formula="of:=IF([exact.S59]=5;&quot;*&quot;;[exact.I59])" office:value-type="float" office:value="12.615751" calcext:value-type="float">
            <text:p>12,6</text:p>
          </table:table-cell>
          <table:table-cell table:style-name="ce18" table:formula="of:=[$ra.AE59]" office:value-type="float" office:value="7" calcext:value-type="float">
            <text:p>7</text:p>
          </table:table-cell>
          <table:table-cell table:style-name="ce18" table:formula="of:=[$'bcpa-t600'.AE59]" office:value-type="float" office:value="3" calcext:value-type="float">
            <text:p>3</text:p>
          </table:table-cell>
          <table:table-cell table:style-name="ce18" table:formula="of:=[$'blpl-t300'.AE59]" office:value-type="float" office:value="5" calcext:value-type="float">
            <text:p>5</text:p>
          </table:table-cell>
          <table:table-cell table:style-name="ce18" table:formula="of:=[$'sbpl-t300'.AE59]" office:value-type="float" office:value="3" calcext:value-type="float">
            <text:p>3</text:p>
          </table:table-cell>
          <table:table-cell table:formula="of:=MIN([.L60:.O60])" office:value-type="float" office:value="3" calcext:value-type="float">
            <text:p>3</text:p>
          </table:table-cell>
          <table:table-cell table:formula="of:=ABS([.L60]-CEILING([.$C60]))" office:value-type="float" office:value="6" calcext:value-type="float">
            <text:p>6</text:p>
          </table:table-cell>
          <table:table-cell table:formula="of:=IFERROR(ABS([.M60]-CEILING([.$C60]));&quot;-&quot;)" office:value-type="float" office:value="2" calcext:value-type="float">
            <text:p>2</text:p>
          </table:table-cell>
          <table:table-cell table:formula="of:=ABS([.N60]-CEILING([.$C60]))" office:value-type="float" office:value="4" calcext:value-type="float">
            <text:p>4</text:p>
          </table:table-cell>
          <table:table-cell table:formula="of:=ABS([.O60]-CEILING([.$C60]))" office:value-type="float" office:value="2" calcext:value-type="float">
            <text:p>2</text:p>
          </table:table-cell>
          <table:table-cell table:style-name="ce34" table:formula="of:=IFERROR(ABS(([.L60]-CEILING([.$C60]))/CEILING([.$C60]));IF([.Q60]&lt;&gt;&quot;*&quot;;[.Q60];&quot;*&quot;))" office:value-type="float" office:value="6" calcext:value-type="float">
            <text:p>6,0</text:p>
          </table:table-cell>
          <table:table-cell table:style-name="ce34" table:formula="of:=IFERROR(ABS(([.M60]-CEILING([.$C60]))/CEILING([.$C60]));IF([.R60]&lt;&gt;&quot;*&quot;;[.R60];&quot;*&quot;))" office:value-type="float" office:value="2" calcext:value-type="float">
            <text:p>2,0</text:p>
          </table:table-cell>
          <table:table-cell table:style-name="ce34" table:formula="of:=IFERROR(ABS(([.N60]-CEILING([.$C60]))/CEILING([.$C60]));IF([.S60]&lt;&gt;&quot;*&quot;;[.S60];&quot;*&quot;))" office:value-type="float" office:value="4" calcext:value-type="float">
            <text:p>4,0</text:p>
          </table:table-cell>
          <table:table-cell table:style-name="ce34" table:formula="of:=IFERROR(ABS(([.O60]-CEILING([.$C60]))/CEILING([.$C60]));IF([.T60]&lt;&gt;&quot;*&quot;;[.T60];&quot;*&quot;))" office:value-type="float" office:value="2" calcext:value-type="float">
            <text:p>2,0</text:p>
          </table:table-cell>
          <table:table-cell table:formula="of:=IF([.L60]=[.$P60];1;&quot;&quot;)">
            <text:p/>
          </table:table-cell>
          <table:table-cell table:formula="of:=IF([.M60]=[.$P60];1;&quot;&quot;)" office:value-type="float" office:value="1" calcext:value-type="float">
            <text:p>1</text:p>
          </table:table-cell>
          <table:table-cell table:formula="of:=IF([.N60]=[.$P60];1;&quot;&quot;)">
            <text:p/>
          </table:table-cell>
          <table:table-cell table:formula="of:=IF([.O60]=[.$P60];1;&quot;&quot;)" office:value-type="float" office:value="1" calcext:value-type="float">
            <text:p>1</text:p>
          </table:table-cell>
          <table:table-cell table:number-columns-repeated="8"/>
          <table:table-cell table:formula="of:=CONCATENATE([.A60];&quot;&amp;&quot;;[.B60];&quot;&amp;&quot;;IF([.E60]=1;CONCATENATE(&quot;\h{&quot;;[.C60];&quot;}&quot;);[.C60]);&quot;&amp;&quot;;[.H60];&quot;&amp;&quot;;IF([.J60]=0;CONCATENATE(&quot;\uu{&quot;;[.I60];&quot;}&quot;);[.I60]);&quot;&amp;&quot;;IF([.L60]=[.P60];CONCATENATE(&quot;\h{&quot;;[.L60];&quot;}&quot;);[.L60]);&quot;&amp;&quot;;IF([.M60]=[.P60];CONCATENATE(&quot;\h{&quot;;[.M60];&quot;}&quot;);[.M60]);&quot;&amp;&quot;;IF([.N60]=[.P60];CONCATENATE(&quot;\h{&quot;;[.N60];&quot;}&quot;);[.N60]);&quot;&amp;&quot;;IF([.O60]=[.P60];CONCATENATE(&quot;\h{&quot;;[.O60];&quot;}&quot;);[.O60]);&quot;\\\hline&quot;)" office:value-type="string" office:string-value="r4-100-25-2&amp;50,5&amp;0,2&amp;3&amp;\uu{3}&amp;7&amp;\h{3}&amp;5&amp;\h{3}\\\hline" calcext:value-type="string">
            <text:p>r4-100-25-2&amp;50,5&amp;0,2&amp;3&amp;\uu{3}&amp;7&amp;\h{3}&amp;5&amp;\h{3}\\\hline</text:p>
          </table:table-cell>
          <table:table-cell table:number-columns-repeated="8"/>
        </table:table-row>
        <table:table-row table:style-name="ro2">
          <table:table-cell table:formula="of:=[$ra.AA60]" office:value-type="string" office:string-value="r4-100-5-1" calcext:value-type="string">
            <text:p>r4-100-5-1</text:p>
          </table:table-cell>
          <table:table-cell table:formula="of:=ROUND([$ra.AB60];2)" office:value-type="float" office:value="13.11" calcext:value-type="float">
            <text:p>13,11</text:p>
          </table:table-cell>
          <table:table-cell table:style-name="ce9" table:formula="of:=ROUND([$ra.AC60];1)" office:value-type="float" office:value="1" calcext:value-type="float">
            <text:p>1,0</text:p>
          </table:table-cell>
          <table:table-cell table:style-name="ce34" table:formula="of:=IF([ra.S60]=5;&quot;*&quot;;[ra.I60])" office:value-type="float" office:value="0.014549" calcext:value-type="float">
            <text:p>0,0</text:p>
          </table:table-cell>
          <table:table-cell table:style-name="ce21" table:formula="of:=IF([ra.S60]=11;1;&quot;&quot;)">
            <text:p/>
          </table:table-cell>
          <table:table-cell table:style-name="ce14" table:formula="of:=IFERROR(IF([.I61]=0;ABS(CEILING([.C61]));ABS(([.I61]-CEILING([.C61]))/[.I61]));&quot;*&quot;)" office:value-type="float" office:value="0.5" calcext:value-type="float">
            <text:p>0,50</text:p>
          </table:table-cell>
          <table:table-cell table:style-name="ce14" table:formula="of:=IFERROR([.I61]-CEILING([.C61]);&quot;*&quot;)" office:value-type="float" office:value="1" calcext:value-type="float">
            <text:p>1,00</text:p>
          </table:table-cell>
          <table:table-cell table:style-name="ce34" table:formula="of:=ROUND([exact.J60];1)" office:value-type="float" office:value="2" calcext:value-type="float">
            <text:p>2,0</text:p>
          </table:table-cell>
          <table:table-cell table:style-name="ce11" table:formula="of:=[exact.K60]" office:value-type="float" office:value="2" calcext:value-type="float">
            <text:p>2</text:p>
          </table:table-cell>
          <table:table-cell table:style-name="ce34" table:formula="of:=IF([exact.L60]&lt;1000000;100*[exact.L60];&quot;*&quot;)" office:value-type="float" office:value="0" calcext:value-type="float">
            <text:p>0,0</text:p>
          </table:table-cell>
          <table:table-cell table:style-name="ce34" table:formula="of:=IF([exact.S60]=5;&quot;*&quot;;[exact.I60])" office:value-type="float" office:value="0.08739" calcext:value-type="float">
            <text:p>0,1</text:p>
          </table:table-cell>
          <table:table-cell table:style-name="ce18" table:formula="of:=[$ra.AE60]" office:value-type="float" office:value="5" calcext:value-type="float">
            <text:p>5</text:p>
          </table:table-cell>
          <table:table-cell table:style-name="ce18" table:formula="of:=[$'bcpa-t600'.AE60]" office:value-type="float" office:value="3" calcext:value-type="float">
            <text:p>3</text:p>
          </table:table-cell>
          <table:table-cell table:style-name="ce18" table:formula="of:=[$'blpl-t300'.AE60]" office:value-type="float" office:value="2" calcext:value-type="float">
            <text:p>2</text:p>
          </table:table-cell>
          <table:table-cell table:style-name="ce18" table:formula="of:=[$'sbpl-t300'.AE60]" office:value-type="float" office:value="2" calcext:value-type="float">
            <text:p>2</text:p>
          </table:table-cell>
          <table:table-cell table:formula="of:=MIN([.L61:.O61])" office:value-type="float" office:value="2" calcext:value-type="float">
            <text:p>2</text:p>
          </table:table-cell>
          <table:table-cell table:formula="of:=ABS([.L61]-CEILING([.$C61]))" office:value-type="float" office:value="4" calcext:value-type="float">
            <text:p>4</text:p>
          </table:table-cell>
          <table:table-cell table:formula="of:=IFERROR(ABS([.M61]-CEILING([.$C61]));&quot;-&quot;)" office:value-type="float" office:value="2" calcext:value-type="float">
            <text:p>2</text:p>
          </table:table-cell>
          <table:table-cell table:formula="of:=ABS([.N61]-CEILING([.$C61]))" office:value-type="float" office:value="1" calcext:value-type="float">
            <text:p>1</text:p>
          </table:table-cell>
          <table:table-cell table:formula="of:=ABS([.O61]-CEILING([.$C61]))" office:value-type="float" office:value="1" calcext:value-type="float">
            <text:p>1</text:p>
          </table:table-cell>
          <table:table-cell table:style-name="ce34" table:formula="of:=IFERROR(ABS(([.L61]-CEILING([.$C61]))/CEILING([.$C61]));IF([.Q61]&lt;&gt;&quot;*&quot;;[.Q61];&quot;*&quot;))" office:value-type="float" office:value="4" calcext:value-type="float">
            <text:p>4,0</text:p>
          </table:table-cell>
          <table:table-cell table:style-name="ce34" table:formula="of:=IFERROR(ABS(([.M61]-CEILING([.$C61]))/CEILING([.$C61]));IF([.R61]&lt;&gt;&quot;*&quot;;[.R61];&quot;*&quot;))" office:value-type="float" office:value="2" calcext:value-type="float">
            <text:p>2,0</text:p>
          </table:table-cell>
          <table:table-cell table:style-name="ce34" table:formula="of:=IFERROR(ABS(([.N61]-CEILING([.$C61]))/CEILING([.$C61]));IF([.S61]&lt;&gt;&quot;*&quot;;[.S61];&quot;*&quot;))" office:value-type="float" office:value="1" calcext:value-type="float">
            <text:p>1,0</text:p>
          </table:table-cell>
          <table:table-cell table:style-name="ce34" table:formula="of:=IFERROR(ABS(([.O61]-CEILING([.$C61]))/CEILING([.$C61]));IF([.T61]&lt;&gt;&quot;*&quot;;[.T61];&quot;*&quot;))" office:value-type="float" office:value="1" calcext:value-type="float">
            <text:p>1,0</text:p>
          </table:table-cell>
          <table:table-cell table:formula="of:=IF([.L61]=[.$P61];1;&quot;&quot;)">
            <text:p/>
          </table:table-cell>
          <table:table-cell table:formula="of:=IF([.M61]=[.$P61];1;&quot;&quot;)">
            <text:p/>
          </table:table-cell>
          <table:table-cell table:formula="of:=IF([.N61]=[.$P61];1;&quot;&quot;)" office:value-type="float" office:value="1" calcext:value-type="float">
            <text:p>1</text:p>
          </table:table-cell>
          <table:table-cell table:formula="of:=IF([.O61]=[.$P61];1;&quot;&quot;)" office:value-type="float" office:value="1" calcext:value-type="float">
            <text:p>1</text:p>
          </table:table-cell>
          <table:table-cell table:number-columns-repeated="8"/>
          <table:table-cell table:formula="of:=CONCATENATE([.A61];&quot;&amp;&quot;;[.B61];&quot;&amp;&quot;;IF([.E61]=1;CONCATENATE(&quot;\h{&quot;;[.C61];&quot;}&quot;);[.C61]);&quot;&amp;&quot;;[.H61];&quot;&amp;&quot;;IF([.J61]=0;CONCATENATE(&quot;\uu{&quot;;[.I61];&quot;}&quot;);[.I61]);&quot;&amp;&quot;;IF([.L61]=[.P61];CONCATENATE(&quot;\h{&quot;;[.L61];&quot;}&quot;);[.L61]);&quot;&amp;&quot;;IF([.M61]=[.P61];CONCATENATE(&quot;\h{&quot;;[.M61];&quot;}&quot;);[.M61]);&quot;&amp;&quot;;IF([.N61]=[.P61];CONCATENATE(&quot;\h{&quot;;[.N61];&quot;}&quot;);[.N61]);&quot;&amp;&quot;;IF([.O61]=[.P61];CONCATENATE(&quot;\h{&quot;;[.O61];&quot;}&quot;);[.O61]);&quot;\\\hline&quot;)" office:value-type="string" office:string-value="r4-100-5-1&amp;13,11&amp;1&amp;2&amp;\uu{2}&amp;5&amp;3&amp;\h{2}&amp;\h{2}\\\hline" calcext:value-type="string">
            <text:p>r4-100-5-1&amp;13,11&amp;1&amp;2&amp;\uu{2}&amp;5&amp;3&amp;\h{2}&amp;\h{2}\\\hline</text:p>
          </table:table-cell>
          <table:table-cell table:number-columns-repeated="8"/>
        </table:table-row>
        <table:table-row table:style-name="ro2">
          <table:table-cell table:formula="of:=[$ra.AA61]" office:value-type="string" office:string-value="r4-100-5-2" calcext:value-type="string">
            <text:p>r4-100-5-2</text:p>
          </table:table-cell>
          <table:table-cell table:formula="of:=ROUND([$ra.AB61];2)" office:value-type="float" office:value="18.03" calcext:value-type="float">
            <text:p>18,03</text:p>
          </table:table-cell>
          <table:table-cell table:style-name="ce9" table:formula="of:=ROUND([$ra.AC61];1)" office:value-type="float" office:value="0.3" calcext:value-type="float">
            <text:p>0,3</text:p>
          </table:table-cell>
          <table:table-cell table:style-name="ce34" table:formula="of:=IF([ra.S61]=5;&quot;*&quot;;[ra.I61])" office:value-type="float" office:value="0.014813" calcext:value-type="float">
            <text:p>0,0</text:p>
          </table:table-cell>
          <table:table-cell table:style-name="ce21" table:formula="of:=IF([ra.S61]=11;1;&quot;&quot;)">
            <text:p/>
          </table:table-cell>
          <table:table-cell table:style-name="ce14" table:formula="of:=IFERROR(IF([.I62]=0;ABS(CEILING([.C62]));ABS(([.I62]-CEILING([.C62]))/[.I62]));&quot;*&quot;)" office:value-type="float" office:value="0.5" calcext:value-type="float">
            <text:p>0,50</text:p>
          </table:table-cell>
          <table:table-cell table:style-name="ce14" table:formula="of:=IFERROR([.I62]-CEILING([.C62]);&quot;*&quot;)" office:value-type="float" office:value="1" calcext:value-type="float">
            <text:p>1,00</text:p>
          </table:table-cell>
          <table:table-cell table:style-name="ce34" table:formula="of:=ROUND([exact.J61];1)" office:value-type="float" office:value="2" calcext:value-type="float">
            <text:p>2,0</text:p>
          </table:table-cell>
          <table:table-cell table:style-name="ce11" table:formula="of:=[exact.K61]" office:value-type="float" office:value="2" calcext:value-type="float">
            <text:p>2</text:p>
          </table:table-cell>
          <table:table-cell table:style-name="ce34" table:formula="of:=IF([exact.L61]&lt;1000000;100*[exact.L61];&quot;*&quot;)" office:value-type="float" office:value="0" calcext:value-type="float">
            <text:p>0,0</text:p>
          </table:table-cell>
          <table:table-cell table:style-name="ce34" table:formula="of:=IF([exact.S61]=5;&quot;*&quot;;[exact.I61])" office:value-type="float" office:value="0.043179" calcext:value-type="float">
            <text:p>0,0</text:p>
          </table:table-cell>
          <table:table-cell table:style-name="ce18" table:formula="of:=[$ra.AE61]" office:value-type="float" office:value="2" calcext:value-type="float">
            <text:p>2</text:p>
          </table:table-cell>
          <table:table-cell table:style-name="ce18" table:formula="of:=[$'bcpa-t600'.AE61]" office:value-type="float" office:value="2" calcext:value-type="float">
            <text:p>2</text:p>
          </table:table-cell>
          <table:table-cell table:style-name="ce18" table:formula="of:=[$'blpl-t300'.AE61]" office:value-type="float" office:value="2" calcext:value-type="float">
            <text:p>2</text:p>
          </table:table-cell>
          <table:table-cell table:style-name="ce18" table:formula="of:=[$'sbpl-t300'.AE61]" office:value-type="float" office:value="2" calcext:value-type="float">
            <text:p>2</text:p>
          </table:table-cell>
          <table:table-cell table:formula="of:=MIN([.L62:.O62])" office:value-type="float" office:value="2" calcext:value-type="float">
            <text:p>2</text:p>
          </table:table-cell>
          <table:table-cell table:formula="of:=ABS([.L62]-CEILING([.$C62]))" office:value-type="float" office:value="1" calcext:value-type="float">
            <text:p>1</text:p>
          </table:table-cell>
          <table:table-cell table:formula="of:=IFERROR(ABS([.M62]-CEILING([.$C62]));&quot;-&quot;)" office:value-type="float" office:value="1" calcext:value-type="float">
            <text:p>1</text:p>
          </table:table-cell>
          <table:table-cell table:formula="of:=ABS([.N62]-CEILING([.$C62]))" office:value-type="float" office:value="1" calcext:value-type="float">
            <text:p>1</text:p>
          </table:table-cell>
          <table:table-cell table:formula="of:=ABS([.O62]-CEILING([.$C62]))" office:value-type="float" office:value="1" calcext:value-type="float">
            <text:p>1</text:p>
          </table:table-cell>
          <table:table-cell table:style-name="ce34" table:formula="of:=IFERROR(ABS(([.L62]-CEILING([.$C62]))/CEILING([.$C62]));IF([.Q62]&lt;&gt;&quot;*&quot;;[.Q62];&quot;*&quot;))" office:value-type="float" office:value="1" calcext:value-type="float">
            <text:p>1,0</text:p>
          </table:table-cell>
          <table:table-cell table:style-name="ce34" table:formula="of:=IFERROR(ABS(([.M62]-CEILING([.$C62]))/CEILING([.$C62]));IF([.R62]&lt;&gt;&quot;*&quot;;[.R62];&quot;*&quot;))" office:value-type="float" office:value="1" calcext:value-type="float">
            <text:p>1,0</text:p>
          </table:table-cell>
          <table:table-cell table:style-name="ce34" table:formula="of:=IFERROR(ABS(([.N62]-CEILING([.$C62]))/CEILING([.$C62]));IF([.S62]&lt;&gt;&quot;*&quot;;[.S62];&quot;*&quot;))" office:value-type="float" office:value="1" calcext:value-type="float">
            <text:p>1,0</text:p>
          </table:table-cell>
          <table:table-cell table:style-name="ce34" table:formula="of:=IFERROR(ABS(([.O62]-CEILING([.$C62]))/CEILING([.$C62]));IF([.T62]&lt;&gt;&quot;*&quot;;[.T62];&quot;*&quot;))" office:value-type="float" office:value="1" calcext:value-type="float">
            <text:p>1,0</text:p>
          </table:table-cell>
          <table:table-cell table:formula="of:=IF([.L62]=[.$P62];1;&quot;&quot;)" office:value-type="float" office:value="1" calcext:value-type="float">
            <text:p>1</text:p>
          </table:table-cell>
          <table:table-cell table:formula="of:=IF([.M62]=[.$P62];1;&quot;&quot;)" office:value-type="float" office:value="1" calcext:value-type="float">
            <text:p>1</text:p>
          </table:table-cell>
          <table:table-cell table:formula="of:=IF([.N62]=[.$P62];1;&quot;&quot;)" office:value-type="float" office:value="1" calcext:value-type="float">
            <text:p>1</text:p>
          </table:table-cell>
          <table:table-cell table:formula="of:=IF([.O62]=[.$P62];1;&quot;&quot;)" office:value-type="float" office:value="1" calcext:value-type="float">
            <text:p>1</text:p>
          </table:table-cell>
          <table:table-cell table:number-columns-repeated="8"/>
          <table:table-cell table:formula="of:=CONCATENATE([.A62];&quot;&amp;&quot;;[.B62];&quot;&amp;&quot;;IF([.E62]=1;CONCATENATE(&quot;\h{&quot;;[.C62];&quot;}&quot;);[.C62]);&quot;&amp;&quot;;[.H62];&quot;&amp;&quot;;IF([.J62]=0;CONCATENATE(&quot;\uu{&quot;;[.I62];&quot;}&quot;);[.I62]);&quot;&amp;&quot;;IF([.L62]=[.P62];CONCATENATE(&quot;\h{&quot;;[.L62];&quot;}&quot;);[.L62]);&quot;&amp;&quot;;IF([.M62]=[.P62];CONCATENATE(&quot;\h{&quot;;[.M62];&quot;}&quot;);[.M62]);&quot;&amp;&quot;;IF([.N62]=[.P62];CONCATENATE(&quot;\h{&quot;;[.N62];&quot;}&quot;);[.N62]);&quot;&amp;&quot;;IF([.O62]=[.P62];CONCATENATE(&quot;\h{&quot;;[.O62];&quot;}&quot;);[.O62]);&quot;\\\hline&quot;)" office:value-type="string" office:string-value="r4-100-5-2&amp;18,03&amp;0,3&amp;2&amp;\uu{2}&amp;\h{2}&amp;\h{2}&amp;\h{2}&amp;\h{2}\\\hline" calcext:value-type="string">
            <text:p>r4-100-5-2&amp;18,03&amp;0,3&amp;2&amp;\uu{2}&amp;\h{2}&amp;\h{2}&amp;\h{2}&amp;\h{2}\\\hline</text:p>
          </table:table-cell>
          <table:table-cell table:number-columns-repeated="8"/>
        </table:table-row>
        <table:table-row table:style-name="ro2">
          <table:table-cell table:formula="of:=[$ra.AA62]" office:value-type="string" office:string-value="r4-150-10-1" calcext:value-type="string">
            <text:p>r4-150-10-1</text:p>
          </table:table-cell>
          <table:table-cell table:formula="of:=ROUND([$ra.AB62];2)" office:value-type="float" office:value="19.79" calcext:value-type="float">
            <text:p>19,79</text:p>
          </table:table-cell>
          <table:table-cell table:style-name="ce9" table:formula="of:=ROUND([$ra.AC62];1)" office:value-type="float" office:value="1" calcext:value-type="float">
            <text:p>1,0</text:p>
          </table:table-cell>
          <table:table-cell table:style-name="ce34" table:formula="of:=IF([ra.S62]=5;&quot;*&quot;;[ra.I62])" office:value-type="float" office:value="0.062794" calcext:value-type="float">
            <text:p>0,1</text:p>
          </table:table-cell>
          <table:table-cell table:style-name="ce21" table:formula="of:=IF([ra.S62]=11;1;&quot;&quot;)">
            <text:p/>
          </table:table-cell>
          <table:table-cell table:style-name="ce14" table:formula="of:=IFERROR(IF([.I63]=0;ABS(CEILING([.C63]));ABS(([.I63]-CEILING([.C63]))/[.I63]));&quot;*&quot;)" office:value-type="float" office:value="0.75" calcext:value-type="float">
            <text:p>0,75</text:p>
          </table:table-cell>
          <table:table-cell table:style-name="ce14" table:formula="of:=IFERROR([.I63]-CEILING([.C63]);&quot;*&quot;)" office:value-type="float" office:value="3" calcext:value-type="float">
            <text:p>3,00</text:p>
          </table:table-cell>
          <table:table-cell table:style-name="ce34" table:formula="of:=ROUND([exact.J62];1)" office:value-type="float" office:value="4" calcext:value-type="float">
            <text:p>4,0</text:p>
          </table:table-cell>
          <table:table-cell table:style-name="ce11" table:formula="of:=[exact.K62]" office:value-type="float" office:value="4" calcext:value-type="float">
            <text:p>4</text:p>
          </table:table-cell>
          <table:table-cell table:style-name="ce34" table:formula="of:=IF([exact.L62]&lt;1000000;100*[exact.L62];&quot;*&quot;)" office:value-type="float" office:value="0" calcext:value-type="float">
            <text:p>0,0</text:p>
          </table:table-cell>
          <table:table-cell table:style-name="ce34" table:formula="of:=IF([exact.S62]=5;&quot;*&quot;;[exact.I62])" office:value-type="float" office:value="1.214374" calcext:value-type="float">
            <text:p>1,2</text:p>
          </table:table-cell>
          <table:table-cell table:style-name="ce18" table:formula="of:=[$ra.AE62]" office:value-type="float" office:value="6" calcext:value-type="float">
            <text:p>6</text:p>
          </table:table-cell>
          <table:table-cell table:style-name="ce18" table:formula="of:=[$'bcpa-t600'.AE62]" office:value-type="float" office:value="4" calcext:value-type="float">
            <text:p>4</text:p>
          </table:table-cell>
          <table:table-cell table:style-name="ce18" table:formula="of:=[$'blpl-t300'.AE62]" office:value-type="float" office:value="4" calcext:value-type="float">
            <text:p>4</text:p>
          </table:table-cell>
          <table:table-cell table:style-name="ce18" table:formula="of:=[$'sbpl-t300'.AE62]" office:value-type="float" office:value="4" calcext:value-type="float">
            <text:p>4</text:p>
          </table:table-cell>
          <table:table-cell table:formula="of:=MIN([.L63:.O63])" office:value-type="float" office:value="4" calcext:value-type="float">
            <text:p>4</text:p>
          </table:table-cell>
          <table:table-cell table:formula="of:=ABS([.L63]-CEILING([.$C63]))" office:value-type="float" office:value="5" calcext:value-type="float">
            <text:p>5</text:p>
          </table:table-cell>
          <table:table-cell table:formula="of:=IFERROR(ABS([.M63]-CEILING([.$C63]));&quot;-&quot;)" office:value-type="float" office:value="3" calcext:value-type="float">
            <text:p>3</text:p>
          </table:table-cell>
          <table:table-cell table:formula="of:=ABS([.N63]-CEILING([.$C63]))" office:value-type="float" office:value="3" calcext:value-type="float">
            <text:p>3</text:p>
          </table:table-cell>
          <table:table-cell table:formula="of:=ABS([.O63]-CEILING([.$C63]))" office:value-type="float" office:value="3" calcext:value-type="float">
            <text:p>3</text:p>
          </table:table-cell>
          <table:table-cell table:style-name="ce34" table:formula="of:=IFERROR(ABS(([.L63]-CEILING([.$C63]))/CEILING([.$C63]));IF([.Q63]&lt;&gt;&quot;*&quot;;[.Q63];&quot;*&quot;))" office:value-type="float" office:value="5" calcext:value-type="float">
            <text:p>5,0</text:p>
          </table:table-cell>
          <table:table-cell table:style-name="ce34" table:formula="of:=IFERROR(ABS(([.M63]-CEILING([.$C63]))/CEILING([.$C63]));IF([.R63]&lt;&gt;&quot;*&quot;;[.R63];&quot;*&quot;))" office:value-type="float" office:value="3" calcext:value-type="float">
            <text:p>3,0</text:p>
          </table:table-cell>
          <table:table-cell table:style-name="ce34" table:formula="of:=IFERROR(ABS(([.N63]-CEILING([.$C63]))/CEILING([.$C63]));IF([.S63]&lt;&gt;&quot;*&quot;;[.S63];&quot;*&quot;))" office:value-type="float" office:value="3" calcext:value-type="float">
            <text:p>3,0</text:p>
          </table:table-cell>
          <table:table-cell table:style-name="ce34" table:formula="of:=IFERROR(ABS(([.O63]-CEILING([.$C63]))/CEILING([.$C63]));IF([.T63]&lt;&gt;&quot;*&quot;;[.T63];&quot;*&quot;))" office:value-type="float" office:value="3" calcext:value-type="float">
            <text:p>3,0</text:p>
          </table:table-cell>
          <table:table-cell table:formula="of:=IF([.L63]=[.$P63];1;&quot;&quot;)">
            <text:p/>
          </table:table-cell>
          <table:table-cell table:formula="of:=IF([.M63]=[.$P63];1;&quot;&quot;)" office:value-type="float" office:value="1" calcext:value-type="float">
            <text:p>1</text:p>
          </table:table-cell>
          <table:table-cell table:formula="of:=IF([.N63]=[.$P63];1;&quot;&quot;)" office:value-type="float" office:value="1" calcext:value-type="float">
            <text:p>1</text:p>
          </table:table-cell>
          <table:table-cell table:formula="of:=IF([.O63]=[.$P63];1;&quot;&quot;)" office:value-type="float" office:value="1" calcext:value-type="float">
            <text:p>1</text:p>
          </table:table-cell>
          <table:table-cell table:number-columns-repeated="8"/>
          <table:table-cell table:formula="of:=CONCATENATE([.A63];&quot;&amp;&quot;;[.B63];&quot;&amp;&quot;;IF([.E63]=1;CONCATENATE(&quot;\h{&quot;;[.C63];&quot;}&quot;);[.C63]);&quot;&amp;&quot;;[.H63];&quot;&amp;&quot;;IF([.J63]=0;CONCATENATE(&quot;\uu{&quot;;[.I63];&quot;}&quot;);[.I63]);&quot;&amp;&quot;;IF([.L63]=[.P63];CONCATENATE(&quot;\h{&quot;;[.L63];&quot;}&quot;);[.L63]);&quot;&amp;&quot;;IF([.M63]=[.P63];CONCATENATE(&quot;\h{&quot;;[.M63];&quot;}&quot;);[.M63]);&quot;&amp;&quot;;IF([.N63]=[.P63];CONCATENATE(&quot;\h{&quot;;[.N63];&quot;}&quot;);[.N63]);&quot;&amp;&quot;;IF([.O63]=[.P63];CONCATENATE(&quot;\h{&quot;;[.O63];&quot;}&quot;);[.O63]);&quot;\\\hline&quot;)" office:value-type="string" office:string-value="r4-150-10-1&amp;19,79&amp;1&amp;4&amp;\uu{4}&amp;6&amp;\h{4}&amp;\h{4}&amp;\h{4}\\\hline" calcext:value-type="string">
            <text:p>r4-150-10-1&amp;19,79&amp;1&amp;4&amp;\uu{4}&amp;6&amp;\h{4}&amp;\h{4}&amp;\h{4}\\\hline</text:p>
          </table:table-cell>
          <table:table-cell table:number-columns-repeated="8"/>
        </table:table-row>
        <table:table-row table:style-name="ro2">
          <table:table-cell table:formula="of:=[$ra.AA63]" office:value-type="string" office:string-value="r4-150-10-2" calcext:value-type="string">
            <text:p>r4-150-10-2</text:p>
          </table:table-cell>
          <table:table-cell table:formula="of:=ROUND([$ra.AB63];2)" office:value-type="float" office:value="21.88" calcext:value-type="float">
            <text:p>21,88</text:p>
          </table:table-cell>
          <table:table-cell table:style-name="ce9" table:formula="of:=ROUND([$ra.AC63];1)" office:value-type="float" office:value="0.3" calcext:value-type="float">
            <text:p>0,3</text:p>
          </table:table-cell>
          <table:table-cell table:style-name="ce34" table:formula="of:=IF([ra.S63]=5;&quot;*&quot;;[ra.I63])" office:value-type="float" office:value="0.061955" calcext:value-type="float">
            <text:p>0,1</text:p>
          </table:table-cell>
          <table:table-cell table:style-name="ce21" table:formula="of:=IF([ra.S63]=11;1;&quot;&quot;)">
            <text:p/>
          </table:table-cell>
          <table:table-cell table:style-name="ce14" table:formula="of:=IFERROR(IF([.I64]=0;ABS(CEILING([.C64]));ABS(([.I64]-CEILING([.C64]))/[.I64]));&quot;*&quot;)" office:value-type="float" office:value="0.666666666666667" calcext:value-type="float">
            <text:p>0,67</text:p>
          </table:table-cell>
          <table:table-cell table:style-name="ce14" table:formula="of:=IFERROR([.I64]-CEILING([.C64]);&quot;*&quot;)" office:value-type="float" office:value="2" calcext:value-type="float">
            <text:p>2,00</text:p>
          </table:table-cell>
          <table:table-cell table:style-name="ce34" table:formula="of:=ROUND([exact.J63];1)" office:value-type="float" office:value="3" calcext:value-type="float">
            <text:p>3,0</text:p>
          </table:table-cell>
          <table:table-cell table:style-name="ce11" table:formula="of:=[exact.K63]" office:value-type="float" office:value="3" calcext:value-type="float">
            <text:p>3</text:p>
          </table:table-cell>
          <table:table-cell table:style-name="ce34" table:formula="of:=IF([exact.L63]&lt;1000000;100*[exact.L63];&quot;*&quot;)" office:value-type="float" office:value="0" calcext:value-type="float">
            <text:p>0,0</text:p>
          </table:table-cell>
          <table:table-cell table:style-name="ce34" table:formula="of:=IF([exact.S63]=5;&quot;*&quot;;[exact.I63])" office:value-type="float" office:value="0.565358" calcext:value-type="float">
            <text:p>0,6</text:p>
          </table:table-cell>
          <table:table-cell table:style-name="ce18" table:formula="of:=[$ra.AE63]" office:value-type="float" office:value="5" calcext:value-type="float">
            <text:p>5</text:p>
          </table:table-cell>
          <table:table-cell table:style-name="ce18" table:formula="of:=[$'bcpa-t600'.AE63]" office:value-type="float" office:value="3" calcext:value-type="float">
            <text:p>3</text:p>
          </table:table-cell>
          <table:table-cell table:style-name="ce18" table:formula="of:=[$'blpl-t300'.AE63]" office:value-type="float" office:value="3" calcext:value-type="float">
            <text:p>3</text:p>
          </table:table-cell>
          <table:table-cell table:style-name="ce18" table:formula="of:=[$'sbpl-t300'.AE63]" office:value-type="float" office:value="3" calcext:value-type="float">
            <text:p>3</text:p>
          </table:table-cell>
          <table:table-cell table:formula="of:=MIN([.L64:.O64])" office:value-type="float" office:value="3" calcext:value-type="float">
            <text:p>3</text:p>
          </table:table-cell>
          <table:table-cell table:formula="of:=ABS([.L64]-CEILING([.$C64]))" office:value-type="float" office:value="4" calcext:value-type="float">
            <text:p>4</text:p>
          </table:table-cell>
          <table:table-cell table:formula="of:=IFERROR(ABS([.M64]-CEILING([.$C64]));&quot;-&quot;)" office:value-type="float" office:value="2" calcext:value-type="float">
            <text:p>2</text:p>
          </table:table-cell>
          <table:table-cell table:formula="of:=ABS([.N64]-CEILING([.$C64]))" office:value-type="float" office:value="2" calcext:value-type="float">
            <text:p>2</text:p>
          </table:table-cell>
          <table:table-cell table:formula="of:=ABS([.O64]-CEILING([.$C64]))" office:value-type="float" office:value="2" calcext:value-type="float">
            <text:p>2</text:p>
          </table:table-cell>
          <table:table-cell table:style-name="ce34" table:formula="of:=IFERROR(ABS(([.L64]-CEILING([.$C64]))/CEILING([.$C64]));IF([.Q64]&lt;&gt;&quot;*&quot;;[.Q64];&quot;*&quot;))" office:value-type="float" office:value="4" calcext:value-type="float">
            <text:p>4,0</text:p>
          </table:table-cell>
          <table:table-cell table:style-name="ce34" table:formula="of:=IFERROR(ABS(([.M64]-CEILING([.$C64]))/CEILING([.$C64]));IF([.R64]&lt;&gt;&quot;*&quot;;[.R64];&quot;*&quot;))" office:value-type="float" office:value="2" calcext:value-type="float">
            <text:p>2,0</text:p>
          </table:table-cell>
          <table:table-cell table:style-name="ce34" table:formula="of:=IFERROR(ABS(([.N64]-CEILING([.$C64]))/CEILING([.$C64]));IF([.S64]&lt;&gt;&quot;*&quot;;[.S64];&quot;*&quot;))" office:value-type="float" office:value="2" calcext:value-type="float">
            <text:p>2,0</text:p>
          </table:table-cell>
          <table:table-cell table:style-name="ce34" table:formula="of:=IFERROR(ABS(([.O64]-CEILING([.$C64]))/CEILING([.$C64]));IF([.T64]&lt;&gt;&quot;*&quot;;[.T64];&quot;*&quot;))" office:value-type="float" office:value="2" calcext:value-type="float">
            <text:p>2,0</text:p>
          </table:table-cell>
          <table:table-cell table:formula="of:=IF([.L64]=[.$P64];1;&quot;&quot;)">
            <text:p/>
          </table:table-cell>
          <table:table-cell table:formula="of:=IF([.M64]=[.$P64];1;&quot;&quot;)" office:value-type="float" office:value="1" calcext:value-type="float">
            <text:p>1</text:p>
          </table:table-cell>
          <table:table-cell table:formula="of:=IF([.N64]=[.$P64];1;&quot;&quot;)" office:value-type="float" office:value="1" calcext:value-type="float">
            <text:p>1</text:p>
          </table:table-cell>
          <table:table-cell table:formula="of:=IF([.O64]=[.$P64];1;&quot;&quot;)" office:value-type="float" office:value="1" calcext:value-type="float">
            <text:p>1</text:p>
          </table:table-cell>
          <table:table-cell table:number-columns-repeated="8"/>
          <table:table-cell table:formula="of:=CONCATENATE([.A64];&quot;&amp;&quot;;[.B64];&quot;&amp;&quot;;IF([.E64]=1;CONCATENATE(&quot;\h{&quot;;[.C64];&quot;}&quot;);[.C64]);&quot;&amp;&quot;;[.H64];&quot;&amp;&quot;;IF([.J64]=0;CONCATENATE(&quot;\uu{&quot;;[.I64];&quot;}&quot;);[.I64]);&quot;&amp;&quot;;IF([.L64]=[.P64];CONCATENATE(&quot;\h{&quot;;[.L64];&quot;}&quot;);[.L64]);&quot;&amp;&quot;;IF([.M64]=[.P64];CONCATENATE(&quot;\h{&quot;;[.M64];&quot;}&quot;);[.M64]);&quot;&amp;&quot;;IF([.N64]=[.P64];CONCATENATE(&quot;\h{&quot;;[.N64];&quot;}&quot;);[.N64]);&quot;&amp;&quot;;IF([.O64]=[.P64];CONCATENATE(&quot;\h{&quot;;[.O64];&quot;}&quot;);[.O64]);&quot;\\\hline&quot;)" office:value-type="string" office:string-value="r4-150-10-2&amp;21,88&amp;0,3&amp;3&amp;\uu{3}&amp;5&amp;\h{3}&amp;\h{3}&amp;\h{3}\\\hline" calcext:value-type="string">
            <text:p>r4-150-10-2&amp;21,88&amp;0,3&amp;3&amp;\uu{3}&amp;5&amp;\h{3}&amp;\h{3}&amp;\h{3}\\\hline</text:p>
          </table:table-cell>
          <table:table-cell table:number-columns-repeated="8"/>
        </table:table-row>
        <table:table-row table:style-name="ro2">
          <table:table-cell table:formula="of:=[$ra.AA64]" office:value-type="string" office:string-value="r4-150-15-1" calcext:value-type="string">
            <text:p>r4-150-15-1</text:p>
          </table:table-cell>
          <table:table-cell table:formula="of:=ROUND([$ra.AB64];2)" office:value-type="float" office:value="29.25" calcext:value-type="float">
            <text:p>29,25</text:p>
          </table:table-cell>
          <table:table-cell table:style-name="ce9" table:formula="of:=ROUND([$ra.AC64];1)" office:value-type="float" office:value="0.6" calcext:value-type="float">
            <text:p>0,6</text:p>
          </table:table-cell>
          <table:table-cell table:style-name="ce34" table:formula="of:=IF([ra.S64]=5;&quot;*&quot;;[ra.I64])" office:value-type="float" office:value="0.118119" calcext:value-type="float">
            <text:p>0,1</text:p>
          </table:table-cell>
          <table:table-cell table:style-name="ce21" table:formula="of:=IF([ra.S64]=11;1;&quot;&quot;)">
            <text:p/>
          </table:table-cell>
          <table:table-cell table:style-name="ce14" table:formula="of:=IFERROR(IF([.I65]=0;ABS(CEILING([.C65]));ABS(([.I65]-CEILING([.C65]))/[.I65]));&quot;*&quot;)" office:value-type="float" office:value="0.75" calcext:value-type="float">
            <text:p>0,75</text:p>
          </table:table-cell>
          <table:table-cell table:style-name="ce14" table:formula="of:=IFERROR([.I65]-CEILING([.C65]);&quot;*&quot;)" office:value-type="float" office:value="3" calcext:value-type="float">
            <text:p>3,00</text:p>
          </table:table-cell>
          <table:table-cell table:style-name="ce34" table:formula="of:=ROUND([exact.J64];1)" office:value-type="float" office:value="4" calcext:value-type="float">
            <text:p>4,0</text:p>
          </table:table-cell>
          <table:table-cell table:style-name="ce11" table:formula="of:=[exact.K64]" office:value-type="float" office:value="4" calcext:value-type="float">
            <text:p>4</text:p>
          </table:table-cell>
          <table:table-cell table:style-name="ce34" table:formula="of:=IF([exact.L64]&lt;1000000;100*[exact.L64];&quot;*&quot;)" office:value-type="float" office:value="0" calcext:value-type="float">
            <text:p>0,0</text:p>
          </table:table-cell>
          <table:table-cell table:style-name="ce34" table:formula="of:=IF([exact.S64]=5;&quot;*&quot;;[exact.I64])" office:value-type="float" office:value="5.336184" calcext:value-type="float">
            <text:p>5,3</text:p>
          </table:table-cell>
          <table:table-cell table:style-name="ce18" table:formula="of:=[$ra.AE64]" office:value-type="float" office:value="8" calcext:value-type="float">
            <text:p>8</text:p>
          </table:table-cell>
          <table:table-cell table:style-name="ce18" table:formula="of:=[$'bcpa-t600'.AE64]" office:value-type="float" office:value="4" calcext:value-type="float">
            <text:p>4</text:p>
          </table:table-cell>
          <table:table-cell table:style-name="ce18" table:formula="of:=[$'blpl-t300'.AE64]" office:value-type="float" office:value="5" calcext:value-type="float">
            <text:p>5</text:p>
          </table:table-cell>
          <table:table-cell table:style-name="ce18" table:formula="of:=[$'sbpl-t300'.AE64]" office:value-type="float" office:value="5" calcext:value-type="float">
            <text:p>5</text:p>
          </table:table-cell>
          <table:table-cell table:formula="of:=MIN([.L65:.O65])" office:value-type="float" office:value="4" calcext:value-type="float">
            <text:p>4</text:p>
          </table:table-cell>
          <table:table-cell table:formula="of:=ABS([.L65]-CEILING([.$C65]))" office:value-type="float" office:value="7" calcext:value-type="float">
            <text:p>7</text:p>
          </table:table-cell>
          <table:table-cell table:formula="of:=IFERROR(ABS([.M65]-CEILING([.$C65]));&quot;-&quot;)" office:value-type="float" office:value="3" calcext:value-type="float">
            <text:p>3</text:p>
          </table:table-cell>
          <table:table-cell table:formula="of:=ABS([.N65]-CEILING([.$C65]))" office:value-type="float" office:value="4" calcext:value-type="float">
            <text:p>4</text:p>
          </table:table-cell>
          <table:table-cell table:formula="of:=ABS([.O65]-CEILING([.$C65]))" office:value-type="float" office:value="4" calcext:value-type="float">
            <text:p>4</text:p>
          </table:table-cell>
          <table:table-cell table:style-name="ce34" table:formula="of:=IFERROR(ABS(([.L65]-CEILING([.$C65]))/CEILING([.$C65]));IF([.Q65]&lt;&gt;&quot;*&quot;;[.Q65];&quot;*&quot;))" office:value-type="float" office:value="7" calcext:value-type="float">
            <text:p>7,0</text:p>
          </table:table-cell>
          <table:table-cell table:style-name="ce34" table:formula="of:=IFERROR(ABS(([.M65]-CEILING([.$C65]))/CEILING([.$C65]));IF([.R65]&lt;&gt;&quot;*&quot;;[.R65];&quot;*&quot;))" office:value-type="float" office:value="3" calcext:value-type="float">
            <text:p>3,0</text:p>
          </table:table-cell>
          <table:table-cell table:style-name="ce34" table:formula="of:=IFERROR(ABS(([.N65]-CEILING([.$C65]))/CEILING([.$C65]));IF([.S65]&lt;&gt;&quot;*&quot;;[.S65];&quot;*&quot;))" office:value-type="float" office:value="4" calcext:value-type="float">
            <text:p>4,0</text:p>
          </table:table-cell>
          <table:table-cell table:style-name="ce34" table:formula="of:=IFERROR(ABS(([.O65]-CEILING([.$C65]))/CEILING([.$C65]));IF([.T65]&lt;&gt;&quot;*&quot;;[.T65];&quot;*&quot;))" office:value-type="float" office:value="4" calcext:value-type="float">
            <text:p>4,0</text:p>
          </table:table-cell>
          <table:table-cell table:formula="of:=IF([.L65]=[.$P65];1;&quot;&quot;)">
            <text:p/>
          </table:table-cell>
          <table:table-cell table:formula="of:=IF([.M65]=[.$P65];1;&quot;&quot;)" office:value-type="float" office:value="1" calcext:value-type="float">
            <text:p>1</text:p>
          </table:table-cell>
          <table:table-cell table:formula="of:=IF([.N65]=[.$P65];1;&quot;&quot;)">
            <text:p/>
          </table:table-cell>
          <table:table-cell table:formula="of:=IF([.O65]=[.$P65];1;&quot;&quot;)">
            <text:p/>
          </table:table-cell>
          <table:table-cell table:number-columns-repeated="8"/>
          <table:table-cell table:formula="of:=CONCATENATE([.A65];&quot;&amp;&quot;;[.B65];&quot;&amp;&quot;;IF([.E65]=1;CONCATENATE(&quot;\h{&quot;;[.C65];&quot;}&quot;);[.C65]);&quot;&amp;&quot;;[.H65];&quot;&amp;&quot;;IF([.J65]=0;CONCATENATE(&quot;\uu{&quot;;[.I65];&quot;}&quot;);[.I65]);&quot;&amp;&quot;;IF([.L65]=[.P65];CONCATENATE(&quot;\h{&quot;;[.L65];&quot;}&quot;);[.L65]);&quot;&amp;&quot;;IF([.M65]=[.P65];CONCATENATE(&quot;\h{&quot;;[.M65];&quot;}&quot;);[.M65]);&quot;&amp;&quot;;IF([.N65]=[.P65];CONCATENATE(&quot;\h{&quot;;[.N65];&quot;}&quot;);[.N65]);&quot;&amp;&quot;;IF([.O65]=[.P65];CONCATENATE(&quot;\h{&quot;;[.O65];&quot;}&quot;);[.O65]);&quot;\\\hline&quot;)" office:value-type="string" office:string-value="r4-150-15-1&amp;29,25&amp;0,6&amp;4&amp;\uu{4}&amp;8&amp;\h{4}&amp;5&amp;5\\\hline" calcext:value-type="string">
            <text:p>r4-150-15-1&amp;29,25&amp;0,6&amp;4&amp;\uu{4}&amp;8&amp;\h{4}&amp;5&amp;5\\\hline</text:p>
          </table:table-cell>
          <table:table-cell table:number-columns-repeated="8"/>
        </table:table-row>
        <table:table-row table:style-name="ro2">
          <table:table-cell table:formula="of:=[$ra.AA65]" office:value-type="string" office:string-value="r4-150-15-2" calcext:value-type="string">
            <text:p>r4-150-15-2</text:p>
          </table:table-cell>
          <table:table-cell table:formula="of:=ROUND([$ra.AB65];2)" office:value-type="float" office:value="29.25" calcext:value-type="float">
            <text:p>29,25</text:p>
          </table:table-cell>
          <table:table-cell table:style-name="ce9" table:formula="of:=ROUND([$ra.AC65];1)" office:value-type="float" office:value="0.3" calcext:value-type="float">
            <text:p>0,3</text:p>
          </table:table-cell>
          <table:table-cell table:style-name="ce34" table:formula="of:=IF([ra.S65]=5;&quot;*&quot;;[ra.I65])" office:value-type="float" office:value="0.114265" calcext:value-type="float">
            <text:p>0,1</text:p>
          </table:table-cell>
          <table:table-cell table:style-name="ce21" table:formula="of:=IF([ra.S65]=11;1;&quot;&quot;)">
            <text:p/>
          </table:table-cell>
          <table:table-cell table:style-name="ce14" table:formula="of:=IFERROR(IF([.I66]=0;ABS(CEILING([.C66]));ABS(([.I66]-CEILING([.C66]))/[.I66]));&quot;*&quot;)" office:value-type="float" office:value="0.666666666666667" calcext:value-type="float">
            <text:p>0,67</text:p>
          </table:table-cell>
          <table:table-cell table:style-name="ce14" table:formula="of:=IFERROR([.I66]-CEILING([.C66]);&quot;*&quot;)" office:value-type="float" office:value="2" calcext:value-type="float">
            <text:p>2,00</text:p>
          </table:table-cell>
          <table:table-cell table:style-name="ce34" table:formula="of:=ROUND([exact.J65];1)" office:value-type="float" office:value="3" calcext:value-type="float">
            <text:p>3,0</text:p>
          </table:table-cell>
          <table:table-cell table:style-name="ce11" table:formula="of:=[exact.K65]" office:value-type="float" office:value="3" calcext:value-type="float">
            <text:p>3</text:p>
          </table:table-cell>
          <table:table-cell table:style-name="ce34" table:formula="of:=IF([exact.L65]&lt;1000000;100*[exact.L65];&quot;*&quot;)" office:value-type="float" office:value="0" calcext:value-type="float">
            <text:p>0,0</text:p>
          </table:table-cell>
          <table:table-cell table:style-name="ce34" table:formula="of:=IF([exact.S65]=5;&quot;*&quot;;[exact.I65])" office:value-type="float" office:value="1.352595" calcext:value-type="float">
            <text:p>1,4</text:p>
          </table:table-cell>
          <table:table-cell table:style-name="ce18" table:formula="of:=[$ra.AE65]" office:value-type="float" office:value="8" calcext:value-type="float">
            <text:p>8</text:p>
          </table:table-cell>
          <table:table-cell table:style-name="ce18" table:formula="of:=[$'bcpa-t600'.AE65]" office:value-type="float" office:value="3" calcext:value-type="float">
            <text:p>3</text:p>
          </table:table-cell>
          <table:table-cell table:style-name="ce18" table:formula="of:=[$'blpl-t300'.AE65]" office:value-type="float" office:value="4" calcext:value-type="float">
            <text:p>4</text:p>
          </table:table-cell>
          <table:table-cell table:style-name="ce18" table:formula="of:=[$'sbpl-t300'.AE65]" office:value-type="float" office:value="3" calcext:value-type="float">
            <text:p>3</text:p>
          </table:table-cell>
          <table:table-cell table:formula="of:=MIN([.L66:.O66])" office:value-type="float" office:value="3" calcext:value-type="float">
            <text:p>3</text:p>
          </table:table-cell>
          <table:table-cell table:formula="of:=ABS([.L66]-CEILING([.$C66]))" office:value-type="float" office:value="7" calcext:value-type="float">
            <text:p>7</text:p>
          </table:table-cell>
          <table:table-cell table:formula="of:=IFERROR(ABS([.M66]-CEILING([.$C66]));&quot;-&quot;)" office:value-type="float" office:value="2" calcext:value-type="float">
            <text:p>2</text:p>
          </table:table-cell>
          <table:table-cell table:formula="of:=ABS([.N66]-CEILING([.$C66]))" office:value-type="float" office:value="3" calcext:value-type="float">
            <text:p>3</text:p>
          </table:table-cell>
          <table:table-cell table:formula="of:=ABS([.O66]-CEILING([.$C66]))" office:value-type="float" office:value="2" calcext:value-type="float">
            <text:p>2</text:p>
          </table:table-cell>
          <table:table-cell table:style-name="ce34" table:formula="of:=IFERROR(ABS(([.L66]-CEILING([.$C66]))/CEILING([.$C66]));IF([.Q66]&lt;&gt;&quot;*&quot;;[.Q66];&quot;*&quot;))" office:value-type="float" office:value="7" calcext:value-type="float">
            <text:p>7,0</text:p>
          </table:table-cell>
          <table:table-cell table:style-name="ce34" table:formula="of:=IFERROR(ABS(([.M66]-CEILING([.$C66]))/CEILING([.$C66]));IF([.R66]&lt;&gt;&quot;*&quot;;[.R66];&quot;*&quot;))" office:value-type="float" office:value="2" calcext:value-type="float">
            <text:p>2,0</text:p>
          </table:table-cell>
          <table:table-cell table:style-name="ce34" table:formula="of:=IFERROR(ABS(([.N66]-CEILING([.$C66]))/CEILING([.$C66]));IF([.S66]&lt;&gt;&quot;*&quot;;[.S66];&quot;*&quot;))" office:value-type="float" office:value="3" calcext:value-type="float">
            <text:p>3,0</text:p>
          </table:table-cell>
          <table:table-cell table:style-name="ce34" table:formula="of:=IFERROR(ABS(([.O66]-CEILING([.$C66]))/CEILING([.$C66]));IF([.T66]&lt;&gt;&quot;*&quot;;[.T66];&quot;*&quot;))" office:value-type="float" office:value="2" calcext:value-type="float">
            <text:p>2,0</text:p>
          </table:table-cell>
          <table:table-cell table:formula="of:=IF([.L66]=[.$P66];1;&quot;&quot;)">
            <text:p/>
          </table:table-cell>
          <table:table-cell table:formula="of:=IF([.M66]=[.$P66];1;&quot;&quot;)" office:value-type="float" office:value="1" calcext:value-type="float">
            <text:p>1</text:p>
          </table:table-cell>
          <table:table-cell table:formula="of:=IF([.N66]=[.$P66];1;&quot;&quot;)">
            <text:p/>
          </table:table-cell>
          <table:table-cell table:formula="of:=IF([.O66]=[.$P66];1;&quot;&quot;)" office:value-type="float" office:value="1" calcext:value-type="float">
            <text:p>1</text:p>
          </table:table-cell>
          <table:table-cell table:number-columns-repeated="8"/>
          <table:table-cell table:formula="of:=CONCATENATE([.A66];&quot;&amp;&quot;;[.B66];&quot;&amp;&quot;;IF([.E66]=1;CONCATENATE(&quot;\h{&quot;;[.C66];&quot;}&quot;);[.C66]);&quot;&amp;&quot;;[.H66];&quot;&amp;&quot;;IF([.J66]=0;CONCATENATE(&quot;\uu{&quot;;[.I66];&quot;}&quot;);[.I66]);&quot;&amp;&quot;;IF([.L66]=[.P66];CONCATENATE(&quot;\h{&quot;;[.L66];&quot;}&quot;);[.L66]);&quot;&amp;&quot;;IF([.M66]=[.P66];CONCATENATE(&quot;\h{&quot;;[.M66];&quot;}&quot;);[.M66]);&quot;&amp;&quot;;IF([.N66]=[.P66];CONCATENATE(&quot;\h{&quot;;[.N66];&quot;}&quot;);[.N66]);&quot;&amp;&quot;;IF([.O66]=[.P66];CONCATENATE(&quot;\h{&quot;;[.O66];&quot;}&quot;);[.O66]);&quot;\\\hline&quot;)" office:value-type="string" office:string-value="r4-150-15-2&amp;29,25&amp;0,3&amp;3&amp;\uu{3}&amp;8&amp;\h{3}&amp;4&amp;\h{3}\\\hline" calcext:value-type="string">
            <text:p>r4-150-15-2&amp;29,25&amp;0,3&amp;3&amp;\uu{3}&amp;8&amp;\h{3}&amp;4&amp;\h{3}\\\hline</text:p>
          </table:table-cell>
          <table:table-cell table:number-columns-repeated="8"/>
        </table:table-row>
        <table:table-row table:style-name="ro2">
          <table:table-cell table:formula="of:=[$ra.AA66]" office:value-type="string" office:string-value="r4-150-20-1" calcext:value-type="string">
            <text:p>r4-150-20-1</text:p>
          </table:table-cell>
          <table:table-cell table:formula="of:=ROUND([$ra.AB66];2)" office:value-type="float" office:value="34.48" calcext:value-type="float">
            <text:p>34,48</text:p>
          </table:table-cell>
          <table:table-cell table:style-name="ce9" table:formula="of:=ROUND([$ra.AC66];1)" office:value-type="float" office:value="0.3" calcext:value-type="float">
            <text:p>0,3</text:p>
          </table:table-cell>
          <table:table-cell table:style-name="ce34" table:formula="of:=IF([ra.S66]=5;&quot;*&quot;;[ra.I66])" office:value-type="float" office:value="0.175624" calcext:value-type="float">
            <text:p>0,2</text:p>
          </table:table-cell>
          <table:table-cell table:style-name="ce21" table:formula="of:=IF([ra.S66]=11;1;&quot;&quot;)">
            <text:p/>
          </table:table-cell>
          <table:table-cell table:style-name="ce14" table:formula="of:=IFERROR(IF([.I67]=0;ABS(CEILING([.C67]));ABS(([.I67]-CEILING([.C67]))/[.I67]));&quot;*&quot;)" office:value-type="float" office:value="0.75" calcext:value-type="float">
            <text:p>0,75</text:p>
          </table:table-cell>
          <table:table-cell table:style-name="ce14" table:formula="of:=IFERROR([.I67]-CEILING([.C67]);&quot;*&quot;)" office:value-type="float" office:value="3" calcext:value-type="float">
            <text:p>3,00</text:p>
          </table:table-cell>
          <table:table-cell table:style-name="ce34" table:formula="of:=ROUND([exact.J66];1)" office:value-type="float" office:value="4" calcext:value-type="float">
            <text:p>4,0</text:p>
          </table:table-cell>
          <table:table-cell table:style-name="ce11" table:formula="of:=[exact.K66]" office:value-type="float" office:value="4" calcext:value-type="float">
            <text:p>4</text:p>
          </table:table-cell>
          <table:table-cell table:style-name="ce34" table:formula="of:=IF([exact.L66]&lt;1000000;100*[exact.L66];&quot;*&quot;)" office:value-type="float" office:value="0" calcext:value-type="float">
            <text:p>0,0</text:p>
          </table:table-cell>
          <table:table-cell table:style-name="ce34" table:formula="of:=IF([exact.S66]=5;&quot;*&quot;;[exact.I66])" office:value-type="float" office:value="24.448543" calcext:value-type="float">
            <text:p>24,4</text:p>
          </table:table-cell>
          <table:table-cell table:style-name="ce18" table:formula="of:=[$ra.AE66]" office:value-type="float" office:value="8" calcext:value-type="float">
            <text:p>8</text:p>
          </table:table-cell>
          <table:table-cell table:style-name="ce18" table:formula="of:=[$'bcpa-t600'.AE66]" office:value-type="float" office:value="4" calcext:value-type="float">
            <text:p>4</text:p>
          </table:table-cell>
          <table:table-cell table:style-name="ce18" table:formula="of:=[$'blpl-t300'.AE66]" office:value-type="float" office:value="6" calcext:value-type="float">
            <text:p>6</text:p>
          </table:table-cell>
          <table:table-cell table:style-name="ce18" table:formula="of:=[$'sbpl-t300'.AE66]" office:value-type="float" office:value="5" calcext:value-type="float">
            <text:p>5</text:p>
          </table:table-cell>
          <table:table-cell table:formula="of:=MIN([.L67:.O67])" office:value-type="float" office:value="4" calcext:value-type="float">
            <text:p>4</text:p>
          </table:table-cell>
          <table:table-cell table:formula="of:=ABS([.L67]-CEILING([.$C67]))" office:value-type="float" office:value="7" calcext:value-type="float">
            <text:p>7</text:p>
          </table:table-cell>
          <table:table-cell table:formula="of:=IFERROR(ABS([.M67]-CEILING([.$C67]));&quot;-&quot;)" office:value-type="float" office:value="3" calcext:value-type="float">
            <text:p>3</text:p>
          </table:table-cell>
          <table:table-cell table:formula="of:=ABS([.N67]-CEILING([.$C67]))" office:value-type="float" office:value="5" calcext:value-type="float">
            <text:p>5</text:p>
          </table:table-cell>
          <table:table-cell table:formula="of:=ABS([.O67]-CEILING([.$C67]))" office:value-type="float" office:value="4" calcext:value-type="float">
            <text:p>4</text:p>
          </table:table-cell>
          <table:table-cell table:style-name="ce34" table:formula="of:=IFERROR(ABS(([.L67]-CEILING([.$C67]))/CEILING([.$C67]));IF([.Q67]&lt;&gt;&quot;*&quot;;[.Q67];&quot;*&quot;))" office:value-type="float" office:value="7" calcext:value-type="float">
            <text:p>7,0</text:p>
          </table:table-cell>
          <table:table-cell table:style-name="ce34" table:formula="of:=IFERROR(ABS(([.M67]-CEILING([.$C67]))/CEILING([.$C67]));IF([.R67]&lt;&gt;&quot;*&quot;;[.R67];&quot;*&quot;))" office:value-type="float" office:value="3" calcext:value-type="float">
            <text:p>3,0</text:p>
          </table:table-cell>
          <table:table-cell table:style-name="ce34" table:formula="of:=IFERROR(ABS(([.N67]-CEILING([.$C67]))/CEILING([.$C67]));IF([.S67]&lt;&gt;&quot;*&quot;;[.S67];&quot;*&quot;))" office:value-type="float" office:value="5" calcext:value-type="float">
            <text:p>5,0</text:p>
          </table:table-cell>
          <table:table-cell table:style-name="ce34" table:formula="of:=IFERROR(ABS(([.O67]-CEILING([.$C67]))/CEILING([.$C67]));IF([.T67]&lt;&gt;&quot;*&quot;;[.T67];&quot;*&quot;))" office:value-type="float" office:value="4" calcext:value-type="float">
            <text:p>4,0</text:p>
          </table:table-cell>
          <table:table-cell table:formula="of:=IF([.L67]=[.$P67];1;&quot;&quot;)">
            <text:p/>
          </table:table-cell>
          <table:table-cell table:formula="of:=IF([.M67]=[.$P67];1;&quot;&quot;)" office:value-type="float" office:value="1" calcext:value-type="float">
            <text:p>1</text:p>
          </table:table-cell>
          <table:table-cell table:formula="of:=IF([.N67]=[.$P67];1;&quot;&quot;)">
            <text:p/>
          </table:table-cell>
          <table:table-cell table:formula="of:=IF([.O67]=[.$P67];1;&quot;&quot;)">
            <text:p/>
          </table:table-cell>
          <table:table-cell table:number-columns-repeated="8"/>
          <table:table-cell table:formula="of:=CONCATENATE([.A67];&quot;&amp;&quot;;[.B67];&quot;&amp;&quot;;IF([.E67]=1;CONCATENATE(&quot;\h{&quot;;[.C67];&quot;}&quot;);[.C67]);&quot;&amp;&quot;;[.H67];&quot;&amp;&quot;;IF([.J67]=0;CONCATENATE(&quot;\uu{&quot;;[.I67];&quot;}&quot;);[.I67]);&quot;&amp;&quot;;IF([.L67]=[.P67];CONCATENATE(&quot;\h{&quot;;[.L67];&quot;}&quot;);[.L67]);&quot;&amp;&quot;;IF([.M67]=[.P67];CONCATENATE(&quot;\h{&quot;;[.M67];&quot;}&quot;);[.M67]);&quot;&amp;&quot;;IF([.N67]=[.P67];CONCATENATE(&quot;\h{&quot;;[.N67];&quot;}&quot;);[.N67]);&quot;&amp;&quot;;IF([.O67]=[.P67];CONCATENATE(&quot;\h{&quot;;[.O67];&quot;}&quot;);[.O67]);&quot;\\\hline&quot;)" office:value-type="string" office:string-value="r4-150-20-1&amp;34,48&amp;0,3&amp;4&amp;\uu{4}&amp;8&amp;\h{4}&amp;6&amp;5\\\hline" calcext:value-type="string">
            <text:p>r4-150-20-1&amp;34,48&amp;0,3&amp;4&amp;\uu{4}&amp;8&amp;\h{4}&amp;6&amp;5\\\hline</text:p>
          </table:table-cell>
          <table:table-cell table:number-columns-repeated="8"/>
        </table:table-row>
        <table:table-row table:style-name="ro2">
          <table:table-cell table:formula="of:=[$ra.AA67]" office:value-type="string" office:string-value="r4-150-20-2" calcext:value-type="string">
            <text:p>r4-150-20-2</text:p>
          </table:table-cell>
          <table:table-cell table:formula="of:=ROUND([$ra.AB67];2)" office:value-type="float" office:value="34.48" calcext:value-type="float">
            <text:p>34,48</text:p>
          </table:table-cell>
          <table:table-cell table:style-name="ce9" table:formula="of:=ROUND([$ra.AC67];1)" office:value-type="float" office:value="0.3" calcext:value-type="float">
            <text:p>0,3</text:p>
          </table:table-cell>
          <table:table-cell table:style-name="ce34" table:formula="of:=IF([ra.S67]=5;&quot;*&quot;;[ra.I67])" office:value-type="float" office:value="0.198434" calcext:value-type="float">
            <text:p>0,2</text:p>
          </table:table-cell>
          <table:table-cell table:style-name="ce21" table:formula="of:=IF([ra.S67]=11;1;&quot;&quot;)">
            <text:p/>
          </table:table-cell>
          <table:table-cell table:style-name="ce14" table:formula="of:=IFERROR(IF([.I68]=0;ABS(CEILING([.C68]));ABS(([.I68]-CEILING([.C68]))/[.I68]));&quot;*&quot;)" office:value-type="float" office:value="0.666666666666667" calcext:value-type="float">
            <text:p>0,67</text:p>
          </table:table-cell>
          <table:table-cell table:style-name="ce14" table:formula="of:=IFERROR([.I68]-CEILING([.C68]);&quot;*&quot;)" office:value-type="float" office:value="2" calcext:value-type="float">
            <text:p>2,00</text:p>
          </table:table-cell>
          <table:table-cell table:style-name="ce34" table:formula="of:=ROUND([exact.J67];1)" office:value-type="float" office:value="3" calcext:value-type="float">
            <text:p>3,0</text:p>
          </table:table-cell>
          <table:table-cell table:style-name="ce11" table:formula="of:=[exact.K67]" office:value-type="float" office:value="3" calcext:value-type="float">
            <text:p>3</text:p>
          </table:table-cell>
          <table:table-cell table:style-name="ce34" table:formula="of:=IF([exact.L67]&lt;1000000;100*[exact.L67];&quot;*&quot;)" office:value-type="float" office:value="0" calcext:value-type="float">
            <text:p>0,0</text:p>
          </table:table-cell>
          <table:table-cell table:style-name="ce34" table:formula="of:=IF([exact.S67]=5;&quot;*&quot;;[exact.I67])" office:value-type="float" office:value="4.304828" calcext:value-type="float">
            <text:p>4,3</text:p>
          </table:table-cell>
          <table:table-cell table:style-name="ce18" table:formula="of:=[$ra.AE67]" office:value-type="float" office:value="8" calcext:value-type="float">
            <text:p>8</text:p>
          </table:table-cell>
          <table:table-cell table:style-name="ce18" table:formula="of:=[$'bcpa-t600'.AE67]" office:value-type="float" office:value="3" calcext:value-type="float">
            <text:p>3</text:p>
          </table:table-cell>
          <table:table-cell table:style-name="ce18" table:formula="of:=[$'blpl-t300'.AE67]" office:value-type="float" office:value="5" calcext:value-type="float">
            <text:p>5</text:p>
          </table:table-cell>
          <table:table-cell table:style-name="ce18" table:formula="of:=[$'sbpl-t300'.AE67]" office:value-type="float" office:value="4" calcext:value-type="float">
            <text:p>4</text:p>
          </table:table-cell>
          <table:table-cell table:formula="of:=MIN([.L68:.O68])" office:value-type="float" office:value="3" calcext:value-type="float">
            <text:p>3</text:p>
          </table:table-cell>
          <table:table-cell table:formula="of:=ABS([.L68]-CEILING([.$C68]))" office:value-type="float" office:value="7" calcext:value-type="float">
            <text:p>7</text:p>
          </table:table-cell>
          <table:table-cell table:formula="of:=IFERROR(ABS([.M68]-CEILING([.$C68]));&quot;-&quot;)" office:value-type="float" office:value="2" calcext:value-type="float">
            <text:p>2</text:p>
          </table:table-cell>
          <table:table-cell table:formula="of:=ABS([.N68]-CEILING([.$C68]))" office:value-type="float" office:value="4" calcext:value-type="float">
            <text:p>4</text:p>
          </table:table-cell>
          <table:table-cell table:formula="of:=ABS([.O68]-CEILING([.$C68]))" office:value-type="float" office:value="3" calcext:value-type="float">
            <text:p>3</text:p>
          </table:table-cell>
          <table:table-cell table:style-name="ce34" table:formula="of:=IFERROR(ABS(([.L68]-CEILING([.$C68]))/CEILING([.$C68]));IF([.Q68]&lt;&gt;&quot;*&quot;;[.Q68];&quot;*&quot;))" office:value-type="float" office:value="7" calcext:value-type="float">
            <text:p>7,0</text:p>
          </table:table-cell>
          <table:table-cell table:style-name="ce34" table:formula="of:=IFERROR(ABS(([.M68]-CEILING([.$C68]))/CEILING([.$C68]));IF([.R68]&lt;&gt;&quot;*&quot;;[.R68];&quot;*&quot;))" office:value-type="float" office:value="2" calcext:value-type="float">
            <text:p>2,0</text:p>
          </table:table-cell>
          <table:table-cell table:style-name="ce34" table:formula="of:=IFERROR(ABS(([.N68]-CEILING([.$C68]))/CEILING([.$C68]));IF([.S68]&lt;&gt;&quot;*&quot;;[.S68];&quot;*&quot;))" office:value-type="float" office:value="4" calcext:value-type="float">
            <text:p>4,0</text:p>
          </table:table-cell>
          <table:table-cell table:style-name="ce34" table:formula="of:=IFERROR(ABS(([.O68]-CEILING([.$C68]))/CEILING([.$C68]));IF([.T68]&lt;&gt;&quot;*&quot;;[.T68];&quot;*&quot;))" office:value-type="float" office:value="3" calcext:value-type="float">
            <text:p>3,0</text:p>
          </table:table-cell>
          <table:table-cell table:formula="of:=IF([.L68]=[.$P68];1;&quot;&quot;)">
            <text:p/>
          </table:table-cell>
          <table:table-cell table:formula="of:=IF([.M68]=[.$P68];1;&quot;&quot;)" office:value-type="float" office:value="1" calcext:value-type="float">
            <text:p>1</text:p>
          </table:table-cell>
          <table:table-cell table:formula="of:=IF([.N68]=[.$P68];1;&quot;&quot;)">
            <text:p/>
          </table:table-cell>
          <table:table-cell table:formula="of:=IF([.O68]=[.$P68];1;&quot;&quot;)">
            <text:p/>
          </table:table-cell>
          <table:table-cell table:number-columns-repeated="8"/>
          <table:table-cell table:formula="of:=CONCATENATE([.A68];&quot;&amp;&quot;;[.B68];&quot;&amp;&quot;;IF([.E68]=1;CONCATENATE(&quot;\h{&quot;;[.C68];&quot;}&quot;);[.C68]);&quot;&amp;&quot;;[.H68];&quot;&amp;&quot;;IF([.J68]=0;CONCATENATE(&quot;\uu{&quot;;[.I68];&quot;}&quot;);[.I68]);&quot;&amp;&quot;;IF([.L68]=[.P68];CONCATENATE(&quot;\h{&quot;;[.L68];&quot;}&quot;);[.L68]);&quot;&amp;&quot;;IF([.M68]=[.P68];CONCATENATE(&quot;\h{&quot;;[.M68];&quot;}&quot;);[.M68]);&quot;&amp;&quot;;IF([.N68]=[.P68];CONCATENATE(&quot;\h{&quot;;[.N68];&quot;}&quot;);[.N68]);&quot;&amp;&quot;;IF([.O68]=[.P68];CONCATENATE(&quot;\h{&quot;;[.O68];&quot;}&quot;);[.O68]);&quot;\\\hline&quot;)" office:value-type="string" office:string-value="r4-150-20-2&amp;34,48&amp;0,3&amp;3&amp;\uu{3}&amp;8&amp;\h{3}&amp;5&amp;4\\\hline" calcext:value-type="string">
            <text:p>r4-150-20-2&amp;34,48&amp;0,3&amp;3&amp;\uu{3}&amp;8&amp;\h{3}&amp;5&amp;4\\\hline</text:p>
          </table:table-cell>
          <table:table-cell table:number-columns-repeated="8"/>
        </table:table-row>
        <table:table-row table:style-name="ro2">
          <table:table-cell table:formula="of:=[$ra.AA68]" office:value-type="string" office:string-value="r4-150-25-1" calcext:value-type="string">
            <text:p>r4-150-25-1</text:p>
          </table:table-cell>
          <table:table-cell table:formula="of:=ROUND([$ra.AB68];2)" office:value-type="float" office:value="40.48" calcext:value-type="float">
            <text:p>40,48</text:p>
          </table:table-cell>
          <table:table-cell table:style-name="ce9" table:formula="of:=ROUND([$ra.AC68];1)" office:value-type="float" office:value="0.3" calcext:value-type="float">
            <text:p>0,3</text:p>
          </table:table-cell>
          <table:table-cell table:style-name="ce34" table:formula="of:=IF([ra.S68]=5;&quot;*&quot;;[ra.I68])" office:value-type="float" office:value="0.259409" calcext:value-type="float">
            <text:p>0,3</text:p>
          </table:table-cell>
          <table:table-cell table:style-name="ce21" table:formula="of:=IF([ra.S68]=11;1;&quot;&quot;)">
            <text:p/>
          </table:table-cell>
          <table:table-cell table:style-name="ce14" table:formula="of:=IFERROR(IF([.I69]=0;ABS(CEILING([.C69]));ABS(([.I69]-CEILING([.C69]))/[.I69]));&quot;*&quot;)" office:value-type="float" office:value="0.75" calcext:value-type="float">
            <text:p>0,75</text:p>
          </table:table-cell>
          <table:table-cell table:style-name="ce14" table:formula="of:=IFERROR([.I69]-CEILING([.C69]);&quot;*&quot;)" office:value-type="float" office:value="3" calcext:value-type="float">
            <text:p>3,00</text:p>
          </table:table-cell>
          <table:table-cell table:style-name="ce34" table:formula="of:=ROUND([exact.J68];1)" office:value-type="float" office:value="4" calcext:value-type="float">
            <text:p>4,0</text:p>
          </table:table-cell>
          <table:table-cell table:style-name="ce11" table:formula="of:=[exact.K68]" office:value-type="float" office:value="4" calcext:value-type="float">
            <text:p>4</text:p>
          </table:table-cell>
          <table:table-cell table:style-name="ce34" table:formula="of:=IF([exact.L68]&lt;1000000;100*[exact.L68];&quot;*&quot;)" office:value-type="float" office:value="0" calcext:value-type="float">
            <text:p>0,0</text:p>
          </table:table-cell>
          <table:table-cell table:style-name="ce34" table:formula="of:=IF([exact.S68]=5;&quot;*&quot;;[exact.I68])" office:value-type="float" office:value="728.716921" calcext:value-type="float">
            <text:p>728,7</text:p>
          </table:table-cell>
          <table:table-cell table:style-name="ce18" table:formula="of:=[$ra.AE68]" office:value-type="float" office:value="10" calcext:value-type="float">
            <text:p>10</text:p>
          </table:table-cell>
          <table:table-cell table:style-name="ce18" table:formula="of:=[$'bcpa-t600'.AE68]" office:value-type="float" office:value="4" calcext:value-type="float">
            <text:p>4</text:p>
          </table:table-cell>
          <table:table-cell table:style-name="ce18" table:formula="of:=[$'blpl-t300'.AE68]" office:value-type="float" office:value="7" calcext:value-type="float">
            <text:p>7</text:p>
          </table:table-cell>
          <table:table-cell table:style-name="ce18" table:formula="of:=[$'sbpl-t300'.AE68]" office:value-type="float" office:value="6" calcext:value-type="float">
            <text:p>6</text:p>
          </table:table-cell>
          <table:table-cell table:formula="of:=MIN([.L69:.O69])" office:value-type="float" office:value="4" calcext:value-type="float">
            <text:p>4</text:p>
          </table:table-cell>
          <table:table-cell table:formula="of:=ABS([.L69]-CEILING([.$C69]))" office:value-type="float" office:value="9" calcext:value-type="float">
            <text:p>9</text:p>
          </table:table-cell>
          <table:table-cell table:formula="of:=IFERROR(ABS([.M69]-CEILING([.$C69]));&quot;-&quot;)" office:value-type="float" office:value="3" calcext:value-type="float">
            <text:p>3</text:p>
          </table:table-cell>
          <table:table-cell table:formula="of:=ABS([.N69]-CEILING([.$C69]))" office:value-type="float" office:value="6" calcext:value-type="float">
            <text:p>6</text:p>
          </table:table-cell>
          <table:table-cell table:formula="of:=ABS([.O69]-CEILING([.$C69]))" office:value-type="float" office:value="5" calcext:value-type="float">
            <text:p>5</text:p>
          </table:table-cell>
          <table:table-cell table:style-name="ce34" table:formula="of:=IFERROR(ABS(([.L69]-CEILING([.$C69]))/CEILING([.$C69]));IF([.Q69]&lt;&gt;&quot;*&quot;;[.Q69];&quot;*&quot;))" office:value-type="float" office:value="9" calcext:value-type="float">
            <text:p>9,0</text:p>
          </table:table-cell>
          <table:table-cell table:style-name="ce34" table:formula="of:=IFERROR(ABS(([.M69]-CEILING([.$C69]))/CEILING([.$C69]));IF([.R69]&lt;&gt;&quot;*&quot;;[.R69];&quot;*&quot;))" office:value-type="float" office:value="3" calcext:value-type="float">
            <text:p>3,0</text:p>
          </table:table-cell>
          <table:table-cell table:style-name="ce34" table:formula="of:=IFERROR(ABS(([.N69]-CEILING([.$C69]))/CEILING([.$C69]));IF([.S69]&lt;&gt;&quot;*&quot;;[.S69];&quot;*&quot;))" office:value-type="float" office:value="6" calcext:value-type="float">
            <text:p>6,0</text:p>
          </table:table-cell>
          <table:table-cell table:style-name="ce34" table:formula="of:=IFERROR(ABS(([.O69]-CEILING([.$C69]))/CEILING([.$C69]));IF([.T69]&lt;&gt;&quot;*&quot;;[.T69];&quot;*&quot;))" office:value-type="float" office:value="5" calcext:value-type="float">
            <text:p>5,0</text:p>
          </table:table-cell>
          <table:table-cell table:formula="of:=IF([.L69]=[.$P69];1;&quot;&quot;)">
            <text:p/>
          </table:table-cell>
          <table:table-cell table:formula="of:=IF([.M69]=[.$P69];1;&quot;&quot;)" office:value-type="float" office:value="1" calcext:value-type="float">
            <text:p>1</text:p>
          </table:table-cell>
          <table:table-cell table:formula="of:=IF([.N69]=[.$P69];1;&quot;&quot;)">
            <text:p/>
          </table:table-cell>
          <table:table-cell table:formula="of:=IF([.O69]=[.$P69];1;&quot;&quot;)">
            <text:p/>
          </table:table-cell>
          <table:table-cell table:number-columns-repeated="8"/>
          <table:table-cell table:formula="of:=CONCATENATE([.A69];&quot;&amp;&quot;;[.B69];&quot;&amp;&quot;;IF([.E69]=1;CONCATENATE(&quot;\h{&quot;;[.C69];&quot;}&quot;);[.C69]);&quot;&amp;&quot;;[.H69];&quot;&amp;&quot;;IF([.J69]=0;CONCATENATE(&quot;\uu{&quot;;[.I69];&quot;}&quot;);[.I69]);&quot;&amp;&quot;;IF([.L69]=[.P69];CONCATENATE(&quot;\h{&quot;;[.L69];&quot;}&quot;);[.L69]);&quot;&amp;&quot;;IF([.M69]=[.P69];CONCATENATE(&quot;\h{&quot;;[.M69];&quot;}&quot;);[.M69]);&quot;&amp;&quot;;IF([.N69]=[.P69];CONCATENATE(&quot;\h{&quot;;[.N69];&quot;}&quot;);[.N69]);&quot;&amp;&quot;;IF([.O69]=[.P69];CONCATENATE(&quot;\h{&quot;;[.O69];&quot;}&quot;);[.O69]);&quot;\\\hline&quot;)" office:value-type="string" office:string-value="r4-150-25-1&amp;40,48&amp;0,3&amp;4&amp;\uu{4}&amp;10&amp;\h{4}&amp;7&amp;6\\\hline" calcext:value-type="string">
            <text:p>r4-150-25-1&amp;40,48&amp;0,3&amp;4&amp;\uu{4}&amp;10&amp;\h{4}&amp;7&amp;6\\\hline</text:p>
          </table:table-cell>
          <table:table-cell table:number-columns-repeated="8"/>
        </table:table-row>
        <table:table-row table:style-name="ro2">
          <table:table-cell table:formula="of:=[$ra.AA69]" office:value-type="string" office:string-value="r4-150-25-2" calcext:value-type="string">
            <text:p>r4-150-25-2</text:p>
          </table:table-cell>
          <table:table-cell table:formula="of:=ROUND([$ra.AB69];2)" office:value-type="float" office:value="40.48" calcext:value-type="float">
            <text:p>40,48</text:p>
          </table:table-cell>
          <table:table-cell table:style-name="ce9" table:formula="of:=ROUND([$ra.AC69];1)" office:value-type="float" office:value="0.3" calcext:value-type="float">
            <text:p>0,3</text:p>
          </table:table-cell>
          <table:table-cell table:style-name="ce34" table:formula="of:=IF([ra.S69]=5;&quot;*&quot;;[ra.I69])" office:value-type="float" office:value="0.378618" calcext:value-type="float">
            <text:p>0,4</text:p>
          </table:table-cell>
          <table:table-cell table:style-name="ce21" table:formula="of:=IF([ra.S69]=11;1;&quot;&quot;)">
            <text:p/>
          </table:table-cell>
          <table:table-cell table:style-name="ce14" table:formula="of:=IFERROR(IF([.I70]=0;ABS(CEILING([.C70]));ABS(([.I70]-CEILING([.C70]))/[.I70]));&quot;*&quot;)" office:value-type="float" office:value="0.75" calcext:value-type="float">
            <text:p>0,75</text:p>
          </table:table-cell>
          <table:table-cell table:style-name="ce14" table:formula="of:=IFERROR([.I70]-CEILING([.C70]);&quot;*&quot;)" office:value-type="float" office:value="3" calcext:value-type="float">
            <text:p>3,00</text:p>
          </table:table-cell>
          <table:table-cell table:style-name="ce34" table:formula="of:=ROUND([exact.J69];1)" office:value-type="float" office:value="4" calcext:value-type="float">
            <text:p>4,0</text:p>
          </table:table-cell>
          <table:table-cell table:style-name="ce11" table:formula="of:=[exact.K69]" office:value-type="float" office:value="4" calcext:value-type="float">
            <text:p>4</text:p>
          </table:table-cell>
          <table:table-cell table:style-name="ce34" table:formula="of:=IF([exact.L69]&lt;1000000;100*[exact.L69];&quot;*&quot;)" office:value-type="float" office:value="0" calcext:value-type="float">
            <text:p>0,0</text:p>
          </table:table-cell>
          <table:table-cell table:style-name="ce34" table:formula="of:=IF([exact.S69]=5;&quot;*&quot;;[exact.I69])" office:value-type="float" office:value="104.169624" calcext:value-type="float">
            <text:p>104,2</text:p>
          </table:table-cell>
          <table:table-cell table:style-name="ce18" table:formula="of:=[$ra.AE69]" office:value-type="float" office:value="9" calcext:value-type="float">
            <text:p>9</text:p>
          </table:table-cell>
          <table:table-cell table:style-name="ce18" table:formula="of:=[$'bcpa-t600'.AE69]" office:value-type="float" office:value="4" calcext:value-type="float">
            <text:p>4</text:p>
          </table:table-cell>
          <table:table-cell table:style-name="ce18" table:formula="of:=[$'blpl-t300'.AE69]" office:value-type="float" office:value="5" calcext:value-type="float">
            <text:p>5</text:p>
          </table:table-cell>
          <table:table-cell table:style-name="ce18" table:formula="of:=[$'sbpl-t300'.AE69]" office:value-type="float" office:value="4" calcext:value-type="float">
            <text:p>4</text:p>
          </table:table-cell>
          <table:table-cell table:formula="of:=MIN([.L70:.O70])" office:value-type="float" office:value="4" calcext:value-type="float">
            <text:p>4</text:p>
          </table:table-cell>
          <table:table-cell table:formula="of:=ABS([.L70]-CEILING([.$C70]))" office:value-type="float" office:value="8" calcext:value-type="float">
            <text:p>8</text:p>
          </table:table-cell>
          <table:table-cell table:formula="of:=IFERROR(ABS([.M70]-CEILING([.$C70]));&quot;-&quot;)" office:value-type="float" office:value="3" calcext:value-type="float">
            <text:p>3</text:p>
          </table:table-cell>
          <table:table-cell table:formula="of:=ABS([.N70]-CEILING([.$C70]))" office:value-type="float" office:value="4" calcext:value-type="float">
            <text:p>4</text:p>
          </table:table-cell>
          <table:table-cell table:formula="of:=ABS([.O70]-CEILING([.$C70]))" office:value-type="float" office:value="3" calcext:value-type="float">
            <text:p>3</text:p>
          </table:table-cell>
          <table:table-cell table:style-name="ce34" table:formula="of:=IFERROR(ABS(([.L70]-CEILING([.$C70]))/CEILING([.$C70]));IF([.Q70]&lt;&gt;&quot;*&quot;;[.Q70];&quot;*&quot;))" office:value-type="float" office:value="8" calcext:value-type="float">
            <text:p>8,0</text:p>
          </table:table-cell>
          <table:table-cell table:style-name="ce34" table:formula="of:=IFERROR(ABS(([.M70]-CEILING([.$C70]))/CEILING([.$C70]));IF([.R70]&lt;&gt;&quot;*&quot;;[.R70];&quot;*&quot;))" office:value-type="float" office:value="3" calcext:value-type="float">
            <text:p>3,0</text:p>
          </table:table-cell>
          <table:table-cell table:style-name="ce34" table:formula="of:=IFERROR(ABS(([.N70]-CEILING([.$C70]))/CEILING([.$C70]));IF([.S70]&lt;&gt;&quot;*&quot;;[.S70];&quot;*&quot;))" office:value-type="float" office:value="4" calcext:value-type="float">
            <text:p>4,0</text:p>
          </table:table-cell>
          <table:table-cell table:style-name="ce34" table:formula="of:=IFERROR(ABS(([.O70]-CEILING([.$C70]))/CEILING([.$C70]));IF([.T70]&lt;&gt;&quot;*&quot;;[.T70];&quot;*&quot;))" office:value-type="float" office:value="3" calcext:value-type="float">
            <text:p>3,0</text:p>
          </table:table-cell>
          <table:table-cell table:formula="of:=IF([.L70]=[.$P70];1;&quot;&quot;)">
            <text:p/>
          </table:table-cell>
          <table:table-cell table:formula="of:=IF([.M70]=[.$P70];1;&quot;&quot;)" office:value-type="float" office:value="1" calcext:value-type="float">
            <text:p>1</text:p>
          </table:table-cell>
          <table:table-cell table:formula="of:=IF([.N70]=[.$P70];1;&quot;&quot;)">
            <text:p/>
          </table:table-cell>
          <table:table-cell table:formula="of:=IF([.O70]=[.$P70];1;&quot;&quot;)" office:value-type="float" office:value="1" calcext:value-type="float">
            <text:p>1</text:p>
          </table:table-cell>
          <table:table-cell table:number-columns-repeated="8"/>
          <table:table-cell table:formula="of:=CONCATENATE([.A70];&quot;&amp;&quot;;[.B70];&quot;&amp;&quot;;IF([.E70]=1;CONCATENATE(&quot;\h{&quot;;[.C70];&quot;}&quot;);[.C70]);&quot;&amp;&quot;;[.H70];&quot;&amp;&quot;;IF([.J70]=0;CONCATENATE(&quot;\uu{&quot;;[.I70];&quot;}&quot;);[.I70]);&quot;&amp;&quot;;IF([.L70]=[.P70];CONCATENATE(&quot;\h{&quot;;[.L70];&quot;}&quot;);[.L70]);&quot;&amp;&quot;;IF([.M70]=[.P70];CONCATENATE(&quot;\h{&quot;;[.M70];&quot;}&quot;);[.M70]);&quot;&amp;&quot;;IF([.N70]=[.P70];CONCATENATE(&quot;\h{&quot;;[.N70];&quot;}&quot;);[.N70]);&quot;&amp;&quot;;IF([.O70]=[.P70];CONCATENATE(&quot;\h{&quot;;[.O70];&quot;}&quot;);[.O70]);&quot;\\\hline&quot;)" office:value-type="string" office:string-value="r4-150-25-2&amp;40,48&amp;0,3&amp;4&amp;\uu{4}&amp;9&amp;\h{4}&amp;5&amp;\h{4}\\\hline" calcext:value-type="string">
            <text:p>r4-150-25-2&amp;40,48&amp;0,3&amp;4&amp;\uu{4}&amp;9&amp;\h{4}&amp;5&amp;\h{4}\\\hline</text:p>
          </table:table-cell>
          <table:table-cell table:number-columns-repeated="8"/>
        </table:table-row>
        <table:table-row table:style-name="ro2">
          <table:table-cell table:formula="of:=[$ra.AA70]" office:value-type="string" office:string-value="r4-150-5-1" calcext:value-type="string">
            <text:p>r4-150-5-1</text:p>
          </table:table-cell>
          <table:table-cell table:formula="of:=ROUND([$ra.AB70];2)" office:value-type="float" office:value="9.3" calcext:value-type="float">
            <text:p>9,3</text:p>
          </table:table-cell>
          <table:table-cell table:style-name="ce9" table:formula="of:=ROUND([$ra.AC70];1)" office:value-type="float" office:value="1" calcext:value-type="float">
            <text:p>1,0</text:p>
          </table:table-cell>
          <table:table-cell table:style-name="ce34" table:formula="of:=IF([ra.S70]=5;&quot;*&quot;;[ra.I70])" office:value-type="float" office:value="0.018749" calcext:value-type="float">
            <text:p>0,0</text:p>
          </table:table-cell>
          <table:table-cell table:style-name="ce21" table:formula="of:=IF([ra.S70]=11;1;&quot;&quot;)">
            <text:p/>
          </table:table-cell>
          <table:table-cell table:style-name="ce14" table:formula="of:=IFERROR(IF([.I71]=0;ABS(CEILING([.C71]));ABS(([.I71]-CEILING([.C71]))/[.I71]));&quot;*&quot;)" office:value-type="float" office:value="0.5" calcext:value-type="float">
            <text:p>0,50</text:p>
          </table:table-cell>
          <table:table-cell table:style-name="ce14" table:formula="of:=IFERROR([.I71]-CEILING([.C71]);&quot;*&quot;)" office:value-type="float" office:value="1" calcext:value-type="float">
            <text:p>1,00</text:p>
          </table:table-cell>
          <table:table-cell table:style-name="ce34" table:formula="of:=ROUND([exact.J70];1)" office:value-type="float" office:value="2" calcext:value-type="float">
            <text:p>2,0</text:p>
          </table:table-cell>
          <table:table-cell table:style-name="ce11" table:formula="of:=[exact.K70]" office:value-type="float" office:value="2" calcext:value-type="float">
            <text:p>2</text:p>
          </table:table-cell>
          <table:table-cell table:style-name="ce34" table:formula="of:=IF([exact.L70]&lt;1000000;100*[exact.L70];&quot;*&quot;)" office:value-type="float" office:value="0" calcext:value-type="float">
            <text:p>0,0</text:p>
          </table:table-cell>
          <table:table-cell table:style-name="ce34" table:formula="of:=IF([exact.S70]=5;&quot;*&quot;;[exact.I70])" office:value-type="float" office:value="0.106406" calcext:value-type="float">
            <text:p>0,1</text:p>
          </table:table-cell>
          <table:table-cell table:style-name="ce18" table:formula="of:=[$ra.AE70]" office:value-type="float" office:value="3" calcext:value-type="float">
            <text:p>3</text:p>
          </table:table-cell>
          <table:table-cell table:style-name="ce18" table:formula="of:=[$'bcpa-t600'.AE70]" office:value-type="float" office:value="2" calcext:value-type="float">
            <text:p>2</text:p>
          </table:table-cell>
          <table:table-cell table:style-name="ce18" table:formula="of:=[$'blpl-t300'.AE70]" office:value-type="float" office:value="2" calcext:value-type="float">
            <text:p>2</text:p>
          </table:table-cell>
          <table:table-cell table:style-name="ce18" table:formula="of:=[$'sbpl-t300'.AE70]" office:value-type="float" office:value="2" calcext:value-type="float">
            <text:p>2</text:p>
          </table:table-cell>
          <table:table-cell table:formula="of:=MIN([.L71:.O71])" office:value-type="float" office:value="2" calcext:value-type="float">
            <text:p>2</text:p>
          </table:table-cell>
          <table:table-cell table:formula="of:=ABS([.L71]-CEILING([.$C71]))" office:value-type="float" office:value="2" calcext:value-type="float">
            <text:p>2</text:p>
          </table:table-cell>
          <table:table-cell table:formula="of:=IFERROR(ABS([.M71]-CEILING([.$C71]));&quot;-&quot;)" office:value-type="float" office:value="1" calcext:value-type="float">
            <text:p>1</text:p>
          </table:table-cell>
          <table:table-cell table:formula="of:=ABS([.N71]-CEILING([.$C71]))" office:value-type="float" office:value="1" calcext:value-type="float">
            <text:p>1</text:p>
          </table:table-cell>
          <table:table-cell table:formula="of:=ABS([.O71]-CEILING([.$C71]))" office:value-type="float" office:value="1" calcext:value-type="float">
            <text:p>1</text:p>
          </table:table-cell>
          <table:table-cell table:style-name="ce34" table:formula="of:=IFERROR(ABS(([.L71]-CEILING([.$C71]))/CEILING([.$C71]));IF([.Q71]&lt;&gt;&quot;*&quot;;[.Q71];&quot;*&quot;))" office:value-type="float" office:value="2" calcext:value-type="float">
            <text:p>2,0</text:p>
          </table:table-cell>
          <table:table-cell table:style-name="ce34" table:formula="of:=IFERROR(ABS(([.M71]-CEILING([.$C71]))/CEILING([.$C71]));IF([.R71]&lt;&gt;&quot;*&quot;;[.R71];&quot;*&quot;))" office:value-type="float" office:value="1" calcext:value-type="float">
            <text:p>1,0</text:p>
          </table:table-cell>
          <table:table-cell table:style-name="ce34" table:formula="of:=IFERROR(ABS(([.N71]-CEILING([.$C71]))/CEILING([.$C71]));IF([.S71]&lt;&gt;&quot;*&quot;;[.S71];&quot;*&quot;))" office:value-type="float" office:value="1" calcext:value-type="float">
            <text:p>1,0</text:p>
          </table:table-cell>
          <table:table-cell table:style-name="ce34" table:formula="of:=IFERROR(ABS(([.O71]-CEILING([.$C71]))/CEILING([.$C71]));IF([.T71]&lt;&gt;&quot;*&quot;;[.T71];&quot;*&quot;))" office:value-type="float" office:value="1" calcext:value-type="float">
            <text:p>1,0</text:p>
          </table:table-cell>
          <table:table-cell table:formula="of:=IF([.L71]=[.$P71];1;&quot;&quot;)">
            <text:p/>
          </table:table-cell>
          <table:table-cell table:formula="of:=IF([.M71]=[.$P71];1;&quot;&quot;)" office:value-type="float" office:value="1" calcext:value-type="float">
            <text:p>1</text:p>
          </table:table-cell>
          <table:table-cell table:formula="of:=IF([.N71]=[.$P71];1;&quot;&quot;)" office:value-type="float" office:value="1" calcext:value-type="float">
            <text:p>1</text:p>
          </table:table-cell>
          <table:table-cell table:formula="of:=IF([.O71]=[.$P71];1;&quot;&quot;)" office:value-type="float" office:value="1" calcext:value-type="float">
            <text:p>1</text:p>
          </table:table-cell>
          <table:table-cell table:number-columns-repeated="8"/>
          <table:table-cell table:formula="of:=CONCATENATE([.A71];&quot;&amp;&quot;;[.B71];&quot;&amp;&quot;;IF([.E71]=1;CONCATENATE(&quot;\h{&quot;;[.C71];&quot;}&quot;);[.C71]);&quot;&amp;&quot;;[.H71];&quot;&amp;&quot;;IF([.J71]=0;CONCATENATE(&quot;\uu{&quot;;[.I71];&quot;}&quot;);[.I71]);&quot;&amp;&quot;;IF([.L71]=[.P71];CONCATENATE(&quot;\h{&quot;;[.L71];&quot;}&quot;);[.L71]);&quot;&amp;&quot;;IF([.M71]=[.P71];CONCATENATE(&quot;\h{&quot;;[.M71];&quot;}&quot;);[.M71]);&quot;&amp;&quot;;IF([.N71]=[.P71];CONCATENATE(&quot;\h{&quot;;[.N71];&quot;}&quot;);[.N71]);&quot;&amp;&quot;;IF([.O71]=[.P71];CONCATENATE(&quot;\h{&quot;;[.O71];&quot;}&quot;);[.O71]);&quot;\\\hline&quot;)" office:value-type="string" office:string-value="r4-150-5-1&amp;9,3&amp;1&amp;2&amp;\uu{2}&amp;3&amp;\h{2}&amp;\h{2}&amp;\h{2}\\\hline" calcext:value-type="string">
            <text:p>r4-150-5-1&amp;9,3&amp;1&amp;2&amp;\uu{2}&amp;3&amp;\h{2}&amp;\h{2}&amp;\h{2}\\\hline</text:p>
          </table:table-cell>
          <table:table-cell table:number-columns-repeated="8"/>
        </table:table-row>
        <table:table-row table:style-name="ro2">
          <table:table-cell table:formula="of:=[$ra.AA71]" office:value-type="string" office:string-value="r4-150-5-2" calcext:value-type="string">
            <text:p>r4-150-5-2</text:p>
          </table:table-cell>
          <table:table-cell table:formula="of:=ROUND([$ra.AB71];2)" office:value-type="float" office:value="12.79" calcext:value-type="float">
            <text:p>12,79</text:p>
          </table:table-cell>
          <table:table-cell table:style-name="ce9" table:formula="of:=ROUND([$ra.AC71];1)" office:value-type="float" office:value="0.3" calcext:value-type="float">
            <text:p>0,3</text:p>
          </table:table-cell>
          <table:table-cell table:style-name="ce34" table:formula="of:=IF([ra.S71]=5;&quot;*&quot;;[ra.I71])" office:value-type="float" office:value="0.017148" calcext:value-type="float">
            <text:p>0,0</text:p>
          </table:table-cell>
          <table:table-cell table:style-name="ce21" table:formula="of:=IF([ra.S71]=11;1;&quot;&quot;)">
            <text:p/>
          </table:table-cell>
          <table:table-cell table:style-name="ce14" table:formula="of:=IFERROR(IF([.I72]=0;ABS(CEILING([.C72]));ABS(([.I72]-CEILING([.C72]))/[.I72]));&quot;*&quot;)" office:value-type="float" office:value="0.5" calcext:value-type="float">
            <text:p>0,50</text:p>
          </table:table-cell>
          <table:table-cell table:style-name="ce14" table:formula="of:=IFERROR([.I72]-CEILING([.C72]);&quot;*&quot;)" office:value-type="float" office:value="1" calcext:value-type="float">
            <text:p>1,00</text:p>
          </table:table-cell>
          <table:table-cell table:style-name="ce34" table:formula="of:=ROUND([exact.J71];1)" office:value-type="float" office:value="2" calcext:value-type="float">
            <text:p>2,0</text:p>
          </table:table-cell>
          <table:table-cell table:style-name="ce11" table:formula="of:=[exact.K71]" office:value-type="float" office:value="2" calcext:value-type="float">
            <text:p>2</text:p>
          </table:table-cell>
          <table:table-cell table:style-name="ce34" table:formula="of:=IF([exact.L71]&lt;1000000;100*[exact.L71];&quot;*&quot;)" office:value-type="float" office:value="0" calcext:value-type="float">
            <text:p>0,0</text:p>
          </table:table-cell>
          <table:table-cell table:style-name="ce34" table:formula="of:=IF([exact.S71]=5;&quot;*&quot;;[exact.I71])" office:value-type="float" office:value="0.04267" calcext:value-type="float">
            <text:p>0,0</text:p>
          </table:table-cell>
          <table:table-cell table:style-name="ce18" table:formula="of:=[$ra.AE71]" office:value-type="float" office:value="3" calcext:value-type="float">
            <text:p>3</text:p>
          </table:table-cell>
          <table:table-cell table:style-name="ce18" table:formula="of:=[$'bcpa-t600'.AE71]" office:value-type="float" office:value="2" calcext:value-type="float">
            <text:p>2</text:p>
          </table:table-cell>
          <table:table-cell table:style-name="ce18" table:formula="of:=[$'blpl-t300'.AE71]" office:value-type="float" office:value="2" calcext:value-type="float">
            <text:p>2</text:p>
          </table:table-cell>
          <table:table-cell table:style-name="ce18" table:formula="of:=[$'sbpl-t300'.AE71]" office:value-type="float" office:value="2" calcext:value-type="float">
            <text:p>2</text:p>
          </table:table-cell>
          <table:table-cell table:formula="of:=MIN([.L72:.O72])" office:value-type="float" office:value="2" calcext:value-type="float">
            <text:p>2</text:p>
          </table:table-cell>
          <table:table-cell table:formula="of:=ABS([.L72]-CEILING([.$C72]))" office:value-type="float" office:value="2" calcext:value-type="float">
            <text:p>2</text:p>
          </table:table-cell>
          <table:table-cell table:formula="of:=IFERROR(ABS([.M72]-CEILING([.$C72]));&quot;-&quot;)" office:value-type="float" office:value="1" calcext:value-type="float">
            <text:p>1</text:p>
          </table:table-cell>
          <table:table-cell table:formula="of:=ABS([.N72]-CEILING([.$C72]))" office:value-type="float" office:value="1" calcext:value-type="float">
            <text:p>1</text:p>
          </table:table-cell>
          <table:table-cell table:formula="of:=ABS([.O72]-CEILING([.$C72]))" office:value-type="float" office:value="1" calcext:value-type="float">
            <text:p>1</text:p>
          </table:table-cell>
          <table:table-cell table:style-name="ce34" table:formula="of:=IFERROR(ABS(([.L72]-CEILING([.$C72]))/CEILING([.$C72]));IF([.Q72]&lt;&gt;&quot;*&quot;;[.Q72];&quot;*&quot;))" office:value-type="float" office:value="2" calcext:value-type="float">
            <text:p>2,0</text:p>
          </table:table-cell>
          <table:table-cell table:style-name="ce34" table:formula="of:=IFERROR(ABS(([.M72]-CEILING([.$C72]))/CEILING([.$C72]));IF([.R72]&lt;&gt;&quot;*&quot;;[.R72];&quot;*&quot;))" office:value-type="float" office:value="1" calcext:value-type="float">
            <text:p>1,0</text:p>
          </table:table-cell>
          <table:table-cell table:style-name="ce34" table:formula="of:=IFERROR(ABS(([.N72]-CEILING([.$C72]))/CEILING([.$C72]));IF([.S72]&lt;&gt;&quot;*&quot;;[.S72];&quot;*&quot;))" office:value-type="float" office:value="1" calcext:value-type="float">
            <text:p>1,0</text:p>
          </table:table-cell>
          <table:table-cell table:style-name="ce34" table:formula="of:=IFERROR(ABS(([.O72]-CEILING([.$C72]))/CEILING([.$C72]));IF([.T72]&lt;&gt;&quot;*&quot;;[.T72];&quot;*&quot;))" office:value-type="float" office:value="1" calcext:value-type="float">
            <text:p>1,0</text:p>
          </table:table-cell>
          <table:table-cell table:formula="of:=IF([.L72]=[.$P72];1;&quot;&quot;)">
            <text:p/>
          </table:table-cell>
          <table:table-cell table:formula="of:=IF([.M72]=[.$P72];1;&quot;&quot;)" office:value-type="float" office:value="1" calcext:value-type="float">
            <text:p>1</text:p>
          </table:table-cell>
          <table:table-cell table:formula="of:=IF([.N72]=[.$P72];1;&quot;&quot;)" office:value-type="float" office:value="1" calcext:value-type="float">
            <text:p>1</text:p>
          </table:table-cell>
          <table:table-cell table:formula="of:=IF([.O72]=[.$P72];1;&quot;&quot;)" office:value-type="float" office:value="1" calcext:value-type="float">
            <text:p>1</text:p>
          </table:table-cell>
          <table:table-cell table:number-columns-repeated="8"/>
          <table:table-cell table:formula="of:=CONCATENATE([.A72];&quot;&amp;&quot;;[.B72];&quot;&amp;&quot;;IF([.E72]=1;CONCATENATE(&quot;\h{&quot;;[.C72];&quot;}&quot;);[.C72]);&quot;&amp;&quot;;[.H72];&quot;&amp;&quot;;IF([.J72]=0;CONCATENATE(&quot;\uu{&quot;;[.I72];&quot;}&quot;);[.I72]);&quot;&amp;&quot;;IF([.L72]=[.P72];CONCATENATE(&quot;\h{&quot;;[.L72];&quot;}&quot;);[.L72]);&quot;&amp;&quot;;IF([.M72]=[.P72];CONCATENATE(&quot;\h{&quot;;[.M72];&quot;}&quot;);[.M72]);&quot;&amp;&quot;;IF([.N72]=[.P72];CONCATENATE(&quot;\h{&quot;;[.N72];&quot;}&quot;);[.N72]);&quot;&amp;&quot;;IF([.O72]=[.P72];CONCATENATE(&quot;\h{&quot;;[.O72];&quot;}&quot;);[.O72]);&quot;\\\hline&quot;)" office:value-type="string" office:string-value="r4-150-5-2&amp;12,79&amp;0,3&amp;2&amp;\uu{2}&amp;3&amp;\h{2}&amp;\h{2}&amp;\h{2}\\\hline" calcext:value-type="string">
            <text:p>r4-150-5-2&amp;12,79&amp;0,3&amp;2&amp;\uu{2}&amp;3&amp;\h{2}&amp;\h{2}&amp;\h{2}\\\hline</text:p>
          </table:table-cell>
          <table:table-cell table:number-columns-repeated="8"/>
        </table:table-row>
        <table:table-row table:style-name="ro2">
          <table:table-cell table:formula="of:=[$ra.AA72]" office:value-type="string" office:string-value="r4-200-10-1" calcext:value-type="string">
            <text:p>r4-200-10-1</text:p>
          </table:table-cell>
          <table:table-cell table:formula="of:=ROUND([$ra.AB72];2)" office:value-type="float" office:value="16.12" calcext:value-type="float">
            <text:p>16,12</text:p>
          </table:table-cell>
          <table:table-cell table:style-name="ce9" table:formula="of:=ROUND([$ra.AC72];1)" office:value-type="float" office:value="1" calcext:value-type="float">
            <text:p>1,0</text:p>
          </table:table-cell>
          <table:table-cell table:style-name="ce34" table:formula="of:=IF([ra.S72]=5;&quot;*&quot;;[ra.I72])" office:value-type="float" office:value="0.071536" calcext:value-type="float">
            <text:p>0,1</text:p>
          </table:table-cell>
          <table:table-cell table:style-name="ce21" table:formula="of:=IF([ra.S72]=11;1;&quot;&quot;)">
            <text:p/>
          </table:table-cell>
          <table:table-cell table:style-name="ce14" table:formula="of:=IFERROR(IF([.I73]=0;ABS(CEILING([.C73]));ABS(([.I73]-CEILING([.C73]))/[.I73]));&quot;*&quot;)" office:value-type="float" office:value="0.75" calcext:value-type="float">
            <text:p>0,75</text:p>
          </table:table-cell>
          <table:table-cell table:style-name="ce14" table:formula="of:=IFERROR([.I73]-CEILING([.C73]);&quot;*&quot;)" office:value-type="float" office:value="3" calcext:value-type="float">
            <text:p>3,00</text:p>
          </table:table-cell>
          <table:table-cell table:style-name="ce34" table:formula="of:=ROUND([exact.J72];1)" office:value-type="float" office:value="4" calcext:value-type="float">
            <text:p>4,0</text:p>
          </table:table-cell>
          <table:table-cell table:style-name="ce11" table:formula="of:=[exact.K72]" office:value-type="float" office:value="4" calcext:value-type="float">
            <text:p>4</text:p>
          </table:table-cell>
          <table:table-cell table:style-name="ce34" table:formula="of:=IF([exact.L72]&lt;1000000;100*[exact.L72];&quot;*&quot;)" office:value-type="float" office:value="0" calcext:value-type="float">
            <text:p>0,0</text:p>
          </table:table-cell>
          <table:table-cell table:style-name="ce34" table:formula="of:=IF([exact.S72]=5;&quot;*&quot;;[exact.I72])" office:value-type="float" office:value="1.03622" calcext:value-type="float">
            <text:p>1,0</text:p>
          </table:table-cell>
          <table:table-cell table:style-name="ce18" table:formula="of:=[$ra.AE72]" office:value-type="float" office:value="6" calcext:value-type="float">
            <text:p>6</text:p>
          </table:table-cell>
          <table:table-cell table:style-name="ce18" table:formula="of:=[$'bcpa-t600'.AE72]" office:value-type="float" office:value="4" calcext:value-type="float">
            <text:p>4</text:p>
          </table:table-cell>
          <table:table-cell table:style-name="ce18" table:formula="of:=[$'blpl-t300'.AE72]" office:value-type="float" office:value="4" calcext:value-type="float">
            <text:p>4</text:p>
          </table:table-cell>
          <table:table-cell table:style-name="ce18" table:formula="of:=[$'sbpl-t300'.AE72]" office:value-type="float" office:value="4" calcext:value-type="float">
            <text:p>4</text:p>
          </table:table-cell>
          <table:table-cell table:formula="of:=MIN([.L73:.O73])" office:value-type="float" office:value="4" calcext:value-type="float">
            <text:p>4</text:p>
          </table:table-cell>
          <table:table-cell table:formula="of:=ABS([.L73]-CEILING([.$C73]))" office:value-type="float" office:value="5" calcext:value-type="float">
            <text:p>5</text:p>
          </table:table-cell>
          <table:table-cell table:formula="of:=IFERROR(ABS([.M73]-CEILING([.$C73]));&quot;-&quot;)" office:value-type="float" office:value="3" calcext:value-type="float">
            <text:p>3</text:p>
          </table:table-cell>
          <table:table-cell table:formula="of:=ABS([.N73]-CEILING([.$C73]))" office:value-type="float" office:value="3" calcext:value-type="float">
            <text:p>3</text:p>
          </table:table-cell>
          <table:table-cell table:formula="of:=ABS([.O73]-CEILING([.$C73]))" office:value-type="float" office:value="3" calcext:value-type="float">
            <text:p>3</text:p>
          </table:table-cell>
          <table:table-cell table:style-name="ce34" table:formula="of:=IFERROR(ABS(([.L73]-CEILING([.$C73]))/CEILING([.$C73]));IF([.Q73]&lt;&gt;&quot;*&quot;;[.Q73];&quot;*&quot;))" office:value-type="float" office:value="5" calcext:value-type="float">
            <text:p>5,0</text:p>
          </table:table-cell>
          <table:table-cell table:style-name="ce34" table:formula="of:=IFERROR(ABS(([.M73]-CEILING([.$C73]))/CEILING([.$C73]));IF([.R73]&lt;&gt;&quot;*&quot;;[.R73];&quot;*&quot;))" office:value-type="float" office:value="3" calcext:value-type="float">
            <text:p>3,0</text:p>
          </table:table-cell>
          <table:table-cell table:style-name="ce34" table:formula="of:=IFERROR(ABS(([.N73]-CEILING([.$C73]))/CEILING([.$C73]));IF([.S73]&lt;&gt;&quot;*&quot;;[.S73];&quot;*&quot;))" office:value-type="float" office:value="3" calcext:value-type="float">
            <text:p>3,0</text:p>
          </table:table-cell>
          <table:table-cell table:style-name="ce34" table:formula="of:=IFERROR(ABS(([.O73]-CEILING([.$C73]))/CEILING([.$C73]));IF([.T73]&lt;&gt;&quot;*&quot;;[.T73];&quot;*&quot;))" office:value-type="float" office:value="3" calcext:value-type="float">
            <text:p>3,0</text:p>
          </table:table-cell>
          <table:table-cell table:formula="of:=IF([.L73]=[.$P73];1;&quot;&quot;)">
            <text:p/>
          </table:table-cell>
          <table:table-cell table:formula="of:=IF([.M73]=[.$P73];1;&quot;&quot;)" office:value-type="float" office:value="1" calcext:value-type="float">
            <text:p>1</text:p>
          </table:table-cell>
          <table:table-cell table:formula="of:=IF([.N73]=[.$P73];1;&quot;&quot;)" office:value-type="float" office:value="1" calcext:value-type="float">
            <text:p>1</text:p>
          </table:table-cell>
          <table:table-cell table:formula="of:=IF([.O73]=[.$P73];1;&quot;&quot;)" office:value-type="float" office:value="1" calcext:value-type="float">
            <text:p>1</text:p>
          </table:table-cell>
          <table:table-cell table:number-columns-repeated="8"/>
          <table:table-cell table:formula="of:=CONCATENATE([.A73];&quot;&amp;&quot;;[.B73];&quot;&amp;&quot;;IF([.E73]=1;CONCATENATE(&quot;\h{&quot;;[.C73];&quot;}&quot;);[.C73]);&quot;&amp;&quot;;[.H73];&quot;&amp;&quot;;IF([.J73]=0;CONCATENATE(&quot;\uu{&quot;;[.I73];&quot;}&quot;);[.I73]);&quot;&amp;&quot;;IF([.L73]=[.P73];CONCATENATE(&quot;\h{&quot;;[.L73];&quot;}&quot;);[.L73]);&quot;&amp;&quot;;IF([.M73]=[.P73];CONCATENATE(&quot;\h{&quot;;[.M73];&quot;}&quot;);[.M73]);&quot;&amp;&quot;;IF([.N73]=[.P73];CONCATENATE(&quot;\h{&quot;;[.N73];&quot;}&quot;);[.N73]);&quot;&amp;&quot;;IF([.O73]=[.P73];CONCATENATE(&quot;\h{&quot;;[.O73];&quot;}&quot;);[.O73]);&quot;\\\hline&quot;)" office:value-type="string" office:string-value="r4-200-10-1&amp;16,12&amp;1&amp;4&amp;\uu{4}&amp;6&amp;\h{4}&amp;\h{4}&amp;\h{4}\\\hline" calcext:value-type="string">
            <text:p>r4-200-10-1&amp;16,12&amp;1&amp;4&amp;\uu{4}&amp;6&amp;\h{4}&amp;\h{4}&amp;\h{4}\\\hline</text:p>
          </table:table-cell>
          <table:table-cell table:number-columns-repeated="8"/>
        </table:table-row>
        <table:table-row table:style-name="ro2">
          <table:table-cell table:formula="of:=[$ra.AA73]" office:value-type="string" office:string-value="r4-200-10-2" calcext:value-type="string">
            <text:p>r4-200-10-2</text:p>
          </table:table-cell>
          <table:table-cell table:formula="of:=ROUND([$ra.AB73];2)" office:value-type="float" office:value="17.36" calcext:value-type="float">
            <text:p>17,36</text:p>
          </table:table-cell>
          <table:table-cell table:style-name="ce9" table:formula="of:=ROUND([$ra.AC73];1)" office:value-type="float" office:value="0.3" calcext:value-type="float">
            <text:p>0,3</text:p>
          </table:table-cell>
          <table:table-cell table:style-name="ce34" table:formula="of:=IF([ra.S73]=5;&quot;*&quot;;[ra.I73])" office:value-type="float" office:value="0.073145" calcext:value-type="float">
            <text:p>0,1</text:p>
          </table:table-cell>
          <table:table-cell table:style-name="ce21" table:formula="of:=IF([ra.S73]=11;1;&quot;&quot;)">
            <text:p/>
          </table:table-cell>
          <table:table-cell table:style-name="ce14" table:formula="of:=IFERROR(IF([.I74]=0;ABS(CEILING([.C74]));ABS(([.I74]-CEILING([.C74]))/[.I74]));&quot;*&quot;)" office:value-type="float" office:value="0.666666666666667" calcext:value-type="float">
            <text:p>0,67</text:p>
          </table:table-cell>
          <table:table-cell table:style-name="ce14" table:formula="of:=IFERROR([.I74]-CEILING([.C74]);&quot;*&quot;)" office:value-type="float" office:value="2" calcext:value-type="float">
            <text:p>2,00</text:p>
          </table:table-cell>
          <table:table-cell table:style-name="ce34" table:formula="of:=ROUND([exact.J73];1)" office:value-type="float" office:value="3" calcext:value-type="float">
            <text:p>3,0</text:p>
          </table:table-cell>
          <table:table-cell table:style-name="ce11" table:formula="of:=[exact.K73]" office:value-type="float" office:value="3" calcext:value-type="float">
            <text:p>3</text:p>
          </table:table-cell>
          <table:table-cell table:style-name="ce34" table:formula="of:=IF([exact.L73]&lt;1000000;100*[exact.L73];&quot;*&quot;)" office:value-type="float" office:value="0" calcext:value-type="float">
            <text:p>0,0</text:p>
          </table:table-cell>
          <table:table-cell table:style-name="ce34" table:formula="of:=IF([exact.S73]=5;&quot;*&quot;;[exact.I73])" office:value-type="float" office:value="0.642026" calcext:value-type="float">
            <text:p>0,6</text:p>
          </table:table-cell>
          <table:table-cell table:style-name="ce18" table:formula="of:=[$ra.AE73]" office:value-type="float" office:value="5" calcext:value-type="float">
            <text:p>5</text:p>
          </table:table-cell>
          <table:table-cell table:style-name="ce18" table:formula="of:=[$'bcpa-t600'.AE73]" office:value-type="float" office:value="3" calcext:value-type="float">
            <text:p>3</text:p>
          </table:table-cell>
          <table:table-cell table:style-name="ce18" table:formula="of:=[$'blpl-t300'.AE73]" office:value-type="float" office:value="3" calcext:value-type="float">
            <text:p>3</text:p>
          </table:table-cell>
          <table:table-cell table:style-name="ce18" table:formula="of:=[$'sbpl-t300'.AE73]" office:value-type="float" office:value="3" calcext:value-type="float">
            <text:p>3</text:p>
          </table:table-cell>
          <table:table-cell table:formula="of:=MIN([.L74:.O74])" office:value-type="float" office:value="3" calcext:value-type="float">
            <text:p>3</text:p>
          </table:table-cell>
          <table:table-cell table:formula="of:=ABS([.L74]-CEILING([.$C74]))" office:value-type="float" office:value="4" calcext:value-type="float">
            <text:p>4</text:p>
          </table:table-cell>
          <table:table-cell table:formula="of:=IFERROR(ABS([.M74]-CEILING([.$C74]));&quot;-&quot;)" office:value-type="float" office:value="2" calcext:value-type="float">
            <text:p>2</text:p>
          </table:table-cell>
          <table:table-cell table:formula="of:=ABS([.N74]-CEILING([.$C74]))" office:value-type="float" office:value="2" calcext:value-type="float">
            <text:p>2</text:p>
          </table:table-cell>
          <table:table-cell table:formula="of:=ABS([.O74]-CEILING([.$C74]))" office:value-type="float" office:value="2" calcext:value-type="float">
            <text:p>2</text:p>
          </table:table-cell>
          <table:table-cell table:style-name="ce34" table:formula="of:=IFERROR(ABS(([.L74]-CEILING([.$C74]))/CEILING([.$C74]));IF([.Q74]&lt;&gt;&quot;*&quot;;[.Q74];&quot;*&quot;))" office:value-type="float" office:value="4" calcext:value-type="float">
            <text:p>4,0</text:p>
          </table:table-cell>
          <table:table-cell table:style-name="ce34" table:formula="of:=IFERROR(ABS(([.M74]-CEILING([.$C74]))/CEILING([.$C74]));IF([.R74]&lt;&gt;&quot;*&quot;;[.R74];&quot;*&quot;))" office:value-type="float" office:value="2" calcext:value-type="float">
            <text:p>2,0</text:p>
          </table:table-cell>
          <table:table-cell table:style-name="ce34" table:formula="of:=IFERROR(ABS(([.N74]-CEILING([.$C74]))/CEILING([.$C74]));IF([.S74]&lt;&gt;&quot;*&quot;;[.S74];&quot;*&quot;))" office:value-type="float" office:value="2" calcext:value-type="float">
            <text:p>2,0</text:p>
          </table:table-cell>
          <table:table-cell table:style-name="ce34" table:formula="of:=IFERROR(ABS(([.O74]-CEILING([.$C74]))/CEILING([.$C74]));IF([.T74]&lt;&gt;&quot;*&quot;;[.T74];&quot;*&quot;))" office:value-type="float" office:value="2" calcext:value-type="float">
            <text:p>2,0</text:p>
          </table:table-cell>
          <table:table-cell table:formula="of:=IF([.L74]=[.$P74];1;&quot;&quot;)">
            <text:p/>
          </table:table-cell>
          <table:table-cell table:formula="of:=IF([.M74]=[.$P74];1;&quot;&quot;)" office:value-type="float" office:value="1" calcext:value-type="float">
            <text:p>1</text:p>
          </table:table-cell>
          <table:table-cell table:formula="of:=IF([.N74]=[.$P74];1;&quot;&quot;)" office:value-type="float" office:value="1" calcext:value-type="float">
            <text:p>1</text:p>
          </table:table-cell>
          <table:table-cell table:formula="of:=IF([.O74]=[.$P74];1;&quot;&quot;)" office:value-type="float" office:value="1" calcext:value-type="float">
            <text:p>1</text:p>
          </table:table-cell>
          <table:table-cell table:number-columns-repeated="8"/>
          <table:table-cell table:formula="of:=CONCATENATE([.A74];&quot;&amp;&quot;;[.B74];&quot;&amp;&quot;;IF([.E74]=1;CONCATENATE(&quot;\h{&quot;;[.C74];&quot;}&quot;);[.C74]);&quot;&amp;&quot;;[.H74];&quot;&amp;&quot;;IF([.J74]=0;CONCATENATE(&quot;\uu{&quot;;[.I74];&quot;}&quot;);[.I74]);&quot;&amp;&quot;;IF([.L74]=[.P74];CONCATENATE(&quot;\h{&quot;;[.L74];&quot;}&quot;);[.L74]);&quot;&amp;&quot;;IF([.M74]=[.P74];CONCATENATE(&quot;\h{&quot;;[.M74];&quot;}&quot;);[.M74]);&quot;&amp;&quot;;IF([.N74]=[.P74];CONCATENATE(&quot;\h{&quot;;[.N74];&quot;}&quot;);[.N74]);&quot;&amp;&quot;;IF([.O74]=[.P74];CONCATENATE(&quot;\h{&quot;;[.O74];&quot;}&quot;);[.O74]);&quot;\\\hline&quot;)" office:value-type="string" office:string-value="r4-200-10-2&amp;17,36&amp;0,3&amp;3&amp;\uu{3}&amp;5&amp;\h{3}&amp;\h{3}&amp;\h{3}\\\hline" calcext:value-type="string">
            <text:p>r4-200-10-2&amp;17,36&amp;0,3&amp;3&amp;\uu{3}&amp;5&amp;\h{3}&amp;\h{3}&amp;\h{3}\\\hline</text:p>
          </table:table-cell>
          <table:table-cell table:number-columns-repeated="8"/>
        </table:table-row>
        <table:table-row table:style-name="ro2">
          <table:table-cell table:formula="of:=[$ra.AA74]" office:value-type="string" office:string-value="r4-200-15-1" calcext:value-type="string">
            <text:p>r4-200-15-1</text:p>
          </table:table-cell>
          <table:table-cell table:formula="of:=ROUND([$ra.AB74];2)" office:value-type="float" office:value="23.66" calcext:value-type="float">
            <text:p>23,66</text:p>
          </table:table-cell>
          <table:table-cell table:style-name="ce9" table:formula="of:=ROUND([$ra.AC74];1)" office:value-type="float" office:value="0.3" calcext:value-type="float">
            <text:p>0,3</text:p>
          </table:table-cell>
          <table:table-cell table:style-name="ce34" table:formula="of:=IF([ra.S74]=5;&quot;*&quot;;[ra.I74])" office:value-type="float" office:value="0.13955" calcext:value-type="float">
            <text:p>0,1</text:p>
          </table:table-cell>
          <table:table-cell table:style-name="ce21" table:formula="of:=IF([ra.S74]=11;1;&quot;&quot;)">
            <text:p/>
          </table:table-cell>
          <table:table-cell table:style-name="ce14" table:formula="of:=IFERROR(IF([.I75]=0;ABS(CEILING([.C75]));ABS(([.I75]-CEILING([.C75]))/[.I75]));&quot;*&quot;)" office:value-type="float" office:value="0.8" calcext:value-type="float">
            <text:p>0,80</text:p>
          </table:table-cell>
          <table:table-cell table:style-name="ce14" table:formula="of:=IFERROR([.I75]-CEILING([.C75]);&quot;*&quot;)" office:value-type="float" office:value="4" calcext:value-type="float">
            <text:p>4,00</text:p>
          </table:table-cell>
          <table:table-cell table:style-name="ce34" table:formula="of:=ROUND([exact.J74];1)" office:value-type="float" office:value="5" calcext:value-type="float">
            <text:p>5,0</text:p>
          </table:table-cell>
          <table:table-cell table:style-name="ce11" table:formula="of:=[exact.K74]" office:value-type="float" office:value="5" calcext:value-type="float">
            <text:p>5</text:p>
          </table:table-cell>
          <table:table-cell table:style-name="ce34" table:formula="of:=IF([exact.L74]&lt;1000000;100*[exact.L74];&quot;*&quot;)" office:value-type="float" office:value="0" calcext:value-type="float">
            <text:p>0,0</text:p>
          </table:table-cell>
          <table:table-cell table:style-name="ce34" table:formula="of:=IF([exact.S74]=5;&quot;*&quot;;[exact.I74])" office:value-type="float" office:value="44.577128" calcext:value-type="float">
            <text:p>44,6</text:p>
          </table:table-cell>
          <table:table-cell table:style-name="ce18" table:formula="of:=[$ra.AE74]" office:value-type="float" office:value="8" calcext:value-type="float">
            <text:p>8</text:p>
          </table:table-cell>
          <table:table-cell table:style-name="ce18" table:formula="of:=[$'bcpa-t600'.AE74]" office:value-type="float" office:value="5" calcext:value-type="float">
            <text:p>5</text:p>
          </table:table-cell>
          <table:table-cell table:style-name="ce18" table:formula="of:=[$'blpl-t300'.AE74]" office:value-type="float" office:value="5" calcext:value-type="float">
            <text:p>5</text:p>
          </table:table-cell>
          <table:table-cell table:style-name="ce18" table:formula="of:=[$'sbpl-t300'.AE74]" office:value-type="float" office:value="5" calcext:value-type="float">
            <text:p>5</text:p>
          </table:table-cell>
          <table:table-cell table:formula="of:=MIN([.L75:.O75])" office:value-type="float" office:value="5" calcext:value-type="float">
            <text:p>5</text:p>
          </table:table-cell>
          <table:table-cell table:formula="of:=ABS([.L75]-CEILING([.$C75]))" office:value-type="float" office:value="7" calcext:value-type="float">
            <text:p>7</text:p>
          </table:table-cell>
          <table:table-cell table:formula="of:=IFERROR(ABS([.M75]-CEILING([.$C75]));&quot;-&quot;)" office:value-type="float" office:value="4" calcext:value-type="float">
            <text:p>4</text:p>
          </table:table-cell>
          <table:table-cell table:formula="of:=ABS([.N75]-CEILING([.$C75]))" office:value-type="float" office:value="4" calcext:value-type="float">
            <text:p>4</text:p>
          </table:table-cell>
          <table:table-cell table:formula="of:=ABS([.O75]-CEILING([.$C75]))" office:value-type="float" office:value="4" calcext:value-type="float">
            <text:p>4</text:p>
          </table:table-cell>
          <table:table-cell table:style-name="ce34" table:formula="of:=IFERROR(ABS(([.L75]-CEILING([.$C75]))/CEILING([.$C75]));IF([.Q75]&lt;&gt;&quot;*&quot;;[.Q75];&quot;*&quot;))" office:value-type="float" office:value="7" calcext:value-type="float">
            <text:p>7,0</text:p>
          </table:table-cell>
          <table:table-cell table:style-name="ce34" table:formula="of:=IFERROR(ABS(([.M75]-CEILING([.$C75]))/CEILING([.$C75]));IF([.R75]&lt;&gt;&quot;*&quot;;[.R75];&quot;*&quot;))" office:value-type="float" office:value="4" calcext:value-type="float">
            <text:p>4,0</text:p>
          </table:table-cell>
          <table:table-cell table:style-name="ce34" table:formula="of:=IFERROR(ABS(([.N75]-CEILING([.$C75]))/CEILING([.$C75]));IF([.S75]&lt;&gt;&quot;*&quot;;[.S75];&quot;*&quot;))" office:value-type="float" office:value="4" calcext:value-type="float">
            <text:p>4,0</text:p>
          </table:table-cell>
          <table:table-cell table:style-name="ce34" table:formula="of:=IFERROR(ABS(([.O75]-CEILING([.$C75]))/CEILING([.$C75]));IF([.T75]&lt;&gt;&quot;*&quot;;[.T75];&quot;*&quot;))" office:value-type="float" office:value="4" calcext:value-type="float">
            <text:p>4,0</text:p>
          </table:table-cell>
          <table:table-cell table:formula="of:=IF([.L75]=[.$P75];1;&quot;&quot;)">
            <text:p/>
          </table:table-cell>
          <table:table-cell table:formula="of:=IF([.M75]=[.$P75];1;&quot;&quot;)" office:value-type="float" office:value="1" calcext:value-type="float">
            <text:p>1</text:p>
          </table:table-cell>
          <table:table-cell table:formula="of:=IF([.N75]=[.$P75];1;&quot;&quot;)" office:value-type="float" office:value="1" calcext:value-type="float">
            <text:p>1</text:p>
          </table:table-cell>
          <table:table-cell table:formula="of:=IF([.O75]=[.$P75];1;&quot;&quot;)" office:value-type="float" office:value="1" calcext:value-type="float">
            <text:p>1</text:p>
          </table:table-cell>
          <table:table-cell table:number-columns-repeated="8"/>
          <table:table-cell table:formula="of:=CONCATENATE([.A75];&quot;&amp;&quot;;[.B75];&quot;&amp;&quot;;IF([.E75]=1;CONCATENATE(&quot;\h{&quot;;[.C75];&quot;}&quot;);[.C75]);&quot;&amp;&quot;;[.H75];&quot;&amp;&quot;;IF([.J75]=0;CONCATENATE(&quot;\uu{&quot;;[.I75];&quot;}&quot;);[.I75]);&quot;&amp;&quot;;IF([.L75]=[.P75];CONCATENATE(&quot;\h{&quot;;[.L75];&quot;}&quot;);[.L75]);&quot;&amp;&quot;;IF([.M75]=[.P75];CONCATENATE(&quot;\h{&quot;;[.M75];&quot;}&quot;);[.M75]);&quot;&amp;&quot;;IF([.N75]=[.P75];CONCATENATE(&quot;\h{&quot;;[.N75];&quot;}&quot;);[.N75]);&quot;&amp;&quot;;IF([.O75]=[.P75];CONCATENATE(&quot;\h{&quot;;[.O75];&quot;}&quot;);[.O75]);&quot;\\\hline&quot;)" office:value-type="string" office:string-value="r4-200-15-1&amp;23,66&amp;0,3&amp;5&amp;\uu{5}&amp;8&amp;\h{5}&amp;\h{5}&amp;\h{5}\\\hline" calcext:value-type="string">
            <text:p>r4-200-15-1&amp;23,66&amp;0,3&amp;5&amp;\uu{5}&amp;8&amp;\h{5}&amp;\h{5}&amp;\h{5}\\\hline</text:p>
          </table:table-cell>
          <table:table-cell table:number-columns-repeated="8"/>
        </table:table-row>
        <table:table-row table:style-name="ro2">
          <table:table-cell table:formula="of:=[$ra.AA75]" office:value-type="string" office:string-value="r4-200-15-2" calcext:value-type="string">
            <text:p>r4-200-15-2</text:p>
          </table:table-cell>
          <table:table-cell table:formula="of:=ROUND([$ra.AB75];2)" office:value-type="float" office:value="23.66" calcext:value-type="float">
            <text:p>23,66</text:p>
          </table:table-cell>
          <table:table-cell table:style-name="ce9" table:formula="of:=ROUND([$ra.AC75];1)" office:value-type="float" office:value="0.3" calcext:value-type="float">
            <text:p>0,3</text:p>
          </table:table-cell>
          <table:table-cell table:style-name="ce34" table:formula="of:=IF([ra.S75]=5;&quot;*&quot;;[ra.I75])" office:value-type="float" office:value="0.141498" calcext:value-type="float">
            <text:p>0,1</text:p>
          </table:table-cell>
          <table:table-cell table:style-name="ce21" table:formula="of:=IF([ra.S75]=11;1;&quot;&quot;)">
            <text:p/>
          </table:table-cell>
          <table:table-cell table:style-name="ce14" table:formula="of:=IFERROR(IF([.I76]=0;ABS(CEILING([.C76]));ABS(([.I76]-CEILING([.C76]))/[.I76]));&quot;*&quot;)" office:value-type="float" office:value="0.75" calcext:value-type="float">
            <text:p>0,75</text:p>
          </table:table-cell>
          <table:table-cell table:style-name="ce14" table:formula="of:=IFERROR([.I76]-CEILING([.C76]);&quot;*&quot;)" office:value-type="float" office:value="3" calcext:value-type="float">
            <text:p>3,00</text:p>
          </table:table-cell>
          <table:table-cell table:style-name="ce34" table:formula="of:=ROUND([exact.J75];1)" office:value-type="float" office:value="4" calcext:value-type="float">
            <text:p>4,0</text:p>
          </table:table-cell>
          <table:table-cell table:style-name="ce11" table:formula="of:=[exact.K75]" office:value-type="float" office:value="4" calcext:value-type="float">
            <text:p>4</text:p>
          </table:table-cell>
          <table:table-cell table:style-name="ce34" table:formula="of:=IF([exact.L75]&lt;1000000;100*[exact.L75];&quot;*&quot;)" office:value-type="float" office:value="0" calcext:value-type="float">
            <text:p>0,0</text:p>
          </table:table-cell>
          <table:table-cell table:style-name="ce34" table:formula="of:=IF([exact.S75]=5;&quot;*&quot;;[exact.I75])" office:value-type="float" office:value="5.845116" calcext:value-type="float">
            <text:p>5,8</text:p>
          </table:table-cell>
          <table:table-cell table:style-name="ce18" table:formula="of:=[$ra.AE75]" office:value-type="float" office:value="7" calcext:value-type="float">
            <text:p>7</text:p>
          </table:table-cell>
          <table:table-cell table:style-name="ce18" table:formula="of:=[$'bcpa-t600'.AE75]" office:value-type="float" office:value="4" calcext:value-type="float">
            <text:p>4</text:p>
          </table:table-cell>
          <table:table-cell table:style-name="ce18" table:formula="of:=[$'blpl-t300'.AE75]" office:value-type="float" office:value="5" calcext:value-type="float">
            <text:p>5</text:p>
          </table:table-cell>
          <table:table-cell table:style-name="ce18" table:formula="of:=[$'sbpl-t300'.AE75]" office:value-type="float" office:value="4" calcext:value-type="float">
            <text:p>4</text:p>
          </table:table-cell>
          <table:table-cell table:formula="of:=MIN([.L76:.O76])" office:value-type="float" office:value="4" calcext:value-type="float">
            <text:p>4</text:p>
          </table:table-cell>
          <table:table-cell table:formula="of:=ABS([.L76]-CEILING([.$C76]))" office:value-type="float" office:value="6" calcext:value-type="float">
            <text:p>6</text:p>
          </table:table-cell>
          <table:table-cell table:formula="of:=IFERROR(ABS([.M76]-CEILING([.$C76]));&quot;-&quot;)" office:value-type="float" office:value="3" calcext:value-type="float">
            <text:p>3</text:p>
          </table:table-cell>
          <table:table-cell table:formula="of:=ABS([.N76]-CEILING([.$C76]))" office:value-type="float" office:value="4" calcext:value-type="float">
            <text:p>4</text:p>
          </table:table-cell>
          <table:table-cell table:formula="of:=ABS([.O76]-CEILING([.$C76]))" office:value-type="float" office:value="3" calcext:value-type="float">
            <text:p>3</text:p>
          </table:table-cell>
          <table:table-cell table:style-name="ce34" table:formula="of:=IFERROR(ABS(([.L76]-CEILING([.$C76]))/CEILING([.$C76]));IF([.Q76]&lt;&gt;&quot;*&quot;;[.Q76];&quot;*&quot;))" office:value-type="float" office:value="6" calcext:value-type="float">
            <text:p>6,0</text:p>
          </table:table-cell>
          <table:table-cell table:style-name="ce34" table:formula="of:=IFERROR(ABS(([.M76]-CEILING([.$C76]))/CEILING([.$C76]));IF([.R76]&lt;&gt;&quot;*&quot;;[.R76];&quot;*&quot;))" office:value-type="float" office:value="3" calcext:value-type="float">
            <text:p>3,0</text:p>
          </table:table-cell>
          <table:table-cell table:style-name="ce34" table:formula="of:=IFERROR(ABS(([.N76]-CEILING([.$C76]))/CEILING([.$C76]));IF([.S76]&lt;&gt;&quot;*&quot;;[.S76];&quot;*&quot;))" office:value-type="float" office:value="4" calcext:value-type="float">
            <text:p>4,0</text:p>
          </table:table-cell>
          <table:table-cell table:style-name="ce34" table:formula="of:=IFERROR(ABS(([.O76]-CEILING([.$C76]))/CEILING([.$C76]));IF([.T76]&lt;&gt;&quot;*&quot;;[.T76];&quot;*&quot;))" office:value-type="float" office:value="3" calcext:value-type="float">
            <text:p>3,0</text:p>
          </table:table-cell>
          <table:table-cell table:formula="of:=IF([.L76]=[.$P76];1;&quot;&quot;)">
            <text:p/>
          </table:table-cell>
          <table:table-cell table:formula="of:=IF([.M76]=[.$P76];1;&quot;&quot;)" office:value-type="float" office:value="1" calcext:value-type="float">
            <text:p>1</text:p>
          </table:table-cell>
          <table:table-cell table:formula="of:=IF([.N76]=[.$P76];1;&quot;&quot;)">
            <text:p/>
          </table:table-cell>
          <table:table-cell table:formula="of:=IF([.O76]=[.$P76];1;&quot;&quot;)" office:value-type="float" office:value="1" calcext:value-type="float">
            <text:p>1</text:p>
          </table:table-cell>
          <table:table-cell table:number-columns-repeated="8"/>
          <table:table-cell table:formula="of:=CONCATENATE([.A76];&quot;&amp;&quot;;[.B76];&quot;&amp;&quot;;IF([.E76]=1;CONCATENATE(&quot;\h{&quot;;[.C76];&quot;}&quot;);[.C76]);&quot;&amp;&quot;;[.H76];&quot;&amp;&quot;;IF([.J76]=0;CONCATENATE(&quot;\uu{&quot;;[.I76];&quot;}&quot;);[.I76]);&quot;&amp;&quot;;IF([.L76]=[.P76];CONCATENATE(&quot;\h{&quot;;[.L76];&quot;}&quot;);[.L76]);&quot;&amp;&quot;;IF([.M76]=[.P76];CONCATENATE(&quot;\h{&quot;;[.M76];&quot;}&quot;);[.M76]);&quot;&amp;&quot;;IF([.N76]=[.P76];CONCATENATE(&quot;\h{&quot;;[.N76];&quot;}&quot;);[.N76]);&quot;&amp;&quot;;IF([.O76]=[.P76];CONCATENATE(&quot;\h{&quot;;[.O76];&quot;}&quot;);[.O76]);&quot;\\\hline&quot;)" office:value-type="string" office:string-value="r4-200-15-2&amp;23,66&amp;0,3&amp;4&amp;\uu{4}&amp;7&amp;\h{4}&amp;5&amp;\h{4}\\\hline" calcext:value-type="string">
            <text:p>r4-200-15-2&amp;23,66&amp;0,3&amp;4&amp;\uu{4}&amp;7&amp;\h{4}&amp;5&amp;\h{4}\\\hline</text:p>
          </table:table-cell>
          <table:table-cell table:number-columns-repeated="8"/>
        </table:table-row>
        <table:table-row table:style-name="ro2">
          <table:table-cell table:formula="of:=[$ra.AA76]" office:value-type="string" office:string-value="r4-200-20-1" calcext:value-type="string">
            <text:p>r4-200-20-1</text:p>
          </table:table-cell>
          <table:table-cell table:formula="of:=ROUND([$ra.AB76];2)" office:value-type="float" office:value="28.37" calcext:value-type="float">
            <text:p>28,37</text:p>
          </table:table-cell>
          <table:table-cell table:style-name="ce9" table:formula="of:=ROUND([$ra.AC76];1)" office:value-type="float" office:value="0.3" calcext:value-type="float">
            <text:p>0,3</text:p>
          </table:table-cell>
          <table:table-cell table:style-name="ce34" table:formula="of:=IF([ra.S76]=5;&quot;*&quot;;[ra.I76])" office:value-type="float" office:value="0.244832" calcext:value-type="float">
            <text:p>0,2</text:p>
          </table:table-cell>
          <table:table-cell table:style-name="ce21" table:formula="of:=IF([ra.S76]=11;1;&quot;&quot;)">
            <text:p/>
          </table:table-cell>
          <table:table-cell table:style-name="ce14" table:formula="of:=IFERROR(IF([.I77]=0;ABS(CEILING([.C77]));ABS(([.I77]-CEILING([.C77]))/[.I77]));&quot;*&quot;)" office:value-type="float" office:value="0.8" calcext:value-type="float">
            <text:p>0,80</text:p>
          </table:table-cell>
          <table:table-cell table:style-name="ce14" table:formula="of:=IFERROR([.I77]-CEILING([.C77]);&quot;*&quot;)" office:value-type="float" office:value="4" calcext:value-type="float">
            <text:p>4,00</text:p>
          </table:table-cell>
          <table:table-cell table:style-name="ce34" table:formula="of:=ROUND([exact.J76];1)" office:value-type="float" office:value="5" calcext:value-type="float">
            <text:p>5,0</text:p>
          </table:table-cell>
          <table:table-cell table:style-name="ce11" table:formula="of:=[exact.K76]" office:value-type="float" office:value="5" calcext:value-type="float">
            <text:p>5</text:p>
          </table:table-cell>
          <table:table-cell table:style-name="ce34" table:formula="of:=IF([exact.L76]&lt;1000000;100*[exact.L76];&quot;*&quot;)" office:value-type="float" office:value="0" calcext:value-type="float">
            <text:p>0,0</text:p>
          </table:table-cell>
          <table:table-cell table:style-name="ce34" table:formula="of:=IF([exact.S76]=5;&quot;*&quot;;[exact.I76])" office:value-type="float" office:value="368.257744" calcext:value-type="float">
            <text:p>368,3</text:p>
          </table:table-cell>
          <table:table-cell table:style-name="ce18" table:formula="of:=[$ra.AE76]" office:value-type="float" office:value="8" calcext:value-type="float">
            <text:p>8</text:p>
          </table:table-cell>
          <table:table-cell table:style-name="ce18" table:formula="of:=[$'bcpa-t600'.AE76]" office:value-type="float" office:value="5" calcext:value-type="float">
            <text:p>5</text:p>
          </table:table-cell>
          <table:table-cell table:style-name="ce18" table:formula="of:=[$'blpl-t300'.AE76]" office:value-type="float" office:value="6" calcext:value-type="float">
            <text:p>6</text:p>
          </table:table-cell>
          <table:table-cell table:style-name="ce18" table:formula="of:=[$'sbpl-t300'.AE76]" office:value-type="float" office:value="5" calcext:value-type="float">
            <text:p>5</text:p>
          </table:table-cell>
          <table:table-cell table:formula="of:=MIN([.L77:.O77])" office:value-type="float" office:value="5" calcext:value-type="float">
            <text:p>5</text:p>
          </table:table-cell>
          <table:table-cell table:formula="of:=ABS([.L77]-CEILING([.$C77]))" office:value-type="float" office:value="7" calcext:value-type="float">
            <text:p>7</text:p>
          </table:table-cell>
          <table:table-cell table:formula="of:=IFERROR(ABS([.M77]-CEILING([.$C77]));&quot;-&quot;)" office:value-type="float" office:value="4" calcext:value-type="float">
            <text:p>4</text:p>
          </table:table-cell>
          <table:table-cell table:formula="of:=ABS([.N77]-CEILING([.$C77]))" office:value-type="float" office:value="5" calcext:value-type="float">
            <text:p>5</text:p>
          </table:table-cell>
          <table:table-cell table:formula="of:=ABS([.O77]-CEILING([.$C77]))" office:value-type="float" office:value="4" calcext:value-type="float">
            <text:p>4</text:p>
          </table:table-cell>
          <table:table-cell table:style-name="ce34" table:formula="of:=IFERROR(ABS(([.L77]-CEILING([.$C77]))/CEILING([.$C77]));IF([.Q77]&lt;&gt;&quot;*&quot;;[.Q77];&quot;*&quot;))" office:value-type="float" office:value="7" calcext:value-type="float">
            <text:p>7,0</text:p>
          </table:table-cell>
          <table:table-cell table:style-name="ce34" table:formula="of:=IFERROR(ABS(([.M77]-CEILING([.$C77]))/CEILING([.$C77]));IF([.R77]&lt;&gt;&quot;*&quot;;[.R77];&quot;*&quot;))" office:value-type="float" office:value="4" calcext:value-type="float">
            <text:p>4,0</text:p>
          </table:table-cell>
          <table:table-cell table:style-name="ce34" table:formula="of:=IFERROR(ABS(([.N77]-CEILING([.$C77]))/CEILING([.$C77]));IF([.S77]&lt;&gt;&quot;*&quot;;[.S77];&quot;*&quot;))" office:value-type="float" office:value="5" calcext:value-type="float">
            <text:p>5,0</text:p>
          </table:table-cell>
          <table:table-cell table:style-name="ce34" table:formula="of:=IFERROR(ABS(([.O77]-CEILING([.$C77]))/CEILING([.$C77]));IF([.T77]&lt;&gt;&quot;*&quot;;[.T77];&quot;*&quot;))" office:value-type="float" office:value="4" calcext:value-type="float">
            <text:p>4,0</text:p>
          </table:table-cell>
          <table:table-cell table:formula="of:=IF([.L77]=[.$P77];1;&quot;&quot;)">
            <text:p/>
          </table:table-cell>
          <table:table-cell table:formula="of:=IF([.M77]=[.$P77];1;&quot;&quot;)" office:value-type="float" office:value="1" calcext:value-type="float">
            <text:p>1</text:p>
          </table:table-cell>
          <table:table-cell table:formula="of:=IF([.N77]=[.$P77];1;&quot;&quot;)">
            <text:p/>
          </table:table-cell>
          <table:table-cell table:formula="of:=IF([.O77]=[.$P77];1;&quot;&quot;)" office:value-type="float" office:value="1" calcext:value-type="float">
            <text:p>1</text:p>
          </table:table-cell>
          <table:table-cell table:number-columns-repeated="8"/>
          <table:table-cell table:formula="of:=CONCATENATE([.A77];&quot;&amp;&quot;;[.B77];&quot;&amp;&quot;;IF([.E77]=1;CONCATENATE(&quot;\h{&quot;;[.C77];&quot;}&quot;);[.C77]);&quot;&amp;&quot;;[.H77];&quot;&amp;&quot;;IF([.J77]=0;CONCATENATE(&quot;\uu{&quot;;[.I77];&quot;}&quot;);[.I77]);&quot;&amp;&quot;;IF([.L77]=[.P77];CONCATENATE(&quot;\h{&quot;;[.L77];&quot;}&quot;);[.L77]);&quot;&amp;&quot;;IF([.M77]=[.P77];CONCATENATE(&quot;\h{&quot;;[.M77];&quot;}&quot;);[.M77]);&quot;&amp;&quot;;IF([.N77]=[.P77];CONCATENATE(&quot;\h{&quot;;[.N77];&quot;}&quot;);[.N77]);&quot;&amp;&quot;;IF([.O77]=[.P77];CONCATENATE(&quot;\h{&quot;;[.O77];&quot;}&quot;);[.O77]);&quot;\\\hline&quot;)" office:value-type="string" office:string-value="r4-200-20-1&amp;28,37&amp;0,3&amp;5&amp;\uu{5}&amp;8&amp;\h{5}&amp;6&amp;\h{5}\\\hline" calcext:value-type="string">
            <text:p>r4-200-20-1&amp;28,37&amp;0,3&amp;5&amp;\uu{5}&amp;8&amp;\h{5}&amp;6&amp;\h{5}\\\hline</text:p>
          </table:table-cell>
          <table:table-cell table:number-columns-repeated="8"/>
        </table:table-row>
        <table:table-row table:style-name="ro2">
          <table:table-cell table:formula="of:=[$ra.AA77]" office:value-type="string" office:string-value="r4-200-20-2" calcext:value-type="string">
            <text:p>r4-200-20-2</text:p>
          </table:table-cell>
          <table:table-cell table:formula="of:=ROUND([$ra.AB77];2)" office:value-type="float" office:value="28.37" calcext:value-type="float">
            <text:p>28,37</text:p>
          </table:table-cell>
          <table:table-cell table:style-name="ce9" table:formula="of:=ROUND([$ra.AC77];1)" office:value-type="float" office:value="0.3" calcext:value-type="float">
            <text:p>0,3</text:p>
          </table:table-cell>
          <table:table-cell table:style-name="ce34" table:formula="of:=IF([ra.S77]=5;&quot;*&quot;;[ra.I77])" office:value-type="float" office:value="0.259121" calcext:value-type="float">
            <text:p>0,3</text:p>
          </table:table-cell>
          <table:table-cell table:style-name="ce21" table:formula="of:=IF([ra.S77]=11;1;&quot;&quot;)">
            <text:p/>
          </table:table-cell>
          <table:table-cell table:style-name="ce14" table:formula="of:=IFERROR(IF([.I78]=0;ABS(CEILING([.C78]));ABS(([.I78]-CEILING([.C78]))/[.I78]));&quot;*&quot;)" office:value-type="float" office:value="0.75" calcext:value-type="float">
            <text:p>0,75</text:p>
          </table:table-cell>
          <table:table-cell table:style-name="ce14" table:formula="of:=IFERROR([.I78]-CEILING([.C78]);&quot;*&quot;)" office:value-type="float" office:value="3" calcext:value-type="float">
            <text:p>3,00</text:p>
          </table:table-cell>
          <table:table-cell table:style-name="ce34" table:formula="of:=ROUND([exact.J77];1)" office:value-type="float" office:value="4" calcext:value-type="float">
            <text:p>4,0</text:p>
          </table:table-cell>
          <table:table-cell table:style-name="ce11" table:formula="of:=[exact.K77]" office:value-type="float" office:value="4" calcext:value-type="float">
            <text:p>4</text:p>
          </table:table-cell>
          <table:table-cell table:style-name="ce34" table:formula="of:=IF([exact.L77]&lt;1000000;100*[exact.L77];&quot;*&quot;)" office:value-type="float" office:value="0" calcext:value-type="float">
            <text:p>0,0</text:p>
          </table:table-cell>
          <table:table-cell table:style-name="ce34" table:formula="of:=IF([exact.S77]=5;&quot;*&quot;;[exact.I77])" office:value-type="float" office:value="18.381785" calcext:value-type="float">
            <text:p>18,4</text:p>
          </table:table-cell>
          <table:table-cell table:style-name="ce18" table:formula="of:=[$ra.AE77]" office:value-type="float" office:value="7" calcext:value-type="float">
            <text:p>7</text:p>
          </table:table-cell>
          <table:table-cell table:style-name="ce18" table:formula="of:=[$'bcpa-t600'.AE77]" office:value-type="float" office:value="4" calcext:value-type="float">
            <text:p>4</text:p>
          </table:table-cell>
          <table:table-cell table:style-name="ce18" table:formula="of:=[$'blpl-t300'.AE77]" office:value-type="float" office:value="5" calcext:value-type="float">
            <text:p>5</text:p>
          </table:table-cell>
          <table:table-cell table:style-name="ce18" table:formula="of:=[$'sbpl-t300'.AE77]" office:value-type="float" office:value="4" calcext:value-type="float">
            <text:p>4</text:p>
          </table:table-cell>
          <table:table-cell table:formula="of:=MIN([.L78:.O78])" office:value-type="float" office:value="4" calcext:value-type="float">
            <text:p>4</text:p>
          </table:table-cell>
          <table:table-cell table:formula="of:=ABS([.L78]-CEILING([.$C78]))" office:value-type="float" office:value="6" calcext:value-type="float">
            <text:p>6</text:p>
          </table:table-cell>
          <table:table-cell table:formula="of:=IFERROR(ABS([.M78]-CEILING([.$C78]));&quot;-&quot;)" office:value-type="float" office:value="3" calcext:value-type="float">
            <text:p>3</text:p>
          </table:table-cell>
          <table:table-cell table:formula="of:=ABS([.N78]-CEILING([.$C78]))" office:value-type="float" office:value="4" calcext:value-type="float">
            <text:p>4</text:p>
          </table:table-cell>
          <table:table-cell table:formula="of:=ABS([.O78]-CEILING([.$C78]))" office:value-type="float" office:value="3" calcext:value-type="float">
            <text:p>3</text:p>
          </table:table-cell>
          <table:table-cell table:style-name="ce34" table:formula="of:=IFERROR(ABS(([.L78]-CEILING([.$C78]))/CEILING([.$C78]));IF([.Q78]&lt;&gt;&quot;*&quot;;[.Q78];&quot;*&quot;))" office:value-type="float" office:value="6" calcext:value-type="float">
            <text:p>6,0</text:p>
          </table:table-cell>
          <table:table-cell table:style-name="ce34" table:formula="of:=IFERROR(ABS(([.M78]-CEILING([.$C78]))/CEILING([.$C78]));IF([.R78]&lt;&gt;&quot;*&quot;;[.R78];&quot;*&quot;))" office:value-type="float" office:value="3" calcext:value-type="float">
            <text:p>3,0</text:p>
          </table:table-cell>
          <table:table-cell table:style-name="ce34" table:formula="of:=IFERROR(ABS(([.N78]-CEILING([.$C78]))/CEILING([.$C78]));IF([.S78]&lt;&gt;&quot;*&quot;;[.S78];&quot;*&quot;))" office:value-type="float" office:value="4" calcext:value-type="float">
            <text:p>4,0</text:p>
          </table:table-cell>
          <table:table-cell table:style-name="ce34" table:formula="of:=IFERROR(ABS(([.O78]-CEILING([.$C78]))/CEILING([.$C78]));IF([.T78]&lt;&gt;&quot;*&quot;;[.T78];&quot;*&quot;))" office:value-type="float" office:value="3" calcext:value-type="float">
            <text:p>3,0</text:p>
          </table:table-cell>
          <table:table-cell table:formula="of:=IF([.L78]=[.$P78];1;&quot;&quot;)">
            <text:p/>
          </table:table-cell>
          <table:table-cell table:formula="of:=IF([.M78]=[.$P78];1;&quot;&quot;)" office:value-type="float" office:value="1" calcext:value-type="float">
            <text:p>1</text:p>
          </table:table-cell>
          <table:table-cell table:formula="of:=IF([.N78]=[.$P78];1;&quot;&quot;)">
            <text:p/>
          </table:table-cell>
          <table:table-cell table:formula="of:=IF([.O78]=[.$P78];1;&quot;&quot;)" office:value-type="float" office:value="1" calcext:value-type="float">
            <text:p>1</text:p>
          </table:table-cell>
          <table:table-cell table:number-columns-repeated="8"/>
          <table:table-cell table:formula="of:=CONCATENATE([.A78];&quot;&amp;&quot;;[.B78];&quot;&amp;&quot;;IF([.E78]=1;CONCATENATE(&quot;\h{&quot;;[.C78];&quot;}&quot;);[.C78]);&quot;&amp;&quot;;[.H78];&quot;&amp;&quot;;IF([.J78]=0;CONCATENATE(&quot;\uu{&quot;;[.I78];&quot;}&quot;);[.I78]);&quot;&amp;&quot;;IF([.L78]=[.P78];CONCATENATE(&quot;\h{&quot;;[.L78];&quot;}&quot;);[.L78]);&quot;&amp;&quot;;IF([.M78]=[.P78];CONCATENATE(&quot;\h{&quot;;[.M78];&quot;}&quot;);[.M78]);&quot;&amp;&quot;;IF([.N78]=[.P78];CONCATENATE(&quot;\h{&quot;;[.N78];&quot;}&quot;);[.N78]);&quot;&amp;&quot;;IF([.O78]=[.P78];CONCATENATE(&quot;\h{&quot;;[.O78];&quot;}&quot;);[.O78]);&quot;\\\hline&quot;)" office:value-type="string" office:string-value="r4-200-20-2&amp;28,37&amp;0,3&amp;4&amp;\uu{4}&amp;7&amp;\h{4}&amp;5&amp;\h{4}\\\hline" calcext:value-type="string">
            <text:p>r4-200-20-2&amp;28,37&amp;0,3&amp;4&amp;\uu{4}&amp;7&amp;\h{4}&amp;5&amp;\h{4}\\\hline</text:p>
          </table:table-cell>
          <table:table-cell table:number-columns-repeated="8"/>
        </table:table-row>
        <table:table-row table:style-name="ro2">
          <table:table-cell table:formula="of:=[$ra.AA78]" office:value-type="string" office:string-value="r4-200-25-1" calcext:value-type="string">
            <text:p>r4-200-25-1</text:p>
          </table:table-cell>
          <table:table-cell table:formula="of:=ROUND([$ra.AB78];2)" office:value-type="float" office:value="33.77" calcext:value-type="float">
            <text:p>33,77</text:p>
          </table:table-cell>
          <table:table-cell table:style-name="ce9" table:formula="of:=ROUND([$ra.AC78];1)" office:value-type="float" office:value="0.4" calcext:value-type="float">
            <text:p>0,4</text:p>
          </table:table-cell>
          <table:table-cell table:style-name="ce34" table:formula="of:=IF([ra.S78]=5;&quot;*&quot;;[ra.I78])" office:value-type="float" office:value="0.369233" calcext:value-type="float">
            <text:p>0,4</text:p>
          </table:table-cell>
          <table:table-cell table:style-name="ce21" table:formula="of:=IF([ra.S78]=11;1;&quot;&quot;)">
            <text:p/>
          </table:table-cell>
          <table:table-cell table:style-name="ce14" table:formula="of:=IFERROR(IF([.I79]=0;ABS(CEILING([.C79]));ABS(([.I79]-CEILING([.C79]))/[.I79]));&quot;*&quot;)" office:value-type="float" office:value="0.8" calcext:value-type="float">
            <text:p>0,80</text:p>
          </table:table-cell>
          <table:table-cell table:style-name="ce14" table:formula="of:=IFERROR([.I79]-CEILING([.C79]);&quot;*&quot;)" office:value-type="float" office:value="4" calcext:value-type="float">
            <text:p>4,00</text:p>
          </table:table-cell>
          <table:table-cell table:style-name="ce34" table:formula="of:=ROUND([exact.J78];1)" office:value-type="float" office:value="5" calcext:value-type="float">
            <text:p>5,0</text:p>
          </table:table-cell>
          <table:table-cell table:style-name="ce11" table:formula="of:=[exact.K78]" office:value-type="float" office:value="5" calcext:value-type="float">
            <text:p>5</text:p>
          </table:table-cell>
          <table:table-cell table:style-name="ce34" table:formula="of:=IF([exact.L78]&lt;1000000;100*[exact.L78];&quot;*&quot;)" office:value-type="float" office:value="0" calcext:value-type="float">
            <text:p>0,0</text:p>
          </table:table-cell>
          <table:table-cell table:style-name="ce34" table:formula="of:=IF([exact.S78]=5;&quot;*&quot;;[exact.I78])" office:value-type="float" office:value="1052.686665" calcext:value-type="float">
            <text:p>1052,7</text:p>
          </table:table-cell>
          <table:table-cell table:style-name="ce18" table:formula="of:=[$ra.AE78]" office:value-type="float" office:value="10" calcext:value-type="float">
            <text:p>10</text:p>
          </table:table-cell>
          <table:table-cell table:style-name="ce18" table:formula="of:=[$'bcpa-t600'.AE78]" office:value-type="float" office:value="5" calcext:value-type="float">
            <text:p>5</text:p>
          </table:table-cell>
          <table:table-cell table:style-name="ce18" table:formula="of:=[$'blpl-t300'.AE78]" office:value-type="float" office:value="7" calcext:value-type="float">
            <text:p>7</text:p>
          </table:table-cell>
          <table:table-cell table:style-name="ce18" table:formula="of:=[$'sbpl-t300'.AE78]" office:value-type="float" office:value="6" calcext:value-type="float">
            <text:p>6</text:p>
          </table:table-cell>
          <table:table-cell table:formula="of:=MIN([.L79:.O79])" office:value-type="float" office:value="5" calcext:value-type="float">
            <text:p>5</text:p>
          </table:table-cell>
          <table:table-cell table:formula="of:=ABS([.L79]-CEILING([.$C79]))" office:value-type="float" office:value="9" calcext:value-type="float">
            <text:p>9</text:p>
          </table:table-cell>
          <table:table-cell table:formula="of:=IFERROR(ABS([.M79]-CEILING([.$C79]));&quot;-&quot;)" office:value-type="float" office:value="4" calcext:value-type="float">
            <text:p>4</text:p>
          </table:table-cell>
          <table:table-cell table:formula="of:=ABS([.N79]-CEILING([.$C79]))" office:value-type="float" office:value="6" calcext:value-type="float">
            <text:p>6</text:p>
          </table:table-cell>
          <table:table-cell table:formula="of:=ABS([.O79]-CEILING([.$C79]))" office:value-type="float" office:value="5" calcext:value-type="float">
            <text:p>5</text:p>
          </table:table-cell>
          <table:table-cell table:style-name="ce34" table:formula="of:=IFERROR(ABS(([.L79]-CEILING([.$C79]))/CEILING([.$C79]));IF([.Q79]&lt;&gt;&quot;*&quot;;[.Q79];&quot;*&quot;))" office:value-type="float" office:value="9" calcext:value-type="float">
            <text:p>9,0</text:p>
          </table:table-cell>
          <table:table-cell table:style-name="ce34" table:formula="of:=IFERROR(ABS(([.M79]-CEILING([.$C79]))/CEILING([.$C79]));IF([.R79]&lt;&gt;&quot;*&quot;;[.R79];&quot;*&quot;))" office:value-type="float" office:value="4" calcext:value-type="float">
            <text:p>4,0</text:p>
          </table:table-cell>
          <table:table-cell table:style-name="ce34" table:formula="of:=IFERROR(ABS(([.N79]-CEILING([.$C79]))/CEILING([.$C79]));IF([.S79]&lt;&gt;&quot;*&quot;;[.S79];&quot;*&quot;))" office:value-type="float" office:value="6" calcext:value-type="float">
            <text:p>6,0</text:p>
          </table:table-cell>
          <table:table-cell table:style-name="ce34" table:formula="of:=IFERROR(ABS(([.O79]-CEILING([.$C79]))/CEILING([.$C79]));IF([.T79]&lt;&gt;&quot;*&quot;;[.T79];&quot;*&quot;))" office:value-type="float" office:value="5" calcext:value-type="float">
            <text:p>5,0</text:p>
          </table:table-cell>
          <table:table-cell table:formula="of:=IF([.L79]=[.$P79];1;&quot;&quot;)">
            <text:p/>
          </table:table-cell>
          <table:table-cell table:formula="of:=IF([.M79]=[.$P79];1;&quot;&quot;)" office:value-type="float" office:value="1" calcext:value-type="float">
            <text:p>1</text:p>
          </table:table-cell>
          <table:table-cell table:formula="of:=IF([.N79]=[.$P79];1;&quot;&quot;)">
            <text:p/>
          </table:table-cell>
          <table:table-cell table:formula="of:=IF([.O79]=[.$P79];1;&quot;&quot;)">
            <text:p/>
          </table:table-cell>
          <table:table-cell table:number-columns-repeated="8"/>
          <table:table-cell table:formula="of:=CONCATENATE([.A79];&quot;&amp;&quot;;[.B79];&quot;&amp;&quot;;IF([.E79]=1;CONCATENATE(&quot;\h{&quot;;[.C79];&quot;}&quot;);[.C79]);&quot;&amp;&quot;;[.H79];&quot;&amp;&quot;;IF([.J79]=0;CONCATENATE(&quot;\uu{&quot;;[.I79];&quot;}&quot;);[.I79]);&quot;&amp;&quot;;IF([.L79]=[.P79];CONCATENATE(&quot;\h{&quot;;[.L79];&quot;}&quot;);[.L79]);&quot;&amp;&quot;;IF([.M79]=[.P79];CONCATENATE(&quot;\h{&quot;;[.M79];&quot;}&quot;);[.M79]);&quot;&amp;&quot;;IF([.N79]=[.P79];CONCATENATE(&quot;\h{&quot;;[.N79];&quot;}&quot;);[.N79]);&quot;&amp;&quot;;IF([.O79]=[.P79];CONCATENATE(&quot;\h{&quot;;[.O79];&quot;}&quot;);[.O79]);&quot;\\\hline&quot;)" office:value-type="string" office:string-value="r4-200-25-1&amp;33,77&amp;0,4&amp;5&amp;\uu{5}&amp;10&amp;\h{5}&amp;7&amp;6\\\hline" calcext:value-type="string">
            <text:p>r4-200-25-1&amp;33,77&amp;0,4&amp;5&amp;\uu{5}&amp;10&amp;\h{5}&amp;7&amp;6\\\hline</text:p>
          </table:table-cell>
          <table:table-cell table:number-columns-repeated="8"/>
        </table:table-row>
        <table:table-row table:style-name="ro2">
          <table:table-cell table:formula="of:=[$ra.AA79]" office:value-type="string" office:string-value="r4-200-25-2" calcext:value-type="string">
            <text:p>r4-200-25-2</text:p>
          </table:table-cell>
          <table:table-cell table:formula="of:=ROUND([$ra.AB79];2)" office:value-type="float" office:value="33.77" calcext:value-type="float">
            <text:p>33,77</text:p>
          </table:table-cell>
          <table:table-cell table:style-name="ce9" table:formula="of:=ROUND([$ra.AC79];1)" office:value-type="float" office:value="0.3" calcext:value-type="float">
            <text:p>0,3</text:p>
          </table:table-cell>
          <table:table-cell table:style-name="ce34" table:formula="of:=IF([ra.S79]=5;&quot;*&quot;;[ra.I79])" office:value-type="float" office:value="0.416934" calcext:value-type="float">
            <text:p>0,4</text:p>
          </table:table-cell>
          <table:table-cell table:style-name="ce21" table:formula="of:=IF([ra.S79]=11;1;&quot;&quot;)">
            <text:p/>
          </table:table-cell>
          <table:table-cell table:style-name="ce14" table:formula="of:=IFERROR(IF([.I80]=0;ABS(CEILING([.C80]));ABS(([.I80]-CEILING([.C80]))/[.I80]));&quot;*&quot;)" office:value-type="float" office:value="0.75" calcext:value-type="float">
            <text:p>0,75</text:p>
          </table:table-cell>
          <table:table-cell table:style-name="ce14" table:formula="of:=IFERROR([.I80]-CEILING([.C80]);&quot;*&quot;)" office:value-type="float" office:value="3" calcext:value-type="float">
            <text:p>3,00</text:p>
          </table:table-cell>
          <table:table-cell table:style-name="ce34" table:formula="of:=ROUND([exact.J79];1)" office:value-type="float" office:value="4" calcext:value-type="float">
            <text:p>4,0</text:p>
          </table:table-cell>
          <table:table-cell table:style-name="ce11" table:formula="of:=[exact.K79]" office:value-type="float" office:value="4" calcext:value-type="float">
            <text:p>4</text:p>
          </table:table-cell>
          <table:table-cell table:style-name="ce34" table:formula="of:=IF([exact.L79]&lt;1000000;100*[exact.L79];&quot;*&quot;)" office:value-type="float" office:value="0" calcext:value-type="float">
            <text:p>0,0</text:p>
          </table:table-cell>
          <table:table-cell table:style-name="ce34" table:formula="of:=IF([exact.S79]=5;&quot;*&quot;;[exact.I79])" office:value-type="float" office:value="46.947228" calcext:value-type="float">
            <text:p>46,9</text:p>
          </table:table-cell>
          <table:table-cell table:style-name="ce18" table:formula="of:=[$ra.AE79]" office:value-type="float" office:value="9" calcext:value-type="float">
            <text:p>9</text:p>
          </table:table-cell>
          <table:table-cell table:style-name="ce18" table:formula="of:=[$'bcpa-t600'.AE79]" office:value-type="float" office:value="4" calcext:value-type="float">
            <text:p>4</text:p>
          </table:table-cell>
          <table:table-cell table:style-name="ce18" table:formula="of:=[$'blpl-t300'.AE79]" office:value-type="float" office:value="6" calcext:value-type="float">
            <text:p>6</text:p>
          </table:table-cell>
          <table:table-cell table:style-name="ce18" table:formula="of:=[$'sbpl-t300'.AE79]" office:value-type="float" office:value="4" calcext:value-type="float">
            <text:p>4</text:p>
          </table:table-cell>
          <table:table-cell table:formula="of:=MIN([.L80:.O80])" office:value-type="float" office:value="4" calcext:value-type="float">
            <text:p>4</text:p>
          </table:table-cell>
          <table:table-cell table:formula="of:=ABS([.L80]-CEILING([.$C80]))" office:value-type="float" office:value="8" calcext:value-type="float">
            <text:p>8</text:p>
          </table:table-cell>
          <table:table-cell table:formula="of:=IFERROR(ABS([.M80]-CEILING([.$C80]));&quot;-&quot;)" office:value-type="float" office:value="3" calcext:value-type="float">
            <text:p>3</text:p>
          </table:table-cell>
          <table:table-cell table:formula="of:=ABS([.N80]-CEILING([.$C80]))" office:value-type="float" office:value="5" calcext:value-type="float">
            <text:p>5</text:p>
          </table:table-cell>
          <table:table-cell table:formula="of:=ABS([.O80]-CEILING([.$C80]))" office:value-type="float" office:value="3" calcext:value-type="float">
            <text:p>3</text:p>
          </table:table-cell>
          <table:table-cell table:style-name="ce34" table:formula="of:=IFERROR(ABS(([.L80]-CEILING([.$C80]))/CEILING([.$C80]));IF([.Q80]&lt;&gt;&quot;*&quot;;[.Q80];&quot;*&quot;))" office:value-type="float" office:value="8" calcext:value-type="float">
            <text:p>8,0</text:p>
          </table:table-cell>
          <table:table-cell table:style-name="ce34" table:formula="of:=IFERROR(ABS(([.M80]-CEILING([.$C80]))/CEILING([.$C80]));IF([.R80]&lt;&gt;&quot;*&quot;;[.R80];&quot;*&quot;))" office:value-type="float" office:value="3" calcext:value-type="float">
            <text:p>3,0</text:p>
          </table:table-cell>
          <table:table-cell table:style-name="ce34" table:formula="of:=IFERROR(ABS(([.N80]-CEILING([.$C80]))/CEILING([.$C80]));IF([.S80]&lt;&gt;&quot;*&quot;;[.S80];&quot;*&quot;))" office:value-type="float" office:value="5" calcext:value-type="float">
            <text:p>5,0</text:p>
          </table:table-cell>
          <table:table-cell table:style-name="ce34" table:formula="of:=IFERROR(ABS(([.O80]-CEILING([.$C80]))/CEILING([.$C80]));IF([.T80]&lt;&gt;&quot;*&quot;;[.T80];&quot;*&quot;))" office:value-type="float" office:value="3" calcext:value-type="float">
            <text:p>3,0</text:p>
          </table:table-cell>
          <table:table-cell table:formula="of:=IF([.L80]=[.$P80];1;&quot;&quot;)">
            <text:p/>
          </table:table-cell>
          <table:table-cell table:formula="of:=IF([.M80]=[.$P80];1;&quot;&quot;)" office:value-type="float" office:value="1" calcext:value-type="float">
            <text:p>1</text:p>
          </table:table-cell>
          <table:table-cell table:formula="of:=IF([.N80]=[.$P80];1;&quot;&quot;)">
            <text:p/>
          </table:table-cell>
          <table:table-cell table:formula="of:=IF([.O80]=[.$P80];1;&quot;&quot;)" office:value-type="float" office:value="1" calcext:value-type="float">
            <text:p>1</text:p>
          </table:table-cell>
          <table:table-cell table:number-columns-repeated="8"/>
          <table:table-cell table:formula="of:=CONCATENATE([.A80];&quot;&amp;&quot;;[.B80];&quot;&amp;&quot;;IF([.E80]=1;CONCATENATE(&quot;\h{&quot;;[.C80];&quot;}&quot;);[.C80]);&quot;&amp;&quot;;[.H80];&quot;&amp;&quot;;IF([.J80]=0;CONCATENATE(&quot;\uu{&quot;;[.I80];&quot;}&quot;);[.I80]);&quot;&amp;&quot;;IF([.L80]=[.P80];CONCATENATE(&quot;\h{&quot;;[.L80];&quot;}&quot;);[.L80]);&quot;&amp;&quot;;IF([.M80]=[.P80];CONCATENATE(&quot;\h{&quot;;[.M80];&quot;}&quot;);[.M80]);&quot;&amp;&quot;;IF([.N80]=[.P80];CONCATENATE(&quot;\h{&quot;;[.N80];&quot;}&quot;);[.N80]);&quot;&amp;&quot;;IF([.O80]=[.P80];CONCATENATE(&quot;\h{&quot;;[.O80];&quot;}&quot;);[.O80]);&quot;\\\hline&quot;)" office:value-type="string" office:string-value="r4-200-25-2&amp;33,77&amp;0,3&amp;4&amp;\uu{4}&amp;9&amp;\h{4}&amp;6&amp;\h{4}\\\hline" calcext:value-type="string">
            <text:p>r4-200-25-2&amp;33,77&amp;0,3&amp;4&amp;\uu{4}&amp;9&amp;\h{4}&amp;6&amp;\h{4}\\\hline</text:p>
          </table:table-cell>
          <table:table-cell table:number-columns-repeated="8"/>
        </table:table-row>
        <table:table-row table:style-name="ro2">
          <table:table-cell table:formula="of:=[$ra.AA80]" office:value-type="string" office:string-value="r4-200-5-1" calcext:value-type="string">
            <text:p>r4-200-5-1</text:p>
          </table:table-cell>
          <table:table-cell table:formula="of:=ROUND([$ra.AB80];2)" office:value-type="float" office:value="7.21" calcext:value-type="float">
            <text:p>7,21</text:p>
          </table:table-cell>
          <table:table-cell table:style-name="ce9" table:formula="of:=ROUND([$ra.AC80];1)" office:value-type="float" office:value="1" calcext:value-type="float">
            <text:p>1,0</text:p>
          </table:table-cell>
          <table:table-cell table:style-name="ce34" table:formula="of:=IF([ra.S80]=5;&quot;*&quot;;[ra.I80])" office:value-type="float" office:value="0.020083" calcext:value-type="float">
            <text:p>0,0</text:p>
          </table:table-cell>
          <table:table-cell table:style-name="ce21" table:formula="of:=IF([ra.S80]=11;1;&quot;&quot;)">
            <text:p/>
          </table:table-cell>
          <table:table-cell table:style-name="ce14" table:formula="of:=IFERROR(IF([.I81]=0;ABS(CEILING([.C81]));ABS(([.I81]-CEILING([.C81]))/[.I81]));&quot;*&quot;)" office:value-type="float" office:value="0.666666666666667" calcext:value-type="float">
            <text:p>0,67</text:p>
          </table:table-cell>
          <table:table-cell table:style-name="ce14" table:formula="of:=IFERROR([.I81]-CEILING([.C81]);&quot;*&quot;)" office:value-type="float" office:value="2" calcext:value-type="float">
            <text:p>2,00</text:p>
          </table:table-cell>
          <table:table-cell table:style-name="ce34" table:formula="of:=ROUND([exact.J80];1)" office:value-type="float" office:value="3" calcext:value-type="float">
            <text:p>3,0</text:p>
          </table:table-cell>
          <table:table-cell table:style-name="ce11" table:formula="of:=[exact.K80]" office:value-type="float" office:value="3" calcext:value-type="float">
            <text:p>3</text:p>
          </table:table-cell>
          <table:table-cell table:style-name="ce34" table:formula="of:=IF([exact.L80]&lt;1000000;100*[exact.L80];&quot;*&quot;)" office:value-type="float" office:value="0" calcext:value-type="float">
            <text:p>0,0</text:p>
          </table:table-cell>
          <table:table-cell table:style-name="ce34" table:formula="of:=IF([exact.S80]=5;&quot;*&quot;;[exact.I80])" office:value-type="float" office:value="0.134455" calcext:value-type="float">
            <text:p>0,1</text:p>
          </table:table-cell>
          <table:table-cell table:style-name="ce18" table:formula="of:=[$ra.AE80]" office:value-type="float" office:value="4" calcext:value-type="float">
            <text:p>4</text:p>
          </table:table-cell>
          <table:table-cell table:style-name="ce18" table:formula="of:=[$'bcpa-t600'.AE80]" office:value-type="float" office:value="3" calcext:value-type="float">
            <text:p>3</text:p>
          </table:table-cell>
          <table:table-cell table:style-name="ce18" table:formula="of:=[$'blpl-t300'.AE80]" office:value-type="float" office:value="3" calcext:value-type="float">
            <text:p>3</text:p>
          </table:table-cell>
          <table:table-cell table:style-name="ce18" table:formula="of:=[$'sbpl-t300'.AE80]" office:value-type="float" office:value="3" calcext:value-type="float">
            <text:p>3</text:p>
          </table:table-cell>
          <table:table-cell table:formula="of:=MIN([.L81:.O81])" office:value-type="float" office:value="3" calcext:value-type="float">
            <text:p>3</text:p>
          </table:table-cell>
          <table:table-cell table:formula="of:=ABS([.L81]-CEILING([.$C81]))" office:value-type="float" office:value="3" calcext:value-type="float">
            <text:p>3</text:p>
          </table:table-cell>
          <table:table-cell table:formula="of:=IFERROR(ABS([.M81]-CEILING([.$C81]));&quot;-&quot;)" office:value-type="float" office:value="2" calcext:value-type="float">
            <text:p>2</text:p>
          </table:table-cell>
          <table:table-cell table:formula="of:=ABS([.N81]-CEILING([.$C81]))" office:value-type="float" office:value="2" calcext:value-type="float">
            <text:p>2</text:p>
          </table:table-cell>
          <table:table-cell table:formula="of:=ABS([.O81]-CEILING([.$C81]))" office:value-type="float" office:value="2" calcext:value-type="float">
            <text:p>2</text:p>
          </table:table-cell>
          <table:table-cell table:style-name="ce34" table:formula="of:=IFERROR(ABS(([.L81]-CEILING([.$C81]))/CEILING([.$C81]));IF([.Q81]&lt;&gt;&quot;*&quot;;[.Q81];&quot;*&quot;))" office:value-type="float" office:value="3" calcext:value-type="float">
            <text:p>3,0</text:p>
          </table:table-cell>
          <table:table-cell table:style-name="ce34" table:formula="of:=IFERROR(ABS(([.M81]-CEILING([.$C81]))/CEILING([.$C81]));IF([.R81]&lt;&gt;&quot;*&quot;;[.R81];&quot;*&quot;))" office:value-type="float" office:value="2" calcext:value-type="float">
            <text:p>2,0</text:p>
          </table:table-cell>
          <table:table-cell table:style-name="ce34" table:formula="of:=IFERROR(ABS(([.N81]-CEILING([.$C81]))/CEILING([.$C81]));IF([.S81]&lt;&gt;&quot;*&quot;;[.S81];&quot;*&quot;))" office:value-type="float" office:value="2" calcext:value-type="float">
            <text:p>2,0</text:p>
          </table:table-cell>
          <table:table-cell table:style-name="ce34" table:formula="of:=IFERROR(ABS(([.O81]-CEILING([.$C81]))/CEILING([.$C81]));IF([.T81]&lt;&gt;&quot;*&quot;;[.T81];&quot;*&quot;))" office:value-type="float" office:value="2" calcext:value-type="float">
            <text:p>2,0</text:p>
          </table:table-cell>
          <table:table-cell table:formula="of:=IF([.L81]=[.$P81];1;&quot;&quot;)">
            <text:p/>
          </table:table-cell>
          <table:table-cell table:formula="of:=IF([.M81]=[.$P81];1;&quot;&quot;)" office:value-type="float" office:value="1" calcext:value-type="float">
            <text:p>1</text:p>
          </table:table-cell>
          <table:table-cell table:formula="of:=IF([.N81]=[.$P81];1;&quot;&quot;)" office:value-type="float" office:value="1" calcext:value-type="float">
            <text:p>1</text:p>
          </table:table-cell>
          <table:table-cell table:formula="of:=IF([.O81]=[.$P81];1;&quot;&quot;)" office:value-type="float" office:value="1" calcext:value-type="float">
            <text:p>1</text:p>
          </table:table-cell>
          <table:table-cell table:number-columns-repeated="8"/>
          <table:table-cell table:formula="of:=CONCATENATE([.A81];&quot;&amp;&quot;;[.B81];&quot;&amp;&quot;;IF([.E81]=1;CONCATENATE(&quot;\h{&quot;;[.C81];&quot;}&quot;);[.C81]);&quot;&amp;&quot;;[.H81];&quot;&amp;&quot;;IF([.J81]=0;CONCATENATE(&quot;\uu{&quot;;[.I81];&quot;}&quot;);[.I81]);&quot;&amp;&quot;;IF([.L81]=[.P81];CONCATENATE(&quot;\h{&quot;;[.L81];&quot;}&quot;);[.L81]);&quot;&amp;&quot;;IF([.M81]=[.P81];CONCATENATE(&quot;\h{&quot;;[.M81];&quot;}&quot;);[.M81]);&quot;&amp;&quot;;IF([.N81]=[.P81];CONCATENATE(&quot;\h{&quot;;[.N81];&quot;}&quot;);[.N81]);&quot;&amp;&quot;;IF([.O81]=[.P81];CONCATENATE(&quot;\h{&quot;;[.O81];&quot;}&quot;);[.O81]);&quot;\\\hline&quot;)" office:value-type="string" office:string-value="r4-200-5-1&amp;7,21&amp;1&amp;3&amp;\uu{3}&amp;4&amp;\h{3}&amp;\h{3}&amp;\h{3}\\\hline" calcext:value-type="string">
            <text:p>r4-200-5-1&amp;7,21&amp;1&amp;3&amp;\uu{3}&amp;4&amp;\h{3}&amp;\h{3}&amp;\h{3}\\\hline</text:p>
          </table:table-cell>
          <table:table-cell table:number-columns-repeated="8"/>
        </table:table-row>
        <table:table-row table:style-name="ro2">
          <table:table-cell table:formula="of:=[$ra.AA81]" office:value-type="string" office:string-value="r4-200-5-2" calcext:value-type="string">
            <text:p>r4-200-5-2</text:p>
          </table:table-cell>
          <table:table-cell table:formula="of:=ROUND([$ra.AB81];2)" office:value-type="float" office:value="9.91" calcext:value-type="float">
            <text:p>9,91</text:p>
          </table:table-cell>
          <table:table-cell table:style-name="ce9" table:formula="of:=ROUND([$ra.AC81];1)" office:value-type="float" office:value="0.3" calcext:value-type="float">
            <text:p>0,3</text:p>
          </table:table-cell>
          <table:table-cell table:style-name="ce34" table:formula="of:=IF([ra.S81]=5;&quot;*&quot;;[ra.I81])" office:value-type="float" office:value="0.020024" calcext:value-type="float">
            <text:p>0,0</text:p>
          </table:table-cell>
          <table:table-cell table:style-name="ce21" table:formula="of:=IF([ra.S81]=11;1;&quot;&quot;)">
            <text:p/>
          </table:table-cell>
          <table:table-cell table:style-name="ce14" table:formula="of:=IFERROR(IF([.I82]=0;ABS(CEILING([.C82]));ABS(([.I82]-CEILING([.C82]))/[.I82]));&quot;*&quot;)" office:value-type="float" office:value="0.5" calcext:value-type="float">
            <text:p>0,50</text:p>
          </table:table-cell>
          <table:table-cell table:style-name="ce14" table:formula="of:=IFERROR([.I82]-CEILING([.C82]);&quot;*&quot;)" office:value-type="float" office:value="1" calcext:value-type="float">
            <text:p>1,00</text:p>
          </table:table-cell>
          <table:table-cell table:style-name="ce34" table:formula="of:=ROUND([exact.J81];1)" office:value-type="float" office:value="2" calcext:value-type="float">
            <text:p>2,0</text:p>
          </table:table-cell>
          <table:table-cell table:style-name="ce11" table:formula="of:=[exact.K81]" office:value-type="float" office:value="2" calcext:value-type="float">
            <text:p>2</text:p>
          </table:table-cell>
          <table:table-cell table:style-name="ce34" table:formula="of:=IF([exact.L81]&lt;1000000;100*[exact.L81];&quot;*&quot;)" office:value-type="float" office:value="0" calcext:value-type="float">
            <text:p>0,0</text:p>
          </table:table-cell>
          <table:table-cell table:style-name="ce34" table:formula="of:=IF([exact.S81]=5;&quot;*&quot;;[exact.I81])" office:value-type="float" office:value="0.070552" calcext:value-type="float">
            <text:p>0,1</text:p>
          </table:table-cell>
          <table:table-cell table:style-name="ce18" table:formula="of:=[$ra.AE81]" office:value-type="float" office:value="3" calcext:value-type="float">
            <text:p>3</text:p>
          </table:table-cell>
          <table:table-cell table:style-name="ce18" table:formula="of:=[$'bcpa-t600'.AE81]" office:value-type="float" office:value="2" calcext:value-type="float">
            <text:p>2</text:p>
          </table:table-cell>
          <table:table-cell table:style-name="ce18" table:formula="of:=[$'blpl-t300'.AE81]" office:value-type="float" office:value="2" calcext:value-type="float">
            <text:p>2</text:p>
          </table:table-cell>
          <table:table-cell table:style-name="ce18" table:formula="of:=[$'sbpl-t300'.AE81]" office:value-type="float" office:value="2" calcext:value-type="float">
            <text:p>2</text:p>
          </table:table-cell>
          <table:table-cell table:formula="of:=MIN([.L82:.O82])" office:value-type="float" office:value="2" calcext:value-type="float">
            <text:p>2</text:p>
          </table:table-cell>
          <table:table-cell table:formula="of:=ABS([.L82]-CEILING([.$C82]))" office:value-type="float" office:value="2" calcext:value-type="float">
            <text:p>2</text:p>
          </table:table-cell>
          <table:table-cell table:formula="of:=IFERROR(ABS([.M82]-CEILING([.$C82]));&quot;-&quot;)" office:value-type="float" office:value="1" calcext:value-type="float">
            <text:p>1</text:p>
          </table:table-cell>
          <table:table-cell table:formula="of:=ABS([.N82]-CEILING([.$C82]))" office:value-type="float" office:value="1" calcext:value-type="float">
            <text:p>1</text:p>
          </table:table-cell>
          <table:table-cell table:formula="of:=ABS([.O82]-CEILING([.$C82]))" office:value-type="float" office:value="1" calcext:value-type="float">
            <text:p>1</text:p>
          </table:table-cell>
          <table:table-cell table:style-name="ce34" table:formula="of:=IFERROR(ABS(([.L82]-CEILING([.$C82]))/CEILING([.$C82]));IF([.Q82]&lt;&gt;&quot;*&quot;;[.Q82];&quot;*&quot;))" office:value-type="float" office:value="2" calcext:value-type="float">
            <text:p>2,0</text:p>
          </table:table-cell>
          <table:table-cell table:style-name="ce34" table:formula="of:=IFERROR(ABS(([.M82]-CEILING([.$C82]))/CEILING([.$C82]));IF([.R82]&lt;&gt;&quot;*&quot;;[.R82];&quot;*&quot;))" office:value-type="float" office:value="1" calcext:value-type="float">
            <text:p>1,0</text:p>
          </table:table-cell>
          <table:table-cell table:style-name="ce34" table:formula="of:=IFERROR(ABS(([.N82]-CEILING([.$C82]))/CEILING([.$C82]));IF([.S82]&lt;&gt;&quot;*&quot;;[.S82];&quot;*&quot;))" office:value-type="float" office:value="1" calcext:value-type="float">
            <text:p>1,0</text:p>
          </table:table-cell>
          <table:table-cell table:style-name="ce34" table:formula="of:=IFERROR(ABS(([.O82]-CEILING([.$C82]))/CEILING([.$C82]));IF([.T82]&lt;&gt;&quot;*&quot;;[.T82];&quot;*&quot;))" office:value-type="float" office:value="1" calcext:value-type="float">
            <text:p>1,0</text:p>
          </table:table-cell>
          <table:table-cell table:formula="of:=IF([.L82]=[.$P82];1;&quot;&quot;)">
            <text:p/>
          </table:table-cell>
          <table:table-cell table:formula="of:=IF([.M82]=[.$P82];1;&quot;&quot;)" office:value-type="float" office:value="1" calcext:value-type="float">
            <text:p>1</text:p>
          </table:table-cell>
          <table:table-cell table:formula="of:=IF([.N82]=[.$P82];1;&quot;&quot;)" office:value-type="float" office:value="1" calcext:value-type="float">
            <text:p>1</text:p>
          </table:table-cell>
          <table:table-cell table:formula="of:=IF([.O82]=[.$P82];1;&quot;&quot;)" office:value-type="float" office:value="1" calcext:value-type="float">
            <text:p>1</text:p>
          </table:table-cell>
          <table:table-cell table:number-columns-repeated="8"/>
          <table:table-cell table:formula="of:=CONCATENATE([.A82];&quot;&amp;&quot;;[.B82];&quot;&amp;&quot;;IF([.E82]=1;CONCATENATE(&quot;\h{&quot;;[.C82];&quot;}&quot;);[.C82]);&quot;&amp;&quot;;[.H82];&quot;&amp;&quot;;IF([.J82]=0;CONCATENATE(&quot;\uu{&quot;;[.I82];&quot;}&quot;);[.I82]);&quot;&amp;&quot;;IF([.L82]=[.P82];CONCATENATE(&quot;\h{&quot;;[.L82];&quot;}&quot;);[.L82]);&quot;&amp;&quot;;IF([.M82]=[.P82];CONCATENATE(&quot;\h{&quot;;[.M82];&quot;}&quot;);[.M82]);&quot;&amp;&quot;;IF([.N82]=[.P82];CONCATENATE(&quot;\h{&quot;;[.N82];&quot;}&quot;);[.N82]);&quot;&amp;&quot;;IF([.O82]=[.P82];CONCATENATE(&quot;\h{&quot;;[.O82];&quot;}&quot;);[.O82]);&quot;\\\hline&quot;)" office:value-type="string" office:string-value="r4-200-5-2&amp;9,91&amp;0,3&amp;2&amp;\uu{2}&amp;3&amp;\h{2}&amp;\h{2}&amp;\h{2}\\\hline" calcext:value-type="string">
            <text:p>r4-200-5-2&amp;9,91&amp;0,3&amp;2&amp;\uu{2}&amp;3&amp;\h{2}&amp;\h{2}&amp;\h{2}\\\hline</text:p>
          </table:table-cell>
          <table:table-cell table:number-columns-repeated="8"/>
        </table:table-row>
        <table:table-row table:style-name="ro2">
          <table:table-cell table:formula="of:=[$ra.AA82]" office:value-type="string" office:string-value="r4-250-10-1" calcext:value-type="string">
            <text:p>r4-250-10-1</text:p>
          </table:table-cell>
          <table:table-cell table:formula="of:=ROUND([$ra.AB82];2)" office:value-type="float" office:value="13.7" calcext:value-type="float">
            <text:p>13,7</text:p>
          </table:table-cell>
          <table:table-cell table:style-name="ce9" table:formula="of:=ROUND([$ra.AC82];1)" office:value-type="float" office:value="1" calcext:value-type="float">
            <text:p>1,0</text:p>
          </table:table-cell>
          <table:table-cell table:style-name="ce34" table:formula="of:=IF([ra.S82]=5;&quot;*&quot;;[ra.I82])" office:value-type="float" office:value="0.084144" calcext:value-type="float">
            <text:p>0,1</text:p>
          </table:table-cell>
          <table:table-cell table:style-name="ce21" table:formula="of:=IF([ra.S82]=11;1;&quot;&quot;)">
            <text:p/>
          </table:table-cell>
          <table:table-cell table:style-name="ce14" table:formula="of:=IFERROR(IF([.I83]=0;ABS(CEILING([.C83]));ABS(([.I83]-CEILING([.C83]))/[.I83]));&quot;*&quot;)" office:value-type="float" office:value="0.75" calcext:value-type="float">
            <text:p>0,75</text:p>
          </table:table-cell>
          <table:table-cell table:style-name="ce14" table:formula="of:=IFERROR([.I83]-CEILING([.C83]);&quot;*&quot;)" office:value-type="float" office:value="3" calcext:value-type="float">
            <text:p>3,00</text:p>
          </table:table-cell>
          <table:table-cell table:style-name="ce34" table:formula="of:=ROUND([exact.J82];1)" office:value-type="float" office:value="4" calcext:value-type="float">
            <text:p>4,0</text:p>
          </table:table-cell>
          <table:table-cell table:style-name="ce11" table:formula="of:=[exact.K82]" office:value-type="float" office:value="4" calcext:value-type="float">
            <text:p>4</text:p>
          </table:table-cell>
          <table:table-cell table:style-name="ce34" table:formula="of:=IF([exact.L82]&lt;1000000;100*[exact.L82];&quot;*&quot;)" office:value-type="float" office:value="0" calcext:value-type="float">
            <text:p>0,0</text:p>
          </table:table-cell>
          <table:table-cell table:style-name="ce34" table:formula="of:=IF([exact.S82]=5;&quot;*&quot;;[exact.I82])" office:value-type="float" office:value="1.202876" calcext:value-type="float">
            <text:p>1,2</text:p>
          </table:table-cell>
          <table:table-cell table:style-name="ce18" table:formula="of:=[$ra.AE82]" office:value-type="float" office:value="6" calcext:value-type="float">
            <text:p>6</text:p>
          </table:table-cell>
          <table:table-cell table:style-name="ce18" table:formula="of:=[$'bcpa-t600'.AE82]" office:value-type="float" office:value="4" calcext:value-type="float">
            <text:p>4</text:p>
          </table:table-cell>
          <table:table-cell table:style-name="ce18" table:formula="of:=[$'blpl-t300'.AE82]" office:value-type="float" office:value="4" calcext:value-type="float">
            <text:p>4</text:p>
          </table:table-cell>
          <table:table-cell table:style-name="ce18" table:formula="of:=[$'sbpl-t300'.AE82]" office:value-type="float" office:value="4" calcext:value-type="float">
            <text:p>4</text:p>
          </table:table-cell>
          <table:table-cell table:formula="of:=MIN([.L83:.O83])" office:value-type="float" office:value="4" calcext:value-type="float">
            <text:p>4</text:p>
          </table:table-cell>
          <table:table-cell table:formula="of:=ABS([.L83]-CEILING([.$C83]))" office:value-type="float" office:value="5" calcext:value-type="float">
            <text:p>5</text:p>
          </table:table-cell>
          <table:table-cell table:formula="of:=IFERROR(ABS([.M83]-CEILING([.$C83]));&quot;-&quot;)" office:value-type="float" office:value="3" calcext:value-type="float">
            <text:p>3</text:p>
          </table:table-cell>
          <table:table-cell table:formula="of:=ABS([.N83]-CEILING([.$C83]))" office:value-type="float" office:value="3" calcext:value-type="float">
            <text:p>3</text:p>
          </table:table-cell>
          <table:table-cell table:formula="of:=ABS([.O83]-CEILING([.$C83]))" office:value-type="float" office:value="3" calcext:value-type="float">
            <text:p>3</text:p>
          </table:table-cell>
          <table:table-cell table:style-name="ce34" table:formula="of:=IFERROR(ABS(([.L83]-CEILING([.$C83]))/CEILING([.$C83]));IF([.Q83]&lt;&gt;&quot;*&quot;;[.Q83];&quot;*&quot;))" office:value-type="float" office:value="5" calcext:value-type="float">
            <text:p>5,0</text:p>
          </table:table-cell>
          <table:table-cell table:style-name="ce34" table:formula="of:=IFERROR(ABS(([.M83]-CEILING([.$C83]))/CEILING([.$C83]));IF([.R83]&lt;&gt;&quot;*&quot;;[.R83];&quot;*&quot;))" office:value-type="float" office:value="3" calcext:value-type="float">
            <text:p>3,0</text:p>
          </table:table-cell>
          <table:table-cell table:style-name="ce34" table:formula="of:=IFERROR(ABS(([.N83]-CEILING([.$C83]))/CEILING([.$C83]));IF([.S83]&lt;&gt;&quot;*&quot;;[.S83];&quot;*&quot;))" office:value-type="float" office:value="3" calcext:value-type="float">
            <text:p>3,0</text:p>
          </table:table-cell>
          <table:table-cell table:style-name="ce34" table:formula="of:=IFERROR(ABS(([.O83]-CEILING([.$C83]))/CEILING([.$C83]));IF([.T83]&lt;&gt;&quot;*&quot;;[.T83];&quot;*&quot;))" office:value-type="float" office:value="3" calcext:value-type="float">
            <text:p>3,0</text:p>
          </table:table-cell>
          <table:table-cell table:formula="of:=IF([.L83]=[.$P83];1;&quot;&quot;)">
            <text:p/>
          </table:table-cell>
          <table:table-cell table:formula="of:=IF([.M83]=[.$P83];1;&quot;&quot;)" office:value-type="float" office:value="1" calcext:value-type="float">
            <text:p>1</text:p>
          </table:table-cell>
          <table:table-cell table:formula="of:=IF([.N83]=[.$P83];1;&quot;&quot;)" office:value-type="float" office:value="1" calcext:value-type="float">
            <text:p>1</text:p>
          </table:table-cell>
          <table:table-cell table:formula="of:=IF([.O83]=[.$P83];1;&quot;&quot;)" office:value-type="float" office:value="1" calcext:value-type="float">
            <text:p>1</text:p>
          </table:table-cell>
          <table:table-cell table:number-columns-repeated="8"/>
          <table:table-cell table:formula="of:=CONCATENATE([.A83];&quot;&amp;&quot;;[.B83];&quot;&amp;&quot;;IF([.E83]=1;CONCATENATE(&quot;\h{&quot;;[.C83];&quot;}&quot;);[.C83]);&quot;&amp;&quot;;[.H83];&quot;&amp;&quot;;IF([.J83]=0;CONCATENATE(&quot;\uu{&quot;;[.I83];&quot;}&quot;);[.I83]);&quot;&amp;&quot;;IF([.L83]=[.P83];CONCATENATE(&quot;\h{&quot;;[.L83];&quot;}&quot;);[.L83]);&quot;&amp;&quot;;IF([.M83]=[.P83];CONCATENATE(&quot;\h{&quot;;[.M83];&quot;}&quot;);[.M83]);&quot;&amp;&quot;;IF([.N83]=[.P83];CONCATENATE(&quot;\h{&quot;;[.N83];&quot;}&quot;);[.N83]);&quot;&amp;&quot;;IF([.O83]=[.P83];CONCATENATE(&quot;\h{&quot;;[.O83];&quot;}&quot;);[.O83]);&quot;\\\hline&quot;)" office:value-type="string" office:string-value="r4-250-10-1&amp;13,7&amp;1&amp;4&amp;\uu{4}&amp;6&amp;\h{4}&amp;\h{4}&amp;\h{4}\\\hline" calcext:value-type="string">
            <text:p>r4-250-10-1&amp;13,7&amp;1&amp;4&amp;\uu{4}&amp;6&amp;\h{4}&amp;\h{4}&amp;\h{4}\\\hline</text:p>
          </table:table-cell>
          <table:table-cell table:number-columns-repeated="8"/>
        </table:table-row>
        <table:table-row table:style-name="ro2">
          <table:table-cell table:formula="of:=[$ra.AA83]" office:value-type="string" office:string-value="r4-250-10-2" calcext:value-type="string">
            <text:p>r4-250-10-2</text:p>
          </table:table-cell>
          <table:table-cell table:formula="of:=ROUND([$ra.AB83];2)" office:value-type="float" office:value="14.38" calcext:value-type="float">
            <text:p>14,38</text:p>
          </table:table-cell>
          <table:table-cell table:style-name="ce9" table:formula="of:=ROUND([$ra.AC83];1)" office:value-type="float" office:value="0.3" calcext:value-type="float">
            <text:p>0,3</text:p>
          </table:table-cell>
          <table:table-cell table:style-name="ce34" table:formula="of:=IF([ra.S83]=5;&quot;*&quot;;[ra.I83])" office:value-type="float" office:value="0.09289" calcext:value-type="float">
            <text:p>0,1</text:p>
          </table:table-cell>
          <table:table-cell table:style-name="ce21" table:formula="of:=IF([ra.S83]=11;1;&quot;&quot;)">
            <text:p/>
          </table:table-cell>
          <table:table-cell table:style-name="ce14" table:formula="of:=IFERROR(IF([.I84]=0;ABS(CEILING([.C84]));ABS(([.I84]-CEILING([.C84]))/[.I84]));&quot;*&quot;)" office:value-type="float" office:value="0.666666666666667" calcext:value-type="float">
            <text:p>0,67</text:p>
          </table:table-cell>
          <table:table-cell table:style-name="ce14" table:formula="of:=IFERROR([.I84]-CEILING([.C84]);&quot;*&quot;)" office:value-type="float" office:value="2" calcext:value-type="float">
            <text:p>2,00</text:p>
          </table:table-cell>
          <table:table-cell table:style-name="ce34" table:formula="of:=ROUND([exact.J83];1)" office:value-type="float" office:value="3" calcext:value-type="float">
            <text:p>3,0</text:p>
          </table:table-cell>
          <table:table-cell table:style-name="ce11" table:formula="of:=[exact.K83]" office:value-type="float" office:value="3" calcext:value-type="float">
            <text:p>3</text:p>
          </table:table-cell>
          <table:table-cell table:style-name="ce34" table:formula="of:=IF([exact.L83]&lt;1000000;100*[exact.L83];&quot;*&quot;)" office:value-type="float" office:value="0" calcext:value-type="float">
            <text:p>0,0</text:p>
          </table:table-cell>
          <table:table-cell table:style-name="ce34" table:formula="of:=IF([exact.S83]=5;&quot;*&quot;;[exact.I83])" office:value-type="float" office:value="0.76507" calcext:value-type="float">
            <text:p>0,8</text:p>
          </table:table-cell>
          <table:table-cell table:style-name="ce18" table:formula="of:=[$ra.AE83]" office:value-type="float" office:value="6" calcext:value-type="float">
            <text:p>6</text:p>
          </table:table-cell>
          <table:table-cell table:style-name="ce18" table:formula="of:=[$'bcpa-t600'.AE83]" office:value-type="float" office:value="3" calcext:value-type="float">
            <text:p>3</text:p>
          </table:table-cell>
          <table:table-cell table:style-name="ce18" table:formula="of:=[$'blpl-t300'.AE83]" office:value-type="float" office:value="3" calcext:value-type="float">
            <text:p>3</text:p>
          </table:table-cell>
          <table:table-cell table:style-name="ce18" table:formula="of:=[$'sbpl-t300'.AE83]" office:value-type="float" office:value="3" calcext:value-type="float">
            <text:p>3</text:p>
          </table:table-cell>
          <table:table-cell table:formula="of:=MIN([.L84:.O84])" office:value-type="float" office:value="3" calcext:value-type="float">
            <text:p>3</text:p>
          </table:table-cell>
          <table:table-cell table:formula="of:=ABS([.L84]-CEILING([.$C84]))" office:value-type="float" office:value="5" calcext:value-type="float">
            <text:p>5</text:p>
          </table:table-cell>
          <table:table-cell table:formula="of:=IFERROR(ABS([.M84]-CEILING([.$C84]));&quot;-&quot;)" office:value-type="float" office:value="2" calcext:value-type="float">
            <text:p>2</text:p>
          </table:table-cell>
          <table:table-cell table:formula="of:=ABS([.N84]-CEILING([.$C84]))" office:value-type="float" office:value="2" calcext:value-type="float">
            <text:p>2</text:p>
          </table:table-cell>
          <table:table-cell table:formula="of:=ABS([.O84]-CEILING([.$C84]))" office:value-type="float" office:value="2" calcext:value-type="float">
            <text:p>2</text:p>
          </table:table-cell>
          <table:table-cell table:style-name="ce34" table:formula="of:=IFERROR(ABS(([.L84]-CEILING([.$C84]))/CEILING([.$C84]));IF([.Q84]&lt;&gt;&quot;*&quot;;[.Q84];&quot;*&quot;))" office:value-type="float" office:value="5" calcext:value-type="float">
            <text:p>5,0</text:p>
          </table:table-cell>
          <table:table-cell table:style-name="ce34" table:formula="of:=IFERROR(ABS(([.M84]-CEILING([.$C84]))/CEILING([.$C84]));IF([.R84]&lt;&gt;&quot;*&quot;;[.R84];&quot;*&quot;))" office:value-type="float" office:value="2" calcext:value-type="float">
            <text:p>2,0</text:p>
          </table:table-cell>
          <table:table-cell table:style-name="ce34" table:formula="of:=IFERROR(ABS(([.N84]-CEILING([.$C84]))/CEILING([.$C84]));IF([.S84]&lt;&gt;&quot;*&quot;;[.S84];&quot;*&quot;))" office:value-type="float" office:value="2" calcext:value-type="float">
            <text:p>2,0</text:p>
          </table:table-cell>
          <table:table-cell table:style-name="ce34" table:formula="of:=IFERROR(ABS(([.O84]-CEILING([.$C84]))/CEILING([.$C84]));IF([.T84]&lt;&gt;&quot;*&quot;;[.T84];&quot;*&quot;))" office:value-type="float" office:value="2" calcext:value-type="float">
            <text:p>2,0</text:p>
          </table:table-cell>
          <table:table-cell table:formula="of:=IF([.L84]=[.$P84];1;&quot;&quot;)">
            <text:p/>
          </table:table-cell>
          <table:table-cell table:formula="of:=IF([.M84]=[.$P84];1;&quot;&quot;)" office:value-type="float" office:value="1" calcext:value-type="float">
            <text:p>1</text:p>
          </table:table-cell>
          <table:table-cell table:formula="of:=IF([.N84]=[.$P84];1;&quot;&quot;)" office:value-type="float" office:value="1" calcext:value-type="float">
            <text:p>1</text:p>
          </table:table-cell>
          <table:table-cell table:formula="of:=IF([.O84]=[.$P84];1;&quot;&quot;)" office:value-type="float" office:value="1" calcext:value-type="float">
            <text:p>1</text:p>
          </table:table-cell>
          <table:table-cell table:number-columns-repeated="8"/>
          <table:table-cell table:formula="of:=CONCATENATE([.A84];&quot;&amp;&quot;;[.B84];&quot;&amp;&quot;;IF([.E84]=1;CONCATENATE(&quot;\h{&quot;;[.C84];&quot;}&quot;);[.C84]);&quot;&amp;&quot;;[.H84];&quot;&amp;&quot;;IF([.J84]=0;CONCATENATE(&quot;\uu{&quot;;[.I84];&quot;}&quot;);[.I84]);&quot;&amp;&quot;;IF([.L84]=[.P84];CONCATENATE(&quot;\h{&quot;;[.L84];&quot;}&quot;);[.L84]);&quot;&amp;&quot;;IF([.M84]=[.P84];CONCATENATE(&quot;\h{&quot;;[.M84];&quot;}&quot;);[.M84]);&quot;&amp;&quot;;IF([.N84]=[.P84];CONCATENATE(&quot;\h{&quot;;[.N84];&quot;}&quot;);[.N84]);&quot;&amp;&quot;;IF([.O84]=[.P84];CONCATENATE(&quot;\h{&quot;;[.O84];&quot;}&quot;);[.O84]);&quot;\\\hline&quot;)" office:value-type="string" office:string-value="r4-250-10-2&amp;14,38&amp;0,3&amp;3&amp;\uu{3}&amp;6&amp;\h{3}&amp;\h{3}&amp;\h{3}\\\hline" calcext:value-type="string">
            <text:p>r4-250-10-2&amp;14,38&amp;0,3&amp;3&amp;\uu{3}&amp;6&amp;\h{3}&amp;\h{3}&amp;\h{3}\\\hline</text:p>
          </table:table-cell>
          <table:table-cell table:number-columns-repeated="8"/>
        </table:table-row>
        <table:table-row table:style-name="ro2">
          <table:table-cell table:formula="of:=[$ra.AA84]" office:value-type="string" office:string-value="r4-250-15-1" calcext:value-type="string">
            <text:p>r4-250-15-1</text:p>
          </table:table-cell>
          <table:table-cell table:formula="of:=ROUND([$ra.AB84];2)" office:value-type="float" office:value="19.55" calcext:value-type="float">
            <text:p>19,55</text:p>
          </table:table-cell>
          <table:table-cell table:style-name="ce9" table:formula="of:=ROUND([$ra.AC84];1)" office:value-type="float" office:value="0.7" calcext:value-type="float">
            <text:p>0,7</text:p>
          </table:table-cell>
          <table:table-cell table:style-name="ce34" table:formula="of:=IF([ra.S84]=5;&quot;*&quot;;[ra.I84])" office:value-type="float" office:value="0.271835" calcext:value-type="float">
            <text:p>0,3</text:p>
          </table:table-cell>
          <table:table-cell table:style-name="ce21" table:formula="of:=IF([ra.S84]=11;1;&quot;&quot;)">
            <text:p/>
          </table:table-cell>
          <table:table-cell table:style-name="ce14" table:formula="of:=IFERROR(IF([.I85]=0;ABS(CEILING([.C85]));ABS(([.I85]-CEILING([.C85]))/[.I85]));&quot;*&quot;)" office:value-type="float" office:value="0.8" calcext:value-type="float">
            <text:p>0,80</text:p>
          </table:table-cell>
          <table:table-cell table:style-name="ce14" table:formula="of:=IFERROR([.I85]-CEILING([.C85]);&quot;*&quot;)" office:value-type="float" office:value="4" calcext:value-type="float">
            <text:p>4,00</text:p>
          </table:table-cell>
          <table:table-cell table:style-name="ce34" table:formula="of:=ROUND([exact.J84];1)" office:value-type="float" office:value="5" calcext:value-type="float">
            <text:p>5,0</text:p>
          </table:table-cell>
          <table:table-cell table:style-name="ce11" table:formula="of:=[exact.K84]" office:value-type="float" office:value="5" calcext:value-type="float">
            <text:p>5</text:p>
          </table:table-cell>
          <table:table-cell table:style-name="ce34" table:formula="of:=IF([exact.L84]&lt;1000000;100*[exact.L84];&quot;*&quot;)" office:value-type="float" office:value="0" calcext:value-type="float">
            <text:p>0,0</text:p>
          </table:table-cell>
          <table:table-cell table:style-name="ce34" table:formula="of:=IF([exact.S84]=5;&quot;*&quot;;[exact.I84])" office:value-type="float" office:value="26.746381" calcext:value-type="float">
            <text:p>26,7</text:p>
          </table:table-cell>
          <table:table-cell table:style-name="ce18" table:formula="of:=[$ra.AE84]" office:value-type="float" office:value="8" calcext:value-type="float">
            <text:p>8</text:p>
          </table:table-cell>
          <table:table-cell table:style-name="ce18" table:formula="of:=[$'bcpa-t600'.AE84]" office:value-type="float" office:value="5" calcext:value-type="float">
            <text:p>5</text:p>
          </table:table-cell>
          <table:table-cell table:style-name="ce18" table:formula="of:=[$'blpl-t300'.AE84]" office:value-type="float" office:value="5" calcext:value-type="float">
            <text:p>5</text:p>
          </table:table-cell>
          <table:table-cell table:style-name="ce18" table:formula="of:=[$'sbpl-t300'.AE84]" office:value-type="float" office:value="5" calcext:value-type="float">
            <text:p>5</text:p>
          </table:table-cell>
          <table:table-cell table:formula="of:=MIN([.L85:.O85])" office:value-type="float" office:value="5" calcext:value-type="float">
            <text:p>5</text:p>
          </table:table-cell>
          <table:table-cell table:formula="of:=ABS([.L85]-CEILING([.$C85]))" office:value-type="float" office:value="7" calcext:value-type="float">
            <text:p>7</text:p>
          </table:table-cell>
          <table:table-cell table:formula="of:=IFERROR(ABS([.M85]-CEILING([.$C85]));&quot;-&quot;)" office:value-type="float" office:value="4" calcext:value-type="float">
            <text:p>4</text:p>
          </table:table-cell>
          <table:table-cell table:formula="of:=ABS([.N85]-CEILING([.$C85]))" office:value-type="float" office:value="4" calcext:value-type="float">
            <text:p>4</text:p>
          </table:table-cell>
          <table:table-cell table:formula="of:=ABS([.O85]-CEILING([.$C85]))" office:value-type="float" office:value="4" calcext:value-type="float">
            <text:p>4</text:p>
          </table:table-cell>
          <table:table-cell table:style-name="ce34" table:formula="of:=IFERROR(ABS(([.L85]-CEILING([.$C85]))/CEILING([.$C85]));IF([.Q85]&lt;&gt;&quot;*&quot;;[.Q85];&quot;*&quot;))" office:value-type="float" office:value="7" calcext:value-type="float">
            <text:p>7,0</text:p>
          </table:table-cell>
          <table:table-cell table:style-name="ce34" table:formula="of:=IFERROR(ABS(([.M85]-CEILING([.$C85]))/CEILING([.$C85]));IF([.R85]&lt;&gt;&quot;*&quot;;[.R85];&quot;*&quot;))" office:value-type="float" office:value="4" calcext:value-type="float">
            <text:p>4,0</text:p>
          </table:table-cell>
          <table:table-cell table:style-name="ce34" table:formula="of:=IFERROR(ABS(([.N85]-CEILING([.$C85]))/CEILING([.$C85]));IF([.S85]&lt;&gt;&quot;*&quot;;[.S85];&quot;*&quot;))" office:value-type="float" office:value="4" calcext:value-type="float">
            <text:p>4,0</text:p>
          </table:table-cell>
          <table:table-cell table:style-name="ce34" table:formula="of:=IFERROR(ABS(([.O85]-CEILING([.$C85]))/CEILING([.$C85]));IF([.T85]&lt;&gt;&quot;*&quot;;[.T85];&quot;*&quot;))" office:value-type="float" office:value="4" calcext:value-type="float">
            <text:p>4,0</text:p>
          </table:table-cell>
          <table:table-cell table:formula="of:=IF([.L85]=[.$P85];1;&quot;&quot;)">
            <text:p/>
          </table:table-cell>
          <table:table-cell table:formula="of:=IF([.M85]=[.$P85];1;&quot;&quot;)" office:value-type="float" office:value="1" calcext:value-type="float">
            <text:p>1</text:p>
          </table:table-cell>
          <table:table-cell table:formula="of:=IF([.N85]=[.$P85];1;&quot;&quot;)" office:value-type="float" office:value="1" calcext:value-type="float">
            <text:p>1</text:p>
          </table:table-cell>
          <table:table-cell table:formula="of:=IF([.O85]=[.$P85];1;&quot;&quot;)" office:value-type="float" office:value="1" calcext:value-type="float">
            <text:p>1</text:p>
          </table:table-cell>
          <table:table-cell table:number-columns-repeated="8"/>
          <table:table-cell table:formula="of:=CONCATENATE([.A85];&quot;&amp;&quot;;[.B85];&quot;&amp;&quot;;IF([.E85]=1;CONCATENATE(&quot;\h{&quot;;[.C85];&quot;}&quot;);[.C85]);&quot;&amp;&quot;;[.H85];&quot;&amp;&quot;;IF([.J85]=0;CONCATENATE(&quot;\uu{&quot;;[.I85];&quot;}&quot;);[.I85]);&quot;&amp;&quot;;IF([.L85]=[.P85];CONCATENATE(&quot;\h{&quot;;[.L85];&quot;}&quot;);[.L85]);&quot;&amp;&quot;;IF([.M85]=[.P85];CONCATENATE(&quot;\h{&quot;;[.M85];&quot;}&quot;);[.M85]);&quot;&amp;&quot;;IF([.N85]=[.P85];CONCATENATE(&quot;\h{&quot;;[.N85];&quot;}&quot;);[.N85]);&quot;&amp;&quot;;IF([.O85]=[.P85];CONCATENATE(&quot;\h{&quot;;[.O85];&quot;}&quot;);[.O85]);&quot;\\\hline&quot;)" office:value-type="string" office:string-value="r4-250-15-1&amp;19,55&amp;0,7&amp;5&amp;\uu{5}&amp;8&amp;\h{5}&amp;\h{5}&amp;\h{5}\\\hline" calcext:value-type="string">
            <text:p>r4-250-15-1&amp;19,55&amp;0,7&amp;5&amp;\uu{5}&amp;8&amp;\h{5}&amp;\h{5}&amp;\h{5}\\\hline</text:p>
          </table:table-cell>
          <table:table-cell table:number-columns-repeated="8"/>
        </table:table-row>
        <table:table-row table:style-name="ro2">
          <table:table-cell table:formula="of:=[$ra.AA85]" office:value-type="string" office:string-value="r4-250-15-2" calcext:value-type="string">
            <text:p>r4-250-15-2</text:p>
          </table:table-cell>
          <table:table-cell table:formula="of:=ROUND([$ra.AB85];2)" office:value-type="float" office:value="19.87" calcext:value-type="float">
            <text:p>19,87</text:p>
          </table:table-cell>
          <table:table-cell table:style-name="ce9" table:formula="of:=ROUND([$ra.AC85];1)" office:value-type="float" office:value="0.3" calcext:value-type="float">
            <text:p>0,3</text:p>
          </table:table-cell>
          <table:table-cell table:style-name="ce34" table:formula="of:=IF([ra.S85]=5;&quot;*&quot;;[ra.I85])" office:value-type="float" office:value="0.193802" calcext:value-type="float">
            <text:p>0,2</text:p>
          </table:table-cell>
          <table:table-cell table:style-name="ce21" table:formula="of:=IF([ra.S85]=11;1;&quot;&quot;)">
            <text:p/>
          </table:table-cell>
          <table:table-cell table:style-name="ce14" table:formula="of:=IFERROR(IF([.I86]=0;ABS(CEILING([.C86]));ABS(([.I86]-CEILING([.C86]))/[.I86]));&quot;*&quot;)" office:value-type="float" office:value="0.75" calcext:value-type="float">
            <text:p>0,75</text:p>
          </table:table-cell>
          <table:table-cell table:style-name="ce14" table:formula="of:=IFERROR([.I86]-CEILING([.C86]);&quot;*&quot;)" office:value-type="float" office:value="3" calcext:value-type="float">
            <text:p>3,00</text:p>
          </table:table-cell>
          <table:table-cell table:style-name="ce34" table:formula="of:=ROUND([exact.J85];1)" office:value-type="float" office:value="4" calcext:value-type="float">
            <text:p>4,0</text:p>
          </table:table-cell>
          <table:table-cell table:style-name="ce11" table:formula="of:=[exact.K85]" office:value-type="float" office:value="4" calcext:value-type="float">
            <text:p>4</text:p>
          </table:table-cell>
          <table:table-cell table:style-name="ce34" table:formula="of:=IF([exact.L85]&lt;1000000;100*[exact.L85];&quot;*&quot;)" office:value-type="float" office:value="0" calcext:value-type="float">
            <text:p>0,0</text:p>
          </table:table-cell>
          <table:table-cell table:style-name="ce34" table:formula="of:=IF([exact.S85]=5;&quot;*&quot;;[exact.I85])" office:value-type="float" office:value="5.744248" calcext:value-type="float">
            <text:p>5,7</text:p>
          </table:table-cell>
          <table:table-cell table:style-name="ce18" table:formula="of:=[$ra.AE85]" office:value-type="float" office:value="5" calcext:value-type="float">
            <text:p>5</text:p>
          </table:table-cell>
          <table:table-cell table:style-name="ce18" table:formula="of:=[$'bcpa-t600'.AE85]" office:value-type="float" office:value="4" calcext:value-type="float">
            <text:p>4</text:p>
          </table:table-cell>
          <table:table-cell table:style-name="ce18" table:formula="of:=[$'blpl-t300'.AE85]" office:value-type="float" office:value="4" calcext:value-type="float">
            <text:p>4</text:p>
          </table:table-cell>
          <table:table-cell table:style-name="ce18" table:formula="of:=[$'sbpl-t300'.AE85]" office:value-type="float" office:value="4" calcext:value-type="float">
            <text:p>4</text:p>
          </table:table-cell>
          <table:table-cell table:formula="of:=MIN([.L86:.O86])" office:value-type="float" office:value="4" calcext:value-type="float">
            <text:p>4</text:p>
          </table:table-cell>
          <table:table-cell table:formula="of:=ABS([.L86]-CEILING([.$C86]))" office:value-type="float" office:value="4" calcext:value-type="float">
            <text:p>4</text:p>
          </table:table-cell>
          <table:table-cell table:formula="of:=IFERROR(ABS([.M86]-CEILING([.$C86]));&quot;-&quot;)" office:value-type="float" office:value="3" calcext:value-type="float">
            <text:p>3</text:p>
          </table:table-cell>
          <table:table-cell table:formula="of:=ABS([.N86]-CEILING([.$C86]))" office:value-type="float" office:value="3" calcext:value-type="float">
            <text:p>3</text:p>
          </table:table-cell>
          <table:table-cell table:formula="of:=ABS([.O86]-CEILING([.$C86]))" office:value-type="float" office:value="3" calcext:value-type="float">
            <text:p>3</text:p>
          </table:table-cell>
          <table:table-cell table:style-name="ce34" table:formula="of:=IFERROR(ABS(([.L86]-CEILING([.$C86]))/CEILING([.$C86]));IF([.Q86]&lt;&gt;&quot;*&quot;;[.Q86];&quot;*&quot;))" office:value-type="float" office:value="4" calcext:value-type="float">
            <text:p>4,0</text:p>
          </table:table-cell>
          <table:table-cell table:style-name="ce34" table:formula="of:=IFERROR(ABS(([.M86]-CEILING([.$C86]))/CEILING([.$C86]));IF([.R86]&lt;&gt;&quot;*&quot;;[.R86];&quot;*&quot;))" office:value-type="float" office:value="3" calcext:value-type="float">
            <text:p>3,0</text:p>
          </table:table-cell>
          <table:table-cell table:style-name="ce34" table:formula="of:=IFERROR(ABS(([.N86]-CEILING([.$C86]))/CEILING([.$C86]));IF([.S86]&lt;&gt;&quot;*&quot;;[.S86];&quot;*&quot;))" office:value-type="float" office:value="3" calcext:value-type="float">
            <text:p>3,0</text:p>
          </table:table-cell>
          <table:table-cell table:style-name="ce34" table:formula="of:=IFERROR(ABS(([.O86]-CEILING([.$C86]))/CEILING([.$C86]));IF([.T86]&lt;&gt;&quot;*&quot;;[.T86];&quot;*&quot;))" office:value-type="float" office:value="3" calcext:value-type="float">
            <text:p>3,0</text:p>
          </table:table-cell>
          <table:table-cell table:formula="of:=IF([.L86]=[.$P86];1;&quot;&quot;)">
            <text:p/>
          </table:table-cell>
          <table:table-cell table:formula="of:=IF([.M86]=[.$P86];1;&quot;&quot;)" office:value-type="float" office:value="1" calcext:value-type="float">
            <text:p>1</text:p>
          </table:table-cell>
          <table:table-cell table:formula="of:=IF([.N86]=[.$P86];1;&quot;&quot;)" office:value-type="float" office:value="1" calcext:value-type="float">
            <text:p>1</text:p>
          </table:table-cell>
          <table:table-cell table:formula="of:=IF([.O86]=[.$P86];1;&quot;&quot;)" office:value-type="float" office:value="1" calcext:value-type="float">
            <text:p>1</text:p>
          </table:table-cell>
          <table:table-cell table:number-columns-repeated="8"/>
          <table:table-cell table:formula="of:=CONCATENATE([.A86];&quot;&amp;&quot;;[.B86];&quot;&amp;&quot;;IF([.E86]=1;CONCATENATE(&quot;\h{&quot;;[.C86];&quot;}&quot;);[.C86]);&quot;&amp;&quot;;[.H86];&quot;&amp;&quot;;IF([.J86]=0;CONCATENATE(&quot;\uu{&quot;;[.I86];&quot;}&quot;);[.I86]);&quot;&amp;&quot;;IF([.L86]=[.P86];CONCATENATE(&quot;\h{&quot;;[.L86];&quot;}&quot;);[.L86]);&quot;&amp;&quot;;IF([.M86]=[.P86];CONCATENATE(&quot;\h{&quot;;[.M86];&quot;}&quot;);[.M86]);&quot;&amp;&quot;;IF([.N86]=[.P86];CONCATENATE(&quot;\h{&quot;;[.N86];&quot;}&quot;);[.N86]);&quot;&amp;&quot;;IF([.O86]=[.P86];CONCATENATE(&quot;\h{&quot;;[.O86];&quot;}&quot;);[.O86]);&quot;\\\hline&quot;)" office:value-type="string" office:string-value="r4-250-15-2&amp;19,87&amp;0,3&amp;4&amp;\uu{4}&amp;5&amp;\h{4}&amp;\h{4}&amp;\h{4}\\\hline" calcext:value-type="string">
            <text:p>r4-250-15-2&amp;19,87&amp;0,3&amp;4&amp;\uu{4}&amp;5&amp;\h{4}&amp;\h{4}&amp;\h{4}\\\hline</text:p>
          </table:table-cell>
          <table:table-cell table:number-columns-repeated="8"/>
        </table:table-row>
        <table:table-row table:style-name="ro2">
          <table:table-cell table:formula="of:=[$ra.AA86]" office:value-type="string" office:string-value="r4-250-20-1" calcext:value-type="string">
            <text:p>r4-250-20-1</text:p>
          </table:table-cell>
          <table:table-cell table:formula="of:=ROUND([$ra.AB86];2)" office:value-type="float" office:value="24.1" calcext:value-type="float">
            <text:p>24,1</text:p>
          </table:table-cell>
          <table:table-cell table:style-name="ce9" table:formula="of:=ROUND([$ra.AC86];1)" office:value-type="float" office:value="0.3" calcext:value-type="float">
            <text:p>0,3</text:p>
          </table:table-cell>
          <table:table-cell table:style-name="ce34" table:formula="of:=IF([ra.S86]=5;&quot;*&quot;;[ra.I86])" office:value-type="float" office:value="0.295054" calcext:value-type="float">
            <text:p>0,3</text:p>
          </table:table-cell>
          <table:table-cell table:style-name="ce21" table:formula="of:=IF([ra.S86]=11;1;&quot;&quot;)">
            <text:p/>
          </table:table-cell>
          <table:table-cell table:style-name="ce14" table:formula="of:=IFERROR(IF([.I87]=0;ABS(CEILING([.C87]));ABS(([.I87]-CEILING([.C87]))/[.I87]));&quot;*&quot;)" office:value-type="float" office:value="0.8" calcext:value-type="float">
            <text:p>0,80</text:p>
          </table:table-cell>
          <table:table-cell table:style-name="ce14" table:formula="of:=IFERROR([.I87]-CEILING([.C87]);&quot;*&quot;)" office:value-type="float" office:value="4" calcext:value-type="float">
            <text:p>4,00</text:p>
          </table:table-cell>
          <table:table-cell table:style-name="ce34" table:formula="of:=ROUND([exact.J86];1)" office:value-type="float" office:value="5" calcext:value-type="float">
            <text:p>5,0</text:p>
          </table:table-cell>
          <table:table-cell table:style-name="ce11" table:formula="of:=[exact.K86]" office:value-type="float" office:value="5" calcext:value-type="float">
            <text:p>5</text:p>
          </table:table-cell>
          <table:table-cell table:style-name="ce34" table:formula="of:=IF([exact.L86]&lt;1000000;100*[exact.L86];&quot;*&quot;)" office:value-type="float" office:value="0" calcext:value-type="float">
            <text:p>0,0</text:p>
          </table:table-cell>
          <table:table-cell table:style-name="ce34" table:formula="of:=IF([exact.S86]=5;&quot;*&quot;;[exact.I86])" office:value-type="float" office:value="230.942766" calcext:value-type="float">
            <text:p>230,9</text:p>
          </table:table-cell>
          <table:table-cell table:style-name="ce18" table:formula="of:=[$ra.AE86]" office:value-type="float" office:value="10" calcext:value-type="float">
            <text:p>10</text:p>
          </table:table-cell>
          <table:table-cell table:style-name="ce18" table:formula="of:=[$'bcpa-t600'.AE86]" office:value-type="float" office:value="5" calcext:value-type="float">
            <text:p>5</text:p>
          </table:table-cell>
          <table:table-cell table:style-name="ce18" table:formula="of:=[$'blpl-t300'.AE86]" office:value-type="float" office:value="6" calcext:value-type="float">
            <text:p>6</text:p>
          </table:table-cell>
          <table:table-cell table:style-name="ce18" table:formula="of:=[$'sbpl-t300'.AE86]" office:value-type="float" office:value="6" calcext:value-type="float">
            <text:p>6</text:p>
          </table:table-cell>
          <table:table-cell table:formula="of:=MIN([.L87:.O87])" office:value-type="float" office:value="5" calcext:value-type="float">
            <text:p>5</text:p>
          </table:table-cell>
          <table:table-cell table:formula="of:=ABS([.L87]-CEILING([.$C87]))" office:value-type="float" office:value="9" calcext:value-type="float">
            <text:p>9</text:p>
          </table:table-cell>
          <table:table-cell table:formula="of:=IFERROR(ABS([.M87]-CEILING([.$C87]));&quot;-&quot;)" office:value-type="float" office:value="4" calcext:value-type="float">
            <text:p>4</text:p>
          </table:table-cell>
          <table:table-cell table:formula="of:=ABS([.N87]-CEILING([.$C87]))" office:value-type="float" office:value="5" calcext:value-type="float">
            <text:p>5</text:p>
          </table:table-cell>
          <table:table-cell table:formula="of:=ABS([.O87]-CEILING([.$C87]))" office:value-type="float" office:value="5" calcext:value-type="float">
            <text:p>5</text:p>
          </table:table-cell>
          <table:table-cell table:style-name="ce34" table:formula="of:=IFERROR(ABS(([.L87]-CEILING([.$C87]))/CEILING([.$C87]));IF([.Q87]&lt;&gt;&quot;*&quot;;[.Q87];&quot;*&quot;))" office:value-type="float" office:value="9" calcext:value-type="float">
            <text:p>9,0</text:p>
          </table:table-cell>
          <table:table-cell table:style-name="ce34" table:formula="of:=IFERROR(ABS(([.M87]-CEILING([.$C87]))/CEILING([.$C87]));IF([.R87]&lt;&gt;&quot;*&quot;;[.R87];&quot;*&quot;))" office:value-type="float" office:value="4" calcext:value-type="float">
            <text:p>4,0</text:p>
          </table:table-cell>
          <table:table-cell table:style-name="ce34" table:formula="of:=IFERROR(ABS(([.N87]-CEILING([.$C87]))/CEILING([.$C87]));IF([.S87]&lt;&gt;&quot;*&quot;;[.S87];&quot;*&quot;))" office:value-type="float" office:value="5" calcext:value-type="float">
            <text:p>5,0</text:p>
          </table:table-cell>
          <table:table-cell table:style-name="ce34" table:formula="of:=IFERROR(ABS(([.O87]-CEILING([.$C87]))/CEILING([.$C87]));IF([.T87]&lt;&gt;&quot;*&quot;;[.T87];&quot;*&quot;))" office:value-type="float" office:value="5" calcext:value-type="float">
            <text:p>5,0</text:p>
          </table:table-cell>
          <table:table-cell table:formula="of:=IF([.L87]=[.$P87];1;&quot;&quot;)">
            <text:p/>
          </table:table-cell>
          <table:table-cell table:formula="of:=IF([.M87]=[.$P87];1;&quot;&quot;)" office:value-type="float" office:value="1" calcext:value-type="float">
            <text:p>1</text:p>
          </table:table-cell>
          <table:table-cell table:formula="of:=IF([.N87]=[.$P87];1;&quot;&quot;)">
            <text:p/>
          </table:table-cell>
          <table:table-cell table:formula="of:=IF([.O87]=[.$P87];1;&quot;&quot;)">
            <text:p/>
          </table:table-cell>
          <table:table-cell table:number-columns-repeated="8"/>
          <table:table-cell table:formula="of:=CONCATENATE([.A87];&quot;&amp;&quot;;[.B87];&quot;&amp;&quot;;IF([.E87]=1;CONCATENATE(&quot;\h{&quot;;[.C87];&quot;}&quot;);[.C87]);&quot;&amp;&quot;;[.H87];&quot;&amp;&quot;;IF([.J87]=0;CONCATENATE(&quot;\uu{&quot;;[.I87];&quot;}&quot;);[.I87]);&quot;&amp;&quot;;IF([.L87]=[.P87];CONCATENATE(&quot;\h{&quot;;[.L87];&quot;}&quot;);[.L87]);&quot;&amp;&quot;;IF([.M87]=[.P87];CONCATENATE(&quot;\h{&quot;;[.M87];&quot;}&quot;);[.M87]);&quot;&amp;&quot;;IF([.N87]=[.P87];CONCATENATE(&quot;\h{&quot;;[.N87];&quot;}&quot;);[.N87]);&quot;&amp;&quot;;IF([.O87]=[.P87];CONCATENATE(&quot;\h{&quot;;[.O87];&quot;}&quot;);[.O87]);&quot;\\\hline&quot;)" office:value-type="string" office:string-value="r4-250-20-1&amp;24,1&amp;0,3&amp;5&amp;\uu{5}&amp;10&amp;\h{5}&amp;6&amp;6\\\hline" calcext:value-type="string">
            <text:p>r4-250-20-1&amp;24,1&amp;0,3&amp;5&amp;\uu{5}&amp;10&amp;\h{5}&amp;6&amp;6\\\hline</text:p>
          </table:table-cell>
          <table:table-cell table:number-columns-repeated="8"/>
        </table:table-row>
        <table:table-row table:style-name="ro2">
          <table:table-cell table:formula="of:=[$ra.AA87]" office:value-type="string" office:string-value="r4-250-20-2" calcext:value-type="string">
            <text:p>r4-250-20-2</text:p>
          </table:table-cell>
          <table:table-cell table:formula="of:=ROUND([$ra.AB87];2)" office:value-type="float" office:value="24.1" calcext:value-type="float">
            <text:p>24,1</text:p>
          </table:table-cell>
          <table:table-cell table:style-name="ce9" table:formula="of:=ROUND([$ra.AC87];1)" office:value-type="float" office:value="0.3" calcext:value-type="float">
            <text:p>0,3</text:p>
          </table:table-cell>
          <table:table-cell table:style-name="ce34" table:formula="of:=IF([ra.S87]=5;&quot;*&quot;;[ra.I87])" office:value-type="float" office:value="0.288032" calcext:value-type="float">
            <text:p>0,3</text:p>
          </table:table-cell>
          <table:table-cell table:style-name="ce21" table:formula="of:=IF([ra.S87]=11;1;&quot;&quot;)">
            <text:p/>
          </table:table-cell>
          <table:table-cell table:style-name="ce14" table:formula="of:=IFERROR(IF([.I88]=0;ABS(CEILING([.C88]));ABS(([.I88]-CEILING([.C88]))/[.I88]));&quot;*&quot;)" office:value-type="float" office:value="0.75" calcext:value-type="float">
            <text:p>0,75</text:p>
          </table:table-cell>
          <table:table-cell table:style-name="ce14" table:formula="of:=IFERROR([.I88]-CEILING([.C88]);&quot;*&quot;)" office:value-type="float" office:value="3" calcext:value-type="float">
            <text:p>3,00</text:p>
          </table:table-cell>
          <table:table-cell table:style-name="ce34" table:formula="of:=ROUND([exact.J87];1)" office:value-type="float" office:value="4" calcext:value-type="float">
            <text:p>4,0</text:p>
          </table:table-cell>
          <table:table-cell table:style-name="ce11" table:formula="of:=[exact.K87]" office:value-type="float" office:value="4" calcext:value-type="float">
            <text:p>4</text:p>
          </table:table-cell>
          <table:table-cell table:style-name="ce34" table:formula="of:=IF([exact.L87]&lt;1000000;100*[exact.L87];&quot;*&quot;)" office:value-type="float" office:value="0" calcext:value-type="float">
            <text:p>0,0</text:p>
          </table:table-cell>
          <table:table-cell table:style-name="ce34" table:formula="of:=IF([exact.S87]=5;&quot;*&quot;;[exact.I87])" office:value-type="float" office:value="26.842588" calcext:value-type="float">
            <text:p>26,8</text:p>
          </table:table-cell>
          <table:table-cell table:style-name="ce18" table:formula="of:=[$ra.AE87]" office:value-type="float" office:value="10" calcext:value-type="float">
            <text:p>10</text:p>
          </table:table-cell>
          <table:table-cell table:style-name="ce18" table:formula="of:=[$'bcpa-t600'.AE87]" office:value-type="float" office:value="4" calcext:value-type="float">
            <text:p>4</text:p>
          </table:table-cell>
          <table:table-cell table:style-name="ce18" table:formula="of:=[$'blpl-t300'.AE87]" office:value-type="float" office:value="5" calcext:value-type="float">
            <text:p>5</text:p>
          </table:table-cell>
          <table:table-cell table:style-name="ce18" table:formula="of:=[$'sbpl-t300'.AE87]" office:value-type="float" office:value="5" calcext:value-type="float">
            <text:p>5</text:p>
          </table:table-cell>
          <table:table-cell table:formula="of:=MIN([.L88:.O88])" office:value-type="float" office:value="4" calcext:value-type="float">
            <text:p>4</text:p>
          </table:table-cell>
          <table:table-cell table:formula="of:=ABS([.L88]-CEILING([.$C88]))" office:value-type="float" office:value="9" calcext:value-type="float">
            <text:p>9</text:p>
          </table:table-cell>
          <table:table-cell table:formula="of:=IFERROR(ABS([.M88]-CEILING([.$C88]));&quot;-&quot;)" office:value-type="float" office:value="3" calcext:value-type="float">
            <text:p>3</text:p>
          </table:table-cell>
          <table:table-cell table:formula="of:=ABS([.N88]-CEILING([.$C88]))" office:value-type="float" office:value="4" calcext:value-type="float">
            <text:p>4</text:p>
          </table:table-cell>
          <table:table-cell table:formula="of:=ABS([.O88]-CEILING([.$C88]))" office:value-type="float" office:value="4" calcext:value-type="float">
            <text:p>4</text:p>
          </table:table-cell>
          <table:table-cell table:style-name="ce34" table:formula="of:=IFERROR(ABS(([.L88]-CEILING([.$C88]))/CEILING([.$C88]));IF([.Q88]&lt;&gt;&quot;*&quot;;[.Q88];&quot;*&quot;))" office:value-type="float" office:value="9" calcext:value-type="float">
            <text:p>9,0</text:p>
          </table:table-cell>
          <table:table-cell table:style-name="ce34" table:formula="of:=IFERROR(ABS(([.M88]-CEILING([.$C88]))/CEILING([.$C88]));IF([.R88]&lt;&gt;&quot;*&quot;;[.R88];&quot;*&quot;))" office:value-type="float" office:value="3" calcext:value-type="float">
            <text:p>3,0</text:p>
          </table:table-cell>
          <table:table-cell table:style-name="ce34" table:formula="of:=IFERROR(ABS(([.N88]-CEILING([.$C88]))/CEILING([.$C88]));IF([.S88]&lt;&gt;&quot;*&quot;;[.S88];&quot;*&quot;))" office:value-type="float" office:value="4" calcext:value-type="float">
            <text:p>4,0</text:p>
          </table:table-cell>
          <table:table-cell table:style-name="ce34" table:formula="of:=IFERROR(ABS(([.O88]-CEILING([.$C88]))/CEILING([.$C88]));IF([.T88]&lt;&gt;&quot;*&quot;;[.T88];&quot;*&quot;))" office:value-type="float" office:value="4" calcext:value-type="float">
            <text:p>4,0</text:p>
          </table:table-cell>
          <table:table-cell table:formula="of:=IF([.L88]=[.$P88];1;&quot;&quot;)">
            <text:p/>
          </table:table-cell>
          <table:table-cell table:formula="of:=IF([.M88]=[.$P88];1;&quot;&quot;)" office:value-type="float" office:value="1" calcext:value-type="float">
            <text:p>1</text:p>
          </table:table-cell>
          <table:table-cell table:formula="of:=IF([.N88]=[.$P88];1;&quot;&quot;)">
            <text:p/>
          </table:table-cell>
          <table:table-cell table:formula="of:=IF([.O88]=[.$P88];1;&quot;&quot;)">
            <text:p/>
          </table:table-cell>
          <table:table-cell table:number-columns-repeated="8"/>
          <table:table-cell table:formula="of:=CONCATENATE([.A88];&quot;&amp;&quot;;[.B88];&quot;&amp;&quot;;IF([.E88]=1;CONCATENATE(&quot;\h{&quot;;[.C88];&quot;}&quot;);[.C88]);&quot;&amp;&quot;;[.H88];&quot;&amp;&quot;;IF([.J88]=0;CONCATENATE(&quot;\uu{&quot;;[.I88];&quot;}&quot;);[.I88]);&quot;&amp;&quot;;IF([.L88]=[.P88];CONCATENATE(&quot;\h{&quot;;[.L88];&quot;}&quot;);[.L88]);&quot;&amp;&quot;;IF([.M88]=[.P88];CONCATENATE(&quot;\h{&quot;;[.M88];&quot;}&quot;);[.M88]);&quot;&amp;&quot;;IF([.N88]=[.P88];CONCATENATE(&quot;\h{&quot;;[.N88];&quot;}&quot;);[.N88]);&quot;&amp;&quot;;IF([.O88]=[.P88];CONCATENATE(&quot;\h{&quot;;[.O88];&quot;}&quot;);[.O88]);&quot;\\\hline&quot;)" office:value-type="string" office:string-value="r4-250-20-2&amp;24,1&amp;0,3&amp;4&amp;\uu{4}&amp;10&amp;\h{4}&amp;5&amp;5\\\hline" calcext:value-type="string">
            <text:p>r4-250-20-2&amp;24,1&amp;0,3&amp;4&amp;\uu{4}&amp;10&amp;\h{4}&amp;5&amp;5\\\hline</text:p>
          </table:table-cell>
          <table:table-cell table:number-columns-repeated="8"/>
        </table:table-row>
        <table:table-row table:style-name="ro2">
          <table:table-cell table:formula="of:=[$ra.AA88]" office:value-type="string" office:string-value="r4-250-25-1" calcext:value-type="string">
            <text:p>r4-250-25-1</text:p>
          </table:table-cell>
          <table:table-cell table:formula="of:=ROUND([$ra.AB88];2)" office:value-type="float" office:value="28.98" calcext:value-type="float">
            <text:p>28,98</text:p>
          </table:table-cell>
          <table:table-cell table:style-name="ce9" table:formula="of:=ROUND([$ra.AC88];1)" office:value-type="float" office:value="0.5" calcext:value-type="float">
            <text:p>0,5</text:p>
          </table:table-cell>
          <table:table-cell table:style-name="ce34" table:formula="of:=IF([ra.S88]=5;&quot;*&quot;;[ra.I88])" office:value-type="float" office:value="0.461894" calcext:value-type="float">
            <text:p>0,5</text:p>
          </table:table-cell>
          <table:table-cell table:style-name="ce21" table:formula="of:=IF([ra.S88]=11;1;&quot;&quot;)">
            <text:p/>
          </table:table-cell>
          <table:table-cell table:style-name="ce14" table:formula="of:=IFERROR(IF([.I89]=0;ABS(CEILING([.C89]));ABS(([.I89]-CEILING([.C89]))/[.I89]));&quot;*&quot;)" office:value-type="float" office:value="0.833333333333333" calcext:value-type="float">
            <text:p>0,83</text:p>
          </table:table-cell>
          <table:table-cell table:style-name="ce14" table:formula="of:=IFERROR([.I89]-CEILING([.C89]);&quot;*&quot;)" office:value-type="float" office:value="5" calcext:value-type="float">
            <text:p>5,00</text:p>
          </table:table-cell>
          <table:table-cell table:style-name="ce34" table:formula="of:=ROUND([exact.J88];1)" office:value-type="float" office:value="4" calcext:value-type="float">
            <text:p>4,0</text:p>
          </table:table-cell>
          <table:table-cell table:style-name="ce11" table:formula="of:=[exact.K88]" office:value-type="float" office:value="6" calcext:value-type="float">
            <text:p>6</text:p>
          </table:table-cell>
          <table:table-cell table:style-name="ce34" table:formula="of:=IF([exact.L88]&lt;1000000;100*[exact.L88];&quot;*&quot;)" office:value-type="float" office:value="50" calcext:value-type="float">
            <text:p>50,0</text:p>
          </table:table-cell>
          <table:table-cell table:style-name="ce34" table:formula="of:=IF([exact.S88]=5;&quot;*&quot;;[exact.I88])" office:value-type="string" office:string-value="*" calcext:value-type="string">
            <text:p>*</text:p>
          </table:table-cell>
          <table:table-cell table:style-name="ce18" table:formula="of:=[$ra.AE88]" office:value-type="float" office:value="13" calcext:value-type="float">
            <text:p>13</text:p>
          </table:table-cell>
          <table:table-cell table:style-name="ce18" table:formula="of:=[$'bcpa-t600'.AE88]" office:value-type="float" office:value="6" calcext:value-type="float">
            <text:p>6</text:p>
          </table:table-cell>
          <table:table-cell table:style-name="ce18" table:formula="of:=[$'blpl-t300'.AE88]" office:value-type="float" office:value="7" calcext:value-type="float">
            <text:p>7</text:p>
          </table:table-cell>
          <table:table-cell table:style-name="ce18" table:formula="of:=[$'sbpl-t300'.AE88]" office:value-type="float" office:value="7" calcext:value-type="float">
            <text:p>7</text:p>
          </table:table-cell>
          <table:table-cell table:formula="of:=MIN([.L89:.O89])" office:value-type="float" office:value="6" calcext:value-type="float">
            <text:p>6</text:p>
          </table:table-cell>
          <table:table-cell table:formula="of:=ABS([.L89]-CEILING([.$C89]))" office:value-type="float" office:value="12" calcext:value-type="float">
            <text:p>12</text:p>
          </table:table-cell>
          <table:table-cell table:formula="of:=IFERROR(ABS([.M89]-CEILING([.$C89]));&quot;-&quot;)" office:value-type="float" office:value="5" calcext:value-type="float">
            <text:p>5</text:p>
          </table:table-cell>
          <table:table-cell table:formula="of:=ABS([.N89]-CEILING([.$C89]))" office:value-type="float" office:value="6" calcext:value-type="float">
            <text:p>6</text:p>
          </table:table-cell>
          <table:table-cell table:formula="of:=ABS([.O89]-CEILING([.$C89]))" office:value-type="float" office:value="6" calcext:value-type="float">
            <text:p>6</text:p>
          </table:table-cell>
          <table:table-cell table:style-name="ce34" table:formula="of:=IFERROR(ABS(([.L89]-CEILING([.$C89]))/CEILING([.$C89]));IF([.Q89]&lt;&gt;&quot;*&quot;;[.Q89];&quot;*&quot;))" office:value-type="float" office:value="12" calcext:value-type="float">
            <text:p>12,0</text:p>
          </table:table-cell>
          <table:table-cell table:style-name="ce34" table:formula="of:=IFERROR(ABS(([.M89]-CEILING([.$C89]))/CEILING([.$C89]));IF([.R89]&lt;&gt;&quot;*&quot;;[.R89];&quot;*&quot;))" office:value-type="float" office:value="5" calcext:value-type="float">
            <text:p>5,0</text:p>
          </table:table-cell>
          <table:table-cell table:style-name="ce34" table:formula="of:=IFERROR(ABS(([.N89]-CEILING([.$C89]))/CEILING([.$C89]));IF([.S89]&lt;&gt;&quot;*&quot;;[.S89];&quot;*&quot;))" office:value-type="float" office:value="6" calcext:value-type="float">
            <text:p>6,0</text:p>
          </table:table-cell>
          <table:table-cell table:style-name="ce34" table:formula="of:=IFERROR(ABS(([.O89]-CEILING([.$C89]))/CEILING([.$C89]));IF([.T89]&lt;&gt;&quot;*&quot;;[.T89];&quot;*&quot;))" office:value-type="float" office:value="6" calcext:value-type="float">
            <text:p>6,0</text:p>
          </table:table-cell>
          <table:table-cell table:formula="of:=IF([.L89]=[.$P89];1;&quot;&quot;)">
            <text:p/>
          </table:table-cell>
          <table:table-cell table:formula="of:=IF([.M89]=[.$P89];1;&quot;&quot;)" office:value-type="float" office:value="1" calcext:value-type="float">
            <text:p>1</text:p>
          </table:table-cell>
          <table:table-cell table:formula="of:=IF([.N89]=[.$P89];1;&quot;&quot;)">
            <text:p/>
          </table:table-cell>
          <table:table-cell table:formula="of:=IF([.O89]=[.$P89];1;&quot;&quot;)">
            <text:p/>
          </table:table-cell>
          <table:table-cell table:number-columns-repeated="8"/>
          <table:table-cell table:formula="of:=CONCATENATE([.A89];&quot;&amp;&quot;;[.B89];&quot;&amp;&quot;;IF([.E89]=1;CONCATENATE(&quot;\h{&quot;;[.C89];&quot;}&quot;);[.C89]);&quot;&amp;&quot;;[.H89];&quot;&amp;&quot;;IF([.J89]=0;CONCATENATE(&quot;\uu{&quot;;[.I89];&quot;}&quot;);[.I89]);&quot;&amp;&quot;;IF([.L89]=[.P89];CONCATENATE(&quot;\h{&quot;;[.L89];&quot;}&quot;);[.L89]);&quot;&amp;&quot;;IF([.M89]=[.P89];CONCATENATE(&quot;\h{&quot;;[.M89];&quot;}&quot;);[.M89]);&quot;&amp;&quot;;IF([.N89]=[.P89];CONCATENATE(&quot;\h{&quot;;[.N89];&quot;}&quot;);[.N89]);&quot;&amp;&quot;;IF([.O89]=[.P89];CONCATENATE(&quot;\h{&quot;;[.O89];&quot;}&quot;);[.O89]);&quot;\\\hline&quot;)" office:value-type="string" office:string-value="r4-250-25-1&amp;28,98&amp;0,5&amp;4&amp;6&amp;13&amp;\h{6}&amp;7&amp;7\\\hline" calcext:value-type="string">
            <text:p>r4-250-25-1&amp;28,98&amp;0,5&amp;4&amp;6&amp;13&amp;\h{6}&amp;7&amp;7\\\hline</text:p>
          </table:table-cell>
          <table:table-cell table:number-columns-repeated="8"/>
        </table:table-row>
        <table:table-row table:style-name="ro2">
          <table:table-cell table:formula="of:=[$ra.AA89]" office:value-type="string" office:string-value="r4-250-25-2" calcext:value-type="string">
            <text:p>r4-250-25-2</text:p>
          </table:table-cell>
          <table:table-cell table:formula="of:=ROUND([$ra.AB89];2)" office:value-type="float" office:value="28.98" calcext:value-type="float">
            <text:p>28,98</text:p>
          </table:table-cell>
          <table:table-cell table:style-name="ce9" table:formula="of:=ROUND([$ra.AC89];1)" office:value-type="float" office:value="0.3" calcext:value-type="float">
            <text:p>0,3</text:p>
          </table:table-cell>
          <table:table-cell table:style-name="ce34" table:formula="of:=IF([ra.S89]=5;&quot;*&quot;;[ra.I89])" office:value-type="float" office:value="0.594438" calcext:value-type="float">
            <text:p>0,6</text:p>
          </table:table-cell>
          <table:table-cell table:style-name="ce21" table:formula="of:=IF([ra.S89]=11;1;&quot;&quot;)">
            <text:p/>
          </table:table-cell>
          <table:table-cell table:style-name="ce14" table:formula="of:=IFERROR(IF([.I90]=0;ABS(CEILING([.C90]));ABS(([.I90]-CEILING([.C90]))/[.I90]));&quot;*&quot;)" office:value-type="float" office:value="0.75" calcext:value-type="float">
            <text:p>0,75</text:p>
          </table:table-cell>
          <table:table-cell table:style-name="ce14" table:formula="of:=IFERROR([.I90]-CEILING([.C90]);&quot;*&quot;)" office:value-type="float" office:value="3" calcext:value-type="float">
            <text:p>3,00</text:p>
          </table:table-cell>
          <table:table-cell table:style-name="ce34" table:formula="of:=ROUND([exact.J89];1)" office:value-type="float" office:value="4" calcext:value-type="float">
            <text:p>4,0</text:p>
          </table:table-cell>
          <table:table-cell table:style-name="ce11" table:formula="of:=[exact.K89]" office:value-type="float" office:value="4" calcext:value-type="float">
            <text:p>4</text:p>
          </table:table-cell>
          <table:table-cell table:style-name="ce34" table:formula="of:=IF([exact.L89]&lt;1000000;100*[exact.L89];&quot;*&quot;)" office:value-type="float" office:value="0" calcext:value-type="float">
            <text:p>0,0</text:p>
          </table:table-cell>
          <table:table-cell table:style-name="ce34" table:formula="of:=IF([exact.S89]=5;&quot;*&quot;;[exact.I89])" office:value-type="float" office:value="42.904687" calcext:value-type="float">
            <text:p>42,9</text:p>
          </table:table-cell>
          <table:table-cell table:style-name="ce18" table:formula="of:=[$ra.AE89]" office:value-type="float" office:value="8" calcext:value-type="float">
            <text:p>8</text:p>
          </table:table-cell>
          <table:table-cell table:style-name="ce18" table:formula="of:=[$'bcpa-t600'.AE89]" office:value-type="float" office:value="4" calcext:value-type="float">
            <text:p>4</text:p>
          </table:table-cell>
          <table:table-cell table:style-name="ce18" table:formula="of:=[$'blpl-t300'.AE89]" office:value-type="float" office:value="6" calcext:value-type="float">
            <text:p>6</text:p>
          </table:table-cell>
          <table:table-cell table:style-name="ce18" table:formula="of:=[$'sbpl-t300'.AE89]" office:value-type="float" office:value="5" calcext:value-type="float">
            <text:p>5</text:p>
          </table:table-cell>
          <table:table-cell table:formula="of:=MIN([.L90:.O90])" office:value-type="float" office:value="4" calcext:value-type="float">
            <text:p>4</text:p>
          </table:table-cell>
          <table:table-cell table:formula="of:=ABS([.L90]-CEILING([.$C90]))" office:value-type="float" office:value="7" calcext:value-type="float">
            <text:p>7</text:p>
          </table:table-cell>
          <table:table-cell table:formula="of:=IFERROR(ABS([.M90]-CEILING([.$C90]));&quot;-&quot;)" office:value-type="float" office:value="3" calcext:value-type="float">
            <text:p>3</text:p>
          </table:table-cell>
          <table:table-cell table:formula="of:=ABS([.N90]-CEILING([.$C90]))" office:value-type="float" office:value="5" calcext:value-type="float">
            <text:p>5</text:p>
          </table:table-cell>
          <table:table-cell table:formula="of:=ABS([.O90]-CEILING([.$C90]))" office:value-type="float" office:value="4" calcext:value-type="float">
            <text:p>4</text:p>
          </table:table-cell>
          <table:table-cell table:style-name="ce34" table:formula="of:=IFERROR(ABS(([.L90]-CEILING([.$C90]))/CEILING([.$C90]));IF([.Q90]&lt;&gt;&quot;*&quot;;[.Q90];&quot;*&quot;))" office:value-type="float" office:value="7" calcext:value-type="float">
            <text:p>7,0</text:p>
          </table:table-cell>
          <table:table-cell table:style-name="ce34" table:formula="of:=IFERROR(ABS(([.M90]-CEILING([.$C90]))/CEILING([.$C90]));IF([.R90]&lt;&gt;&quot;*&quot;;[.R90];&quot;*&quot;))" office:value-type="float" office:value="3" calcext:value-type="float">
            <text:p>3,0</text:p>
          </table:table-cell>
          <table:table-cell table:style-name="ce34" table:formula="of:=IFERROR(ABS(([.N90]-CEILING([.$C90]))/CEILING([.$C90]));IF([.S90]&lt;&gt;&quot;*&quot;;[.S90];&quot;*&quot;))" office:value-type="float" office:value="5" calcext:value-type="float">
            <text:p>5,0</text:p>
          </table:table-cell>
          <table:table-cell table:style-name="ce34" table:formula="of:=IFERROR(ABS(([.O90]-CEILING([.$C90]))/CEILING([.$C90]));IF([.T90]&lt;&gt;&quot;*&quot;;[.T90];&quot;*&quot;))" office:value-type="float" office:value="4" calcext:value-type="float">
            <text:p>4,0</text:p>
          </table:table-cell>
          <table:table-cell table:formula="of:=IF([.L90]=[.$P90];1;&quot;&quot;)">
            <text:p/>
          </table:table-cell>
          <table:table-cell table:formula="of:=IF([.M90]=[.$P90];1;&quot;&quot;)" office:value-type="float" office:value="1" calcext:value-type="float">
            <text:p>1</text:p>
          </table:table-cell>
          <table:table-cell table:formula="of:=IF([.N90]=[.$P90];1;&quot;&quot;)">
            <text:p/>
          </table:table-cell>
          <table:table-cell table:formula="of:=IF([.O90]=[.$P90];1;&quot;&quot;)">
            <text:p/>
          </table:table-cell>
          <table:table-cell table:number-columns-repeated="8"/>
          <table:table-cell table:formula="of:=CONCATENATE([.A90];&quot;&amp;&quot;;[.B90];&quot;&amp;&quot;;IF([.E90]=1;CONCATENATE(&quot;\h{&quot;;[.C90];&quot;}&quot;);[.C90]);&quot;&amp;&quot;;[.H90];&quot;&amp;&quot;;IF([.J90]=0;CONCATENATE(&quot;\uu{&quot;;[.I90];&quot;}&quot;);[.I90]);&quot;&amp;&quot;;IF([.L90]=[.P90];CONCATENATE(&quot;\h{&quot;;[.L90];&quot;}&quot;);[.L90]);&quot;&amp;&quot;;IF([.M90]=[.P90];CONCATENATE(&quot;\h{&quot;;[.M90];&quot;}&quot;);[.M90]);&quot;&amp;&quot;;IF([.N90]=[.P90];CONCATENATE(&quot;\h{&quot;;[.N90];&quot;}&quot;);[.N90]);&quot;&amp;&quot;;IF([.O90]=[.P90];CONCATENATE(&quot;\h{&quot;;[.O90];&quot;}&quot;);[.O90]);&quot;\\\hline&quot;)" office:value-type="string" office:string-value="r4-250-25-2&amp;28,98&amp;0,3&amp;4&amp;\uu{4}&amp;8&amp;\h{4}&amp;6&amp;5\\\hline" calcext:value-type="string">
            <text:p>r4-250-25-2&amp;28,98&amp;0,3&amp;4&amp;\uu{4}&amp;8&amp;\h{4}&amp;6&amp;5\\\hline</text:p>
          </table:table-cell>
          <table:table-cell table:number-columns-repeated="8"/>
        </table:table-row>
        <table:table-row table:style-name="ro2">
          <table:table-cell table:formula="of:=[$ra.AA90]" office:value-type="string" office:string-value="r4-250-5-1" calcext:value-type="string">
            <text:p>r4-250-5-1</text:p>
          </table:table-cell>
          <table:table-cell table:formula="of:=ROUND([$ra.AB90];2)" office:value-type="float" office:value="5.88" calcext:value-type="float">
            <text:p>5,88</text:p>
          </table:table-cell>
          <table:table-cell table:style-name="ce9" table:formula="of:=ROUND([$ra.AC90];1)" office:value-type="float" office:value="1" calcext:value-type="float">
            <text:p>1,0</text:p>
          </table:table-cell>
          <table:table-cell table:style-name="ce34" table:formula="of:=IF([ra.S90]=5;&quot;*&quot;;[ra.I90])" office:value-type="float" office:value="0.024473" calcext:value-type="float">
            <text:p>0,0</text:p>
          </table:table-cell>
          <table:table-cell table:style-name="ce21" table:formula="of:=IF([ra.S90]=11;1;&quot;&quot;)">
            <text:p/>
          </table:table-cell>
          <table:table-cell table:style-name="ce14" table:formula="of:=IFERROR(IF([.I91]=0;ABS(CEILING([.C91]));ABS(([.I91]-CEILING([.C91]))/[.I91]));&quot;*&quot;)" office:value-type="float" office:value="0.666666666666667" calcext:value-type="float">
            <text:p>0,67</text:p>
          </table:table-cell>
          <table:table-cell table:style-name="ce14" table:formula="of:=IFERROR([.I91]-CEILING([.C91]);&quot;*&quot;)" office:value-type="float" office:value="2" calcext:value-type="float">
            <text:p>2,00</text:p>
          </table:table-cell>
          <table:table-cell table:style-name="ce34" table:formula="of:=ROUND([exact.J90];1)" office:value-type="float" office:value="3" calcext:value-type="float">
            <text:p>3,0</text:p>
          </table:table-cell>
          <table:table-cell table:style-name="ce11" table:formula="of:=[exact.K90]" office:value-type="float" office:value="3" calcext:value-type="float">
            <text:p>3</text:p>
          </table:table-cell>
          <table:table-cell table:style-name="ce34" table:formula="of:=IF([exact.L90]&lt;1000000;100*[exact.L90];&quot;*&quot;)" office:value-type="float" office:value="0" calcext:value-type="float">
            <text:p>0,0</text:p>
          </table:table-cell>
          <table:table-cell table:style-name="ce34" table:formula="of:=IF([exact.S90]=5;&quot;*&quot;;[exact.I90])" office:value-type="float" office:value="0.152274" calcext:value-type="float">
            <text:p>0,2</text:p>
          </table:table-cell>
          <table:table-cell table:style-name="ce18" table:formula="of:=[$ra.AE90]" office:value-type="float" office:value="4" calcext:value-type="float">
            <text:p>4</text:p>
          </table:table-cell>
          <table:table-cell table:style-name="ce18" table:formula="of:=[$'bcpa-t600'.AE90]" office:value-type="float" office:value="3" calcext:value-type="float">
            <text:p>3</text:p>
          </table:table-cell>
          <table:table-cell table:style-name="ce18" table:formula="of:=[$'blpl-t300'.AE90]" office:value-type="float" office:value="3" calcext:value-type="float">
            <text:p>3</text:p>
          </table:table-cell>
          <table:table-cell table:style-name="ce18" table:formula="of:=[$'sbpl-t300'.AE90]" office:value-type="float" office:value="3" calcext:value-type="float">
            <text:p>3</text:p>
          </table:table-cell>
          <table:table-cell table:formula="of:=MIN([.L91:.O91])" office:value-type="float" office:value="3" calcext:value-type="float">
            <text:p>3</text:p>
          </table:table-cell>
          <table:table-cell table:formula="of:=ABS([.L91]-CEILING([.$C91]))" office:value-type="float" office:value="3" calcext:value-type="float">
            <text:p>3</text:p>
          </table:table-cell>
          <table:table-cell table:formula="of:=IFERROR(ABS([.M91]-CEILING([.$C91]));&quot;-&quot;)" office:value-type="float" office:value="2" calcext:value-type="float">
            <text:p>2</text:p>
          </table:table-cell>
          <table:table-cell table:formula="of:=ABS([.N91]-CEILING([.$C91]))" office:value-type="float" office:value="2" calcext:value-type="float">
            <text:p>2</text:p>
          </table:table-cell>
          <table:table-cell table:formula="of:=ABS([.O91]-CEILING([.$C91]))" office:value-type="float" office:value="2" calcext:value-type="float">
            <text:p>2</text:p>
          </table:table-cell>
          <table:table-cell table:style-name="ce34" table:formula="of:=IFERROR(ABS(([.L91]-CEILING([.$C91]))/CEILING([.$C91]));IF([.Q91]&lt;&gt;&quot;*&quot;;[.Q91];&quot;*&quot;))" office:value-type="float" office:value="3" calcext:value-type="float">
            <text:p>3,0</text:p>
          </table:table-cell>
          <table:table-cell table:style-name="ce34" table:formula="of:=IFERROR(ABS(([.M91]-CEILING([.$C91]))/CEILING([.$C91]));IF([.R91]&lt;&gt;&quot;*&quot;;[.R91];&quot;*&quot;))" office:value-type="float" office:value="2" calcext:value-type="float">
            <text:p>2,0</text:p>
          </table:table-cell>
          <table:table-cell table:style-name="ce34" table:formula="of:=IFERROR(ABS(([.N91]-CEILING([.$C91]))/CEILING([.$C91]));IF([.S91]&lt;&gt;&quot;*&quot;;[.S91];&quot;*&quot;))" office:value-type="float" office:value="2" calcext:value-type="float">
            <text:p>2,0</text:p>
          </table:table-cell>
          <table:table-cell table:style-name="ce34" table:formula="of:=IFERROR(ABS(([.O91]-CEILING([.$C91]))/CEILING([.$C91]));IF([.T91]&lt;&gt;&quot;*&quot;;[.T91];&quot;*&quot;))" office:value-type="float" office:value="2" calcext:value-type="float">
            <text:p>2,0</text:p>
          </table:table-cell>
          <table:table-cell table:formula="of:=IF([.L91]=[.$P91];1;&quot;&quot;)">
            <text:p/>
          </table:table-cell>
          <table:table-cell table:formula="of:=IF([.M91]=[.$P91];1;&quot;&quot;)" office:value-type="float" office:value="1" calcext:value-type="float">
            <text:p>1</text:p>
          </table:table-cell>
          <table:table-cell table:formula="of:=IF([.N91]=[.$P91];1;&quot;&quot;)" office:value-type="float" office:value="1" calcext:value-type="float">
            <text:p>1</text:p>
          </table:table-cell>
          <table:table-cell table:formula="of:=IF([.O91]=[.$P91];1;&quot;&quot;)" office:value-type="float" office:value="1" calcext:value-type="float">
            <text:p>1</text:p>
          </table:table-cell>
          <table:table-cell table:number-columns-repeated="8"/>
          <table:table-cell table:formula="of:=CONCATENATE([.A91];&quot;&amp;&quot;;[.B91];&quot;&amp;&quot;;IF([.E91]=1;CONCATENATE(&quot;\h{&quot;;[.C91];&quot;}&quot;);[.C91]);&quot;&amp;&quot;;[.H91];&quot;&amp;&quot;;IF([.J91]=0;CONCATENATE(&quot;\uu{&quot;;[.I91];&quot;}&quot;);[.I91]);&quot;&amp;&quot;;IF([.L91]=[.P91];CONCATENATE(&quot;\h{&quot;;[.L91];&quot;}&quot;);[.L91]);&quot;&amp;&quot;;IF([.M91]=[.P91];CONCATENATE(&quot;\h{&quot;;[.M91];&quot;}&quot;);[.M91]);&quot;&amp;&quot;;IF([.N91]=[.P91];CONCATENATE(&quot;\h{&quot;;[.N91];&quot;}&quot;);[.N91]);&quot;&amp;&quot;;IF([.O91]=[.P91];CONCATENATE(&quot;\h{&quot;;[.O91];&quot;}&quot;);[.O91]);&quot;\\\hline&quot;)" office:value-type="string" office:string-value="r4-250-5-1&amp;5,88&amp;1&amp;3&amp;\uu{3}&amp;4&amp;\h{3}&amp;\h{3}&amp;\h{3}\\\hline" calcext:value-type="string">
            <text:p>r4-250-5-1&amp;5,88&amp;1&amp;3&amp;\uu{3}&amp;4&amp;\h{3}&amp;\h{3}&amp;\h{3}\\\hline</text:p>
          </table:table-cell>
          <table:table-cell table:number-columns-repeated="8"/>
        </table:table-row>
        <table:table-row table:style-name="ro2">
          <table:table-cell table:formula="of:=[$ra.AA91]" office:value-type="string" office:string-value="r4-250-5-2" calcext:value-type="string">
            <text:p>r4-250-5-2</text:p>
          </table:table-cell>
          <table:table-cell table:formula="of:=ROUND([$ra.AB91];2)" office:value-type="float" office:value="8.09" calcext:value-type="float">
            <text:p>8,09</text:p>
          </table:table-cell>
          <table:table-cell table:style-name="ce9" table:formula="of:=ROUND([$ra.AC91];1)" office:value-type="float" office:value="0.3" calcext:value-type="float">
            <text:p>0,3</text:p>
          </table:table-cell>
          <table:table-cell table:style-name="ce34" table:formula="of:=IF([ra.S91]=5;&quot;*&quot;;[ra.I91])" office:value-type="float" office:value="0.023829" calcext:value-type="float">
            <text:p>0,0</text:p>
          </table:table-cell>
          <table:table-cell table:style-name="ce21" table:formula="of:=IF([ra.S91]=11;1;&quot;&quot;)">
            <text:p/>
          </table:table-cell>
          <table:table-cell table:style-name="ce14" table:formula="of:=IFERROR(IF([.I92]=0;ABS(CEILING([.C92]));ABS(([.I92]-CEILING([.C92]))/[.I92]));&quot;*&quot;)" office:value-type="float" office:value="0.5" calcext:value-type="float">
            <text:p>0,50</text:p>
          </table:table-cell>
          <table:table-cell table:style-name="ce14" table:formula="of:=IFERROR([.I92]-CEILING([.C92]);&quot;*&quot;)" office:value-type="float" office:value="1" calcext:value-type="float">
            <text:p>1,00</text:p>
          </table:table-cell>
          <table:table-cell table:style-name="ce34" table:formula="of:=ROUND([exact.J91];1)" office:value-type="float" office:value="2" calcext:value-type="float">
            <text:p>2,0</text:p>
          </table:table-cell>
          <table:table-cell table:style-name="ce11" table:formula="of:=[exact.K91]" office:value-type="float" office:value="2" calcext:value-type="float">
            <text:p>2</text:p>
          </table:table-cell>
          <table:table-cell table:style-name="ce34" table:formula="of:=IF([exact.L91]&lt;1000000;100*[exact.L91];&quot;*&quot;)" office:value-type="float" office:value="0" calcext:value-type="float">
            <text:p>0,0</text:p>
          </table:table-cell>
          <table:table-cell table:style-name="ce34" table:formula="of:=IF([exact.S91]=5;&quot;*&quot;;[exact.I91])" office:value-type="float" office:value="0.048631" calcext:value-type="float">
            <text:p>0,0</text:p>
          </table:table-cell>
          <table:table-cell table:style-name="ce18" table:formula="of:=[$ra.AE91]" office:value-type="float" office:value="4" calcext:value-type="float">
            <text:p>4</text:p>
          </table:table-cell>
          <table:table-cell table:style-name="ce18" table:formula="of:=[$'bcpa-t600'.AE91]" office:value-type="float" office:value="2" calcext:value-type="float">
            <text:p>2</text:p>
          </table:table-cell>
          <table:table-cell table:style-name="ce18" table:formula="of:=[$'blpl-t300'.AE91]" office:value-type="float" office:value="2" calcext:value-type="float">
            <text:p>2</text:p>
          </table:table-cell>
          <table:table-cell table:style-name="ce18" table:formula="of:=[$'sbpl-t300'.AE91]" office:value-type="float" office:value="2" calcext:value-type="float">
            <text:p>2</text:p>
          </table:table-cell>
          <table:table-cell table:formula="of:=MIN([.L92:.O92])" office:value-type="float" office:value="2" calcext:value-type="float">
            <text:p>2</text:p>
          </table:table-cell>
          <table:table-cell table:formula="of:=ABS([.L92]-CEILING([.$C92]))" office:value-type="float" office:value="3" calcext:value-type="float">
            <text:p>3</text:p>
          </table:table-cell>
          <table:table-cell table:formula="of:=IFERROR(ABS([.M92]-CEILING([.$C92]));&quot;-&quot;)" office:value-type="float" office:value="1" calcext:value-type="float">
            <text:p>1</text:p>
          </table:table-cell>
          <table:table-cell table:formula="of:=ABS([.N92]-CEILING([.$C92]))" office:value-type="float" office:value="1" calcext:value-type="float">
            <text:p>1</text:p>
          </table:table-cell>
          <table:table-cell table:formula="of:=ABS([.O92]-CEILING([.$C92]))" office:value-type="float" office:value="1" calcext:value-type="float">
            <text:p>1</text:p>
          </table:table-cell>
          <table:table-cell table:style-name="ce34" table:formula="of:=IFERROR(ABS(([.L92]-CEILING([.$C92]))/CEILING([.$C92]));IF([.Q92]&lt;&gt;&quot;*&quot;;[.Q92];&quot;*&quot;))" office:value-type="float" office:value="3" calcext:value-type="float">
            <text:p>3,0</text:p>
          </table:table-cell>
          <table:table-cell table:style-name="ce34" table:formula="of:=IFERROR(ABS(([.M92]-CEILING([.$C92]))/CEILING([.$C92]));IF([.R92]&lt;&gt;&quot;*&quot;;[.R92];&quot;*&quot;))" office:value-type="float" office:value="1" calcext:value-type="float">
            <text:p>1,0</text:p>
          </table:table-cell>
          <table:table-cell table:style-name="ce34" table:formula="of:=IFERROR(ABS(([.N92]-CEILING([.$C92]))/CEILING([.$C92]));IF([.S92]&lt;&gt;&quot;*&quot;;[.S92];&quot;*&quot;))" office:value-type="float" office:value="1" calcext:value-type="float">
            <text:p>1,0</text:p>
          </table:table-cell>
          <table:table-cell table:style-name="ce34" table:formula="of:=IFERROR(ABS(([.O92]-CEILING([.$C92]))/CEILING([.$C92]));IF([.T92]&lt;&gt;&quot;*&quot;;[.T92];&quot;*&quot;))" office:value-type="float" office:value="1" calcext:value-type="float">
            <text:p>1,0</text:p>
          </table:table-cell>
          <table:table-cell table:formula="of:=IF([.L92]=[.$P92];1;&quot;&quot;)">
            <text:p/>
          </table:table-cell>
          <table:table-cell table:formula="of:=IF([.M92]=[.$P92];1;&quot;&quot;)" office:value-type="float" office:value="1" calcext:value-type="float">
            <text:p>1</text:p>
          </table:table-cell>
          <table:table-cell table:formula="of:=IF([.N92]=[.$P92];1;&quot;&quot;)" office:value-type="float" office:value="1" calcext:value-type="float">
            <text:p>1</text:p>
          </table:table-cell>
          <table:table-cell table:formula="of:=IF([.O92]=[.$P92];1;&quot;&quot;)" office:value-type="float" office:value="1" calcext:value-type="float">
            <text:p>1</text:p>
          </table:table-cell>
          <table:table-cell table:number-columns-repeated="8"/>
          <table:table-cell table:formula="of:=CONCATENATE([.A92];&quot;&amp;&quot;;[.B92];&quot;&amp;&quot;;IF([.E92]=1;CONCATENATE(&quot;\h{&quot;;[.C92];&quot;}&quot;);[.C92]);&quot;&amp;&quot;;[.H92];&quot;&amp;&quot;;IF([.J92]=0;CONCATENATE(&quot;\uu{&quot;;[.I92];&quot;}&quot;);[.I92]);&quot;&amp;&quot;;IF([.L92]=[.P92];CONCATENATE(&quot;\h{&quot;;[.L92];&quot;}&quot;);[.L92]);&quot;&amp;&quot;;IF([.M92]=[.P92];CONCATENATE(&quot;\h{&quot;;[.M92];&quot;}&quot;);[.M92]);&quot;&amp;&quot;;IF([.N92]=[.P92];CONCATENATE(&quot;\h{&quot;;[.N92];&quot;}&quot;);[.N92]);&quot;&amp;&quot;;IF([.O92]=[.P92];CONCATENATE(&quot;\h{&quot;;[.O92];&quot;}&quot;);[.O92]);&quot;\\\hline&quot;)" office:value-type="string" office:string-value="r4-250-5-2&amp;8,09&amp;0,3&amp;2&amp;\uu{2}&amp;4&amp;\h{2}&amp;\h{2}&amp;\h{2}\\\hline" calcext:value-type="string">
            <text:p>r4-250-5-2&amp;8,09&amp;0,3&amp;2&amp;\uu{2}&amp;4&amp;\h{2}&amp;\h{2}&amp;\h{2}\\\hline</text:p>
          </table:table-cell>
          <table:table-cell table:number-columns-repeated="8"/>
        </table:table-row>
        <table:table-row table:style-name="ro2">
          <table:table-cell table:formula="of:=[$ra.AA92]" office:value-type="string" office:string-value="r4-50-10-1" calcext:value-type="string">
            <text:p>r4-50-10-1</text:p>
          </table:table-cell>
          <table:table-cell table:formula="of:=ROUND([$ra.AB92];2)" office:value-type="float" office:value="39.13" calcext:value-type="float">
            <text:p>39,13</text:p>
          </table:table-cell>
          <table:table-cell table:style-name="ce9" table:formula="of:=ROUND([$ra.AC92];1)" office:value-type="float" office:value="1" calcext:value-type="float">
            <text:p>1,0</text:p>
          </table:table-cell>
          <table:table-cell table:style-name="ce34" table:formula="of:=IF([ra.S92]=5;&quot;*&quot;;[ra.I92])" office:value-type="float" office:value="0.037959" calcext:value-type="float">
            <text:p>0,0</text:p>
          </table:table-cell>
          <table:table-cell table:style-name="ce21" table:formula="of:=IF([ra.S92]=11;1;&quot;&quot;)">
            <text:p/>
          </table:table-cell>
          <table:table-cell table:style-name="ce14" table:formula="of:=IFERROR(IF([.I93]=0;ABS(CEILING([.C93]));ABS(([.I93]-CEILING([.C93]))/[.I93]));&quot;*&quot;)" office:value-type="float" office:value="0.5" calcext:value-type="float">
            <text:p>0,50</text:p>
          </table:table-cell>
          <table:table-cell table:style-name="ce14" table:formula="of:=IFERROR([.I93]-CEILING([.C93]);&quot;*&quot;)" office:value-type="float" office:value="1" calcext:value-type="float">
            <text:p>1,00</text:p>
          </table:table-cell>
          <table:table-cell table:style-name="ce34" table:formula="of:=ROUND([exact.J92];1)" office:value-type="float" office:value="2" calcext:value-type="float">
            <text:p>2,0</text:p>
          </table:table-cell>
          <table:table-cell table:style-name="ce11" table:formula="of:=[exact.K92]" office:value-type="float" office:value="2" calcext:value-type="float">
            <text:p>2</text:p>
          </table:table-cell>
          <table:table-cell table:style-name="ce34" table:formula="of:=IF([exact.L92]&lt;1000000;100*[exact.L92];&quot;*&quot;)" office:value-type="float" office:value="0" calcext:value-type="float">
            <text:p>0,0</text:p>
          </table:table-cell>
          <table:table-cell table:style-name="ce34" table:formula="of:=IF([exact.S92]=5;&quot;*&quot;;[exact.I92])" office:value-type="float" office:value="0.272702" calcext:value-type="float">
            <text:p>0,3</text:p>
          </table:table-cell>
          <table:table-cell table:style-name="ce18" table:formula="of:=[$ra.AE92]" office:value-type="float" office:value="5" calcext:value-type="float">
            <text:p>5</text:p>
          </table:table-cell>
          <table:table-cell table:style-name="ce18" table:formula="of:=[$'bcpa-t600'.AE92]" office:value-type="float" office:value="2" calcext:value-type="float">
            <text:p>2</text:p>
          </table:table-cell>
          <table:table-cell table:style-name="ce18" table:formula="of:=[$'blpl-t300'.AE92]" office:value-type="float" office:value="2" calcext:value-type="float">
            <text:p>2</text:p>
          </table:table-cell>
          <table:table-cell table:style-name="ce18" table:formula="of:=[$'sbpl-t300'.AE92]" office:value-type="float" office:value="2" calcext:value-type="float">
            <text:p>2</text:p>
          </table:table-cell>
          <table:table-cell table:formula="of:=MIN([.L93:.O93])" office:value-type="float" office:value="2" calcext:value-type="float">
            <text:p>2</text:p>
          </table:table-cell>
          <table:table-cell table:formula="of:=ABS([.L93]-CEILING([.$C93]))" office:value-type="float" office:value="4" calcext:value-type="float">
            <text:p>4</text:p>
          </table:table-cell>
          <table:table-cell table:formula="of:=IFERROR(ABS([.M93]-CEILING([.$C93]));&quot;-&quot;)" office:value-type="float" office:value="1" calcext:value-type="float">
            <text:p>1</text:p>
          </table:table-cell>
          <table:table-cell table:formula="of:=ABS([.N93]-CEILING([.$C93]))" office:value-type="float" office:value="1" calcext:value-type="float">
            <text:p>1</text:p>
          </table:table-cell>
          <table:table-cell table:formula="of:=ABS([.O93]-CEILING([.$C93]))" office:value-type="float" office:value="1" calcext:value-type="float">
            <text:p>1</text:p>
          </table:table-cell>
          <table:table-cell table:style-name="ce34" table:formula="of:=IFERROR(ABS(([.L93]-CEILING([.$C93]))/CEILING([.$C93]));IF([.Q93]&lt;&gt;&quot;*&quot;;[.Q93];&quot;*&quot;))" office:value-type="float" office:value="4" calcext:value-type="float">
            <text:p>4,0</text:p>
          </table:table-cell>
          <table:table-cell table:style-name="ce34" table:formula="of:=IFERROR(ABS(([.M93]-CEILING([.$C93]))/CEILING([.$C93]));IF([.R93]&lt;&gt;&quot;*&quot;;[.R93];&quot;*&quot;))" office:value-type="float" office:value="1" calcext:value-type="float">
            <text:p>1,0</text:p>
          </table:table-cell>
          <table:table-cell table:style-name="ce34" table:formula="of:=IFERROR(ABS(([.N93]-CEILING([.$C93]))/CEILING([.$C93]));IF([.S93]&lt;&gt;&quot;*&quot;;[.S93];&quot;*&quot;))" office:value-type="float" office:value="1" calcext:value-type="float">
            <text:p>1,0</text:p>
          </table:table-cell>
          <table:table-cell table:style-name="ce34" table:formula="of:=IFERROR(ABS(([.O93]-CEILING([.$C93]))/CEILING([.$C93]));IF([.T93]&lt;&gt;&quot;*&quot;;[.T93];&quot;*&quot;))" office:value-type="float" office:value="1" calcext:value-type="float">
            <text:p>1,0</text:p>
          </table:table-cell>
          <table:table-cell table:formula="of:=IF([.L93]=[.$P93];1;&quot;&quot;)">
            <text:p/>
          </table:table-cell>
          <table:table-cell table:formula="of:=IF([.M93]=[.$P93];1;&quot;&quot;)" office:value-type="float" office:value="1" calcext:value-type="float">
            <text:p>1</text:p>
          </table:table-cell>
          <table:table-cell table:formula="of:=IF([.N93]=[.$P93];1;&quot;&quot;)" office:value-type="float" office:value="1" calcext:value-type="float">
            <text:p>1</text:p>
          </table:table-cell>
          <table:table-cell table:formula="of:=IF([.O93]=[.$P93];1;&quot;&quot;)" office:value-type="float" office:value="1" calcext:value-type="float">
            <text:p>1</text:p>
          </table:table-cell>
          <table:table-cell table:number-columns-repeated="8"/>
          <table:table-cell table:formula="of:=CONCATENATE([.A93];&quot;&amp;&quot;;[.B93];&quot;&amp;&quot;;IF([.E93]=1;CONCATENATE(&quot;\h{&quot;;[.C93];&quot;}&quot;);[.C93]);&quot;&amp;&quot;;[.H93];&quot;&amp;&quot;;IF([.J93]=0;CONCATENATE(&quot;\uu{&quot;;[.I93];&quot;}&quot;);[.I93]);&quot;&amp;&quot;;IF([.L93]=[.P93];CONCATENATE(&quot;\h{&quot;;[.L93];&quot;}&quot;);[.L93]);&quot;&amp;&quot;;IF([.M93]=[.P93];CONCATENATE(&quot;\h{&quot;;[.M93];&quot;}&quot;);[.M93]);&quot;&amp;&quot;;IF([.N93]=[.P93];CONCATENATE(&quot;\h{&quot;;[.N93];&quot;}&quot;);[.N93]);&quot;&amp;&quot;;IF([.O93]=[.P93];CONCATENATE(&quot;\h{&quot;;[.O93];&quot;}&quot;);[.O93]);&quot;\\\hline&quot;)" office:value-type="string" office:string-value="r4-50-10-1&amp;39,13&amp;1&amp;2&amp;\uu{2}&amp;5&amp;\h{2}&amp;\h{2}&amp;\h{2}\\\hline" calcext:value-type="string">
            <text:p>r4-50-10-1&amp;39,13&amp;1&amp;2&amp;\uu{2}&amp;5&amp;\h{2}&amp;\h{2}&amp;\h{2}\\\hline</text:p>
          </table:table-cell>
          <table:table-cell table:number-columns-repeated="8"/>
        </table:table-row>
        <table:table-row table:style-name="ro2">
          <table:table-cell table:formula="of:=[$ra.AA93]" office:value-type="string" office:string-value="r4-50-10-2" calcext:value-type="string">
            <text:p>r4-50-10-2</text:p>
          </table:table-cell>
          <table:table-cell table:formula="of:=ROUND([$ra.AB93];2)" office:value-type="float" office:value="45.65" calcext:value-type="float">
            <text:p>45,65</text:p>
          </table:table-cell>
          <table:table-cell table:style-name="ce9" table:formula="of:=ROUND([$ra.AC93];1)" office:value-type="float" office:value="0.3" calcext:value-type="float">
            <text:p>0,3</text:p>
          </table:table-cell>
          <table:table-cell table:style-name="ce34" table:formula="of:=IF([ra.S93]=5;&quot;*&quot;;[ra.I93])" office:value-type="float" office:value="0.037146" calcext:value-type="float">
            <text:p>0,0</text:p>
          </table:table-cell>
          <table:table-cell table:style-name="ce21" table:formula="of:=IF([ra.S93]=11;1;&quot;&quot;)">
            <text:p/>
          </table:table-cell>
          <table:table-cell table:style-name="ce14" table:formula="of:=IFERROR(IF([.I94]=0;ABS(CEILING([.C94]));ABS(([.I94]-CEILING([.C94]))/[.I94]));&quot;*&quot;)" office:value-type="float" office:value="0.5" calcext:value-type="float">
            <text:p>0,50</text:p>
          </table:table-cell>
          <table:table-cell table:style-name="ce14" table:formula="of:=IFERROR([.I94]-CEILING([.C94]);&quot;*&quot;)" office:value-type="float" office:value="1" calcext:value-type="float">
            <text:p>1,00</text:p>
          </table:table-cell>
          <table:table-cell table:style-name="ce34" table:formula="of:=ROUND([exact.J93];1)" office:value-type="float" office:value="2" calcext:value-type="float">
            <text:p>2,0</text:p>
          </table:table-cell>
          <table:table-cell table:style-name="ce11" table:formula="of:=[exact.K93]" office:value-type="float" office:value="2" calcext:value-type="float">
            <text:p>2</text:p>
          </table:table-cell>
          <table:table-cell table:style-name="ce34" table:formula="of:=IF([exact.L93]&lt;1000000;100*[exact.L93];&quot;*&quot;)" office:value-type="float" office:value="0" calcext:value-type="float">
            <text:p>0,0</text:p>
          </table:table-cell>
          <table:table-cell table:style-name="ce34" table:formula="of:=IF([exact.S93]=5;&quot;*&quot;;[exact.I93])" office:value-type="float" office:value="0.198104" calcext:value-type="float">
            <text:p>0,2</text:p>
          </table:table-cell>
          <table:table-cell table:style-name="ce18" table:formula="of:=[$ra.AE93]" office:value-type="float" office:value="5" calcext:value-type="float">
            <text:p>5</text:p>
          </table:table-cell>
          <table:table-cell table:style-name="ce18" table:formula="of:=[$'bcpa-t600'.AE93]" office:value-type="float" office:value="2" calcext:value-type="float">
            <text:p>2</text:p>
          </table:table-cell>
          <table:table-cell table:style-name="ce18" table:formula="of:=[$'blpl-t300'.AE93]" office:value-type="float" office:value="2" calcext:value-type="float">
            <text:p>2</text:p>
          </table:table-cell>
          <table:table-cell table:style-name="ce18" table:formula="of:=[$'sbpl-t300'.AE93]" office:value-type="float" office:value="2" calcext:value-type="float">
            <text:p>2</text:p>
          </table:table-cell>
          <table:table-cell table:formula="of:=MIN([.L94:.O94])" office:value-type="float" office:value="2" calcext:value-type="float">
            <text:p>2</text:p>
          </table:table-cell>
          <table:table-cell table:formula="of:=ABS([.L94]-CEILING([.$C94]))" office:value-type="float" office:value="4" calcext:value-type="float">
            <text:p>4</text:p>
          </table:table-cell>
          <table:table-cell table:formula="of:=IFERROR(ABS([.M94]-CEILING([.$C94]));&quot;-&quot;)" office:value-type="float" office:value="1" calcext:value-type="float">
            <text:p>1</text:p>
          </table:table-cell>
          <table:table-cell table:formula="of:=ABS([.N94]-CEILING([.$C94]))" office:value-type="float" office:value="1" calcext:value-type="float">
            <text:p>1</text:p>
          </table:table-cell>
          <table:table-cell table:formula="of:=ABS([.O94]-CEILING([.$C94]))" office:value-type="float" office:value="1" calcext:value-type="float">
            <text:p>1</text:p>
          </table:table-cell>
          <table:table-cell table:style-name="ce34" table:formula="of:=IFERROR(ABS(([.L94]-CEILING([.$C94]))/CEILING([.$C94]));IF([.Q94]&lt;&gt;&quot;*&quot;;[.Q94];&quot;*&quot;))" office:value-type="float" office:value="4" calcext:value-type="float">
            <text:p>4,0</text:p>
          </table:table-cell>
          <table:table-cell table:style-name="ce34" table:formula="of:=IFERROR(ABS(([.M94]-CEILING([.$C94]))/CEILING([.$C94]));IF([.R94]&lt;&gt;&quot;*&quot;;[.R94];&quot;*&quot;))" office:value-type="float" office:value="1" calcext:value-type="float">
            <text:p>1,0</text:p>
          </table:table-cell>
          <table:table-cell table:style-name="ce34" table:formula="of:=IFERROR(ABS(([.N94]-CEILING([.$C94]))/CEILING([.$C94]));IF([.S94]&lt;&gt;&quot;*&quot;;[.S94];&quot;*&quot;))" office:value-type="float" office:value="1" calcext:value-type="float">
            <text:p>1,0</text:p>
          </table:table-cell>
          <table:table-cell table:style-name="ce34" table:formula="of:=IFERROR(ABS(([.O94]-CEILING([.$C94]))/CEILING([.$C94]));IF([.T94]&lt;&gt;&quot;*&quot;;[.T94];&quot;*&quot;))" office:value-type="float" office:value="1" calcext:value-type="float">
            <text:p>1,0</text:p>
          </table:table-cell>
          <table:table-cell table:formula="of:=IF([.L94]=[.$P94];1;&quot;&quot;)">
            <text:p/>
          </table:table-cell>
          <table:table-cell table:formula="of:=IF([.M94]=[.$P94];1;&quot;&quot;)" office:value-type="float" office:value="1" calcext:value-type="float">
            <text:p>1</text:p>
          </table:table-cell>
          <table:table-cell table:formula="of:=IF([.N94]=[.$P94];1;&quot;&quot;)" office:value-type="float" office:value="1" calcext:value-type="float">
            <text:p>1</text:p>
          </table:table-cell>
          <table:table-cell table:formula="of:=IF([.O94]=[.$P94];1;&quot;&quot;)" office:value-type="float" office:value="1" calcext:value-type="float">
            <text:p>1</text:p>
          </table:table-cell>
          <table:table-cell table:number-columns-repeated="8"/>
          <table:table-cell table:formula="of:=CONCATENATE([.A94];&quot;&amp;&quot;;[.B94];&quot;&amp;&quot;;IF([.E94]=1;CONCATENATE(&quot;\h{&quot;;[.C94];&quot;}&quot;);[.C94]);&quot;&amp;&quot;;[.H94];&quot;&amp;&quot;;IF([.J94]=0;CONCATENATE(&quot;\uu{&quot;;[.I94];&quot;}&quot;);[.I94]);&quot;&amp;&quot;;IF([.L94]=[.P94];CONCATENATE(&quot;\h{&quot;;[.L94];&quot;}&quot;);[.L94]);&quot;&amp;&quot;;IF([.M94]=[.P94];CONCATENATE(&quot;\h{&quot;;[.M94];&quot;}&quot;);[.M94]);&quot;&amp;&quot;;IF([.N94]=[.P94];CONCATENATE(&quot;\h{&quot;;[.N94];&quot;}&quot;);[.N94]);&quot;&amp;&quot;;IF([.O94]=[.P94];CONCATENATE(&quot;\h{&quot;;[.O94];&quot;}&quot;);[.O94]);&quot;\\\hline&quot;)" office:value-type="string" office:string-value="r4-50-10-2&amp;45,65&amp;0,3&amp;2&amp;\uu{2}&amp;5&amp;\h{2}&amp;\h{2}&amp;\h{2}\\\hline" calcext:value-type="string">
            <text:p>r4-50-10-2&amp;45,65&amp;0,3&amp;2&amp;\uu{2}&amp;5&amp;\h{2}&amp;\h{2}&amp;\h{2}\\\hline</text:p>
          </table:table-cell>
          <table:table-cell table:number-columns-repeated="8"/>
        </table:table-row>
        <table:table-row table:style-name="ro2">
          <table:table-cell table:formula="of:=[$ra.AA94]" office:value-type="string" office:string-value="r4-50-15-1" calcext:value-type="string">
            <text:p>r4-50-15-1</text:p>
          </table:table-cell>
          <table:table-cell table:formula="of:=ROUND([$ra.AB94];2)" office:value-type="float" office:value="50" calcext:value-type="float">
            <text:p>50</text:p>
          </table:table-cell>
          <table:table-cell table:style-name="ce9" table:formula="of:=ROUND([$ra.AC94];1)" office:value-type="float" office:value="0.2" calcext:value-type="float">
            <text:p>0,2</text:p>
          </table:table-cell>
          <table:table-cell table:style-name="ce34" table:formula="of:=IF([ra.S94]=5;&quot;*&quot;;[ra.I94])" office:value-type="float" office:value="0.042063" calcext:value-type="float">
            <text:p>0,0</text:p>
          </table:table-cell>
          <table:table-cell table:style-name="ce21" table:formula="of:=IF([ra.S94]=11;1;&quot;&quot;)">
            <text:p/>
          </table:table-cell>
          <table:table-cell table:style-name="ce14" table:formula="of:=IFERROR(IF([.I95]=0;ABS(CEILING([.C95]));ABS(([.I95]-CEILING([.C95]))/[.I95]));&quot;*&quot;)" office:value-type="float" office:value="0.5" calcext:value-type="float">
            <text:p>0,50</text:p>
          </table:table-cell>
          <table:table-cell table:style-name="ce14" table:formula="of:=IFERROR([.I95]-CEILING([.C95]);&quot;*&quot;)" office:value-type="float" office:value="1" calcext:value-type="float">
            <text:p>1,00</text:p>
          </table:table-cell>
          <table:table-cell table:style-name="ce34" table:formula="of:=ROUND([exact.J94];1)" office:value-type="float" office:value="2" calcext:value-type="float">
            <text:p>2,0</text:p>
          </table:table-cell>
          <table:table-cell table:style-name="ce11" table:formula="of:=[exact.K94]" office:value-type="float" office:value="2" calcext:value-type="float">
            <text:p>2</text:p>
          </table:table-cell>
          <table:table-cell table:style-name="ce34" table:formula="of:=IF([exact.L94]&lt;1000000;100*[exact.L94];&quot;*&quot;)" office:value-type="float" office:value="0" calcext:value-type="float">
            <text:p>0,0</text:p>
          </table:table-cell>
          <table:table-cell table:style-name="ce34" table:formula="of:=IF([exact.S94]=5;&quot;*&quot;;[exact.I94])" office:value-type="float" office:value="0.662132" calcext:value-type="float">
            <text:p>0,7</text:p>
          </table:table-cell>
          <table:table-cell table:style-name="ce18" table:formula="of:=[$ra.AE94]" office:value-type="float" office:value="4" calcext:value-type="float">
            <text:p>4</text:p>
          </table:table-cell>
          <table:table-cell table:style-name="ce18" table:formula="of:=[$'bcpa-t600'.AE94]" office:value-type="float" office:value="2" calcext:value-type="float">
            <text:p>2</text:p>
          </table:table-cell>
          <table:table-cell table:style-name="ce18" table:formula="of:=[$'blpl-t300'.AE94]" office:value-type="float" office:value="3" calcext:value-type="float">
            <text:p>3</text:p>
          </table:table-cell>
          <table:table-cell table:style-name="ce18" table:formula="of:=[$'sbpl-t300'.AE94]" office:value-type="float" office:value="3" calcext:value-type="float">
            <text:p>3</text:p>
          </table:table-cell>
          <table:table-cell table:formula="of:=MIN([.L95:.O95])" office:value-type="float" office:value="2" calcext:value-type="float">
            <text:p>2</text:p>
          </table:table-cell>
          <table:table-cell table:formula="of:=ABS([.L95]-CEILING([.$C95]))" office:value-type="float" office:value="3" calcext:value-type="float">
            <text:p>3</text:p>
          </table:table-cell>
          <table:table-cell table:formula="of:=IFERROR(ABS([.M95]-CEILING([.$C95]));&quot;-&quot;)" office:value-type="float" office:value="1" calcext:value-type="float">
            <text:p>1</text:p>
          </table:table-cell>
          <table:table-cell table:formula="of:=ABS([.N95]-CEILING([.$C95]))" office:value-type="float" office:value="2" calcext:value-type="float">
            <text:p>2</text:p>
          </table:table-cell>
          <table:table-cell table:formula="of:=ABS([.O95]-CEILING([.$C95]))" office:value-type="float" office:value="2" calcext:value-type="float">
            <text:p>2</text:p>
          </table:table-cell>
          <table:table-cell table:style-name="ce34" table:formula="of:=IFERROR(ABS(([.L95]-CEILING([.$C95]))/CEILING([.$C95]));IF([.Q95]&lt;&gt;&quot;*&quot;;[.Q95];&quot;*&quot;))" office:value-type="float" office:value="3" calcext:value-type="float">
            <text:p>3,0</text:p>
          </table:table-cell>
          <table:table-cell table:style-name="ce34" table:formula="of:=IFERROR(ABS(([.M95]-CEILING([.$C95]))/CEILING([.$C95]));IF([.R95]&lt;&gt;&quot;*&quot;;[.R95];&quot;*&quot;))" office:value-type="float" office:value="1" calcext:value-type="float">
            <text:p>1,0</text:p>
          </table:table-cell>
          <table:table-cell table:style-name="ce34" table:formula="of:=IFERROR(ABS(([.N95]-CEILING([.$C95]))/CEILING([.$C95]));IF([.S95]&lt;&gt;&quot;*&quot;;[.S95];&quot;*&quot;))" office:value-type="float" office:value="2" calcext:value-type="float">
            <text:p>2,0</text:p>
          </table:table-cell>
          <table:table-cell table:style-name="ce34" table:formula="of:=IFERROR(ABS(([.O95]-CEILING([.$C95]))/CEILING([.$C95]));IF([.T95]&lt;&gt;&quot;*&quot;;[.T95];&quot;*&quot;))" office:value-type="float" office:value="2" calcext:value-type="float">
            <text:p>2,0</text:p>
          </table:table-cell>
          <table:table-cell table:formula="of:=IF([.L95]=[.$P95];1;&quot;&quot;)">
            <text:p/>
          </table:table-cell>
          <table:table-cell table:formula="of:=IF([.M95]=[.$P95];1;&quot;&quot;)" office:value-type="float" office:value="1" calcext:value-type="float">
            <text:p>1</text:p>
          </table:table-cell>
          <table:table-cell table:formula="of:=IF([.N95]=[.$P95];1;&quot;&quot;)">
            <text:p/>
          </table:table-cell>
          <table:table-cell table:formula="of:=IF([.O95]=[.$P95];1;&quot;&quot;)">
            <text:p/>
          </table:table-cell>
          <table:table-cell table:number-columns-repeated="8"/>
          <table:table-cell table:formula="of:=CONCATENATE([.A95];&quot;&amp;&quot;;[.B95];&quot;&amp;&quot;;IF([.E95]=1;CONCATENATE(&quot;\h{&quot;;[.C95];&quot;}&quot;);[.C95]);&quot;&amp;&quot;;[.H95];&quot;&amp;&quot;;IF([.J95]=0;CONCATENATE(&quot;\uu{&quot;;[.I95];&quot;}&quot;);[.I95]);&quot;&amp;&quot;;IF([.L95]=[.P95];CONCATENATE(&quot;\h{&quot;;[.L95];&quot;}&quot;);[.L95]);&quot;&amp;&quot;;IF([.M95]=[.P95];CONCATENATE(&quot;\h{&quot;;[.M95];&quot;}&quot;);[.M95]);&quot;&amp;&quot;;IF([.N95]=[.P95];CONCATENATE(&quot;\h{&quot;;[.N95];&quot;}&quot;);[.N95]);&quot;&amp;&quot;;IF([.O95]=[.P95];CONCATENATE(&quot;\h{&quot;;[.O95];&quot;}&quot;);[.O95]);&quot;\\\hline&quot;)" office:value-type="string" office:string-value="r4-50-15-1&amp;50&amp;0,2&amp;2&amp;\uu{2}&amp;4&amp;\h{2}&amp;3&amp;3\\\hline" calcext:value-type="string">
            <text:p>r4-50-15-1&amp;50&amp;0,2&amp;2&amp;\uu{2}&amp;4&amp;\h{2}&amp;3&amp;3\\\hline</text:p>
          </table:table-cell>
          <table:table-cell table:number-columns-repeated="8"/>
        </table:table-row>
        <table:table-row table:style-name="ro2">
          <table:table-cell table:formula="of:=[$ra.AA95]" office:value-type="string" office:string-value="r4-50-15-2" calcext:value-type="string">
            <text:p>r4-50-15-2</text:p>
          </table:table-cell>
          <table:table-cell table:formula="of:=ROUND([$ra.AB95];2)" office:value-type="float" office:value="51.79" calcext:value-type="float">
            <text:p>51,79</text:p>
          </table:table-cell>
          <table:table-cell table:style-name="ce9" table:formula="of:=ROUND([$ra.AC95];1)" office:value-type="float" office:value="0.2" calcext:value-type="float">
            <text:p>0,2</text:p>
          </table:table-cell>
          <table:table-cell table:style-name="ce34" table:formula="of:=IF([ra.S95]=5;&quot;*&quot;;[ra.I95])" office:value-type="float" office:value="0.029749" calcext:value-type="float">
            <text:p>0,0</text:p>
          </table:table-cell>
          <table:table-cell table:style-name="ce21" table:formula="of:=IF([ra.S95]=11;1;&quot;&quot;)">
            <text:p/>
          </table:table-cell>
          <table:table-cell table:style-name="ce14" table:formula="of:=IFERROR(IF([.I96]=0;ABS(CEILING([.C96]));ABS(([.I96]-CEILING([.C96]))/[.I96]));&quot;*&quot;)" office:value-type="float" office:value="0.5" calcext:value-type="float">
            <text:p>0,50</text:p>
          </table:table-cell>
          <table:table-cell table:style-name="ce14" table:formula="of:=IFERROR([.I96]-CEILING([.C96]);&quot;*&quot;)" office:value-type="float" office:value="1" calcext:value-type="float">
            <text:p>1,00</text:p>
          </table:table-cell>
          <table:table-cell table:style-name="ce34" table:formula="of:=ROUND([exact.J95];1)" office:value-type="float" office:value="2" calcext:value-type="float">
            <text:p>2,0</text:p>
          </table:table-cell>
          <table:table-cell table:style-name="ce11" table:formula="of:=[exact.K95]" office:value-type="float" office:value="2" calcext:value-type="float">
            <text:p>2</text:p>
          </table:table-cell>
          <table:table-cell table:style-name="ce34" table:formula="of:=IF([exact.L95]&lt;1000000;100*[exact.L95];&quot;*&quot;)" office:value-type="float" office:value="0" calcext:value-type="float">
            <text:p>0,0</text:p>
          </table:table-cell>
          <table:table-cell table:style-name="ce34" table:formula="of:=IF([exact.S95]=5;&quot;*&quot;;[exact.I95])" office:value-type="float" office:value="0.325083" calcext:value-type="float">
            <text:p>0,3</text:p>
          </table:table-cell>
          <table:table-cell table:style-name="ce18" table:formula="of:=[$ra.AE95]" office:value-type="float" office:value="5" calcext:value-type="float">
            <text:p>5</text:p>
          </table:table-cell>
          <table:table-cell table:style-name="ce18" table:formula="of:=[$'bcpa-t600'.AE95]" office:value-type="float" office:value="2" calcext:value-type="float">
            <text:p>2</text:p>
          </table:table-cell>
          <table:table-cell table:style-name="ce18" table:formula="of:=[$'blpl-t300'.AE95]" office:value-type="float" office:value="2" calcext:value-type="float">
            <text:p>2</text:p>
          </table:table-cell>
          <table:table-cell table:style-name="ce18" table:formula="of:=[$'sbpl-t300'.AE95]" office:value-type="float" office:value="2" calcext:value-type="float">
            <text:p>2</text:p>
          </table:table-cell>
          <table:table-cell table:formula="of:=MIN([.L96:.O96])" office:value-type="float" office:value="2" calcext:value-type="float">
            <text:p>2</text:p>
          </table:table-cell>
          <table:table-cell table:formula="of:=ABS([.L96]-CEILING([.$C96]))" office:value-type="float" office:value="4" calcext:value-type="float">
            <text:p>4</text:p>
          </table:table-cell>
          <table:table-cell table:formula="of:=IFERROR(ABS([.M96]-CEILING([.$C96]));&quot;-&quot;)" office:value-type="float" office:value="1" calcext:value-type="float">
            <text:p>1</text:p>
          </table:table-cell>
          <table:table-cell table:formula="of:=ABS([.N96]-CEILING([.$C96]))" office:value-type="float" office:value="1" calcext:value-type="float">
            <text:p>1</text:p>
          </table:table-cell>
          <table:table-cell table:formula="of:=ABS([.O96]-CEILING([.$C96]))" office:value-type="float" office:value="1" calcext:value-type="float">
            <text:p>1</text:p>
          </table:table-cell>
          <table:table-cell table:style-name="ce34" table:formula="of:=IFERROR(ABS(([.L96]-CEILING([.$C96]))/CEILING([.$C96]));IF([.Q96]&lt;&gt;&quot;*&quot;;[.Q96];&quot;*&quot;))" office:value-type="float" office:value="4" calcext:value-type="float">
            <text:p>4,0</text:p>
          </table:table-cell>
          <table:table-cell table:style-name="ce34" table:formula="of:=IFERROR(ABS(([.M96]-CEILING([.$C96]))/CEILING([.$C96]));IF([.R96]&lt;&gt;&quot;*&quot;;[.R96];&quot;*&quot;))" office:value-type="float" office:value="1" calcext:value-type="float">
            <text:p>1,0</text:p>
          </table:table-cell>
          <table:table-cell table:style-name="ce34" table:formula="of:=IFERROR(ABS(([.N96]-CEILING([.$C96]))/CEILING([.$C96]));IF([.S96]&lt;&gt;&quot;*&quot;;[.S96];&quot;*&quot;))" office:value-type="float" office:value="1" calcext:value-type="float">
            <text:p>1,0</text:p>
          </table:table-cell>
          <table:table-cell table:style-name="ce34" table:formula="of:=IFERROR(ABS(([.O96]-CEILING([.$C96]))/CEILING([.$C96]));IF([.T96]&lt;&gt;&quot;*&quot;;[.T96];&quot;*&quot;))" office:value-type="float" office:value="1" calcext:value-type="float">
            <text:p>1,0</text:p>
          </table:table-cell>
          <table:table-cell table:formula="of:=IF([.L96]=[.$P96];1;&quot;&quot;)">
            <text:p/>
          </table:table-cell>
          <table:table-cell table:formula="of:=IF([.M96]=[.$P96];1;&quot;&quot;)" office:value-type="float" office:value="1" calcext:value-type="float">
            <text:p>1</text:p>
          </table:table-cell>
          <table:table-cell table:formula="of:=IF([.N96]=[.$P96];1;&quot;&quot;)" office:value-type="float" office:value="1" calcext:value-type="float">
            <text:p>1</text:p>
          </table:table-cell>
          <table:table-cell table:formula="of:=IF([.O96]=[.$P96];1;&quot;&quot;)" office:value-type="float" office:value="1" calcext:value-type="float">
            <text:p>1</text:p>
          </table:table-cell>
          <table:table-cell table:number-columns-repeated="8"/>
          <table:table-cell table:formula="of:=CONCATENATE([.A96];&quot;&amp;&quot;;[.B96];&quot;&amp;&quot;;IF([.E96]=1;CONCATENATE(&quot;\h{&quot;;[.C96];&quot;}&quot;);[.C96]);&quot;&amp;&quot;;[.H96];&quot;&amp;&quot;;IF([.J96]=0;CONCATENATE(&quot;\uu{&quot;;[.I96];&quot;}&quot;);[.I96]);&quot;&amp;&quot;;IF([.L96]=[.P96];CONCATENATE(&quot;\h{&quot;;[.L96];&quot;}&quot;);[.L96]);&quot;&amp;&quot;;IF([.M96]=[.P96];CONCATENATE(&quot;\h{&quot;;[.M96];&quot;}&quot;);[.M96]);&quot;&amp;&quot;;IF([.N96]=[.P96];CONCATENATE(&quot;\h{&quot;;[.N96];&quot;}&quot;);[.N96]);&quot;&amp;&quot;;IF([.O96]=[.P96];CONCATENATE(&quot;\h{&quot;;[.O96];&quot;}&quot;);[.O96]);&quot;\\\hline&quot;)" office:value-type="string" office:string-value="r4-50-15-2&amp;51,79&amp;0,2&amp;2&amp;\uu{2}&amp;5&amp;\h{2}&amp;\h{2}&amp;\h{2}\\\hline" calcext:value-type="string">
            <text:p>r4-50-15-2&amp;51,79&amp;0,2&amp;2&amp;\uu{2}&amp;5&amp;\h{2}&amp;\h{2}&amp;\h{2}\\\hline</text:p>
          </table:table-cell>
          <table:table-cell table:number-columns-repeated="8"/>
        </table:table-row>
        <table:table-row table:style-name="ro2">
          <table:table-cell table:formula="of:=[$ra.AA96]" office:value-type="string" office:string-value="r4-50-20-1" calcext:value-type="string">
            <text:p>r4-50-20-1</text:p>
          </table:table-cell>
          <table:table-cell table:formula="of:=ROUND([$ra.AB96];2)" office:value-type="float" office:value="56.06" calcext:value-type="float">
            <text:p>56,06</text:p>
          </table:table-cell>
          <table:table-cell table:style-name="ce9" table:formula="of:=ROUND([$ra.AC96];1)" office:value-type="float" office:value="0" calcext:value-type="float">
            <text:p>0,0</text:p>
          </table:table-cell>
          <table:table-cell table:style-name="ce34" table:formula="of:=IF([ra.S96]=5;&quot;*&quot;;[ra.I96])" office:value-type="float" office:value="0.068375" calcext:value-type="float">
            <text:p>0,1</text:p>
          </table:table-cell>
          <table:table-cell table:style-name="ce21" table:formula="of:=IF([ra.S96]=11;1;&quot;&quot;)">
            <text:p/>
          </table:table-cell>
          <table:table-cell table:style-name="ce14" table:formula="of:=IFERROR(IF([.I97]=0;ABS(CEILING([.C97]));ABS(([.I97]-CEILING([.C97]))/[.I97]));&quot;*&quot;)" office:value-type="float" office:value="1" calcext:value-type="float">
            <text:p>1,00</text:p>
          </table:table-cell>
          <table:table-cell table:style-name="ce14" table:formula="of:=IFERROR([.I97]-CEILING([.C97]);&quot;*&quot;)" office:value-type="float" office:value="2" calcext:value-type="float">
            <text:p>2,00</text:p>
          </table:table-cell>
          <table:table-cell table:style-name="ce34" table:formula="of:=ROUND([exact.J96];1)" office:value-type="float" office:value="2" calcext:value-type="float">
            <text:p>2,0</text:p>
          </table:table-cell>
          <table:table-cell table:style-name="ce11" table:formula="of:=[exact.K96]" office:value-type="float" office:value="2" calcext:value-type="float">
            <text:p>2</text:p>
          </table:table-cell>
          <table:table-cell table:style-name="ce34" table:formula="of:=IF([exact.L96]&lt;1000000;100*[exact.L96];&quot;*&quot;)" office:value-type="float" office:value="0" calcext:value-type="float">
            <text:p>0,0</text:p>
          </table:table-cell>
          <table:table-cell table:style-name="ce34" table:formula="of:=IF([exact.S96]=5;&quot;*&quot;;[exact.I96])" office:value-type="float" office:value="3.929362" calcext:value-type="float">
            <text:p>3,9</text:p>
          </table:table-cell>
          <table:table-cell table:style-name="ce18" table:formula="of:=[$ra.AE96]" office:value-type="float" office:value="5" calcext:value-type="float">
            <text:p>5</text:p>
          </table:table-cell>
          <table:table-cell table:style-name="ce18" table:formula="of:=[$'bcpa-t600'.AE96]" office:value-type="float" office:value="2" calcext:value-type="float">
            <text:p>2</text:p>
          </table:table-cell>
          <table:table-cell table:style-name="ce18" table:formula="of:=[$'blpl-t300'.AE96]" office:value-type="float" office:value="3" calcext:value-type="float">
            <text:p>3</text:p>
          </table:table-cell>
          <table:table-cell table:style-name="ce18" table:formula="of:=[$'sbpl-t300'.AE96]" office:value-type="float" office:value="3" calcext:value-type="float">
            <text:p>3</text:p>
          </table:table-cell>
          <table:table-cell table:formula="of:=MIN([.L97:.O97])" office:value-type="float" office:value="2" calcext:value-type="float">
            <text:p>2</text:p>
          </table:table-cell>
          <table:table-cell table:formula="of:=ABS([.L97]-CEILING([.$C97]))" office:value-type="float" office:value="5" calcext:value-type="float">
            <text:p>5</text:p>
          </table:table-cell>
          <table:table-cell table:formula="of:=IFERROR(ABS([.M97]-CEILING([.$C97]));&quot;-&quot;)" office:value-type="float" office:value="2" calcext:value-type="float">
            <text:p>2</text:p>
          </table:table-cell>
          <table:table-cell table:formula="of:=ABS([.N97]-CEILING([.$C97]))" office:value-type="float" office:value="3" calcext:value-type="float">
            <text:p>3</text:p>
          </table:table-cell>
          <table:table-cell table:formula="of:=ABS([.O97]-CEILING([.$C97]))" office:value-type="float" office:value="3" calcext:value-type="float">
            <text:p>3</text:p>
          </table:table-cell>
          <table:table-cell table:style-name="ce34" table:formula="of:=IFERROR(ABS(([.L97]-CEILING([.$C97]))/CEILING([.$C97]));IF([.Q97]&lt;&gt;&quot;*&quot;;[.Q97];&quot;*&quot;))" office:value-type="float" office:value="5" calcext:value-type="float">
            <text:p>5,0</text:p>
          </table:table-cell>
          <table:table-cell table:style-name="ce34" table:formula="of:=IFERROR(ABS(([.M97]-CEILING([.$C97]))/CEILING([.$C97]));IF([.R97]&lt;&gt;&quot;*&quot;;[.R97];&quot;*&quot;))" office:value-type="float" office:value="2" calcext:value-type="float">
            <text:p>2,0</text:p>
          </table:table-cell>
          <table:table-cell table:style-name="ce34" table:formula="of:=IFERROR(ABS(([.N97]-CEILING([.$C97]))/CEILING([.$C97]));IF([.S97]&lt;&gt;&quot;*&quot;;[.S97];&quot;*&quot;))" office:value-type="float" office:value="3" calcext:value-type="float">
            <text:p>3,0</text:p>
          </table:table-cell>
          <table:table-cell table:style-name="ce34" table:formula="of:=IFERROR(ABS(([.O97]-CEILING([.$C97]))/CEILING([.$C97]));IF([.T97]&lt;&gt;&quot;*&quot;;[.T97];&quot;*&quot;))" office:value-type="float" office:value="3" calcext:value-type="float">
            <text:p>3,0</text:p>
          </table:table-cell>
          <table:table-cell table:formula="of:=IF([.L97]=[.$P97];1;&quot;&quot;)">
            <text:p/>
          </table:table-cell>
          <table:table-cell table:formula="of:=IF([.M97]=[.$P97];1;&quot;&quot;)" office:value-type="float" office:value="1" calcext:value-type="float">
            <text:p>1</text:p>
          </table:table-cell>
          <table:table-cell table:formula="of:=IF([.N97]=[.$P97];1;&quot;&quot;)">
            <text:p/>
          </table:table-cell>
          <table:table-cell table:formula="of:=IF([.O97]=[.$P97];1;&quot;&quot;)">
            <text:p/>
          </table:table-cell>
          <table:table-cell table:number-columns-repeated="8"/>
          <table:table-cell table:formula="of:=CONCATENATE([.A97];&quot;&amp;&quot;;[.B97];&quot;&amp;&quot;;IF([.E97]=1;CONCATENATE(&quot;\h{&quot;;[.C97];&quot;}&quot;);[.C97]);&quot;&amp;&quot;;[.H97];&quot;&amp;&quot;;IF([.J97]=0;CONCATENATE(&quot;\uu{&quot;;[.I97];&quot;}&quot;);[.I97]);&quot;&amp;&quot;;IF([.L97]=[.P97];CONCATENATE(&quot;\h{&quot;;[.L97];&quot;}&quot;);[.L97]);&quot;&amp;&quot;;IF([.M97]=[.P97];CONCATENATE(&quot;\h{&quot;;[.M97];&quot;}&quot;);[.M97]);&quot;&amp;&quot;;IF([.N97]=[.P97];CONCATENATE(&quot;\h{&quot;;[.N97];&quot;}&quot;);[.N97]);&quot;&amp;&quot;;IF([.O97]=[.P97];CONCATENATE(&quot;\h{&quot;;[.O97];&quot;}&quot;);[.O97]);&quot;\\\hline&quot;)" office:value-type="string" office:string-value="r4-50-20-1&amp;56,06&amp;0&amp;2&amp;\uu{2}&amp;5&amp;\h{2}&amp;3&amp;3\\\hline" calcext:value-type="string">
            <text:p>r4-50-20-1&amp;56,06&amp;0&amp;2&amp;\uu{2}&amp;5&amp;\h{2}&amp;3&amp;3\\\hline</text:p>
          </table:table-cell>
          <table:table-cell table:number-columns-repeated="8"/>
        </table:table-row>
        <table:table-row table:style-name="ro2">
          <table:table-cell table:formula="of:=[$ra.AA97]" office:value-type="string" office:string-value="r4-50-20-2" calcext:value-type="string">
            <text:p>r4-50-20-2</text:p>
          </table:table-cell>
          <table:table-cell table:formula="of:=ROUND([$ra.AB97];2)" office:value-type="float" office:value="54.55" calcext:value-type="float">
            <text:p>54,55</text:p>
          </table:table-cell>
          <table:table-cell table:style-name="ce9" table:formula="of:=ROUND([$ra.AC97];1)" office:value-type="float" office:value="0" calcext:value-type="float">
            <text:p>0,0</text:p>
          </table:table-cell>
          <table:table-cell table:style-name="ce34" table:formula="of:=IF([ra.S97]=5;&quot;*&quot;;[ra.I97])" office:value-type="float" office:value="0.056932" calcext:value-type="float">
            <text:p>0,1</text:p>
          </table:table-cell>
          <table:table-cell table:style-name="ce21" table:formula="of:=IF([ra.S97]=11;1;&quot;&quot;)">
            <text:p/>
          </table:table-cell>
          <table:table-cell table:style-name="ce14" table:formula="of:=IFERROR(IF([.I98]=0;ABS(CEILING([.C98]));ABS(([.I98]-CEILING([.C98]))/[.I98]));&quot;*&quot;)" office:value-type="float" office:value="1" calcext:value-type="float">
            <text:p>1,00</text:p>
          </table:table-cell>
          <table:table-cell table:style-name="ce14" table:formula="of:=IFERROR([.I98]-CEILING([.C98]);&quot;*&quot;)" office:value-type="float" office:value="2" calcext:value-type="float">
            <text:p>2,00</text:p>
          </table:table-cell>
          <table:table-cell table:style-name="ce34" table:formula="of:=ROUND([exact.J97];1)" office:value-type="float" office:value="2" calcext:value-type="float">
            <text:p>2,0</text:p>
          </table:table-cell>
          <table:table-cell table:style-name="ce11" table:formula="of:=[exact.K97]" office:value-type="float" office:value="2" calcext:value-type="float">
            <text:p>2</text:p>
          </table:table-cell>
          <table:table-cell table:style-name="ce34" table:formula="of:=IF([exact.L97]&lt;1000000;100*[exact.L97];&quot;*&quot;)" office:value-type="float" office:value="0" calcext:value-type="float">
            <text:p>0,0</text:p>
          </table:table-cell>
          <table:table-cell table:style-name="ce34" table:formula="of:=IF([exact.S97]=5;&quot;*&quot;;[exact.I97])" office:value-type="float" office:value="0.940602" calcext:value-type="float">
            <text:p>0,9</text:p>
          </table:table-cell>
          <table:table-cell table:style-name="ce18" table:formula="of:=[$ra.AE97]" office:value-type="float" office:value="3" calcext:value-type="float">
            <text:p>3</text:p>
          </table:table-cell>
          <table:table-cell table:style-name="ce18" table:formula="of:=[$'bcpa-t600'.AE97]" office:value-type="float" office:value="2" calcext:value-type="float">
            <text:p>2</text:p>
          </table:table-cell>
          <table:table-cell table:style-name="ce18" table:formula="of:=[$'blpl-t300'.AE97]" office:value-type="float" office:value="2" calcext:value-type="float">
            <text:p>2</text:p>
          </table:table-cell>
          <table:table-cell table:style-name="ce18" table:formula="of:=[$'sbpl-t300'.AE97]" office:value-type="float" office:value="2" calcext:value-type="float">
            <text:p>2</text:p>
          </table:table-cell>
          <table:table-cell table:formula="of:=MIN([.L98:.O98])" office:value-type="float" office:value="2" calcext:value-type="float">
            <text:p>2</text:p>
          </table:table-cell>
          <table:table-cell table:formula="of:=ABS([.L98]-CEILING([.$C98]))" office:value-type="float" office:value="3" calcext:value-type="float">
            <text:p>3</text:p>
          </table:table-cell>
          <table:table-cell table:formula="of:=IFERROR(ABS([.M98]-CEILING([.$C98]));&quot;-&quot;)" office:value-type="float" office:value="2" calcext:value-type="float">
            <text:p>2</text:p>
          </table:table-cell>
          <table:table-cell table:formula="of:=ABS([.N98]-CEILING([.$C98]))" office:value-type="float" office:value="2" calcext:value-type="float">
            <text:p>2</text:p>
          </table:table-cell>
          <table:table-cell table:formula="of:=ABS([.O98]-CEILING([.$C98]))" office:value-type="float" office:value="2" calcext:value-type="float">
            <text:p>2</text:p>
          </table:table-cell>
          <table:table-cell table:style-name="ce34" table:formula="of:=IFERROR(ABS(([.L98]-CEILING([.$C98]))/CEILING([.$C98]));IF([.Q98]&lt;&gt;&quot;*&quot;;[.Q98];&quot;*&quot;))" office:value-type="float" office:value="3" calcext:value-type="float">
            <text:p>3,0</text:p>
          </table:table-cell>
          <table:table-cell table:style-name="ce34" table:formula="of:=IFERROR(ABS(([.M98]-CEILING([.$C98]))/CEILING([.$C98]));IF([.R98]&lt;&gt;&quot;*&quot;;[.R98];&quot;*&quot;))" office:value-type="float" office:value="2" calcext:value-type="float">
            <text:p>2,0</text:p>
          </table:table-cell>
          <table:table-cell table:style-name="ce34" table:formula="of:=IFERROR(ABS(([.N98]-CEILING([.$C98]))/CEILING([.$C98]));IF([.S98]&lt;&gt;&quot;*&quot;;[.S98];&quot;*&quot;))" office:value-type="float" office:value="2" calcext:value-type="float">
            <text:p>2,0</text:p>
          </table:table-cell>
          <table:table-cell table:style-name="ce34" table:formula="of:=IFERROR(ABS(([.O98]-CEILING([.$C98]))/CEILING([.$C98]));IF([.T98]&lt;&gt;&quot;*&quot;;[.T98];&quot;*&quot;))" office:value-type="float" office:value="2" calcext:value-type="float">
            <text:p>2,0</text:p>
          </table:table-cell>
          <table:table-cell table:formula="of:=IF([.L98]=[.$P98];1;&quot;&quot;)">
            <text:p/>
          </table:table-cell>
          <table:table-cell table:formula="of:=IF([.M98]=[.$P98];1;&quot;&quot;)" office:value-type="float" office:value="1" calcext:value-type="float">
            <text:p>1</text:p>
          </table:table-cell>
          <table:table-cell table:formula="of:=IF([.N98]=[.$P98];1;&quot;&quot;)" office:value-type="float" office:value="1" calcext:value-type="float">
            <text:p>1</text:p>
          </table:table-cell>
          <table:table-cell table:formula="of:=IF([.O98]=[.$P98];1;&quot;&quot;)" office:value-type="float" office:value="1" calcext:value-type="float">
            <text:p>1</text:p>
          </table:table-cell>
          <table:table-cell table:number-columns-repeated="8"/>
          <table:table-cell table:formula="of:=CONCATENATE([.A98];&quot;&amp;&quot;;[.B98];&quot;&amp;&quot;;IF([.E98]=1;CONCATENATE(&quot;\h{&quot;;[.C98];&quot;}&quot;);[.C98]);&quot;&amp;&quot;;[.H98];&quot;&amp;&quot;;IF([.J98]=0;CONCATENATE(&quot;\uu{&quot;;[.I98];&quot;}&quot;);[.I98]);&quot;&amp;&quot;;IF([.L98]=[.P98];CONCATENATE(&quot;\h{&quot;;[.L98];&quot;}&quot;);[.L98]);&quot;&amp;&quot;;IF([.M98]=[.P98];CONCATENATE(&quot;\h{&quot;;[.M98];&quot;}&quot;);[.M98]);&quot;&amp;&quot;;IF([.N98]=[.P98];CONCATENATE(&quot;\h{&quot;;[.N98];&quot;}&quot;);[.N98]);&quot;&amp;&quot;;IF([.O98]=[.P98];CONCATENATE(&quot;\h{&quot;;[.O98];&quot;}&quot;);[.O98]);&quot;\\\hline&quot;)" office:value-type="string" office:string-value="r4-50-20-2&amp;54,55&amp;0&amp;2&amp;\uu{2}&amp;3&amp;\h{2}&amp;\h{2}&amp;\h{2}\\\hline" calcext:value-type="string">
            <text:p>r4-50-20-2&amp;54,55&amp;0&amp;2&amp;\uu{2}&amp;3&amp;\h{2}&amp;\h{2}&amp;\h{2}\\\hline</text:p>
          </table:table-cell>
          <table:table-cell table:number-columns-repeated="8"/>
        </table:table-row>
        <table:table-row table:style-name="ro2">
          <table:table-cell table:formula="of:=[$ra.AA98]" office:value-type="string" office:string-value="r4-50-25-1" calcext:value-type="string">
            <text:p>r4-50-25-1</text:p>
          </table:table-cell>
          <table:table-cell table:formula="of:=ROUND([$ra.AB98];2)" office:value-type="float" office:value="54.61" calcext:value-type="float">
            <text:p>54,61</text:p>
          </table:table-cell>
          <table:table-cell table:style-name="ce9" table:formula="of:=ROUND([$ra.AC98];1)" office:value-type="float" office:value="-0.4" calcext:value-type="float">
            <text:p>-0,4</text:p>
          </table:table-cell>
          <table:table-cell table:style-name="ce34" table:formula="of:=IF([ra.S98]=5;&quot;*&quot;;[ra.I98])" office:value-type="float" office:value="0.044666" calcext:value-type="float">
            <text:p>0,0</text:p>
          </table:table-cell>
          <table:table-cell table:style-name="ce21" table:formula="of:=IF([ra.S98]=11;1;&quot;&quot;)">
            <text:p/>
          </table:table-cell>
          <table:table-cell table:style-name="ce14" table:formula="of:=IFERROR(IF([.I99]=0;ABS(CEILING([.C99]));ABS(([.I99]-CEILING([.C99]))/[.I99]));&quot;*&quot;)" office:value-type="float" office:value="1" calcext:value-type="float">
            <text:p>1,00</text:p>
          </table:table-cell>
          <table:table-cell table:style-name="ce14" table:formula="of:=IFERROR([.I99]-CEILING([.C99]);&quot;*&quot;)" office:value-type="float" office:value="2" calcext:value-type="float">
            <text:p>2,00</text:p>
          </table:table-cell>
          <table:table-cell table:style-name="ce34" table:formula="of:=ROUND([exact.J98];1)" office:value-type="float" office:value="2" calcext:value-type="float">
            <text:p>2,0</text:p>
          </table:table-cell>
          <table:table-cell table:style-name="ce11" table:formula="of:=[exact.K98]" office:value-type="float" office:value="2" calcext:value-type="float">
            <text:p>2</text:p>
          </table:table-cell>
          <table:table-cell table:style-name="ce34" table:formula="of:=IF([exact.L98]&lt;1000000;100*[exact.L98];&quot;*&quot;)" office:value-type="float" office:value="0" calcext:value-type="float">
            <text:p>0,0</text:p>
          </table:table-cell>
          <table:table-cell table:style-name="ce34" table:formula="of:=IF([exact.S98]=5;&quot;*&quot;;[exact.I98])" office:value-type="float" office:value="18.347797" calcext:value-type="float">
            <text:p>18,3</text:p>
          </table:table-cell>
          <table:table-cell table:style-name="ce18" table:formula="of:=[$ra.AE98]" office:value-type="float" office:value="6" calcext:value-type="float">
            <text:p>6</text:p>
          </table:table-cell>
          <table:table-cell table:style-name="ce18" table:formula="of:=[$'bcpa-t600'.AE98]" office:value-type="float" office:value="2" calcext:value-type="float">
            <text:p>2</text:p>
          </table:table-cell>
          <table:table-cell table:style-name="ce18" table:formula="of:=[$'blpl-t300'.AE98]" office:value-type="float" office:value="3" calcext:value-type="float">
            <text:p>3</text:p>
          </table:table-cell>
          <table:table-cell table:style-name="ce18" table:formula="of:=[$'sbpl-t300'.AE98]" office:value-type="float" office:value="3" calcext:value-type="float">
            <text:p>3</text:p>
          </table:table-cell>
          <table:table-cell table:formula="of:=MIN([.L99:.O99])" office:value-type="float" office:value="2" calcext:value-type="float">
            <text:p>2</text:p>
          </table:table-cell>
          <table:table-cell table:formula="of:=ABS([.L99]-CEILING([.$C99]))" office:value-type="float" office:value="6" calcext:value-type="float">
            <text:p>6</text:p>
          </table:table-cell>
          <table:table-cell table:formula="of:=IFERROR(ABS([.M99]-CEILING([.$C99]));&quot;-&quot;)" office:value-type="float" office:value="2" calcext:value-type="float">
            <text:p>2</text:p>
          </table:table-cell>
          <table:table-cell table:formula="of:=ABS([.N99]-CEILING([.$C99]))" office:value-type="float" office:value="3" calcext:value-type="float">
            <text:p>3</text:p>
          </table:table-cell>
          <table:table-cell table:formula="of:=ABS([.O99]-CEILING([.$C99]))" office:value-type="float" office:value="3" calcext:value-type="float">
            <text:p>3</text:p>
          </table:table-cell>
          <table:table-cell table:style-name="ce34" table:formula="of:=IFERROR(ABS(([.L99]-CEILING([.$C99]))/CEILING([.$C99]));IF([.Q99]&lt;&gt;&quot;*&quot;;[.Q99];&quot;*&quot;))" office:value-type="float" office:value="6" calcext:value-type="float">
            <text:p>6,0</text:p>
          </table:table-cell>
          <table:table-cell table:style-name="ce34" table:formula="of:=IFERROR(ABS(([.M99]-CEILING([.$C99]))/CEILING([.$C99]));IF([.R99]&lt;&gt;&quot;*&quot;;[.R99];&quot;*&quot;))" office:value-type="float" office:value="2" calcext:value-type="float">
            <text:p>2,0</text:p>
          </table:table-cell>
          <table:table-cell table:style-name="ce34" table:formula="of:=IFERROR(ABS(([.N99]-CEILING([.$C99]))/CEILING([.$C99]));IF([.S99]&lt;&gt;&quot;*&quot;;[.S99];&quot;*&quot;))" office:value-type="float" office:value="3" calcext:value-type="float">
            <text:p>3,0</text:p>
          </table:table-cell>
          <table:table-cell table:style-name="ce34" table:formula="of:=IFERROR(ABS(([.O99]-CEILING([.$C99]))/CEILING([.$C99]));IF([.T99]&lt;&gt;&quot;*&quot;;[.T99];&quot;*&quot;))" office:value-type="float" office:value="3" calcext:value-type="float">
            <text:p>3,0</text:p>
          </table:table-cell>
          <table:table-cell table:formula="of:=IF([.L99]=[.$P99];1;&quot;&quot;)">
            <text:p/>
          </table:table-cell>
          <table:table-cell table:formula="of:=IF([.M99]=[.$P99];1;&quot;&quot;)" office:value-type="float" office:value="1" calcext:value-type="float">
            <text:p>1</text:p>
          </table:table-cell>
          <table:table-cell table:formula="of:=IF([.N99]=[.$P99];1;&quot;&quot;)">
            <text:p/>
          </table:table-cell>
          <table:table-cell table:formula="of:=IF([.O99]=[.$P99];1;&quot;&quot;)">
            <text:p/>
          </table:table-cell>
          <table:table-cell table:number-columns-repeated="8"/>
          <table:table-cell table:formula="of:=CONCATENATE([.A99];&quot;&amp;&quot;;[.B99];&quot;&amp;&quot;;IF([.E99]=1;CONCATENATE(&quot;\h{&quot;;[.C99];&quot;}&quot;);[.C99]);&quot;&amp;&quot;;[.H99];&quot;&amp;&quot;;IF([.J99]=0;CONCATENATE(&quot;\uu{&quot;;[.I99];&quot;}&quot;);[.I99]);&quot;&amp;&quot;;IF([.L99]=[.P99];CONCATENATE(&quot;\h{&quot;;[.L99];&quot;}&quot;);[.L99]);&quot;&amp;&quot;;IF([.M99]=[.P99];CONCATENATE(&quot;\h{&quot;;[.M99];&quot;}&quot;);[.M99]);&quot;&amp;&quot;;IF([.N99]=[.P99];CONCATENATE(&quot;\h{&quot;;[.N99];&quot;}&quot;);[.N99]);&quot;&amp;&quot;;IF([.O99]=[.P99];CONCATENATE(&quot;\h{&quot;;[.O99];&quot;}&quot;);[.O99]);&quot;\\\hline&quot;)" office:value-type="string" office:string-value="r4-50-25-1&amp;54,61&amp;-0,4&amp;2&amp;\uu{2}&amp;6&amp;\h{2}&amp;3&amp;3\\\hline" calcext:value-type="string">
            <text:p>r4-50-25-1&amp;54,61&amp;-0,4&amp;2&amp;\uu{2}&amp;6&amp;\h{2}&amp;3&amp;3\\\hline</text:p>
          </table:table-cell>
          <table:table-cell table:number-columns-repeated="8"/>
        </table:table-row>
        <table:table-row table:style-name="ro2">
          <table:table-cell table:formula="of:=[$ra.AA99]" office:value-type="string" office:string-value="r4-50-25-2" calcext:value-type="string">
            <text:p>r4-50-25-2</text:p>
          </table:table-cell>
          <table:table-cell table:formula="of:=ROUND([$ra.AB99];2)" office:value-type="float" office:value="52.63" calcext:value-type="float">
            <text:p>52,63</text:p>
          </table:table-cell>
          <table:table-cell table:style-name="ce9" table:formula="of:=ROUND([$ra.AC99];1)" office:value-type="float" office:value="-0.3" calcext:value-type="float">
            <text:p>-0,3</text:p>
          </table:table-cell>
          <table:table-cell table:style-name="ce34" table:formula="of:=IF([ra.S99]=5;&quot;*&quot;;[ra.I99])" office:value-type="float" office:value="0.0542" calcext:value-type="float">
            <text:p>0,1</text:p>
          </table:table-cell>
          <table:table-cell table:style-name="ce21" table:formula="of:=IF([ra.S99]=11;1;&quot;&quot;)">
            <text:p/>
          </table:table-cell>
          <table:table-cell table:style-name="ce14" table:formula="of:=IFERROR(IF([.I100]=0;ABS(CEILING([.C100]));ABS(([.I100]-CEILING([.C100]))/[.I100]));&quot;*&quot;)" office:value-type="float" office:value="1" calcext:value-type="float">
            <text:p>1,00</text:p>
          </table:table-cell>
          <table:table-cell table:style-name="ce14" table:formula="of:=IFERROR([.I100]-CEILING([.C100]);&quot;*&quot;)" office:value-type="float" office:value="2" calcext:value-type="float">
            <text:p>2,00</text:p>
          </table:table-cell>
          <table:table-cell table:style-name="ce34" table:formula="of:=ROUND([exact.J99];1)" office:value-type="float" office:value="2" calcext:value-type="float">
            <text:p>2,0</text:p>
          </table:table-cell>
          <table:table-cell table:style-name="ce11" table:formula="of:=[exact.K99]" office:value-type="float" office:value="2" calcext:value-type="float">
            <text:p>2</text:p>
          </table:table-cell>
          <table:table-cell table:style-name="ce34" table:formula="of:=IF([exact.L99]&lt;1000000;100*[exact.L99];&quot;*&quot;)" office:value-type="float" office:value="0" calcext:value-type="float">
            <text:p>0,0</text:p>
          </table:table-cell>
          <table:table-cell table:style-name="ce34" table:formula="of:=IF([exact.S99]=5;&quot;*&quot;;[exact.I99])" office:value-type="float" office:value="5.442024" calcext:value-type="float">
            <text:p>5,4</text:p>
          </table:table-cell>
          <table:table-cell table:style-name="ce18" table:formula="of:=[$ra.AE99]" office:value-type="float" office:value="3" calcext:value-type="float">
            <text:p>3</text:p>
          </table:table-cell>
          <table:table-cell table:style-name="ce18" table:formula="of:=[$'bcpa-t600'.AE99]" office:value-type="float" office:value="2" calcext:value-type="float">
            <text:p>2</text:p>
          </table:table-cell>
          <table:table-cell table:style-name="ce18" table:formula="of:=[$'blpl-t300'.AE99]" office:value-type="float" office:value="3" calcext:value-type="float">
            <text:p>3</text:p>
          </table:table-cell>
          <table:table-cell table:style-name="ce18" table:formula="of:=[$'sbpl-t300'.AE99]" office:value-type="float" office:value="2" calcext:value-type="float">
            <text:p>2</text:p>
          </table:table-cell>
          <table:table-cell table:formula="of:=MIN([.L100:.O100])" office:value-type="float" office:value="2" calcext:value-type="float">
            <text:p>2</text:p>
          </table:table-cell>
          <table:table-cell table:formula="of:=ABS([.L100]-CEILING([.$C100]))" office:value-type="float" office:value="3" calcext:value-type="float">
            <text:p>3</text:p>
          </table:table-cell>
          <table:table-cell table:formula="of:=IFERROR(ABS([.M100]-CEILING([.$C100]));&quot;-&quot;)" office:value-type="float" office:value="2" calcext:value-type="float">
            <text:p>2</text:p>
          </table:table-cell>
          <table:table-cell table:formula="of:=ABS([.N100]-CEILING([.$C100]))" office:value-type="float" office:value="3" calcext:value-type="float">
            <text:p>3</text:p>
          </table:table-cell>
          <table:table-cell table:formula="of:=ABS([.O100]-CEILING([.$C100]))" office:value-type="float" office:value="2" calcext:value-type="float">
            <text:p>2</text:p>
          </table:table-cell>
          <table:table-cell table:style-name="ce34" table:formula="of:=IFERROR(ABS(([.L100]-CEILING([.$C100]))/CEILING([.$C100]));IF([.Q100]&lt;&gt;&quot;*&quot;;[.Q100];&quot;*&quot;))" office:value-type="float" office:value="3" calcext:value-type="float">
            <text:p>3,0</text:p>
          </table:table-cell>
          <table:table-cell table:style-name="ce34" table:formula="of:=IFERROR(ABS(([.M100]-CEILING([.$C100]))/CEILING([.$C100]));IF([.R100]&lt;&gt;&quot;*&quot;;[.R100];&quot;*&quot;))" office:value-type="float" office:value="2" calcext:value-type="float">
            <text:p>2,0</text:p>
          </table:table-cell>
          <table:table-cell table:style-name="ce34" table:formula="of:=IFERROR(ABS(([.N100]-CEILING([.$C100]))/CEILING([.$C100]));IF([.S100]&lt;&gt;&quot;*&quot;;[.S100];&quot;*&quot;))" office:value-type="float" office:value="3" calcext:value-type="float">
            <text:p>3,0</text:p>
          </table:table-cell>
          <table:table-cell table:style-name="ce34" table:formula="of:=IFERROR(ABS(([.O100]-CEILING([.$C100]))/CEILING([.$C100]));IF([.T100]&lt;&gt;&quot;*&quot;;[.T100];&quot;*&quot;))" office:value-type="float" office:value="2" calcext:value-type="float">
            <text:p>2,0</text:p>
          </table:table-cell>
          <table:table-cell table:formula="of:=IF([.L100]=[.$P100];1;&quot;&quot;)">
            <text:p/>
          </table:table-cell>
          <table:table-cell table:formula="of:=IF([.M100]=[.$P100];1;&quot;&quot;)" office:value-type="float" office:value="1" calcext:value-type="float">
            <text:p>1</text:p>
          </table:table-cell>
          <table:table-cell table:formula="of:=IF([.N100]=[.$P100];1;&quot;&quot;)">
            <text:p/>
          </table:table-cell>
          <table:table-cell table:formula="of:=IF([.O100]=[.$P100];1;&quot;&quot;)" office:value-type="float" office:value="1" calcext:value-type="float">
            <text:p>1</text:p>
          </table:table-cell>
          <table:table-cell table:number-columns-repeated="8"/>
          <table:table-cell table:formula="of:=CONCATENATE([.A100];&quot;&amp;&quot;;[.B100];&quot;&amp;&quot;;IF([.E100]=1;CONCATENATE(&quot;\h{&quot;;[.C100];&quot;}&quot;);[.C100]);&quot;&amp;&quot;;[.H100];&quot;&amp;&quot;;IF([.J100]=0;CONCATENATE(&quot;\uu{&quot;;[.I100];&quot;}&quot;);[.I100]);&quot;&amp;&quot;;IF([.L100]=[.P100];CONCATENATE(&quot;\h{&quot;;[.L100];&quot;}&quot;);[.L100]);&quot;&amp;&quot;;IF([.M100]=[.P100];CONCATENATE(&quot;\h{&quot;;[.M100];&quot;}&quot;);[.M100]);&quot;&amp;&quot;;IF([.N100]=[.P100];CONCATENATE(&quot;\h{&quot;;[.N100];&quot;}&quot;);[.N100]);&quot;&amp;&quot;;IF([.O100]=[.P100];CONCATENATE(&quot;\h{&quot;;[.O100];&quot;}&quot;);[.O100]);&quot;\\\hline&quot;)" office:value-type="string" office:string-value="r4-50-25-2&amp;52,63&amp;-0,3&amp;2&amp;\uu{2}&amp;3&amp;\h{2}&amp;3&amp;\h{2}\\\hline" calcext:value-type="string">
            <text:p>r4-50-25-2&amp;52,63&amp;-0,3&amp;2&amp;\uu{2}&amp;3&amp;\h{2}&amp;3&amp;\h{2}\\\hline</text:p>
          </table:table-cell>
          <table:table-cell table:number-columns-repeated="8"/>
        </table:table-row>
        <table:table-row table:style-name="ro2">
          <table:table-cell table:formula="of:=[$ra.AA100]" office:value-type="string" office:string-value="r4-50-5-1" calcext:value-type="string">
            <text:p>r4-50-5-1</text:p>
          </table:table-cell>
          <table:table-cell table:formula="of:=ROUND([$ra.AB100];2)" office:value-type="float" office:value="26.39" calcext:value-type="float">
            <text:p>26,39</text:p>
          </table:table-cell>
          <table:table-cell table:style-name="ce9" table:formula="of:=ROUND([$ra.AC100];1)" office:value-type="float" office:value="1" calcext:value-type="float">
            <text:p>1,0</text:p>
          </table:table-cell>
          <table:table-cell table:style-name="ce34" table:formula="of:=IF([ra.S100]=5;&quot;*&quot;;[ra.I100])" office:value-type="float" office:value="0.012204" calcext:value-type="float">
            <text:p>0,0</text:p>
          </table:table-cell>
          <table:table-cell table:style-name="ce21" table:formula="of:=IF([ra.S100]=11;1;&quot;&quot;)">
            <text:p/>
          </table:table-cell>
          <table:table-cell table:style-name="ce14" table:formula="of:=IFERROR(IF([.I101]=0;ABS(CEILING([.C101]));ABS(([.I101]-CEILING([.C101]))/[.I101]));&quot;*&quot;)" office:value-type="float" office:value="0.5" calcext:value-type="float">
            <text:p>0,50</text:p>
          </table:table-cell>
          <table:table-cell table:style-name="ce14" table:formula="of:=IFERROR([.I101]-CEILING([.C101]);&quot;*&quot;)" office:value-type="float" office:value="1" calcext:value-type="float">
            <text:p>1,00</text:p>
          </table:table-cell>
          <table:table-cell table:style-name="ce34" table:formula="of:=ROUND([exact.J100];1)" office:value-type="float" office:value="2" calcext:value-type="float">
            <text:p>2,0</text:p>
          </table:table-cell>
          <table:table-cell table:style-name="ce11" table:formula="of:=[exact.K100]" office:value-type="float" office:value="2" calcext:value-type="float">
            <text:p>2</text:p>
          </table:table-cell>
          <table:table-cell table:style-name="ce34" table:formula="of:=IF([exact.L100]&lt;1000000;100*[exact.L100];&quot;*&quot;)" office:value-type="float" office:value="0" calcext:value-type="float">
            <text:p>0,0</text:p>
          </table:table-cell>
          <table:table-cell table:style-name="ce34" table:formula="of:=IF([exact.S100]=5;&quot;*&quot;;[exact.I100])" office:value-type="float" office:value="0.056958" calcext:value-type="float">
            <text:p>0,1</text:p>
          </table:table-cell>
          <table:table-cell table:style-name="ce18" table:formula="of:=[$ra.AE100]" office:value-type="float" office:value="4" calcext:value-type="float">
            <text:p>4</text:p>
          </table:table-cell>
          <table:table-cell table:style-name="ce18" table:formula="of:=[$'bcpa-t600'.AE100]" office:value-type="float" office:value="2" calcext:value-type="float">
            <text:p>2</text:p>
          </table:table-cell>
          <table:table-cell table:style-name="ce18" table:formula="of:=[$'blpl-t300'.AE100]" office:value-type="float" office:value="2" calcext:value-type="float">
            <text:p>2</text:p>
          </table:table-cell>
          <table:table-cell table:style-name="ce18" table:formula="of:=[$'sbpl-t300'.AE100]" office:value-type="float" office:value="2" calcext:value-type="float">
            <text:p>2</text:p>
          </table:table-cell>
          <table:table-cell table:formula="of:=MIN([.L101:.O101])" office:value-type="float" office:value="2" calcext:value-type="float">
            <text:p>2</text:p>
          </table:table-cell>
          <table:table-cell table:formula="of:=ABS([.L101]-CEILING([.$C101]))" office:value-type="float" office:value="3" calcext:value-type="float">
            <text:p>3</text:p>
          </table:table-cell>
          <table:table-cell table:formula="of:=IFERROR(ABS([.M101]-CEILING([.$C101]));&quot;-&quot;)" office:value-type="float" office:value="1" calcext:value-type="float">
            <text:p>1</text:p>
          </table:table-cell>
          <table:table-cell table:formula="of:=ABS([.N101]-CEILING([.$C101]))" office:value-type="float" office:value="1" calcext:value-type="float">
            <text:p>1</text:p>
          </table:table-cell>
          <table:table-cell table:formula="of:=ABS([.O101]-CEILING([.$C101]))" office:value-type="float" office:value="1" calcext:value-type="float">
            <text:p>1</text:p>
          </table:table-cell>
          <table:table-cell table:style-name="ce34" table:formula="of:=IFERROR(ABS(([.L101]-CEILING([.$C101]))/CEILING([.$C101]));IF([.Q101]&lt;&gt;&quot;*&quot;;[.Q101];&quot;*&quot;))" office:value-type="float" office:value="3" calcext:value-type="float">
            <text:p>3,0</text:p>
          </table:table-cell>
          <table:table-cell table:style-name="ce34" table:formula="of:=IFERROR(ABS(([.M101]-CEILING([.$C101]))/CEILING([.$C101]));IF([.R101]&lt;&gt;&quot;*&quot;;[.R101];&quot;*&quot;))" office:value-type="float" office:value="1" calcext:value-type="float">
            <text:p>1,0</text:p>
          </table:table-cell>
          <table:table-cell table:style-name="ce34" table:formula="of:=IFERROR(ABS(([.N101]-CEILING([.$C101]))/CEILING([.$C101]));IF([.S101]&lt;&gt;&quot;*&quot;;[.S101];&quot;*&quot;))" office:value-type="float" office:value="1" calcext:value-type="float">
            <text:p>1,0</text:p>
          </table:table-cell>
          <table:table-cell table:style-name="ce34" table:formula="of:=IFERROR(ABS(([.O101]-CEILING([.$C101]))/CEILING([.$C101]));IF([.T101]&lt;&gt;&quot;*&quot;;[.T101];&quot;*&quot;))" office:value-type="float" office:value="1" calcext:value-type="float">
            <text:p>1,0</text:p>
          </table:table-cell>
          <table:table-cell table:formula="of:=IF([.L101]=[.$P101];1;&quot;&quot;)">
            <text:p/>
          </table:table-cell>
          <table:table-cell table:formula="of:=IF([.M101]=[.$P101];1;&quot;&quot;)" office:value-type="float" office:value="1" calcext:value-type="float">
            <text:p>1</text:p>
          </table:table-cell>
          <table:table-cell table:formula="of:=IF([.N101]=[.$P101];1;&quot;&quot;)" office:value-type="float" office:value="1" calcext:value-type="float">
            <text:p>1</text:p>
          </table:table-cell>
          <table:table-cell table:formula="of:=IF([.O101]=[.$P101];1;&quot;&quot;)" office:value-type="float" office:value="1" calcext:value-type="float">
            <text:p>1</text:p>
          </table:table-cell>
          <table:table-cell table:number-columns-repeated="8"/>
          <table:table-cell table:formula="of:=CONCATENATE([.A101];&quot;&amp;&quot;;[.B101];&quot;&amp;&quot;;IF([.E101]=1;CONCATENATE(&quot;\h{&quot;;[.C101];&quot;}&quot;);[.C101]);&quot;&amp;&quot;;[.H101];&quot;&amp;&quot;;IF([.J101]=0;CONCATENATE(&quot;\uu{&quot;;[.I101];&quot;}&quot;);[.I101]);&quot;&amp;&quot;;IF([.L101]=[.P101];CONCATENATE(&quot;\h{&quot;;[.L101];&quot;}&quot;);[.L101]);&quot;&amp;&quot;;IF([.M101]=[.P101];CONCATENATE(&quot;\h{&quot;;[.M101];&quot;}&quot;);[.M101]);&quot;&amp;&quot;;IF([.N101]=[.P101];CONCATENATE(&quot;\h{&quot;;[.N101];&quot;}&quot;);[.N101]);&quot;&amp;&quot;;IF([.O101]=[.P101];CONCATENATE(&quot;\h{&quot;;[.O101];&quot;}&quot;);[.O101]);&quot;\\\hline&quot;)" office:value-type="string" office:string-value="r4-50-5-1&amp;26,39&amp;1&amp;2&amp;\uu{2}&amp;4&amp;\h{2}&amp;\h{2}&amp;\h{2}\\\hline" calcext:value-type="string">
            <text:p>r4-50-5-1&amp;26,39&amp;1&amp;2&amp;\uu{2}&amp;4&amp;\h{2}&amp;\h{2}&amp;\h{2}\\\hline</text:p>
          </table:table-cell>
          <table:table-cell table:number-columns-repeated="8"/>
        </table:table-row>
        <table:table-row table:style-name="ro2">
          <table:table-cell table:formula="of:=[$ra.AA101]" office:value-type="string" office:string-value="r4-50-5-2" calcext:value-type="string">
            <text:p>r4-50-5-2</text:p>
          </table:table-cell>
          <table:table-cell table:formula="of:=ROUND([$ra.AB101];2)" office:value-type="float" office:value="30.56" calcext:value-type="float">
            <text:p>30,56</text:p>
          </table:table-cell>
          <table:table-cell table:style-name="ce9" table:formula="of:=ROUND([$ra.AC101];1)" office:value-type="float" office:value="0.3" calcext:value-type="float">
            <text:p>0,3</text:p>
          </table:table-cell>
          <table:table-cell table:style-name="ce34" table:formula="of:=IF([ra.S101]=5;&quot;*&quot;;[ra.I101])" office:value-type="float" office:value="0.008889" calcext:value-type="float">
            <text:p>0,0</text:p>
          </table:table-cell>
          <table:table-cell table:style-name="ce21" table:formula="of:=IF([ra.S101]=11;1;&quot;&quot;)">
            <text:p/>
          </table:table-cell>
          <table:table-cell table:style-name="ce14" table:formula="of:=IFERROR(IF([.I102]=0;ABS(CEILING([.C102]));ABS(([.I102]-CEILING([.C102]))/[.I102]));&quot;*&quot;)" office:value-type="float" office:value="0.5" calcext:value-type="float">
            <text:p>0,50</text:p>
          </table:table-cell>
          <table:table-cell table:style-name="ce14" table:formula="of:=IFERROR([.I102]-CEILING([.C102]);&quot;*&quot;)" office:value-type="float" office:value="1" calcext:value-type="float">
            <text:p>1,00</text:p>
          </table:table-cell>
          <table:table-cell table:style-name="ce34" table:formula="of:=ROUND([exact.J101];1)" office:value-type="float" office:value="2" calcext:value-type="float">
            <text:p>2,0</text:p>
          </table:table-cell>
          <table:table-cell table:style-name="ce11" table:formula="of:=[exact.K101]" office:value-type="float" office:value="2" calcext:value-type="float">
            <text:p>2</text:p>
          </table:table-cell>
          <table:table-cell table:style-name="ce34" table:formula="of:=IF([exact.L101]&lt;1000000;100*[exact.L101];&quot;*&quot;)" office:value-type="float" office:value="0" calcext:value-type="float">
            <text:p>0,0</text:p>
          </table:table-cell>
          <table:table-cell table:style-name="ce34" table:formula="of:=IF([exact.S101]=5;&quot;*&quot;;[exact.I101])" office:value-type="float" office:value="0.036081" calcext:value-type="float">
            <text:p>0,0</text:p>
          </table:table-cell>
          <table:table-cell table:style-name="ce18" table:formula="of:=[$ra.AE101]" office:value-type="float" office:value="2" calcext:value-type="float">
            <text:p>2</text:p>
          </table:table-cell>
          <table:table-cell table:style-name="ce18" table:formula="of:=[$'bcpa-t600'.AE101]" office:value-type="float" office:value="2" calcext:value-type="float">
            <text:p>2</text:p>
          </table:table-cell>
          <table:table-cell table:style-name="ce18" table:formula="of:=[$'blpl-t300'.AE101]" office:value-type="float" office:value="2" calcext:value-type="float">
            <text:p>2</text:p>
          </table:table-cell>
          <table:table-cell table:style-name="ce18" table:formula="of:=[$'sbpl-t300'.AE101]" office:value-type="float" office:value="2" calcext:value-type="float">
            <text:p>2</text:p>
          </table:table-cell>
          <table:table-cell table:formula="of:=MIN([.L102:.O102])" office:value-type="float" office:value="2" calcext:value-type="float">
            <text:p>2</text:p>
          </table:table-cell>
          <table:table-cell table:formula="of:=ABS([.L102]-CEILING([.$C102]))" office:value-type="float" office:value="1" calcext:value-type="float">
            <text:p>1</text:p>
          </table:table-cell>
          <table:table-cell table:formula="of:=IFERROR(ABS([.M102]-CEILING([.$C102]));&quot;-&quot;)" office:value-type="float" office:value="1" calcext:value-type="float">
            <text:p>1</text:p>
          </table:table-cell>
          <table:table-cell table:formula="of:=ABS([.N102]-CEILING([.$C102]))" office:value-type="float" office:value="1" calcext:value-type="float">
            <text:p>1</text:p>
          </table:table-cell>
          <table:table-cell table:formula="of:=ABS([.O102]-CEILING([.$C102]))" office:value-type="float" office:value="1" calcext:value-type="float">
            <text:p>1</text:p>
          </table:table-cell>
          <table:table-cell table:style-name="ce34" table:formula="of:=IFERROR(ABS(([.L102]-CEILING([.$C102]))/CEILING([.$C102]));IF([.Q102]&lt;&gt;&quot;*&quot;;[.Q102];&quot;*&quot;))" office:value-type="float" office:value="1" calcext:value-type="float">
            <text:p>1,0</text:p>
          </table:table-cell>
          <table:table-cell table:style-name="ce34" table:formula="of:=IFERROR(ABS(([.M102]-CEILING([.$C102]))/CEILING([.$C102]));IF([.R102]&lt;&gt;&quot;*&quot;;[.R102];&quot;*&quot;))" office:value-type="float" office:value="1" calcext:value-type="float">
            <text:p>1,0</text:p>
          </table:table-cell>
          <table:table-cell table:style-name="ce34" table:formula="of:=IFERROR(ABS(([.N102]-CEILING([.$C102]))/CEILING([.$C102]));IF([.S102]&lt;&gt;&quot;*&quot;;[.S102];&quot;*&quot;))" office:value-type="float" office:value="1" calcext:value-type="float">
            <text:p>1,0</text:p>
          </table:table-cell>
          <table:table-cell table:style-name="ce34" table:formula="of:=IFERROR(ABS(([.O102]-CEILING([.$C102]))/CEILING([.$C102]));IF([.T102]&lt;&gt;&quot;*&quot;;[.T102];&quot;*&quot;))" office:value-type="float" office:value="1" calcext:value-type="float">
            <text:p>1,0</text:p>
          </table:table-cell>
          <table:table-cell table:formula="of:=IF([.L102]=[.$P102];1;&quot;&quot;)" office:value-type="float" office:value="1" calcext:value-type="float">
            <text:p>1</text:p>
          </table:table-cell>
          <table:table-cell table:formula="of:=IF([.M102]=[.$P102];1;&quot;&quot;)" office:value-type="float" office:value="1" calcext:value-type="float">
            <text:p>1</text:p>
          </table:table-cell>
          <table:table-cell table:formula="of:=IF([.N102]=[.$P102];1;&quot;&quot;)" office:value-type="float" office:value="1" calcext:value-type="float">
            <text:p>1</text:p>
          </table:table-cell>
          <table:table-cell table:formula="of:=IF([.O102]=[.$P102];1;&quot;&quot;)" office:value-type="float" office:value="1" calcext:value-type="float">
            <text:p>1</text:p>
          </table:table-cell>
          <table:table-cell table:number-columns-repeated="8"/>
          <table:table-cell table:formula="of:=CONCATENATE([.A102];&quot;&amp;&quot;;[.B102];&quot;&amp;&quot;;IF([.E102]=1;CONCATENATE(&quot;\h{&quot;;[.C102];&quot;}&quot;);[.C102]);&quot;&amp;&quot;;[.H102];&quot;&amp;&quot;;IF([.J102]=0;CONCATENATE(&quot;\uu{&quot;;[.I102];&quot;}&quot;);[.I102]);&quot;&amp;&quot;;IF([.L102]=[.P102];CONCATENATE(&quot;\h{&quot;;[.L102];&quot;}&quot;);[.L102]);&quot;&amp;&quot;;IF([.M102]=[.P102];CONCATENATE(&quot;\h{&quot;;[.M102];&quot;}&quot;);[.M102]);&quot;&amp;&quot;;IF([.N102]=[.P102];CONCATENATE(&quot;\h{&quot;;[.N102];&quot;}&quot;);[.N102]);&quot;&amp;&quot;;IF([.O102]=[.P102];CONCATENATE(&quot;\h{&quot;;[.O102];&quot;}&quot;);[.O102]);&quot;\\\hline&quot;)" office:value-type="string" office:string-value="r4-50-5-2&amp;30,56&amp;0,3&amp;2&amp;\uu{2}&amp;\h{2}&amp;\h{2}&amp;\h{2}&amp;\h{2}\\\hline" calcext:value-type="string">
            <text:p>r4-50-5-2&amp;30,56&amp;0,3&amp;2&amp;\uu{2}&amp;\h{2}&amp;\h{2}&amp;\h{2}&amp;\h{2}\\\hlin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9"/>
          <table:table-cell table:style-name="ce34"/>
          <table:table-cell table:style-name="ce21"/>
          <table:table-cell table:style-name="ce14" table:number-columns-repeated="2"/>
          <table:table-cell table:style-name="ce34"/>
          <table:table-cell table:style-name="ce11"/>
          <table:table-cell table:style-name="ce34" table:number-columns-repeated="2"/>
          <table:table-cell table:style-name="ce18" table:number-columns-repeated="4"/>
          <table:table-cell table:number-columns-repeated="30"/>
        </table:table-row>
        <table:table-row table:style-name="ro1" table:number-rows-repeated="198">
          <table:table-cell table:number-columns-repeated="11"/>
          <table:table-cell table:style-name="ce18" table:number-columns-repeated="4"/>
          <table:table-cell table:number-columns-repeated="30"/>
        </table:table-row>
        <table:table-row table:style-name="ro1" table:number-rows-repeated="1048274">
          <table:table-cell table:number-columns-repeated="45"/>
        </table:table-row>
        <table:table-row table:style-name="ro1">
          <table:table-cell table:number-columns-repeated="45"/>
        </table:table-row>
        <calcext:conditional-formats>
          <calcext:conditional-format calcext:target-range-address="resumo.L3:resumo.O301">
            <calcext:condition calcext:apply-style-name="destaque" calcext:value="=[.$P3]" calcext:base-cell-address="resumo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staque" style:family="table-cell" style:parent-style-name="Default">
      <style:text-properties fo:color="#0000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1:28:52.322161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11:44:15.918432998</meta:creation-date>
    <dc:date>2021-02-11T21:31:39.697012499</dc:date>
    <meta:editing-duration>PT6H21M22S</meta:editing-duration>
    <meta:editing-cycles>34</meta:editing-cycles>
    <meta:generator>LibreOffice/6.1.5.2$Linux_X86_64 LibreOffice_project/10$Build-2</meta:generator>
    <meta:document-statistic meta:table-count="6" meta:cell-count="19555" meta:object-count="0"/>
  </office:meta>
</office:document-meta>
</file>